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1" style:family="table-column">
      <style:table-column-properties fo:break-before="auto" style:column-width="0.5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1.2047in"/>
    </style:style>
    <style:style style:name="co5" style:family="table-column">
      <style:table-column-properties fo:break-before="auto" style:column-width="1.151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2" style:family="table-cell" style:parent-style-name="Default" style:data-style-name="N2"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_2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3" table:default-cell-style-name="ce1"/>
        <table:table-column table:style-name="co5" table:default-cell-style-name="ce1"/>
        <table:table-column table:style-name="co2" table:number-columns-repeated="1000" table:default-cell-style-name="ce1"/>
        <table:table-row table:style-name="ro1">
          <table:table-cell office:value-type="string">
            <text:p>dzien</text:p>
          </table:table-cell>
          <table:table-cell/>
          <table:table-cell office:value-type="string">
            <text:p>firma_A</text:p>
          </table:table-cell>
          <table:table-cell office:value-type="string">
            <text:p>firma_B</text:p>
          </table:table-cell>
          <table:table-cell office:value-type="string">
            <text:p>firma_C</text:p>
          </table:table-cell>
          <table:table-cell office:value-type="string">
            <text:p>Zadanie 4.4</text:p>
          </table:table-cell>
          <table:table-cell office:value-type="string">
            <text:p>liczba posiadanych akcji</text:p>
          </table:table-cell>
          <table:table-cell office:value-type="string">
            <text:p>pieniądze</text:p>
          </table:table-cell>
          <table:table-cell office:value-type="string">
            <text:p>max cena</text:p>
          </table:table-cell>
          <table:table-cell office:value-type="string">
            <text:p>ile razy kupił aukcje:</text:p>
          </table:table-cell>
          <table:table-cell/>
          <table:table-cell office:value-type="string">
            <text:p>Zadanie 4.2</text:p>
          </table:table-cell>
          <table:table-cell table:style-name="ce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Zadanie 4.3</text:p>
          </table:table-cell>
          <table:table-cell table:style-name="ce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dpowiedz, numery dni które miały hossę w ponad 1 firmie</text:p>
          </table:table-cell>
          <table:table-cell table:number-columns-repeated="1000"/>
        </table:table-row>
        <table:table-row table:style-name="ro1">
          <table:table-cell office:value-type="float" office:value="1">
            <text:p>1.00</text:p>
          </table:table-cell>
          <table:table-cell/>
          <table:table-cell office:value-type="float" office:value="126">
            <text:p>126.00</text:p>
          </table:table-cell>
          <table:table-cell office:value-type="float" office:value="135.43">
            <text:p>135.43</text:p>
          </table:table-cell>
          <table:table-cell office:value-type="float" office:value="65.43">
            <text:p>65.43</text:p>
          </table:table-cell>
          <table:table-cell/>
          <table:table-cell office:value-type="float" office:value="15">
            <text:p>15.00</text:p>
          </table:table-cell>
          <table:table-cell office:value-type="float" office:value="4018.55">
            <text:p>4018.55</text:p>
          </table:table-cell>
          <table:table-cell office:value-type="float" office:value="65.43">
            <text:p>65.43</text:p>
          </table:table-cell>
          <table:table-cell office:value-type="float" office:value="0">
            <text:p>0.00</text:p>
          </table:table-cell>
          <table:table-cell table:formula="of:=[.J501]+1" office:value-type="float" office:value="31">
            <text:p>31.00</text:p>
          </table:table-cell>
          <table:table-cell/>
          <table:table-cell table:formula="of:=IF([.C2]&gt;[.C1];[.L1]+1;0)" office:value-type="float" office:value="0">
            <text:p>0.00</text:p>
          </table:table-cell>
          <table:table-cell table:formula="of:=IF([.D2]&gt;[.D1];[.N1]+1;0)" office:value-type="float" office:value="0">
            <text:p>0.00</text:p>
          </table:table-cell>
          <table:table-cell table:formula="of:=IF([.E2]&gt;[.E1];[.O1]+1;0)" office:value-type="float" office:value="0">
            <text:p>0.00</text:p>
          </table:table-cell>
          <table:table-cell/>
          <table:table-cell office:value-type="string">
            <text:p>max firmy a</text:p>
          </table:table-cell>
          <table:table-cell table:formula="of:=MAX([.M2:.M501])+1" office:value-type="float" office:value="9">
            <text:p>9.00</text:p>
          </table:table-cell>
          <table:table-cell table:number-columns-repeated="2"/>
          <table:table-cell table:formula="of:=[.C2]&gt;[.C1]" office:value-type="float" office:value="0">
            <text:p>0.00</text:p>
          </table:table-cell>
          <table:table-cell table:formula="of:=[.D2]&gt;[.D1]" office:value-type="float" office:value="0">
            <text:p>0.00</text:p>
          </table:table-cell>
          <table:table-cell table:formula="of:=[.E2]&gt;[.E1]" office:value-type="float" office:value="0">
            <text:p>0.00</text:p>
          </table:table-cell>
          <table:table-cell table:formula="of:=IF(SUM([.U2:.W2])&gt;1;[.A2];&quot;-&quot;)" office:value-type="string" office:string-value="-">
            <text:p>-</text:p>
          </table:table-cell>
          <table:table-cell table:number-columns-repeated="3"/>
          <table:table-cell office:value-type="string">
            <text:p>Zadanie 4.1</text:p>
          </table:table-cell>
          <table:table-cell table:number-columns-repeated="996"/>
        </table:table-row>
        <table:table-row table:style-name="ro1">
          <table:table-cell office:value-type="float" office:value="2">
            <text:p>2.00</text:p>
          </table:table-cell>
          <table:table-cell/>
          <table:table-cell office:value-type="float" office:value="119">
            <text:p>119.00</text:p>
          </table:table-cell>
          <table:table-cell office:value-type="float" office:value="134.99">
            <text:p>134.99</text:p>
          </table:table-cell>
          <table:table-cell office:value-type="float" office:value="67.06">
            <text:p>67.06</text:p>
          </table:table-cell>
          <table:table-cell/>
          <table:table-cell office:value-type="float" office:value="15">
            <text:p>15.00</text:p>
          </table:table-cell>
          <table:table-cell table:formula="of:=IF([.G3]&lt;&gt;[.G2];[.H2]-([.E3]*([.G3]-[.G2]));[.H2])" office:value-type="float" office:value="4018.55">
            <text:p>4018.55</text:p>
          </table:table-cell>
          <table:table-cell table:formula="of:=IF([.E3]&gt;[.I2];[.E3];[.I2])" office:value-type="float" office:value="67.06">
            <text:p>67.06</text:p>
          </table:table-cell>
          <table:table-cell table:formula="of:=IF([.H3]&lt;[.H2];[.J2]+1;[.J2])" office:value-type="float" office:value="0">
            <text:p>0.00</text:p>
          </table:table-cell>
          <table:table-cell table:style-name="Default"/>
          <table:table-cell/>
          <table:table-cell table:formula="of:=IF([.C3]&gt;[.C2];[.M2]+1;0)" office:value-type="float" office:value="0">
            <text:p>0.00</text:p>
          </table:table-cell>
          <table:table-cell table:formula="of:=IF([.D3]&gt;[.D2];[.N2]+1;0)" office:value-type="float" office:value="0">
            <text:p>0.00</text:p>
          </table:table-cell>
          <table:table-cell table:formula="of:=IF([.E3]&gt;[.E2];[.O2]+1;0)" office:value-type="float" office:value="1">
            <text:p>1.00</text:p>
          </table:table-cell>
          <table:table-cell/>
          <table:table-cell office:value-type="string">
            <text:p>max firmy b</text:p>
          </table:table-cell>
          <table:table-cell table:formula="of:=MAX([.N2:.N501])+1" office:value-type="float" office:value="4">
            <text:p>4.00</text:p>
          </table:table-cell>
          <table:table-cell table:number-columns-repeated="2"/>
          <table:table-cell table:formula="of:=[.C3]&gt;[.C2]" office:value-type="float" office:value="0">
            <text:p>0.00</text:p>
          </table:table-cell>
          <table:table-cell table:formula="of:=[.D3]&gt;[.D2]" office:value-type="float" office:value="0">
            <text:p>0.00</text:p>
          </table:table-cell>
          <table:table-cell table:formula="of:=[.E3]&gt;[.E2]" office:value-type="float" office:value="1">
            <text:p>1.00</text:p>
          </table:table-cell>
          <table:table-cell table:formula="of:=IF(SUM([.U3:.W3])&gt;1;[.A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">
            <text:p>3.00</text:p>
          </table:table-cell>
          <table:table-cell/>
          <table:table-cell office:value-type="float" office:value="127">
            <text:p>127.00</text:p>
          </table:table-cell>
          <table:table-cell office:value-type="float" office:value="134.04">
            <text:p>134.04</text:p>
          </table:table-cell>
          <table:table-cell office:value-type="float" office:value="68.91">
            <text:p>68.91</text:p>
          </table:table-cell>
          <table:table-cell/>
          <table:table-cell table:style-name="ce2" office:value-type="float" office:value="0">
            <text:p>0.00</text:p>
          </table:table-cell>
          <table:table-cell table:formula="of:=IF([.G4]&lt;&gt;[.G3];[.H3]-([.E4]*([.G4]-[.G3]));[.H3])" office:value-type="float" office:value="5052.2">
            <text:p>5052.20</text:p>
          </table:table-cell>
          <table:table-cell table:formula="of:=IF([.E4]&gt;[.I3];[.E4];[.I3])" office:value-type="float" office:value="68.91">
            <text:p>68.91</text:p>
          </table:table-cell>
          <table:table-cell table:formula="of:=IF([.H4]&lt;[.H3];[.J3]+1;[.J3])" office:value-type="float" office:value="0">
            <text:p>0.00</text:p>
          </table:table-cell>
          <table:table-cell table:style-name="Default"/>
          <table:table-cell/>
          <table:table-cell table:formula="of:=IF([.C4]&gt;[.C3];[.M3]+1;0)" office:value-type="float" office:value="1">
            <text:p>1.00</text:p>
          </table:table-cell>
          <table:table-cell table:formula="of:=IF([.D4]&gt;[.D3];[.N3]+1;0)" office:value-type="float" office:value="0">
            <text:p>0.00</text:p>
          </table:table-cell>
          <table:table-cell table:formula="of:=IF([.E4]&gt;[.E3];[.O3]+1;0)" office:value-type="float" office:value="2">
            <text:p>2.00</text:p>
          </table:table-cell>
          <table:table-cell/>
          <table:table-cell office:value-type="string">
            <text:p>max firmy c</text:p>
          </table:table-cell>
          <table:table-cell table:formula="of:=MAX([.O2:.O501])+1" office:value-type="float" office:value="12">
            <text:p>12.00</text:p>
          </table:table-cell>
          <table:table-cell table:number-columns-repeated="2"/>
          <table:table-cell table:formula="of:=[.C4]&gt;[.C3]" office:value-type="float" office:value="1">
            <text:p>1.00</text:p>
          </table:table-cell>
          <table:table-cell table:formula="of:=[.D4]&gt;[.D3]" office:value-type="float" office:value="0">
            <text:p>0.00</text:p>
          </table:table-cell>
          <table:table-cell table:formula="of:=[.E4]&gt;[.E3]" office:value-type="float" office:value="1">
            <text:p>1.00</text:p>
          </table:table-cell>
          <table:table-cell table:formula="of:=IF(SUM([.U4:.W4])&gt;1;[.A4];&quot;-&quot;)" office:value-type="float" office:value="3">
            <text:p>3.00</text:p>
          </table:table-cell>
          <table:table-cell table:number-columns-repeated="1000"/>
        </table:table-row>
        <table:table-row table:style-name="ro1">
          <table:table-cell office:value-type="float" office:value="4">
            <text:p>4.00</text:p>
          </table:table-cell>
          <table:table-cell/>
          <table:table-cell office:value-type="float" office:value="130">
            <text:p>130.00</text:p>
          </table:table-cell>
          <table:table-cell office:value-type="float" office:value="133.76">
            <text:p>133.76</text:p>
          </table:table-cell>
          <table:table-cell office:value-type="float" office:value="70.8">
            <text:p>70.80</text:p>
          </table:table-cell>
          <table:table-cell/>
          <table:table-cell table:style-name="ce2" table:formula="of:=IF([.H4]&lt;1000;IF([.I4]&gt;[.I3];0;[.G4]);IF(AND([.E4]&lt;[.E3]; [.E3]&lt;[.E2]);FLOOR(1000/[.E5];1)+[.G4];IF([.I4]&gt;[.I3];0;[.G4])))" office:value-type="float" office:value="0">
            <text:p>0.00</text:p>
          </table:table-cell>
          <table:table-cell table:formula="of:=IF([.G5]&lt;&gt;[.G4];[.H4]-([.E5]*([.G5]-[.G4]));[.H4])" office:value-type="float" office:value="5052.2">
            <text:p>5052.20</text:p>
          </table:table-cell>
          <table:table-cell table:formula="of:=IF([.E5]&gt;[.I4];[.E5];[.I4])" office:value-type="float" office:value="70.8">
            <text:p>70.80</text:p>
          </table:table-cell>
          <table:table-cell table:formula="of:=IF([.H5]&lt;[.H4];[.J4]+1;[.J4])" office:value-type="float" office:value="0">
            <text:p>0.00</text:p>
          </table:table-cell>
          <table:table-cell table:number-columns-repeated="2"/>
          <table:table-cell table:formula="of:=IF([.C5]&gt;[.C4];[.M4]+1;0)" office:value-type="float" office:value="2">
            <text:p>2.00</text:p>
          </table:table-cell>
          <table:table-cell table:formula="of:=IF([.D5]&gt;[.D4];[.N4]+1;0)" office:value-type="float" office:value="0">
            <text:p>0.00</text:p>
          </table:table-cell>
          <table:table-cell table:formula="of:=IF([.E5]&gt;[.E4];[.O4]+1;0)" office:value-type="float" office:value="3">
            <text:p>3.00</text:p>
          </table:table-cell>
          <table:table-cell table:number-columns-repeated="5"/>
          <table:table-cell table:formula="of:=[.C5]&gt;[.C4]" office:value-type="float" office:value="1">
            <text:p>1.00</text:p>
          </table:table-cell>
          <table:table-cell table:formula="of:=[.D5]&gt;[.D4]" office:value-type="float" office:value="0">
            <text:p>0.00</text:p>
          </table:table-cell>
          <table:table-cell table:formula="of:=[.E5]&gt;[.E4]" office:value-type="float" office:value="1">
            <text:p>1.00</text:p>
          </table:table-cell>
          <table:table-cell table:formula="of:=IF(SUM([.U5:.W5])&gt;1;[.A5];&quot;-&quot;)" office:value-type="float" office:value="4">
            <text:p>4.00</text:p>
          </table:table-cell>
          <table:table-cell table:number-columns-repeated="3"/>
          <table:table-cell>
            <draw:frame table:end-cell-address="Arkusz1_2.AQ52" table:end-x="0.4953in" table:end-y="0.1469in" draw:z-index="0" draw:style-name="gr1" draw:text-style-name="P1" svg:width="13.787in" svg:height="7.9425in" svg:x="0.0437in" svg:y="0.0732in">
              <draw:object draw:notify-on-update-of-ranges="Arkusz1_2.C1:Arkusz1_2.C1 Arkusz1_2.C2:Arkusz1_2.C501 Arkusz1_2.D1:Arkusz1_2.D1 Arkusz1_2.D2:Arkusz1_2.D501 Arkusz1_2.E1:Arkusz1_2.E1 Arkusz1_2.E2:Arkusz1_2.E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96"/>
        </table:table-row>
        <table:table-row table:style-name="ro1">
          <table:table-cell office:value-type="float" office:value="5">
            <text:p>5.00</text:p>
          </table:table-cell>
          <table:table-cell/>
          <table:table-cell office:value-type="float" office:value="110">
            <text:p>110.00</text:p>
          </table:table-cell>
          <table:table-cell office:value-type="float" office:value="136.73">
            <text:p>136.73</text:p>
          </table:table-cell>
          <table:table-cell office:value-type="float" office:value="72.26">
            <text:p>72.26</text:p>
          </table:table-cell>
          <table:table-cell/>
          <table:table-cell table:style-name="ce2" table:formula="of:=IF([.H5]&lt;1000;IF([.I5]&gt;[.I4];0;[.G5]);IF(AND([.E5]&lt;[.E4]; [.E4]&lt;[.E3]);FLOOR(1000/[.E6];1)+[.G5];IF([.I5]&gt;[.I4];0;[.G5])))" office:value-type="float" office:value="0">
            <text:p>0.00</text:p>
          </table:table-cell>
          <table:table-cell table:formula="of:=IF([.G6]&lt;&gt;[.G5];[.H5]-([.E6]*([.G6]-[.G5]));[.H5])" office:value-type="float" office:value="5052.2">
            <text:p>5052.20</text:p>
          </table:table-cell>
          <table:table-cell table:formula="of:=IF([.E6]&gt;[.I5];[.E6];[.I5])" office:value-type="float" office:value="72.26">
            <text:p>72.26</text:p>
          </table:table-cell>
          <table:table-cell table:formula="of:=IF([.H6]&lt;[.H5];[.J5]+1;[.J5])" office:value-type="float" office:value="0">
            <text:p>0.00</text:p>
          </table:table-cell>
          <table:table-cell table:number-columns-repeated="2"/>
          <table:table-cell table:formula="of:=IF([.C6]&gt;[.C5];[.M5]+1;0)" office:value-type="float" office:value="0">
            <text:p>0.00</text:p>
          </table:table-cell>
          <table:table-cell table:formula="of:=IF([.D6]&gt;[.D5];[.N5]+1;0)" office:value-type="float" office:value="1">
            <text:p>1.00</text:p>
          </table:table-cell>
          <table:table-cell table:formula="of:=IF([.E6]&gt;[.E5];[.O5]+1;0)" office:value-type="float" office:value="4">
            <text:p>4.00</text:p>
          </table:table-cell>
          <table:table-cell/>
          <table:table-cell office:value-type="string">
            <text:p>odpowiedz: firma c dlugosc 12</text:p>
          </table:table-cell>
          <table:table-cell table:number-columns-repeated="3"/>
          <table:table-cell table:formula="of:=[.C6]&gt;[.C5]" office:value-type="float" office:value="0">
            <text:p>0.00</text:p>
          </table:table-cell>
          <table:table-cell table:formula="of:=[.D6]&gt;[.D5]" office:value-type="float" office:value="1">
            <text:p>1.00</text:p>
          </table:table-cell>
          <table:table-cell table:formula="of:=[.E6]&gt;[.E5]" office:value-type="float" office:value="1">
            <text:p>1.00</text:p>
          </table:table-cell>
          <table:table-cell table:formula="of:=IF(SUM([.U6:.W6])&gt;1;[.A6];&quot;-&quot;)" office:value-type="float" office:value="5">
            <text:p>5.00</text:p>
          </table:table-cell>
          <table:table-cell table:number-columns-repeated="1000"/>
        </table:table-row>
        <table:table-row table:style-name="ro1">
          <table:table-cell office:value-type="float" office:value="6">
            <text:p>6.00</text:p>
          </table:table-cell>
          <table:table-cell/>
          <table:table-cell office:value-type="float" office:value="108.71">
            <text:p>108.71</text:p>
          </table:table-cell>
          <table:table-cell office:value-type="float" office:value="136.49">
            <text:p>136.49</text:p>
          </table:table-cell>
          <table:table-cell office:value-type="float" office:value="73.63">
            <text:p>73.63</text:p>
          </table:table-cell>
          <table:table-cell/>
          <table:table-cell table:style-name="ce2" table:formula="of:=IF([.H6]&lt;1000;IF([.I6]&gt;[.I5];0;[.G6]);IF(AND([.E6]&lt;[.E5]; [.E5]&lt;[.E4]);FLOOR(1000/[.E7];1)+[.G6];IF([.I6]&gt;[.I5];0;[.G6])))" office:value-type="float" office:value="0">
            <text:p>0.00</text:p>
          </table:table-cell>
          <table:table-cell table:formula="of:=IF([.G7]&lt;&gt;[.G6];[.H6]-([.E7]*([.G7]-[.G6]));[.H6])" office:value-type="float" office:value="5052.2">
            <text:p>5052.20</text:p>
          </table:table-cell>
          <table:table-cell table:formula="of:=IF([.E7]&gt;[.I6];[.E7];[.I6])" office:value-type="float" office:value="73.63">
            <text:p>73.63</text:p>
          </table:table-cell>
          <table:table-cell table:formula="of:=IF([.H7]&lt;[.H6];[.J6]+1;[.J6])" office:value-type="float" office:value="0">
            <text:p>0.00</text:p>
          </table:table-cell>
          <table:table-cell table:number-columns-repeated="2"/>
          <table:table-cell table:formula="of:=IF([.C7]&gt;[.C6];[.M6]+1;0)" office:value-type="float" office:value="0">
            <text:p>0.00</text:p>
          </table:table-cell>
          <table:table-cell table:formula="of:=IF([.D7]&gt;[.D6];[.N6]+1;0)" office:value-type="float" office:value="0">
            <text:p>0.00</text:p>
          </table:table-cell>
          <table:table-cell table:formula="of:=IF([.E7]&gt;[.E6];[.O6]+1;0)" office:value-type="float" office:value="5">
            <text:p>5.00</text:p>
          </table:table-cell>
          <table:table-cell table:number-columns-repeated="5"/>
          <table:table-cell table:formula="of:=[.C7]&gt;[.C6]" office:value-type="float" office:value="0">
            <text:p>0.00</text:p>
          </table:table-cell>
          <table:table-cell table:formula="of:=[.D7]&gt;[.D6]" office:value-type="float" office:value="0">
            <text:p>0.00</text:p>
          </table:table-cell>
          <table:table-cell table:formula="of:=[.E7]&gt;[.E6]" office:value-type="float" office:value="1">
            <text:p>1.00</text:p>
          </table:table-cell>
          <table:table-cell table:formula="of:=IF(SUM([.U7:.W7])&gt;1;[.A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7">
            <text:p>7.00</text:p>
          </table:table-cell>
          <table:table-cell/>
          <table:table-cell office:value-type="float" office:value="109.82">
            <text:p>109.82</text:p>
          </table:table-cell>
          <table:table-cell office:value-type="float" office:value="139.22">
            <text:p>139.22</text:p>
          </table:table-cell>
          <table:table-cell office:value-type="float" office:value="73.64">
            <text:p>73.64</text:p>
          </table:table-cell>
          <table:table-cell/>
          <table:table-cell table:style-name="ce2" table:formula="of:=IF([.H7]&lt;1000;IF([.I7]&gt;[.I6];0;[.G7]);IF(AND([.E7]&lt;[.E6]; [.E6]&lt;[.E5]);FLOOR(1000/[.E8];1)+[.G7];IF([.I7]&gt;[.I6];0;[.G7])))" office:value-type="float" office:value="0">
            <text:p>0.00</text:p>
          </table:table-cell>
          <table:table-cell table:formula="of:=IF([.G8]&lt;&gt;[.G7];[.H7]-([.E8]*([.G8]-[.G7]));[.H7])" office:value-type="float" office:value="5052.2">
            <text:p>5052.20</text:p>
          </table:table-cell>
          <table:table-cell table:formula="of:=IF([.E8]&gt;[.I7];[.E8];[.I7])" office:value-type="float" office:value="73.64">
            <text:p>73.64</text:p>
          </table:table-cell>
          <table:table-cell table:formula="of:=IF([.H8]&lt;[.H7];[.J7]+1;[.J7])" office:value-type="float" office:value="0">
            <text:p>0.00</text:p>
          </table:table-cell>
          <table:table-cell table:number-columns-repeated="2"/>
          <table:table-cell table:formula="of:=IF([.C8]&gt;[.C7];[.M7]+1;0)" office:value-type="float" office:value="1">
            <text:p>1.00</text:p>
          </table:table-cell>
          <table:table-cell table:formula="of:=IF([.D8]&gt;[.D7];[.N7]+1;0)" office:value-type="float" office:value="1">
            <text:p>1.00</text:p>
          </table:table-cell>
          <table:table-cell table:formula="of:=IF([.E8]&gt;[.E7];[.O7]+1;0)" office:value-type="float" office:value="6">
            <text:p>6.00</text:p>
          </table:table-cell>
          <table:table-cell table:number-columns-repeated="5"/>
          <table:table-cell table:formula="of:=[.C8]&gt;[.C7]" office:value-type="float" office:value="1">
            <text:p>1.00</text:p>
          </table:table-cell>
          <table:table-cell table:formula="of:=[.D8]&gt;[.D7]" office:value-type="float" office:value="1">
            <text:p>1.00</text:p>
          </table:table-cell>
          <table:table-cell table:formula="of:=[.E8]&gt;[.E7]" office:value-type="float" office:value="1">
            <text:p>1.00</text:p>
          </table:table-cell>
          <table:table-cell table:formula="of:=IF(SUM([.U8:.W8])&gt;1;[.A8];&quot;-&quot;)" office:value-type="float" office:value="7">
            <text:p>7.00</text:p>
          </table:table-cell>
          <table:table-cell table:number-columns-repeated="1000"/>
        </table:table-row>
        <table:table-row table:style-name="ro1">
          <table:table-cell office:value-type="float" office:value="8">
            <text:p>8.00</text:p>
          </table:table-cell>
          <table:table-cell/>
          <table:table-cell office:value-type="float" office:value="108.34">
            <text:p>108.34</text:p>
          </table:table-cell>
          <table:table-cell office:value-type="float" office:value="138.41">
            <text:p>138.41</text:p>
          </table:table-cell>
          <table:table-cell office:value-type="float" office:value="71.74">
            <text:p>71.74</text:p>
          </table:table-cell>
          <table:table-cell/>
          <table:table-cell table:style-name="ce2" table:formula="of:=IF([.H8]&lt;1000;IF([.I8]&gt;[.I7];0;[.G8]);IF(AND([.E8]&lt;[.E7]; [.E7]&lt;[.E6]);FLOOR(1000/[.E9];1)+[.G8];IF([.I8]&gt;[.I7];0;[.G8])))" office:value-type="float" office:value="0">
            <text:p>0.00</text:p>
          </table:table-cell>
          <table:table-cell table:formula="of:=IF([.G9]&lt;&gt;[.G8];[.H8]-([.E9]*([.G9]-[.G8]));[.H8])" office:value-type="float" office:value="5052.2">
            <text:p>5052.20</text:p>
          </table:table-cell>
          <table:table-cell table:formula="of:=IF([.E9]&gt;[.I8];[.E9];[.I8])" office:value-type="float" office:value="73.64">
            <text:p>73.64</text:p>
          </table:table-cell>
          <table:table-cell table:formula="of:=IF([.H9]&lt;[.H8];[.J8]+1;[.J8])" office:value-type="float" office:value="0">
            <text:p>0.00</text:p>
          </table:table-cell>
          <table:table-cell table:number-columns-repeated="2"/>
          <table:table-cell table:formula="of:=IF([.C9]&gt;[.C8];[.M8]+1;0)" office:value-type="float" office:value="0">
            <text:p>0.00</text:p>
          </table:table-cell>
          <table:table-cell table:formula="of:=IF([.D9]&gt;[.D8];[.N8]+1;0)" office:value-type="float" office:value="0">
            <text:p>0.00</text:p>
          </table:table-cell>
          <table:table-cell table:formula="of:=IF([.E9]&gt;[.E8];[.O8]+1;0)" office:value-type="float" office:value="0">
            <text:p>0.00</text:p>
          </table:table-cell>
          <table:table-cell table:number-columns-repeated="5"/>
          <table:table-cell table:formula="of:=[.C9]&gt;[.C8]" office:value-type="float" office:value="0">
            <text:p>0.00</text:p>
          </table:table-cell>
          <table:table-cell table:formula="of:=[.D9]&gt;[.D8]" office:value-type="float" office:value="0">
            <text:p>0.00</text:p>
          </table:table-cell>
          <table:table-cell table:formula="of:=[.E9]&gt;[.E8]" office:value-type="float" office:value="0">
            <text:p>0.00</text:p>
          </table:table-cell>
          <table:table-cell table:formula="of:=IF(SUM([.U9:.W9])&gt;1;[.A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9">
            <text:p>9.00</text:p>
          </table:table-cell>
          <table:table-cell/>
          <table:table-cell office:value-type="float" office:value="108.98">
            <text:p>108.98</text:p>
          </table:table-cell>
          <table:table-cell office:value-type="float" office:value="137.68">
            <text:p>137.68</text:p>
          </table:table-cell>
          <table:table-cell office:value-type="float" office:value="72.89">
            <text:p>72.89</text:p>
          </table:table-cell>
          <table:table-cell/>
          <table:table-cell table:style-name="ce2" table:formula="of:=IF([.H9]&lt;1000;IF([.I9]&gt;[.I8];0;[.G9]);IF(AND([.E9]&lt;[.E8]; [.E8]&lt;[.E7]);FLOOR(1000/[.E10];1)+[.G9];IF([.I9]&gt;[.I8];0;[.G9])))" office:value-type="float" office:value="0">
            <text:p>0.00</text:p>
          </table:table-cell>
          <table:table-cell table:formula="of:=IF([.G10]&lt;&gt;[.G9];[.H9]-([.E10]*([.G10]-[.G9]));[.H9])" office:value-type="float" office:value="5052.2">
            <text:p>5052.20</text:p>
          </table:table-cell>
          <table:table-cell table:formula="of:=IF([.E10]&gt;[.I9];[.E10];[.I9])" office:value-type="float" office:value="73.64">
            <text:p>73.64</text:p>
          </table:table-cell>
          <table:table-cell table:formula="of:=IF([.H10]&lt;[.H9];[.J9]+1;[.J9])" office:value-type="float" office:value="0">
            <text:p>0.00</text:p>
          </table:table-cell>
          <table:table-cell table:number-columns-repeated="2"/>
          <table:table-cell table:formula="of:=IF([.C10]&gt;[.C9];[.M9]+1;0)" office:value-type="float" office:value="1">
            <text:p>1.00</text:p>
          </table:table-cell>
          <table:table-cell table:formula="of:=IF([.D10]&gt;[.D9];[.N9]+1;0)" office:value-type="float" office:value="0">
            <text:p>0.00</text:p>
          </table:table-cell>
          <table:table-cell table:formula="of:=IF([.E10]&gt;[.E9];[.O9]+1;0)" office:value-type="float" office:value="1">
            <text:p>1.00</text:p>
          </table:table-cell>
          <table:table-cell table:number-columns-repeated="5"/>
          <table:table-cell table:formula="of:=[.C10]&gt;[.C9]" office:value-type="float" office:value="1">
            <text:p>1.00</text:p>
          </table:table-cell>
          <table:table-cell table:formula="of:=[.D10]&gt;[.D9]" office:value-type="float" office:value="0">
            <text:p>0.00</text:p>
          </table:table-cell>
          <table:table-cell table:formula="of:=[.E10]&gt;[.E9]" office:value-type="float" office:value="1">
            <text:p>1.00</text:p>
          </table:table-cell>
          <table:table-cell table:formula="of:=IF(SUM([.U10:.W10])&gt;1;[.A10];&quot;-&quot;)" office:value-type="float" office:value="9">
            <text:p>9.00</text:p>
          </table:table-cell>
          <table:table-cell table:number-columns-repeated="1000"/>
        </table:table-row>
        <table:table-row table:style-name="ro1">
          <table:table-cell office:value-type="float" office:value="10">
            <text:p>10.00</text:p>
          </table:table-cell>
          <table:table-cell/>
          <table:table-cell office:value-type="float" office:value="107.72">
            <text:p>107.72</text:p>
          </table:table-cell>
          <table:table-cell office:value-type="float" office:value="140.59">
            <text:p>140.59</text:p>
          </table:table-cell>
          <table:table-cell office:value-type="float" office:value="74.32">
            <text:p>74.32</text:p>
          </table:table-cell>
          <table:table-cell/>
          <table:table-cell table:style-name="ce2" table:formula="of:=IF([.H10]&lt;1000;IF([.I10]&gt;[.I9];0;[.G10]);IF(AND([.E10]&lt;[.E9]; [.E9]&lt;[.E8]);FLOOR(1000/[.E11];1)+[.G10];IF([.I10]&gt;[.I9];0;[.G10])))" office:value-type="float" office:value="0">
            <text:p>0.00</text:p>
          </table:table-cell>
          <table:table-cell table:formula="of:=IF([.G11]&lt;&gt;[.G10];[.H10]-([.E11]*([.G11]-[.G10]));[.H10])" office:value-type="float" office:value="5052.2">
            <text:p>5052.20</text:p>
          </table:table-cell>
          <table:table-cell table:formula="of:=IF([.E11]&gt;[.I10];[.E11];[.I10])" office:value-type="float" office:value="74.32">
            <text:p>74.32</text:p>
          </table:table-cell>
          <table:table-cell table:formula="of:=IF([.H11]&lt;[.H10];[.J10]+1;[.J10])" office:value-type="float" office:value="0">
            <text:p>0.00</text:p>
          </table:table-cell>
          <table:table-cell table:number-columns-repeated="2"/>
          <table:table-cell table:formula="of:=IF([.C11]&gt;[.C10];[.M10]+1;0)" office:value-type="float" office:value="0">
            <text:p>0.00</text:p>
          </table:table-cell>
          <table:table-cell table:formula="of:=IF([.D11]&gt;[.D10];[.N10]+1;0)" office:value-type="float" office:value="1">
            <text:p>1.00</text:p>
          </table:table-cell>
          <table:table-cell table:formula="of:=IF([.E11]&gt;[.E10];[.O10]+1;0)" office:value-type="float" office:value="2">
            <text:p>2.00</text:p>
          </table:table-cell>
          <table:table-cell table:number-columns-repeated="5"/>
          <table:table-cell table:formula="of:=[.C11]&gt;[.C10]" office:value-type="float" office:value="0">
            <text:p>0.00</text:p>
          </table:table-cell>
          <table:table-cell table:formula="of:=[.D11]&gt;[.D10]" office:value-type="float" office:value="1">
            <text:p>1.00</text:p>
          </table:table-cell>
          <table:table-cell table:formula="of:=[.E11]&gt;[.E10]" office:value-type="float" office:value="1">
            <text:p>1.00</text:p>
          </table:table-cell>
          <table:table-cell table:formula="of:=IF(SUM([.U11:.W11])&gt;1;[.A11];&quot;-&quot;)" office:value-type="float" office:value="10">
            <text:p>10.00</text:p>
          </table:table-cell>
          <table:table-cell table:number-columns-repeated="1000"/>
        </table:table-row>
        <table:table-row table:style-name="ro1">
          <table:table-cell office:value-type="float" office:value="11">
            <text:p>11.00</text:p>
          </table:table-cell>
          <table:table-cell/>
          <table:table-cell office:value-type="float" office:value="109.1">
            <text:p>109.10</text:p>
          </table:table-cell>
          <table:table-cell office:value-type="float" office:value="143.21">
            <text:p>143.21</text:p>
          </table:table-cell>
          <table:table-cell office:value-type="float" office:value="75.57">
            <text:p>75.57</text:p>
          </table:table-cell>
          <table:table-cell/>
          <table:table-cell table:style-name="ce2" table:formula="of:=IF([.H11]&lt;1000;IF([.I11]&gt;[.I10];0;[.G11]);IF(AND([.E11]&lt;[.E10]; [.E10]&lt;[.E9]);FLOOR(1000/[.E12];1)+[.G11];IF([.I11]&gt;[.I10];0;[.G11])))" office:value-type="float" office:value="0">
            <text:p>0.00</text:p>
          </table:table-cell>
          <table:table-cell table:formula="of:=IF([.G12]&lt;&gt;[.G11];[.H11]-([.E12]*([.G12]-[.G11]));[.H11])" office:value-type="float" office:value="5052.2">
            <text:p>5052.20</text:p>
          </table:table-cell>
          <table:table-cell table:formula="of:=IF([.E12]&gt;[.I11];[.E12];[.I11])" office:value-type="float" office:value="75.57">
            <text:p>75.57</text:p>
          </table:table-cell>
          <table:table-cell table:formula="of:=IF([.H12]&lt;[.H11];[.J11]+1;[.J11])" office:value-type="float" office:value="0">
            <text:p>0.00</text:p>
          </table:table-cell>
          <table:table-cell table:number-columns-repeated="2"/>
          <table:table-cell table:formula="of:=IF([.C12]&gt;[.C11];[.M11]+1;0)" office:value-type="float" office:value="1">
            <text:p>1.00</text:p>
          </table:table-cell>
          <table:table-cell table:formula="of:=IF([.D12]&gt;[.D11];[.N11]+1;0)" office:value-type="float" office:value="2">
            <text:p>2.00</text:p>
          </table:table-cell>
          <table:table-cell table:formula="of:=IF([.E12]&gt;[.E11];[.O11]+1;0)" office:value-type="float" office:value="3">
            <text:p>3.00</text:p>
          </table:table-cell>
          <table:table-cell table:number-columns-repeated="5"/>
          <table:table-cell table:formula="of:=[.C12]&gt;[.C11]" office:value-type="float" office:value="1">
            <text:p>1.00</text:p>
          </table:table-cell>
          <table:table-cell table:formula="of:=[.D12]&gt;[.D11]" office:value-type="float" office:value="1">
            <text:p>1.00</text:p>
          </table:table-cell>
          <table:table-cell table:formula="of:=[.E12]&gt;[.E11]" office:value-type="float" office:value="1">
            <text:p>1.00</text:p>
          </table:table-cell>
          <table:table-cell table:formula="of:=IF(SUM([.U12:.W12])&gt;1;[.A12];&quot;-&quot;)" office:value-type="float" office:value="11">
            <text:p>11.00</text:p>
          </table:table-cell>
          <table:table-cell table:number-columns-repeated="1000"/>
        </table:table-row>
        <table:table-row table:style-name="ro1">
          <table:table-cell office:value-type="float" office:value="12">
            <text:p>12.00</text:p>
          </table:table-cell>
          <table:table-cell/>
          <table:table-cell office:value-type="float" office:value="107.73">
            <text:p>107.73</text:p>
          </table:table-cell>
          <table:table-cell office:value-type="float" office:value="145.95">
            <text:p>145.95</text:p>
          </table:table-cell>
          <table:table-cell office:value-type="float" office:value="77.37">
            <text:p>77.37</text:p>
          </table:table-cell>
          <table:table-cell/>
          <table:table-cell table:style-name="ce2" table:formula="of:=IF([.H12]&lt;1000;IF([.I12]&gt;[.I11];0;[.G12]);IF(AND([.E12]&lt;[.E11]; [.E11]&lt;[.E10]);FLOOR(1000/[.E13];1)+[.G12];IF([.I12]&gt;[.I11];0;[.G12])))" office:value-type="float" office:value="0">
            <text:p>0.00</text:p>
          </table:table-cell>
          <table:table-cell table:formula="of:=IF([.G13]&lt;&gt;[.G12];[.H12]-([.E13]*([.G13]-[.G12]));[.H12])" office:value-type="float" office:value="5052.2">
            <text:p>5052.20</text:p>
          </table:table-cell>
          <table:table-cell table:formula="of:=IF([.E13]&gt;[.I12];[.E13];[.I12])" office:value-type="float" office:value="77.37">
            <text:p>77.37</text:p>
          </table:table-cell>
          <table:table-cell table:formula="of:=IF([.H13]&lt;[.H12];[.J12]+1;[.J12])" office:value-type="float" office:value="0">
            <text:p>0.00</text:p>
          </table:table-cell>
          <table:table-cell table:number-columns-repeated="2"/>
          <table:table-cell table:formula="of:=IF([.C13]&gt;[.C12];[.M12]+1;0)" office:value-type="float" office:value="0">
            <text:p>0.00</text:p>
          </table:table-cell>
          <table:table-cell table:formula="of:=IF([.D13]&gt;[.D12];[.N12]+1;0)" office:value-type="float" office:value="3">
            <text:p>3.00</text:p>
          </table:table-cell>
          <table:table-cell table:formula="of:=IF([.E13]&gt;[.E12];[.O12]+1;0)" office:value-type="float" office:value="4">
            <text:p>4.00</text:p>
          </table:table-cell>
          <table:table-cell table:number-columns-repeated="5"/>
          <table:table-cell table:formula="of:=[.C13]&gt;[.C12]" office:value-type="float" office:value="0">
            <text:p>0.00</text:p>
          </table:table-cell>
          <table:table-cell table:formula="of:=[.D13]&gt;[.D12]" office:value-type="float" office:value="1">
            <text:p>1.00</text:p>
          </table:table-cell>
          <table:table-cell table:formula="of:=[.E13]&gt;[.E12]" office:value-type="float" office:value="1">
            <text:p>1.00</text:p>
          </table:table-cell>
          <table:table-cell table:formula="of:=IF(SUM([.U13:.W13])&gt;1;[.A13];&quot;-&quot;)" office:value-type="float" office:value="12">
            <text:p>12.00</text:p>
          </table:table-cell>
          <table:table-cell table:number-columns-repeated="1000"/>
        </table:table-row>
        <table:table-row table:style-name="ro1">
          <table:table-cell office:value-type="float" office:value="13">
            <text:p>13.00</text:p>
          </table:table-cell>
          <table:table-cell/>
          <table:table-cell office:value-type="float" office:value="107.75">
            <text:p>107.75</text:p>
          </table:table-cell>
          <table:table-cell office:value-type="float" office:value="145.35">
            <text:p>145.35</text:p>
          </table:table-cell>
          <table:table-cell office:value-type="float" office:value="75.7">
            <text:p>75.70</text:p>
          </table:table-cell>
          <table:table-cell/>
          <table:table-cell table:style-name="ce2" table:formula="of:=IF([.H13]&lt;1000;IF([.I13]&gt;[.I12];0;[.G13]);IF(AND([.E13]&lt;[.E12]; [.E12]&lt;[.E11]);FLOOR(1000/[.E14];1)+[.G13];IF([.I13]&gt;[.I12];0;[.G13])))" office:value-type="float" office:value="0">
            <text:p>0.00</text:p>
          </table:table-cell>
          <table:table-cell table:formula="of:=IF([.G14]&lt;&gt;[.G13];[.H13]-([.E14]*([.G14]-[.G13]));[.H13])" office:value-type="float" office:value="5052.2">
            <text:p>5052.20</text:p>
          </table:table-cell>
          <table:table-cell table:formula="of:=IF([.E14]&gt;[.I13];[.E14];[.I13])" office:value-type="float" office:value="77.37">
            <text:p>77.37</text:p>
          </table:table-cell>
          <table:table-cell table:formula="of:=IF([.H14]&lt;[.H13];[.J13]+1;[.J13])" office:value-type="float" office:value="0">
            <text:p>0.00</text:p>
          </table:table-cell>
          <table:table-cell table:number-columns-repeated="2"/>
          <table:table-cell table:formula="of:=IF([.C14]&gt;[.C13];[.M13]+1;0)" office:value-type="float" office:value="1">
            <text:p>1.00</text:p>
          </table:table-cell>
          <table:table-cell table:formula="of:=IF([.D14]&gt;[.D13];[.N13]+1;0)" office:value-type="float" office:value="0">
            <text:p>0.00</text:p>
          </table:table-cell>
          <table:table-cell table:formula="of:=IF([.E14]&gt;[.E13];[.O13]+1;0)" office:value-type="float" office:value="0">
            <text:p>0.00</text:p>
          </table:table-cell>
          <table:table-cell table:number-columns-repeated="5"/>
          <table:table-cell table:formula="of:=[.C14]&gt;[.C13]" office:value-type="float" office:value="1">
            <text:p>1.00</text:p>
          </table:table-cell>
          <table:table-cell table:formula="of:=[.D14]&gt;[.D13]" office:value-type="float" office:value="0">
            <text:p>0.00</text:p>
          </table:table-cell>
          <table:table-cell table:formula="of:=[.E14]&gt;[.E13]" office:value-type="float" office:value="0">
            <text:p>0.00</text:p>
          </table:table-cell>
          <table:table-cell table:formula="of:=IF(SUM([.U14:.W14])&gt;1;[.A1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4">
            <text:p>14.00</text:p>
          </table:table-cell>
          <table:table-cell/>
          <table:table-cell office:value-type="float" office:value="110.02">
            <text:p>110.02</text:p>
          </table:table-cell>
          <table:table-cell office:value-type="float" office:value="145.35">
            <text:p>145.35</text:p>
          </table:table-cell>
          <table:table-cell office:value-type="float" office:value="75.96">
            <text:p>75.96</text:p>
          </table:table-cell>
          <table:table-cell/>
          <table:table-cell table:style-name="ce2" table:formula="of:=IF([.H14]&lt;1000;IF([.I14]&gt;[.I13];0;[.G14]);IF(AND([.E14]&lt;[.E13]; [.E13]&lt;[.E12]);FLOOR(1000/[.E15];1)+[.G14];IF([.I14]&gt;[.I13];0;[.G14])))" office:value-type="float" office:value="0">
            <text:p>0.00</text:p>
          </table:table-cell>
          <table:table-cell table:formula="of:=IF([.G15]&lt;&gt;[.G14];[.H14]-([.E15]*([.G15]-[.G14]));[.H14])" office:value-type="float" office:value="5052.2">
            <text:p>5052.20</text:p>
          </table:table-cell>
          <table:table-cell table:formula="of:=IF([.E15]&gt;[.I14];[.E15];[.I14])" office:value-type="float" office:value="77.37">
            <text:p>77.37</text:p>
          </table:table-cell>
          <table:table-cell table:formula="of:=IF([.H15]&lt;[.H14];[.J14]+1;[.J14])" office:value-type="float" office:value="0">
            <text:p>0.00</text:p>
          </table:table-cell>
          <table:table-cell table:number-columns-repeated="2"/>
          <table:table-cell table:formula="of:=IF([.C15]&gt;[.C14];[.M14]+1;0)" office:value-type="float" office:value="2">
            <text:p>2.00</text:p>
          </table:table-cell>
          <table:table-cell table:formula="of:=IF([.D15]&gt;[.D14];[.N14]+1;0)" office:value-type="float" office:value="0">
            <text:p>0.00</text:p>
          </table:table-cell>
          <table:table-cell table:formula="of:=IF([.E15]&gt;[.E14];[.O14]+1;0)" office:value-type="float" office:value="1">
            <text:p>1.00</text:p>
          </table:table-cell>
          <table:table-cell table:number-columns-repeated="5"/>
          <table:table-cell table:formula="of:=[.C15]&gt;[.C14]" office:value-type="float" office:value="1">
            <text:p>1.00</text:p>
          </table:table-cell>
          <table:table-cell table:formula="of:=[.D15]&gt;[.D14]" office:value-type="float" office:value="0">
            <text:p>0.00</text:p>
          </table:table-cell>
          <table:table-cell table:formula="of:=[.E15]&gt;[.E14]" office:value-type="float" office:value="1">
            <text:p>1.00</text:p>
          </table:table-cell>
          <table:table-cell table:formula="of:=IF(SUM([.U15:.W15])&gt;1;[.A15];&quot;-&quot;)" office:value-type="float" office:value="14">
            <text:p>14.00</text:p>
          </table:table-cell>
          <table:table-cell table:number-columns-repeated="1000"/>
        </table:table-row>
        <table:table-row table:style-name="ro1">
          <table:table-cell office:value-type="float" office:value="15">
            <text:p>15.00</text:p>
          </table:table-cell>
          <table:table-cell/>
          <table:table-cell office:value-type="float" office:value="112.45">
            <text:p>112.45</text:p>
          </table:table-cell>
          <table:table-cell office:value-type="float" office:value="145.24">
            <text:p>145.24</text:p>
          </table:table-cell>
          <table:table-cell office:value-type="float" office:value="78.04">
            <text:p>78.04</text:p>
          </table:table-cell>
          <table:table-cell/>
          <table:table-cell table:style-name="ce2" table:formula="of:=IF([.H15]&lt;1000;IF([.I15]&gt;[.I14];0;[.G15]);IF(AND([.E15]&lt;[.E14]; [.E14]&lt;[.E13]);FLOOR(1000/[.E16];1)+[.G15];IF([.I15]&gt;[.I14];0;[.G15])))" office:value-type="float" office:value="0">
            <text:p>0.00</text:p>
          </table:table-cell>
          <table:table-cell table:formula="of:=IF([.G16]&lt;&gt;[.G15];[.H15]-([.E16]*([.G16]-[.G15]));[.H15])" office:value-type="float" office:value="5052.2">
            <text:p>5052.20</text:p>
          </table:table-cell>
          <table:table-cell table:formula="of:=IF([.E16]&gt;[.I15];[.E16];[.I15])" office:value-type="float" office:value="78.04">
            <text:p>78.04</text:p>
          </table:table-cell>
          <table:table-cell table:formula="of:=IF([.H16]&lt;[.H15];[.J15]+1;[.J15])" office:value-type="float" office:value="0">
            <text:p>0.00</text:p>
          </table:table-cell>
          <table:table-cell table:number-columns-repeated="2"/>
          <table:table-cell table:formula="of:=IF([.C16]&gt;[.C15];[.M15]+1;0)" office:value-type="float" office:value="3">
            <text:p>3.00</text:p>
          </table:table-cell>
          <table:table-cell table:formula="of:=IF([.D16]&gt;[.D15];[.N15]+1;0)" office:value-type="float" office:value="0">
            <text:p>0.00</text:p>
          </table:table-cell>
          <table:table-cell table:formula="of:=IF([.E16]&gt;[.E15];[.O15]+1;0)" office:value-type="float" office:value="2">
            <text:p>2.00</text:p>
          </table:table-cell>
          <table:table-cell table:number-columns-repeated="5"/>
          <table:table-cell table:formula="of:=[.C16]&gt;[.C15]" office:value-type="float" office:value="1">
            <text:p>1.00</text:p>
          </table:table-cell>
          <table:table-cell table:formula="of:=[.D16]&gt;[.D15]" office:value-type="float" office:value="0">
            <text:p>0.00</text:p>
          </table:table-cell>
          <table:table-cell table:formula="of:=[.E16]&gt;[.E15]" office:value-type="float" office:value="1">
            <text:p>1.00</text:p>
          </table:table-cell>
          <table:table-cell table:formula="of:=IF(SUM([.U16:.W16])&gt;1;[.A16];&quot;-&quot;)" office:value-type="float" office:value="15">
            <text:p>15.00</text:p>
          </table:table-cell>
          <table:table-cell table:number-columns-repeated="1000"/>
        </table:table-row>
        <table:table-row table:style-name="ro1">
          <table:table-cell office:value-type="float" office:value="16">
            <text:p>16.00</text:p>
          </table:table-cell>
          <table:table-cell/>
          <table:table-cell office:value-type="float" office:value="110.84">
            <text:p>110.84</text:p>
          </table:table-cell>
          <table:table-cell office:value-type="float" office:value="148.19">
            <text:p>148.19</text:p>
          </table:table-cell>
          <table:table-cell office:value-type="float" office:value="78.28">
            <text:p>78.28</text:p>
          </table:table-cell>
          <table:table-cell/>
          <table:table-cell table:style-name="ce2" table:formula="of:=IF([.H16]&lt;1000;IF([.I16]&gt;[.I15];0;[.G16]);IF(AND([.E16]&lt;[.E15]; [.E15]&lt;[.E14]);FLOOR(1000/[.E17];1)+[.G16];IF([.I16]&gt;[.I15];0;[.G16])))" office:value-type="float" office:value="0">
            <text:p>0.00</text:p>
          </table:table-cell>
          <table:table-cell table:formula="of:=IF([.G17]&lt;&gt;[.G16];[.H16]-([.E17]*([.G17]-[.G16]));[.H16])" office:value-type="float" office:value="5052.2">
            <text:p>5052.20</text:p>
          </table:table-cell>
          <table:table-cell table:formula="of:=IF([.E17]&gt;[.I16];[.E17];[.I16])" office:value-type="float" office:value="78.28">
            <text:p>78.28</text:p>
          </table:table-cell>
          <table:table-cell table:formula="of:=IF([.H17]&lt;[.H16];[.J16]+1;[.J16])" office:value-type="float" office:value="0">
            <text:p>0.00</text:p>
          </table:table-cell>
          <table:table-cell table:number-columns-repeated="2"/>
          <table:table-cell table:formula="of:=IF([.C17]&gt;[.C16];[.M16]+1;0)" office:value-type="float" office:value="0">
            <text:p>0.00</text:p>
          </table:table-cell>
          <table:table-cell table:formula="of:=IF([.D17]&gt;[.D16];[.N16]+1;0)" office:value-type="float" office:value="1">
            <text:p>1.00</text:p>
          </table:table-cell>
          <table:table-cell table:formula="of:=IF([.E17]&gt;[.E16];[.O16]+1;0)" office:value-type="float" office:value="3">
            <text:p>3.00</text:p>
          </table:table-cell>
          <table:table-cell table:number-columns-repeated="5"/>
          <table:table-cell table:formula="of:=[.C17]&gt;[.C16]" office:value-type="float" office:value="0">
            <text:p>0.00</text:p>
          </table:table-cell>
          <table:table-cell table:formula="of:=[.D17]&gt;[.D16]" office:value-type="float" office:value="1">
            <text:p>1.00</text:p>
          </table:table-cell>
          <table:table-cell table:formula="of:=[.E17]&gt;[.E16]" office:value-type="float" office:value="1">
            <text:p>1.00</text:p>
          </table:table-cell>
          <table:table-cell table:formula="of:=IF(SUM([.U17:.W17])&gt;1;[.A17];&quot;-&quot;)" office:value-type="float" office:value="16">
            <text:p>16.00</text:p>
          </table:table-cell>
          <table:table-cell table:number-columns-repeated="1000"/>
        </table:table-row>
        <table:table-row table:style-name="ro1">
          <table:table-cell office:value-type="float" office:value="17">
            <text:p>17.00</text:p>
          </table:table-cell>
          <table:table-cell/>
          <table:table-cell office:value-type="float" office:value="109.06">
            <text:p>109.06</text:p>
          </table:table-cell>
          <table:table-cell office:value-type="float" office:value="146.26">
            <text:p>146.26</text:p>
          </table:table-cell>
          <table:table-cell office:value-type="float" office:value="79.41">
            <text:p>79.41</text:p>
          </table:table-cell>
          <table:table-cell/>
          <table:table-cell table:style-name="ce2" table:formula="of:=IF([.H17]&lt;1000;IF([.I17]&gt;[.I16];0;[.G17]);IF(AND([.E17]&lt;[.E16]; [.E16]&lt;[.E15]);FLOOR(1000/[.E18];1)+[.G17];IF([.I17]&gt;[.I16];0;[.G17])))" office:value-type="float" office:value="0">
            <text:p>0.00</text:p>
          </table:table-cell>
          <table:table-cell table:formula="of:=IF([.G18]&lt;&gt;[.G17];[.H17]-([.E18]*([.G18]-[.G17]));[.H17])" office:value-type="float" office:value="5052.2">
            <text:p>5052.20</text:p>
          </table:table-cell>
          <table:table-cell table:formula="of:=IF([.E18]&gt;[.I17];[.E18];[.I17])" office:value-type="float" office:value="79.41">
            <text:p>79.41</text:p>
          </table:table-cell>
          <table:table-cell table:formula="of:=IF([.H18]&lt;[.H17];[.J17]+1;[.J17])" office:value-type="float" office:value="0">
            <text:p>0.00</text:p>
          </table:table-cell>
          <table:table-cell table:number-columns-repeated="2"/>
          <table:table-cell table:formula="of:=IF([.C18]&gt;[.C17];[.M17]+1;0)" office:value-type="float" office:value="0">
            <text:p>0.00</text:p>
          </table:table-cell>
          <table:table-cell table:formula="of:=IF([.D18]&gt;[.D17];[.N17]+1;0)" office:value-type="float" office:value="0">
            <text:p>0.00</text:p>
          </table:table-cell>
          <table:table-cell table:formula="of:=IF([.E18]&gt;[.E17];[.O17]+1;0)" office:value-type="float" office:value="4">
            <text:p>4.00</text:p>
          </table:table-cell>
          <table:table-cell table:number-columns-repeated="5"/>
          <table:table-cell table:formula="of:=[.C18]&gt;[.C17]" office:value-type="float" office:value="0">
            <text:p>0.00</text:p>
          </table:table-cell>
          <table:table-cell table:formula="of:=[.D18]&gt;[.D17]" office:value-type="float" office:value="0">
            <text:p>0.00</text:p>
          </table:table-cell>
          <table:table-cell table:formula="of:=[.E18]&gt;[.E17]" office:value-type="float" office:value="1">
            <text:p>1.00</text:p>
          </table:table-cell>
          <table:table-cell table:formula="of:=IF(SUM([.U18:.W18])&gt;1;[.A1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8">
            <text:p>18.00</text:p>
          </table:table-cell>
          <table:table-cell/>
          <table:table-cell office:value-type="float" office:value="107.28">
            <text:p>107.28</text:p>
          </table:table-cell>
          <table:table-cell office:value-type="float" office:value="144.43">
            <text:p>144.43</text:p>
          </table:table-cell>
          <table:table-cell office:value-type="float" office:value="77.45">
            <text:p>77.45</text:p>
          </table:table-cell>
          <table:table-cell/>
          <table:table-cell table:style-name="ce2" table:formula="of:=IF([.H18]&lt;1000;IF([.I18]&gt;[.I17];0;[.G18]);IF(AND([.E18]&lt;[.E17]; [.E17]&lt;[.E16]);FLOOR(1000/[.E19];1)+[.G18];IF([.I18]&gt;[.I17];0;[.G18])))" office:value-type="float" office:value="0">
            <text:p>0.00</text:p>
          </table:table-cell>
          <table:table-cell table:formula="of:=IF([.G19]&lt;&gt;[.G18];[.H18]-([.E19]*([.G19]-[.G18]));[.H18])" office:value-type="float" office:value="5052.2">
            <text:p>5052.20</text:p>
          </table:table-cell>
          <table:table-cell table:formula="of:=IF([.E19]&gt;[.I18];[.E19];[.I18])" office:value-type="float" office:value="79.41">
            <text:p>79.41</text:p>
          </table:table-cell>
          <table:table-cell table:formula="of:=IF([.H19]&lt;[.H18];[.J18]+1;[.J18])" office:value-type="float" office:value="0">
            <text:p>0.00</text:p>
          </table:table-cell>
          <table:table-cell table:number-columns-repeated="2"/>
          <table:table-cell table:formula="of:=IF([.C19]&gt;[.C18];[.M18]+1;0)" office:value-type="float" office:value="0">
            <text:p>0.00</text:p>
          </table:table-cell>
          <table:table-cell table:formula="of:=IF([.D19]&gt;[.D18];[.N18]+1;0)" office:value-type="float" office:value="0">
            <text:p>0.00</text:p>
          </table:table-cell>
          <table:table-cell table:formula="of:=IF([.E19]&gt;[.E18];[.O18]+1;0)" office:value-type="float" office:value="0">
            <text:p>0.00</text:p>
          </table:table-cell>
          <table:table-cell table:number-columns-repeated="5"/>
          <table:table-cell table:formula="of:=[.C19]&gt;[.C18]" office:value-type="float" office:value="0">
            <text:p>0.00</text:p>
          </table:table-cell>
          <table:table-cell table:formula="of:=[.D19]&gt;[.D18]" office:value-type="float" office:value="0">
            <text:p>0.00</text:p>
          </table:table-cell>
          <table:table-cell table:formula="of:=[.E19]&gt;[.E18]" office:value-type="float" office:value="0">
            <text:p>0.00</text:p>
          </table:table-cell>
          <table:table-cell table:formula="of:=IF(SUM([.U19:.W19])&gt;1;[.A1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9">
            <text:p>19.00</text:p>
          </table:table-cell>
          <table:table-cell/>
          <table:table-cell office:value-type="float" office:value="108.88">
            <text:p>108.88</text:p>
          </table:table-cell>
          <table:table-cell office:value-type="float" office:value="144.19">
            <text:p>144.19</text:p>
          </table:table-cell>
          <table:table-cell office:value-type="float" office:value="76.04">
            <text:p>76.04</text:p>
          </table:table-cell>
          <table:table-cell/>
          <table:table-cell table:style-name="ce2" table:formula="of:=IF([.H19]&lt;1000;IF([.I19]&gt;[.I18];0;[.G19]);IF(AND([.E19]&lt;[.E18]; [.E18]&lt;[.E17]);FLOOR(1000/[.E20];1)+[.G19];IF([.I19]&gt;[.I18];0;[.G19])))" office:value-type="float" office:value="0">
            <text:p>0.00</text:p>
          </table:table-cell>
          <table:table-cell table:formula="of:=IF([.G20]&lt;&gt;[.G19];[.H19]-([.E20]*([.G20]-[.G19]));[.H19])" office:value-type="float" office:value="5052.2">
            <text:p>5052.20</text:p>
          </table:table-cell>
          <table:table-cell table:formula="of:=IF([.E20]&gt;[.I19];[.E20];[.I19])" office:value-type="float" office:value="79.41">
            <text:p>79.41</text:p>
          </table:table-cell>
          <table:table-cell table:formula="of:=IF([.H20]&lt;[.H19];[.J19]+1;[.J19])" office:value-type="float" office:value="0">
            <text:p>0.00</text:p>
          </table:table-cell>
          <table:table-cell table:number-columns-repeated="2"/>
          <table:table-cell table:formula="of:=IF([.C20]&gt;[.C19];[.M19]+1;0)" office:value-type="float" office:value="1">
            <text:p>1.00</text:p>
          </table:table-cell>
          <table:table-cell table:formula="of:=IF([.D20]&gt;[.D19];[.N19]+1;0)" office:value-type="float" office:value="0">
            <text:p>0.00</text:p>
          </table:table-cell>
          <table:table-cell table:formula="of:=IF([.E20]&gt;[.E19];[.O19]+1;0)" office:value-type="float" office:value="0">
            <text:p>0.00</text:p>
          </table:table-cell>
          <table:table-cell table:number-columns-repeated="5"/>
          <table:table-cell table:formula="of:=[.C20]&gt;[.C19]" office:value-type="float" office:value="1">
            <text:p>1.00</text:p>
          </table:table-cell>
          <table:table-cell table:formula="of:=[.D20]&gt;[.D19]" office:value-type="float" office:value="0">
            <text:p>0.00</text:p>
          </table:table-cell>
          <table:table-cell table:formula="of:=[.E20]&gt;[.E19]" office:value-type="float" office:value="0">
            <text:p>0.00</text:p>
          </table:table-cell>
          <table:table-cell table:formula="of:=IF(SUM([.U20:.W20])&gt;1;[.A2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0">
            <text:p>20.00</text:p>
          </table:table-cell>
          <table:table-cell/>
          <table:table-cell office:value-type="float" office:value="111.35">
            <text:p>111.35</text:p>
          </table:table-cell>
          <table:table-cell office:value-type="float" office:value="142.59">
            <text:p>142.59</text:p>
          </table:table-cell>
          <table:table-cell office:value-type="float" office:value="77.11">
            <text:p>77.11</text:p>
          </table:table-cell>
          <table:table-cell/>
          <table:table-cell table:style-name="ce2" table:formula="of:=IF([.H20]&lt;1000;IF([.I20]&gt;[.I19];0;[.G20]);IF(AND([.E20]&lt;[.E19]; [.E19]&lt;[.E18]);FLOOR(1000/[.E21];1)+[.G20];IF([.I20]&gt;[.I19];0;[.G20])))" office:value-type="float" office:value="12">
            <text:p>12.00</text:p>
          </table:table-cell>
          <table:table-cell table:formula="of:=IF([.G21]&lt;&gt;[.G20];[.H20]-([.E21]*([.G21]-[.G20]));[.H20])" office:value-type="float" office:value="4126.88">
            <text:p>4126.88</text:p>
          </table:table-cell>
          <table:table-cell table:formula="of:=IF([.E21]&gt;[.I20];[.E21];[.I20])" office:value-type="float" office:value="79.41">
            <text:p>79.41</text:p>
          </table:table-cell>
          <table:table-cell table:formula="of:=IF([.H21]&lt;[.H20];[.J20]+1;[.J20])" office:value-type="float" office:value="1">
            <text:p>1.00</text:p>
          </table:table-cell>
          <table:table-cell table:number-columns-repeated="2"/>
          <table:table-cell table:formula="of:=IF([.C21]&gt;[.C20];[.M20]+1;0)" office:value-type="float" office:value="2">
            <text:p>2.00</text:p>
          </table:table-cell>
          <table:table-cell table:formula="of:=IF([.D21]&gt;[.D20];[.N20]+1;0)" office:value-type="float" office:value="0">
            <text:p>0.00</text:p>
          </table:table-cell>
          <table:table-cell table:formula="of:=IF([.E21]&gt;[.E20];[.O20]+1;0)" office:value-type="float" office:value="1">
            <text:p>1.00</text:p>
          </table:table-cell>
          <table:table-cell table:number-columns-repeated="5"/>
          <table:table-cell table:formula="of:=[.C21]&gt;[.C20]" office:value-type="float" office:value="1">
            <text:p>1.00</text:p>
          </table:table-cell>
          <table:table-cell table:formula="of:=[.D21]&gt;[.D20]" office:value-type="float" office:value="0">
            <text:p>0.00</text:p>
          </table:table-cell>
          <table:table-cell table:formula="of:=[.E21]&gt;[.E20]" office:value-type="float" office:value="1">
            <text:p>1.00</text:p>
          </table:table-cell>
          <table:table-cell table:formula="of:=IF(SUM([.U21:.W21])&gt;1;[.A21];&quot;-&quot;)" office:value-type="float" office:value="20">
            <text:p>20.00</text:p>
          </table:table-cell>
          <table:table-cell table:number-columns-repeated="1000"/>
        </table:table-row>
        <table:table-row table:style-name="ro1">
          <table:table-cell office:value-type="float" office:value="21">
            <text:p>21.00</text:p>
          </table:table-cell>
          <table:table-cell/>
          <table:table-cell office:value-type="float" office:value="112.72">
            <text:p>112.72</text:p>
          </table:table-cell>
          <table:table-cell office:value-type="float" office:value="142.33">
            <text:p>142.33</text:p>
          </table:table-cell>
          <table:table-cell office:value-type="float" office:value="78.72">
            <text:p>78.72</text:p>
          </table:table-cell>
          <table:table-cell/>
          <table:table-cell table:style-name="ce2" table:formula="of:=IF([.H21]&lt;1000;IF([.I21]&gt;[.I20];0;[.G21]);IF(AND([.E21]&lt;[.E20]; [.E20]&lt;[.E19]);FLOOR(1000/[.E22];1)+[.G21];IF([.I21]&gt;[.I20];0;[.G21])))" office:value-type="float" office:value="12">
            <text:p>12.00</text:p>
          </table:table-cell>
          <table:table-cell table:formula="of:=IF([.G22]&lt;&gt;[.G21];[.H21]-([.E22]*([.G22]-[.G21]));[.H21])" office:value-type="float" office:value="4126.88">
            <text:p>4126.88</text:p>
          </table:table-cell>
          <table:table-cell table:formula="of:=IF([.E22]&gt;[.I21];[.E22];[.I21])" office:value-type="float" office:value="79.41">
            <text:p>79.41</text:p>
          </table:table-cell>
          <table:table-cell table:formula="of:=IF([.H22]&lt;[.H21];[.J21]+1;[.J21])" office:value-type="float" office:value="1">
            <text:p>1.00</text:p>
          </table:table-cell>
          <table:table-cell table:number-columns-repeated="2"/>
          <table:table-cell table:formula="of:=IF([.C22]&gt;[.C21];[.M21]+1;0)" office:value-type="float" office:value="3">
            <text:p>3.00</text:p>
          </table:table-cell>
          <table:table-cell table:formula="of:=IF([.D22]&gt;[.D21];[.N21]+1;0)" office:value-type="float" office:value="0">
            <text:p>0.00</text:p>
          </table:table-cell>
          <table:table-cell table:formula="of:=IF([.E22]&gt;[.E21];[.O21]+1;0)" office:value-type="float" office:value="2">
            <text:p>2.00</text:p>
          </table:table-cell>
          <table:table-cell table:number-columns-repeated="5"/>
          <table:table-cell table:formula="of:=[.C22]&gt;[.C21]" office:value-type="float" office:value="1">
            <text:p>1.00</text:p>
          </table:table-cell>
          <table:table-cell table:formula="of:=[.D22]&gt;[.D21]" office:value-type="float" office:value="0">
            <text:p>0.00</text:p>
          </table:table-cell>
          <table:table-cell table:formula="of:=[.E22]&gt;[.E21]" office:value-type="float" office:value="1">
            <text:p>1.00</text:p>
          </table:table-cell>
          <table:table-cell table:formula="of:=IF(SUM([.U22:.W22])&gt;1;[.A22];&quot;-&quot;)" office:value-type="float" office:value="21">
            <text:p>21.00</text:p>
          </table:table-cell>
          <table:table-cell table:number-columns-repeated="1000"/>
        </table:table-row>
        <table:table-row table:style-name="ro1">
          <table:table-cell office:value-type="float" office:value="22">
            <text:p>22.00</text:p>
          </table:table-cell>
          <table:table-cell/>
          <table:table-cell office:value-type="float" office:value="113.08">
            <text:p>113.08</text:p>
          </table:table-cell>
          <table:table-cell office:value-type="float" office:value="141.56">
            <text:p>141.56</text:p>
          </table:table-cell>
          <table:table-cell office:value-type="float" office:value="77">
            <text:p>77.00</text:p>
          </table:table-cell>
          <table:table-cell/>
          <table:table-cell table:style-name="ce2" table:formula="of:=IF([.H22]&lt;1000;IF([.I22]&gt;[.I21];0;[.G22]);IF(AND([.E22]&lt;[.E21]; [.E21]&lt;[.E20]);FLOOR(1000/[.E23];1)+[.G22];IF([.I22]&gt;[.I21];0;[.G22])))" office:value-type="float" office:value="12">
            <text:p>12.00</text:p>
          </table:table-cell>
          <table:table-cell table:formula="of:=IF([.G23]&lt;&gt;[.G22];[.H22]-([.E23]*([.G23]-[.G22]));[.H22])" office:value-type="float" office:value="4126.88">
            <text:p>4126.88</text:p>
          </table:table-cell>
          <table:table-cell table:formula="of:=IF([.E23]&gt;[.I22];[.E23];[.I22])" office:value-type="float" office:value="79.41">
            <text:p>79.41</text:p>
          </table:table-cell>
          <table:table-cell table:formula="of:=IF([.H23]&lt;[.H22];[.J22]+1;[.J22])" office:value-type="float" office:value="1">
            <text:p>1.00</text:p>
          </table:table-cell>
          <table:table-cell table:number-columns-repeated="2"/>
          <table:table-cell table:formula="of:=IF([.C23]&gt;[.C22];[.M22]+1;0)" office:value-type="float" office:value="4">
            <text:p>4.00</text:p>
          </table:table-cell>
          <table:table-cell table:formula="of:=IF([.D23]&gt;[.D22];[.N22]+1;0)" office:value-type="float" office:value="0">
            <text:p>0.00</text:p>
          </table:table-cell>
          <table:table-cell table:formula="of:=IF([.E23]&gt;[.E22];[.O22]+1;0)" office:value-type="float" office:value="0">
            <text:p>0.00</text:p>
          </table:table-cell>
          <table:table-cell table:number-columns-repeated="5"/>
          <table:table-cell table:formula="of:=[.C23]&gt;[.C22]" office:value-type="float" office:value="1">
            <text:p>1.00</text:p>
          </table:table-cell>
          <table:table-cell table:formula="of:=[.D23]&gt;[.D22]" office:value-type="float" office:value="0">
            <text:p>0.00</text:p>
          </table:table-cell>
          <table:table-cell table:formula="of:=[.E23]&gt;[.E22]" office:value-type="float" office:value="0">
            <text:p>0.00</text:p>
          </table:table-cell>
          <table:table-cell table:formula="of:=IF(SUM([.U23:.W23])&gt;1;[.A2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3">
            <text:p>23.00</text:p>
          </table:table-cell>
          <table:table-cell/>
          <table:table-cell office:value-type="float" office:value="115.28">
            <text:p>115.28</text:p>
          </table:table-cell>
          <table:table-cell office:value-type="float" office:value="139.78">
            <text:p>139.78</text:p>
          </table:table-cell>
          <table:table-cell office:value-type="float" office:value="79.03">
            <text:p>79.03</text:p>
          </table:table-cell>
          <table:table-cell/>
          <table:table-cell table:style-name="ce2" table:formula="of:=IF([.H23]&lt;1000;IF([.I23]&gt;[.I22];0;[.G23]);IF(AND([.E23]&lt;[.E22]; [.E22]&lt;[.E21]);FLOOR(1000/[.E24];1)+[.G23];IF([.I23]&gt;[.I22];0;[.G23])))" office:value-type="float" office:value="12">
            <text:p>12.00</text:p>
          </table:table-cell>
          <table:table-cell table:formula="of:=IF([.G24]&lt;&gt;[.G23];[.H23]-([.E24]*([.G24]-[.G23]));[.H23])" office:value-type="float" office:value="4126.88">
            <text:p>4126.88</text:p>
          </table:table-cell>
          <table:table-cell table:formula="of:=IF([.E24]&gt;[.I23];[.E24];[.I23])" office:value-type="float" office:value="79.41">
            <text:p>79.41</text:p>
          </table:table-cell>
          <table:table-cell table:formula="of:=IF([.H24]&lt;[.H23];[.J23]+1;[.J23])" office:value-type="float" office:value="1">
            <text:p>1.00</text:p>
          </table:table-cell>
          <table:table-cell table:number-columns-repeated="2"/>
          <table:table-cell table:formula="of:=IF([.C24]&gt;[.C23];[.M23]+1;0)" office:value-type="float" office:value="5">
            <text:p>5.00</text:p>
          </table:table-cell>
          <table:table-cell table:formula="of:=IF([.D24]&gt;[.D23];[.N23]+1;0)" office:value-type="float" office:value="0">
            <text:p>0.00</text:p>
          </table:table-cell>
          <table:table-cell table:formula="of:=IF([.E24]&gt;[.E23];[.O23]+1;0)" office:value-type="float" office:value="1">
            <text:p>1.00</text:p>
          </table:table-cell>
          <table:table-cell table:number-columns-repeated="5"/>
          <table:table-cell table:formula="of:=[.C24]&gt;[.C23]" office:value-type="float" office:value="1">
            <text:p>1.00</text:p>
          </table:table-cell>
          <table:table-cell table:formula="of:=[.D24]&gt;[.D23]" office:value-type="float" office:value="0">
            <text:p>0.00</text:p>
          </table:table-cell>
          <table:table-cell table:formula="of:=[.E24]&gt;[.E23]" office:value-type="float" office:value="1">
            <text:p>1.00</text:p>
          </table:table-cell>
          <table:table-cell table:formula="of:=IF(SUM([.U24:.W24])&gt;1;[.A24];&quot;-&quot;)" office:value-type="float" office:value="23">
            <text:p>23.00</text:p>
          </table:table-cell>
          <table:table-cell table:number-columns-repeated="1000"/>
        </table:table-row>
        <table:table-row table:style-name="ro1">
          <table:table-cell office:value-type="float" office:value="24">
            <text:p>24.00</text:p>
          </table:table-cell>
          <table:table-cell/>
          <table:table-cell office:value-type="float" office:value="114.25">
            <text:p>114.25</text:p>
          </table:table-cell>
          <table:table-cell office:value-type="float" office:value="142.72">
            <text:p>142.72</text:p>
          </table:table-cell>
          <table:table-cell office:value-type="float" office:value="77.54">
            <text:p>77.54</text:p>
          </table:table-cell>
          <table:table-cell/>
          <table:table-cell table:style-name="ce2" table:formula="of:=IF([.H24]&lt;1000;IF([.I24]&gt;[.I23];0;[.G24]);IF(AND([.E24]&lt;[.E23]; [.E23]&lt;[.E22]);FLOOR(1000/[.E25];1)+[.G24];IF([.I24]&gt;[.I23];0;[.G24])))" office:value-type="float" office:value="12">
            <text:p>12.00</text:p>
          </table:table-cell>
          <table:table-cell table:formula="of:=IF([.G25]&lt;&gt;[.G24];[.H24]-([.E25]*([.G25]-[.G24]));[.H24])" office:value-type="float" office:value="4126.88">
            <text:p>4126.88</text:p>
          </table:table-cell>
          <table:table-cell table:formula="of:=IF([.E25]&gt;[.I24];[.E25];[.I24])" office:value-type="float" office:value="79.41">
            <text:p>79.41</text:p>
          </table:table-cell>
          <table:table-cell table:formula="of:=IF([.H25]&lt;[.H24];[.J24]+1;[.J24])" office:value-type="float" office:value="1">
            <text:p>1.00</text:p>
          </table:table-cell>
          <table:table-cell table:number-columns-repeated="2"/>
          <table:table-cell table:formula="of:=IF([.C25]&gt;[.C24];[.M24]+1;0)" office:value-type="float" office:value="0">
            <text:p>0.00</text:p>
          </table:table-cell>
          <table:table-cell table:formula="of:=IF([.D25]&gt;[.D24];[.N24]+1;0)" office:value-type="float" office:value="1">
            <text:p>1.00</text:p>
          </table:table-cell>
          <table:table-cell table:formula="of:=IF([.E25]&gt;[.E24];[.O24]+1;0)" office:value-type="float" office:value="0">
            <text:p>0.00</text:p>
          </table:table-cell>
          <table:table-cell table:number-columns-repeated="5"/>
          <table:table-cell table:formula="of:=[.C25]&gt;[.C24]" office:value-type="float" office:value="0">
            <text:p>0.00</text:p>
          </table:table-cell>
          <table:table-cell table:formula="of:=[.D25]&gt;[.D24]" office:value-type="float" office:value="1">
            <text:p>1.00</text:p>
          </table:table-cell>
          <table:table-cell table:formula="of:=[.E25]&gt;[.E24]" office:value-type="float" office:value="0">
            <text:p>0.00</text:p>
          </table:table-cell>
          <table:table-cell table:formula="of:=IF(SUM([.U25:.W25])&gt;1;[.A2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5">
            <text:p>25.00</text:p>
          </table:table-cell>
          <table:table-cell/>
          <table:table-cell office:value-type="float" office:value="112.65">
            <text:p>112.65</text:p>
          </table:table-cell>
          <table:table-cell office:value-type="float" office:value="141.38">
            <text:p>141.38</text:p>
          </table:table-cell>
          <table:table-cell office:value-type="float" office:value="76.08">
            <text:p>76.08</text:p>
          </table:table-cell>
          <table:table-cell/>
          <table:table-cell table:style-name="ce2" table:formula="of:=IF([.H25]&lt;1000;IF([.I25]&gt;[.I24];0;[.G25]);IF(AND([.E25]&lt;[.E24]; [.E24]&lt;[.E23]);FLOOR(1000/[.E26];1)+[.G25];IF([.I25]&gt;[.I24];0;[.G25])))" office:value-type="float" office:value="12">
            <text:p>12.00</text:p>
          </table:table-cell>
          <table:table-cell table:formula="of:=IF([.G26]&lt;&gt;[.G25];[.H25]-([.E26]*([.G26]-[.G25]));[.H25])" office:value-type="float" office:value="4126.88">
            <text:p>4126.88</text:p>
          </table:table-cell>
          <table:table-cell table:formula="of:=IF([.E26]&gt;[.I25];[.E26];[.I25])" office:value-type="float" office:value="79.41">
            <text:p>79.41</text:p>
          </table:table-cell>
          <table:table-cell table:formula="of:=IF([.H26]&lt;[.H25];[.J25]+1;[.J25])" office:value-type="float" office:value="1">
            <text:p>1.00</text:p>
          </table:table-cell>
          <table:table-cell table:number-columns-repeated="2"/>
          <table:table-cell table:formula="of:=IF([.C26]&gt;[.C25];[.M25]+1;0)" office:value-type="float" office:value="0">
            <text:p>0.00</text:p>
          </table:table-cell>
          <table:table-cell table:formula="of:=IF([.D26]&gt;[.D25];[.N25]+1;0)" office:value-type="float" office:value="0">
            <text:p>0.00</text:p>
          </table:table-cell>
          <table:table-cell table:formula="of:=IF([.E26]&gt;[.E25];[.O25]+1;0)" office:value-type="float" office:value="0">
            <text:p>0.00</text:p>
          </table:table-cell>
          <table:table-cell table:number-columns-repeated="5"/>
          <table:table-cell table:formula="of:=[.C26]&gt;[.C25]" office:value-type="float" office:value="0">
            <text:p>0.00</text:p>
          </table:table-cell>
          <table:table-cell table:formula="of:=[.D26]&gt;[.D25]" office:value-type="float" office:value="0">
            <text:p>0.00</text:p>
          </table:table-cell>
          <table:table-cell table:formula="of:=[.E26]&gt;[.E25]" office:value-type="float" office:value="0">
            <text:p>0.00</text:p>
          </table:table-cell>
          <table:table-cell table:formula="of:=IF(SUM([.U26:.W26])&gt;1;[.A2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">
            <text:p>26.00</text:p>
          </table:table-cell>
          <table:table-cell/>
          <table:table-cell office:value-type="float" office:value="115.1">
            <text:p>115.10</text:p>
          </table:table-cell>
          <table:table-cell office:value-type="float" office:value="141.34">
            <text:p>141.34</text:p>
          </table:table-cell>
          <table:table-cell office:value-type="float" office:value="74.11">
            <text:p>74.11</text:p>
          </table:table-cell>
          <table:table-cell/>
          <table:table-cell table:style-name="ce2" table:formula="of:=IF([.H26]&lt;1000;IF([.I26]&gt;[.I25];0;[.G26]);IF(AND([.E26]&lt;[.E25]; [.E25]&lt;[.E24]);FLOOR(1000/[.E27];1)+[.G26];IF([.I26]&gt;[.I25];0;[.G26])))" office:value-type="float" office:value="25">
            <text:p>25.00</text:p>
          </table:table-cell>
          <table:table-cell table:formula="of:=IF([.G27]&lt;&gt;[.G26];[.H26]-([.E27]*([.G27]-[.G26]));[.H26])" office:value-type="float" office:value="3163.45">
            <text:p>3163.45</text:p>
          </table:table-cell>
          <table:table-cell table:formula="of:=IF([.E27]&gt;[.I26];[.E27];[.I26])" office:value-type="float" office:value="79.41">
            <text:p>79.41</text:p>
          </table:table-cell>
          <table:table-cell table:formula="of:=IF([.H27]&lt;[.H26];[.J26]+1;[.J26])" office:value-type="float" office:value="2">
            <text:p>2.00</text:p>
          </table:table-cell>
          <table:table-cell table:number-columns-repeated="2"/>
          <table:table-cell table:formula="of:=IF([.C27]&gt;[.C26];[.M26]+1;0)" office:value-type="float" office:value="1">
            <text:p>1.00</text:p>
          </table:table-cell>
          <table:table-cell table:formula="of:=IF([.D27]&gt;[.D26];[.N26]+1;0)" office:value-type="float" office:value="0">
            <text:p>0.00</text:p>
          </table:table-cell>
          <table:table-cell table:formula="of:=IF([.E27]&gt;[.E26];[.O26]+1;0)" office:value-type="float" office:value="0">
            <text:p>0.00</text:p>
          </table:table-cell>
          <table:table-cell table:number-columns-repeated="5"/>
          <table:table-cell table:formula="of:=[.C27]&gt;[.C26]" office:value-type="float" office:value="1">
            <text:p>1.00</text:p>
          </table:table-cell>
          <table:table-cell table:formula="of:=[.D27]&gt;[.D26]" office:value-type="float" office:value="0">
            <text:p>0.00</text:p>
          </table:table-cell>
          <table:table-cell table:formula="of:=[.E27]&gt;[.E26]" office:value-type="float" office:value="0">
            <text:p>0.00</text:p>
          </table:table-cell>
          <table:table-cell table:formula="of:=IF(SUM([.U27:.W27])&gt;1;[.A2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7">
            <text:p>27.00</text:p>
          </table:table-cell>
          <table:table-cell/>
          <table:table-cell office:value-type="float" office:value="116.76">
            <text:p>116.76</text:p>
          </table:table-cell>
          <table:table-cell office:value-type="float" office:value="140.87">
            <text:p>140.87</text:p>
          </table:table-cell>
          <table:table-cell office:value-type="float" office:value="72.23">
            <text:p>72.23</text:p>
          </table:table-cell>
          <table:table-cell/>
          <table:table-cell table:style-name="ce2" table:formula="of:=IF([.H27]&lt;1000;IF([.I27]&gt;[.I26];0;[.G27]);IF(AND([.E27]&lt;[.E26]; [.E26]&lt;[.E25]);FLOOR(1000/[.E28];1)+[.G27];IF([.I27]&gt;[.I26];0;[.G27])))" office:value-type="float" office:value="38">
            <text:p>38.00</text:p>
          </table:table-cell>
          <table:table-cell table:formula="of:=IF([.G28]&lt;&gt;[.G27];[.H27]-([.E28]*([.G28]-[.G27]));[.H27])" office:value-type="float" office:value="2224.46">
            <text:p>2224.46</text:p>
          </table:table-cell>
          <table:table-cell table:formula="of:=IF([.E28]&gt;[.I27];[.E28];[.I27])" office:value-type="float" office:value="79.41">
            <text:p>79.41</text:p>
          </table:table-cell>
          <table:table-cell table:formula="of:=IF([.H28]&lt;[.H27];[.J27]+1;[.J27])" office:value-type="float" office:value="3">
            <text:p>3.00</text:p>
          </table:table-cell>
          <table:table-cell table:number-columns-repeated="2"/>
          <table:table-cell table:formula="of:=IF([.C28]&gt;[.C27];[.M27]+1;0)" office:value-type="float" office:value="2">
            <text:p>2.00</text:p>
          </table:table-cell>
          <table:table-cell table:formula="of:=IF([.D28]&gt;[.D27];[.N27]+1;0)" office:value-type="float" office:value="0">
            <text:p>0.00</text:p>
          </table:table-cell>
          <table:table-cell table:formula="of:=IF([.E28]&gt;[.E27];[.O27]+1;0)" office:value-type="float" office:value="0">
            <text:p>0.00</text:p>
          </table:table-cell>
          <table:table-cell table:number-columns-repeated="5"/>
          <table:table-cell table:formula="of:=[.C28]&gt;[.C27]" office:value-type="float" office:value="1">
            <text:p>1.00</text:p>
          </table:table-cell>
          <table:table-cell table:formula="of:=[.D28]&gt;[.D27]" office:value-type="float" office:value="0">
            <text:p>0.00</text:p>
          </table:table-cell>
          <table:table-cell table:formula="of:=[.E28]&gt;[.E27]" office:value-type="float" office:value="0">
            <text:p>0.00</text:p>
          </table:table-cell>
          <table:table-cell table:formula="of:=IF(SUM([.U28:.W28])&gt;1;[.A2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8">
            <text:p>28.00</text:p>
          </table:table-cell>
          <table:table-cell/>
          <table:table-cell office:value-type="float" office:value="114.96">
            <text:p>114.96</text:p>
          </table:table-cell>
          <table:table-cell office:value-type="float" office:value="139.35">
            <text:p>139.35</text:p>
          </table:table-cell>
          <table:table-cell office:value-type="float" office:value="72.24">
            <text:p>72.24</text:p>
          </table:table-cell>
          <table:table-cell/>
          <table:table-cell table:style-name="ce2" table:formula="of:=IF([.H28]&lt;1000;IF([.I28]&gt;[.I27];0;[.G28]);IF(AND([.E28]&lt;[.E27]; [.E27]&lt;[.E26]);FLOOR(1000/[.E29];1)+[.G28];IF([.I28]&gt;[.I27];0;[.G28])))" office:value-type="float" office:value="51">
            <text:p>51.00</text:p>
          </table:table-cell>
          <table:table-cell table:formula="of:=IF([.G29]&lt;&gt;[.G28];[.H28]-([.E29]*([.G29]-[.G28]));[.H28])" office:value-type="float" office:value="1285.34">
            <text:p>1285.34</text:p>
          </table:table-cell>
          <table:table-cell table:formula="of:=IF([.E29]&gt;[.I28];[.E29];[.I28])" office:value-type="float" office:value="79.41">
            <text:p>79.41</text:p>
          </table:table-cell>
          <table:table-cell table:formula="of:=IF([.H29]&lt;[.H28];[.J28]+1;[.J28])" office:value-type="float" office:value="4">
            <text:p>4.00</text:p>
          </table:table-cell>
          <table:table-cell table:number-columns-repeated="2"/>
          <table:table-cell table:formula="of:=IF([.C29]&gt;[.C28];[.M28]+1;0)" office:value-type="float" office:value="0">
            <text:p>0.00</text:p>
          </table:table-cell>
          <table:table-cell table:formula="of:=IF([.D29]&gt;[.D28];[.N28]+1;0)" office:value-type="float" office:value="0">
            <text:p>0.00</text:p>
          </table:table-cell>
          <table:table-cell table:formula="of:=IF([.E29]&gt;[.E28];[.O28]+1;0)" office:value-type="float" office:value="1">
            <text:p>1.00</text:p>
          </table:table-cell>
          <table:table-cell table:number-columns-repeated="5"/>
          <table:table-cell table:formula="of:=[.C29]&gt;[.C28]" office:value-type="float" office:value="0">
            <text:p>0.00</text:p>
          </table:table-cell>
          <table:table-cell table:formula="of:=[.D29]&gt;[.D28]" office:value-type="float" office:value="0">
            <text:p>0.00</text:p>
          </table:table-cell>
          <table:table-cell table:formula="of:=[.E29]&gt;[.E28]" office:value-type="float" office:value="1">
            <text:p>1.00</text:p>
          </table:table-cell>
          <table:table-cell table:formula="of:=IF(SUM([.U29:.W29])&gt;1;[.A2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">
            <text:p>29.00</text:p>
          </table:table-cell>
          <table:table-cell/>
          <table:table-cell office:value-type="float" office:value="113.89">
            <text:p>113.89</text:p>
          </table:table-cell>
          <table:table-cell office:value-type="float" office:value="141.87">
            <text:p>141.87</text:p>
          </table:table-cell>
          <table:table-cell office:value-type="float" office:value="74.19">
            <text:p>74.19</text:p>
          </table:table-cell>
          <table:table-cell/>
          <table:table-cell table:style-name="ce2" table:formula="of:=IF([.H29]&lt;1000;IF([.I29]&gt;[.I28];0;[.G29]);IF(AND([.E29]&lt;[.E28]; [.E28]&lt;[.E27]);FLOOR(1000/[.E30];1)+[.G29];IF([.I29]&gt;[.I28];0;[.G29])))" office:value-type="float" office:value="51">
            <text:p>51.00</text:p>
          </table:table-cell>
          <table:table-cell table:formula="of:=IF([.G30]&lt;&gt;[.G29];[.H29]-([.E30]*([.G30]-[.G29]));[.H29])" office:value-type="float" office:value="1285.34">
            <text:p>1285.34</text:p>
          </table:table-cell>
          <table:table-cell table:formula="of:=IF([.E30]&gt;[.I29];[.E30];[.I29])" office:value-type="float" office:value="79.41">
            <text:p>79.41</text:p>
          </table:table-cell>
          <table:table-cell table:formula="of:=IF([.H30]&lt;[.H29];[.J29]+1;[.J29])" office:value-type="float" office:value="4">
            <text:p>4.00</text:p>
          </table:table-cell>
          <table:table-cell table:number-columns-repeated="2"/>
          <table:table-cell table:formula="of:=IF([.C30]&gt;[.C29];[.M29]+1;0)" office:value-type="float" office:value="0">
            <text:p>0.00</text:p>
          </table:table-cell>
          <table:table-cell table:formula="of:=IF([.D30]&gt;[.D29];[.N29]+1;0)" office:value-type="float" office:value="1">
            <text:p>1.00</text:p>
          </table:table-cell>
          <table:table-cell table:formula="of:=IF([.E30]&gt;[.E29];[.O29]+1;0)" office:value-type="float" office:value="2">
            <text:p>2.00</text:p>
          </table:table-cell>
          <table:table-cell table:number-columns-repeated="5"/>
          <table:table-cell table:formula="of:=[.C30]&gt;[.C29]" office:value-type="float" office:value="0">
            <text:p>0.00</text:p>
          </table:table-cell>
          <table:table-cell table:formula="of:=[.D30]&gt;[.D29]" office:value-type="float" office:value="1">
            <text:p>1.00</text:p>
          </table:table-cell>
          <table:table-cell table:formula="of:=[.E30]&gt;[.E29]" office:value-type="float" office:value="1">
            <text:p>1.00</text:p>
          </table:table-cell>
          <table:table-cell table:formula="of:=IF(SUM([.U30:.W30])&gt;1;[.A30];&quot;-&quot;)" office:value-type="float" office:value="29">
            <text:p>29.00</text:p>
          </table:table-cell>
          <table:table-cell table:number-columns-repeated="1000"/>
        </table:table-row>
        <table:table-row table:style-name="ro1">
          <table:table-cell office:value-type="float" office:value="30">
            <text:p>30.00</text:p>
          </table:table-cell>
          <table:table-cell/>
          <table:table-cell office:value-type="float" office:value="112.77">
            <text:p>112.77</text:p>
          </table:table-cell>
          <table:table-cell office:value-type="float" office:value="140.41">
            <text:p>140.41</text:p>
          </table:table-cell>
          <table:table-cell office:value-type="float" office:value="75.75">
            <text:p>75.75</text:p>
          </table:table-cell>
          <table:table-cell/>
          <table:table-cell table:style-name="ce2" table:formula="of:=IF([.H30]&lt;1000;IF([.I30]&gt;[.I29];0;[.G30]);IF(AND([.E30]&lt;[.E29]; [.E29]&lt;[.E28]);FLOOR(1000/[.E31];1)+[.G30];IF([.I30]&gt;[.I29];0;[.G30])))" office:value-type="float" office:value="51">
            <text:p>51.00</text:p>
          </table:table-cell>
          <table:table-cell table:formula="of:=IF([.G31]&lt;&gt;[.G30];[.H30]-([.E31]*([.G31]-[.G30]));[.H30])" office:value-type="float" office:value="1285.34">
            <text:p>1285.34</text:p>
          </table:table-cell>
          <table:table-cell table:formula="of:=IF([.E31]&gt;[.I30];[.E31];[.I30])" office:value-type="float" office:value="79.41">
            <text:p>79.41</text:p>
          </table:table-cell>
          <table:table-cell table:formula="of:=IF([.H31]&lt;[.H30];[.J30]+1;[.J30])" office:value-type="float" office:value="4">
            <text:p>4.00</text:p>
          </table:table-cell>
          <table:table-cell table:number-columns-repeated="2"/>
          <table:table-cell table:formula="of:=IF([.C31]&gt;[.C30];[.M30]+1;0)" office:value-type="float" office:value="0">
            <text:p>0.00</text:p>
          </table:table-cell>
          <table:table-cell table:formula="of:=IF([.D31]&gt;[.D30];[.N30]+1;0)" office:value-type="float" office:value="0">
            <text:p>0.00</text:p>
          </table:table-cell>
          <table:table-cell table:formula="of:=IF([.E31]&gt;[.E30];[.O30]+1;0)" office:value-type="float" office:value="3">
            <text:p>3.00</text:p>
          </table:table-cell>
          <table:table-cell table:number-columns-repeated="5"/>
          <table:table-cell table:formula="of:=[.C31]&gt;[.C30]" office:value-type="float" office:value="0">
            <text:p>0.00</text:p>
          </table:table-cell>
          <table:table-cell table:formula="of:=[.D31]&gt;[.D30]" office:value-type="float" office:value="0">
            <text:p>0.00</text:p>
          </table:table-cell>
          <table:table-cell table:formula="of:=[.E31]&gt;[.E30]" office:value-type="float" office:value="1">
            <text:p>1.00</text:p>
          </table:table-cell>
          <table:table-cell table:formula="of:=IF(SUM([.U31:.W31])&gt;1;[.A3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1">
            <text:p>31.00</text:p>
          </table:table-cell>
          <table:table-cell/>
          <table:table-cell office:value-type="float" office:value="113.51">
            <text:p>113.51</text:p>
          </table:table-cell>
          <table:table-cell office:value-type="float" office:value="138.98">
            <text:p>138.98</text:p>
          </table:table-cell>
          <table:table-cell office:value-type="float" office:value="74.11">
            <text:p>74.11</text:p>
          </table:table-cell>
          <table:table-cell/>
          <table:table-cell table:style-name="ce2" table:formula="of:=IF([.H31]&lt;1000;IF([.I31]&gt;[.I30];0;[.G31]);IF(AND([.E31]&lt;[.E30]; [.E30]&lt;[.E29]);FLOOR(1000/[.E32];1)+[.G31];IF([.I31]&gt;[.I30];0;[.G31])))" office:value-type="float" office:value="51">
            <text:p>51.00</text:p>
          </table:table-cell>
          <table:table-cell table:formula="of:=IF([.G32]&lt;&gt;[.G31];[.H31]-([.E32]*([.G32]-[.G31]));[.H31])" office:value-type="float" office:value="1285.34">
            <text:p>1285.34</text:p>
          </table:table-cell>
          <table:table-cell table:formula="of:=IF([.E32]&gt;[.I31];[.E32];[.I31])" office:value-type="float" office:value="79.41">
            <text:p>79.41</text:p>
          </table:table-cell>
          <table:table-cell table:formula="of:=IF([.H32]&lt;[.H31];[.J31]+1;[.J31])" office:value-type="float" office:value="4">
            <text:p>4.00</text:p>
          </table:table-cell>
          <table:table-cell table:number-columns-repeated="2"/>
          <table:table-cell table:formula="of:=IF([.C32]&gt;[.C31];[.M31]+1;0)" office:value-type="float" office:value="1">
            <text:p>1.00</text:p>
          </table:table-cell>
          <table:table-cell table:formula="of:=IF([.D32]&gt;[.D31];[.N31]+1;0)" office:value-type="float" office:value="0">
            <text:p>0.00</text:p>
          </table:table-cell>
          <table:table-cell table:formula="of:=IF([.E32]&gt;[.E31];[.O31]+1;0)" office:value-type="float" office:value="0">
            <text:p>0.00</text:p>
          </table:table-cell>
          <table:table-cell table:number-columns-repeated="5"/>
          <table:table-cell table:formula="of:=[.C32]&gt;[.C31]" office:value-type="float" office:value="1">
            <text:p>1.00</text:p>
          </table:table-cell>
          <table:table-cell table:formula="of:=[.D32]&gt;[.D31]" office:value-type="float" office:value="0">
            <text:p>0.00</text:p>
          </table:table-cell>
          <table:table-cell table:formula="of:=[.E32]&gt;[.E31]" office:value-type="float" office:value="0">
            <text:p>0.00</text:p>
          </table:table-cell>
          <table:table-cell table:formula="of:=IF(SUM([.U32:.W32])&gt;1;[.A3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2">
            <text:p>32.00</text:p>
          </table:table-cell>
          <table:table-cell/>
          <table:table-cell office:value-type="float" office:value="112.2">
            <text:p>112.20</text:p>
          </table:table-cell>
          <table:table-cell office:value-type="float" office:value="137.32">
            <text:p>137.32</text:p>
          </table:table-cell>
          <table:table-cell office:value-type="float" office:value="74.75">
            <text:p>74.75</text:p>
          </table:table-cell>
          <table:table-cell/>
          <table:table-cell table:style-name="ce2" table:formula="of:=IF([.H32]&lt;1000;IF([.I32]&gt;[.I31];0;[.G32]);IF(AND([.E32]&lt;[.E31]; [.E31]&lt;[.E30]);FLOOR(1000/[.E33];1)+[.G32];IF([.I32]&gt;[.I31];0;[.G32])))" office:value-type="float" office:value="51">
            <text:p>51.00</text:p>
          </table:table-cell>
          <table:table-cell table:formula="of:=IF([.G33]&lt;&gt;[.G32];[.H32]-([.E33]*([.G33]-[.G32]));[.H32])" office:value-type="float" office:value="1285.34">
            <text:p>1285.34</text:p>
          </table:table-cell>
          <table:table-cell table:formula="of:=IF([.E33]&gt;[.I32];[.E33];[.I32])" office:value-type="float" office:value="79.41">
            <text:p>79.41</text:p>
          </table:table-cell>
          <table:table-cell table:formula="of:=IF([.H33]&lt;[.H32];[.J32]+1;[.J32])" office:value-type="float" office:value="4">
            <text:p>4.00</text:p>
          </table:table-cell>
          <table:table-cell table:number-columns-repeated="2"/>
          <table:table-cell table:formula="of:=IF([.C33]&gt;[.C32];[.M32]+1;0)" office:value-type="float" office:value="0">
            <text:p>0.00</text:p>
          </table:table-cell>
          <table:table-cell table:formula="of:=IF([.D33]&gt;[.D32];[.N32]+1;0)" office:value-type="float" office:value="0">
            <text:p>0.00</text:p>
          </table:table-cell>
          <table:table-cell table:formula="of:=IF([.E33]&gt;[.E32];[.O32]+1;0)" office:value-type="float" office:value="1">
            <text:p>1.00</text:p>
          </table:table-cell>
          <table:table-cell table:number-columns-repeated="5"/>
          <table:table-cell table:formula="of:=[.C33]&gt;[.C32]" office:value-type="float" office:value="0">
            <text:p>0.00</text:p>
          </table:table-cell>
          <table:table-cell table:formula="of:=[.D33]&gt;[.D32]" office:value-type="float" office:value="0">
            <text:p>0.00</text:p>
          </table:table-cell>
          <table:table-cell table:formula="of:=[.E33]&gt;[.E32]" office:value-type="float" office:value="1">
            <text:p>1.00</text:p>
          </table:table-cell>
          <table:table-cell table:formula="of:=IF(SUM([.U33:.W33])&gt;1;[.A3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3">
            <text:p>33.00</text:p>
          </table:table-cell>
          <table:table-cell/>
          <table:table-cell office:value-type="float" office:value="110.36">
            <text:p>110.36</text:p>
          </table:table-cell>
          <table:table-cell office:value-type="float" office:value="136.93">
            <text:p>136.93</text:p>
          </table:table-cell>
          <table:table-cell office:value-type="float" office:value="72.89">
            <text:p>72.89</text:p>
          </table:table-cell>
          <table:table-cell/>
          <table:table-cell table:style-name="ce2" table:formula="of:=IF([.H33]&lt;1000;IF([.I33]&gt;[.I32];0;[.G33]);IF(AND([.E33]&lt;[.E32]; [.E32]&lt;[.E31]);FLOOR(1000/[.E34];1)+[.G33];IF([.I33]&gt;[.I32];0;[.G33])))" office:value-type="float" office:value="51">
            <text:p>51.00</text:p>
          </table:table-cell>
          <table:table-cell table:formula="of:=IF([.G34]&lt;&gt;[.G33];[.H33]-([.E34]*([.G34]-[.G33]));[.H33])" office:value-type="float" office:value="1285.34">
            <text:p>1285.34</text:p>
          </table:table-cell>
          <table:table-cell table:formula="of:=IF([.E34]&gt;[.I33];[.E34];[.I33])" office:value-type="float" office:value="79.41">
            <text:p>79.41</text:p>
          </table:table-cell>
          <table:table-cell table:formula="of:=IF([.H34]&lt;[.H33];[.J33]+1;[.J33])" office:value-type="float" office:value="4">
            <text:p>4.00</text:p>
          </table:table-cell>
          <table:table-cell table:number-columns-repeated="2"/>
          <table:table-cell table:formula="of:=IF([.C34]&gt;[.C33];[.M33]+1;0)" office:value-type="float" office:value="0">
            <text:p>0.00</text:p>
          </table:table-cell>
          <table:table-cell table:formula="of:=IF([.D34]&gt;[.D33];[.N33]+1;0)" office:value-type="float" office:value="0">
            <text:p>0.00</text:p>
          </table:table-cell>
          <table:table-cell table:formula="of:=IF([.E34]&gt;[.E33];[.O33]+1;0)" office:value-type="float" office:value="0">
            <text:p>0.00</text:p>
          </table:table-cell>
          <table:table-cell table:number-columns-repeated="5"/>
          <table:table-cell table:formula="of:=[.C34]&gt;[.C33]" office:value-type="float" office:value="0">
            <text:p>0.00</text:p>
          </table:table-cell>
          <table:table-cell table:formula="of:=[.D34]&gt;[.D33]" office:value-type="float" office:value="0">
            <text:p>0.00</text:p>
          </table:table-cell>
          <table:table-cell table:formula="of:=[.E34]&gt;[.E33]" office:value-type="float" office:value="0">
            <text:p>0.00</text:p>
          </table:table-cell>
          <table:table-cell table:formula="of:=IF(SUM([.U34:.W34])&gt;1;[.A3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">
            <text:p>34.00</text:p>
          </table:table-cell>
          <table:table-cell/>
          <table:table-cell office:value-type="float" office:value="112.47">
            <text:p>112.47</text:p>
          </table:table-cell>
          <table:table-cell office:value-type="float" office:value="136.37">
            <text:p>136.37</text:p>
          </table:table-cell>
          <table:table-cell office:value-type="float" office:value="71.26">
            <text:p>71.26</text:p>
          </table:table-cell>
          <table:table-cell/>
          <table:table-cell table:style-name="ce2" table:formula="of:=IF([.H34]&lt;1000;IF([.I34]&gt;[.I33];0;[.G34]);IF(AND([.E34]&lt;[.E33]; [.E33]&lt;[.E32]);FLOOR(1000/[.E35];1)+[.G34];IF([.I34]&gt;[.I33];0;[.G34])))" office:value-type="float" office:value="51">
            <text:p>51.00</text:p>
          </table:table-cell>
          <table:table-cell table:formula="of:=IF([.G35]&lt;&gt;[.G34];[.H34]-([.E35]*([.G35]-[.G34]));[.H34])" office:value-type="float" office:value="1285.34">
            <text:p>1285.34</text:p>
          </table:table-cell>
          <table:table-cell table:formula="of:=IF([.E35]&gt;[.I34];[.E35];[.I34])" office:value-type="float" office:value="79.41">
            <text:p>79.41</text:p>
          </table:table-cell>
          <table:table-cell table:formula="of:=IF([.H35]&lt;[.H34];[.J34]+1;[.J34])" office:value-type="float" office:value="4">
            <text:p>4.00</text:p>
          </table:table-cell>
          <table:table-cell table:number-columns-repeated="2"/>
          <table:table-cell table:formula="of:=IF([.C35]&gt;[.C34];[.M34]+1;0)" office:value-type="float" office:value="1">
            <text:p>1.00</text:p>
          </table:table-cell>
          <table:table-cell table:formula="of:=IF([.D35]&gt;[.D34];[.N34]+1;0)" office:value-type="float" office:value="0">
            <text:p>0.00</text:p>
          </table:table-cell>
          <table:table-cell table:formula="of:=IF([.E35]&gt;[.E34];[.O34]+1;0)" office:value-type="float" office:value="0">
            <text:p>0.00</text:p>
          </table:table-cell>
          <table:table-cell table:number-columns-repeated="5"/>
          <table:table-cell table:formula="of:=[.C35]&gt;[.C34]" office:value-type="float" office:value="1">
            <text:p>1.00</text:p>
          </table:table-cell>
          <table:table-cell table:formula="of:=[.D35]&gt;[.D34]" office:value-type="float" office:value="0">
            <text:p>0.00</text:p>
          </table:table-cell>
          <table:table-cell table:formula="of:=[.E35]&gt;[.E34]" office:value-type="float" office:value="0">
            <text:p>0.00</text:p>
          </table:table-cell>
          <table:table-cell table:formula="of:=IF(SUM([.U35:.W35])&gt;1;[.A3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5">
            <text:p>35.00</text:p>
          </table:table-cell>
          <table:table-cell/>
          <table:table-cell office:value-type="float" office:value="112.67">
            <text:p>112.67</text:p>
          </table:table-cell>
          <table:table-cell office:value-type="float" office:value="136.24">
            <text:p>136.24</text:p>
          </table:table-cell>
          <table:table-cell office:value-type="float" office:value="72.92">
            <text:p>72.92</text:p>
          </table:table-cell>
          <table:table-cell/>
          <table:table-cell table:style-name="ce2" table:formula="of:=IF([.H35]&lt;1000;IF([.I35]&gt;[.I34];0;[.G35]);IF(AND([.E35]&lt;[.E34]; [.E34]&lt;[.E33]);FLOOR(1000/[.E36];1)+[.G35];IF([.I35]&gt;[.I34];0;[.G35])))" office:value-type="float" office:value="64">
            <text:p>64.00</text:p>
          </table:table-cell>
          <table:table-cell table:formula="of:=IF([.G36]&lt;&gt;[.G35];[.H35]-([.E36]*([.G36]-[.G35]));[.H35])" office:value-type="float" office:value="337.38">
            <text:p>337.38</text:p>
          </table:table-cell>
          <table:table-cell table:formula="of:=IF([.E36]&gt;[.I35];[.E36];[.I35])" office:value-type="float" office:value="79.41">
            <text:p>79.41</text:p>
          </table:table-cell>
          <table:table-cell table:formula="of:=IF([.H36]&lt;[.H35];[.J35]+1;[.J35])" office:value-type="float" office:value="5">
            <text:p>5.00</text:p>
          </table:table-cell>
          <table:table-cell table:number-columns-repeated="2"/>
          <table:table-cell table:formula="of:=IF([.C36]&gt;[.C35];[.M35]+1;0)" office:value-type="float" office:value="2">
            <text:p>2.00</text:p>
          </table:table-cell>
          <table:table-cell table:formula="of:=IF([.D36]&gt;[.D35];[.N35]+1;0)" office:value-type="float" office:value="0">
            <text:p>0.00</text:p>
          </table:table-cell>
          <table:table-cell table:formula="of:=IF([.E36]&gt;[.E35];[.O35]+1;0)" office:value-type="float" office:value="1">
            <text:p>1.00</text:p>
          </table:table-cell>
          <table:table-cell table:number-columns-repeated="5"/>
          <table:table-cell table:formula="of:=[.C36]&gt;[.C35]" office:value-type="float" office:value="1">
            <text:p>1.00</text:p>
          </table:table-cell>
          <table:table-cell table:formula="of:=[.D36]&gt;[.D35]" office:value-type="float" office:value="0">
            <text:p>0.00</text:p>
          </table:table-cell>
          <table:table-cell table:formula="of:=[.E36]&gt;[.E35]" office:value-type="float" office:value="1">
            <text:p>1.00</text:p>
          </table:table-cell>
          <table:table-cell table:formula="of:=IF(SUM([.U36:.W36])&gt;1;[.A36];&quot;-&quot;)" office:value-type="float" office:value="35">
            <text:p>35.00</text:p>
          </table:table-cell>
          <table:table-cell table:number-columns-repeated="1000"/>
        </table:table-row>
        <table:table-row table:style-name="ro1">
          <table:table-cell office:value-type="float" office:value="36">
            <text:p>36.00</text:p>
          </table:table-cell>
          <table:table-cell/>
          <table:table-cell office:value-type="float" office:value="111.09">
            <text:p>111.09</text:p>
          </table:table-cell>
          <table:table-cell office:value-type="float" office:value="134.69">
            <text:p>134.69</text:p>
          </table:table-cell>
          <table:table-cell office:value-type="float" office:value="73.63">
            <text:p>73.63</text:p>
          </table:table-cell>
          <table:table-cell/>
          <table:table-cell table:style-name="ce2" table:formula="of:=IF([.H36]&lt;1000;IF([.I36]&gt;[.I35];0;[.G36]);IF(AND([.E36]&lt;[.E35]; [.E35]&lt;[.E34]);FLOOR(1000/[.E37];1)+[.G36];IF([.I36]&gt;[.I35];0;[.G36])))" office:value-type="float" office:value="64">
            <text:p>64.00</text:p>
          </table:table-cell>
          <table:table-cell table:formula="of:=IF([.G37]&lt;&gt;[.G36];[.H36]-([.E37]*([.G37]-[.G36]));[.H36])" office:value-type="float" office:value="337.38">
            <text:p>337.38</text:p>
          </table:table-cell>
          <table:table-cell table:formula="of:=IF([.E37]&gt;[.I36];[.E37];[.I36])" office:value-type="float" office:value="79.41">
            <text:p>79.41</text:p>
          </table:table-cell>
          <table:table-cell table:formula="of:=IF([.H37]&lt;[.H36];[.J36]+1;[.J36])" office:value-type="float" office:value="5">
            <text:p>5.00</text:p>
          </table:table-cell>
          <table:table-cell table:number-columns-repeated="2"/>
          <table:table-cell table:formula="of:=IF([.C37]&gt;[.C36];[.M36]+1;0)" office:value-type="float" office:value="0">
            <text:p>0.00</text:p>
          </table:table-cell>
          <table:table-cell table:formula="of:=IF([.D37]&gt;[.D36];[.N36]+1;0)" office:value-type="float" office:value="0">
            <text:p>0.00</text:p>
          </table:table-cell>
          <table:table-cell table:formula="of:=IF([.E37]&gt;[.E36];[.O36]+1;0)" office:value-type="float" office:value="2">
            <text:p>2.00</text:p>
          </table:table-cell>
          <table:table-cell table:number-columns-repeated="5"/>
          <table:table-cell table:formula="of:=[.C37]&gt;[.C36]" office:value-type="float" office:value="0">
            <text:p>0.00</text:p>
          </table:table-cell>
          <table:table-cell table:formula="of:=[.D37]&gt;[.D36]" office:value-type="float" office:value="0">
            <text:p>0.00</text:p>
          </table:table-cell>
          <table:table-cell table:formula="of:=[.E37]&gt;[.E36]" office:value-type="float" office:value="1">
            <text:p>1.00</text:p>
          </table:table-cell>
          <table:table-cell table:formula="of:=IF(SUM([.U37:.W37])&gt;1;[.A3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7">
            <text:p>37.00</text:p>
          </table:table-cell>
          <table:table-cell/>
          <table:table-cell office:value-type="float" office:value="110.06">
            <text:p>110.06</text:p>
          </table:table-cell>
          <table:table-cell office:value-type="float" office:value="137.49">
            <text:p>137.49</text:p>
          </table:table-cell>
          <table:table-cell office:value-type="float" office:value="72.04">
            <text:p>72.04</text:p>
          </table:table-cell>
          <table:table-cell/>
          <table:table-cell table:style-name="ce2" table:formula="of:=IF([.H37]&lt;1000;IF([.I37]&gt;[.I36];0;[.G37]);IF(AND([.E37]&lt;[.E36]; [.E36]&lt;[.E35]);FLOOR(1000/[.E38];1)+[.G37];IF([.I37]&gt;[.I36];0;[.G37])))" office:value-type="float" office:value="64">
            <text:p>64.00</text:p>
          </table:table-cell>
          <table:table-cell table:formula="of:=IF([.G38]&lt;&gt;[.G37];[.H37]-([.E38]*([.G38]-[.G37]));[.H37])" office:value-type="float" office:value="337.38">
            <text:p>337.38</text:p>
          </table:table-cell>
          <table:table-cell table:formula="of:=IF([.E38]&gt;[.I37];[.E38];[.I37])" office:value-type="float" office:value="79.41">
            <text:p>79.41</text:p>
          </table:table-cell>
          <table:table-cell table:formula="of:=IF([.H38]&lt;[.H37];[.J37]+1;[.J37])" office:value-type="float" office:value="5">
            <text:p>5.00</text:p>
          </table:table-cell>
          <table:table-cell table:number-columns-repeated="2"/>
          <table:table-cell table:formula="of:=IF([.C38]&gt;[.C37];[.M37]+1;0)" office:value-type="float" office:value="0">
            <text:p>0.00</text:p>
          </table:table-cell>
          <table:table-cell table:formula="of:=IF([.D38]&gt;[.D37];[.N37]+1;0)" office:value-type="float" office:value="1">
            <text:p>1.00</text:p>
          </table:table-cell>
          <table:table-cell table:formula="of:=IF([.E38]&gt;[.E37];[.O37]+1;0)" office:value-type="float" office:value="0">
            <text:p>0.00</text:p>
          </table:table-cell>
          <table:table-cell table:number-columns-repeated="5"/>
          <table:table-cell table:formula="of:=[.C38]&gt;[.C37]" office:value-type="float" office:value="0">
            <text:p>0.00</text:p>
          </table:table-cell>
          <table:table-cell table:formula="of:=[.D38]&gt;[.D37]" office:value-type="float" office:value="1">
            <text:p>1.00</text:p>
          </table:table-cell>
          <table:table-cell table:formula="of:=[.E38]&gt;[.E37]" office:value-type="float" office:value="0">
            <text:p>0.00</text:p>
          </table:table-cell>
          <table:table-cell table:formula="of:=IF(SUM([.U38:.W38])&gt;1;[.A3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8">
            <text:p>38.00</text:p>
          </table:table-cell>
          <table:table-cell/>
          <table:table-cell office:value-type="float" office:value="111.55">
            <text:p>111.55</text:p>
          </table:table-cell>
          <table:table-cell office:value-type="float" office:value="135.7">
            <text:p>135.70</text:p>
          </table:table-cell>
          <table:table-cell office:value-type="float" office:value="70.16">
            <text:p>70.16</text:p>
          </table:table-cell>
          <table:table-cell/>
          <table:table-cell table:style-name="ce2" table:formula="of:=IF([.H38]&lt;1000;IF([.I38]&gt;[.I37];0;[.G38]);IF(AND([.E38]&lt;[.E37]; [.E37]&lt;[.E36]);FLOOR(1000/[.E39];1)+[.G38];IF([.I38]&gt;[.I37];0;[.G38])))" office:value-type="float" office:value="64">
            <text:p>64.00</text:p>
          </table:table-cell>
          <table:table-cell table:formula="of:=IF([.G39]&lt;&gt;[.G38];[.H38]-([.E39]*([.G39]-[.G38]));[.H38])" office:value-type="float" office:value="337.38">
            <text:p>337.38</text:p>
          </table:table-cell>
          <table:table-cell table:formula="of:=IF([.E39]&gt;[.I38];[.E39];[.I38])" office:value-type="float" office:value="79.41">
            <text:p>79.41</text:p>
          </table:table-cell>
          <table:table-cell table:formula="of:=IF([.H39]&lt;[.H38];[.J38]+1;[.J38])" office:value-type="float" office:value="5">
            <text:p>5.00</text:p>
          </table:table-cell>
          <table:table-cell table:number-columns-repeated="2"/>
          <table:table-cell table:formula="of:=IF([.C39]&gt;[.C38];[.M38]+1;0)" office:value-type="float" office:value="1">
            <text:p>1.00</text:p>
          </table:table-cell>
          <table:table-cell table:formula="of:=IF([.D39]&gt;[.D38];[.N38]+1;0)" office:value-type="float" office:value="0">
            <text:p>0.00</text:p>
          </table:table-cell>
          <table:table-cell table:formula="of:=IF([.E39]&gt;[.E38];[.O38]+1;0)" office:value-type="float" office:value="0">
            <text:p>0.00</text:p>
          </table:table-cell>
          <table:table-cell table:number-columns-repeated="5"/>
          <table:table-cell table:formula="of:=[.C39]&gt;[.C38]" office:value-type="float" office:value="1">
            <text:p>1.00</text:p>
          </table:table-cell>
          <table:table-cell table:formula="of:=[.D39]&gt;[.D38]" office:value-type="float" office:value="0">
            <text:p>0.00</text:p>
          </table:table-cell>
          <table:table-cell table:formula="of:=[.E39]&gt;[.E38]" office:value-type="float" office:value="0">
            <text:p>0.00</text:p>
          </table:table-cell>
          <table:table-cell table:formula="of:=IF(SUM([.U39:.W39])&gt;1;[.A3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">
            <text:p>39.00</text:p>
          </table:table-cell>
          <table:table-cell/>
          <table:table-cell office:value-type="float" office:value="112.25">
            <text:p>112.25</text:p>
          </table:table-cell>
          <table:table-cell office:value-type="float" office:value="134.69">
            <text:p>134.69</text:p>
          </table:table-cell>
          <table:table-cell office:value-type="float" office:value="72.24">
            <text:p>72.24</text:p>
          </table:table-cell>
          <table:table-cell/>
          <table:table-cell table:style-name="ce2" table:formula="of:=IF([.H39]&lt;1000;IF([.I39]&gt;[.I38];0;[.G39]);IF(AND([.E39]&lt;[.E38]; [.E38]&lt;[.E37]);FLOOR(1000/[.E40];1)+[.G39];IF([.I39]&gt;[.I38];0;[.G39])))" office:value-type="float" office:value="64">
            <text:p>64.00</text:p>
          </table:table-cell>
          <table:table-cell table:formula="of:=IF([.G40]&lt;&gt;[.G39];[.H39]-([.E40]*([.G40]-[.G39]));[.H39])" office:value-type="float" office:value="337.38">
            <text:p>337.38</text:p>
          </table:table-cell>
          <table:table-cell table:formula="of:=IF([.E40]&gt;[.I39];[.E40];[.I39])" office:value-type="float" office:value="79.41">
            <text:p>79.41</text:p>
          </table:table-cell>
          <table:table-cell table:formula="of:=IF([.H40]&lt;[.H39];[.J39]+1;[.J39])" office:value-type="float" office:value="5">
            <text:p>5.00</text:p>
          </table:table-cell>
          <table:table-cell table:number-columns-repeated="2"/>
          <table:table-cell table:formula="of:=IF([.C40]&gt;[.C39];[.M39]+1;0)" office:value-type="float" office:value="2">
            <text:p>2.00</text:p>
          </table:table-cell>
          <table:table-cell table:formula="of:=IF([.D40]&gt;[.D39];[.N39]+1;0)" office:value-type="float" office:value="0">
            <text:p>0.00</text:p>
          </table:table-cell>
          <table:table-cell table:formula="of:=IF([.E40]&gt;[.E39];[.O39]+1;0)" office:value-type="float" office:value="1">
            <text:p>1.00</text:p>
          </table:table-cell>
          <table:table-cell table:number-columns-repeated="5"/>
          <table:table-cell table:formula="of:=[.C40]&gt;[.C39]" office:value-type="float" office:value="1">
            <text:p>1.00</text:p>
          </table:table-cell>
          <table:table-cell table:formula="of:=[.D40]&gt;[.D39]" office:value-type="float" office:value="0">
            <text:p>0.00</text:p>
          </table:table-cell>
          <table:table-cell table:formula="of:=[.E40]&gt;[.E39]" office:value-type="float" office:value="1">
            <text:p>1.00</text:p>
          </table:table-cell>
          <table:table-cell table:formula="of:=IF(SUM([.U40:.W40])&gt;1;[.A40];&quot;-&quot;)" office:value-type="float" office:value="39">
            <text:p>39.00</text:p>
          </table:table-cell>
          <table:table-cell table:number-columns-repeated="1000"/>
        </table:table-row>
        <table:table-row table:style-name="ro1">
          <table:table-cell office:value-type="float" office:value="40">
            <text:p>40.00</text:p>
          </table:table-cell>
          <table:table-cell/>
          <table:table-cell office:value-type="float" office:value="110.59">
            <text:p>110.59</text:p>
          </table:table-cell>
          <table:table-cell office:value-type="float" office:value="133.41">
            <text:p>133.41</text:p>
          </table:table-cell>
          <table:table-cell office:value-type="float" office:value="70.25">
            <text:p>70.25</text:p>
          </table:table-cell>
          <table:table-cell/>
          <table:table-cell table:style-name="ce2" table:formula="of:=IF([.H40]&lt;1000;IF([.I40]&gt;[.I39];0;[.G40]);IF(AND([.E40]&lt;[.E39]; [.E39]&lt;[.E38]);FLOOR(1000/[.E41];1)+[.G40];IF([.I40]&gt;[.I39];0;[.G40])))" office:value-type="float" office:value="64">
            <text:p>64.00</text:p>
          </table:table-cell>
          <table:table-cell table:formula="of:=IF([.G41]&lt;&gt;[.G40];[.H40]-([.E41]*([.G41]-[.G40]));[.H40])" office:value-type="float" office:value="337.38">
            <text:p>337.38</text:p>
          </table:table-cell>
          <table:table-cell table:formula="of:=IF([.E41]&gt;[.I40];[.E41];[.I40])" office:value-type="float" office:value="79.41">
            <text:p>79.41</text:p>
          </table:table-cell>
          <table:table-cell table:formula="of:=IF([.H41]&lt;[.H40];[.J40]+1;[.J40])" office:value-type="float" office:value="5">
            <text:p>5.00</text:p>
          </table:table-cell>
          <table:table-cell table:number-columns-repeated="2"/>
          <table:table-cell table:formula="of:=IF([.C41]&gt;[.C40];[.M40]+1;0)" office:value-type="float" office:value="0">
            <text:p>0.00</text:p>
          </table:table-cell>
          <table:table-cell table:formula="of:=IF([.D41]&gt;[.D40];[.N40]+1;0)" office:value-type="float" office:value="0">
            <text:p>0.00</text:p>
          </table:table-cell>
          <table:table-cell table:formula="of:=IF([.E41]&gt;[.E40];[.O40]+1;0)" office:value-type="float" office:value="0">
            <text:p>0.00</text:p>
          </table:table-cell>
          <table:table-cell table:number-columns-repeated="5"/>
          <table:table-cell table:formula="of:=[.C41]&gt;[.C40]" office:value-type="float" office:value="0">
            <text:p>0.00</text:p>
          </table:table-cell>
          <table:table-cell table:formula="of:=[.D41]&gt;[.D40]" office:value-type="float" office:value="0">
            <text:p>0.00</text:p>
          </table:table-cell>
          <table:table-cell table:formula="of:=[.E41]&gt;[.E40]" office:value-type="float" office:value="0">
            <text:p>0.00</text:p>
          </table:table-cell>
          <table:table-cell table:formula="of:=IF(SUM([.U41:.W41])&gt;1;[.A4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1">
            <text:p>41.00</text:p>
          </table:table-cell>
          <table:table-cell/>
          <table:table-cell office:value-type="float" office:value="109.24">
            <text:p>109.24</text:p>
          </table:table-cell>
          <table:table-cell office:value-type="float" office:value="136.24">
            <text:p>136.24</text:p>
          </table:table-cell>
          <table:table-cell office:value-type="float" office:value="71.67">
            <text:p>71.67</text:p>
          </table:table-cell>
          <table:table-cell/>
          <table:table-cell table:style-name="ce2" table:formula="of:=IF([.H41]&lt;1000;IF([.I41]&gt;[.I40];0;[.G41]);IF(AND([.E41]&lt;[.E40]; [.E40]&lt;[.E39]);FLOOR(1000/[.E42];1)+[.G41];IF([.I41]&gt;[.I40];0;[.G41])))" office:value-type="float" office:value="64">
            <text:p>64.00</text:p>
          </table:table-cell>
          <table:table-cell table:formula="of:=IF([.G42]&lt;&gt;[.G41];[.H41]-([.E42]*([.G42]-[.G41]));[.H41])" office:value-type="float" office:value="337.38">
            <text:p>337.38</text:p>
          </table:table-cell>
          <table:table-cell table:formula="of:=IF([.E42]&gt;[.I41];[.E42];[.I41])" office:value-type="float" office:value="79.41">
            <text:p>79.41</text:p>
          </table:table-cell>
          <table:table-cell table:formula="of:=IF([.H42]&lt;[.H41];[.J41]+1;[.J41])" office:value-type="float" office:value="5">
            <text:p>5.00</text:p>
          </table:table-cell>
          <table:table-cell table:number-columns-repeated="2"/>
          <table:table-cell table:formula="of:=IF([.C42]&gt;[.C41];[.M41]+1;0)" office:value-type="float" office:value="0">
            <text:p>0.00</text:p>
          </table:table-cell>
          <table:table-cell table:formula="of:=IF([.D42]&gt;[.D41];[.N41]+1;0)" office:value-type="float" office:value="1">
            <text:p>1.00</text:p>
          </table:table-cell>
          <table:table-cell table:formula="of:=IF([.E42]&gt;[.E41];[.O41]+1;0)" office:value-type="float" office:value="1">
            <text:p>1.00</text:p>
          </table:table-cell>
          <table:table-cell table:number-columns-repeated="5"/>
          <table:table-cell table:formula="of:=[.C42]&gt;[.C41]" office:value-type="float" office:value="0">
            <text:p>0.00</text:p>
          </table:table-cell>
          <table:table-cell table:formula="of:=[.D42]&gt;[.D41]" office:value-type="float" office:value="1">
            <text:p>1.00</text:p>
          </table:table-cell>
          <table:table-cell table:formula="of:=[.E42]&gt;[.E41]" office:value-type="float" office:value="1">
            <text:p>1.00</text:p>
          </table:table-cell>
          <table:table-cell table:formula="of:=IF(SUM([.U42:.W42])&gt;1;[.A42];&quot;-&quot;)" office:value-type="float" office:value="41">
            <text:p>41.00</text:p>
          </table:table-cell>
          <table:table-cell table:number-columns-repeated="1000"/>
        </table:table-row>
        <table:table-row table:style-name="ro1">
          <table:table-cell office:value-type="float" office:value="42">
            <text:p>42.00</text:p>
          </table:table-cell>
          <table:table-cell/>
          <table:table-cell office:value-type="float" office:value="107.52">
            <text:p>107.52</text:p>
          </table:table-cell>
          <table:table-cell office:value-type="float" office:value="136.22">
            <text:p>136.22</text:p>
          </table:table-cell>
          <table:table-cell office:value-type="float" office:value="73.1">
            <text:p>73.10</text:p>
          </table:table-cell>
          <table:table-cell/>
          <table:table-cell table:style-name="ce2" table:formula="of:=IF([.H42]&lt;1000;IF([.I42]&gt;[.I41];0;[.G42]);IF(AND([.E42]&lt;[.E41]; [.E41]&lt;[.E40]);FLOOR(1000/[.E43];1)+[.G42];IF([.I42]&gt;[.I41];0;[.G42])))" office:value-type="float" office:value="64">
            <text:p>64.00</text:p>
          </table:table-cell>
          <table:table-cell table:formula="of:=IF([.G43]&lt;&gt;[.G42];[.H42]-([.E43]*([.G43]-[.G42]));[.H42])" office:value-type="float" office:value="337.38">
            <text:p>337.38</text:p>
          </table:table-cell>
          <table:table-cell table:formula="of:=IF([.E43]&gt;[.I42];[.E43];[.I42])" office:value-type="float" office:value="79.41">
            <text:p>79.41</text:p>
          </table:table-cell>
          <table:table-cell table:formula="of:=IF([.H43]&lt;[.H42];[.J42]+1;[.J42])" office:value-type="float" office:value="5">
            <text:p>5.00</text:p>
          </table:table-cell>
          <table:table-cell table:number-columns-repeated="2"/>
          <table:table-cell table:formula="of:=IF([.C43]&gt;[.C42];[.M42]+1;0)" office:value-type="float" office:value="0">
            <text:p>0.00</text:p>
          </table:table-cell>
          <table:table-cell table:formula="of:=IF([.D43]&gt;[.D42];[.N42]+1;0)" office:value-type="float" office:value="0">
            <text:p>0.00</text:p>
          </table:table-cell>
          <table:table-cell table:formula="of:=IF([.E43]&gt;[.E42];[.O42]+1;0)" office:value-type="float" office:value="2">
            <text:p>2.00</text:p>
          </table:table-cell>
          <table:table-cell table:number-columns-repeated="5"/>
          <table:table-cell table:formula="of:=[.C43]&gt;[.C42]" office:value-type="float" office:value="0">
            <text:p>0.00</text:p>
          </table:table-cell>
          <table:table-cell table:formula="of:=[.D43]&gt;[.D42]" office:value-type="float" office:value="0">
            <text:p>0.00</text:p>
          </table:table-cell>
          <table:table-cell table:formula="of:=[.E43]&gt;[.E42]" office:value-type="float" office:value="1">
            <text:p>1.00</text:p>
          </table:table-cell>
          <table:table-cell table:formula="of:=IF(SUM([.U43:.W43])&gt;1;[.A4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3">
            <text:p>43.00</text:p>
          </table:table-cell>
          <table:table-cell/>
          <table:table-cell office:value-type="float" office:value="107.97">
            <text:p>107.97</text:p>
          </table:table-cell>
          <table:table-cell office:value-type="float" office:value="135.7">
            <text:p>135.70</text:p>
          </table:table-cell>
          <table:table-cell office:value-type="float" office:value="74.36">
            <text:p>74.36</text:p>
          </table:table-cell>
          <table:table-cell/>
          <table:table-cell table:style-name="ce2" table:formula="of:=IF([.H43]&lt;1000;IF([.I43]&gt;[.I42];0;[.G43]);IF(AND([.E43]&lt;[.E42]; [.E42]&lt;[.E41]);FLOOR(1000/[.E44];1)+[.G43];IF([.I43]&gt;[.I42];0;[.G43])))" office:value-type="float" office:value="64">
            <text:p>64.00</text:p>
          </table:table-cell>
          <table:table-cell table:formula="of:=IF([.G44]&lt;&gt;[.G43];[.H43]-([.E44]*([.G44]-[.G43]));[.H43])" office:value-type="float" office:value="337.38">
            <text:p>337.38</text:p>
          </table:table-cell>
          <table:table-cell table:formula="of:=IF([.E44]&gt;[.I43];[.E44];[.I43])" office:value-type="float" office:value="79.41">
            <text:p>79.41</text:p>
          </table:table-cell>
          <table:table-cell table:formula="of:=IF([.H44]&lt;[.H43];[.J43]+1;[.J43])" office:value-type="float" office:value="5">
            <text:p>5.00</text:p>
          </table:table-cell>
          <table:table-cell table:number-columns-repeated="2"/>
          <table:table-cell table:formula="of:=IF([.C44]&gt;[.C43];[.M43]+1;0)" office:value-type="float" office:value="1">
            <text:p>1.00</text:p>
          </table:table-cell>
          <table:table-cell table:formula="of:=IF([.D44]&gt;[.D43];[.N43]+1;0)" office:value-type="float" office:value="0">
            <text:p>0.00</text:p>
          </table:table-cell>
          <table:table-cell table:formula="of:=IF([.E44]&gt;[.E43];[.O43]+1;0)" office:value-type="float" office:value="3">
            <text:p>3.00</text:p>
          </table:table-cell>
          <table:table-cell table:number-columns-repeated="5"/>
          <table:table-cell table:formula="of:=[.C44]&gt;[.C43]" office:value-type="float" office:value="1">
            <text:p>1.00</text:p>
          </table:table-cell>
          <table:table-cell table:formula="of:=[.D44]&gt;[.D43]" office:value-type="float" office:value="0">
            <text:p>0.00</text:p>
          </table:table-cell>
          <table:table-cell table:formula="of:=[.E44]&gt;[.E43]" office:value-type="float" office:value="1">
            <text:p>1.00</text:p>
          </table:table-cell>
          <table:table-cell table:formula="of:=IF(SUM([.U44:.W44])&gt;1;[.A44];&quot;-&quot;)" office:value-type="float" office:value="43">
            <text:p>43.00</text:p>
          </table:table-cell>
          <table:table-cell table:number-columns-repeated="1000"/>
        </table:table-row>
        <table:table-row table:style-name="ro1">
          <table:table-cell office:value-type="float" office:value="44">
            <text:p>44.00</text:p>
          </table:table-cell>
          <table:table-cell/>
          <table:table-cell office:value-type="float" office:value="106.54">
            <text:p>106.54</text:p>
          </table:table-cell>
          <table:table-cell office:value-type="float" office:value="134.72">
            <text:p>134.72</text:p>
          </table:table-cell>
          <table:table-cell office:value-type="float" office:value="72.81">
            <text:p>72.81</text:p>
          </table:table-cell>
          <table:table-cell/>
          <table:table-cell table:style-name="ce2" table:formula="of:=IF([.H44]&lt;1000;IF([.I44]&gt;[.I43];0;[.G44]);IF(AND([.E44]&lt;[.E43]; [.E43]&lt;[.E42]);FLOOR(1000/[.E45];1)+[.G44];IF([.I44]&gt;[.I43];0;[.G44])))" office:value-type="float" office:value="64">
            <text:p>64.00</text:p>
          </table:table-cell>
          <table:table-cell table:formula="of:=IF([.G45]&lt;&gt;[.G44];[.H44]-([.E45]*([.G45]-[.G44]));[.H44])" office:value-type="float" office:value="337.38">
            <text:p>337.38</text:p>
          </table:table-cell>
          <table:table-cell table:formula="of:=IF([.E45]&gt;[.I44];[.E45];[.I44])" office:value-type="float" office:value="79.41">
            <text:p>79.41</text:p>
          </table:table-cell>
          <table:table-cell table:formula="of:=IF([.H45]&lt;[.H44];[.J44]+1;[.J44])" office:value-type="float" office:value="5">
            <text:p>5.00</text:p>
          </table:table-cell>
          <table:table-cell table:number-columns-repeated="2"/>
          <table:table-cell table:formula="of:=IF([.C45]&gt;[.C44];[.M44]+1;0)" office:value-type="float" office:value="0">
            <text:p>0.00</text:p>
          </table:table-cell>
          <table:table-cell table:formula="of:=IF([.D45]&gt;[.D44];[.N44]+1;0)" office:value-type="float" office:value="0">
            <text:p>0.00</text:p>
          </table:table-cell>
          <table:table-cell table:formula="of:=IF([.E45]&gt;[.E44];[.O44]+1;0)" office:value-type="float" office:value="0">
            <text:p>0.00</text:p>
          </table:table-cell>
          <table:table-cell table:number-columns-repeated="5"/>
          <table:table-cell table:formula="of:=[.C45]&gt;[.C44]" office:value-type="float" office:value="0">
            <text:p>0.00</text:p>
          </table:table-cell>
          <table:table-cell table:formula="of:=[.D45]&gt;[.D44]" office:value-type="float" office:value="0">
            <text:p>0.00</text:p>
          </table:table-cell>
          <table:table-cell table:formula="of:=[.E45]&gt;[.E44]" office:value-type="float" office:value="0">
            <text:p>0.00</text:p>
          </table:table-cell>
          <table:table-cell table:formula="of:=IF(SUM([.U45:.W45])&gt;1;[.A4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5">
            <text:p>45.00</text:p>
          </table:table-cell>
          <table:table-cell/>
          <table:table-cell office:value-type="float" office:value="105.18">
            <text:p>105.18</text:p>
          </table:table-cell>
          <table:table-cell office:value-type="float" office:value="133.13">
            <text:p>133.13</text:p>
          </table:table-cell>
          <table:table-cell office:value-type="float" office:value="71.02">
            <text:p>71.02</text:p>
          </table:table-cell>
          <table:table-cell/>
          <table:table-cell table:style-name="ce2" table:formula="of:=IF([.H45]&lt;1000;IF([.I45]&gt;[.I44];0;[.G45]);IF(AND([.E45]&lt;[.E44]; [.E44]&lt;[.E43]);FLOOR(1000/[.E46];1)+[.G45];IF([.I45]&gt;[.I44];0;[.G45])))" office:value-type="float" office:value="64">
            <text:p>64.00</text:p>
          </table:table-cell>
          <table:table-cell table:formula="of:=IF([.G46]&lt;&gt;[.G45];[.H45]-([.E46]*([.G46]-[.G45]));[.H45])" office:value-type="float" office:value="337.38">
            <text:p>337.38</text:p>
          </table:table-cell>
          <table:table-cell table:formula="of:=IF([.E46]&gt;[.I45];[.E46];[.I45])" office:value-type="float" office:value="79.41">
            <text:p>79.41</text:p>
          </table:table-cell>
          <table:table-cell table:formula="of:=IF([.H46]&lt;[.H45];[.J45]+1;[.J45])" office:value-type="float" office:value="5">
            <text:p>5.00</text:p>
          </table:table-cell>
          <table:table-cell table:number-columns-repeated="2"/>
          <table:table-cell table:formula="of:=IF([.C46]&gt;[.C45];[.M45]+1;0)" office:value-type="float" office:value="0">
            <text:p>0.00</text:p>
          </table:table-cell>
          <table:table-cell table:formula="of:=IF([.D46]&gt;[.D45];[.N45]+1;0)" office:value-type="float" office:value="0">
            <text:p>0.00</text:p>
          </table:table-cell>
          <table:table-cell table:formula="of:=IF([.E46]&gt;[.E45];[.O45]+1;0)" office:value-type="float" office:value="0">
            <text:p>0.00</text:p>
          </table:table-cell>
          <table:table-cell table:number-columns-repeated="5"/>
          <table:table-cell table:formula="of:=[.C46]&gt;[.C45]" office:value-type="float" office:value="0">
            <text:p>0.00</text:p>
          </table:table-cell>
          <table:table-cell table:formula="of:=[.D46]&gt;[.D45]" office:value-type="float" office:value="0">
            <text:p>0.00</text:p>
          </table:table-cell>
          <table:table-cell table:formula="of:=[.E46]&gt;[.E45]" office:value-type="float" office:value="0">
            <text:p>0.00</text:p>
          </table:table-cell>
          <table:table-cell table:formula="of:=IF(SUM([.U46:.W46])&gt;1;[.A4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6">
            <text:p>46.00</text:p>
          </table:table-cell>
          <table:table-cell/>
          <table:table-cell office:value-type="float" office:value="103.97">
            <text:p>103.97</text:p>
          </table:table-cell>
          <table:table-cell office:value-type="float" office:value="131.48">
            <text:p>131.48</text:p>
          </table:table-cell>
          <table:table-cell office:value-type="float" office:value="72.37">
            <text:p>72.37</text:p>
          </table:table-cell>
          <table:table-cell/>
          <table:table-cell table:style-name="ce2" table:formula="of:=IF([.H46]&lt;1000;IF([.I46]&gt;[.I45];0;[.G46]);IF(AND([.E46]&lt;[.E45]; [.E45]&lt;[.E44]);FLOOR(1000/[.E47];1)+[.G46];IF([.I46]&gt;[.I45];0;[.G46])))" office:value-type="float" office:value="64">
            <text:p>64.00</text:p>
          </table:table-cell>
          <table:table-cell table:formula="of:=IF([.G47]&lt;&gt;[.G46];[.H46]-([.E47]*([.G47]-[.G46]));[.H46])" office:value-type="float" office:value="337.38">
            <text:p>337.38</text:p>
          </table:table-cell>
          <table:table-cell table:formula="of:=IF([.E47]&gt;[.I46];[.E47];[.I46])" office:value-type="float" office:value="79.41">
            <text:p>79.41</text:p>
          </table:table-cell>
          <table:table-cell table:formula="of:=IF([.H47]&lt;[.H46];[.J46]+1;[.J46])" office:value-type="float" office:value="5">
            <text:p>5.00</text:p>
          </table:table-cell>
          <table:table-cell table:number-columns-repeated="2"/>
          <table:table-cell table:formula="of:=IF([.C47]&gt;[.C46];[.M46]+1;0)" office:value-type="float" office:value="0">
            <text:p>0.00</text:p>
          </table:table-cell>
          <table:table-cell table:formula="of:=IF([.D47]&gt;[.D46];[.N46]+1;0)" office:value-type="float" office:value="0">
            <text:p>0.00</text:p>
          </table:table-cell>
          <table:table-cell table:formula="of:=IF([.E47]&gt;[.E46];[.O46]+1;0)" office:value-type="float" office:value="1">
            <text:p>1.00</text:p>
          </table:table-cell>
          <table:table-cell table:number-columns-repeated="5"/>
          <table:table-cell table:formula="of:=[.C47]&gt;[.C46]" office:value-type="float" office:value="0">
            <text:p>0.00</text:p>
          </table:table-cell>
          <table:table-cell table:formula="of:=[.D47]&gt;[.D46]" office:value-type="float" office:value="0">
            <text:p>0.00</text:p>
          </table:table-cell>
          <table:table-cell table:formula="of:=[.E47]&gt;[.E46]" office:value-type="float" office:value="1">
            <text:p>1.00</text:p>
          </table:table-cell>
          <table:table-cell table:formula="of:=IF(SUM([.U47:.W47])&gt;1;[.A4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7">
            <text:p>47.00</text:p>
          </table:table-cell>
          <table:table-cell/>
          <table:table-cell office:value-type="float" office:value="105.17">
            <text:p>105.17</text:p>
          </table:table-cell>
          <table:table-cell office:value-type="float" office:value="131.35">
            <text:p>131.35</text:p>
          </table:table-cell>
          <table:table-cell office:value-type="float" office:value="72.58">
            <text:p>72.58</text:p>
          </table:table-cell>
          <table:table-cell/>
          <table:table-cell table:style-name="ce2" table:formula="of:=IF([.H47]&lt;1000;IF([.I47]&gt;[.I46];0;[.G47]);IF(AND([.E47]&lt;[.E46]; [.E46]&lt;[.E45]);FLOOR(1000/[.E48];1)+[.G47];IF([.I47]&gt;[.I46];0;[.G47])))" office:value-type="float" office:value="64">
            <text:p>64.00</text:p>
          </table:table-cell>
          <table:table-cell table:formula="of:=IF([.G48]&lt;&gt;[.G47];[.H47]-([.E48]*([.G48]-[.G47]));[.H47])" office:value-type="float" office:value="337.38">
            <text:p>337.38</text:p>
          </table:table-cell>
          <table:table-cell table:formula="of:=IF([.E48]&gt;[.I47];[.E48];[.I47])" office:value-type="float" office:value="79.41">
            <text:p>79.41</text:p>
          </table:table-cell>
          <table:table-cell table:formula="of:=IF([.H48]&lt;[.H47];[.J47]+1;[.J47])" office:value-type="float" office:value="5">
            <text:p>5.00</text:p>
          </table:table-cell>
          <table:table-cell table:number-columns-repeated="2"/>
          <table:table-cell table:formula="of:=IF([.C48]&gt;[.C47];[.M47]+1;0)" office:value-type="float" office:value="1">
            <text:p>1.00</text:p>
          </table:table-cell>
          <table:table-cell table:formula="of:=IF([.D48]&gt;[.D47];[.N47]+1;0)" office:value-type="float" office:value="0">
            <text:p>0.00</text:p>
          </table:table-cell>
          <table:table-cell table:formula="of:=IF([.E48]&gt;[.E47];[.O47]+1;0)" office:value-type="float" office:value="2">
            <text:p>2.00</text:p>
          </table:table-cell>
          <table:table-cell table:number-columns-repeated="5"/>
          <table:table-cell table:formula="of:=[.C48]&gt;[.C47]" office:value-type="float" office:value="1">
            <text:p>1.00</text:p>
          </table:table-cell>
          <table:table-cell table:formula="of:=[.D48]&gt;[.D47]" office:value-type="float" office:value="0">
            <text:p>0.00</text:p>
          </table:table-cell>
          <table:table-cell table:formula="of:=[.E48]&gt;[.E47]" office:value-type="float" office:value="1">
            <text:p>1.00</text:p>
          </table:table-cell>
          <table:table-cell table:formula="of:=IF(SUM([.U48:.W48])&gt;1;[.A48];&quot;-&quot;)" office:value-type="float" office:value="47">
            <text:p>47.00</text:p>
          </table:table-cell>
          <table:table-cell table:number-columns-repeated="1000"/>
        </table:table-row>
        <table:table-row table:style-name="ro1">
          <table:table-cell office:value-type="float" office:value="48">
            <text:p>48.00</text:p>
          </table:table-cell>
          <table:table-cell/>
          <table:table-cell office:value-type="float" office:value="106.1">
            <text:p>106.10</text:p>
          </table:table-cell>
          <table:table-cell office:value-type="float" office:value="131.2">
            <text:p>131.20</text:p>
          </table:table-cell>
          <table:table-cell office:value-type="float" office:value="70.73">
            <text:p>70.73</text:p>
          </table:table-cell>
          <table:table-cell/>
          <table:table-cell table:style-name="ce2" table:formula="of:=IF([.H48]&lt;1000;IF([.I48]&gt;[.I47];0;[.G48]);IF(AND([.E48]&lt;[.E47]; [.E47]&lt;[.E46]);FLOOR(1000/[.E49];1)+[.G48];IF([.I48]&gt;[.I47];0;[.G48])))" office:value-type="float" office:value="64">
            <text:p>64.00</text:p>
          </table:table-cell>
          <table:table-cell table:formula="of:=IF([.G49]&lt;&gt;[.G48];[.H48]-([.E49]*([.G49]-[.G48]));[.H48])" office:value-type="float" office:value="337.38">
            <text:p>337.38</text:p>
          </table:table-cell>
          <table:table-cell table:formula="of:=IF([.E49]&gt;[.I48];[.E49];[.I48])" office:value-type="float" office:value="79.41">
            <text:p>79.41</text:p>
          </table:table-cell>
          <table:table-cell table:formula="of:=IF([.H49]&lt;[.H48];[.J48]+1;[.J48])" office:value-type="float" office:value="5">
            <text:p>5.00</text:p>
          </table:table-cell>
          <table:table-cell table:number-columns-repeated="2"/>
          <table:table-cell table:formula="of:=IF([.C49]&gt;[.C48];[.M48]+1;0)" office:value-type="float" office:value="2">
            <text:p>2.00</text:p>
          </table:table-cell>
          <table:table-cell table:formula="of:=IF([.D49]&gt;[.D48];[.N48]+1;0)" office:value-type="float" office:value="0">
            <text:p>0.00</text:p>
          </table:table-cell>
          <table:table-cell table:formula="of:=IF([.E49]&gt;[.E48];[.O48]+1;0)" office:value-type="float" office:value="0">
            <text:p>0.00</text:p>
          </table:table-cell>
          <table:table-cell table:number-columns-repeated="5"/>
          <table:table-cell table:formula="of:=[.C49]&gt;[.C48]" office:value-type="float" office:value="1">
            <text:p>1.00</text:p>
          </table:table-cell>
          <table:table-cell table:formula="of:=[.D49]&gt;[.D48]" office:value-type="float" office:value="0">
            <text:p>0.00</text:p>
          </table:table-cell>
          <table:table-cell table:formula="of:=[.E49]&gt;[.E48]" office:value-type="float" office:value="0">
            <text:p>0.00</text:p>
          </table:table-cell>
          <table:table-cell table:formula="of:=IF(SUM([.U49:.W49])&gt;1;[.A4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9">
            <text:p>49.00</text:p>
          </table:table-cell>
          <table:table-cell/>
          <table:table-cell office:value-type="float" office:value="107.77">
            <text:p>107.77</text:p>
          </table:table-cell>
          <table:table-cell office:value-type="float" office:value="130.01">
            <text:p>130.01</text:p>
          </table:table-cell>
          <table:table-cell office:value-type="float" office:value="69.03">
            <text:p>69.03</text:p>
          </table:table-cell>
          <table:table-cell/>
          <table:table-cell table:style-name="ce2" table:formula="of:=IF([.H49]&lt;1000;IF([.I49]&gt;[.I48];0;[.G49]);IF(AND([.E49]&lt;[.E48]; [.E48]&lt;[.E47]);FLOOR(1000/[.E50];1)+[.G49];IF([.I49]&gt;[.I48];0;[.G49])))" office:value-type="float" office:value="64">
            <text:p>64.00</text:p>
          </table:table-cell>
          <table:table-cell table:formula="of:=IF([.G50]&lt;&gt;[.G49];[.H49]-([.E50]*([.G50]-[.G49]));[.H49])" office:value-type="float" office:value="337.38">
            <text:p>337.38</text:p>
          </table:table-cell>
          <table:table-cell table:formula="of:=IF([.E50]&gt;[.I49];[.E50];[.I49])" office:value-type="float" office:value="79.41">
            <text:p>79.41</text:p>
          </table:table-cell>
          <table:table-cell table:formula="of:=IF([.H50]&lt;[.H49];[.J49]+1;[.J49])" office:value-type="float" office:value="5">
            <text:p>5.00</text:p>
          </table:table-cell>
          <table:table-cell table:number-columns-repeated="2"/>
          <table:table-cell table:formula="of:=IF([.C50]&gt;[.C49];[.M49]+1;0)" office:value-type="float" office:value="3">
            <text:p>3.00</text:p>
          </table:table-cell>
          <table:table-cell table:formula="of:=IF([.D50]&gt;[.D49];[.N49]+1;0)" office:value-type="float" office:value="0">
            <text:p>0.00</text:p>
          </table:table-cell>
          <table:table-cell table:formula="of:=IF([.E50]&gt;[.E49];[.O49]+1;0)" office:value-type="float" office:value="0">
            <text:p>0.00</text:p>
          </table:table-cell>
          <table:table-cell table:number-columns-repeated="5"/>
          <table:table-cell table:formula="of:=[.C50]&gt;[.C49]" office:value-type="float" office:value="1">
            <text:p>1.00</text:p>
          </table:table-cell>
          <table:table-cell table:formula="of:=[.D50]&gt;[.D49]" office:value-type="float" office:value="0">
            <text:p>0.00</text:p>
          </table:table-cell>
          <table:table-cell table:formula="of:=[.E50]&gt;[.E49]" office:value-type="float" office:value="0">
            <text:p>0.00</text:p>
          </table:table-cell>
          <table:table-cell table:formula="of:=IF(SUM([.U50:.W50])&gt;1;[.A5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50">
            <text:p>50.00</text:p>
          </table:table-cell>
          <table:table-cell/>
          <table:table-cell office:value-type="float" office:value="108.02">
            <text:p>108.02</text:p>
          </table:table-cell>
          <table:table-cell office:value-type="float" office:value="129.72">
            <text:p>129.72</text:p>
          </table:table-cell>
          <table:table-cell office:value-type="float" office:value="70">
            <text:p>70.00</text:p>
          </table:table-cell>
          <table:table-cell/>
          <table:table-cell table:style-name="ce2" table:formula="of:=IF([.H50]&lt;1000;IF([.I50]&gt;[.I49];0;[.G50]);IF(AND([.E50]&lt;[.E49]; [.E49]&lt;[.E48]);FLOOR(1000/[.E51];1)+[.G50];IF([.I50]&gt;[.I49];0;[.G50])))" office:value-type="float" office:value="64">
            <text:p>64.00</text:p>
          </table:table-cell>
          <table:table-cell table:formula="of:=IF([.G51]&lt;&gt;[.G50];[.H50]-([.E51]*([.G51]-[.G50]));[.H50])" office:value-type="float" office:value="337.38">
            <text:p>337.38</text:p>
          </table:table-cell>
          <table:table-cell table:formula="of:=IF([.E51]&gt;[.I50];[.E51];[.I50])" office:value-type="float" office:value="79.41">
            <text:p>79.41</text:p>
          </table:table-cell>
          <table:table-cell table:formula="of:=IF([.H51]&lt;[.H50];[.J50]+1;[.J50])" office:value-type="float" office:value="5">
            <text:p>5.00</text:p>
          </table:table-cell>
          <table:table-cell table:number-columns-repeated="2"/>
          <table:table-cell table:formula="of:=IF([.C51]&gt;[.C50];[.M50]+1;0)" office:value-type="float" office:value="4">
            <text:p>4.00</text:p>
          </table:table-cell>
          <table:table-cell table:formula="of:=IF([.D51]&gt;[.D50];[.N50]+1;0)" office:value-type="float" office:value="0">
            <text:p>0.00</text:p>
          </table:table-cell>
          <table:table-cell table:formula="of:=IF([.E51]&gt;[.E50];[.O50]+1;0)" office:value-type="float" office:value="1">
            <text:p>1.00</text:p>
          </table:table-cell>
          <table:table-cell table:number-columns-repeated="5"/>
          <table:table-cell table:formula="of:=[.C51]&gt;[.C50]" office:value-type="float" office:value="1">
            <text:p>1.00</text:p>
          </table:table-cell>
          <table:table-cell table:formula="of:=[.D51]&gt;[.D50]" office:value-type="float" office:value="0">
            <text:p>0.00</text:p>
          </table:table-cell>
          <table:table-cell table:formula="of:=[.E51]&gt;[.E50]" office:value-type="float" office:value="1">
            <text:p>1.00</text:p>
          </table:table-cell>
          <table:table-cell table:formula="of:=IF(SUM([.U51:.W51])&gt;1;[.A51];&quot;-&quot;)" office:value-type="float" office:value="50">
            <text:p>50.00</text:p>
          </table:table-cell>
          <table:table-cell table:number-columns-repeated="1000"/>
        </table:table-row>
        <table:table-row table:style-name="ro1">
          <table:table-cell office:value-type="float" office:value="51">
            <text:p>51.00</text:p>
          </table:table-cell>
          <table:table-cell/>
          <table:table-cell office:value-type="float" office:value="108.88">
            <text:p>108.88</text:p>
          </table:table-cell>
          <table:table-cell office:value-type="float" office:value="128.45">
            <text:p>128.45</text:p>
          </table:table-cell>
          <table:table-cell office:value-type="float" office:value="68.27">
            <text:p>68.27</text:p>
          </table:table-cell>
          <table:table-cell/>
          <table:table-cell table:style-name="ce2" table:formula="of:=IF([.H51]&lt;1000;IF([.I51]&gt;[.I50];0;[.G51]);IF(AND([.E51]&lt;[.E50]; [.E50]&lt;[.E49]);FLOOR(1000/[.E52];1)+[.G51];IF([.I51]&gt;[.I50];0;[.G51])))" office:value-type="float" office:value="64">
            <text:p>64.00</text:p>
          </table:table-cell>
          <table:table-cell table:formula="of:=IF([.G52]&lt;&gt;[.G51];[.H51]-([.E52]*([.G52]-[.G51]));[.H51])" office:value-type="float" office:value="337.38">
            <text:p>337.38</text:p>
          </table:table-cell>
          <table:table-cell table:formula="of:=IF([.E52]&gt;[.I51];[.E52];[.I51])" office:value-type="float" office:value="79.41">
            <text:p>79.41</text:p>
          </table:table-cell>
          <table:table-cell table:formula="of:=IF([.H52]&lt;[.H51];[.J51]+1;[.J51])" office:value-type="float" office:value="5">
            <text:p>5.00</text:p>
          </table:table-cell>
          <table:table-cell table:number-columns-repeated="2"/>
          <table:table-cell table:formula="of:=IF([.C52]&gt;[.C51];[.M51]+1;0)" office:value-type="float" office:value="5">
            <text:p>5.00</text:p>
          </table:table-cell>
          <table:table-cell table:formula="of:=IF([.D52]&gt;[.D51];[.N51]+1;0)" office:value-type="float" office:value="0">
            <text:p>0.00</text:p>
          </table:table-cell>
          <table:table-cell table:formula="of:=IF([.E52]&gt;[.E51];[.O51]+1;0)" office:value-type="float" office:value="0">
            <text:p>0.00</text:p>
          </table:table-cell>
          <table:table-cell table:number-columns-repeated="5"/>
          <table:table-cell table:formula="of:=[.C52]&gt;[.C51]" office:value-type="float" office:value="1">
            <text:p>1.00</text:p>
          </table:table-cell>
          <table:table-cell table:formula="of:=[.D52]&gt;[.D51]" office:value-type="float" office:value="0">
            <text:p>0.00</text:p>
          </table:table-cell>
          <table:table-cell table:formula="of:=[.E52]&gt;[.E51]" office:value-type="float" office:value="0">
            <text:p>0.00</text:p>
          </table:table-cell>
          <table:table-cell table:formula="of:=IF(SUM([.U52:.W52])&gt;1;[.A5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52">
            <text:p>52.00</text:p>
          </table:table-cell>
          <table:table-cell/>
          <table:table-cell office:value-type="float" office:value="107.26">
            <text:p>107.26</text:p>
          </table:table-cell>
          <table:table-cell office:value-type="float" office:value="128.39">
            <text:p>128.39</text:p>
          </table:table-cell>
          <table:table-cell office:value-type="float" office:value="68.97">
            <text:p>68.97</text:p>
          </table:table-cell>
          <table:table-cell/>
          <table:table-cell table:style-name="ce2" table:formula="of:=IF([.H52]&lt;1000;IF([.I52]&gt;[.I51];0;[.G52]);IF(AND([.E52]&lt;[.E51]; [.E51]&lt;[.E50]);FLOOR(1000/[.E53];1)+[.G52];IF([.I52]&gt;[.I51];0;[.G52])))" office:value-type="float" office:value="64">
            <text:p>64.00</text:p>
          </table:table-cell>
          <table:table-cell table:formula="of:=IF([.G53]&lt;&gt;[.G52];[.H52]-([.E53]*([.G53]-[.G52]));[.H52])" office:value-type="float" office:value="337.38">
            <text:p>337.38</text:p>
          </table:table-cell>
          <table:table-cell table:formula="of:=IF([.E53]&gt;[.I52];[.E53];[.I52])" office:value-type="float" office:value="79.41">
            <text:p>79.41</text:p>
          </table:table-cell>
          <table:table-cell table:formula="of:=IF([.H53]&lt;[.H52];[.J52]+1;[.J52])" office:value-type="float" office:value="5">
            <text:p>5.00</text:p>
          </table:table-cell>
          <table:table-cell table:number-columns-repeated="2"/>
          <table:table-cell table:formula="of:=IF([.C53]&gt;[.C52];[.M52]+1;0)" office:value-type="float" office:value="0">
            <text:p>0.00</text:p>
          </table:table-cell>
          <table:table-cell table:formula="of:=IF([.D53]&gt;[.D52];[.N52]+1;0)" office:value-type="float" office:value="0">
            <text:p>0.00</text:p>
          </table:table-cell>
          <table:table-cell table:formula="of:=IF([.E53]&gt;[.E52];[.O52]+1;0)" office:value-type="float" office:value="1">
            <text:p>1.00</text:p>
          </table:table-cell>
          <table:table-cell table:number-columns-repeated="5"/>
          <table:table-cell table:formula="of:=[.C53]&gt;[.C52]" office:value-type="float" office:value="0">
            <text:p>0.00</text:p>
          </table:table-cell>
          <table:table-cell table:formula="of:=[.D53]&gt;[.D52]" office:value-type="float" office:value="0">
            <text:p>0.00</text:p>
          </table:table-cell>
          <table:table-cell table:formula="of:=[.E53]&gt;[.E52]" office:value-type="float" office:value="1">
            <text:p>1.00</text:p>
          </table:table-cell>
          <table:table-cell table:formula="of:=IF(SUM([.U53:.W53])&gt;1;[.A5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53">
            <text:p>53.00</text:p>
          </table:table-cell>
          <table:table-cell/>
          <table:table-cell office:value-type="float" office:value="106.11">
            <text:p>106.11</text:p>
          </table:table-cell>
          <table:table-cell office:value-type="float" office:value="127.62">
            <text:p>127.62</text:p>
          </table:table-cell>
          <table:table-cell office:value-type="float" office:value="67.49">
            <text:p>67.49</text:p>
          </table:table-cell>
          <table:table-cell/>
          <table:table-cell table:style-name="ce2" table:formula="of:=IF([.H53]&lt;1000;IF([.I53]&gt;[.I52];0;[.G53]);IF(AND([.E53]&lt;[.E52]; [.E52]&lt;[.E51]);FLOOR(1000/[.E54];1)+[.G53];IF([.I53]&gt;[.I52];0;[.G53])))" office:value-type="float" office:value="64">
            <text:p>64.00</text:p>
          </table:table-cell>
          <table:table-cell table:formula="of:=IF([.G54]&lt;&gt;[.G53];[.H53]-([.E54]*([.G54]-[.G53]));[.H53])" office:value-type="float" office:value="337.38">
            <text:p>337.38</text:p>
          </table:table-cell>
          <table:table-cell table:formula="of:=IF([.E54]&gt;[.I53];[.E54];[.I53])" office:value-type="float" office:value="79.41">
            <text:p>79.41</text:p>
          </table:table-cell>
          <table:table-cell table:formula="of:=IF([.H54]&lt;[.H53];[.J53]+1;[.J53])" office:value-type="float" office:value="5">
            <text:p>5.00</text:p>
          </table:table-cell>
          <table:table-cell table:number-columns-repeated="2"/>
          <table:table-cell table:formula="of:=IF([.C54]&gt;[.C53];[.M53]+1;0)" office:value-type="float" office:value="0">
            <text:p>0.00</text:p>
          </table:table-cell>
          <table:table-cell table:formula="of:=IF([.D54]&gt;[.D53];[.N53]+1;0)" office:value-type="float" office:value="0">
            <text:p>0.00</text:p>
          </table:table-cell>
          <table:table-cell table:formula="of:=IF([.E54]&gt;[.E53];[.O53]+1;0)" office:value-type="float" office:value="0">
            <text:p>0.00</text:p>
          </table:table-cell>
          <table:table-cell table:number-columns-repeated="5"/>
          <table:table-cell table:formula="of:=[.C54]&gt;[.C53]" office:value-type="float" office:value="0">
            <text:p>0.00</text:p>
          </table:table-cell>
          <table:table-cell table:formula="of:=[.D54]&gt;[.D53]" office:value-type="float" office:value="0">
            <text:p>0.00</text:p>
          </table:table-cell>
          <table:table-cell table:formula="of:=[.E54]&gt;[.E53]" office:value-type="float" office:value="0">
            <text:p>0.00</text:p>
          </table:table-cell>
          <table:table-cell table:formula="of:=IF(SUM([.U54:.W54])&gt;1;[.A5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54">
            <text:p>54.00</text:p>
          </table:table-cell>
          <table:table-cell/>
          <table:table-cell office:value-type="float" office:value="104.42">
            <text:p>104.42</text:p>
          </table:table-cell>
          <table:table-cell office:value-type="float" office:value="127.12">
            <text:p>127.12</text:p>
          </table:table-cell>
          <table:table-cell office:value-type="float" office:value="67.79">
            <text:p>67.79</text:p>
          </table:table-cell>
          <table:table-cell/>
          <table:table-cell table:style-name="ce2" table:formula="of:=IF([.H54]&lt;1000;IF([.I54]&gt;[.I53];0;[.G54]);IF(AND([.E54]&lt;[.E53]; [.E53]&lt;[.E52]);FLOOR(1000/[.E55];1)+[.G54];IF([.I54]&gt;[.I53];0;[.G54])))" office:value-type="float" office:value="64">
            <text:p>64.00</text:p>
          </table:table-cell>
          <table:table-cell table:formula="of:=IF([.G55]&lt;&gt;[.G54];[.H54]-([.E55]*([.G55]-[.G54]));[.H54])" office:value-type="float" office:value="337.38">
            <text:p>337.38</text:p>
          </table:table-cell>
          <table:table-cell table:formula="of:=IF([.E55]&gt;[.I54];[.E55];[.I54])" office:value-type="float" office:value="79.41">
            <text:p>79.41</text:p>
          </table:table-cell>
          <table:table-cell table:formula="of:=IF([.H55]&lt;[.H54];[.J54]+1;[.J54])" office:value-type="float" office:value="5">
            <text:p>5.00</text:p>
          </table:table-cell>
          <table:table-cell table:number-columns-repeated="2"/>
          <table:table-cell table:formula="of:=IF([.C55]&gt;[.C54];[.M54]+1;0)" office:value-type="float" office:value="0">
            <text:p>0.00</text:p>
          </table:table-cell>
          <table:table-cell table:formula="of:=IF([.D55]&gt;[.D54];[.N54]+1;0)" office:value-type="float" office:value="0">
            <text:p>0.00</text:p>
          </table:table-cell>
          <table:table-cell table:formula="of:=IF([.E55]&gt;[.E54];[.O54]+1;0)" office:value-type="float" office:value="1">
            <text:p>1.00</text:p>
          </table:table-cell>
          <table:table-cell table:number-columns-repeated="5"/>
          <table:table-cell table:formula="of:=[.C55]&gt;[.C54]" office:value-type="float" office:value="0">
            <text:p>0.00</text:p>
          </table:table-cell>
          <table:table-cell table:formula="of:=[.D55]&gt;[.D54]" office:value-type="float" office:value="0">
            <text:p>0.00</text:p>
          </table:table-cell>
          <table:table-cell table:formula="of:=[.E55]&gt;[.E54]" office:value-type="float" office:value="1">
            <text:p>1.00</text:p>
          </table:table-cell>
          <table:table-cell table:formula="of:=IF(SUM([.U55:.W55])&gt;1;[.A5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55">
            <text:p>55.00</text:p>
          </table:table-cell>
          <table:table-cell/>
          <table:table-cell office:value-type="float" office:value="106.04">
            <text:p>106.04</text:p>
          </table:table-cell>
          <table:table-cell office:value-type="float" office:value="129.86">
            <text:p>129.86</text:p>
          </table:table-cell>
          <table:table-cell office:value-type="float" office:value="68.91">
            <text:p>68.91</text:p>
          </table:table-cell>
          <table:table-cell/>
          <table:table-cell table:style-name="ce2" table:formula="of:=IF([.H55]&lt;1000;IF([.I55]&gt;[.I54];0;[.G55]);IF(AND([.E55]&lt;[.E54]; [.E54]&lt;[.E53]);FLOOR(1000/[.E56];1)+[.G55];IF([.I55]&gt;[.I54];0;[.G55])))" office:value-type="float" office:value="64">
            <text:p>64.00</text:p>
          </table:table-cell>
          <table:table-cell table:formula="of:=IF([.G56]&lt;&gt;[.G55];[.H55]-([.E56]*([.G56]-[.G55]));[.H55])" office:value-type="float" office:value="337.38">
            <text:p>337.38</text:p>
          </table:table-cell>
          <table:table-cell table:formula="of:=IF([.E56]&gt;[.I55];[.E56];[.I55])" office:value-type="float" office:value="79.41">
            <text:p>79.41</text:p>
          </table:table-cell>
          <table:table-cell table:formula="of:=IF([.H56]&lt;[.H55];[.J55]+1;[.J55])" office:value-type="float" office:value="5">
            <text:p>5.00</text:p>
          </table:table-cell>
          <table:table-cell table:number-columns-repeated="2"/>
          <table:table-cell table:formula="of:=IF([.C56]&gt;[.C55];[.M55]+1;0)" office:value-type="float" office:value="1">
            <text:p>1.00</text:p>
          </table:table-cell>
          <table:table-cell table:formula="of:=IF([.D56]&gt;[.D55];[.N55]+1;0)" office:value-type="float" office:value="1">
            <text:p>1.00</text:p>
          </table:table-cell>
          <table:table-cell table:formula="of:=IF([.E56]&gt;[.E55];[.O55]+1;0)" office:value-type="float" office:value="2">
            <text:p>2.00</text:p>
          </table:table-cell>
          <table:table-cell table:number-columns-repeated="5"/>
          <table:table-cell table:formula="of:=[.C56]&gt;[.C55]" office:value-type="float" office:value="1">
            <text:p>1.00</text:p>
          </table:table-cell>
          <table:table-cell table:formula="of:=[.D56]&gt;[.D55]" office:value-type="float" office:value="1">
            <text:p>1.00</text:p>
          </table:table-cell>
          <table:table-cell table:formula="of:=[.E56]&gt;[.E55]" office:value-type="float" office:value="1">
            <text:p>1.00</text:p>
          </table:table-cell>
          <table:table-cell table:formula="of:=IF(SUM([.U56:.W56])&gt;1;[.A56];&quot;-&quot;)" office:value-type="float" office:value="55">
            <text:p>55.00</text:p>
          </table:table-cell>
          <table:table-cell table:number-columns-repeated="1000"/>
        </table:table-row>
        <table:table-row table:style-name="ro1">
          <table:table-cell office:value-type="float" office:value="56">
            <text:p>56.00</text:p>
          </table:table-cell>
          <table:table-cell/>
          <table:table-cell office:value-type="float" office:value="108.4">
            <text:p>108.40</text:p>
          </table:table-cell>
          <table:table-cell office:value-type="float" office:value="128.14">
            <text:p>128.14</text:p>
          </table:table-cell>
          <table:table-cell office:value-type="float" office:value="69.81">
            <text:p>69.81</text:p>
          </table:table-cell>
          <table:table-cell/>
          <table:table-cell table:style-name="ce2" table:formula="of:=IF([.H56]&lt;1000;IF([.I56]&gt;[.I55];0;[.G56]);IF(AND([.E56]&lt;[.E55]; [.E55]&lt;[.E54]);FLOOR(1000/[.E57];1)+[.G56];IF([.I56]&gt;[.I55];0;[.G56])))" office:value-type="float" office:value="64">
            <text:p>64.00</text:p>
          </table:table-cell>
          <table:table-cell table:formula="of:=IF([.G57]&lt;&gt;[.G56];[.H56]-([.E57]*([.G57]-[.G56]));[.H56])" office:value-type="float" office:value="337.38">
            <text:p>337.38</text:p>
          </table:table-cell>
          <table:table-cell table:formula="of:=IF([.E57]&gt;[.I56];[.E57];[.I56])" office:value-type="float" office:value="79.41">
            <text:p>79.41</text:p>
          </table:table-cell>
          <table:table-cell table:formula="of:=IF([.H57]&lt;[.H56];[.J56]+1;[.J56])" office:value-type="float" office:value="5">
            <text:p>5.00</text:p>
          </table:table-cell>
          <table:table-cell table:number-columns-repeated="2"/>
          <table:table-cell table:formula="of:=IF([.C57]&gt;[.C56];[.M56]+1;0)" office:value-type="float" office:value="2">
            <text:p>2.00</text:p>
          </table:table-cell>
          <table:table-cell table:formula="of:=IF([.D57]&gt;[.D56];[.N56]+1;0)" office:value-type="float" office:value="0">
            <text:p>0.00</text:p>
          </table:table-cell>
          <table:table-cell table:formula="of:=IF([.E57]&gt;[.E56];[.O56]+1;0)" office:value-type="float" office:value="3">
            <text:p>3.00</text:p>
          </table:table-cell>
          <table:table-cell table:number-columns-repeated="5"/>
          <table:table-cell table:formula="of:=[.C57]&gt;[.C56]" office:value-type="float" office:value="1">
            <text:p>1.00</text:p>
          </table:table-cell>
          <table:table-cell table:formula="of:=[.D57]&gt;[.D56]" office:value-type="float" office:value="0">
            <text:p>0.00</text:p>
          </table:table-cell>
          <table:table-cell table:formula="of:=[.E57]&gt;[.E56]" office:value-type="float" office:value="1">
            <text:p>1.00</text:p>
          </table:table-cell>
          <table:table-cell table:formula="of:=IF(SUM([.U57:.W57])&gt;1;[.A57];&quot;-&quot;)" office:value-type="float" office:value="56">
            <text:p>56.00</text:p>
          </table:table-cell>
          <table:table-cell table:number-columns-repeated="1000"/>
        </table:table-row>
        <table:table-row table:style-name="ro1">
          <table:table-cell office:value-type="float" office:value="57">
            <text:p>57.00</text:p>
          </table:table-cell>
          <table:table-cell/>
          <table:table-cell office:value-type="float" office:value="108.53">
            <text:p>108.53</text:p>
          </table:table-cell>
          <table:table-cell office:value-type="float" office:value="127.11">
            <text:p>127.11</text:p>
          </table:table-cell>
          <table:table-cell office:value-type="float" office:value="67.84">
            <text:p>67.84</text:p>
          </table:table-cell>
          <table:table-cell/>
          <table:table-cell table:style-name="ce2" table:formula="of:=IF([.H57]&lt;1000;IF([.I57]&gt;[.I56];0;[.G57]);IF(AND([.E57]&lt;[.E56]; [.E56]&lt;[.E55]);FLOOR(1000/[.E58];1)+[.G57];IF([.I57]&gt;[.I56];0;[.G57])))" office:value-type="float" office:value="64">
            <text:p>64.00</text:p>
          </table:table-cell>
          <table:table-cell table:formula="of:=IF([.G58]&lt;&gt;[.G57];[.H57]-([.E58]*([.G58]-[.G57]));[.H57])" office:value-type="float" office:value="337.38">
            <text:p>337.38</text:p>
          </table:table-cell>
          <table:table-cell table:formula="of:=IF([.E58]&gt;[.I57];[.E58];[.I57])" office:value-type="float" office:value="79.41">
            <text:p>79.41</text:p>
          </table:table-cell>
          <table:table-cell table:formula="of:=IF([.H58]&lt;[.H57];[.J57]+1;[.J57])" office:value-type="float" office:value="5">
            <text:p>5.00</text:p>
          </table:table-cell>
          <table:table-cell table:number-columns-repeated="2"/>
          <table:table-cell table:formula="of:=IF([.C58]&gt;[.C57];[.M57]+1;0)" office:value-type="float" office:value="3">
            <text:p>3.00</text:p>
          </table:table-cell>
          <table:table-cell table:formula="of:=IF([.D58]&gt;[.D57];[.N57]+1;0)" office:value-type="float" office:value="0">
            <text:p>0.00</text:p>
          </table:table-cell>
          <table:table-cell table:formula="of:=IF([.E58]&gt;[.E57];[.O57]+1;0)" office:value-type="float" office:value="0">
            <text:p>0.00</text:p>
          </table:table-cell>
          <table:table-cell table:number-columns-repeated="5"/>
          <table:table-cell table:formula="of:=[.C58]&gt;[.C57]" office:value-type="float" office:value="1">
            <text:p>1.00</text:p>
          </table:table-cell>
          <table:table-cell table:formula="of:=[.D58]&gt;[.D57]" office:value-type="float" office:value="0">
            <text:p>0.00</text:p>
          </table:table-cell>
          <table:table-cell table:formula="of:=[.E58]&gt;[.E57]" office:value-type="float" office:value="0">
            <text:p>0.00</text:p>
          </table:table-cell>
          <table:table-cell table:formula="of:=IF(SUM([.U58:.W58])&gt;1;[.A5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58">
            <text:p>58.00</text:p>
          </table:table-cell>
          <table:table-cell/>
          <table:table-cell office:value-type="float" office:value="109.46">
            <text:p>109.46</text:p>
          </table:table-cell>
          <table:table-cell office:value-type="float" office:value="125.12">
            <text:p>125.12</text:p>
          </table:table-cell>
          <table:table-cell office:value-type="float" office:value="69.35">
            <text:p>69.35</text:p>
          </table:table-cell>
          <table:table-cell/>
          <table:table-cell table:style-name="ce2" table:formula="of:=IF([.H58]&lt;1000;IF([.I58]&gt;[.I57];0;[.G58]);IF(AND([.E58]&lt;[.E57]; [.E57]&lt;[.E56]);FLOOR(1000/[.E59];1)+[.G58];IF([.I58]&gt;[.I57];0;[.G58])))" office:value-type="float" office:value="64">
            <text:p>64.00</text:p>
          </table:table-cell>
          <table:table-cell table:formula="of:=IF([.G59]&lt;&gt;[.G58];[.H58]-([.E59]*([.G59]-[.G58]));[.H58])" office:value-type="float" office:value="337.38">
            <text:p>337.38</text:p>
          </table:table-cell>
          <table:table-cell table:formula="of:=IF([.E59]&gt;[.I58];[.E59];[.I58])" office:value-type="float" office:value="79.41">
            <text:p>79.41</text:p>
          </table:table-cell>
          <table:table-cell table:formula="of:=IF([.H59]&lt;[.H58];[.J58]+1;[.J58])" office:value-type="float" office:value="5">
            <text:p>5.00</text:p>
          </table:table-cell>
          <table:table-cell table:number-columns-repeated="2"/>
          <table:table-cell table:formula="of:=IF([.C59]&gt;[.C58];[.M58]+1;0)" office:value-type="float" office:value="4">
            <text:p>4.00</text:p>
          </table:table-cell>
          <table:table-cell table:formula="of:=IF([.D59]&gt;[.D58];[.N58]+1;0)" office:value-type="float" office:value="0">
            <text:p>0.00</text:p>
          </table:table-cell>
          <table:table-cell table:formula="of:=IF([.E59]&gt;[.E58];[.O58]+1;0)" office:value-type="float" office:value="1">
            <text:p>1.00</text:p>
          </table:table-cell>
          <table:table-cell table:number-columns-repeated="5"/>
          <table:table-cell table:formula="of:=[.C59]&gt;[.C58]" office:value-type="float" office:value="1">
            <text:p>1.00</text:p>
          </table:table-cell>
          <table:table-cell table:formula="of:=[.D59]&gt;[.D58]" office:value-type="float" office:value="0">
            <text:p>0.00</text:p>
          </table:table-cell>
          <table:table-cell table:formula="of:=[.E59]&gt;[.E58]" office:value-type="float" office:value="1">
            <text:p>1.00</text:p>
          </table:table-cell>
          <table:table-cell table:formula="of:=IF(SUM([.U59:.W59])&gt;1;[.A59];&quot;-&quot;)" office:value-type="float" office:value="58">
            <text:p>58.00</text:p>
          </table:table-cell>
          <table:table-cell table:number-columns-repeated="1000"/>
        </table:table-row>
        <table:table-row table:style-name="ro1">
          <table:table-cell office:value-type="float" office:value="59">
            <text:p>59.00</text:p>
          </table:table-cell>
          <table:table-cell/>
          <table:table-cell office:value-type="float" office:value="108.32">
            <text:p>108.32</text:p>
          </table:table-cell>
          <table:table-cell office:value-type="float" office:value="123.31">
            <text:p>123.31</text:p>
          </table:table-cell>
          <table:table-cell office:value-type="float" office:value="69.71">
            <text:p>69.71</text:p>
          </table:table-cell>
          <table:table-cell/>
          <table:table-cell table:style-name="ce2" table:formula="of:=IF([.H59]&lt;1000;IF([.I59]&gt;[.I58];0;[.G59]);IF(AND([.E59]&lt;[.E58]; [.E58]&lt;[.E57]);FLOOR(1000/[.E60];1)+[.G59];IF([.I59]&gt;[.I58];0;[.G59])))" office:value-type="float" office:value="64">
            <text:p>64.00</text:p>
          </table:table-cell>
          <table:table-cell table:formula="of:=IF([.G60]&lt;&gt;[.G59];[.H59]-([.E60]*([.G60]-[.G59]));[.H59])" office:value-type="float" office:value="337.38">
            <text:p>337.38</text:p>
          </table:table-cell>
          <table:table-cell table:formula="of:=IF([.E60]&gt;[.I59];[.E60];[.I59])" office:value-type="float" office:value="79.41">
            <text:p>79.41</text:p>
          </table:table-cell>
          <table:table-cell table:formula="of:=IF([.H60]&lt;[.H59];[.J59]+1;[.J59])" office:value-type="float" office:value="5">
            <text:p>5.00</text:p>
          </table:table-cell>
          <table:table-cell table:number-columns-repeated="2"/>
          <table:table-cell table:formula="of:=IF([.C60]&gt;[.C59];[.M59]+1;0)" office:value-type="float" office:value="0">
            <text:p>0.00</text:p>
          </table:table-cell>
          <table:table-cell table:formula="of:=IF([.D60]&gt;[.D59];[.N59]+1;0)" office:value-type="float" office:value="0">
            <text:p>0.00</text:p>
          </table:table-cell>
          <table:table-cell table:formula="of:=IF([.E60]&gt;[.E59];[.O59]+1;0)" office:value-type="float" office:value="2">
            <text:p>2.00</text:p>
          </table:table-cell>
          <table:table-cell table:number-columns-repeated="5"/>
          <table:table-cell table:formula="of:=[.C60]&gt;[.C59]" office:value-type="float" office:value="0">
            <text:p>0.00</text:p>
          </table:table-cell>
          <table:table-cell table:formula="of:=[.D60]&gt;[.D59]" office:value-type="float" office:value="0">
            <text:p>0.00</text:p>
          </table:table-cell>
          <table:table-cell table:formula="of:=[.E60]&gt;[.E59]" office:value-type="float" office:value="1">
            <text:p>1.00</text:p>
          </table:table-cell>
          <table:table-cell table:formula="of:=IF(SUM([.U60:.W60])&gt;1;[.A6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60">
            <text:p>60.00</text:p>
          </table:table-cell>
          <table:table-cell/>
          <table:table-cell office:value-type="float" office:value="106.32">
            <text:p>106.32</text:p>
          </table:table-cell>
          <table:table-cell office:value-type="float" office:value="123.23">
            <text:p>123.23</text:p>
          </table:table-cell>
          <table:table-cell office:value-type="float" office:value="67.77">
            <text:p>67.77</text:p>
          </table:table-cell>
          <table:table-cell/>
          <table:table-cell table:style-name="ce2" table:formula="of:=IF([.H60]&lt;1000;IF([.I60]&gt;[.I59];0;[.G60]);IF(AND([.E60]&lt;[.E59]; [.E59]&lt;[.E58]);FLOOR(1000/[.E61];1)+[.G60];IF([.I60]&gt;[.I59];0;[.G60])))" office:value-type="float" office:value="64">
            <text:p>64.00</text:p>
          </table:table-cell>
          <table:table-cell table:formula="of:=IF([.G61]&lt;&gt;[.G60];[.H60]-([.E61]*([.G61]-[.G60]));[.H60])" office:value-type="float" office:value="337.38">
            <text:p>337.38</text:p>
          </table:table-cell>
          <table:table-cell table:formula="of:=IF([.E61]&gt;[.I60];[.E61];[.I60])" office:value-type="float" office:value="79.41">
            <text:p>79.41</text:p>
          </table:table-cell>
          <table:table-cell table:formula="of:=IF([.H61]&lt;[.H60];[.J60]+1;[.J60])" office:value-type="float" office:value="5">
            <text:p>5.00</text:p>
          </table:table-cell>
          <table:table-cell table:number-columns-repeated="2"/>
          <table:table-cell table:formula="of:=IF([.C61]&gt;[.C60];[.M60]+1;0)" office:value-type="float" office:value="0">
            <text:p>0.00</text:p>
          </table:table-cell>
          <table:table-cell table:formula="of:=IF([.D61]&gt;[.D60];[.N60]+1;0)" office:value-type="float" office:value="0">
            <text:p>0.00</text:p>
          </table:table-cell>
          <table:table-cell table:formula="of:=IF([.E61]&gt;[.E60];[.O60]+1;0)" office:value-type="float" office:value="0">
            <text:p>0.00</text:p>
          </table:table-cell>
          <table:table-cell table:number-columns-repeated="5"/>
          <table:table-cell table:formula="of:=[.C61]&gt;[.C60]" office:value-type="float" office:value="0">
            <text:p>0.00</text:p>
          </table:table-cell>
          <table:table-cell table:formula="of:=[.D61]&gt;[.D60]" office:value-type="float" office:value="0">
            <text:p>0.00</text:p>
          </table:table-cell>
          <table:table-cell table:formula="of:=[.E61]&gt;[.E60]" office:value-type="float" office:value="0">
            <text:p>0.00</text:p>
          </table:table-cell>
          <table:table-cell table:formula="of:=IF(SUM([.U61:.W61])&gt;1;[.A6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61">
            <text:p>61.00</text:p>
          </table:table-cell>
          <table:table-cell/>
          <table:table-cell office:value-type="float" office:value="111.11">
            <text:p>111.11</text:p>
          </table:table-cell>
          <table:table-cell office:value-type="float" office:value="126.02">
            <text:p>126.02</text:p>
          </table:table-cell>
          <table:table-cell office:value-type="float" office:value="69.61">
            <text:p>69.61</text:p>
          </table:table-cell>
          <table:table-cell/>
          <table:table-cell table:style-name="ce2" table:formula="of:=IF([.H61]&lt;1000;IF([.I61]&gt;[.I60];0;[.G61]);IF(AND([.E61]&lt;[.E60]; [.E60]&lt;[.E59]);FLOOR(1000/[.E62];1)+[.G61];IF([.I61]&gt;[.I60];0;[.G61])))" office:value-type="float" office:value="64">
            <text:p>64.00</text:p>
          </table:table-cell>
          <table:table-cell table:formula="of:=IF([.G62]&lt;&gt;[.G61];[.H61]-([.E62]*([.G62]-[.G61]));[.H61])" office:value-type="float" office:value="337.38">
            <text:p>337.38</text:p>
          </table:table-cell>
          <table:table-cell table:formula="of:=IF([.E62]&gt;[.I61];[.E62];[.I61])" office:value-type="float" office:value="79.41">
            <text:p>79.41</text:p>
          </table:table-cell>
          <table:table-cell table:formula="of:=IF([.H62]&lt;[.H61];[.J61]+1;[.J61])" office:value-type="float" office:value="5">
            <text:p>5.00</text:p>
          </table:table-cell>
          <table:table-cell table:number-columns-repeated="2"/>
          <table:table-cell table:formula="of:=IF([.C62]&gt;[.C61];[.M61]+1;0)" office:value-type="float" office:value="1">
            <text:p>1.00</text:p>
          </table:table-cell>
          <table:table-cell table:formula="of:=IF([.D62]&gt;[.D61];[.N61]+1;0)" office:value-type="float" office:value="1">
            <text:p>1.00</text:p>
          </table:table-cell>
          <table:table-cell table:formula="of:=IF([.E62]&gt;[.E61];[.O61]+1;0)" office:value-type="float" office:value="1">
            <text:p>1.00</text:p>
          </table:table-cell>
          <table:table-cell table:number-columns-repeated="5"/>
          <table:table-cell table:formula="of:=[.C62]&gt;[.C61]" office:value-type="float" office:value="1">
            <text:p>1.00</text:p>
          </table:table-cell>
          <table:table-cell table:formula="of:=[.D62]&gt;[.D61]" office:value-type="float" office:value="1">
            <text:p>1.00</text:p>
          </table:table-cell>
          <table:table-cell table:formula="of:=[.E62]&gt;[.E61]" office:value-type="float" office:value="1">
            <text:p>1.00</text:p>
          </table:table-cell>
          <table:table-cell table:formula="of:=IF(SUM([.U62:.W62])&gt;1;[.A62];&quot;-&quot;)" office:value-type="float" office:value="61">
            <text:p>61.00</text:p>
          </table:table-cell>
          <table:table-cell table:number-columns-repeated="1000"/>
        </table:table-row>
        <table:table-row table:style-name="ro1">
          <table:table-cell office:value-type="float" office:value="62">
            <text:p>62.00</text:p>
          </table:table-cell>
          <table:table-cell/>
          <table:table-cell office:value-type="float" office:value="112.07">
            <text:p>112.07</text:p>
          </table:table-cell>
          <table:table-cell office:value-type="float" office:value="124.34">
            <text:p>124.34</text:p>
          </table:table-cell>
          <table:table-cell office:value-type="float" office:value="71.64">
            <text:p>71.64</text:p>
          </table:table-cell>
          <table:table-cell/>
          <table:table-cell table:style-name="ce2" table:formula="of:=IF([.H62]&lt;1000;IF([.I62]&gt;[.I61];0;[.G62]);IF(AND([.E62]&lt;[.E61]; [.E61]&lt;[.E60]);FLOOR(1000/[.E63];1)+[.G62];IF([.I62]&gt;[.I61];0;[.G62])))" office:value-type="float" office:value="64">
            <text:p>64.00</text:p>
          </table:table-cell>
          <table:table-cell table:formula="of:=IF([.G63]&lt;&gt;[.G62];[.H62]-([.E63]*([.G63]-[.G62]));[.H62])" office:value-type="float" office:value="337.38">
            <text:p>337.38</text:p>
          </table:table-cell>
          <table:table-cell table:formula="of:=IF([.E63]&gt;[.I62];[.E63];[.I62])" office:value-type="float" office:value="79.41">
            <text:p>79.41</text:p>
          </table:table-cell>
          <table:table-cell table:formula="of:=IF([.H63]&lt;[.H62];[.J62]+1;[.J62])" office:value-type="float" office:value="5">
            <text:p>5.00</text:p>
          </table:table-cell>
          <table:table-cell table:number-columns-repeated="2"/>
          <table:table-cell table:formula="of:=IF([.C63]&gt;[.C62];[.M62]+1;0)" office:value-type="float" office:value="2">
            <text:p>2.00</text:p>
          </table:table-cell>
          <table:table-cell table:formula="of:=IF([.D63]&gt;[.D62];[.N62]+1;0)" office:value-type="float" office:value="0">
            <text:p>0.00</text:p>
          </table:table-cell>
          <table:table-cell table:formula="of:=IF([.E63]&gt;[.E62];[.O62]+1;0)" office:value-type="float" office:value="2">
            <text:p>2.00</text:p>
          </table:table-cell>
          <table:table-cell table:number-columns-repeated="5"/>
          <table:table-cell table:formula="of:=[.C63]&gt;[.C62]" office:value-type="float" office:value="1">
            <text:p>1.00</text:p>
          </table:table-cell>
          <table:table-cell table:formula="of:=[.D63]&gt;[.D62]" office:value-type="float" office:value="0">
            <text:p>0.00</text:p>
          </table:table-cell>
          <table:table-cell table:formula="of:=[.E63]&gt;[.E62]" office:value-type="float" office:value="1">
            <text:p>1.00</text:p>
          </table:table-cell>
          <table:table-cell table:formula="of:=IF(SUM([.U63:.W63])&gt;1;[.A63];&quot;-&quot;)" office:value-type="float" office:value="62">
            <text:p>62.00</text:p>
          </table:table-cell>
          <table:table-cell table:number-columns-repeated="1000"/>
        </table:table-row>
        <table:table-row table:style-name="ro1">
          <table:table-cell office:value-type="float" office:value="63">
            <text:p>63.00</text:p>
          </table:table-cell>
          <table:table-cell/>
          <table:table-cell office:value-type="float" office:value="110.42">
            <text:p>110.42</text:p>
          </table:table-cell>
          <table:table-cell office:value-type="float" office:value="122.71">
            <text:p>122.71</text:p>
          </table:table-cell>
          <table:table-cell office:value-type="float" office:value="73.26">
            <text:p>73.26</text:p>
          </table:table-cell>
          <table:table-cell/>
          <table:table-cell table:style-name="ce2" table:formula="of:=IF([.H63]&lt;1000;IF([.I63]&gt;[.I62];0;[.G63]);IF(AND([.E63]&lt;[.E62]; [.E62]&lt;[.E61]);FLOOR(1000/[.E64];1)+[.G63];IF([.I63]&gt;[.I62];0;[.G63])))" office:value-type="float" office:value="64">
            <text:p>64.00</text:p>
          </table:table-cell>
          <table:table-cell table:formula="of:=IF([.G64]&lt;&gt;[.G63];[.H63]-([.E64]*([.G64]-[.G63]));[.H63])" office:value-type="float" office:value="337.38">
            <text:p>337.38</text:p>
          </table:table-cell>
          <table:table-cell table:formula="of:=IF([.E64]&gt;[.I63];[.E64];[.I63])" office:value-type="float" office:value="79.41">
            <text:p>79.41</text:p>
          </table:table-cell>
          <table:table-cell table:formula="of:=IF([.H64]&lt;[.H63];[.J63]+1;[.J63])" office:value-type="float" office:value="5">
            <text:p>5.00</text:p>
          </table:table-cell>
          <table:table-cell table:number-columns-repeated="2"/>
          <table:table-cell table:formula="of:=IF([.C64]&gt;[.C63];[.M63]+1;0)" office:value-type="float" office:value="0">
            <text:p>0.00</text:p>
          </table:table-cell>
          <table:table-cell table:formula="of:=IF([.D64]&gt;[.D63];[.N63]+1;0)" office:value-type="float" office:value="0">
            <text:p>0.00</text:p>
          </table:table-cell>
          <table:table-cell table:formula="of:=IF([.E64]&gt;[.E63];[.O63]+1;0)" office:value-type="float" office:value="3">
            <text:p>3.00</text:p>
          </table:table-cell>
          <table:table-cell table:number-columns-repeated="5"/>
          <table:table-cell table:formula="of:=[.C64]&gt;[.C63]" office:value-type="float" office:value="0">
            <text:p>0.00</text:p>
          </table:table-cell>
          <table:table-cell table:formula="of:=[.D64]&gt;[.D63]" office:value-type="float" office:value="0">
            <text:p>0.00</text:p>
          </table:table-cell>
          <table:table-cell table:formula="of:=[.E64]&gt;[.E63]" office:value-type="float" office:value="1">
            <text:p>1.00</text:p>
          </table:table-cell>
          <table:table-cell table:formula="of:=IF(SUM([.U64:.W64])&gt;1;[.A6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64">
            <text:p>64.00</text:p>
          </table:table-cell>
          <table:table-cell/>
          <table:table-cell office:value-type="float" office:value="108.52">
            <text:p>108.52</text:p>
          </table:table-cell>
          <table:table-cell office:value-type="float" office:value="122.53">
            <text:p>122.53</text:p>
          </table:table-cell>
          <table:table-cell office:value-type="float" office:value="73.27">
            <text:p>73.27</text:p>
          </table:table-cell>
          <table:table-cell/>
          <table:table-cell table:style-name="ce2" table:formula="of:=IF([.H64]&lt;1000;IF([.I64]&gt;[.I63];0;[.G64]);IF(AND([.E64]&lt;[.E63]; [.E63]&lt;[.E62]);FLOOR(1000/[.E65];1)+[.G64];IF([.I64]&gt;[.I63];0;[.G64])))" office:value-type="float" office:value="64">
            <text:p>64.00</text:p>
          </table:table-cell>
          <table:table-cell table:formula="of:=IF([.G65]&lt;&gt;[.G64];[.H64]-([.E65]*([.G65]-[.G64]));[.H64])" office:value-type="float" office:value="337.38">
            <text:p>337.38</text:p>
          </table:table-cell>
          <table:table-cell table:formula="of:=IF([.E65]&gt;[.I64];[.E65];[.I64])" office:value-type="float" office:value="79.41">
            <text:p>79.41</text:p>
          </table:table-cell>
          <table:table-cell table:formula="of:=IF([.H65]&lt;[.H64];[.J64]+1;[.J64])" office:value-type="float" office:value="5">
            <text:p>5.00</text:p>
          </table:table-cell>
          <table:table-cell table:number-columns-repeated="2"/>
          <table:table-cell table:formula="of:=IF([.C65]&gt;[.C64];[.M64]+1;0)" office:value-type="float" office:value="0">
            <text:p>0.00</text:p>
          </table:table-cell>
          <table:table-cell table:formula="of:=IF([.D65]&gt;[.D64];[.N64]+1;0)" office:value-type="float" office:value="0">
            <text:p>0.00</text:p>
          </table:table-cell>
          <table:table-cell table:formula="of:=IF([.E65]&gt;[.E64];[.O64]+1;0)" office:value-type="float" office:value="4">
            <text:p>4.00</text:p>
          </table:table-cell>
          <table:table-cell table:number-columns-repeated="5"/>
          <table:table-cell table:formula="of:=[.C65]&gt;[.C64]" office:value-type="float" office:value="0">
            <text:p>0.00</text:p>
          </table:table-cell>
          <table:table-cell table:formula="of:=[.D65]&gt;[.D64]" office:value-type="float" office:value="0">
            <text:p>0.00</text:p>
          </table:table-cell>
          <table:table-cell table:formula="of:=[.E65]&gt;[.E64]" office:value-type="float" office:value="1">
            <text:p>1.00</text:p>
          </table:table-cell>
          <table:table-cell table:formula="of:=IF(SUM([.U65:.W65])&gt;1;[.A6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65">
            <text:p>65.00</text:p>
          </table:table-cell>
          <table:table-cell/>
          <table:table-cell office:value-type="float" office:value="106.63">
            <text:p>106.63</text:p>
          </table:table-cell>
          <table:table-cell office:value-type="float" office:value="122.08">
            <text:p>122.08</text:p>
          </table:table-cell>
          <table:table-cell office:value-type="float" office:value="74.29">
            <text:p>74.29</text:p>
          </table:table-cell>
          <table:table-cell/>
          <table:table-cell table:style-name="ce2" table:formula="of:=IF([.H65]&lt;1000;IF([.I65]&gt;[.I64];0;[.G65]);IF(AND([.E65]&lt;[.E64]; [.E64]&lt;[.E63]);FLOOR(1000/[.E66];1)+[.G65];IF([.I65]&gt;[.I64];0;[.G65])))" office:value-type="float" office:value="64">
            <text:p>64.00</text:p>
          </table:table-cell>
          <table:table-cell table:formula="of:=IF([.G66]&lt;&gt;[.G65];[.H65]-([.E66]*([.G66]-[.G65]));[.H65])" office:value-type="float" office:value="337.38">
            <text:p>337.38</text:p>
          </table:table-cell>
          <table:table-cell table:formula="of:=IF([.E66]&gt;[.I65];[.E66];[.I65])" office:value-type="float" office:value="79.41">
            <text:p>79.41</text:p>
          </table:table-cell>
          <table:table-cell table:formula="of:=IF([.H66]&lt;[.H65];[.J65]+1;[.J65])" office:value-type="float" office:value="5">
            <text:p>5.00</text:p>
          </table:table-cell>
          <table:table-cell table:number-columns-repeated="2"/>
          <table:table-cell table:formula="of:=IF([.C66]&gt;[.C65];[.M65]+1;0)" office:value-type="float" office:value="0">
            <text:p>0.00</text:p>
          </table:table-cell>
          <table:table-cell table:formula="of:=IF([.D66]&gt;[.D65];[.N65]+1;0)" office:value-type="float" office:value="0">
            <text:p>0.00</text:p>
          </table:table-cell>
          <table:table-cell table:formula="of:=IF([.E66]&gt;[.E65];[.O65]+1;0)" office:value-type="float" office:value="5">
            <text:p>5.00</text:p>
          </table:table-cell>
          <table:table-cell table:number-columns-repeated="5"/>
          <table:table-cell table:formula="of:=[.C66]&gt;[.C65]" office:value-type="float" office:value="0">
            <text:p>0.00</text:p>
          </table:table-cell>
          <table:table-cell table:formula="of:=[.D66]&gt;[.D65]" office:value-type="float" office:value="0">
            <text:p>0.00</text:p>
          </table:table-cell>
          <table:table-cell table:formula="of:=[.E66]&gt;[.E65]" office:value-type="float" office:value="1">
            <text:p>1.00</text:p>
          </table:table-cell>
          <table:table-cell table:formula="of:=IF(SUM([.U66:.W66])&gt;1;[.A6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66">
            <text:p>66.00</text:p>
          </table:table-cell>
          <table:table-cell/>
          <table:table-cell office:value-type="float" office:value="107.24">
            <text:p>107.24</text:p>
          </table:table-cell>
          <table:table-cell office:value-type="float" office:value="124.82">
            <text:p>124.82</text:p>
          </table:table-cell>
          <table:table-cell office:value-type="float" office:value="75.55">
            <text:p>75.55</text:p>
          </table:table-cell>
          <table:table-cell/>
          <table:table-cell table:style-name="ce2" table:formula="of:=IF([.H66]&lt;1000;IF([.I66]&gt;[.I65];0;[.G66]);IF(AND([.E66]&lt;[.E65]; [.E65]&lt;[.E64]);FLOOR(1000/[.E67];1)+[.G66];IF([.I66]&gt;[.I65];0;[.G66])))" office:value-type="float" office:value="64">
            <text:p>64.00</text:p>
          </table:table-cell>
          <table:table-cell table:formula="of:=IF([.G67]&lt;&gt;[.G66];[.H66]-([.E67]*([.G67]-[.G66]));[.H66])" office:value-type="float" office:value="337.38">
            <text:p>337.38</text:p>
          </table:table-cell>
          <table:table-cell table:formula="of:=IF([.E67]&gt;[.I66];[.E67];[.I66])" office:value-type="float" office:value="79.41">
            <text:p>79.41</text:p>
          </table:table-cell>
          <table:table-cell table:formula="of:=IF([.H67]&lt;[.H66];[.J66]+1;[.J66])" office:value-type="float" office:value="5">
            <text:p>5.00</text:p>
          </table:table-cell>
          <table:table-cell table:number-columns-repeated="2"/>
          <table:table-cell table:formula="of:=IF([.C67]&gt;[.C66];[.M66]+1;0)" office:value-type="float" office:value="1">
            <text:p>1.00</text:p>
          </table:table-cell>
          <table:table-cell table:formula="of:=IF([.D67]&gt;[.D66];[.N66]+1;0)" office:value-type="float" office:value="1">
            <text:p>1.00</text:p>
          </table:table-cell>
          <table:table-cell table:formula="of:=IF([.E67]&gt;[.E66];[.O66]+1;0)" office:value-type="float" office:value="6">
            <text:p>6.00</text:p>
          </table:table-cell>
          <table:table-cell table:number-columns-repeated="5"/>
          <table:table-cell table:formula="of:=[.C67]&gt;[.C66]" office:value-type="float" office:value="1">
            <text:p>1.00</text:p>
          </table:table-cell>
          <table:table-cell table:formula="of:=[.D67]&gt;[.D66]" office:value-type="float" office:value="1">
            <text:p>1.00</text:p>
          </table:table-cell>
          <table:table-cell table:formula="of:=[.E67]&gt;[.E66]" office:value-type="float" office:value="1">
            <text:p>1.00</text:p>
          </table:table-cell>
          <table:table-cell table:formula="of:=IF(SUM([.U67:.W67])&gt;1;[.A67];&quot;-&quot;)" office:value-type="float" office:value="66">
            <text:p>66.00</text:p>
          </table:table-cell>
          <table:table-cell table:number-columns-repeated="1000"/>
        </table:table-row>
        <table:table-row table:style-name="ro1">
          <table:table-cell office:value-type="float" office:value="67">
            <text:p>67.00</text:p>
          </table:table-cell>
          <table:table-cell/>
          <table:table-cell office:value-type="float" office:value="109.24">
            <text:p>109.24</text:p>
          </table:table-cell>
          <table:table-cell office:value-type="float" office:value="123.18">
            <text:p>123.18</text:p>
          </table:table-cell>
          <table:table-cell office:value-type="float" office:value="76.38">
            <text:p>76.38</text:p>
          </table:table-cell>
          <table:table-cell/>
          <table:table-cell table:style-name="ce2" table:formula="of:=IF([.H67]&lt;1000;IF([.I67]&gt;[.I66];0;[.G67]);IF(AND([.E67]&lt;[.E66]; [.E66]&lt;[.E65]);FLOOR(1000/[.E68];1)+[.G67];IF([.I67]&gt;[.I66];0;[.G67])))" office:value-type="float" office:value="64">
            <text:p>64.00</text:p>
          </table:table-cell>
          <table:table-cell table:formula="of:=IF([.G68]&lt;&gt;[.G67];[.H67]-([.E68]*([.G68]-[.G67]));[.H67])" office:value-type="float" office:value="337.38">
            <text:p>337.38</text:p>
          </table:table-cell>
          <table:table-cell table:formula="of:=IF([.E68]&gt;[.I67];[.E68];[.I67])" office:value-type="float" office:value="79.41">
            <text:p>79.41</text:p>
          </table:table-cell>
          <table:table-cell table:formula="of:=IF([.H68]&lt;[.H67];[.J67]+1;[.J67])" office:value-type="float" office:value="5">
            <text:p>5.00</text:p>
          </table:table-cell>
          <table:table-cell table:number-columns-repeated="2"/>
          <table:table-cell table:formula="of:=IF([.C68]&gt;[.C67];[.M67]+1;0)" office:value-type="float" office:value="2">
            <text:p>2.00</text:p>
          </table:table-cell>
          <table:table-cell table:formula="of:=IF([.D68]&gt;[.D67];[.N67]+1;0)" office:value-type="float" office:value="0">
            <text:p>0.00</text:p>
          </table:table-cell>
          <table:table-cell table:formula="of:=IF([.E68]&gt;[.E67];[.O67]+1;0)" office:value-type="float" office:value="7">
            <text:p>7.00</text:p>
          </table:table-cell>
          <table:table-cell table:number-columns-repeated="5"/>
          <table:table-cell table:formula="of:=[.C68]&gt;[.C67]" office:value-type="float" office:value="1">
            <text:p>1.00</text:p>
          </table:table-cell>
          <table:table-cell table:formula="of:=[.D68]&gt;[.D67]" office:value-type="float" office:value="0">
            <text:p>0.00</text:p>
          </table:table-cell>
          <table:table-cell table:formula="of:=[.E68]&gt;[.E67]" office:value-type="float" office:value="1">
            <text:p>1.00</text:p>
          </table:table-cell>
          <table:table-cell table:formula="of:=IF(SUM([.U68:.W68])&gt;1;[.A68];&quot;-&quot;)" office:value-type="float" office:value="67">
            <text:p>67.00</text:p>
          </table:table-cell>
          <table:table-cell table:number-columns-repeated="1000"/>
        </table:table-row>
        <table:table-row table:style-name="ro1">
          <table:table-cell office:value-type="float" office:value="68">
            <text:p>68.00</text:p>
          </table:table-cell>
          <table:table-cell/>
          <table:table-cell office:value-type="float" office:value="108.19">
            <text:p>108.19</text:p>
          </table:table-cell>
          <table:table-cell office:value-type="float" office:value="121.65">
            <text:p>121.65</text:p>
          </table:table-cell>
          <table:table-cell office:value-type="float" office:value="76.71">
            <text:p>76.71</text:p>
          </table:table-cell>
          <table:table-cell/>
          <table:table-cell table:style-name="ce2" table:formula="of:=IF([.H68]&lt;1000;IF([.I68]&gt;[.I67];0;[.G68]);IF(AND([.E68]&lt;[.E67]; [.E67]&lt;[.E66]);FLOOR(1000/[.E69];1)+[.G68];IF([.I68]&gt;[.I67];0;[.G68])))" office:value-type="float" office:value="64">
            <text:p>64.00</text:p>
          </table:table-cell>
          <table:table-cell table:formula="of:=IF([.G69]&lt;&gt;[.G68];[.H68]-([.E69]*([.G69]-[.G68]));[.H68])" office:value-type="float" office:value="337.38">
            <text:p>337.38</text:p>
          </table:table-cell>
          <table:table-cell table:formula="of:=IF([.E69]&gt;[.I68];[.E69];[.I68])" office:value-type="float" office:value="79.41">
            <text:p>79.41</text:p>
          </table:table-cell>
          <table:table-cell table:formula="of:=IF([.H69]&lt;[.H68];[.J68]+1;[.J68])" office:value-type="float" office:value="5">
            <text:p>5.00</text:p>
          </table:table-cell>
          <table:table-cell table:number-columns-repeated="2"/>
          <table:table-cell table:formula="of:=IF([.C69]&gt;[.C68];[.M68]+1;0)" office:value-type="float" office:value="0">
            <text:p>0.00</text:p>
          </table:table-cell>
          <table:table-cell table:formula="of:=IF([.D69]&gt;[.D68];[.N68]+1;0)" office:value-type="float" office:value="0">
            <text:p>0.00</text:p>
          </table:table-cell>
          <table:table-cell table:formula="of:=IF([.E69]&gt;[.E68];[.O68]+1;0)" office:value-type="float" office:value="8">
            <text:p>8.00</text:p>
          </table:table-cell>
          <table:table-cell table:number-columns-repeated="5"/>
          <table:table-cell table:formula="of:=[.C69]&gt;[.C68]" office:value-type="float" office:value="0">
            <text:p>0.00</text:p>
          </table:table-cell>
          <table:table-cell table:formula="of:=[.D69]&gt;[.D68]" office:value-type="float" office:value="0">
            <text:p>0.00</text:p>
          </table:table-cell>
          <table:table-cell table:formula="of:=[.E69]&gt;[.E68]" office:value-type="float" office:value="1">
            <text:p>1.00</text:p>
          </table:table-cell>
          <table:table-cell table:formula="of:=IF(SUM([.U69:.W69])&gt;1;[.A6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69">
            <text:p>69.00</text:p>
          </table:table-cell>
          <table:table-cell/>
          <table:table-cell office:value-type="float" office:value="106.77">
            <text:p>106.77</text:p>
          </table:table-cell>
          <table:table-cell office:value-type="float" office:value="120.46">
            <text:p>120.46</text:p>
          </table:table-cell>
          <table:table-cell office:value-type="float" office:value="78.13">
            <text:p>78.13</text:p>
          </table:table-cell>
          <table:table-cell/>
          <table:table-cell table:style-name="ce2" table:formula="of:=IF([.H69]&lt;1000;IF([.I69]&gt;[.I68];0;[.G69]);IF(AND([.E69]&lt;[.E68]; [.E68]&lt;[.E67]);FLOOR(1000/[.E70];1)+[.G69];IF([.I69]&gt;[.I68];0;[.G69])))" office:value-type="float" office:value="64">
            <text:p>64.00</text:p>
          </table:table-cell>
          <table:table-cell table:formula="of:=IF([.G70]&lt;&gt;[.G69];[.H69]-([.E70]*([.G70]-[.G69]));[.H69])" office:value-type="float" office:value="337.38">
            <text:p>337.38</text:p>
          </table:table-cell>
          <table:table-cell table:formula="of:=IF([.E70]&gt;[.I69];[.E70];[.I69])" office:value-type="float" office:value="79.41">
            <text:p>79.41</text:p>
          </table:table-cell>
          <table:table-cell table:formula="of:=IF([.H70]&lt;[.H69];[.J69]+1;[.J69])" office:value-type="float" office:value="5">
            <text:p>5.00</text:p>
          </table:table-cell>
          <table:table-cell table:number-columns-repeated="2"/>
          <table:table-cell table:formula="of:=IF([.C70]&gt;[.C69];[.M69]+1;0)" office:value-type="float" office:value="0">
            <text:p>0.00</text:p>
          </table:table-cell>
          <table:table-cell table:formula="of:=IF([.D70]&gt;[.D69];[.N69]+1;0)" office:value-type="float" office:value="0">
            <text:p>0.00</text:p>
          </table:table-cell>
          <table:table-cell table:formula="of:=IF([.E70]&gt;[.E69];[.O69]+1;0)" office:value-type="float" office:value="9">
            <text:p>9.00</text:p>
          </table:table-cell>
          <table:table-cell table:number-columns-repeated="5"/>
          <table:table-cell table:formula="of:=[.C70]&gt;[.C69]" office:value-type="float" office:value="0">
            <text:p>0.00</text:p>
          </table:table-cell>
          <table:table-cell table:formula="of:=[.D70]&gt;[.D69]" office:value-type="float" office:value="0">
            <text:p>0.00</text:p>
          </table:table-cell>
          <table:table-cell table:formula="of:=[.E70]&gt;[.E69]" office:value-type="float" office:value="1">
            <text:p>1.00</text:p>
          </table:table-cell>
          <table:table-cell table:formula="of:=IF(SUM([.U70:.W70])&gt;1;[.A7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70">
            <text:p>70.00</text:p>
          </table:table-cell>
          <table:table-cell/>
          <table:table-cell office:value-type="float" office:value="107.03">
            <text:p>107.03</text:p>
          </table:table-cell>
          <table:table-cell office:value-type="float" office:value="118.94">
            <text:p>118.94</text:p>
          </table:table-cell>
          <table:table-cell office:value-type="float" office:value="79.71">
            <text:p>79.71</text:p>
          </table:table-cell>
          <table:table-cell/>
          <table:table-cell table:style-name="ce2" table:formula="of:=IF([.H70]&lt;1000;IF([.I70]&gt;[.I69];0;[.G70]);IF(AND([.E70]&lt;[.E69]; [.E69]&lt;[.E68]);FLOOR(1000/[.E71];1)+[.G70];IF([.I70]&gt;[.I69];0;[.G70])))" office:value-type="float" office:value="64">
            <text:p>64.00</text:p>
          </table:table-cell>
          <table:table-cell table:formula="of:=IF([.G71]&lt;&gt;[.G70];[.H70]-([.E71]*([.G71]-[.G70]));[.H70])" office:value-type="float" office:value="337.38">
            <text:p>337.38</text:p>
          </table:table-cell>
          <table:table-cell table:formula="of:=IF([.E71]&gt;[.I70];[.E71];[.I70])" office:value-type="float" office:value="79.71">
            <text:p>79.71</text:p>
          </table:table-cell>
          <table:table-cell table:formula="of:=IF([.H71]&lt;[.H70];[.J70]+1;[.J70])" office:value-type="float" office:value="5">
            <text:p>5.00</text:p>
          </table:table-cell>
          <table:table-cell table:number-columns-repeated="2"/>
          <table:table-cell table:formula="of:=IF([.C71]&gt;[.C70];[.M70]+1;0)" office:value-type="float" office:value="1">
            <text:p>1.00</text:p>
          </table:table-cell>
          <table:table-cell table:formula="of:=IF([.D71]&gt;[.D70];[.N70]+1;0)" office:value-type="float" office:value="0">
            <text:p>0.00</text:p>
          </table:table-cell>
          <table:table-cell table:formula="of:=IF([.E71]&gt;[.E70];[.O70]+1;0)" office:value-type="float" office:value="10">
            <text:p>10.00</text:p>
          </table:table-cell>
          <table:table-cell table:number-columns-repeated="5"/>
          <table:table-cell table:formula="of:=[.C71]&gt;[.C70]" office:value-type="float" office:value="1">
            <text:p>1.00</text:p>
          </table:table-cell>
          <table:table-cell table:formula="of:=[.D71]&gt;[.D70]" office:value-type="float" office:value="0">
            <text:p>0.00</text:p>
          </table:table-cell>
          <table:table-cell table:formula="of:=[.E71]&gt;[.E70]" office:value-type="float" office:value="1">
            <text:p>1.00</text:p>
          </table:table-cell>
          <table:table-cell table:formula="of:=IF(SUM([.U71:.W71])&gt;1;[.A71];&quot;-&quot;)" office:value-type="float" office:value="70">
            <text:p>70.00</text:p>
          </table:table-cell>
          <table:table-cell table:number-columns-repeated="1000"/>
        </table:table-row>
        <table:table-row table:style-name="ro1">
          <table:table-cell office:value-type="float" office:value="71">
            <text:p>71.00</text:p>
          </table:table-cell>
          <table:table-cell/>
          <table:table-cell office:value-type="float" office:value="107.42">
            <text:p>107.42</text:p>
          </table:table-cell>
          <table:table-cell office:value-type="float" office:value="121.35">
            <text:p>121.35</text:p>
          </table:table-cell>
          <table:table-cell office:value-type="float" office:value="81.35">
            <text:p>81.35</text:p>
          </table:table-cell>
          <table:table-cell/>
          <table:table-cell table:style-name="ce2" table:formula="of:=IF([.H71]&lt;1000;IF([.I71]&gt;[.I70];0;[.G71]);IF(AND([.E71]&lt;[.E70]; [.E70]&lt;[.E69]);FLOOR(1000/[.E72];1)+[.G71];IF([.I71]&gt;[.I70];0;[.G71])))" office:value-type="float" office:value="0">
            <text:p>0.00</text:p>
          </table:table-cell>
          <table:table-cell table:formula="of:=IF([.G72]&lt;&gt;[.G71];[.H71]-([.E72]*([.G72]-[.G71]));[.H71])" office:value-type="float" office:value="5543.78">
            <text:p>5543.78</text:p>
          </table:table-cell>
          <table:table-cell table:formula="of:=IF([.E72]&gt;[.I71];[.E72];[.I71])" office:value-type="float" office:value="81.35">
            <text:p>81.35</text:p>
          </table:table-cell>
          <table:table-cell table:formula="of:=IF([.H72]&lt;[.H71];[.J71]+1;[.J71])" office:value-type="float" office:value="5">
            <text:p>5.00</text:p>
          </table:table-cell>
          <table:table-cell table:number-columns-repeated="2"/>
          <table:table-cell table:formula="of:=IF([.C72]&gt;[.C71];[.M71]+1;0)" office:value-type="float" office:value="2">
            <text:p>2.00</text:p>
          </table:table-cell>
          <table:table-cell table:formula="of:=IF([.D72]&gt;[.D71];[.N71]+1;0)" office:value-type="float" office:value="1">
            <text:p>1.00</text:p>
          </table:table-cell>
          <table:table-cell table:formula="of:=IF([.E72]&gt;[.E71];[.O71]+1;0)" office:value-type="float" office:value="11">
            <text:p>11.00</text:p>
          </table:table-cell>
          <table:table-cell table:number-columns-repeated="5"/>
          <table:table-cell table:formula="of:=[.C72]&gt;[.C71]" office:value-type="float" office:value="1">
            <text:p>1.00</text:p>
          </table:table-cell>
          <table:table-cell table:formula="of:=[.D72]&gt;[.D71]" office:value-type="float" office:value="1">
            <text:p>1.00</text:p>
          </table:table-cell>
          <table:table-cell table:formula="of:=[.E72]&gt;[.E71]" office:value-type="float" office:value="1">
            <text:p>1.00</text:p>
          </table:table-cell>
          <table:table-cell table:formula="of:=IF(SUM([.U72:.W72])&gt;1;[.A72];&quot;-&quot;)" office:value-type="float" office:value="71">
            <text:p>71.00</text:p>
          </table:table-cell>
          <table:table-cell table:number-columns-repeated="1000"/>
        </table:table-row>
        <table:table-row table:style-name="ro1">
          <table:table-cell office:value-type="float" office:value="72">
            <text:p>72.00</text:p>
          </table:table-cell>
          <table:table-cell/>
          <table:table-cell office:value-type="float" office:value="106.16">
            <text:p>106.16</text:p>
          </table:table-cell>
          <table:table-cell office:value-type="float" office:value="119.53">
            <text:p>119.53</text:p>
          </table:table-cell>
          <table:table-cell office:value-type="float" office:value="79.41">
            <text:p>79.41</text:p>
          </table:table-cell>
          <table:table-cell/>
          <table:table-cell table:style-name="ce2" table:formula="of:=IF([.H72]&lt;1000;IF([.I72]&gt;[.I71];0;[.G72]);IF(AND([.E72]&lt;[.E71]; [.E71]&lt;[.E70]);FLOOR(1000/[.E73];1)+[.G72];IF([.I72]&gt;[.I71];0;[.G72])))" office:value-type="float" office:value="0">
            <text:p>0.00</text:p>
          </table:table-cell>
          <table:table-cell table:formula="of:=IF([.G73]&lt;&gt;[.G72];[.H72]-([.E73]*([.G73]-[.G72]));[.H72])" office:value-type="float" office:value="5543.78">
            <text:p>5543.78</text:p>
          </table:table-cell>
          <table:table-cell table:formula="of:=IF([.E73]&gt;[.I72];[.E73];[.I72])" office:value-type="float" office:value="81.35">
            <text:p>81.35</text:p>
          </table:table-cell>
          <table:table-cell table:formula="of:=IF([.H73]&lt;[.H72];[.J72]+1;[.J72])" office:value-type="float" office:value="5">
            <text:p>5.00</text:p>
          </table:table-cell>
          <table:table-cell table:number-columns-repeated="2"/>
          <table:table-cell table:formula="of:=IF([.C73]&gt;[.C72];[.M72]+1;0)" office:value-type="float" office:value="0">
            <text:p>0.00</text:p>
          </table:table-cell>
          <table:table-cell table:formula="of:=IF([.D73]&gt;[.D72];[.N72]+1;0)" office:value-type="float" office:value="0">
            <text:p>0.00</text:p>
          </table:table-cell>
          <table:table-cell table:formula="of:=IF([.E73]&gt;[.E72];[.O72]+1;0)" office:value-type="float" office:value="0">
            <text:p>0.00</text:p>
          </table:table-cell>
          <table:table-cell table:number-columns-repeated="5"/>
          <table:table-cell table:formula="of:=[.C73]&gt;[.C72]" office:value-type="float" office:value="0">
            <text:p>0.00</text:p>
          </table:table-cell>
          <table:table-cell table:formula="of:=[.D73]&gt;[.D72]" office:value-type="float" office:value="0">
            <text:p>0.00</text:p>
          </table:table-cell>
          <table:table-cell table:formula="of:=[.E73]&gt;[.E72]" office:value-type="float" office:value="0">
            <text:p>0.00</text:p>
          </table:table-cell>
          <table:table-cell table:formula="of:=IF(SUM([.U73:.W73])&gt;1;[.A7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73">
            <text:p>73.00</text:p>
          </table:table-cell>
          <table:table-cell/>
          <table:table-cell office:value-type="float" office:value="108.3">
            <text:p>108.30</text:p>
          </table:table-cell>
          <table:table-cell office:value-type="float" office:value="122.07">
            <text:p>122.07</text:p>
          </table:table-cell>
          <table:table-cell office:value-type="float" office:value="77.7">
            <text:p>77.70</text:p>
          </table:table-cell>
          <table:table-cell/>
          <table:table-cell table:style-name="ce2" table:formula="of:=IF([.H73]&lt;1000;IF([.I73]&gt;[.I72];0;[.G73]);IF(AND([.E73]&lt;[.E72]; [.E72]&lt;[.E71]);FLOOR(1000/[.E74];1)+[.G73];IF([.I73]&gt;[.I72];0;[.G73])))" office:value-type="float" office:value="0">
            <text:p>0.00</text:p>
          </table:table-cell>
          <table:table-cell table:formula="of:=IF([.G74]&lt;&gt;[.G73];[.H73]-([.E74]*([.G74]-[.G73]));[.H73])" office:value-type="float" office:value="5543.78">
            <text:p>5543.78</text:p>
          </table:table-cell>
          <table:table-cell table:formula="of:=IF([.E74]&gt;[.I73];[.E74];[.I73])" office:value-type="float" office:value="81.35">
            <text:p>81.35</text:p>
          </table:table-cell>
          <table:table-cell table:formula="of:=IF([.H74]&lt;[.H73];[.J73]+1;[.J73])" office:value-type="float" office:value="5">
            <text:p>5.00</text:p>
          </table:table-cell>
          <table:table-cell table:number-columns-repeated="2"/>
          <table:table-cell table:formula="of:=IF([.C74]&gt;[.C73];[.M73]+1;0)" office:value-type="float" office:value="1">
            <text:p>1.00</text:p>
          </table:table-cell>
          <table:table-cell table:formula="of:=IF([.D74]&gt;[.D73];[.N73]+1;0)" office:value-type="float" office:value="1">
            <text:p>1.00</text:p>
          </table:table-cell>
          <table:table-cell table:formula="of:=IF([.E74]&gt;[.E73];[.O73]+1;0)" office:value-type="float" office:value="0">
            <text:p>0.00</text:p>
          </table:table-cell>
          <table:table-cell table:number-columns-repeated="5"/>
          <table:table-cell table:formula="of:=[.C74]&gt;[.C73]" office:value-type="float" office:value="1">
            <text:p>1.00</text:p>
          </table:table-cell>
          <table:table-cell table:formula="of:=[.D74]&gt;[.D73]" office:value-type="float" office:value="1">
            <text:p>1.00</text:p>
          </table:table-cell>
          <table:table-cell table:formula="of:=[.E74]&gt;[.E73]" office:value-type="float" office:value="0">
            <text:p>0.00</text:p>
          </table:table-cell>
          <table:table-cell table:formula="of:=IF(SUM([.U74:.W74])&gt;1;[.A74];&quot;-&quot;)" office:value-type="float" office:value="73">
            <text:p>73.00</text:p>
          </table:table-cell>
          <table:table-cell table:number-columns-repeated="1000"/>
        </table:table-row>
        <table:table-row table:style-name="ro1">
          <table:table-cell office:value-type="float" office:value="74">
            <text:p>74.00</text:p>
          </table:table-cell>
          <table:table-cell/>
          <table:table-cell office:value-type="float" office:value="106.46">
            <text:p>106.46</text:p>
          </table:table-cell>
          <table:table-cell office:value-type="float" office:value="121.46">
            <text:p>121.46</text:p>
          </table:table-cell>
          <table:table-cell office:value-type="float" office:value="78.58">
            <text:p>78.58</text:p>
          </table:table-cell>
          <table:table-cell/>
          <table:table-cell table:style-name="ce2" table:formula="of:=IF([.H74]&lt;1000;IF([.I74]&gt;[.I73];0;[.G74]);IF(AND([.E74]&lt;[.E73]; [.E73]&lt;[.E72]);FLOOR(1000/[.E75];1)+[.G74];IF([.I74]&gt;[.I73];0;[.G74])))" office:value-type="float" office:value="12">
            <text:p>12.00</text:p>
          </table:table-cell>
          <table:table-cell table:formula="of:=IF([.G75]&lt;&gt;[.G74];[.H74]-([.E75]*([.G75]-[.G74]));[.H74])" office:value-type="float" office:value="4600.82">
            <text:p>4600.82</text:p>
          </table:table-cell>
          <table:table-cell table:formula="of:=IF([.E75]&gt;[.I74];[.E75];[.I74])" office:value-type="float" office:value="81.35">
            <text:p>81.35</text:p>
          </table:table-cell>
          <table:table-cell table:formula="of:=IF([.H75]&lt;[.H74];[.J74]+1;[.J74])" office:value-type="float" office:value="6">
            <text:p>6.00</text:p>
          </table:table-cell>
          <table:table-cell table:number-columns-repeated="2"/>
          <table:table-cell table:formula="of:=IF([.C75]&gt;[.C74];[.M74]+1;0)" office:value-type="float" office:value="0">
            <text:p>0.00</text:p>
          </table:table-cell>
          <table:table-cell table:formula="of:=IF([.D75]&gt;[.D74];[.N74]+1;0)" office:value-type="float" office:value="0">
            <text:p>0.00</text:p>
          </table:table-cell>
          <table:table-cell table:formula="of:=IF([.E75]&gt;[.E74];[.O74]+1;0)" office:value-type="float" office:value="1">
            <text:p>1.00</text:p>
          </table:table-cell>
          <table:table-cell table:number-columns-repeated="5"/>
          <table:table-cell table:formula="of:=[.C75]&gt;[.C74]" office:value-type="float" office:value="0">
            <text:p>0.00</text:p>
          </table:table-cell>
          <table:table-cell table:formula="of:=[.D75]&gt;[.D74]" office:value-type="float" office:value="0">
            <text:p>0.00</text:p>
          </table:table-cell>
          <table:table-cell table:formula="of:=[.E75]&gt;[.E74]" office:value-type="float" office:value="1">
            <text:p>1.00</text:p>
          </table:table-cell>
          <table:table-cell table:formula="of:=IF(SUM([.U75:.W75])&gt;1;[.A7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75">
            <text:p>75.00</text:p>
          </table:table-cell>
          <table:table-cell/>
          <table:table-cell office:value-type="float" office:value="108.61">
            <text:p>108.61</text:p>
          </table:table-cell>
          <table:table-cell office:value-type="float" office:value="121.05">
            <text:p>121.05</text:p>
          </table:table-cell>
          <table:table-cell office:value-type="float" office:value="77.02">
            <text:p>77.02</text:p>
          </table:table-cell>
          <table:table-cell/>
          <table:table-cell table:style-name="ce2" table:formula="of:=IF([.H75]&lt;1000;IF([.I75]&gt;[.I74];0;[.G75]);IF(AND([.E75]&lt;[.E74]; [.E74]&lt;[.E73]);FLOOR(1000/[.E76];1)+[.G75];IF([.I75]&gt;[.I74];0;[.G75])))" office:value-type="float" office:value="12">
            <text:p>12.00</text:p>
          </table:table-cell>
          <table:table-cell table:formula="of:=IF([.G76]&lt;&gt;[.G75];[.H75]-([.E76]*([.G76]-[.G75]));[.H75])" office:value-type="float" office:value="4600.82">
            <text:p>4600.82</text:p>
          </table:table-cell>
          <table:table-cell table:formula="of:=IF([.E76]&gt;[.I75];[.E76];[.I75])" office:value-type="float" office:value="81.35">
            <text:p>81.35</text:p>
          </table:table-cell>
          <table:table-cell table:formula="of:=IF([.H76]&lt;[.H75];[.J75]+1;[.J75])" office:value-type="float" office:value="6">
            <text:p>6.00</text:p>
          </table:table-cell>
          <table:table-cell table:number-columns-repeated="2"/>
          <table:table-cell table:formula="of:=IF([.C76]&gt;[.C75];[.M75]+1;0)" office:value-type="float" office:value="1">
            <text:p>1.00</text:p>
          </table:table-cell>
          <table:table-cell table:formula="of:=IF([.D76]&gt;[.D75];[.N75]+1;0)" office:value-type="float" office:value="0">
            <text:p>0.00</text:p>
          </table:table-cell>
          <table:table-cell table:formula="of:=IF([.E76]&gt;[.E75];[.O75]+1;0)" office:value-type="float" office:value="0">
            <text:p>0.00</text:p>
          </table:table-cell>
          <table:table-cell table:number-columns-repeated="5"/>
          <table:table-cell table:formula="of:=[.C76]&gt;[.C75]" office:value-type="float" office:value="1">
            <text:p>1.00</text:p>
          </table:table-cell>
          <table:table-cell table:formula="of:=[.D76]&gt;[.D75]" office:value-type="float" office:value="0">
            <text:p>0.00</text:p>
          </table:table-cell>
          <table:table-cell table:formula="of:=[.E76]&gt;[.E75]" office:value-type="float" office:value="0">
            <text:p>0.00</text:p>
          </table:table-cell>
          <table:table-cell table:formula="of:=IF(SUM([.U76:.W76])&gt;1;[.A7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76">
            <text:p>76.00</text:p>
          </table:table-cell>
          <table:table-cell/>
          <table:table-cell office:value-type="float" office:value="107.56">
            <text:p>107.56</text:p>
          </table:table-cell>
          <table:table-cell office:value-type="float" office:value="119.15">
            <text:p>119.15</text:p>
          </table:table-cell>
          <table:table-cell office:value-type="float" office:value="75.13">
            <text:p>75.13</text:p>
          </table:table-cell>
          <table:table-cell/>
          <table:table-cell table:style-name="ce2" table:formula="of:=IF([.H76]&lt;1000;IF([.I76]&gt;[.I75];0;[.G76]);IF(AND([.E76]&lt;[.E75]; [.E75]&lt;[.E74]);FLOOR(1000/[.E77];1)+[.G76];IF([.I76]&gt;[.I75];0;[.G76])))" office:value-type="float" office:value="12">
            <text:p>12.00</text:p>
          </table:table-cell>
          <table:table-cell table:formula="of:=IF([.G77]&lt;&gt;[.G76];[.H76]-([.E77]*([.G77]-[.G76]));[.H76])" office:value-type="float" office:value="4600.82">
            <text:p>4600.82</text:p>
          </table:table-cell>
          <table:table-cell table:formula="of:=IF([.E77]&gt;[.I76];[.E77];[.I76])" office:value-type="float" office:value="81.35">
            <text:p>81.35</text:p>
          </table:table-cell>
          <table:table-cell table:formula="of:=IF([.H77]&lt;[.H76];[.J76]+1;[.J76])" office:value-type="float" office:value="6">
            <text:p>6.00</text:p>
          </table:table-cell>
          <table:table-cell table:number-columns-repeated="2"/>
          <table:table-cell table:formula="of:=IF([.C77]&gt;[.C76];[.M76]+1;0)" office:value-type="float" office:value="0">
            <text:p>0.00</text:p>
          </table:table-cell>
          <table:table-cell table:formula="of:=IF([.D77]&gt;[.D76];[.N76]+1;0)" office:value-type="float" office:value="0">
            <text:p>0.00</text:p>
          </table:table-cell>
          <table:table-cell table:formula="of:=IF([.E77]&gt;[.E76];[.O76]+1;0)" office:value-type="float" office:value="0">
            <text:p>0.00</text:p>
          </table:table-cell>
          <table:table-cell table:number-columns-repeated="5"/>
          <table:table-cell table:formula="of:=[.C77]&gt;[.C76]" office:value-type="float" office:value="0">
            <text:p>0.00</text:p>
          </table:table-cell>
          <table:table-cell table:formula="of:=[.D77]&gt;[.D76]" office:value-type="float" office:value="0">
            <text:p>0.00</text:p>
          </table:table-cell>
          <table:table-cell table:formula="of:=[.E77]&gt;[.E76]" office:value-type="float" office:value="0">
            <text:p>0.00</text:p>
          </table:table-cell>
          <table:table-cell table:formula="of:=IF(SUM([.U77:.W77])&gt;1;[.A7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77">
            <text:p>77.00</text:p>
          </table:table-cell>
          <table:table-cell/>
          <table:table-cell office:value-type="float" office:value="109.68">
            <text:p>109.68</text:p>
          </table:table-cell>
          <table:table-cell office:value-type="float" office:value="117.48">
            <text:p>117.48</text:p>
          </table:table-cell>
          <table:table-cell office:value-type="float" office:value="73.45">
            <text:p>73.45</text:p>
          </table:table-cell>
          <table:table-cell/>
          <table:table-cell table:style-name="ce2" table:formula="of:=IF([.H77]&lt;1000;IF([.I77]&gt;[.I76];0;[.G77]);IF(AND([.E77]&lt;[.E76]; [.E76]&lt;[.E75]);FLOOR(1000/[.E78];1)+[.G77];IF([.I77]&gt;[.I76];0;[.G77])))" office:value-type="float" office:value="25">
            <text:p>25.00</text:p>
          </table:table-cell>
          <table:table-cell table:formula="of:=IF([.G78]&lt;&gt;[.G77];[.H77]-([.E78]*([.G78]-[.G77]));[.H77])" office:value-type="float" office:value="3645.97">
            <text:p>3645.97</text:p>
          </table:table-cell>
          <table:table-cell table:formula="of:=IF([.E78]&gt;[.I77];[.E78];[.I77])" office:value-type="float" office:value="81.35">
            <text:p>81.35</text:p>
          </table:table-cell>
          <table:table-cell table:formula="of:=IF([.H78]&lt;[.H77];[.J77]+1;[.J77])" office:value-type="float" office:value="7">
            <text:p>7.00</text:p>
          </table:table-cell>
          <table:table-cell table:number-columns-repeated="2"/>
          <table:table-cell table:formula="of:=IF([.C78]&gt;[.C77];[.M77]+1;0)" office:value-type="float" office:value="1">
            <text:p>1.00</text:p>
          </table:table-cell>
          <table:table-cell table:formula="of:=IF([.D78]&gt;[.D77];[.N77]+1;0)" office:value-type="float" office:value="0">
            <text:p>0.00</text:p>
          </table:table-cell>
          <table:table-cell table:formula="of:=IF([.E78]&gt;[.E77];[.O77]+1;0)" office:value-type="float" office:value="0">
            <text:p>0.00</text:p>
          </table:table-cell>
          <table:table-cell table:number-columns-repeated="5"/>
          <table:table-cell table:formula="of:=[.C78]&gt;[.C77]" office:value-type="float" office:value="1">
            <text:p>1.00</text:p>
          </table:table-cell>
          <table:table-cell table:formula="of:=[.D78]&gt;[.D77]" office:value-type="float" office:value="0">
            <text:p>0.00</text:p>
          </table:table-cell>
          <table:table-cell table:formula="of:=[.E78]&gt;[.E77]" office:value-type="float" office:value="0">
            <text:p>0.00</text:p>
          </table:table-cell>
          <table:table-cell table:formula="of:=IF(SUM([.U78:.W78])&gt;1;[.A7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78">
            <text:p>78.00</text:p>
          </table:table-cell>
          <table:table-cell/>
          <table:table-cell office:value-type="float" office:value="107.87">
            <text:p>107.87</text:p>
          </table:table-cell>
          <table:table-cell office:value-type="float" office:value="120.35">
            <text:p>120.35</text:p>
          </table:table-cell>
          <table:table-cell office:value-type="float" office:value="71.93">
            <text:p>71.93</text:p>
          </table:table-cell>
          <table:table-cell/>
          <table:table-cell table:style-name="ce2" table:formula="of:=IF([.H78]&lt;1000;IF([.I78]&gt;[.I77];0;[.G78]);IF(AND([.E78]&lt;[.E77]; [.E77]&lt;[.E76]);FLOOR(1000/[.E79];1)+[.G78];IF([.I78]&gt;[.I77];0;[.G78])))" office:value-type="float" office:value="38">
            <text:p>38.00</text:p>
          </table:table-cell>
          <table:table-cell table:formula="of:=IF([.G79]&lt;&gt;[.G78];[.H78]-([.E79]*([.G79]-[.G78]));[.H78])" office:value-type="float" office:value="2710.88">
            <text:p>2710.88</text:p>
          </table:table-cell>
          <table:table-cell table:formula="of:=IF([.E79]&gt;[.I78];[.E79];[.I78])" office:value-type="float" office:value="81.35">
            <text:p>81.35</text:p>
          </table:table-cell>
          <table:table-cell table:formula="of:=IF([.H79]&lt;[.H78];[.J78]+1;[.J78])" office:value-type="float" office:value="8">
            <text:p>8.00</text:p>
          </table:table-cell>
          <table:table-cell table:number-columns-repeated="2"/>
          <table:table-cell table:formula="of:=IF([.C79]&gt;[.C78];[.M78]+1;0)" office:value-type="float" office:value="0">
            <text:p>0.00</text:p>
          </table:table-cell>
          <table:table-cell table:formula="of:=IF([.D79]&gt;[.D78];[.N78]+1;0)" office:value-type="float" office:value="1">
            <text:p>1.00</text:p>
          </table:table-cell>
          <table:table-cell table:formula="of:=IF([.E79]&gt;[.E78];[.O78]+1;0)" office:value-type="float" office:value="0">
            <text:p>0.00</text:p>
          </table:table-cell>
          <table:table-cell table:number-columns-repeated="5"/>
          <table:table-cell table:formula="of:=[.C79]&gt;[.C78]" office:value-type="float" office:value="0">
            <text:p>0.00</text:p>
          </table:table-cell>
          <table:table-cell table:formula="of:=[.D79]&gt;[.D78]" office:value-type="float" office:value="1">
            <text:p>1.00</text:p>
          </table:table-cell>
          <table:table-cell table:formula="of:=[.E79]&gt;[.E78]" office:value-type="float" office:value="0">
            <text:p>0.00</text:p>
          </table:table-cell>
          <table:table-cell table:formula="of:=IF(SUM([.U79:.W79])&gt;1;[.A7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79">
            <text:p>79.00</text:p>
          </table:table-cell>
          <table:table-cell/>
          <table:table-cell office:value-type="float" office:value="106.41">
            <text:p>106.41</text:p>
          </table:table-cell>
          <table:table-cell office:value-type="float" office:value="119.66">
            <text:p>119.66</text:p>
          </table:table-cell>
          <table:table-cell office:value-type="float" office:value="72.96">
            <text:p>72.96</text:p>
          </table:table-cell>
          <table:table-cell/>
          <table:table-cell table:style-name="ce2" table:formula="of:=IF([.H79]&lt;1000;IF([.I79]&gt;[.I78];0;[.G79]);IF(AND([.E79]&lt;[.E78]; [.E78]&lt;[.E77]);FLOOR(1000/[.E80];1)+[.G79];IF([.I79]&gt;[.I78];0;[.G79])))" office:value-type="float" office:value="51">
            <text:p>51.00</text:p>
          </table:table-cell>
          <table:table-cell table:formula="of:=IF([.G80]&lt;&gt;[.G79];[.H79]-([.E80]*([.G80]-[.G79]));[.H79])" office:value-type="float" office:value="1762.4">
            <text:p>1762.40</text:p>
          </table:table-cell>
          <table:table-cell table:formula="of:=IF([.E80]&gt;[.I79];[.E80];[.I79])" office:value-type="float" office:value="81.35">
            <text:p>81.35</text:p>
          </table:table-cell>
          <table:table-cell table:formula="of:=IF([.H80]&lt;[.H79];[.J79]+1;[.J79])" office:value-type="float" office:value="9">
            <text:p>9.00</text:p>
          </table:table-cell>
          <table:table-cell table:number-columns-repeated="2"/>
          <table:table-cell table:formula="of:=IF([.C80]&gt;[.C79];[.M79]+1;0)" office:value-type="float" office:value="0">
            <text:p>0.00</text:p>
          </table:table-cell>
          <table:table-cell table:formula="of:=IF([.D80]&gt;[.D79];[.N79]+1;0)" office:value-type="float" office:value="0">
            <text:p>0.00</text:p>
          </table:table-cell>
          <table:table-cell table:formula="of:=IF([.E80]&gt;[.E79];[.O79]+1;0)" office:value-type="float" office:value="1">
            <text:p>1.00</text:p>
          </table:table-cell>
          <table:table-cell table:number-columns-repeated="5"/>
          <table:table-cell table:formula="of:=[.C80]&gt;[.C79]" office:value-type="float" office:value="0">
            <text:p>0.00</text:p>
          </table:table-cell>
          <table:table-cell table:formula="of:=[.D80]&gt;[.D79]" office:value-type="float" office:value="0">
            <text:p>0.00</text:p>
          </table:table-cell>
          <table:table-cell table:formula="of:=[.E80]&gt;[.E79]" office:value-type="float" office:value="1">
            <text:p>1.00</text:p>
          </table:table-cell>
          <table:table-cell table:formula="of:=IF(SUM([.U80:.W80])&gt;1;[.A8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80">
            <text:p>80.00</text:p>
          </table:table-cell>
          <table:table-cell/>
          <table:table-cell office:value-type="float" office:value="106.92">
            <text:p>106.92</text:p>
          </table:table-cell>
          <table:table-cell office:value-type="float" office:value="117.79">
            <text:p>117.79</text:p>
          </table:table-cell>
          <table:table-cell office:value-type="float" office:value="74.28">
            <text:p>74.28</text:p>
          </table:table-cell>
          <table:table-cell/>
          <table:table-cell table:style-name="ce2" table:formula="of:=IF([.H80]&lt;1000;IF([.I80]&gt;[.I79];0;[.G80]);IF(AND([.E80]&lt;[.E79]; [.E79]&lt;[.E78]);FLOOR(1000/[.E81];1)+[.G80];IF([.I80]&gt;[.I79];0;[.G80])))" office:value-type="float" office:value="51">
            <text:p>51.00</text:p>
          </table:table-cell>
          <table:table-cell table:formula="of:=IF([.G81]&lt;&gt;[.G80];[.H80]-([.E81]*([.G81]-[.G80]));[.H80])" office:value-type="float" office:value="1762.4">
            <text:p>1762.40</text:p>
          </table:table-cell>
          <table:table-cell table:formula="of:=IF([.E81]&gt;[.I80];[.E81];[.I80])" office:value-type="float" office:value="81.35">
            <text:p>81.35</text:p>
          </table:table-cell>
          <table:table-cell table:formula="of:=IF([.H81]&lt;[.H80];[.J80]+1;[.J80])" office:value-type="float" office:value="9">
            <text:p>9.00</text:p>
          </table:table-cell>
          <table:table-cell table:number-columns-repeated="2"/>
          <table:table-cell table:formula="of:=IF([.C81]&gt;[.C80];[.M80]+1;0)" office:value-type="float" office:value="1">
            <text:p>1.00</text:p>
          </table:table-cell>
          <table:table-cell table:formula="of:=IF([.D81]&gt;[.D80];[.N80]+1;0)" office:value-type="float" office:value="0">
            <text:p>0.00</text:p>
          </table:table-cell>
          <table:table-cell table:formula="of:=IF([.E81]&gt;[.E80];[.O80]+1;0)" office:value-type="float" office:value="2">
            <text:p>2.00</text:p>
          </table:table-cell>
          <table:table-cell table:number-columns-repeated="5"/>
          <table:table-cell table:formula="of:=[.C81]&gt;[.C80]" office:value-type="float" office:value="1">
            <text:p>1.00</text:p>
          </table:table-cell>
          <table:table-cell table:formula="of:=[.D81]&gt;[.D80]" office:value-type="float" office:value="0">
            <text:p>0.00</text:p>
          </table:table-cell>
          <table:table-cell table:formula="of:=[.E81]&gt;[.E80]" office:value-type="float" office:value="1">
            <text:p>1.00</text:p>
          </table:table-cell>
          <table:table-cell table:formula="of:=IF(SUM([.U81:.W81])&gt;1;[.A81];&quot;-&quot;)" office:value-type="float" office:value="80">
            <text:p>80.00</text:p>
          </table:table-cell>
          <table:table-cell table:number-columns-repeated="1000"/>
        </table:table-row>
        <table:table-row table:style-name="ro1">
          <table:table-cell office:value-type="float" office:value="81">
            <text:p>81.00</text:p>
          </table:table-cell>
          <table:table-cell/>
          <table:table-cell office:value-type="float" office:value="105.03">
            <text:p>105.03</text:p>
          </table:table-cell>
          <table:table-cell office:value-type="float" office:value="116.78">
            <text:p>116.78</text:p>
          </table:table-cell>
          <table:table-cell office:value-type="float" office:value="75.78">
            <text:p>75.78</text:p>
          </table:table-cell>
          <table:table-cell/>
          <table:table-cell table:style-name="ce2" table:formula="of:=IF([.H81]&lt;1000;IF([.I81]&gt;[.I80];0;[.G81]);IF(AND([.E81]&lt;[.E80]; [.E80]&lt;[.E79]);FLOOR(1000/[.E82];1)+[.G81];IF([.I81]&gt;[.I80];0;[.G81])))" office:value-type="float" office:value="51">
            <text:p>51.00</text:p>
          </table:table-cell>
          <table:table-cell table:formula="of:=IF([.G82]&lt;&gt;[.G81];[.H81]-([.E82]*([.G82]-[.G81]));[.H81])" office:value-type="float" office:value="1762.4">
            <text:p>1762.40</text:p>
          </table:table-cell>
          <table:table-cell table:formula="of:=IF([.E82]&gt;[.I81];[.E82];[.I81])" office:value-type="float" office:value="81.35">
            <text:p>81.35</text:p>
          </table:table-cell>
          <table:table-cell table:formula="of:=IF([.H82]&lt;[.H81];[.J81]+1;[.J81])" office:value-type="float" office:value="9">
            <text:p>9.00</text:p>
          </table:table-cell>
          <table:table-cell table:number-columns-repeated="2"/>
          <table:table-cell table:formula="of:=IF([.C82]&gt;[.C81];[.M81]+1;0)" office:value-type="float" office:value="0">
            <text:p>0.00</text:p>
          </table:table-cell>
          <table:table-cell table:formula="of:=IF([.D82]&gt;[.D81];[.N81]+1;0)" office:value-type="float" office:value="0">
            <text:p>0.00</text:p>
          </table:table-cell>
          <table:table-cell table:formula="of:=IF([.E82]&gt;[.E81];[.O81]+1;0)" office:value-type="float" office:value="3">
            <text:p>3.00</text:p>
          </table:table-cell>
          <table:table-cell table:number-columns-repeated="5"/>
          <table:table-cell table:formula="of:=[.C82]&gt;[.C81]" office:value-type="float" office:value="0">
            <text:p>0.00</text:p>
          </table:table-cell>
          <table:table-cell table:formula="of:=[.D82]&gt;[.D81]" office:value-type="float" office:value="0">
            <text:p>0.00</text:p>
          </table:table-cell>
          <table:table-cell table:formula="of:=[.E82]&gt;[.E81]" office:value-type="float" office:value="1">
            <text:p>1.00</text:p>
          </table:table-cell>
          <table:table-cell table:formula="of:=IF(SUM([.U82:.W82])&gt;1;[.A8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82">
            <text:p>82.00</text:p>
          </table:table-cell>
          <table:table-cell/>
          <table:table-cell office:value-type="float" office:value="103.36">
            <text:p>103.36</text:p>
          </table:table-cell>
          <table:table-cell office:value-type="float" office:value="115.69">
            <text:p>115.69</text:p>
          </table:table-cell>
          <table:table-cell office:value-type="float" office:value="76.88">
            <text:p>76.88</text:p>
          </table:table-cell>
          <table:table-cell/>
          <table:table-cell table:style-name="ce2" table:formula="of:=IF([.H82]&lt;1000;IF([.I82]&gt;[.I81];0;[.G82]);IF(AND([.E82]&lt;[.E81]; [.E81]&lt;[.E80]);FLOOR(1000/[.E83];1)+[.G82];IF([.I82]&gt;[.I81];0;[.G82])))" office:value-type="float" office:value="51">
            <text:p>51.00</text:p>
          </table:table-cell>
          <table:table-cell table:formula="of:=IF([.G83]&lt;&gt;[.G82];[.H82]-([.E83]*([.G83]-[.G82]));[.H82])" office:value-type="float" office:value="1762.4">
            <text:p>1762.40</text:p>
          </table:table-cell>
          <table:table-cell table:formula="of:=IF([.E83]&gt;[.I82];[.E83];[.I82])" office:value-type="float" office:value="81.35">
            <text:p>81.35</text:p>
          </table:table-cell>
          <table:table-cell table:formula="of:=IF([.H83]&lt;[.H82];[.J82]+1;[.J82])" office:value-type="float" office:value="9">
            <text:p>9.00</text:p>
          </table:table-cell>
          <table:table-cell table:number-columns-repeated="2"/>
          <table:table-cell table:formula="of:=IF([.C83]&gt;[.C82];[.M82]+1;0)" office:value-type="float" office:value="0">
            <text:p>0.00</text:p>
          </table:table-cell>
          <table:table-cell table:formula="of:=IF([.D83]&gt;[.D82];[.N82]+1;0)" office:value-type="float" office:value="0">
            <text:p>0.00</text:p>
          </table:table-cell>
          <table:table-cell table:formula="of:=IF([.E83]&gt;[.E82];[.O82]+1;0)" office:value-type="float" office:value="4">
            <text:p>4.00</text:p>
          </table:table-cell>
          <table:table-cell table:number-columns-repeated="5"/>
          <table:table-cell table:formula="of:=[.C83]&gt;[.C82]" office:value-type="float" office:value="0">
            <text:p>0.00</text:p>
          </table:table-cell>
          <table:table-cell table:formula="of:=[.D83]&gt;[.D82]" office:value-type="float" office:value="0">
            <text:p>0.00</text:p>
          </table:table-cell>
          <table:table-cell table:formula="of:=[.E83]&gt;[.E82]" office:value-type="float" office:value="1">
            <text:p>1.00</text:p>
          </table:table-cell>
          <table:table-cell table:formula="of:=IF(SUM([.U83:.W83])&gt;1;[.A8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83">
            <text:p>83.00</text:p>
          </table:table-cell>
          <table:table-cell/>
          <table:table-cell office:value-type="float" office:value="103.78">
            <text:p>103.78</text:p>
          </table:table-cell>
          <table:table-cell office:value-type="float" office:value="114.43">
            <text:p>114.43</text:p>
          </table:table-cell>
          <table:table-cell office:value-type="float" office:value="77.36">
            <text:p>77.36</text:p>
          </table:table-cell>
          <table:table-cell/>
          <table:table-cell table:style-name="ce2" table:formula="of:=IF([.H83]&lt;1000;IF([.I83]&gt;[.I82];0;[.G83]);IF(AND([.E83]&lt;[.E82]; [.E82]&lt;[.E81]);FLOOR(1000/[.E84];1)+[.G83];IF([.I83]&gt;[.I82];0;[.G83])))" office:value-type="float" office:value="51">
            <text:p>51.00</text:p>
          </table:table-cell>
          <table:table-cell table:formula="of:=IF([.G84]&lt;&gt;[.G83];[.H83]-([.E84]*([.G84]-[.G83]));[.H83])" office:value-type="float" office:value="1762.4">
            <text:p>1762.40</text:p>
          </table:table-cell>
          <table:table-cell table:formula="of:=IF([.E84]&gt;[.I83];[.E84];[.I83])" office:value-type="float" office:value="81.35">
            <text:p>81.35</text:p>
          </table:table-cell>
          <table:table-cell table:formula="of:=IF([.H84]&lt;[.H83];[.J83]+1;[.J83])" office:value-type="float" office:value="9">
            <text:p>9.00</text:p>
          </table:table-cell>
          <table:table-cell table:number-columns-repeated="2"/>
          <table:table-cell table:formula="of:=IF([.C84]&gt;[.C83];[.M83]+1;0)" office:value-type="float" office:value="1">
            <text:p>1.00</text:p>
          </table:table-cell>
          <table:table-cell table:formula="of:=IF([.D84]&gt;[.D83];[.N83]+1;0)" office:value-type="float" office:value="0">
            <text:p>0.00</text:p>
          </table:table-cell>
          <table:table-cell table:formula="of:=IF([.E84]&gt;[.E83];[.O83]+1;0)" office:value-type="float" office:value="5">
            <text:p>5.00</text:p>
          </table:table-cell>
          <table:table-cell table:number-columns-repeated="5"/>
          <table:table-cell table:formula="of:=[.C84]&gt;[.C83]" office:value-type="float" office:value="1">
            <text:p>1.00</text:p>
          </table:table-cell>
          <table:table-cell table:formula="of:=[.D84]&gt;[.D83]" office:value-type="float" office:value="0">
            <text:p>0.00</text:p>
          </table:table-cell>
          <table:table-cell table:formula="of:=[.E84]&gt;[.E83]" office:value-type="float" office:value="1">
            <text:p>1.00</text:p>
          </table:table-cell>
          <table:table-cell table:formula="of:=IF(SUM([.U84:.W84])&gt;1;[.A84];&quot;-&quot;)" office:value-type="float" office:value="83">
            <text:p>83.00</text:p>
          </table:table-cell>
          <table:table-cell table:number-columns-repeated="1000"/>
        </table:table-row>
        <table:table-row table:style-name="ro1">
          <table:table-cell office:value-type="float" office:value="84">
            <text:p>84.00</text:p>
          </table:table-cell>
          <table:table-cell/>
          <table:table-cell office:value-type="float" office:value="103.98">
            <text:p>103.98</text:p>
          </table:table-cell>
          <table:table-cell office:value-type="float" office:value="116.98">
            <text:p>116.98</text:p>
          </table:table-cell>
          <table:table-cell office:value-type="float" office:value="75.79">
            <text:p>75.79</text:p>
          </table:table-cell>
          <table:table-cell/>
          <table:table-cell table:style-name="ce2" table:formula="of:=IF([.H84]&lt;1000;IF([.I84]&gt;[.I83];0;[.G84]);IF(AND([.E84]&lt;[.E83]; [.E83]&lt;[.E82]);FLOOR(1000/[.E85];1)+[.G84];IF([.I84]&gt;[.I83];0;[.G84])))" office:value-type="float" office:value="51">
            <text:p>51.00</text:p>
          </table:table-cell>
          <table:table-cell table:formula="of:=IF([.G85]&lt;&gt;[.G84];[.H84]-([.E85]*([.G85]-[.G84]));[.H84])" office:value-type="float" office:value="1762.4">
            <text:p>1762.40</text:p>
          </table:table-cell>
          <table:table-cell table:formula="of:=IF([.E85]&gt;[.I84];[.E85];[.I84])" office:value-type="float" office:value="81.35">
            <text:p>81.35</text:p>
          </table:table-cell>
          <table:table-cell table:formula="of:=IF([.H85]&lt;[.H84];[.J84]+1;[.J84])" office:value-type="float" office:value="9">
            <text:p>9.00</text:p>
          </table:table-cell>
          <table:table-cell table:number-columns-repeated="2"/>
          <table:table-cell table:formula="of:=IF([.C85]&gt;[.C84];[.M84]+1;0)" office:value-type="float" office:value="2">
            <text:p>2.00</text:p>
          </table:table-cell>
          <table:table-cell table:formula="of:=IF([.D85]&gt;[.D84];[.N84]+1;0)" office:value-type="float" office:value="1">
            <text:p>1.00</text:p>
          </table:table-cell>
          <table:table-cell table:formula="of:=IF([.E85]&gt;[.E84];[.O84]+1;0)" office:value-type="float" office:value="0">
            <text:p>0.00</text:p>
          </table:table-cell>
          <table:table-cell table:number-columns-repeated="5"/>
          <table:table-cell table:formula="of:=[.C85]&gt;[.C84]" office:value-type="float" office:value="1">
            <text:p>1.00</text:p>
          </table:table-cell>
          <table:table-cell table:formula="of:=[.D85]&gt;[.D84]" office:value-type="float" office:value="1">
            <text:p>1.00</text:p>
          </table:table-cell>
          <table:table-cell table:formula="of:=[.E85]&gt;[.E84]" office:value-type="float" office:value="0">
            <text:p>0.00</text:p>
          </table:table-cell>
          <table:table-cell table:formula="of:=IF(SUM([.U85:.W85])&gt;1;[.A85];&quot;-&quot;)" office:value-type="float" office:value="84">
            <text:p>84.00</text:p>
          </table:table-cell>
          <table:table-cell table:number-columns-repeated="1000"/>
        </table:table-row>
        <table:table-row table:style-name="ro1">
          <table:table-cell office:value-type="float" office:value="85">
            <text:p>85.00</text:p>
          </table:table-cell>
          <table:table-cell/>
          <table:table-cell office:value-type="float" office:value="102.21">
            <text:p>102.21</text:p>
          </table:table-cell>
          <table:table-cell office:value-type="float" office:value="115.16">
            <text:p>115.16</text:p>
          </table:table-cell>
          <table:table-cell office:value-type="float" office:value="77.34">
            <text:p>77.34</text:p>
          </table:table-cell>
          <table:table-cell/>
          <table:table-cell table:style-name="ce2" table:formula="of:=IF([.H85]&lt;1000;IF([.I85]&gt;[.I84];0;[.G85]);IF(AND([.E85]&lt;[.E84]; [.E84]&lt;[.E83]);FLOOR(1000/[.E86];1)+[.G85];IF([.I85]&gt;[.I84];0;[.G85])))" office:value-type="float" office:value="51">
            <text:p>51.00</text:p>
          </table:table-cell>
          <table:table-cell table:formula="of:=IF([.G86]&lt;&gt;[.G85];[.H85]-([.E86]*([.G86]-[.G85]));[.H85])" office:value-type="float" office:value="1762.4">
            <text:p>1762.40</text:p>
          </table:table-cell>
          <table:table-cell table:formula="of:=IF([.E86]&gt;[.I85];[.E86];[.I85])" office:value-type="float" office:value="81.35">
            <text:p>81.35</text:p>
          </table:table-cell>
          <table:table-cell table:formula="of:=IF([.H86]&lt;[.H85];[.J85]+1;[.J85])" office:value-type="float" office:value="9">
            <text:p>9.00</text:p>
          </table:table-cell>
          <table:table-cell table:number-columns-repeated="2"/>
          <table:table-cell table:formula="of:=IF([.C86]&gt;[.C85];[.M85]+1;0)" office:value-type="float" office:value="0">
            <text:p>0.00</text:p>
          </table:table-cell>
          <table:table-cell table:formula="of:=IF([.D86]&gt;[.D85];[.N85]+1;0)" office:value-type="float" office:value="0">
            <text:p>0.00</text:p>
          </table:table-cell>
          <table:table-cell table:formula="of:=IF([.E86]&gt;[.E85];[.O85]+1;0)" office:value-type="float" office:value="1">
            <text:p>1.00</text:p>
          </table:table-cell>
          <table:table-cell table:number-columns-repeated="5"/>
          <table:table-cell table:formula="of:=[.C86]&gt;[.C85]" office:value-type="float" office:value="0">
            <text:p>0.00</text:p>
          </table:table-cell>
          <table:table-cell table:formula="of:=[.D86]&gt;[.D85]" office:value-type="float" office:value="0">
            <text:p>0.00</text:p>
          </table:table-cell>
          <table:table-cell table:formula="of:=[.E86]&gt;[.E85]" office:value-type="float" office:value="1">
            <text:p>1.00</text:p>
          </table:table-cell>
          <table:table-cell table:formula="of:=IF(SUM([.U86:.W86])&gt;1;[.A8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86">
            <text:p>86.00</text:p>
          </table:table-cell>
          <table:table-cell/>
          <table:table-cell office:value-type="float" office:value="100.65">
            <text:p>100.65</text:p>
          </table:table-cell>
          <table:table-cell office:value-type="float" office:value="117.73">
            <text:p>117.73</text:p>
          </table:table-cell>
          <table:table-cell office:value-type="float" office:value="79.17">
            <text:p>79.17</text:p>
          </table:table-cell>
          <table:table-cell/>
          <table:table-cell table:style-name="ce2" table:formula="of:=IF([.H86]&lt;1000;IF([.I86]&gt;[.I85];0;[.G86]);IF(AND([.E86]&lt;[.E85]; [.E85]&lt;[.E84]);FLOOR(1000/[.E87];1)+[.G86];IF([.I86]&gt;[.I85];0;[.G86])))" office:value-type="float" office:value="51">
            <text:p>51.00</text:p>
          </table:table-cell>
          <table:table-cell table:formula="of:=IF([.G87]&lt;&gt;[.G86];[.H86]-([.E87]*([.G87]-[.G86]));[.H86])" office:value-type="float" office:value="1762.4">
            <text:p>1762.40</text:p>
          </table:table-cell>
          <table:table-cell table:formula="of:=IF([.E87]&gt;[.I86];[.E87];[.I86])" office:value-type="float" office:value="81.35">
            <text:p>81.35</text:p>
          </table:table-cell>
          <table:table-cell table:formula="of:=IF([.H87]&lt;[.H86];[.J86]+1;[.J86])" office:value-type="float" office:value="9">
            <text:p>9.00</text:p>
          </table:table-cell>
          <table:table-cell table:number-columns-repeated="2"/>
          <table:table-cell table:formula="of:=IF([.C87]&gt;[.C86];[.M86]+1;0)" office:value-type="float" office:value="0">
            <text:p>0.00</text:p>
          </table:table-cell>
          <table:table-cell table:formula="of:=IF([.D87]&gt;[.D86];[.N86]+1;0)" office:value-type="float" office:value="1">
            <text:p>1.00</text:p>
          </table:table-cell>
          <table:table-cell table:formula="of:=IF([.E87]&gt;[.E86];[.O86]+1;0)" office:value-type="float" office:value="2">
            <text:p>2.00</text:p>
          </table:table-cell>
          <table:table-cell table:number-columns-repeated="5"/>
          <table:table-cell table:formula="of:=[.C87]&gt;[.C86]" office:value-type="float" office:value="0">
            <text:p>0.00</text:p>
          </table:table-cell>
          <table:table-cell table:formula="of:=[.D87]&gt;[.D86]" office:value-type="float" office:value="1">
            <text:p>1.00</text:p>
          </table:table-cell>
          <table:table-cell table:formula="of:=[.E87]&gt;[.E86]" office:value-type="float" office:value="1">
            <text:p>1.00</text:p>
          </table:table-cell>
          <table:table-cell table:formula="of:=IF(SUM([.U87:.W87])&gt;1;[.A87];&quot;-&quot;)" office:value-type="float" office:value="86">
            <text:p>86.00</text:p>
          </table:table-cell>
          <table:table-cell table:number-columns-repeated="1000"/>
        </table:table-row>
        <table:table-row table:style-name="ro1">
          <table:table-cell office:value-type="float" office:value="87">
            <text:p>87.00</text:p>
          </table:table-cell>
          <table:table-cell/>
          <table:table-cell office:value-type="float" office:value="99.64">
            <text:p>99.64</text:p>
          </table:table-cell>
          <table:table-cell office:value-type="float" office:value="116.14">
            <text:p>116.14</text:p>
          </table:table-cell>
          <table:table-cell office:value-type="float" office:value="80.76">
            <text:p>80.76</text:p>
          </table:table-cell>
          <table:table-cell/>
          <table:table-cell table:style-name="ce2" table:formula="of:=IF([.H87]&lt;1000;IF([.I87]&gt;[.I86];0;[.G87]);IF(AND([.E87]&lt;[.E86]; [.E86]&lt;[.E85]);FLOOR(1000/[.E88];1)+[.G87];IF([.I87]&gt;[.I86];0;[.G87])))" office:value-type="float" office:value="51">
            <text:p>51.00</text:p>
          </table:table-cell>
          <table:table-cell table:formula="of:=IF([.G88]&lt;&gt;[.G87];[.H87]-([.E88]*([.G88]-[.G87]));[.H87])" office:value-type="float" office:value="1762.4">
            <text:p>1762.40</text:p>
          </table:table-cell>
          <table:table-cell table:formula="of:=IF([.E88]&gt;[.I87];[.E88];[.I87])" office:value-type="float" office:value="81.35">
            <text:p>81.35</text:p>
          </table:table-cell>
          <table:table-cell table:formula="of:=IF([.H88]&lt;[.H87];[.J87]+1;[.J87])" office:value-type="float" office:value="9">
            <text:p>9.00</text:p>
          </table:table-cell>
          <table:table-cell table:number-columns-repeated="2"/>
          <table:table-cell table:formula="of:=IF([.C88]&gt;[.C87];[.M87]+1;0)" office:value-type="float" office:value="0">
            <text:p>0.00</text:p>
          </table:table-cell>
          <table:table-cell table:formula="of:=IF([.D88]&gt;[.D87];[.N87]+1;0)" office:value-type="float" office:value="0">
            <text:p>0.00</text:p>
          </table:table-cell>
          <table:table-cell table:formula="of:=IF([.E88]&gt;[.E87];[.O87]+1;0)" office:value-type="float" office:value="3">
            <text:p>3.00</text:p>
          </table:table-cell>
          <table:table-cell table:number-columns-repeated="5"/>
          <table:table-cell table:formula="of:=[.C88]&gt;[.C87]" office:value-type="float" office:value="0">
            <text:p>0.00</text:p>
          </table:table-cell>
          <table:table-cell table:formula="of:=[.D88]&gt;[.D87]" office:value-type="float" office:value="0">
            <text:p>0.00</text:p>
          </table:table-cell>
          <table:table-cell table:formula="of:=[.E88]&gt;[.E87]" office:value-type="float" office:value="1">
            <text:p>1.00</text:p>
          </table:table-cell>
          <table:table-cell table:formula="of:=IF(SUM([.U88:.W88])&gt;1;[.A8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88">
            <text:p>88.00</text:p>
          </table:table-cell>
          <table:table-cell/>
          <table:table-cell office:value-type="float" office:value="101.26">
            <text:p>101.26</text:p>
          </table:table-cell>
          <table:table-cell office:value-type="float" office:value="114.52">
            <text:p>114.52</text:p>
          </table:table-cell>
          <table:table-cell office:value-type="float" office:value="79.02">
            <text:p>79.02</text:p>
          </table:table-cell>
          <table:table-cell/>
          <table:table-cell table:style-name="ce2" table:formula="of:=IF([.H88]&lt;1000;IF([.I88]&gt;[.I87];0;[.G88]);IF(AND([.E88]&lt;[.E87]; [.E87]&lt;[.E86]);FLOOR(1000/[.E89];1)+[.G88];IF([.I88]&gt;[.I87];0;[.G88])))" office:value-type="float" office:value="51">
            <text:p>51.00</text:p>
          </table:table-cell>
          <table:table-cell table:formula="of:=IF([.G89]&lt;&gt;[.G88];[.H88]-([.E89]*([.G89]-[.G88]));[.H88])" office:value-type="float" office:value="1762.4">
            <text:p>1762.40</text:p>
          </table:table-cell>
          <table:table-cell table:formula="of:=IF([.E89]&gt;[.I88];[.E89];[.I88])" office:value-type="float" office:value="81.35">
            <text:p>81.35</text:p>
          </table:table-cell>
          <table:table-cell table:formula="of:=IF([.H89]&lt;[.H88];[.J88]+1;[.J88])" office:value-type="float" office:value="9">
            <text:p>9.00</text:p>
          </table:table-cell>
          <table:table-cell table:number-columns-repeated="2"/>
          <table:table-cell table:formula="of:=IF([.C89]&gt;[.C88];[.M88]+1;0)" office:value-type="float" office:value="1">
            <text:p>1.00</text:p>
          </table:table-cell>
          <table:table-cell table:formula="of:=IF([.D89]&gt;[.D88];[.N88]+1;0)" office:value-type="float" office:value="0">
            <text:p>0.00</text:p>
          </table:table-cell>
          <table:table-cell table:formula="of:=IF([.E89]&gt;[.E88];[.O88]+1;0)" office:value-type="float" office:value="0">
            <text:p>0.00</text:p>
          </table:table-cell>
          <table:table-cell table:number-columns-repeated="5"/>
          <table:table-cell table:formula="of:=[.C89]&gt;[.C88]" office:value-type="float" office:value="1">
            <text:p>1.00</text:p>
          </table:table-cell>
          <table:table-cell table:formula="of:=[.D89]&gt;[.D88]" office:value-type="float" office:value="0">
            <text:p>0.00</text:p>
          </table:table-cell>
          <table:table-cell table:formula="of:=[.E89]&gt;[.E88]" office:value-type="float" office:value="0">
            <text:p>0.00</text:p>
          </table:table-cell>
          <table:table-cell table:formula="of:=IF(SUM([.U89:.W89])&gt;1;[.A8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89">
            <text:p>89.00</text:p>
          </table:table-cell>
          <table:table-cell/>
          <table:table-cell office:value-type="float" office:value="102.85">
            <text:p>102.85</text:p>
          </table:table-cell>
          <table:table-cell office:value-type="float" office:value="117.04">
            <text:p>117.04</text:p>
          </table:table-cell>
          <table:table-cell office:value-type="float" office:value="79.25">
            <text:p>79.25</text:p>
          </table:table-cell>
          <table:table-cell/>
          <table:table-cell table:style-name="ce2" table:formula="of:=IF([.H89]&lt;1000;IF([.I89]&gt;[.I88];0;[.G89]);IF(AND([.E89]&lt;[.E88]; [.E88]&lt;[.E87]);FLOOR(1000/[.E90];1)+[.G89];IF([.I89]&gt;[.I88];0;[.G89])))" office:value-type="float" office:value="51">
            <text:p>51.00</text:p>
          </table:table-cell>
          <table:table-cell table:formula="of:=IF([.G90]&lt;&gt;[.G89];[.H89]-([.E90]*([.G90]-[.G89]));[.H89])" office:value-type="float" office:value="1762.4">
            <text:p>1762.40</text:p>
          </table:table-cell>
          <table:table-cell table:formula="of:=IF([.E90]&gt;[.I89];[.E90];[.I89])" office:value-type="float" office:value="81.35">
            <text:p>81.35</text:p>
          </table:table-cell>
          <table:table-cell table:formula="of:=IF([.H90]&lt;[.H89];[.J89]+1;[.J89])" office:value-type="float" office:value="9">
            <text:p>9.00</text:p>
          </table:table-cell>
          <table:table-cell table:number-columns-repeated="2"/>
          <table:table-cell table:formula="of:=IF([.C90]&gt;[.C89];[.M89]+1;0)" office:value-type="float" office:value="2">
            <text:p>2.00</text:p>
          </table:table-cell>
          <table:table-cell table:formula="of:=IF([.D90]&gt;[.D89];[.N89]+1;0)" office:value-type="float" office:value="1">
            <text:p>1.00</text:p>
          </table:table-cell>
          <table:table-cell table:formula="of:=IF([.E90]&gt;[.E89];[.O89]+1;0)" office:value-type="float" office:value="1">
            <text:p>1.00</text:p>
          </table:table-cell>
          <table:table-cell table:number-columns-repeated="5"/>
          <table:table-cell table:formula="of:=[.C90]&gt;[.C89]" office:value-type="float" office:value="1">
            <text:p>1.00</text:p>
          </table:table-cell>
          <table:table-cell table:formula="of:=[.D90]&gt;[.D89]" office:value-type="float" office:value="1">
            <text:p>1.00</text:p>
          </table:table-cell>
          <table:table-cell table:formula="of:=[.E90]&gt;[.E89]" office:value-type="float" office:value="1">
            <text:p>1.00</text:p>
          </table:table-cell>
          <table:table-cell table:formula="of:=IF(SUM([.U90:.W90])&gt;1;[.A90];&quot;-&quot;)" office:value-type="float" office:value="89">
            <text:p>89.00</text:p>
          </table:table-cell>
          <table:table-cell table:number-columns-repeated="1000"/>
        </table:table-row>
        <table:table-row table:style-name="ro1">
          <table:table-cell office:value-type="float" office:value="90">
            <text:p>90.00</text:p>
          </table:table-cell>
          <table:table-cell/>
          <table:table-cell office:value-type="float" office:value="101.59">
            <text:p>101.59</text:p>
          </table:table-cell>
          <table:table-cell office:value-type="float" office:value="116.49">
            <text:p>116.49</text:p>
          </table:table-cell>
          <table:table-cell office:value-type="float" office:value="80.26">
            <text:p>80.26</text:p>
          </table:table-cell>
          <table:table-cell/>
          <table:table-cell table:style-name="ce2" table:formula="of:=IF([.H90]&lt;1000;IF([.I90]&gt;[.I89];0;[.G90]);IF(AND([.E90]&lt;[.E89]; [.E89]&lt;[.E88]);FLOOR(1000/[.E91];1)+[.G90];IF([.I90]&gt;[.I89];0;[.G90])))" office:value-type="float" office:value="51">
            <text:p>51.00</text:p>
          </table:table-cell>
          <table:table-cell table:formula="of:=IF([.G91]&lt;&gt;[.G90];[.H90]-([.E91]*([.G91]-[.G90]));[.H90])" office:value-type="float" office:value="1762.4">
            <text:p>1762.40</text:p>
          </table:table-cell>
          <table:table-cell table:formula="of:=IF([.E91]&gt;[.I90];[.E91];[.I90])" office:value-type="float" office:value="81.35">
            <text:p>81.35</text:p>
          </table:table-cell>
          <table:table-cell table:formula="of:=IF([.H91]&lt;[.H90];[.J90]+1;[.J90])" office:value-type="float" office:value="9">
            <text:p>9.00</text:p>
          </table:table-cell>
          <table:table-cell table:number-columns-repeated="2"/>
          <table:table-cell table:formula="of:=IF([.C91]&gt;[.C90];[.M90]+1;0)" office:value-type="float" office:value="0">
            <text:p>0.00</text:p>
          </table:table-cell>
          <table:table-cell table:formula="of:=IF([.D91]&gt;[.D90];[.N90]+1;0)" office:value-type="float" office:value="0">
            <text:p>0.00</text:p>
          </table:table-cell>
          <table:table-cell table:formula="of:=IF([.E91]&gt;[.E90];[.O90]+1;0)" office:value-type="float" office:value="2">
            <text:p>2.00</text:p>
          </table:table-cell>
          <table:table-cell table:number-columns-repeated="5"/>
          <table:table-cell table:formula="of:=[.C91]&gt;[.C90]" office:value-type="float" office:value="0">
            <text:p>0.00</text:p>
          </table:table-cell>
          <table:table-cell table:formula="of:=[.D91]&gt;[.D90]" office:value-type="float" office:value="0">
            <text:p>0.00</text:p>
          </table:table-cell>
          <table:table-cell table:formula="of:=[.E91]&gt;[.E90]" office:value-type="float" office:value="1">
            <text:p>1.00</text:p>
          </table:table-cell>
          <table:table-cell table:formula="of:=IF(SUM([.U91:.W91])&gt;1;[.A9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91">
            <text:p>91.00</text:p>
          </table:table-cell>
          <table:table-cell/>
          <table:table-cell office:value-type="float" office:value="102.13">
            <text:p>102.13</text:p>
          </table:table-cell>
          <table:table-cell office:value-type="float" office:value="115.06">
            <text:p>115.06</text:p>
          </table:table-cell>
          <table:table-cell office:value-type="float" office:value="81.26">
            <text:p>81.26</text:p>
          </table:table-cell>
          <table:table-cell/>
          <table:table-cell table:style-name="ce2" table:formula="of:=IF([.H91]&lt;1000;IF([.I91]&gt;[.I90];0;[.G91]);IF(AND([.E91]&lt;[.E90]; [.E90]&lt;[.E89]);FLOOR(1000/[.E92];1)+[.G91];IF([.I91]&gt;[.I90];0;[.G91])))" office:value-type="float" office:value="51">
            <text:p>51.00</text:p>
          </table:table-cell>
          <table:table-cell table:formula="of:=IF([.G92]&lt;&gt;[.G91];[.H91]-([.E92]*([.G92]-[.G91]));[.H91])" office:value-type="float" office:value="1762.4">
            <text:p>1762.40</text:p>
          </table:table-cell>
          <table:table-cell table:formula="of:=IF([.E92]&gt;[.I91];[.E92];[.I91])" office:value-type="float" office:value="81.35">
            <text:p>81.35</text:p>
          </table:table-cell>
          <table:table-cell table:formula="of:=IF([.H92]&lt;[.H91];[.J91]+1;[.J91])" office:value-type="float" office:value="9">
            <text:p>9.00</text:p>
          </table:table-cell>
          <table:table-cell table:number-columns-repeated="2"/>
          <table:table-cell table:formula="of:=IF([.C92]&gt;[.C91];[.M91]+1;0)" office:value-type="float" office:value="1">
            <text:p>1.00</text:p>
          </table:table-cell>
          <table:table-cell table:formula="of:=IF([.D92]&gt;[.D91];[.N91]+1;0)" office:value-type="float" office:value="0">
            <text:p>0.00</text:p>
          </table:table-cell>
          <table:table-cell table:formula="of:=IF([.E92]&gt;[.E91];[.O91]+1;0)" office:value-type="float" office:value="3">
            <text:p>3.00</text:p>
          </table:table-cell>
          <table:table-cell table:number-columns-repeated="5"/>
          <table:table-cell table:formula="of:=[.C92]&gt;[.C91]" office:value-type="float" office:value="1">
            <text:p>1.00</text:p>
          </table:table-cell>
          <table:table-cell table:formula="of:=[.D92]&gt;[.D91]" office:value-type="float" office:value="0">
            <text:p>0.00</text:p>
          </table:table-cell>
          <table:table-cell table:formula="of:=[.E92]&gt;[.E91]" office:value-type="float" office:value="1">
            <text:p>1.00</text:p>
          </table:table-cell>
          <table:table-cell table:formula="of:=IF(SUM([.U92:.W92])&gt;1;[.A92];&quot;-&quot;)" office:value-type="float" office:value="91">
            <text:p>91.00</text:p>
          </table:table-cell>
          <table:table-cell table:number-columns-repeated="1000"/>
        </table:table-row>
        <table:table-row table:style-name="ro1">
          <table:table-cell office:value-type="float" office:value="92">
            <text:p>92.00</text:p>
          </table:table-cell>
          <table:table-cell/>
          <table:table-cell office:value-type="float" office:value="100.74">
            <text:p>100.74</text:p>
          </table:table-cell>
          <table:table-cell office:value-type="float" office:value="117.47">
            <text:p>117.47</text:p>
          </table:table-cell>
          <table:table-cell office:value-type="float" office:value="81.64">
            <text:p>81.64</text:p>
          </table:table-cell>
          <table:table-cell/>
          <table:table-cell table:style-name="ce2" table:formula="of:=IF([.H92]&lt;1000;IF([.I92]&gt;[.I91];0;[.G92]);IF(AND([.E92]&lt;[.E91]; [.E91]&lt;[.E90]);FLOOR(1000/[.E93];1)+[.G92];IF([.I92]&gt;[.I91];0;[.G92])))" office:value-type="float" office:value="51">
            <text:p>51.00</text:p>
          </table:table-cell>
          <table:table-cell table:formula="of:=IF([.G93]&lt;&gt;[.G92];[.H92]-([.E93]*([.G93]-[.G92]));[.H92])" office:value-type="float" office:value="1762.4">
            <text:p>1762.40</text:p>
          </table:table-cell>
          <table:table-cell table:formula="of:=IF([.E93]&gt;[.I92];[.E93];[.I92])" office:value-type="float" office:value="81.64">
            <text:p>81.64</text:p>
          </table:table-cell>
          <table:table-cell table:formula="of:=IF([.H93]&lt;[.H92];[.J92]+1;[.J92])" office:value-type="float" office:value="9">
            <text:p>9.00</text:p>
          </table:table-cell>
          <table:table-cell table:number-columns-repeated="2"/>
          <table:table-cell table:formula="of:=IF([.C93]&gt;[.C92];[.M92]+1;0)" office:value-type="float" office:value="0">
            <text:p>0.00</text:p>
          </table:table-cell>
          <table:table-cell table:formula="of:=IF([.D93]&gt;[.D92];[.N92]+1;0)" office:value-type="float" office:value="1">
            <text:p>1.00</text:p>
          </table:table-cell>
          <table:table-cell table:formula="of:=IF([.E93]&gt;[.E92];[.O92]+1;0)" office:value-type="float" office:value="4">
            <text:p>4.00</text:p>
          </table:table-cell>
          <table:table-cell table:number-columns-repeated="5"/>
          <table:table-cell table:formula="of:=[.C93]&gt;[.C92]" office:value-type="float" office:value="0">
            <text:p>0.00</text:p>
          </table:table-cell>
          <table:table-cell table:formula="of:=[.D93]&gt;[.D92]" office:value-type="float" office:value="1">
            <text:p>1.00</text:p>
          </table:table-cell>
          <table:table-cell table:formula="of:=[.E93]&gt;[.E92]" office:value-type="float" office:value="1">
            <text:p>1.00</text:p>
          </table:table-cell>
          <table:table-cell table:formula="of:=IF(SUM([.U93:.W93])&gt;1;[.A93];&quot;-&quot;)" office:value-type="float" office:value="92">
            <text:p>92.00</text:p>
          </table:table-cell>
          <table:table-cell table:number-columns-repeated="1000"/>
        </table:table-row>
        <table:table-row table:style-name="ro1">
          <table:table-cell office:value-type="float" office:value="93">
            <text:p>93.00</text:p>
          </table:table-cell>
          <table:table-cell/>
          <table:table-cell office:value-type="float" office:value="99.12">
            <text:p>99.12</text:p>
          </table:table-cell>
          <table:table-cell office:value-type="float" office:value="120.19">
            <text:p>120.19</text:p>
          </table:table-cell>
          <table:table-cell office:value-type="float" office:value="79.85">
            <text:p>79.85</text:p>
          </table:table-cell>
          <table:table-cell/>
          <table:table-cell table:style-name="ce2" table:formula="of:=IF([.H93]&lt;1000;IF([.I93]&gt;[.I92];0;[.G93]);IF(AND([.E93]&lt;[.E92]; [.E92]&lt;[.E91]);FLOOR(1000/[.E94];1)+[.G93];IF([.I93]&gt;[.I92];0;[.G93])))" office:value-type="float" office:value="0">
            <text:p>0.00</text:p>
          </table:table-cell>
          <table:table-cell table:formula="of:=IF([.G94]&lt;&gt;[.G93];[.H93]-([.E94]*([.G94]-[.G93]));[.H93])" office:value-type="float" office:value="5834.75">
            <text:p>5834.75</text:p>
          </table:table-cell>
          <table:table-cell table:formula="of:=IF([.E94]&gt;[.I93];[.E94];[.I93])" office:value-type="float" office:value="81.64">
            <text:p>81.64</text:p>
          </table:table-cell>
          <table:table-cell table:formula="of:=IF([.H94]&lt;[.H93];[.J93]+1;[.J93])" office:value-type="float" office:value="9">
            <text:p>9.00</text:p>
          </table:table-cell>
          <table:table-cell table:number-columns-repeated="2"/>
          <table:table-cell table:formula="of:=IF([.C94]&gt;[.C93];[.M93]+1;0)" office:value-type="float" office:value="0">
            <text:p>0.00</text:p>
          </table:table-cell>
          <table:table-cell table:formula="of:=IF([.D94]&gt;[.D93];[.N93]+1;0)" office:value-type="float" office:value="2">
            <text:p>2.00</text:p>
          </table:table-cell>
          <table:table-cell table:formula="of:=IF([.E94]&gt;[.E93];[.O93]+1;0)" office:value-type="float" office:value="0">
            <text:p>0.00</text:p>
          </table:table-cell>
          <table:table-cell table:number-columns-repeated="5"/>
          <table:table-cell table:formula="of:=[.C94]&gt;[.C93]" office:value-type="float" office:value="0">
            <text:p>0.00</text:p>
          </table:table-cell>
          <table:table-cell table:formula="of:=[.D94]&gt;[.D93]" office:value-type="float" office:value="1">
            <text:p>1.00</text:p>
          </table:table-cell>
          <table:table-cell table:formula="of:=[.E94]&gt;[.E93]" office:value-type="float" office:value="0">
            <text:p>0.00</text:p>
          </table:table-cell>
          <table:table-cell table:formula="of:=IF(SUM([.U94:.W94])&gt;1;[.A9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94">
            <text:p>94.00</text:p>
          </table:table-cell>
          <table:table-cell/>
          <table:table-cell office:value-type="float" office:value="99.13">
            <text:p>99.13</text:p>
          </table:table-cell>
          <table:table-cell office:value-type="float" office:value="122.89">
            <text:p>122.89</text:p>
          </table:table-cell>
          <table:table-cell office:value-type="float" office:value="81.54">
            <text:p>81.54</text:p>
          </table:table-cell>
          <table:table-cell/>
          <table:table-cell table:style-name="ce2" table:formula="of:=IF([.H94]&lt;1000;IF([.I94]&gt;[.I93];0;[.G94]);IF(AND([.E94]&lt;[.E93]; [.E93]&lt;[.E92]);FLOOR(1000/[.E95];1)+[.G94];IF([.I94]&gt;[.I93];0;[.G94])))" office:value-type="float" office:value="0">
            <text:p>0.00</text:p>
          </table:table-cell>
          <table:table-cell table:formula="of:=IF([.G95]&lt;&gt;[.G94];[.H94]-([.E95]*([.G95]-[.G94]));[.H94])" office:value-type="float" office:value="5834.75">
            <text:p>5834.75</text:p>
          </table:table-cell>
          <table:table-cell table:formula="of:=IF([.E95]&gt;[.I94];[.E95];[.I94])" office:value-type="float" office:value="81.64">
            <text:p>81.64</text:p>
          </table:table-cell>
          <table:table-cell table:formula="of:=IF([.H95]&lt;[.H94];[.J94]+1;[.J94])" office:value-type="float" office:value="9">
            <text:p>9.00</text:p>
          </table:table-cell>
          <table:table-cell table:number-columns-repeated="2"/>
          <table:table-cell table:formula="of:=IF([.C95]&gt;[.C94];[.M94]+1;0)" office:value-type="float" office:value="1">
            <text:p>1.00</text:p>
          </table:table-cell>
          <table:table-cell table:formula="of:=IF([.D95]&gt;[.D94];[.N94]+1;0)" office:value-type="float" office:value="3">
            <text:p>3.00</text:p>
          </table:table-cell>
          <table:table-cell table:formula="of:=IF([.E95]&gt;[.E94];[.O94]+1;0)" office:value-type="float" office:value="1">
            <text:p>1.00</text:p>
          </table:table-cell>
          <table:table-cell table:number-columns-repeated="5"/>
          <table:table-cell table:formula="of:=[.C95]&gt;[.C94]" office:value-type="float" office:value="1">
            <text:p>1.00</text:p>
          </table:table-cell>
          <table:table-cell table:formula="of:=[.D95]&gt;[.D94]" office:value-type="float" office:value="1">
            <text:p>1.00</text:p>
          </table:table-cell>
          <table:table-cell table:formula="of:=[.E95]&gt;[.E94]" office:value-type="float" office:value="1">
            <text:p>1.00</text:p>
          </table:table-cell>
          <table:table-cell table:formula="of:=IF(SUM([.U95:.W95])&gt;1;[.A95];&quot;-&quot;)" office:value-type="float" office:value="94">
            <text:p>94.00</text:p>
          </table:table-cell>
          <table:table-cell table:number-columns-repeated="1000"/>
        </table:table-row>
        <table:table-row table:style-name="ro1">
          <table:table-cell office:value-type="float" office:value="95">
            <text:p>95.00</text:p>
          </table:table-cell>
          <table:table-cell/>
          <table:table-cell office:value-type="float" office:value="99.6">
            <text:p>99.60</text:p>
          </table:table-cell>
          <table:table-cell office:value-type="float" office:value="122.61">
            <text:p>122.61</text:p>
          </table:table-cell>
          <table:table-cell office:value-type="float" office:value="79.87">
            <text:p>79.87</text:p>
          </table:table-cell>
          <table:table-cell/>
          <table:table-cell table:style-name="ce2" table:formula="of:=IF([.H95]&lt;1000;IF([.I95]&gt;[.I94];0;[.G95]);IF(AND([.E95]&lt;[.E94]; [.E94]&lt;[.E93]);FLOOR(1000/[.E96];1)+[.G95];IF([.I95]&gt;[.I94];0;[.G95])))" office:value-type="float" office:value="0">
            <text:p>0.00</text:p>
          </table:table-cell>
          <table:table-cell table:formula="of:=IF([.G96]&lt;&gt;[.G95];[.H95]-([.E96]*([.G96]-[.G95]));[.H95])" office:value-type="float" office:value="5834.75">
            <text:p>5834.75</text:p>
          </table:table-cell>
          <table:table-cell table:formula="of:=IF([.E96]&gt;[.I95];[.E96];[.I95])" office:value-type="float" office:value="81.64">
            <text:p>81.64</text:p>
          </table:table-cell>
          <table:table-cell table:formula="of:=IF([.H96]&lt;[.H95];[.J95]+1;[.J95])" office:value-type="float" office:value="9">
            <text:p>9.00</text:p>
          </table:table-cell>
          <table:table-cell table:number-columns-repeated="2"/>
          <table:table-cell table:formula="of:=IF([.C96]&gt;[.C95];[.M95]+1;0)" office:value-type="float" office:value="2">
            <text:p>2.00</text:p>
          </table:table-cell>
          <table:table-cell table:formula="of:=IF([.D96]&gt;[.D95];[.N95]+1;0)" office:value-type="float" office:value="0">
            <text:p>0.00</text:p>
          </table:table-cell>
          <table:table-cell table:formula="of:=IF([.E96]&gt;[.E95];[.O95]+1;0)" office:value-type="float" office:value="0">
            <text:p>0.00</text:p>
          </table:table-cell>
          <table:table-cell table:number-columns-repeated="5"/>
          <table:table-cell table:formula="of:=[.C96]&gt;[.C95]" office:value-type="float" office:value="1">
            <text:p>1.00</text:p>
          </table:table-cell>
          <table:table-cell table:formula="of:=[.D96]&gt;[.D95]" office:value-type="float" office:value="0">
            <text:p>0.00</text:p>
          </table:table-cell>
          <table:table-cell table:formula="of:=[.E96]&gt;[.E95]" office:value-type="float" office:value="0">
            <text:p>0.00</text:p>
          </table:table-cell>
          <table:table-cell table:formula="of:=IF(SUM([.U96:.W96])&gt;1;[.A9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96">
            <text:p>96.00</text:p>
          </table:table-cell>
          <table:table-cell/>
          <table:table-cell office:value-type="float" office:value="98.53">
            <text:p>98.53</text:p>
          </table:table-cell>
          <table:table-cell office:value-type="float" office:value="122.59">
            <text:p>122.59</text:p>
          </table:table-cell>
          <table:table-cell office:value-type="float" office:value="80">
            <text:p>80.00</text:p>
          </table:table-cell>
          <table:table-cell/>
          <table:table-cell table:style-name="ce2" table:formula="of:=IF([.H96]&lt;1000;IF([.I96]&gt;[.I95];0;[.G96]);IF(AND([.E96]&lt;[.E95]; [.E95]&lt;[.E94]);FLOOR(1000/[.E97];1)+[.G96];IF([.I96]&gt;[.I95];0;[.G96])))" office:value-type="float" office:value="0">
            <text:p>0.00</text:p>
          </table:table-cell>
          <table:table-cell table:formula="of:=IF([.G97]&lt;&gt;[.G96];[.H96]-([.E97]*([.G97]-[.G96]));[.H96])" office:value-type="float" office:value="5834.75">
            <text:p>5834.75</text:p>
          </table:table-cell>
          <table:table-cell table:formula="of:=IF([.E97]&gt;[.I96];[.E97];[.I96])" office:value-type="float" office:value="81.64">
            <text:p>81.64</text:p>
          </table:table-cell>
          <table:table-cell table:formula="of:=IF([.H97]&lt;[.H96];[.J96]+1;[.J96])" office:value-type="float" office:value="9">
            <text:p>9.00</text:p>
          </table:table-cell>
          <table:table-cell table:number-columns-repeated="2"/>
          <table:table-cell table:formula="of:=IF([.C97]&gt;[.C96];[.M96]+1;0)" office:value-type="float" office:value="0">
            <text:p>0.00</text:p>
          </table:table-cell>
          <table:table-cell table:formula="of:=IF([.D97]&gt;[.D96];[.N96]+1;0)" office:value-type="float" office:value="0">
            <text:p>0.00</text:p>
          </table:table-cell>
          <table:table-cell table:formula="of:=IF([.E97]&gt;[.E96];[.O96]+1;0)" office:value-type="float" office:value="1">
            <text:p>1.00</text:p>
          </table:table-cell>
          <table:table-cell table:number-columns-repeated="5"/>
          <table:table-cell table:formula="of:=[.C97]&gt;[.C96]" office:value-type="float" office:value="0">
            <text:p>0.00</text:p>
          </table:table-cell>
          <table:table-cell table:formula="of:=[.D97]&gt;[.D96]" office:value-type="float" office:value="0">
            <text:p>0.00</text:p>
          </table:table-cell>
          <table:table-cell table:formula="of:=[.E97]&gt;[.E96]" office:value-type="float" office:value="1">
            <text:p>1.00</text:p>
          </table:table-cell>
          <table:table-cell table:formula="of:=IF(SUM([.U97:.W97])&gt;1;[.A9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97">
            <text:p>97.00</text:p>
          </table:table-cell>
          <table:table-cell/>
          <table:table-cell office:value-type="float" office:value="98.74">
            <text:p>98.74</text:p>
          </table:table-cell>
          <table:table-cell office:value-type="float" office:value="125.49">
            <text:p>125.49</text:p>
          </table:table-cell>
          <table:table-cell office:value-type="float" office:value="81.01">
            <text:p>81.01</text:p>
          </table:table-cell>
          <table:table-cell/>
          <table:table-cell table:style-name="ce2" table:formula="of:=IF([.H97]&lt;1000;IF([.I97]&gt;[.I96];0;[.G97]);IF(AND([.E97]&lt;[.E96]; [.E96]&lt;[.E95]);FLOOR(1000/[.E98];1)+[.G97];IF([.I97]&gt;[.I96];0;[.G97])))" office:value-type="float" office:value="0">
            <text:p>0.00</text:p>
          </table:table-cell>
          <table:table-cell table:formula="of:=IF([.G98]&lt;&gt;[.G97];[.H97]-([.E98]*([.G98]-[.G97]));[.H97])" office:value-type="float" office:value="5834.75">
            <text:p>5834.75</text:p>
          </table:table-cell>
          <table:table-cell table:formula="of:=IF([.E98]&gt;[.I97];[.E98];[.I97])" office:value-type="float" office:value="81.64">
            <text:p>81.64</text:p>
          </table:table-cell>
          <table:table-cell table:formula="of:=IF([.H98]&lt;[.H97];[.J97]+1;[.J97])" office:value-type="float" office:value="9">
            <text:p>9.00</text:p>
          </table:table-cell>
          <table:table-cell table:number-columns-repeated="2"/>
          <table:table-cell table:formula="of:=IF([.C98]&gt;[.C97];[.M97]+1;0)" office:value-type="float" office:value="1">
            <text:p>1.00</text:p>
          </table:table-cell>
          <table:table-cell table:formula="of:=IF([.D98]&gt;[.D97];[.N97]+1;0)" office:value-type="float" office:value="1">
            <text:p>1.00</text:p>
          </table:table-cell>
          <table:table-cell table:formula="of:=IF([.E98]&gt;[.E97];[.O97]+1;0)" office:value-type="float" office:value="2">
            <text:p>2.00</text:p>
          </table:table-cell>
          <table:table-cell table:number-columns-repeated="5"/>
          <table:table-cell table:formula="of:=[.C98]&gt;[.C97]" office:value-type="float" office:value="1">
            <text:p>1.00</text:p>
          </table:table-cell>
          <table:table-cell table:formula="of:=[.D98]&gt;[.D97]" office:value-type="float" office:value="1">
            <text:p>1.00</text:p>
          </table:table-cell>
          <table:table-cell table:formula="of:=[.E98]&gt;[.E97]" office:value-type="float" office:value="1">
            <text:p>1.00</text:p>
          </table:table-cell>
          <table:table-cell table:formula="of:=IF(SUM([.U98:.W98])&gt;1;[.A98];&quot;-&quot;)" office:value-type="float" office:value="97">
            <text:p>97.00</text:p>
          </table:table-cell>
          <table:table-cell table:number-columns-repeated="1000"/>
        </table:table-row>
        <table:table-row table:style-name="ro1">
          <table:table-cell office:value-type="float" office:value="98">
            <text:p>98.00</text:p>
          </table:table-cell>
          <table:table-cell/>
          <table:table-cell office:value-type="float" office:value="98.96">
            <text:p>98.96</text:p>
          </table:table-cell>
          <table:table-cell office:value-type="float" office:value="127.95">
            <text:p>127.95</text:p>
          </table:table-cell>
          <table:table-cell office:value-type="float" office:value="79.17">
            <text:p>79.17</text:p>
          </table:table-cell>
          <table:table-cell/>
          <table:table-cell table:style-name="ce2" table:formula="of:=IF([.H98]&lt;1000;IF([.I98]&gt;[.I97];0;[.G98]);IF(AND([.E98]&lt;[.E97]; [.E97]&lt;[.E96]);FLOOR(1000/[.E99];1)+[.G98];IF([.I98]&gt;[.I97];0;[.G98])))" office:value-type="float" office:value="0">
            <text:p>0.00</text:p>
          </table:table-cell>
          <table:table-cell table:formula="of:=IF([.G99]&lt;&gt;[.G98];[.H98]-([.E99]*([.G99]-[.G98]));[.H98])" office:value-type="float" office:value="5834.75">
            <text:p>5834.75</text:p>
          </table:table-cell>
          <table:table-cell table:formula="of:=IF([.E99]&gt;[.I98];[.E99];[.I98])" office:value-type="float" office:value="81.64">
            <text:p>81.64</text:p>
          </table:table-cell>
          <table:table-cell table:formula="of:=IF([.H99]&lt;[.H98];[.J98]+1;[.J98])" office:value-type="float" office:value="9">
            <text:p>9.00</text:p>
          </table:table-cell>
          <table:table-cell table:number-columns-repeated="2"/>
          <table:table-cell table:formula="of:=IF([.C99]&gt;[.C98];[.M98]+1;0)" office:value-type="float" office:value="2">
            <text:p>2.00</text:p>
          </table:table-cell>
          <table:table-cell table:formula="of:=IF([.D99]&gt;[.D98];[.N98]+1;0)" office:value-type="float" office:value="2">
            <text:p>2.00</text:p>
          </table:table-cell>
          <table:table-cell table:formula="of:=IF([.E99]&gt;[.E98];[.O98]+1;0)" office:value-type="float" office:value="0">
            <text:p>0.00</text:p>
          </table:table-cell>
          <table:table-cell table:number-columns-repeated="5"/>
          <table:table-cell table:formula="of:=[.C99]&gt;[.C98]" office:value-type="float" office:value="1">
            <text:p>1.00</text:p>
          </table:table-cell>
          <table:table-cell table:formula="of:=[.D99]&gt;[.D98]" office:value-type="float" office:value="1">
            <text:p>1.00</text:p>
          </table:table-cell>
          <table:table-cell table:formula="of:=[.E99]&gt;[.E98]" office:value-type="float" office:value="0">
            <text:p>0.00</text:p>
          </table:table-cell>
          <table:table-cell table:formula="of:=IF(SUM([.U99:.W99])&gt;1;[.A99];&quot;-&quot;)" office:value-type="float" office:value="98">
            <text:p>98.00</text:p>
          </table:table-cell>
          <table:table-cell table:number-columns-repeated="1000"/>
        </table:table-row>
        <table:table-row table:style-name="ro1">
          <table:table-cell office:value-type="float" office:value="99">
            <text:p>99.00</text:p>
          </table:table-cell>
          <table:table-cell/>
          <table:table-cell office:value-type="float" office:value="97.74">
            <text:p>97.74</text:p>
          </table:table-cell>
          <table:table-cell office:value-type="float" office:value="126.34">
            <text:p>126.34</text:p>
          </table:table-cell>
          <table:table-cell office:value-type="float" office:value="80.29">
            <text:p>80.29</text:p>
          </table:table-cell>
          <table:table-cell/>
          <table:table-cell table:style-name="ce2" table:formula="of:=IF([.H99]&lt;1000;IF([.I99]&gt;[.I98];0;[.G99]);IF(AND([.E99]&lt;[.E98]; [.E98]&lt;[.E97]);FLOOR(1000/[.E100];1)+[.G99];IF([.I99]&gt;[.I98];0;[.G99])))" office:value-type="float" office:value="0">
            <text:p>0.00</text:p>
          </table:table-cell>
          <table:table-cell table:formula="of:=IF([.G100]&lt;&gt;[.G99];[.H99]-([.E100]*([.G100]-[.G99]));[.H99])" office:value-type="float" office:value="5834.75">
            <text:p>5834.75</text:p>
          </table:table-cell>
          <table:table-cell table:formula="of:=IF([.E100]&gt;[.I99];[.E100];[.I99])" office:value-type="float" office:value="81.64">
            <text:p>81.64</text:p>
          </table:table-cell>
          <table:table-cell table:formula="of:=IF([.H100]&lt;[.H99];[.J99]+1;[.J99])" office:value-type="float" office:value="9">
            <text:p>9.00</text:p>
          </table:table-cell>
          <table:table-cell table:number-columns-repeated="2"/>
          <table:table-cell table:formula="of:=IF([.C100]&gt;[.C99];[.M99]+1;0)" office:value-type="float" office:value="0">
            <text:p>0.00</text:p>
          </table:table-cell>
          <table:table-cell table:formula="of:=IF([.D100]&gt;[.D99];[.N99]+1;0)" office:value-type="float" office:value="0">
            <text:p>0.00</text:p>
          </table:table-cell>
          <table:table-cell table:formula="of:=IF([.E100]&gt;[.E99];[.O99]+1;0)" office:value-type="float" office:value="1">
            <text:p>1.00</text:p>
          </table:table-cell>
          <table:table-cell table:number-columns-repeated="5"/>
          <table:table-cell table:formula="of:=[.C100]&gt;[.C99]" office:value-type="float" office:value="0">
            <text:p>0.00</text:p>
          </table:table-cell>
          <table:table-cell table:formula="of:=[.D100]&gt;[.D99]" office:value-type="float" office:value="0">
            <text:p>0.00</text:p>
          </table:table-cell>
          <table:table-cell table:formula="of:=[.E100]&gt;[.E99]" office:value-type="float" office:value="1">
            <text:p>1.00</text:p>
          </table:table-cell>
          <table:table-cell table:formula="of:=IF(SUM([.U100:.W100])&gt;1;[.A10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00">
            <text:p>100.00</text:p>
          </table:table-cell>
          <table:table-cell/>
          <table:table-cell office:value-type="float" office:value="95.84">
            <text:p>95.84</text:p>
          </table:table-cell>
          <table:table-cell office:value-type="float" office:value="128.94">
            <text:p>128.94</text:p>
          </table:table-cell>
          <table:table-cell office:value-type="float" office:value="81.6">
            <text:p>81.60</text:p>
          </table:table-cell>
          <table:table-cell/>
          <table:table-cell table:style-name="ce2" table:formula="of:=IF([.H100]&lt;1000;IF([.I100]&gt;[.I99];0;[.G100]);IF(AND([.E100]&lt;[.E99]; [.E99]&lt;[.E98]);FLOOR(1000/[.E101];1)+[.G100];IF([.I100]&gt;[.I99];0;[.G100])))" office:value-type="float" office:value="0">
            <text:p>0.00</text:p>
          </table:table-cell>
          <table:table-cell table:formula="of:=IF([.G101]&lt;&gt;[.G100];[.H100]-([.E101]*([.G101]-[.G100]));[.H100])" office:value-type="float" office:value="5834.75">
            <text:p>5834.75</text:p>
          </table:table-cell>
          <table:table-cell table:formula="of:=IF([.E101]&gt;[.I100];[.E101];[.I100])" office:value-type="float" office:value="81.64">
            <text:p>81.64</text:p>
          </table:table-cell>
          <table:table-cell table:formula="of:=IF([.H101]&lt;[.H100];[.J100]+1;[.J100])" office:value-type="float" office:value="9">
            <text:p>9.00</text:p>
          </table:table-cell>
          <table:table-cell table:number-columns-repeated="2"/>
          <table:table-cell table:formula="of:=IF([.C101]&gt;[.C100];[.M100]+1;0)" office:value-type="float" office:value="0">
            <text:p>0.00</text:p>
          </table:table-cell>
          <table:table-cell table:formula="of:=IF([.D101]&gt;[.D100];[.N100]+1;0)" office:value-type="float" office:value="1">
            <text:p>1.00</text:p>
          </table:table-cell>
          <table:table-cell table:formula="of:=IF([.E101]&gt;[.E100];[.O100]+1;0)" office:value-type="float" office:value="2">
            <text:p>2.00</text:p>
          </table:table-cell>
          <table:table-cell table:number-columns-repeated="5"/>
          <table:table-cell table:formula="of:=[.C101]&gt;[.C100]" office:value-type="float" office:value="0">
            <text:p>0.00</text:p>
          </table:table-cell>
          <table:table-cell table:formula="of:=[.D101]&gt;[.D100]" office:value-type="float" office:value="1">
            <text:p>1.00</text:p>
          </table:table-cell>
          <table:table-cell table:formula="of:=[.E101]&gt;[.E100]" office:value-type="float" office:value="1">
            <text:p>1.00</text:p>
          </table:table-cell>
          <table:table-cell table:formula="of:=IF(SUM([.U101:.W101])&gt;1;[.A101];&quot;-&quot;)" office:value-type="float" office:value="100">
            <text:p>100.00</text:p>
          </table:table-cell>
          <table:table-cell table:number-columns-repeated="1000"/>
        </table:table-row>
        <table:table-row table:style-name="ro1">
          <table:table-cell office:value-type="float" office:value="101">
            <text:p>101.00</text:p>
          </table:table-cell>
          <table:table-cell/>
          <table:table-cell office:value-type="float" office:value="94.12">
            <text:p>94.12</text:p>
          </table:table-cell>
          <table:table-cell office:value-type="float" office:value="131.64">
            <text:p>131.64</text:p>
          </table:table-cell>
          <table:table-cell office:value-type="float" office:value="82.75">
            <text:p>82.75</text:p>
          </table:table-cell>
          <table:table-cell/>
          <table:table-cell table:style-name="ce2" table:formula="of:=IF([.H101]&lt;1000;IF([.I101]&gt;[.I100];0;[.G101]);IF(AND([.E101]&lt;[.E100]; [.E100]&lt;[.E99]);FLOOR(1000/[.E102];1)+[.G101];IF([.I101]&gt;[.I100];0;[.G101])))" office:value-type="float" office:value="0">
            <text:p>0.00</text:p>
          </table:table-cell>
          <table:table-cell table:formula="of:=IF([.G102]&lt;&gt;[.G101];[.H101]-([.E102]*([.G102]-[.G101]));[.H101])" office:value-type="float" office:value="5834.75">
            <text:p>5834.75</text:p>
          </table:table-cell>
          <table:table-cell table:formula="of:=IF([.E102]&gt;[.I101];[.E102];[.I101])" office:value-type="float" office:value="82.75">
            <text:p>82.75</text:p>
          </table:table-cell>
          <table:table-cell table:formula="of:=IF([.H102]&lt;[.H101];[.J101]+1;[.J101])" office:value-type="float" office:value="9">
            <text:p>9.00</text:p>
          </table:table-cell>
          <table:table-cell table:number-columns-repeated="2"/>
          <table:table-cell table:formula="of:=IF([.C102]&gt;[.C101];[.M101]+1;0)" office:value-type="float" office:value="0">
            <text:p>0.00</text:p>
          </table:table-cell>
          <table:table-cell table:formula="of:=IF([.D102]&gt;[.D101];[.N101]+1;0)" office:value-type="float" office:value="2">
            <text:p>2.00</text:p>
          </table:table-cell>
          <table:table-cell table:formula="of:=IF([.E102]&gt;[.E101];[.O101]+1;0)" office:value-type="float" office:value="3">
            <text:p>3.00</text:p>
          </table:table-cell>
          <table:table-cell table:number-columns-repeated="5"/>
          <table:table-cell table:formula="of:=[.C102]&gt;[.C101]" office:value-type="float" office:value="0">
            <text:p>0.00</text:p>
          </table:table-cell>
          <table:table-cell table:formula="of:=[.D102]&gt;[.D101]" office:value-type="float" office:value="1">
            <text:p>1.00</text:p>
          </table:table-cell>
          <table:table-cell table:formula="of:=[.E102]&gt;[.E101]" office:value-type="float" office:value="1">
            <text:p>1.00</text:p>
          </table:table-cell>
          <table:table-cell table:formula="of:=IF(SUM([.U102:.W102])&gt;1;[.A102];&quot;-&quot;)" office:value-type="float" office:value="101">
            <text:p>101.00</text:p>
          </table:table-cell>
          <table:table-cell table:number-columns-repeated="1000"/>
        </table:table-row>
        <table:table-row table:style-name="ro1">
          <table:table-cell office:value-type="float" office:value="102">
            <text:p>102.00</text:p>
          </table:table-cell>
          <table:table-cell/>
          <table:table-cell office:value-type="float" office:value="92.92">
            <text:p>92.92</text:p>
          </table:table-cell>
          <table:table-cell office:value-type="float" office:value="134.62">
            <text:p>134.62</text:p>
          </table:table-cell>
          <table:table-cell office:value-type="float" office:value="83.09">
            <text:p>83.09</text:p>
          </table:table-cell>
          <table:table-cell/>
          <table:table-cell table:style-name="ce2" table:formula="of:=IF([.H102]&lt;1000;IF([.I102]&gt;[.I101];0;[.G102]);IF(AND([.E102]&lt;[.E101]; [.E101]&lt;[.E100]);FLOOR(1000/[.E103];1)+[.G102];IF([.I102]&gt;[.I101];0;[.G102])))" office:value-type="float" office:value="0">
            <text:p>0.00</text:p>
          </table:table-cell>
          <table:table-cell table:formula="of:=IF([.G103]&lt;&gt;[.G102];[.H102]-([.E103]*([.G103]-[.G102]));[.H102])" office:value-type="float" office:value="5834.75">
            <text:p>5834.75</text:p>
          </table:table-cell>
          <table:table-cell table:formula="of:=IF([.E103]&gt;[.I102];[.E103];[.I102])" office:value-type="float" office:value="83.09">
            <text:p>83.09</text:p>
          </table:table-cell>
          <table:table-cell table:formula="of:=IF([.H103]&lt;[.H102];[.J102]+1;[.J102])" office:value-type="float" office:value="9">
            <text:p>9.00</text:p>
          </table:table-cell>
          <table:table-cell table:number-columns-repeated="2"/>
          <table:table-cell table:formula="of:=IF([.C103]&gt;[.C102];[.M102]+1;0)" office:value-type="float" office:value="0">
            <text:p>0.00</text:p>
          </table:table-cell>
          <table:table-cell table:formula="of:=IF([.D103]&gt;[.D102];[.N102]+1;0)" office:value-type="float" office:value="3">
            <text:p>3.00</text:p>
          </table:table-cell>
          <table:table-cell table:formula="of:=IF([.E103]&gt;[.E102];[.O102]+1;0)" office:value-type="float" office:value="4">
            <text:p>4.00</text:p>
          </table:table-cell>
          <table:table-cell table:number-columns-repeated="5"/>
          <table:table-cell table:formula="of:=[.C103]&gt;[.C102]" office:value-type="float" office:value="0">
            <text:p>0.00</text:p>
          </table:table-cell>
          <table:table-cell table:formula="of:=[.D103]&gt;[.D102]" office:value-type="float" office:value="1">
            <text:p>1.00</text:p>
          </table:table-cell>
          <table:table-cell table:formula="of:=[.E103]&gt;[.E102]" office:value-type="float" office:value="1">
            <text:p>1.00</text:p>
          </table:table-cell>
          <table:table-cell table:formula="of:=IF(SUM([.U103:.W103])&gt;1;[.A103];&quot;-&quot;)" office:value-type="float" office:value="102">
            <text:p>102.00</text:p>
          </table:table-cell>
          <table:table-cell table:number-columns-repeated="1000"/>
        </table:table-row>
        <table:table-row table:style-name="ro1">
          <table:table-cell office:value-type="float" office:value="103">
            <text:p>103.00</text:p>
          </table:table-cell>
          <table:table-cell/>
          <table:table-cell office:value-type="float" office:value="91.81">
            <text:p>91.81</text:p>
          </table:table-cell>
          <table:table-cell office:value-type="float" office:value="134.53">
            <text:p>134.53</text:p>
          </table:table-cell>
          <table:table-cell office:value-type="float" office:value="84.09">
            <text:p>84.09</text:p>
          </table:table-cell>
          <table:table-cell/>
          <table:table-cell table:style-name="ce2" table:formula="of:=IF([.H103]&lt;1000;IF([.I103]&gt;[.I102];0;[.G103]);IF(AND([.E103]&lt;[.E102]; [.E102]&lt;[.E101]);FLOOR(1000/[.E104];1)+[.G103];IF([.I103]&gt;[.I102];0;[.G103])))" office:value-type="float" office:value="0">
            <text:p>0.00</text:p>
          </table:table-cell>
          <table:table-cell table:formula="of:=IF([.G104]&lt;&gt;[.G103];[.H103]-([.E104]*([.G104]-[.G103]));[.H103])" office:value-type="float" office:value="5834.75">
            <text:p>5834.75</text:p>
          </table:table-cell>
          <table:table-cell table:formula="of:=IF([.E104]&gt;[.I103];[.E104];[.I103])" office:value-type="float" office:value="84.09">
            <text:p>84.09</text:p>
          </table:table-cell>
          <table:table-cell table:formula="of:=IF([.H104]&lt;[.H103];[.J103]+1;[.J103])" office:value-type="float" office:value="9">
            <text:p>9.00</text:p>
          </table:table-cell>
          <table:table-cell table:number-columns-repeated="2"/>
          <table:table-cell table:formula="of:=IF([.C104]&gt;[.C103];[.M103]+1;0)" office:value-type="float" office:value="0">
            <text:p>0.00</text:p>
          </table:table-cell>
          <table:table-cell table:formula="of:=IF([.D104]&gt;[.D103];[.N103]+1;0)" office:value-type="float" office:value="0">
            <text:p>0.00</text:p>
          </table:table-cell>
          <table:table-cell table:formula="of:=IF([.E104]&gt;[.E103];[.O103]+1;0)" office:value-type="float" office:value="5">
            <text:p>5.00</text:p>
          </table:table-cell>
          <table:table-cell table:number-columns-repeated="5"/>
          <table:table-cell table:formula="of:=[.C104]&gt;[.C103]" office:value-type="float" office:value="0">
            <text:p>0.00</text:p>
          </table:table-cell>
          <table:table-cell table:formula="of:=[.D104]&gt;[.D103]" office:value-type="float" office:value="0">
            <text:p>0.00</text:p>
          </table:table-cell>
          <table:table-cell table:formula="of:=[.E104]&gt;[.E103]" office:value-type="float" office:value="1">
            <text:p>1.00</text:p>
          </table:table-cell>
          <table:table-cell table:formula="of:=IF(SUM([.U104:.W104])&gt;1;[.A10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04">
            <text:p>104.00</text:p>
          </table:table-cell>
          <table:table-cell/>
          <table:table-cell office:value-type="float" office:value="90.67">
            <text:p>90.67</text:p>
          </table:table-cell>
          <table:table-cell office:value-type="float" office:value="137.36">
            <text:p>137.36</text:p>
          </table:table-cell>
          <table:table-cell office:value-type="float" office:value="85.17">
            <text:p>85.17</text:p>
          </table:table-cell>
          <table:table-cell/>
          <table:table-cell table:style-name="ce2" table:formula="of:=IF([.H104]&lt;1000;IF([.I104]&gt;[.I103];0;[.G104]);IF(AND([.E104]&lt;[.E103]; [.E103]&lt;[.E102]);FLOOR(1000/[.E105];1)+[.G104];IF([.I104]&gt;[.I103];0;[.G104])))" office:value-type="float" office:value="0">
            <text:p>0.00</text:p>
          </table:table-cell>
          <table:table-cell table:formula="of:=IF([.G105]&lt;&gt;[.G104];[.H104]-([.E105]*([.G105]-[.G104]));[.H104])" office:value-type="float" office:value="5834.75">
            <text:p>5834.75</text:p>
          </table:table-cell>
          <table:table-cell table:formula="of:=IF([.E105]&gt;[.I104];[.E105];[.I104])" office:value-type="float" office:value="85.17">
            <text:p>85.17</text:p>
          </table:table-cell>
          <table:table-cell table:formula="of:=IF([.H105]&lt;[.H104];[.J104]+1;[.J104])" office:value-type="float" office:value="9">
            <text:p>9.00</text:p>
          </table:table-cell>
          <table:table-cell table:number-columns-repeated="2"/>
          <table:table-cell table:formula="of:=IF([.C105]&gt;[.C104];[.M104]+1;0)" office:value-type="float" office:value="0">
            <text:p>0.00</text:p>
          </table:table-cell>
          <table:table-cell table:formula="of:=IF([.D105]&gt;[.D104];[.N104]+1;0)" office:value-type="float" office:value="1">
            <text:p>1.00</text:p>
          </table:table-cell>
          <table:table-cell table:formula="of:=IF([.E105]&gt;[.E104];[.O104]+1;0)" office:value-type="float" office:value="6">
            <text:p>6.00</text:p>
          </table:table-cell>
          <table:table-cell table:number-columns-repeated="5"/>
          <table:table-cell table:formula="of:=[.C105]&gt;[.C104]" office:value-type="float" office:value="0">
            <text:p>0.00</text:p>
          </table:table-cell>
          <table:table-cell table:formula="of:=[.D105]&gt;[.D104]" office:value-type="float" office:value="1">
            <text:p>1.00</text:p>
          </table:table-cell>
          <table:table-cell table:formula="of:=[.E105]&gt;[.E104]" office:value-type="float" office:value="1">
            <text:p>1.00</text:p>
          </table:table-cell>
          <table:table-cell table:formula="of:=IF(SUM([.U105:.W105])&gt;1;[.A105];&quot;-&quot;)" office:value-type="float" office:value="104">
            <text:p>104.00</text:p>
          </table:table-cell>
          <table:table-cell table:number-columns-repeated="1000"/>
        </table:table-row>
        <table:table-row table:style-name="ro1">
          <table:table-cell office:value-type="float" office:value="105">
            <text:p>105.00</text:p>
          </table:table-cell>
          <table:table-cell/>
          <table:table-cell office:value-type="float" office:value="89">
            <text:p>89.00</text:p>
          </table:table-cell>
          <table:table-cell office:value-type="float" office:value="136.86">
            <text:p>136.86</text:p>
          </table:table-cell>
          <table:table-cell office:value-type="float" office:value="86">
            <text:p>86.00</text:p>
          </table:table-cell>
          <table:table-cell/>
          <table:table-cell table:style-name="ce2" table:formula="of:=IF([.H105]&lt;1000;IF([.I105]&gt;[.I104];0;[.G105]);IF(AND([.E105]&lt;[.E104]; [.E104]&lt;[.E103]);FLOOR(1000/[.E106];1)+[.G105];IF([.I105]&gt;[.I104];0;[.G105])))" office:value-type="float" office:value="0">
            <text:p>0.00</text:p>
          </table:table-cell>
          <table:table-cell table:formula="of:=IF([.G106]&lt;&gt;[.G105];[.H105]-([.E106]*([.G106]-[.G105]));[.H105])" office:value-type="float" office:value="5834.75">
            <text:p>5834.75</text:p>
          </table:table-cell>
          <table:table-cell table:formula="of:=IF([.E106]&gt;[.I105];[.E106];[.I105])" office:value-type="float" office:value="86">
            <text:p>86.00</text:p>
          </table:table-cell>
          <table:table-cell table:formula="of:=IF([.H106]&lt;[.H105];[.J105]+1;[.J105])" office:value-type="float" office:value="9">
            <text:p>9.00</text:p>
          </table:table-cell>
          <table:table-cell table:number-columns-repeated="2"/>
          <table:table-cell table:formula="of:=IF([.C106]&gt;[.C105];[.M105]+1;0)" office:value-type="float" office:value="0">
            <text:p>0.00</text:p>
          </table:table-cell>
          <table:table-cell table:formula="of:=IF([.D106]&gt;[.D105];[.N105]+1;0)" office:value-type="float" office:value="0">
            <text:p>0.00</text:p>
          </table:table-cell>
          <table:table-cell table:formula="of:=IF([.E106]&gt;[.E105];[.O105]+1;0)" office:value-type="float" office:value="7">
            <text:p>7.00</text:p>
          </table:table-cell>
          <table:table-cell table:number-columns-repeated="5"/>
          <table:table-cell table:formula="of:=[.C106]&gt;[.C105]" office:value-type="float" office:value="0">
            <text:p>0.00</text:p>
          </table:table-cell>
          <table:table-cell table:formula="of:=[.D106]&gt;[.D105]" office:value-type="float" office:value="0">
            <text:p>0.00</text:p>
          </table:table-cell>
          <table:table-cell table:formula="of:=[.E106]&gt;[.E105]" office:value-type="float" office:value="1">
            <text:p>1.00</text:p>
          </table:table-cell>
          <table:table-cell table:formula="of:=IF(SUM([.U106:.W106])&gt;1;[.A10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06">
            <text:p>106.00</text:p>
          </table:table-cell>
          <table:table-cell/>
          <table:table-cell office:value-type="float" office:value="91.41">
            <text:p>91.41</text:p>
          </table:table-cell>
          <table:table-cell office:value-type="float" office:value="136.07">
            <text:p>136.07</text:p>
          </table:table-cell>
          <table:table-cell office:value-type="float" office:value="84.14">
            <text:p>84.14</text:p>
          </table:table-cell>
          <table:table-cell/>
          <table:table-cell table:style-name="ce2" table:formula="of:=IF([.H106]&lt;1000;IF([.I106]&gt;[.I105];0;[.G106]);IF(AND([.E106]&lt;[.E105]; [.E105]&lt;[.E104]);FLOOR(1000/[.E107];1)+[.G106];IF([.I106]&gt;[.I105];0;[.G106])))" office:value-type="float" office:value="0">
            <text:p>0.00</text:p>
          </table:table-cell>
          <table:table-cell table:formula="of:=IF([.G107]&lt;&gt;[.G106];[.H106]-([.E107]*([.G107]-[.G106]));[.H106])" office:value-type="float" office:value="5834.75">
            <text:p>5834.75</text:p>
          </table:table-cell>
          <table:table-cell table:formula="of:=IF([.E107]&gt;[.I106];[.E107];[.I106])" office:value-type="float" office:value="86">
            <text:p>86.00</text:p>
          </table:table-cell>
          <table:table-cell table:formula="of:=IF([.H107]&lt;[.H106];[.J106]+1;[.J106])" office:value-type="float" office:value="9">
            <text:p>9.00</text:p>
          </table:table-cell>
          <table:table-cell table:number-columns-repeated="2"/>
          <table:table-cell table:formula="of:=IF([.C107]&gt;[.C106];[.M106]+1;0)" office:value-type="float" office:value="1">
            <text:p>1.00</text:p>
          </table:table-cell>
          <table:table-cell table:formula="of:=IF([.D107]&gt;[.D106];[.N106]+1;0)" office:value-type="float" office:value="0">
            <text:p>0.00</text:p>
          </table:table-cell>
          <table:table-cell table:formula="of:=IF([.E107]&gt;[.E106];[.O106]+1;0)" office:value-type="float" office:value="0">
            <text:p>0.00</text:p>
          </table:table-cell>
          <table:table-cell table:number-columns-repeated="5"/>
          <table:table-cell table:formula="of:=[.C107]&gt;[.C106]" office:value-type="float" office:value="1">
            <text:p>1.00</text:p>
          </table:table-cell>
          <table:table-cell table:formula="of:=[.D107]&gt;[.D106]" office:value-type="float" office:value="0">
            <text:p>0.00</text:p>
          </table:table-cell>
          <table:table-cell table:formula="of:=[.E107]&gt;[.E106]" office:value-type="float" office:value="0">
            <text:p>0.00</text:p>
          </table:table-cell>
          <table:table-cell table:formula="of:=IF(SUM([.U107:.W107])&gt;1;[.A10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07">
            <text:p>107.00</text:p>
          </table:table-cell>
          <table:table-cell/>
          <table:table-cell office:value-type="float" office:value="89.57">
            <text:p>89.57</text:p>
          </table:table-cell>
          <table:table-cell office:value-type="float" office:value="134.57">
            <text:p>134.57</text:p>
          </table:table-cell>
          <table:table-cell office:value-type="float" office:value="86.19">
            <text:p>86.19</text:p>
          </table:table-cell>
          <table:table-cell/>
          <table:table-cell table:style-name="ce2" table:formula="of:=IF([.H107]&lt;1000;IF([.I107]&gt;[.I106];0;[.G107]);IF(AND([.E107]&lt;[.E106]; [.E106]&lt;[.E105]);FLOOR(1000/[.E108];1)+[.G107];IF([.I107]&gt;[.I106];0;[.G107])))" office:value-type="float" office:value="0">
            <text:p>0.00</text:p>
          </table:table-cell>
          <table:table-cell table:formula="of:=IF([.G108]&lt;&gt;[.G107];[.H107]-([.E108]*([.G108]-[.G107]));[.H107])" office:value-type="float" office:value="5834.75">
            <text:p>5834.75</text:p>
          </table:table-cell>
          <table:table-cell table:formula="of:=IF([.E108]&gt;[.I107];[.E108];[.I107])" office:value-type="float" office:value="86.19">
            <text:p>86.19</text:p>
          </table:table-cell>
          <table:table-cell table:formula="of:=IF([.H108]&lt;[.H107];[.J107]+1;[.J107])" office:value-type="float" office:value="9">
            <text:p>9.00</text:p>
          </table:table-cell>
          <table:table-cell table:number-columns-repeated="2"/>
          <table:table-cell table:formula="of:=IF([.C108]&gt;[.C107];[.M107]+1;0)" office:value-type="float" office:value="0">
            <text:p>0.00</text:p>
          </table:table-cell>
          <table:table-cell table:formula="of:=IF([.D108]&gt;[.D107];[.N107]+1;0)" office:value-type="float" office:value="0">
            <text:p>0.00</text:p>
          </table:table-cell>
          <table:table-cell table:formula="of:=IF([.E108]&gt;[.E107];[.O107]+1;0)" office:value-type="float" office:value="1">
            <text:p>1.00</text:p>
          </table:table-cell>
          <table:table-cell table:number-columns-repeated="5"/>
          <table:table-cell table:formula="of:=[.C108]&gt;[.C107]" office:value-type="float" office:value="0">
            <text:p>0.00</text:p>
          </table:table-cell>
          <table:table-cell table:formula="of:=[.D108]&gt;[.D107]" office:value-type="float" office:value="0">
            <text:p>0.00</text:p>
          </table:table-cell>
          <table:table-cell table:formula="of:=[.E108]&gt;[.E107]" office:value-type="float" office:value="1">
            <text:p>1.00</text:p>
          </table:table-cell>
          <table:table-cell table:formula="of:=IF(SUM([.U108:.W108])&gt;1;[.A10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08">
            <text:p>108.00</text:p>
          </table:table-cell>
          <table:table-cell/>
          <table:table-cell office:value-type="float" office:value="87.61">
            <text:p>87.61</text:p>
          </table:table-cell>
          <table:table-cell office:value-type="float" office:value="134.38">
            <text:p>134.38</text:p>
          </table:table-cell>
          <table:table-cell office:value-type="float" office:value="86.34">
            <text:p>86.34</text:p>
          </table:table-cell>
          <table:table-cell/>
          <table:table-cell table:style-name="ce2" table:formula="of:=IF([.H108]&lt;1000;IF([.I108]&gt;[.I107];0;[.G108]);IF(AND([.E108]&lt;[.E107]; [.E107]&lt;[.E106]);FLOOR(1000/[.E109];1)+[.G108];IF([.I108]&gt;[.I107];0;[.G108])))" office:value-type="float" office:value="0">
            <text:p>0.00</text:p>
          </table:table-cell>
          <table:table-cell table:formula="of:=IF([.G109]&lt;&gt;[.G108];[.H108]-([.E109]*([.G109]-[.G108]));[.H108])" office:value-type="float" office:value="5834.75">
            <text:p>5834.75</text:p>
          </table:table-cell>
          <table:table-cell table:formula="of:=IF([.E109]&gt;[.I108];[.E109];[.I108])" office:value-type="float" office:value="86.34">
            <text:p>86.34</text:p>
          </table:table-cell>
          <table:table-cell table:formula="of:=IF([.H109]&lt;[.H108];[.J108]+1;[.J108])" office:value-type="float" office:value="9">
            <text:p>9.00</text:p>
          </table:table-cell>
          <table:table-cell table:number-columns-repeated="2"/>
          <table:table-cell table:formula="of:=IF([.C109]&gt;[.C108];[.M108]+1;0)" office:value-type="float" office:value="0">
            <text:p>0.00</text:p>
          </table:table-cell>
          <table:table-cell table:formula="of:=IF([.D109]&gt;[.D108];[.N108]+1;0)" office:value-type="float" office:value="0">
            <text:p>0.00</text:p>
          </table:table-cell>
          <table:table-cell table:formula="of:=IF([.E109]&gt;[.E108];[.O108]+1;0)" office:value-type="float" office:value="2">
            <text:p>2.00</text:p>
          </table:table-cell>
          <table:table-cell table:number-columns-repeated="5"/>
          <table:table-cell table:formula="of:=[.C109]&gt;[.C108]" office:value-type="float" office:value="0">
            <text:p>0.00</text:p>
          </table:table-cell>
          <table:table-cell table:formula="of:=[.D109]&gt;[.D108]" office:value-type="float" office:value="0">
            <text:p>0.00</text:p>
          </table:table-cell>
          <table:table-cell table:formula="of:=[.E109]&gt;[.E108]" office:value-type="float" office:value="1">
            <text:p>1.00</text:p>
          </table:table-cell>
          <table:table-cell table:formula="of:=IF(SUM([.U109:.W109])&gt;1;[.A10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09">
            <text:p>109.00</text:p>
          </table:table-cell>
          <table:table-cell/>
          <table:table-cell office:value-type="float" office:value="86.05">
            <text:p>86.05</text:p>
          </table:table-cell>
          <table:table-cell office:value-type="float" office:value="132.8">
            <text:p>132.80</text:p>
          </table:table-cell>
          <table:table-cell office:value-type="float" office:value="87.75">
            <text:p>87.75</text:p>
          </table:table-cell>
          <table:table-cell/>
          <table:table-cell table:style-name="ce2" table:formula="of:=IF([.H109]&lt;1000;IF([.I109]&gt;[.I108];0;[.G109]);IF(AND([.E109]&lt;[.E108]; [.E108]&lt;[.E107]);FLOOR(1000/[.E110];1)+[.G109];IF([.I109]&gt;[.I108];0;[.G109])))" office:value-type="float" office:value="0">
            <text:p>0.00</text:p>
          </table:table-cell>
          <table:table-cell table:formula="of:=IF([.G110]&lt;&gt;[.G109];[.H109]-([.E110]*([.G110]-[.G109]));[.H109])" office:value-type="float" office:value="5834.75">
            <text:p>5834.75</text:p>
          </table:table-cell>
          <table:table-cell table:formula="of:=IF([.E110]&gt;[.I109];[.E110];[.I109])" office:value-type="float" office:value="87.75">
            <text:p>87.75</text:p>
          </table:table-cell>
          <table:table-cell table:formula="of:=IF([.H110]&lt;[.H109];[.J109]+1;[.J109])" office:value-type="float" office:value="9">
            <text:p>9.00</text:p>
          </table:table-cell>
          <table:table-cell table:number-columns-repeated="2"/>
          <table:table-cell table:formula="of:=IF([.C110]&gt;[.C109];[.M109]+1;0)" office:value-type="float" office:value="0">
            <text:p>0.00</text:p>
          </table:table-cell>
          <table:table-cell table:formula="of:=IF([.D110]&gt;[.D109];[.N109]+1;0)" office:value-type="float" office:value="0">
            <text:p>0.00</text:p>
          </table:table-cell>
          <table:table-cell table:formula="of:=IF([.E110]&gt;[.E109];[.O109]+1;0)" office:value-type="float" office:value="3">
            <text:p>3.00</text:p>
          </table:table-cell>
          <table:table-cell table:number-columns-repeated="5"/>
          <table:table-cell table:formula="of:=[.C110]&gt;[.C109]" office:value-type="float" office:value="0">
            <text:p>0.00</text:p>
          </table:table-cell>
          <table:table-cell table:formula="of:=[.D110]&gt;[.D109]" office:value-type="float" office:value="0">
            <text:p>0.00</text:p>
          </table:table-cell>
          <table:table-cell table:formula="of:=[.E110]&gt;[.E109]" office:value-type="float" office:value="1">
            <text:p>1.00</text:p>
          </table:table-cell>
          <table:table-cell table:formula="of:=IF(SUM([.U110:.W110])&gt;1;[.A11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10">
            <text:p>110.00</text:p>
          </table:table-cell>
          <table:table-cell/>
          <table:table-cell office:value-type="float" office:value="84.74">
            <text:p>84.74</text:p>
          </table:table-cell>
          <table:table-cell office:value-type="float" office:value="131.24">
            <text:p>131.24</text:p>
          </table:table-cell>
          <table:table-cell office:value-type="float" office:value="86.13">
            <text:p>86.13</text:p>
          </table:table-cell>
          <table:table-cell/>
          <table:table-cell table:style-name="ce2" table:formula="of:=IF([.H110]&lt;1000;IF([.I110]&gt;[.I109];0;[.G110]);IF(AND([.E110]&lt;[.E109]; [.E109]&lt;[.E108]);FLOOR(1000/[.E111];1)+[.G110];IF([.I110]&gt;[.I109];0;[.G110])))" office:value-type="float" office:value="0">
            <text:p>0.00</text:p>
          </table:table-cell>
          <table:table-cell table:formula="of:=IF([.G111]&lt;&gt;[.G110];[.H110]-([.E111]*([.G111]-[.G110]));[.H110])" office:value-type="float" office:value="5834.75">
            <text:p>5834.75</text:p>
          </table:table-cell>
          <table:table-cell table:formula="of:=IF([.E111]&gt;[.I110];[.E111];[.I110])" office:value-type="float" office:value="87.75">
            <text:p>87.75</text:p>
          </table:table-cell>
          <table:table-cell table:formula="of:=IF([.H111]&lt;[.H110];[.J110]+1;[.J110])" office:value-type="float" office:value="9">
            <text:p>9.00</text:p>
          </table:table-cell>
          <table:table-cell table:number-columns-repeated="2"/>
          <table:table-cell table:formula="of:=IF([.C111]&gt;[.C110];[.M110]+1;0)" office:value-type="float" office:value="0">
            <text:p>0.00</text:p>
          </table:table-cell>
          <table:table-cell table:formula="of:=IF([.D111]&gt;[.D110];[.N110]+1;0)" office:value-type="float" office:value="0">
            <text:p>0.00</text:p>
          </table:table-cell>
          <table:table-cell table:formula="of:=IF([.E111]&gt;[.E110];[.O110]+1;0)" office:value-type="float" office:value="0">
            <text:p>0.00</text:p>
          </table:table-cell>
          <table:table-cell table:number-columns-repeated="5"/>
          <table:table-cell table:formula="of:=[.C111]&gt;[.C110]" office:value-type="float" office:value="0">
            <text:p>0.00</text:p>
          </table:table-cell>
          <table:table-cell table:formula="of:=[.D111]&gt;[.D110]" office:value-type="float" office:value="0">
            <text:p>0.00</text:p>
          </table:table-cell>
          <table:table-cell table:formula="of:=[.E111]&gt;[.E110]" office:value-type="float" office:value="0">
            <text:p>0.00</text:p>
          </table:table-cell>
          <table:table-cell table:formula="of:=IF(SUM([.U111:.W111])&gt;1;[.A11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11">
            <text:p>111.00</text:p>
          </table:table-cell>
          <table:table-cell/>
          <table:table-cell office:value-type="float" office:value="82.99">
            <text:p>82.99</text:p>
          </table:table-cell>
          <table:table-cell office:value-type="float" office:value="129.4">
            <text:p>129.40</text:p>
          </table:table-cell>
          <table:table-cell office:value-type="float" office:value="87.39">
            <text:p>87.39</text:p>
          </table:table-cell>
          <table:table-cell/>
          <table:table-cell table:style-name="ce2" table:formula="of:=IF([.H111]&lt;1000;IF([.I111]&gt;[.I110];0;[.G111]);IF(AND([.E111]&lt;[.E110]; [.E110]&lt;[.E109]);FLOOR(1000/[.E112];1)+[.G111];IF([.I111]&gt;[.I110];0;[.G111])))" office:value-type="float" office:value="0">
            <text:p>0.00</text:p>
          </table:table-cell>
          <table:table-cell table:formula="of:=IF([.G112]&lt;&gt;[.G111];[.H111]-([.E112]*([.G112]-[.G111]));[.H111])" office:value-type="float" office:value="5834.75">
            <text:p>5834.75</text:p>
          </table:table-cell>
          <table:table-cell table:formula="of:=IF([.E112]&gt;[.I111];[.E112];[.I111])" office:value-type="float" office:value="87.75">
            <text:p>87.75</text:p>
          </table:table-cell>
          <table:table-cell table:formula="of:=IF([.H112]&lt;[.H111];[.J111]+1;[.J111])" office:value-type="float" office:value="9">
            <text:p>9.00</text:p>
          </table:table-cell>
          <table:table-cell table:number-columns-repeated="2"/>
          <table:table-cell table:formula="of:=IF([.C112]&gt;[.C111];[.M111]+1;0)" office:value-type="float" office:value="0">
            <text:p>0.00</text:p>
          </table:table-cell>
          <table:table-cell table:formula="of:=IF([.D112]&gt;[.D111];[.N111]+1;0)" office:value-type="float" office:value="0">
            <text:p>0.00</text:p>
          </table:table-cell>
          <table:table-cell table:formula="of:=IF([.E112]&gt;[.E111];[.O111]+1;0)" office:value-type="float" office:value="1">
            <text:p>1.00</text:p>
          </table:table-cell>
          <table:table-cell table:number-columns-repeated="5"/>
          <table:table-cell table:formula="of:=[.C112]&gt;[.C111]" office:value-type="float" office:value="0">
            <text:p>0.00</text:p>
          </table:table-cell>
          <table:table-cell table:formula="of:=[.D112]&gt;[.D111]" office:value-type="float" office:value="0">
            <text:p>0.00</text:p>
          </table:table-cell>
          <table:table-cell table:formula="of:=[.E112]&gt;[.E111]" office:value-type="float" office:value="1">
            <text:p>1.00</text:p>
          </table:table-cell>
          <table:table-cell table:formula="of:=IF(SUM([.U112:.W112])&gt;1;[.A11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12">
            <text:p>112.00</text:p>
          </table:table-cell>
          <table:table-cell/>
          <table:table-cell office:value-type="float" office:value="83.24">
            <text:p>83.24</text:p>
          </table:table-cell>
          <table:table-cell office:value-type="float" office:value="128.89">
            <text:p>128.89</text:p>
          </table:table-cell>
          <table:table-cell office:value-type="float" office:value="88.8">
            <text:p>88.80</text:p>
          </table:table-cell>
          <table:table-cell/>
          <table:table-cell table:style-name="ce2" table:formula="of:=IF([.H112]&lt;1000;IF([.I112]&gt;[.I111];0;[.G112]);IF(AND([.E112]&lt;[.E111]; [.E111]&lt;[.E110]);FLOOR(1000/[.E113];1)+[.G112];IF([.I112]&gt;[.I111];0;[.G112])))" office:value-type="float" office:value="0">
            <text:p>0.00</text:p>
          </table:table-cell>
          <table:table-cell table:formula="of:=IF([.G113]&lt;&gt;[.G112];[.H112]-([.E113]*([.G113]-[.G112]));[.H112])" office:value-type="float" office:value="5834.75">
            <text:p>5834.75</text:p>
          </table:table-cell>
          <table:table-cell table:formula="of:=IF([.E113]&gt;[.I112];[.E113];[.I112])" office:value-type="float" office:value="88.8">
            <text:p>88.80</text:p>
          </table:table-cell>
          <table:table-cell table:formula="of:=IF([.H113]&lt;[.H112];[.J112]+1;[.J112])" office:value-type="float" office:value="9">
            <text:p>9.00</text:p>
          </table:table-cell>
          <table:table-cell table:number-columns-repeated="2"/>
          <table:table-cell table:formula="of:=IF([.C113]&gt;[.C112];[.M112]+1;0)" office:value-type="float" office:value="1">
            <text:p>1.00</text:p>
          </table:table-cell>
          <table:table-cell table:formula="of:=IF([.D113]&gt;[.D112];[.N112]+1;0)" office:value-type="float" office:value="0">
            <text:p>0.00</text:p>
          </table:table-cell>
          <table:table-cell table:formula="of:=IF([.E113]&gt;[.E112];[.O112]+1;0)" office:value-type="float" office:value="2">
            <text:p>2.00</text:p>
          </table:table-cell>
          <table:table-cell table:number-columns-repeated="5"/>
          <table:table-cell table:formula="of:=[.C113]&gt;[.C112]" office:value-type="float" office:value="1">
            <text:p>1.00</text:p>
          </table:table-cell>
          <table:table-cell table:formula="of:=[.D113]&gt;[.D112]" office:value-type="float" office:value="0">
            <text:p>0.00</text:p>
          </table:table-cell>
          <table:table-cell table:formula="of:=[.E113]&gt;[.E112]" office:value-type="float" office:value="1">
            <text:p>1.00</text:p>
          </table:table-cell>
          <table:table-cell table:formula="of:=IF(SUM([.U113:.W113])&gt;1;[.A113];&quot;-&quot;)" office:value-type="float" office:value="112">
            <text:p>112.00</text:p>
          </table:table-cell>
          <table:table-cell table:number-columns-repeated="1000"/>
        </table:table-row>
        <table:table-row table:style-name="ro1">
          <table:table-cell office:value-type="float" office:value="113">
            <text:p>113.00</text:p>
          </table:table-cell>
          <table:table-cell/>
          <table:table-cell office:value-type="float" office:value="82.01">
            <text:p>82.01</text:p>
          </table:table-cell>
          <table:table-cell office:value-type="float" office:value="131.63">
            <text:p>131.63</text:p>
          </table:table-cell>
          <table:table-cell office:value-type="float" office:value="89.88">
            <text:p>89.88</text:p>
          </table:table-cell>
          <table:table-cell/>
          <table:table-cell table:style-name="ce2" table:formula="of:=IF([.H113]&lt;1000;IF([.I113]&gt;[.I112];0;[.G113]);IF(AND([.E113]&lt;[.E112]; [.E112]&lt;[.E111]);FLOOR(1000/[.E114];1)+[.G113];IF([.I113]&gt;[.I112];0;[.G113])))" office:value-type="float" office:value="0">
            <text:p>0.00</text:p>
          </table:table-cell>
          <table:table-cell table:formula="of:=IF([.G114]&lt;&gt;[.G113];[.H113]-([.E114]*([.G114]-[.G113]));[.H113])" office:value-type="float" office:value="5834.75">
            <text:p>5834.75</text:p>
          </table:table-cell>
          <table:table-cell table:formula="of:=IF([.E114]&gt;[.I113];[.E114];[.I113])" office:value-type="float" office:value="89.88">
            <text:p>89.88</text:p>
          </table:table-cell>
          <table:table-cell table:formula="of:=IF([.H114]&lt;[.H113];[.J113]+1;[.J113])" office:value-type="float" office:value="9">
            <text:p>9.00</text:p>
          </table:table-cell>
          <table:table-cell table:number-columns-repeated="2"/>
          <table:table-cell table:formula="of:=IF([.C114]&gt;[.C113];[.M113]+1;0)" office:value-type="float" office:value="0">
            <text:p>0.00</text:p>
          </table:table-cell>
          <table:table-cell table:formula="of:=IF([.D114]&gt;[.D113];[.N113]+1;0)" office:value-type="float" office:value="1">
            <text:p>1.00</text:p>
          </table:table-cell>
          <table:table-cell table:formula="of:=IF([.E114]&gt;[.E113];[.O113]+1;0)" office:value-type="float" office:value="3">
            <text:p>3.00</text:p>
          </table:table-cell>
          <table:table-cell table:number-columns-repeated="5"/>
          <table:table-cell table:formula="of:=[.C114]&gt;[.C113]" office:value-type="float" office:value="0">
            <text:p>0.00</text:p>
          </table:table-cell>
          <table:table-cell table:formula="of:=[.D114]&gt;[.D113]" office:value-type="float" office:value="1">
            <text:p>1.00</text:p>
          </table:table-cell>
          <table:table-cell table:formula="of:=[.E114]&gt;[.E113]" office:value-type="float" office:value="1">
            <text:p>1.00</text:p>
          </table:table-cell>
          <table:table-cell table:formula="of:=IF(SUM([.U114:.W114])&gt;1;[.A114];&quot;-&quot;)" office:value-type="float" office:value="113">
            <text:p>113.00</text:p>
          </table:table-cell>
          <table:table-cell table:number-columns-repeated="1000"/>
        </table:table-row>
        <table:table-row table:style-name="ro1">
          <table:table-cell office:value-type="float" office:value="114">
            <text:p>114.00</text:p>
          </table:table-cell>
          <table:table-cell/>
          <table:table-cell office:value-type="float" office:value="83.78">
            <text:p>83.78</text:p>
          </table:table-cell>
          <table:table-cell office:value-type="float" office:value="130.61">
            <text:p>130.61</text:p>
          </table:table-cell>
          <table:table-cell office:value-type="float" office:value="91.83">
            <text:p>91.83</text:p>
          </table:table-cell>
          <table:table-cell/>
          <table:table-cell table:style-name="ce2" table:formula="of:=IF([.H114]&lt;1000;IF([.I114]&gt;[.I113];0;[.G114]);IF(AND([.E114]&lt;[.E113]; [.E113]&lt;[.E112]);FLOOR(1000/[.E115];1)+[.G114];IF([.I114]&gt;[.I113];0;[.G114])))" office:value-type="float" office:value="0">
            <text:p>0.00</text:p>
          </table:table-cell>
          <table:table-cell table:formula="of:=IF([.G115]&lt;&gt;[.G114];[.H114]-([.E115]*([.G115]-[.G114]));[.H114])" office:value-type="float" office:value="5834.75">
            <text:p>5834.75</text:p>
          </table:table-cell>
          <table:table-cell table:formula="of:=IF([.E115]&gt;[.I114];[.E115];[.I114])" office:value-type="float" office:value="91.83">
            <text:p>91.83</text:p>
          </table:table-cell>
          <table:table-cell table:formula="of:=IF([.H115]&lt;[.H114];[.J114]+1;[.J114])" office:value-type="float" office:value="9">
            <text:p>9.00</text:p>
          </table:table-cell>
          <table:table-cell table:number-columns-repeated="2"/>
          <table:table-cell table:formula="of:=IF([.C115]&gt;[.C114];[.M114]+1;0)" office:value-type="float" office:value="1">
            <text:p>1.00</text:p>
          </table:table-cell>
          <table:table-cell table:formula="of:=IF([.D115]&gt;[.D114];[.N114]+1;0)" office:value-type="float" office:value="0">
            <text:p>0.00</text:p>
          </table:table-cell>
          <table:table-cell table:formula="of:=IF([.E115]&gt;[.E114];[.O114]+1;0)" office:value-type="float" office:value="4">
            <text:p>4.00</text:p>
          </table:table-cell>
          <table:table-cell table:number-columns-repeated="5"/>
          <table:table-cell table:formula="of:=[.C115]&gt;[.C114]" office:value-type="float" office:value="1">
            <text:p>1.00</text:p>
          </table:table-cell>
          <table:table-cell table:formula="of:=[.D115]&gt;[.D114]" office:value-type="float" office:value="0">
            <text:p>0.00</text:p>
          </table:table-cell>
          <table:table-cell table:formula="of:=[.E115]&gt;[.E114]" office:value-type="float" office:value="1">
            <text:p>1.00</text:p>
          </table:table-cell>
          <table:table-cell table:formula="of:=IF(SUM([.U115:.W115])&gt;1;[.A115];&quot;-&quot;)" office:value-type="float" office:value="114">
            <text:p>114.00</text:p>
          </table:table-cell>
          <table:table-cell table:number-columns-repeated="1000"/>
        </table:table-row>
        <table:table-row table:style-name="ro1">
          <table:table-cell office:value-type="float" office:value="115">
            <text:p>115.00</text:p>
          </table:table-cell>
          <table:table-cell/>
          <table:table-cell office:value-type="float" office:value="84.58">
            <text:p>84.58</text:p>
          </table:table-cell>
          <table:table-cell office:value-type="float" office:value="129.29">
            <text:p>129.29</text:p>
          </table:table-cell>
          <table:table-cell office:value-type="float" office:value="93.53">
            <text:p>93.53</text:p>
          </table:table-cell>
          <table:table-cell/>
          <table:table-cell table:style-name="ce2" table:formula="of:=IF([.H115]&lt;1000;IF([.I115]&gt;[.I114];0;[.G115]);IF(AND([.E115]&lt;[.E114]; [.E114]&lt;[.E113]);FLOOR(1000/[.E116];1)+[.G115];IF([.I115]&gt;[.I114];0;[.G115])))" office:value-type="float" office:value="0">
            <text:p>0.00</text:p>
          </table:table-cell>
          <table:table-cell table:formula="of:=IF([.G116]&lt;&gt;[.G115];[.H115]-([.E116]*([.G116]-[.G115]));[.H115])" office:value-type="float" office:value="5834.75">
            <text:p>5834.75</text:p>
          </table:table-cell>
          <table:table-cell table:formula="of:=IF([.E116]&gt;[.I115];[.E116];[.I115])" office:value-type="float" office:value="93.53">
            <text:p>93.53</text:p>
          </table:table-cell>
          <table:table-cell table:formula="of:=IF([.H116]&lt;[.H115];[.J115]+1;[.J115])" office:value-type="float" office:value="9">
            <text:p>9.00</text:p>
          </table:table-cell>
          <table:table-cell table:number-columns-repeated="2"/>
          <table:table-cell table:formula="of:=IF([.C116]&gt;[.C115];[.M115]+1;0)" office:value-type="float" office:value="2">
            <text:p>2.00</text:p>
          </table:table-cell>
          <table:table-cell table:formula="of:=IF([.D116]&gt;[.D115];[.N115]+1;0)" office:value-type="float" office:value="0">
            <text:p>0.00</text:p>
          </table:table-cell>
          <table:table-cell table:formula="of:=IF([.E116]&gt;[.E115];[.O115]+1;0)" office:value-type="float" office:value="5">
            <text:p>5.00</text:p>
          </table:table-cell>
          <table:table-cell table:number-columns-repeated="5"/>
          <table:table-cell table:formula="of:=[.C116]&gt;[.C115]" office:value-type="float" office:value="1">
            <text:p>1.00</text:p>
          </table:table-cell>
          <table:table-cell table:formula="of:=[.D116]&gt;[.D115]" office:value-type="float" office:value="0">
            <text:p>0.00</text:p>
          </table:table-cell>
          <table:table-cell table:formula="of:=[.E116]&gt;[.E115]" office:value-type="float" office:value="1">
            <text:p>1.00</text:p>
          </table:table-cell>
          <table:table-cell table:formula="of:=IF(SUM([.U116:.W116])&gt;1;[.A116];&quot;-&quot;)" office:value-type="float" office:value="115">
            <text:p>115.00</text:p>
          </table:table-cell>
          <table:table-cell table:number-columns-repeated="1000"/>
        </table:table-row>
        <table:table-row table:style-name="ro1">
          <table:table-cell office:value-type="float" office:value="116">
            <text:p>116.00</text:p>
          </table:table-cell>
          <table:table-cell/>
          <table:table-cell office:value-type="float" office:value="83.54">
            <text:p>83.54</text:p>
          </table:table-cell>
          <table:table-cell office:value-type="float" office:value="128.64">
            <text:p>128.64</text:p>
          </table:table-cell>
          <table:table-cell office:value-type="float" office:value="93.72">
            <text:p>93.72</text:p>
          </table:table-cell>
          <table:table-cell/>
          <table:table-cell table:style-name="ce2" table:formula="of:=IF([.H116]&lt;1000;IF([.I116]&gt;[.I115];0;[.G116]);IF(AND([.E116]&lt;[.E115]; [.E115]&lt;[.E114]);FLOOR(1000/[.E117];1)+[.G116];IF([.I116]&gt;[.I115];0;[.G116])))" office:value-type="float" office:value="0">
            <text:p>0.00</text:p>
          </table:table-cell>
          <table:table-cell table:formula="of:=IF([.G117]&lt;&gt;[.G116];[.H116]-([.E117]*([.G117]-[.G116]));[.H116])" office:value-type="float" office:value="5834.75">
            <text:p>5834.75</text:p>
          </table:table-cell>
          <table:table-cell table:formula="of:=IF([.E117]&gt;[.I116];[.E117];[.I116])" office:value-type="float" office:value="93.72">
            <text:p>93.72</text:p>
          </table:table-cell>
          <table:table-cell table:formula="of:=IF([.H117]&lt;[.H116];[.J116]+1;[.J116])" office:value-type="float" office:value="9">
            <text:p>9.00</text:p>
          </table:table-cell>
          <table:table-cell table:number-columns-repeated="2"/>
          <table:table-cell table:formula="of:=IF([.C117]&gt;[.C116];[.M116]+1;0)" office:value-type="float" office:value="0">
            <text:p>0.00</text:p>
          </table:table-cell>
          <table:table-cell table:formula="of:=IF([.D117]&gt;[.D116];[.N116]+1;0)" office:value-type="float" office:value="0">
            <text:p>0.00</text:p>
          </table:table-cell>
          <table:table-cell table:formula="of:=IF([.E117]&gt;[.E116];[.O116]+1;0)" office:value-type="float" office:value="6">
            <text:p>6.00</text:p>
          </table:table-cell>
          <table:table-cell table:number-columns-repeated="5"/>
          <table:table-cell table:formula="of:=[.C117]&gt;[.C116]" office:value-type="float" office:value="0">
            <text:p>0.00</text:p>
          </table:table-cell>
          <table:table-cell table:formula="of:=[.D117]&gt;[.D116]" office:value-type="float" office:value="0">
            <text:p>0.00</text:p>
          </table:table-cell>
          <table:table-cell table:formula="of:=[.E117]&gt;[.E116]" office:value-type="float" office:value="1">
            <text:p>1.00</text:p>
          </table:table-cell>
          <table:table-cell table:formula="of:=IF(SUM([.U117:.W117])&gt;1;[.A11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17">
            <text:p>117.00</text:p>
          </table:table-cell>
          <table:table-cell/>
          <table:table-cell office:value-type="float" office:value="81.98">
            <text:p>81.98</text:p>
          </table:table-cell>
          <table:table-cell office:value-type="float" office:value="126.95">
            <text:p>126.95</text:p>
          </table:table-cell>
          <table:table-cell office:value-type="float" office:value="94.47">
            <text:p>94.47</text:p>
          </table:table-cell>
          <table:table-cell/>
          <table:table-cell table:style-name="ce2" table:formula="of:=IF([.H117]&lt;1000;IF([.I117]&gt;[.I116];0;[.G117]);IF(AND([.E117]&lt;[.E116]; [.E116]&lt;[.E115]);FLOOR(1000/[.E118];1)+[.G117];IF([.I117]&gt;[.I116];0;[.G117])))" office:value-type="float" office:value="0">
            <text:p>0.00</text:p>
          </table:table-cell>
          <table:table-cell table:formula="of:=IF([.G118]&lt;&gt;[.G117];[.H117]-([.E118]*([.G118]-[.G117]));[.H117])" office:value-type="float" office:value="5834.75">
            <text:p>5834.75</text:p>
          </table:table-cell>
          <table:table-cell table:formula="of:=IF([.E118]&gt;[.I117];[.E118];[.I117])" office:value-type="float" office:value="94.47">
            <text:p>94.47</text:p>
          </table:table-cell>
          <table:table-cell table:formula="of:=IF([.H118]&lt;[.H117];[.J117]+1;[.J117])" office:value-type="float" office:value="9">
            <text:p>9.00</text:p>
          </table:table-cell>
          <table:table-cell table:number-columns-repeated="2"/>
          <table:table-cell table:formula="of:=IF([.C118]&gt;[.C117];[.M117]+1;0)" office:value-type="float" office:value="0">
            <text:p>0.00</text:p>
          </table:table-cell>
          <table:table-cell table:formula="of:=IF([.D118]&gt;[.D117];[.N117]+1;0)" office:value-type="float" office:value="0">
            <text:p>0.00</text:p>
          </table:table-cell>
          <table:table-cell table:formula="of:=IF([.E118]&gt;[.E117];[.O117]+1;0)" office:value-type="float" office:value="7">
            <text:p>7.00</text:p>
          </table:table-cell>
          <table:table-cell table:number-columns-repeated="5"/>
          <table:table-cell table:formula="of:=[.C118]&gt;[.C117]" office:value-type="float" office:value="0">
            <text:p>0.00</text:p>
          </table:table-cell>
          <table:table-cell table:formula="of:=[.D118]&gt;[.D117]" office:value-type="float" office:value="0">
            <text:p>0.00</text:p>
          </table:table-cell>
          <table:table-cell table:formula="of:=[.E118]&gt;[.E117]" office:value-type="float" office:value="1">
            <text:p>1.00</text:p>
          </table:table-cell>
          <table:table-cell table:formula="of:=IF(SUM([.U118:.W118])&gt;1;[.A11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18">
            <text:p>118.00</text:p>
          </table:table-cell>
          <table:table-cell/>
          <table:table-cell office:value-type="float" office:value="80.83">
            <text:p>80.83</text:p>
          </table:table-cell>
          <table:table-cell office:value-type="float" office:value="129.85">
            <text:p>129.85</text:p>
          </table:table-cell>
          <table:table-cell office:value-type="float" office:value="94.65">
            <text:p>94.65</text:p>
          </table:table-cell>
          <table:table-cell/>
          <table:table-cell table:style-name="ce2" table:formula="of:=IF([.H118]&lt;1000;IF([.I118]&gt;[.I117];0;[.G118]);IF(AND([.E118]&lt;[.E117]; [.E117]&lt;[.E116]);FLOOR(1000/[.E119];1)+[.G118];IF([.I118]&gt;[.I117];0;[.G118])))" office:value-type="float" office:value="0">
            <text:p>0.00</text:p>
          </table:table-cell>
          <table:table-cell table:formula="of:=IF([.G119]&lt;&gt;[.G118];[.H118]-([.E119]*([.G119]-[.G118]));[.H118])" office:value-type="float" office:value="5834.75">
            <text:p>5834.75</text:p>
          </table:table-cell>
          <table:table-cell table:formula="of:=IF([.E119]&gt;[.I118];[.E119];[.I118])" office:value-type="float" office:value="94.65">
            <text:p>94.65</text:p>
          </table:table-cell>
          <table:table-cell table:formula="of:=IF([.H119]&lt;[.H118];[.J118]+1;[.J118])" office:value-type="float" office:value="9">
            <text:p>9.00</text:p>
          </table:table-cell>
          <table:table-cell table:number-columns-repeated="2"/>
          <table:table-cell table:formula="of:=IF([.C119]&gt;[.C118];[.M118]+1;0)" office:value-type="float" office:value="0">
            <text:p>0.00</text:p>
          </table:table-cell>
          <table:table-cell table:formula="of:=IF([.D119]&gt;[.D118];[.N118]+1;0)" office:value-type="float" office:value="1">
            <text:p>1.00</text:p>
          </table:table-cell>
          <table:table-cell table:formula="of:=IF([.E119]&gt;[.E118];[.O118]+1;0)" office:value-type="float" office:value="8">
            <text:p>8.00</text:p>
          </table:table-cell>
          <table:table-cell table:number-columns-repeated="5"/>
          <table:table-cell table:formula="of:=[.C119]&gt;[.C118]" office:value-type="float" office:value="0">
            <text:p>0.00</text:p>
          </table:table-cell>
          <table:table-cell table:formula="of:=[.D119]&gt;[.D118]" office:value-type="float" office:value="1">
            <text:p>1.00</text:p>
          </table:table-cell>
          <table:table-cell table:formula="of:=[.E119]&gt;[.E118]" office:value-type="float" office:value="1">
            <text:p>1.00</text:p>
          </table:table-cell>
          <table:table-cell table:formula="of:=IF(SUM([.U119:.W119])&gt;1;[.A119];&quot;-&quot;)" office:value-type="float" office:value="118">
            <text:p>118.00</text:p>
          </table:table-cell>
          <table:table-cell table:number-columns-repeated="1000"/>
        </table:table-row>
        <table:table-row table:style-name="ro1">
          <table:table-cell office:value-type="float" office:value="119">
            <text:p>119.00</text:p>
          </table:table-cell>
          <table:table-cell/>
          <table:table-cell office:value-type="float" office:value="82.36">
            <text:p>82.36</text:p>
          </table:table-cell>
          <table:table-cell office:value-type="float" office:value="132.72">
            <text:p>132.72</text:p>
          </table:table-cell>
          <table:table-cell office:value-type="float" office:value="92.86">
            <text:p>92.86</text:p>
          </table:table-cell>
          <table:table-cell/>
          <table:table-cell table:style-name="ce2" table:formula="of:=IF([.H119]&lt;1000;IF([.I119]&gt;[.I118];0;[.G119]);IF(AND([.E119]&lt;[.E118]; [.E118]&lt;[.E117]);FLOOR(1000/[.E120];1)+[.G119];IF([.I119]&gt;[.I118];0;[.G119])))" office:value-type="float" office:value="0">
            <text:p>0.00</text:p>
          </table:table-cell>
          <table:table-cell table:formula="of:=IF([.G120]&lt;&gt;[.G119];[.H119]-([.E120]*([.G120]-[.G119]));[.H119])" office:value-type="float" office:value="5834.75">
            <text:p>5834.75</text:p>
          </table:table-cell>
          <table:table-cell table:formula="of:=IF([.E120]&gt;[.I119];[.E120];[.I119])" office:value-type="float" office:value="94.65">
            <text:p>94.65</text:p>
          </table:table-cell>
          <table:table-cell table:formula="of:=IF([.H120]&lt;[.H119];[.J119]+1;[.J119])" office:value-type="float" office:value="9">
            <text:p>9.00</text:p>
          </table:table-cell>
          <table:table-cell table:number-columns-repeated="2"/>
          <table:table-cell table:formula="of:=IF([.C120]&gt;[.C119];[.M119]+1;0)" office:value-type="float" office:value="1">
            <text:p>1.00</text:p>
          </table:table-cell>
          <table:table-cell table:formula="of:=IF([.D120]&gt;[.D119];[.N119]+1;0)" office:value-type="float" office:value="2">
            <text:p>2.00</text:p>
          </table:table-cell>
          <table:table-cell table:formula="of:=IF([.E120]&gt;[.E119];[.O119]+1;0)" office:value-type="float" office:value="0">
            <text:p>0.00</text:p>
          </table:table-cell>
          <table:table-cell table:number-columns-repeated="5"/>
          <table:table-cell table:formula="of:=[.C120]&gt;[.C119]" office:value-type="float" office:value="1">
            <text:p>1.00</text:p>
          </table:table-cell>
          <table:table-cell table:formula="of:=[.D120]&gt;[.D119]" office:value-type="float" office:value="1">
            <text:p>1.00</text:p>
          </table:table-cell>
          <table:table-cell table:formula="of:=[.E120]&gt;[.E119]" office:value-type="float" office:value="0">
            <text:p>0.00</text:p>
          </table:table-cell>
          <table:table-cell table:formula="of:=IF(SUM([.U120:.W120])&gt;1;[.A120];&quot;-&quot;)" office:value-type="float" office:value="119">
            <text:p>119.00</text:p>
          </table:table-cell>
          <table:table-cell table:number-columns-repeated="1000"/>
        </table:table-row>
        <table:table-row table:style-name="ro1">
          <table:table-cell office:value-type="float" office:value="120">
            <text:p>120.00</text:p>
          </table:table-cell>
          <table:table-cell/>
          <table:table-cell office:value-type="float" office:value="84.09">
            <text:p>84.09</text:p>
          </table:table-cell>
          <table:table-cell office:value-type="float" office:value="131.2">
            <text:p>131.20</text:p>
          </table:table-cell>
          <table:table-cell office:value-type="float" office:value="94.21">
            <text:p>94.21</text:p>
          </table:table-cell>
          <table:table-cell/>
          <table:table-cell table:style-name="ce2" table:formula="of:=IF([.H120]&lt;1000;IF([.I120]&gt;[.I119];0;[.G120]);IF(AND([.E120]&lt;[.E119]; [.E119]&lt;[.E118]);FLOOR(1000/[.E121];1)+[.G120];IF([.I120]&gt;[.I119];0;[.G120])))" office:value-type="float" office:value="0">
            <text:p>0.00</text:p>
          </table:table-cell>
          <table:table-cell table:formula="of:=IF([.G121]&lt;&gt;[.G120];[.H120]-([.E121]*([.G121]-[.G120]));[.H120])" office:value-type="float" office:value="5834.75">
            <text:p>5834.75</text:p>
          </table:table-cell>
          <table:table-cell table:formula="of:=IF([.E121]&gt;[.I120];[.E121];[.I120])" office:value-type="float" office:value="94.65">
            <text:p>94.65</text:p>
          </table:table-cell>
          <table:table-cell table:formula="of:=IF([.H121]&lt;[.H120];[.J120]+1;[.J120])" office:value-type="float" office:value="9">
            <text:p>9.00</text:p>
          </table:table-cell>
          <table:table-cell table:number-columns-repeated="2"/>
          <table:table-cell table:formula="of:=IF([.C121]&gt;[.C120];[.M120]+1;0)" office:value-type="float" office:value="2">
            <text:p>2.00</text:p>
          </table:table-cell>
          <table:table-cell table:formula="of:=IF([.D121]&gt;[.D120];[.N120]+1;0)" office:value-type="float" office:value="0">
            <text:p>0.00</text:p>
          </table:table-cell>
          <table:table-cell table:formula="of:=IF([.E121]&gt;[.E120];[.O120]+1;0)" office:value-type="float" office:value="1">
            <text:p>1.00</text:p>
          </table:table-cell>
          <table:table-cell table:number-columns-repeated="5"/>
          <table:table-cell table:formula="of:=[.C121]&gt;[.C120]" office:value-type="float" office:value="1">
            <text:p>1.00</text:p>
          </table:table-cell>
          <table:table-cell table:formula="of:=[.D121]&gt;[.D120]" office:value-type="float" office:value="0">
            <text:p>0.00</text:p>
          </table:table-cell>
          <table:table-cell table:formula="of:=[.E121]&gt;[.E120]" office:value-type="float" office:value="1">
            <text:p>1.00</text:p>
          </table:table-cell>
          <table:table-cell table:formula="of:=IF(SUM([.U121:.W121])&gt;1;[.A121];&quot;-&quot;)" office:value-type="float" office:value="120">
            <text:p>120.00</text:p>
          </table:table-cell>
          <table:table-cell table:number-columns-repeated="1000"/>
        </table:table-row>
        <table:table-row table:style-name="ro1">
          <table:table-cell office:value-type="float" office:value="121">
            <text:p>121.00</text:p>
          </table:table-cell>
          <table:table-cell/>
          <table:table-cell office:value-type="float" office:value="84.24">
            <text:p>84.24</text:p>
          </table:table-cell>
          <table:table-cell office:value-type="float" office:value="130.31">
            <text:p>130.31</text:p>
          </table:table-cell>
          <table:table-cell office:value-type="float" office:value="96.18">
            <text:p>96.18</text:p>
          </table:table-cell>
          <table:table-cell/>
          <table:table-cell table:style-name="ce2" table:formula="of:=IF([.H121]&lt;1000;IF([.I121]&gt;[.I120];0;[.G121]);IF(AND([.E121]&lt;[.E120]; [.E120]&lt;[.E119]);FLOOR(1000/[.E122];1)+[.G121];IF([.I121]&gt;[.I120];0;[.G121])))" office:value-type="float" office:value="0">
            <text:p>0.00</text:p>
          </table:table-cell>
          <table:table-cell table:formula="of:=IF([.G122]&lt;&gt;[.G121];[.H121]-([.E122]*([.G122]-[.G121]));[.H121])" office:value-type="float" office:value="5834.75">
            <text:p>5834.75</text:p>
          </table:table-cell>
          <table:table-cell table:formula="of:=IF([.E122]&gt;[.I121];[.E122];[.I121])" office:value-type="float" office:value="96.18">
            <text:p>96.18</text:p>
          </table:table-cell>
          <table:table-cell table:formula="of:=IF([.H122]&lt;[.H121];[.J121]+1;[.J121])" office:value-type="float" office:value="9">
            <text:p>9.00</text:p>
          </table:table-cell>
          <table:table-cell table:number-columns-repeated="2"/>
          <table:table-cell table:formula="of:=IF([.C122]&gt;[.C121];[.M121]+1;0)" office:value-type="float" office:value="3">
            <text:p>3.00</text:p>
          </table:table-cell>
          <table:table-cell table:formula="of:=IF([.D122]&gt;[.D121];[.N121]+1;0)" office:value-type="float" office:value="0">
            <text:p>0.00</text:p>
          </table:table-cell>
          <table:table-cell table:formula="of:=IF([.E122]&gt;[.E121];[.O121]+1;0)" office:value-type="float" office:value="2">
            <text:p>2.00</text:p>
          </table:table-cell>
          <table:table-cell table:number-columns-repeated="5"/>
          <table:table-cell table:formula="of:=[.C122]&gt;[.C121]" office:value-type="float" office:value="1">
            <text:p>1.00</text:p>
          </table:table-cell>
          <table:table-cell table:formula="of:=[.D122]&gt;[.D121]" office:value-type="float" office:value="0">
            <text:p>0.00</text:p>
          </table:table-cell>
          <table:table-cell table:formula="of:=[.E122]&gt;[.E121]" office:value-type="float" office:value="1">
            <text:p>1.00</text:p>
          </table:table-cell>
          <table:table-cell table:formula="of:=IF(SUM([.U122:.W122])&gt;1;[.A122];&quot;-&quot;)" office:value-type="float" office:value="121">
            <text:p>121.00</text:p>
          </table:table-cell>
          <table:table-cell table:number-columns-repeated="1000"/>
        </table:table-row>
        <table:table-row table:style-name="ro1">
          <table:table-cell office:value-type="float" office:value="122">
            <text:p>122.00</text:p>
          </table:table-cell>
          <table:table-cell/>
          <table:table-cell office:value-type="float" office:value="82.95">
            <text:p>82.95</text:p>
          </table:table-cell>
          <table:table-cell office:value-type="float" office:value="129.08">
            <text:p>129.08</text:p>
          </table:table-cell>
          <table:table-cell office:value-type="float" office:value="96.18">
            <text:p>96.18</text:p>
          </table:table-cell>
          <table:table-cell/>
          <table:table-cell table:style-name="ce2" table:formula="of:=IF([.H122]&lt;1000;IF([.I122]&gt;[.I121];0;[.G122]);IF(AND([.E122]&lt;[.E121]; [.E121]&lt;[.E120]);FLOOR(1000/[.E123];1)+[.G122];IF([.I122]&gt;[.I121];0;[.G122])))" office:value-type="float" office:value="0">
            <text:p>0.00</text:p>
          </table:table-cell>
          <table:table-cell table:formula="of:=IF([.G123]&lt;&gt;[.G122];[.H122]-([.E123]*([.G123]-[.G122]));[.H122])" office:value-type="float" office:value="5834.75">
            <text:p>5834.75</text:p>
          </table:table-cell>
          <table:table-cell table:formula="of:=IF([.E123]&gt;[.I122];[.E123];[.I122])" office:value-type="float" office:value="96.18">
            <text:p>96.18</text:p>
          </table:table-cell>
          <table:table-cell table:formula="of:=IF([.H123]&lt;[.H122];[.J122]+1;[.J122])" office:value-type="float" office:value="9">
            <text:p>9.00</text:p>
          </table:table-cell>
          <table:table-cell table:number-columns-repeated="2"/>
          <table:table-cell table:formula="of:=IF([.C123]&gt;[.C122];[.M122]+1;0)" office:value-type="float" office:value="0">
            <text:p>0.00</text:p>
          </table:table-cell>
          <table:table-cell table:formula="of:=IF([.D123]&gt;[.D122];[.N122]+1;0)" office:value-type="float" office:value="0">
            <text:p>0.00</text:p>
          </table:table-cell>
          <table:table-cell table:formula="of:=IF([.E123]&gt;[.E122];[.O122]+1;0)" office:value-type="float" office:value="0">
            <text:p>0.00</text:p>
          </table:table-cell>
          <table:table-cell table:number-columns-repeated="5"/>
          <table:table-cell table:formula="of:=[.C123]&gt;[.C122]" office:value-type="float" office:value="0">
            <text:p>0.00</text:p>
          </table:table-cell>
          <table:table-cell table:formula="of:=[.D123]&gt;[.D122]" office:value-type="float" office:value="0">
            <text:p>0.00</text:p>
          </table:table-cell>
          <table:table-cell table:formula="of:=[.E123]&gt;[.E122]" office:value-type="float" office:value="0">
            <text:p>0.00</text:p>
          </table:table-cell>
          <table:table-cell table:formula="of:=IF(SUM([.U123:.W123])&gt;1;[.A12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23">
            <text:p>123.00</text:p>
          </table:table-cell>
          <table:table-cell/>
          <table:table-cell office:value-type="float" office:value="81.31">
            <text:p>81.31</text:p>
          </table:table-cell>
          <table:table-cell office:value-type="float" office:value="131.88">
            <text:p>131.88</text:p>
          </table:table-cell>
          <table:table-cell office:value-type="float" office:value="94.72">
            <text:p>94.72</text:p>
          </table:table-cell>
          <table:table-cell/>
          <table:table-cell table:style-name="ce2" table:formula="of:=IF([.H123]&lt;1000;IF([.I123]&gt;[.I122];0;[.G123]);IF(AND([.E123]&lt;[.E122]; [.E122]&lt;[.E121]);FLOOR(1000/[.E124];1)+[.G123];IF([.I123]&gt;[.I122];0;[.G123])))" office:value-type="float" office:value="0">
            <text:p>0.00</text:p>
          </table:table-cell>
          <table:table-cell table:formula="of:=IF([.G124]&lt;&gt;[.G123];[.H123]-([.E124]*([.G124]-[.G123]));[.H123])" office:value-type="float" office:value="5834.75">
            <text:p>5834.75</text:p>
          </table:table-cell>
          <table:table-cell table:formula="of:=IF([.E124]&gt;[.I123];[.E124];[.I123])" office:value-type="float" office:value="96.18">
            <text:p>96.18</text:p>
          </table:table-cell>
          <table:table-cell table:formula="of:=IF([.H124]&lt;[.H123];[.J123]+1;[.J123])" office:value-type="float" office:value="9">
            <text:p>9.00</text:p>
          </table:table-cell>
          <table:table-cell table:number-columns-repeated="2"/>
          <table:table-cell table:formula="of:=IF([.C124]&gt;[.C123];[.M123]+1;0)" office:value-type="float" office:value="0">
            <text:p>0.00</text:p>
          </table:table-cell>
          <table:table-cell table:formula="of:=IF([.D124]&gt;[.D123];[.N123]+1;0)" office:value-type="float" office:value="1">
            <text:p>1.00</text:p>
          </table:table-cell>
          <table:table-cell table:formula="of:=IF([.E124]&gt;[.E123];[.O123]+1;0)" office:value-type="float" office:value="0">
            <text:p>0.00</text:p>
          </table:table-cell>
          <table:table-cell table:number-columns-repeated="5"/>
          <table:table-cell table:formula="of:=[.C124]&gt;[.C123]" office:value-type="float" office:value="0">
            <text:p>0.00</text:p>
          </table:table-cell>
          <table:table-cell table:formula="of:=[.D124]&gt;[.D123]" office:value-type="float" office:value="1">
            <text:p>1.00</text:p>
          </table:table-cell>
          <table:table-cell table:formula="of:=[.E124]&gt;[.E123]" office:value-type="float" office:value="0">
            <text:p>0.00</text:p>
          </table:table-cell>
          <table:table-cell table:formula="of:=IF(SUM([.U124:.W124])&gt;1;[.A12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24">
            <text:p>124.00</text:p>
          </table:table-cell>
          <table:table-cell/>
          <table:table-cell office:value-type="float" office:value="79.98">
            <text:p>79.98</text:p>
          </table:table-cell>
          <table:table-cell office:value-type="float" office:value="134.6">
            <text:p>134.60</text:p>
          </table:table-cell>
          <table:table-cell office:value-type="float" office:value="95.97">
            <text:p>95.97</text:p>
          </table:table-cell>
          <table:table-cell/>
          <table:table-cell table:style-name="ce2" table:formula="of:=IF([.H124]&lt;1000;IF([.I124]&gt;[.I123];0;[.G124]);IF(AND([.E124]&lt;[.E123]; [.E123]&lt;[.E122]);FLOOR(1000/[.E125];1)+[.G124];IF([.I124]&gt;[.I123];0;[.G124])))" office:value-type="float" office:value="0">
            <text:p>0.00</text:p>
          </table:table-cell>
          <table:table-cell table:formula="of:=IF([.G125]&lt;&gt;[.G124];[.H124]-([.E125]*([.G125]-[.G124]));[.H124])" office:value-type="float" office:value="5834.75">
            <text:p>5834.75</text:p>
          </table:table-cell>
          <table:table-cell table:formula="of:=IF([.E125]&gt;[.I124];[.E125];[.I124])" office:value-type="float" office:value="96.18">
            <text:p>96.18</text:p>
          </table:table-cell>
          <table:table-cell table:formula="of:=IF([.H125]&lt;[.H124];[.J124]+1;[.J124])" office:value-type="float" office:value="9">
            <text:p>9.00</text:p>
          </table:table-cell>
          <table:table-cell table:number-columns-repeated="2"/>
          <table:table-cell table:formula="of:=IF([.C125]&gt;[.C124];[.M124]+1;0)" office:value-type="float" office:value="0">
            <text:p>0.00</text:p>
          </table:table-cell>
          <table:table-cell table:formula="of:=IF([.D125]&gt;[.D124];[.N124]+1;0)" office:value-type="float" office:value="2">
            <text:p>2.00</text:p>
          </table:table-cell>
          <table:table-cell table:formula="of:=IF([.E125]&gt;[.E124];[.O124]+1;0)" office:value-type="float" office:value="1">
            <text:p>1.00</text:p>
          </table:table-cell>
          <table:table-cell table:number-columns-repeated="5"/>
          <table:table-cell table:formula="of:=[.C125]&gt;[.C124]" office:value-type="float" office:value="0">
            <text:p>0.00</text:p>
          </table:table-cell>
          <table:table-cell table:formula="of:=[.D125]&gt;[.D124]" office:value-type="float" office:value="1">
            <text:p>1.00</text:p>
          </table:table-cell>
          <table:table-cell table:formula="of:=[.E125]&gt;[.E124]" office:value-type="float" office:value="1">
            <text:p>1.00</text:p>
          </table:table-cell>
          <table:table-cell table:formula="of:=IF(SUM([.U125:.W125])&gt;1;[.A125];&quot;-&quot;)" office:value-type="float" office:value="124">
            <text:p>124.00</text:p>
          </table:table-cell>
          <table:table-cell table:number-columns-repeated="1000"/>
        </table:table-row>
        <table:table-row table:style-name="ro1">
          <table:table-cell office:value-type="float" office:value="125">
            <text:p>125.00</text:p>
          </table:table-cell>
          <table:table-cell/>
          <table:table-cell office:value-type="float" office:value="82.43">
            <text:p>82.43</text:p>
          </table:table-cell>
          <table:table-cell office:value-type="float" office:value="137.3">
            <text:p>137.30</text:p>
          </table:table-cell>
          <table:table-cell office:value-type="float" office:value="94.21">
            <text:p>94.21</text:p>
          </table:table-cell>
          <table:table-cell/>
          <table:table-cell table:style-name="ce2" table:formula="of:=IF([.H125]&lt;1000;IF([.I125]&gt;[.I124];0;[.G125]);IF(AND([.E125]&lt;[.E124]; [.E124]&lt;[.E123]);FLOOR(1000/[.E126];1)+[.G125];IF([.I125]&gt;[.I124];0;[.G125])))" office:value-type="float" office:value="0">
            <text:p>0.00</text:p>
          </table:table-cell>
          <table:table-cell table:formula="of:=IF([.G126]&lt;&gt;[.G125];[.H125]-([.E126]*([.G126]-[.G125]));[.H125])" office:value-type="float" office:value="5834.75">
            <text:p>5834.75</text:p>
          </table:table-cell>
          <table:table-cell table:formula="of:=IF([.E126]&gt;[.I125];[.E126];[.I125])" office:value-type="float" office:value="96.18">
            <text:p>96.18</text:p>
          </table:table-cell>
          <table:table-cell table:formula="of:=IF([.H126]&lt;[.H125];[.J125]+1;[.J125])" office:value-type="float" office:value="9">
            <text:p>9.00</text:p>
          </table:table-cell>
          <table:table-cell table:number-columns-repeated="2"/>
          <table:table-cell table:formula="of:=IF([.C126]&gt;[.C125];[.M125]+1;0)" office:value-type="float" office:value="1">
            <text:p>1.00</text:p>
          </table:table-cell>
          <table:table-cell table:formula="of:=IF([.D126]&gt;[.D125];[.N125]+1;0)" office:value-type="float" office:value="3">
            <text:p>3.00</text:p>
          </table:table-cell>
          <table:table-cell table:formula="of:=IF([.E126]&gt;[.E125];[.O125]+1;0)" office:value-type="float" office:value="0">
            <text:p>0.00</text:p>
          </table:table-cell>
          <table:table-cell table:number-columns-repeated="5"/>
          <table:table-cell table:formula="of:=[.C126]&gt;[.C125]" office:value-type="float" office:value="1">
            <text:p>1.00</text:p>
          </table:table-cell>
          <table:table-cell table:formula="of:=[.D126]&gt;[.D125]" office:value-type="float" office:value="1">
            <text:p>1.00</text:p>
          </table:table-cell>
          <table:table-cell table:formula="of:=[.E126]&gt;[.E125]" office:value-type="float" office:value="0">
            <text:p>0.00</text:p>
          </table:table-cell>
          <table:table-cell table:formula="of:=IF(SUM([.U126:.W126])&gt;1;[.A126];&quot;-&quot;)" office:value-type="float" office:value="125">
            <text:p>125.00</text:p>
          </table:table-cell>
          <table:table-cell table:number-columns-repeated="1000"/>
        </table:table-row>
        <table:table-row table:style-name="ro1">
          <table:table-cell office:value-type="float" office:value="126">
            <text:p>126.00</text:p>
          </table:table-cell>
          <table:table-cell/>
          <table:table-cell office:value-type="float" office:value="82.52">
            <text:p>82.52</text:p>
          </table:table-cell>
          <table:table-cell office:value-type="float" office:value="136.16">
            <text:p>136.16</text:p>
          </table:table-cell>
          <table:table-cell office:value-type="float" office:value="95.42">
            <text:p>95.42</text:p>
          </table:table-cell>
          <table:table-cell/>
          <table:table-cell table:style-name="ce2" table:formula="of:=IF([.H126]&lt;1000;IF([.I126]&gt;[.I125];0;[.G126]);IF(AND([.E126]&lt;[.E125]; [.E125]&lt;[.E124]);FLOOR(1000/[.E127];1)+[.G126];IF([.I126]&gt;[.I125];0;[.G126])))" office:value-type="float" office:value="0">
            <text:p>0.00</text:p>
          </table:table-cell>
          <table:table-cell table:formula="of:=IF([.G127]&lt;&gt;[.G126];[.H126]-([.E127]*([.G127]-[.G126]));[.H126])" office:value-type="float" office:value="5834.75">
            <text:p>5834.75</text:p>
          </table:table-cell>
          <table:table-cell table:formula="of:=IF([.E127]&gt;[.I126];[.E127];[.I126])" office:value-type="float" office:value="96.18">
            <text:p>96.18</text:p>
          </table:table-cell>
          <table:table-cell table:formula="of:=IF([.H127]&lt;[.H126];[.J126]+1;[.J126])" office:value-type="float" office:value="9">
            <text:p>9.00</text:p>
          </table:table-cell>
          <table:table-cell table:number-columns-repeated="2"/>
          <table:table-cell table:formula="of:=IF([.C127]&gt;[.C126];[.M126]+1;0)" office:value-type="float" office:value="2">
            <text:p>2.00</text:p>
          </table:table-cell>
          <table:table-cell table:formula="of:=IF([.D127]&gt;[.D126];[.N126]+1;0)" office:value-type="float" office:value="0">
            <text:p>0.00</text:p>
          </table:table-cell>
          <table:table-cell table:formula="of:=IF([.E127]&gt;[.E126];[.O126]+1;0)" office:value-type="float" office:value="1">
            <text:p>1.00</text:p>
          </table:table-cell>
          <table:table-cell table:number-columns-repeated="5"/>
          <table:table-cell table:formula="of:=[.C127]&gt;[.C126]" office:value-type="float" office:value="1">
            <text:p>1.00</text:p>
          </table:table-cell>
          <table:table-cell table:formula="of:=[.D127]&gt;[.D126]" office:value-type="float" office:value="0">
            <text:p>0.00</text:p>
          </table:table-cell>
          <table:table-cell table:formula="of:=[.E127]&gt;[.E126]" office:value-type="float" office:value="1">
            <text:p>1.00</text:p>
          </table:table-cell>
          <table:table-cell table:formula="of:=IF(SUM([.U127:.W127])&gt;1;[.A127];&quot;-&quot;)" office:value-type="float" office:value="126">
            <text:p>126.00</text:p>
          </table:table-cell>
          <table:table-cell table:number-columns-repeated="1000"/>
        </table:table-row>
        <table:table-row table:style-name="ro1">
          <table:table-cell office:value-type="float" office:value="127">
            <text:p>127.00</text:p>
          </table:table-cell>
          <table:table-cell/>
          <table:table-cell office:value-type="float" office:value="84.65">
            <text:p>84.65</text:p>
          </table:table-cell>
          <table:table-cell office:value-type="float" office:value="138.7">
            <text:p>138.70</text:p>
          </table:table-cell>
          <table:table-cell office:value-type="float" office:value="93.76">
            <text:p>93.76</text:p>
          </table:table-cell>
          <table:table-cell/>
          <table:table-cell table:style-name="ce2" table:formula="of:=IF([.H127]&lt;1000;IF([.I127]&gt;[.I126];0;[.G127]);IF(AND([.E127]&lt;[.E126]; [.E126]&lt;[.E125]);FLOOR(1000/[.E128];1)+[.G127];IF([.I127]&gt;[.I126];0;[.G127])))" office:value-type="float" office:value="0">
            <text:p>0.00</text:p>
          </table:table-cell>
          <table:table-cell table:formula="of:=IF([.G128]&lt;&gt;[.G127];[.H127]-([.E128]*([.G128]-[.G127]));[.H127])" office:value-type="float" office:value="5834.75">
            <text:p>5834.75</text:p>
          </table:table-cell>
          <table:table-cell table:formula="of:=IF([.E128]&gt;[.I127];[.E128];[.I127])" office:value-type="float" office:value="96.18">
            <text:p>96.18</text:p>
          </table:table-cell>
          <table:table-cell table:formula="of:=IF([.H128]&lt;[.H127];[.J127]+1;[.J127])" office:value-type="float" office:value="9">
            <text:p>9.00</text:p>
          </table:table-cell>
          <table:table-cell table:number-columns-repeated="2"/>
          <table:table-cell table:formula="of:=IF([.C128]&gt;[.C127];[.M127]+1;0)" office:value-type="float" office:value="3">
            <text:p>3.00</text:p>
          </table:table-cell>
          <table:table-cell table:formula="of:=IF([.D128]&gt;[.D127];[.N127]+1;0)" office:value-type="float" office:value="1">
            <text:p>1.00</text:p>
          </table:table-cell>
          <table:table-cell table:formula="of:=IF([.E128]&gt;[.E127];[.O127]+1;0)" office:value-type="float" office:value="0">
            <text:p>0.00</text:p>
          </table:table-cell>
          <table:table-cell table:number-columns-repeated="5"/>
          <table:table-cell table:formula="of:=[.C128]&gt;[.C127]" office:value-type="float" office:value="1">
            <text:p>1.00</text:p>
          </table:table-cell>
          <table:table-cell table:formula="of:=[.D128]&gt;[.D127]" office:value-type="float" office:value="1">
            <text:p>1.00</text:p>
          </table:table-cell>
          <table:table-cell table:formula="of:=[.E128]&gt;[.E127]" office:value-type="float" office:value="0">
            <text:p>0.00</text:p>
          </table:table-cell>
          <table:table-cell table:formula="of:=IF(SUM([.U128:.W128])&gt;1;[.A128];&quot;-&quot;)" office:value-type="float" office:value="127">
            <text:p>127.00</text:p>
          </table:table-cell>
          <table:table-cell table:number-columns-repeated="1000"/>
        </table:table-row>
        <table:table-row table:style-name="ro1">
          <table:table-cell office:value-type="float" office:value="128">
            <text:p>128.00</text:p>
          </table:table-cell>
          <table:table-cell/>
          <table:table-cell office:value-type="float" office:value="86.94">
            <text:p>86.94</text:p>
          </table:table-cell>
          <table:table-cell office:value-type="float" office:value="141.12">
            <text:p>141.12</text:p>
          </table:table-cell>
          <table:table-cell office:value-type="float" office:value="94.56">
            <text:p>94.56</text:p>
          </table:table-cell>
          <table:table-cell/>
          <table:table-cell table:style-name="ce2" table:formula="of:=IF([.H128]&lt;1000;IF([.I128]&gt;[.I127];0;[.G128]);IF(AND([.E128]&lt;[.E127]; [.E127]&lt;[.E126]);FLOOR(1000/[.E129];1)+[.G128];IF([.I128]&gt;[.I127];0;[.G128])))" office:value-type="float" office:value="0">
            <text:p>0.00</text:p>
          </table:table-cell>
          <table:table-cell table:formula="of:=IF([.G129]&lt;&gt;[.G128];[.H128]-([.E129]*([.G129]-[.G128]));[.H128])" office:value-type="float" office:value="5834.75">
            <text:p>5834.75</text:p>
          </table:table-cell>
          <table:table-cell table:formula="of:=IF([.E129]&gt;[.I128];[.E129];[.I128])" office:value-type="float" office:value="96.18">
            <text:p>96.18</text:p>
          </table:table-cell>
          <table:table-cell table:formula="of:=IF([.H129]&lt;[.H128];[.J128]+1;[.J128])" office:value-type="float" office:value="9">
            <text:p>9.00</text:p>
          </table:table-cell>
          <table:table-cell table:number-columns-repeated="2"/>
          <table:table-cell table:formula="of:=IF([.C129]&gt;[.C128];[.M128]+1;0)" office:value-type="float" office:value="4">
            <text:p>4.00</text:p>
          </table:table-cell>
          <table:table-cell table:formula="of:=IF([.D129]&gt;[.D128];[.N128]+1;0)" office:value-type="float" office:value="2">
            <text:p>2.00</text:p>
          </table:table-cell>
          <table:table-cell table:formula="of:=IF([.E129]&gt;[.E128];[.O128]+1;0)" office:value-type="float" office:value="1">
            <text:p>1.00</text:p>
          </table:table-cell>
          <table:table-cell table:number-columns-repeated="5"/>
          <table:table-cell table:formula="of:=[.C129]&gt;[.C128]" office:value-type="float" office:value="1">
            <text:p>1.00</text:p>
          </table:table-cell>
          <table:table-cell table:formula="of:=[.D129]&gt;[.D128]" office:value-type="float" office:value="1">
            <text:p>1.00</text:p>
          </table:table-cell>
          <table:table-cell table:formula="of:=[.E129]&gt;[.E128]" office:value-type="float" office:value="1">
            <text:p>1.00</text:p>
          </table:table-cell>
          <table:table-cell table:formula="of:=IF(SUM([.U129:.W129])&gt;1;[.A129];&quot;-&quot;)" office:value-type="float" office:value="128">
            <text:p>128.00</text:p>
          </table:table-cell>
          <table:table-cell table:number-columns-repeated="1000"/>
        </table:table-row>
        <table:table-row table:style-name="ro1">
          <table:table-cell office:value-type="float" office:value="129">
            <text:p>129.00</text:p>
          </table:table-cell>
          <table:table-cell/>
          <table:table-cell office:value-type="float" office:value="85.55">
            <text:p>85.55</text:p>
          </table:table-cell>
          <table:table-cell office:value-type="float" office:value="139.78">
            <text:p>139.78</text:p>
          </table:table-cell>
          <table:table-cell office:value-type="float" office:value="92.73">
            <text:p>92.73</text:p>
          </table:table-cell>
          <table:table-cell/>
          <table:table-cell table:style-name="ce2" table:formula="of:=IF([.H129]&lt;1000;IF([.I129]&gt;[.I128];0;[.G129]);IF(AND([.E129]&lt;[.E128]; [.E128]&lt;[.E127]);FLOOR(1000/[.E130];1)+[.G129];IF([.I129]&gt;[.I128];0;[.G129])))" office:value-type="float" office:value="0">
            <text:p>0.00</text:p>
          </table:table-cell>
          <table:table-cell table:formula="of:=IF([.G130]&lt;&gt;[.G129];[.H129]-([.E130]*([.G130]-[.G129]));[.H129])" office:value-type="float" office:value="5834.75">
            <text:p>5834.75</text:p>
          </table:table-cell>
          <table:table-cell table:formula="of:=IF([.E130]&gt;[.I129];[.E130];[.I129])" office:value-type="float" office:value="96.18">
            <text:p>96.18</text:p>
          </table:table-cell>
          <table:table-cell table:formula="of:=IF([.H130]&lt;[.H129];[.J129]+1;[.J129])" office:value-type="float" office:value="9">
            <text:p>9.00</text:p>
          </table:table-cell>
          <table:table-cell table:number-columns-repeated="2"/>
          <table:table-cell table:formula="of:=IF([.C130]&gt;[.C129];[.M129]+1;0)" office:value-type="float" office:value="0">
            <text:p>0.00</text:p>
          </table:table-cell>
          <table:table-cell table:formula="of:=IF([.D130]&gt;[.D129];[.N129]+1;0)" office:value-type="float" office:value="0">
            <text:p>0.00</text:p>
          </table:table-cell>
          <table:table-cell table:formula="of:=IF([.E130]&gt;[.E129];[.O129]+1;0)" office:value-type="float" office:value="0">
            <text:p>0.00</text:p>
          </table:table-cell>
          <table:table-cell table:number-columns-repeated="5"/>
          <table:table-cell table:formula="of:=[.C130]&gt;[.C129]" office:value-type="float" office:value="0">
            <text:p>0.00</text:p>
          </table:table-cell>
          <table:table-cell table:formula="of:=[.D130]&gt;[.D129]" office:value-type="float" office:value="0">
            <text:p>0.00</text:p>
          </table:table-cell>
          <table:table-cell table:formula="of:=[.E130]&gt;[.E129]" office:value-type="float" office:value="0">
            <text:p>0.00</text:p>
          </table:table-cell>
          <table:table-cell table:formula="of:=IF(SUM([.U130:.W130])&gt;1;[.A13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30">
            <text:p>130.00</text:p>
          </table:table-cell>
          <table:table-cell/>
          <table:table-cell office:value-type="float" office:value="83.97">
            <text:p>83.97</text:p>
          </table:table-cell>
          <table:table-cell office:value-type="float" office:value="139.46">
            <text:p>139.46</text:p>
          </table:table-cell>
          <table:table-cell office:value-type="float" office:value="93.24">
            <text:p>93.24</text:p>
          </table:table-cell>
          <table:table-cell/>
          <table:table-cell table:style-name="ce2" table:formula="of:=IF([.H130]&lt;1000;IF([.I130]&gt;[.I129];0;[.G130]);IF(AND([.E130]&lt;[.E129]; [.E129]&lt;[.E128]);FLOOR(1000/[.E131];1)+[.G130];IF([.I130]&gt;[.I129];0;[.G130])))" office:value-type="float" office:value="0">
            <text:p>0.00</text:p>
          </table:table-cell>
          <table:table-cell table:formula="of:=IF([.G131]&lt;&gt;[.G130];[.H130]-([.E131]*([.G131]-[.G130]));[.H130])" office:value-type="float" office:value="5834.75">
            <text:p>5834.75</text:p>
          </table:table-cell>
          <table:table-cell table:formula="of:=IF([.E131]&gt;[.I130];[.E131];[.I130])" office:value-type="float" office:value="96.18">
            <text:p>96.18</text:p>
          </table:table-cell>
          <table:table-cell table:formula="of:=IF([.H131]&lt;[.H130];[.J130]+1;[.J130])" office:value-type="float" office:value="9">
            <text:p>9.00</text:p>
          </table:table-cell>
          <table:table-cell table:number-columns-repeated="2"/>
          <table:table-cell table:formula="of:=IF([.C131]&gt;[.C130];[.M130]+1;0)" office:value-type="float" office:value="0">
            <text:p>0.00</text:p>
          </table:table-cell>
          <table:table-cell table:formula="of:=IF([.D131]&gt;[.D130];[.N130]+1;0)" office:value-type="float" office:value="0">
            <text:p>0.00</text:p>
          </table:table-cell>
          <table:table-cell table:formula="of:=IF([.E131]&gt;[.E130];[.O130]+1;0)" office:value-type="float" office:value="1">
            <text:p>1.00</text:p>
          </table:table-cell>
          <table:table-cell table:number-columns-repeated="5"/>
          <table:table-cell table:formula="of:=[.C131]&gt;[.C130]" office:value-type="float" office:value="0">
            <text:p>0.00</text:p>
          </table:table-cell>
          <table:table-cell table:formula="of:=[.D131]&gt;[.D130]" office:value-type="float" office:value="0">
            <text:p>0.00</text:p>
          </table:table-cell>
          <table:table-cell table:formula="of:=[.E131]&gt;[.E130]" office:value-type="float" office:value="1">
            <text:p>1.00</text:p>
          </table:table-cell>
          <table:table-cell table:formula="of:=IF(SUM([.U131:.W131])&gt;1;[.A13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31">
            <text:p>131.00</text:p>
          </table:table-cell>
          <table:table-cell/>
          <table:table-cell office:value-type="float" office:value="86.02">
            <text:p>86.02</text:p>
          </table:table-cell>
          <table:table-cell office:value-type="float" office:value="137.97">
            <text:p>137.97</text:p>
          </table:table-cell>
          <table:table-cell office:value-type="float" office:value="94.61">
            <text:p>94.61</text:p>
          </table:table-cell>
          <table:table-cell/>
          <table:table-cell table:style-name="ce2" table:formula="of:=IF([.H131]&lt;1000;IF([.I131]&gt;[.I130];0;[.G131]);IF(AND([.E131]&lt;[.E130]; [.E130]&lt;[.E129]);FLOOR(1000/[.E132];1)+[.G131];IF([.I131]&gt;[.I130];0;[.G131])))" office:value-type="float" office:value="0">
            <text:p>0.00</text:p>
          </table:table-cell>
          <table:table-cell table:formula="of:=IF([.G132]&lt;&gt;[.G131];[.H131]-([.E132]*([.G132]-[.G131]));[.H131])" office:value-type="float" office:value="5834.75">
            <text:p>5834.75</text:p>
          </table:table-cell>
          <table:table-cell table:formula="of:=IF([.E132]&gt;[.I131];[.E132];[.I131])" office:value-type="float" office:value="96.18">
            <text:p>96.18</text:p>
          </table:table-cell>
          <table:table-cell table:formula="of:=IF([.H132]&lt;[.H131];[.J131]+1;[.J131])" office:value-type="float" office:value="9">
            <text:p>9.00</text:p>
          </table:table-cell>
          <table:table-cell table:number-columns-repeated="2"/>
          <table:table-cell table:formula="of:=IF([.C132]&gt;[.C131];[.M131]+1;0)" office:value-type="float" office:value="1">
            <text:p>1.00</text:p>
          </table:table-cell>
          <table:table-cell table:formula="of:=IF([.D132]&gt;[.D131];[.N131]+1;0)" office:value-type="float" office:value="0">
            <text:p>0.00</text:p>
          </table:table-cell>
          <table:table-cell table:formula="of:=IF([.E132]&gt;[.E131];[.O131]+1;0)" office:value-type="float" office:value="2">
            <text:p>2.00</text:p>
          </table:table-cell>
          <table:table-cell table:number-columns-repeated="5"/>
          <table:table-cell table:formula="of:=[.C132]&gt;[.C131]" office:value-type="float" office:value="1">
            <text:p>1.00</text:p>
          </table:table-cell>
          <table:table-cell table:formula="of:=[.D132]&gt;[.D131]" office:value-type="float" office:value="0">
            <text:p>0.00</text:p>
          </table:table-cell>
          <table:table-cell table:formula="of:=[.E132]&gt;[.E131]" office:value-type="float" office:value="1">
            <text:p>1.00</text:p>
          </table:table-cell>
          <table:table-cell table:formula="of:=IF(SUM([.U132:.W132])&gt;1;[.A132];&quot;-&quot;)" office:value-type="float" office:value="131">
            <text:p>131.00</text:p>
          </table:table-cell>
          <table:table-cell table:number-columns-repeated="1000"/>
        </table:table-row>
        <table:table-row table:style-name="ro1">
          <table:table-cell office:value-type="float" office:value="132">
            <text:p>132.00</text:p>
          </table:table-cell>
          <table:table-cell/>
          <table:table-cell office:value-type="float" office:value="86.22">
            <text:p>86.22</text:p>
          </table:table-cell>
          <table:table-cell office:value-type="float" office:value="140.64">
            <text:p>140.64</text:p>
          </table:table-cell>
          <table:table-cell office:value-type="float" office:value="95.66">
            <text:p>95.66</text:p>
          </table:table-cell>
          <table:table-cell/>
          <table:table-cell table:style-name="ce2" table:formula="of:=IF([.H132]&lt;1000;IF([.I132]&gt;[.I131];0;[.G132]);IF(AND([.E132]&lt;[.E131]; [.E131]&lt;[.E130]);FLOOR(1000/[.E133];1)+[.G132];IF([.I132]&gt;[.I131];0;[.G132])))" office:value-type="float" office:value="0">
            <text:p>0.00</text:p>
          </table:table-cell>
          <table:table-cell table:formula="of:=IF([.G133]&lt;&gt;[.G132];[.H132]-([.E133]*([.G133]-[.G132]));[.H132])" office:value-type="float" office:value="5834.75">
            <text:p>5834.75</text:p>
          </table:table-cell>
          <table:table-cell table:formula="of:=IF([.E133]&gt;[.I132];[.E133];[.I132])" office:value-type="float" office:value="96.18">
            <text:p>96.18</text:p>
          </table:table-cell>
          <table:table-cell table:formula="of:=IF([.H133]&lt;[.H132];[.J132]+1;[.J132])" office:value-type="float" office:value="9">
            <text:p>9.00</text:p>
          </table:table-cell>
          <table:table-cell table:number-columns-repeated="2"/>
          <table:table-cell table:formula="of:=IF([.C133]&gt;[.C132];[.M132]+1;0)" office:value-type="float" office:value="2">
            <text:p>2.00</text:p>
          </table:table-cell>
          <table:table-cell table:formula="of:=IF([.D133]&gt;[.D132];[.N132]+1;0)" office:value-type="float" office:value="1">
            <text:p>1.00</text:p>
          </table:table-cell>
          <table:table-cell table:formula="of:=IF([.E133]&gt;[.E132];[.O132]+1;0)" office:value-type="float" office:value="3">
            <text:p>3.00</text:p>
          </table:table-cell>
          <table:table-cell table:number-columns-repeated="5"/>
          <table:table-cell table:formula="of:=[.C133]&gt;[.C132]" office:value-type="float" office:value="1">
            <text:p>1.00</text:p>
          </table:table-cell>
          <table:table-cell table:formula="of:=[.D133]&gt;[.D132]" office:value-type="float" office:value="1">
            <text:p>1.00</text:p>
          </table:table-cell>
          <table:table-cell table:formula="of:=[.E133]&gt;[.E132]" office:value-type="float" office:value="1">
            <text:p>1.00</text:p>
          </table:table-cell>
          <table:table-cell table:formula="of:=IF(SUM([.U133:.W133])&gt;1;[.A133];&quot;-&quot;)" office:value-type="float" office:value="132">
            <text:p>132.00</text:p>
          </table:table-cell>
          <table:table-cell table:number-columns-repeated="1000"/>
        </table:table-row>
        <table:table-row table:style-name="ro1">
          <table:table-cell office:value-type="float" office:value="133">
            <text:p>133.00</text:p>
          </table:table-cell>
          <table:table-cell/>
          <table:table-cell office:value-type="float" office:value="85.22">
            <text:p>85.22</text:p>
          </table:table-cell>
          <table:table-cell office:value-type="float" office:value="140.3">
            <text:p>140.30</text:p>
          </table:table-cell>
          <table:table-cell office:value-type="float" office:value="96.73">
            <text:p>96.73</text:p>
          </table:table-cell>
          <table:table-cell/>
          <table:table-cell table:style-name="ce2" table:formula="of:=IF([.H133]&lt;1000;IF([.I133]&gt;[.I132];0;[.G133]);IF(AND([.E133]&lt;[.E132]; [.E132]&lt;[.E131]);FLOOR(1000/[.E134];1)+[.G133];IF([.I133]&gt;[.I132];0;[.G133])))" office:value-type="float" office:value="0">
            <text:p>0.00</text:p>
          </table:table-cell>
          <table:table-cell table:formula="of:=IF([.G134]&lt;&gt;[.G133];[.H133]-([.E134]*([.G134]-[.G133]));[.H133])" office:value-type="float" office:value="5834.75">
            <text:p>5834.75</text:p>
          </table:table-cell>
          <table:table-cell table:formula="of:=IF([.E134]&gt;[.I133];[.E134];[.I133])" office:value-type="float" office:value="96.73">
            <text:p>96.73</text:p>
          </table:table-cell>
          <table:table-cell table:formula="of:=IF([.H134]&lt;[.H133];[.J133]+1;[.J133])" office:value-type="float" office:value="9">
            <text:p>9.00</text:p>
          </table:table-cell>
          <table:table-cell table:number-columns-repeated="2"/>
          <table:table-cell table:formula="of:=IF([.C134]&gt;[.C133];[.M133]+1;0)" office:value-type="float" office:value="0">
            <text:p>0.00</text:p>
          </table:table-cell>
          <table:table-cell table:formula="of:=IF([.D134]&gt;[.D133];[.N133]+1;0)" office:value-type="float" office:value="0">
            <text:p>0.00</text:p>
          </table:table-cell>
          <table:table-cell table:formula="of:=IF([.E134]&gt;[.E133];[.O133]+1;0)" office:value-type="float" office:value="4">
            <text:p>4.00</text:p>
          </table:table-cell>
          <table:table-cell table:number-columns-repeated="5"/>
          <table:table-cell table:formula="of:=[.C134]&gt;[.C133]" office:value-type="float" office:value="0">
            <text:p>0.00</text:p>
          </table:table-cell>
          <table:table-cell table:formula="of:=[.D134]&gt;[.D133]" office:value-type="float" office:value="0">
            <text:p>0.00</text:p>
          </table:table-cell>
          <table:table-cell table:formula="of:=[.E134]&gt;[.E133]" office:value-type="float" office:value="1">
            <text:p>1.00</text:p>
          </table:table-cell>
          <table:table-cell table:formula="of:=IF(SUM([.U134:.W134])&gt;1;[.A13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34">
            <text:p>134.00</text:p>
          </table:table-cell>
          <table:table-cell/>
          <table:table-cell office:value-type="float" office:value="87.49">
            <text:p>87.49</text:p>
          </table:table-cell>
          <table:table-cell office:value-type="float" office:value="140.18">
            <text:p>140.18</text:p>
          </table:table-cell>
          <table:table-cell office:value-type="float" office:value="98.18">
            <text:p>98.18</text:p>
          </table:table-cell>
          <table:table-cell/>
          <table:table-cell table:style-name="ce2" table:formula="of:=IF([.H134]&lt;1000;IF([.I134]&gt;[.I133];0;[.G134]);IF(AND([.E134]&lt;[.E133]; [.E133]&lt;[.E132]);FLOOR(1000/[.E135];1)+[.G134];IF([.I134]&gt;[.I133];0;[.G134])))" office:value-type="float" office:value="0">
            <text:p>0.00</text:p>
          </table:table-cell>
          <table:table-cell table:formula="of:=IF([.G135]&lt;&gt;[.G134];[.H134]-([.E135]*([.G135]-[.G134]));[.H134])" office:value-type="float" office:value="5834.75">
            <text:p>5834.75</text:p>
          </table:table-cell>
          <table:table-cell table:formula="of:=IF([.E135]&gt;[.I134];[.E135];[.I134])" office:value-type="float" office:value="98.18">
            <text:p>98.18</text:p>
          </table:table-cell>
          <table:table-cell table:formula="of:=IF([.H135]&lt;[.H134];[.J134]+1;[.J134])" office:value-type="float" office:value="9">
            <text:p>9.00</text:p>
          </table:table-cell>
          <table:table-cell table:number-columns-repeated="2"/>
          <table:table-cell table:formula="of:=IF([.C135]&gt;[.C134];[.M134]+1;0)" office:value-type="float" office:value="1">
            <text:p>1.00</text:p>
          </table:table-cell>
          <table:table-cell table:formula="of:=IF([.D135]&gt;[.D134];[.N134]+1;0)" office:value-type="float" office:value="0">
            <text:p>0.00</text:p>
          </table:table-cell>
          <table:table-cell table:formula="of:=IF([.E135]&gt;[.E134];[.O134]+1;0)" office:value-type="float" office:value="5">
            <text:p>5.00</text:p>
          </table:table-cell>
          <table:table-cell table:number-columns-repeated="5"/>
          <table:table-cell table:formula="of:=[.C135]&gt;[.C134]" office:value-type="float" office:value="1">
            <text:p>1.00</text:p>
          </table:table-cell>
          <table:table-cell table:formula="of:=[.D135]&gt;[.D134]" office:value-type="float" office:value="0">
            <text:p>0.00</text:p>
          </table:table-cell>
          <table:table-cell table:formula="of:=[.E135]&gt;[.E134]" office:value-type="float" office:value="1">
            <text:p>1.00</text:p>
          </table:table-cell>
          <table:table-cell table:formula="of:=IF(SUM([.U135:.W135])&gt;1;[.A135];&quot;-&quot;)" office:value-type="float" office:value="134">
            <text:p>134.00</text:p>
          </table:table-cell>
          <table:table-cell table:number-columns-repeated="1000"/>
        </table:table-row>
        <table:table-row table:style-name="ro1">
          <table:table-cell office:value-type="float" office:value="135">
            <text:p>135.00</text:p>
          </table:table-cell>
          <table:table-cell/>
          <table:table-cell office:value-type="float" office:value="86.28">
            <text:p>86.28</text:p>
          </table:table-cell>
          <table:table-cell office:value-type="float" office:value="138.26">
            <text:p>138.26</text:p>
          </table:table-cell>
          <table:table-cell office:value-type="float" office:value="96.62">
            <text:p>96.62</text:p>
          </table:table-cell>
          <table:table-cell/>
          <table:table-cell table:style-name="ce2" table:formula="of:=IF([.H135]&lt;1000;IF([.I135]&gt;[.I134];0;[.G135]);IF(AND([.E135]&lt;[.E134]; [.E134]&lt;[.E133]);FLOOR(1000/[.E136];1)+[.G135];IF([.I135]&gt;[.I134];0;[.G135])))" office:value-type="float" office:value="0">
            <text:p>0.00</text:p>
          </table:table-cell>
          <table:table-cell table:formula="of:=IF([.G136]&lt;&gt;[.G135];[.H135]-([.E136]*([.G136]-[.G135]));[.H135])" office:value-type="float" office:value="5834.75">
            <text:p>5834.75</text:p>
          </table:table-cell>
          <table:table-cell table:formula="of:=IF([.E136]&gt;[.I135];[.E136];[.I135])" office:value-type="float" office:value="98.18">
            <text:p>98.18</text:p>
          </table:table-cell>
          <table:table-cell table:formula="of:=IF([.H136]&lt;[.H135];[.J135]+1;[.J135])" office:value-type="float" office:value="9">
            <text:p>9.00</text:p>
          </table:table-cell>
          <table:table-cell table:number-columns-repeated="2"/>
          <table:table-cell table:formula="of:=IF([.C136]&gt;[.C135];[.M135]+1;0)" office:value-type="float" office:value="0">
            <text:p>0.00</text:p>
          </table:table-cell>
          <table:table-cell table:formula="of:=IF([.D136]&gt;[.D135];[.N135]+1;0)" office:value-type="float" office:value="0">
            <text:p>0.00</text:p>
          </table:table-cell>
          <table:table-cell table:formula="of:=IF([.E136]&gt;[.E135];[.O135]+1;0)" office:value-type="float" office:value="0">
            <text:p>0.00</text:p>
          </table:table-cell>
          <table:table-cell table:number-columns-repeated="5"/>
          <table:table-cell table:formula="of:=[.C136]&gt;[.C135]" office:value-type="float" office:value="0">
            <text:p>0.00</text:p>
          </table:table-cell>
          <table:table-cell table:formula="of:=[.D136]&gt;[.D135]" office:value-type="float" office:value="0">
            <text:p>0.00</text:p>
          </table:table-cell>
          <table:table-cell table:formula="of:=[.E136]&gt;[.E135]" office:value-type="float" office:value="0">
            <text:p>0.00</text:p>
          </table:table-cell>
          <table:table-cell table:formula="of:=IF(SUM([.U136:.W136])&gt;1;[.A13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36">
            <text:p>136.00</text:p>
          </table:table-cell>
          <table:table-cell/>
          <table:table-cell office:value-type="float" office:value="85.13">
            <text:p>85.13</text:p>
          </table:table-cell>
          <table:table-cell office:value-type="float" office:value="136.72">
            <text:p>136.72</text:p>
          </table:table-cell>
          <table:table-cell office:value-type="float" office:value="98.19">
            <text:p>98.19</text:p>
          </table:table-cell>
          <table:table-cell/>
          <table:table-cell table:style-name="ce2" table:formula="of:=IF([.H136]&lt;1000;IF([.I136]&gt;[.I135];0;[.G136]);IF(AND([.E136]&lt;[.E135]; [.E135]&lt;[.E134]);FLOOR(1000/[.E137];1)+[.G136];IF([.I136]&gt;[.I135];0;[.G136])))" office:value-type="float" office:value="0">
            <text:p>0.00</text:p>
          </table:table-cell>
          <table:table-cell table:formula="of:=IF([.G137]&lt;&gt;[.G136];[.H136]-([.E137]*([.G137]-[.G136]));[.H136])" office:value-type="float" office:value="5834.75">
            <text:p>5834.75</text:p>
          </table:table-cell>
          <table:table-cell table:formula="of:=IF([.E137]&gt;[.I136];[.E137];[.I136])" office:value-type="float" office:value="98.19">
            <text:p>98.19</text:p>
          </table:table-cell>
          <table:table-cell table:formula="of:=IF([.H137]&lt;[.H136];[.J136]+1;[.J136])" office:value-type="float" office:value="9">
            <text:p>9.00</text:p>
          </table:table-cell>
          <table:table-cell table:number-columns-repeated="2"/>
          <table:table-cell table:formula="of:=IF([.C137]&gt;[.C136];[.M136]+1;0)" office:value-type="float" office:value="0">
            <text:p>0.00</text:p>
          </table:table-cell>
          <table:table-cell table:formula="of:=IF([.D137]&gt;[.D136];[.N136]+1;0)" office:value-type="float" office:value="0">
            <text:p>0.00</text:p>
          </table:table-cell>
          <table:table-cell table:formula="of:=IF([.E137]&gt;[.E136];[.O136]+1;0)" office:value-type="float" office:value="1">
            <text:p>1.00</text:p>
          </table:table-cell>
          <table:table-cell table:number-columns-repeated="5"/>
          <table:table-cell table:formula="of:=[.C137]&gt;[.C136]" office:value-type="float" office:value="0">
            <text:p>0.00</text:p>
          </table:table-cell>
          <table:table-cell table:formula="of:=[.D137]&gt;[.D136]" office:value-type="float" office:value="0">
            <text:p>0.00</text:p>
          </table:table-cell>
          <table:table-cell table:formula="of:=[.E137]&gt;[.E136]" office:value-type="float" office:value="1">
            <text:p>1.00</text:p>
          </table:table-cell>
          <table:table-cell table:formula="of:=IF(SUM([.U137:.W137])&gt;1;[.A13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37">
            <text:p>137.00</text:p>
          </table:table-cell>
          <table:table-cell/>
          <table:table-cell office:value-type="float" office:value="85.52">
            <text:p>85.52</text:p>
          </table:table-cell>
          <table:table-cell office:value-type="float" office:value="136.54">
            <text:p>136.54</text:p>
          </table:table-cell>
          <table:table-cell office:value-type="float" office:value="99.72">
            <text:p>99.72</text:p>
          </table:table-cell>
          <table:table-cell/>
          <table:table-cell table:style-name="ce2" table:formula="of:=IF([.H137]&lt;1000;IF([.I137]&gt;[.I136];0;[.G137]);IF(AND([.E137]&lt;[.E136]; [.E136]&lt;[.E135]);FLOOR(1000/[.E138];1)+[.G137];IF([.I137]&gt;[.I136];0;[.G137])))" office:value-type="float" office:value="0">
            <text:p>0.00</text:p>
          </table:table-cell>
          <table:table-cell table:formula="of:=IF([.G138]&lt;&gt;[.G137];[.H137]-([.E138]*([.G138]-[.G137]));[.H137])" office:value-type="float" office:value="5834.75">
            <text:p>5834.75</text:p>
          </table:table-cell>
          <table:table-cell table:formula="of:=IF([.E138]&gt;[.I137];[.E138];[.I137])" office:value-type="float" office:value="99.72">
            <text:p>99.72</text:p>
          </table:table-cell>
          <table:table-cell table:formula="of:=IF([.H138]&lt;[.H137];[.J137]+1;[.J137])" office:value-type="float" office:value="9">
            <text:p>9.00</text:p>
          </table:table-cell>
          <table:table-cell table:number-columns-repeated="2"/>
          <table:table-cell table:formula="of:=IF([.C138]&gt;[.C137];[.M137]+1;0)" office:value-type="float" office:value="1">
            <text:p>1.00</text:p>
          </table:table-cell>
          <table:table-cell table:formula="of:=IF([.D138]&gt;[.D137];[.N137]+1;0)" office:value-type="float" office:value="0">
            <text:p>0.00</text:p>
          </table:table-cell>
          <table:table-cell table:formula="of:=IF([.E138]&gt;[.E137];[.O137]+1;0)" office:value-type="float" office:value="2">
            <text:p>2.00</text:p>
          </table:table-cell>
          <table:table-cell table:number-columns-repeated="5"/>
          <table:table-cell table:formula="of:=[.C138]&gt;[.C137]" office:value-type="float" office:value="1">
            <text:p>1.00</text:p>
          </table:table-cell>
          <table:table-cell table:formula="of:=[.D138]&gt;[.D137]" office:value-type="float" office:value="0">
            <text:p>0.00</text:p>
          </table:table-cell>
          <table:table-cell table:formula="of:=[.E138]&gt;[.E137]" office:value-type="float" office:value="1">
            <text:p>1.00</text:p>
          </table:table-cell>
          <table:table-cell table:formula="of:=IF(SUM([.U138:.W138])&gt;1;[.A138];&quot;-&quot;)" office:value-type="float" office:value="137">
            <text:p>137.00</text:p>
          </table:table-cell>
          <table:table-cell table:number-columns-repeated="1000"/>
        </table:table-row>
        <table:table-row table:style-name="ro1">
          <table:table-cell office:value-type="float" office:value="138">
            <text:p>138.00</text:p>
          </table:table-cell>
          <table:table-cell/>
          <table:table-cell office:value-type="float" office:value="87.25">
            <text:p>87.25</text:p>
          </table:table-cell>
          <table:table-cell office:value-type="float" office:value="135.39">
            <text:p>135.39</text:p>
          </table:table-cell>
          <table:table-cell office:value-type="float" office:value="100.95">
            <text:p>100.95</text:p>
          </table:table-cell>
          <table:table-cell/>
          <table:table-cell table:style-name="ce2" table:formula="of:=IF([.H138]&lt;1000;IF([.I138]&gt;[.I137];0;[.G138]);IF(AND([.E138]&lt;[.E137]; [.E137]&lt;[.E136]);FLOOR(1000/[.E139];1)+[.G138];IF([.I138]&gt;[.I137];0;[.G138])))" office:value-type="float" office:value="0">
            <text:p>0.00</text:p>
          </table:table-cell>
          <table:table-cell table:formula="of:=IF([.G139]&lt;&gt;[.G138];[.H138]-([.E139]*([.G139]-[.G138]));[.H138])" office:value-type="float" office:value="5834.75">
            <text:p>5834.75</text:p>
          </table:table-cell>
          <table:table-cell table:formula="of:=IF([.E139]&gt;[.I138];[.E139];[.I138])" office:value-type="float" office:value="100.95">
            <text:p>100.95</text:p>
          </table:table-cell>
          <table:table-cell table:formula="of:=IF([.H139]&lt;[.H138];[.J138]+1;[.J138])" office:value-type="float" office:value="9">
            <text:p>9.00</text:p>
          </table:table-cell>
          <table:table-cell table:number-columns-repeated="2"/>
          <table:table-cell table:formula="of:=IF([.C139]&gt;[.C138];[.M138]+1;0)" office:value-type="float" office:value="2">
            <text:p>2.00</text:p>
          </table:table-cell>
          <table:table-cell table:formula="of:=IF([.D139]&gt;[.D138];[.N138]+1;0)" office:value-type="float" office:value="0">
            <text:p>0.00</text:p>
          </table:table-cell>
          <table:table-cell table:formula="of:=IF([.E139]&gt;[.E138];[.O138]+1;0)" office:value-type="float" office:value="3">
            <text:p>3.00</text:p>
          </table:table-cell>
          <table:table-cell table:number-columns-repeated="5"/>
          <table:table-cell table:formula="of:=[.C139]&gt;[.C138]" office:value-type="float" office:value="1">
            <text:p>1.00</text:p>
          </table:table-cell>
          <table:table-cell table:formula="of:=[.D139]&gt;[.D138]" office:value-type="float" office:value="0">
            <text:p>0.00</text:p>
          </table:table-cell>
          <table:table-cell table:formula="of:=[.E139]&gt;[.E138]" office:value-type="float" office:value="1">
            <text:p>1.00</text:p>
          </table:table-cell>
          <table:table-cell table:formula="of:=IF(SUM([.U139:.W139])&gt;1;[.A139];&quot;-&quot;)" office:value-type="float" office:value="138">
            <text:p>138.00</text:p>
          </table:table-cell>
          <table:table-cell table:number-columns-repeated="1000"/>
        </table:table-row>
        <table:table-row table:style-name="ro1">
          <table:table-cell office:value-type="float" office:value="139">
            <text:p>139.00</text:p>
          </table:table-cell>
          <table:table-cell/>
          <table:table-cell office:value-type="float" office:value="86.24">
            <text:p>86.24</text:p>
          </table:table-cell>
          <table:table-cell office:value-type="float" office:value="134.08">
            <text:p>134.08</text:p>
          </table:table-cell>
          <table:table-cell office:value-type="float" office:value="99.54">
            <text:p>99.54</text:p>
          </table:table-cell>
          <table:table-cell/>
          <table:table-cell table:style-name="ce2" table:formula="of:=IF([.H139]&lt;1000;IF([.I139]&gt;[.I138];0;[.G139]);IF(AND([.E139]&lt;[.E138]; [.E138]&lt;[.E137]);FLOOR(1000/[.E140];1)+[.G139];IF([.I139]&gt;[.I138];0;[.G139])))" office:value-type="float" office:value="0">
            <text:p>0.00</text:p>
          </table:table-cell>
          <table:table-cell table:formula="of:=IF([.G140]&lt;&gt;[.G139];[.H139]-([.E140]*([.G140]-[.G139]));[.H139])" office:value-type="float" office:value="5834.75">
            <text:p>5834.75</text:p>
          </table:table-cell>
          <table:table-cell table:formula="of:=IF([.E140]&gt;[.I139];[.E140];[.I139])" office:value-type="float" office:value="100.95">
            <text:p>100.95</text:p>
          </table:table-cell>
          <table:table-cell table:formula="of:=IF([.H140]&lt;[.H139];[.J139]+1;[.J139])" office:value-type="float" office:value="9">
            <text:p>9.00</text:p>
          </table:table-cell>
          <table:table-cell table:number-columns-repeated="2"/>
          <table:table-cell table:formula="of:=IF([.C140]&gt;[.C139];[.M139]+1;0)" office:value-type="float" office:value="0">
            <text:p>0.00</text:p>
          </table:table-cell>
          <table:table-cell table:formula="of:=IF([.D140]&gt;[.D139];[.N139]+1;0)" office:value-type="float" office:value="0">
            <text:p>0.00</text:p>
          </table:table-cell>
          <table:table-cell table:formula="of:=IF([.E140]&gt;[.E139];[.O139]+1;0)" office:value-type="float" office:value="0">
            <text:p>0.00</text:p>
          </table:table-cell>
          <table:table-cell table:number-columns-repeated="5"/>
          <table:table-cell table:formula="of:=[.C140]&gt;[.C139]" office:value-type="float" office:value="0">
            <text:p>0.00</text:p>
          </table:table-cell>
          <table:table-cell table:formula="of:=[.D140]&gt;[.D139]" office:value-type="float" office:value="0">
            <text:p>0.00</text:p>
          </table:table-cell>
          <table:table-cell table:formula="of:=[.E140]&gt;[.E139]" office:value-type="float" office:value="0">
            <text:p>0.00</text:p>
          </table:table-cell>
          <table:table-cell table:formula="of:=IF(SUM([.U140:.W140])&gt;1;[.A14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40">
            <text:p>140.00</text:p>
          </table:table-cell>
          <table:table-cell/>
          <table:table-cell office:value-type="float" office:value="84.92">
            <text:p>84.92</text:p>
          </table:table-cell>
          <table:table-cell office:value-type="float" office:value="133.26">
            <text:p>133.26</text:p>
          </table:table-cell>
          <table:table-cell office:value-type="float" office:value="101.54">
            <text:p>101.54</text:p>
          </table:table-cell>
          <table:table-cell/>
          <table:table-cell table:style-name="ce2" table:formula="of:=IF([.H140]&lt;1000;IF([.I140]&gt;[.I139];0;[.G140]);IF(AND([.E140]&lt;[.E139]; [.E139]&lt;[.E138]);FLOOR(1000/[.E141];1)+[.G140];IF([.I140]&gt;[.I139];0;[.G140])))" office:value-type="float" office:value="0">
            <text:p>0.00</text:p>
          </table:table-cell>
          <table:table-cell table:formula="of:=IF([.G141]&lt;&gt;[.G140];[.H140]-([.E141]*([.G141]-[.G140]));[.H140])" office:value-type="float" office:value="5834.75">
            <text:p>5834.75</text:p>
          </table:table-cell>
          <table:table-cell table:formula="of:=IF([.E141]&gt;[.I140];[.E141];[.I140])" office:value-type="float" office:value="101.54">
            <text:p>101.54</text:p>
          </table:table-cell>
          <table:table-cell table:formula="of:=IF([.H141]&lt;[.H140];[.J140]+1;[.J140])" office:value-type="float" office:value="9">
            <text:p>9.00</text:p>
          </table:table-cell>
          <table:table-cell table:number-columns-repeated="2"/>
          <table:table-cell table:formula="of:=IF([.C141]&gt;[.C140];[.M140]+1;0)" office:value-type="float" office:value="0">
            <text:p>0.00</text:p>
          </table:table-cell>
          <table:table-cell table:formula="of:=IF([.D141]&gt;[.D140];[.N140]+1;0)" office:value-type="float" office:value="0">
            <text:p>0.00</text:p>
          </table:table-cell>
          <table:table-cell table:formula="of:=IF([.E141]&gt;[.E140];[.O140]+1;0)" office:value-type="float" office:value="1">
            <text:p>1.00</text:p>
          </table:table-cell>
          <table:table-cell table:number-columns-repeated="5"/>
          <table:table-cell table:formula="of:=[.C141]&gt;[.C140]" office:value-type="float" office:value="0">
            <text:p>0.00</text:p>
          </table:table-cell>
          <table:table-cell table:formula="of:=[.D141]&gt;[.D140]" office:value-type="float" office:value="0">
            <text:p>0.00</text:p>
          </table:table-cell>
          <table:table-cell table:formula="of:=[.E141]&gt;[.E140]" office:value-type="float" office:value="1">
            <text:p>1.00</text:p>
          </table:table-cell>
          <table:table-cell table:formula="of:=IF(SUM([.U141:.W141])&gt;1;[.A14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41">
            <text:p>141.00</text:p>
          </table:table-cell>
          <table:table-cell/>
          <table:table-cell office:value-type="float" office:value="87.16">
            <text:p>87.16</text:p>
          </table:table-cell>
          <table:table-cell office:value-type="float" office:value="132.34">
            <text:p>132.34</text:p>
          </table:table-cell>
          <table:table-cell office:value-type="float" office:value="101.73">
            <text:p>101.73</text:p>
          </table:table-cell>
          <table:table-cell/>
          <table:table-cell table:style-name="ce2" table:formula="of:=IF([.H141]&lt;1000;IF([.I141]&gt;[.I140];0;[.G141]);IF(AND([.E141]&lt;[.E140]; [.E140]&lt;[.E139]);FLOOR(1000/[.E142];1)+[.G141];IF([.I141]&gt;[.I140];0;[.G141])))" office:value-type="float" office:value="0">
            <text:p>0.00</text:p>
          </table:table-cell>
          <table:table-cell table:formula="of:=IF([.G142]&lt;&gt;[.G141];[.H141]-([.E142]*([.G142]-[.G141]));[.H141])" office:value-type="float" office:value="5834.75">
            <text:p>5834.75</text:p>
          </table:table-cell>
          <table:table-cell table:formula="of:=IF([.E142]&gt;[.I141];[.E142];[.I141])" office:value-type="float" office:value="101.73">
            <text:p>101.73</text:p>
          </table:table-cell>
          <table:table-cell table:formula="of:=IF([.H142]&lt;[.H141];[.J141]+1;[.J141])" office:value-type="float" office:value="9">
            <text:p>9.00</text:p>
          </table:table-cell>
          <table:table-cell table:number-columns-repeated="2"/>
          <table:table-cell table:formula="of:=IF([.C142]&gt;[.C141];[.M141]+1;0)" office:value-type="float" office:value="1">
            <text:p>1.00</text:p>
          </table:table-cell>
          <table:table-cell table:formula="of:=IF([.D142]&gt;[.D141];[.N141]+1;0)" office:value-type="float" office:value="0">
            <text:p>0.00</text:p>
          </table:table-cell>
          <table:table-cell table:formula="of:=IF([.E142]&gt;[.E141];[.O141]+1;0)" office:value-type="float" office:value="2">
            <text:p>2.00</text:p>
          </table:table-cell>
          <table:table-cell table:number-columns-repeated="5"/>
          <table:table-cell table:formula="of:=[.C142]&gt;[.C141]" office:value-type="float" office:value="1">
            <text:p>1.00</text:p>
          </table:table-cell>
          <table:table-cell table:formula="of:=[.D142]&gt;[.D141]" office:value-type="float" office:value="0">
            <text:p>0.00</text:p>
          </table:table-cell>
          <table:table-cell table:formula="of:=[.E142]&gt;[.E141]" office:value-type="float" office:value="1">
            <text:p>1.00</text:p>
          </table:table-cell>
          <table:table-cell table:formula="of:=IF(SUM([.U142:.W142])&gt;1;[.A142];&quot;-&quot;)" office:value-type="float" office:value="141">
            <text:p>141.00</text:p>
          </table:table-cell>
          <table:table-cell table:number-columns-repeated="1000"/>
        </table:table-row>
        <table:table-row table:style-name="ro1">
          <table:table-cell office:value-type="float" office:value="142">
            <text:p>142.00</text:p>
          </table:table-cell>
          <table:table-cell/>
          <table:table-cell office:value-type="float" office:value="85.98">
            <text:p>85.98</text:p>
          </table:table-cell>
          <table:table-cell office:value-type="float" office:value="135.11">
            <text:p>135.11</text:p>
          </table:table-cell>
          <table:table-cell office:value-type="float" office:value="101.74">
            <text:p>101.74</text:p>
          </table:table-cell>
          <table:table-cell/>
          <table:table-cell table:style-name="ce2" table:formula="of:=IF([.H142]&lt;1000;IF([.I142]&gt;[.I141];0;[.G142]);IF(AND([.E142]&lt;[.E141]; [.E141]&lt;[.E140]);FLOOR(1000/[.E143];1)+[.G142];IF([.I142]&gt;[.I141];0;[.G142])))" office:value-type="float" office:value="0">
            <text:p>0.00</text:p>
          </table:table-cell>
          <table:table-cell table:formula="of:=IF([.G143]&lt;&gt;[.G142];[.H142]-([.E143]*([.G143]-[.G142]));[.H142])" office:value-type="float" office:value="5834.75">
            <text:p>5834.75</text:p>
          </table:table-cell>
          <table:table-cell table:formula="of:=IF([.E143]&gt;[.I142];[.E143];[.I142])" office:value-type="float" office:value="101.74">
            <text:p>101.74</text:p>
          </table:table-cell>
          <table:table-cell table:formula="of:=IF([.H143]&lt;[.H142];[.J142]+1;[.J142])" office:value-type="float" office:value="9">
            <text:p>9.00</text:p>
          </table:table-cell>
          <table:table-cell table:number-columns-repeated="2"/>
          <table:table-cell table:formula="of:=IF([.C143]&gt;[.C142];[.M142]+1;0)" office:value-type="float" office:value="0">
            <text:p>0.00</text:p>
          </table:table-cell>
          <table:table-cell table:formula="of:=IF([.D143]&gt;[.D142];[.N142]+1;0)" office:value-type="float" office:value="1">
            <text:p>1.00</text:p>
          </table:table-cell>
          <table:table-cell table:formula="of:=IF([.E143]&gt;[.E142];[.O142]+1;0)" office:value-type="float" office:value="3">
            <text:p>3.00</text:p>
          </table:table-cell>
          <table:table-cell table:number-columns-repeated="5"/>
          <table:table-cell table:formula="of:=[.C143]&gt;[.C142]" office:value-type="float" office:value="0">
            <text:p>0.00</text:p>
          </table:table-cell>
          <table:table-cell table:formula="of:=[.D143]&gt;[.D142]" office:value-type="float" office:value="1">
            <text:p>1.00</text:p>
          </table:table-cell>
          <table:table-cell table:formula="of:=[.E143]&gt;[.E142]" office:value-type="float" office:value="1">
            <text:p>1.00</text:p>
          </table:table-cell>
          <table:table-cell table:formula="of:=IF(SUM([.U143:.W143])&gt;1;[.A143];&quot;-&quot;)" office:value-type="float" office:value="142">
            <text:p>142.00</text:p>
          </table:table-cell>
          <table:table-cell table:number-columns-repeated="1000"/>
        </table:table-row>
        <table:table-row table:style-name="ro1">
          <table:table-cell office:value-type="float" office:value="143">
            <text:p>143.00</text:p>
          </table:table-cell>
          <table:table-cell/>
          <table:table-cell office:value-type="float" office:value="88.4">
            <text:p>88.40</text:p>
          </table:table-cell>
          <table:table-cell office:value-type="float" office:value="135">
            <text:p>135.00</text:p>
          </table:table-cell>
          <table:table-cell office:value-type="float" office:value="100.01">
            <text:p>100.01</text:p>
          </table:table-cell>
          <table:table-cell/>
          <table:table-cell table:style-name="ce2" table:formula="of:=IF([.H143]&lt;1000;IF([.I143]&gt;[.I142];0;[.G143]);IF(AND([.E143]&lt;[.E142]; [.E142]&lt;[.E141]);FLOOR(1000/[.E144];1)+[.G143];IF([.I143]&gt;[.I142];0;[.G143])))" office:value-type="float" office:value="0">
            <text:p>0.00</text:p>
          </table:table-cell>
          <table:table-cell table:formula="of:=IF([.G144]&lt;&gt;[.G143];[.H143]-([.E144]*([.G144]-[.G143]));[.H143])" office:value-type="float" office:value="5834.75">
            <text:p>5834.75</text:p>
          </table:table-cell>
          <table:table-cell table:formula="of:=IF([.E144]&gt;[.I143];[.E144];[.I143])" office:value-type="float" office:value="101.74">
            <text:p>101.74</text:p>
          </table:table-cell>
          <table:table-cell table:formula="of:=IF([.H144]&lt;[.H143];[.J143]+1;[.J143])" office:value-type="float" office:value="9">
            <text:p>9.00</text:p>
          </table:table-cell>
          <table:table-cell table:number-columns-repeated="2"/>
          <table:table-cell table:formula="of:=IF([.C144]&gt;[.C143];[.M143]+1;0)" office:value-type="float" office:value="1">
            <text:p>1.00</text:p>
          </table:table-cell>
          <table:table-cell table:formula="of:=IF([.D144]&gt;[.D143];[.N143]+1;0)" office:value-type="float" office:value="0">
            <text:p>0.00</text:p>
          </table:table-cell>
          <table:table-cell table:formula="of:=IF([.E144]&gt;[.E143];[.O143]+1;0)" office:value-type="float" office:value="0">
            <text:p>0.00</text:p>
          </table:table-cell>
          <table:table-cell table:number-columns-repeated="5"/>
          <table:table-cell table:formula="of:=[.C144]&gt;[.C143]" office:value-type="float" office:value="1">
            <text:p>1.00</text:p>
          </table:table-cell>
          <table:table-cell table:formula="of:=[.D144]&gt;[.D143]" office:value-type="float" office:value="0">
            <text:p>0.00</text:p>
          </table:table-cell>
          <table:table-cell table:formula="of:=[.E144]&gt;[.E143]" office:value-type="float" office:value="0">
            <text:p>0.00</text:p>
          </table:table-cell>
          <table:table-cell table:formula="of:=IF(SUM([.U144:.W144])&gt;1;[.A14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44">
            <text:p>144.00</text:p>
          </table:table-cell>
          <table:table-cell/>
          <table:table-cell office:value-type="float" office:value="86.92">
            <text:p>86.92</text:p>
          </table:table-cell>
          <table:table-cell office:value-type="float" office:value="133.35">
            <text:p>133.35</text:p>
          </table:table-cell>
          <table:table-cell office:value-type="float" office:value="98.39">
            <text:p>98.39</text:p>
          </table:table-cell>
          <table:table-cell/>
          <table:table-cell table:style-name="ce2" table:formula="of:=IF([.H144]&lt;1000;IF([.I144]&gt;[.I143];0;[.G144]);IF(AND([.E144]&lt;[.E143]; [.E143]&lt;[.E142]);FLOOR(1000/[.E145];1)+[.G144];IF([.I144]&gt;[.I143];0;[.G144])))" office:value-type="float" office:value="0">
            <text:p>0.00</text:p>
          </table:table-cell>
          <table:table-cell table:formula="of:=IF([.G145]&lt;&gt;[.G144];[.H144]-([.E145]*([.G145]-[.G144]));[.H144])" office:value-type="float" office:value="5834.75">
            <text:p>5834.75</text:p>
          </table:table-cell>
          <table:table-cell table:formula="of:=IF([.E145]&gt;[.I144];[.E145];[.I144])" office:value-type="float" office:value="101.74">
            <text:p>101.74</text:p>
          </table:table-cell>
          <table:table-cell table:formula="of:=IF([.H145]&lt;[.H144];[.J144]+1;[.J144])" office:value-type="float" office:value="9">
            <text:p>9.00</text:p>
          </table:table-cell>
          <table:table-cell table:number-columns-repeated="2"/>
          <table:table-cell table:formula="of:=IF([.C145]&gt;[.C144];[.M144]+1;0)" office:value-type="float" office:value="0">
            <text:p>0.00</text:p>
          </table:table-cell>
          <table:table-cell table:formula="of:=IF([.D145]&gt;[.D144];[.N144]+1;0)" office:value-type="float" office:value="0">
            <text:p>0.00</text:p>
          </table:table-cell>
          <table:table-cell table:formula="of:=IF([.E145]&gt;[.E144];[.O144]+1;0)" office:value-type="float" office:value="0">
            <text:p>0.00</text:p>
          </table:table-cell>
          <table:table-cell table:number-columns-repeated="5"/>
          <table:table-cell table:formula="of:=[.C145]&gt;[.C144]" office:value-type="float" office:value="0">
            <text:p>0.00</text:p>
          </table:table-cell>
          <table:table-cell table:formula="of:=[.D145]&gt;[.D144]" office:value-type="float" office:value="0">
            <text:p>0.00</text:p>
          </table:table-cell>
          <table:table-cell table:formula="of:=[.E145]&gt;[.E144]" office:value-type="float" office:value="0">
            <text:p>0.00</text:p>
          </table:table-cell>
          <table:table-cell table:formula="of:=IF(SUM([.U145:.W145])&gt;1;[.A14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45">
            <text:p>145.00</text:p>
          </table:table-cell>
          <table:table-cell/>
          <table:table-cell office:value-type="float" office:value="85.46">
            <text:p>85.46</text:p>
          </table:table-cell>
          <table:table-cell office:value-type="float" office:value="132.09">
            <text:p>132.09</text:p>
          </table:table-cell>
          <table:table-cell office:value-type="float" office:value="96.49">
            <text:p>96.49</text:p>
          </table:table-cell>
          <table:table-cell/>
          <table:table-cell table:style-name="ce2" table:formula="of:=IF([.H145]&lt;1000;IF([.I145]&gt;[.I144];0;[.G145]);IF(AND([.E145]&lt;[.E144]; [.E144]&lt;[.E143]);FLOOR(1000/[.E146];1)+[.G145];IF([.I145]&gt;[.I144];0;[.G145])))" office:value-type="float" office:value="10">
            <text:p>10.00</text:p>
          </table:table-cell>
          <table:table-cell table:formula="of:=IF([.G146]&lt;&gt;[.G145];[.H145]-([.E146]*([.G146]-[.G145]));[.H145])" office:value-type="float" office:value="4869.85">
            <text:p>4869.85</text:p>
          </table:table-cell>
          <table:table-cell table:formula="of:=IF([.E146]&gt;[.I145];[.E146];[.I145])" office:value-type="float" office:value="101.74">
            <text:p>101.74</text:p>
          </table:table-cell>
          <table:table-cell table:formula="of:=IF([.H146]&lt;[.H145];[.J145]+1;[.J145])" office:value-type="float" office:value="10">
            <text:p>10.00</text:p>
          </table:table-cell>
          <table:table-cell table:number-columns-repeated="2"/>
          <table:table-cell table:formula="of:=IF([.C146]&gt;[.C145];[.M145]+1;0)" office:value-type="float" office:value="0">
            <text:p>0.00</text:p>
          </table:table-cell>
          <table:table-cell table:formula="of:=IF([.D146]&gt;[.D145];[.N145]+1;0)" office:value-type="float" office:value="0">
            <text:p>0.00</text:p>
          </table:table-cell>
          <table:table-cell table:formula="of:=IF([.E146]&gt;[.E145];[.O145]+1;0)" office:value-type="float" office:value="0">
            <text:p>0.00</text:p>
          </table:table-cell>
          <table:table-cell table:number-columns-repeated="5"/>
          <table:table-cell table:formula="of:=[.C146]&gt;[.C145]" office:value-type="float" office:value="0">
            <text:p>0.00</text:p>
          </table:table-cell>
          <table:table-cell table:formula="of:=[.D146]&gt;[.D145]" office:value-type="float" office:value="0">
            <text:p>0.00</text:p>
          </table:table-cell>
          <table:table-cell table:formula="of:=[.E146]&gt;[.E145]" office:value-type="float" office:value="0">
            <text:p>0.00</text:p>
          </table:table-cell>
          <table:table-cell table:formula="of:=IF(SUM([.U146:.W146])&gt;1;[.A14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46">
            <text:p>146.00</text:p>
          </table:table-cell>
          <table:table-cell/>
          <table:table-cell office:value-type="float" office:value="86.18">
            <text:p>86.18</text:p>
          </table:table-cell>
          <table:table-cell office:value-type="float" office:value="131.82">
            <text:p>131.82</text:p>
          </table:table-cell>
          <table:table-cell office:value-type="float" office:value="97.95">
            <text:p>97.95</text:p>
          </table:table-cell>
          <table:table-cell/>
          <table:table-cell table:style-name="ce2" table:formula="of:=IF([.H146]&lt;1000;IF([.I146]&gt;[.I145];0;[.G146]);IF(AND([.E146]&lt;[.E145]; [.E145]&lt;[.E144]);FLOOR(1000/[.E147];1)+[.G146];IF([.I146]&gt;[.I145];0;[.G146])))" office:value-type="float" office:value="20">
            <text:p>20.00</text:p>
          </table:table-cell>
          <table:table-cell table:formula="of:=IF([.G147]&lt;&gt;[.G146];[.H146]-([.E147]*([.G147]-[.G146]));[.H146])" office:value-type="float" office:value="3890.35">
            <text:p>3890.35</text:p>
          </table:table-cell>
          <table:table-cell table:formula="of:=IF([.E147]&gt;[.I146];[.E147];[.I146])" office:value-type="float" office:value="101.74">
            <text:p>101.74</text:p>
          </table:table-cell>
          <table:table-cell table:formula="of:=IF([.H147]&lt;[.H146];[.J146]+1;[.J146])" office:value-type="float" office:value="11">
            <text:p>11.00</text:p>
          </table:table-cell>
          <table:table-cell table:number-columns-repeated="2"/>
          <table:table-cell table:formula="of:=IF([.C147]&gt;[.C146];[.M146]+1;0)" office:value-type="float" office:value="1">
            <text:p>1.00</text:p>
          </table:table-cell>
          <table:table-cell table:formula="of:=IF([.D147]&gt;[.D146];[.N146]+1;0)" office:value-type="float" office:value="0">
            <text:p>0.00</text:p>
          </table:table-cell>
          <table:table-cell table:formula="of:=IF([.E147]&gt;[.E146];[.O146]+1;0)" office:value-type="float" office:value="1">
            <text:p>1.00</text:p>
          </table:table-cell>
          <table:table-cell table:number-columns-repeated="5"/>
          <table:table-cell table:formula="of:=[.C147]&gt;[.C146]" office:value-type="float" office:value="1">
            <text:p>1.00</text:p>
          </table:table-cell>
          <table:table-cell table:formula="of:=[.D147]&gt;[.D146]" office:value-type="float" office:value="0">
            <text:p>0.00</text:p>
          </table:table-cell>
          <table:table-cell table:formula="of:=[.E147]&gt;[.E146]" office:value-type="float" office:value="1">
            <text:p>1.00</text:p>
          </table:table-cell>
          <table:table-cell table:formula="of:=IF(SUM([.U147:.W147])&gt;1;[.A147];&quot;-&quot;)" office:value-type="float" office:value="146">
            <text:p>146.00</text:p>
          </table:table-cell>
          <table:table-cell table:number-columns-repeated="1000"/>
        </table:table-row>
        <table:table-row table:style-name="ro1">
          <table:table-cell office:value-type="float" office:value="147">
            <text:p>147.00</text:p>
          </table:table-cell>
          <table:table-cell/>
          <table:table-cell office:value-type="float" office:value="85.09">
            <text:p>85.09</text:p>
          </table:table-cell>
          <table:table-cell office:value-type="float" office:value="134.54">
            <text:p>134.54</text:p>
          </table:table-cell>
          <table:table-cell office:value-type="float" office:value="96.33">
            <text:p>96.33</text:p>
          </table:table-cell>
          <table:table-cell/>
          <table:table-cell table:style-name="ce2" table:formula="of:=IF([.H147]&lt;1000;IF([.I147]&gt;[.I146];0;[.G147]);IF(AND([.E147]&lt;[.E146]; [.E146]&lt;[.E145]);FLOOR(1000/[.E148];1)+[.G147];IF([.I147]&gt;[.I146];0;[.G147])))" office:value-type="float" office:value="20">
            <text:p>20.00</text:p>
          </table:table-cell>
          <table:table-cell table:formula="of:=IF([.G148]&lt;&gt;[.G147];[.H147]-([.E148]*([.G148]-[.G147]));[.H147])" office:value-type="float" office:value="3890.35">
            <text:p>3890.35</text:p>
          </table:table-cell>
          <table:table-cell table:formula="of:=IF([.E148]&gt;[.I147];[.E148];[.I147])" office:value-type="float" office:value="101.74">
            <text:p>101.74</text:p>
          </table:table-cell>
          <table:table-cell table:formula="of:=IF([.H148]&lt;[.H147];[.J147]+1;[.J147])" office:value-type="float" office:value="11">
            <text:p>11.00</text:p>
          </table:table-cell>
          <table:table-cell table:number-columns-repeated="2"/>
          <table:table-cell table:formula="of:=IF([.C148]&gt;[.C147];[.M147]+1;0)" office:value-type="float" office:value="0">
            <text:p>0.00</text:p>
          </table:table-cell>
          <table:table-cell table:formula="of:=IF([.D148]&gt;[.D147];[.N147]+1;0)" office:value-type="float" office:value="1">
            <text:p>1.00</text:p>
          </table:table-cell>
          <table:table-cell table:formula="of:=IF([.E148]&gt;[.E147];[.O147]+1;0)" office:value-type="float" office:value="0">
            <text:p>0.00</text:p>
          </table:table-cell>
          <table:table-cell table:number-columns-repeated="5"/>
          <table:table-cell table:formula="of:=[.C148]&gt;[.C147]" office:value-type="float" office:value="0">
            <text:p>0.00</text:p>
          </table:table-cell>
          <table:table-cell table:formula="of:=[.D148]&gt;[.D147]" office:value-type="float" office:value="1">
            <text:p>1.00</text:p>
          </table:table-cell>
          <table:table-cell table:formula="of:=[.E148]&gt;[.E147]" office:value-type="float" office:value="0">
            <text:p>0.00</text:p>
          </table:table-cell>
          <table:table-cell table:formula="of:=IF(SUM([.U148:.W148])&gt;1;[.A14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48">
            <text:p>148.00</text:p>
          </table:table-cell>
          <table:table-cell/>
          <table:table-cell office:value-type="float" office:value="83.71">
            <text:p>83.71</text:p>
          </table:table-cell>
          <table:table-cell office:value-type="float" office:value="137.08">
            <text:p>137.08</text:p>
          </table:table-cell>
          <table:table-cell office:value-type="float" office:value="94.86">
            <text:p>94.86</text:p>
          </table:table-cell>
          <table:table-cell/>
          <table:table-cell table:style-name="ce2" table:formula="of:=IF([.H148]&lt;1000;IF([.I148]&gt;[.I147];0;[.G148]);IF(AND([.E148]&lt;[.E147]; [.E147]&lt;[.E146]);FLOOR(1000/[.E149];1)+[.G148];IF([.I148]&gt;[.I147];0;[.G148])))" office:value-type="float" office:value="20">
            <text:p>20.00</text:p>
          </table:table-cell>
          <table:table-cell table:formula="of:=IF([.G149]&lt;&gt;[.G148];[.H148]-([.E149]*([.G149]-[.G148]));[.H148])" office:value-type="float" office:value="3890.35">
            <text:p>3890.35</text:p>
          </table:table-cell>
          <table:table-cell table:formula="of:=IF([.E149]&gt;[.I148];[.E149];[.I148])" office:value-type="float" office:value="101.74">
            <text:p>101.74</text:p>
          </table:table-cell>
          <table:table-cell table:formula="of:=IF([.H149]&lt;[.H148];[.J148]+1;[.J148])" office:value-type="float" office:value="11">
            <text:p>11.00</text:p>
          </table:table-cell>
          <table:table-cell table:number-columns-repeated="2"/>
          <table:table-cell table:formula="of:=IF([.C149]&gt;[.C148];[.M148]+1;0)" office:value-type="float" office:value="0">
            <text:p>0.00</text:p>
          </table:table-cell>
          <table:table-cell table:formula="of:=IF([.D149]&gt;[.D148];[.N148]+1;0)" office:value-type="float" office:value="2">
            <text:p>2.00</text:p>
          </table:table-cell>
          <table:table-cell table:formula="of:=IF([.E149]&gt;[.E148];[.O148]+1;0)" office:value-type="float" office:value="0">
            <text:p>0.00</text:p>
          </table:table-cell>
          <table:table-cell table:number-columns-repeated="5"/>
          <table:table-cell table:formula="of:=[.C149]&gt;[.C148]" office:value-type="float" office:value="0">
            <text:p>0.00</text:p>
          </table:table-cell>
          <table:table-cell table:formula="of:=[.D149]&gt;[.D148]" office:value-type="float" office:value="1">
            <text:p>1.00</text:p>
          </table:table-cell>
          <table:table-cell table:formula="of:=[.E149]&gt;[.E148]" office:value-type="float" office:value="0">
            <text:p>0.00</text:p>
          </table:table-cell>
          <table:table-cell table:formula="of:=IF(SUM([.U149:.W149])&gt;1;[.A14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49">
            <text:p>149.00</text:p>
          </table:table-cell>
          <table:table-cell/>
          <table:table-cell office:value-type="float" office:value="85.66">
            <text:p>85.66</text:p>
          </table:table-cell>
          <table:table-cell office:value-type="float" office:value="136.36">
            <text:p>136.36</text:p>
          </table:table-cell>
          <table:table-cell office:value-type="float" office:value="96.17">
            <text:p>96.17</text:p>
          </table:table-cell>
          <table:table-cell/>
          <table:table-cell table:style-name="ce2" table:formula="of:=IF([.H149]&lt;1000;IF([.I149]&gt;[.I148];0;[.G149]);IF(AND([.E149]&lt;[.E148]; [.E148]&lt;[.E147]);FLOOR(1000/[.E150];1)+[.G149];IF([.I149]&gt;[.I148];0;[.G149])))" office:value-type="float" office:value="30">
            <text:p>30.00</text:p>
          </table:table-cell>
          <table:table-cell table:formula="of:=IF([.G150]&lt;&gt;[.G149];[.H149]-([.E150]*([.G150]-[.G149]));[.H149])" office:value-type="float" office:value="2928.65">
            <text:p>2928.65</text:p>
          </table:table-cell>
          <table:table-cell table:formula="of:=IF([.E150]&gt;[.I149];[.E150];[.I149])" office:value-type="float" office:value="101.74">
            <text:p>101.74</text:p>
          </table:table-cell>
          <table:table-cell table:formula="of:=IF([.H150]&lt;[.H149];[.J149]+1;[.J149])" office:value-type="float" office:value="12">
            <text:p>12.00</text:p>
          </table:table-cell>
          <table:table-cell table:number-columns-repeated="2"/>
          <table:table-cell table:formula="of:=IF([.C150]&gt;[.C149];[.M149]+1;0)" office:value-type="float" office:value="1">
            <text:p>1.00</text:p>
          </table:table-cell>
          <table:table-cell table:formula="of:=IF([.D150]&gt;[.D149];[.N149]+1;0)" office:value-type="float" office:value="0">
            <text:p>0.00</text:p>
          </table:table-cell>
          <table:table-cell table:formula="of:=IF([.E150]&gt;[.E149];[.O149]+1;0)" office:value-type="float" office:value="1">
            <text:p>1.00</text:p>
          </table:table-cell>
          <table:table-cell table:number-columns-repeated="5"/>
          <table:table-cell table:formula="of:=[.C150]&gt;[.C149]" office:value-type="float" office:value="1">
            <text:p>1.00</text:p>
          </table:table-cell>
          <table:table-cell table:formula="of:=[.D150]&gt;[.D149]" office:value-type="float" office:value="0">
            <text:p>0.00</text:p>
          </table:table-cell>
          <table:table-cell table:formula="of:=[.E150]&gt;[.E149]" office:value-type="float" office:value="1">
            <text:p>1.00</text:p>
          </table:table-cell>
          <table:table-cell table:formula="of:=IF(SUM([.U150:.W150])&gt;1;[.A150];&quot;-&quot;)" office:value-type="float" office:value="149">
            <text:p>149.00</text:p>
          </table:table-cell>
          <table:table-cell table:number-columns-repeated="1000"/>
        </table:table-row>
        <table:table-row table:style-name="ro1">
          <table:table-cell office:value-type="float" office:value="150">
            <text:p>150.00</text:p>
          </table:table-cell>
          <table:table-cell/>
          <table:table-cell office:value-type="float" office:value="85.94">
            <text:p>85.94</text:p>
          </table:table-cell>
          <table:table-cell office:value-type="float" office:value="134.98">
            <text:p>134.98</text:p>
          </table:table-cell>
          <table:table-cell office:value-type="float" office:value="97.44">
            <text:p>97.44</text:p>
          </table:table-cell>
          <table:table-cell/>
          <table:table-cell table:style-name="ce2" table:formula="of:=IF([.H150]&lt;1000;IF([.I150]&gt;[.I149];0;[.G150]);IF(AND([.E150]&lt;[.E149]; [.E149]&lt;[.E148]);FLOOR(1000/[.E151];1)+[.G150];IF([.I150]&gt;[.I149];0;[.G150])))" office:value-type="float" office:value="30">
            <text:p>30.00</text:p>
          </table:table-cell>
          <table:table-cell table:formula="of:=IF([.G151]&lt;&gt;[.G150];[.H150]-([.E151]*([.G151]-[.G150]));[.H150])" office:value-type="float" office:value="2928.65">
            <text:p>2928.65</text:p>
          </table:table-cell>
          <table:table-cell table:formula="of:=IF([.E151]&gt;[.I150];[.E151];[.I150])" office:value-type="float" office:value="101.74">
            <text:p>101.74</text:p>
          </table:table-cell>
          <table:table-cell table:formula="of:=IF([.H151]&lt;[.H150];[.J150]+1;[.J150])" office:value-type="float" office:value="12">
            <text:p>12.00</text:p>
          </table:table-cell>
          <table:table-cell table:number-columns-repeated="2"/>
          <table:table-cell table:formula="of:=IF([.C151]&gt;[.C150];[.M150]+1;0)" office:value-type="float" office:value="2">
            <text:p>2.00</text:p>
          </table:table-cell>
          <table:table-cell table:formula="of:=IF([.D151]&gt;[.D150];[.N150]+1;0)" office:value-type="float" office:value="0">
            <text:p>0.00</text:p>
          </table:table-cell>
          <table:table-cell table:formula="of:=IF([.E151]&gt;[.E150];[.O150]+1;0)" office:value-type="float" office:value="2">
            <text:p>2.00</text:p>
          </table:table-cell>
          <table:table-cell table:number-columns-repeated="5"/>
          <table:table-cell table:formula="of:=[.C151]&gt;[.C150]" office:value-type="float" office:value="1">
            <text:p>1.00</text:p>
          </table:table-cell>
          <table:table-cell table:formula="of:=[.D151]&gt;[.D150]" office:value-type="float" office:value="0">
            <text:p>0.00</text:p>
          </table:table-cell>
          <table:table-cell table:formula="of:=[.E151]&gt;[.E150]" office:value-type="float" office:value="1">
            <text:p>1.00</text:p>
          </table:table-cell>
          <table:table-cell table:formula="of:=IF(SUM([.U151:.W151])&gt;1;[.A151];&quot;-&quot;)" office:value-type="float" office:value="150">
            <text:p>150.00</text:p>
          </table:table-cell>
          <table:table-cell table:number-columns-repeated="1000"/>
        </table:table-row>
        <table:table-row table:style-name="ro1">
          <table:table-cell office:value-type="float" office:value="151">
            <text:p>151.00</text:p>
          </table:table-cell>
          <table:table-cell/>
          <table:table-cell office:value-type="float" office:value="87.4">
            <text:p>87.40</text:p>
          </table:table-cell>
          <table:table-cell office:value-type="float" office:value="133.44">
            <text:p>133.44</text:p>
          </table:table-cell>
          <table:table-cell office:value-type="float" office:value="98.68">
            <text:p>98.68</text:p>
          </table:table-cell>
          <table:table-cell/>
          <table:table-cell table:style-name="ce2" table:formula="of:=IF([.H151]&lt;1000;IF([.I151]&gt;[.I150];0;[.G151]);IF(AND([.E151]&lt;[.E150]; [.E150]&lt;[.E149]);FLOOR(1000/[.E152];1)+[.G151];IF([.I151]&gt;[.I150];0;[.G151])))" office:value-type="float" office:value="30">
            <text:p>30.00</text:p>
          </table:table-cell>
          <table:table-cell table:formula="of:=IF([.G152]&lt;&gt;[.G151];[.H151]-([.E152]*([.G152]-[.G151]));[.H151])" office:value-type="float" office:value="2928.65">
            <text:p>2928.65</text:p>
          </table:table-cell>
          <table:table-cell table:formula="of:=IF([.E152]&gt;[.I151];[.E152];[.I151])" office:value-type="float" office:value="101.74">
            <text:p>101.74</text:p>
          </table:table-cell>
          <table:table-cell table:formula="of:=IF([.H152]&lt;[.H151];[.J151]+1;[.J151])" office:value-type="float" office:value="12">
            <text:p>12.00</text:p>
          </table:table-cell>
          <table:table-cell table:number-columns-repeated="2"/>
          <table:table-cell table:formula="of:=IF([.C152]&gt;[.C151];[.M151]+1;0)" office:value-type="float" office:value="3">
            <text:p>3.00</text:p>
          </table:table-cell>
          <table:table-cell table:formula="of:=IF([.D152]&gt;[.D151];[.N151]+1;0)" office:value-type="float" office:value="0">
            <text:p>0.00</text:p>
          </table:table-cell>
          <table:table-cell table:formula="of:=IF([.E152]&gt;[.E151];[.O151]+1;0)" office:value-type="float" office:value="3">
            <text:p>3.00</text:p>
          </table:table-cell>
          <table:table-cell table:number-columns-repeated="5"/>
          <table:table-cell table:formula="of:=[.C152]&gt;[.C151]" office:value-type="float" office:value="1">
            <text:p>1.00</text:p>
          </table:table-cell>
          <table:table-cell table:formula="of:=[.D152]&gt;[.D151]" office:value-type="float" office:value="0">
            <text:p>0.00</text:p>
          </table:table-cell>
          <table:table-cell table:formula="of:=[.E152]&gt;[.E151]" office:value-type="float" office:value="1">
            <text:p>1.00</text:p>
          </table:table-cell>
          <table:table-cell table:formula="of:=IF(SUM([.U152:.W152])&gt;1;[.A152];&quot;-&quot;)" office:value-type="float" office:value="151">
            <text:p>151.00</text:p>
          </table:table-cell>
          <table:table-cell table:number-columns-repeated="1000"/>
        </table:table-row>
        <table:table-row table:style-name="ro1">
          <table:table-cell office:value-type="float" office:value="152">
            <text:p>152.00</text:p>
          </table:table-cell>
          <table:table-cell/>
          <table:table-cell office:value-type="float" office:value="86.27">
            <text:p>86.27</text:p>
          </table:table-cell>
          <table:table-cell office:value-type="float" office:value="132.32">
            <text:p>132.32</text:p>
          </table:table-cell>
          <table:table-cell office:value-type="float" office:value="99.99">
            <text:p>99.99</text:p>
          </table:table-cell>
          <table:table-cell/>
          <table:table-cell table:style-name="ce2" table:formula="of:=IF([.H152]&lt;1000;IF([.I152]&gt;[.I151];0;[.G152]);IF(AND([.E152]&lt;[.E151]; [.E151]&lt;[.E150]);FLOOR(1000/[.E153];1)+[.G152];IF([.I152]&gt;[.I151];0;[.G152])))" office:value-type="float" office:value="30">
            <text:p>30.00</text:p>
          </table:table-cell>
          <table:table-cell table:formula="of:=IF([.G153]&lt;&gt;[.G152];[.H152]-([.E153]*([.G153]-[.G152]));[.H152])" office:value-type="float" office:value="2928.65">
            <text:p>2928.65</text:p>
          </table:table-cell>
          <table:table-cell table:formula="of:=IF([.E153]&gt;[.I152];[.E153];[.I152])" office:value-type="float" office:value="101.74">
            <text:p>101.74</text:p>
          </table:table-cell>
          <table:table-cell table:formula="of:=IF([.H153]&lt;[.H152];[.J152]+1;[.J152])" office:value-type="float" office:value="12">
            <text:p>12.00</text:p>
          </table:table-cell>
          <table:table-cell table:number-columns-repeated="2"/>
          <table:table-cell table:formula="of:=IF([.C153]&gt;[.C152];[.M152]+1;0)" office:value-type="float" office:value="0">
            <text:p>0.00</text:p>
          </table:table-cell>
          <table:table-cell table:formula="of:=IF([.D153]&gt;[.D152];[.N152]+1;0)" office:value-type="float" office:value="0">
            <text:p>0.00</text:p>
          </table:table-cell>
          <table:table-cell table:formula="of:=IF([.E153]&gt;[.E152];[.O152]+1;0)" office:value-type="float" office:value="4">
            <text:p>4.00</text:p>
          </table:table-cell>
          <table:table-cell table:number-columns-repeated="5"/>
          <table:table-cell table:formula="of:=[.C153]&gt;[.C152]" office:value-type="float" office:value="0">
            <text:p>0.00</text:p>
          </table:table-cell>
          <table:table-cell table:formula="of:=[.D153]&gt;[.D152]" office:value-type="float" office:value="0">
            <text:p>0.00</text:p>
          </table:table-cell>
          <table:table-cell table:formula="of:=[.E153]&gt;[.E152]" office:value-type="float" office:value="1">
            <text:p>1.00</text:p>
          </table:table-cell>
          <table:table-cell table:formula="of:=IF(SUM([.U153:.W153])&gt;1;[.A15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53">
            <text:p>153.00</text:p>
          </table:table-cell>
          <table:table-cell/>
          <table:table-cell office:value-type="float" office:value="88.03">
            <text:p>88.03</text:p>
          </table:table-cell>
          <table:table-cell office:value-type="float" office:value="132.25">
            <text:p>132.25</text:p>
          </table:table-cell>
          <table:table-cell office:value-type="float" office:value="100.81">
            <text:p>100.81</text:p>
          </table:table-cell>
          <table:table-cell/>
          <table:table-cell table:style-name="ce2" table:formula="of:=IF([.H153]&lt;1000;IF([.I153]&gt;[.I152];0;[.G153]);IF(AND([.E153]&lt;[.E152]; [.E152]&lt;[.E151]);FLOOR(1000/[.E154];1)+[.G153];IF([.I153]&gt;[.I152];0;[.G153])))" office:value-type="float" office:value="30">
            <text:p>30.00</text:p>
          </table:table-cell>
          <table:table-cell table:formula="of:=IF([.G154]&lt;&gt;[.G153];[.H153]-([.E154]*([.G154]-[.G153]));[.H153])" office:value-type="float" office:value="2928.65">
            <text:p>2928.65</text:p>
          </table:table-cell>
          <table:table-cell table:formula="of:=IF([.E154]&gt;[.I153];[.E154];[.I153])" office:value-type="float" office:value="101.74">
            <text:p>101.74</text:p>
          </table:table-cell>
          <table:table-cell table:formula="of:=IF([.H154]&lt;[.H153];[.J153]+1;[.J153])" office:value-type="float" office:value="12">
            <text:p>12.00</text:p>
          </table:table-cell>
          <table:table-cell table:number-columns-repeated="2"/>
          <table:table-cell table:formula="of:=IF([.C154]&gt;[.C153];[.M153]+1;0)" office:value-type="float" office:value="1">
            <text:p>1.00</text:p>
          </table:table-cell>
          <table:table-cell table:formula="of:=IF([.D154]&gt;[.D153];[.N153]+1;0)" office:value-type="float" office:value="0">
            <text:p>0.00</text:p>
          </table:table-cell>
          <table:table-cell table:formula="of:=IF([.E154]&gt;[.E153];[.O153]+1;0)" office:value-type="float" office:value="5">
            <text:p>5.00</text:p>
          </table:table-cell>
          <table:table-cell table:number-columns-repeated="5"/>
          <table:table-cell table:formula="of:=[.C154]&gt;[.C153]" office:value-type="float" office:value="1">
            <text:p>1.00</text:p>
          </table:table-cell>
          <table:table-cell table:formula="of:=[.D154]&gt;[.D153]" office:value-type="float" office:value="0">
            <text:p>0.00</text:p>
          </table:table-cell>
          <table:table-cell table:formula="of:=[.E154]&gt;[.E153]" office:value-type="float" office:value="1">
            <text:p>1.00</text:p>
          </table:table-cell>
          <table:table-cell table:formula="of:=IF(SUM([.U154:.W154])&gt;1;[.A154];&quot;-&quot;)" office:value-type="float" office:value="153">
            <text:p>153.00</text:p>
          </table:table-cell>
          <table:table-cell table:number-columns-repeated="1000"/>
        </table:table-row>
        <table:table-row table:style-name="ro1">
          <table:table-cell office:value-type="float" office:value="154">
            <text:p>154.00</text:p>
          </table:table-cell>
          <table:table-cell/>
          <table:table-cell office:value-type="float" office:value="88.79">
            <text:p>88.79</text:p>
          </table:table-cell>
          <table:table-cell office:value-type="float" office:value="134.86">
            <text:p>134.86</text:p>
          </table:table-cell>
          <table:table-cell office:value-type="float" office:value="100.92">
            <text:p>100.92</text:p>
          </table:table-cell>
          <table:table-cell/>
          <table:table-cell table:style-name="ce2" table:formula="of:=IF([.H154]&lt;1000;IF([.I154]&gt;[.I153];0;[.G154]);IF(AND([.E154]&lt;[.E153]; [.E153]&lt;[.E152]);FLOOR(1000/[.E155];1)+[.G154];IF([.I154]&gt;[.I153];0;[.G154])))" office:value-type="float" office:value="30">
            <text:p>30.00</text:p>
          </table:table-cell>
          <table:table-cell table:formula="of:=IF([.G155]&lt;&gt;[.G154];[.H154]-([.E155]*([.G155]-[.G154]));[.H154])" office:value-type="float" office:value="2928.65">
            <text:p>2928.65</text:p>
          </table:table-cell>
          <table:table-cell table:formula="of:=IF([.E155]&gt;[.I154];[.E155];[.I154])" office:value-type="float" office:value="101.74">
            <text:p>101.74</text:p>
          </table:table-cell>
          <table:table-cell table:formula="of:=IF([.H155]&lt;[.H154];[.J154]+1;[.J154])" office:value-type="float" office:value="12">
            <text:p>12.00</text:p>
          </table:table-cell>
          <table:table-cell table:number-columns-repeated="2"/>
          <table:table-cell table:formula="of:=IF([.C155]&gt;[.C154];[.M154]+1;0)" office:value-type="float" office:value="2">
            <text:p>2.00</text:p>
          </table:table-cell>
          <table:table-cell table:formula="of:=IF([.D155]&gt;[.D154];[.N154]+1;0)" office:value-type="float" office:value="1">
            <text:p>1.00</text:p>
          </table:table-cell>
          <table:table-cell table:formula="of:=IF([.E155]&gt;[.E154];[.O154]+1;0)" office:value-type="float" office:value="6">
            <text:p>6.00</text:p>
          </table:table-cell>
          <table:table-cell table:number-columns-repeated="5"/>
          <table:table-cell table:formula="of:=[.C155]&gt;[.C154]" office:value-type="float" office:value="1">
            <text:p>1.00</text:p>
          </table:table-cell>
          <table:table-cell table:formula="of:=[.D155]&gt;[.D154]" office:value-type="float" office:value="1">
            <text:p>1.00</text:p>
          </table:table-cell>
          <table:table-cell table:formula="of:=[.E155]&gt;[.E154]" office:value-type="float" office:value="1">
            <text:p>1.00</text:p>
          </table:table-cell>
          <table:table-cell table:formula="of:=IF(SUM([.U155:.W155])&gt;1;[.A155];&quot;-&quot;)" office:value-type="float" office:value="154">
            <text:p>154.00</text:p>
          </table:table-cell>
          <table:table-cell table:number-columns-repeated="1000"/>
        </table:table-row>
        <table:table-row table:style-name="ro1">
          <table:table-cell office:value-type="float" office:value="155">
            <text:p>155.00</text:p>
          </table:table-cell>
          <table:table-cell/>
          <table:table-cell office:value-type="float" office:value="89.7">
            <text:p>89.70</text:p>
          </table:table-cell>
          <table:table-cell office:value-type="float" office:value="133.21">
            <text:p>133.21</text:p>
          </table:table-cell>
          <table:table-cell office:value-type="float" office:value="102.29">
            <text:p>102.29</text:p>
          </table:table-cell>
          <table:table-cell/>
          <table:table-cell table:style-name="ce2" table:formula="of:=IF([.H155]&lt;1000;IF([.I155]&gt;[.I154];0;[.G155]);IF(AND([.E155]&lt;[.E154]; [.E154]&lt;[.E153]);FLOOR(1000/[.E156];1)+[.G155];IF([.I155]&gt;[.I154];0;[.G155])))" office:value-type="float" office:value="30">
            <text:p>30.00</text:p>
          </table:table-cell>
          <table:table-cell table:formula="of:=IF([.G156]&lt;&gt;[.G155];[.H155]-([.E156]*([.G156]-[.G155]));[.H155])" office:value-type="float" office:value="2928.65">
            <text:p>2928.65</text:p>
          </table:table-cell>
          <table:table-cell table:formula="of:=IF([.E156]&gt;[.I155];[.E156];[.I155])" office:value-type="float" office:value="102.29">
            <text:p>102.29</text:p>
          </table:table-cell>
          <table:table-cell table:formula="of:=IF([.H156]&lt;[.H155];[.J155]+1;[.J155])" office:value-type="float" office:value="12">
            <text:p>12.00</text:p>
          </table:table-cell>
          <table:table-cell table:number-columns-repeated="2"/>
          <table:table-cell table:formula="of:=IF([.C156]&gt;[.C155];[.M155]+1;0)" office:value-type="float" office:value="3">
            <text:p>3.00</text:p>
          </table:table-cell>
          <table:table-cell table:formula="of:=IF([.D156]&gt;[.D155];[.N155]+1;0)" office:value-type="float" office:value="0">
            <text:p>0.00</text:p>
          </table:table-cell>
          <table:table-cell table:formula="of:=IF([.E156]&gt;[.E155];[.O155]+1;0)" office:value-type="float" office:value="7">
            <text:p>7.00</text:p>
          </table:table-cell>
          <table:table-cell table:number-columns-repeated="5"/>
          <table:table-cell table:formula="of:=[.C156]&gt;[.C155]" office:value-type="float" office:value="1">
            <text:p>1.00</text:p>
          </table:table-cell>
          <table:table-cell table:formula="of:=[.D156]&gt;[.D155]" office:value-type="float" office:value="0">
            <text:p>0.00</text:p>
          </table:table-cell>
          <table:table-cell table:formula="of:=[.E156]&gt;[.E155]" office:value-type="float" office:value="1">
            <text:p>1.00</text:p>
          </table:table-cell>
          <table:table-cell table:formula="of:=IF(SUM([.U156:.W156])&gt;1;[.A156];&quot;-&quot;)" office:value-type="float" office:value="155">
            <text:p>155.00</text:p>
          </table:table-cell>
          <table:table-cell table:number-columns-repeated="1000"/>
        </table:table-row>
        <table:table-row table:style-name="ro1">
          <table:table-cell office:value-type="float" office:value="156">
            <text:p>156.00</text:p>
          </table:table-cell>
          <table:table-cell/>
          <table:table-cell office:value-type="float" office:value="90.26">
            <text:p>90.26</text:p>
          </table:table-cell>
          <table:table-cell office:value-type="float" office:value="131.81">
            <text:p>131.81</text:p>
          </table:table-cell>
          <table:table-cell office:value-type="float" office:value="100.76">
            <text:p>100.76</text:p>
          </table:table-cell>
          <table:table-cell/>
          <table:table-cell table:style-name="ce2" table:formula="of:=IF([.H156]&lt;1000;IF([.I156]&gt;[.I155];0;[.G156]);IF(AND([.E156]&lt;[.E155]; [.E155]&lt;[.E154]);FLOOR(1000/[.E157];1)+[.G156];IF([.I156]&gt;[.I155];0;[.G156])))" office:value-type="float" office:value="0">
            <text:p>0.00</text:p>
          </table:table-cell>
          <table:table-cell table:formula="of:=IF([.G157]&lt;&gt;[.G156];[.H156]-([.E157]*([.G157]-[.G156]));[.H156])" office:value-type="float" office:value="5951.45">
            <text:p>5951.45</text:p>
          </table:table-cell>
          <table:table-cell table:formula="of:=IF([.E157]&gt;[.I156];[.E157];[.I156])" office:value-type="float" office:value="102.29">
            <text:p>102.29</text:p>
          </table:table-cell>
          <table:table-cell table:formula="of:=IF([.H157]&lt;[.H156];[.J156]+1;[.J156])" office:value-type="float" office:value="12">
            <text:p>12.00</text:p>
          </table:table-cell>
          <table:table-cell table:number-columns-repeated="2"/>
          <table:table-cell table:formula="of:=IF([.C157]&gt;[.C156];[.M156]+1;0)" office:value-type="float" office:value="4">
            <text:p>4.00</text:p>
          </table:table-cell>
          <table:table-cell table:formula="of:=IF([.D157]&gt;[.D156];[.N156]+1;0)" office:value-type="float" office:value="0">
            <text:p>0.00</text:p>
          </table:table-cell>
          <table:table-cell table:formula="of:=IF([.E157]&gt;[.E156];[.O156]+1;0)" office:value-type="float" office:value="0">
            <text:p>0.00</text:p>
          </table:table-cell>
          <table:table-cell table:number-columns-repeated="5"/>
          <table:table-cell table:formula="of:=[.C157]&gt;[.C156]" office:value-type="float" office:value="1">
            <text:p>1.00</text:p>
          </table:table-cell>
          <table:table-cell table:formula="of:=[.D157]&gt;[.D156]" office:value-type="float" office:value="0">
            <text:p>0.00</text:p>
          </table:table-cell>
          <table:table-cell table:formula="of:=[.E157]&gt;[.E156]" office:value-type="float" office:value="0">
            <text:p>0.00</text:p>
          </table:table-cell>
          <table:table-cell table:formula="of:=IF(SUM([.U157:.W157])&gt;1;[.A15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57">
            <text:p>157.00</text:p>
          </table:table-cell>
          <table:table-cell/>
          <table:table-cell office:value-type="float" office:value="88.27">
            <text:p>88.27</text:p>
          </table:table-cell>
          <table:table-cell office:value-type="float" office:value="131">
            <text:p>131.00</text:p>
          </table:table-cell>
          <table:table-cell office:value-type="float" office:value="102.48">
            <text:p>102.48</text:p>
          </table:table-cell>
          <table:table-cell/>
          <table:table-cell table:style-name="ce2" table:formula="of:=IF([.H157]&lt;1000;IF([.I157]&gt;[.I156];0;[.G157]);IF(AND([.E157]&lt;[.E156]; [.E156]&lt;[.E155]);FLOOR(1000/[.E158];1)+[.G157];IF([.I157]&gt;[.I156];0;[.G157])))" office:value-type="float" office:value="0">
            <text:p>0.00</text:p>
          </table:table-cell>
          <table:table-cell table:formula="of:=IF([.G158]&lt;&gt;[.G157];[.H157]-([.E158]*([.G158]-[.G157]));[.H157])" office:value-type="float" office:value="5951.45">
            <text:p>5951.45</text:p>
          </table:table-cell>
          <table:table-cell table:formula="of:=IF([.E158]&gt;[.I157];[.E158];[.I157])" office:value-type="float" office:value="102.48">
            <text:p>102.48</text:p>
          </table:table-cell>
          <table:table-cell table:formula="of:=IF([.H158]&lt;[.H157];[.J157]+1;[.J157])" office:value-type="float" office:value="12">
            <text:p>12.00</text:p>
          </table:table-cell>
          <table:table-cell table:number-columns-repeated="2"/>
          <table:table-cell table:formula="of:=IF([.C158]&gt;[.C157];[.M157]+1;0)" office:value-type="float" office:value="0">
            <text:p>0.00</text:p>
          </table:table-cell>
          <table:table-cell table:formula="of:=IF([.D158]&gt;[.D157];[.N157]+1;0)" office:value-type="float" office:value="0">
            <text:p>0.00</text:p>
          </table:table-cell>
          <table:table-cell table:formula="of:=IF([.E158]&gt;[.E157];[.O157]+1;0)" office:value-type="float" office:value="1">
            <text:p>1.00</text:p>
          </table:table-cell>
          <table:table-cell table:number-columns-repeated="5"/>
          <table:table-cell table:formula="of:=[.C158]&gt;[.C157]" office:value-type="float" office:value="0">
            <text:p>0.00</text:p>
          </table:table-cell>
          <table:table-cell table:formula="of:=[.D158]&gt;[.D157]" office:value-type="float" office:value="0">
            <text:p>0.00</text:p>
          </table:table-cell>
          <table:table-cell table:formula="of:=[.E158]&gt;[.E157]" office:value-type="float" office:value="1">
            <text:p>1.00</text:p>
          </table:table-cell>
          <table:table-cell table:formula="of:=IF(SUM([.U158:.W158])&gt;1;[.A15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58">
            <text:p>158.00</text:p>
          </table:table-cell>
          <table:table-cell/>
          <table:table-cell office:value-type="float" office:value="88.73">
            <text:p>88.73</text:p>
          </table:table-cell>
          <table:table-cell office:value-type="float" office:value="130.27">
            <text:p>130.27</text:p>
          </table:table-cell>
          <table:table-cell office:value-type="float" office:value="102.72">
            <text:p>102.72</text:p>
          </table:table-cell>
          <table:table-cell/>
          <table:table-cell table:style-name="ce2" table:formula="of:=IF([.H158]&lt;1000;IF([.I158]&gt;[.I157];0;[.G158]);IF(AND([.E158]&lt;[.E157]; [.E157]&lt;[.E156]);FLOOR(1000/[.E159];1)+[.G158];IF([.I158]&gt;[.I157];0;[.G158])))" office:value-type="float" office:value="0">
            <text:p>0.00</text:p>
          </table:table-cell>
          <table:table-cell table:formula="of:=IF([.G159]&lt;&gt;[.G158];[.H158]-([.E159]*([.G159]-[.G158]));[.H158])" office:value-type="float" office:value="5951.45">
            <text:p>5951.45</text:p>
          </table:table-cell>
          <table:table-cell table:formula="of:=IF([.E159]&gt;[.I158];[.E159];[.I158])" office:value-type="float" office:value="102.72">
            <text:p>102.72</text:p>
          </table:table-cell>
          <table:table-cell table:formula="of:=IF([.H159]&lt;[.H158];[.J158]+1;[.J158])" office:value-type="float" office:value="12">
            <text:p>12.00</text:p>
          </table:table-cell>
          <table:table-cell table:number-columns-repeated="2"/>
          <table:table-cell table:formula="of:=IF([.C159]&gt;[.C158];[.M158]+1;0)" office:value-type="float" office:value="1">
            <text:p>1.00</text:p>
          </table:table-cell>
          <table:table-cell table:formula="of:=IF([.D159]&gt;[.D158];[.N158]+1;0)" office:value-type="float" office:value="0">
            <text:p>0.00</text:p>
          </table:table-cell>
          <table:table-cell table:formula="of:=IF([.E159]&gt;[.E158];[.O158]+1;0)" office:value-type="float" office:value="2">
            <text:p>2.00</text:p>
          </table:table-cell>
          <table:table-cell table:number-columns-repeated="5"/>
          <table:table-cell table:formula="of:=[.C159]&gt;[.C158]" office:value-type="float" office:value="1">
            <text:p>1.00</text:p>
          </table:table-cell>
          <table:table-cell table:formula="of:=[.D159]&gt;[.D158]" office:value-type="float" office:value="0">
            <text:p>0.00</text:p>
          </table:table-cell>
          <table:table-cell table:formula="of:=[.E159]&gt;[.E158]" office:value-type="float" office:value="1">
            <text:p>1.00</text:p>
          </table:table-cell>
          <table:table-cell table:formula="of:=IF(SUM([.U159:.W159])&gt;1;[.A159];&quot;-&quot;)" office:value-type="float" office:value="158">
            <text:p>158.00</text:p>
          </table:table-cell>
          <table:table-cell table:number-columns-repeated="1000"/>
        </table:table-row>
        <table:table-row table:style-name="ro1">
          <table:table-cell office:value-type="float" office:value="159">
            <text:p>159.00</text:p>
          </table:table-cell>
          <table:table-cell/>
          <table:table-cell office:value-type="float" office:value="87.13">
            <text:p>87.13</text:p>
          </table:table-cell>
          <table:table-cell office:value-type="float" office:value="128.56">
            <text:p>128.56</text:p>
          </table:table-cell>
          <table:table-cell office:value-type="float" office:value="104.6">
            <text:p>104.60</text:p>
          </table:table-cell>
          <table:table-cell/>
          <table:table-cell table:style-name="ce2" table:formula="of:=IF([.H159]&lt;1000;IF([.I159]&gt;[.I158];0;[.G159]);IF(AND([.E159]&lt;[.E158]; [.E158]&lt;[.E157]);FLOOR(1000/[.E160];1)+[.G159];IF([.I159]&gt;[.I158];0;[.G159])))" office:value-type="float" office:value="0">
            <text:p>0.00</text:p>
          </table:table-cell>
          <table:table-cell table:formula="of:=IF([.G160]&lt;&gt;[.G159];[.H159]-([.E160]*([.G160]-[.G159]));[.H159])" office:value-type="float" office:value="5951.45">
            <text:p>5951.45</text:p>
          </table:table-cell>
          <table:table-cell table:formula="of:=IF([.E160]&gt;[.I159];[.E160];[.I159])" office:value-type="float" office:value="104.6">
            <text:p>104.60</text:p>
          </table:table-cell>
          <table:table-cell table:formula="of:=IF([.H160]&lt;[.H159];[.J159]+1;[.J159])" office:value-type="float" office:value="12">
            <text:p>12.00</text:p>
          </table:table-cell>
          <table:table-cell table:number-columns-repeated="2"/>
          <table:table-cell table:formula="of:=IF([.C160]&gt;[.C159];[.M159]+1;0)" office:value-type="float" office:value="0">
            <text:p>0.00</text:p>
          </table:table-cell>
          <table:table-cell table:formula="of:=IF([.D160]&gt;[.D159];[.N159]+1;0)" office:value-type="float" office:value="0">
            <text:p>0.00</text:p>
          </table:table-cell>
          <table:table-cell table:formula="of:=IF([.E160]&gt;[.E159];[.O159]+1;0)" office:value-type="float" office:value="3">
            <text:p>3.00</text:p>
          </table:table-cell>
          <table:table-cell table:number-columns-repeated="5"/>
          <table:table-cell table:formula="of:=[.C160]&gt;[.C159]" office:value-type="float" office:value="0">
            <text:p>0.00</text:p>
          </table:table-cell>
          <table:table-cell table:formula="of:=[.D160]&gt;[.D159]" office:value-type="float" office:value="0">
            <text:p>0.00</text:p>
          </table:table-cell>
          <table:table-cell table:formula="of:=[.E160]&gt;[.E159]" office:value-type="float" office:value="1">
            <text:p>1.00</text:p>
          </table:table-cell>
          <table:table-cell table:formula="of:=IF(SUM([.U160:.W160])&gt;1;[.A16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60">
            <text:p>160.00</text:p>
          </table:table-cell>
          <table:table-cell/>
          <table:table-cell office:value-type="float" office:value="85.68">
            <text:p>85.68</text:p>
          </table:table-cell>
          <table:table-cell office:value-type="float" office:value="127.84">
            <text:p>127.84</text:p>
          </table:table-cell>
          <table:table-cell office:value-type="float" office:value="106.69">
            <text:p>106.69</text:p>
          </table:table-cell>
          <table:table-cell/>
          <table:table-cell table:style-name="ce2" table:formula="of:=IF([.H160]&lt;1000;IF([.I160]&gt;[.I159];0;[.G160]);IF(AND([.E160]&lt;[.E159]; [.E159]&lt;[.E158]);FLOOR(1000/[.E161];1)+[.G160];IF([.I160]&gt;[.I159];0;[.G160])))" office:value-type="float" office:value="0">
            <text:p>0.00</text:p>
          </table:table-cell>
          <table:table-cell table:formula="of:=IF([.G161]&lt;&gt;[.G160];[.H160]-([.E161]*([.G161]-[.G160]));[.H160])" office:value-type="float" office:value="5951.45">
            <text:p>5951.45</text:p>
          </table:table-cell>
          <table:table-cell table:formula="of:=IF([.E161]&gt;[.I160];[.E161];[.I160])" office:value-type="float" office:value="106.69">
            <text:p>106.69</text:p>
          </table:table-cell>
          <table:table-cell table:formula="of:=IF([.H161]&lt;[.H160];[.J160]+1;[.J160])" office:value-type="float" office:value="12">
            <text:p>12.00</text:p>
          </table:table-cell>
          <table:table-cell table:number-columns-repeated="2"/>
          <table:table-cell table:formula="of:=IF([.C161]&gt;[.C160];[.M160]+1;0)" office:value-type="float" office:value="0">
            <text:p>0.00</text:p>
          </table:table-cell>
          <table:table-cell table:formula="of:=IF([.D161]&gt;[.D160];[.N160]+1;0)" office:value-type="float" office:value="0">
            <text:p>0.00</text:p>
          </table:table-cell>
          <table:table-cell table:formula="of:=IF([.E161]&gt;[.E160];[.O160]+1;0)" office:value-type="float" office:value="4">
            <text:p>4.00</text:p>
          </table:table-cell>
          <table:table-cell table:number-columns-repeated="5"/>
          <table:table-cell table:formula="of:=[.C161]&gt;[.C160]" office:value-type="float" office:value="0">
            <text:p>0.00</text:p>
          </table:table-cell>
          <table:table-cell table:formula="of:=[.D161]&gt;[.D160]" office:value-type="float" office:value="0">
            <text:p>0.00</text:p>
          </table:table-cell>
          <table:table-cell table:formula="of:=[.E161]&gt;[.E160]" office:value-type="float" office:value="1">
            <text:p>1.00</text:p>
          </table:table-cell>
          <table:table-cell table:formula="of:=IF(SUM([.U161:.W161])&gt;1;[.A16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61">
            <text:p>161.00</text:p>
          </table:table-cell>
          <table:table-cell/>
          <table:table-cell office:value-type="float" office:value="84.27">
            <text:p>84.27</text:p>
          </table:table-cell>
          <table:table-cell office:value-type="float" office:value="127.42">
            <text:p>127.42</text:p>
          </table:table-cell>
          <table:table-cell office:value-type="float" office:value="106.85">
            <text:p>106.85</text:p>
          </table:table-cell>
          <table:table-cell/>
          <table:table-cell table:style-name="ce2" table:formula="of:=IF([.H161]&lt;1000;IF([.I161]&gt;[.I160];0;[.G161]);IF(AND([.E161]&lt;[.E160]; [.E160]&lt;[.E159]);FLOOR(1000/[.E162];1)+[.G161];IF([.I161]&gt;[.I160];0;[.G161])))" office:value-type="float" office:value="0">
            <text:p>0.00</text:p>
          </table:table-cell>
          <table:table-cell table:formula="of:=IF([.G162]&lt;&gt;[.G161];[.H161]-([.E162]*([.G162]-[.G161]));[.H161])" office:value-type="float" office:value="5951.45">
            <text:p>5951.45</text:p>
          </table:table-cell>
          <table:table-cell table:formula="of:=IF([.E162]&gt;[.I161];[.E162];[.I161])" office:value-type="float" office:value="106.85">
            <text:p>106.85</text:p>
          </table:table-cell>
          <table:table-cell table:formula="of:=IF([.H162]&lt;[.H161];[.J161]+1;[.J161])" office:value-type="float" office:value="12">
            <text:p>12.00</text:p>
          </table:table-cell>
          <table:table-cell table:number-columns-repeated="2"/>
          <table:table-cell table:formula="of:=IF([.C162]&gt;[.C161];[.M161]+1;0)" office:value-type="float" office:value="0">
            <text:p>0.00</text:p>
          </table:table-cell>
          <table:table-cell table:formula="of:=IF([.D162]&gt;[.D161];[.N161]+1;0)" office:value-type="float" office:value="0">
            <text:p>0.00</text:p>
          </table:table-cell>
          <table:table-cell table:formula="of:=IF([.E162]&gt;[.E161];[.O161]+1;0)" office:value-type="float" office:value="5">
            <text:p>5.00</text:p>
          </table:table-cell>
          <table:table-cell table:number-columns-repeated="5"/>
          <table:table-cell table:formula="of:=[.C162]&gt;[.C161]" office:value-type="float" office:value="0">
            <text:p>0.00</text:p>
          </table:table-cell>
          <table:table-cell table:formula="of:=[.D162]&gt;[.D161]" office:value-type="float" office:value="0">
            <text:p>0.00</text:p>
          </table:table-cell>
          <table:table-cell table:formula="of:=[.E162]&gt;[.E161]" office:value-type="float" office:value="1">
            <text:p>1.00</text:p>
          </table:table-cell>
          <table:table-cell table:formula="of:=IF(SUM([.U162:.W162])&gt;1;[.A16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62">
            <text:p>162.00</text:p>
          </table:table-cell>
          <table:table-cell/>
          <table:table-cell office:value-type="float" office:value="82.68">
            <text:p>82.68</text:p>
          </table:table-cell>
          <table:table-cell office:value-type="float" office:value="127.09">
            <text:p>127.09</text:p>
          </table:table-cell>
          <table:table-cell office:value-type="float" office:value="107.25">
            <text:p>107.25</text:p>
          </table:table-cell>
          <table:table-cell/>
          <table:table-cell table:style-name="ce2" table:formula="of:=IF([.H162]&lt;1000;IF([.I162]&gt;[.I161];0;[.G162]);IF(AND([.E162]&lt;[.E161]; [.E161]&lt;[.E160]);FLOOR(1000/[.E163];1)+[.G162];IF([.I162]&gt;[.I161];0;[.G162])))" office:value-type="float" office:value="0">
            <text:p>0.00</text:p>
          </table:table-cell>
          <table:table-cell table:formula="of:=IF([.G163]&lt;&gt;[.G162];[.H162]-([.E163]*([.G163]-[.G162]));[.H162])" office:value-type="float" office:value="5951.45">
            <text:p>5951.45</text:p>
          </table:table-cell>
          <table:table-cell table:formula="of:=IF([.E163]&gt;[.I162];[.E163];[.I162])" office:value-type="float" office:value="107.25">
            <text:p>107.25</text:p>
          </table:table-cell>
          <table:table-cell table:formula="of:=IF([.H163]&lt;[.H162];[.J162]+1;[.J162])" office:value-type="float" office:value="12">
            <text:p>12.00</text:p>
          </table:table-cell>
          <table:table-cell table:number-columns-repeated="2"/>
          <table:table-cell table:formula="of:=IF([.C163]&gt;[.C162];[.M162]+1;0)" office:value-type="float" office:value="0">
            <text:p>0.00</text:p>
          </table:table-cell>
          <table:table-cell table:formula="of:=IF([.D163]&gt;[.D162];[.N162]+1;0)" office:value-type="float" office:value="0">
            <text:p>0.00</text:p>
          </table:table-cell>
          <table:table-cell table:formula="of:=IF([.E163]&gt;[.E162];[.O162]+1;0)" office:value-type="float" office:value="6">
            <text:p>6.00</text:p>
          </table:table-cell>
          <table:table-cell table:number-columns-repeated="5"/>
          <table:table-cell table:formula="of:=[.C163]&gt;[.C162]" office:value-type="float" office:value="0">
            <text:p>0.00</text:p>
          </table:table-cell>
          <table:table-cell table:formula="of:=[.D163]&gt;[.D162]" office:value-type="float" office:value="0">
            <text:p>0.00</text:p>
          </table:table-cell>
          <table:table-cell table:formula="of:=[.E163]&gt;[.E162]" office:value-type="float" office:value="1">
            <text:p>1.00</text:p>
          </table:table-cell>
          <table:table-cell table:formula="of:=IF(SUM([.U163:.W163])&gt;1;[.A16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63">
            <text:p>163.00</text:p>
          </table:table-cell>
          <table:table-cell/>
          <table:table-cell office:value-type="float" office:value="84.44">
            <text:p>84.44</text:p>
          </table:table-cell>
          <table:table-cell office:value-type="float" office:value="126.43">
            <text:p>126.43</text:p>
          </table:table-cell>
          <table:table-cell office:value-type="float" office:value="108.44">
            <text:p>108.44</text:p>
          </table:table-cell>
          <table:table-cell/>
          <table:table-cell table:style-name="ce2" table:formula="of:=IF([.H163]&lt;1000;IF([.I163]&gt;[.I162];0;[.G163]);IF(AND([.E163]&lt;[.E162]; [.E162]&lt;[.E161]);FLOOR(1000/[.E164];1)+[.G163];IF([.I163]&gt;[.I162];0;[.G163])))" office:value-type="float" office:value="0">
            <text:p>0.00</text:p>
          </table:table-cell>
          <table:table-cell table:formula="of:=IF([.G164]&lt;&gt;[.G163];[.H163]-([.E164]*([.G164]-[.G163]));[.H163])" office:value-type="float" office:value="5951.45">
            <text:p>5951.45</text:p>
          </table:table-cell>
          <table:table-cell table:formula="of:=IF([.E164]&gt;[.I163];[.E164];[.I163])" office:value-type="float" office:value="108.44">
            <text:p>108.44</text:p>
          </table:table-cell>
          <table:table-cell table:formula="of:=IF([.H164]&lt;[.H163];[.J163]+1;[.J163])" office:value-type="float" office:value="12">
            <text:p>12.00</text:p>
          </table:table-cell>
          <table:table-cell table:number-columns-repeated="2"/>
          <table:table-cell table:formula="of:=IF([.C164]&gt;[.C163];[.M163]+1;0)" office:value-type="float" office:value="1">
            <text:p>1.00</text:p>
          </table:table-cell>
          <table:table-cell table:formula="of:=IF([.D164]&gt;[.D163];[.N163]+1;0)" office:value-type="float" office:value="0">
            <text:p>0.00</text:p>
          </table:table-cell>
          <table:table-cell table:formula="of:=IF([.E164]&gt;[.E163];[.O163]+1;0)" office:value-type="float" office:value="7">
            <text:p>7.00</text:p>
          </table:table-cell>
          <table:table-cell table:number-columns-repeated="5"/>
          <table:table-cell table:formula="of:=[.C164]&gt;[.C163]" office:value-type="float" office:value="1">
            <text:p>1.00</text:p>
          </table:table-cell>
          <table:table-cell table:formula="of:=[.D164]&gt;[.D163]" office:value-type="float" office:value="0">
            <text:p>0.00</text:p>
          </table:table-cell>
          <table:table-cell table:formula="of:=[.E164]&gt;[.E163]" office:value-type="float" office:value="1">
            <text:p>1.00</text:p>
          </table:table-cell>
          <table:table-cell table:formula="of:=IF(SUM([.U164:.W164])&gt;1;[.A164];&quot;-&quot;)" office:value-type="float" office:value="163">
            <text:p>163.00</text:p>
          </table:table-cell>
          <table:table-cell table:number-columns-repeated="1000"/>
        </table:table-row>
        <table:table-row table:style-name="ro1">
          <table:table-cell office:value-type="float" office:value="164">
            <text:p>164.00</text:p>
          </table:table-cell>
          <table:table-cell/>
          <table:table-cell office:value-type="float" office:value="85.82">
            <text:p>85.82</text:p>
          </table:table-cell>
          <table:table-cell office:value-type="float" office:value="126.31">
            <text:p>126.31</text:p>
          </table:table-cell>
          <table:table-cell office:value-type="float" office:value="110.27">
            <text:p>110.27</text:p>
          </table:table-cell>
          <table:table-cell/>
          <table:table-cell table:style-name="ce2" table:formula="of:=IF([.H164]&lt;1000;IF([.I164]&gt;[.I163];0;[.G164]);IF(AND([.E164]&lt;[.E163]; [.E163]&lt;[.E162]);FLOOR(1000/[.E165];1)+[.G164];IF([.I164]&gt;[.I163];0;[.G164])))" office:value-type="float" office:value="0">
            <text:p>0.00</text:p>
          </table:table-cell>
          <table:table-cell table:formula="of:=IF([.G165]&lt;&gt;[.G164];[.H164]-([.E165]*([.G165]-[.G164]));[.H164])" office:value-type="float" office:value="5951.45">
            <text:p>5951.45</text:p>
          </table:table-cell>
          <table:table-cell table:formula="of:=IF([.E165]&gt;[.I164];[.E165];[.I164])" office:value-type="float" office:value="110.27">
            <text:p>110.27</text:p>
          </table:table-cell>
          <table:table-cell table:formula="of:=IF([.H165]&lt;[.H164];[.J164]+1;[.J164])" office:value-type="float" office:value="12">
            <text:p>12.00</text:p>
          </table:table-cell>
          <table:table-cell table:number-columns-repeated="2"/>
          <table:table-cell table:formula="of:=IF([.C165]&gt;[.C164];[.M164]+1;0)" office:value-type="float" office:value="2">
            <text:p>2.00</text:p>
          </table:table-cell>
          <table:table-cell table:formula="of:=IF([.D165]&gt;[.D164];[.N164]+1;0)" office:value-type="float" office:value="0">
            <text:p>0.00</text:p>
          </table:table-cell>
          <table:table-cell table:formula="of:=IF([.E165]&gt;[.E164];[.O164]+1;0)" office:value-type="float" office:value="8">
            <text:p>8.00</text:p>
          </table:table-cell>
          <table:table-cell table:number-columns-repeated="5"/>
          <table:table-cell table:formula="of:=[.C165]&gt;[.C164]" office:value-type="float" office:value="1">
            <text:p>1.00</text:p>
          </table:table-cell>
          <table:table-cell table:formula="of:=[.D165]&gt;[.D164]" office:value-type="float" office:value="0">
            <text:p>0.00</text:p>
          </table:table-cell>
          <table:table-cell table:formula="of:=[.E165]&gt;[.E164]" office:value-type="float" office:value="1">
            <text:p>1.00</text:p>
          </table:table-cell>
          <table:table-cell table:formula="of:=IF(SUM([.U165:.W165])&gt;1;[.A165];&quot;-&quot;)" office:value-type="float" office:value="164">
            <text:p>164.00</text:p>
          </table:table-cell>
          <table:table-cell table:number-columns-repeated="1000"/>
        </table:table-row>
        <table:table-row table:style-name="ro1">
          <table:table-cell office:value-type="float" office:value="165">
            <text:p>165.00</text:p>
          </table:table-cell>
          <table:table-cell/>
          <table:table-cell office:value-type="float" office:value="84.73">
            <text:p>84.73</text:p>
          </table:table-cell>
          <table:table-cell office:value-type="float" office:value="129.23">
            <text:p>129.23</text:p>
          </table:table-cell>
          <table:table-cell office:value-type="float" office:value="110.94">
            <text:p>110.94</text:p>
          </table:table-cell>
          <table:table-cell/>
          <table:table-cell table:style-name="ce2" table:formula="of:=IF([.H165]&lt;1000;IF([.I165]&gt;[.I164];0;[.G165]);IF(AND([.E165]&lt;[.E164]; [.E164]&lt;[.E163]);FLOOR(1000/[.E166];1)+[.G165];IF([.I165]&gt;[.I164];0;[.G165])))" office:value-type="float" office:value="0">
            <text:p>0.00</text:p>
          </table:table-cell>
          <table:table-cell table:formula="of:=IF([.G166]&lt;&gt;[.G165];[.H165]-([.E166]*([.G166]-[.G165]));[.H165])" office:value-type="float" office:value="5951.45">
            <text:p>5951.45</text:p>
          </table:table-cell>
          <table:table-cell table:formula="of:=IF([.E166]&gt;[.I165];[.E166];[.I165])" office:value-type="float" office:value="110.94">
            <text:p>110.94</text:p>
          </table:table-cell>
          <table:table-cell table:formula="of:=IF([.H166]&lt;[.H165];[.J165]+1;[.J165])" office:value-type="float" office:value="12">
            <text:p>12.00</text:p>
          </table:table-cell>
          <table:table-cell table:number-columns-repeated="2"/>
          <table:table-cell table:formula="of:=IF([.C166]&gt;[.C165];[.M165]+1;0)" office:value-type="float" office:value="0">
            <text:p>0.00</text:p>
          </table:table-cell>
          <table:table-cell table:formula="of:=IF([.D166]&gt;[.D165];[.N165]+1;0)" office:value-type="float" office:value="1">
            <text:p>1.00</text:p>
          </table:table-cell>
          <table:table-cell table:formula="of:=IF([.E166]&gt;[.E165];[.O165]+1;0)" office:value-type="float" office:value="9">
            <text:p>9.00</text:p>
          </table:table-cell>
          <table:table-cell table:number-columns-repeated="5"/>
          <table:table-cell table:formula="of:=[.C166]&gt;[.C165]" office:value-type="float" office:value="0">
            <text:p>0.00</text:p>
          </table:table-cell>
          <table:table-cell table:formula="of:=[.D166]&gt;[.D165]" office:value-type="float" office:value="1">
            <text:p>1.00</text:p>
          </table:table-cell>
          <table:table-cell table:formula="of:=[.E166]&gt;[.E165]" office:value-type="float" office:value="1">
            <text:p>1.00</text:p>
          </table:table-cell>
          <table:table-cell table:formula="of:=IF(SUM([.U166:.W166])&gt;1;[.A166];&quot;-&quot;)" office:value-type="float" office:value="165">
            <text:p>165.00</text:p>
          </table:table-cell>
          <table:table-cell table:number-columns-repeated="1000"/>
        </table:table-row>
        <table:table-row table:style-name="ro1">
          <table:table-cell office:value-type="float" office:value="166">
            <text:p>166.00</text:p>
          </table:table-cell>
          <table:table-cell/>
          <table:table-cell office:value-type="float" office:value="86.08">
            <text:p>86.08</text:p>
          </table:table-cell>
          <table:table-cell office:value-type="float" office:value="128.37">
            <text:p>128.37</text:p>
          </table:table-cell>
          <table:table-cell office:value-type="float" office:value="109.26">
            <text:p>109.26</text:p>
          </table:table-cell>
          <table:table-cell/>
          <table:table-cell table:style-name="ce2" table:formula="of:=IF([.H166]&lt;1000;IF([.I166]&gt;[.I165];0;[.G166]);IF(AND([.E166]&lt;[.E165]; [.E165]&lt;[.E164]);FLOOR(1000/[.E167];1)+[.G166];IF([.I166]&gt;[.I165];0;[.G166])))" office:value-type="float" office:value="0">
            <text:p>0.00</text:p>
          </table:table-cell>
          <table:table-cell table:formula="of:=IF([.G167]&lt;&gt;[.G166];[.H166]-([.E167]*([.G167]-[.G166]));[.H166])" office:value-type="float" office:value="5951.45">
            <text:p>5951.45</text:p>
          </table:table-cell>
          <table:table-cell table:formula="of:=IF([.E167]&gt;[.I166];[.E167];[.I166])" office:value-type="float" office:value="110.94">
            <text:p>110.94</text:p>
          </table:table-cell>
          <table:table-cell table:formula="of:=IF([.H167]&lt;[.H166];[.J166]+1;[.J166])" office:value-type="float" office:value="12">
            <text:p>12.00</text:p>
          </table:table-cell>
          <table:table-cell table:number-columns-repeated="2"/>
          <table:table-cell table:formula="of:=IF([.C167]&gt;[.C166];[.M166]+1;0)" office:value-type="float" office:value="1">
            <text:p>1.00</text:p>
          </table:table-cell>
          <table:table-cell table:formula="of:=IF([.D167]&gt;[.D166];[.N166]+1;0)" office:value-type="float" office:value="0">
            <text:p>0.00</text:p>
          </table:table-cell>
          <table:table-cell table:formula="of:=IF([.E167]&gt;[.E166];[.O166]+1;0)" office:value-type="float" office:value="0">
            <text:p>0.00</text:p>
          </table:table-cell>
          <table:table-cell table:number-columns-repeated="5"/>
          <table:table-cell table:formula="of:=[.C167]&gt;[.C166]" office:value-type="float" office:value="1">
            <text:p>1.00</text:p>
          </table:table-cell>
          <table:table-cell table:formula="of:=[.D167]&gt;[.D166]" office:value-type="float" office:value="0">
            <text:p>0.00</text:p>
          </table:table-cell>
          <table:table-cell table:formula="of:=[.E167]&gt;[.E166]" office:value-type="float" office:value="0">
            <text:p>0.00</text:p>
          </table:table-cell>
          <table:table-cell table:formula="of:=IF(SUM([.U167:.W167])&gt;1;[.A16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67">
            <text:p>167.00</text:p>
          </table:table-cell>
          <table:table-cell/>
          <table:table-cell office:value-type="float" office:value="87.8">
            <text:p>87.80</text:p>
          </table:table-cell>
          <table:table-cell office:value-type="float" office:value="128.21">
            <text:p>128.21</text:p>
          </table:table-cell>
          <table:table-cell office:value-type="float" office:value="110.98">
            <text:p>110.98</text:p>
          </table:table-cell>
          <table:table-cell/>
          <table:table-cell table:style-name="ce2" table:formula="of:=IF([.H167]&lt;1000;IF([.I167]&gt;[.I166];0;[.G167]);IF(AND([.E167]&lt;[.E166]; [.E166]&lt;[.E165]);FLOOR(1000/[.E168];1)+[.G167];IF([.I167]&gt;[.I166];0;[.G167])))" office:value-type="float" office:value="0">
            <text:p>0.00</text:p>
          </table:table-cell>
          <table:table-cell table:formula="of:=IF([.G168]&lt;&gt;[.G167];[.H167]-([.E168]*([.G168]-[.G167]));[.H167])" office:value-type="float" office:value="5951.45">
            <text:p>5951.45</text:p>
          </table:table-cell>
          <table:table-cell table:formula="of:=IF([.E168]&gt;[.I167];[.E168];[.I167])" office:value-type="float" office:value="110.98">
            <text:p>110.98</text:p>
          </table:table-cell>
          <table:table-cell table:formula="of:=IF([.H168]&lt;[.H167];[.J167]+1;[.J167])" office:value-type="float" office:value="12">
            <text:p>12.00</text:p>
          </table:table-cell>
          <table:table-cell table:number-columns-repeated="2"/>
          <table:table-cell table:formula="of:=IF([.C168]&gt;[.C167];[.M167]+1;0)" office:value-type="float" office:value="2">
            <text:p>2.00</text:p>
          </table:table-cell>
          <table:table-cell table:formula="of:=IF([.D168]&gt;[.D167];[.N167]+1;0)" office:value-type="float" office:value="0">
            <text:p>0.00</text:p>
          </table:table-cell>
          <table:table-cell table:formula="of:=IF([.E168]&gt;[.E167];[.O167]+1;0)" office:value-type="float" office:value="1">
            <text:p>1.00</text:p>
          </table:table-cell>
          <table:table-cell table:number-columns-repeated="5"/>
          <table:table-cell table:formula="of:=[.C168]&gt;[.C167]" office:value-type="float" office:value="1">
            <text:p>1.00</text:p>
          </table:table-cell>
          <table:table-cell table:formula="of:=[.D168]&gt;[.D167]" office:value-type="float" office:value="0">
            <text:p>0.00</text:p>
          </table:table-cell>
          <table:table-cell table:formula="of:=[.E168]&gt;[.E167]" office:value-type="float" office:value="1">
            <text:p>1.00</text:p>
          </table:table-cell>
          <table:table-cell table:formula="of:=IF(SUM([.U168:.W168])&gt;1;[.A168];&quot;-&quot;)" office:value-type="float" office:value="167">
            <text:p>167.00</text:p>
          </table:table-cell>
          <table:table-cell table:number-columns-repeated="1000"/>
        </table:table-row>
        <table:table-row table:style-name="ro1">
          <table:table-cell office:value-type="float" office:value="168">
            <text:p>168.00</text:p>
          </table:table-cell>
          <table:table-cell/>
          <table:table-cell office:value-type="float" office:value="86.31">
            <text:p>86.31</text:p>
          </table:table-cell>
          <table:table-cell office:value-type="float" office:value="130.98">
            <text:p>130.98</text:p>
          </table:table-cell>
          <table:table-cell office:value-type="float" office:value="111.8">
            <text:p>111.80</text:p>
          </table:table-cell>
          <table:table-cell/>
          <table:table-cell table:style-name="ce2" table:formula="of:=IF([.H168]&lt;1000;IF([.I168]&gt;[.I167];0;[.G168]);IF(AND([.E168]&lt;[.E167]; [.E167]&lt;[.E166]);FLOOR(1000/[.E169];1)+[.G168];IF([.I168]&gt;[.I167];0;[.G168])))" office:value-type="float" office:value="0">
            <text:p>0.00</text:p>
          </table:table-cell>
          <table:table-cell table:formula="of:=IF([.G169]&lt;&gt;[.G168];[.H168]-([.E169]*([.G169]-[.G168]));[.H168])" office:value-type="float" office:value="5951.45">
            <text:p>5951.45</text:p>
          </table:table-cell>
          <table:table-cell table:formula="of:=IF([.E169]&gt;[.I168];[.E169];[.I168])" office:value-type="float" office:value="111.8">
            <text:p>111.80</text:p>
          </table:table-cell>
          <table:table-cell table:formula="of:=IF([.H169]&lt;[.H168];[.J168]+1;[.J168])" office:value-type="float" office:value="12">
            <text:p>12.00</text:p>
          </table:table-cell>
          <table:table-cell table:number-columns-repeated="2"/>
          <table:table-cell table:formula="of:=IF([.C169]&gt;[.C168];[.M168]+1;0)" office:value-type="float" office:value="0">
            <text:p>0.00</text:p>
          </table:table-cell>
          <table:table-cell table:formula="of:=IF([.D169]&gt;[.D168];[.N168]+1;0)" office:value-type="float" office:value="1">
            <text:p>1.00</text:p>
          </table:table-cell>
          <table:table-cell table:formula="of:=IF([.E169]&gt;[.E168];[.O168]+1;0)" office:value-type="float" office:value="2">
            <text:p>2.00</text:p>
          </table:table-cell>
          <table:table-cell table:number-columns-repeated="5"/>
          <table:table-cell table:formula="of:=[.C169]&gt;[.C168]" office:value-type="float" office:value="0">
            <text:p>0.00</text:p>
          </table:table-cell>
          <table:table-cell table:formula="of:=[.D169]&gt;[.D168]" office:value-type="float" office:value="1">
            <text:p>1.00</text:p>
          </table:table-cell>
          <table:table-cell table:formula="of:=[.E169]&gt;[.E168]" office:value-type="float" office:value="1">
            <text:p>1.00</text:p>
          </table:table-cell>
          <table:table-cell table:formula="of:=IF(SUM([.U169:.W169])&gt;1;[.A169];&quot;-&quot;)" office:value-type="float" office:value="168">
            <text:p>168.00</text:p>
          </table:table-cell>
          <table:table-cell table:number-columns-repeated="1000"/>
        </table:table-row>
        <table:table-row table:style-name="ro1">
          <table:table-cell office:value-type="float" office:value="169">
            <text:p>169.00</text:p>
          </table:table-cell>
          <table:table-cell/>
          <table:table-cell office:value-type="float" office:value="84.68">
            <text:p>84.68</text:p>
          </table:table-cell>
          <table:table-cell office:value-type="float" office:value="130.07">
            <text:p>130.07</text:p>
          </table:table-cell>
          <table:table-cell office:value-type="float" office:value="110.07">
            <text:p>110.07</text:p>
          </table:table-cell>
          <table:table-cell/>
          <table:table-cell table:style-name="ce2" table:formula="of:=IF([.H169]&lt;1000;IF([.I169]&gt;[.I168];0;[.G169]);IF(AND([.E169]&lt;[.E168]; [.E168]&lt;[.E167]);FLOOR(1000/[.E170];1)+[.G169];IF([.I169]&gt;[.I168];0;[.G169])))" office:value-type="float" office:value="0">
            <text:p>0.00</text:p>
          </table:table-cell>
          <table:table-cell table:formula="of:=IF([.G170]&lt;&gt;[.G169];[.H169]-([.E170]*([.G170]-[.G169]));[.H169])" office:value-type="float" office:value="5951.45">
            <text:p>5951.45</text:p>
          </table:table-cell>
          <table:table-cell table:formula="of:=IF([.E170]&gt;[.I169];[.E170];[.I169])" office:value-type="float" office:value="111.8">
            <text:p>111.80</text:p>
          </table:table-cell>
          <table:table-cell table:formula="of:=IF([.H170]&lt;[.H169];[.J169]+1;[.J169])" office:value-type="float" office:value="12">
            <text:p>12.00</text:p>
          </table:table-cell>
          <table:table-cell table:number-columns-repeated="2"/>
          <table:table-cell table:formula="of:=IF([.C170]&gt;[.C169];[.M169]+1;0)" office:value-type="float" office:value="0">
            <text:p>0.00</text:p>
          </table:table-cell>
          <table:table-cell table:formula="of:=IF([.D170]&gt;[.D169];[.N169]+1;0)" office:value-type="float" office:value="0">
            <text:p>0.00</text:p>
          </table:table-cell>
          <table:table-cell table:formula="of:=IF([.E170]&gt;[.E169];[.O169]+1;0)" office:value-type="float" office:value="0">
            <text:p>0.00</text:p>
          </table:table-cell>
          <table:table-cell table:number-columns-repeated="5"/>
          <table:table-cell table:formula="of:=[.C170]&gt;[.C169]" office:value-type="float" office:value="0">
            <text:p>0.00</text:p>
          </table:table-cell>
          <table:table-cell table:formula="of:=[.D170]&gt;[.D169]" office:value-type="float" office:value="0">
            <text:p>0.00</text:p>
          </table:table-cell>
          <table:table-cell table:formula="of:=[.E170]&gt;[.E169]" office:value-type="float" office:value="0">
            <text:p>0.00</text:p>
          </table:table-cell>
          <table:table-cell table:formula="of:=IF(SUM([.U170:.W170])&gt;1;[.A17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70">
            <text:p>170.00</text:p>
          </table:table-cell>
          <table:table-cell/>
          <table:table-cell office:value-type="float" office:value="82.77">
            <text:p>82.77</text:p>
          </table:table-cell>
          <table:table-cell office:value-type="float" office:value="129.9">
            <text:p>129.90</text:p>
          </table:table-cell>
          <table:table-cell office:value-type="float" office:value="110.79">
            <text:p>110.79</text:p>
          </table:table-cell>
          <table:table-cell/>
          <table:table-cell table:style-name="ce2" table:formula="of:=IF([.H170]&lt;1000;IF([.I170]&gt;[.I169];0;[.G170]);IF(AND([.E170]&lt;[.E169]; [.E169]&lt;[.E168]);FLOOR(1000/[.E171];1)+[.G170];IF([.I170]&gt;[.I169];0;[.G170])))" office:value-type="float" office:value="0">
            <text:p>0.00</text:p>
          </table:table-cell>
          <table:table-cell table:formula="of:=IF([.G171]&lt;&gt;[.G170];[.H170]-([.E171]*([.G171]-[.G170]));[.H170])" office:value-type="float" office:value="5951.45">
            <text:p>5951.45</text:p>
          </table:table-cell>
          <table:table-cell table:formula="of:=IF([.E171]&gt;[.I170];[.E171];[.I170])" office:value-type="float" office:value="111.8">
            <text:p>111.80</text:p>
          </table:table-cell>
          <table:table-cell table:formula="of:=IF([.H171]&lt;[.H170];[.J170]+1;[.J170])" office:value-type="float" office:value="12">
            <text:p>12.00</text:p>
          </table:table-cell>
          <table:table-cell table:number-columns-repeated="2"/>
          <table:table-cell table:formula="of:=IF([.C171]&gt;[.C170];[.M170]+1;0)" office:value-type="float" office:value="0">
            <text:p>0.00</text:p>
          </table:table-cell>
          <table:table-cell table:formula="of:=IF([.D171]&gt;[.D170];[.N170]+1;0)" office:value-type="float" office:value="0">
            <text:p>0.00</text:p>
          </table:table-cell>
          <table:table-cell table:formula="of:=IF([.E171]&gt;[.E170];[.O170]+1;0)" office:value-type="float" office:value="1">
            <text:p>1.00</text:p>
          </table:table-cell>
          <table:table-cell table:number-columns-repeated="5"/>
          <table:table-cell table:formula="of:=[.C171]&gt;[.C170]" office:value-type="float" office:value="0">
            <text:p>0.00</text:p>
          </table:table-cell>
          <table:table-cell table:formula="of:=[.D171]&gt;[.D170]" office:value-type="float" office:value="0">
            <text:p>0.00</text:p>
          </table:table-cell>
          <table:table-cell table:formula="of:=[.E171]&gt;[.E170]" office:value-type="float" office:value="1">
            <text:p>1.00</text:p>
          </table:table-cell>
          <table:table-cell table:formula="of:=IF(SUM([.U171:.W171])&gt;1;[.A17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71">
            <text:p>171.00</text:p>
          </table:table-cell>
          <table:table-cell/>
          <table:table-cell office:value-type="float" office:value="80.95">
            <text:p>80.95</text:p>
          </table:table-cell>
          <table:table-cell office:value-type="float" office:value="129.86">
            <text:p>129.86</text:p>
          </table:table-cell>
          <table:table-cell office:value-type="float" office:value="109.17">
            <text:p>109.17</text:p>
          </table:table-cell>
          <table:table-cell/>
          <table:table-cell table:style-name="ce2" table:formula="of:=IF([.H171]&lt;1000;IF([.I171]&gt;[.I170];0;[.G171]);IF(AND([.E171]&lt;[.E170]; [.E170]&lt;[.E169]);FLOOR(1000/[.E172];1)+[.G171];IF([.I171]&gt;[.I170];0;[.G171])))" office:value-type="float" office:value="0">
            <text:p>0.00</text:p>
          </table:table-cell>
          <table:table-cell table:formula="of:=IF([.G172]&lt;&gt;[.G171];[.H171]-([.E172]*([.G172]-[.G171]));[.H171])" office:value-type="float" office:value="5951.45">
            <text:p>5951.45</text:p>
          </table:table-cell>
          <table:table-cell table:formula="of:=IF([.E172]&gt;[.I171];[.E172];[.I171])" office:value-type="float" office:value="111.8">
            <text:p>111.80</text:p>
          </table:table-cell>
          <table:table-cell table:formula="of:=IF([.H172]&lt;[.H171];[.J171]+1;[.J171])" office:value-type="float" office:value="12">
            <text:p>12.00</text:p>
          </table:table-cell>
          <table:table-cell table:number-columns-repeated="2"/>
          <table:table-cell table:formula="of:=IF([.C172]&gt;[.C171];[.M171]+1;0)" office:value-type="float" office:value="0">
            <text:p>0.00</text:p>
          </table:table-cell>
          <table:table-cell table:formula="of:=IF([.D172]&gt;[.D171];[.N171]+1;0)" office:value-type="float" office:value="0">
            <text:p>0.00</text:p>
          </table:table-cell>
          <table:table-cell table:formula="of:=IF([.E172]&gt;[.E171];[.O171]+1;0)" office:value-type="float" office:value="0">
            <text:p>0.00</text:p>
          </table:table-cell>
          <table:table-cell table:number-columns-repeated="5"/>
          <table:table-cell table:formula="of:=[.C172]&gt;[.C171]" office:value-type="float" office:value="0">
            <text:p>0.00</text:p>
          </table:table-cell>
          <table:table-cell table:formula="of:=[.D172]&gt;[.D171]" office:value-type="float" office:value="0">
            <text:p>0.00</text:p>
          </table:table-cell>
          <table:table-cell table:formula="of:=[.E172]&gt;[.E171]" office:value-type="float" office:value="0">
            <text:p>0.00</text:p>
          </table:table-cell>
          <table:table-cell table:formula="of:=IF(SUM([.U172:.W172])&gt;1;[.A17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72">
            <text:p>172.00</text:p>
          </table:table-cell>
          <table:table-cell/>
          <table:table-cell office:value-type="float" office:value="81.61">
            <text:p>81.61</text:p>
          </table:table-cell>
          <table:table-cell office:value-type="float" office:value="128.05">
            <text:p>128.05</text:p>
          </table:table-cell>
          <table:table-cell office:value-type="float" office:value="107.31">
            <text:p>107.31</text:p>
          </table:table-cell>
          <table:table-cell/>
          <table:table-cell table:style-name="ce2" table:formula="of:=IF([.H172]&lt;1000;IF([.I172]&gt;[.I171];0;[.G172]);IF(AND([.E172]&lt;[.E171]; [.E171]&lt;[.E170]);FLOOR(1000/[.E173];1)+[.G172];IF([.I172]&gt;[.I171];0;[.G172])))" office:value-type="float" office:value="0">
            <text:p>0.00</text:p>
          </table:table-cell>
          <table:table-cell table:formula="of:=IF([.G173]&lt;&gt;[.G172];[.H172]-([.E173]*([.G173]-[.G172]));[.H172])" office:value-type="float" office:value="5951.45">
            <text:p>5951.45</text:p>
          </table:table-cell>
          <table:table-cell table:formula="of:=IF([.E173]&gt;[.I172];[.E173];[.I172])" office:value-type="float" office:value="111.8">
            <text:p>111.80</text:p>
          </table:table-cell>
          <table:table-cell table:formula="of:=IF([.H173]&lt;[.H172];[.J172]+1;[.J172])" office:value-type="float" office:value="12">
            <text:p>12.00</text:p>
          </table:table-cell>
          <table:table-cell table:number-columns-repeated="2"/>
          <table:table-cell table:formula="of:=IF([.C173]&gt;[.C172];[.M172]+1;0)" office:value-type="float" office:value="1">
            <text:p>1.00</text:p>
          </table:table-cell>
          <table:table-cell table:formula="of:=IF([.D173]&gt;[.D172];[.N172]+1;0)" office:value-type="float" office:value="0">
            <text:p>0.00</text:p>
          </table:table-cell>
          <table:table-cell table:formula="of:=IF([.E173]&gt;[.E172];[.O172]+1;0)" office:value-type="float" office:value="0">
            <text:p>0.00</text:p>
          </table:table-cell>
          <table:table-cell table:number-columns-repeated="5"/>
          <table:table-cell table:formula="of:=[.C173]&gt;[.C172]" office:value-type="float" office:value="1">
            <text:p>1.00</text:p>
          </table:table-cell>
          <table:table-cell table:formula="of:=[.D173]&gt;[.D172]" office:value-type="float" office:value="0">
            <text:p>0.00</text:p>
          </table:table-cell>
          <table:table-cell table:formula="of:=[.E173]&gt;[.E172]" office:value-type="float" office:value="0">
            <text:p>0.00</text:p>
          </table:table-cell>
          <table:table-cell table:formula="of:=IF(SUM([.U173:.W173])&gt;1;[.A17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73">
            <text:p>173.00</text:p>
          </table:table-cell>
          <table:table-cell/>
          <table:table-cell office:value-type="float" office:value="82.19">
            <text:p>82.19</text:p>
          </table:table-cell>
          <table:table-cell office:value-type="float" office:value="130.53">
            <text:p>130.53</text:p>
          </table:table-cell>
          <table:table-cell office:value-type="float" office:value="107.72">
            <text:p>107.72</text:p>
          </table:table-cell>
          <table:table-cell/>
          <table:table-cell table:style-name="ce2" table:formula="of:=IF([.H173]&lt;1000;IF([.I173]&gt;[.I172];0;[.G173]);IF(AND([.E173]&lt;[.E172]; [.E172]&lt;[.E171]);FLOOR(1000/[.E174];1)+[.G173];IF([.I173]&gt;[.I172];0;[.G173])))" office:value-type="float" office:value="9">
            <text:p>9.00</text:p>
          </table:table-cell>
          <table:table-cell table:formula="of:=IF([.G174]&lt;&gt;[.G173];[.H173]-([.E174]*([.G174]-[.G173]));[.H173])" office:value-type="float" office:value="4981.97">
            <text:p>4981.97</text:p>
          </table:table-cell>
          <table:table-cell table:formula="of:=IF([.E174]&gt;[.I173];[.E174];[.I173])" office:value-type="float" office:value="111.8">
            <text:p>111.80</text:p>
          </table:table-cell>
          <table:table-cell table:formula="of:=IF([.H174]&lt;[.H173];[.J173]+1;[.J173])" office:value-type="float" office:value="13">
            <text:p>13.00</text:p>
          </table:table-cell>
          <table:table-cell table:number-columns-repeated="2"/>
          <table:table-cell table:formula="of:=IF([.C174]&gt;[.C173];[.M173]+1;0)" office:value-type="float" office:value="2">
            <text:p>2.00</text:p>
          </table:table-cell>
          <table:table-cell table:formula="of:=IF([.D174]&gt;[.D173];[.N173]+1;0)" office:value-type="float" office:value="1">
            <text:p>1.00</text:p>
          </table:table-cell>
          <table:table-cell table:formula="of:=IF([.E174]&gt;[.E173];[.O173]+1;0)" office:value-type="float" office:value="1">
            <text:p>1.00</text:p>
          </table:table-cell>
          <table:table-cell table:number-columns-repeated="5"/>
          <table:table-cell table:formula="of:=[.C174]&gt;[.C173]" office:value-type="float" office:value="1">
            <text:p>1.00</text:p>
          </table:table-cell>
          <table:table-cell table:formula="of:=[.D174]&gt;[.D173]" office:value-type="float" office:value="1">
            <text:p>1.00</text:p>
          </table:table-cell>
          <table:table-cell table:formula="of:=[.E174]&gt;[.E173]" office:value-type="float" office:value="1">
            <text:p>1.00</text:p>
          </table:table-cell>
          <table:table-cell table:formula="of:=IF(SUM([.U174:.W174])&gt;1;[.A174];&quot;-&quot;)" office:value-type="float" office:value="173">
            <text:p>173.00</text:p>
          </table:table-cell>
          <table:table-cell table:number-columns-repeated="1000"/>
        </table:table-row>
        <table:table-row table:style-name="ro1">
          <table:table-cell office:value-type="float" office:value="174">
            <text:p>174.00</text:p>
          </table:table-cell>
          <table:table-cell/>
          <table:table-cell office:value-type="float" office:value="80.69">
            <text:p>80.69</text:p>
          </table:table-cell>
          <table:table-cell office:value-type="float" office:value="130.22">
            <text:p>130.22</text:p>
          </table:table-cell>
          <table:table-cell office:value-type="float" office:value="105.87">
            <text:p>105.87</text:p>
          </table:table-cell>
          <table:table-cell/>
          <table:table-cell table:style-name="ce2" table:formula="of:=IF([.H174]&lt;1000;IF([.I174]&gt;[.I173];0;[.G174]);IF(AND([.E174]&lt;[.E173]; [.E173]&lt;[.E172]);FLOOR(1000/[.E175];1)+[.G174];IF([.I174]&gt;[.I173];0;[.G174])))" office:value-type="float" office:value="9">
            <text:p>9.00</text:p>
          </table:table-cell>
          <table:table-cell table:formula="of:=IF([.G175]&lt;&gt;[.G174];[.H174]-([.E175]*([.G175]-[.G174]));[.H174])" office:value-type="float" office:value="4981.97">
            <text:p>4981.97</text:p>
          </table:table-cell>
          <table:table-cell table:formula="of:=IF([.E175]&gt;[.I174];[.E175];[.I174])" office:value-type="float" office:value="111.8">
            <text:p>111.80</text:p>
          </table:table-cell>
          <table:table-cell table:formula="of:=IF([.H175]&lt;[.H174];[.J174]+1;[.J174])" office:value-type="float" office:value="13">
            <text:p>13.00</text:p>
          </table:table-cell>
          <table:table-cell table:number-columns-repeated="2"/>
          <table:table-cell table:formula="of:=IF([.C175]&gt;[.C174];[.M174]+1;0)" office:value-type="float" office:value="0">
            <text:p>0.00</text:p>
          </table:table-cell>
          <table:table-cell table:formula="of:=IF([.D175]&gt;[.D174];[.N174]+1;0)" office:value-type="float" office:value="0">
            <text:p>0.00</text:p>
          </table:table-cell>
          <table:table-cell table:formula="of:=IF([.E175]&gt;[.E174];[.O174]+1;0)" office:value-type="float" office:value="0">
            <text:p>0.00</text:p>
          </table:table-cell>
          <table:table-cell table:number-columns-repeated="5"/>
          <table:table-cell table:formula="of:=[.C175]&gt;[.C174]" office:value-type="float" office:value="0">
            <text:p>0.00</text:p>
          </table:table-cell>
          <table:table-cell table:formula="of:=[.D175]&gt;[.D174]" office:value-type="float" office:value="0">
            <text:p>0.00</text:p>
          </table:table-cell>
          <table:table-cell table:formula="of:=[.E175]&gt;[.E174]" office:value-type="float" office:value="0">
            <text:p>0.00</text:p>
          </table:table-cell>
          <table:table-cell table:formula="of:=IF(SUM([.U175:.W175])&gt;1;[.A17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75">
            <text:p>175.00</text:p>
          </table:table-cell>
          <table:table-cell/>
          <table:table-cell office:value-type="float" office:value="81.66">
            <text:p>81.66</text:p>
          </table:table-cell>
          <table:table-cell office:value-type="float" office:value="129.61">
            <text:p>129.61</text:p>
          </table:table-cell>
          <table:table-cell office:value-type="float" office:value="106.22">
            <text:p>106.22</text:p>
          </table:table-cell>
          <table:table-cell/>
          <table:table-cell table:style-name="ce2" table:formula="of:=IF([.H175]&lt;1000;IF([.I175]&gt;[.I174];0;[.G175]);IF(AND([.E175]&lt;[.E174]; [.E174]&lt;[.E173]);FLOOR(1000/[.E176];1)+[.G175];IF([.I175]&gt;[.I174];0;[.G175])))" office:value-type="float" office:value="9">
            <text:p>9.00</text:p>
          </table:table-cell>
          <table:table-cell table:formula="of:=IF([.G176]&lt;&gt;[.G175];[.H175]-([.E176]*([.G176]-[.G175]));[.H175])" office:value-type="float" office:value="4981.97">
            <text:p>4981.97</text:p>
          </table:table-cell>
          <table:table-cell table:formula="of:=IF([.E176]&gt;[.I175];[.E176];[.I175])" office:value-type="float" office:value="111.8">
            <text:p>111.80</text:p>
          </table:table-cell>
          <table:table-cell table:formula="of:=IF([.H176]&lt;[.H175];[.J175]+1;[.J175])" office:value-type="float" office:value="13">
            <text:p>13.00</text:p>
          </table:table-cell>
          <table:table-cell table:number-columns-repeated="2"/>
          <table:table-cell table:formula="of:=IF([.C176]&gt;[.C175];[.M175]+1;0)" office:value-type="float" office:value="1">
            <text:p>1.00</text:p>
          </table:table-cell>
          <table:table-cell table:formula="of:=IF([.D176]&gt;[.D175];[.N175]+1;0)" office:value-type="float" office:value="0">
            <text:p>0.00</text:p>
          </table:table-cell>
          <table:table-cell table:formula="of:=IF([.E176]&gt;[.E175];[.O175]+1;0)" office:value-type="float" office:value="1">
            <text:p>1.00</text:p>
          </table:table-cell>
          <table:table-cell table:number-columns-repeated="5"/>
          <table:table-cell table:formula="of:=[.C176]&gt;[.C175]" office:value-type="float" office:value="1">
            <text:p>1.00</text:p>
          </table:table-cell>
          <table:table-cell table:formula="of:=[.D176]&gt;[.D175]" office:value-type="float" office:value="0">
            <text:p>0.00</text:p>
          </table:table-cell>
          <table:table-cell table:formula="of:=[.E176]&gt;[.E175]" office:value-type="float" office:value="1">
            <text:p>1.00</text:p>
          </table:table-cell>
          <table:table-cell table:formula="of:=IF(SUM([.U176:.W176])&gt;1;[.A176];&quot;-&quot;)" office:value-type="float" office:value="175">
            <text:p>175.00</text:p>
          </table:table-cell>
          <table:table-cell table:number-columns-repeated="1000"/>
        </table:table-row>
        <table:table-row table:style-name="ro1">
          <table:table-cell office:value-type="float" office:value="176">
            <text:p>176.00</text:p>
          </table:table-cell>
          <table:table-cell/>
          <table:table-cell office:value-type="float" office:value="80.06">
            <text:p>80.06</text:p>
          </table:table-cell>
          <table:table-cell office:value-type="float" office:value="128.19">
            <text:p>128.19</text:p>
          </table:table-cell>
          <table:table-cell office:value-type="float" office:value="107.4">
            <text:p>107.40</text:p>
          </table:table-cell>
          <table:table-cell/>
          <table:table-cell table:style-name="ce2" table:formula="of:=IF([.H176]&lt;1000;IF([.I176]&gt;[.I175];0;[.G176]);IF(AND([.E176]&lt;[.E175]; [.E175]&lt;[.E174]);FLOOR(1000/[.E177];1)+[.G176];IF([.I176]&gt;[.I175];0;[.G176])))" office:value-type="float" office:value="9">
            <text:p>9.00</text:p>
          </table:table-cell>
          <table:table-cell table:formula="of:=IF([.G177]&lt;&gt;[.G176];[.H176]-([.E177]*([.G177]-[.G176]));[.H176])" office:value-type="float" office:value="4981.97">
            <text:p>4981.97</text:p>
          </table:table-cell>
          <table:table-cell table:formula="of:=IF([.E177]&gt;[.I176];[.E177];[.I176])" office:value-type="float" office:value="111.8">
            <text:p>111.80</text:p>
          </table:table-cell>
          <table:table-cell table:formula="of:=IF([.H177]&lt;[.H176];[.J176]+1;[.J176])" office:value-type="float" office:value="13">
            <text:p>13.00</text:p>
          </table:table-cell>
          <table:table-cell table:number-columns-repeated="2"/>
          <table:table-cell table:formula="of:=IF([.C177]&gt;[.C176];[.M176]+1;0)" office:value-type="float" office:value="0">
            <text:p>0.00</text:p>
          </table:table-cell>
          <table:table-cell table:formula="of:=IF([.D177]&gt;[.D176];[.N176]+1;0)" office:value-type="float" office:value="0">
            <text:p>0.00</text:p>
          </table:table-cell>
          <table:table-cell table:formula="of:=IF([.E177]&gt;[.E176];[.O176]+1;0)" office:value-type="float" office:value="2">
            <text:p>2.00</text:p>
          </table:table-cell>
          <table:table-cell table:number-columns-repeated="5"/>
          <table:table-cell table:formula="of:=[.C177]&gt;[.C176]" office:value-type="float" office:value="0">
            <text:p>0.00</text:p>
          </table:table-cell>
          <table:table-cell table:formula="of:=[.D177]&gt;[.D176]" office:value-type="float" office:value="0">
            <text:p>0.00</text:p>
          </table:table-cell>
          <table:table-cell table:formula="of:=[.E177]&gt;[.E176]" office:value-type="float" office:value="1">
            <text:p>1.00</text:p>
          </table:table-cell>
          <table:table-cell table:formula="of:=IF(SUM([.U177:.W177])&gt;1;[.A17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77">
            <text:p>177.00</text:p>
          </table:table-cell>
          <table:table-cell/>
          <table:table-cell office:value-type="float" office:value="78.96">
            <text:p>78.96</text:p>
          </table:table-cell>
          <table:table-cell office:value-type="float" office:value="127.64">
            <text:p>127.64</text:p>
          </table:table-cell>
          <table:table-cell office:value-type="float" office:value="108.01">
            <text:p>108.01</text:p>
          </table:table-cell>
          <table:table-cell/>
          <table:table-cell table:style-name="ce2" table:formula="of:=IF([.H177]&lt;1000;IF([.I177]&gt;[.I176];0;[.G177]);IF(AND([.E177]&lt;[.E176]; [.E176]&lt;[.E175]);FLOOR(1000/[.E178];1)+[.G177];IF([.I177]&gt;[.I176];0;[.G177])))" office:value-type="float" office:value="9">
            <text:p>9.00</text:p>
          </table:table-cell>
          <table:table-cell table:formula="of:=IF([.G178]&lt;&gt;[.G177];[.H177]-([.E178]*([.G178]-[.G177]));[.H177])" office:value-type="float" office:value="4981.97">
            <text:p>4981.97</text:p>
          </table:table-cell>
          <table:table-cell table:formula="of:=IF([.E178]&gt;[.I177];[.E178];[.I177])" office:value-type="float" office:value="111.8">
            <text:p>111.80</text:p>
          </table:table-cell>
          <table:table-cell table:formula="of:=IF([.H178]&lt;[.H177];[.J177]+1;[.J177])" office:value-type="float" office:value="13">
            <text:p>13.00</text:p>
          </table:table-cell>
          <table:table-cell table:number-columns-repeated="2"/>
          <table:table-cell table:formula="of:=IF([.C178]&gt;[.C177];[.M177]+1;0)" office:value-type="float" office:value="0">
            <text:p>0.00</text:p>
          </table:table-cell>
          <table:table-cell table:formula="of:=IF([.D178]&gt;[.D177];[.N177]+1;0)" office:value-type="float" office:value="0">
            <text:p>0.00</text:p>
          </table:table-cell>
          <table:table-cell table:formula="of:=IF([.E178]&gt;[.E177];[.O177]+1;0)" office:value-type="float" office:value="3">
            <text:p>3.00</text:p>
          </table:table-cell>
          <table:table-cell table:number-columns-repeated="5"/>
          <table:table-cell table:formula="of:=[.C178]&gt;[.C177]" office:value-type="float" office:value="0">
            <text:p>0.00</text:p>
          </table:table-cell>
          <table:table-cell table:formula="of:=[.D178]&gt;[.D177]" office:value-type="float" office:value="0">
            <text:p>0.00</text:p>
          </table:table-cell>
          <table:table-cell table:formula="of:=[.E178]&gt;[.E177]" office:value-type="float" office:value="1">
            <text:p>1.00</text:p>
          </table:table-cell>
          <table:table-cell table:formula="of:=IF(SUM([.U178:.W178])&gt;1;[.A17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78">
            <text:p>178.00</text:p>
          </table:table-cell>
          <table:table-cell/>
          <table:table-cell office:value-type="float" office:value="80.52">
            <text:p>80.52</text:p>
          </table:table-cell>
          <table:table-cell office:value-type="float" office:value="126.21">
            <text:p>126.21</text:p>
          </table:table-cell>
          <table:table-cell office:value-type="float" office:value="106.27">
            <text:p>106.27</text:p>
          </table:table-cell>
          <table:table-cell/>
          <table:table-cell table:style-name="ce2" table:formula="of:=IF([.H178]&lt;1000;IF([.I178]&gt;[.I177];0;[.G178]);IF(AND([.E178]&lt;[.E177]; [.E177]&lt;[.E176]);FLOOR(1000/[.E179];1)+[.G178];IF([.I178]&gt;[.I177];0;[.G178])))" office:value-type="float" office:value="9">
            <text:p>9.00</text:p>
          </table:table-cell>
          <table:table-cell table:formula="of:=IF([.G179]&lt;&gt;[.G178];[.H178]-([.E179]*([.G179]-[.G178]));[.H178])" office:value-type="float" office:value="4981.97">
            <text:p>4981.97</text:p>
          </table:table-cell>
          <table:table-cell table:formula="of:=IF([.E179]&gt;[.I178];[.E179];[.I178])" office:value-type="float" office:value="111.8">
            <text:p>111.80</text:p>
          </table:table-cell>
          <table:table-cell table:formula="of:=IF([.H179]&lt;[.H178];[.J178]+1;[.J178])" office:value-type="float" office:value="13">
            <text:p>13.00</text:p>
          </table:table-cell>
          <table:table-cell table:number-columns-repeated="2"/>
          <table:table-cell table:formula="of:=IF([.C179]&gt;[.C178];[.M178]+1;0)" office:value-type="float" office:value="1">
            <text:p>1.00</text:p>
          </table:table-cell>
          <table:table-cell table:formula="of:=IF([.D179]&gt;[.D178];[.N178]+1;0)" office:value-type="float" office:value="0">
            <text:p>0.00</text:p>
          </table:table-cell>
          <table:table-cell table:formula="of:=IF([.E179]&gt;[.E178];[.O178]+1;0)" office:value-type="float" office:value="0">
            <text:p>0.00</text:p>
          </table:table-cell>
          <table:table-cell table:number-columns-repeated="5"/>
          <table:table-cell table:formula="of:=[.C179]&gt;[.C178]" office:value-type="float" office:value="1">
            <text:p>1.00</text:p>
          </table:table-cell>
          <table:table-cell table:formula="of:=[.D179]&gt;[.D178]" office:value-type="float" office:value="0">
            <text:p>0.00</text:p>
          </table:table-cell>
          <table:table-cell table:formula="of:=[.E179]&gt;[.E178]" office:value-type="float" office:value="0">
            <text:p>0.00</text:p>
          </table:table-cell>
          <table:table-cell table:formula="of:=IF(SUM([.U179:.W179])&gt;1;[.A17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79">
            <text:p>179.00</text:p>
          </table:table-cell>
          <table:table-cell/>
          <table:table-cell office:value-type="float" office:value="81.67">
            <text:p>81.67</text:p>
          </table:table-cell>
          <table:table-cell office:value-type="float" office:value="124.23">
            <text:p>124.23</text:p>
          </table:table-cell>
          <table:table-cell office:value-type="float" office:value="108.33">
            <text:p>108.33</text:p>
          </table:table-cell>
          <table:table-cell/>
          <table:table-cell table:style-name="ce2" table:formula="of:=IF([.H179]&lt;1000;IF([.I179]&gt;[.I178];0;[.G179]);IF(AND([.E179]&lt;[.E178]; [.E178]&lt;[.E177]);FLOOR(1000/[.E180];1)+[.G179];IF([.I179]&gt;[.I178];0;[.G179])))" office:value-type="float" office:value="9">
            <text:p>9.00</text:p>
          </table:table-cell>
          <table:table-cell table:formula="of:=IF([.G180]&lt;&gt;[.G179];[.H179]-([.E180]*([.G180]-[.G179]));[.H179])" office:value-type="float" office:value="4981.97">
            <text:p>4981.97</text:p>
          </table:table-cell>
          <table:table-cell table:formula="of:=IF([.E180]&gt;[.I179];[.E180];[.I179])" office:value-type="float" office:value="111.8">
            <text:p>111.80</text:p>
          </table:table-cell>
          <table:table-cell table:formula="of:=IF([.H180]&lt;[.H179];[.J179]+1;[.J179])" office:value-type="float" office:value="13">
            <text:p>13.00</text:p>
          </table:table-cell>
          <table:table-cell table:number-columns-repeated="2"/>
          <table:table-cell table:formula="of:=IF([.C180]&gt;[.C179];[.M179]+1;0)" office:value-type="float" office:value="2">
            <text:p>2.00</text:p>
          </table:table-cell>
          <table:table-cell table:formula="of:=IF([.D180]&gt;[.D179];[.N179]+1;0)" office:value-type="float" office:value="0">
            <text:p>0.00</text:p>
          </table:table-cell>
          <table:table-cell table:formula="of:=IF([.E180]&gt;[.E179];[.O179]+1;0)" office:value-type="float" office:value="1">
            <text:p>1.00</text:p>
          </table:table-cell>
          <table:table-cell table:number-columns-repeated="5"/>
          <table:table-cell table:formula="of:=[.C180]&gt;[.C179]" office:value-type="float" office:value="1">
            <text:p>1.00</text:p>
          </table:table-cell>
          <table:table-cell table:formula="of:=[.D180]&gt;[.D179]" office:value-type="float" office:value="0">
            <text:p>0.00</text:p>
          </table:table-cell>
          <table:table-cell table:formula="of:=[.E180]&gt;[.E179]" office:value-type="float" office:value="1">
            <text:p>1.00</text:p>
          </table:table-cell>
          <table:table-cell table:formula="of:=IF(SUM([.U180:.W180])&gt;1;[.A180];&quot;-&quot;)" office:value-type="float" office:value="179">
            <text:p>179.00</text:p>
          </table:table-cell>
          <table:table-cell table:number-columns-repeated="1000"/>
        </table:table-row>
        <table:table-row table:style-name="ro1">
          <table:table-cell office:value-type="float" office:value="180">
            <text:p>180.00</text:p>
          </table:table-cell>
          <table:table-cell/>
          <table:table-cell office:value-type="float" office:value="82.11">
            <text:p>82.11</text:p>
          </table:table-cell>
          <table:table-cell office:value-type="float" office:value="123.24">
            <text:p>123.24</text:p>
          </table:table-cell>
          <table:table-cell office:value-type="float" office:value="109.22">
            <text:p>109.22</text:p>
          </table:table-cell>
          <table:table-cell/>
          <table:table-cell table:style-name="ce2" table:formula="of:=IF([.H180]&lt;1000;IF([.I180]&gt;[.I179];0;[.G180]);IF(AND([.E180]&lt;[.E179]; [.E179]&lt;[.E178]);FLOOR(1000/[.E181];1)+[.G180];IF([.I180]&gt;[.I179];0;[.G180])))" office:value-type="float" office:value="9">
            <text:p>9.00</text:p>
          </table:table-cell>
          <table:table-cell table:formula="of:=IF([.G181]&lt;&gt;[.G180];[.H180]-([.E181]*([.G181]-[.G180]));[.H180])" office:value-type="float" office:value="4981.97">
            <text:p>4981.97</text:p>
          </table:table-cell>
          <table:table-cell table:formula="of:=IF([.E181]&gt;[.I180];[.E181];[.I180])" office:value-type="float" office:value="111.8">
            <text:p>111.80</text:p>
          </table:table-cell>
          <table:table-cell table:formula="of:=IF([.H181]&lt;[.H180];[.J180]+1;[.J180])" office:value-type="float" office:value="13">
            <text:p>13.00</text:p>
          </table:table-cell>
          <table:table-cell table:number-columns-repeated="2"/>
          <table:table-cell table:formula="of:=IF([.C181]&gt;[.C180];[.M180]+1;0)" office:value-type="float" office:value="3">
            <text:p>3.00</text:p>
          </table:table-cell>
          <table:table-cell table:formula="of:=IF([.D181]&gt;[.D180];[.N180]+1;0)" office:value-type="float" office:value="0">
            <text:p>0.00</text:p>
          </table:table-cell>
          <table:table-cell table:formula="of:=IF([.E181]&gt;[.E180];[.O180]+1;0)" office:value-type="float" office:value="2">
            <text:p>2.00</text:p>
          </table:table-cell>
          <table:table-cell table:number-columns-repeated="5"/>
          <table:table-cell table:formula="of:=[.C181]&gt;[.C180]" office:value-type="float" office:value="1">
            <text:p>1.00</text:p>
          </table:table-cell>
          <table:table-cell table:formula="of:=[.D181]&gt;[.D180]" office:value-type="float" office:value="0">
            <text:p>0.00</text:p>
          </table:table-cell>
          <table:table-cell table:formula="of:=[.E181]&gt;[.E180]" office:value-type="float" office:value="1">
            <text:p>1.00</text:p>
          </table:table-cell>
          <table:table-cell table:formula="of:=IF(SUM([.U181:.W181])&gt;1;[.A181];&quot;-&quot;)" office:value-type="float" office:value="180">
            <text:p>180.00</text:p>
          </table:table-cell>
          <table:table-cell table:number-columns-repeated="1000"/>
        </table:table-row>
        <table:table-row table:style-name="ro1">
          <table:table-cell office:value-type="float" office:value="181">
            <text:p>181.00</text:p>
          </table:table-cell>
          <table:table-cell/>
          <table:table-cell office:value-type="float" office:value="83.32">
            <text:p>83.32</text:p>
          </table:table-cell>
          <table:table-cell office:value-type="float" office:value="126.19">
            <text:p>126.19</text:p>
          </table:table-cell>
          <table:table-cell office:value-type="float" office:value="107.37">
            <text:p>107.37</text:p>
          </table:table-cell>
          <table:table-cell/>
          <table:table-cell table:style-name="ce2" table:formula="of:=IF([.H181]&lt;1000;IF([.I181]&gt;[.I180];0;[.G181]);IF(AND([.E181]&lt;[.E180]; [.E180]&lt;[.E179]);FLOOR(1000/[.E182];1)+[.G181];IF([.I181]&gt;[.I180];0;[.G181])))" office:value-type="float" office:value="9">
            <text:p>9.00</text:p>
          </table:table-cell>
          <table:table-cell table:formula="of:=IF([.G182]&lt;&gt;[.G181];[.H181]-([.E182]*([.G182]-[.G181]));[.H181])" office:value-type="float" office:value="4981.97">
            <text:p>4981.97</text:p>
          </table:table-cell>
          <table:table-cell table:formula="of:=IF([.E182]&gt;[.I181];[.E182];[.I181])" office:value-type="float" office:value="111.8">
            <text:p>111.80</text:p>
          </table:table-cell>
          <table:table-cell table:formula="of:=IF([.H182]&lt;[.H181];[.J181]+1;[.J181])" office:value-type="float" office:value="13">
            <text:p>13.00</text:p>
          </table:table-cell>
          <table:table-cell table:number-columns-repeated="2"/>
          <table:table-cell table:formula="of:=IF([.C182]&gt;[.C181];[.M181]+1;0)" office:value-type="float" office:value="4">
            <text:p>4.00</text:p>
          </table:table-cell>
          <table:table-cell table:formula="of:=IF([.D182]&gt;[.D181];[.N181]+1;0)" office:value-type="float" office:value="1">
            <text:p>1.00</text:p>
          </table:table-cell>
          <table:table-cell table:formula="of:=IF([.E182]&gt;[.E181];[.O181]+1;0)" office:value-type="float" office:value="0">
            <text:p>0.00</text:p>
          </table:table-cell>
          <table:table-cell table:number-columns-repeated="5"/>
          <table:table-cell table:formula="of:=[.C182]&gt;[.C181]" office:value-type="float" office:value="1">
            <text:p>1.00</text:p>
          </table:table-cell>
          <table:table-cell table:formula="of:=[.D182]&gt;[.D181]" office:value-type="float" office:value="1">
            <text:p>1.00</text:p>
          </table:table-cell>
          <table:table-cell table:formula="of:=[.E182]&gt;[.E181]" office:value-type="float" office:value="0">
            <text:p>0.00</text:p>
          </table:table-cell>
          <table:table-cell table:formula="of:=IF(SUM([.U182:.W182])&gt;1;[.A182];&quot;-&quot;)" office:value-type="float" office:value="181">
            <text:p>181.00</text:p>
          </table:table-cell>
          <table:table-cell table:number-columns-repeated="1000"/>
        </table:table-row>
        <table:table-row table:style-name="ro1">
          <table:table-cell office:value-type="float" office:value="182">
            <text:p>182.00</text:p>
          </table:table-cell>
          <table:table-cell/>
          <table:table-cell office:value-type="float" office:value="84.79">
            <text:p>84.79</text:p>
          </table:table-cell>
          <table:table-cell office:value-type="float" office:value="129.05">
            <text:p>129.05</text:p>
          </table:table-cell>
          <table:table-cell office:value-type="float" office:value="107.76">
            <text:p>107.76</text:p>
          </table:table-cell>
          <table:table-cell/>
          <table:table-cell table:style-name="ce2" table:formula="of:=IF([.H182]&lt;1000;IF([.I182]&gt;[.I181];0;[.G182]);IF(AND([.E182]&lt;[.E181]; [.E181]&lt;[.E180]);FLOOR(1000/[.E183];1)+[.G182];IF([.I182]&gt;[.I181];0;[.G182])))" office:value-type="float" office:value="9">
            <text:p>9.00</text:p>
          </table:table-cell>
          <table:table-cell table:formula="of:=IF([.G183]&lt;&gt;[.G182];[.H182]-([.E183]*([.G183]-[.G182]));[.H182])" office:value-type="float" office:value="4981.97">
            <text:p>4981.97</text:p>
          </table:table-cell>
          <table:table-cell table:formula="of:=IF([.E183]&gt;[.I182];[.E183];[.I182])" office:value-type="float" office:value="111.8">
            <text:p>111.80</text:p>
          </table:table-cell>
          <table:table-cell table:formula="of:=IF([.H183]&lt;[.H182];[.J182]+1;[.J182])" office:value-type="float" office:value="13">
            <text:p>13.00</text:p>
          </table:table-cell>
          <table:table-cell table:number-columns-repeated="2"/>
          <table:table-cell table:formula="of:=IF([.C183]&gt;[.C182];[.M182]+1;0)" office:value-type="float" office:value="5">
            <text:p>5.00</text:p>
          </table:table-cell>
          <table:table-cell table:formula="of:=IF([.D183]&gt;[.D182];[.N182]+1;0)" office:value-type="float" office:value="2">
            <text:p>2.00</text:p>
          </table:table-cell>
          <table:table-cell table:formula="of:=IF([.E183]&gt;[.E182];[.O182]+1;0)" office:value-type="float" office:value="1">
            <text:p>1.00</text:p>
          </table:table-cell>
          <table:table-cell table:number-columns-repeated="5"/>
          <table:table-cell table:formula="of:=[.C183]&gt;[.C182]" office:value-type="float" office:value="1">
            <text:p>1.00</text:p>
          </table:table-cell>
          <table:table-cell table:formula="of:=[.D183]&gt;[.D182]" office:value-type="float" office:value="1">
            <text:p>1.00</text:p>
          </table:table-cell>
          <table:table-cell table:formula="of:=[.E183]&gt;[.E182]" office:value-type="float" office:value="1">
            <text:p>1.00</text:p>
          </table:table-cell>
          <table:table-cell table:formula="of:=IF(SUM([.U183:.W183])&gt;1;[.A183];&quot;-&quot;)" office:value-type="float" office:value="182">
            <text:p>182.00</text:p>
          </table:table-cell>
          <table:table-cell table:number-columns-repeated="1000"/>
        </table:table-row>
        <table:table-row table:style-name="ro1">
          <table:table-cell office:value-type="float" office:value="183">
            <text:p>183.00</text:p>
          </table:table-cell>
          <table:table-cell/>
          <table:table-cell office:value-type="float" office:value="83.25">
            <text:p>83.25</text:p>
          </table:table-cell>
          <table:table-cell office:value-type="float" office:value="128.65">
            <text:p>128.65</text:p>
          </table:table-cell>
          <table:table-cell office:value-type="float" office:value="108.37">
            <text:p>108.37</text:p>
          </table:table-cell>
          <table:table-cell/>
          <table:table-cell table:style-name="ce2" table:formula="of:=IF([.H183]&lt;1000;IF([.I183]&gt;[.I182];0;[.G183]);IF(AND([.E183]&lt;[.E182]; [.E182]&lt;[.E181]);FLOOR(1000/[.E184];1)+[.G183];IF([.I183]&gt;[.I182];0;[.G183])))" office:value-type="float" office:value="9">
            <text:p>9.00</text:p>
          </table:table-cell>
          <table:table-cell table:formula="of:=IF([.G184]&lt;&gt;[.G183];[.H183]-([.E184]*([.G184]-[.G183]));[.H183])" office:value-type="float" office:value="4981.97">
            <text:p>4981.97</text:p>
          </table:table-cell>
          <table:table-cell table:formula="of:=IF([.E184]&gt;[.I183];[.E184];[.I183])" office:value-type="float" office:value="111.8">
            <text:p>111.80</text:p>
          </table:table-cell>
          <table:table-cell table:formula="of:=IF([.H184]&lt;[.H183];[.J183]+1;[.J183])" office:value-type="float" office:value="13">
            <text:p>13.00</text:p>
          </table:table-cell>
          <table:table-cell table:number-columns-repeated="2"/>
          <table:table-cell table:formula="of:=IF([.C184]&gt;[.C183];[.M183]+1;0)" office:value-type="float" office:value="0">
            <text:p>0.00</text:p>
          </table:table-cell>
          <table:table-cell table:formula="of:=IF([.D184]&gt;[.D183];[.N183]+1;0)" office:value-type="float" office:value="0">
            <text:p>0.00</text:p>
          </table:table-cell>
          <table:table-cell table:formula="of:=IF([.E184]&gt;[.E183];[.O183]+1;0)" office:value-type="float" office:value="2">
            <text:p>2.00</text:p>
          </table:table-cell>
          <table:table-cell table:number-columns-repeated="5"/>
          <table:table-cell table:formula="of:=[.C184]&gt;[.C183]" office:value-type="float" office:value="0">
            <text:p>0.00</text:p>
          </table:table-cell>
          <table:table-cell table:formula="of:=[.D184]&gt;[.D183]" office:value-type="float" office:value="0">
            <text:p>0.00</text:p>
          </table:table-cell>
          <table:table-cell table:formula="of:=[.E184]&gt;[.E183]" office:value-type="float" office:value="1">
            <text:p>1.00</text:p>
          </table:table-cell>
          <table:table-cell table:formula="of:=IF(SUM([.U184:.W184])&gt;1;[.A18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84">
            <text:p>184.00</text:p>
          </table:table-cell>
          <table:table-cell/>
          <table:table-cell office:value-type="float" office:value="81.32">
            <text:p>81.32</text:p>
          </table:table-cell>
          <table:table-cell office:value-type="float" office:value="126.93">
            <text:p>126.93</text:p>
          </table:table-cell>
          <table:table-cell office:value-type="float" office:value="109.22">
            <text:p>109.22</text:p>
          </table:table-cell>
          <table:table-cell/>
          <table:table-cell table:style-name="ce2" table:formula="of:=IF([.H184]&lt;1000;IF([.I184]&gt;[.I183];0;[.G184]);IF(AND([.E184]&lt;[.E183]; [.E183]&lt;[.E182]);FLOOR(1000/[.E185];1)+[.G184];IF([.I184]&gt;[.I183];0;[.G184])))" office:value-type="float" office:value="9">
            <text:p>9.00</text:p>
          </table:table-cell>
          <table:table-cell table:formula="of:=IF([.G185]&lt;&gt;[.G184];[.H184]-([.E185]*([.G185]-[.G184]));[.H184])" office:value-type="float" office:value="4981.97">
            <text:p>4981.97</text:p>
          </table:table-cell>
          <table:table-cell table:formula="of:=IF([.E185]&gt;[.I184];[.E185];[.I184])" office:value-type="float" office:value="111.8">
            <text:p>111.80</text:p>
          </table:table-cell>
          <table:table-cell table:formula="of:=IF([.H185]&lt;[.H184];[.J184]+1;[.J184])" office:value-type="float" office:value="13">
            <text:p>13.00</text:p>
          </table:table-cell>
          <table:table-cell table:number-columns-repeated="2"/>
          <table:table-cell table:formula="of:=IF([.C185]&gt;[.C184];[.M184]+1;0)" office:value-type="float" office:value="0">
            <text:p>0.00</text:p>
          </table:table-cell>
          <table:table-cell table:formula="of:=IF([.D185]&gt;[.D184];[.N184]+1;0)" office:value-type="float" office:value="0">
            <text:p>0.00</text:p>
          </table:table-cell>
          <table:table-cell table:formula="of:=IF([.E185]&gt;[.E184];[.O184]+1;0)" office:value-type="float" office:value="3">
            <text:p>3.00</text:p>
          </table:table-cell>
          <table:table-cell table:number-columns-repeated="5"/>
          <table:table-cell table:formula="of:=[.C185]&gt;[.C184]" office:value-type="float" office:value="0">
            <text:p>0.00</text:p>
          </table:table-cell>
          <table:table-cell table:formula="of:=[.D185]&gt;[.D184]" office:value-type="float" office:value="0">
            <text:p>0.00</text:p>
          </table:table-cell>
          <table:table-cell table:formula="of:=[.E185]&gt;[.E184]" office:value-type="float" office:value="1">
            <text:p>1.00</text:p>
          </table:table-cell>
          <table:table-cell table:formula="of:=IF(SUM([.U185:.W185])&gt;1;[.A18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85">
            <text:p>185.00</text:p>
          </table:table-cell>
          <table:table-cell/>
          <table:table-cell office:value-type="float" office:value="82.7">
            <text:p>82.70</text:p>
          </table:table-cell>
          <table:table-cell office:value-type="float" office:value="129.41">
            <text:p>129.41</text:p>
          </table:table-cell>
          <table:table-cell office:value-type="float" office:value="107.78">
            <text:p>107.78</text:p>
          </table:table-cell>
          <table:table-cell/>
          <table:table-cell table:style-name="ce2" table:formula="of:=IF([.H185]&lt;1000;IF([.I185]&gt;[.I184];0;[.G185]);IF(AND([.E185]&lt;[.E184]; [.E184]&lt;[.E183]);FLOOR(1000/[.E186];1)+[.G185];IF([.I185]&gt;[.I184];0;[.G185])))" office:value-type="float" office:value="9">
            <text:p>9.00</text:p>
          </table:table-cell>
          <table:table-cell table:formula="of:=IF([.G186]&lt;&gt;[.G185];[.H185]-([.E186]*([.G186]-[.G185]));[.H185])" office:value-type="float" office:value="4981.97">
            <text:p>4981.97</text:p>
          </table:table-cell>
          <table:table-cell table:formula="of:=IF([.E186]&gt;[.I185];[.E186];[.I185])" office:value-type="float" office:value="111.8">
            <text:p>111.80</text:p>
          </table:table-cell>
          <table:table-cell table:formula="of:=IF([.H186]&lt;[.H185];[.J185]+1;[.J185])" office:value-type="float" office:value="13">
            <text:p>13.00</text:p>
          </table:table-cell>
          <table:table-cell table:number-columns-repeated="2"/>
          <table:table-cell table:formula="of:=IF([.C186]&gt;[.C185];[.M185]+1;0)" office:value-type="float" office:value="1">
            <text:p>1.00</text:p>
          </table:table-cell>
          <table:table-cell table:formula="of:=IF([.D186]&gt;[.D185];[.N185]+1;0)" office:value-type="float" office:value="1">
            <text:p>1.00</text:p>
          </table:table-cell>
          <table:table-cell table:formula="of:=IF([.E186]&gt;[.E185];[.O185]+1;0)" office:value-type="float" office:value="0">
            <text:p>0.00</text:p>
          </table:table-cell>
          <table:table-cell table:number-columns-repeated="5"/>
          <table:table-cell table:formula="of:=[.C186]&gt;[.C185]" office:value-type="float" office:value="1">
            <text:p>1.00</text:p>
          </table:table-cell>
          <table:table-cell table:formula="of:=[.D186]&gt;[.D185]" office:value-type="float" office:value="1">
            <text:p>1.00</text:p>
          </table:table-cell>
          <table:table-cell table:formula="of:=[.E186]&gt;[.E185]" office:value-type="float" office:value="0">
            <text:p>0.00</text:p>
          </table:table-cell>
          <table:table-cell table:formula="of:=IF(SUM([.U186:.W186])&gt;1;[.A186];&quot;-&quot;)" office:value-type="float" office:value="185">
            <text:p>185.00</text:p>
          </table:table-cell>
          <table:table-cell table:number-columns-repeated="1000"/>
        </table:table-row>
        <table:table-row table:style-name="ro1">
          <table:table-cell office:value-type="float" office:value="186">
            <text:p>186.00</text:p>
          </table:table-cell>
          <table:table-cell/>
          <table:table-cell office:value-type="float" office:value="84.81">
            <text:p>84.81</text:p>
          </table:table-cell>
          <table:table-cell office:value-type="float" office:value="129.25">
            <text:p>129.25</text:p>
          </table:table-cell>
          <table:table-cell office:value-type="float" office:value="109.71">
            <text:p>109.71</text:p>
          </table:table-cell>
          <table:table-cell/>
          <table:table-cell table:style-name="ce2" table:formula="of:=IF([.H186]&lt;1000;IF([.I186]&gt;[.I185];0;[.G186]);IF(AND([.E186]&lt;[.E185]; [.E185]&lt;[.E184]);FLOOR(1000/[.E187];1)+[.G186];IF([.I186]&gt;[.I185];0;[.G186])))" office:value-type="float" office:value="9">
            <text:p>9.00</text:p>
          </table:table-cell>
          <table:table-cell table:formula="of:=IF([.G187]&lt;&gt;[.G186];[.H186]-([.E187]*([.G187]-[.G186]));[.H186])" office:value-type="float" office:value="4981.97">
            <text:p>4981.97</text:p>
          </table:table-cell>
          <table:table-cell table:formula="of:=IF([.E187]&gt;[.I186];[.E187];[.I186])" office:value-type="float" office:value="111.8">
            <text:p>111.80</text:p>
          </table:table-cell>
          <table:table-cell table:formula="of:=IF([.H187]&lt;[.H186];[.J186]+1;[.J186])" office:value-type="float" office:value="13">
            <text:p>13.00</text:p>
          </table:table-cell>
          <table:table-cell table:number-columns-repeated="2"/>
          <table:table-cell table:formula="of:=IF([.C187]&gt;[.C186];[.M186]+1;0)" office:value-type="float" office:value="2">
            <text:p>2.00</text:p>
          </table:table-cell>
          <table:table-cell table:formula="of:=IF([.D187]&gt;[.D186];[.N186]+1;0)" office:value-type="float" office:value="0">
            <text:p>0.00</text:p>
          </table:table-cell>
          <table:table-cell table:formula="of:=IF([.E187]&gt;[.E186];[.O186]+1;0)" office:value-type="float" office:value="1">
            <text:p>1.00</text:p>
          </table:table-cell>
          <table:table-cell table:number-columns-repeated="5"/>
          <table:table-cell table:formula="of:=[.C187]&gt;[.C186]" office:value-type="float" office:value="1">
            <text:p>1.00</text:p>
          </table:table-cell>
          <table:table-cell table:formula="of:=[.D187]&gt;[.D186]" office:value-type="float" office:value="0">
            <text:p>0.00</text:p>
          </table:table-cell>
          <table:table-cell table:formula="of:=[.E187]&gt;[.E186]" office:value-type="float" office:value="1">
            <text:p>1.00</text:p>
          </table:table-cell>
          <table:table-cell table:formula="of:=IF(SUM([.U187:.W187])&gt;1;[.A187];&quot;-&quot;)" office:value-type="float" office:value="186">
            <text:p>186.00</text:p>
          </table:table-cell>
          <table:table-cell table:number-columns-repeated="1000"/>
        </table:table-row>
        <table:table-row table:style-name="ro1">
          <table:table-cell office:value-type="float" office:value="187">
            <text:p>187.00</text:p>
          </table:table-cell>
          <table:table-cell/>
          <table:table-cell office:value-type="float" office:value="86.6">
            <text:p>86.60</text:p>
          </table:table-cell>
          <table:table-cell office:value-type="float" office:value="129.17">
            <text:p>129.17</text:p>
          </table:table-cell>
          <table:table-cell office:value-type="float" office:value="107.74">
            <text:p>107.74</text:p>
          </table:table-cell>
          <table:table-cell/>
          <table:table-cell table:style-name="ce2" table:formula="of:=IF([.H187]&lt;1000;IF([.I187]&gt;[.I186];0;[.G187]);IF(AND([.E187]&lt;[.E186]; [.E186]&lt;[.E185]);FLOOR(1000/[.E188];1)+[.G187];IF([.I187]&gt;[.I186];0;[.G187])))" office:value-type="float" office:value="9">
            <text:p>9.00</text:p>
          </table:table-cell>
          <table:table-cell table:formula="of:=IF([.G188]&lt;&gt;[.G187];[.H187]-([.E188]*([.G188]-[.G187]));[.H187])" office:value-type="float" office:value="4981.97">
            <text:p>4981.97</text:p>
          </table:table-cell>
          <table:table-cell table:formula="of:=IF([.E188]&gt;[.I187];[.E188];[.I187])" office:value-type="float" office:value="111.8">
            <text:p>111.80</text:p>
          </table:table-cell>
          <table:table-cell table:formula="of:=IF([.H188]&lt;[.H187];[.J187]+1;[.J187])" office:value-type="float" office:value="13">
            <text:p>13.00</text:p>
          </table:table-cell>
          <table:table-cell table:number-columns-repeated="2"/>
          <table:table-cell table:formula="of:=IF([.C188]&gt;[.C187];[.M187]+1;0)" office:value-type="float" office:value="3">
            <text:p>3.00</text:p>
          </table:table-cell>
          <table:table-cell table:formula="of:=IF([.D188]&gt;[.D187];[.N187]+1;0)" office:value-type="float" office:value="0">
            <text:p>0.00</text:p>
          </table:table-cell>
          <table:table-cell table:formula="of:=IF([.E188]&gt;[.E187];[.O187]+1;0)" office:value-type="float" office:value="0">
            <text:p>0.00</text:p>
          </table:table-cell>
          <table:table-cell table:number-columns-repeated="5"/>
          <table:table-cell table:formula="of:=[.C188]&gt;[.C187]" office:value-type="float" office:value="1">
            <text:p>1.00</text:p>
          </table:table-cell>
          <table:table-cell table:formula="of:=[.D188]&gt;[.D187]" office:value-type="float" office:value="0">
            <text:p>0.00</text:p>
          </table:table-cell>
          <table:table-cell table:formula="of:=[.E188]&gt;[.E187]" office:value-type="float" office:value="0">
            <text:p>0.00</text:p>
          </table:table-cell>
          <table:table-cell table:formula="of:=IF(SUM([.U188:.W188])&gt;1;[.A18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88">
            <text:p>188.00</text:p>
          </table:table-cell>
          <table:table-cell/>
          <table:table-cell office:value-type="float" office:value="87.71">
            <text:p>87.71</text:p>
          </table:table-cell>
          <table:table-cell office:value-type="float" office:value="127.81">
            <text:p>127.81</text:p>
          </table:table-cell>
          <table:table-cell office:value-type="float" office:value="109.77">
            <text:p>109.77</text:p>
          </table:table-cell>
          <table:table-cell/>
          <table:table-cell table:style-name="ce2" table:formula="of:=IF([.H188]&lt;1000;IF([.I188]&gt;[.I187];0;[.G188]);IF(AND([.E188]&lt;[.E187]; [.E187]&lt;[.E186]);FLOOR(1000/[.E189];1)+[.G188];IF([.I188]&gt;[.I187];0;[.G188])))" office:value-type="float" office:value="9">
            <text:p>9.00</text:p>
          </table:table-cell>
          <table:table-cell table:formula="of:=IF([.G189]&lt;&gt;[.G188];[.H188]-([.E189]*([.G189]-[.G188]));[.H188])" office:value-type="float" office:value="4981.97">
            <text:p>4981.97</text:p>
          </table:table-cell>
          <table:table-cell table:formula="of:=IF([.E189]&gt;[.I188];[.E189];[.I188])" office:value-type="float" office:value="111.8">
            <text:p>111.80</text:p>
          </table:table-cell>
          <table:table-cell table:formula="of:=IF([.H189]&lt;[.H188];[.J188]+1;[.J188])" office:value-type="float" office:value="13">
            <text:p>13.00</text:p>
          </table:table-cell>
          <table:table-cell table:number-columns-repeated="2"/>
          <table:table-cell table:formula="of:=IF([.C189]&gt;[.C188];[.M188]+1;0)" office:value-type="float" office:value="4">
            <text:p>4.00</text:p>
          </table:table-cell>
          <table:table-cell table:formula="of:=IF([.D189]&gt;[.D188];[.N188]+1;0)" office:value-type="float" office:value="0">
            <text:p>0.00</text:p>
          </table:table-cell>
          <table:table-cell table:formula="of:=IF([.E189]&gt;[.E188];[.O188]+1;0)" office:value-type="float" office:value="1">
            <text:p>1.00</text:p>
          </table:table-cell>
          <table:table-cell table:number-columns-repeated="5"/>
          <table:table-cell table:formula="of:=[.C189]&gt;[.C188]" office:value-type="float" office:value="1">
            <text:p>1.00</text:p>
          </table:table-cell>
          <table:table-cell table:formula="of:=[.D189]&gt;[.D188]" office:value-type="float" office:value="0">
            <text:p>0.00</text:p>
          </table:table-cell>
          <table:table-cell table:formula="of:=[.E189]&gt;[.E188]" office:value-type="float" office:value="1">
            <text:p>1.00</text:p>
          </table:table-cell>
          <table:table-cell table:formula="of:=IF(SUM([.U189:.W189])&gt;1;[.A189];&quot;-&quot;)" office:value-type="float" office:value="188">
            <text:p>188.00</text:p>
          </table:table-cell>
          <table:table-cell table:number-columns-repeated="1000"/>
        </table:table-row>
        <table:table-row table:style-name="ro1">
          <table:table-cell office:value-type="float" office:value="189">
            <text:p>189.00</text:p>
          </table:table-cell>
          <table:table-cell/>
          <table:table-cell office:value-type="float" office:value="86.58">
            <text:p>86.58</text:p>
          </table:table-cell>
          <table:table-cell office:value-type="float" office:value="130.62">
            <text:p>130.62</text:p>
          </table:table-cell>
          <table:table-cell office:value-type="float" office:value="111.27">
            <text:p>111.27</text:p>
          </table:table-cell>
          <table:table-cell/>
          <table:table-cell table:style-name="ce2" table:formula="of:=IF([.H189]&lt;1000;IF([.I189]&gt;[.I188];0;[.G189]);IF(AND([.E189]&lt;[.E188]; [.E188]&lt;[.E187]);FLOOR(1000/[.E190];1)+[.G189];IF([.I189]&gt;[.I188];0;[.G189])))" office:value-type="float" office:value="9">
            <text:p>9.00</text:p>
          </table:table-cell>
          <table:table-cell table:formula="of:=IF([.G190]&lt;&gt;[.G189];[.H189]-([.E190]*([.G190]-[.G189]));[.H189])" office:value-type="float" office:value="4981.97">
            <text:p>4981.97</text:p>
          </table:table-cell>
          <table:table-cell table:formula="of:=IF([.E190]&gt;[.I189];[.E190];[.I189])" office:value-type="float" office:value="111.8">
            <text:p>111.80</text:p>
          </table:table-cell>
          <table:table-cell table:formula="of:=IF([.H190]&lt;[.H189];[.J189]+1;[.J189])" office:value-type="float" office:value="13">
            <text:p>13.00</text:p>
          </table:table-cell>
          <table:table-cell table:number-columns-repeated="2"/>
          <table:table-cell table:formula="of:=IF([.C190]&gt;[.C189];[.M189]+1;0)" office:value-type="float" office:value="0">
            <text:p>0.00</text:p>
          </table:table-cell>
          <table:table-cell table:formula="of:=IF([.D190]&gt;[.D189];[.N189]+1;0)" office:value-type="float" office:value="1">
            <text:p>1.00</text:p>
          </table:table-cell>
          <table:table-cell table:formula="of:=IF([.E190]&gt;[.E189];[.O189]+1;0)" office:value-type="float" office:value="2">
            <text:p>2.00</text:p>
          </table:table-cell>
          <table:table-cell table:number-columns-repeated="5"/>
          <table:table-cell table:formula="of:=[.C190]&gt;[.C189]" office:value-type="float" office:value="0">
            <text:p>0.00</text:p>
          </table:table-cell>
          <table:table-cell table:formula="of:=[.D190]&gt;[.D189]" office:value-type="float" office:value="1">
            <text:p>1.00</text:p>
          </table:table-cell>
          <table:table-cell table:formula="of:=[.E190]&gt;[.E189]" office:value-type="float" office:value="1">
            <text:p>1.00</text:p>
          </table:table-cell>
          <table:table-cell table:formula="of:=IF(SUM([.U190:.W190])&gt;1;[.A190];&quot;-&quot;)" office:value-type="float" office:value="189">
            <text:p>189.00</text:p>
          </table:table-cell>
          <table:table-cell table:number-columns-repeated="1000"/>
        </table:table-row>
        <table:table-row table:style-name="ro1">
          <table:table-cell office:value-type="float" office:value="190">
            <text:p>190.00</text:p>
          </table:table-cell>
          <table:table-cell/>
          <table:table-cell office:value-type="float" office:value="85.23">
            <text:p>85.23</text:p>
          </table:table-cell>
          <table:table-cell office:value-type="float" office:value="129.24">
            <text:p>129.24</text:p>
          </table:table-cell>
          <table:table-cell office:value-type="float" office:value="109.41">
            <text:p>109.41</text:p>
          </table:table-cell>
          <table:table-cell/>
          <table:table-cell table:style-name="ce2" table:formula="of:=IF([.H190]&lt;1000;IF([.I190]&gt;[.I189];0;[.G190]);IF(AND([.E190]&lt;[.E189]; [.E189]&lt;[.E188]);FLOOR(1000/[.E191];1)+[.G190];IF([.I190]&gt;[.I189];0;[.G190])))" office:value-type="float" office:value="9">
            <text:p>9.00</text:p>
          </table:table-cell>
          <table:table-cell table:formula="of:=IF([.G191]&lt;&gt;[.G190];[.H190]-([.E191]*([.G191]-[.G190]));[.H190])" office:value-type="float" office:value="4981.97">
            <text:p>4981.97</text:p>
          </table:table-cell>
          <table:table-cell table:formula="of:=IF([.E191]&gt;[.I190];[.E191];[.I190])" office:value-type="float" office:value="111.8">
            <text:p>111.80</text:p>
          </table:table-cell>
          <table:table-cell table:formula="of:=IF([.H191]&lt;[.H190];[.J190]+1;[.J190])" office:value-type="float" office:value="13">
            <text:p>13.00</text:p>
          </table:table-cell>
          <table:table-cell table:number-columns-repeated="2"/>
          <table:table-cell table:formula="of:=IF([.C191]&gt;[.C190];[.M190]+1;0)" office:value-type="float" office:value="0">
            <text:p>0.00</text:p>
          </table:table-cell>
          <table:table-cell table:formula="of:=IF([.D191]&gt;[.D190];[.N190]+1;0)" office:value-type="float" office:value="0">
            <text:p>0.00</text:p>
          </table:table-cell>
          <table:table-cell table:formula="of:=IF([.E191]&gt;[.E190];[.O190]+1;0)" office:value-type="float" office:value="0">
            <text:p>0.00</text:p>
          </table:table-cell>
          <table:table-cell table:number-columns-repeated="5"/>
          <table:table-cell table:formula="of:=[.C191]&gt;[.C190]" office:value-type="float" office:value="0">
            <text:p>0.00</text:p>
          </table:table-cell>
          <table:table-cell table:formula="of:=[.D191]&gt;[.D190]" office:value-type="float" office:value="0">
            <text:p>0.00</text:p>
          </table:table-cell>
          <table:table-cell table:formula="of:=[.E191]&gt;[.E190]" office:value-type="float" office:value="0">
            <text:p>0.00</text:p>
          </table:table-cell>
          <table:table-cell table:formula="of:=IF(SUM([.U191:.W191])&gt;1;[.A19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91">
            <text:p>191.00</text:p>
          </table:table-cell>
          <table:table-cell/>
          <table:table-cell office:value-type="float" office:value="87.45">
            <text:p>87.45</text:p>
          </table:table-cell>
          <table:table-cell office:value-type="float" office:value="128.72">
            <text:p>128.72</text:p>
          </table:table-cell>
          <table:table-cell office:value-type="float" office:value="109.72">
            <text:p>109.72</text:p>
          </table:table-cell>
          <table:table-cell/>
          <table:table-cell table:style-name="ce2" table:formula="of:=IF([.H191]&lt;1000;IF([.I191]&gt;[.I190];0;[.G191]);IF(AND([.E191]&lt;[.E190]; [.E190]&lt;[.E189]);FLOOR(1000/[.E192];1)+[.G191];IF([.I191]&gt;[.I190];0;[.G191])))" office:value-type="float" office:value="9">
            <text:p>9.00</text:p>
          </table:table-cell>
          <table:table-cell table:formula="of:=IF([.G192]&lt;&gt;[.G191];[.H191]-([.E192]*([.G192]-[.G191]));[.H191])" office:value-type="float" office:value="4981.97">
            <text:p>4981.97</text:p>
          </table:table-cell>
          <table:table-cell table:formula="of:=IF([.E192]&gt;[.I191];[.E192];[.I191])" office:value-type="float" office:value="111.8">
            <text:p>111.80</text:p>
          </table:table-cell>
          <table:table-cell table:formula="of:=IF([.H192]&lt;[.H191];[.J191]+1;[.J191])" office:value-type="float" office:value="13">
            <text:p>13.00</text:p>
          </table:table-cell>
          <table:table-cell table:number-columns-repeated="2"/>
          <table:table-cell table:formula="of:=IF([.C192]&gt;[.C191];[.M191]+1;0)" office:value-type="float" office:value="1">
            <text:p>1.00</text:p>
          </table:table-cell>
          <table:table-cell table:formula="of:=IF([.D192]&gt;[.D191];[.N191]+1;0)" office:value-type="float" office:value="0">
            <text:p>0.00</text:p>
          </table:table-cell>
          <table:table-cell table:formula="of:=IF([.E192]&gt;[.E191];[.O191]+1;0)" office:value-type="float" office:value="1">
            <text:p>1.00</text:p>
          </table:table-cell>
          <table:table-cell table:number-columns-repeated="5"/>
          <table:table-cell table:formula="of:=[.C192]&gt;[.C191]" office:value-type="float" office:value="1">
            <text:p>1.00</text:p>
          </table:table-cell>
          <table:table-cell table:formula="of:=[.D192]&gt;[.D191]" office:value-type="float" office:value="0">
            <text:p>0.00</text:p>
          </table:table-cell>
          <table:table-cell table:formula="of:=[.E192]&gt;[.E191]" office:value-type="float" office:value="1">
            <text:p>1.00</text:p>
          </table:table-cell>
          <table:table-cell table:formula="of:=IF(SUM([.U192:.W192])&gt;1;[.A192];&quot;-&quot;)" office:value-type="float" office:value="191">
            <text:p>191.00</text:p>
          </table:table-cell>
          <table:table-cell table:number-columns-repeated="1000"/>
        </table:table-row>
        <table:table-row table:style-name="ro1">
          <table:table-cell office:value-type="float" office:value="192">
            <text:p>192.00</text:p>
          </table:table-cell>
          <table:table-cell/>
          <table:table-cell office:value-type="float" office:value="86.12">
            <text:p>86.12</text:p>
          </table:table-cell>
          <table:table-cell office:value-type="float" office:value="128.01">
            <text:p>128.01</text:p>
          </table:table-cell>
          <table:table-cell office:value-type="float" office:value="108.19">
            <text:p>108.19</text:p>
          </table:table-cell>
          <table:table-cell/>
          <table:table-cell table:style-name="ce2" table:formula="of:=IF([.H192]&lt;1000;IF([.I192]&gt;[.I191];0;[.G192]);IF(AND([.E192]&lt;[.E191]; [.E191]&lt;[.E190]);FLOOR(1000/[.E193];1)+[.G192];IF([.I192]&gt;[.I191];0;[.G192])))" office:value-type="float" office:value="9">
            <text:p>9.00</text:p>
          </table:table-cell>
          <table:table-cell table:formula="of:=IF([.G193]&lt;&gt;[.G192];[.H192]-([.E193]*([.G193]-[.G192]));[.H192])" office:value-type="float" office:value="4981.97">
            <text:p>4981.97</text:p>
          </table:table-cell>
          <table:table-cell table:formula="of:=IF([.E193]&gt;[.I192];[.E193];[.I192])" office:value-type="float" office:value="111.8">
            <text:p>111.80</text:p>
          </table:table-cell>
          <table:table-cell table:formula="of:=IF([.H193]&lt;[.H192];[.J192]+1;[.J192])" office:value-type="float" office:value="13">
            <text:p>13.00</text:p>
          </table:table-cell>
          <table:table-cell table:number-columns-repeated="2"/>
          <table:table-cell table:formula="of:=IF([.C193]&gt;[.C192];[.M192]+1;0)" office:value-type="float" office:value="0">
            <text:p>0.00</text:p>
          </table:table-cell>
          <table:table-cell table:formula="of:=IF([.D193]&gt;[.D192];[.N192]+1;0)" office:value-type="float" office:value="0">
            <text:p>0.00</text:p>
          </table:table-cell>
          <table:table-cell table:formula="of:=IF([.E193]&gt;[.E192];[.O192]+1;0)" office:value-type="float" office:value="0">
            <text:p>0.00</text:p>
          </table:table-cell>
          <table:table-cell table:number-columns-repeated="5"/>
          <table:table-cell table:formula="of:=[.C193]&gt;[.C192]" office:value-type="float" office:value="0">
            <text:p>0.00</text:p>
          </table:table-cell>
          <table:table-cell table:formula="of:=[.D193]&gt;[.D192]" office:value-type="float" office:value="0">
            <text:p>0.00</text:p>
          </table:table-cell>
          <table:table-cell table:formula="of:=[.E193]&gt;[.E192]" office:value-type="float" office:value="0">
            <text:p>0.00</text:p>
          </table:table-cell>
          <table:table-cell table:formula="of:=IF(SUM([.U193:.W193])&gt;1;[.A19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93">
            <text:p>193.00</text:p>
          </table:table-cell>
          <table:table-cell/>
          <table:table-cell office:value-type="float" office:value="87.45">
            <text:p>87.45</text:p>
          </table:table-cell>
          <table:table-cell office:value-type="float" office:value="127.99">
            <text:p>127.99</text:p>
          </table:table-cell>
          <table:table-cell office:value-type="float" office:value="109.68">
            <text:p>109.68</text:p>
          </table:table-cell>
          <table:table-cell/>
          <table:table-cell table:style-name="ce2" table:formula="of:=IF([.H193]&lt;1000;IF([.I193]&gt;[.I192];0;[.G193]);IF(AND([.E193]&lt;[.E192]; [.E192]&lt;[.E191]);FLOOR(1000/[.E194];1)+[.G193];IF([.I193]&gt;[.I192];0;[.G193])))" office:value-type="float" office:value="9">
            <text:p>9.00</text:p>
          </table:table-cell>
          <table:table-cell table:formula="of:=IF([.G194]&lt;&gt;[.G193];[.H193]-([.E194]*([.G194]-[.G193]));[.H193])" office:value-type="float" office:value="4981.97">
            <text:p>4981.97</text:p>
          </table:table-cell>
          <table:table-cell table:formula="of:=IF([.E194]&gt;[.I193];[.E194];[.I193])" office:value-type="float" office:value="111.8">
            <text:p>111.80</text:p>
          </table:table-cell>
          <table:table-cell table:formula="of:=IF([.H194]&lt;[.H193];[.J193]+1;[.J193])" office:value-type="float" office:value="13">
            <text:p>13.00</text:p>
          </table:table-cell>
          <table:table-cell table:number-columns-repeated="2"/>
          <table:table-cell table:formula="of:=IF([.C194]&gt;[.C193];[.M193]+1;0)" office:value-type="float" office:value="1">
            <text:p>1.00</text:p>
          </table:table-cell>
          <table:table-cell table:formula="of:=IF([.D194]&gt;[.D193];[.N193]+1;0)" office:value-type="float" office:value="0">
            <text:p>0.00</text:p>
          </table:table-cell>
          <table:table-cell table:formula="of:=IF([.E194]&gt;[.E193];[.O193]+1;0)" office:value-type="float" office:value="1">
            <text:p>1.00</text:p>
          </table:table-cell>
          <table:table-cell table:number-columns-repeated="5"/>
          <table:table-cell table:formula="of:=[.C194]&gt;[.C193]" office:value-type="float" office:value="1">
            <text:p>1.00</text:p>
          </table:table-cell>
          <table:table-cell table:formula="of:=[.D194]&gt;[.D193]" office:value-type="float" office:value="0">
            <text:p>0.00</text:p>
          </table:table-cell>
          <table:table-cell table:formula="of:=[.E194]&gt;[.E193]" office:value-type="float" office:value="1">
            <text:p>1.00</text:p>
          </table:table-cell>
          <table:table-cell table:formula="of:=IF(SUM([.U194:.W194])&gt;1;[.A194];&quot;-&quot;)" office:value-type="float" office:value="193">
            <text:p>193.00</text:p>
          </table:table-cell>
          <table:table-cell table:number-columns-repeated="1000"/>
        </table:table-row>
        <table:table-row table:style-name="ro1">
          <table:table-cell office:value-type="float" office:value="194">
            <text:p>194.00</text:p>
          </table:table-cell>
          <table:table-cell/>
          <table:table-cell office:value-type="float" office:value="89.49">
            <text:p>89.49</text:p>
          </table:table-cell>
          <table:table-cell office:value-type="float" office:value="126.59">
            <text:p>126.59</text:p>
          </table:table-cell>
          <table:table-cell office:value-type="float" office:value="110.39">
            <text:p>110.39</text:p>
          </table:table-cell>
          <table:table-cell/>
          <table:table-cell table:style-name="ce2" table:formula="of:=IF([.H194]&lt;1000;IF([.I194]&gt;[.I193];0;[.G194]);IF(AND([.E194]&lt;[.E193]; [.E193]&lt;[.E192]);FLOOR(1000/[.E195];1)+[.G194];IF([.I194]&gt;[.I193];0;[.G194])))" office:value-type="float" office:value="9">
            <text:p>9.00</text:p>
          </table:table-cell>
          <table:table-cell table:formula="of:=IF([.G195]&lt;&gt;[.G194];[.H194]-([.E195]*([.G195]-[.G194]));[.H194])" office:value-type="float" office:value="4981.97">
            <text:p>4981.97</text:p>
          </table:table-cell>
          <table:table-cell table:formula="of:=IF([.E195]&gt;[.I194];[.E195];[.I194])" office:value-type="float" office:value="111.8">
            <text:p>111.80</text:p>
          </table:table-cell>
          <table:table-cell table:formula="of:=IF([.H195]&lt;[.H194];[.J194]+1;[.J194])" office:value-type="float" office:value="13">
            <text:p>13.00</text:p>
          </table:table-cell>
          <table:table-cell table:number-columns-repeated="2"/>
          <table:table-cell table:formula="of:=IF([.C195]&gt;[.C194];[.M194]+1;0)" office:value-type="float" office:value="2">
            <text:p>2.00</text:p>
          </table:table-cell>
          <table:table-cell table:formula="of:=IF([.D195]&gt;[.D194];[.N194]+1;0)" office:value-type="float" office:value="0">
            <text:p>0.00</text:p>
          </table:table-cell>
          <table:table-cell table:formula="of:=IF([.E195]&gt;[.E194];[.O194]+1;0)" office:value-type="float" office:value="2">
            <text:p>2.00</text:p>
          </table:table-cell>
          <table:table-cell table:number-columns-repeated="5"/>
          <table:table-cell table:formula="of:=[.C195]&gt;[.C194]" office:value-type="float" office:value="1">
            <text:p>1.00</text:p>
          </table:table-cell>
          <table:table-cell table:formula="of:=[.D195]&gt;[.D194]" office:value-type="float" office:value="0">
            <text:p>0.00</text:p>
          </table:table-cell>
          <table:table-cell table:formula="of:=[.E195]&gt;[.E194]" office:value-type="float" office:value="1">
            <text:p>1.00</text:p>
          </table:table-cell>
          <table:table-cell table:formula="of:=IF(SUM([.U195:.W195])&gt;1;[.A195];&quot;-&quot;)" office:value-type="float" office:value="194">
            <text:p>194.00</text:p>
          </table:table-cell>
          <table:table-cell table:number-columns-repeated="1000"/>
        </table:table-row>
        <table:table-row table:style-name="ro1">
          <table:table-cell office:value-type="float" office:value="195">
            <text:p>195.00</text:p>
          </table:table-cell>
          <table:table-cell/>
          <table:table-cell office:value-type="float" office:value="87.85">
            <text:p>87.85</text:p>
          </table:table-cell>
          <table:table-cell office:value-type="float" office:value="125.24">
            <text:p>125.24</text:p>
          </table:table-cell>
          <table:table-cell office:value-type="float" office:value="111.28">
            <text:p>111.28</text:p>
          </table:table-cell>
          <table:table-cell/>
          <table:table-cell table:style-name="ce2" table:formula="of:=IF([.H195]&lt;1000;IF([.I195]&gt;[.I194];0;[.G195]);IF(AND([.E195]&lt;[.E194]; [.E194]&lt;[.E193]);FLOOR(1000/[.E196];1)+[.G195];IF([.I195]&gt;[.I194];0;[.G195])))" office:value-type="float" office:value="9">
            <text:p>9.00</text:p>
          </table:table-cell>
          <table:table-cell table:formula="of:=IF([.G196]&lt;&gt;[.G195];[.H195]-([.E196]*([.G196]-[.G195]));[.H195])" office:value-type="float" office:value="4981.97">
            <text:p>4981.97</text:p>
          </table:table-cell>
          <table:table-cell table:formula="of:=IF([.E196]&gt;[.I195];[.E196];[.I195])" office:value-type="float" office:value="111.8">
            <text:p>111.80</text:p>
          </table:table-cell>
          <table:table-cell table:formula="of:=IF([.H196]&lt;[.H195];[.J195]+1;[.J195])" office:value-type="float" office:value="13">
            <text:p>13.00</text:p>
          </table:table-cell>
          <table:table-cell table:number-columns-repeated="2"/>
          <table:table-cell table:formula="of:=IF([.C196]&gt;[.C195];[.M195]+1;0)" office:value-type="float" office:value="0">
            <text:p>0.00</text:p>
          </table:table-cell>
          <table:table-cell table:formula="of:=IF([.D196]&gt;[.D195];[.N195]+1;0)" office:value-type="float" office:value="0">
            <text:p>0.00</text:p>
          </table:table-cell>
          <table:table-cell table:formula="of:=IF([.E196]&gt;[.E195];[.O195]+1;0)" office:value-type="float" office:value="3">
            <text:p>3.00</text:p>
          </table:table-cell>
          <table:table-cell table:number-columns-repeated="5"/>
          <table:table-cell table:formula="of:=[.C196]&gt;[.C195]" office:value-type="float" office:value="0">
            <text:p>0.00</text:p>
          </table:table-cell>
          <table:table-cell table:formula="of:=[.D196]&gt;[.D195]" office:value-type="float" office:value="0">
            <text:p>0.00</text:p>
          </table:table-cell>
          <table:table-cell table:formula="of:=[.E196]&gt;[.E195]" office:value-type="float" office:value="1">
            <text:p>1.00</text:p>
          </table:table-cell>
          <table:table-cell table:formula="of:=IF(SUM([.U196:.W196])&gt;1;[.A19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96">
            <text:p>196.00</text:p>
          </table:table-cell>
          <table:table-cell/>
          <table:table-cell office:value-type="float" office:value="89.46">
            <text:p>89.46</text:p>
          </table:table-cell>
          <table:table-cell office:value-type="float" office:value="123.39">
            <text:p>123.39</text:p>
          </table:table-cell>
          <table:table-cell office:value-type="float" office:value="112.56">
            <text:p>112.56</text:p>
          </table:table-cell>
          <table:table-cell/>
          <table:table-cell table:style-name="ce2" table:formula="of:=IF([.H196]&lt;1000;IF([.I196]&gt;[.I195];0;[.G196]);IF(AND([.E196]&lt;[.E195]; [.E195]&lt;[.E194]);FLOOR(1000/[.E197];1)+[.G196];IF([.I196]&gt;[.I195];0;[.G196])))" office:value-type="float" office:value="9">
            <text:p>9.00</text:p>
          </table:table-cell>
          <table:table-cell table:formula="of:=IF([.G197]&lt;&gt;[.G196];[.H196]-([.E197]*([.G197]-[.G196]));[.H196])" office:value-type="float" office:value="4981.97">
            <text:p>4981.97</text:p>
          </table:table-cell>
          <table:table-cell table:formula="of:=IF([.E197]&gt;[.I196];[.E197];[.I196])" office:value-type="float" office:value="112.56">
            <text:p>112.56</text:p>
          </table:table-cell>
          <table:table-cell table:formula="of:=IF([.H197]&lt;[.H196];[.J196]+1;[.J196])" office:value-type="float" office:value="13">
            <text:p>13.00</text:p>
          </table:table-cell>
          <table:table-cell table:number-columns-repeated="2"/>
          <table:table-cell table:formula="of:=IF([.C197]&gt;[.C196];[.M196]+1;0)" office:value-type="float" office:value="1">
            <text:p>1.00</text:p>
          </table:table-cell>
          <table:table-cell table:formula="of:=IF([.D197]&gt;[.D196];[.N196]+1;0)" office:value-type="float" office:value="0">
            <text:p>0.00</text:p>
          </table:table-cell>
          <table:table-cell table:formula="of:=IF([.E197]&gt;[.E196];[.O196]+1;0)" office:value-type="float" office:value="4">
            <text:p>4.00</text:p>
          </table:table-cell>
          <table:table-cell table:number-columns-repeated="5"/>
          <table:table-cell table:formula="of:=[.C197]&gt;[.C196]" office:value-type="float" office:value="1">
            <text:p>1.00</text:p>
          </table:table-cell>
          <table:table-cell table:formula="of:=[.D197]&gt;[.D196]" office:value-type="float" office:value="0">
            <text:p>0.00</text:p>
          </table:table-cell>
          <table:table-cell table:formula="of:=[.E197]&gt;[.E196]" office:value-type="float" office:value="1">
            <text:p>1.00</text:p>
          </table:table-cell>
          <table:table-cell table:formula="of:=IF(SUM([.U197:.W197])&gt;1;[.A197];&quot;-&quot;)" office:value-type="float" office:value="196">
            <text:p>196.00</text:p>
          </table:table-cell>
          <table:table-cell table:number-columns-repeated="1000"/>
        </table:table-row>
        <table:table-row table:style-name="ro1">
          <table:table-cell office:value-type="float" office:value="197">
            <text:p>197.00</text:p>
          </table:table-cell>
          <table:table-cell/>
          <table:table-cell office:value-type="float" office:value="87.6">
            <text:p>87.60</text:p>
          </table:table-cell>
          <table:table-cell office:value-type="float" office:value="122.61">
            <text:p>122.61</text:p>
          </table:table-cell>
          <table:table-cell office:value-type="float" office:value="113.15">
            <text:p>113.15</text:p>
          </table:table-cell>
          <table:table-cell/>
          <table:table-cell table:style-name="ce2" table:formula="of:=IF([.H197]&lt;1000;IF([.I197]&gt;[.I196];0;[.G197]);IF(AND([.E197]&lt;[.E196]; [.E196]&lt;[.E195]);FLOOR(1000/[.E198];1)+[.G197];IF([.I197]&gt;[.I196];0;[.G197])))" office:value-type="float" office:value="0">
            <text:p>0.00</text:p>
          </table:table-cell>
          <table:table-cell table:formula="of:=IF([.G198]&lt;&gt;[.G197];[.H197]-([.E198]*([.G198]-[.G197]));[.H197])" office:value-type="float" office:value="6000.32">
            <text:p>6000.32</text:p>
          </table:table-cell>
          <table:table-cell table:formula="of:=IF([.E198]&gt;[.I197];[.E198];[.I197])" office:value-type="float" office:value="113.15">
            <text:p>113.15</text:p>
          </table:table-cell>
          <table:table-cell table:formula="of:=IF([.H198]&lt;[.H197];[.J197]+1;[.J197])" office:value-type="float" office:value="13">
            <text:p>13.00</text:p>
          </table:table-cell>
          <table:table-cell table:number-columns-repeated="2"/>
          <table:table-cell table:formula="of:=IF([.C198]&gt;[.C197];[.M197]+1;0)" office:value-type="float" office:value="0">
            <text:p>0.00</text:p>
          </table:table-cell>
          <table:table-cell table:formula="of:=IF([.D198]&gt;[.D197];[.N197]+1;0)" office:value-type="float" office:value="0">
            <text:p>0.00</text:p>
          </table:table-cell>
          <table:table-cell table:formula="of:=IF([.E198]&gt;[.E197];[.O197]+1;0)" office:value-type="float" office:value="5">
            <text:p>5.00</text:p>
          </table:table-cell>
          <table:table-cell table:number-columns-repeated="5"/>
          <table:table-cell table:formula="of:=[.C198]&gt;[.C197]" office:value-type="float" office:value="0">
            <text:p>0.00</text:p>
          </table:table-cell>
          <table:table-cell table:formula="of:=[.D198]&gt;[.D197]" office:value-type="float" office:value="0">
            <text:p>0.00</text:p>
          </table:table-cell>
          <table:table-cell table:formula="of:=[.E198]&gt;[.E197]" office:value-type="float" office:value="1">
            <text:p>1.00</text:p>
          </table:table-cell>
          <table:table-cell table:formula="of:=IF(SUM([.U198:.W198])&gt;1;[.A19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198">
            <text:p>198.00</text:p>
          </table:table-cell>
          <table:table-cell/>
          <table:table-cell office:value-type="float" office:value="87.87">
            <text:p>87.87</text:p>
          </table:table-cell>
          <table:table-cell office:value-type="float" office:value="122.54">
            <text:p>122.54</text:p>
          </table:table-cell>
          <table:table-cell office:value-type="float" office:value="114.21">
            <text:p>114.21</text:p>
          </table:table-cell>
          <table:table-cell/>
          <table:table-cell table:style-name="ce2" table:formula="of:=IF([.H198]&lt;1000;IF([.I198]&gt;[.I197];0;[.G198]);IF(AND([.E198]&lt;[.E197]; [.E197]&lt;[.E196]);FLOOR(1000/[.E199];1)+[.G198];IF([.I198]&gt;[.I197];0;[.G198])))" office:value-type="float" office:value="0">
            <text:p>0.00</text:p>
          </table:table-cell>
          <table:table-cell table:formula="of:=IF([.G199]&lt;&gt;[.G198];[.H198]-([.E199]*([.G199]-[.G198]));[.H198])" office:value-type="float" office:value="6000.32">
            <text:p>6000.32</text:p>
          </table:table-cell>
          <table:table-cell table:formula="of:=IF([.E199]&gt;[.I198];[.E199];[.I198])" office:value-type="float" office:value="114.21">
            <text:p>114.21</text:p>
          </table:table-cell>
          <table:table-cell table:formula="of:=IF([.H199]&lt;[.H198];[.J198]+1;[.J198])" office:value-type="float" office:value="13">
            <text:p>13.00</text:p>
          </table:table-cell>
          <table:table-cell table:number-columns-repeated="2"/>
          <table:table-cell table:formula="of:=IF([.C199]&gt;[.C198];[.M198]+1;0)" office:value-type="float" office:value="1">
            <text:p>1.00</text:p>
          </table:table-cell>
          <table:table-cell table:formula="of:=IF([.D199]&gt;[.D198];[.N198]+1;0)" office:value-type="float" office:value="0">
            <text:p>0.00</text:p>
          </table:table-cell>
          <table:table-cell table:formula="of:=IF([.E199]&gt;[.E198];[.O198]+1;0)" office:value-type="float" office:value="6">
            <text:p>6.00</text:p>
          </table:table-cell>
          <table:table-cell table:number-columns-repeated="5"/>
          <table:table-cell table:formula="of:=[.C199]&gt;[.C198]" office:value-type="float" office:value="1">
            <text:p>1.00</text:p>
          </table:table-cell>
          <table:table-cell table:formula="of:=[.D199]&gt;[.D198]" office:value-type="float" office:value="0">
            <text:p>0.00</text:p>
          </table:table-cell>
          <table:table-cell table:formula="of:=[.E199]&gt;[.E198]" office:value-type="float" office:value="1">
            <text:p>1.00</text:p>
          </table:table-cell>
          <table:table-cell table:formula="of:=IF(SUM([.U199:.W199])&gt;1;[.A199];&quot;-&quot;)" office:value-type="float" office:value="198">
            <text:p>198.00</text:p>
          </table:table-cell>
          <table:table-cell table:number-columns-repeated="1000"/>
        </table:table-row>
        <table:table-row table:style-name="ro1">
          <table:table-cell office:value-type="float" office:value="199">
            <text:p>199.00</text:p>
          </table:table-cell>
          <table:table-cell/>
          <table:table-cell office:value-type="float" office:value="88.46">
            <text:p>88.46</text:p>
          </table:table-cell>
          <table:table-cell office:value-type="float" office:value="121.81">
            <text:p>121.81</text:p>
          </table:table-cell>
          <table:table-cell office:value-type="float" office:value="114.89">
            <text:p>114.89</text:p>
          </table:table-cell>
          <table:table-cell/>
          <table:table-cell table:style-name="ce2" table:formula="of:=IF([.H199]&lt;1000;IF([.I199]&gt;[.I198];0;[.G199]);IF(AND([.E199]&lt;[.E198]; [.E198]&lt;[.E197]);FLOOR(1000/[.E200];1)+[.G199];IF([.I199]&gt;[.I198];0;[.G199])))" office:value-type="float" office:value="0">
            <text:p>0.00</text:p>
          </table:table-cell>
          <table:table-cell table:formula="of:=IF([.G200]&lt;&gt;[.G199];[.H199]-([.E200]*([.G200]-[.G199]));[.H199])" office:value-type="float" office:value="6000.32">
            <text:p>6000.32</text:p>
          </table:table-cell>
          <table:table-cell table:formula="of:=IF([.E200]&gt;[.I199];[.E200];[.I199])" office:value-type="float" office:value="114.89">
            <text:p>114.89</text:p>
          </table:table-cell>
          <table:table-cell table:formula="of:=IF([.H200]&lt;[.H199];[.J199]+1;[.J199])" office:value-type="float" office:value="13">
            <text:p>13.00</text:p>
          </table:table-cell>
          <table:table-cell table:number-columns-repeated="2"/>
          <table:table-cell table:formula="of:=IF([.C200]&gt;[.C199];[.M199]+1;0)" office:value-type="float" office:value="2">
            <text:p>2.00</text:p>
          </table:table-cell>
          <table:table-cell table:formula="of:=IF([.D200]&gt;[.D199];[.N199]+1;0)" office:value-type="float" office:value="0">
            <text:p>0.00</text:p>
          </table:table-cell>
          <table:table-cell table:formula="of:=IF([.E200]&gt;[.E199];[.O199]+1;0)" office:value-type="float" office:value="7">
            <text:p>7.00</text:p>
          </table:table-cell>
          <table:table-cell table:number-columns-repeated="5"/>
          <table:table-cell table:formula="of:=[.C200]&gt;[.C199]" office:value-type="float" office:value="1">
            <text:p>1.00</text:p>
          </table:table-cell>
          <table:table-cell table:formula="of:=[.D200]&gt;[.D199]" office:value-type="float" office:value="0">
            <text:p>0.00</text:p>
          </table:table-cell>
          <table:table-cell table:formula="of:=[.E200]&gt;[.E199]" office:value-type="float" office:value="1">
            <text:p>1.00</text:p>
          </table:table-cell>
          <table:table-cell table:formula="of:=IF(SUM([.U200:.W200])&gt;1;[.A200];&quot;-&quot;)" office:value-type="float" office:value="199">
            <text:p>199.00</text:p>
          </table:table-cell>
          <table:table-cell table:number-columns-repeated="1000"/>
        </table:table-row>
        <table:table-row table:style-name="ro1">
          <table:table-cell office:value-type="float" office:value="200">
            <text:p>200.00</text:p>
          </table:table-cell>
          <table:table-cell/>
          <table:table-cell office:value-type="float" office:value="90.4">
            <text:p>90.40</text:p>
          </table:table-cell>
          <table:table-cell office:value-type="float" office:value="124.57">
            <text:p>124.57</text:p>
          </table:table-cell>
          <table:table-cell office:value-type="float" office:value="114.91">
            <text:p>114.91</text:p>
          </table:table-cell>
          <table:table-cell/>
          <table:table-cell table:style-name="ce2" table:formula="of:=IF([.H200]&lt;1000;IF([.I200]&gt;[.I199];0;[.G200]);IF(AND([.E200]&lt;[.E199]; [.E199]&lt;[.E198]);FLOOR(1000/[.E201];1)+[.G200];IF([.I200]&gt;[.I199];0;[.G200])))" office:value-type="float" office:value="0">
            <text:p>0.00</text:p>
          </table:table-cell>
          <table:table-cell table:formula="of:=IF([.G201]&lt;&gt;[.G200];[.H200]-([.E201]*([.G201]-[.G200]));[.H200])" office:value-type="float" office:value="6000.32">
            <text:p>6000.32</text:p>
          </table:table-cell>
          <table:table-cell table:formula="of:=IF([.E201]&gt;[.I200];[.E201];[.I200])" office:value-type="float" office:value="114.91">
            <text:p>114.91</text:p>
          </table:table-cell>
          <table:table-cell table:formula="of:=IF([.H201]&lt;[.H200];[.J200]+1;[.J200])" office:value-type="float" office:value="13">
            <text:p>13.00</text:p>
          </table:table-cell>
          <table:table-cell table:number-columns-repeated="2"/>
          <table:table-cell table:formula="of:=IF([.C201]&gt;[.C200];[.M200]+1;0)" office:value-type="float" office:value="3">
            <text:p>3.00</text:p>
          </table:table-cell>
          <table:table-cell table:formula="of:=IF([.D201]&gt;[.D200];[.N200]+1;0)" office:value-type="float" office:value="1">
            <text:p>1.00</text:p>
          </table:table-cell>
          <table:table-cell table:formula="of:=IF([.E201]&gt;[.E200];[.O200]+1;0)" office:value-type="float" office:value="8">
            <text:p>8.00</text:p>
          </table:table-cell>
          <table:table-cell table:number-columns-repeated="5"/>
          <table:table-cell table:formula="of:=[.C201]&gt;[.C200]" office:value-type="float" office:value="1">
            <text:p>1.00</text:p>
          </table:table-cell>
          <table:table-cell table:formula="of:=[.D201]&gt;[.D200]" office:value-type="float" office:value="1">
            <text:p>1.00</text:p>
          </table:table-cell>
          <table:table-cell table:formula="of:=[.E201]&gt;[.E200]" office:value-type="float" office:value="1">
            <text:p>1.00</text:p>
          </table:table-cell>
          <table:table-cell table:formula="of:=IF(SUM([.U201:.W201])&gt;1;[.A201];&quot;-&quot;)" office:value-type="float" office:value="200">
            <text:p>200.00</text:p>
          </table:table-cell>
          <table:table-cell table:number-columns-repeated="1000"/>
        </table:table-row>
        <table:table-row table:style-name="ro1">
          <table:table-cell office:value-type="float" office:value="201">
            <text:p>201.00</text:p>
          </table:table-cell>
          <table:table-cell/>
          <table:table-cell office:value-type="float" office:value="88.55">
            <text:p>88.55</text:p>
          </table:table-cell>
          <table:table-cell office:value-type="float" office:value="123.78">
            <text:p>123.78</text:p>
          </table:table-cell>
          <table:table-cell office:value-type="float" office:value="112.97">
            <text:p>112.97</text:p>
          </table:table-cell>
          <table:table-cell/>
          <table:table-cell table:style-name="ce2" table:formula="of:=IF([.H201]&lt;1000;IF([.I201]&gt;[.I200];0;[.G201]);IF(AND([.E201]&lt;[.E200]; [.E200]&lt;[.E199]);FLOOR(1000/[.E202];1)+[.G201];IF([.I201]&gt;[.I200];0;[.G201])))" office:value-type="float" office:value="0">
            <text:p>0.00</text:p>
          </table:table-cell>
          <table:table-cell table:formula="of:=IF([.G202]&lt;&gt;[.G201];[.H201]-([.E202]*([.G202]-[.G201]));[.H201])" office:value-type="float" office:value="6000.32">
            <text:p>6000.32</text:p>
          </table:table-cell>
          <table:table-cell table:formula="of:=IF([.E202]&gt;[.I201];[.E202];[.I201])" office:value-type="float" office:value="114.91">
            <text:p>114.91</text:p>
          </table:table-cell>
          <table:table-cell table:formula="of:=IF([.H202]&lt;[.H201];[.J201]+1;[.J201])" office:value-type="float" office:value="13">
            <text:p>13.00</text:p>
          </table:table-cell>
          <table:table-cell table:number-columns-repeated="2"/>
          <table:table-cell table:formula="of:=IF([.C202]&gt;[.C201];[.M201]+1;0)" office:value-type="float" office:value="0">
            <text:p>0.00</text:p>
          </table:table-cell>
          <table:table-cell table:formula="of:=IF([.D202]&gt;[.D201];[.N201]+1;0)" office:value-type="float" office:value="0">
            <text:p>0.00</text:p>
          </table:table-cell>
          <table:table-cell table:formula="of:=IF([.E202]&gt;[.E201];[.O201]+1;0)" office:value-type="float" office:value="0">
            <text:p>0.00</text:p>
          </table:table-cell>
          <table:table-cell table:number-columns-repeated="5"/>
          <table:table-cell table:formula="of:=[.C202]&gt;[.C201]" office:value-type="float" office:value="0">
            <text:p>0.00</text:p>
          </table:table-cell>
          <table:table-cell table:formula="of:=[.D202]&gt;[.D201]" office:value-type="float" office:value="0">
            <text:p>0.00</text:p>
          </table:table-cell>
          <table:table-cell table:formula="of:=[.E202]&gt;[.E201]" office:value-type="float" office:value="0">
            <text:p>0.00</text:p>
          </table:table-cell>
          <table:table-cell table:formula="of:=IF(SUM([.U202:.W202])&gt;1;[.A20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02">
            <text:p>202.00</text:p>
          </table:table-cell>
          <table:table-cell/>
          <table:table-cell office:value-type="float" office:value="86.63">
            <text:p>86.63</text:p>
          </table:table-cell>
          <table:table-cell office:value-type="float" office:value="126.62">
            <text:p>126.62</text:p>
          </table:table-cell>
          <table:table-cell office:value-type="float" office:value="111.12">
            <text:p>111.12</text:p>
          </table:table-cell>
          <table:table-cell/>
          <table:table-cell table:style-name="ce2" table:formula="of:=IF([.H202]&lt;1000;IF([.I202]&gt;[.I201];0;[.G202]);IF(AND([.E202]&lt;[.E201]; [.E201]&lt;[.E200]);FLOOR(1000/[.E203];1)+[.G202];IF([.I202]&gt;[.I201];0;[.G202])))" office:value-type="float" office:value="0">
            <text:p>0.00</text:p>
          </table:table-cell>
          <table:table-cell table:formula="of:=IF([.G203]&lt;&gt;[.G202];[.H202]-([.E203]*([.G203]-[.G202]));[.H202])" office:value-type="float" office:value="6000.32">
            <text:p>6000.32</text:p>
          </table:table-cell>
          <table:table-cell table:formula="of:=IF([.E203]&gt;[.I202];[.E203];[.I202])" office:value-type="float" office:value="114.91">
            <text:p>114.91</text:p>
          </table:table-cell>
          <table:table-cell table:formula="of:=IF([.H203]&lt;[.H202];[.J202]+1;[.J202])" office:value-type="float" office:value="13">
            <text:p>13.00</text:p>
          </table:table-cell>
          <table:table-cell table:number-columns-repeated="2"/>
          <table:table-cell table:formula="of:=IF([.C203]&gt;[.C202];[.M202]+1;0)" office:value-type="float" office:value="0">
            <text:p>0.00</text:p>
          </table:table-cell>
          <table:table-cell table:formula="of:=IF([.D203]&gt;[.D202];[.N202]+1;0)" office:value-type="float" office:value="1">
            <text:p>1.00</text:p>
          </table:table-cell>
          <table:table-cell table:formula="of:=IF([.E203]&gt;[.E202];[.O202]+1;0)" office:value-type="float" office:value="0">
            <text:p>0.00</text:p>
          </table:table-cell>
          <table:table-cell table:number-columns-repeated="5"/>
          <table:table-cell table:formula="of:=[.C203]&gt;[.C202]" office:value-type="float" office:value="0">
            <text:p>0.00</text:p>
          </table:table-cell>
          <table:table-cell table:formula="of:=[.D203]&gt;[.D202]" office:value-type="float" office:value="1">
            <text:p>1.00</text:p>
          </table:table-cell>
          <table:table-cell table:formula="of:=[.E203]&gt;[.E202]" office:value-type="float" office:value="0">
            <text:p>0.00</text:p>
          </table:table-cell>
          <table:table-cell table:formula="of:=IF(SUM([.U203:.W203])&gt;1;[.A20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03">
            <text:p>203.00</text:p>
          </table:table-cell>
          <table:table-cell/>
          <table:table-cell office:value-type="float" office:value="88.98">
            <text:p>88.98</text:p>
          </table:table-cell>
          <table:table-cell office:value-type="float" office:value="125.63">
            <text:p>125.63</text:p>
          </table:table-cell>
          <table:table-cell office:value-type="float" office:value="111.44">
            <text:p>111.44</text:p>
          </table:table-cell>
          <table:table-cell/>
          <table:table-cell table:style-name="ce2" table:formula="of:=IF([.H203]&lt;1000;IF([.I203]&gt;[.I202];0;[.G203]);IF(AND([.E203]&lt;[.E202]; [.E202]&lt;[.E201]);FLOOR(1000/[.E204];1)+[.G203];IF([.I203]&gt;[.I202];0;[.G203])))" office:value-type="float" office:value="8">
            <text:p>8.00</text:p>
          </table:table-cell>
          <table:table-cell table:formula="of:=IF([.G204]&lt;&gt;[.G203];[.H203]-([.E204]*([.G204]-[.G203]));[.H203])" office:value-type="float" office:value="5108.8">
            <text:p>5108.80</text:p>
          </table:table-cell>
          <table:table-cell table:formula="of:=IF([.E204]&gt;[.I203];[.E204];[.I203])" office:value-type="float" office:value="114.91">
            <text:p>114.91</text:p>
          </table:table-cell>
          <table:table-cell table:formula="of:=IF([.H204]&lt;[.H203];[.J203]+1;[.J203])" office:value-type="float" office:value="14">
            <text:p>14.00</text:p>
          </table:table-cell>
          <table:table-cell table:number-columns-repeated="2"/>
          <table:table-cell table:formula="of:=IF([.C204]&gt;[.C203];[.M203]+1;0)" office:value-type="float" office:value="1">
            <text:p>1.00</text:p>
          </table:table-cell>
          <table:table-cell table:formula="of:=IF([.D204]&gt;[.D203];[.N203]+1;0)" office:value-type="float" office:value="0">
            <text:p>0.00</text:p>
          </table:table-cell>
          <table:table-cell table:formula="of:=IF([.E204]&gt;[.E203];[.O203]+1;0)" office:value-type="float" office:value="1">
            <text:p>1.00</text:p>
          </table:table-cell>
          <table:table-cell table:number-columns-repeated="5"/>
          <table:table-cell table:formula="of:=[.C204]&gt;[.C203]" office:value-type="float" office:value="1">
            <text:p>1.00</text:p>
          </table:table-cell>
          <table:table-cell table:formula="of:=[.D204]&gt;[.D203]" office:value-type="float" office:value="0">
            <text:p>0.00</text:p>
          </table:table-cell>
          <table:table-cell table:formula="of:=[.E204]&gt;[.E203]" office:value-type="float" office:value="1">
            <text:p>1.00</text:p>
          </table:table-cell>
          <table:table-cell table:formula="of:=IF(SUM([.U204:.W204])&gt;1;[.A204];&quot;-&quot;)" office:value-type="float" office:value="203">
            <text:p>203.00</text:p>
          </table:table-cell>
          <table:table-cell table:number-columns-repeated="1000"/>
        </table:table-row>
        <table:table-row table:style-name="ro1">
          <table:table-cell office:value-type="float" office:value="204">
            <text:p>204.00</text:p>
          </table:table-cell>
          <table:table-cell/>
          <table:table-cell office:value-type="float" office:value="90.85">
            <text:p>90.85</text:p>
          </table:table-cell>
          <table:table-cell office:value-type="float" office:value="124.55">
            <text:p>124.55</text:p>
          </table:table-cell>
          <table:table-cell office:value-type="float" office:value="113.24">
            <text:p>113.24</text:p>
          </table:table-cell>
          <table:table-cell/>
          <table:table-cell table:style-name="ce2" table:formula="of:=IF([.H204]&lt;1000;IF([.I204]&gt;[.I203];0;[.G204]);IF(AND([.E204]&lt;[.E203]; [.E203]&lt;[.E202]);FLOOR(1000/[.E205];1)+[.G204];IF([.I204]&gt;[.I203];0;[.G204])))" office:value-type="float" office:value="8">
            <text:p>8.00</text:p>
          </table:table-cell>
          <table:table-cell table:formula="of:=IF([.G205]&lt;&gt;[.G204];[.H204]-([.E205]*([.G205]-[.G204]));[.H204])" office:value-type="float" office:value="5108.8">
            <text:p>5108.80</text:p>
          </table:table-cell>
          <table:table-cell table:formula="of:=IF([.E205]&gt;[.I204];[.E205];[.I204])" office:value-type="float" office:value="114.91">
            <text:p>114.91</text:p>
          </table:table-cell>
          <table:table-cell table:formula="of:=IF([.H205]&lt;[.H204];[.J204]+1;[.J204])" office:value-type="float" office:value="14">
            <text:p>14.00</text:p>
          </table:table-cell>
          <table:table-cell table:number-columns-repeated="2"/>
          <table:table-cell table:formula="of:=IF([.C205]&gt;[.C204];[.M204]+1;0)" office:value-type="float" office:value="2">
            <text:p>2.00</text:p>
          </table:table-cell>
          <table:table-cell table:formula="of:=IF([.D205]&gt;[.D204];[.N204]+1;0)" office:value-type="float" office:value="0">
            <text:p>0.00</text:p>
          </table:table-cell>
          <table:table-cell table:formula="of:=IF([.E205]&gt;[.E204];[.O204]+1;0)" office:value-type="float" office:value="2">
            <text:p>2.00</text:p>
          </table:table-cell>
          <table:table-cell table:number-columns-repeated="5"/>
          <table:table-cell table:formula="of:=[.C205]&gt;[.C204]" office:value-type="float" office:value="1">
            <text:p>1.00</text:p>
          </table:table-cell>
          <table:table-cell table:formula="of:=[.D205]&gt;[.D204]" office:value-type="float" office:value="0">
            <text:p>0.00</text:p>
          </table:table-cell>
          <table:table-cell table:formula="of:=[.E205]&gt;[.E204]" office:value-type="float" office:value="1">
            <text:p>1.00</text:p>
          </table:table-cell>
          <table:table-cell table:formula="of:=IF(SUM([.U205:.W205])&gt;1;[.A205];&quot;-&quot;)" office:value-type="float" office:value="204">
            <text:p>204.00</text:p>
          </table:table-cell>
          <table:table-cell table:number-columns-repeated="1000"/>
        </table:table-row>
        <table:table-row table:style-name="ro1">
          <table:table-cell office:value-type="float" office:value="205">
            <text:p>205.00</text:p>
          </table:table-cell>
          <table:table-cell/>
          <table:table-cell office:value-type="float" office:value="89.19">
            <text:p>89.19</text:p>
          </table:table-cell>
          <table:table-cell office:value-type="float" office:value="123.8">
            <text:p>123.80</text:p>
          </table:table-cell>
          <table:table-cell office:value-type="float" office:value="111.26">
            <text:p>111.26</text:p>
          </table:table-cell>
          <table:table-cell/>
          <table:table-cell table:style-name="ce2" table:formula="of:=IF([.H205]&lt;1000;IF([.I205]&gt;[.I204];0;[.G205]);IF(AND([.E205]&lt;[.E204]; [.E204]&lt;[.E203]);FLOOR(1000/[.E206];1)+[.G205];IF([.I205]&gt;[.I204];0;[.G205])))" office:value-type="float" office:value="8">
            <text:p>8.00</text:p>
          </table:table-cell>
          <table:table-cell table:formula="of:=IF([.G206]&lt;&gt;[.G205];[.H205]-([.E206]*([.G206]-[.G205]));[.H205])" office:value-type="float" office:value="5108.8">
            <text:p>5108.80</text:p>
          </table:table-cell>
          <table:table-cell table:formula="of:=IF([.E206]&gt;[.I205];[.E206];[.I205])" office:value-type="float" office:value="114.91">
            <text:p>114.91</text:p>
          </table:table-cell>
          <table:table-cell table:formula="of:=IF([.H206]&lt;[.H205];[.J205]+1;[.J205])" office:value-type="float" office:value="14">
            <text:p>14.00</text:p>
          </table:table-cell>
          <table:table-cell table:number-columns-repeated="2"/>
          <table:table-cell table:formula="of:=IF([.C206]&gt;[.C205];[.M205]+1;0)" office:value-type="float" office:value="0">
            <text:p>0.00</text:p>
          </table:table-cell>
          <table:table-cell table:formula="of:=IF([.D206]&gt;[.D205];[.N205]+1;0)" office:value-type="float" office:value="0">
            <text:p>0.00</text:p>
          </table:table-cell>
          <table:table-cell table:formula="of:=IF([.E206]&gt;[.E205];[.O205]+1;0)" office:value-type="float" office:value="0">
            <text:p>0.00</text:p>
          </table:table-cell>
          <table:table-cell table:number-columns-repeated="5"/>
          <table:table-cell table:formula="of:=[.C206]&gt;[.C205]" office:value-type="float" office:value="0">
            <text:p>0.00</text:p>
          </table:table-cell>
          <table:table-cell table:formula="of:=[.D206]&gt;[.D205]" office:value-type="float" office:value="0">
            <text:p>0.00</text:p>
          </table:table-cell>
          <table:table-cell table:formula="of:=[.E206]&gt;[.E205]" office:value-type="float" office:value="0">
            <text:p>0.00</text:p>
          </table:table-cell>
          <table:table-cell table:formula="of:=IF(SUM([.U206:.W206])&gt;1;[.A20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06">
            <text:p>206.00</text:p>
          </table:table-cell>
          <table:table-cell/>
          <table:table-cell office:value-type="float" office:value="91.15">
            <text:p>91.15</text:p>
          </table:table-cell>
          <table:table-cell office:value-type="float" office:value="123.76">
            <text:p>123.76</text:p>
          </table:table-cell>
          <table:table-cell office:value-type="float" office:value="109.56">
            <text:p>109.56</text:p>
          </table:table-cell>
          <table:table-cell/>
          <table:table-cell table:style-name="ce2" table:formula="of:=IF([.H206]&lt;1000;IF([.I206]&gt;[.I205];0;[.G206]);IF(AND([.E206]&lt;[.E205]; [.E205]&lt;[.E204]);FLOOR(1000/[.E207];1)+[.G206];IF([.I206]&gt;[.I205];0;[.G206])))" office:value-type="float" office:value="8">
            <text:p>8.00</text:p>
          </table:table-cell>
          <table:table-cell table:formula="of:=IF([.G207]&lt;&gt;[.G206];[.H206]-([.E207]*([.G207]-[.G206]));[.H206])" office:value-type="float" office:value="5108.8">
            <text:p>5108.80</text:p>
          </table:table-cell>
          <table:table-cell table:formula="of:=IF([.E207]&gt;[.I206];[.E207];[.I206])" office:value-type="float" office:value="114.91">
            <text:p>114.91</text:p>
          </table:table-cell>
          <table:table-cell table:formula="of:=IF([.H207]&lt;[.H206];[.J206]+1;[.J206])" office:value-type="float" office:value="14">
            <text:p>14.00</text:p>
          </table:table-cell>
          <table:table-cell table:number-columns-repeated="2"/>
          <table:table-cell table:formula="of:=IF([.C207]&gt;[.C206];[.M206]+1;0)" office:value-type="float" office:value="1">
            <text:p>1.00</text:p>
          </table:table-cell>
          <table:table-cell table:formula="of:=IF([.D207]&gt;[.D206];[.N206]+1;0)" office:value-type="float" office:value="0">
            <text:p>0.00</text:p>
          </table:table-cell>
          <table:table-cell table:formula="of:=IF([.E207]&gt;[.E206];[.O206]+1;0)" office:value-type="float" office:value="0">
            <text:p>0.00</text:p>
          </table:table-cell>
          <table:table-cell table:number-columns-repeated="5"/>
          <table:table-cell table:formula="of:=[.C207]&gt;[.C206]" office:value-type="float" office:value="1">
            <text:p>1.00</text:p>
          </table:table-cell>
          <table:table-cell table:formula="of:=[.D207]&gt;[.D206]" office:value-type="float" office:value="0">
            <text:p>0.00</text:p>
          </table:table-cell>
          <table:table-cell table:formula="of:=[.E207]&gt;[.E206]" office:value-type="float" office:value="0">
            <text:p>0.00</text:p>
          </table:table-cell>
          <table:table-cell table:formula="of:=IF(SUM([.U207:.W207])&gt;1;[.A20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07">
            <text:p>207.00</text:p>
          </table:table-cell>
          <table:table-cell/>
          <table:table-cell office:value-type="float" office:value="93.49">
            <text:p>93.49</text:p>
          </table:table-cell>
          <table:table-cell office:value-type="float" office:value="122.59">
            <text:p>122.59</text:p>
          </table:table-cell>
          <table:table-cell office:value-type="float" office:value="109.82">
            <text:p>109.82</text:p>
          </table:table-cell>
          <table:table-cell/>
          <table:table-cell table:style-name="ce2" table:formula="of:=IF([.H207]&lt;1000;IF([.I207]&gt;[.I206];0;[.G207]);IF(AND([.E207]&lt;[.E206]; [.E206]&lt;[.E205]);FLOOR(1000/[.E208];1)+[.G207];IF([.I207]&gt;[.I206];0;[.G207])))" office:value-type="float" office:value="17">
            <text:p>17.00</text:p>
          </table:table-cell>
          <table:table-cell table:formula="of:=IF([.G208]&lt;&gt;[.G207];[.H207]-([.E208]*([.G208]-[.G207]));[.H207])" office:value-type="float" office:value="4120.42">
            <text:p>4120.42</text:p>
          </table:table-cell>
          <table:table-cell table:formula="of:=IF([.E208]&gt;[.I207];[.E208];[.I207])" office:value-type="float" office:value="114.91">
            <text:p>114.91</text:p>
          </table:table-cell>
          <table:table-cell table:formula="of:=IF([.H208]&lt;[.H207];[.J207]+1;[.J207])" office:value-type="float" office:value="15">
            <text:p>15.00</text:p>
          </table:table-cell>
          <table:table-cell table:number-columns-repeated="2"/>
          <table:table-cell table:formula="of:=IF([.C208]&gt;[.C207];[.M207]+1;0)" office:value-type="float" office:value="2">
            <text:p>2.00</text:p>
          </table:table-cell>
          <table:table-cell table:formula="of:=IF([.D208]&gt;[.D207];[.N207]+1;0)" office:value-type="float" office:value="0">
            <text:p>0.00</text:p>
          </table:table-cell>
          <table:table-cell table:formula="of:=IF([.E208]&gt;[.E207];[.O207]+1;0)" office:value-type="float" office:value="1">
            <text:p>1.00</text:p>
          </table:table-cell>
          <table:table-cell table:number-columns-repeated="5"/>
          <table:table-cell table:formula="of:=[.C208]&gt;[.C207]" office:value-type="float" office:value="1">
            <text:p>1.00</text:p>
          </table:table-cell>
          <table:table-cell table:formula="of:=[.D208]&gt;[.D207]" office:value-type="float" office:value="0">
            <text:p>0.00</text:p>
          </table:table-cell>
          <table:table-cell table:formula="of:=[.E208]&gt;[.E207]" office:value-type="float" office:value="1">
            <text:p>1.00</text:p>
          </table:table-cell>
          <table:table-cell table:formula="of:=IF(SUM([.U208:.W208])&gt;1;[.A208];&quot;-&quot;)" office:value-type="float" office:value="207">
            <text:p>207.00</text:p>
          </table:table-cell>
          <table:table-cell table:number-columns-repeated="1000"/>
        </table:table-row>
        <table:table-row table:style-name="ro1">
          <table:table-cell office:value-type="float" office:value="208">
            <text:p>208.00</text:p>
          </table:table-cell>
          <table:table-cell/>
          <table:table-cell office:value-type="float" office:value="92.45">
            <text:p>92.45</text:p>
          </table:table-cell>
          <table:table-cell office:value-type="float" office:value="121.07">
            <text:p>121.07</text:p>
          </table:table-cell>
          <table:table-cell office:value-type="float" office:value="111.61">
            <text:p>111.61</text:p>
          </table:table-cell>
          <table:table-cell/>
          <table:table-cell table:style-name="ce2" table:formula="of:=IF([.H208]&lt;1000;IF([.I208]&gt;[.I207];0;[.G208]);IF(AND([.E208]&lt;[.E207]; [.E207]&lt;[.E206]);FLOOR(1000/[.E209];1)+[.G208];IF([.I208]&gt;[.I207];0;[.G208])))" office:value-type="float" office:value="17">
            <text:p>17.00</text:p>
          </table:table-cell>
          <table:table-cell table:formula="of:=IF([.G209]&lt;&gt;[.G208];[.H208]-([.E209]*([.G209]-[.G208]));[.H208])" office:value-type="float" office:value="4120.42">
            <text:p>4120.42</text:p>
          </table:table-cell>
          <table:table-cell table:formula="of:=IF([.E209]&gt;[.I208];[.E209];[.I208])" office:value-type="float" office:value="114.91">
            <text:p>114.91</text:p>
          </table:table-cell>
          <table:table-cell table:formula="of:=IF([.H209]&lt;[.H208];[.J208]+1;[.J208])" office:value-type="float" office:value="15">
            <text:p>15.00</text:p>
          </table:table-cell>
          <table:table-cell table:number-columns-repeated="2"/>
          <table:table-cell table:formula="of:=IF([.C209]&gt;[.C208];[.M208]+1;0)" office:value-type="float" office:value="0">
            <text:p>0.00</text:p>
          </table:table-cell>
          <table:table-cell table:formula="of:=IF([.D209]&gt;[.D208];[.N208]+1;0)" office:value-type="float" office:value="0">
            <text:p>0.00</text:p>
          </table:table-cell>
          <table:table-cell table:formula="of:=IF([.E209]&gt;[.E208];[.O208]+1;0)" office:value-type="float" office:value="2">
            <text:p>2.00</text:p>
          </table:table-cell>
          <table:table-cell table:number-columns-repeated="5"/>
          <table:table-cell table:formula="of:=[.C209]&gt;[.C208]" office:value-type="float" office:value="0">
            <text:p>0.00</text:p>
          </table:table-cell>
          <table:table-cell table:formula="of:=[.D209]&gt;[.D208]" office:value-type="float" office:value="0">
            <text:p>0.00</text:p>
          </table:table-cell>
          <table:table-cell table:formula="of:=[.E209]&gt;[.E208]" office:value-type="float" office:value="1">
            <text:p>1.00</text:p>
          </table:table-cell>
          <table:table-cell table:formula="of:=IF(SUM([.U209:.W209])&gt;1;[.A20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09">
            <text:p>209.00</text:p>
          </table:table-cell>
          <table:table-cell/>
          <table:table-cell office:value-type="float" office:value="90.51">
            <text:p>90.51</text:p>
          </table:table-cell>
          <table:table-cell office:value-type="float" office:value="119.15">
            <text:p>119.15</text:p>
          </table:table-cell>
          <table:table-cell office:value-type="float" office:value="110.11">
            <text:p>110.11</text:p>
          </table:table-cell>
          <table:table-cell/>
          <table:table-cell table:style-name="ce2" table:formula="of:=IF([.H209]&lt;1000;IF([.I209]&gt;[.I208];0;[.G209]);IF(AND([.E209]&lt;[.E208]; [.E208]&lt;[.E207]);FLOOR(1000/[.E210];1)+[.G209];IF([.I209]&gt;[.I208];0;[.G209])))" office:value-type="float" office:value="17">
            <text:p>17.00</text:p>
          </table:table-cell>
          <table:table-cell table:formula="of:=IF([.G210]&lt;&gt;[.G209];[.H209]-([.E210]*([.G210]-[.G209]));[.H209])" office:value-type="float" office:value="4120.42">
            <text:p>4120.42</text:p>
          </table:table-cell>
          <table:table-cell table:formula="of:=IF([.E210]&gt;[.I209];[.E210];[.I209])" office:value-type="float" office:value="114.91">
            <text:p>114.91</text:p>
          </table:table-cell>
          <table:table-cell table:formula="of:=IF([.H210]&lt;[.H209];[.J209]+1;[.J209])" office:value-type="float" office:value="15">
            <text:p>15.00</text:p>
          </table:table-cell>
          <table:table-cell table:number-columns-repeated="2"/>
          <table:table-cell table:formula="of:=IF([.C210]&gt;[.C209];[.M209]+1;0)" office:value-type="float" office:value="0">
            <text:p>0.00</text:p>
          </table:table-cell>
          <table:table-cell table:formula="of:=IF([.D210]&gt;[.D209];[.N209]+1;0)" office:value-type="float" office:value="0">
            <text:p>0.00</text:p>
          </table:table-cell>
          <table:table-cell table:formula="of:=IF([.E210]&gt;[.E209];[.O209]+1;0)" office:value-type="float" office:value="0">
            <text:p>0.00</text:p>
          </table:table-cell>
          <table:table-cell table:number-columns-repeated="5"/>
          <table:table-cell table:formula="of:=[.C210]&gt;[.C209]" office:value-type="float" office:value="0">
            <text:p>0.00</text:p>
          </table:table-cell>
          <table:table-cell table:formula="of:=[.D210]&gt;[.D209]" office:value-type="float" office:value="0">
            <text:p>0.00</text:p>
          </table:table-cell>
          <table:table-cell table:formula="of:=[.E210]&gt;[.E209]" office:value-type="float" office:value="0">
            <text:p>0.00</text:p>
          </table:table-cell>
          <table:table-cell table:formula="of:=IF(SUM([.U210:.W210])&gt;1;[.A21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10">
            <text:p>210.00</text:p>
          </table:table-cell>
          <table:table-cell/>
          <table:table-cell office:value-type="float" office:value="91.65">
            <text:p>91.65</text:p>
          </table:table-cell>
          <table:table-cell office:value-type="float" office:value="122.04">
            <text:p>122.04</text:p>
          </table:table-cell>
          <table:table-cell office:value-type="float" office:value="111.72">
            <text:p>111.72</text:p>
          </table:table-cell>
          <table:table-cell/>
          <table:table-cell table:style-name="ce2" table:formula="of:=IF([.H210]&lt;1000;IF([.I210]&gt;[.I209];0;[.G210]);IF(AND([.E210]&lt;[.E209]; [.E209]&lt;[.E208]);FLOOR(1000/[.E211];1)+[.G210];IF([.I210]&gt;[.I209];0;[.G210])))" office:value-type="float" office:value="17">
            <text:p>17.00</text:p>
          </table:table-cell>
          <table:table-cell table:formula="of:=IF([.G211]&lt;&gt;[.G210];[.H210]-([.E211]*([.G211]-[.G210]));[.H210])" office:value-type="float" office:value="4120.42">
            <text:p>4120.42</text:p>
          </table:table-cell>
          <table:table-cell table:formula="of:=IF([.E211]&gt;[.I210];[.E211];[.I210])" office:value-type="float" office:value="114.91">
            <text:p>114.91</text:p>
          </table:table-cell>
          <table:table-cell table:formula="of:=IF([.H211]&lt;[.H210];[.J210]+1;[.J210])" office:value-type="float" office:value="15">
            <text:p>15.00</text:p>
          </table:table-cell>
          <table:table-cell table:number-columns-repeated="2"/>
          <table:table-cell table:formula="of:=IF([.C211]&gt;[.C210];[.M210]+1;0)" office:value-type="float" office:value="1">
            <text:p>1.00</text:p>
          </table:table-cell>
          <table:table-cell table:formula="of:=IF([.D211]&gt;[.D210];[.N210]+1;0)" office:value-type="float" office:value="1">
            <text:p>1.00</text:p>
          </table:table-cell>
          <table:table-cell table:formula="of:=IF([.E211]&gt;[.E210];[.O210]+1;0)" office:value-type="float" office:value="1">
            <text:p>1.00</text:p>
          </table:table-cell>
          <table:table-cell table:number-columns-repeated="5"/>
          <table:table-cell table:formula="of:=[.C211]&gt;[.C210]" office:value-type="float" office:value="1">
            <text:p>1.00</text:p>
          </table:table-cell>
          <table:table-cell table:formula="of:=[.D211]&gt;[.D210]" office:value-type="float" office:value="1">
            <text:p>1.00</text:p>
          </table:table-cell>
          <table:table-cell table:formula="of:=[.E211]&gt;[.E210]" office:value-type="float" office:value="1">
            <text:p>1.00</text:p>
          </table:table-cell>
          <table:table-cell table:formula="of:=IF(SUM([.U211:.W211])&gt;1;[.A211];&quot;-&quot;)" office:value-type="float" office:value="210">
            <text:p>210.00</text:p>
          </table:table-cell>
          <table:table-cell table:number-columns-repeated="1000"/>
        </table:table-row>
        <table:table-row table:style-name="ro1">
          <table:table-cell office:value-type="float" office:value="211">
            <text:p>211.00</text:p>
          </table:table-cell>
          <table:table-cell/>
          <table:table-cell office:value-type="float" office:value="92.92">
            <text:p>92.92</text:p>
          </table:table-cell>
          <table:table-cell office:value-type="float" office:value="120.35">
            <text:p>120.35</text:p>
          </table:table-cell>
          <table:table-cell office:value-type="float" office:value="111.85">
            <text:p>111.85</text:p>
          </table:table-cell>
          <table:table-cell/>
          <table:table-cell table:style-name="ce2" table:formula="of:=IF([.H211]&lt;1000;IF([.I211]&gt;[.I210];0;[.G211]);IF(AND([.E211]&lt;[.E210]; [.E210]&lt;[.E209]);FLOOR(1000/[.E212];1)+[.G211];IF([.I211]&gt;[.I210];0;[.G211])))" office:value-type="float" office:value="17">
            <text:p>17.00</text:p>
          </table:table-cell>
          <table:table-cell table:formula="of:=IF([.G212]&lt;&gt;[.G211];[.H211]-([.E212]*([.G212]-[.G211]));[.H211])" office:value-type="float" office:value="4120.42">
            <text:p>4120.42</text:p>
          </table:table-cell>
          <table:table-cell table:formula="of:=IF([.E212]&gt;[.I211];[.E212];[.I211])" office:value-type="float" office:value="114.91">
            <text:p>114.91</text:p>
          </table:table-cell>
          <table:table-cell table:formula="of:=IF([.H212]&lt;[.H211];[.J211]+1;[.J211])" office:value-type="float" office:value="15">
            <text:p>15.00</text:p>
          </table:table-cell>
          <table:table-cell table:number-columns-repeated="2"/>
          <table:table-cell table:formula="of:=IF([.C212]&gt;[.C211];[.M211]+1;0)" office:value-type="float" office:value="2">
            <text:p>2.00</text:p>
          </table:table-cell>
          <table:table-cell table:formula="of:=IF([.D212]&gt;[.D211];[.N211]+1;0)" office:value-type="float" office:value="0">
            <text:p>0.00</text:p>
          </table:table-cell>
          <table:table-cell table:formula="of:=IF([.E212]&gt;[.E211];[.O211]+1;0)" office:value-type="float" office:value="2">
            <text:p>2.00</text:p>
          </table:table-cell>
          <table:table-cell table:number-columns-repeated="5"/>
          <table:table-cell table:formula="of:=[.C212]&gt;[.C211]" office:value-type="float" office:value="1">
            <text:p>1.00</text:p>
          </table:table-cell>
          <table:table-cell table:formula="of:=[.D212]&gt;[.D211]" office:value-type="float" office:value="0">
            <text:p>0.00</text:p>
          </table:table-cell>
          <table:table-cell table:formula="of:=[.E212]&gt;[.E211]" office:value-type="float" office:value="1">
            <text:p>1.00</text:p>
          </table:table-cell>
          <table:table-cell table:formula="of:=IF(SUM([.U212:.W212])&gt;1;[.A212];&quot;-&quot;)" office:value-type="float" office:value="211">
            <text:p>211.00</text:p>
          </table:table-cell>
          <table:table-cell table:number-columns-repeated="1000"/>
        </table:table-row>
        <table:table-row table:style-name="ro1">
          <table:table-cell office:value-type="float" office:value="212">
            <text:p>212.00</text:p>
          </table:table-cell>
          <table:table-cell/>
          <table:table-cell office:value-type="float" office:value="91.21">
            <text:p>91.21</text:p>
          </table:table-cell>
          <table:table-cell office:value-type="float" office:value="119.39">
            <text:p>119.39</text:p>
          </table:table-cell>
          <table:table-cell office:value-type="float" office:value="113.24">
            <text:p>113.24</text:p>
          </table:table-cell>
          <table:table-cell/>
          <table:table-cell table:style-name="ce2" table:formula="of:=IF([.H212]&lt;1000;IF([.I212]&gt;[.I211];0;[.G212]);IF(AND([.E212]&lt;[.E211]; [.E211]&lt;[.E210]);FLOOR(1000/[.E213];1)+[.G212];IF([.I212]&gt;[.I211];0;[.G212])))" office:value-type="float" office:value="17">
            <text:p>17.00</text:p>
          </table:table-cell>
          <table:table-cell table:formula="of:=IF([.G213]&lt;&gt;[.G212];[.H212]-([.E213]*([.G213]-[.G212]));[.H212])" office:value-type="float" office:value="4120.42">
            <text:p>4120.42</text:p>
          </table:table-cell>
          <table:table-cell table:formula="of:=IF([.E213]&gt;[.I212];[.E213];[.I212])" office:value-type="float" office:value="114.91">
            <text:p>114.91</text:p>
          </table:table-cell>
          <table:table-cell table:formula="of:=IF([.H213]&lt;[.H212];[.J212]+1;[.J212])" office:value-type="float" office:value="15">
            <text:p>15.00</text:p>
          </table:table-cell>
          <table:table-cell table:number-columns-repeated="2"/>
          <table:table-cell table:formula="of:=IF([.C213]&gt;[.C212];[.M212]+1;0)" office:value-type="float" office:value="0">
            <text:p>0.00</text:p>
          </table:table-cell>
          <table:table-cell table:formula="of:=IF([.D213]&gt;[.D212];[.N212]+1;0)" office:value-type="float" office:value="0">
            <text:p>0.00</text:p>
          </table:table-cell>
          <table:table-cell table:formula="of:=IF([.E213]&gt;[.E212];[.O212]+1;0)" office:value-type="float" office:value="3">
            <text:p>3.00</text:p>
          </table:table-cell>
          <table:table-cell table:number-columns-repeated="5"/>
          <table:table-cell table:formula="of:=[.C213]&gt;[.C212]" office:value-type="float" office:value="0">
            <text:p>0.00</text:p>
          </table:table-cell>
          <table:table-cell table:formula="of:=[.D213]&gt;[.D212]" office:value-type="float" office:value="0">
            <text:p>0.00</text:p>
          </table:table-cell>
          <table:table-cell table:formula="of:=[.E213]&gt;[.E212]" office:value-type="float" office:value="1">
            <text:p>1.00</text:p>
          </table:table-cell>
          <table:table-cell table:formula="of:=IF(SUM([.U213:.W213])&gt;1;[.A21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13">
            <text:p>213.00</text:p>
          </table:table-cell>
          <table:table-cell/>
          <table:table-cell office:value-type="float" office:value="93.43">
            <text:p>93.43</text:p>
          </table:table-cell>
          <table:table-cell office:value-type="float" office:value="118.26">
            <text:p>118.26</text:p>
          </table:table-cell>
          <table:table-cell office:value-type="float" office:value="114.79">
            <text:p>114.79</text:p>
          </table:table-cell>
          <table:table-cell/>
          <table:table-cell table:style-name="ce2" table:formula="of:=IF([.H213]&lt;1000;IF([.I213]&gt;[.I212];0;[.G213]);IF(AND([.E213]&lt;[.E212]; [.E212]&lt;[.E211]);FLOOR(1000/[.E214];1)+[.G213];IF([.I213]&gt;[.I212];0;[.G213])))" office:value-type="float" office:value="17">
            <text:p>17.00</text:p>
          </table:table-cell>
          <table:table-cell table:formula="of:=IF([.G214]&lt;&gt;[.G213];[.H213]-([.E214]*([.G214]-[.G213]));[.H213])" office:value-type="float" office:value="4120.42">
            <text:p>4120.42</text:p>
          </table:table-cell>
          <table:table-cell table:formula="of:=IF([.E214]&gt;[.I213];[.E214];[.I213])" office:value-type="float" office:value="114.91">
            <text:p>114.91</text:p>
          </table:table-cell>
          <table:table-cell table:formula="of:=IF([.H214]&lt;[.H213];[.J213]+1;[.J213])" office:value-type="float" office:value="15">
            <text:p>15.00</text:p>
          </table:table-cell>
          <table:table-cell table:number-columns-repeated="2"/>
          <table:table-cell table:formula="of:=IF([.C214]&gt;[.C213];[.M213]+1;0)" office:value-type="float" office:value="1">
            <text:p>1.00</text:p>
          </table:table-cell>
          <table:table-cell table:formula="of:=IF([.D214]&gt;[.D213];[.N213]+1;0)" office:value-type="float" office:value="0">
            <text:p>0.00</text:p>
          </table:table-cell>
          <table:table-cell table:formula="of:=IF([.E214]&gt;[.E213];[.O213]+1;0)" office:value-type="float" office:value="4">
            <text:p>4.00</text:p>
          </table:table-cell>
          <table:table-cell table:number-columns-repeated="5"/>
          <table:table-cell table:formula="of:=[.C214]&gt;[.C213]" office:value-type="float" office:value="1">
            <text:p>1.00</text:p>
          </table:table-cell>
          <table:table-cell table:formula="of:=[.D214]&gt;[.D213]" office:value-type="float" office:value="0">
            <text:p>0.00</text:p>
          </table:table-cell>
          <table:table-cell table:formula="of:=[.E214]&gt;[.E213]" office:value-type="float" office:value="1">
            <text:p>1.00</text:p>
          </table:table-cell>
          <table:table-cell table:formula="of:=IF(SUM([.U214:.W214])&gt;1;[.A214];&quot;-&quot;)" office:value-type="float" office:value="213">
            <text:p>213.00</text:p>
          </table:table-cell>
          <table:table-cell table:number-columns-repeated="1000"/>
        </table:table-row>
        <table:table-row table:style-name="ro1">
          <table:table-cell office:value-type="float" office:value="214">
            <text:p>214.00</text:p>
          </table:table-cell>
          <table:table-cell/>
          <table:table-cell office:value-type="float" office:value="91.8">
            <text:p>91.80</text:p>
          </table:table-cell>
          <table:table-cell office:value-type="float" office:value="117.65">
            <text:p>117.65</text:p>
          </table:table-cell>
          <table:table-cell office:value-type="float" office:value="113.2">
            <text:p>113.20</text:p>
          </table:table-cell>
          <table:table-cell/>
          <table:table-cell table:style-name="ce2" table:formula="of:=IF([.H214]&lt;1000;IF([.I214]&gt;[.I213];0;[.G214]);IF(AND([.E214]&lt;[.E213]; [.E213]&lt;[.E212]);FLOOR(1000/[.E215];1)+[.G214];IF([.I214]&gt;[.I213];0;[.G214])))" office:value-type="float" office:value="17">
            <text:p>17.00</text:p>
          </table:table-cell>
          <table:table-cell table:formula="of:=IF([.G215]&lt;&gt;[.G214];[.H214]-([.E215]*([.G215]-[.G214]));[.H214])" office:value-type="float" office:value="4120.42">
            <text:p>4120.42</text:p>
          </table:table-cell>
          <table:table-cell table:formula="of:=IF([.E215]&gt;[.I214];[.E215];[.I214])" office:value-type="float" office:value="114.91">
            <text:p>114.91</text:p>
          </table:table-cell>
          <table:table-cell table:formula="of:=IF([.H215]&lt;[.H214];[.J214]+1;[.J214])" office:value-type="float" office:value="15">
            <text:p>15.00</text:p>
          </table:table-cell>
          <table:table-cell table:number-columns-repeated="2"/>
          <table:table-cell table:formula="of:=IF([.C215]&gt;[.C214];[.M214]+1;0)" office:value-type="float" office:value="0">
            <text:p>0.00</text:p>
          </table:table-cell>
          <table:table-cell table:formula="of:=IF([.D215]&gt;[.D214];[.N214]+1;0)" office:value-type="float" office:value="0">
            <text:p>0.00</text:p>
          </table:table-cell>
          <table:table-cell table:formula="of:=IF([.E215]&gt;[.E214];[.O214]+1;0)" office:value-type="float" office:value="0">
            <text:p>0.00</text:p>
          </table:table-cell>
          <table:table-cell table:number-columns-repeated="5"/>
          <table:table-cell table:formula="of:=[.C215]&gt;[.C214]" office:value-type="float" office:value="0">
            <text:p>0.00</text:p>
          </table:table-cell>
          <table:table-cell table:formula="of:=[.D215]&gt;[.D214]" office:value-type="float" office:value="0">
            <text:p>0.00</text:p>
          </table:table-cell>
          <table:table-cell table:formula="of:=[.E215]&gt;[.E214]" office:value-type="float" office:value="0">
            <text:p>0.00</text:p>
          </table:table-cell>
          <table:table-cell table:formula="of:=IF(SUM([.U215:.W215])&gt;1;[.A21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15">
            <text:p>215.00</text:p>
          </table:table-cell>
          <table:table-cell/>
          <table:table-cell office:value-type="float" office:value="91.8">
            <text:p>91.80</text:p>
          </table:table-cell>
          <table:table-cell office:value-type="float" office:value="116.7">
            <text:p>116.70</text:p>
          </table:table-cell>
          <table:table-cell office:value-type="float" office:value="113.27">
            <text:p>113.27</text:p>
          </table:table-cell>
          <table:table-cell/>
          <table:table-cell table:style-name="ce2" table:formula="of:=IF([.H215]&lt;1000;IF([.I215]&gt;[.I214];0;[.G215]);IF(AND([.E215]&lt;[.E214]; [.E214]&lt;[.E213]);FLOOR(1000/[.E216];1)+[.G215];IF([.I215]&gt;[.I214];0;[.G215])))" office:value-type="float" office:value="17">
            <text:p>17.00</text:p>
          </table:table-cell>
          <table:table-cell table:formula="of:=IF([.G216]&lt;&gt;[.G215];[.H215]-([.E216]*([.G216]-[.G215]));[.H215])" office:value-type="float" office:value="4120.42">
            <text:p>4120.42</text:p>
          </table:table-cell>
          <table:table-cell table:formula="of:=IF([.E216]&gt;[.I215];[.E216];[.I215])" office:value-type="float" office:value="114.91">
            <text:p>114.91</text:p>
          </table:table-cell>
          <table:table-cell table:formula="of:=IF([.H216]&lt;[.H215];[.J215]+1;[.J215])" office:value-type="float" office:value="15">
            <text:p>15.00</text:p>
          </table:table-cell>
          <table:table-cell table:number-columns-repeated="2"/>
          <table:table-cell table:formula="of:=IF([.C216]&gt;[.C215];[.M215]+1;0)" office:value-type="float" office:value="0">
            <text:p>0.00</text:p>
          </table:table-cell>
          <table:table-cell table:formula="of:=IF([.D216]&gt;[.D215];[.N215]+1;0)" office:value-type="float" office:value="0">
            <text:p>0.00</text:p>
          </table:table-cell>
          <table:table-cell table:formula="of:=IF([.E216]&gt;[.E215];[.O215]+1;0)" office:value-type="float" office:value="1">
            <text:p>1.00</text:p>
          </table:table-cell>
          <table:table-cell table:number-columns-repeated="5"/>
          <table:table-cell table:formula="of:=[.C216]&gt;[.C215]" office:value-type="float" office:value="0">
            <text:p>0.00</text:p>
          </table:table-cell>
          <table:table-cell table:formula="of:=[.D216]&gt;[.D215]" office:value-type="float" office:value="0">
            <text:p>0.00</text:p>
          </table:table-cell>
          <table:table-cell table:formula="of:=[.E216]&gt;[.E215]" office:value-type="float" office:value="1">
            <text:p>1.00</text:p>
          </table:table-cell>
          <table:table-cell table:formula="of:=IF(SUM([.U216:.W216])&gt;1;[.A21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16">
            <text:p>216.00</text:p>
          </table:table-cell>
          <table:table-cell/>
          <table:table-cell office:value-type="float" office:value="92">
            <text:p>92.00</text:p>
          </table:table-cell>
          <table:table-cell office:value-type="float" office:value="119.54">
            <text:p>119.54</text:p>
          </table:table-cell>
          <table:table-cell office:value-type="float" office:value="111.75">
            <text:p>111.75</text:p>
          </table:table-cell>
          <table:table-cell/>
          <table:table-cell table:style-name="ce2" table:formula="of:=IF([.H216]&lt;1000;IF([.I216]&gt;[.I215];0;[.G216]);IF(AND([.E216]&lt;[.E215]; [.E215]&lt;[.E214]);FLOOR(1000/[.E217];1)+[.G216];IF([.I216]&gt;[.I215];0;[.G216])))" office:value-type="float" office:value="17">
            <text:p>17.00</text:p>
          </table:table-cell>
          <table:table-cell table:formula="of:=IF([.G217]&lt;&gt;[.G216];[.H216]-([.E217]*([.G217]-[.G216]));[.H216])" office:value-type="float" office:value="4120.42">
            <text:p>4120.42</text:p>
          </table:table-cell>
          <table:table-cell table:formula="of:=IF([.E217]&gt;[.I216];[.E217];[.I216])" office:value-type="float" office:value="114.91">
            <text:p>114.91</text:p>
          </table:table-cell>
          <table:table-cell table:formula="of:=IF([.H217]&lt;[.H216];[.J216]+1;[.J216])" office:value-type="float" office:value="15">
            <text:p>15.00</text:p>
          </table:table-cell>
          <table:table-cell table:number-columns-repeated="2"/>
          <table:table-cell table:formula="of:=IF([.C217]&gt;[.C216];[.M216]+1;0)" office:value-type="float" office:value="1">
            <text:p>1.00</text:p>
          </table:table-cell>
          <table:table-cell table:formula="of:=IF([.D217]&gt;[.D216];[.N216]+1;0)" office:value-type="float" office:value="1">
            <text:p>1.00</text:p>
          </table:table-cell>
          <table:table-cell table:formula="of:=IF([.E217]&gt;[.E216];[.O216]+1;0)" office:value-type="float" office:value="0">
            <text:p>0.00</text:p>
          </table:table-cell>
          <table:table-cell table:number-columns-repeated="5"/>
          <table:table-cell table:formula="of:=[.C217]&gt;[.C216]" office:value-type="float" office:value="1">
            <text:p>1.00</text:p>
          </table:table-cell>
          <table:table-cell table:formula="of:=[.D217]&gt;[.D216]" office:value-type="float" office:value="1">
            <text:p>1.00</text:p>
          </table:table-cell>
          <table:table-cell table:formula="of:=[.E217]&gt;[.E216]" office:value-type="float" office:value="0">
            <text:p>0.00</text:p>
          </table:table-cell>
          <table:table-cell table:formula="of:=IF(SUM([.U217:.W217])&gt;1;[.A217];&quot;-&quot;)" office:value-type="float" office:value="216">
            <text:p>216.00</text:p>
          </table:table-cell>
          <table:table-cell table:number-columns-repeated="1000"/>
        </table:table-row>
        <table:table-row table:style-name="ro1">
          <table:table-cell office:value-type="float" office:value="217">
            <text:p>217.00</text:p>
          </table:table-cell>
          <table:table-cell/>
          <table:table-cell office:value-type="float" office:value="92.36">
            <text:p>92.36</text:p>
          </table:table-cell>
          <table:table-cell office:value-type="float" office:value="117.82">
            <text:p>117.82</text:p>
          </table:table-cell>
          <table:table-cell office:value-type="float" office:value="112.97">
            <text:p>112.97</text:p>
          </table:table-cell>
          <table:table-cell/>
          <table:table-cell table:style-name="ce2" table:formula="of:=IF([.H217]&lt;1000;IF([.I217]&gt;[.I216];0;[.G217]);IF(AND([.E217]&lt;[.E216]; [.E216]&lt;[.E215]);FLOOR(1000/[.E218];1)+[.G217];IF([.I217]&gt;[.I216];0;[.G217])))" office:value-type="float" office:value="17">
            <text:p>17.00</text:p>
          </table:table-cell>
          <table:table-cell table:formula="of:=IF([.G218]&lt;&gt;[.G217];[.H217]-([.E218]*([.G218]-[.G217]));[.H217])" office:value-type="float" office:value="4120.42">
            <text:p>4120.42</text:p>
          </table:table-cell>
          <table:table-cell table:formula="of:=IF([.E218]&gt;[.I217];[.E218];[.I217])" office:value-type="float" office:value="114.91">
            <text:p>114.91</text:p>
          </table:table-cell>
          <table:table-cell table:formula="of:=IF([.H218]&lt;[.H217];[.J217]+1;[.J217])" office:value-type="float" office:value="15">
            <text:p>15.00</text:p>
          </table:table-cell>
          <table:table-cell table:number-columns-repeated="2"/>
          <table:table-cell table:formula="of:=IF([.C218]&gt;[.C217];[.M217]+1;0)" office:value-type="float" office:value="2">
            <text:p>2.00</text:p>
          </table:table-cell>
          <table:table-cell table:formula="of:=IF([.D218]&gt;[.D217];[.N217]+1;0)" office:value-type="float" office:value="0">
            <text:p>0.00</text:p>
          </table:table-cell>
          <table:table-cell table:formula="of:=IF([.E218]&gt;[.E217];[.O217]+1;0)" office:value-type="float" office:value="1">
            <text:p>1.00</text:p>
          </table:table-cell>
          <table:table-cell table:number-columns-repeated="5"/>
          <table:table-cell table:formula="of:=[.C218]&gt;[.C217]" office:value-type="float" office:value="1">
            <text:p>1.00</text:p>
          </table:table-cell>
          <table:table-cell table:formula="of:=[.D218]&gt;[.D217]" office:value-type="float" office:value="0">
            <text:p>0.00</text:p>
          </table:table-cell>
          <table:table-cell table:formula="of:=[.E218]&gt;[.E217]" office:value-type="float" office:value="1">
            <text:p>1.00</text:p>
          </table:table-cell>
          <table:table-cell table:formula="of:=IF(SUM([.U218:.W218])&gt;1;[.A218];&quot;-&quot;)" office:value-type="float" office:value="217">
            <text:p>217.00</text:p>
          </table:table-cell>
          <table:table-cell table:number-columns-repeated="1000"/>
        </table:table-row>
        <table:table-row table:style-name="ro1">
          <table:table-cell office:value-type="float" office:value="218">
            <text:p>218.00</text:p>
          </table:table-cell>
          <table:table-cell/>
          <table:table-cell office:value-type="float" office:value="92.9">
            <text:p>92.90</text:p>
          </table:table-cell>
          <table:table-cell office:value-type="float" office:value="116.68">
            <text:p>116.68</text:p>
          </table:table-cell>
          <table:table-cell office:value-type="float" office:value="114.74">
            <text:p>114.74</text:p>
          </table:table-cell>
          <table:table-cell/>
          <table:table-cell table:style-name="ce2" table:formula="of:=IF([.H218]&lt;1000;IF([.I218]&gt;[.I217];0;[.G218]);IF(AND([.E218]&lt;[.E217]; [.E217]&lt;[.E216]);FLOOR(1000/[.E219];1)+[.G218];IF([.I218]&gt;[.I217];0;[.G218])))" office:value-type="float" office:value="17">
            <text:p>17.00</text:p>
          </table:table-cell>
          <table:table-cell table:formula="of:=IF([.G219]&lt;&gt;[.G218];[.H218]-([.E219]*([.G219]-[.G218]));[.H218])" office:value-type="float" office:value="4120.42">
            <text:p>4120.42</text:p>
          </table:table-cell>
          <table:table-cell table:formula="of:=IF([.E219]&gt;[.I218];[.E219];[.I218])" office:value-type="float" office:value="114.91">
            <text:p>114.91</text:p>
          </table:table-cell>
          <table:table-cell table:formula="of:=IF([.H219]&lt;[.H218];[.J218]+1;[.J218])" office:value-type="float" office:value="15">
            <text:p>15.00</text:p>
          </table:table-cell>
          <table:table-cell table:number-columns-repeated="2"/>
          <table:table-cell table:formula="of:=IF([.C219]&gt;[.C218];[.M218]+1;0)" office:value-type="float" office:value="3">
            <text:p>3.00</text:p>
          </table:table-cell>
          <table:table-cell table:formula="of:=IF([.D219]&gt;[.D218];[.N218]+1;0)" office:value-type="float" office:value="0">
            <text:p>0.00</text:p>
          </table:table-cell>
          <table:table-cell table:formula="of:=IF([.E219]&gt;[.E218];[.O218]+1;0)" office:value-type="float" office:value="2">
            <text:p>2.00</text:p>
          </table:table-cell>
          <table:table-cell table:number-columns-repeated="5"/>
          <table:table-cell table:formula="of:=[.C219]&gt;[.C218]" office:value-type="float" office:value="1">
            <text:p>1.00</text:p>
          </table:table-cell>
          <table:table-cell table:formula="of:=[.D219]&gt;[.D218]" office:value-type="float" office:value="0">
            <text:p>0.00</text:p>
          </table:table-cell>
          <table:table-cell table:formula="of:=[.E219]&gt;[.E218]" office:value-type="float" office:value="1">
            <text:p>1.00</text:p>
          </table:table-cell>
          <table:table-cell table:formula="of:=IF(SUM([.U219:.W219])&gt;1;[.A219];&quot;-&quot;)" office:value-type="float" office:value="218">
            <text:p>218.00</text:p>
          </table:table-cell>
          <table:table-cell table:number-columns-repeated="1000"/>
        </table:table-row>
        <table:table-row table:style-name="ro1">
          <table:table-cell office:value-type="float" office:value="219">
            <text:p>219.00</text:p>
          </table:table-cell>
          <table:table-cell/>
          <table:table-cell office:value-type="float" office:value="93.1">
            <text:p>93.10</text:p>
          </table:table-cell>
          <table:table-cell office:value-type="float" office:value="116.12">
            <text:p>116.12</text:p>
          </table:table-cell>
          <table:table-cell office:value-type="float" office:value="115.57">
            <text:p>115.57</text:p>
          </table:table-cell>
          <table:table-cell/>
          <table:table-cell table:style-name="ce2" table:formula="of:=IF([.H219]&lt;1000;IF([.I219]&gt;[.I218];0;[.G219]);IF(AND([.E219]&lt;[.E218]; [.E218]&lt;[.E217]);FLOOR(1000/[.E220];1)+[.G219];IF([.I219]&gt;[.I218];0;[.G219])))" office:value-type="float" office:value="17">
            <text:p>17.00</text:p>
          </table:table-cell>
          <table:table-cell table:formula="of:=IF([.G220]&lt;&gt;[.G219];[.H219]-([.E220]*([.G220]-[.G219]));[.H219])" office:value-type="float" office:value="4120.42">
            <text:p>4120.42</text:p>
          </table:table-cell>
          <table:table-cell table:formula="of:=IF([.E220]&gt;[.I219];[.E220];[.I219])" office:value-type="float" office:value="115.57">
            <text:p>115.57</text:p>
          </table:table-cell>
          <table:table-cell table:formula="of:=IF([.H220]&lt;[.H219];[.J219]+1;[.J219])" office:value-type="float" office:value="15">
            <text:p>15.00</text:p>
          </table:table-cell>
          <table:table-cell table:number-columns-repeated="2"/>
          <table:table-cell table:formula="of:=IF([.C220]&gt;[.C219];[.M219]+1;0)" office:value-type="float" office:value="4">
            <text:p>4.00</text:p>
          </table:table-cell>
          <table:table-cell table:formula="of:=IF([.D220]&gt;[.D219];[.N219]+1;0)" office:value-type="float" office:value="0">
            <text:p>0.00</text:p>
          </table:table-cell>
          <table:table-cell table:formula="of:=IF([.E220]&gt;[.E219];[.O219]+1;0)" office:value-type="float" office:value="3">
            <text:p>3.00</text:p>
          </table:table-cell>
          <table:table-cell table:number-columns-repeated="5"/>
          <table:table-cell table:formula="of:=[.C220]&gt;[.C219]" office:value-type="float" office:value="1">
            <text:p>1.00</text:p>
          </table:table-cell>
          <table:table-cell table:formula="of:=[.D220]&gt;[.D219]" office:value-type="float" office:value="0">
            <text:p>0.00</text:p>
          </table:table-cell>
          <table:table-cell table:formula="of:=[.E220]&gt;[.E219]" office:value-type="float" office:value="1">
            <text:p>1.00</text:p>
          </table:table-cell>
          <table:table-cell table:formula="of:=IF(SUM([.U220:.W220])&gt;1;[.A220];&quot;-&quot;)" office:value-type="float" office:value="219">
            <text:p>219.00</text:p>
          </table:table-cell>
          <table:table-cell table:number-columns-repeated="1000"/>
        </table:table-row>
        <table:table-row table:style-name="ro1">
          <table:table-cell office:value-type="float" office:value="220">
            <text:p>220.00</text:p>
          </table:table-cell>
          <table:table-cell/>
          <table:table-cell office:value-type="float" office:value="91.21">
            <text:p>91.21</text:p>
          </table:table-cell>
          <table:table-cell office:value-type="float" office:value="114.56">
            <text:p>114.56</text:p>
          </table:table-cell>
          <table:table-cell office:value-type="float" office:value="116.87">
            <text:p>116.87</text:p>
          </table:table-cell>
          <table:table-cell/>
          <table:table-cell table:style-name="ce2" table:formula="of:=IF([.H220]&lt;1000;IF([.I220]&gt;[.I219];0;[.G220]);IF(AND([.E220]&lt;[.E219]; [.E219]&lt;[.E218]);FLOOR(1000/[.E221];1)+[.G220];IF([.I220]&gt;[.I219];0;[.G220])))" office:value-type="float" office:value="0">
            <text:p>0.00</text:p>
          </table:table-cell>
          <table:table-cell table:formula="of:=IF([.G221]&lt;&gt;[.G220];[.H220]-([.E221]*([.G221]-[.G220]));[.H220])" office:value-type="float" office:value="6107.21">
            <text:p>6107.21</text:p>
          </table:table-cell>
          <table:table-cell table:formula="of:=IF([.E221]&gt;[.I220];[.E221];[.I220])" office:value-type="float" office:value="116.87">
            <text:p>116.87</text:p>
          </table:table-cell>
          <table:table-cell table:formula="of:=IF([.H221]&lt;[.H220];[.J220]+1;[.J220])" office:value-type="float" office:value="15">
            <text:p>15.00</text:p>
          </table:table-cell>
          <table:table-cell table:number-columns-repeated="2"/>
          <table:table-cell table:formula="of:=IF([.C221]&gt;[.C220];[.M220]+1;0)" office:value-type="float" office:value="0">
            <text:p>0.00</text:p>
          </table:table-cell>
          <table:table-cell table:formula="of:=IF([.D221]&gt;[.D220];[.N220]+1;0)" office:value-type="float" office:value="0">
            <text:p>0.00</text:p>
          </table:table-cell>
          <table:table-cell table:formula="of:=IF([.E221]&gt;[.E220];[.O220]+1;0)" office:value-type="float" office:value="4">
            <text:p>4.00</text:p>
          </table:table-cell>
          <table:table-cell table:number-columns-repeated="5"/>
          <table:table-cell table:formula="of:=[.C221]&gt;[.C220]" office:value-type="float" office:value="0">
            <text:p>0.00</text:p>
          </table:table-cell>
          <table:table-cell table:formula="of:=[.D221]&gt;[.D220]" office:value-type="float" office:value="0">
            <text:p>0.00</text:p>
          </table:table-cell>
          <table:table-cell table:formula="of:=[.E221]&gt;[.E220]" office:value-type="float" office:value="1">
            <text:p>1.00</text:p>
          </table:table-cell>
          <table:table-cell table:formula="of:=IF(SUM([.U221:.W221])&gt;1;[.A22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21">
            <text:p>221.00</text:p>
          </table:table-cell>
          <table:table-cell/>
          <table:table-cell office:value-type="float" office:value="91.54">
            <text:p>91.54</text:p>
          </table:table-cell>
          <table:table-cell office:value-type="float" office:value="114.52">
            <text:p>114.52</text:p>
          </table:table-cell>
          <table:table-cell office:value-type="float" office:value="114.98">
            <text:p>114.98</text:p>
          </table:table-cell>
          <table:table-cell/>
          <table:table-cell table:style-name="ce2" table:formula="of:=IF([.H221]&lt;1000;IF([.I221]&gt;[.I220];0;[.G221]);IF(AND([.E221]&lt;[.E220]; [.E220]&lt;[.E219]);FLOOR(1000/[.E222];1)+[.G221];IF([.I221]&gt;[.I220];0;[.G221])))" office:value-type="float" office:value="0">
            <text:p>0.00</text:p>
          </table:table-cell>
          <table:table-cell table:formula="of:=IF([.G222]&lt;&gt;[.G221];[.H221]-([.E222]*([.G222]-[.G221]));[.H221])" office:value-type="float" office:value="6107.21">
            <text:p>6107.21</text:p>
          </table:table-cell>
          <table:table-cell table:formula="of:=IF([.E222]&gt;[.I221];[.E222];[.I221])" office:value-type="float" office:value="116.87">
            <text:p>116.87</text:p>
          </table:table-cell>
          <table:table-cell table:formula="of:=IF([.H222]&lt;[.H221];[.J221]+1;[.J221])" office:value-type="float" office:value="15">
            <text:p>15.00</text:p>
          </table:table-cell>
          <table:table-cell table:number-columns-repeated="2"/>
          <table:table-cell table:formula="of:=IF([.C222]&gt;[.C221];[.M221]+1;0)" office:value-type="float" office:value="1">
            <text:p>1.00</text:p>
          </table:table-cell>
          <table:table-cell table:formula="of:=IF([.D222]&gt;[.D221];[.N221]+1;0)" office:value-type="float" office:value="0">
            <text:p>0.00</text:p>
          </table:table-cell>
          <table:table-cell table:formula="of:=IF([.E222]&gt;[.E221];[.O221]+1;0)" office:value-type="float" office:value="0">
            <text:p>0.00</text:p>
          </table:table-cell>
          <table:table-cell table:number-columns-repeated="5"/>
          <table:table-cell table:formula="of:=[.C222]&gt;[.C221]" office:value-type="float" office:value="1">
            <text:p>1.00</text:p>
          </table:table-cell>
          <table:table-cell table:formula="of:=[.D222]&gt;[.D221]" office:value-type="float" office:value="0">
            <text:p>0.00</text:p>
          </table:table-cell>
          <table:table-cell table:formula="of:=[.E222]&gt;[.E221]" office:value-type="float" office:value="0">
            <text:p>0.00</text:p>
          </table:table-cell>
          <table:table-cell table:formula="of:=IF(SUM([.U222:.W222])&gt;1;[.A22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22">
            <text:p>222.00</text:p>
          </table:table-cell>
          <table:table-cell/>
          <table:table-cell office:value-type="float" office:value="90.34">
            <text:p>90.34</text:p>
          </table:table-cell>
          <table:table-cell office:value-type="float" office:value="117.21">
            <text:p>117.21</text:p>
          </table:table-cell>
          <table:table-cell office:value-type="float" office:value="115.04">
            <text:p>115.04</text:p>
          </table:table-cell>
          <table:table-cell/>
          <table:table-cell table:style-name="ce2" table:formula="of:=IF([.H222]&lt;1000;IF([.I222]&gt;[.I221];0;[.G222]);IF(AND([.E222]&lt;[.E221]; [.E221]&lt;[.E220]);FLOOR(1000/[.E223];1)+[.G222];IF([.I222]&gt;[.I221];0;[.G222])))" office:value-type="float" office:value="0">
            <text:p>0.00</text:p>
          </table:table-cell>
          <table:table-cell table:formula="of:=IF([.G223]&lt;&gt;[.G222];[.H222]-([.E223]*([.G223]-[.G222]));[.H222])" office:value-type="float" office:value="6107.21">
            <text:p>6107.21</text:p>
          </table:table-cell>
          <table:table-cell table:formula="of:=IF([.E223]&gt;[.I222];[.E223];[.I222])" office:value-type="float" office:value="116.87">
            <text:p>116.87</text:p>
          </table:table-cell>
          <table:table-cell table:formula="of:=IF([.H223]&lt;[.H222];[.J222]+1;[.J222])" office:value-type="float" office:value="15">
            <text:p>15.00</text:p>
          </table:table-cell>
          <table:table-cell table:number-columns-repeated="2"/>
          <table:table-cell table:formula="of:=IF([.C223]&gt;[.C222];[.M222]+1;0)" office:value-type="float" office:value="0">
            <text:p>0.00</text:p>
          </table:table-cell>
          <table:table-cell table:formula="of:=IF([.D223]&gt;[.D222];[.N222]+1;0)" office:value-type="float" office:value="1">
            <text:p>1.00</text:p>
          </table:table-cell>
          <table:table-cell table:formula="of:=IF([.E223]&gt;[.E222];[.O222]+1;0)" office:value-type="float" office:value="1">
            <text:p>1.00</text:p>
          </table:table-cell>
          <table:table-cell table:number-columns-repeated="5"/>
          <table:table-cell table:formula="of:=[.C223]&gt;[.C222]" office:value-type="float" office:value="0">
            <text:p>0.00</text:p>
          </table:table-cell>
          <table:table-cell table:formula="of:=[.D223]&gt;[.D222]" office:value-type="float" office:value="1">
            <text:p>1.00</text:p>
          </table:table-cell>
          <table:table-cell table:formula="of:=[.E223]&gt;[.E222]" office:value-type="float" office:value="1">
            <text:p>1.00</text:p>
          </table:table-cell>
          <table:table-cell table:formula="of:=IF(SUM([.U223:.W223])&gt;1;[.A223];&quot;-&quot;)" office:value-type="float" office:value="222">
            <text:p>222.00</text:p>
          </table:table-cell>
          <table:table-cell table:number-columns-repeated="1000"/>
        </table:table-row>
        <table:table-row table:style-name="ro1">
          <table:table-cell office:value-type="float" office:value="223">
            <text:p>223.00</text:p>
          </table:table-cell>
          <table:table-cell/>
          <table:table-cell office:value-type="float" office:value="92.62">
            <text:p>92.62</text:p>
          </table:table-cell>
          <table:table-cell office:value-type="float" office:value="115.46">
            <text:p>115.46</text:p>
          </table:table-cell>
          <table:table-cell office:value-type="float" office:value="113.31">
            <text:p>113.31</text:p>
          </table:table-cell>
          <table:table-cell/>
          <table:table-cell table:style-name="ce2" table:formula="of:=IF([.H223]&lt;1000;IF([.I223]&gt;[.I222];0;[.G223]);IF(AND([.E223]&lt;[.E222]; [.E222]&lt;[.E221]);FLOOR(1000/[.E224];1)+[.G223];IF([.I223]&gt;[.I222];0;[.G223])))" office:value-type="float" office:value="0">
            <text:p>0.00</text:p>
          </table:table-cell>
          <table:table-cell table:formula="of:=IF([.G224]&lt;&gt;[.G223];[.H223]-([.E224]*([.G224]-[.G223]));[.H223])" office:value-type="float" office:value="6107.21">
            <text:p>6107.21</text:p>
          </table:table-cell>
          <table:table-cell table:formula="of:=IF([.E224]&gt;[.I223];[.E224];[.I223])" office:value-type="float" office:value="116.87">
            <text:p>116.87</text:p>
          </table:table-cell>
          <table:table-cell table:formula="of:=IF([.H224]&lt;[.H223];[.J223]+1;[.J223])" office:value-type="float" office:value="15">
            <text:p>15.00</text:p>
          </table:table-cell>
          <table:table-cell table:number-columns-repeated="2"/>
          <table:table-cell table:formula="of:=IF([.C224]&gt;[.C223];[.M223]+1;0)" office:value-type="float" office:value="1">
            <text:p>1.00</text:p>
          </table:table-cell>
          <table:table-cell table:formula="of:=IF([.D224]&gt;[.D223];[.N223]+1;0)" office:value-type="float" office:value="0">
            <text:p>0.00</text:p>
          </table:table-cell>
          <table:table-cell table:formula="of:=IF([.E224]&gt;[.E223];[.O223]+1;0)" office:value-type="float" office:value="0">
            <text:p>0.00</text:p>
          </table:table-cell>
          <table:table-cell table:number-columns-repeated="5"/>
          <table:table-cell table:formula="of:=[.C224]&gt;[.C223]" office:value-type="float" office:value="1">
            <text:p>1.00</text:p>
          </table:table-cell>
          <table:table-cell table:formula="of:=[.D224]&gt;[.D223]" office:value-type="float" office:value="0">
            <text:p>0.00</text:p>
          </table:table-cell>
          <table:table-cell table:formula="of:=[.E224]&gt;[.E223]" office:value-type="float" office:value="0">
            <text:p>0.00</text:p>
          </table:table-cell>
          <table:table-cell table:formula="of:=IF(SUM([.U224:.W224])&gt;1;[.A22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24">
            <text:p>224.00</text:p>
          </table:table-cell>
          <table:table-cell/>
          <table:table-cell office:value-type="float" office:value="91.21">
            <text:p>91.21</text:p>
          </table:table-cell>
          <table:table-cell office:value-type="float" office:value="118.16">
            <text:p>118.16</text:p>
          </table:table-cell>
          <table:table-cell office:value-type="float" office:value="114.96">
            <text:p>114.96</text:p>
          </table:table-cell>
          <table:table-cell/>
          <table:table-cell table:style-name="ce2" table:formula="of:=IF([.H224]&lt;1000;IF([.I224]&gt;[.I223];0;[.G224]);IF(AND([.E224]&lt;[.E223]; [.E223]&lt;[.E222]);FLOOR(1000/[.E225];1)+[.G224];IF([.I224]&gt;[.I223];0;[.G224])))" office:value-type="float" office:value="0">
            <text:p>0.00</text:p>
          </table:table-cell>
          <table:table-cell table:formula="of:=IF([.G225]&lt;&gt;[.G224];[.H224]-([.E225]*([.G225]-[.G224]));[.H224])" office:value-type="float" office:value="6107.21">
            <text:p>6107.21</text:p>
          </table:table-cell>
          <table:table-cell table:formula="of:=IF([.E225]&gt;[.I224];[.E225];[.I224])" office:value-type="float" office:value="116.87">
            <text:p>116.87</text:p>
          </table:table-cell>
          <table:table-cell table:formula="of:=IF([.H225]&lt;[.H224];[.J224]+1;[.J224])" office:value-type="float" office:value="15">
            <text:p>15.00</text:p>
          </table:table-cell>
          <table:table-cell table:number-columns-repeated="2"/>
          <table:table-cell table:formula="of:=IF([.C225]&gt;[.C224];[.M224]+1;0)" office:value-type="float" office:value="0">
            <text:p>0.00</text:p>
          </table:table-cell>
          <table:table-cell table:formula="of:=IF([.D225]&gt;[.D224];[.N224]+1;0)" office:value-type="float" office:value="1">
            <text:p>1.00</text:p>
          </table:table-cell>
          <table:table-cell table:formula="of:=IF([.E225]&gt;[.E224];[.O224]+1;0)" office:value-type="float" office:value="1">
            <text:p>1.00</text:p>
          </table:table-cell>
          <table:table-cell table:number-columns-repeated="5"/>
          <table:table-cell table:formula="of:=[.C225]&gt;[.C224]" office:value-type="float" office:value="0">
            <text:p>0.00</text:p>
          </table:table-cell>
          <table:table-cell table:formula="of:=[.D225]&gt;[.D224]" office:value-type="float" office:value="1">
            <text:p>1.00</text:p>
          </table:table-cell>
          <table:table-cell table:formula="of:=[.E225]&gt;[.E224]" office:value-type="float" office:value="1">
            <text:p>1.00</text:p>
          </table:table-cell>
          <table:table-cell table:formula="of:=IF(SUM([.U225:.W225])&gt;1;[.A225];&quot;-&quot;)" office:value-type="float" office:value="224">
            <text:p>224.00</text:p>
          </table:table-cell>
          <table:table-cell table:number-columns-repeated="1000"/>
        </table:table-row>
        <table:table-row table:style-name="ro1">
          <table:table-cell office:value-type="float" office:value="225">
            <text:p>225.00</text:p>
          </table:table-cell>
          <table:table-cell/>
          <table:table-cell office:value-type="float" office:value="89.52">
            <text:p>89.52</text:p>
          </table:table-cell>
          <table:table-cell office:value-type="float" office:value="120.88">
            <text:p>120.88</text:p>
          </table:table-cell>
          <table:table-cell office:value-type="float" office:value="116.8">
            <text:p>116.80</text:p>
          </table:table-cell>
          <table:table-cell/>
          <table:table-cell table:style-name="ce2" table:formula="of:=IF([.H225]&lt;1000;IF([.I225]&gt;[.I224];0;[.G225]);IF(AND([.E225]&lt;[.E224]; [.E224]&lt;[.E223]);FLOOR(1000/[.E226];1)+[.G225];IF([.I225]&gt;[.I224];0;[.G225])))" office:value-type="float" office:value="0">
            <text:p>0.00</text:p>
          </table:table-cell>
          <table:table-cell table:formula="of:=IF([.G226]&lt;&gt;[.G225];[.H225]-([.E226]*([.G226]-[.G225]));[.H225])" office:value-type="float" office:value="6107.21">
            <text:p>6107.21</text:p>
          </table:table-cell>
          <table:table-cell table:formula="of:=IF([.E226]&gt;[.I225];[.E226];[.I225])" office:value-type="float" office:value="116.87">
            <text:p>116.87</text:p>
          </table:table-cell>
          <table:table-cell table:formula="of:=IF([.H226]&lt;[.H225];[.J225]+1;[.J225])" office:value-type="float" office:value="15">
            <text:p>15.00</text:p>
          </table:table-cell>
          <table:table-cell table:number-columns-repeated="2"/>
          <table:table-cell table:formula="of:=IF([.C226]&gt;[.C225];[.M225]+1;0)" office:value-type="float" office:value="0">
            <text:p>0.00</text:p>
          </table:table-cell>
          <table:table-cell table:formula="of:=IF([.D226]&gt;[.D225];[.N225]+1;0)" office:value-type="float" office:value="2">
            <text:p>2.00</text:p>
          </table:table-cell>
          <table:table-cell table:formula="of:=IF([.E226]&gt;[.E225];[.O225]+1;0)" office:value-type="float" office:value="2">
            <text:p>2.00</text:p>
          </table:table-cell>
          <table:table-cell table:number-columns-repeated="5"/>
          <table:table-cell table:formula="of:=[.C226]&gt;[.C225]" office:value-type="float" office:value="0">
            <text:p>0.00</text:p>
          </table:table-cell>
          <table:table-cell table:formula="of:=[.D226]&gt;[.D225]" office:value-type="float" office:value="1">
            <text:p>1.00</text:p>
          </table:table-cell>
          <table:table-cell table:formula="of:=[.E226]&gt;[.E225]" office:value-type="float" office:value="1">
            <text:p>1.00</text:p>
          </table:table-cell>
          <table:table-cell table:formula="of:=IF(SUM([.U226:.W226])&gt;1;[.A226];&quot;-&quot;)" office:value-type="float" office:value="225">
            <text:p>225.00</text:p>
          </table:table-cell>
          <table:table-cell table:number-columns-repeated="1000"/>
        </table:table-row>
        <table:table-row table:style-name="ro1">
          <table:table-cell office:value-type="float" office:value="226">
            <text:p>226.00</text:p>
          </table:table-cell>
          <table:table-cell/>
          <table:table-cell office:value-type="float" office:value="90.34">
            <text:p>90.34</text:p>
          </table:table-cell>
          <table:table-cell office:value-type="float" office:value="119.2">
            <text:p>119.20</text:p>
          </table:table-cell>
          <table:table-cell office:value-type="float" office:value="115.36">
            <text:p>115.36</text:p>
          </table:table-cell>
          <table:table-cell/>
          <table:table-cell table:style-name="ce2" table:formula="of:=IF([.H226]&lt;1000;IF([.I226]&gt;[.I225];0;[.G226]);IF(AND([.E226]&lt;[.E225]; [.E225]&lt;[.E224]);FLOOR(1000/[.E227];1)+[.G226];IF([.I226]&gt;[.I225];0;[.G226])))" office:value-type="float" office:value="0">
            <text:p>0.00</text:p>
          </table:table-cell>
          <table:table-cell table:formula="of:=IF([.G227]&lt;&gt;[.G226];[.H226]-([.E227]*([.G227]-[.G226]));[.H226])" office:value-type="float" office:value="6107.21">
            <text:p>6107.21</text:p>
          </table:table-cell>
          <table:table-cell table:formula="of:=IF([.E227]&gt;[.I226];[.E227];[.I226])" office:value-type="float" office:value="116.87">
            <text:p>116.87</text:p>
          </table:table-cell>
          <table:table-cell table:formula="of:=IF([.H227]&lt;[.H226];[.J226]+1;[.J226])" office:value-type="float" office:value="15">
            <text:p>15.00</text:p>
          </table:table-cell>
          <table:table-cell table:number-columns-repeated="2"/>
          <table:table-cell table:formula="of:=IF([.C227]&gt;[.C226];[.M226]+1;0)" office:value-type="float" office:value="1">
            <text:p>1.00</text:p>
          </table:table-cell>
          <table:table-cell table:formula="of:=IF([.D227]&gt;[.D226];[.N226]+1;0)" office:value-type="float" office:value="0">
            <text:p>0.00</text:p>
          </table:table-cell>
          <table:table-cell table:formula="of:=IF([.E227]&gt;[.E226];[.O226]+1;0)" office:value-type="float" office:value="0">
            <text:p>0.00</text:p>
          </table:table-cell>
          <table:table-cell table:number-columns-repeated="5"/>
          <table:table-cell table:formula="of:=[.C227]&gt;[.C226]" office:value-type="float" office:value="1">
            <text:p>1.00</text:p>
          </table:table-cell>
          <table:table-cell table:formula="of:=[.D227]&gt;[.D226]" office:value-type="float" office:value="0">
            <text:p>0.00</text:p>
          </table:table-cell>
          <table:table-cell table:formula="of:=[.E227]&gt;[.E226]" office:value-type="float" office:value="0">
            <text:p>0.00</text:p>
          </table:table-cell>
          <table:table-cell table:formula="of:=IF(SUM([.U227:.W227])&gt;1;[.A22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27">
            <text:p>227.00</text:p>
          </table:table-cell>
          <table:table-cell/>
          <table:table-cell office:value-type="float" office:value="91.91">
            <text:p>91.91</text:p>
          </table:table-cell>
          <table:table-cell office:value-type="float" office:value="121.71">
            <text:p>121.71</text:p>
          </table:table-cell>
          <table:table-cell office:value-type="float" office:value="116.53">
            <text:p>116.53</text:p>
          </table:table-cell>
          <table:table-cell/>
          <table:table-cell table:style-name="ce2" table:formula="of:=IF([.H227]&lt;1000;IF([.I227]&gt;[.I226];0;[.G227]);IF(AND([.E227]&lt;[.E226]; [.E226]&lt;[.E225]);FLOOR(1000/[.E228];1)+[.G227];IF([.I227]&gt;[.I226];0;[.G227])))" office:value-type="float" office:value="0">
            <text:p>0.00</text:p>
          </table:table-cell>
          <table:table-cell table:formula="of:=IF([.G228]&lt;&gt;[.G227];[.H227]-([.E228]*([.G228]-[.G227]));[.H227])" office:value-type="float" office:value="6107.21">
            <text:p>6107.21</text:p>
          </table:table-cell>
          <table:table-cell table:formula="of:=IF([.E228]&gt;[.I227];[.E228];[.I227])" office:value-type="float" office:value="116.87">
            <text:p>116.87</text:p>
          </table:table-cell>
          <table:table-cell table:formula="of:=IF([.H228]&lt;[.H227];[.J227]+1;[.J227])" office:value-type="float" office:value="15">
            <text:p>15.00</text:p>
          </table:table-cell>
          <table:table-cell table:number-columns-repeated="2"/>
          <table:table-cell table:formula="of:=IF([.C228]&gt;[.C227];[.M227]+1;0)" office:value-type="float" office:value="2">
            <text:p>2.00</text:p>
          </table:table-cell>
          <table:table-cell table:formula="of:=IF([.D228]&gt;[.D227];[.N227]+1;0)" office:value-type="float" office:value="1">
            <text:p>1.00</text:p>
          </table:table-cell>
          <table:table-cell table:formula="of:=IF([.E228]&gt;[.E227];[.O227]+1;0)" office:value-type="float" office:value="1">
            <text:p>1.00</text:p>
          </table:table-cell>
          <table:table-cell table:number-columns-repeated="5"/>
          <table:table-cell table:formula="of:=[.C228]&gt;[.C227]" office:value-type="float" office:value="1">
            <text:p>1.00</text:p>
          </table:table-cell>
          <table:table-cell table:formula="of:=[.D228]&gt;[.D227]" office:value-type="float" office:value="1">
            <text:p>1.00</text:p>
          </table:table-cell>
          <table:table-cell table:formula="of:=[.E228]&gt;[.E227]" office:value-type="float" office:value="1">
            <text:p>1.00</text:p>
          </table:table-cell>
          <table:table-cell table:formula="of:=IF(SUM([.U228:.W228])&gt;1;[.A228];&quot;-&quot;)" office:value-type="float" office:value="227">
            <text:p>227.00</text:p>
          </table:table-cell>
          <table:table-cell table:number-columns-repeated="1000"/>
        </table:table-row>
        <table:table-row table:style-name="ro1">
          <table:table-cell office:value-type="float" office:value="228">
            <text:p>228.00</text:p>
          </table:table-cell>
          <table:table-cell/>
          <table:table-cell office:value-type="float" office:value="90.8">
            <text:p>90.80</text:p>
          </table:table-cell>
          <table:table-cell office:value-type="float" office:value="121">
            <text:p>121.00</text:p>
          </table:table-cell>
          <table:table-cell office:value-type="float" office:value="117.96">
            <text:p>117.96</text:p>
          </table:table-cell>
          <table:table-cell/>
          <table:table-cell table:style-name="ce2" table:formula="of:=IF([.H228]&lt;1000;IF([.I228]&gt;[.I227];0;[.G228]);IF(AND([.E228]&lt;[.E227]; [.E227]&lt;[.E226]);FLOOR(1000/[.E229];1)+[.G228];IF([.I228]&gt;[.I227];0;[.G228])))" office:value-type="float" office:value="0">
            <text:p>0.00</text:p>
          </table:table-cell>
          <table:table-cell table:formula="of:=IF([.G229]&lt;&gt;[.G228];[.H228]-([.E229]*([.G229]-[.G228]));[.H228])" office:value-type="float" office:value="6107.21">
            <text:p>6107.21</text:p>
          </table:table-cell>
          <table:table-cell table:formula="of:=IF([.E229]&gt;[.I228];[.E229];[.I228])" office:value-type="float" office:value="117.96">
            <text:p>117.96</text:p>
          </table:table-cell>
          <table:table-cell table:formula="of:=IF([.H229]&lt;[.H228];[.J228]+1;[.J228])" office:value-type="float" office:value="15">
            <text:p>15.00</text:p>
          </table:table-cell>
          <table:table-cell table:number-columns-repeated="2"/>
          <table:table-cell table:formula="of:=IF([.C229]&gt;[.C228];[.M228]+1;0)" office:value-type="float" office:value="0">
            <text:p>0.00</text:p>
          </table:table-cell>
          <table:table-cell table:formula="of:=IF([.D229]&gt;[.D228];[.N228]+1;0)" office:value-type="float" office:value="0">
            <text:p>0.00</text:p>
          </table:table-cell>
          <table:table-cell table:formula="of:=IF([.E229]&gt;[.E228];[.O228]+1;0)" office:value-type="float" office:value="2">
            <text:p>2.00</text:p>
          </table:table-cell>
          <table:table-cell table:number-columns-repeated="5"/>
          <table:table-cell table:formula="of:=[.C229]&gt;[.C228]" office:value-type="float" office:value="0">
            <text:p>0.00</text:p>
          </table:table-cell>
          <table:table-cell table:formula="of:=[.D229]&gt;[.D228]" office:value-type="float" office:value="0">
            <text:p>0.00</text:p>
          </table:table-cell>
          <table:table-cell table:formula="of:=[.E229]&gt;[.E228]" office:value-type="float" office:value="1">
            <text:p>1.00</text:p>
          </table:table-cell>
          <table:table-cell table:formula="of:=IF(SUM([.U229:.W229])&gt;1;[.A22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29">
            <text:p>229.00</text:p>
          </table:table-cell>
          <table:table-cell/>
          <table:table-cell office:value-type="float" office:value="88.98">
            <text:p>88.98</text:p>
          </table:table-cell>
          <table:table-cell office:value-type="float" office:value="119.69">
            <text:p>119.69</text:p>
          </table:table-cell>
          <table:table-cell office:value-type="float" office:value="118.03">
            <text:p>118.03</text:p>
          </table:table-cell>
          <table:table-cell/>
          <table:table-cell table:style-name="ce2" table:formula="of:=IF([.H229]&lt;1000;IF([.I229]&gt;[.I228];0;[.G229]);IF(AND([.E229]&lt;[.E228]; [.E228]&lt;[.E227]);FLOOR(1000/[.E230];1)+[.G229];IF([.I229]&gt;[.I228];0;[.G229])))" office:value-type="float" office:value="0">
            <text:p>0.00</text:p>
          </table:table-cell>
          <table:table-cell table:formula="of:=IF([.G230]&lt;&gt;[.G229];[.H229]-([.E230]*([.G230]-[.G229]));[.H229])" office:value-type="float" office:value="6107.21">
            <text:p>6107.21</text:p>
          </table:table-cell>
          <table:table-cell table:formula="of:=IF([.E230]&gt;[.I229];[.E230];[.I229])" office:value-type="float" office:value="118.03">
            <text:p>118.03</text:p>
          </table:table-cell>
          <table:table-cell table:formula="of:=IF([.H230]&lt;[.H229];[.J229]+1;[.J229])" office:value-type="float" office:value="15">
            <text:p>15.00</text:p>
          </table:table-cell>
          <table:table-cell table:number-columns-repeated="2"/>
          <table:table-cell table:formula="of:=IF([.C230]&gt;[.C229];[.M229]+1;0)" office:value-type="float" office:value="0">
            <text:p>0.00</text:p>
          </table:table-cell>
          <table:table-cell table:formula="of:=IF([.D230]&gt;[.D229];[.N229]+1;0)" office:value-type="float" office:value="0">
            <text:p>0.00</text:p>
          </table:table-cell>
          <table:table-cell table:formula="of:=IF([.E230]&gt;[.E229];[.O229]+1;0)" office:value-type="float" office:value="3">
            <text:p>3.00</text:p>
          </table:table-cell>
          <table:table-cell table:number-columns-repeated="5"/>
          <table:table-cell table:formula="of:=[.C230]&gt;[.C229]" office:value-type="float" office:value="0">
            <text:p>0.00</text:p>
          </table:table-cell>
          <table:table-cell table:formula="of:=[.D230]&gt;[.D229]" office:value-type="float" office:value="0">
            <text:p>0.00</text:p>
          </table:table-cell>
          <table:table-cell table:formula="of:=[.E230]&gt;[.E229]" office:value-type="float" office:value="1">
            <text:p>1.00</text:p>
          </table:table-cell>
          <table:table-cell table:formula="of:=IF(SUM([.U230:.W230])&gt;1;[.A23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30">
            <text:p>230.00</text:p>
          </table:table-cell>
          <table:table-cell/>
          <table:table-cell office:value-type="float" office:value="89.86">
            <text:p>89.86</text:p>
          </table:table-cell>
          <table:table-cell office:value-type="float" office:value="117.74">
            <text:p>117.74</text:p>
          </table:table-cell>
          <table:table-cell office:value-type="float" office:value="119.61">
            <text:p>119.61</text:p>
          </table:table-cell>
          <table:table-cell/>
          <table:table-cell table:style-name="ce2" table:formula="of:=IF([.H230]&lt;1000;IF([.I230]&gt;[.I229];0;[.G230]);IF(AND([.E230]&lt;[.E229]; [.E229]&lt;[.E228]);FLOOR(1000/[.E231];1)+[.G230];IF([.I230]&gt;[.I229];0;[.G230])))" office:value-type="float" office:value="0">
            <text:p>0.00</text:p>
          </table:table-cell>
          <table:table-cell table:formula="of:=IF([.G231]&lt;&gt;[.G230];[.H230]-([.E231]*([.G231]-[.G230]));[.H230])" office:value-type="float" office:value="6107.21">
            <text:p>6107.21</text:p>
          </table:table-cell>
          <table:table-cell table:formula="of:=IF([.E231]&gt;[.I230];[.E231];[.I230])" office:value-type="float" office:value="119.61">
            <text:p>119.61</text:p>
          </table:table-cell>
          <table:table-cell table:formula="of:=IF([.H231]&lt;[.H230];[.J230]+1;[.J230])" office:value-type="float" office:value="15">
            <text:p>15.00</text:p>
          </table:table-cell>
          <table:table-cell table:number-columns-repeated="2"/>
          <table:table-cell table:formula="of:=IF([.C231]&gt;[.C230];[.M230]+1;0)" office:value-type="float" office:value="1">
            <text:p>1.00</text:p>
          </table:table-cell>
          <table:table-cell table:formula="of:=IF([.D231]&gt;[.D230];[.N230]+1;0)" office:value-type="float" office:value="0">
            <text:p>0.00</text:p>
          </table:table-cell>
          <table:table-cell table:formula="of:=IF([.E231]&gt;[.E230];[.O230]+1;0)" office:value-type="float" office:value="4">
            <text:p>4.00</text:p>
          </table:table-cell>
          <table:table-cell table:number-columns-repeated="5"/>
          <table:table-cell table:formula="of:=[.C231]&gt;[.C230]" office:value-type="float" office:value="1">
            <text:p>1.00</text:p>
          </table:table-cell>
          <table:table-cell table:formula="of:=[.D231]&gt;[.D230]" office:value-type="float" office:value="0">
            <text:p>0.00</text:p>
          </table:table-cell>
          <table:table-cell table:formula="of:=[.E231]&gt;[.E230]" office:value-type="float" office:value="1">
            <text:p>1.00</text:p>
          </table:table-cell>
          <table:table-cell table:formula="of:=IF(SUM([.U231:.W231])&gt;1;[.A231];&quot;-&quot;)" office:value-type="float" office:value="230">
            <text:p>230.00</text:p>
          </table:table-cell>
          <table:table-cell table:number-columns-repeated="1000"/>
        </table:table-row>
        <table:table-row table:style-name="ro1">
          <table:table-cell office:value-type="float" office:value="231">
            <text:p>231.00</text:p>
          </table:table-cell>
          <table:table-cell/>
          <table:table-cell office:value-type="float" office:value="88.45">
            <text:p>88.45</text:p>
          </table:table-cell>
          <table:table-cell office:value-type="float" office:value="115.81">
            <text:p>115.81</text:p>
          </table:table-cell>
          <table:table-cell office:value-type="float" office:value="120.03">
            <text:p>120.03</text:p>
          </table:table-cell>
          <table:table-cell/>
          <table:table-cell table:style-name="ce2" table:formula="of:=IF([.H231]&lt;1000;IF([.I231]&gt;[.I230];0;[.G231]);IF(AND([.E231]&lt;[.E230]; [.E230]&lt;[.E229]);FLOOR(1000/[.E232];1)+[.G231];IF([.I231]&gt;[.I230];0;[.G231])))" office:value-type="float" office:value="0">
            <text:p>0.00</text:p>
          </table:table-cell>
          <table:table-cell table:formula="of:=IF([.G232]&lt;&gt;[.G231];[.H231]-([.E232]*([.G232]-[.G231]));[.H231])" office:value-type="float" office:value="6107.21">
            <text:p>6107.21</text:p>
          </table:table-cell>
          <table:table-cell table:formula="of:=IF([.E232]&gt;[.I231];[.E232];[.I231])" office:value-type="float" office:value="120.03">
            <text:p>120.03</text:p>
          </table:table-cell>
          <table:table-cell table:formula="of:=IF([.H232]&lt;[.H231];[.J231]+1;[.J231])" office:value-type="float" office:value="15">
            <text:p>15.00</text:p>
          </table:table-cell>
          <table:table-cell table:number-columns-repeated="2"/>
          <table:table-cell table:formula="of:=IF([.C232]&gt;[.C231];[.M231]+1;0)" office:value-type="float" office:value="0">
            <text:p>0.00</text:p>
          </table:table-cell>
          <table:table-cell table:formula="of:=IF([.D232]&gt;[.D231];[.N231]+1;0)" office:value-type="float" office:value="0">
            <text:p>0.00</text:p>
          </table:table-cell>
          <table:table-cell table:formula="of:=IF([.E232]&gt;[.E231];[.O231]+1;0)" office:value-type="float" office:value="5">
            <text:p>5.00</text:p>
          </table:table-cell>
          <table:table-cell table:number-columns-repeated="5"/>
          <table:table-cell table:formula="of:=[.C232]&gt;[.C231]" office:value-type="float" office:value="0">
            <text:p>0.00</text:p>
          </table:table-cell>
          <table:table-cell table:formula="of:=[.D232]&gt;[.D231]" office:value-type="float" office:value="0">
            <text:p>0.00</text:p>
          </table:table-cell>
          <table:table-cell table:formula="of:=[.E232]&gt;[.E231]" office:value-type="float" office:value="1">
            <text:p>1.00</text:p>
          </table:table-cell>
          <table:table-cell table:formula="of:=IF(SUM([.U232:.W232])&gt;1;[.A23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32">
            <text:p>232.00</text:p>
          </table:table-cell>
          <table:table-cell/>
          <table:table-cell office:value-type="float" office:value="86.77">
            <text:p>86.77</text:p>
          </table:table-cell>
          <table:table-cell office:value-type="float" office:value="115.06">
            <text:p>115.06</text:p>
          </table:table-cell>
          <table:table-cell office:value-type="float" office:value="121.42">
            <text:p>121.42</text:p>
          </table:table-cell>
          <table:table-cell/>
          <table:table-cell table:style-name="ce2" table:formula="of:=IF([.H232]&lt;1000;IF([.I232]&gt;[.I231];0;[.G232]);IF(AND([.E232]&lt;[.E231]; [.E231]&lt;[.E230]);FLOOR(1000/[.E233];1)+[.G232];IF([.I232]&gt;[.I231];0;[.G232])))" office:value-type="float" office:value="0">
            <text:p>0.00</text:p>
          </table:table-cell>
          <table:table-cell table:formula="of:=IF([.G233]&lt;&gt;[.G232];[.H232]-([.E233]*([.G233]-[.G232]));[.H232])" office:value-type="float" office:value="6107.21">
            <text:p>6107.21</text:p>
          </table:table-cell>
          <table:table-cell table:formula="of:=IF([.E233]&gt;[.I232];[.E233];[.I232])" office:value-type="float" office:value="121.42">
            <text:p>121.42</text:p>
          </table:table-cell>
          <table:table-cell table:formula="of:=IF([.H233]&lt;[.H232];[.J232]+1;[.J232])" office:value-type="float" office:value="15">
            <text:p>15.00</text:p>
          </table:table-cell>
          <table:table-cell table:number-columns-repeated="2"/>
          <table:table-cell table:formula="of:=IF([.C233]&gt;[.C232];[.M232]+1;0)" office:value-type="float" office:value="0">
            <text:p>0.00</text:p>
          </table:table-cell>
          <table:table-cell table:formula="of:=IF([.D233]&gt;[.D232];[.N232]+1;0)" office:value-type="float" office:value="0">
            <text:p>0.00</text:p>
          </table:table-cell>
          <table:table-cell table:formula="of:=IF([.E233]&gt;[.E232];[.O232]+1;0)" office:value-type="float" office:value="6">
            <text:p>6.00</text:p>
          </table:table-cell>
          <table:table-cell table:number-columns-repeated="5"/>
          <table:table-cell table:formula="of:=[.C233]&gt;[.C232]" office:value-type="float" office:value="0">
            <text:p>0.00</text:p>
          </table:table-cell>
          <table:table-cell table:formula="of:=[.D233]&gt;[.D232]" office:value-type="float" office:value="0">
            <text:p>0.00</text:p>
          </table:table-cell>
          <table:table-cell table:formula="of:=[.E233]&gt;[.E232]" office:value-type="float" office:value="1">
            <text:p>1.00</text:p>
          </table:table-cell>
          <table:table-cell table:formula="of:=IF(SUM([.U233:.W233])&gt;1;[.A23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33">
            <text:p>233.00</text:p>
          </table:table-cell>
          <table:table-cell/>
          <table:table-cell office:value-type="float" office:value="85.63">
            <text:p>85.63</text:p>
          </table:table-cell>
          <table:table-cell office:value-type="float" office:value="117.64">
            <text:p>117.64</text:p>
          </table:table-cell>
          <table:table-cell office:value-type="float" office:value="119.78">
            <text:p>119.78</text:p>
          </table:table-cell>
          <table:table-cell/>
          <table:table-cell table:style-name="ce2" table:formula="of:=IF([.H233]&lt;1000;IF([.I233]&gt;[.I232];0;[.G233]);IF(AND([.E233]&lt;[.E232]; [.E232]&lt;[.E231]);FLOOR(1000/[.E234];1)+[.G233];IF([.I233]&gt;[.I232];0;[.G233])))" office:value-type="float" office:value="0">
            <text:p>0.00</text:p>
          </table:table-cell>
          <table:table-cell table:formula="of:=IF([.G234]&lt;&gt;[.G233];[.H233]-([.E234]*([.G234]-[.G233]));[.H233])" office:value-type="float" office:value="6107.21">
            <text:p>6107.21</text:p>
          </table:table-cell>
          <table:table-cell table:formula="of:=IF([.E234]&gt;[.I233];[.E234];[.I233])" office:value-type="float" office:value="121.42">
            <text:p>121.42</text:p>
          </table:table-cell>
          <table:table-cell table:formula="of:=IF([.H234]&lt;[.H233];[.J233]+1;[.J233])" office:value-type="float" office:value="15">
            <text:p>15.00</text:p>
          </table:table-cell>
          <table:table-cell table:number-columns-repeated="2"/>
          <table:table-cell table:formula="of:=IF([.C234]&gt;[.C233];[.M233]+1;0)" office:value-type="float" office:value="0">
            <text:p>0.00</text:p>
          </table:table-cell>
          <table:table-cell table:formula="of:=IF([.D234]&gt;[.D233];[.N233]+1;0)" office:value-type="float" office:value="1">
            <text:p>1.00</text:p>
          </table:table-cell>
          <table:table-cell table:formula="of:=IF([.E234]&gt;[.E233];[.O233]+1;0)" office:value-type="float" office:value="0">
            <text:p>0.00</text:p>
          </table:table-cell>
          <table:table-cell table:number-columns-repeated="5"/>
          <table:table-cell table:formula="of:=[.C234]&gt;[.C233]" office:value-type="float" office:value="0">
            <text:p>0.00</text:p>
          </table:table-cell>
          <table:table-cell table:formula="of:=[.D234]&gt;[.D233]" office:value-type="float" office:value="1">
            <text:p>1.00</text:p>
          </table:table-cell>
          <table:table-cell table:formula="of:=[.E234]&gt;[.E233]" office:value-type="float" office:value="0">
            <text:p>0.00</text:p>
          </table:table-cell>
          <table:table-cell table:formula="of:=IF(SUM([.U234:.W234])&gt;1;[.A23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34">
            <text:p>234.00</text:p>
          </table:table-cell>
          <table:table-cell/>
          <table:table-cell office:value-type="float" office:value="87.73">
            <text:p>87.73</text:p>
          </table:table-cell>
          <table:table-cell office:value-type="float" office:value="116.28">
            <text:p>116.28</text:p>
          </table:table-cell>
          <table:table-cell office:value-type="float" office:value="117.8">
            <text:p>117.80</text:p>
          </table:table-cell>
          <table:table-cell/>
          <table:table-cell table:style-name="ce2" table:formula="of:=IF([.H234]&lt;1000;IF([.I234]&gt;[.I233];0;[.G234]);IF(AND([.E234]&lt;[.E233]; [.E233]&lt;[.E232]);FLOOR(1000/[.E235];1)+[.G234];IF([.I234]&gt;[.I233];0;[.G234])))" office:value-type="float" office:value="0">
            <text:p>0.00</text:p>
          </table:table-cell>
          <table:table-cell table:formula="of:=IF([.G235]&lt;&gt;[.G234];[.H234]-([.E235]*([.G235]-[.G234]));[.H234])" office:value-type="float" office:value="6107.21">
            <text:p>6107.21</text:p>
          </table:table-cell>
          <table:table-cell table:formula="of:=IF([.E235]&gt;[.I234];[.E235];[.I234])" office:value-type="float" office:value="121.42">
            <text:p>121.42</text:p>
          </table:table-cell>
          <table:table-cell table:formula="of:=IF([.H235]&lt;[.H234];[.J234]+1;[.J234])" office:value-type="float" office:value="15">
            <text:p>15.00</text:p>
          </table:table-cell>
          <table:table-cell table:number-columns-repeated="2"/>
          <table:table-cell table:formula="of:=IF([.C235]&gt;[.C234];[.M234]+1;0)" office:value-type="float" office:value="1">
            <text:p>1.00</text:p>
          </table:table-cell>
          <table:table-cell table:formula="of:=IF([.D235]&gt;[.D234];[.N234]+1;0)" office:value-type="float" office:value="0">
            <text:p>0.00</text:p>
          </table:table-cell>
          <table:table-cell table:formula="of:=IF([.E235]&gt;[.E234];[.O234]+1;0)" office:value-type="float" office:value="0">
            <text:p>0.00</text:p>
          </table:table-cell>
          <table:table-cell table:number-columns-repeated="5"/>
          <table:table-cell table:formula="of:=[.C235]&gt;[.C234]" office:value-type="float" office:value="1">
            <text:p>1.00</text:p>
          </table:table-cell>
          <table:table-cell table:formula="of:=[.D235]&gt;[.D234]" office:value-type="float" office:value="0">
            <text:p>0.00</text:p>
          </table:table-cell>
          <table:table-cell table:formula="of:=[.E235]&gt;[.E234]" office:value-type="float" office:value="0">
            <text:p>0.00</text:p>
          </table:table-cell>
          <table:table-cell table:formula="of:=IF(SUM([.U235:.W235])&gt;1;[.A23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35">
            <text:p>235.00</text:p>
          </table:table-cell>
          <table:table-cell/>
          <table:table-cell office:value-type="float" office:value="89.17">
            <text:p>89.17</text:p>
          </table:table-cell>
          <table:table-cell office:value-type="float" office:value="116.04">
            <text:p>116.04</text:p>
          </table:table-cell>
          <table:table-cell office:value-type="float" office:value="118.56">
            <text:p>118.56</text:p>
          </table:table-cell>
          <table:table-cell/>
          <table:table-cell table:style-name="ce2" table:formula="of:=IF([.H235]&lt;1000;IF([.I235]&gt;[.I234];0;[.G235]);IF(AND([.E235]&lt;[.E234]; [.E234]&lt;[.E233]);FLOOR(1000/[.E236];1)+[.G235];IF([.I235]&gt;[.I234];0;[.G235])))" office:value-type="float" office:value="8">
            <text:p>8.00</text:p>
          </table:table-cell>
          <table:table-cell table:formula="of:=IF([.G236]&lt;&gt;[.G235];[.H235]-([.E236]*([.G236]-[.G235]));[.H235])" office:value-type="float" office:value="5158.73">
            <text:p>5158.73</text:p>
          </table:table-cell>
          <table:table-cell table:formula="of:=IF([.E236]&gt;[.I235];[.E236];[.I235])" office:value-type="float" office:value="121.42">
            <text:p>121.42</text:p>
          </table:table-cell>
          <table:table-cell table:formula="of:=IF([.H236]&lt;[.H235];[.J235]+1;[.J235])" office:value-type="float" office:value="16">
            <text:p>16.00</text:p>
          </table:table-cell>
          <table:table-cell table:number-columns-repeated="2"/>
          <table:table-cell table:formula="of:=IF([.C236]&gt;[.C235];[.M235]+1;0)" office:value-type="float" office:value="2">
            <text:p>2.00</text:p>
          </table:table-cell>
          <table:table-cell table:formula="of:=IF([.D236]&gt;[.D235];[.N235]+1;0)" office:value-type="float" office:value="0">
            <text:p>0.00</text:p>
          </table:table-cell>
          <table:table-cell table:formula="of:=IF([.E236]&gt;[.E235];[.O235]+1;0)" office:value-type="float" office:value="1">
            <text:p>1.00</text:p>
          </table:table-cell>
          <table:table-cell table:number-columns-repeated="5"/>
          <table:table-cell table:formula="of:=[.C236]&gt;[.C235]" office:value-type="float" office:value="1">
            <text:p>1.00</text:p>
          </table:table-cell>
          <table:table-cell table:formula="of:=[.D236]&gt;[.D235]" office:value-type="float" office:value="0">
            <text:p>0.00</text:p>
          </table:table-cell>
          <table:table-cell table:formula="of:=[.E236]&gt;[.E235]" office:value-type="float" office:value="1">
            <text:p>1.00</text:p>
          </table:table-cell>
          <table:table-cell table:formula="of:=IF(SUM([.U236:.W236])&gt;1;[.A236];&quot;-&quot;)" office:value-type="float" office:value="235">
            <text:p>235.00</text:p>
          </table:table-cell>
          <table:table-cell table:number-columns-repeated="1000"/>
        </table:table-row>
        <table:table-row table:style-name="ro1">
          <table:table-cell office:value-type="float" office:value="236">
            <text:p>236.00</text:p>
          </table:table-cell>
          <table:table-cell/>
          <table:table-cell office:value-type="float" office:value="88.01">
            <text:p>88.01</text:p>
          </table:table-cell>
          <table:table-cell office:value-type="float" office:value="115.24">
            <text:p>115.24</text:p>
          </table:table-cell>
          <table:table-cell office:value-type="float" office:value="119.36">
            <text:p>119.36</text:p>
          </table:table-cell>
          <table:table-cell/>
          <table:table-cell table:style-name="ce2" table:formula="of:=IF([.H236]&lt;1000;IF([.I236]&gt;[.I235];0;[.G236]);IF(AND([.E236]&lt;[.E235]; [.E235]&lt;[.E234]);FLOOR(1000/[.E237];1)+[.G236];IF([.I236]&gt;[.I235];0;[.G236])))" office:value-type="float" office:value="8">
            <text:p>8.00</text:p>
          </table:table-cell>
          <table:table-cell table:formula="of:=IF([.G237]&lt;&gt;[.G236];[.H236]-([.E237]*([.G237]-[.G236]));[.H236])" office:value-type="float" office:value="5158.73">
            <text:p>5158.73</text:p>
          </table:table-cell>
          <table:table-cell table:formula="of:=IF([.E237]&gt;[.I236];[.E237];[.I236])" office:value-type="float" office:value="121.42">
            <text:p>121.42</text:p>
          </table:table-cell>
          <table:table-cell table:formula="of:=IF([.H237]&lt;[.H236];[.J236]+1;[.J236])" office:value-type="float" office:value="16">
            <text:p>16.00</text:p>
          </table:table-cell>
          <table:table-cell table:number-columns-repeated="2"/>
          <table:table-cell table:formula="of:=IF([.C237]&gt;[.C236];[.M236]+1;0)" office:value-type="float" office:value="0">
            <text:p>0.00</text:p>
          </table:table-cell>
          <table:table-cell table:formula="of:=IF([.D237]&gt;[.D236];[.N236]+1;0)" office:value-type="float" office:value="0">
            <text:p>0.00</text:p>
          </table:table-cell>
          <table:table-cell table:formula="of:=IF([.E237]&gt;[.E236];[.O236]+1;0)" office:value-type="float" office:value="2">
            <text:p>2.00</text:p>
          </table:table-cell>
          <table:table-cell table:number-columns-repeated="5"/>
          <table:table-cell table:formula="of:=[.C237]&gt;[.C236]" office:value-type="float" office:value="0">
            <text:p>0.00</text:p>
          </table:table-cell>
          <table:table-cell table:formula="of:=[.D237]&gt;[.D236]" office:value-type="float" office:value="0">
            <text:p>0.00</text:p>
          </table:table-cell>
          <table:table-cell table:formula="of:=[.E237]&gt;[.E236]" office:value-type="float" office:value="1">
            <text:p>1.00</text:p>
          </table:table-cell>
          <table:table-cell table:formula="of:=IF(SUM([.U237:.W237])&gt;1;[.A23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37">
            <text:p>237.00</text:p>
          </table:table-cell>
          <table:table-cell/>
          <table:table-cell office:value-type="float" office:value="88.31">
            <text:p>88.31</text:p>
          </table:table-cell>
          <table:table-cell office:value-type="float" office:value="114.55">
            <text:p>114.55</text:p>
          </table:table-cell>
          <table:table-cell office:value-type="float" office:value="121.42">
            <text:p>121.42</text:p>
          </table:table-cell>
          <table:table-cell/>
          <table:table-cell table:style-name="ce2" table:formula="of:=IF([.H237]&lt;1000;IF([.I237]&gt;[.I236];0;[.G237]);IF(AND([.E237]&lt;[.E236]; [.E236]&lt;[.E235]);FLOOR(1000/[.E238];1)+[.G237];IF([.I237]&gt;[.I236];0;[.G237])))" office:value-type="float" office:value="8">
            <text:p>8.00</text:p>
          </table:table-cell>
          <table:table-cell table:formula="of:=IF([.G238]&lt;&gt;[.G237];[.H237]-([.E238]*([.G238]-[.G237]));[.H237])" office:value-type="float" office:value="5158.73">
            <text:p>5158.73</text:p>
          </table:table-cell>
          <table:table-cell table:formula="of:=IF([.E238]&gt;[.I237];[.E238];[.I237])" office:value-type="float" office:value="121.42">
            <text:p>121.42</text:p>
          </table:table-cell>
          <table:table-cell table:formula="of:=IF([.H238]&lt;[.H237];[.J237]+1;[.J237])" office:value-type="float" office:value="16">
            <text:p>16.00</text:p>
          </table:table-cell>
          <table:table-cell table:number-columns-repeated="2"/>
          <table:table-cell table:formula="of:=IF([.C238]&gt;[.C237];[.M237]+1;0)" office:value-type="float" office:value="1">
            <text:p>1.00</text:p>
          </table:table-cell>
          <table:table-cell table:formula="of:=IF([.D238]&gt;[.D237];[.N237]+1;0)" office:value-type="float" office:value="0">
            <text:p>0.00</text:p>
          </table:table-cell>
          <table:table-cell table:formula="of:=IF([.E238]&gt;[.E237];[.O237]+1;0)" office:value-type="float" office:value="3">
            <text:p>3.00</text:p>
          </table:table-cell>
          <table:table-cell table:number-columns-repeated="5"/>
          <table:table-cell table:formula="of:=[.C238]&gt;[.C237]" office:value-type="float" office:value="1">
            <text:p>1.00</text:p>
          </table:table-cell>
          <table:table-cell table:formula="of:=[.D238]&gt;[.D237]" office:value-type="float" office:value="0">
            <text:p>0.00</text:p>
          </table:table-cell>
          <table:table-cell table:formula="of:=[.E238]&gt;[.E237]" office:value-type="float" office:value="1">
            <text:p>1.00</text:p>
          </table:table-cell>
          <table:table-cell table:formula="of:=IF(SUM([.U238:.W238])&gt;1;[.A238];&quot;-&quot;)" office:value-type="float" office:value="237">
            <text:p>237.00</text:p>
          </table:table-cell>
          <table:table-cell table:number-columns-repeated="1000"/>
        </table:table-row>
        <table:table-row table:style-name="ro1">
          <table:table-cell office:value-type="float" office:value="238">
            <text:p>238.00</text:p>
          </table:table-cell>
          <table:table-cell/>
          <table:table-cell office:value-type="float" office:value="86.56">
            <text:p>86.56</text:p>
          </table:table-cell>
          <table:table-cell office:value-type="float" office:value="114.27">
            <text:p>114.27</text:p>
          </table:table-cell>
          <table:table-cell office:value-type="float" office:value="122.84">
            <text:p>122.84</text:p>
          </table:table-cell>
          <table:table-cell/>
          <table:table-cell table:style-name="ce2" table:formula="of:=IF([.H238]&lt;1000;IF([.I238]&gt;[.I237];0;[.G238]);IF(AND([.E238]&lt;[.E237]; [.E237]&lt;[.E236]);FLOOR(1000/[.E239];1)+[.G238];IF([.I238]&gt;[.I237];0;[.G238])))" office:value-type="float" office:value="8">
            <text:p>8.00</text:p>
          </table:table-cell>
          <table:table-cell table:formula="of:=IF([.G239]&lt;&gt;[.G238];[.H238]-([.E239]*([.G239]-[.G238]));[.H238])" office:value-type="float" office:value="5158.73">
            <text:p>5158.73</text:p>
          </table:table-cell>
          <table:table-cell table:formula="of:=IF([.E239]&gt;[.I238];[.E239];[.I238])" office:value-type="float" office:value="122.84">
            <text:p>122.84</text:p>
          </table:table-cell>
          <table:table-cell table:formula="of:=IF([.H239]&lt;[.H238];[.J238]+1;[.J238])" office:value-type="float" office:value="16">
            <text:p>16.00</text:p>
          </table:table-cell>
          <table:table-cell table:number-columns-repeated="2"/>
          <table:table-cell table:formula="of:=IF([.C239]&gt;[.C238];[.M238]+1;0)" office:value-type="float" office:value="0">
            <text:p>0.00</text:p>
          </table:table-cell>
          <table:table-cell table:formula="of:=IF([.D239]&gt;[.D238];[.N238]+1;0)" office:value-type="float" office:value="0">
            <text:p>0.00</text:p>
          </table:table-cell>
          <table:table-cell table:formula="of:=IF([.E239]&gt;[.E238];[.O238]+1;0)" office:value-type="float" office:value="4">
            <text:p>4.00</text:p>
          </table:table-cell>
          <table:table-cell table:number-columns-repeated="5"/>
          <table:table-cell table:formula="of:=[.C239]&gt;[.C238]" office:value-type="float" office:value="0">
            <text:p>0.00</text:p>
          </table:table-cell>
          <table:table-cell table:formula="of:=[.D239]&gt;[.D238]" office:value-type="float" office:value="0">
            <text:p>0.00</text:p>
          </table:table-cell>
          <table:table-cell table:formula="of:=[.E239]&gt;[.E238]" office:value-type="float" office:value="1">
            <text:p>1.00</text:p>
          </table:table-cell>
          <table:table-cell table:formula="of:=IF(SUM([.U239:.W239])&gt;1;[.A23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39">
            <text:p>239.00</text:p>
          </table:table-cell>
          <table:table-cell/>
          <table:table-cell office:value-type="float" office:value="87.67">
            <text:p>87.67</text:p>
          </table:table-cell>
          <table:table-cell office:value-type="float" office:value="113.44">
            <text:p>113.44</text:p>
          </table:table-cell>
          <table:table-cell office:value-type="float" office:value="123.27">
            <text:p>123.27</text:p>
          </table:table-cell>
          <table:table-cell/>
          <table:table-cell table:style-name="ce2" table:formula="of:=IF([.H239]&lt;1000;IF([.I239]&gt;[.I238];0;[.G239]);IF(AND([.E239]&lt;[.E238]; [.E238]&lt;[.E237]);FLOOR(1000/[.E240];1)+[.G239];IF([.I239]&gt;[.I238];0;[.G239])))" office:value-type="float" office:value="0">
            <text:p>0.00</text:p>
          </table:table-cell>
          <table:table-cell table:formula="of:=IF([.G240]&lt;&gt;[.G239];[.H239]-([.E240]*([.G240]-[.G239]));[.H239])" office:value-type="float" office:value="6144.89">
            <text:p>6144.89</text:p>
          </table:table-cell>
          <table:table-cell table:formula="of:=IF([.E240]&gt;[.I239];[.E240];[.I239])" office:value-type="float" office:value="123.27">
            <text:p>123.27</text:p>
          </table:table-cell>
          <table:table-cell table:formula="of:=IF([.H240]&lt;[.H239];[.J239]+1;[.J239])" office:value-type="float" office:value="16">
            <text:p>16.00</text:p>
          </table:table-cell>
          <table:table-cell table:number-columns-repeated="2"/>
          <table:table-cell table:formula="of:=IF([.C240]&gt;[.C239];[.M239]+1;0)" office:value-type="float" office:value="1">
            <text:p>1.00</text:p>
          </table:table-cell>
          <table:table-cell table:formula="of:=IF([.D240]&gt;[.D239];[.N239]+1;0)" office:value-type="float" office:value="0">
            <text:p>0.00</text:p>
          </table:table-cell>
          <table:table-cell table:formula="of:=IF([.E240]&gt;[.E239];[.O239]+1;0)" office:value-type="float" office:value="5">
            <text:p>5.00</text:p>
          </table:table-cell>
          <table:table-cell table:number-columns-repeated="5"/>
          <table:table-cell table:formula="of:=[.C240]&gt;[.C239]" office:value-type="float" office:value="1">
            <text:p>1.00</text:p>
          </table:table-cell>
          <table:table-cell table:formula="of:=[.D240]&gt;[.D239]" office:value-type="float" office:value="0">
            <text:p>0.00</text:p>
          </table:table-cell>
          <table:table-cell table:formula="of:=[.E240]&gt;[.E239]" office:value-type="float" office:value="1">
            <text:p>1.00</text:p>
          </table:table-cell>
          <table:table-cell table:formula="of:=IF(SUM([.U240:.W240])&gt;1;[.A240];&quot;-&quot;)" office:value-type="float" office:value="239">
            <text:p>239.00</text:p>
          </table:table-cell>
          <table:table-cell table:number-columns-repeated="1000"/>
        </table:table-row>
        <table:table-row table:style-name="ro1">
          <table:table-cell office:value-type="float" office:value="240">
            <text:p>240.00</text:p>
          </table:table-cell>
          <table:table-cell/>
          <table:table-cell office:value-type="float" office:value="88.52">
            <text:p>88.52</text:p>
          </table:table-cell>
          <table:table-cell office:value-type="float" office:value="112.32">
            <text:p>112.32</text:p>
          </table:table-cell>
          <table:table-cell office:value-type="float" office:value="124.11">
            <text:p>124.11</text:p>
          </table:table-cell>
          <table:table-cell/>
          <table:table-cell table:style-name="ce2" table:formula="of:=IF([.H240]&lt;1000;IF([.I240]&gt;[.I239];0;[.G240]);IF(AND([.E240]&lt;[.E239]; [.E239]&lt;[.E238]);FLOOR(1000/[.E241];1)+[.G240];IF([.I240]&gt;[.I239];0;[.G240])))" office:value-type="float" office:value="0">
            <text:p>0.00</text:p>
          </table:table-cell>
          <table:table-cell table:formula="of:=IF([.G241]&lt;&gt;[.G240];[.H240]-([.E241]*([.G241]-[.G240]));[.H240])" office:value-type="float" office:value="6144.89">
            <text:p>6144.89</text:p>
          </table:table-cell>
          <table:table-cell table:formula="of:=IF([.E241]&gt;[.I240];[.E241];[.I240])" office:value-type="float" office:value="124.11">
            <text:p>124.11</text:p>
          </table:table-cell>
          <table:table-cell table:formula="of:=IF([.H241]&lt;[.H240];[.J240]+1;[.J240])" office:value-type="float" office:value="16">
            <text:p>16.00</text:p>
          </table:table-cell>
          <table:table-cell table:number-columns-repeated="2"/>
          <table:table-cell table:formula="of:=IF([.C241]&gt;[.C240];[.M240]+1;0)" office:value-type="float" office:value="2">
            <text:p>2.00</text:p>
          </table:table-cell>
          <table:table-cell table:formula="of:=IF([.D241]&gt;[.D240];[.N240]+1;0)" office:value-type="float" office:value="0">
            <text:p>0.00</text:p>
          </table:table-cell>
          <table:table-cell table:formula="of:=IF([.E241]&gt;[.E240];[.O240]+1;0)" office:value-type="float" office:value="6">
            <text:p>6.00</text:p>
          </table:table-cell>
          <table:table-cell table:number-columns-repeated="5"/>
          <table:table-cell table:formula="of:=[.C241]&gt;[.C240]" office:value-type="float" office:value="1">
            <text:p>1.00</text:p>
          </table:table-cell>
          <table:table-cell table:formula="of:=[.D241]&gt;[.D240]" office:value-type="float" office:value="0">
            <text:p>0.00</text:p>
          </table:table-cell>
          <table:table-cell table:formula="of:=[.E241]&gt;[.E240]" office:value-type="float" office:value="1">
            <text:p>1.00</text:p>
          </table:table-cell>
          <table:table-cell table:formula="of:=IF(SUM([.U241:.W241])&gt;1;[.A241];&quot;-&quot;)" office:value-type="float" office:value="240">
            <text:p>240.00</text:p>
          </table:table-cell>
          <table:table-cell table:number-columns-repeated="1000"/>
        </table:table-row>
        <table:table-row table:style-name="ro1">
          <table:table-cell office:value-type="float" office:value="241">
            <text:p>241.00</text:p>
          </table:table-cell>
          <table:table-cell/>
          <table:table-cell office:value-type="float" office:value="87.25">
            <text:p>87.25</text:p>
          </table:table-cell>
          <table:table-cell office:value-type="float" office:value="111.2">
            <text:p>111.20</text:p>
          </table:table-cell>
          <table:table-cell office:value-type="float" office:value="122.69">
            <text:p>122.69</text:p>
          </table:table-cell>
          <table:table-cell/>
          <table:table-cell table:style-name="ce2" table:formula="of:=IF([.H241]&lt;1000;IF([.I241]&gt;[.I240];0;[.G241]);IF(AND([.E241]&lt;[.E240]; [.E240]&lt;[.E239]);FLOOR(1000/[.E242];1)+[.G241];IF([.I241]&gt;[.I240];0;[.G241])))" office:value-type="float" office:value="0">
            <text:p>0.00</text:p>
          </table:table-cell>
          <table:table-cell table:formula="of:=IF([.G242]&lt;&gt;[.G241];[.H241]-([.E242]*([.G242]-[.G241]));[.H241])" office:value-type="float" office:value="6144.89">
            <text:p>6144.89</text:p>
          </table:table-cell>
          <table:table-cell table:formula="of:=IF([.E242]&gt;[.I241];[.E242];[.I241])" office:value-type="float" office:value="124.11">
            <text:p>124.11</text:p>
          </table:table-cell>
          <table:table-cell table:formula="of:=IF([.H242]&lt;[.H241];[.J241]+1;[.J241])" office:value-type="float" office:value="16">
            <text:p>16.00</text:p>
          </table:table-cell>
          <table:table-cell table:number-columns-repeated="2"/>
          <table:table-cell table:formula="of:=IF([.C242]&gt;[.C241];[.M241]+1;0)" office:value-type="float" office:value="0">
            <text:p>0.00</text:p>
          </table:table-cell>
          <table:table-cell table:formula="of:=IF([.D242]&gt;[.D241];[.N241]+1;0)" office:value-type="float" office:value="0">
            <text:p>0.00</text:p>
          </table:table-cell>
          <table:table-cell table:formula="of:=IF([.E242]&gt;[.E241];[.O241]+1;0)" office:value-type="float" office:value="0">
            <text:p>0.00</text:p>
          </table:table-cell>
          <table:table-cell table:number-columns-repeated="5"/>
          <table:table-cell table:formula="of:=[.C242]&gt;[.C241]" office:value-type="float" office:value="0">
            <text:p>0.00</text:p>
          </table:table-cell>
          <table:table-cell table:formula="of:=[.D242]&gt;[.D241]" office:value-type="float" office:value="0">
            <text:p>0.00</text:p>
          </table:table-cell>
          <table:table-cell table:formula="of:=[.E242]&gt;[.E241]" office:value-type="float" office:value="0">
            <text:p>0.00</text:p>
          </table:table-cell>
          <table:table-cell table:formula="of:=IF(SUM([.U242:.W242])&gt;1;[.A24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42">
            <text:p>242.00</text:p>
          </table:table-cell>
          <table:table-cell/>
          <table:table-cell office:value-type="float" office:value="85.42">
            <text:p>85.42</text:p>
          </table:table-cell>
          <table:table-cell office:value-type="float" office:value="113.85">
            <text:p>113.85</text:p>
          </table:table-cell>
          <table:table-cell office:value-type="float" office:value="123.41">
            <text:p>123.41</text:p>
          </table:table-cell>
          <table:table-cell/>
          <table:table-cell table:style-name="ce2" table:formula="of:=IF([.H242]&lt;1000;IF([.I242]&gt;[.I241];0;[.G242]);IF(AND([.E242]&lt;[.E241]; [.E241]&lt;[.E240]);FLOOR(1000/[.E243];1)+[.G242];IF([.I242]&gt;[.I241];0;[.G242])))" office:value-type="float" office:value="0">
            <text:p>0.00</text:p>
          </table:table-cell>
          <table:table-cell table:formula="of:=IF([.G243]&lt;&gt;[.G242];[.H242]-([.E243]*([.G243]-[.G242]));[.H242])" office:value-type="float" office:value="6144.89">
            <text:p>6144.89</text:p>
          </table:table-cell>
          <table:table-cell table:formula="of:=IF([.E243]&gt;[.I242];[.E243];[.I242])" office:value-type="float" office:value="124.11">
            <text:p>124.11</text:p>
          </table:table-cell>
          <table:table-cell table:formula="of:=IF([.H243]&lt;[.H242];[.J242]+1;[.J242])" office:value-type="float" office:value="16">
            <text:p>16.00</text:p>
          </table:table-cell>
          <table:table-cell table:number-columns-repeated="2"/>
          <table:table-cell table:formula="of:=IF([.C243]&gt;[.C242];[.M242]+1;0)" office:value-type="float" office:value="0">
            <text:p>0.00</text:p>
          </table:table-cell>
          <table:table-cell table:formula="of:=IF([.D243]&gt;[.D242];[.N242]+1;0)" office:value-type="float" office:value="1">
            <text:p>1.00</text:p>
          </table:table-cell>
          <table:table-cell table:formula="of:=IF([.E243]&gt;[.E242];[.O242]+1;0)" office:value-type="float" office:value="1">
            <text:p>1.00</text:p>
          </table:table-cell>
          <table:table-cell table:number-columns-repeated="5"/>
          <table:table-cell table:formula="of:=[.C243]&gt;[.C242]" office:value-type="float" office:value="0">
            <text:p>0.00</text:p>
          </table:table-cell>
          <table:table-cell table:formula="of:=[.D243]&gt;[.D242]" office:value-type="float" office:value="1">
            <text:p>1.00</text:p>
          </table:table-cell>
          <table:table-cell table:formula="of:=[.E243]&gt;[.E242]" office:value-type="float" office:value="1">
            <text:p>1.00</text:p>
          </table:table-cell>
          <table:table-cell table:formula="of:=IF(SUM([.U243:.W243])&gt;1;[.A243];&quot;-&quot;)" office:value-type="float" office:value="242">
            <text:p>242.00</text:p>
          </table:table-cell>
          <table:table-cell table:number-columns-repeated="1000"/>
        </table:table-row>
        <table:table-row table:style-name="ro1">
          <table:table-cell office:value-type="float" office:value="243">
            <text:p>243.00</text:p>
          </table:table-cell>
          <table:table-cell/>
          <table:table-cell office:value-type="float" office:value="86.62">
            <text:p>86.62</text:p>
          </table:table-cell>
          <table:table-cell office:value-type="float" office:value="112.4">
            <text:p>112.40</text:p>
          </table:table-cell>
          <table:table-cell office:value-type="float" office:value="124.95">
            <text:p>124.95</text:p>
          </table:table-cell>
          <table:table-cell/>
          <table:table-cell table:style-name="ce2" table:formula="of:=IF([.H243]&lt;1000;IF([.I243]&gt;[.I242];0;[.G243]);IF(AND([.E243]&lt;[.E242]; [.E242]&lt;[.E241]);FLOOR(1000/[.E244];1)+[.G243];IF([.I243]&gt;[.I242];0;[.G243])))" office:value-type="float" office:value="0">
            <text:p>0.00</text:p>
          </table:table-cell>
          <table:table-cell table:formula="of:=IF([.G244]&lt;&gt;[.G243];[.H243]-([.E244]*([.G244]-[.G243]));[.H243])" office:value-type="float" office:value="6144.89">
            <text:p>6144.89</text:p>
          </table:table-cell>
          <table:table-cell table:formula="of:=IF([.E244]&gt;[.I243];[.E244];[.I243])" office:value-type="float" office:value="124.95">
            <text:p>124.95</text:p>
          </table:table-cell>
          <table:table-cell table:formula="of:=IF([.H244]&lt;[.H243];[.J243]+1;[.J243])" office:value-type="float" office:value="16">
            <text:p>16.00</text:p>
          </table:table-cell>
          <table:table-cell table:number-columns-repeated="2"/>
          <table:table-cell table:formula="of:=IF([.C244]&gt;[.C243];[.M243]+1;0)" office:value-type="float" office:value="1">
            <text:p>1.00</text:p>
          </table:table-cell>
          <table:table-cell table:formula="of:=IF([.D244]&gt;[.D243];[.N243]+1;0)" office:value-type="float" office:value="0">
            <text:p>0.00</text:p>
          </table:table-cell>
          <table:table-cell table:formula="of:=IF([.E244]&gt;[.E243];[.O243]+1;0)" office:value-type="float" office:value="2">
            <text:p>2.00</text:p>
          </table:table-cell>
          <table:table-cell table:number-columns-repeated="5"/>
          <table:table-cell table:formula="of:=[.C244]&gt;[.C243]" office:value-type="float" office:value="1">
            <text:p>1.00</text:p>
          </table:table-cell>
          <table:table-cell table:formula="of:=[.D244]&gt;[.D243]" office:value-type="float" office:value="0">
            <text:p>0.00</text:p>
          </table:table-cell>
          <table:table-cell table:formula="of:=[.E244]&gt;[.E243]" office:value-type="float" office:value="1">
            <text:p>1.00</text:p>
          </table:table-cell>
          <table:table-cell table:formula="of:=IF(SUM([.U244:.W244])&gt;1;[.A244];&quot;-&quot;)" office:value-type="float" office:value="243">
            <text:p>243.00</text:p>
          </table:table-cell>
          <table:table-cell table:number-columns-repeated="1000"/>
        </table:table-row>
        <table:table-row table:style-name="ro1">
          <table:table-cell office:value-type="float" office:value="244">
            <text:p>244.00</text:p>
          </table:table-cell>
          <table:table-cell/>
          <table:table-cell office:value-type="float" office:value="88.88">
            <text:p>88.88</text:p>
          </table:table-cell>
          <table:table-cell office:value-type="float" office:value="110.75">
            <text:p>110.75</text:p>
          </table:table-cell>
          <table:table-cell office:value-type="float" office:value="123.43">
            <text:p>123.43</text:p>
          </table:table-cell>
          <table:table-cell/>
          <table:table-cell table:style-name="ce2" table:formula="of:=IF([.H244]&lt;1000;IF([.I244]&gt;[.I243];0;[.G244]);IF(AND([.E244]&lt;[.E243]; [.E243]&lt;[.E242]);FLOOR(1000/[.E245];1)+[.G244];IF([.I244]&gt;[.I243];0;[.G244])))" office:value-type="float" office:value="0">
            <text:p>0.00</text:p>
          </table:table-cell>
          <table:table-cell table:formula="of:=IF([.G245]&lt;&gt;[.G244];[.H244]-([.E245]*([.G245]-[.G244]));[.H244])" office:value-type="float" office:value="6144.89">
            <text:p>6144.89</text:p>
          </table:table-cell>
          <table:table-cell table:formula="of:=IF([.E245]&gt;[.I244];[.E245];[.I244])" office:value-type="float" office:value="124.95">
            <text:p>124.95</text:p>
          </table:table-cell>
          <table:table-cell table:formula="of:=IF([.H245]&lt;[.H244];[.J244]+1;[.J244])" office:value-type="float" office:value="16">
            <text:p>16.00</text:p>
          </table:table-cell>
          <table:table-cell table:number-columns-repeated="2"/>
          <table:table-cell table:formula="of:=IF([.C245]&gt;[.C244];[.M244]+1;0)" office:value-type="float" office:value="2">
            <text:p>2.00</text:p>
          </table:table-cell>
          <table:table-cell table:formula="of:=IF([.D245]&gt;[.D244];[.N244]+1;0)" office:value-type="float" office:value="0">
            <text:p>0.00</text:p>
          </table:table-cell>
          <table:table-cell table:formula="of:=IF([.E245]&gt;[.E244];[.O244]+1;0)" office:value-type="float" office:value="0">
            <text:p>0.00</text:p>
          </table:table-cell>
          <table:table-cell table:number-columns-repeated="5"/>
          <table:table-cell table:formula="of:=[.C245]&gt;[.C244]" office:value-type="float" office:value="1">
            <text:p>1.00</text:p>
          </table:table-cell>
          <table:table-cell table:formula="of:=[.D245]&gt;[.D244]" office:value-type="float" office:value="0">
            <text:p>0.00</text:p>
          </table:table-cell>
          <table:table-cell table:formula="of:=[.E245]&gt;[.E244]" office:value-type="float" office:value="0">
            <text:p>0.00</text:p>
          </table:table-cell>
          <table:table-cell table:formula="of:=IF(SUM([.U245:.W245])&gt;1;[.A24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45">
            <text:p>245.00</text:p>
          </table:table-cell>
          <table:table-cell/>
          <table:table-cell office:value-type="float" office:value="91.29">
            <text:p>91.29</text:p>
          </table:table-cell>
          <table:table-cell office:value-type="float" office:value="113.66">
            <text:p>113.66</text:p>
          </table:table-cell>
          <table:table-cell office:value-type="float" office:value="124.69">
            <text:p>124.69</text:p>
          </table:table-cell>
          <table:table-cell/>
          <table:table-cell table:style-name="ce2" table:formula="of:=IF([.H245]&lt;1000;IF([.I245]&gt;[.I244];0;[.G245]);IF(AND([.E245]&lt;[.E244]; [.E244]&lt;[.E243]);FLOOR(1000/[.E246];1)+[.G245];IF([.I245]&gt;[.I244];0;[.G245])))" office:value-type="float" office:value="0">
            <text:p>0.00</text:p>
          </table:table-cell>
          <table:table-cell table:formula="of:=IF([.G246]&lt;&gt;[.G245];[.H245]-([.E246]*([.G246]-[.G245]));[.H245])" office:value-type="float" office:value="6144.89">
            <text:p>6144.89</text:p>
          </table:table-cell>
          <table:table-cell table:formula="of:=IF([.E246]&gt;[.I245];[.E246];[.I245])" office:value-type="float" office:value="124.95">
            <text:p>124.95</text:p>
          </table:table-cell>
          <table:table-cell table:formula="of:=IF([.H246]&lt;[.H245];[.J245]+1;[.J245])" office:value-type="float" office:value="16">
            <text:p>16.00</text:p>
          </table:table-cell>
          <table:table-cell table:number-columns-repeated="2"/>
          <table:table-cell table:formula="of:=IF([.C246]&gt;[.C245];[.M245]+1;0)" office:value-type="float" office:value="3">
            <text:p>3.00</text:p>
          </table:table-cell>
          <table:table-cell table:formula="of:=IF([.D246]&gt;[.D245];[.N245]+1;0)" office:value-type="float" office:value="1">
            <text:p>1.00</text:p>
          </table:table-cell>
          <table:table-cell table:formula="of:=IF([.E246]&gt;[.E245];[.O245]+1;0)" office:value-type="float" office:value="1">
            <text:p>1.00</text:p>
          </table:table-cell>
          <table:table-cell table:number-columns-repeated="5"/>
          <table:table-cell table:formula="of:=[.C246]&gt;[.C245]" office:value-type="float" office:value="1">
            <text:p>1.00</text:p>
          </table:table-cell>
          <table:table-cell table:formula="of:=[.D246]&gt;[.D245]" office:value-type="float" office:value="1">
            <text:p>1.00</text:p>
          </table:table-cell>
          <table:table-cell table:formula="of:=[.E246]&gt;[.E245]" office:value-type="float" office:value="1">
            <text:p>1.00</text:p>
          </table:table-cell>
          <table:table-cell table:formula="of:=IF(SUM([.U246:.W246])&gt;1;[.A246];&quot;-&quot;)" office:value-type="float" office:value="245">
            <text:p>245.00</text:p>
          </table:table-cell>
          <table:table-cell table:number-columns-repeated="1000"/>
        </table:table-row>
        <table:table-row table:style-name="ro1">
          <table:table-cell office:value-type="float" office:value="246">
            <text:p>246.00</text:p>
          </table:table-cell>
          <table:table-cell/>
          <table:table-cell office:value-type="float" office:value="93.1">
            <text:p>93.10</text:p>
          </table:table-cell>
          <table:table-cell office:value-type="float" office:value="116.29">
            <text:p>116.29</text:p>
          </table:table-cell>
          <table:table-cell office:value-type="float" office:value="126.35">
            <text:p>126.35</text:p>
          </table:table-cell>
          <table:table-cell/>
          <table:table-cell table:style-name="ce2" table:formula="of:=IF([.H246]&lt;1000;IF([.I246]&gt;[.I245];0;[.G246]);IF(AND([.E246]&lt;[.E245]; [.E245]&lt;[.E244]);FLOOR(1000/[.E247];1)+[.G246];IF([.I246]&gt;[.I245];0;[.G246])))" office:value-type="float" office:value="0">
            <text:p>0.00</text:p>
          </table:table-cell>
          <table:table-cell table:formula="of:=IF([.G247]&lt;&gt;[.G246];[.H246]-([.E247]*([.G247]-[.G246]));[.H246])" office:value-type="float" office:value="6144.89">
            <text:p>6144.89</text:p>
          </table:table-cell>
          <table:table-cell table:formula="of:=IF([.E247]&gt;[.I246];[.E247];[.I246])" office:value-type="float" office:value="126.35">
            <text:p>126.35</text:p>
          </table:table-cell>
          <table:table-cell table:formula="of:=IF([.H247]&lt;[.H246];[.J246]+1;[.J246])" office:value-type="float" office:value="16">
            <text:p>16.00</text:p>
          </table:table-cell>
          <table:table-cell table:number-columns-repeated="2"/>
          <table:table-cell table:formula="of:=IF([.C247]&gt;[.C246];[.M246]+1;0)" office:value-type="float" office:value="4">
            <text:p>4.00</text:p>
          </table:table-cell>
          <table:table-cell table:formula="of:=IF([.D247]&gt;[.D246];[.N246]+1;0)" office:value-type="float" office:value="2">
            <text:p>2.00</text:p>
          </table:table-cell>
          <table:table-cell table:formula="of:=IF([.E247]&gt;[.E246];[.O246]+1;0)" office:value-type="float" office:value="2">
            <text:p>2.00</text:p>
          </table:table-cell>
          <table:table-cell table:number-columns-repeated="5"/>
          <table:table-cell table:formula="of:=[.C247]&gt;[.C246]" office:value-type="float" office:value="1">
            <text:p>1.00</text:p>
          </table:table-cell>
          <table:table-cell table:formula="of:=[.D247]&gt;[.D246]" office:value-type="float" office:value="1">
            <text:p>1.00</text:p>
          </table:table-cell>
          <table:table-cell table:formula="of:=[.E247]&gt;[.E246]" office:value-type="float" office:value="1">
            <text:p>1.00</text:p>
          </table:table-cell>
          <table:table-cell table:formula="of:=IF(SUM([.U247:.W247])&gt;1;[.A247];&quot;-&quot;)" office:value-type="float" office:value="246">
            <text:p>246.00</text:p>
          </table:table-cell>
          <table:table-cell table:number-columns-repeated="1000"/>
        </table:table-row>
        <table:table-row table:style-name="ro1">
          <table:table-cell office:value-type="float" office:value="247">
            <text:p>247.00</text:p>
          </table:table-cell>
          <table:table-cell/>
          <table:table-cell office:value-type="float" office:value="93.12">
            <text:p>93.12</text:p>
          </table:table-cell>
          <table:table-cell office:value-type="float" office:value="115.9">
            <text:p>115.90</text:p>
          </table:table-cell>
          <table:table-cell office:value-type="float" office:value="128.3">
            <text:p>128.30</text:p>
          </table:table-cell>
          <table:table-cell/>
          <table:table-cell table:style-name="ce2" table:formula="of:=IF([.H247]&lt;1000;IF([.I247]&gt;[.I246];0;[.G247]);IF(AND([.E247]&lt;[.E246]; [.E246]&lt;[.E245]);FLOOR(1000/[.E248];1)+[.G247];IF([.I247]&gt;[.I246];0;[.G247])))" office:value-type="float" office:value="0">
            <text:p>0.00</text:p>
          </table:table-cell>
          <table:table-cell table:formula="of:=IF([.G248]&lt;&gt;[.G247];[.H247]-([.E248]*([.G248]-[.G247]));[.H247])" office:value-type="float" office:value="6144.89">
            <text:p>6144.89</text:p>
          </table:table-cell>
          <table:table-cell table:formula="of:=IF([.E248]&gt;[.I247];[.E248];[.I247])" office:value-type="float" office:value="128.3">
            <text:p>128.30</text:p>
          </table:table-cell>
          <table:table-cell table:formula="of:=IF([.H248]&lt;[.H247];[.J247]+1;[.J247])" office:value-type="float" office:value="16">
            <text:p>16.00</text:p>
          </table:table-cell>
          <table:table-cell table:number-columns-repeated="2"/>
          <table:table-cell table:formula="of:=IF([.C248]&gt;[.C247];[.M247]+1;0)" office:value-type="float" office:value="5">
            <text:p>5.00</text:p>
          </table:table-cell>
          <table:table-cell table:formula="of:=IF([.D248]&gt;[.D247];[.N247]+1;0)" office:value-type="float" office:value="0">
            <text:p>0.00</text:p>
          </table:table-cell>
          <table:table-cell table:formula="of:=IF([.E248]&gt;[.E247];[.O247]+1;0)" office:value-type="float" office:value="3">
            <text:p>3.00</text:p>
          </table:table-cell>
          <table:table-cell table:number-columns-repeated="5"/>
          <table:table-cell table:formula="of:=[.C248]&gt;[.C247]" office:value-type="float" office:value="1">
            <text:p>1.00</text:p>
          </table:table-cell>
          <table:table-cell table:formula="of:=[.D248]&gt;[.D247]" office:value-type="float" office:value="0">
            <text:p>0.00</text:p>
          </table:table-cell>
          <table:table-cell table:formula="of:=[.E248]&gt;[.E247]" office:value-type="float" office:value="1">
            <text:p>1.00</text:p>
          </table:table-cell>
          <table:table-cell table:formula="of:=IF(SUM([.U248:.W248])&gt;1;[.A248];&quot;-&quot;)" office:value-type="float" office:value="247">
            <text:p>247.00</text:p>
          </table:table-cell>
          <table:table-cell table:number-columns-repeated="1000"/>
        </table:table-row>
        <table:table-row table:style-name="ro1">
          <table:table-cell office:value-type="float" office:value="248">
            <text:p>248.00</text:p>
          </table:table-cell>
          <table:table-cell/>
          <table:table-cell office:value-type="float" office:value="91.63">
            <text:p>91.63</text:p>
          </table:table-cell>
          <table:table-cell office:value-type="float" office:value="115.81">
            <text:p>115.81</text:p>
          </table:table-cell>
          <table:table-cell office:value-type="float" office:value="130.11">
            <text:p>130.11</text:p>
          </table:table-cell>
          <table:table-cell/>
          <table:table-cell table:style-name="ce2" table:formula="of:=IF([.H248]&lt;1000;IF([.I248]&gt;[.I247];0;[.G248]);IF(AND([.E248]&lt;[.E247]; [.E247]&lt;[.E246]);FLOOR(1000/[.E249];1)+[.G248];IF([.I248]&gt;[.I247];0;[.G248])))" office:value-type="float" office:value="0">
            <text:p>0.00</text:p>
          </table:table-cell>
          <table:table-cell table:formula="of:=IF([.G249]&lt;&gt;[.G248];[.H248]-([.E249]*([.G249]-[.G248]));[.H248])" office:value-type="float" office:value="6144.89">
            <text:p>6144.89</text:p>
          </table:table-cell>
          <table:table-cell table:formula="of:=IF([.E249]&gt;[.I248];[.E249];[.I248])" office:value-type="float" office:value="130.11">
            <text:p>130.11</text:p>
          </table:table-cell>
          <table:table-cell table:formula="of:=IF([.H249]&lt;[.H248];[.J248]+1;[.J248])" office:value-type="float" office:value="16">
            <text:p>16.00</text:p>
          </table:table-cell>
          <table:table-cell table:number-columns-repeated="2"/>
          <table:table-cell table:formula="of:=IF([.C249]&gt;[.C248];[.M248]+1;0)" office:value-type="float" office:value="0">
            <text:p>0.00</text:p>
          </table:table-cell>
          <table:table-cell table:formula="of:=IF([.D249]&gt;[.D248];[.N248]+1;0)" office:value-type="float" office:value="0">
            <text:p>0.00</text:p>
          </table:table-cell>
          <table:table-cell table:formula="of:=IF([.E249]&gt;[.E248];[.O248]+1;0)" office:value-type="float" office:value="4">
            <text:p>4.00</text:p>
          </table:table-cell>
          <table:table-cell table:number-columns-repeated="5"/>
          <table:table-cell table:formula="of:=[.C249]&gt;[.C248]" office:value-type="float" office:value="0">
            <text:p>0.00</text:p>
          </table:table-cell>
          <table:table-cell table:formula="of:=[.D249]&gt;[.D248]" office:value-type="float" office:value="0">
            <text:p>0.00</text:p>
          </table:table-cell>
          <table:table-cell table:formula="of:=[.E249]&gt;[.E248]" office:value-type="float" office:value="1">
            <text:p>1.00</text:p>
          </table:table-cell>
          <table:table-cell table:formula="of:=IF(SUM([.U249:.W249])&gt;1;[.A24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49">
            <text:p>249.00</text:p>
          </table:table-cell>
          <table:table-cell/>
          <table:table-cell office:value-type="float" office:value="92.81">
            <text:p>92.81</text:p>
          </table:table-cell>
          <table:table-cell office:value-type="float" office:value="118.4">
            <text:p>118.40</text:p>
          </table:table-cell>
          <table:table-cell office:value-type="float" office:value="131.28">
            <text:p>131.28</text:p>
          </table:table-cell>
          <table:table-cell/>
          <table:table-cell table:style-name="ce2" table:formula="of:=IF([.H249]&lt;1000;IF([.I249]&gt;[.I248];0;[.G249]);IF(AND([.E249]&lt;[.E248]; [.E248]&lt;[.E247]);FLOOR(1000/[.E250];1)+[.G249];IF([.I249]&gt;[.I248];0;[.G249])))" office:value-type="float" office:value="0">
            <text:p>0.00</text:p>
          </table:table-cell>
          <table:table-cell table:formula="of:=IF([.G250]&lt;&gt;[.G249];[.H249]-([.E250]*([.G250]-[.G249]));[.H249])" office:value-type="float" office:value="6144.89">
            <text:p>6144.89</text:p>
          </table:table-cell>
          <table:table-cell table:formula="of:=IF([.E250]&gt;[.I249];[.E250];[.I249])" office:value-type="float" office:value="131.28">
            <text:p>131.28</text:p>
          </table:table-cell>
          <table:table-cell table:formula="of:=IF([.H250]&lt;[.H249];[.J249]+1;[.J249])" office:value-type="float" office:value="16">
            <text:p>16.00</text:p>
          </table:table-cell>
          <table:table-cell table:number-columns-repeated="2"/>
          <table:table-cell table:formula="of:=IF([.C250]&gt;[.C249];[.M249]+1;0)" office:value-type="float" office:value="1">
            <text:p>1.00</text:p>
          </table:table-cell>
          <table:table-cell table:formula="of:=IF([.D250]&gt;[.D249];[.N249]+1;0)" office:value-type="float" office:value="1">
            <text:p>1.00</text:p>
          </table:table-cell>
          <table:table-cell table:formula="of:=IF([.E250]&gt;[.E249];[.O249]+1;0)" office:value-type="float" office:value="5">
            <text:p>5.00</text:p>
          </table:table-cell>
          <table:table-cell table:number-columns-repeated="5"/>
          <table:table-cell table:formula="of:=[.C250]&gt;[.C249]" office:value-type="float" office:value="1">
            <text:p>1.00</text:p>
          </table:table-cell>
          <table:table-cell table:formula="of:=[.D250]&gt;[.D249]" office:value-type="float" office:value="1">
            <text:p>1.00</text:p>
          </table:table-cell>
          <table:table-cell table:formula="of:=[.E250]&gt;[.E249]" office:value-type="float" office:value="1">
            <text:p>1.00</text:p>
          </table:table-cell>
          <table:table-cell table:formula="of:=IF(SUM([.U250:.W250])&gt;1;[.A250];&quot;-&quot;)" office:value-type="float" office:value="249">
            <text:p>249.00</text:p>
          </table:table-cell>
          <table:table-cell table:number-columns-repeated="1000"/>
        </table:table-row>
        <table:table-row table:style-name="ro1">
          <table:table-cell office:value-type="float" office:value="250">
            <text:p>250.00</text:p>
          </table:table-cell>
          <table:table-cell/>
          <table:table-cell office:value-type="float" office:value="91.5">
            <text:p>91.50</text:p>
          </table:table-cell>
          <table:table-cell office:value-type="float" office:value="117.81">
            <text:p>117.81</text:p>
          </table:table-cell>
          <table:table-cell office:value-type="float" office:value="129.41">
            <text:p>129.41</text:p>
          </table:table-cell>
          <table:table-cell/>
          <table:table-cell table:style-name="ce2" table:formula="of:=IF([.H250]&lt;1000;IF([.I250]&gt;[.I249];0;[.G250]);IF(AND([.E250]&lt;[.E249]; [.E249]&lt;[.E248]);FLOOR(1000/[.E251];1)+[.G250];IF([.I250]&gt;[.I249];0;[.G250])))" office:value-type="float" office:value="0">
            <text:p>0.00</text:p>
          </table:table-cell>
          <table:table-cell table:formula="of:=IF([.G251]&lt;&gt;[.G250];[.H250]-([.E251]*([.G251]-[.G250]));[.H250])" office:value-type="float" office:value="6144.89">
            <text:p>6144.89</text:p>
          </table:table-cell>
          <table:table-cell table:formula="of:=IF([.E251]&gt;[.I250];[.E251];[.I250])" office:value-type="float" office:value="131.28">
            <text:p>131.28</text:p>
          </table:table-cell>
          <table:table-cell table:formula="of:=IF([.H251]&lt;[.H250];[.J250]+1;[.J250])" office:value-type="float" office:value="16">
            <text:p>16.00</text:p>
          </table:table-cell>
          <table:table-cell table:number-columns-repeated="2"/>
          <table:table-cell table:formula="of:=IF([.C251]&gt;[.C250];[.M250]+1;0)" office:value-type="float" office:value="0">
            <text:p>0.00</text:p>
          </table:table-cell>
          <table:table-cell table:formula="of:=IF([.D251]&gt;[.D250];[.N250]+1;0)" office:value-type="float" office:value="0">
            <text:p>0.00</text:p>
          </table:table-cell>
          <table:table-cell table:formula="of:=IF([.E251]&gt;[.E250];[.O250]+1;0)" office:value-type="float" office:value="0">
            <text:p>0.00</text:p>
          </table:table-cell>
          <table:table-cell table:number-columns-repeated="5"/>
          <table:table-cell table:formula="of:=[.C251]&gt;[.C250]" office:value-type="float" office:value="0">
            <text:p>0.00</text:p>
          </table:table-cell>
          <table:table-cell table:formula="of:=[.D251]&gt;[.D250]" office:value-type="float" office:value="0">
            <text:p>0.00</text:p>
          </table:table-cell>
          <table:table-cell table:formula="of:=[.E251]&gt;[.E250]" office:value-type="float" office:value="0">
            <text:p>0.00</text:p>
          </table:table-cell>
          <table:table-cell table:formula="of:=IF(SUM([.U251:.W251])&gt;1;[.A25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51">
            <text:p>251.00</text:p>
          </table:table-cell>
          <table:table-cell/>
          <table:table-cell office:value-type="float" office:value="89.95">
            <text:p>89.95</text:p>
          </table:table-cell>
          <table:table-cell office:value-type="float" office:value="116.4">
            <text:p>116.40</text:p>
          </table:table-cell>
          <table:table-cell office:value-type="float" office:value="130.46">
            <text:p>130.46</text:p>
          </table:table-cell>
          <table:table-cell/>
          <table:table-cell table:style-name="ce2" table:formula="of:=IF([.H251]&lt;1000;IF([.I251]&gt;[.I250];0;[.G251]);IF(AND([.E251]&lt;[.E250]; [.E250]&lt;[.E249]);FLOOR(1000/[.E252];1)+[.G251];IF([.I251]&gt;[.I250];0;[.G251])))" office:value-type="float" office:value="0">
            <text:p>0.00</text:p>
          </table:table-cell>
          <table:table-cell table:formula="of:=IF([.G252]&lt;&gt;[.G251];[.H251]-([.E252]*([.G252]-[.G251]));[.H251])" office:value-type="float" office:value="6144.89">
            <text:p>6144.89</text:p>
          </table:table-cell>
          <table:table-cell table:formula="of:=IF([.E252]&gt;[.I251];[.E252];[.I251])" office:value-type="float" office:value="131.28">
            <text:p>131.28</text:p>
          </table:table-cell>
          <table:table-cell table:formula="of:=IF([.H252]&lt;[.H251];[.J251]+1;[.J251])" office:value-type="float" office:value="16">
            <text:p>16.00</text:p>
          </table:table-cell>
          <table:table-cell table:number-columns-repeated="2"/>
          <table:table-cell table:formula="of:=IF([.C252]&gt;[.C251];[.M251]+1;0)" office:value-type="float" office:value="0">
            <text:p>0.00</text:p>
          </table:table-cell>
          <table:table-cell table:formula="of:=IF([.D252]&gt;[.D251];[.N251]+1;0)" office:value-type="float" office:value="0">
            <text:p>0.00</text:p>
          </table:table-cell>
          <table:table-cell table:formula="of:=IF([.E252]&gt;[.E251];[.O251]+1;0)" office:value-type="float" office:value="1">
            <text:p>1.00</text:p>
          </table:table-cell>
          <table:table-cell table:number-columns-repeated="5"/>
          <table:table-cell table:formula="of:=[.C252]&gt;[.C251]" office:value-type="float" office:value="0">
            <text:p>0.00</text:p>
          </table:table-cell>
          <table:table-cell table:formula="of:=[.D252]&gt;[.D251]" office:value-type="float" office:value="0">
            <text:p>0.00</text:p>
          </table:table-cell>
          <table:table-cell table:formula="of:=[.E252]&gt;[.E251]" office:value-type="float" office:value="1">
            <text:p>1.00</text:p>
          </table:table-cell>
          <table:table-cell table:formula="of:=IF(SUM([.U252:.W252])&gt;1;[.A25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52">
            <text:p>252.00</text:p>
          </table:table-cell>
          <table:table-cell/>
          <table:table-cell office:value-type="float" office:value="88.12">
            <text:p>88.12</text:p>
          </table:table-cell>
          <table:table-cell office:value-type="float" office:value="115.83">
            <text:p>115.83</text:p>
          </table:table-cell>
          <table:table-cell office:value-type="float" office:value="128.5">
            <text:p>128.50</text:p>
          </table:table-cell>
          <table:table-cell/>
          <table:table-cell table:style-name="ce2" table:formula="of:=IF([.H252]&lt;1000;IF([.I252]&gt;[.I251];0;[.G252]);IF(AND([.E252]&lt;[.E251]; [.E251]&lt;[.E250]);FLOOR(1000/[.E253];1)+[.G252];IF([.I252]&gt;[.I251];0;[.G252])))" office:value-type="float" office:value="0">
            <text:p>0.00</text:p>
          </table:table-cell>
          <table:table-cell table:formula="of:=IF([.G253]&lt;&gt;[.G252];[.H252]-([.E253]*([.G253]-[.G252]));[.H252])" office:value-type="float" office:value="6144.89">
            <text:p>6144.89</text:p>
          </table:table-cell>
          <table:table-cell table:formula="of:=IF([.E253]&gt;[.I252];[.E253];[.I252])" office:value-type="float" office:value="131.28">
            <text:p>131.28</text:p>
          </table:table-cell>
          <table:table-cell table:formula="of:=IF([.H253]&lt;[.H252];[.J252]+1;[.J252])" office:value-type="float" office:value="16">
            <text:p>16.00</text:p>
          </table:table-cell>
          <table:table-cell table:number-columns-repeated="2"/>
          <table:table-cell table:formula="of:=IF([.C253]&gt;[.C252];[.M252]+1;0)" office:value-type="float" office:value="0">
            <text:p>0.00</text:p>
          </table:table-cell>
          <table:table-cell table:formula="of:=IF([.D253]&gt;[.D252];[.N252]+1;0)" office:value-type="float" office:value="0">
            <text:p>0.00</text:p>
          </table:table-cell>
          <table:table-cell table:formula="of:=IF([.E253]&gt;[.E252];[.O252]+1;0)" office:value-type="float" office:value="0">
            <text:p>0.00</text:p>
          </table:table-cell>
          <table:table-cell table:number-columns-repeated="5"/>
          <table:table-cell table:formula="of:=[.C253]&gt;[.C252]" office:value-type="float" office:value="0">
            <text:p>0.00</text:p>
          </table:table-cell>
          <table:table-cell table:formula="of:=[.D253]&gt;[.D252]" office:value-type="float" office:value="0">
            <text:p>0.00</text:p>
          </table:table-cell>
          <table:table-cell table:formula="of:=[.E253]&gt;[.E252]" office:value-type="float" office:value="0">
            <text:p>0.00</text:p>
          </table:table-cell>
          <table:table-cell table:formula="of:=IF(SUM([.U253:.W253])&gt;1;[.A25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53">
            <text:p>253.00</text:p>
          </table:table-cell>
          <table:table-cell/>
          <table:table-cell office:value-type="float" office:value="89.9">
            <text:p>89.90</text:p>
          </table:table-cell>
          <table:table-cell office:value-type="float" office:value="115.44">
            <text:p>115.44</text:p>
          </table:table-cell>
          <table:table-cell office:value-type="float" office:value="130.22">
            <text:p>130.22</text:p>
          </table:table-cell>
          <table:table-cell/>
          <table:table-cell table:style-name="ce2" table:formula="of:=IF([.H253]&lt;1000;IF([.I253]&gt;[.I252];0;[.G253]);IF(AND([.E253]&lt;[.E252]; [.E252]&lt;[.E251]);FLOOR(1000/[.E254];1)+[.G253];IF([.I253]&gt;[.I252];0;[.G253])))" office:value-type="float" office:value="0">
            <text:p>0.00</text:p>
          </table:table-cell>
          <table:table-cell table:formula="of:=IF([.G254]&lt;&gt;[.G253];[.H253]-([.E254]*([.G254]-[.G253]));[.H253])" office:value-type="float" office:value="6144.89">
            <text:p>6144.89</text:p>
          </table:table-cell>
          <table:table-cell table:formula="of:=IF([.E254]&gt;[.I253];[.E254];[.I253])" office:value-type="float" office:value="131.28">
            <text:p>131.28</text:p>
          </table:table-cell>
          <table:table-cell table:formula="of:=IF([.H254]&lt;[.H253];[.J253]+1;[.J253])" office:value-type="float" office:value="16">
            <text:p>16.00</text:p>
          </table:table-cell>
          <table:table-cell table:number-columns-repeated="2"/>
          <table:table-cell table:formula="of:=IF([.C254]&gt;[.C253];[.M253]+1;0)" office:value-type="float" office:value="1">
            <text:p>1.00</text:p>
          </table:table-cell>
          <table:table-cell table:formula="of:=IF([.D254]&gt;[.D253];[.N253]+1;0)" office:value-type="float" office:value="0">
            <text:p>0.00</text:p>
          </table:table-cell>
          <table:table-cell table:formula="of:=IF([.E254]&gt;[.E253];[.O253]+1;0)" office:value-type="float" office:value="1">
            <text:p>1.00</text:p>
          </table:table-cell>
          <table:table-cell table:number-columns-repeated="5"/>
          <table:table-cell table:formula="of:=[.C254]&gt;[.C253]" office:value-type="float" office:value="1">
            <text:p>1.00</text:p>
          </table:table-cell>
          <table:table-cell table:formula="of:=[.D254]&gt;[.D253]" office:value-type="float" office:value="0">
            <text:p>0.00</text:p>
          </table:table-cell>
          <table:table-cell table:formula="of:=[.E254]&gt;[.E253]" office:value-type="float" office:value="1">
            <text:p>1.00</text:p>
          </table:table-cell>
          <table:table-cell table:formula="of:=IF(SUM([.U254:.W254])&gt;1;[.A254];&quot;-&quot;)" office:value-type="float" office:value="253">
            <text:p>253.00</text:p>
          </table:table-cell>
          <table:table-cell table:number-columns-repeated="1000"/>
        </table:table-row>
        <table:table-row table:style-name="ro1">
          <table:table-cell office:value-type="float" office:value="254">
            <text:p>254.00</text:p>
          </table:table-cell>
          <table:table-cell/>
          <table:table-cell office:value-type="float" office:value="88.53">
            <text:p>88.53</text:p>
          </table:table-cell>
          <table:table-cell office:value-type="float" office:value="114.28">
            <text:p>114.28</text:p>
          </table:table-cell>
          <table:table-cell office:value-type="float" office:value="128.71">
            <text:p>128.71</text:p>
          </table:table-cell>
          <table:table-cell/>
          <table:table-cell table:style-name="ce2" table:formula="of:=IF([.H254]&lt;1000;IF([.I254]&gt;[.I253];0;[.G254]);IF(AND([.E254]&lt;[.E253]; [.E253]&lt;[.E252]);FLOOR(1000/[.E255];1)+[.G254];IF([.I254]&gt;[.I253];0;[.G254])))" office:value-type="float" office:value="0">
            <text:p>0.00</text:p>
          </table:table-cell>
          <table:table-cell table:formula="of:=IF([.G255]&lt;&gt;[.G254];[.H254]-([.E255]*([.G255]-[.G254]));[.H254])" office:value-type="float" office:value="6144.89">
            <text:p>6144.89</text:p>
          </table:table-cell>
          <table:table-cell table:formula="of:=IF([.E255]&gt;[.I254];[.E255];[.I254])" office:value-type="float" office:value="131.28">
            <text:p>131.28</text:p>
          </table:table-cell>
          <table:table-cell table:formula="of:=IF([.H255]&lt;[.H254];[.J254]+1;[.J254])" office:value-type="float" office:value="16">
            <text:p>16.00</text:p>
          </table:table-cell>
          <table:table-cell table:number-columns-repeated="2"/>
          <table:table-cell table:formula="of:=IF([.C255]&gt;[.C254];[.M254]+1;0)" office:value-type="float" office:value="0">
            <text:p>0.00</text:p>
          </table:table-cell>
          <table:table-cell table:formula="of:=IF([.D255]&gt;[.D254];[.N254]+1;0)" office:value-type="float" office:value="0">
            <text:p>0.00</text:p>
          </table:table-cell>
          <table:table-cell table:formula="of:=IF([.E255]&gt;[.E254];[.O254]+1;0)" office:value-type="float" office:value="0">
            <text:p>0.00</text:p>
          </table:table-cell>
          <table:table-cell table:number-columns-repeated="5"/>
          <table:table-cell table:formula="of:=[.C255]&gt;[.C254]" office:value-type="float" office:value="0">
            <text:p>0.00</text:p>
          </table:table-cell>
          <table:table-cell table:formula="of:=[.D255]&gt;[.D254]" office:value-type="float" office:value="0">
            <text:p>0.00</text:p>
          </table:table-cell>
          <table:table-cell table:formula="of:=[.E255]&gt;[.E254]" office:value-type="float" office:value="0">
            <text:p>0.00</text:p>
          </table:table-cell>
          <table:table-cell table:formula="of:=IF(SUM([.U255:.W255])&gt;1;[.A25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55">
            <text:p>255.00</text:p>
          </table:table-cell>
          <table:table-cell/>
          <table:table-cell office:value-type="float" office:value="89.84">
            <text:p>89.84</text:p>
          </table:table-cell>
          <table:table-cell office:value-type="float" office:value="112.41">
            <text:p>112.41</text:p>
          </table:table-cell>
          <table:table-cell office:value-type="float" office:value="129.2">
            <text:p>129.20</text:p>
          </table:table-cell>
          <table:table-cell/>
          <table:table-cell table:style-name="ce2" table:formula="of:=IF([.H255]&lt;1000;IF([.I255]&gt;[.I254];0;[.G255]);IF(AND([.E255]&lt;[.E254]; [.E254]&lt;[.E253]);FLOOR(1000/[.E256];1)+[.G255];IF([.I255]&gt;[.I254];0;[.G255])))" office:value-type="float" office:value="0">
            <text:p>0.00</text:p>
          </table:table-cell>
          <table:table-cell table:formula="of:=IF([.G256]&lt;&gt;[.G255];[.H255]-([.E256]*([.G256]-[.G255]));[.H255])" office:value-type="float" office:value="6144.89">
            <text:p>6144.89</text:p>
          </table:table-cell>
          <table:table-cell table:formula="of:=IF([.E256]&gt;[.I255];[.E256];[.I255])" office:value-type="float" office:value="131.28">
            <text:p>131.28</text:p>
          </table:table-cell>
          <table:table-cell table:formula="of:=IF([.H256]&lt;[.H255];[.J255]+1;[.J255])" office:value-type="float" office:value="16">
            <text:p>16.00</text:p>
          </table:table-cell>
          <table:table-cell table:number-columns-repeated="2"/>
          <table:table-cell table:formula="of:=IF([.C256]&gt;[.C255];[.M255]+1;0)" office:value-type="float" office:value="1">
            <text:p>1.00</text:p>
          </table:table-cell>
          <table:table-cell table:formula="of:=IF([.D256]&gt;[.D255];[.N255]+1;0)" office:value-type="float" office:value="0">
            <text:p>0.00</text:p>
          </table:table-cell>
          <table:table-cell table:formula="of:=IF([.E256]&gt;[.E255];[.O255]+1;0)" office:value-type="float" office:value="1">
            <text:p>1.00</text:p>
          </table:table-cell>
          <table:table-cell table:number-columns-repeated="5"/>
          <table:table-cell table:formula="of:=[.C256]&gt;[.C255]" office:value-type="float" office:value="1">
            <text:p>1.00</text:p>
          </table:table-cell>
          <table:table-cell table:formula="of:=[.D256]&gt;[.D255]" office:value-type="float" office:value="0">
            <text:p>0.00</text:p>
          </table:table-cell>
          <table:table-cell table:formula="of:=[.E256]&gt;[.E255]" office:value-type="float" office:value="1">
            <text:p>1.00</text:p>
          </table:table-cell>
          <table:table-cell table:formula="of:=IF(SUM([.U256:.W256])&gt;1;[.A256];&quot;-&quot;)" office:value-type="float" office:value="255">
            <text:p>255.00</text:p>
          </table:table-cell>
          <table:table-cell table:number-columns-repeated="1000"/>
        </table:table-row>
        <table:table-row table:style-name="ro1">
          <table:table-cell office:value-type="float" office:value="256">
            <text:p>256.00</text:p>
          </table:table-cell>
          <table:table-cell/>
          <table:table-cell office:value-type="float" office:value="88.49">
            <text:p>88.49</text:p>
          </table:table-cell>
          <table:table-cell office:value-type="float" office:value="111.14">
            <text:p>111.14</text:p>
          </table:table-cell>
          <table:table-cell office:value-type="float" office:value="127.53">
            <text:p>127.53</text:p>
          </table:table-cell>
          <table:table-cell/>
          <table:table-cell table:style-name="ce2" table:formula="of:=IF([.H256]&lt;1000;IF([.I256]&gt;[.I255];0;[.G256]);IF(AND([.E256]&lt;[.E255]; [.E255]&lt;[.E254]);FLOOR(1000/[.E257];1)+[.G256];IF([.I256]&gt;[.I255];0;[.G256])))" office:value-type="float" office:value="0">
            <text:p>0.00</text:p>
          </table:table-cell>
          <table:table-cell table:formula="of:=IF([.G257]&lt;&gt;[.G256];[.H256]-([.E257]*([.G257]-[.G256]));[.H256])" office:value-type="float" office:value="6144.89">
            <text:p>6144.89</text:p>
          </table:table-cell>
          <table:table-cell table:formula="of:=IF([.E257]&gt;[.I256];[.E257];[.I256])" office:value-type="float" office:value="131.28">
            <text:p>131.28</text:p>
          </table:table-cell>
          <table:table-cell table:formula="of:=IF([.H257]&lt;[.H256];[.J256]+1;[.J256])" office:value-type="float" office:value="16">
            <text:p>16.00</text:p>
          </table:table-cell>
          <table:table-cell table:number-columns-repeated="2"/>
          <table:table-cell table:formula="of:=IF([.C257]&gt;[.C256];[.M256]+1;0)" office:value-type="float" office:value="0">
            <text:p>0.00</text:p>
          </table:table-cell>
          <table:table-cell table:formula="of:=IF([.D257]&gt;[.D256];[.N256]+1;0)" office:value-type="float" office:value="0">
            <text:p>0.00</text:p>
          </table:table-cell>
          <table:table-cell table:formula="of:=IF([.E257]&gt;[.E256];[.O256]+1;0)" office:value-type="float" office:value="0">
            <text:p>0.00</text:p>
          </table:table-cell>
          <table:table-cell table:number-columns-repeated="5"/>
          <table:table-cell table:formula="of:=[.C257]&gt;[.C256]" office:value-type="float" office:value="0">
            <text:p>0.00</text:p>
          </table:table-cell>
          <table:table-cell table:formula="of:=[.D257]&gt;[.D256]" office:value-type="float" office:value="0">
            <text:p>0.00</text:p>
          </table:table-cell>
          <table:table-cell table:formula="of:=[.E257]&gt;[.E256]" office:value-type="float" office:value="0">
            <text:p>0.00</text:p>
          </table:table-cell>
          <table:table-cell table:formula="of:=IF(SUM([.U257:.W257])&gt;1;[.A25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57">
            <text:p>257.00</text:p>
          </table:table-cell>
          <table:table-cell/>
          <table:table-cell office:value-type="float" office:value="89.57">
            <text:p>89.57</text:p>
          </table:table-cell>
          <table:table-cell office:value-type="float" office:value="110.14">
            <text:p>110.14</text:p>
          </table:table-cell>
          <table:table-cell office:value-type="float" office:value="127.7">
            <text:p>127.70</text:p>
          </table:table-cell>
          <table:table-cell/>
          <table:table-cell table:style-name="ce2" table:formula="of:=IF([.H257]&lt;1000;IF([.I257]&gt;[.I256];0;[.G257]);IF(AND([.E257]&lt;[.E256]; [.E256]&lt;[.E255]);FLOOR(1000/[.E258];1)+[.G257];IF([.I257]&gt;[.I256];0;[.G257])))" office:value-type="float" office:value="0">
            <text:p>0.00</text:p>
          </table:table-cell>
          <table:table-cell table:formula="of:=IF([.G258]&lt;&gt;[.G257];[.H257]-([.E258]*([.G258]-[.G257]));[.H257])" office:value-type="float" office:value="6144.89">
            <text:p>6144.89</text:p>
          </table:table-cell>
          <table:table-cell table:formula="of:=IF([.E258]&gt;[.I257];[.E258];[.I257])" office:value-type="float" office:value="131.28">
            <text:p>131.28</text:p>
          </table:table-cell>
          <table:table-cell table:formula="of:=IF([.H258]&lt;[.H257];[.J257]+1;[.J257])" office:value-type="float" office:value="16">
            <text:p>16.00</text:p>
          </table:table-cell>
          <table:table-cell table:number-columns-repeated="2"/>
          <table:table-cell table:formula="of:=IF([.C258]&gt;[.C257];[.M257]+1;0)" office:value-type="float" office:value="1">
            <text:p>1.00</text:p>
          </table:table-cell>
          <table:table-cell table:formula="of:=IF([.D258]&gt;[.D257];[.N257]+1;0)" office:value-type="float" office:value="0">
            <text:p>0.00</text:p>
          </table:table-cell>
          <table:table-cell table:formula="of:=IF([.E258]&gt;[.E257];[.O257]+1;0)" office:value-type="float" office:value="1">
            <text:p>1.00</text:p>
          </table:table-cell>
          <table:table-cell table:number-columns-repeated="5"/>
          <table:table-cell table:formula="of:=[.C258]&gt;[.C257]" office:value-type="float" office:value="1">
            <text:p>1.00</text:p>
          </table:table-cell>
          <table:table-cell table:formula="of:=[.D258]&gt;[.D257]" office:value-type="float" office:value="0">
            <text:p>0.00</text:p>
          </table:table-cell>
          <table:table-cell table:formula="of:=[.E258]&gt;[.E257]" office:value-type="float" office:value="1">
            <text:p>1.00</text:p>
          </table:table-cell>
          <table:table-cell table:formula="of:=IF(SUM([.U258:.W258])&gt;1;[.A258];&quot;-&quot;)" office:value-type="float" office:value="257">
            <text:p>257.00</text:p>
          </table:table-cell>
          <table:table-cell table:number-columns-repeated="1000"/>
        </table:table-row>
        <table:table-row table:style-name="ro1">
          <table:table-cell office:value-type="float" office:value="258">
            <text:p>258.00</text:p>
          </table:table-cell>
          <table:table-cell/>
          <table:table-cell office:value-type="float" office:value="88.41">
            <text:p>88.41</text:p>
          </table:table-cell>
          <table:table-cell office:value-type="float" office:value="109.88">
            <text:p>109.88</text:p>
          </table:table-cell>
          <table:table-cell office:value-type="float" office:value="126.09">
            <text:p>126.09</text:p>
          </table:table-cell>
          <table:table-cell/>
          <table:table-cell table:style-name="ce2" table:formula="of:=IF([.H258]&lt;1000;IF([.I258]&gt;[.I257];0;[.G258]);IF(AND([.E258]&lt;[.E257]; [.E257]&lt;[.E256]);FLOOR(1000/[.E259];1)+[.G258];IF([.I258]&gt;[.I257];0;[.G258])))" office:value-type="float" office:value="0">
            <text:p>0.00</text:p>
          </table:table-cell>
          <table:table-cell table:formula="of:=IF([.G259]&lt;&gt;[.G258];[.H258]-([.E259]*([.G259]-[.G258]));[.H258])" office:value-type="float" office:value="6144.89">
            <text:p>6144.89</text:p>
          </table:table-cell>
          <table:table-cell table:formula="of:=IF([.E259]&gt;[.I258];[.E259];[.I258])" office:value-type="float" office:value="131.28">
            <text:p>131.28</text:p>
          </table:table-cell>
          <table:table-cell table:formula="of:=IF([.H259]&lt;[.H258];[.J258]+1;[.J258])" office:value-type="float" office:value="16">
            <text:p>16.00</text:p>
          </table:table-cell>
          <table:table-cell table:number-columns-repeated="2"/>
          <table:table-cell table:formula="of:=IF([.C259]&gt;[.C258];[.M258]+1;0)" office:value-type="float" office:value="0">
            <text:p>0.00</text:p>
          </table:table-cell>
          <table:table-cell table:formula="of:=IF([.D259]&gt;[.D258];[.N258]+1;0)" office:value-type="float" office:value="0">
            <text:p>0.00</text:p>
          </table:table-cell>
          <table:table-cell table:formula="of:=IF([.E259]&gt;[.E258];[.O258]+1;0)" office:value-type="float" office:value="0">
            <text:p>0.00</text:p>
          </table:table-cell>
          <table:table-cell table:number-columns-repeated="5"/>
          <table:table-cell table:formula="of:=[.C259]&gt;[.C258]" office:value-type="float" office:value="0">
            <text:p>0.00</text:p>
          </table:table-cell>
          <table:table-cell table:formula="of:=[.D259]&gt;[.D258]" office:value-type="float" office:value="0">
            <text:p>0.00</text:p>
          </table:table-cell>
          <table:table-cell table:formula="of:=[.E259]&gt;[.E258]" office:value-type="float" office:value="0">
            <text:p>0.00</text:p>
          </table:table-cell>
          <table:table-cell table:formula="of:=IF(SUM([.U259:.W259])&gt;1;[.A25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59">
            <text:p>259.00</text:p>
          </table:table-cell>
          <table:table-cell/>
          <table:table-cell office:value-type="float" office:value="86.51">
            <text:p>86.51</text:p>
          </table:table-cell>
          <table:table-cell office:value-type="float" office:value="109.46">
            <text:p>109.46</text:p>
          </table:table-cell>
          <table:table-cell office:value-type="float" office:value="126.84">
            <text:p>126.84</text:p>
          </table:table-cell>
          <table:table-cell/>
          <table:table-cell table:style-name="ce2" table:formula="of:=IF([.H259]&lt;1000;IF([.I259]&gt;[.I258];0;[.G259]);IF(AND([.E259]&lt;[.E258]; [.E258]&lt;[.E257]);FLOOR(1000/[.E260];1)+[.G259];IF([.I259]&gt;[.I258];0;[.G259])))" office:value-type="float" office:value="0">
            <text:p>0.00</text:p>
          </table:table-cell>
          <table:table-cell table:formula="of:=IF([.G260]&lt;&gt;[.G259];[.H259]-([.E260]*([.G260]-[.G259]));[.H259])" office:value-type="float" office:value="6144.89">
            <text:p>6144.89</text:p>
          </table:table-cell>
          <table:table-cell table:formula="of:=IF([.E260]&gt;[.I259];[.E260];[.I259])" office:value-type="float" office:value="131.28">
            <text:p>131.28</text:p>
          </table:table-cell>
          <table:table-cell table:formula="of:=IF([.H260]&lt;[.H259];[.J259]+1;[.J259])" office:value-type="float" office:value="16">
            <text:p>16.00</text:p>
          </table:table-cell>
          <table:table-cell table:number-columns-repeated="2"/>
          <table:table-cell table:formula="of:=IF([.C260]&gt;[.C259];[.M259]+1;0)" office:value-type="float" office:value="0">
            <text:p>0.00</text:p>
          </table:table-cell>
          <table:table-cell table:formula="of:=IF([.D260]&gt;[.D259];[.N259]+1;0)" office:value-type="float" office:value="0">
            <text:p>0.00</text:p>
          </table:table-cell>
          <table:table-cell table:formula="of:=IF([.E260]&gt;[.E259];[.O259]+1;0)" office:value-type="float" office:value="1">
            <text:p>1.00</text:p>
          </table:table-cell>
          <table:table-cell table:number-columns-repeated="5"/>
          <table:table-cell table:formula="of:=[.C260]&gt;[.C259]" office:value-type="float" office:value="0">
            <text:p>0.00</text:p>
          </table:table-cell>
          <table:table-cell table:formula="of:=[.D260]&gt;[.D259]" office:value-type="float" office:value="0">
            <text:p>0.00</text:p>
          </table:table-cell>
          <table:table-cell table:formula="of:=[.E260]&gt;[.E259]" office:value-type="float" office:value="1">
            <text:p>1.00</text:p>
          </table:table-cell>
          <table:table-cell table:formula="of:=IF(SUM([.U260:.W260])&gt;1;[.A26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0">
            <text:p>260.00</text:p>
          </table:table-cell>
          <table:table-cell/>
          <table:table-cell office:value-type="float" office:value="85.32">
            <text:p>85.32</text:p>
          </table:table-cell>
          <table:table-cell office:value-type="float" office:value="109.05">
            <text:p>109.05</text:p>
          </table:table-cell>
          <table:table-cell office:value-type="float" office:value="127.17">
            <text:p>127.17</text:p>
          </table:table-cell>
          <table:table-cell/>
          <table:table-cell table:style-name="ce2" table:formula="of:=IF([.H260]&lt;1000;IF([.I260]&gt;[.I259];0;[.G260]);IF(AND([.E260]&lt;[.E259]; [.E259]&lt;[.E258]);FLOOR(1000/[.E261];1)+[.G260];IF([.I260]&gt;[.I259];0;[.G260])))" office:value-type="float" office:value="0">
            <text:p>0.00</text:p>
          </table:table-cell>
          <table:table-cell table:formula="of:=IF([.G261]&lt;&gt;[.G260];[.H260]-([.E261]*([.G261]-[.G260]));[.H260])" office:value-type="float" office:value="6144.89">
            <text:p>6144.89</text:p>
          </table:table-cell>
          <table:table-cell table:formula="of:=IF([.E261]&gt;[.I260];[.E261];[.I260])" office:value-type="float" office:value="131.28">
            <text:p>131.28</text:p>
          </table:table-cell>
          <table:table-cell table:formula="of:=IF([.H261]&lt;[.H260];[.J260]+1;[.J260])" office:value-type="float" office:value="16">
            <text:p>16.00</text:p>
          </table:table-cell>
          <table:table-cell table:number-columns-repeated="2"/>
          <table:table-cell table:formula="of:=IF([.C261]&gt;[.C260];[.M260]+1;0)" office:value-type="float" office:value="0">
            <text:p>0.00</text:p>
          </table:table-cell>
          <table:table-cell table:formula="of:=IF([.D261]&gt;[.D260];[.N260]+1;0)" office:value-type="float" office:value="0">
            <text:p>0.00</text:p>
          </table:table-cell>
          <table:table-cell table:formula="of:=IF([.E261]&gt;[.E260];[.O260]+1;0)" office:value-type="float" office:value="2">
            <text:p>2.00</text:p>
          </table:table-cell>
          <table:table-cell table:number-columns-repeated="5"/>
          <table:table-cell table:formula="of:=[.C261]&gt;[.C260]" office:value-type="float" office:value="0">
            <text:p>0.00</text:p>
          </table:table-cell>
          <table:table-cell table:formula="of:=[.D261]&gt;[.D260]" office:value-type="float" office:value="0">
            <text:p>0.00</text:p>
          </table:table-cell>
          <table:table-cell table:formula="of:=[.E261]&gt;[.E260]" office:value-type="float" office:value="1">
            <text:p>1.00</text:p>
          </table:table-cell>
          <table:table-cell table:formula="of:=IF(SUM([.U261:.W261])&gt;1;[.A26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1">
            <text:p>261.00</text:p>
          </table:table-cell>
          <table:table-cell/>
          <table:table-cell office:value-type="float" office:value="84.06">
            <text:p>84.06</text:p>
          </table:table-cell>
          <table:table-cell office:value-type="float" office:value="108.22">
            <text:p>108.22</text:p>
          </table:table-cell>
          <table:table-cell office:value-type="float" office:value="127.26">
            <text:p>127.26</text:p>
          </table:table-cell>
          <table:table-cell/>
          <table:table-cell table:style-name="ce2" table:formula="of:=IF([.H261]&lt;1000;IF([.I261]&gt;[.I260];0;[.G261]);IF(AND([.E261]&lt;[.E260]; [.E260]&lt;[.E259]);FLOOR(1000/[.E262];1)+[.G261];IF([.I261]&gt;[.I260];0;[.G261])))" office:value-type="float" office:value="0">
            <text:p>0.00</text:p>
          </table:table-cell>
          <table:table-cell table:formula="of:=IF([.G262]&lt;&gt;[.G261];[.H261]-([.E262]*([.G262]-[.G261]));[.H261])" office:value-type="float" office:value="6144.89">
            <text:p>6144.89</text:p>
          </table:table-cell>
          <table:table-cell table:formula="of:=IF([.E262]&gt;[.I261];[.E262];[.I261])" office:value-type="float" office:value="131.28">
            <text:p>131.28</text:p>
          </table:table-cell>
          <table:table-cell table:formula="of:=IF([.H262]&lt;[.H261];[.J261]+1;[.J261])" office:value-type="float" office:value="16">
            <text:p>16.00</text:p>
          </table:table-cell>
          <table:table-cell table:number-columns-repeated="2"/>
          <table:table-cell table:formula="of:=IF([.C262]&gt;[.C261];[.M261]+1;0)" office:value-type="float" office:value="0">
            <text:p>0.00</text:p>
          </table:table-cell>
          <table:table-cell table:formula="of:=IF([.D262]&gt;[.D261];[.N261]+1;0)" office:value-type="float" office:value="0">
            <text:p>0.00</text:p>
          </table:table-cell>
          <table:table-cell table:formula="of:=IF([.E262]&gt;[.E261];[.O261]+1;0)" office:value-type="float" office:value="3">
            <text:p>3.00</text:p>
          </table:table-cell>
          <table:table-cell table:number-columns-repeated="5"/>
          <table:table-cell table:formula="of:=[.C262]&gt;[.C261]" office:value-type="float" office:value="0">
            <text:p>0.00</text:p>
          </table:table-cell>
          <table:table-cell table:formula="of:=[.D262]&gt;[.D261]" office:value-type="float" office:value="0">
            <text:p>0.00</text:p>
          </table:table-cell>
          <table:table-cell table:formula="of:=[.E262]&gt;[.E261]" office:value-type="float" office:value="1">
            <text:p>1.00</text:p>
          </table:table-cell>
          <table:table-cell table:formula="of:=IF(SUM([.U262:.W262])&gt;1;[.A26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2">
            <text:p>262.00</text:p>
          </table:table-cell>
          <table:table-cell/>
          <table:table-cell office:value-type="float" office:value="82.3">
            <text:p>82.30</text:p>
          </table:table-cell>
          <table:table-cell office:value-type="float" office:value="108.01">
            <text:p>108.01</text:p>
          </table:table-cell>
          <table:table-cell office:value-type="float" office:value="127.33">
            <text:p>127.33</text:p>
          </table:table-cell>
          <table:table-cell/>
          <table:table-cell table:style-name="ce2" table:formula="of:=IF([.H262]&lt;1000;IF([.I262]&gt;[.I261];0;[.G262]);IF(AND([.E262]&lt;[.E261]; [.E261]&lt;[.E260]);FLOOR(1000/[.E263];1)+[.G262];IF([.I262]&gt;[.I261];0;[.G262])))" office:value-type="float" office:value="0">
            <text:p>0.00</text:p>
          </table:table-cell>
          <table:table-cell table:formula="of:=IF([.G263]&lt;&gt;[.G262];[.H262]-([.E263]*([.G263]-[.G262]));[.H262])" office:value-type="float" office:value="6144.89">
            <text:p>6144.89</text:p>
          </table:table-cell>
          <table:table-cell table:formula="of:=IF([.E263]&gt;[.I262];[.E263];[.I262])" office:value-type="float" office:value="131.28">
            <text:p>131.28</text:p>
          </table:table-cell>
          <table:table-cell table:formula="of:=IF([.H263]&lt;[.H262];[.J262]+1;[.J262])" office:value-type="float" office:value="16">
            <text:p>16.00</text:p>
          </table:table-cell>
          <table:table-cell table:number-columns-repeated="2"/>
          <table:table-cell table:formula="of:=IF([.C263]&gt;[.C262];[.M262]+1;0)" office:value-type="float" office:value="0">
            <text:p>0.00</text:p>
          </table:table-cell>
          <table:table-cell table:formula="of:=IF([.D263]&gt;[.D262];[.N262]+1;0)" office:value-type="float" office:value="0">
            <text:p>0.00</text:p>
          </table:table-cell>
          <table:table-cell table:formula="of:=IF([.E263]&gt;[.E262];[.O262]+1;0)" office:value-type="float" office:value="4">
            <text:p>4.00</text:p>
          </table:table-cell>
          <table:table-cell table:number-columns-repeated="5"/>
          <table:table-cell table:formula="of:=[.C263]&gt;[.C262]" office:value-type="float" office:value="0">
            <text:p>0.00</text:p>
          </table:table-cell>
          <table:table-cell table:formula="of:=[.D263]&gt;[.D262]" office:value-type="float" office:value="0">
            <text:p>0.00</text:p>
          </table:table-cell>
          <table:table-cell table:formula="of:=[.E263]&gt;[.E262]" office:value-type="float" office:value="1">
            <text:p>1.00</text:p>
          </table:table-cell>
          <table:table-cell table:formula="of:=IF(SUM([.U263:.W263])&gt;1;[.A26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3">
            <text:p>263.00</text:p>
          </table:table-cell>
          <table:table-cell/>
          <table:table-cell office:value-type="float" office:value="80.76">
            <text:p>80.76</text:p>
          </table:table-cell>
          <table:table-cell office:value-type="float" office:value="106.11">
            <text:p>106.11</text:p>
          </table:table-cell>
          <table:table-cell office:value-type="float" office:value="128.84">
            <text:p>128.84</text:p>
          </table:table-cell>
          <table:table-cell/>
          <table:table-cell table:style-name="ce2" table:formula="of:=IF([.H263]&lt;1000;IF([.I263]&gt;[.I262];0;[.G263]);IF(AND([.E263]&lt;[.E262]; [.E262]&lt;[.E261]);FLOOR(1000/[.E264];1)+[.G263];IF([.I263]&gt;[.I262];0;[.G263])))" office:value-type="float" office:value="0">
            <text:p>0.00</text:p>
          </table:table-cell>
          <table:table-cell table:formula="of:=IF([.G264]&lt;&gt;[.G263];[.H263]-([.E264]*([.G264]-[.G263]));[.H263])" office:value-type="float" office:value="6144.89">
            <text:p>6144.89</text:p>
          </table:table-cell>
          <table:table-cell table:formula="of:=IF([.E264]&gt;[.I263];[.E264];[.I263])" office:value-type="float" office:value="131.28">
            <text:p>131.28</text:p>
          </table:table-cell>
          <table:table-cell table:formula="of:=IF([.H264]&lt;[.H263];[.J263]+1;[.J263])" office:value-type="float" office:value="16">
            <text:p>16.00</text:p>
          </table:table-cell>
          <table:table-cell table:number-columns-repeated="2"/>
          <table:table-cell table:formula="of:=IF([.C264]&gt;[.C263];[.M263]+1;0)" office:value-type="float" office:value="0">
            <text:p>0.00</text:p>
          </table:table-cell>
          <table:table-cell table:formula="of:=IF([.D264]&gt;[.D263];[.N263]+1;0)" office:value-type="float" office:value="0">
            <text:p>0.00</text:p>
          </table:table-cell>
          <table:table-cell table:formula="of:=IF([.E264]&gt;[.E263];[.O263]+1;0)" office:value-type="float" office:value="5">
            <text:p>5.00</text:p>
          </table:table-cell>
          <table:table-cell table:number-columns-repeated="5"/>
          <table:table-cell table:formula="of:=[.C264]&gt;[.C263]" office:value-type="float" office:value="0">
            <text:p>0.00</text:p>
          </table:table-cell>
          <table:table-cell table:formula="of:=[.D264]&gt;[.D263]" office:value-type="float" office:value="0">
            <text:p>0.00</text:p>
          </table:table-cell>
          <table:table-cell table:formula="of:=[.E264]&gt;[.E263]" office:value-type="float" office:value="1">
            <text:p>1.00</text:p>
          </table:table-cell>
          <table:table-cell table:formula="of:=IF(SUM([.U264:.W264])&gt;1;[.A26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4">
            <text:p>264.00</text:p>
          </table:table-cell>
          <table:table-cell/>
          <table:table-cell office:value-type="float" office:value="79.74">
            <text:p>79.74</text:p>
          </table:table-cell>
          <table:table-cell office:value-type="float" office:value="109.11">
            <text:p>109.11</text:p>
          </table:table-cell>
          <table:table-cell office:value-type="float" office:value="130.11">
            <text:p>130.11</text:p>
          </table:table-cell>
          <table:table-cell/>
          <table:table-cell table:style-name="ce2" table:formula="of:=IF([.H264]&lt;1000;IF([.I264]&gt;[.I263];0;[.G264]);IF(AND([.E264]&lt;[.E263]; [.E263]&lt;[.E262]);FLOOR(1000/[.E265];1)+[.G264];IF([.I264]&gt;[.I263];0;[.G264])))" office:value-type="float" office:value="0">
            <text:p>0.00</text:p>
          </table:table-cell>
          <table:table-cell table:formula="of:=IF([.G265]&lt;&gt;[.G264];[.H264]-([.E265]*([.G265]-[.G264]));[.H264])" office:value-type="float" office:value="6144.89">
            <text:p>6144.89</text:p>
          </table:table-cell>
          <table:table-cell table:formula="of:=IF([.E265]&gt;[.I264];[.E265];[.I264])" office:value-type="float" office:value="131.28">
            <text:p>131.28</text:p>
          </table:table-cell>
          <table:table-cell table:formula="of:=IF([.H265]&lt;[.H264];[.J264]+1;[.J264])" office:value-type="float" office:value="16">
            <text:p>16.00</text:p>
          </table:table-cell>
          <table:table-cell table:number-columns-repeated="2"/>
          <table:table-cell table:formula="of:=IF([.C265]&gt;[.C264];[.M264]+1;0)" office:value-type="float" office:value="0">
            <text:p>0.00</text:p>
          </table:table-cell>
          <table:table-cell table:formula="of:=IF([.D265]&gt;[.D264];[.N264]+1;0)" office:value-type="float" office:value="1">
            <text:p>1.00</text:p>
          </table:table-cell>
          <table:table-cell table:formula="of:=IF([.E265]&gt;[.E264];[.O264]+1;0)" office:value-type="float" office:value="6">
            <text:p>6.00</text:p>
          </table:table-cell>
          <table:table-cell table:number-columns-repeated="5"/>
          <table:table-cell table:formula="of:=[.C265]&gt;[.C264]" office:value-type="float" office:value="0">
            <text:p>0.00</text:p>
          </table:table-cell>
          <table:table-cell table:formula="of:=[.D265]&gt;[.D264]" office:value-type="float" office:value="1">
            <text:p>1.00</text:p>
          </table:table-cell>
          <table:table-cell table:formula="of:=[.E265]&gt;[.E264]" office:value-type="float" office:value="1">
            <text:p>1.00</text:p>
          </table:table-cell>
          <table:table-cell table:formula="of:=IF(SUM([.U265:.W265])&gt;1;[.A265];&quot;-&quot;)" office:value-type="float" office:value="264">
            <text:p>264.00</text:p>
          </table:table-cell>
          <table:table-cell table:number-columns-repeated="1000"/>
        </table:table-row>
        <table:table-row table:style-name="ro1">
          <table:table-cell office:value-type="float" office:value="265">
            <text:p>265.00</text:p>
          </table:table-cell>
          <table:table-cell/>
          <table:table-cell office:value-type="float" office:value="77.97">
            <text:p>77.97</text:p>
          </table:table-cell>
          <table:table-cell office:value-type="float" office:value="107.8">
            <text:p>107.80</text:p>
          </table:table-cell>
          <table:table-cell office:value-type="float" office:value="130.8">
            <text:p>130.80</text:p>
          </table:table-cell>
          <table:table-cell/>
          <table:table-cell table:style-name="ce2" table:formula="of:=IF([.H265]&lt;1000;IF([.I265]&gt;[.I264];0;[.G265]);IF(AND([.E265]&lt;[.E264]; [.E264]&lt;[.E263]);FLOOR(1000/[.E266];1)+[.G265];IF([.I265]&gt;[.I264];0;[.G265])))" office:value-type="float" office:value="0">
            <text:p>0.00</text:p>
          </table:table-cell>
          <table:table-cell table:formula="of:=IF([.G266]&lt;&gt;[.G265];[.H265]-([.E266]*([.G266]-[.G265]));[.H265])" office:value-type="float" office:value="6144.89">
            <text:p>6144.89</text:p>
          </table:table-cell>
          <table:table-cell table:formula="of:=IF([.E266]&gt;[.I265];[.E266];[.I265])" office:value-type="float" office:value="131.28">
            <text:p>131.28</text:p>
          </table:table-cell>
          <table:table-cell table:formula="of:=IF([.H266]&lt;[.H265];[.J265]+1;[.J265])" office:value-type="float" office:value="16">
            <text:p>16.00</text:p>
          </table:table-cell>
          <table:table-cell table:number-columns-repeated="2"/>
          <table:table-cell table:formula="of:=IF([.C266]&gt;[.C265];[.M265]+1;0)" office:value-type="float" office:value="0">
            <text:p>0.00</text:p>
          </table:table-cell>
          <table:table-cell table:formula="of:=IF([.D266]&gt;[.D265];[.N265]+1;0)" office:value-type="float" office:value="0">
            <text:p>0.00</text:p>
          </table:table-cell>
          <table:table-cell table:formula="of:=IF([.E266]&gt;[.E265];[.O265]+1;0)" office:value-type="float" office:value="7">
            <text:p>7.00</text:p>
          </table:table-cell>
          <table:table-cell table:number-columns-repeated="5"/>
          <table:table-cell table:formula="of:=[.C266]&gt;[.C265]" office:value-type="float" office:value="0">
            <text:p>0.00</text:p>
          </table:table-cell>
          <table:table-cell table:formula="of:=[.D266]&gt;[.D265]" office:value-type="float" office:value="0">
            <text:p>0.00</text:p>
          </table:table-cell>
          <table:table-cell table:formula="of:=[.E266]&gt;[.E265]" office:value-type="float" office:value="1">
            <text:p>1.00</text:p>
          </table:table-cell>
          <table:table-cell table:formula="of:=IF(SUM([.U266:.W266])&gt;1;[.A26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6">
            <text:p>266.00</text:p>
          </table:table-cell>
          <table:table-cell/>
          <table:table-cell office:value-type="float" office:value="76.87">
            <text:p>76.87</text:p>
          </table:table-cell>
          <table:table-cell office:value-type="float" office:value="107.08">
            <text:p>107.08</text:p>
          </table:table-cell>
          <table:table-cell office:value-type="float" office:value="131.66">
            <text:p>131.66</text:p>
          </table:table-cell>
          <table:table-cell/>
          <table:table-cell table:style-name="ce2" table:formula="of:=IF([.H266]&lt;1000;IF([.I266]&gt;[.I265];0;[.G266]);IF(AND([.E266]&lt;[.E265]; [.E265]&lt;[.E264]);FLOOR(1000/[.E267];1)+[.G266];IF([.I266]&gt;[.I265];0;[.G266])))" office:value-type="float" office:value="0">
            <text:p>0.00</text:p>
          </table:table-cell>
          <table:table-cell table:formula="of:=IF([.G267]&lt;&gt;[.G266];[.H266]-([.E267]*([.G267]-[.G266]));[.H266])" office:value-type="float" office:value="6144.89">
            <text:p>6144.89</text:p>
          </table:table-cell>
          <table:table-cell table:formula="of:=IF([.E267]&gt;[.I266];[.E267];[.I266])" office:value-type="float" office:value="131.66">
            <text:p>131.66</text:p>
          </table:table-cell>
          <table:table-cell table:formula="of:=IF([.H267]&lt;[.H266];[.J266]+1;[.J266])" office:value-type="float" office:value="16">
            <text:p>16.00</text:p>
          </table:table-cell>
          <table:table-cell table:number-columns-repeated="2"/>
          <table:table-cell table:formula="of:=IF([.C267]&gt;[.C266];[.M266]+1;0)" office:value-type="float" office:value="0">
            <text:p>0.00</text:p>
          </table:table-cell>
          <table:table-cell table:formula="of:=IF([.D267]&gt;[.D266];[.N266]+1;0)" office:value-type="float" office:value="0">
            <text:p>0.00</text:p>
          </table:table-cell>
          <table:table-cell table:formula="of:=IF([.E267]&gt;[.E266];[.O266]+1;0)" office:value-type="float" office:value="8">
            <text:p>8.00</text:p>
          </table:table-cell>
          <table:table-cell table:number-columns-repeated="5"/>
          <table:table-cell table:formula="of:=[.C267]&gt;[.C266]" office:value-type="float" office:value="0">
            <text:p>0.00</text:p>
          </table:table-cell>
          <table:table-cell table:formula="of:=[.D267]&gt;[.D266]" office:value-type="float" office:value="0">
            <text:p>0.00</text:p>
          </table:table-cell>
          <table:table-cell table:formula="of:=[.E267]&gt;[.E266]" office:value-type="float" office:value="1">
            <text:p>1.00</text:p>
          </table:table-cell>
          <table:table-cell table:formula="of:=IF(SUM([.U267:.W267])&gt;1;[.A26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7">
            <text:p>267.00</text:p>
          </table:table-cell>
          <table:table-cell/>
          <table:table-cell office:value-type="float" office:value="75.68">
            <text:p>75.68</text:p>
          </table:table-cell>
          <table:table-cell office:value-type="float" office:value="106.03">
            <text:p>106.03</text:p>
          </table:table-cell>
          <table:table-cell office:value-type="float" office:value="133.33">
            <text:p>133.33</text:p>
          </table:table-cell>
          <table:table-cell/>
          <table:table-cell table:style-name="ce2" table:formula="of:=IF([.H267]&lt;1000;IF([.I267]&gt;[.I266];0;[.G267]);IF(AND([.E267]&lt;[.E266]; [.E266]&lt;[.E265]);FLOOR(1000/[.E268];1)+[.G267];IF([.I267]&gt;[.I266];0;[.G267])))" office:value-type="float" office:value="0">
            <text:p>0.00</text:p>
          </table:table-cell>
          <table:table-cell table:formula="of:=IF([.G268]&lt;&gt;[.G267];[.H267]-([.E268]*([.G268]-[.G267]));[.H267])" office:value-type="float" office:value="6144.89">
            <text:p>6144.89</text:p>
          </table:table-cell>
          <table:table-cell table:formula="of:=IF([.E268]&gt;[.I267];[.E268];[.I267])" office:value-type="float" office:value="133.33">
            <text:p>133.33</text:p>
          </table:table-cell>
          <table:table-cell table:formula="of:=IF([.H268]&lt;[.H267];[.J267]+1;[.J267])" office:value-type="float" office:value="16">
            <text:p>16.00</text:p>
          </table:table-cell>
          <table:table-cell table:number-columns-repeated="2"/>
          <table:table-cell table:formula="of:=IF([.C268]&gt;[.C267];[.M267]+1;0)" office:value-type="float" office:value="0">
            <text:p>0.00</text:p>
          </table:table-cell>
          <table:table-cell table:formula="of:=IF([.D268]&gt;[.D267];[.N267]+1;0)" office:value-type="float" office:value="0">
            <text:p>0.00</text:p>
          </table:table-cell>
          <table:table-cell table:formula="of:=IF([.E268]&gt;[.E267];[.O267]+1;0)" office:value-type="float" office:value="9">
            <text:p>9.00</text:p>
          </table:table-cell>
          <table:table-cell table:number-columns-repeated="5"/>
          <table:table-cell table:formula="of:=[.C268]&gt;[.C267]" office:value-type="float" office:value="0">
            <text:p>0.00</text:p>
          </table:table-cell>
          <table:table-cell table:formula="of:=[.D268]&gt;[.D267]" office:value-type="float" office:value="0">
            <text:p>0.00</text:p>
          </table:table-cell>
          <table:table-cell table:formula="of:=[.E268]&gt;[.E267]" office:value-type="float" office:value="1">
            <text:p>1.00</text:p>
          </table:table-cell>
          <table:table-cell table:formula="of:=IF(SUM([.U268:.W268])&gt;1;[.A26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68">
            <text:p>268.00</text:p>
          </table:table-cell>
          <table:table-cell/>
          <table:table-cell office:value-type="float" office:value="74">
            <text:p>74.00</text:p>
          </table:table-cell>
          <table:table-cell office:value-type="float" office:value="108.96">
            <text:p>108.96</text:p>
          </table:table-cell>
          <table:table-cell office:value-type="float" office:value="135">
            <text:p>135.00</text:p>
          </table:table-cell>
          <table:table-cell/>
          <table:table-cell table:style-name="ce2" table:formula="of:=IF([.H268]&lt;1000;IF([.I268]&gt;[.I267];0;[.G268]);IF(AND([.E268]&lt;[.E267]; [.E267]&lt;[.E266]);FLOOR(1000/[.E269];1)+[.G268];IF([.I268]&gt;[.I267];0;[.G268])))" office:value-type="float" office:value="0">
            <text:p>0.00</text:p>
          </table:table-cell>
          <table:table-cell table:formula="of:=IF([.G269]&lt;&gt;[.G268];[.H268]-([.E269]*([.G269]-[.G268]));[.H268])" office:value-type="float" office:value="6144.89">
            <text:p>6144.89</text:p>
          </table:table-cell>
          <table:table-cell table:formula="of:=IF([.E269]&gt;[.I268];[.E269];[.I268])" office:value-type="float" office:value="135">
            <text:p>135.00</text:p>
          </table:table-cell>
          <table:table-cell table:formula="of:=IF([.H269]&lt;[.H268];[.J268]+1;[.J268])" office:value-type="float" office:value="16">
            <text:p>16.00</text:p>
          </table:table-cell>
          <table:table-cell table:number-columns-repeated="2"/>
          <table:table-cell table:formula="of:=IF([.C269]&gt;[.C268];[.M268]+1;0)" office:value-type="float" office:value="0">
            <text:p>0.00</text:p>
          </table:table-cell>
          <table:table-cell table:formula="of:=IF([.D269]&gt;[.D268];[.N268]+1;0)" office:value-type="float" office:value="1">
            <text:p>1.00</text:p>
          </table:table-cell>
          <table:table-cell table:formula="of:=IF([.E269]&gt;[.E268];[.O268]+1;0)" office:value-type="float" office:value="10">
            <text:p>10.00</text:p>
          </table:table-cell>
          <table:table-cell table:number-columns-repeated="5"/>
          <table:table-cell table:formula="of:=[.C269]&gt;[.C268]" office:value-type="float" office:value="0">
            <text:p>0.00</text:p>
          </table:table-cell>
          <table:table-cell table:formula="of:=[.D269]&gt;[.D268]" office:value-type="float" office:value="1">
            <text:p>1.00</text:p>
          </table:table-cell>
          <table:table-cell table:formula="of:=[.E269]&gt;[.E268]" office:value-type="float" office:value="1">
            <text:p>1.00</text:p>
          </table:table-cell>
          <table:table-cell table:formula="of:=IF(SUM([.U269:.W269])&gt;1;[.A269];&quot;-&quot;)" office:value-type="float" office:value="268">
            <text:p>268.00</text:p>
          </table:table-cell>
          <table:table-cell table:number-columns-repeated="1000"/>
        </table:table-row>
        <table:table-row table:style-name="ro1">
          <table:table-cell office:value-type="float" office:value="269">
            <text:p>269.00</text:p>
          </table:table-cell>
          <table:table-cell/>
          <table:table-cell office:value-type="float" office:value="72.63">
            <text:p>72.63</text:p>
          </table:table-cell>
          <table:table-cell office:value-type="float" office:value="111.91">
            <text:p>111.91</text:p>
          </table:table-cell>
          <table:table-cell office:value-type="float" office:value="133.07">
            <text:p>133.07</text:p>
          </table:table-cell>
          <table:table-cell/>
          <table:table-cell table:style-name="ce2" table:formula="of:=IF([.H269]&lt;1000;IF([.I269]&gt;[.I268];0;[.G269]);IF(AND([.E269]&lt;[.E268]; [.E268]&lt;[.E267]);FLOOR(1000/[.E270];1)+[.G269];IF([.I269]&gt;[.I268];0;[.G269])))" office:value-type="float" office:value="0">
            <text:p>0.00</text:p>
          </table:table-cell>
          <table:table-cell table:formula="of:=IF([.G270]&lt;&gt;[.G269];[.H269]-([.E270]*([.G270]-[.G269]));[.H269])" office:value-type="float" office:value="6144.89">
            <text:p>6144.89</text:p>
          </table:table-cell>
          <table:table-cell table:formula="of:=IF([.E270]&gt;[.I269];[.E270];[.I269])" office:value-type="float" office:value="135">
            <text:p>135.00</text:p>
          </table:table-cell>
          <table:table-cell table:formula="of:=IF([.H270]&lt;[.H269];[.J269]+1;[.J269])" office:value-type="float" office:value="16">
            <text:p>16.00</text:p>
          </table:table-cell>
          <table:table-cell table:number-columns-repeated="2"/>
          <table:table-cell table:formula="of:=IF([.C270]&gt;[.C269];[.M269]+1;0)" office:value-type="float" office:value="0">
            <text:p>0.00</text:p>
          </table:table-cell>
          <table:table-cell table:formula="of:=IF([.D270]&gt;[.D269];[.N269]+1;0)" office:value-type="float" office:value="2">
            <text:p>2.00</text:p>
          </table:table-cell>
          <table:table-cell table:formula="of:=IF([.E270]&gt;[.E269];[.O269]+1;0)" office:value-type="float" office:value="0">
            <text:p>0.00</text:p>
          </table:table-cell>
          <table:table-cell table:number-columns-repeated="5"/>
          <table:table-cell table:formula="of:=[.C270]&gt;[.C269]" office:value-type="float" office:value="0">
            <text:p>0.00</text:p>
          </table:table-cell>
          <table:table-cell table:formula="of:=[.D270]&gt;[.D269]" office:value-type="float" office:value="1">
            <text:p>1.00</text:p>
          </table:table-cell>
          <table:table-cell table:formula="of:=[.E270]&gt;[.E269]" office:value-type="float" office:value="0">
            <text:p>0.00</text:p>
          </table:table-cell>
          <table:table-cell table:formula="of:=IF(SUM([.U270:.W270])&gt;1;[.A27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70">
            <text:p>270.00</text:p>
          </table:table-cell>
          <table:table-cell/>
          <table:table-cell office:value-type="float" office:value="74.45">
            <text:p>74.45</text:p>
          </table:table-cell>
          <table:table-cell office:value-type="float" office:value="110.17">
            <text:p>110.17</text:p>
          </table:table-cell>
          <table:table-cell office:value-type="float" office:value="133.78">
            <text:p>133.78</text:p>
          </table:table-cell>
          <table:table-cell/>
          <table:table-cell table:style-name="ce2" table:formula="of:=IF([.H270]&lt;1000;IF([.I270]&gt;[.I269];0;[.G270]);IF(AND([.E270]&lt;[.E269]; [.E269]&lt;[.E268]);FLOOR(1000/[.E271];1)+[.G270];IF([.I270]&gt;[.I269];0;[.G270])))" office:value-type="float" office:value="0">
            <text:p>0.00</text:p>
          </table:table-cell>
          <table:table-cell table:formula="of:=IF([.G271]&lt;&gt;[.G270];[.H270]-([.E271]*([.G271]-[.G270]));[.H270])" office:value-type="float" office:value="6144.89">
            <text:p>6144.89</text:p>
          </table:table-cell>
          <table:table-cell table:formula="of:=IF([.E271]&gt;[.I270];[.E271];[.I270])" office:value-type="float" office:value="135">
            <text:p>135.00</text:p>
          </table:table-cell>
          <table:table-cell table:formula="of:=IF([.H271]&lt;[.H270];[.J270]+1;[.J270])" office:value-type="float" office:value="16">
            <text:p>16.00</text:p>
          </table:table-cell>
          <table:table-cell table:number-columns-repeated="2"/>
          <table:table-cell table:formula="of:=IF([.C271]&gt;[.C270];[.M270]+1;0)" office:value-type="float" office:value="1">
            <text:p>1.00</text:p>
          </table:table-cell>
          <table:table-cell table:formula="of:=IF([.D271]&gt;[.D270];[.N270]+1;0)" office:value-type="float" office:value="0">
            <text:p>0.00</text:p>
          </table:table-cell>
          <table:table-cell table:formula="of:=IF([.E271]&gt;[.E270];[.O270]+1;0)" office:value-type="float" office:value="1">
            <text:p>1.00</text:p>
          </table:table-cell>
          <table:table-cell table:number-columns-repeated="5"/>
          <table:table-cell table:formula="of:=[.C271]&gt;[.C270]" office:value-type="float" office:value="1">
            <text:p>1.00</text:p>
          </table:table-cell>
          <table:table-cell table:formula="of:=[.D271]&gt;[.D270]" office:value-type="float" office:value="0">
            <text:p>0.00</text:p>
          </table:table-cell>
          <table:table-cell table:formula="of:=[.E271]&gt;[.E270]" office:value-type="float" office:value="1">
            <text:p>1.00</text:p>
          </table:table-cell>
          <table:table-cell table:formula="of:=IF(SUM([.U271:.W271])&gt;1;[.A271];&quot;-&quot;)" office:value-type="float" office:value="270">
            <text:p>270.00</text:p>
          </table:table-cell>
          <table:table-cell table:number-columns-repeated="1000"/>
        </table:table-row>
        <table:table-row table:style-name="ro1">
          <table:table-cell office:value-type="float" office:value="271">
            <text:p>271.00</text:p>
          </table:table-cell>
          <table:table-cell/>
          <table:table-cell office:value-type="float" office:value="76.71">
            <text:p>76.71</text:p>
          </table:table-cell>
          <table:table-cell office:value-type="float" office:value="112.84">
            <text:p>112.84</text:p>
          </table:table-cell>
          <table:table-cell office:value-type="float" office:value="132.02">
            <text:p>132.02</text:p>
          </table:table-cell>
          <table:table-cell/>
          <table:table-cell table:style-name="ce2" table:formula="of:=IF([.H271]&lt;1000;IF([.I271]&gt;[.I270];0;[.G271]);IF(AND([.E271]&lt;[.E270]; [.E270]&lt;[.E269]);FLOOR(1000/[.E272];1)+[.G271];IF([.I271]&gt;[.I270];0;[.G271])))" office:value-type="float" office:value="0">
            <text:p>0.00</text:p>
          </table:table-cell>
          <table:table-cell table:formula="of:=IF([.G272]&lt;&gt;[.G271];[.H271]-([.E272]*([.G272]-[.G271]));[.H271])" office:value-type="float" office:value="6144.89">
            <text:p>6144.89</text:p>
          </table:table-cell>
          <table:table-cell table:formula="of:=IF([.E272]&gt;[.I271];[.E272];[.I271])" office:value-type="float" office:value="135">
            <text:p>135.00</text:p>
          </table:table-cell>
          <table:table-cell table:formula="of:=IF([.H272]&lt;[.H271];[.J271]+1;[.J271])" office:value-type="float" office:value="16">
            <text:p>16.00</text:p>
          </table:table-cell>
          <table:table-cell table:number-columns-repeated="2"/>
          <table:table-cell table:formula="of:=IF([.C272]&gt;[.C271];[.M271]+1;0)" office:value-type="float" office:value="2">
            <text:p>2.00</text:p>
          </table:table-cell>
          <table:table-cell table:formula="of:=IF([.D272]&gt;[.D271];[.N271]+1;0)" office:value-type="float" office:value="1">
            <text:p>1.00</text:p>
          </table:table-cell>
          <table:table-cell table:formula="of:=IF([.E272]&gt;[.E271];[.O271]+1;0)" office:value-type="float" office:value="0">
            <text:p>0.00</text:p>
          </table:table-cell>
          <table:table-cell table:number-columns-repeated="5"/>
          <table:table-cell table:formula="of:=[.C272]&gt;[.C271]" office:value-type="float" office:value="1">
            <text:p>1.00</text:p>
          </table:table-cell>
          <table:table-cell table:formula="of:=[.D272]&gt;[.D271]" office:value-type="float" office:value="1">
            <text:p>1.00</text:p>
          </table:table-cell>
          <table:table-cell table:formula="of:=[.E272]&gt;[.E271]" office:value-type="float" office:value="0">
            <text:p>0.00</text:p>
          </table:table-cell>
          <table:table-cell table:formula="of:=IF(SUM([.U272:.W272])&gt;1;[.A272];&quot;-&quot;)" office:value-type="float" office:value="271">
            <text:p>271.00</text:p>
          </table:table-cell>
          <table:table-cell table:number-columns-repeated="1000"/>
        </table:table-row>
        <table:table-row table:style-name="ro1">
          <table:table-cell office:value-type="float" office:value="272">
            <text:p>272.00</text:p>
          </table:table-cell>
          <table:table-cell/>
          <table:table-cell office:value-type="float" office:value="75">
            <text:p>75.00</text:p>
          </table:table-cell>
          <table:table-cell office:value-type="float" office:value="111.15">
            <text:p>111.15</text:p>
          </table:table-cell>
          <table:table-cell office:value-type="float" office:value="130.4">
            <text:p>130.40</text:p>
          </table:table-cell>
          <table:table-cell/>
          <table:table-cell table:style-name="ce2" table:formula="of:=IF([.H272]&lt;1000;IF([.I272]&gt;[.I271];0;[.G272]);IF(AND([.E272]&lt;[.E271]; [.E271]&lt;[.E270]);FLOOR(1000/[.E273];1)+[.G272];IF([.I272]&gt;[.I271];0;[.G272])))" office:value-type="float" office:value="0">
            <text:p>0.00</text:p>
          </table:table-cell>
          <table:table-cell table:formula="of:=IF([.G273]&lt;&gt;[.G272];[.H272]-([.E273]*([.G273]-[.G272]));[.H272])" office:value-type="float" office:value="6144.89">
            <text:p>6144.89</text:p>
          </table:table-cell>
          <table:table-cell table:formula="of:=IF([.E273]&gt;[.I272];[.E273];[.I272])" office:value-type="float" office:value="135">
            <text:p>135.00</text:p>
          </table:table-cell>
          <table:table-cell table:formula="of:=IF([.H273]&lt;[.H272];[.J272]+1;[.J272])" office:value-type="float" office:value="16">
            <text:p>16.00</text:p>
          </table:table-cell>
          <table:table-cell table:number-columns-repeated="2"/>
          <table:table-cell table:formula="of:=IF([.C273]&gt;[.C272];[.M272]+1;0)" office:value-type="float" office:value="0">
            <text:p>0.00</text:p>
          </table:table-cell>
          <table:table-cell table:formula="of:=IF([.D273]&gt;[.D272];[.N272]+1;0)" office:value-type="float" office:value="0">
            <text:p>0.00</text:p>
          </table:table-cell>
          <table:table-cell table:formula="of:=IF([.E273]&gt;[.E272];[.O272]+1;0)" office:value-type="float" office:value="0">
            <text:p>0.00</text:p>
          </table:table-cell>
          <table:table-cell table:number-columns-repeated="5"/>
          <table:table-cell table:formula="of:=[.C273]&gt;[.C272]" office:value-type="float" office:value="0">
            <text:p>0.00</text:p>
          </table:table-cell>
          <table:table-cell table:formula="of:=[.D273]&gt;[.D272]" office:value-type="float" office:value="0">
            <text:p>0.00</text:p>
          </table:table-cell>
          <table:table-cell table:formula="of:=[.E273]&gt;[.E272]" office:value-type="float" office:value="0">
            <text:p>0.00</text:p>
          </table:table-cell>
          <table:table-cell table:formula="of:=IF(SUM([.U273:.W273])&gt;1;[.A27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73">
            <text:p>273.00</text:p>
          </table:table-cell>
          <table:table-cell/>
          <table:table-cell office:value-type="float" office:value="73.35">
            <text:p>73.35</text:p>
          </table:table-cell>
          <table:table-cell office:value-type="float" office:value="109.91">
            <text:p>109.91</text:p>
          </table:table-cell>
          <table:table-cell office:value-type="float" office:value="132.28">
            <text:p>132.28</text:p>
          </table:table-cell>
          <table:table-cell/>
          <table:table-cell table:style-name="ce2" table:formula="of:=IF([.H273]&lt;1000;IF([.I273]&gt;[.I272];0;[.G273]);IF(AND([.E273]&lt;[.E272]; [.E272]&lt;[.E271]);FLOOR(1000/[.E274];1)+[.G273];IF([.I273]&gt;[.I272];0;[.G273])))" office:value-type="float" office:value="7">
            <text:p>7.00</text:p>
          </table:table-cell>
          <table:table-cell table:formula="of:=IF([.G274]&lt;&gt;[.G273];[.H273]-([.E274]*([.G274]-[.G273]));[.H273])" office:value-type="float" office:value="5218.93">
            <text:p>5218.93</text:p>
          </table:table-cell>
          <table:table-cell table:formula="of:=IF([.E274]&gt;[.I273];[.E274];[.I273])" office:value-type="float" office:value="135">
            <text:p>135.00</text:p>
          </table:table-cell>
          <table:table-cell table:formula="of:=IF([.H274]&lt;[.H273];[.J273]+1;[.J273])" office:value-type="float" office:value="17">
            <text:p>17.00</text:p>
          </table:table-cell>
          <table:table-cell table:number-columns-repeated="2"/>
          <table:table-cell table:formula="of:=IF([.C274]&gt;[.C273];[.M273]+1;0)" office:value-type="float" office:value="0">
            <text:p>0.00</text:p>
          </table:table-cell>
          <table:table-cell table:formula="of:=IF([.D274]&gt;[.D273];[.N273]+1;0)" office:value-type="float" office:value="0">
            <text:p>0.00</text:p>
          </table:table-cell>
          <table:table-cell table:formula="of:=IF([.E274]&gt;[.E273];[.O273]+1;0)" office:value-type="float" office:value="1">
            <text:p>1.00</text:p>
          </table:table-cell>
          <table:table-cell table:number-columns-repeated="5"/>
          <table:table-cell table:formula="of:=[.C274]&gt;[.C273]" office:value-type="float" office:value="0">
            <text:p>0.00</text:p>
          </table:table-cell>
          <table:table-cell table:formula="of:=[.D274]&gt;[.D273]" office:value-type="float" office:value="0">
            <text:p>0.00</text:p>
          </table:table-cell>
          <table:table-cell table:formula="of:=[.E274]&gt;[.E273]" office:value-type="float" office:value="1">
            <text:p>1.00</text:p>
          </table:table-cell>
          <table:table-cell table:formula="of:=IF(SUM([.U274:.W274])&gt;1;[.A27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74">
            <text:p>274.00</text:p>
          </table:table-cell>
          <table:table-cell/>
          <table:table-cell office:value-type="float" office:value="71.9">
            <text:p>71.90</text:p>
          </table:table-cell>
          <table:table-cell office:value-type="float" office:value="109.19">
            <text:p>109.19</text:p>
          </table:table-cell>
          <table:table-cell office:value-type="float" office:value="132.39">
            <text:p>132.39</text:p>
          </table:table-cell>
          <table:table-cell/>
          <table:table-cell table:style-name="ce2" table:formula="of:=IF([.H274]&lt;1000;IF([.I274]&gt;[.I273];0;[.G274]);IF(AND([.E274]&lt;[.E273]; [.E273]&lt;[.E272]);FLOOR(1000/[.E275];1)+[.G274];IF([.I274]&gt;[.I273];0;[.G274])))" office:value-type="float" office:value="7">
            <text:p>7.00</text:p>
          </table:table-cell>
          <table:table-cell table:formula="of:=IF([.G275]&lt;&gt;[.G274];[.H274]-([.E275]*([.G275]-[.G274]));[.H274])" office:value-type="float" office:value="5218.93">
            <text:p>5218.93</text:p>
          </table:table-cell>
          <table:table-cell table:formula="of:=IF([.E275]&gt;[.I274];[.E275];[.I274])" office:value-type="float" office:value="135">
            <text:p>135.00</text:p>
          </table:table-cell>
          <table:table-cell table:formula="of:=IF([.H275]&lt;[.H274];[.J274]+1;[.J274])" office:value-type="float" office:value="17">
            <text:p>17.00</text:p>
          </table:table-cell>
          <table:table-cell table:number-columns-repeated="2"/>
          <table:table-cell table:formula="of:=IF([.C275]&gt;[.C274];[.M274]+1;0)" office:value-type="float" office:value="0">
            <text:p>0.00</text:p>
          </table:table-cell>
          <table:table-cell table:formula="of:=IF([.D275]&gt;[.D274];[.N274]+1;0)" office:value-type="float" office:value="0">
            <text:p>0.00</text:p>
          </table:table-cell>
          <table:table-cell table:formula="of:=IF([.E275]&gt;[.E274];[.O274]+1;0)" office:value-type="float" office:value="2">
            <text:p>2.00</text:p>
          </table:table-cell>
          <table:table-cell table:number-columns-repeated="5"/>
          <table:table-cell table:formula="of:=[.C275]&gt;[.C274]" office:value-type="float" office:value="0">
            <text:p>0.00</text:p>
          </table:table-cell>
          <table:table-cell table:formula="of:=[.D275]&gt;[.D274]" office:value-type="float" office:value="0">
            <text:p>0.00</text:p>
          </table:table-cell>
          <table:table-cell table:formula="of:=[.E275]&gt;[.E274]" office:value-type="float" office:value="1">
            <text:p>1.00</text:p>
          </table:table-cell>
          <table:table-cell table:formula="of:=IF(SUM([.U275:.W275])&gt;1;[.A27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75">
            <text:p>275.00</text:p>
          </table:table-cell>
          <table:table-cell/>
          <table:table-cell office:value-type="float" office:value="70.31">
            <text:p>70.31</text:p>
          </table:table-cell>
          <table:table-cell office:value-type="float" office:value="108.35">
            <text:p>108.35</text:p>
          </table:table-cell>
          <table:table-cell office:value-type="float" office:value="130.94">
            <text:p>130.94</text:p>
          </table:table-cell>
          <table:table-cell/>
          <table:table-cell table:style-name="ce2" table:formula="of:=IF([.H275]&lt;1000;IF([.I275]&gt;[.I274];0;[.G275]);IF(AND([.E275]&lt;[.E274]; [.E274]&lt;[.E273]);FLOOR(1000/[.E276];1)+[.G275];IF([.I275]&gt;[.I274];0;[.G275])))" office:value-type="float" office:value="7">
            <text:p>7.00</text:p>
          </table:table-cell>
          <table:table-cell table:formula="of:=IF([.G276]&lt;&gt;[.G275];[.H275]-([.E276]*([.G276]-[.G275]));[.H275])" office:value-type="float" office:value="5218.93">
            <text:p>5218.93</text:p>
          </table:table-cell>
          <table:table-cell table:formula="of:=IF([.E276]&gt;[.I275];[.E276];[.I275])" office:value-type="float" office:value="135">
            <text:p>135.00</text:p>
          </table:table-cell>
          <table:table-cell table:formula="of:=IF([.H276]&lt;[.H275];[.J275]+1;[.J275])" office:value-type="float" office:value="17">
            <text:p>17.00</text:p>
          </table:table-cell>
          <table:table-cell table:number-columns-repeated="2"/>
          <table:table-cell table:formula="of:=IF([.C276]&gt;[.C275];[.M275]+1;0)" office:value-type="float" office:value="0">
            <text:p>0.00</text:p>
          </table:table-cell>
          <table:table-cell table:formula="of:=IF([.D276]&gt;[.D275];[.N275]+1;0)" office:value-type="float" office:value="0">
            <text:p>0.00</text:p>
          </table:table-cell>
          <table:table-cell table:formula="of:=IF([.E276]&gt;[.E275];[.O275]+1;0)" office:value-type="float" office:value="0">
            <text:p>0.00</text:p>
          </table:table-cell>
          <table:table-cell table:number-columns-repeated="5"/>
          <table:table-cell table:formula="of:=[.C276]&gt;[.C275]" office:value-type="float" office:value="0">
            <text:p>0.00</text:p>
          </table:table-cell>
          <table:table-cell table:formula="of:=[.D276]&gt;[.D275]" office:value-type="float" office:value="0">
            <text:p>0.00</text:p>
          </table:table-cell>
          <table:table-cell table:formula="of:=[.E276]&gt;[.E275]" office:value-type="float" office:value="0">
            <text:p>0.00</text:p>
          </table:table-cell>
          <table:table-cell table:formula="of:=IF(SUM([.U276:.W276])&gt;1;[.A27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76">
            <text:p>276.00</text:p>
          </table:table-cell>
          <table:table-cell/>
          <table:table-cell office:value-type="float" office:value="68.63">
            <text:p>68.63</text:p>
          </table:table-cell>
          <table:table-cell office:value-type="float" office:value="107.99">
            <text:p>107.99</text:p>
          </table:table-cell>
          <table:table-cell office:value-type="float" office:value="129.53">
            <text:p>129.53</text:p>
          </table:table-cell>
          <table:table-cell/>
          <table:table-cell table:style-name="ce2" table:formula="of:=IF([.H276]&lt;1000;IF([.I276]&gt;[.I275];0;[.G276]);IF(AND([.E276]&lt;[.E275]; [.E275]&lt;[.E274]);FLOOR(1000/[.E277];1)+[.G276];IF([.I276]&gt;[.I275];0;[.G276])))" office:value-type="float" office:value="7">
            <text:p>7.00</text:p>
          </table:table-cell>
          <table:table-cell table:formula="of:=IF([.G277]&lt;&gt;[.G276];[.H276]-([.E277]*([.G277]-[.G276]));[.H276])" office:value-type="float" office:value="5218.93">
            <text:p>5218.93</text:p>
          </table:table-cell>
          <table:table-cell table:formula="of:=IF([.E277]&gt;[.I276];[.E277];[.I276])" office:value-type="float" office:value="135">
            <text:p>135.00</text:p>
          </table:table-cell>
          <table:table-cell table:formula="of:=IF([.H277]&lt;[.H276];[.J276]+1;[.J276])" office:value-type="float" office:value="17">
            <text:p>17.00</text:p>
          </table:table-cell>
          <table:table-cell table:number-columns-repeated="2"/>
          <table:table-cell table:formula="of:=IF([.C277]&gt;[.C276];[.M276]+1;0)" office:value-type="float" office:value="0">
            <text:p>0.00</text:p>
          </table:table-cell>
          <table:table-cell table:formula="of:=IF([.D277]&gt;[.D276];[.N276]+1;0)" office:value-type="float" office:value="0">
            <text:p>0.00</text:p>
          </table:table-cell>
          <table:table-cell table:formula="of:=IF([.E277]&gt;[.E276];[.O276]+1;0)" office:value-type="float" office:value="0">
            <text:p>0.00</text:p>
          </table:table-cell>
          <table:table-cell table:number-columns-repeated="5"/>
          <table:table-cell table:formula="of:=[.C277]&gt;[.C276]" office:value-type="float" office:value="0">
            <text:p>0.00</text:p>
          </table:table-cell>
          <table:table-cell table:formula="of:=[.D277]&gt;[.D276]" office:value-type="float" office:value="0">
            <text:p>0.00</text:p>
          </table:table-cell>
          <table:table-cell table:formula="of:=[.E277]&gt;[.E276]" office:value-type="float" office:value="0">
            <text:p>0.00</text:p>
          </table:table-cell>
          <table:table-cell table:formula="of:=IF(SUM([.U277:.W277])&gt;1;[.A27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77">
            <text:p>277.00</text:p>
          </table:table-cell>
          <table:table-cell/>
          <table:table-cell office:value-type="float" office:value="71.07">
            <text:p>71.07</text:p>
          </table:table-cell>
          <table:table-cell office:value-type="float" office:value="110.4">
            <text:p>110.40</text:p>
          </table:table-cell>
          <table:table-cell office:value-type="float" office:value="129.55">
            <text:p>129.55</text:p>
          </table:table-cell>
          <table:table-cell/>
          <table:table-cell table:style-name="ce2" table:formula="of:=IF([.H277]&lt;1000;IF([.I277]&gt;[.I276];0;[.G277]);IF(AND([.E277]&lt;[.E276]; [.E276]&lt;[.E275]);FLOOR(1000/[.E278];1)+[.G277];IF([.I277]&gt;[.I276];0;[.G277])))" office:value-type="float" office:value="14">
            <text:p>14.00</text:p>
          </table:table-cell>
          <table:table-cell table:formula="of:=IF([.G278]&lt;&gt;[.G277];[.H277]-([.E278]*([.G278]-[.G277]));[.H277])" office:value-type="float" office:value="4312.08">
            <text:p>4312.08</text:p>
          </table:table-cell>
          <table:table-cell table:formula="of:=IF([.E278]&gt;[.I277];[.E278];[.I277])" office:value-type="float" office:value="135">
            <text:p>135.00</text:p>
          </table:table-cell>
          <table:table-cell table:formula="of:=IF([.H278]&lt;[.H277];[.J277]+1;[.J277])" office:value-type="float" office:value="18">
            <text:p>18.00</text:p>
          </table:table-cell>
          <table:table-cell table:number-columns-repeated="2"/>
          <table:table-cell table:formula="of:=IF([.C278]&gt;[.C277];[.M277]+1;0)" office:value-type="float" office:value="1">
            <text:p>1.00</text:p>
          </table:table-cell>
          <table:table-cell table:formula="of:=IF([.D278]&gt;[.D277];[.N277]+1;0)" office:value-type="float" office:value="1">
            <text:p>1.00</text:p>
          </table:table-cell>
          <table:table-cell table:formula="of:=IF([.E278]&gt;[.E277];[.O277]+1;0)" office:value-type="float" office:value="1">
            <text:p>1.00</text:p>
          </table:table-cell>
          <table:table-cell table:number-columns-repeated="5"/>
          <table:table-cell table:formula="of:=[.C278]&gt;[.C277]" office:value-type="float" office:value="1">
            <text:p>1.00</text:p>
          </table:table-cell>
          <table:table-cell table:formula="of:=[.D278]&gt;[.D277]" office:value-type="float" office:value="1">
            <text:p>1.00</text:p>
          </table:table-cell>
          <table:table-cell table:formula="of:=[.E278]&gt;[.E277]" office:value-type="float" office:value="1">
            <text:p>1.00</text:p>
          </table:table-cell>
          <table:table-cell table:formula="of:=IF(SUM([.U278:.W278])&gt;1;[.A278];&quot;-&quot;)" office:value-type="float" office:value="277">
            <text:p>277.00</text:p>
          </table:table-cell>
          <table:table-cell table:number-columns-repeated="1000"/>
        </table:table-row>
        <table:table-row table:style-name="ro1">
          <table:table-cell office:value-type="float" office:value="278">
            <text:p>278.00</text:p>
          </table:table-cell>
          <table:table-cell/>
          <table:table-cell office:value-type="float" office:value="72.34">
            <text:p>72.34</text:p>
          </table:table-cell>
          <table:table-cell office:value-type="float" office:value="108.92">
            <text:p>108.92</text:p>
          </table:table-cell>
          <table:table-cell office:value-type="float" office:value="130.43">
            <text:p>130.43</text:p>
          </table:table-cell>
          <table:table-cell/>
          <table:table-cell table:style-name="ce2" table:formula="of:=IF([.H278]&lt;1000;IF([.I278]&gt;[.I277];0;[.G278]);IF(AND([.E278]&lt;[.E277]; [.E277]&lt;[.E276]);FLOOR(1000/[.E279];1)+[.G278];IF([.I278]&gt;[.I277];0;[.G278])))" office:value-type="float" office:value="14">
            <text:p>14.00</text:p>
          </table:table-cell>
          <table:table-cell table:formula="of:=IF([.G279]&lt;&gt;[.G278];[.H278]-([.E279]*([.G279]-[.G278]));[.H278])" office:value-type="float" office:value="4312.08">
            <text:p>4312.08</text:p>
          </table:table-cell>
          <table:table-cell table:formula="of:=IF([.E279]&gt;[.I278];[.E279];[.I278])" office:value-type="float" office:value="135">
            <text:p>135.00</text:p>
          </table:table-cell>
          <table:table-cell table:formula="of:=IF([.H279]&lt;[.H278];[.J278]+1;[.J278])" office:value-type="float" office:value="18">
            <text:p>18.00</text:p>
          </table:table-cell>
          <table:table-cell table:number-columns-repeated="2"/>
          <table:table-cell table:formula="of:=IF([.C279]&gt;[.C278];[.M278]+1;0)" office:value-type="float" office:value="2">
            <text:p>2.00</text:p>
          </table:table-cell>
          <table:table-cell table:formula="of:=IF([.D279]&gt;[.D278];[.N278]+1;0)" office:value-type="float" office:value="0">
            <text:p>0.00</text:p>
          </table:table-cell>
          <table:table-cell table:formula="of:=IF([.E279]&gt;[.E278];[.O278]+1;0)" office:value-type="float" office:value="2">
            <text:p>2.00</text:p>
          </table:table-cell>
          <table:table-cell table:number-columns-repeated="5"/>
          <table:table-cell table:formula="of:=[.C279]&gt;[.C278]" office:value-type="float" office:value="1">
            <text:p>1.00</text:p>
          </table:table-cell>
          <table:table-cell table:formula="of:=[.D279]&gt;[.D278]" office:value-type="float" office:value="0">
            <text:p>0.00</text:p>
          </table:table-cell>
          <table:table-cell table:formula="of:=[.E279]&gt;[.E278]" office:value-type="float" office:value="1">
            <text:p>1.00</text:p>
          </table:table-cell>
          <table:table-cell table:formula="of:=IF(SUM([.U279:.W279])&gt;1;[.A279];&quot;-&quot;)" office:value-type="float" office:value="278">
            <text:p>278.00</text:p>
          </table:table-cell>
          <table:table-cell table:number-columns-repeated="1000"/>
        </table:table-row>
        <table:table-row table:style-name="ro1">
          <table:table-cell office:value-type="float" office:value="279">
            <text:p>279.00</text:p>
          </table:table-cell>
          <table:table-cell/>
          <table:table-cell office:value-type="float" office:value="71.27">
            <text:p>71.27</text:p>
          </table:table-cell>
          <table:table-cell office:value-type="float" office:value="111.43">
            <text:p>111.43</text:p>
          </table:table-cell>
          <table:table-cell office:value-type="float" office:value="130.89">
            <text:p>130.89</text:p>
          </table:table-cell>
          <table:table-cell/>
          <table:table-cell table:style-name="ce2" table:formula="of:=IF([.H279]&lt;1000;IF([.I279]&gt;[.I278];0;[.G279]);IF(AND([.E279]&lt;[.E278]; [.E278]&lt;[.E277]);FLOOR(1000/[.E280];1)+[.G279];IF([.I279]&gt;[.I278];0;[.G279])))" office:value-type="float" office:value="14">
            <text:p>14.00</text:p>
          </table:table-cell>
          <table:table-cell table:formula="of:=IF([.G280]&lt;&gt;[.G279];[.H279]-([.E280]*([.G280]-[.G279]));[.H279])" office:value-type="float" office:value="4312.08">
            <text:p>4312.08</text:p>
          </table:table-cell>
          <table:table-cell table:formula="of:=IF([.E280]&gt;[.I279];[.E280];[.I279])" office:value-type="float" office:value="135">
            <text:p>135.00</text:p>
          </table:table-cell>
          <table:table-cell table:formula="of:=IF([.H280]&lt;[.H279];[.J279]+1;[.J279])" office:value-type="float" office:value="18">
            <text:p>18.00</text:p>
          </table:table-cell>
          <table:table-cell table:number-columns-repeated="2"/>
          <table:table-cell table:formula="of:=IF([.C280]&gt;[.C279];[.M279]+1;0)" office:value-type="float" office:value="0">
            <text:p>0.00</text:p>
          </table:table-cell>
          <table:table-cell table:formula="of:=IF([.D280]&gt;[.D279];[.N279]+1;0)" office:value-type="float" office:value="1">
            <text:p>1.00</text:p>
          </table:table-cell>
          <table:table-cell table:formula="of:=IF([.E280]&gt;[.E279];[.O279]+1;0)" office:value-type="float" office:value="3">
            <text:p>3.00</text:p>
          </table:table-cell>
          <table:table-cell table:number-columns-repeated="5"/>
          <table:table-cell table:formula="of:=[.C280]&gt;[.C279]" office:value-type="float" office:value="0">
            <text:p>0.00</text:p>
          </table:table-cell>
          <table:table-cell table:formula="of:=[.D280]&gt;[.D279]" office:value-type="float" office:value="1">
            <text:p>1.00</text:p>
          </table:table-cell>
          <table:table-cell table:formula="of:=[.E280]&gt;[.E279]" office:value-type="float" office:value="1">
            <text:p>1.00</text:p>
          </table:table-cell>
          <table:table-cell table:formula="of:=IF(SUM([.U280:.W280])&gt;1;[.A280];&quot;-&quot;)" office:value-type="float" office:value="279">
            <text:p>279.00</text:p>
          </table:table-cell>
          <table:table-cell table:number-columns-repeated="1000"/>
        </table:table-row>
        <table:table-row table:style-name="ro1">
          <table:table-cell office:value-type="float" office:value="280">
            <text:p>280.00</text:p>
          </table:table-cell>
          <table:table-cell/>
          <table:table-cell office:value-type="float" office:value="71.54">
            <text:p>71.54</text:p>
          </table:table-cell>
          <table:table-cell office:value-type="float" office:value="109.43">
            <text:p>109.43</text:p>
          </table:table-cell>
          <table:table-cell office:value-type="float" office:value="129.18">
            <text:p>129.18</text:p>
          </table:table-cell>
          <table:table-cell/>
          <table:table-cell table:style-name="ce2" table:formula="of:=IF([.H280]&lt;1000;IF([.I280]&gt;[.I279];0;[.G280]);IF(AND([.E280]&lt;[.E279]; [.E279]&lt;[.E278]);FLOOR(1000/[.E281];1)+[.G280];IF([.I280]&gt;[.I279];0;[.G280])))" office:value-type="float" office:value="14">
            <text:p>14.00</text:p>
          </table:table-cell>
          <table:table-cell table:formula="of:=IF([.G281]&lt;&gt;[.G280];[.H280]-([.E281]*([.G281]-[.G280]));[.H280])" office:value-type="float" office:value="4312.08">
            <text:p>4312.08</text:p>
          </table:table-cell>
          <table:table-cell table:formula="of:=IF([.E281]&gt;[.I280];[.E281];[.I280])" office:value-type="float" office:value="135">
            <text:p>135.00</text:p>
          </table:table-cell>
          <table:table-cell table:formula="of:=IF([.H281]&lt;[.H280];[.J280]+1;[.J280])" office:value-type="float" office:value="18">
            <text:p>18.00</text:p>
          </table:table-cell>
          <table:table-cell table:number-columns-repeated="2"/>
          <table:table-cell table:formula="of:=IF([.C281]&gt;[.C280];[.M280]+1;0)" office:value-type="float" office:value="1">
            <text:p>1.00</text:p>
          </table:table-cell>
          <table:table-cell table:formula="of:=IF([.D281]&gt;[.D280];[.N280]+1;0)" office:value-type="float" office:value="0">
            <text:p>0.00</text:p>
          </table:table-cell>
          <table:table-cell table:formula="of:=IF([.E281]&gt;[.E280];[.O280]+1;0)" office:value-type="float" office:value="0">
            <text:p>0.00</text:p>
          </table:table-cell>
          <table:table-cell table:number-columns-repeated="5"/>
          <table:table-cell table:formula="of:=[.C281]&gt;[.C280]" office:value-type="float" office:value="1">
            <text:p>1.00</text:p>
          </table:table-cell>
          <table:table-cell table:formula="of:=[.D281]&gt;[.D280]" office:value-type="float" office:value="0">
            <text:p>0.00</text:p>
          </table:table-cell>
          <table:table-cell table:formula="of:=[.E281]&gt;[.E280]" office:value-type="float" office:value="0">
            <text:p>0.00</text:p>
          </table:table-cell>
          <table:table-cell table:formula="of:=IF(SUM([.U281:.W281])&gt;1;[.A28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81">
            <text:p>281.00</text:p>
          </table:table-cell>
          <table:table-cell/>
          <table:table-cell office:value-type="float" office:value="72.11">
            <text:p>72.11</text:p>
          </table:table-cell>
          <table:table-cell office:value-type="float" office:value="108.76">
            <text:p>108.76</text:p>
          </table:table-cell>
          <table:table-cell office:value-type="float" office:value="129.96">
            <text:p>129.96</text:p>
          </table:table-cell>
          <table:table-cell/>
          <table:table-cell table:style-name="ce2" table:formula="of:=IF([.H281]&lt;1000;IF([.I281]&gt;[.I280];0;[.G281]);IF(AND([.E281]&lt;[.E280]; [.E280]&lt;[.E279]);FLOOR(1000/[.E282];1)+[.G281];IF([.I281]&gt;[.I280];0;[.G281])))" office:value-type="float" office:value="14">
            <text:p>14.00</text:p>
          </table:table-cell>
          <table:table-cell table:formula="of:=IF([.G282]&lt;&gt;[.G281];[.H281]-([.E282]*([.G282]-[.G281]));[.H281])" office:value-type="float" office:value="4312.08">
            <text:p>4312.08</text:p>
          </table:table-cell>
          <table:table-cell table:formula="of:=IF([.E282]&gt;[.I281];[.E282];[.I281])" office:value-type="float" office:value="135">
            <text:p>135.00</text:p>
          </table:table-cell>
          <table:table-cell table:formula="of:=IF([.H282]&lt;[.H281];[.J281]+1;[.J281])" office:value-type="float" office:value="18">
            <text:p>18.00</text:p>
          </table:table-cell>
          <table:table-cell table:number-columns-repeated="2"/>
          <table:table-cell table:formula="of:=IF([.C282]&gt;[.C281];[.M281]+1;0)" office:value-type="float" office:value="2">
            <text:p>2.00</text:p>
          </table:table-cell>
          <table:table-cell table:formula="of:=IF([.D282]&gt;[.D281];[.N281]+1;0)" office:value-type="float" office:value="0">
            <text:p>0.00</text:p>
          </table:table-cell>
          <table:table-cell table:formula="of:=IF([.E282]&gt;[.E281];[.O281]+1;0)" office:value-type="float" office:value="1">
            <text:p>1.00</text:p>
          </table:table-cell>
          <table:table-cell table:number-columns-repeated="5"/>
          <table:table-cell table:formula="of:=[.C282]&gt;[.C281]" office:value-type="float" office:value="1">
            <text:p>1.00</text:p>
          </table:table-cell>
          <table:table-cell table:formula="of:=[.D282]&gt;[.D281]" office:value-type="float" office:value="0">
            <text:p>0.00</text:p>
          </table:table-cell>
          <table:table-cell table:formula="of:=[.E282]&gt;[.E281]" office:value-type="float" office:value="1">
            <text:p>1.00</text:p>
          </table:table-cell>
          <table:table-cell table:formula="of:=IF(SUM([.U282:.W282])&gt;1;[.A282];&quot;-&quot;)" office:value-type="float" office:value="281">
            <text:p>281.00</text:p>
          </table:table-cell>
          <table:table-cell table:number-columns-repeated="1000"/>
        </table:table-row>
        <table:table-row table:style-name="ro1">
          <table:table-cell office:value-type="float" office:value="282">
            <text:p>282.00</text:p>
          </table:table-cell>
          <table:table-cell/>
          <table:table-cell office:value-type="float" office:value="73.61">
            <text:p>73.61</text:p>
          </table:table-cell>
          <table:table-cell office:value-type="float" office:value="107.21">
            <text:p>107.21</text:p>
          </table:table-cell>
          <table:table-cell office:value-type="float" office:value="130.33">
            <text:p>130.33</text:p>
          </table:table-cell>
          <table:table-cell/>
          <table:table-cell table:style-name="ce2" table:formula="of:=IF([.H282]&lt;1000;IF([.I282]&gt;[.I281];0;[.G282]);IF(AND([.E282]&lt;[.E281]; [.E281]&lt;[.E280]);FLOOR(1000/[.E283];1)+[.G282];IF([.I282]&gt;[.I281];0;[.G282])))" office:value-type="float" office:value="14">
            <text:p>14.00</text:p>
          </table:table-cell>
          <table:table-cell table:formula="of:=IF([.G283]&lt;&gt;[.G282];[.H282]-([.E283]*([.G283]-[.G282]));[.H282])" office:value-type="float" office:value="4312.08">
            <text:p>4312.08</text:p>
          </table:table-cell>
          <table:table-cell table:formula="of:=IF([.E283]&gt;[.I282];[.E283];[.I282])" office:value-type="float" office:value="135">
            <text:p>135.00</text:p>
          </table:table-cell>
          <table:table-cell table:formula="of:=IF([.H283]&lt;[.H282];[.J282]+1;[.J282])" office:value-type="float" office:value="18">
            <text:p>18.00</text:p>
          </table:table-cell>
          <table:table-cell table:number-columns-repeated="2"/>
          <table:table-cell table:formula="of:=IF([.C283]&gt;[.C282];[.M282]+1;0)" office:value-type="float" office:value="3">
            <text:p>3.00</text:p>
          </table:table-cell>
          <table:table-cell table:formula="of:=IF([.D283]&gt;[.D282];[.N282]+1;0)" office:value-type="float" office:value="0">
            <text:p>0.00</text:p>
          </table:table-cell>
          <table:table-cell table:formula="of:=IF([.E283]&gt;[.E282];[.O282]+1;0)" office:value-type="float" office:value="2">
            <text:p>2.00</text:p>
          </table:table-cell>
          <table:table-cell table:number-columns-repeated="5"/>
          <table:table-cell table:formula="of:=[.C283]&gt;[.C282]" office:value-type="float" office:value="1">
            <text:p>1.00</text:p>
          </table:table-cell>
          <table:table-cell table:formula="of:=[.D283]&gt;[.D282]" office:value-type="float" office:value="0">
            <text:p>0.00</text:p>
          </table:table-cell>
          <table:table-cell table:formula="of:=[.E283]&gt;[.E282]" office:value-type="float" office:value="1">
            <text:p>1.00</text:p>
          </table:table-cell>
          <table:table-cell table:formula="of:=IF(SUM([.U283:.W283])&gt;1;[.A283];&quot;-&quot;)" office:value-type="float" office:value="282">
            <text:p>282.00</text:p>
          </table:table-cell>
          <table:table-cell table:number-columns-repeated="1000"/>
        </table:table-row>
        <table:table-row table:style-name="ro1">
          <table:table-cell office:value-type="float" office:value="283">
            <text:p>283.00</text:p>
          </table:table-cell>
          <table:table-cell/>
          <table:table-cell office:value-type="float" office:value="74.5">
            <text:p>74.50</text:p>
          </table:table-cell>
          <table:table-cell office:value-type="float" office:value="107.13">
            <text:p>107.13</text:p>
          </table:table-cell>
          <table:table-cell office:value-type="float" office:value="130.64">
            <text:p>130.64</text:p>
          </table:table-cell>
          <table:table-cell/>
          <table:table-cell table:style-name="ce2" table:formula="of:=IF([.H283]&lt;1000;IF([.I283]&gt;[.I282];0;[.G283]);IF(AND([.E283]&lt;[.E282]; [.E282]&lt;[.E281]);FLOOR(1000/[.E284];1)+[.G283];IF([.I283]&gt;[.I282];0;[.G283])))" office:value-type="float" office:value="14">
            <text:p>14.00</text:p>
          </table:table-cell>
          <table:table-cell table:formula="of:=IF([.G284]&lt;&gt;[.G283];[.H283]-([.E284]*([.G284]-[.G283]));[.H283])" office:value-type="float" office:value="4312.08">
            <text:p>4312.08</text:p>
          </table:table-cell>
          <table:table-cell table:formula="of:=IF([.E284]&gt;[.I283];[.E284];[.I283])" office:value-type="float" office:value="135">
            <text:p>135.00</text:p>
          </table:table-cell>
          <table:table-cell table:formula="of:=IF([.H284]&lt;[.H283];[.J283]+1;[.J283])" office:value-type="float" office:value="18">
            <text:p>18.00</text:p>
          </table:table-cell>
          <table:table-cell table:number-columns-repeated="2"/>
          <table:table-cell table:formula="of:=IF([.C284]&gt;[.C283];[.M283]+1;0)" office:value-type="float" office:value="4">
            <text:p>4.00</text:p>
          </table:table-cell>
          <table:table-cell table:formula="of:=IF([.D284]&gt;[.D283];[.N283]+1;0)" office:value-type="float" office:value="0">
            <text:p>0.00</text:p>
          </table:table-cell>
          <table:table-cell table:formula="of:=IF([.E284]&gt;[.E283];[.O283]+1;0)" office:value-type="float" office:value="3">
            <text:p>3.00</text:p>
          </table:table-cell>
          <table:table-cell table:number-columns-repeated="5"/>
          <table:table-cell table:formula="of:=[.C284]&gt;[.C283]" office:value-type="float" office:value="1">
            <text:p>1.00</text:p>
          </table:table-cell>
          <table:table-cell table:formula="of:=[.D284]&gt;[.D283]" office:value-type="float" office:value="0">
            <text:p>0.00</text:p>
          </table:table-cell>
          <table:table-cell table:formula="of:=[.E284]&gt;[.E283]" office:value-type="float" office:value="1">
            <text:p>1.00</text:p>
          </table:table-cell>
          <table:table-cell table:formula="of:=IF(SUM([.U284:.W284])&gt;1;[.A284];&quot;-&quot;)" office:value-type="float" office:value="283">
            <text:p>283.00</text:p>
          </table:table-cell>
          <table:table-cell table:number-columns-repeated="1000"/>
        </table:table-row>
        <table:table-row table:style-name="ro1">
          <table:table-cell office:value-type="float" office:value="284">
            <text:p>284.00</text:p>
          </table:table-cell>
          <table:table-cell/>
          <table:table-cell office:value-type="float" office:value="76.24">
            <text:p>76.24</text:p>
          </table:table-cell>
          <table:table-cell office:value-type="float" office:value="109.71">
            <text:p>109.71</text:p>
          </table:table-cell>
          <table:table-cell office:value-type="float" office:value="130.78">
            <text:p>130.78</text:p>
          </table:table-cell>
          <table:table-cell/>
          <table:table-cell table:style-name="ce2" table:formula="of:=IF([.H284]&lt;1000;IF([.I284]&gt;[.I283];0;[.G284]);IF(AND([.E284]&lt;[.E283]; [.E283]&lt;[.E282]);FLOOR(1000/[.E285];1)+[.G284];IF([.I284]&gt;[.I283];0;[.G284])))" office:value-type="float" office:value="14">
            <text:p>14.00</text:p>
          </table:table-cell>
          <table:table-cell table:formula="of:=IF([.G285]&lt;&gt;[.G284];[.H284]-([.E285]*([.G285]-[.G284]));[.H284])" office:value-type="float" office:value="4312.08">
            <text:p>4312.08</text:p>
          </table:table-cell>
          <table:table-cell table:formula="of:=IF([.E285]&gt;[.I284];[.E285];[.I284])" office:value-type="float" office:value="135">
            <text:p>135.00</text:p>
          </table:table-cell>
          <table:table-cell table:formula="of:=IF([.H285]&lt;[.H284];[.J284]+1;[.J284])" office:value-type="float" office:value="18">
            <text:p>18.00</text:p>
          </table:table-cell>
          <table:table-cell table:number-columns-repeated="2"/>
          <table:table-cell table:formula="of:=IF([.C285]&gt;[.C284];[.M284]+1;0)" office:value-type="float" office:value="5">
            <text:p>5.00</text:p>
          </table:table-cell>
          <table:table-cell table:formula="of:=IF([.D285]&gt;[.D284];[.N284]+1;0)" office:value-type="float" office:value="1">
            <text:p>1.00</text:p>
          </table:table-cell>
          <table:table-cell table:formula="of:=IF([.E285]&gt;[.E284];[.O284]+1;0)" office:value-type="float" office:value="4">
            <text:p>4.00</text:p>
          </table:table-cell>
          <table:table-cell table:number-columns-repeated="5"/>
          <table:table-cell table:formula="of:=[.C285]&gt;[.C284]" office:value-type="float" office:value="1">
            <text:p>1.00</text:p>
          </table:table-cell>
          <table:table-cell table:formula="of:=[.D285]&gt;[.D284]" office:value-type="float" office:value="1">
            <text:p>1.00</text:p>
          </table:table-cell>
          <table:table-cell table:formula="of:=[.E285]&gt;[.E284]" office:value-type="float" office:value="1">
            <text:p>1.00</text:p>
          </table:table-cell>
          <table:table-cell table:formula="of:=IF(SUM([.U285:.W285])&gt;1;[.A285];&quot;-&quot;)" office:value-type="float" office:value="284">
            <text:p>284.00</text:p>
          </table:table-cell>
          <table:table-cell table:number-columns-repeated="1000"/>
        </table:table-row>
        <table:table-row table:style-name="ro1">
          <table:table-cell office:value-type="float" office:value="285">
            <text:p>285.00</text:p>
          </table:table-cell>
          <table:table-cell/>
          <table:table-cell office:value-type="float" office:value="76.92">
            <text:p>76.92</text:p>
          </table:table-cell>
          <table:table-cell office:value-type="float" office:value="109.26">
            <text:p>109.26</text:p>
          </table:table-cell>
          <table:table-cell office:value-type="float" office:value="129.14">
            <text:p>129.14</text:p>
          </table:table-cell>
          <table:table-cell/>
          <table:table-cell table:style-name="ce2" table:formula="of:=IF([.H285]&lt;1000;IF([.I285]&gt;[.I284];0;[.G285]);IF(AND([.E285]&lt;[.E284]; [.E284]&lt;[.E283]);FLOOR(1000/[.E286];1)+[.G285];IF([.I285]&gt;[.I284];0;[.G285])))" office:value-type="float" office:value="14">
            <text:p>14.00</text:p>
          </table:table-cell>
          <table:table-cell table:formula="of:=IF([.G286]&lt;&gt;[.G285];[.H285]-([.E286]*([.G286]-[.G285]));[.H285])" office:value-type="float" office:value="4312.08">
            <text:p>4312.08</text:p>
          </table:table-cell>
          <table:table-cell table:formula="of:=IF([.E286]&gt;[.I285];[.E286];[.I285])" office:value-type="float" office:value="135">
            <text:p>135.00</text:p>
          </table:table-cell>
          <table:table-cell table:formula="of:=IF([.H286]&lt;[.H285];[.J285]+1;[.J285])" office:value-type="float" office:value="18">
            <text:p>18.00</text:p>
          </table:table-cell>
          <table:table-cell table:number-columns-repeated="2"/>
          <table:table-cell table:formula="of:=IF([.C286]&gt;[.C285];[.M285]+1;0)" office:value-type="float" office:value="6">
            <text:p>6.00</text:p>
          </table:table-cell>
          <table:table-cell table:formula="of:=IF([.D286]&gt;[.D285];[.N285]+1;0)" office:value-type="float" office:value="0">
            <text:p>0.00</text:p>
          </table:table-cell>
          <table:table-cell table:formula="of:=IF([.E286]&gt;[.E285];[.O285]+1;0)" office:value-type="float" office:value="0">
            <text:p>0.00</text:p>
          </table:table-cell>
          <table:table-cell table:number-columns-repeated="5"/>
          <table:table-cell table:formula="of:=[.C286]&gt;[.C285]" office:value-type="float" office:value="1">
            <text:p>1.00</text:p>
          </table:table-cell>
          <table:table-cell table:formula="of:=[.D286]&gt;[.D285]" office:value-type="float" office:value="0">
            <text:p>0.00</text:p>
          </table:table-cell>
          <table:table-cell table:formula="of:=[.E286]&gt;[.E285]" office:value-type="float" office:value="0">
            <text:p>0.00</text:p>
          </table:table-cell>
          <table:table-cell table:formula="of:=IF(SUM([.U286:.W286])&gt;1;[.A28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86">
            <text:p>286.00</text:p>
          </table:table-cell>
          <table:table-cell/>
          <table:table-cell office:value-type="float" office:value="78.94">
            <text:p>78.94</text:p>
          </table:table-cell>
          <table:table-cell office:value-type="float" office:value="108.08">
            <text:p>108.08</text:p>
          </table:table-cell>
          <table:table-cell office:value-type="float" office:value="130.85">
            <text:p>130.85</text:p>
          </table:table-cell>
          <table:table-cell/>
          <table:table-cell table:style-name="ce2" table:formula="of:=IF([.H286]&lt;1000;IF([.I286]&gt;[.I285];0;[.G286]);IF(AND([.E286]&lt;[.E285]; [.E285]&lt;[.E284]);FLOOR(1000/[.E287];1)+[.G286];IF([.I286]&gt;[.I285];0;[.G286])))" office:value-type="float" office:value="14">
            <text:p>14.00</text:p>
          </table:table-cell>
          <table:table-cell table:formula="of:=IF([.G287]&lt;&gt;[.G286];[.H286]-([.E287]*([.G287]-[.G286]));[.H286])" office:value-type="float" office:value="4312.08">
            <text:p>4312.08</text:p>
          </table:table-cell>
          <table:table-cell table:formula="of:=IF([.E287]&gt;[.I286];[.E287];[.I286])" office:value-type="float" office:value="135">
            <text:p>135.00</text:p>
          </table:table-cell>
          <table:table-cell table:formula="of:=IF([.H287]&lt;[.H286];[.J286]+1;[.J286])" office:value-type="float" office:value="18">
            <text:p>18.00</text:p>
          </table:table-cell>
          <table:table-cell table:number-columns-repeated="2"/>
          <table:table-cell table:formula="of:=IF([.C287]&gt;[.C286];[.M286]+1;0)" office:value-type="float" office:value="7">
            <text:p>7.00</text:p>
          </table:table-cell>
          <table:table-cell table:formula="of:=IF([.D287]&gt;[.D286];[.N286]+1;0)" office:value-type="float" office:value="0">
            <text:p>0.00</text:p>
          </table:table-cell>
          <table:table-cell table:formula="of:=IF([.E287]&gt;[.E286];[.O286]+1;0)" office:value-type="float" office:value="1">
            <text:p>1.00</text:p>
          </table:table-cell>
          <table:table-cell table:number-columns-repeated="5"/>
          <table:table-cell table:formula="of:=[.C287]&gt;[.C286]" office:value-type="float" office:value="1">
            <text:p>1.00</text:p>
          </table:table-cell>
          <table:table-cell table:formula="of:=[.D287]&gt;[.D286]" office:value-type="float" office:value="0">
            <text:p>0.00</text:p>
          </table:table-cell>
          <table:table-cell table:formula="of:=[.E287]&gt;[.E286]" office:value-type="float" office:value="1">
            <text:p>1.00</text:p>
          </table:table-cell>
          <table:table-cell table:formula="of:=IF(SUM([.U287:.W287])&gt;1;[.A287];&quot;-&quot;)" office:value-type="float" office:value="286">
            <text:p>286.00</text:p>
          </table:table-cell>
          <table:table-cell table:number-columns-repeated="1000"/>
        </table:table-row>
        <table:table-row table:style-name="ro1">
          <table:table-cell office:value-type="float" office:value="287">
            <text:p>287.00</text:p>
          </table:table-cell>
          <table:table-cell/>
          <table:table-cell office:value-type="float" office:value="77.64">
            <text:p>77.64</text:p>
          </table:table-cell>
          <table:table-cell office:value-type="float" office:value="107.52">
            <text:p>107.52</text:p>
          </table:table-cell>
          <table:table-cell office:value-type="float" office:value="131.24">
            <text:p>131.24</text:p>
          </table:table-cell>
          <table:table-cell/>
          <table:table-cell table:style-name="ce2" table:formula="of:=IF([.H287]&lt;1000;IF([.I287]&gt;[.I286];0;[.G287]);IF(AND([.E287]&lt;[.E286]; [.E286]&lt;[.E285]);FLOOR(1000/[.E288];1)+[.G287];IF([.I287]&gt;[.I286];0;[.G287])))" office:value-type="float" office:value="14">
            <text:p>14.00</text:p>
          </table:table-cell>
          <table:table-cell table:formula="of:=IF([.G288]&lt;&gt;[.G287];[.H287]-([.E288]*([.G288]-[.G287]));[.H287])" office:value-type="float" office:value="4312.08">
            <text:p>4312.08</text:p>
          </table:table-cell>
          <table:table-cell table:formula="of:=IF([.E288]&gt;[.I287];[.E288];[.I287])" office:value-type="float" office:value="135">
            <text:p>135.00</text:p>
          </table:table-cell>
          <table:table-cell table:formula="of:=IF([.H288]&lt;[.H287];[.J287]+1;[.J287])" office:value-type="float" office:value="18">
            <text:p>18.00</text:p>
          </table:table-cell>
          <table:table-cell table:number-columns-repeated="2"/>
          <table:table-cell table:formula="of:=IF([.C288]&gt;[.C287];[.M287]+1;0)" office:value-type="float" office:value="0">
            <text:p>0.00</text:p>
          </table:table-cell>
          <table:table-cell table:formula="of:=IF([.D288]&gt;[.D287];[.N287]+1;0)" office:value-type="float" office:value="0">
            <text:p>0.00</text:p>
          </table:table-cell>
          <table:table-cell table:formula="of:=IF([.E288]&gt;[.E287];[.O287]+1;0)" office:value-type="float" office:value="2">
            <text:p>2.00</text:p>
          </table:table-cell>
          <table:table-cell table:number-columns-repeated="5"/>
          <table:table-cell table:formula="of:=[.C288]&gt;[.C287]" office:value-type="float" office:value="0">
            <text:p>0.00</text:p>
          </table:table-cell>
          <table:table-cell table:formula="of:=[.D288]&gt;[.D287]" office:value-type="float" office:value="0">
            <text:p>0.00</text:p>
          </table:table-cell>
          <table:table-cell table:formula="of:=[.E288]&gt;[.E287]" office:value-type="float" office:value="1">
            <text:p>1.00</text:p>
          </table:table-cell>
          <table:table-cell table:formula="of:=IF(SUM([.U288:.W288])&gt;1;[.A28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88">
            <text:p>288.00</text:p>
          </table:table-cell>
          <table:table-cell/>
          <table:table-cell office:value-type="float" office:value="76.14">
            <text:p>76.14</text:p>
          </table:table-cell>
          <table:table-cell office:value-type="float" office:value="107.35">
            <text:p>107.35</text:p>
          </table:table-cell>
          <table:table-cell office:value-type="float" office:value="131.37">
            <text:p>131.37</text:p>
          </table:table-cell>
          <table:table-cell/>
          <table:table-cell table:style-name="ce2" table:formula="of:=IF([.H288]&lt;1000;IF([.I288]&gt;[.I287];0;[.G288]);IF(AND([.E288]&lt;[.E287]; [.E287]&lt;[.E286]);FLOOR(1000/[.E289];1)+[.G288];IF([.I288]&gt;[.I287];0;[.G288])))" office:value-type="float" office:value="14">
            <text:p>14.00</text:p>
          </table:table-cell>
          <table:table-cell table:formula="of:=IF([.G289]&lt;&gt;[.G288];[.H288]-([.E289]*([.G289]-[.G288]));[.H288])" office:value-type="float" office:value="4312.08">
            <text:p>4312.08</text:p>
          </table:table-cell>
          <table:table-cell table:formula="of:=IF([.E289]&gt;[.I288];[.E289];[.I288])" office:value-type="float" office:value="135">
            <text:p>135.00</text:p>
          </table:table-cell>
          <table:table-cell table:formula="of:=IF([.H289]&lt;[.H288];[.J288]+1;[.J288])" office:value-type="float" office:value="18">
            <text:p>18.00</text:p>
          </table:table-cell>
          <table:table-cell table:number-columns-repeated="2"/>
          <table:table-cell table:formula="of:=IF([.C289]&gt;[.C288];[.M288]+1;0)" office:value-type="float" office:value="0">
            <text:p>0.00</text:p>
          </table:table-cell>
          <table:table-cell table:formula="of:=IF([.D289]&gt;[.D288];[.N288]+1;0)" office:value-type="float" office:value="0">
            <text:p>0.00</text:p>
          </table:table-cell>
          <table:table-cell table:formula="of:=IF([.E289]&gt;[.E288];[.O288]+1;0)" office:value-type="float" office:value="3">
            <text:p>3.00</text:p>
          </table:table-cell>
          <table:table-cell table:number-columns-repeated="5"/>
          <table:table-cell table:formula="of:=[.C289]&gt;[.C288]" office:value-type="float" office:value="0">
            <text:p>0.00</text:p>
          </table:table-cell>
          <table:table-cell table:formula="of:=[.D289]&gt;[.D288]" office:value-type="float" office:value="0">
            <text:p>0.00</text:p>
          </table:table-cell>
          <table:table-cell table:formula="of:=[.E289]&gt;[.E288]" office:value-type="float" office:value="1">
            <text:p>1.00</text:p>
          </table:table-cell>
          <table:table-cell table:formula="of:=IF(SUM([.U289:.W289])&gt;1;[.A28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89">
            <text:p>289.00</text:p>
          </table:table-cell>
          <table:table-cell/>
          <table:table-cell office:value-type="float" office:value="74.72">
            <text:p>74.72</text:p>
          </table:table-cell>
          <table:table-cell office:value-type="float" office:value="105.74">
            <text:p>105.74</text:p>
          </table:table-cell>
          <table:table-cell office:value-type="float" office:value="129.88">
            <text:p>129.88</text:p>
          </table:table-cell>
          <table:table-cell/>
          <table:table-cell table:style-name="ce2" table:formula="of:=IF([.H289]&lt;1000;IF([.I289]&gt;[.I288];0;[.G289]);IF(AND([.E289]&lt;[.E288]; [.E288]&lt;[.E287]);FLOOR(1000/[.E290];1)+[.G289];IF([.I289]&gt;[.I288];0;[.G289])))" office:value-type="float" office:value="14">
            <text:p>14.00</text:p>
          </table:table-cell>
          <table:table-cell table:formula="of:=IF([.G290]&lt;&gt;[.G289];[.H289]-([.E290]*([.G290]-[.G289]));[.H289])" office:value-type="float" office:value="4312.08">
            <text:p>4312.08</text:p>
          </table:table-cell>
          <table:table-cell table:formula="of:=IF([.E290]&gt;[.I289];[.E290];[.I289])" office:value-type="float" office:value="135">
            <text:p>135.00</text:p>
          </table:table-cell>
          <table:table-cell table:formula="of:=IF([.H290]&lt;[.H289];[.J289]+1;[.J289])" office:value-type="float" office:value="18">
            <text:p>18.00</text:p>
          </table:table-cell>
          <table:table-cell table:number-columns-repeated="2"/>
          <table:table-cell table:formula="of:=IF([.C290]&gt;[.C289];[.M289]+1;0)" office:value-type="float" office:value="0">
            <text:p>0.00</text:p>
          </table:table-cell>
          <table:table-cell table:formula="of:=IF([.D290]&gt;[.D289];[.N289]+1;0)" office:value-type="float" office:value="0">
            <text:p>0.00</text:p>
          </table:table-cell>
          <table:table-cell table:formula="of:=IF([.E290]&gt;[.E289];[.O289]+1;0)" office:value-type="float" office:value="0">
            <text:p>0.00</text:p>
          </table:table-cell>
          <table:table-cell table:number-columns-repeated="5"/>
          <table:table-cell table:formula="of:=[.C290]&gt;[.C289]" office:value-type="float" office:value="0">
            <text:p>0.00</text:p>
          </table:table-cell>
          <table:table-cell table:formula="of:=[.D290]&gt;[.D289]" office:value-type="float" office:value="0">
            <text:p>0.00</text:p>
          </table:table-cell>
          <table:table-cell table:formula="of:=[.E290]&gt;[.E289]" office:value-type="float" office:value="0">
            <text:p>0.00</text:p>
          </table:table-cell>
          <table:table-cell table:formula="of:=IF(SUM([.U290:.W290])&gt;1;[.A29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0">
            <text:p>290.00</text:p>
          </table:table-cell>
          <table:table-cell/>
          <table:table-cell office:value-type="float" office:value="73.02">
            <text:p>73.02</text:p>
          </table:table-cell>
          <table:table-cell office:value-type="float" office:value="105.32">
            <text:p>105.32</text:p>
          </table:table-cell>
          <table:table-cell office:value-type="float" office:value="131.79">
            <text:p>131.79</text:p>
          </table:table-cell>
          <table:table-cell/>
          <table:table-cell table:style-name="ce2" table:formula="of:=IF([.H290]&lt;1000;IF([.I290]&gt;[.I289];0;[.G290]);IF(AND([.E290]&lt;[.E289]; [.E289]&lt;[.E288]);FLOOR(1000/[.E291];1)+[.G290];IF([.I290]&gt;[.I289];0;[.G290])))" office:value-type="float" office:value="14">
            <text:p>14.00</text:p>
          </table:table-cell>
          <table:table-cell table:formula="of:=IF([.G291]&lt;&gt;[.G290];[.H290]-([.E291]*([.G291]-[.G290]));[.H290])" office:value-type="float" office:value="4312.08">
            <text:p>4312.08</text:p>
          </table:table-cell>
          <table:table-cell table:formula="of:=IF([.E291]&gt;[.I290];[.E291];[.I290])" office:value-type="float" office:value="135">
            <text:p>135.00</text:p>
          </table:table-cell>
          <table:table-cell table:formula="of:=IF([.H291]&lt;[.H290];[.J290]+1;[.J290])" office:value-type="float" office:value="18">
            <text:p>18.00</text:p>
          </table:table-cell>
          <table:table-cell table:number-columns-repeated="2"/>
          <table:table-cell table:formula="of:=IF([.C291]&gt;[.C290];[.M290]+1;0)" office:value-type="float" office:value="0">
            <text:p>0.00</text:p>
          </table:table-cell>
          <table:table-cell table:formula="of:=IF([.D291]&gt;[.D290];[.N290]+1;0)" office:value-type="float" office:value="0">
            <text:p>0.00</text:p>
          </table:table-cell>
          <table:table-cell table:formula="of:=IF([.E291]&gt;[.E290];[.O290]+1;0)" office:value-type="float" office:value="1">
            <text:p>1.00</text:p>
          </table:table-cell>
          <table:table-cell table:number-columns-repeated="5"/>
          <table:table-cell table:formula="of:=[.C291]&gt;[.C290]" office:value-type="float" office:value="0">
            <text:p>0.00</text:p>
          </table:table-cell>
          <table:table-cell table:formula="of:=[.D291]&gt;[.D290]" office:value-type="float" office:value="0">
            <text:p>0.00</text:p>
          </table:table-cell>
          <table:table-cell table:formula="of:=[.E291]&gt;[.E290]" office:value-type="float" office:value="1">
            <text:p>1.00</text:p>
          </table:table-cell>
          <table:table-cell table:formula="of:=IF(SUM([.U291:.W291])&gt;1;[.A29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1">
            <text:p>291.00</text:p>
          </table:table-cell>
          <table:table-cell/>
          <table:table-cell office:value-type="float" office:value="73.42">
            <text:p>73.42</text:p>
          </table:table-cell>
          <table:table-cell office:value-type="float" office:value="103.92">
            <text:p>103.92</text:p>
          </table:table-cell>
          <table:table-cell office:value-type="float" office:value="129.98">
            <text:p>129.98</text:p>
          </table:table-cell>
          <table:table-cell/>
          <table:table-cell table:style-name="ce2" table:formula="of:=IF([.H291]&lt;1000;IF([.I291]&gt;[.I290];0;[.G291]);IF(AND([.E291]&lt;[.E290]; [.E290]&lt;[.E289]);FLOOR(1000/[.E292];1)+[.G291];IF([.I291]&gt;[.I290];0;[.G291])))" office:value-type="float" office:value="14">
            <text:p>14.00</text:p>
          </table:table-cell>
          <table:table-cell table:formula="of:=IF([.G292]&lt;&gt;[.G291];[.H291]-([.E292]*([.G292]-[.G291]));[.H291])" office:value-type="float" office:value="4312.08">
            <text:p>4312.08</text:p>
          </table:table-cell>
          <table:table-cell table:formula="of:=IF([.E292]&gt;[.I291];[.E292];[.I291])" office:value-type="float" office:value="135">
            <text:p>135.00</text:p>
          </table:table-cell>
          <table:table-cell table:formula="of:=IF([.H292]&lt;[.H291];[.J291]+1;[.J291])" office:value-type="float" office:value="18">
            <text:p>18.00</text:p>
          </table:table-cell>
          <table:table-cell table:number-columns-repeated="2"/>
          <table:table-cell table:formula="of:=IF([.C292]&gt;[.C291];[.M291]+1;0)" office:value-type="float" office:value="1">
            <text:p>1.00</text:p>
          </table:table-cell>
          <table:table-cell table:formula="of:=IF([.D292]&gt;[.D291];[.N291]+1;0)" office:value-type="float" office:value="0">
            <text:p>0.00</text:p>
          </table:table-cell>
          <table:table-cell table:formula="of:=IF([.E292]&gt;[.E291];[.O291]+1;0)" office:value-type="float" office:value="0">
            <text:p>0.00</text:p>
          </table:table-cell>
          <table:table-cell table:number-columns-repeated="5"/>
          <table:table-cell table:formula="of:=[.C292]&gt;[.C291]" office:value-type="float" office:value="1">
            <text:p>1.00</text:p>
          </table:table-cell>
          <table:table-cell table:formula="of:=[.D292]&gt;[.D291]" office:value-type="float" office:value="0">
            <text:p>0.00</text:p>
          </table:table-cell>
          <table:table-cell table:formula="of:=[.E292]&gt;[.E291]" office:value-type="float" office:value="0">
            <text:p>0.00</text:p>
          </table:table-cell>
          <table:table-cell table:formula="of:=IF(SUM([.U292:.W292])&gt;1;[.A29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2">
            <text:p>292.00</text:p>
          </table:table-cell>
          <table:table-cell/>
          <table:table-cell office:value-type="float" office:value="71.85">
            <text:p>71.85</text:p>
          </table:table-cell>
          <table:table-cell office:value-type="float" office:value="103.17">
            <text:p>103.17</text:p>
          </table:table-cell>
          <table:table-cell office:value-type="float" office:value="130.77">
            <text:p>130.77</text:p>
          </table:table-cell>
          <table:table-cell/>
          <table:table-cell table:style-name="ce2" table:formula="of:=IF([.H292]&lt;1000;IF([.I292]&gt;[.I291];0;[.G292]);IF(AND([.E292]&lt;[.E291]; [.E291]&lt;[.E290]);FLOOR(1000/[.E293];1)+[.G292];IF([.I292]&gt;[.I291];0;[.G292])))" office:value-type="float" office:value="14">
            <text:p>14.00</text:p>
          </table:table-cell>
          <table:table-cell table:formula="of:=IF([.G293]&lt;&gt;[.G292];[.H292]-([.E293]*([.G293]-[.G292]));[.H292])" office:value-type="float" office:value="4312.08">
            <text:p>4312.08</text:p>
          </table:table-cell>
          <table:table-cell table:formula="of:=IF([.E293]&gt;[.I292];[.E293];[.I292])" office:value-type="float" office:value="135">
            <text:p>135.00</text:p>
          </table:table-cell>
          <table:table-cell table:formula="of:=IF([.H293]&lt;[.H292];[.J292]+1;[.J292])" office:value-type="float" office:value="18">
            <text:p>18.00</text:p>
          </table:table-cell>
          <table:table-cell table:number-columns-repeated="2"/>
          <table:table-cell table:formula="of:=IF([.C293]&gt;[.C292];[.M292]+1;0)" office:value-type="float" office:value="0">
            <text:p>0.00</text:p>
          </table:table-cell>
          <table:table-cell table:formula="of:=IF([.D293]&gt;[.D292];[.N292]+1;0)" office:value-type="float" office:value="0">
            <text:p>0.00</text:p>
          </table:table-cell>
          <table:table-cell table:formula="of:=IF([.E293]&gt;[.E292];[.O292]+1;0)" office:value-type="float" office:value="1">
            <text:p>1.00</text:p>
          </table:table-cell>
          <table:table-cell table:number-columns-repeated="5"/>
          <table:table-cell table:formula="of:=[.C293]&gt;[.C292]" office:value-type="float" office:value="0">
            <text:p>0.00</text:p>
          </table:table-cell>
          <table:table-cell table:formula="of:=[.D293]&gt;[.D292]" office:value-type="float" office:value="0">
            <text:p>0.00</text:p>
          </table:table-cell>
          <table:table-cell table:formula="of:=[.E293]&gt;[.E292]" office:value-type="float" office:value="1">
            <text:p>1.00</text:p>
          </table:table-cell>
          <table:table-cell table:formula="of:=IF(SUM([.U293:.W293])&gt;1;[.A29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3">
            <text:p>293.00</text:p>
          </table:table-cell>
          <table:table-cell/>
          <table:table-cell office:value-type="float" office:value="70.02">
            <text:p>70.02</text:p>
          </table:table-cell>
          <table:table-cell office:value-type="float" office:value="102.14">
            <text:p>102.14</text:p>
          </table:table-cell>
          <table:table-cell office:value-type="float" office:value="129.31">
            <text:p>129.31</text:p>
          </table:table-cell>
          <table:table-cell/>
          <table:table-cell table:style-name="ce2" table:formula="of:=IF([.H293]&lt;1000;IF([.I293]&gt;[.I292];0;[.G293]);IF(AND([.E293]&lt;[.E292]; [.E292]&lt;[.E291]);FLOOR(1000/[.E294];1)+[.G293];IF([.I293]&gt;[.I292];0;[.G293])))" office:value-type="float" office:value="14">
            <text:p>14.00</text:p>
          </table:table-cell>
          <table:table-cell table:formula="of:=IF([.G294]&lt;&gt;[.G293];[.H293]-([.E294]*([.G294]-[.G293]));[.H293])" office:value-type="float" office:value="4312.08">
            <text:p>4312.08</text:p>
          </table:table-cell>
          <table:table-cell table:formula="of:=IF([.E294]&gt;[.I293];[.E294];[.I293])" office:value-type="float" office:value="135">
            <text:p>135.00</text:p>
          </table:table-cell>
          <table:table-cell table:formula="of:=IF([.H294]&lt;[.H293];[.J293]+1;[.J293])" office:value-type="float" office:value="18">
            <text:p>18.00</text:p>
          </table:table-cell>
          <table:table-cell table:number-columns-repeated="2"/>
          <table:table-cell table:formula="of:=IF([.C294]&gt;[.C293];[.M293]+1;0)" office:value-type="float" office:value="0">
            <text:p>0.00</text:p>
          </table:table-cell>
          <table:table-cell table:formula="of:=IF([.D294]&gt;[.D293];[.N293]+1;0)" office:value-type="float" office:value="0">
            <text:p>0.00</text:p>
          </table:table-cell>
          <table:table-cell table:formula="of:=IF([.E294]&gt;[.E293];[.O293]+1;0)" office:value-type="float" office:value="0">
            <text:p>0.00</text:p>
          </table:table-cell>
          <table:table-cell table:number-columns-repeated="5"/>
          <table:table-cell table:formula="of:=[.C294]&gt;[.C293]" office:value-type="float" office:value="0">
            <text:p>0.00</text:p>
          </table:table-cell>
          <table:table-cell table:formula="of:=[.D294]&gt;[.D293]" office:value-type="float" office:value="0">
            <text:p>0.00</text:p>
          </table:table-cell>
          <table:table-cell table:formula="of:=[.E294]&gt;[.E293]" office:value-type="float" office:value="0">
            <text:p>0.00</text:p>
          </table:table-cell>
          <table:table-cell table:formula="of:=IF(SUM([.U294:.W294])&gt;1;[.A29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4">
            <text:p>294.00</text:p>
          </table:table-cell>
          <table:table-cell/>
          <table:table-cell office:value-type="float" office:value="68.36">
            <text:p>68.36</text:p>
          </table:table-cell>
          <table:table-cell office:value-type="float" office:value="101.73">
            <text:p>101.73</text:p>
          </table:table-cell>
          <table:table-cell office:value-type="float" office:value="130.67">
            <text:p>130.67</text:p>
          </table:table-cell>
          <table:table-cell/>
          <table:table-cell table:style-name="ce2" table:formula="of:=IF([.H294]&lt;1000;IF([.I294]&gt;[.I293];0;[.G294]);IF(AND([.E294]&lt;[.E293]; [.E293]&lt;[.E292]);FLOOR(1000/[.E295];1)+[.G294];IF([.I294]&gt;[.I293];0;[.G294])))" office:value-type="float" office:value="14">
            <text:p>14.00</text:p>
          </table:table-cell>
          <table:table-cell table:formula="of:=IF([.G295]&lt;&gt;[.G294];[.H294]-([.E295]*([.G295]-[.G294]));[.H294])" office:value-type="float" office:value="4312.08">
            <text:p>4312.08</text:p>
          </table:table-cell>
          <table:table-cell table:formula="of:=IF([.E295]&gt;[.I294];[.E295];[.I294])" office:value-type="float" office:value="135">
            <text:p>135.00</text:p>
          </table:table-cell>
          <table:table-cell table:formula="of:=IF([.H295]&lt;[.H294];[.J294]+1;[.J294])" office:value-type="float" office:value="18">
            <text:p>18.00</text:p>
          </table:table-cell>
          <table:table-cell table:number-columns-repeated="2"/>
          <table:table-cell table:formula="of:=IF([.C295]&gt;[.C294];[.M294]+1;0)" office:value-type="float" office:value="0">
            <text:p>0.00</text:p>
          </table:table-cell>
          <table:table-cell table:formula="of:=IF([.D295]&gt;[.D294];[.N294]+1;0)" office:value-type="float" office:value="0">
            <text:p>0.00</text:p>
          </table:table-cell>
          <table:table-cell table:formula="of:=IF([.E295]&gt;[.E294];[.O294]+1;0)" office:value-type="float" office:value="1">
            <text:p>1.00</text:p>
          </table:table-cell>
          <table:table-cell table:number-columns-repeated="5"/>
          <table:table-cell table:formula="of:=[.C295]&gt;[.C294]" office:value-type="float" office:value="0">
            <text:p>0.00</text:p>
          </table:table-cell>
          <table:table-cell table:formula="of:=[.D295]&gt;[.D294]" office:value-type="float" office:value="0">
            <text:p>0.00</text:p>
          </table:table-cell>
          <table:table-cell table:formula="of:=[.E295]&gt;[.E294]" office:value-type="float" office:value="1">
            <text:p>1.00</text:p>
          </table:table-cell>
          <table:table-cell table:formula="of:=IF(SUM([.U295:.W295])&gt;1;[.A29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5">
            <text:p>295.00</text:p>
          </table:table-cell>
          <table:table-cell/>
          <table:table-cell office:value-type="float" office:value="66.99">
            <text:p>66.99</text:p>
          </table:table-cell>
          <table:table-cell office:value-type="float" office:value="100.39">
            <text:p>100.39</text:p>
          </table:table-cell>
          <table:table-cell office:value-type="float" office:value="128.88">
            <text:p>128.88</text:p>
          </table:table-cell>
          <table:table-cell/>
          <table:table-cell table:style-name="ce2" table:formula="of:=IF([.H295]&lt;1000;IF([.I295]&gt;[.I294];0;[.G295]);IF(AND([.E295]&lt;[.E294]; [.E294]&lt;[.E293]);FLOOR(1000/[.E296];1)+[.G295];IF([.I295]&gt;[.I294];0;[.G295])))" office:value-type="float" office:value="14">
            <text:p>14.00</text:p>
          </table:table-cell>
          <table:table-cell table:formula="of:=IF([.G296]&lt;&gt;[.G295];[.H295]-([.E296]*([.G296]-[.G295]));[.H295])" office:value-type="float" office:value="4312.08">
            <text:p>4312.08</text:p>
          </table:table-cell>
          <table:table-cell table:formula="of:=IF([.E296]&gt;[.I295];[.E296];[.I295])" office:value-type="float" office:value="135">
            <text:p>135.00</text:p>
          </table:table-cell>
          <table:table-cell table:formula="of:=IF([.H296]&lt;[.H295];[.J295]+1;[.J295])" office:value-type="float" office:value="18">
            <text:p>18.00</text:p>
          </table:table-cell>
          <table:table-cell table:number-columns-repeated="2"/>
          <table:table-cell table:formula="of:=IF([.C296]&gt;[.C295];[.M295]+1;0)" office:value-type="float" office:value="0">
            <text:p>0.00</text:p>
          </table:table-cell>
          <table:table-cell table:formula="of:=IF([.D296]&gt;[.D295];[.N295]+1;0)" office:value-type="float" office:value="0">
            <text:p>0.00</text:p>
          </table:table-cell>
          <table:table-cell table:formula="of:=IF([.E296]&gt;[.E295];[.O295]+1;0)" office:value-type="float" office:value="0">
            <text:p>0.00</text:p>
          </table:table-cell>
          <table:table-cell table:number-columns-repeated="5"/>
          <table:table-cell table:formula="of:=[.C296]&gt;[.C295]" office:value-type="float" office:value="0">
            <text:p>0.00</text:p>
          </table:table-cell>
          <table:table-cell table:formula="of:=[.D296]&gt;[.D295]" office:value-type="float" office:value="0">
            <text:p>0.00</text:p>
          </table:table-cell>
          <table:table-cell table:formula="of:=[.E296]&gt;[.E295]" office:value-type="float" office:value="0">
            <text:p>0.00</text:p>
          </table:table-cell>
          <table:table-cell table:formula="of:=IF(SUM([.U296:.W296])&gt;1;[.A29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6">
            <text:p>296.00</text:p>
          </table:table-cell>
          <table:table-cell/>
          <table:table-cell office:value-type="float" office:value="65.94">
            <text:p>65.94</text:p>
          </table:table-cell>
          <table:table-cell office:value-type="float" office:value="98.52">
            <text:p>98.52</text:p>
          </table:table-cell>
          <table:table-cell office:value-type="float" office:value="127.1">
            <text:p>127.10</text:p>
          </table:table-cell>
          <table:table-cell/>
          <table:table-cell table:style-name="ce2" table:formula="of:=IF([.H296]&lt;1000;IF([.I296]&gt;[.I295];0;[.G296]);IF(AND([.E296]&lt;[.E295]; [.E295]&lt;[.E294]);FLOOR(1000/[.E297];1)+[.G296];IF([.I296]&gt;[.I295];0;[.G296])))" office:value-type="float" office:value="14">
            <text:p>14.00</text:p>
          </table:table-cell>
          <table:table-cell table:formula="of:=IF([.G297]&lt;&gt;[.G296];[.H296]-([.E297]*([.G297]-[.G296]));[.H296])" office:value-type="float" office:value="4312.08">
            <text:p>4312.08</text:p>
          </table:table-cell>
          <table:table-cell table:formula="of:=IF([.E297]&gt;[.I296];[.E297];[.I296])" office:value-type="float" office:value="135">
            <text:p>135.00</text:p>
          </table:table-cell>
          <table:table-cell table:formula="of:=IF([.H297]&lt;[.H296];[.J296]+1;[.J296])" office:value-type="float" office:value="18">
            <text:p>18.00</text:p>
          </table:table-cell>
          <table:table-cell table:number-columns-repeated="2"/>
          <table:table-cell table:formula="of:=IF([.C297]&gt;[.C296];[.M296]+1;0)" office:value-type="float" office:value="0">
            <text:p>0.00</text:p>
          </table:table-cell>
          <table:table-cell table:formula="of:=IF([.D297]&gt;[.D296];[.N296]+1;0)" office:value-type="float" office:value="0">
            <text:p>0.00</text:p>
          </table:table-cell>
          <table:table-cell table:formula="of:=IF([.E297]&gt;[.E296];[.O296]+1;0)" office:value-type="float" office:value="0">
            <text:p>0.00</text:p>
          </table:table-cell>
          <table:table-cell table:number-columns-repeated="5"/>
          <table:table-cell table:formula="of:=[.C297]&gt;[.C296]" office:value-type="float" office:value="0">
            <text:p>0.00</text:p>
          </table:table-cell>
          <table:table-cell table:formula="of:=[.D297]&gt;[.D296]" office:value-type="float" office:value="0">
            <text:p>0.00</text:p>
          </table:table-cell>
          <table:table-cell table:formula="of:=[.E297]&gt;[.E296]" office:value-type="float" office:value="0">
            <text:p>0.00</text:p>
          </table:table-cell>
          <table:table-cell table:formula="of:=IF(SUM([.U297:.W297])&gt;1;[.A29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7">
            <text:p>297.00</text:p>
          </table:table-cell>
          <table:table-cell/>
          <table:table-cell office:value-type="float" office:value="64.15">
            <text:p>64.15</text:p>
          </table:table-cell>
          <table:table-cell office:value-type="float" office:value="101.27">
            <text:p>101.27</text:p>
          </table:table-cell>
          <table:table-cell office:value-type="float" office:value="128.56">
            <text:p>128.56</text:p>
          </table:table-cell>
          <table:table-cell/>
          <table:table-cell table:style-name="ce2" table:formula="of:=IF([.H297]&lt;1000;IF([.I297]&gt;[.I296];0;[.G297]);IF(AND([.E297]&lt;[.E296]; [.E296]&lt;[.E295]);FLOOR(1000/[.E298];1)+[.G297];IF([.I297]&gt;[.I296];0;[.G297])))" office:value-type="float" office:value="21">
            <text:p>21.00</text:p>
          </table:table-cell>
          <table:table-cell table:formula="of:=IF([.G298]&lt;&gt;[.G297];[.H297]-([.E298]*([.G298]-[.G297]));[.H297])" office:value-type="float" office:value="3412.16">
            <text:p>3412.16</text:p>
          </table:table-cell>
          <table:table-cell table:formula="of:=IF([.E298]&gt;[.I297];[.E298];[.I297])" office:value-type="float" office:value="135">
            <text:p>135.00</text:p>
          </table:table-cell>
          <table:table-cell table:formula="of:=IF([.H298]&lt;[.H297];[.J297]+1;[.J297])" office:value-type="float" office:value="19">
            <text:p>19.00</text:p>
          </table:table-cell>
          <table:table-cell table:number-columns-repeated="2"/>
          <table:table-cell table:formula="of:=IF([.C298]&gt;[.C297];[.M297]+1;0)" office:value-type="float" office:value="0">
            <text:p>0.00</text:p>
          </table:table-cell>
          <table:table-cell table:formula="of:=IF([.D298]&gt;[.D297];[.N297]+1;0)" office:value-type="float" office:value="1">
            <text:p>1.00</text:p>
          </table:table-cell>
          <table:table-cell table:formula="of:=IF([.E298]&gt;[.E297];[.O297]+1;0)" office:value-type="float" office:value="1">
            <text:p>1.00</text:p>
          </table:table-cell>
          <table:table-cell table:number-columns-repeated="5"/>
          <table:table-cell table:formula="of:=[.C298]&gt;[.C297]" office:value-type="float" office:value="0">
            <text:p>0.00</text:p>
          </table:table-cell>
          <table:table-cell table:formula="of:=[.D298]&gt;[.D297]" office:value-type="float" office:value="1">
            <text:p>1.00</text:p>
          </table:table-cell>
          <table:table-cell table:formula="of:=[.E298]&gt;[.E297]" office:value-type="float" office:value="1">
            <text:p>1.00</text:p>
          </table:table-cell>
          <table:table-cell table:formula="of:=IF(SUM([.U298:.W298])&gt;1;[.A298];&quot;-&quot;)" office:value-type="float" office:value="297">
            <text:p>297.00</text:p>
          </table:table-cell>
          <table:table-cell table:number-columns-repeated="1000"/>
        </table:table-row>
        <table:table-row table:style-name="ro1">
          <table:table-cell office:value-type="float" office:value="298">
            <text:p>298.00</text:p>
          </table:table-cell>
          <table:table-cell/>
          <table:table-cell office:value-type="float" office:value="65.95">
            <text:p>65.95</text:p>
          </table:table-cell>
          <table:table-cell office:value-type="float" office:value="101.23">
            <text:p>101.23</text:p>
          </table:table-cell>
          <table:table-cell office:value-type="float" office:value="126.64">
            <text:p>126.64</text:p>
          </table:table-cell>
          <table:table-cell/>
          <table:table-cell table:style-name="ce2" table:formula="of:=IF([.H298]&lt;1000;IF([.I298]&gt;[.I297];0;[.G298]);IF(AND([.E298]&lt;[.E297]; [.E297]&lt;[.E296]);FLOOR(1000/[.E299];1)+[.G298];IF([.I298]&gt;[.I297];0;[.G298])))" office:value-type="float" office:value="21">
            <text:p>21.00</text:p>
          </table:table-cell>
          <table:table-cell table:formula="of:=IF([.G299]&lt;&gt;[.G298];[.H298]-([.E299]*([.G299]-[.G298]));[.H298])" office:value-type="float" office:value="3412.16">
            <text:p>3412.16</text:p>
          </table:table-cell>
          <table:table-cell table:formula="of:=IF([.E299]&gt;[.I298];[.E299];[.I298])" office:value-type="float" office:value="135">
            <text:p>135.00</text:p>
          </table:table-cell>
          <table:table-cell table:formula="of:=IF([.H299]&lt;[.H298];[.J298]+1;[.J298])" office:value-type="float" office:value="19">
            <text:p>19.00</text:p>
          </table:table-cell>
          <table:table-cell table:number-columns-repeated="2"/>
          <table:table-cell table:formula="of:=IF([.C299]&gt;[.C298];[.M298]+1;0)" office:value-type="float" office:value="1">
            <text:p>1.00</text:p>
          </table:table-cell>
          <table:table-cell table:formula="of:=IF([.D299]&gt;[.D298];[.N298]+1;0)" office:value-type="float" office:value="0">
            <text:p>0.00</text:p>
          </table:table-cell>
          <table:table-cell table:formula="of:=IF([.E299]&gt;[.E298];[.O298]+1;0)" office:value-type="float" office:value="0">
            <text:p>0.00</text:p>
          </table:table-cell>
          <table:table-cell table:number-columns-repeated="5"/>
          <table:table-cell table:formula="of:=[.C299]&gt;[.C298]" office:value-type="float" office:value="1">
            <text:p>1.00</text:p>
          </table:table-cell>
          <table:table-cell table:formula="of:=[.D299]&gt;[.D298]" office:value-type="float" office:value="0">
            <text:p>0.00</text:p>
          </table:table-cell>
          <table:table-cell table:formula="of:=[.E299]&gt;[.E298]" office:value-type="float" office:value="0">
            <text:p>0.00</text:p>
          </table:table-cell>
          <table:table-cell table:formula="of:=IF(SUM([.U299:.W299])&gt;1;[.A29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299">
            <text:p>299.00</text:p>
          </table:table-cell>
          <table:table-cell/>
          <table:table-cell office:value-type="float" office:value="67.45">
            <text:p>67.45</text:p>
          </table:table-cell>
          <table:table-cell office:value-type="float" office:value="100.8">
            <text:p>100.80</text:p>
          </table:table-cell>
          <table:table-cell office:value-type="float" office:value="127.5">
            <text:p>127.50</text:p>
          </table:table-cell>
          <table:table-cell/>
          <table:table-cell table:style-name="ce2" table:formula="of:=IF([.H299]&lt;1000;IF([.I299]&gt;[.I298];0;[.G299]);IF(AND([.E299]&lt;[.E298]; [.E298]&lt;[.E297]);FLOOR(1000/[.E300];1)+[.G299];IF([.I299]&gt;[.I298];0;[.G299])))" office:value-type="float" office:value="21">
            <text:p>21.00</text:p>
          </table:table-cell>
          <table:table-cell table:formula="of:=IF([.G300]&lt;&gt;[.G299];[.H299]-([.E300]*([.G300]-[.G299]));[.H299])" office:value-type="float" office:value="3412.16">
            <text:p>3412.16</text:p>
          </table:table-cell>
          <table:table-cell table:formula="of:=IF([.E300]&gt;[.I299];[.E300];[.I299])" office:value-type="float" office:value="135">
            <text:p>135.00</text:p>
          </table:table-cell>
          <table:table-cell table:formula="of:=IF([.H300]&lt;[.H299];[.J299]+1;[.J299])" office:value-type="float" office:value="19">
            <text:p>19.00</text:p>
          </table:table-cell>
          <table:table-cell table:number-columns-repeated="2"/>
          <table:table-cell table:formula="of:=IF([.C300]&gt;[.C299];[.M299]+1;0)" office:value-type="float" office:value="2">
            <text:p>2.00</text:p>
          </table:table-cell>
          <table:table-cell table:formula="of:=IF([.D300]&gt;[.D299];[.N299]+1;0)" office:value-type="float" office:value="0">
            <text:p>0.00</text:p>
          </table:table-cell>
          <table:table-cell table:formula="of:=IF([.E300]&gt;[.E299];[.O299]+1;0)" office:value-type="float" office:value="1">
            <text:p>1.00</text:p>
          </table:table-cell>
          <table:table-cell table:number-columns-repeated="5"/>
          <table:table-cell table:formula="of:=[.C300]&gt;[.C299]" office:value-type="float" office:value="1">
            <text:p>1.00</text:p>
          </table:table-cell>
          <table:table-cell table:formula="of:=[.D300]&gt;[.D299]" office:value-type="float" office:value="0">
            <text:p>0.00</text:p>
          </table:table-cell>
          <table:table-cell table:formula="of:=[.E300]&gt;[.E299]" office:value-type="float" office:value="1">
            <text:p>1.00</text:p>
          </table:table-cell>
          <table:table-cell table:formula="of:=IF(SUM([.U300:.W300])&gt;1;[.A300];&quot;-&quot;)" office:value-type="float" office:value="299">
            <text:p>299.00</text:p>
          </table:table-cell>
          <table:table-cell table:number-columns-repeated="1000"/>
        </table:table-row>
        <table:table-row table:style-name="ro1">
          <table:table-cell office:value-type="float" office:value="300">
            <text:p>300.00</text:p>
          </table:table-cell>
          <table:table-cell/>
          <table:table-cell office:value-type="float" office:value="65.54">
            <text:p>65.54</text:p>
          </table:table-cell>
          <table:table-cell office:value-type="float" office:value="103.36">
            <text:p>103.36</text:p>
          </table:table-cell>
          <table:table-cell office:value-type="float" office:value="127.51">
            <text:p>127.51</text:p>
          </table:table-cell>
          <table:table-cell/>
          <table:table-cell table:style-name="ce2" table:formula="of:=IF([.H300]&lt;1000;IF([.I300]&gt;[.I299];0;[.G300]);IF(AND([.E300]&lt;[.E299]; [.E299]&lt;[.E298]);FLOOR(1000/[.E301];1)+[.G300];IF([.I300]&gt;[.I299];0;[.G300])))" office:value-type="float" office:value="21">
            <text:p>21.00</text:p>
          </table:table-cell>
          <table:table-cell table:formula="of:=IF([.G301]&lt;&gt;[.G300];[.H300]-([.E301]*([.G301]-[.G300]));[.H300])" office:value-type="float" office:value="3412.16">
            <text:p>3412.16</text:p>
          </table:table-cell>
          <table:table-cell table:formula="of:=IF([.E301]&gt;[.I300];[.E301];[.I300])" office:value-type="float" office:value="135">
            <text:p>135.00</text:p>
          </table:table-cell>
          <table:table-cell table:formula="of:=IF([.H301]&lt;[.H300];[.J300]+1;[.J300])" office:value-type="float" office:value="19">
            <text:p>19.00</text:p>
          </table:table-cell>
          <table:table-cell table:number-columns-repeated="2"/>
          <table:table-cell table:formula="of:=IF([.C301]&gt;[.C300];[.M300]+1;0)" office:value-type="float" office:value="0">
            <text:p>0.00</text:p>
          </table:table-cell>
          <table:table-cell table:formula="of:=IF([.D301]&gt;[.D300];[.N300]+1;0)" office:value-type="float" office:value="1">
            <text:p>1.00</text:p>
          </table:table-cell>
          <table:table-cell table:formula="of:=IF([.E301]&gt;[.E300];[.O300]+1;0)" office:value-type="float" office:value="2">
            <text:p>2.00</text:p>
          </table:table-cell>
          <table:table-cell table:number-columns-repeated="5"/>
          <table:table-cell table:formula="of:=[.C301]&gt;[.C300]" office:value-type="float" office:value="0">
            <text:p>0.00</text:p>
          </table:table-cell>
          <table:table-cell table:formula="of:=[.D301]&gt;[.D300]" office:value-type="float" office:value="1">
            <text:p>1.00</text:p>
          </table:table-cell>
          <table:table-cell table:formula="of:=[.E301]&gt;[.E300]" office:value-type="float" office:value="1">
            <text:p>1.00</text:p>
          </table:table-cell>
          <table:table-cell table:formula="of:=IF(SUM([.U301:.W301])&gt;1;[.A301];&quot;-&quot;)" office:value-type="float" office:value="300">
            <text:p>300.00</text:p>
          </table:table-cell>
          <table:table-cell table:number-columns-repeated="1000"/>
        </table:table-row>
        <table:table-row table:style-name="ro1">
          <table:table-cell office:value-type="float" office:value="301">
            <text:p>301.00</text:p>
          </table:table-cell>
          <table:table-cell/>
          <table:table-cell office:value-type="float" office:value="67.31">
            <text:p>67.31</text:p>
          </table:table-cell>
          <table:table-cell office:value-type="float" office:value="103.09">
            <text:p>103.09</text:p>
          </table:table-cell>
          <table:table-cell office:value-type="float" office:value="128.83">
            <text:p>128.83</text:p>
          </table:table-cell>
          <table:table-cell/>
          <table:table-cell table:style-name="ce2" table:formula="of:=IF([.H301]&lt;1000;IF([.I301]&gt;[.I300];0;[.G301]);IF(AND([.E301]&lt;[.E300]; [.E300]&lt;[.E299]);FLOOR(1000/[.E302];1)+[.G301];IF([.I301]&gt;[.I300];0;[.G301])))" office:value-type="float" office:value="21">
            <text:p>21.00</text:p>
          </table:table-cell>
          <table:table-cell table:formula="of:=IF([.G302]&lt;&gt;[.G301];[.H301]-([.E302]*([.G302]-[.G301]));[.H301])" office:value-type="float" office:value="3412.16">
            <text:p>3412.16</text:p>
          </table:table-cell>
          <table:table-cell table:formula="of:=IF([.E302]&gt;[.I301];[.E302];[.I301])" office:value-type="float" office:value="135">
            <text:p>135.00</text:p>
          </table:table-cell>
          <table:table-cell table:formula="of:=IF([.H302]&lt;[.H301];[.J301]+1;[.J301])" office:value-type="float" office:value="19">
            <text:p>19.00</text:p>
          </table:table-cell>
          <table:table-cell table:number-columns-repeated="2"/>
          <table:table-cell table:formula="of:=IF([.C302]&gt;[.C301];[.M301]+1;0)" office:value-type="float" office:value="1">
            <text:p>1.00</text:p>
          </table:table-cell>
          <table:table-cell table:formula="of:=IF([.D302]&gt;[.D301];[.N301]+1;0)" office:value-type="float" office:value="0">
            <text:p>0.00</text:p>
          </table:table-cell>
          <table:table-cell table:formula="of:=IF([.E302]&gt;[.E301];[.O301]+1;0)" office:value-type="float" office:value="3">
            <text:p>3.00</text:p>
          </table:table-cell>
          <table:table-cell table:number-columns-repeated="5"/>
          <table:table-cell table:formula="of:=[.C302]&gt;[.C301]" office:value-type="float" office:value="1">
            <text:p>1.00</text:p>
          </table:table-cell>
          <table:table-cell table:formula="of:=[.D302]&gt;[.D301]" office:value-type="float" office:value="0">
            <text:p>0.00</text:p>
          </table:table-cell>
          <table:table-cell table:formula="of:=[.E302]&gt;[.E301]" office:value-type="float" office:value="1">
            <text:p>1.00</text:p>
          </table:table-cell>
          <table:table-cell table:formula="of:=IF(SUM([.U302:.W302])&gt;1;[.A302];&quot;-&quot;)" office:value-type="float" office:value="301">
            <text:p>301.00</text:p>
          </table:table-cell>
          <table:table-cell table:number-columns-repeated="1000"/>
        </table:table-row>
        <table:table-row table:style-name="ro1">
          <table:table-cell office:value-type="float" office:value="302">
            <text:p>302.00</text:p>
          </table:table-cell>
          <table:table-cell/>
          <table:table-cell office:value-type="float" office:value="68.48">
            <text:p>68.48</text:p>
          </table:table-cell>
          <table:table-cell office:value-type="float" office:value="101.33">
            <text:p>101.33</text:p>
          </table:table-cell>
          <table:table-cell office:value-type="float" office:value="126.93">
            <text:p>126.93</text:p>
          </table:table-cell>
          <table:table-cell/>
          <table:table-cell table:style-name="ce2" table:formula="of:=IF([.H302]&lt;1000;IF([.I302]&gt;[.I301];0;[.G302]);IF(AND([.E302]&lt;[.E301]; [.E301]&lt;[.E300]);FLOOR(1000/[.E303];1)+[.G302];IF([.I302]&gt;[.I301];0;[.G302])))" office:value-type="float" office:value="21">
            <text:p>21.00</text:p>
          </table:table-cell>
          <table:table-cell table:formula="of:=IF([.G303]&lt;&gt;[.G302];[.H302]-([.E303]*([.G303]-[.G302]));[.H302])" office:value-type="float" office:value="3412.16">
            <text:p>3412.16</text:p>
          </table:table-cell>
          <table:table-cell table:formula="of:=IF([.E303]&gt;[.I302];[.E303];[.I302])" office:value-type="float" office:value="135">
            <text:p>135.00</text:p>
          </table:table-cell>
          <table:table-cell table:formula="of:=IF([.H303]&lt;[.H302];[.J302]+1;[.J302])" office:value-type="float" office:value="19">
            <text:p>19.00</text:p>
          </table:table-cell>
          <table:table-cell table:number-columns-repeated="2"/>
          <table:table-cell table:formula="of:=IF([.C303]&gt;[.C302];[.M302]+1;0)" office:value-type="float" office:value="2">
            <text:p>2.00</text:p>
          </table:table-cell>
          <table:table-cell table:formula="of:=IF([.D303]&gt;[.D302];[.N302]+1;0)" office:value-type="float" office:value="0">
            <text:p>0.00</text:p>
          </table:table-cell>
          <table:table-cell table:formula="of:=IF([.E303]&gt;[.E302];[.O302]+1;0)" office:value-type="float" office:value="0">
            <text:p>0.00</text:p>
          </table:table-cell>
          <table:table-cell table:number-columns-repeated="5"/>
          <table:table-cell table:formula="of:=[.C303]&gt;[.C302]" office:value-type="float" office:value="1">
            <text:p>1.00</text:p>
          </table:table-cell>
          <table:table-cell table:formula="of:=[.D303]&gt;[.D302]" office:value-type="float" office:value="0">
            <text:p>0.00</text:p>
          </table:table-cell>
          <table:table-cell table:formula="of:=[.E303]&gt;[.E302]" office:value-type="float" office:value="0">
            <text:p>0.00</text:p>
          </table:table-cell>
          <table:table-cell table:formula="of:=IF(SUM([.U303:.W303])&gt;1;[.A30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03">
            <text:p>303.00</text:p>
          </table:table-cell>
          <table:table-cell/>
          <table:table-cell office:value-type="float" office:value="70.61">
            <text:p>70.61</text:p>
          </table:table-cell>
          <table:table-cell office:value-type="float" office:value="101.33">
            <text:p>101.33</text:p>
          </table:table-cell>
          <table:table-cell office:value-type="float" office:value="128.9">
            <text:p>128.90</text:p>
          </table:table-cell>
          <table:table-cell/>
          <table:table-cell table:style-name="ce2" table:formula="of:=IF([.H303]&lt;1000;IF([.I303]&gt;[.I302];0;[.G303]);IF(AND([.E303]&lt;[.E302]; [.E302]&lt;[.E301]);FLOOR(1000/[.E304];1)+[.G303];IF([.I303]&gt;[.I302];0;[.G303])))" office:value-type="float" office:value="21">
            <text:p>21.00</text:p>
          </table:table-cell>
          <table:table-cell table:formula="of:=IF([.G304]&lt;&gt;[.G303];[.H303]-([.E304]*([.G304]-[.G303]));[.H303])" office:value-type="float" office:value="3412.16">
            <text:p>3412.16</text:p>
          </table:table-cell>
          <table:table-cell table:formula="of:=IF([.E304]&gt;[.I303];[.E304];[.I303])" office:value-type="float" office:value="135">
            <text:p>135.00</text:p>
          </table:table-cell>
          <table:table-cell table:formula="of:=IF([.H304]&lt;[.H303];[.J303]+1;[.J303])" office:value-type="float" office:value="19">
            <text:p>19.00</text:p>
          </table:table-cell>
          <table:table-cell table:number-columns-repeated="2"/>
          <table:table-cell table:formula="of:=IF([.C304]&gt;[.C303];[.M303]+1;0)" office:value-type="float" office:value="3">
            <text:p>3.00</text:p>
          </table:table-cell>
          <table:table-cell table:formula="of:=IF([.D304]&gt;[.D303];[.N303]+1;0)" office:value-type="float" office:value="0">
            <text:p>0.00</text:p>
          </table:table-cell>
          <table:table-cell table:formula="of:=IF([.E304]&gt;[.E303];[.O303]+1;0)" office:value-type="float" office:value="1">
            <text:p>1.00</text:p>
          </table:table-cell>
          <table:table-cell table:number-columns-repeated="5"/>
          <table:table-cell table:formula="of:=[.C304]&gt;[.C303]" office:value-type="float" office:value="1">
            <text:p>1.00</text:p>
          </table:table-cell>
          <table:table-cell table:formula="of:=[.D304]&gt;[.D303]" office:value-type="float" office:value="0">
            <text:p>0.00</text:p>
          </table:table-cell>
          <table:table-cell table:formula="of:=[.E304]&gt;[.E303]" office:value-type="float" office:value="1">
            <text:p>1.00</text:p>
          </table:table-cell>
          <table:table-cell table:formula="of:=IF(SUM([.U304:.W304])&gt;1;[.A304];&quot;-&quot;)" office:value-type="float" office:value="303">
            <text:p>303.00</text:p>
          </table:table-cell>
          <table:table-cell table:number-columns-repeated="1000"/>
        </table:table-row>
        <table:table-row table:style-name="ro1">
          <table:table-cell office:value-type="float" office:value="304">
            <text:p>304.00</text:p>
          </table:table-cell>
          <table:table-cell/>
          <table:table-cell office:value-type="float" office:value="68.95">
            <text:p>68.95</text:p>
          </table:table-cell>
          <table:table-cell office:value-type="float" office:value="100.05">
            <text:p>100.05</text:p>
          </table:table-cell>
          <table:table-cell office:value-type="float" office:value="129.55">
            <text:p>129.55</text:p>
          </table:table-cell>
          <table:table-cell/>
          <table:table-cell table:style-name="ce2" table:formula="of:=IF([.H304]&lt;1000;IF([.I304]&gt;[.I303];0;[.G304]);IF(AND([.E304]&lt;[.E303]; [.E303]&lt;[.E302]);FLOOR(1000/[.E305];1)+[.G304];IF([.I304]&gt;[.I303];0;[.G304])))" office:value-type="float" office:value="21">
            <text:p>21.00</text:p>
          </table:table-cell>
          <table:table-cell table:formula="of:=IF([.G305]&lt;&gt;[.G304];[.H304]-([.E305]*([.G305]-[.G304]));[.H304])" office:value-type="float" office:value="3412.16">
            <text:p>3412.16</text:p>
          </table:table-cell>
          <table:table-cell table:formula="of:=IF([.E305]&gt;[.I304];[.E305];[.I304])" office:value-type="float" office:value="135">
            <text:p>135.00</text:p>
          </table:table-cell>
          <table:table-cell table:formula="of:=IF([.H305]&lt;[.H304];[.J304]+1;[.J304])" office:value-type="float" office:value="19">
            <text:p>19.00</text:p>
          </table:table-cell>
          <table:table-cell table:number-columns-repeated="2"/>
          <table:table-cell table:formula="of:=IF([.C305]&gt;[.C304];[.M304]+1;0)" office:value-type="float" office:value="0">
            <text:p>0.00</text:p>
          </table:table-cell>
          <table:table-cell table:formula="of:=IF([.D305]&gt;[.D304];[.N304]+1;0)" office:value-type="float" office:value="0">
            <text:p>0.00</text:p>
          </table:table-cell>
          <table:table-cell table:formula="of:=IF([.E305]&gt;[.E304];[.O304]+1;0)" office:value-type="float" office:value="2">
            <text:p>2.00</text:p>
          </table:table-cell>
          <table:table-cell table:number-columns-repeated="5"/>
          <table:table-cell table:formula="of:=[.C305]&gt;[.C304]" office:value-type="float" office:value="0">
            <text:p>0.00</text:p>
          </table:table-cell>
          <table:table-cell table:formula="of:=[.D305]&gt;[.D304]" office:value-type="float" office:value="0">
            <text:p>0.00</text:p>
          </table:table-cell>
          <table:table-cell table:formula="of:=[.E305]&gt;[.E304]" office:value-type="float" office:value="1">
            <text:p>1.00</text:p>
          </table:table-cell>
          <table:table-cell table:formula="of:=IF(SUM([.U305:.W305])&gt;1;[.A30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05">
            <text:p>305.00</text:p>
          </table:table-cell>
          <table:table-cell/>
          <table:table-cell office:value-type="float" office:value="70.34">
            <text:p>70.34</text:p>
          </table:table-cell>
          <table:table-cell office:value-type="float" office:value="99.1">
            <text:p>99.10</text:p>
          </table:table-cell>
          <table:table-cell office:value-type="float" office:value="130">
            <text:p>130.00</text:p>
          </table:table-cell>
          <table:table-cell/>
          <table:table-cell table:style-name="ce2" table:formula="of:=IF([.H305]&lt;1000;IF([.I305]&gt;[.I304];0;[.G305]);IF(AND([.E305]&lt;[.E304]; [.E304]&lt;[.E303]);FLOOR(1000/[.E306];1)+[.G305];IF([.I305]&gt;[.I304];0;[.G305])))" office:value-type="float" office:value="21">
            <text:p>21.00</text:p>
          </table:table-cell>
          <table:table-cell table:formula="of:=IF([.G306]&lt;&gt;[.G305];[.H305]-([.E306]*([.G306]-[.G305]));[.H305])" office:value-type="float" office:value="3412.16">
            <text:p>3412.16</text:p>
          </table:table-cell>
          <table:table-cell table:formula="of:=IF([.E306]&gt;[.I305];[.E306];[.I305])" office:value-type="float" office:value="135">
            <text:p>135.00</text:p>
          </table:table-cell>
          <table:table-cell table:formula="of:=IF([.H306]&lt;[.H305];[.J305]+1;[.J305])" office:value-type="float" office:value="19">
            <text:p>19.00</text:p>
          </table:table-cell>
          <table:table-cell table:number-columns-repeated="2"/>
          <table:table-cell table:formula="of:=IF([.C306]&gt;[.C305];[.M305]+1;0)" office:value-type="float" office:value="1">
            <text:p>1.00</text:p>
          </table:table-cell>
          <table:table-cell table:formula="of:=IF([.D306]&gt;[.D305];[.N305]+1;0)" office:value-type="float" office:value="0">
            <text:p>0.00</text:p>
          </table:table-cell>
          <table:table-cell table:formula="of:=IF([.E306]&gt;[.E305];[.O305]+1;0)" office:value-type="float" office:value="3">
            <text:p>3.00</text:p>
          </table:table-cell>
          <table:table-cell table:number-columns-repeated="5"/>
          <table:table-cell table:formula="of:=[.C306]&gt;[.C305]" office:value-type="float" office:value="1">
            <text:p>1.00</text:p>
          </table:table-cell>
          <table:table-cell table:formula="of:=[.D306]&gt;[.D305]" office:value-type="float" office:value="0">
            <text:p>0.00</text:p>
          </table:table-cell>
          <table:table-cell table:formula="of:=[.E306]&gt;[.E305]" office:value-type="float" office:value="1">
            <text:p>1.00</text:p>
          </table:table-cell>
          <table:table-cell table:formula="of:=IF(SUM([.U306:.W306])&gt;1;[.A306];&quot;-&quot;)" office:value-type="float" office:value="305">
            <text:p>305.00</text:p>
          </table:table-cell>
          <table:table-cell table:number-columns-repeated="1000"/>
        </table:table-row>
        <table:table-row table:style-name="ro1">
          <table:table-cell office:value-type="float" office:value="306">
            <text:p>306.00</text:p>
          </table:table-cell>
          <table:table-cell/>
          <table:table-cell office:value-type="float" office:value="72.26">
            <text:p>72.26</text:p>
          </table:table-cell>
          <table:table-cell office:value-type="float" office:value="102.08">
            <text:p>102.08</text:p>
          </table:table-cell>
          <table:table-cell office:value-type="float" office:value="129.8">
            <text:p>129.80</text:p>
          </table:table-cell>
          <table:table-cell/>
          <table:table-cell table:style-name="ce2" table:formula="of:=IF([.H306]&lt;1000;IF([.I306]&gt;[.I305];0;[.G306]);IF(AND([.E306]&lt;[.E305]; [.E305]&lt;[.E304]);FLOOR(1000/[.E307];1)+[.G306];IF([.I306]&gt;[.I305];0;[.G306])))" office:value-type="float" office:value="21">
            <text:p>21.00</text:p>
          </table:table-cell>
          <table:table-cell table:formula="of:=IF([.G307]&lt;&gt;[.G306];[.H306]-([.E307]*([.G307]-[.G306]));[.H306])" office:value-type="float" office:value="3412.16">
            <text:p>3412.16</text:p>
          </table:table-cell>
          <table:table-cell table:formula="of:=IF([.E307]&gt;[.I306];[.E307];[.I306])" office:value-type="float" office:value="135">
            <text:p>135.00</text:p>
          </table:table-cell>
          <table:table-cell table:formula="of:=IF([.H307]&lt;[.H306];[.J306]+1;[.J306])" office:value-type="float" office:value="19">
            <text:p>19.00</text:p>
          </table:table-cell>
          <table:table-cell table:number-columns-repeated="2"/>
          <table:table-cell table:formula="of:=IF([.C307]&gt;[.C306];[.M306]+1;0)" office:value-type="float" office:value="2">
            <text:p>2.00</text:p>
          </table:table-cell>
          <table:table-cell table:formula="of:=IF([.D307]&gt;[.D306];[.N306]+1;0)" office:value-type="float" office:value="1">
            <text:p>1.00</text:p>
          </table:table-cell>
          <table:table-cell table:formula="of:=IF([.E307]&gt;[.E306];[.O306]+1;0)" office:value-type="float" office:value="0">
            <text:p>0.00</text:p>
          </table:table-cell>
          <table:table-cell table:number-columns-repeated="5"/>
          <table:table-cell table:formula="of:=[.C307]&gt;[.C306]" office:value-type="float" office:value="1">
            <text:p>1.00</text:p>
          </table:table-cell>
          <table:table-cell table:formula="of:=[.D307]&gt;[.D306]" office:value-type="float" office:value="1">
            <text:p>1.00</text:p>
          </table:table-cell>
          <table:table-cell table:formula="of:=[.E307]&gt;[.E306]" office:value-type="float" office:value="0">
            <text:p>0.00</text:p>
          </table:table-cell>
          <table:table-cell table:formula="of:=IF(SUM([.U307:.W307])&gt;1;[.A307];&quot;-&quot;)" office:value-type="float" office:value="306">
            <text:p>306.00</text:p>
          </table:table-cell>
          <table:table-cell table:number-columns-repeated="1000"/>
        </table:table-row>
        <table:table-row table:style-name="ro1">
          <table:table-cell office:value-type="float" office:value="307">
            <text:p>307.00</text:p>
          </table:table-cell>
          <table:table-cell/>
          <table:table-cell office:value-type="float" office:value="70.56">
            <text:p>70.56</text:p>
          </table:table-cell>
          <table:table-cell office:value-type="float" office:value="101.44">
            <text:p>101.44</text:p>
          </table:table-cell>
          <table:table-cell office:value-type="float" office:value="131.47">
            <text:p>131.47</text:p>
          </table:table-cell>
          <table:table-cell/>
          <table:table-cell table:style-name="ce2" table:formula="of:=IF([.H307]&lt;1000;IF([.I307]&gt;[.I306];0;[.G307]);IF(AND([.E307]&lt;[.E306]; [.E306]&lt;[.E305]);FLOOR(1000/[.E308];1)+[.G307];IF([.I307]&gt;[.I306];0;[.G307])))" office:value-type="float" office:value="21">
            <text:p>21.00</text:p>
          </table:table-cell>
          <table:table-cell table:formula="of:=IF([.G308]&lt;&gt;[.G307];[.H307]-([.E308]*([.G308]-[.G307]));[.H307])" office:value-type="float" office:value="3412.16">
            <text:p>3412.16</text:p>
          </table:table-cell>
          <table:table-cell table:formula="of:=IF([.E308]&gt;[.I307];[.E308];[.I307])" office:value-type="float" office:value="135">
            <text:p>135.00</text:p>
          </table:table-cell>
          <table:table-cell table:formula="of:=IF([.H308]&lt;[.H307];[.J307]+1;[.J307])" office:value-type="float" office:value="19">
            <text:p>19.00</text:p>
          </table:table-cell>
          <table:table-cell table:number-columns-repeated="2"/>
          <table:table-cell table:formula="of:=IF([.C308]&gt;[.C307];[.M307]+1;0)" office:value-type="float" office:value="0">
            <text:p>0.00</text:p>
          </table:table-cell>
          <table:table-cell table:formula="of:=IF([.D308]&gt;[.D307];[.N307]+1;0)" office:value-type="float" office:value="0">
            <text:p>0.00</text:p>
          </table:table-cell>
          <table:table-cell table:formula="of:=IF([.E308]&gt;[.E307];[.O307]+1;0)" office:value-type="float" office:value="1">
            <text:p>1.00</text:p>
          </table:table-cell>
          <table:table-cell table:number-columns-repeated="5"/>
          <table:table-cell table:formula="of:=[.C308]&gt;[.C307]" office:value-type="float" office:value="0">
            <text:p>0.00</text:p>
          </table:table-cell>
          <table:table-cell table:formula="of:=[.D308]&gt;[.D307]" office:value-type="float" office:value="0">
            <text:p>0.00</text:p>
          </table:table-cell>
          <table:table-cell table:formula="of:=[.E308]&gt;[.E307]" office:value-type="float" office:value="1">
            <text:p>1.00</text:p>
          </table:table-cell>
          <table:table-cell table:formula="of:=IF(SUM([.U308:.W308])&gt;1;[.A30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08">
            <text:p>308.00</text:p>
          </table:table-cell>
          <table:table-cell/>
          <table:table-cell office:value-type="float" office:value="72.2">
            <text:p>72.20</text:p>
          </table:table-cell>
          <table:table-cell office:value-type="float" office:value="100.09">
            <text:p>100.09</text:p>
          </table:table-cell>
          <table:table-cell office:value-type="float" office:value="131.77">
            <text:p>131.77</text:p>
          </table:table-cell>
          <table:table-cell/>
          <table:table-cell table:style-name="ce2" table:formula="of:=IF([.H308]&lt;1000;IF([.I308]&gt;[.I307];0;[.G308]);IF(AND([.E308]&lt;[.E307]; [.E307]&lt;[.E306]);FLOOR(1000/[.E309];1)+[.G308];IF([.I308]&gt;[.I307];0;[.G308])))" office:value-type="float" office:value="21">
            <text:p>21.00</text:p>
          </table:table-cell>
          <table:table-cell table:formula="of:=IF([.G309]&lt;&gt;[.G308];[.H308]-([.E309]*([.G309]-[.G308]));[.H308])" office:value-type="float" office:value="3412.16">
            <text:p>3412.16</text:p>
          </table:table-cell>
          <table:table-cell table:formula="of:=IF([.E309]&gt;[.I308];[.E309];[.I308])" office:value-type="float" office:value="135">
            <text:p>135.00</text:p>
          </table:table-cell>
          <table:table-cell table:formula="of:=IF([.H309]&lt;[.H308];[.J308]+1;[.J308])" office:value-type="float" office:value="19">
            <text:p>19.00</text:p>
          </table:table-cell>
          <table:table-cell table:number-columns-repeated="2"/>
          <table:table-cell table:formula="of:=IF([.C309]&gt;[.C308];[.M308]+1;0)" office:value-type="float" office:value="1">
            <text:p>1.00</text:p>
          </table:table-cell>
          <table:table-cell table:formula="of:=IF([.D309]&gt;[.D308];[.N308]+1;0)" office:value-type="float" office:value="0">
            <text:p>0.00</text:p>
          </table:table-cell>
          <table:table-cell table:formula="of:=IF([.E309]&gt;[.E308];[.O308]+1;0)" office:value-type="float" office:value="2">
            <text:p>2.00</text:p>
          </table:table-cell>
          <table:table-cell table:number-columns-repeated="5"/>
          <table:table-cell table:formula="of:=[.C309]&gt;[.C308]" office:value-type="float" office:value="1">
            <text:p>1.00</text:p>
          </table:table-cell>
          <table:table-cell table:formula="of:=[.D309]&gt;[.D308]" office:value-type="float" office:value="0">
            <text:p>0.00</text:p>
          </table:table-cell>
          <table:table-cell table:formula="of:=[.E309]&gt;[.E308]" office:value-type="float" office:value="1">
            <text:p>1.00</text:p>
          </table:table-cell>
          <table:table-cell table:formula="of:=IF(SUM([.U309:.W309])&gt;1;[.A309];&quot;-&quot;)" office:value-type="float" office:value="308">
            <text:p>308.00</text:p>
          </table:table-cell>
          <table:table-cell table:number-columns-repeated="1000"/>
        </table:table-row>
        <table:table-row table:style-name="ro1">
          <table:table-cell office:value-type="float" office:value="309">
            <text:p>309.00</text:p>
          </table:table-cell>
          <table:table-cell/>
          <table:table-cell office:value-type="float" office:value="70.36">
            <text:p>70.36</text:p>
          </table:table-cell>
          <table:table-cell office:value-type="float" office:value="98.49">
            <text:p>98.49</text:p>
          </table:table-cell>
          <table:table-cell office:value-type="float" office:value="132.02">
            <text:p>132.02</text:p>
          </table:table-cell>
          <table:table-cell/>
          <table:table-cell table:style-name="ce2" table:formula="of:=IF([.H309]&lt;1000;IF([.I309]&gt;[.I308];0;[.G309]);IF(AND([.E309]&lt;[.E308]; [.E308]&lt;[.E307]);FLOOR(1000/[.E310];1)+[.G309];IF([.I309]&gt;[.I308];0;[.G309])))" office:value-type="float" office:value="21">
            <text:p>21.00</text:p>
          </table:table-cell>
          <table:table-cell table:formula="of:=IF([.G310]&lt;&gt;[.G309];[.H309]-([.E310]*([.G310]-[.G309]));[.H309])" office:value-type="float" office:value="3412.16">
            <text:p>3412.16</text:p>
          </table:table-cell>
          <table:table-cell table:formula="of:=IF([.E310]&gt;[.I309];[.E310];[.I309])" office:value-type="float" office:value="135">
            <text:p>135.00</text:p>
          </table:table-cell>
          <table:table-cell table:formula="of:=IF([.H310]&lt;[.H309];[.J309]+1;[.J309])" office:value-type="float" office:value="19">
            <text:p>19.00</text:p>
          </table:table-cell>
          <table:table-cell table:number-columns-repeated="2"/>
          <table:table-cell table:formula="of:=IF([.C310]&gt;[.C309];[.M309]+1;0)" office:value-type="float" office:value="0">
            <text:p>0.00</text:p>
          </table:table-cell>
          <table:table-cell table:formula="of:=IF([.D310]&gt;[.D309];[.N309]+1;0)" office:value-type="float" office:value="0">
            <text:p>0.00</text:p>
          </table:table-cell>
          <table:table-cell table:formula="of:=IF([.E310]&gt;[.E309];[.O309]+1;0)" office:value-type="float" office:value="3">
            <text:p>3.00</text:p>
          </table:table-cell>
          <table:table-cell table:number-columns-repeated="5"/>
          <table:table-cell table:formula="of:=[.C310]&gt;[.C309]" office:value-type="float" office:value="0">
            <text:p>0.00</text:p>
          </table:table-cell>
          <table:table-cell table:formula="of:=[.D310]&gt;[.D309]" office:value-type="float" office:value="0">
            <text:p>0.00</text:p>
          </table:table-cell>
          <table:table-cell table:formula="of:=[.E310]&gt;[.E309]" office:value-type="float" office:value="1">
            <text:p>1.00</text:p>
          </table:table-cell>
          <table:table-cell table:formula="of:=IF(SUM([.U310:.W310])&gt;1;[.A31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10">
            <text:p>310.00</text:p>
          </table:table-cell>
          <table:table-cell/>
          <table:table-cell office:value-type="float" office:value="71.61">
            <text:p>71.61</text:p>
          </table:table-cell>
          <table:table-cell office:value-type="float" office:value="96.78">
            <text:p>96.78</text:p>
          </table:table-cell>
          <table:table-cell office:value-type="float" office:value="133.83">
            <text:p>133.83</text:p>
          </table:table-cell>
          <table:table-cell/>
          <table:table-cell table:style-name="ce2" table:formula="of:=IF([.H310]&lt;1000;IF([.I310]&gt;[.I309];0;[.G310]);IF(AND([.E310]&lt;[.E309]; [.E309]&lt;[.E308]);FLOOR(1000/[.E311];1)+[.G310];IF([.I310]&gt;[.I309];0;[.G310])))" office:value-type="float" office:value="21">
            <text:p>21.00</text:p>
          </table:table-cell>
          <table:table-cell table:formula="of:=IF([.G311]&lt;&gt;[.G310];[.H310]-([.E311]*([.G311]-[.G310]));[.H310])" office:value-type="float" office:value="3412.16">
            <text:p>3412.16</text:p>
          </table:table-cell>
          <table:table-cell table:formula="of:=IF([.E311]&gt;[.I310];[.E311];[.I310])" office:value-type="float" office:value="135">
            <text:p>135.00</text:p>
          </table:table-cell>
          <table:table-cell table:formula="of:=IF([.H311]&lt;[.H310];[.J310]+1;[.J310])" office:value-type="float" office:value="19">
            <text:p>19.00</text:p>
          </table:table-cell>
          <table:table-cell table:number-columns-repeated="2"/>
          <table:table-cell table:formula="of:=IF([.C311]&gt;[.C310];[.M310]+1;0)" office:value-type="float" office:value="1">
            <text:p>1.00</text:p>
          </table:table-cell>
          <table:table-cell table:formula="of:=IF([.D311]&gt;[.D310];[.N310]+1;0)" office:value-type="float" office:value="0">
            <text:p>0.00</text:p>
          </table:table-cell>
          <table:table-cell table:formula="of:=IF([.E311]&gt;[.E310];[.O310]+1;0)" office:value-type="float" office:value="4">
            <text:p>4.00</text:p>
          </table:table-cell>
          <table:table-cell table:number-columns-repeated="5"/>
          <table:table-cell table:formula="of:=[.C311]&gt;[.C310]" office:value-type="float" office:value="1">
            <text:p>1.00</text:p>
          </table:table-cell>
          <table:table-cell table:formula="of:=[.D311]&gt;[.D310]" office:value-type="float" office:value="0">
            <text:p>0.00</text:p>
          </table:table-cell>
          <table:table-cell table:formula="of:=[.E311]&gt;[.E310]" office:value-type="float" office:value="1">
            <text:p>1.00</text:p>
          </table:table-cell>
          <table:table-cell table:formula="of:=IF(SUM([.U311:.W311])&gt;1;[.A311];&quot;-&quot;)" office:value-type="float" office:value="310">
            <text:p>310.00</text:p>
          </table:table-cell>
          <table:table-cell table:number-columns-repeated="1000"/>
        </table:table-row>
        <table:table-row table:style-name="ro1">
          <table:table-cell office:value-type="float" office:value="311">
            <text:p>311.00</text:p>
          </table:table-cell>
          <table:table-cell/>
          <table:table-cell office:value-type="float" office:value="70.29">
            <text:p>70.29</text:p>
          </table:table-cell>
          <table:table-cell office:value-type="float" office:value="95.63">
            <text:p>95.63</text:p>
          </table:table-cell>
          <table:table-cell office:value-type="float" office:value="135.18">
            <text:p>135.18</text:p>
          </table:table-cell>
          <table:table-cell/>
          <table:table-cell table:style-name="ce2" table:formula="of:=IF([.H311]&lt;1000;IF([.I311]&gt;[.I310];0;[.G311]);IF(AND([.E311]&lt;[.E310]; [.E310]&lt;[.E309]);FLOOR(1000/[.E312];1)+[.G311];IF([.I311]&gt;[.I310];0;[.G311])))" office:value-type="float" office:value="21">
            <text:p>21.00</text:p>
          </table:table-cell>
          <table:table-cell table:formula="of:=IF([.G312]&lt;&gt;[.G311];[.H311]-([.E312]*([.G312]-[.G311]));[.H311])" office:value-type="float" office:value="3412.16">
            <text:p>3412.16</text:p>
          </table:table-cell>
          <table:table-cell table:formula="of:=IF([.E312]&gt;[.I311];[.E312];[.I311])" office:value-type="float" office:value="135.18">
            <text:p>135.18</text:p>
          </table:table-cell>
          <table:table-cell table:formula="of:=IF([.H312]&lt;[.H311];[.J311]+1;[.J311])" office:value-type="float" office:value="19">
            <text:p>19.00</text:p>
          </table:table-cell>
          <table:table-cell table:number-columns-repeated="2"/>
          <table:table-cell table:formula="of:=IF([.C312]&gt;[.C311];[.M311]+1;0)" office:value-type="float" office:value="0">
            <text:p>0.00</text:p>
          </table:table-cell>
          <table:table-cell table:formula="of:=IF([.D312]&gt;[.D311];[.N311]+1;0)" office:value-type="float" office:value="0">
            <text:p>0.00</text:p>
          </table:table-cell>
          <table:table-cell table:formula="of:=IF([.E312]&gt;[.E311];[.O311]+1;0)" office:value-type="float" office:value="5">
            <text:p>5.00</text:p>
          </table:table-cell>
          <table:table-cell table:number-columns-repeated="5"/>
          <table:table-cell table:formula="of:=[.C312]&gt;[.C311]" office:value-type="float" office:value="0">
            <text:p>0.00</text:p>
          </table:table-cell>
          <table:table-cell table:formula="of:=[.D312]&gt;[.D311]" office:value-type="float" office:value="0">
            <text:p>0.00</text:p>
          </table:table-cell>
          <table:table-cell table:formula="of:=[.E312]&gt;[.E311]" office:value-type="float" office:value="1">
            <text:p>1.00</text:p>
          </table:table-cell>
          <table:table-cell table:formula="of:=IF(SUM([.U312:.W312])&gt;1;[.A31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12">
            <text:p>312.00</text:p>
          </table:table-cell>
          <table:table-cell/>
          <table:table-cell office:value-type="float" office:value="69.23">
            <text:p>69.23</text:p>
          </table:table-cell>
          <table:table-cell office:value-type="float" office:value="93.96">
            <text:p>93.96</text:p>
          </table:table-cell>
          <table:table-cell office:value-type="float" office:value="137.03">
            <text:p>137.03</text:p>
          </table:table-cell>
          <table:table-cell/>
          <table:table-cell table:style-name="ce2" table:formula="of:=IF([.H312]&lt;1000;IF([.I312]&gt;[.I311];0;[.G312]);IF(AND([.E312]&lt;[.E311]; [.E311]&lt;[.E310]);FLOOR(1000/[.E313];1)+[.G312];IF([.I312]&gt;[.I311];0;[.G312])))" office:value-type="float" office:value="0">
            <text:p>0.00</text:p>
          </table:table-cell>
          <table:table-cell table:formula="of:=IF([.G313]&lt;&gt;[.G312];[.H312]-([.E313]*([.G313]-[.G312]));[.H312])" office:value-type="float" office:value="6289.79">
            <text:p>6289.79</text:p>
          </table:table-cell>
          <table:table-cell table:formula="of:=IF([.E313]&gt;[.I312];[.E313];[.I312])" office:value-type="float" office:value="137.03">
            <text:p>137.03</text:p>
          </table:table-cell>
          <table:table-cell table:formula="of:=IF([.H313]&lt;[.H312];[.J312]+1;[.J312])" office:value-type="float" office:value="19">
            <text:p>19.00</text:p>
          </table:table-cell>
          <table:table-cell table:number-columns-repeated="2"/>
          <table:table-cell table:formula="of:=IF([.C313]&gt;[.C312];[.M312]+1;0)" office:value-type="float" office:value="0">
            <text:p>0.00</text:p>
          </table:table-cell>
          <table:table-cell table:formula="of:=IF([.D313]&gt;[.D312];[.N312]+1;0)" office:value-type="float" office:value="0">
            <text:p>0.00</text:p>
          </table:table-cell>
          <table:table-cell table:formula="of:=IF([.E313]&gt;[.E312];[.O312]+1;0)" office:value-type="float" office:value="6">
            <text:p>6.00</text:p>
          </table:table-cell>
          <table:table-cell table:number-columns-repeated="5"/>
          <table:table-cell table:formula="of:=[.C313]&gt;[.C312]" office:value-type="float" office:value="0">
            <text:p>0.00</text:p>
          </table:table-cell>
          <table:table-cell table:formula="of:=[.D313]&gt;[.D312]" office:value-type="float" office:value="0">
            <text:p>0.00</text:p>
          </table:table-cell>
          <table:table-cell table:formula="of:=[.E313]&gt;[.E312]" office:value-type="float" office:value="1">
            <text:p>1.00</text:p>
          </table:table-cell>
          <table:table-cell table:formula="of:=IF(SUM([.U313:.W313])&gt;1;[.A31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13">
            <text:p>313.00</text:p>
          </table:table-cell>
          <table:table-cell/>
          <table:table-cell office:value-type="float" office:value="67.99">
            <text:p>67.99</text:p>
          </table:table-cell>
          <table:table-cell office:value-type="float" office:value="92.27">
            <text:p>92.27</text:p>
          </table:table-cell>
          <table:table-cell office:value-type="float" office:value="138.52">
            <text:p>138.52</text:p>
          </table:table-cell>
          <table:table-cell/>
          <table:table-cell table:style-name="ce2" table:formula="of:=IF([.H313]&lt;1000;IF([.I313]&gt;[.I312];0;[.G313]);IF(AND([.E313]&lt;[.E312]; [.E312]&lt;[.E311]);FLOOR(1000/[.E314];1)+[.G313];IF([.I313]&gt;[.I312];0;[.G313])))" office:value-type="float" office:value="0">
            <text:p>0.00</text:p>
          </table:table-cell>
          <table:table-cell table:formula="of:=IF([.G314]&lt;&gt;[.G313];[.H313]-([.E314]*([.G314]-[.G313]));[.H313])" office:value-type="float" office:value="6289.79">
            <text:p>6289.79</text:p>
          </table:table-cell>
          <table:table-cell table:formula="of:=IF([.E314]&gt;[.I313];[.E314];[.I313])" office:value-type="float" office:value="138.52">
            <text:p>138.52</text:p>
          </table:table-cell>
          <table:table-cell table:formula="of:=IF([.H314]&lt;[.H313];[.J313]+1;[.J313])" office:value-type="float" office:value="19">
            <text:p>19.00</text:p>
          </table:table-cell>
          <table:table-cell table:number-columns-repeated="2"/>
          <table:table-cell table:formula="of:=IF([.C314]&gt;[.C313];[.M313]+1;0)" office:value-type="float" office:value="0">
            <text:p>0.00</text:p>
          </table:table-cell>
          <table:table-cell table:formula="of:=IF([.D314]&gt;[.D313];[.N313]+1;0)" office:value-type="float" office:value="0">
            <text:p>0.00</text:p>
          </table:table-cell>
          <table:table-cell table:formula="of:=IF([.E314]&gt;[.E313];[.O313]+1;0)" office:value-type="float" office:value="7">
            <text:p>7.00</text:p>
          </table:table-cell>
          <table:table-cell table:number-columns-repeated="5"/>
          <table:table-cell table:formula="of:=[.C314]&gt;[.C313]" office:value-type="float" office:value="0">
            <text:p>0.00</text:p>
          </table:table-cell>
          <table:table-cell table:formula="of:=[.D314]&gt;[.D313]" office:value-type="float" office:value="0">
            <text:p>0.00</text:p>
          </table:table-cell>
          <table:table-cell table:formula="of:=[.E314]&gt;[.E313]" office:value-type="float" office:value="1">
            <text:p>1.00</text:p>
          </table:table-cell>
          <table:table-cell table:formula="of:=IF(SUM([.U314:.W314])&gt;1;[.A31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14">
            <text:p>314.00</text:p>
          </table:table-cell>
          <table:table-cell/>
          <table:table-cell office:value-type="float" office:value="69.44">
            <text:p>69.44</text:p>
          </table:table-cell>
          <table:table-cell office:value-type="float" office:value="90.35">
            <text:p>90.35</text:p>
          </table:table-cell>
          <table:table-cell office:value-type="float" office:value="137.19">
            <text:p>137.19</text:p>
          </table:table-cell>
          <table:table-cell/>
          <table:table-cell table:style-name="ce2" table:formula="of:=IF([.H314]&lt;1000;IF([.I314]&gt;[.I313];0;[.G314]);IF(AND([.E314]&lt;[.E313]; [.E313]&lt;[.E312]);FLOOR(1000/[.E315];1)+[.G314];IF([.I314]&gt;[.I313];0;[.G314])))" office:value-type="float" office:value="0">
            <text:p>0.00</text:p>
          </table:table-cell>
          <table:table-cell table:formula="of:=IF([.G315]&lt;&gt;[.G314];[.H314]-([.E315]*([.G315]-[.G314]));[.H314])" office:value-type="float" office:value="6289.79">
            <text:p>6289.79</text:p>
          </table:table-cell>
          <table:table-cell table:formula="of:=IF([.E315]&gt;[.I314];[.E315];[.I314])" office:value-type="float" office:value="138.52">
            <text:p>138.52</text:p>
          </table:table-cell>
          <table:table-cell table:formula="of:=IF([.H315]&lt;[.H314];[.J314]+1;[.J314])" office:value-type="float" office:value="19">
            <text:p>19.00</text:p>
          </table:table-cell>
          <table:table-cell table:number-columns-repeated="2"/>
          <table:table-cell table:formula="of:=IF([.C315]&gt;[.C314];[.M314]+1;0)" office:value-type="float" office:value="1">
            <text:p>1.00</text:p>
          </table:table-cell>
          <table:table-cell table:formula="of:=IF([.D315]&gt;[.D314];[.N314]+1;0)" office:value-type="float" office:value="0">
            <text:p>0.00</text:p>
          </table:table-cell>
          <table:table-cell table:formula="of:=IF([.E315]&gt;[.E314];[.O314]+1;0)" office:value-type="float" office:value="0">
            <text:p>0.00</text:p>
          </table:table-cell>
          <table:table-cell table:number-columns-repeated="5"/>
          <table:table-cell table:formula="of:=[.C315]&gt;[.C314]" office:value-type="float" office:value="1">
            <text:p>1.00</text:p>
          </table:table-cell>
          <table:table-cell table:formula="of:=[.D315]&gt;[.D314]" office:value-type="float" office:value="0">
            <text:p>0.00</text:p>
          </table:table-cell>
          <table:table-cell table:formula="of:=[.E315]&gt;[.E314]" office:value-type="float" office:value="0">
            <text:p>0.00</text:p>
          </table:table-cell>
          <table:table-cell table:formula="of:=IF(SUM([.U315:.W315])&gt;1;[.A31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15">
            <text:p>315.00</text:p>
          </table:table-cell>
          <table:table-cell/>
          <table:table-cell office:value-type="float" office:value="70.47">
            <text:p>70.47</text:p>
          </table:table-cell>
          <table:table-cell office:value-type="float" office:value="92.91">
            <text:p>92.91</text:p>
          </table:table-cell>
          <table:table-cell office:value-type="float" office:value="135.95">
            <text:p>135.95</text:p>
          </table:table-cell>
          <table:table-cell/>
          <table:table-cell table:style-name="ce2" table:formula="of:=IF([.H315]&lt;1000;IF([.I315]&gt;[.I314];0;[.G315]);IF(AND([.E315]&lt;[.E314]; [.E314]&lt;[.E313]);FLOOR(1000/[.E316];1)+[.G315];IF([.I315]&gt;[.I314];0;[.G315])))" office:value-type="float" office:value="0">
            <text:p>0.00</text:p>
          </table:table-cell>
          <table:table-cell table:formula="of:=IF([.G316]&lt;&gt;[.G315];[.H315]-([.E316]*([.G316]-[.G315]));[.H315])" office:value-type="float" office:value="6289.79">
            <text:p>6289.79</text:p>
          </table:table-cell>
          <table:table-cell table:formula="of:=IF([.E316]&gt;[.I315];[.E316];[.I315])" office:value-type="float" office:value="138.52">
            <text:p>138.52</text:p>
          </table:table-cell>
          <table:table-cell table:formula="of:=IF([.H316]&lt;[.H315];[.J315]+1;[.J315])" office:value-type="float" office:value="19">
            <text:p>19.00</text:p>
          </table:table-cell>
          <table:table-cell table:number-columns-repeated="2"/>
          <table:table-cell table:formula="of:=IF([.C316]&gt;[.C315];[.M315]+1;0)" office:value-type="float" office:value="2">
            <text:p>2.00</text:p>
          </table:table-cell>
          <table:table-cell table:formula="of:=IF([.D316]&gt;[.D315];[.N315]+1;0)" office:value-type="float" office:value="1">
            <text:p>1.00</text:p>
          </table:table-cell>
          <table:table-cell table:formula="of:=IF([.E316]&gt;[.E315];[.O315]+1;0)" office:value-type="float" office:value="0">
            <text:p>0.00</text:p>
          </table:table-cell>
          <table:table-cell table:number-columns-repeated="5"/>
          <table:table-cell table:formula="of:=[.C316]&gt;[.C315]" office:value-type="float" office:value="1">
            <text:p>1.00</text:p>
          </table:table-cell>
          <table:table-cell table:formula="of:=[.D316]&gt;[.D315]" office:value-type="float" office:value="1">
            <text:p>1.00</text:p>
          </table:table-cell>
          <table:table-cell table:formula="of:=[.E316]&gt;[.E315]" office:value-type="float" office:value="0">
            <text:p>0.00</text:p>
          </table:table-cell>
          <table:table-cell table:formula="of:=IF(SUM([.U316:.W316])&gt;1;[.A316];&quot;-&quot;)" office:value-type="float" office:value="315">
            <text:p>315.00</text:p>
          </table:table-cell>
          <table:table-cell table:number-columns-repeated="1000"/>
        </table:table-row>
        <table:table-row table:style-name="ro1">
          <table:table-cell office:value-type="float" office:value="316">
            <text:p>316.00</text:p>
          </table:table-cell>
          <table:table-cell/>
          <table:table-cell office:value-type="float" office:value="71.23">
            <text:p>71.23</text:p>
          </table:table-cell>
          <table:table-cell office:value-type="float" office:value="91.71">
            <text:p>91.71</text:p>
          </table:table-cell>
          <table:table-cell office:value-type="float" office:value="137">
            <text:p>137.00</text:p>
          </table:table-cell>
          <table:table-cell/>
          <table:table-cell table:style-name="ce2" table:formula="of:=IF([.H316]&lt;1000;IF([.I316]&gt;[.I315];0;[.G316]);IF(AND([.E316]&lt;[.E315]; [.E315]&lt;[.E314]);FLOOR(1000/[.E317];1)+[.G316];IF([.I316]&gt;[.I315];0;[.G316])))" office:value-type="float" office:value="7">
            <text:p>7.00</text:p>
          </table:table-cell>
          <table:table-cell table:formula="of:=IF([.G317]&lt;&gt;[.G316];[.H316]-([.E317]*([.G317]-[.G316]));[.H316])" office:value-type="float" office:value="5330.79">
            <text:p>5330.79</text:p>
          </table:table-cell>
          <table:table-cell table:formula="of:=IF([.E317]&gt;[.I316];[.E317];[.I316])" office:value-type="float" office:value="138.52">
            <text:p>138.52</text:p>
          </table:table-cell>
          <table:table-cell table:formula="of:=IF([.H317]&lt;[.H316];[.J316]+1;[.J316])" office:value-type="float" office:value="20">
            <text:p>20.00</text:p>
          </table:table-cell>
          <table:table-cell table:number-columns-repeated="2"/>
          <table:table-cell table:formula="of:=IF([.C317]&gt;[.C316];[.M316]+1;0)" office:value-type="float" office:value="3">
            <text:p>3.00</text:p>
          </table:table-cell>
          <table:table-cell table:formula="of:=IF([.D317]&gt;[.D316];[.N316]+1;0)" office:value-type="float" office:value="0">
            <text:p>0.00</text:p>
          </table:table-cell>
          <table:table-cell table:formula="of:=IF([.E317]&gt;[.E316];[.O316]+1;0)" office:value-type="float" office:value="1">
            <text:p>1.00</text:p>
          </table:table-cell>
          <table:table-cell table:number-columns-repeated="5"/>
          <table:table-cell table:formula="of:=[.C317]&gt;[.C316]" office:value-type="float" office:value="1">
            <text:p>1.00</text:p>
          </table:table-cell>
          <table:table-cell table:formula="of:=[.D317]&gt;[.D316]" office:value-type="float" office:value="0">
            <text:p>0.00</text:p>
          </table:table-cell>
          <table:table-cell table:formula="of:=[.E317]&gt;[.E316]" office:value-type="float" office:value="1">
            <text:p>1.00</text:p>
          </table:table-cell>
          <table:table-cell table:formula="of:=IF(SUM([.U317:.W317])&gt;1;[.A317];&quot;-&quot;)" office:value-type="float" office:value="316">
            <text:p>316.00</text:p>
          </table:table-cell>
          <table:table-cell table:number-columns-repeated="1000"/>
        </table:table-row>
        <table:table-row table:style-name="ro1">
          <table:table-cell office:value-type="float" office:value="317">
            <text:p>317.00</text:p>
          </table:table-cell>
          <table:table-cell/>
          <table:table-cell office:value-type="float" office:value="70.17">
            <text:p>70.17</text:p>
          </table:table-cell>
          <table:table-cell office:value-type="float" office:value="91.34">
            <text:p>91.34</text:p>
          </table:table-cell>
          <table:table-cell office:value-type="float" office:value="137.67">
            <text:p>137.67</text:p>
          </table:table-cell>
          <table:table-cell/>
          <table:table-cell table:style-name="ce2" table:formula="of:=IF([.H317]&lt;1000;IF([.I317]&gt;[.I316];0;[.G317]);IF(AND([.E317]&lt;[.E316]; [.E316]&lt;[.E315]);FLOOR(1000/[.E318];1)+[.G317];IF([.I317]&gt;[.I316];0;[.G317])))" office:value-type="float" office:value="7">
            <text:p>7.00</text:p>
          </table:table-cell>
          <table:table-cell table:formula="of:=IF([.G318]&lt;&gt;[.G317];[.H317]-([.E318]*([.G318]-[.G317]));[.H317])" office:value-type="float" office:value="5330.79">
            <text:p>5330.79</text:p>
          </table:table-cell>
          <table:table-cell table:formula="of:=IF([.E318]&gt;[.I317];[.E318];[.I317])" office:value-type="float" office:value="138.52">
            <text:p>138.52</text:p>
          </table:table-cell>
          <table:table-cell table:formula="of:=IF([.H318]&lt;[.H317];[.J317]+1;[.J317])" office:value-type="float" office:value="20">
            <text:p>20.00</text:p>
          </table:table-cell>
          <table:table-cell table:number-columns-repeated="2"/>
          <table:table-cell table:formula="of:=IF([.C318]&gt;[.C317];[.M317]+1;0)" office:value-type="float" office:value="0">
            <text:p>0.00</text:p>
          </table:table-cell>
          <table:table-cell table:formula="of:=IF([.D318]&gt;[.D317];[.N317]+1;0)" office:value-type="float" office:value="0">
            <text:p>0.00</text:p>
          </table:table-cell>
          <table:table-cell table:formula="of:=IF([.E318]&gt;[.E317];[.O317]+1;0)" office:value-type="float" office:value="2">
            <text:p>2.00</text:p>
          </table:table-cell>
          <table:table-cell table:number-columns-repeated="5"/>
          <table:table-cell table:formula="of:=[.C318]&gt;[.C317]" office:value-type="float" office:value="0">
            <text:p>0.00</text:p>
          </table:table-cell>
          <table:table-cell table:formula="of:=[.D318]&gt;[.D317]" office:value-type="float" office:value="0">
            <text:p>0.00</text:p>
          </table:table-cell>
          <table:table-cell table:formula="of:=[.E318]&gt;[.E317]" office:value-type="float" office:value="1">
            <text:p>1.00</text:p>
          </table:table-cell>
          <table:table-cell table:formula="of:=IF(SUM([.U318:.W318])&gt;1;[.A31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18">
            <text:p>318.00</text:p>
          </table:table-cell>
          <table:table-cell/>
          <table:table-cell office:value-type="float" office:value="71.95">
            <text:p>71.95</text:p>
          </table:table-cell>
          <table:table-cell office:value-type="float" office:value="90.05">
            <text:p>90.05</text:p>
          </table:table-cell>
          <table:table-cell office:value-type="float" office:value="136.63">
            <text:p>136.63</text:p>
          </table:table-cell>
          <table:table-cell/>
          <table:table-cell table:style-name="ce2" table:formula="of:=IF([.H318]&lt;1000;IF([.I318]&gt;[.I317];0;[.G318]);IF(AND([.E318]&lt;[.E317]; [.E317]&lt;[.E316]);FLOOR(1000/[.E319];1)+[.G318];IF([.I318]&gt;[.I317];0;[.G318])))" office:value-type="float" office:value="7">
            <text:p>7.00</text:p>
          </table:table-cell>
          <table:table-cell table:formula="of:=IF([.G319]&lt;&gt;[.G318];[.H318]-([.E319]*([.G319]-[.G318]));[.H318])" office:value-type="float" office:value="5330.79">
            <text:p>5330.79</text:p>
          </table:table-cell>
          <table:table-cell table:formula="of:=IF([.E319]&gt;[.I318];[.E319];[.I318])" office:value-type="float" office:value="138.52">
            <text:p>138.52</text:p>
          </table:table-cell>
          <table:table-cell table:formula="of:=IF([.H319]&lt;[.H318];[.J318]+1;[.J318])" office:value-type="float" office:value="20">
            <text:p>20.00</text:p>
          </table:table-cell>
          <table:table-cell table:number-columns-repeated="2"/>
          <table:table-cell table:formula="of:=IF([.C319]&gt;[.C318];[.M318]+1;0)" office:value-type="float" office:value="1">
            <text:p>1.00</text:p>
          </table:table-cell>
          <table:table-cell table:formula="of:=IF([.D319]&gt;[.D318];[.N318]+1;0)" office:value-type="float" office:value="0">
            <text:p>0.00</text:p>
          </table:table-cell>
          <table:table-cell table:formula="of:=IF([.E319]&gt;[.E318];[.O318]+1;0)" office:value-type="float" office:value="0">
            <text:p>0.00</text:p>
          </table:table-cell>
          <table:table-cell table:number-columns-repeated="5"/>
          <table:table-cell table:formula="of:=[.C319]&gt;[.C318]" office:value-type="float" office:value="1">
            <text:p>1.00</text:p>
          </table:table-cell>
          <table:table-cell table:formula="of:=[.D319]&gt;[.D318]" office:value-type="float" office:value="0">
            <text:p>0.00</text:p>
          </table:table-cell>
          <table:table-cell table:formula="of:=[.E319]&gt;[.E318]" office:value-type="float" office:value="0">
            <text:p>0.00</text:p>
          </table:table-cell>
          <table:table-cell table:formula="of:=IF(SUM([.U319:.W319])&gt;1;[.A31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19">
            <text:p>319.00</text:p>
          </table:table-cell>
          <table:table-cell/>
          <table:table-cell office:value-type="float" office:value="73.1">
            <text:p>73.10</text:p>
          </table:table-cell>
          <table:table-cell office:value-type="float" office:value="89.87">
            <text:p>89.87</text:p>
          </table:table-cell>
          <table:table-cell office:value-type="float" office:value="137.87">
            <text:p>137.87</text:p>
          </table:table-cell>
          <table:table-cell/>
          <table:table-cell table:style-name="ce2" table:formula="of:=IF([.H319]&lt;1000;IF([.I319]&gt;[.I318];0;[.G319]);IF(AND([.E319]&lt;[.E318]; [.E318]&lt;[.E317]);FLOOR(1000/[.E320];1)+[.G319];IF([.I319]&gt;[.I318];0;[.G319])))" office:value-type="float" office:value="7">
            <text:p>7.00</text:p>
          </table:table-cell>
          <table:table-cell table:formula="of:=IF([.G320]&lt;&gt;[.G319];[.H319]-([.E320]*([.G320]-[.G319]));[.H319])" office:value-type="float" office:value="5330.79">
            <text:p>5330.79</text:p>
          </table:table-cell>
          <table:table-cell table:formula="of:=IF([.E320]&gt;[.I319];[.E320];[.I319])" office:value-type="float" office:value="138.52">
            <text:p>138.52</text:p>
          </table:table-cell>
          <table:table-cell table:formula="of:=IF([.H320]&lt;[.H319];[.J319]+1;[.J319])" office:value-type="float" office:value="20">
            <text:p>20.00</text:p>
          </table:table-cell>
          <table:table-cell table:number-columns-repeated="2"/>
          <table:table-cell table:formula="of:=IF([.C320]&gt;[.C319];[.M319]+1;0)" office:value-type="float" office:value="2">
            <text:p>2.00</text:p>
          </table:table-cell>
          <table:table-cell table:formula="of:=IF([.D320]&gt;[.D319];[.N319]+1;0)" office:value-type="float" office:value="0">
            <text:p>0.00</text:p>
          </table:table-cell>
          <table:table-cell table:formula="of:=IF([.E320]&gt;[.E319];[.O319]+1;0)" office:value-type="float" office:value="1">
            <text:p>1.00</text:p>
          </table:table-cell>
          <table:table-cell table:number-columns-repeated="5"/>
          <table:table-cell table:formula="of:=[.C320]&gt;[.C319]" office:value-type="float" office:value="1">
            <text:p>1.00</text:p>
          </table:table-cell>
          <table:table-cell table:formula="of:=[.D320]&gt;[.D319]" office:value-type="float" office:value="0">
            <text:p>0.00</text:p>
          </table:table-cell>
          <table:table-cell table:formula="of:=[.E320]&gt;[.E319]" office:value-type="float" office:value="1">
            <text:p>1.00</text:p>
          </table:table-cell>
          <table:table-cell table:formula="of:=IF(SUM([.U320:.W320])&gt;1;[.A320];&quot;-&quot;)" office:value-type="float" office:value="319">
            <text:p>319.00</text:p>
          </table:table-cell>
          <table:table-cell table:number-columns-repeated="1000"/>
        </table:table-row>
        <table:table-row table:style-name="ro1">
          <table:table-cell office:value-type="float" office:value="320">
            <text:p>320.00</text:p>
          </table:table-cell>
          <table:table-cell/>
          <table:table-cell office:value-type="float" office:value="74.34">
            <text:p>74.34</text:p>
          </table:table-cell>
          <table:table-cell office:value-type="float" office:value="92.63">
            <text:p>92.63</text:p>
          </table:table-cell>
          <table:table-cell office:value-type="float" office:value="139.09">
            <text:p>139.09</text:p>
          </table:table-cell>
          <table:table-cell/>
          <table:table-cell table:style-name="ce2" table:formula="of:=IF([.H320]&lt;1000;IF([.I320]&gt;[.I319];0;[.G320]);IF(AND([.E320]&lt;[.E319]; [.E319]&lt;[.E318]);FLOOR(1000/[.E321];1)+[.G320];IF([.I320]&gt;[.I319];0;[.G320])))" office:value-type="float" office:value="7">
            <text:p>7.00</text:p>
          </table:table-cell>
          <table:table-cell table:formula="of:=IF([.G321]&lt;&gt;[.G320];[.H320]-([.E321]*([.G321]-[.G320]));[.H320])" office:value-type="float" office:value="5330.79">
            <text:p>5330.79</text:p>
          </table:table-cell>
          <table:table-cell table:formula="of:=IF([.E321]&gt;[.I320];[.E321];[.I320])" office:value-type="float" office:value="139.09">
            <text:p>139.09</text:p>
          </table:table-cell>
          <table:table-cell table:formula="of:=IF([.H321]&lt;[.H320];[.J320]+1;[.J320])" office:value-type="float" office:value="20">
            <text:p>20.00</text:p>
          </table:table-cell>
          <table:table-cell table:number-columns-repeated="2"/>
          <table:table-cell table:formula="of:=IF([.C321]&gt;[.C320];[.M320]+1;0)" office:value-type="float" office:value="3">
            <text:p>3.00</text:p>
          </table:table-cell>
          <table:table-cell table:formula="of:=IF([.D321]&gt;[.D320];[.N320]+1;0)" office:value-type="float" office:value="1">
            <text:p>1.00</text:p>
          </table:table-cell>
          <table:table-cell table:formula="of:=IF([.E321]&gt;[.E320];[.O320]+1;0)" office:value-type="float" office:value="2">
            <text:p>2.00</text:p>
          </table:table-cell>
          <table:table-cell table:number-columns-repeated="5"/>
          <table:table-cell table:formula="of:=[.C321]&gt;[.C320]" office:value-type="float" office:value="1">
            <text:p>1.00</text:p>
          </table:table-cell>
          <table:table-cell table:formula="of:=[.D321]&gt;[.D320]" office:value-type="float" office:value="1">
            <text:p>1.00</text:p>
          </table:table-cell>
          <table:table-cell table:formula="of:=[.E321]&gt;[.E320]" office:value-type="float" office:value="1">
            <text:p>1.00</text:p>
          </table:table-cell>
          <table:table-cell table:formula="of:=IF(SUM([.U321:.W321])&gt;1;[.A321];&quot;-&quot;)" office:value-type="float" office:value="320">
            <text:p>320.00</text:p>
          </table:table-cell>
          <table:table-cell table:number-columns-repeated="1000"/>
        </table:table-row>
        <table:table-row table:style-name="ro1">
          <table:table-cell office:value-type="float" office:value="321">
            <text:p>321.00</text:p>
          </table:table-cell>
          <table:table-cell/>
          <table:table-cell office:value-type="float" office:value="75.4">
            <text:p>75.40</text:p>
          </table:table-cell>
          <table:table-cell office:value-type="float" office:value="91.36">
            <text:p>91.36</text:p>
          </table:table-cell>
          <table:table-cell office:value-type="float" office:value="140.12">
            <text:p>140.12</text:p>
          </table:table-cell>
          <table:table-cell/>
          <table:table-cell table:style-name="ce2" table:formula="of:=IF([.H321]&lt;1000;IF([.I321]&gt;[.I320];0;[.G321]);IF(AND([.E321]&lt;[.E320]; [.E320]&lt;[.E319]);FLOOR(1000/[.E322];1)+[.G321];IF([.I321]&gt;[.I320];0;[.G321])))" office:value-type="float" office:value="0">
            <text:p>0.00</text:p>
          </table:table-cell>
          <table:table-cell table:formula="of:=IF([.G322]&lt;&gt;[.G321];[.H321]-([.E322]*([.G322]-[.G321]));[.H321])" office:value-type="float" office:value="6311.63">
            <text:p>6311.63</text:p>
          </table:table-cell>
          <table:table-cell table:formula="of:=IF([.E322]&gt;[.I321];[.E322];[.I321])" office:value-type="float" office:value="140.12">
            <text:p>140.12</text:p>
          </table:table-cell>
          <table:table-cell table:formula="of:=IF([.H322]&lt;[.H321];[.J321]+1;[.J321])" office:value-type="float" office:value="20">
            <text:p>20.00</text:p>
          </table:table-cell>
          <table:table-cell table:number-columns-repeated="2"/>
          <table:table-cell table:formula="of:=IF([.C322]&gt;[.C321];[.M321]+1;0)" office:value-type="float" office:value="4">
            <text:p>4.00</text:p>
          </table:table-cell>
          <table:table-cell table:formula="of:=IF([.D322]&gt;[.D321];[.N321]+1;0)" office:value-type="float" office:value="0">
            <text:p>0.00</text:p>
          </table:table-cell>
          <table:table-cell table:formula="of:=IF([.E322]&gt;[.E321];[.O321]+1;0)" office:value-type="float" office:value="3">
            <text:p>3.00</text:p>
          </table:table-cell>
          <table:table-cell table:number-columns-repeated="5"/>
          <table:table-cell table:formula="of:=[.C322]&gt;[.C321]" office:value-type="float" office:value="1">
            <text:p>1.00</text:p>
          </table:table-cell>
          <table:table-cell table:formula="of:=[.D322]&gt;[.D321]" office:value-type="float" office:value="0">
            <text:p>0.00</text:p>
          </table:table-cell>
          <table:table-cell table:formula="of:=[.E322]&gt;[.E321]" office:value-type="float" office:value="1">
            <text:p>1.00</text:p>
          </table:table-cell>
          <table:table-cell table:formula="of:=IF(SUM([.U322:.W322])&gt;1;[.A322];&quot;-&quot;)" office:value-type="float" office:value="321">
            <text:p>321.00</text:p>
          </table:table-cell>
          <table:table-cell table:number-columns-repeated="1000"/>
        </table:table-row>
        <table:table-row table:style-name="ro1">
          <table:table-cell office:value-type="float" office:value="322">
            <text:p>322.00</text:p>
          </table:table-cell>
          <table:table-cell/>
          <table:table-cell office:value-type="float" office:value="75.91">
            <text:p>75.91</text:p>
          </table:table-cell>
          <table:table-cell office:value-type="float" office:value="91.04">
            <text:p>91.04</text:p>
          </table:table-cell>
          <table:table-cell office:value-type="float" office:value="138.57">
            <text:p>138.57</text:p>
          </table:table-cell>
          <table:table-cell/>
          <table:table-cell table:style-name="ce2" table:formula="of:=IF([.H322]&lt;1000;IF([.I322]&gt;[.I321];0;[.G322]);IF(AND([.E322]&lt;[.E321]; [.E321]&lt;[.E320]);FLOOR(1000/[.E323];1)+[.G322];IF([.I322]&gt;[.I321];0;[.G322])))" office:value-type="float" office:value="0">
            <text:p>0.00</text:p>
          </table:table-cell>
          <table:table-cell table:formula="of:=IF([.G323]&lt;&gt;[.G322];[.H322]-([.E323]*([.G323]-[.G322]));[.H322])" office:value-type="float" office:value="6311.63">
            <text:p>6311.63</text:p>
          </table:table-cell>
          <table:table-cell table:formula="of:=IF([.E323]&gt;[.I322];[.E323];[.I322])" office:value-type="float" office:value="140.12">
            <text:p>140.12</text:p>
          </table:table-cell>
          <table:table-cell table:formula="of:=IF([.H323]&lt;[.H322];[.J322]+1;[.J322])" office:value-type="float" office:value="20">
            <text:p>20.00</text:p>
          </table:table-cell>
          <table:table-cell table:number-columns-repeated="2"/>
          <table:table-cell table:formula="of:=IF([.C323]&gt;[.C322];[.M322]+1;0)" office:value-type="float" office:value="5">
            <text:p>5.00</text:p>
          </table:table-cell>
          <table:table-cell table:formula="of:=IF([.D323]&gt;[.D322];[.N322]+1;0)" office:value-type="float" office:value="0">
            <text:p>0.00</text:p>
          </table:table-cell>
          <table:table-cell table:formula="of:=IF([.E323]&gt;[.E322];[.O322]+1;0)" office:value-type="float" office:value="0">
            <text:p>0.00</text:p>
          </table:table-cell>
          <table:table-cell table:number-columns-repeated="5"/>
          <table:table-cell table:formula="of:=[.C323]&gt;[.C322]" office:value-type="float" office:value="1">
            <text:p>1.00</text:p>
          </table:table-cell>
          <table:table-cell table:formula="of:=[.D323]&gt;[.D322]" office:value-type="float" office:value="0">
            <text:p>0.00</text:p>
          </table:table-cell>
          <table:table-cell table:formula="of:=[.E323]&gt;[.E322]" office:value-type="float" office:value="0">
            <text:p>0.00</text:p>
          </table:table-cell>
          <table:table-cell table:formula="of:=IF(SUM([.U323:.W323])&gt;1;[.A32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23">
            <text:p>323.00</text:p>
          </table:table-cell>
          <table:table-cell/>
          <table:table-cell office:value-type="float" office:value="74.76">
            <text:p>74.76</text:p>
          </table:table-cell>
          <table:table-cell office:value-type="float" office:value="90.45">
            <text:p>90.45</text:p>
          </table:table-cell>
          <table:table-cell office:value-type="float" office:value="138.84">
            <text:p>138.84</text:p>
          </table:table-cell>
          <table:table-cell/>
          <table:table-cell table:style-name="ce2" table:formula="of:=IF([.H323]&lt;1000;IF([.I323]&gt;[.I322];0;[.G323]);IF(AND([.E323]&lt;[.E322]; [.E322]&lt;[.E321]);FLOOR(1000/[.E324];1)+[.G323];IF([.I323]&gt;[.I322];0;[.G323])))" office:value-type="float" office:value="0">
            <text:p>0.00</text:p>
          </table:table-cell>
          <table:table-cell table:formula="of:=IF([.G324]&lt;&gt;[.G323];[.H323]-([.E324]*([.G324]-[.G323]));[.H323])" office:value-type="float" office:value="6311.63">
            <text:p>6311.63</text:p>
          </table:table-cell>
          <table:table-cell table:formula="of:=IF([.E324]&gt;[.I323];[.E324];[.I323])" office:value-type="float" office:value="140.12">
            <text:p>140.12</text:p>
          </table:table-cell>
          <table:table-cell table:formula="of:=IF([.H324]&lt;[.H323];[.J323]+1;[.J323])" office:value-type="float" office:value="20">
            <text:p>20.00</text:p>
          </table:table-cell>
          <table:table-cell table:number-columns-repeated="2"/>
          <table:table-cell table:formula="of:=IF([.C324]&gt;[.C323];[.M323]+1;0)" office:value-type="float" office:value="0">
            <text:p>0.00</text:p>
          </table:table-cell>
          <table:table-cell table:formula="of:=IF([.D324]&gt;[.D323];[.N323]+1;0)" office:value-type="float" office:value="0">
            <text:p>0.00</text:p>
          </table:table-cell>
          <table:table-cell table:formula="of:=IF([.E324]&gt;[.E323];[.O323]+1;0)" office:value-type="float" office:value="1">
            <text:p>1.00</text:p>
          </table:table-cell>
          <table:table-cell table:number-columns-repeated="5"/>
          <table:table-cell table:formula="of:=[.C324]&gt;[.C323]" office:value-type="float" office:value="0">
            <text:p>0.00</text:p>
          </table:table-cell>
          <table:table-cell table:formula="of:=[.D324]&gt;[.D323]" office:value-type="float" office:value="0">
            <text:p>0.00</text:p>
          </table:table-cell>
          <table:table-cell table:formula="of:=[.E324]&gt;[.E323]" office:value-type="float" office:value="1">
            <text:p>1.00</text:p>
          </table:table-cell>
          <table:table-cell table:formula="of:=IF(SUM([.U324:.W324])&gt;1;[.A32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24">
            <text:p>324.00</text:p>
          </table:table-cell>
          <table:table-cell/>
          <table:table-cell office:value-type="float" office:value="75.89">
            <text:p>75.89</text:p>
          </table:table-cell>
          <table:table-cell office:value-type="float" office:value="89.75">
            <text:p>89.75</text:p>
          </table:table-cell>
          <table:table-cell office:value-type="float" office:value="140.71">
            <text:p>140.71</text:p>
          </table:table-cell>
          <table:table-cell/>
          <table:table-cell table:style-name="ce2" table:formula="of:=IF([.H324]&lt;1000;IF([.I324]&gt;[.I323];0;[.G324]);IF(AND([.E324]&lt;[.E323]; [.E323]&lt;[.E322]);FLOOR(1000/[.E325];1)+[.G324];IF([.I324]&gt;[.I323];0;[.G324])))" office:value-type="float" office:value="0">
            <text:p>0.00</text:p>
          </table:table-cell>
          <table:table-cell table:formula="of:=IF([.G325]&lt;&gt;[.G324];[.H324]-([.E325]*([.G325]-[.G324]));[.H324])" office:value-type="float" office:value="6311.63">
            <text:p>6311.63</text:p>
          </table:table-cell>
          <table:table-cell table:formula="of:=IF([.E325]&gt;[.I324];[.E325];[.I324])" office:value-type="float" office:value="140.71">
            <text:p>140.71</text:p>
          </table:table-cell>
          <table:table-cell table:formula="of:=IF([.H325]&lt;[.H324];[.J324]+1;[.J324])" office:value-type="float" office:value="20">
            <text:p>20.00</text:p>
          </table:table-cell>
          <table:table-cell table:number-columns-repeated="2"/>
          <table:table-cell table:formula="of:=IF([.C325]&gt;[.C324];[.M324]+1;0)" office:value-type="float" office:value="1">
            <text:p>1.00</text:p>
          </table:table-cell>
          <table:table-cell table:formula="of:=IF([.D325]&gt;[.D324];[.N324]+1;0)" office:value-type="float" office:value="0">
            <text:p>0.00</text:p>
          </table:table-cell>
          <table:table-cell table:formula="of:=IF([.E325]&gt;[.E324];[.O324]+1;0)" office:value-type="float" office:value="2">
            <text:p>2.00</text:p>
          </table:table-cell>
          <table:table-cell table:number-columns-repeated="5"/>
          <table:table-cell table:formula="of:=[.C325]&gt;[.C324]" office:value-type="float" office:value="1">
            <text:p>1.00</text:p>
          </table:table-cell>
          <table:table-cell table:formula="of:=[.D325]&gt;[.D324]" office:value-type="float" office:value="0">
            <text:p>0.00</text:p>
          </table:table-cell>
          <table:table-cell table:formula="of:=[.E325]&gt;[.E324]" office:value-type="float" office:value="1">
            <text:p>1.00</text:p>
          </table:table-cell>
          <table:table-cell table:formula="of:=IF(SUM([.U325:.W325])&gt;1;[.A325];&quot;-&quot;)" office:value-type="float" office:value="324">
            <text:p>324.00</text:p>
          </table:table-cell>
          <table:table-cell table:number-columns-repeated="1000"/>
        </table:table-row>
        <table:table-row table:style-name="ro1">
          <table:table-cell office:value-type="float" office:value="325">
            <text:p>325.00</text:p>
          </table:table-cell>
          <table:table-cell/>
          <table:table-cell office:value-type="float" office:value="77.86">
            <text:p>77.86</text:p>
          </table:table-cell>
          <table:table-cell office:value-type="float" office:value="89.51">
            <text:p>89.51</text:p>
          </table:table-cell>
          <table:table-cell office:value-type="float" office:value="140.85">
            <text:p>140.85</text:p>
          </table:table-cell>
          <table:table-cell/>
          <table:table-cell table:style-name="ce2" table:formula="of:=IF([.H325]&lt;1000;IF([.I325]&gt;[.I324];0;[.G325]);IF(AND([.E325]&lt;[.E324]; [.E324]&lt;[.E323]);FLOOR(1000/[.E326];1)+[.G325];IF([.I325]&gt;[.I324];0;[.G325])))" office:value-type="float" office:value="0">
            <text:p>0.00</text:p>
          </table:table-cell>
          <table:table-cell table:formula="of:=IF([.G326]&lt;&gt;[.G325];[.H325]-([.E326]*([.G326]-[.G325]));[.H325])" office:value-type="float" office:value="6311.63">
            <text:p>6311.63</text:p>
          </table:table-cell>
          <table:table-cell table:formula="of:=IF([.E326]&gt;[.I325];[.E326];[.I325])" office:value-type="float" office:value="140.85">
            <text:p>140.85</text:p>
          </table:table-cell>
          <table:table-cell table:formula="of:=IF([.H326]&lt;[.H325];[.J325]+1;[.J325])" office:value-type="float" office:value="20">
            <text:p>20.00</text:p>
          </table:table-cell>
          <table:table-cell table:number-columns-repeated="2"/>
          <table:table-cell table:formula="of:=IF([.C326]&gt;[.C325];[.M325]+1;0)" office:value-type="float" office:value="2">
            <text:p>2.00</text:p>
          </table:table-cell>
          <table:table-cell table:formula="of:=IF([.D326]&gt;[.D325];[.N325]+1;0)" office:value-type="float" office:value="0">
            <text:p>0.00</text:p>
          </table:table-cell>
          <table:table-cell table:formula="of:=IF([.E326]&gt;[.E325];[.O325]+1;0)" office:value-type="float" office:value="3">
            <text:p>3.00</text:p>
          </table:table-cell>
          <table:table-cell table:number-columns-repeated="5"/>
          <table:table-cell table:formula="of:=[.C326]&gt;[.C325]" office:value-type="float" office:value="1">
            <text:p>1.00</text:p>
          </table:table-cell>
          <table:table-cell table:formula="of:=[.D326]&gt;[.D325]" office:value-type="float" office:value="0">
            <text:p>0.00</text:p>
          </table:table-cell>
          <table:table-cell table:formula="of:=[.E326]&gt;[.E325]" office:value-type="float" office:value="1">
            <text:p>1.00</text:p>
          </table:table-cell>
          <table:table-cell table:formula="of:=IF(SUM([.U326:.W326])&gt;1;[.A326];&quot;-&quot;)" office:value-type="float" office:value="325">
            <text:p>325.00</text:p>
          </table:table-cell>
          <table:table-cell table:number-columns-repeated="1000"/>
        </table:table-row>
        <table:table-row table:style-name="ro1">
          <table:table-cell office:value-type="float" office:value="326">
            <text:p>326.00</text:p>
          </table:table-cell>
          <table:table-cell/>
          <table:table-cell office:value-type="float" office:value="79.27">
            <text:p>79.27</text:p>
          </table:table-cell>
          <table:table-cell office:value-type="float" office:value="88.66">
            <text:p>88.66</text:p>
          </table:table-cell>
          <table:table-cell office:value-type="float" office:value="138.95">
            <text:p>138.95</text:p>
          </table:table-cell>
          <table:table-cell/>
          <table:table-cell table:style-name="ce2" table:formula="of:=IF([.H326]&lt;1000;IF([.I326]&gt;[.I325];0;[.G326]);IF(AND([.E326]&lt;[.E325]; [.E325]&lt;[.E324]);FLOOR(1000/[.E327];1)+[.G326];IF([.I326]&gt;[.I325];0;[.G326])))" office:value-type="float" office:value="0">
            <text:p>0.00</text:p>
          </table:table-cell>
          <table:table-cell table:formula="of:=IF([.G327]&lt;&gt;[.G326];[.H326]-([.E327]*([.G327]-[.G326]));[.H326])" office:value-type="float" office:value="6311.63">
            <text:p>6311.63</text:p>
          </table:table-cell>
          <table:table-cell table:formula="of:=IF([.E327]&gt;[.I326];[.E327];[.I326])" office:value-type="float" office:value="140.85">
            <text:p>140.85</text:p>
          </table:table-cell>
          <table:table-cell table:formula="of:=IF([.H327]&lt;[.H326];[.J326]+1;[.J326])" office:value-type="float" office:value="20">
            <text:p>20.00</text:p>
          </table:table-cell>
          <table:table-cell table:number-columns-repeated="2"/>
          <table:table-cell table:formula="of:=IF([.C327]&gt;[.C326];[.M326]+1;0)" office:value-type="float" office:value="3">
            <text:p>3.00</text:p>
          </table:table-cell>
          <table:table-cell table:formula="of:=IF([.D327]&gt;[.D326];[.N326]+1;0)" office:value-type="float" office:value="0">
            <text:p>0.00</text:p>
          </table:table-cell>
          <table:table-cell table:formula="of:=IF([.E327]&gt;[.E326];[.O326]+1;0)" office:value-type="float" office:value="0">
            <text:p>0.00</text:p>
          </table:table-cell>
          <table:table-cell table:number-columns-repeated="5"/>
          <table:table-cell table:formula="of:=[.C327]&gt;[.C326]" office:value-type="float" office:value="1">
            <text:p>1.00</text:p>
          </table:table-cell>
          <table:table-cell table:formula="of:=[.D327]&gt;[.D326]" office:value-type="float" office:value="0">
            <text:p>0.00</text:p>
          </table:table-cell>
          <table:table-cell table:formula="of:=[.E327]&gt;[.E326]" office:value-type="float" office:value="0">
            <text:p>0.00</text:p>
          </table:table-cell>
          <table:table-cell table:formula="of:=IF(SUM([.U327:.W327])&gt;1;[.A32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27">
            <text:p>327.00</text:p>
          </table:table-cell>
          <table:table-cell/>
          <table:table-cell office:value-type="float" office:value="80.73">
            <text:p>80.73</text:p>
          </table:table-cell>
          <table:table-cell office:value-type="float" office:value="88.17">
            <text:p>88.17</text:p>
          </table:table-cell>
          <table:table-cell office:value-type="float" office:value="140.37">
            <text:p>140.37</text:p>
          </table:table-cell>
          <table:table-cell/>
          <table:table-cell table:style-name="ce2" table:formula="of:=IF([.H327]&lt;1000;IF([.I327]&gt;[.I326];0;[.G327]);IF(AND([.E327]&lt;[.E326]; [.E326]&lt;[.E325]);FLOOR(1000/[.E328];1)+[.G327];IF([.I327]&gt;[.I326];0;[.G327])))" office:value-type="float" office:value="0">
            <text:p>0.00</text:p>
          </table:table-cell>
          <table:table-cell table:formula="of:=IF([.G328]&lt;&gt;[.G327];[.H327]-([.E328]*([.G328]-[.G327]));[.H327])" office:value-type="float" office:value="6311.63">
            <text:p>6311.63</text:p>
          </table:table-cell>
          <table:table-cell table:formula="of:=IF([.E328]&gt;[.I327];[.E328];[.I327])" office:value-type="float" office:value="140.85">
            <text:p>140.85</text:p>
          </table:table-cell>
          <table:table-cell table:formula="of:=IF([.H328]&lt;[.H327];[.J327]+1;[.J327])" office:value-type="float" office:value="20">
            <text:p>20.00</text:p>
          </table:table-cell>
          <table:table-cell table:number-columns-repeated="2"/>
          <table:table-cell table:formula="of:=IF([.C328]&gt;[.C327];[.M327]+1;0)" office:value-type="float" office:value="4">
            <text:p>4.00</text:p>
          </table:table-cell>
          <table:table-cell table:formula="of:=IF([.D328]&gt;[.D327];[.N327]+1;0)" office:value-type="float" office:value="0">
            <text:p>0.00</text:p>
          </table:table-cell>
          <table:table-cell table:formula="of:=IF([.E328]&gt;[.E327];[.O327]+1;0)" office:value-type="float" office:value="1">
            <text:p>1.00</text:p>
          </table:table-cell>
          <table:table-cell table:number-columns-repeated="5"/>
          <table:table-cell table:formula="of:=[.C328]&gt;[.C327]" office:value-type="float" office:value="1">
            <text:p>1.00</text:p>
          </table:table-cell>
          <table:table-cell table:formula="of:=[.D328]&gt;[.D327]" office:value-type="float" office:value="0">
            <text:p>0.00</text:p>
          </table:table-cell>
          <table:table-cell table:formula="of:=[.E328]&gt;[.E327]" office:value-type="float" office:value="1">
            <text:p>1.00</text:p>
          </table:table-cell>
          <table:table-cell table:formula="of:=IF(SUM([.U328:.W328])&gt;1;[.A328];&quot;-&quot;)" office:value-type="float" office:value="327">
            <text:p>327.00</text:p>
          </table:table-cell>
          <table:table-cell table:number-columns-repeated="1000"/>
        </table:table-row>
        <table:table-row table:style-name="ro1">
          <table:table-cell office:value-type="float" office:value="328">
            <text:p>328.00</text:p>
          </table:table-cell>
          <table:table-cell/>
          <table:table-cell office:value-type="float" office:value="81.01">
            <text:p>81.01</text:p>
          </table:table-cell>
          <table:table-cell office:value-type="float" office:value="87.02">
            <text:p>87.02</text:p>
          </table:table-cell>
          <table:table-cell office:value-type="float" office:value="139.33">
            <text:p>139.33</text:p>
          </table:table-cell>
          <table:table-cell/>
          <table:table-cell table:style-name="ce2" table:formula="of:=IF([.H328]&lt;1000;IF([.I328]&gt;[.I327];0;[.G328]);IF(AND([.E328]&lt;[.E327]; [.E327]&lt;[.E326]);FLOOR(1000/[.E329];1)+[.G328];IF([.I328]&gt;[.I327];0;[.G328])))" office:value-type="float" office:value="0">
            <text:p>0.00</text:p>
          </table:table-cell>
          <table:table-cell table:formula="of:=IF([.G329]&lt;&gt;[.G328];[.H328]-([.E329]*([.G329]-[.G328]));[.H328])" office:value-type="float" office:value="6311.63">
            <text:p>6311.63</text:p>
          </table:table-cell>
          <table:table-cell table:formula="of:=IF([.E329]&gt;[.I328];[.E329];[.I328])" office:value-type="float" office:value="140.85">
            <text:p>140.85</text:p>
          </table:table-cell>
          <table:table-cell table:formula="of:=IF([.H329]&lt;[.H328];[.J328]+1;[.J328])" office:value-type="float" office:value="20">
            <text:p>20.00</text:p>
          </table:table-cell>
          <table:table-cell table:number-columns-repeated="2"/>
          <table:table-cell table:formula="of:=IF([.C329]&gt;[.C328];[.M328]+1;0)" office:value-type="float" office:value="5">
            <text:p>5.00</text:p>
          </table:table-cell>
          <table:table-cell table:formula="of:=IF([.D329]&gt;[.D328];[.N328]+1;0)" office:value-type="float" office:value="0">
            <text:p>0.00</text:p>
          </table:table-cell>
          <table:table-cell table:formula="of:=IF([.E329]&gt;[.E328];[.O328]+1;0)" office:value-type="float" office:value="0">
            <text:p>0.00</text:p>
          </table:table-cell>
          <table:table-cell table:number-columns-repeated="5"/>
          <table:table-cell table:formula="of:=[.C329]&gt;[.C328]" office:value-type="float" office:value="1">
            <text:p>1.00</text:p>
          </table:table-cell>
          <table:table-cell table:formula="of:=[.D329]&gt;[.D328]" office:value-type="float" office:value="0">
            <text:p>0.00</text:p>
          </table:table-cell>
          <table:table-cell table:formula="of:=[.E329]&gt;[.E328]" office:value-type="float" office:value="0">
            <text:p>0.00</text:p>
          </table:table-cell>
          <table:table-cell table:formula="of:=IF(SUM([.U329:.W329])&gt;1;[.A32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29">
            <text:p>329.00</text:p>
          </table:table-cell>
          <table:table-cell/>
          <table:table-cell office:value-type="float" office:value="79.97">
            <text:p>79.97</text:p>
          </table:table-cell>
          <table:table-cell office:value-type="float" office:value="86.95">
            <text:p>86.95</text:p>
          </table:table-cell>
          <table:table-cell office:value-type="float" office:value="141.26">
            <text:p>141.26</text:p>
          </table:table-cell>
          <table:table-cell/>
          <table:table-cell table:style-name="ce2" table:formula="of:=IF([.H329]&lt;1000;IF([.I329]&gt;[.I328];0;[.G329]);IF(AND([.E329]&lt;[.E328]; [.E328]&lt;[.E327]);FLOOR(1000/[.E330];1)+[.G329];IF([.I329]&gt;[.I328];0;[.G329])))" office:value-type="float" office:value="0">
            <text:p>0.00</text:p>
          </table:table-cell>
          <table:table-cell table:formula="of:=IF([.G330]&lt;&gt;[.G329];[.H329]-([.E330]*([.G330]-[.G329]));[.H329])" office:value-type="float" office:value="6311.63">
            <text:p>6311.63</text:p>
          </table:table-cell>
          <table:table-cell table:formula="of:=IF([.E330]&gt;[.I329];[.E330];[.I329])" office:value-type="float" office:value="141.26">
            <text:p>141.26</text:p>
          </table:table-cell>
          <table:table-cell table:formula="of:=IF([.H330]&lt;[.H329];[.J329]+1;[.J329])" office:value-type="float" office:value="20">
            <text:p>20.00</text:p>
          </table:table-cell>
          <table:table-cell table:number-columns-repeated="2"/>
          <table:table-cell table:formula="of:=IF([.C330]&gt;[.C329];[.M329]+1;0)" office:value-type="float" office:value="0">
            <text:p>0.00</text:p>
          </table:table-cell>
          <table:table-cell table:formula="of:=IF([.D330]&gt;[.D329];[.N329]+1;0)" office:value-type="float" office:value="0">
            <text:p>0.00</text:p>
          </table:table-cell>
          <table:table-cell table:formula="of:=IF([.E330]&gt;[.E329];[.O329]+1;0)" office:value-type="float" office:value="1">
            <text:p>1.00</text:p>
          </table:table-cell>
          <table:table-cell table:number-columns-repeated="5"/>
          <table:table-cell table:formula="of:=[.C330]&gt;[.C329]" office:value-type="float" office:value="0">
            <text:p>0.00</text:p>
          </table:table-cell>
          <table:table-cell table:formula="of:=[.D330]&gt;[.D329]" office:value-type="float" office:value="0">
            <text:p>0.00</text:p>
          </table:table-cell>
          <table:table-cell table:formula="of:=[.E330]&gt;[.E329]" office:value-type="float" office:value="1">
            <text:p>1.00</text:p>
          </table:table-cell>
          <table:table-cell table:formula="of:=IF(SUM([.U330:.W330])&gt;1;[.A33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30">
            <text:p>330.00</text:p>
          </table:table-cell>
          <table:table-cell/>
          <table:table-cell office:value-type="float" office:value="77.98">
            <text:p>77.98</text:p>
          </table:table-cell>
          <table:table-cell office:value-type="float" office:value="85.86">
            <text:p>85.86</text:p>
          </table:table-cell>
          <table:table-cell office:value-type="float" office:value="142.92">
            <text:p>142.92</text:p>
          </table:table-cell>
          <table:table-cell/>
          <table:table-cell table:style-name="ce2" table:formula="of:=IF([.H330]&lt;1000;IF([.I330]&gt;[.I329];0;[.G330]);IF(AND([.E330]&lt;[.E329]; [.E329]&lt;[.E328]);FLOOR(1000/[.E331];1)+[.G330];IF([.I330]&gt;[.I329];0;[.G330])))" office:value-type="float" office:value="0">
            <text:p>0.00</text:p>
          </table:table-cell>
          <table:table-cell table:formula="of:=IF([.G331]&lt;&gt;[.G330];[.H330]-([.E331]*([.G331]-[.G330]));[.H330])" office:value-type="float" office:value="6311.63">
            <text:p>6311.63</text:p>
          </table:table-cell>
          <table:table-cell table:formula="of:=IF([.E331]&gt;[.I330];[.E331];[.I330])" office:value-type="float" office:value="142.92">
            <text:p>142.92</text:p>
          </table:table-cell>
          <table:table-cell table:formula="of:=IF([.H331]&lt;[.H330];[.J330]+1;[.J330])" office:value-type="float" office:value="20">
            <text:p>20.00</text:p>
          </table:table-cell>
          <table:table-cell table:number-columns-repeated="2"/>
          <table:table-cell table:formula="of:=IF([.C331]&gt;[.C330];[.M330]+1;0)" office:value-type="float" office:value="0">
            <text:p>0.00</text:p>
          </table:table-cell>
          <table:table-cell table:formula="of:=IF([.D331]&gt;[.D330];[.N330]+1;0)" office:value-type="float" office:value="0">
            <text:p>0.00</text:p>
          </table:table-cell>
          <table:table-cell table:formula="of:=IF([.E331]&gt;[.E330];[.O330]+1;0)" office:value-type="float" office:value="2">
            <text:p>2.00</text:p>
          </table:table-cell>
          <table:table-cell table:number-columns-repeated="5"/>
          <table:table-cell table:formula="of:=[.C331]&gt;[.C330]" office:value-type="float" office:value="0">
            <text:p>0.00</text:p>
          </table:table-cell>
          <table:table-cell table:formula="of:=[.D331]&gt;[.D330]" office:value-type="float" office:value="0">
            <text:p>0.00</text:p>
          </table:table-cell>
          <table:table-cell table:formula="of:=[.E331]&gt;[.E330]" office:value-type="float" office:value="1">
            <text:p>1.00</text:p>
          </table:table-cell>
          <table:table-cell table:formula="of:=IF(SUM([.U331:.W331])&gt;1;[.A33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31">
            <text:p>331.00</text:p>
          </table:table-cell>
          <table:table-cell/>
          <table:table-cell office:value-type="float" office:value="79.21">
            <text:p>79.21</text:p>
          </table:table-cell>
          <table:table-cell office:value-type="float" office:value="88.48">
            <text:p>88.48</text:p>
          </table:table-cell>
          <table:table-cell office:value-type="float" office:value="145.3">
            <text:p>145.30</text:p>
          </table:table-cell>
          <table:table-cell/>
          <table:table-cell table:style-name="ce2" table:formula="of:=IF([.H331]&lt;1000;IF([.I331]&gt;[.I330];0;[.G331]);IF(AND([.E331]&lt;[.E330]; [.E330]&lt;[.E329]);FLOOR(1000/[.E332];1)+[.G331];IF([.I331]&gt;[.I330];0;[.G331])))" office:value-type="float" office:value="0">
            <text:p>0.00</text:p>
          </table:table-cell>
          <table:table-cell table:formula="of:=IF([.G332]&lt;&gt;[.G331];[.H331]-([.E332]*([.G332]-[.G331]));[.H331])" office:value-type="float" office:value="6311.63">
            <text:p>6311.63</text:p>
          </table:table-cell>
          <table:table-cell table:formula="of:=IF([.E332]&gt;[.I331];[.E332];[.I331])" office:value-type="float" office:value="145.3">
            <text:p>145.30</text:p>
          </table:table-cell>
          <table:table-cell table:formula="of:=IF([.H332]&lt;[.H331];[.J331]+1;[.J331])" office:value-type="float" office:value="20">
            <text:p>20.00</text:p>
          </table:table-cell>
          <table:table-cell table:number-columns-repeated="2"/>
          <table:table-cell table:formula="of:=IF([.C332]&gt;[.C331];[.M331]+1;0)" office:value-type="float" office:value="1">
            <text:p>1.00</text:p>
          </table:table-cell>
          <table:table-cell table:formula="of:=IF([.D332]&gt;[.D331];[.N331]+1;0)" office:value-type="float" office:value="1">
            <text:p>1.00</text:p>
          </table:table-cell>
          <table:table-cell table:formula="of:=IF([.E332]&gt;[.E331];[.O331]+1;0)" office:value-type="float" office:value="3">
            <text:p>3.00</text:p>
          </table:table-cell>
          <table:table-cell table:number-columns-repeated="5"/>
          <table:table-cell table:formula="of:=[.C332]&gt;[.C331]" office:value-type="float" office:value="1">
            <text:p>1.00</text:p>
          </table:table-cell>
          <table:table-cell table:formula="of:=[.D332]&gt;[.D331]" office:value-type="float" office:value="1">
            <text:p>1.00</text:p>
          </table:table-cell>
          <table:table-cell table:formula="of:=[.E332]&gt;[.E331]" office:value-type="float" office:value="1">
            <text:p>1.00</text:p>
          </table:table-cell>
          <table:table-cell table:formula="of:=IF(SUM([.U332:.W332])&gt;1;[.A332];&quot;-&quot;)" office:value-type="float" office:value="331">
            <text:p>331.00</text:p>
          </table:table-cell>
          <table:table-cell table:number-columns-repeated="1000"/>
        </table:table-row>
        <table:table-row table:style-name="ro1">
          <table:table-cell office:value-type="float" office:value="332">
            <text:p>332.00</text:p>
          </table:table-cell>
          <table:table-cell/>
          <table:table-cell office:value-type="float" office:value="80.59">
            <text:p>80.59</text:p>
          </table:table-cell>
          <table:table-cell office:value-type="float" office:value="86.96">
            <text:p>86.96</text:p>
          </table:table-cell>
          <table:table-cell office:value-type="float" office:value="143.49">
            <text:p>143.49</text:p>
          </table:table-cell>
          <table:table-cell/>
          <table:table-cell table:style-name="ce2" table:formula="of:=IF([.H332]&lt;1000;IF([.I332]&gt;[.I331];0;[.G332]);IF(AND([.E332]&lt;[.E331]; [.E331]&lt;[.E330]);FLOOR(1000/[.E333];1)+[.G332];IF([.I332]&gt;[.I331];0;[.G332])))" office:value-type="float" office:value="0">
            <text:p>0.00</text:p>
          </table:table-cell>
          <table:table-cell table:formula="of:=IF([.G333]&lt;&gt;[.G332];[.H332]-([.E333]*([.G333]-[.G332]));[.H332])" office:value-type="float" office:value="6311.63">
            <text:p>6311.63</text:p>
          </table:table-cell>
          <table:table-cell table:formula="of:=IF([.E333]&gt;[.I332];[.E333];[.I332])" office:value-type="float" office:value="145.3">
            <text:p>145.30</text:p>
          </table:table-cell>
          <table:table-cell table:formula="of:=IF([.H333]&lt;[.H332];[.J332]+1;[.J332])" office:value-type="float" office:value="20">
            <text:p>20.00</text:p>
          </table:table-cell>
          <table:table-cell table:number-columns-repeated="2"/>
          <table:table-cell table:formula="of:=IF([.C333]&gt;[.C332];[.M332]+1;0)" office:value-type="float" office:value="2">
            <text:p>2.00</text:p>
          </table:table-cell>
          <table:table-cell table:formula="of:=IF([.D333]&gt;[.D332];[.N332]+1;0)" office:value-type="float" office:value="0">
            <text:p>0.00</text:p>
          </table:table-cell>
          <table:table-cell table:formula="of:=IF([.E333]&gt;[.E332];[.O332]+1;0)" office:value-type="float" office:value="0">
            <text:p>0.00</text:p>
          </table:table-cell>
          <table:table-cell table:number-columns-repeated="5"/>
          <table:table-cell table:formula="of:=[.C333]&gt;[.C332]" office:value-type="float" office:value="1">
            <text:p>1.00</text:p>
          </table:table-cell>
          <table:table-cell table:formula="of:=[.D333]&gt;[.D332]" office:value-type="float" office:value="0">
            <text:p>0.00</text:p>
          </table:table-cell>
          <table:table-cell table:formula="of:=[.E333]&gt;[.E332]" office:value-type="float" office:value="0">
            <text:p>0.00</text:p>
          </table:table-cell>
          <table:table-cell table:formula="of:=IF(SUM([.U333:.W333])&gt;1;[.A33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33">
            <text:p>333.00</text:p>
          </table:table-cell>
          <table:table-cell/>
          <table:table-cell office:value-type="float" office:value="83.04">
            <text:p>83.04</text:p>
          </table:table-cell>
          <table:table-cell office:value-type="float" office:value="86.49">
            <text:p>86.49</text:p>
          </table:table-cell>
          <table:table-cell office:value-type="float" office:value="145.41">
            <text:p>145.41</text:p>
          </table:table-cell>
          <table:table-cell/>
          <table:table-cell table:style-name="ce2" table:formula="of:=IF([.H333]&lt;1000;IF([.I333]&gt;[.I332];0;[.G333]);IF(AND([.E333]&lt;[.E332]; [.E332]&lt;[.E331]);FLOOR(1000/[.E334];1)+[.G333];IF([.I333]&gt;[.I332];0;[.G333])))" office:value-type="float" office:value="0">
            <text:p>0.00</text:p>
          </table:table-cell>
          <table:table-cell table:formula="of:=IF([.G334]&lt;&gt;[.G333];[.H333]-([.E334]*([.G334]-[.G333]));[.H333])" office:value-type="float" office:value="6311.63">
            <text:p>6311.63</text:p>
          </table:table-cell>
          <table:table-cell table:formula="of:=IF([.E334]&gt;[.I333];[.E334];[.I333])" office:value-type="float" office:value="145.41">
            <text:p>145.41</text:p>
          </table:table-cell>
          <table:table-cell table:formula="of:=IF([.H334]&lt;[.H333];[.J333]+1;[.J333])" office:value-type="float" office:value="20">
            <text:p>20.00</text:p>
          </table:table-cell>
          <table:table-cell table:number-columns-repeated="2"/>
          <table:table-cell table:formula="of:=IF([.C334]&gt;[.C333];[.M333]+1;0)" office:value-type="float" office:value="3">
            <text:p>3.00</text:p>
          </table:table-cell>
          <table:table-cell table:formula="of:=IF([.D334]&gt;[.D333];[.N333]+1;0)" office:value-type="float" office:value="0">
            <text:p>0.00</text:p>
          </table:table-cell>
          <table:table-cell table:formula="of:=IF([.E334]&gt;[.E333];[.O333]+1;0)" office:value-type="float" office:value="1">
            <text:p>1.00</text:p>
          </table:table-cell>
          <table:table-cell table:number-columns-repeated="5"/>
          <table:table-cell table:formula="of:=[.C334]&gt;[.C333]" office:value-type="float" office:value="1">
            <text:p>1.00</text:p>
          </table:table-cell>
          <table:table-cell table:formula="of:=[.D334]&gt;[.D333]" office:value-type="float" office:value="0">
            <text:p>0.00</text:p>
          </table:table-cell>
          <table:table-cell table:formula="of:=[.E334]&gt;[.E333]" office:value-type="float" office:value="1">
            <text:p>1.00</text:p>
          </table:table-cell>
          <table:table-cell table:formula="of:=IF(SUM([.U334:.W334])&gt;1;[.A334];&quot;-&quot;)" office:value-type="float" office:value="333">
            <text:p>333.00</text:p>
          </table:table-cell>
          <table:table-cell table:number-columns-repeated="1000"/>
        </table:table-row>
        <table:table-row table:style-name="ro1">
          <table:table-cell office:value-type="float" office:value="334">
            <text:p>334.00</text:p>
          </table:table-cell>
          <table:table-cell/>
          <table:table-cell office:value-type="float" office:value="84.26">
            <text:p>84.26</text:p>
          </table:table-cell>
          <table:table-cell office:value-type="float" office:value="86.09">
            <text:p>86.09</text:p>
          </table:table-cell>
          <table:table-cell office:value-type="float" office:value="147.4">
            <text:p>147.40</text:p>
          </table:table-cell>
          <table:table-cell/>
          <table:table-cell table:style-name="ce2" table:formula="of:=IF([.H334]&lt;1000;IF([.I334]&gt;[.I333];0;[.G334]);IF(AND([.E334]&lt;[.E333]; [.E333]&lt;[.E332]);FLOOR(1000/[.E335];1)+[.G334];IF([.I334]&gt;[.I333];0;[.G334])))" office:value-type="float" office:value="0">
            <text:p>0.00</text:p>
          </table:table-cell>
          <table:table-cell table:formula="of:=IF([.G335]&lt;&gt;[.G334];[.H334]-([.E335]*([.G335]-[.G334]));[.H334])" office:value-type="float" office:value="6311.63">
            <text:p>6311.63</text:p>
          </table:table-cell>
          <table:table-cell table:formula="of:=IF([.E335]&gt;[.I334];[.E335];[.I334])" office:value-type="float" office:value="147.4">
            <text:p>147.40</text:p>
          </table:table-cell>
          <table:table-cell table:formula="of:=IF([.H335]&lt;[.H334];[.J334]+1;[.J334])" office:value-type="float" office:value="20">
            <text:p>20.00</text:p>
          </table:table-cell>
          <table:table-cell table:number-columns-repeated="2"/>
          <table:table-cell table:formula="of:=IF([.C335]&gt;[.C334];[.M334]+1;0)" office:value-type="float" office:value="4">
            <text:p>4.00</text:p>
          </table:table-cell>
          <table:table-cell table:formula="of:=IF([.D335]&gt;[.D334];[.N334]+1;0)" office:value-type="float" office:value="0">
            <text:p>0.00</text:p>
          </table:table-cell>
          <table:table-cell table:formula="of:=IF([.E335]&gt;[.E334];[.O334]+1;0)" office:value-type="float" office:value="2">
            <text:p>2.00</text:p>
          </table:table-cell>
          <table:table-cell table:number-columns-repeated="5"/>
          <table:table-cell table:formula="of:=[.C335]&gt;[.C334]" office:value-type="float" office:value="1">
            <text:p>1.00</text:p>
          </table:table-cell>
          <table:table-cell table:formula="of:=[.D335]&gt;[.D334]" office:value-type="float" office:value="0">
            <text:p>0.00</text:p>
          </table:table-cell>
          <table:table-cell table:formula="of:=[.E335]&gt;[.E334]" office:value-type="float" office:value="1">
            <text:p>1.00</text:p>
          </table:table-cell>
          <table:table-cell table:formula="of:=IF(SUM([.U335:.W335])&gt;1;[.A335];&quot;-&quot;)" office:value-type="float" office:value="334">
            <text:p>334.00</text:p>
          </table:table-cell>
          <table:table-cell table:number-columns-repeated="1000"/>
        </table:table-row>
        <table:table-row table:style-name="ro1">
          <table:table-cell office:value-type="float" office:value="335">
            <text:p>335.00</text:p>
          </table:table-cell>
          <table:table-cell/>
          <table:table-cell office:value-type="float" office:value="85.28">
            <text:p>85.28</text:p>
          </table:table-cell>
          <table:table-cell office:value-type="float" office:value="84.37">
            <text:p>84.37</text:p>
          </table:table-cell>
          <table:table-cell office:value-type="float" office:value="146.27">
            <text:p>146.27</text:p>
          </table:table-cell>
          <table:table-cell/>
          <table:table-cell table:style-name="ce2" table:formula="of:=IF([.H335]&lt;1000;IF([.I335]&gt;[.I334];0;[.G335]);IF(AND([.E335]&lt;[.E334]; [.E334]&lt;[.E333]);FLOOR(1000/[.E336];1)+[.G335];IF([.I335]&gt;[.I334];0;[.G335])))" office:value-type="float" office:value="0">
            <text:p>0.00</text:p>
          </table:table-cell>
          <table:table-cell table:formula="of:=IF([.G336]&lt;&gt;[.G335];[.H335]-([.E336]*([.G336]-[.G335]));[.H335])" office:value-type="float" office:value="6311.63">
            <text:p>6311.63</text:p>
          </table:table-cell>
          <table:table-cell table:formula="of:=IF([.E336]&gt;[.I335];[.E336];[.I335])" office:value-type="float" office:value="147.4">
            <text:p>147.40</text:p>
          </table:table-cell>
          <table:table-cell table:formula="of:=IF([.H336]&lt;[.H335];[.J335]+1;[.J335])" office:value-type="float" office:value="20">
            <text:p>20.00</text:p>
          </table:table-cell>
          <table:table-cell table:number-columns-repeated="2"/>
          <table:table-cell table:formula="of:=IF([.C336]&gt;[.C335];[.M335]+1;0)" office:value-type="float" office:value="5">
            <text:p>5.00</text:p>
          </table:table-cell>
          <table:table-cell table:formula="of:=IF([.D336]&gt;[.D335];[.N335]+1;0)" office:value-type="float" office:value="0">
            <text:p>0.00</text:p>
          </table:table-cell>
          <table:table-cell table:formula="of:=IF([.E336]&gt;[.E335];[.O335]+1;0)" office:value-type="float" office:value="0">
            <text:p>0.00</text:p>
          </table:table-cell>
          <table:table-cell table:number-columns-repeated="5"/>
          <table:table-cell table:formula="of:=[.C336]&gt;[.C335]" office:value-type="float" office:value="1">
            <text:p>1.00</text:p>
          </table:table-cell>
          <table:table-cell table:formula="of:=[.D336]&gt;[.D335]" office:value-type="float" office:value="0">
            <text:p>0.00</text:p>
          </table:table-cell>
          <table:table-cell table:formula="of:=[.E336]&gt;[.E335]" office:value-type="float" office:value="0">
            <text:p>0.00</text:p>
          </table:table-cell>
          <table:table-cell table:formula="of:=IF(SUM([.U336:.W336])&gt;1;[.A33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36">
            <text:p>336.00</text:p>
          </table:table-cell>
          <table:table-cell/>
          <table:table-cell office:value-type="float" office:value="85.74">
            <text:p>85.74</text:p>
          </table:table-cell>
          <table:table-cell office:value-type="float" office:value="83.22">
            <text:p>83.22</text:p>
          </table:table-cell>
          <table:table-cell office:value-type="float" office:value="148.38">
            <text:p>148.38</text:p>
          </table:table-cell>
          <table:table-cell/>
          <table:table-cell table:style-name="ce2" table:formula="of:=IF([.H336]&lt;1000;IF([.I336]&gt;[.I335];0;[.G336]);IF(AND([.E336]&lt;[.E335]; [.E335]&lt;[.E334]);FLOOR(1000/[.E337];1)+[.G336];IF([.I336]&gt;[.I335];0;[.G336])))" office:value-type="float" office:value="0">
            <text:p>0.00</text:p>
          </table:table-cell>
          <table:table-cell table:formula="of:=IF([.G337]&lt;&gt;[.G336];[.H336]-([.E337]*([.G337]-[.G336]));[.H336])" office:value-type="float" office:value="6311.63">
            <text:p>6311.63</text:p>
          </table:table-cell>
          <table:table-cell table:formula="of:=IF([.E337]&gt;[.I336];[.E337];[.I336])" office:value-type="float" office:value="148.38">
            <text:p>148.38</text:p>
          </table:table-cell>
          <table:table-cell table:formula="of:=IF([.H337]&lt;[.H336];[.J336]+1;[.J336])" office:value-type="float" office:value="20">
            <text:p>20.00</text:p>
          </table:table-cell>
          <table:table-cell table:number-columns-repeated="2"/>
          <table:table-cell table:formula="of:=IF([.C337]&gt;[.C336];[.M336]+1;0)" office:value-type="float" office:value="6">
            <text:p>6.00</text:p>
          </table:table-cell>
          <table:table-cell table:formula="of:=IF([.D337]&gt;[.D336];[.N336]+1;0)" office:value-type="float" office:value="0">
            <text:p>0.00</text:p>
          </table:table-cell>
          <table:table-cell table:formula="of:=IF([.E337]&gt;[.E336];[.O336]+1;0)" office:value-type="float" office:value="1">
            <text:p>1.00</text:p>
          </table:table-cell>
          <table:table-cell table:number-columns-repeated="5"/>
          <table:table-cell table:formula="of:=[.C337]&gt;[.C336]" office:value-type="float" office:value="1">
            <text:p>1.00</text:p>
          </table:table-cell>
          <table:table-cell table:formula="of:=[.D337]&gt;[.D336]" office:value-type="float" office:value="0">
            <text:p>0.00</text:p>
          </table:table-cell>
          <table:table-cell table:formula="of:=[.E337]&gt;[.E336]" office:value-type="float" office:value="1">
            <text:p>1.00</text:p>
          </table:table-cell>
          <table:table-cell table:formula="of:=IF(SUM([.U337:.W337])&gt;1;[.A337];&quot;-&quot;)" office:value-type="float" office:value="336">
            <text:p>336.00</text:p>
          </table:table-cell>
          <table:table-cell table:number-columns-repeated="1000"/>
        </table:table-row>
        <table:table-row table:style-name="ro1">
          <table:table-cell office:value-type="float" office:value="337">
            <text:p>337.00</text:p>
          </table:table-cell>
          <table:table-cell/>
          <table:table-cell office:value-type="float" office:value="84.14">
            <text:p>84.14</text:p>
          </table:table-cell>
          <table:table-cell office:value-type="float" office:value="85.72">
            <text:p>85.72</text:p>
          </table:table-cell>
          <table:table-cell office:value-type="float" office:value="150.67">
            <text:p>150.67</text:p>
          </table:table-cell>
          <table:table-cell/>
          <table:table-cell table:style-name="ce2" table:formula="of:=IF([.H337]&lt;1000;IF([.I337]&gt;[.I336];0;[.G337]);IF(AND([.E337]&lt;[.E336]; [.E336]&lt;[.E335]);FLOOR(1000/[.E338];1)+[.G337];IF([.I337]&gt;[.I336];0;[.G337])))" office:value-type="float" office:value="0">
            <text:p>0.00</text:p>
          </table:table-cell>
          <table:table-cell table:formula="of:=IF([.G338]&lt;&gt;[.G337];[.H337]-([.E338]*([.G338]-[.G337]));[.H337])" office:value-type="float" office:value="6311.63">
            <text:p>6311.63</text:p>
          </table:table-cell>
          <table:table-cell table:formula="of:=IF([.E338]&gt;[.I337];[.E338];[.I337])" office:value-type="float" office:value="150.67">
            <text:p>150.67</text:p>
          </table:table-cell>
          <table:table-cell table:formula="of:=IF([.H338]&lt;[.H337];[.J337]+1;[.J337])" office:value-type="float" office:value="20">
            <text:p>20.00</text:p>
          </table:table-cell>
          <table:table-cell table:number-columns-repeated="2"/>
          <table:table-cell table:formula="of:=IF([.C338]&gt;[.C337];[.M337]+1;0)" office:value-type="float" office:value="0">
            <text:p>0.00</text:p>
          </table:table-cell>
          <table:table-cell table:formula="of:=IF([.D338]&gt;[.D337];[.N337]+1;0)" office:value-type="float" office:value="1">
            <text:p>1.00</text:p>
          </table:table-cell>
          <table:table-cell table:formula="of:=IF([.E338]&gt;[.E337];[.O337]+1;0)" office:value-type="float" office:value="2">
            <text:p>2.00</text:p>
          </table:table-cell>
          <table:table-cell table:number-columns-repeated="5"/>
          <table:table-cell table:formula="of:=[.C338]&gt;[.C337]" office:value-type="float" office:value="0">
            <text:p>0.00</text:p>
          </table:table-cell>
          <table:table-cell table:formula="of:=[.D338]&gt;[.D337]" office:value-type="float" office:value="1">
            <text:p>1.00</text:p>
          </table:table-cell>
          <table:table-cell table:formula="of:=[.E338]&gt;[.E337]" office:value-type="float" office:value="1">
            <text:p>1.00</text:p>
          </table:table-cell>
          <table:table-cell table:formula="of:=IF(SUM([.U338:.W338])&gt;1;[.A338];&quot;-&quot;)" office:value-type="float" office:value="337">
            <text:p>337.00</text:p>
          </table:table-cell>
          <table:table-cell table:number-columns-repeated="1000"/>
        </table:table-row>
        <table:table-row table:style-name="ro1">
          <table:table-cell office:value-type="float" office:value="338">
            <text:p>338.00</text:p>
          </table:table-cell>
          <table:table-cell/>
          <table:table-cell office:value-type="float" office:value="86.12">
            <text:p>86.12</text:p>
          </table:table-cell>
          <table:table-cell office:value-type="float" office:value="84.73">
            <text:p>84.73</text:p>
          </table:table-cell>
          <table:table-cell office:value-type="float" office:value="150.84">
            <text:p>150.84</text:p>
          </table:table-cell>
          <table:table-cell/>
          <table:table-cell table:style-name="ce2" table:formula="of:=IF([.H338]&lt;1000;IF([.I338]&gt;[.I337];0;[.G338]);IF(AND([.E338]&lt;[.E337]; [.E337]&lt;[.E336]);FLOOR(1000/[.E339];1)+[.G338];IF([.I338]&gt;[.I337];0;[.G338])))" office:value-type="float" office:value="0">
            <text:p>0.00</text:p>
          </table:table-cell>
          <table:table-cell table:formula="of:=IF([.G339]&lt;&gt;[.G338];[.H338]-([.E339]*([.G339]-[.G338]));[.H338])" office:value-type="float" office:value="6311.63">
            <text:p>6311.63</text:p>
          </table:table-cell>
          <table:table-cell table:formula="of:=IF([.E339]&gt;[.I338];[.E339];[.I338])" office:value-type="float" office:value="150.84">
            <text:p>150.84</text:p>
          </table:table-cell>
          <table:table-cell table:formula="of:=IF([.H339]&lt;[.H338];[.J338]+1;[.J338])" office:value-type="float" office:value="20">
            <text:p>20.00</text:p>
          </table:table-cell>
          <table:table-cell table:number-columns-repeated="2"/>
          <table:table-cell table:formula="of:=IF([.C339]&gt;[.C338];[.M338]+1;0)" office:value-type="float" office:value="1">
            <text:p>1.00</text:p>
          </table:table-cell>
          <table:table-cell table:formula="of:=IF([.D339]&gt;[.D338];[.N338]+1;0)" office:value-type="float" office:value="0">
            <text:p>0.00</text:p>
          </table:table-cell>
          <table:table-cell table:formula="of:=IF([.E339]&gt;[.E338];[.O338]+1;0)" office:value-type="float" office:value="3">
            <text:p>3.00</text:p>
          </table:table-cell>
          <table:table-cell table:number-columns-repeated="5"/>
          <table:table-cell table:formula="of:=[.C339]&gt;[.C338]" office:value-type="float" office:value="1">
            <text:p>1.00</text:p>
          </table:table-cell>
          <table:table-cell table:formula="of:=[.D339]&gt;[.D338]" office:value-type="float" office:value="0">
            <text:p>0.00</text:p>
          </table:table-cell>
          <table:table-cell table:formula="of:=[.E339]&gt;[.E338]" office:value-type="float" office:value="1">
            <text:p>1.00</text:p>
          </table:table-cell>
          <table:table-cell table:formula="of:=IF(SUM([.U339:.W339])&gt;1;[.A339];&quot;-&quot;)" office:value-type="float" office:value="338">
            <text:p>338.00</text:p>
          </table:table-cell>
          <table:table-cell table:number-columns-repeated="1000"/>
        </table:table-row>
        <table:table-row table:style-name="ro1">
          <table:table-cell office:value-type="float" office:value="339">
            <text:p>339.00</text:p>
          </table:table-cell>
          <table:table-cell/>
          <table:table-cell office:value-type="float" office:value="86.23">
            <text:p>86.23</text:p>
          </table:table-cell>
          <table:table-cell office:value-type="float" office:value="84.15">
            <text:p>84.15</text:p>
          </table:table-cell>
          <table:table-cell office:value-type="float" office:value="149.73">
            <text:p>149.73</text:p>
          </table:table-cell>
          <table:table-cell/>
          <table:table-cell table:style-name="ce2" table:formula="of:=IF([.H339]&lt;1000;IF([.I339]&gt;[.I338];0;[.G339]);IF(AND([.E339]&lt;[.E338]; [.E338]&lt;[.E337]);FLOOR(1000/[.E340];1)+[.G339];IF([.I339]&gt;[.I338];0;[.G339])))" office:value-type="float" office:value="0">
            <text:p>0.00</text:p>
          </table:table-cell>
          <table:table-cell table:formula="of:=IF([.G340]&lt;&gt;[.G339];[.H339]-([.E340]*([.G340]-[.G339]));[.H339])" office:value-type="float" office:value="6311.63">
            <text:p>6311.63</text:p>
          </table:table-cell>
          <table:table-cell table:formula="of:=IF([.E340]&gt;[.I339];[.E340];[.I339])" office:value-type="float" office:value="150.84">
            <text:p>150.84</text:p>
          </table:table-cell>
          <table:table-cell table:formula="of:=IF([.H340]&lt;[.H339];[.J339]+1;[.J339])" office:value-type="float" office:value="20">
            <text:p>20.00</text:p>
          </table:table-cell>
          <table:table-cell table:number-columns-repeated="2"/>
          <table:table-cell table:formula="of:=IF([.C340]&gt;[.C339];[.M339]+1;0)" office:value-type="float" office:value="2">
            <text:p>2.00</text:p>
          </table:table-cell>
          <table:table-cell table:formula="of:=IF([.D340]&gt;[.D339];[.N339]+1;0)" office:value-type="float" office:value="0">
            <text:p>0.00</text:p>
          </table:table-cell>
          <table:table-cell table:formula="of:=IF([.E340]&gt;[.E339];[.O339]+1;0)" office:value-type="float" office:value="0">
            <text:p>0.00</text:p>
          </table:table-cell>
          <table:table-cell table:number-columns-repeated="5"/>
          <table:table-cell table:formula="of:=[.C340]&gt;[.C339]" office:value-type="float" office:value="1">
            <text:p>1.00</text:p>
          </table:table-cell>
          <table:table-cell table:formula="of:=[.D340]&gt;[.D339]" office:value-type="float" office:value="0">
            <text:p>0.00</text:p>
          </table:table-cell>
          <table:table-cell table:formula="of:=[.E340]&gt;[.E339]" office:value-type="float" office:value="0">
            <text:p>0.00</text:p>
          </table:table-cell>
          <table:table-cell table:formula="of:=IF(SUM([.U340:.W340])&gt;1;[.A34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0">
            <text:p>340.00</text:p>
          </table:table-cell>
          <table:table-cell/>
          <table:table-cell office:value-type="float" office:value="84.78">
            <text:p>84.78</text:p>
          </table:table-cell>
          <table:table-cell office:value-type="float" office:value="83.26">
            <text:p>83.26</text:p>
          </table:table-cell>
          <table:table-cell office:value-type="float" office:value="148.35">
            <text:p>148.35</text:p>
          </table:table-cell>
          <table:table-cell/>
          <table:table-cell table:style-name="ce2" table:formula="of:=IF([.H340]&lt;1000;IF([.I340]&gt;[.I339];0;[.G340]);IF(AND([.E340]&lt;[.E339]; [.E339]&lt;[.E338]);FLOOR(1000/[.E341];1)+[.G340];IF([.I340]&gt;[.I339];0;[.G340])))" office:value-type="float" office:value="0">
            <text:p>0.00</text:p>
          </table:table-cell>
          <table:table-cell table:formula="of:=IF([.G341]&lt;&gt;[.G340];[.H340]-([.E341]*([.G341]-[.G340]));[.H340])" office:value-type="float" office:value="6311.63">
            <text:p>6311.63</text:p>
          </table:table-cell>
          <table:table-cell table:formula="of:=IF([.E341]&gt;[.I340];[.E341];[.I340])" office:value-type="float" office:value="150.84">
            <text:p>150.84</text:p>
          </table:table-cell>
          <table:table-cell table:formula="of:=IF([.H341]&lt;[.H340];[.J340]+1;[.J340])" office:value-type="float" office:value="20">
            <text:p>20.00</text:p>
          </table:table-cell>
          <table:table-cell table:number-columns-repeated="2"/>
          <table:table-cell table:formula="of:=IF([.C341]&gt;[.C340];[.M340]+1;0)" office:value-type="float" office:value="0">
            <text:p>0.00</text:p>
          </table:table-cell>
          <table:table-cell table:formula="of:=IF([.D341]&gt;[.D340];[.N340]+1;0)" office:value-type="float" office:value="0">
            <text:p>0.00</text:p>
          </table:table-cell>
          <table:table-cell table:formula="of:=IF([.E341]&gt;[.E340];[.O340]+1;0)" office:value-type="float" office:value="0">
            <text:p>0.00</text:p>
          </table:table-cell>
          <table:table-cell table:number-columns-repeated="5"/>
          <table:table-cell table:formula="of:=[.C341]&gt;[.C340]" office:value-type="float" office:value="0">
            <text:p>0.00</text:p>
          </table:table-cell>
          <table:table-cell table:formula="of:=[.D341]&gt;[.D340]" office:value-type="float" office:value="0">
            <text:p>0.00</text:p>
          </table:table-cell>
          <table:table-cell table:formula="of:=[.E341]&gt;[.E340]" office:value-type="float" office:value="0">
            <text:p>0.00</text:p>
          </table:table-cell>
          <table:table-cell table:formula="of:=IF(SUM([.U341:.W341])&gt;1;[.A34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1">
            <text:p>341.00</text:p>
          </table:table-cell>
          <table:table-cell/>
          <table:table-cell office:value-type="float" office:value="86.91">
            <text:p>86.91</text:p>
          </table:table-cell>
          <table:table-cell office:value-type="float" office:value="82.5">
            <text:p>82.50</text:p>
          </table:table-cell>
          <table:table-cell office:value-type="float" office:value="150.61">
            <text:p>150.61</text:p>
          </table:table-cell>
          <table:table-cell/>
          <table:table-cell table:style-name="ce2" table:formula="of:=IF([.H341]&lt;1000;IF([.I341]&gt;[.I340];0;[.G341]);IF(AND([.E341]&lt;[.E340]; [.E340]&lt;[.E339]);FLOOR(1000/[.E342];1)+[.G341];IF([.I341]&gt;[.I340];0;[.G341])))" office:value-type="float" office:value="6">
            <text:p>6.00</text:p>
          </table:table-cell>
          <table:table-cell table:formula="of:=IF([.G342]&lt;&gt;[.G341];[.H341]-([.E342]*([.G342]-[.G341]));[.H341])" office:value-type="float" office:value="5407.97">
            <text:p>5407.97</text:p>
          </table:table-cell>
          <table:table-cell table:formula="of:=IF([.E342]&gt;[.I341];[.E342];[.I341])" office:value-type="float" office:value="150.84">
            <text:p>150.84</text:p>
          </table:table-cell>
          <table:table-cell table:formula="of:=IF([.H342]&lt;[.H341];[.J341]+1;[.J341])" office:value-type="float" office:value="21">
            <text:p>21.00</text:p>
          </table:table-cell>
          <table:table-cell table:number-columns-repeated="2"/>
          <table:table-cell table:formula="of:=IF([.C342]&gt;[.C341];[.M341]+1;0)" office:value-type="float" office:value="1">
            <text:p>1.00</text:p>
          </table:table-cell>
          <table:table-cell table:formula="of:=IF([.D342]&gt;[.D341];[.N341]+1;0)" office:value-type="float" office:value="0">
            <text:p>0.00</text:p>
          </table:table-cell>
          <table:table-cell table:formula="of:=IF([.E342]&gt;[.E341];[.O341]+1;0)" office:value-type="float" office:value="1">
            <text:p>1.00</text:p>
          </table:table-cell>
          <table:table-cell table:number-columns-repeated="5"/>
          <table:table-cell table:formula="of:=[.C342]&gt;[.C341]" office:value-type="float" office:value="1">
            <text:p>1.00</text:p>
          </table:table-cell>
          <table:table-cell table:formula="of:=[.D342]&gt;[.D341]" office:value-type="float" office:value="0">
            <text:p>0.00</text:p>
          </table:table-cell>
          <table:table-cell table:formula="of:=[.E342]&gt;[.E341]" office:value-type="float" office:value="1">
            <text:p>1.00</text:p>
          </table:table-cell>
          <table:table-cell table:formula="of:=IF(SUM([.U342:.W342])&gt;1;[.A342];&quot;-&quot;)" office:value-type="float" office:value="341">
            <text:p>341.00</text:p>
          </table:table-cell>
          <table:table-cell table:number-columns-repeated="1000"/>
        </table:table-row>
        <table:table-row table:style-name="ro1">
          <table:table-cell office:value-type="float" office:value="342">
            <text:p>342.00</text:p>
          </table:table-cell>
          <table:table-cell/>
          <table:table-cell office:value-type="float" office:value="85.3">
            <text:p>85.30</text:p>
          </table:table-cell>
          <table:table-cell office:value-type="float" office:value="81.74">
            <text:p>81.74</text:p>
          </table:table-cell>
          <table:table-cell office:value-type="float" office:value="148.95">
            <text:p>148.95</text:p>
          </table:table-cell>
          <table:table-cell/>
          <table:table-cell table:style-name="ce2" table:formula="of:=IF([.H342]&lt;1000;IF([.I342]&gt;[.I341];0;[.G342]);IF(AND([.E342]&lt;[.E341]; [.E341]&lt;[.E340]);FLOOR(1000/[.E343];1)+[.G342];IF([.I342]&gt;[.I341];0;[.G342])))" office:value-type="float" office:value="6">
            <text:p>6.00</text:p>
          </table:table-cell>
          <table:table-cell table:formula="of:=IF([.G343]&lt;&gt;[.G342];[.H342]-([.E343]*([.G343]-[.G342]));[.H342])" office:value-type="float" office:value="5407.97">
            <text:p>5407.97</text:p>
          </table:table-cell>
          <table:table-cell table:formula="of:=IF([.E343]&gt;[.I342];[.E343];[.I342])" office:value-type="float" office:value="150.84">
            <text:p>150.84</text:p>
          </table:table-cell>
          <table:table-cell table:formula="of:=IF([.H343]&lt;[.H342];[.J342]+1;[.J342])" office:value-type="float" office:value="21">
            <text:p>21.00</text:p>
          </table:table-cell>
          <table:table-cell table:number-columns-repeated="2"/>
          <table:table-cell table:formula="of:=IF([.C343]&gt;[.C342];[.M342]+1;0)" office:value-type="float" office:value="0">
            <text:p>0.00</text:p>
          </table:table-cell>
          <table:table-cell table:formula="of:=IF([.D343]&gt;[.D342];[.N342]+1;0)" office:value-type="float" office:value="0">
            <text:p>0.00</text:p>
          </table:table-cell>
          <table:table-cell table:formula="of:=IF([.E343]&gt;[.E342];[.O342]+1;0)" office:value-type="float" office:value="0">
            <text:p>0.00</text:p>
          </table:table-cell>
          <table:table-cell table:number-columns-repeated="5"/>
          <table:table-cell table:formula="of:=[.C343]&gt;[.C342]" office:value-type="float" office:value="0">
            <text:p>0.00</text:p>
          </table:table-cell>
          <table:table-cell table:formula="of:=[.D343]&gt;[.D342]" office:value-type="float" office:value="0">
            <text:p>0.00</text:p>
          </table:table-cell>
          <table:table-cell table:formula="of:=[.E343]&gt;[.E342]" office:value-type="float" office:value="0">
            <text:p>0.00</text:p>
          </table:table-cell>
          <table:table-cell table:formula="of:=IF(SUM([.U343:.W343])&gt;1;[.A34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3">
            <text:p>343.00</text:p>
          </table:table-cell>
          <table:table-cell/>
          <table:table-cell office:value-type="float" office:value="83.64">
            <text:p>83.64</text:p>
          </table:table-cell>
          <table:table-cell office:value-type="float" office:value="84.27">
            <text:p>84.27</text:p>
          </table:table-cell>
          <table:table-cell office:value-type="float" office:value="147.17">
            <text:p>147.17</text:p>
          </table:table-cell>
          <table:table-cell/>
          <table:table-cell table:style-name="ce2" table:formula="of:=IF([.H343]&lt;1000;IF([.I343]&gt;[.I342];0;[.G343]);IF(AND([.E343]&lt;[.E342]; [.E342]&lt;[.E341]);FLOOR(1000/[.E344];1)+[.G343];IF([.I343]&gt;[.I342];0;[.G343])))" office:value-type="float" office:value="6">
            <text:p>6.00</text:p>
          </table:table-cell>
          <table:table-cell table:formula="of:=IF([.G344]&lt;&gt;[.G343];[.H343]-([.E344]*([.G344]-[.G343]));[.H343])" office:value-type="float" office:value="5407.97">
            <text:p>5407.97</text:p>
          </table:table-cell>
          <table:table-cell table:formula="of:=IF([.E344]&gt;[.I343];[.E344];[.I343])" office:value-type="float" office:value="150.84">
            <text:p>150.84</text:p>
          </table:table-cell>
          <table:table-cell table:formula="of:=IF([.H344]&lt;[.H343];[.J343]+1;[.J343])" office:value-type="float" office:value="21">
            <text:p>21.00</text:p>
          </table:table-cell>
          <table:table-cell table:number-columns-repeated="2"/>
          <table:table-cell table:formula="of:=IF([.C344]&gt;[.C343];[.M343]+1;0)" office:value-type="float" office:value="0">
            <text:p>0.00</text:p>
          </table:table-cell>
          <table:table-cell table:formula="of:=IF([.D344]&gt;[.D343];[.N343]+1;0)" office:value-type="float" office:value="1">
            <text:p>1.00</text:p>
          </table:table-cell>
          <table:table-cell table:formula="of:=IF([.E344]&gt;[.E343];[.O343]+1;0)" office:value-type="float" office:value="0">
            <text:p>0.00</text:p>
          </table:table-cell>
          <table:table-cell table:number-columns-repeated="5"/>
          <table:table-cell table:formula="of:=[.C344]&gt;[.C343]" office:value-type="float" office:value="0">
            <text:p>0.00</text:p>
          </table:table-cell>
          <table:table-cell table:formula="of:=[.D344]&gt;[.D343]" office:value-type="float" office:value="1">
            <text:p>1.00</text:p>
          </table:table-cell>
          <table:table-cell table:formula="of:=[.E344]&gt;[.E343]" office:value-type="float" office:value="0">
            <text:p>0.00</text:p>
          </table:table-cell>
          <table:table-cell table:formula="of:=IF(SUM([.U344:.W344])&gt;1;[.A34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4">
            <text:p>344.00</text:p>
          </table:table-cell>
          <table:table-cell/>
          <table:table-cell office:value-type="float" office:value="82.5">
            <text:p>82.50</text:p>
          </table:table-cell>
          <table:table-cell office:value-type="float" office:value="83">
            <text:p>83.00</text:p>
          </table:table-cell>
          <table:table-cell office:value-type="float" office:value="147.86">
            <text:p>147.86</text:p>
          </table:table-cell>
          <table:table-cell/>
          <table:table-cell table:style-name="ce2" table:formula="of:=IF([.H344]&lt;1000;IF([.I344]&gt;[.I343];0;[.G344]);IF(AND([.E344]&lt;[.E343]; [.E343]&lt;[.E342]);FLOOR(1000/[.E345];1)+[.G344];IF([.I344]&gt;[.I343];0;[.G344])))" office:value-type="float" office:value="12">
            <text:p>12.00</text:p>
          </table:table-cell>
          <table:table-cell table:formula="of:=IF([.G345]&lt;&gt;[.G344];[.H344]-([.E345]*([.G345]-[.G344]));[.H344])" office:value-type="float" office:value="4520.81">
            <text:p>4520.81</text:p>
          </table:table-cell>
          <table:table-cell table:formula="of:=IF([.E345]&gt;[.I344];[.E345];[.I344])" office:value-type="float" office:value="150.84">
            <text:p>150.84</text:p>
          </table:table-cell>
          <table:table-cell table:formula="of:=IF([.H345]&lt;[.H344];[.J344]+1;[.J344])" office:value-type="float" office:value="22">
            <text:p>22.00</text:p>
          </table:table-cell>
          <table:table-cell table:number-columns-repeated="2"/>
          <table:table-cell table:formula="of:=IF([.C345]&gt;[.C344];[.M344]+1;0)" office:value-type="float" office:value="0">
            <text:p>0.00</text:p>
          </table:table-cell>
          <table:table-cell table:formula="of:=IF([.D345]&gt;[.D344];[.N344]+1;0)" office:value-type="float" office:value="0">
            <text:p>0.00</text:p>
          </table:table-cell>
          <table:table-cell table:formula="of:=IF([.E345]&gt;[.E344];[.O344]+1;0)" office:value-type="float" office:value="1">
            <text:p>1.00</text:p>
          </table:table-cell>
          <table:table-cell table:number-columns-repeated="5"/>
          <table:table-cell table:formula="of:=[.C345]&gt;[.C344]" office:value-type="float" office:value="0">
            <text:p>0.00</text:p>
          </table:table-cell>
          <table:table-cell table:formula="of:=[.D345]&gt;[.D344]" office:value-type="float" office:value="0">
            <text:p>0.00</text:p>
          </table:table-cell>
          <table:table-cell table:formula="of:=[.E345]&gt;[.E344]" office:value-type="float" office:value="1">
            <text:p>1.00</text:p>
          </table:table-cell>
          <table:table-cell table:formula="of:=IF(SUM([.U345:.W345])&gt;1;[.A34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5">
            <text:p>345.00</text:p>
          </table:table-cell>
          <table:table-cell/>
          <table:table-cell office:value-type="float" office:value="83.5">
            <text:p>83.50</text:p>
          </table:table-cell>
          <table:table-cell office:value-type="float" office:value="85.99">
            <text:p>85.99</text:p>
          </table:table-cell>
          <table:table-cell office:value-type="float" office:value="149.49">
            <text:p>149.49</text:p>
          </table:table-cell>
          <table:table-cell/>
          <table:table-cell table:style-name="ce2" table:formula="of:=IF([.H345]&lt;1000;IF([.I345]&gt;[.I344];0;[.G345]);IF(AND([.E345]&lt;[.E344]; [.E344]&lt;[.E343]);FLOOR(1000/[.E346];1)+[.G345];IF([.I345]&gt;[.I344];0;[.G345])))" office:value-type="float" office:value="12">
            <text:p>12.00</text:p>
          </table:table-cell>
          <table:table-cell table:formula="of:=IF([.G346]&lt;&gt;[.G345];[.H345]-([.E346]*([.G346]-[.G345]));[.H345])" office:value-type="float" office:value="4520.81">
            <text:p>4520.81</text:p>
          </table:table-cell>
          <table:table-cell table:formula="of:=IF([.E346]&gt;[.I345];[.E346];[.I345])" office:value-type="float" office:value="150.84">
            <text:p>150.84</text:p>
          </table:table-cell>
          <table:table-cell table:formula="of:=IF([.H346]&lt;[.H345];[.J345]+1;[.J345])" office:value-type="float" office:value="22">
            <text:p>22.00</text:p>
          </table:table-cell>
          <table:table-cell table:number-columns-repeated="2"/>
          <table:table-cell table:formula="of:=IF([.C346]&gt;[.C345];[.M345]+1;0)" office:value-type="float" office:value="1">
            <text:p>1.00</text:p>
          </table:table-cell>
          <table:table-cell table:formula="of:=IF([.D346]&gt;[.D345];[.N345]+1;0)" office:value-type="float" office:value="1">
            <text:p>1.00</text:p>
          </table:table-cell>
          <table:table-cell table:formula="of:=IF([.E346]&gt;[.E345];[.O345]+1;0)" office:value-type="float" office:value="2">
            <text:p>2.00</text:p>
          </table:table-cell>
          <table:table-cell table:number-columns-repeated="5"/>
          <table:table-cell table:formula="of:=[.C346]&gt;[.C345]" office:value-type="float" office:value="1">
            <text:p>1.00</text:p>
          </table:table-cell>
          <table:table-cell table:formula="of:=[.D346]&gt;[.D345]" office:value-type="float" office:value="1">
            <text:p>1.00</text:p>
          </table:table-cell>
          <table:table-cell table:formula="of:=[.E346]&gt;[.E345]" office:value-type="float" office:value="1">
            <text:p>1.00</text:p>
          </table:table-cell>
          <table:table-cell table:formula="of:=IF(SUM([.U346:.W346])&gt;1;[.A346];&quot;-&quot;)" office:value-type="float" office:value="345">
            <text:p>345.00</text:p>
          </table:table-cell>
          <table:table-cell table:number-columns-repeated="1000"/>
        </table:table-row>
        <table:table-row table:style-name="ro1">
          <table:table-cell office:value-type="float" office:value="346">
            <text:p>346.00</text:p>
          </table:table-cell>
          <table:table-cell/>
          <table:table-cell office:value-type="float" office:value="85.49">
            <text:p>85.49</text:p>
          </table:table-cell>
          <table:table-cell office:value-type="float" office:value="84.29">
            <text:p>84.29</text:p>
          </table:table-cell>
          <table:table-cell office:value-type="float" office:value="147.9">
            <text:p>147.90</text:p>
          </table:table-cell>
          <table:table-cell/>
          <table:table-cell table:style-name="ce2" table:formula="of:=IF([.H346]&lt;1000;IF([.I346]&gt;[.I345];0;[.G346]);IF(AND([.E346]&lt;[.E345]; [.E345]&lt;[.E344]);FLOOR(1000/[.E347];1)+[.G346];IF([.I346]&gt;[.I345];0;[.G346])))" office:value-type="float" office:value="12">
            <text:p>12.00</text:p>
          </table:table-cell>
          <table:table-cell table:formula="of:=IF([.G347]&lt;&gt;[.G346];[.H346]-([.E347]*([.G347]-[.G346]));[.H346])" office:value-type="float" office:value="4520.81">
            <text:p>4520.81</text:p>
          </table:table-cell>
          <table:table-cell table:formula="of:=IF([.E347]&gt;[.I346];[.E347];[.I346])" office:value-type="float" office:value="150.84">
            <text:p>150.84</text:p>
          </table:table-cell>
          <table:table-cell table:formula="of:=IF([.H347]&lt;[.H346];[.J346]+1;[.J346])" office:value-type="float" office:value="22">
            <text:p>22.00</text:p>
          </table:table-cell>
          <table:table-cell table:number-columns-repeated="2"/>
          <table:table-cell table:formula="of:=IF([.C347]&gt;[.C346];[.M346]+1;0)" office:value-type="float" office:value="2">
            <text:p>2.00</text:p>
          </table:table-cell>
          <table:table-cell table:formula="of:=IF([.D347]&gt;[.D346];[.N346]+1;0)" office:value-type="float" office:value="0">
            <text:p>0.00</text:p>
          </table:table-cell>
          <table:table-cell table:formula="of:=IF([.E347]&gt;[.E346];[.O346]+1;0)" office:value-type="float" office:value="0">
            <text:p>0.00</text:p>
          </table:table-cell>
          <table:table-cell table:number-columns-repeated="5"/>
          <table:table-cell table:formula="of:=[.C347]&gt;[.C346]" office:value-type="float" office:value="1">
            <text:p>1.00</text:p>
          </table:table-cell>
          <table:table-cell table:formula="of:=[.D347]&gt;[.D346]" office:value-type="float" office:value="0">
            <text:p>0.00</text:p>
          </table:table-cell>
          <table:table-cell table:formula="of:=[.E347]&gt;[.E346]" office:value-type="float" office:value="0">
            <text:p>0.00</text:p>
          </table:table-cell>
          <table:table-cell table:formula="of:=IF(SUM([.U347:.W347])&gt;1;[.A34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7">
            <text:p>347.00</text:p>
          </table:table-cell>
          <table:table-cell/>
          <table:table-cell office:value-type="float" office:value="87.71">
            <text:p>87.71</text:p>
          </table:table-cell>
          <table:table-cell office:value-type="float" office:value="83.35">
            <text:p>83.35</text:p>
          </table:table-cell>
          <table:table-cell office:value-type="float" office:value="146.46">
            <text:p>146.46</text:p>
          </table:table-cell>
          <table:table-cell/>
          <table:table-cell table:style-name="ce2" table:formula="of:=IF([.H347]&lt;1000;IF([.I347]&gt;[.I346];0;[.G347]);IF(AND([.E347]&lt;[.E346]; [.E346]&lt;[.E345]);FLOOR(1000/[.E348];1)+[.G347];IF([.I347]&gt;[.I346];0;[.G347])))" office:value-type="float" office:value="12">
            <text:p>12.00</text:p>
          </table:table-cell>
          <table:table-cell table:formula="of:=IF([.G348]&lt;&gt;[.G347];[.H347]-([.E348]*([.G348]-[.G347]));[.H347])" office:value-type="float" office:value="4520.81">
            <text:p>4520.81</text:p>
          </table:table-cell>
          <table:table-cell table:formula="of:=IF([.E348]&gt;[.I347];[.E348];[.I347])" office:value-type="float" office:value="150.84">
            <text:p>150.84</text:p>
          </table:table-cell>
          <table:table-cell table:formula="of:=IF([.H348]&lt;[.H347];[.J347]+1;[.J347])" office:value-type="float" office:value="22">
            <text:p>22.00</text:p>
          </table:table-cell>
          <table:table-cell table:number-columns-repeated="2"/>
          <table:table-cell table:formula="of:=IF([.C348]&gt;[.C347];[.M347]+1;0)" office:value-type="float" office:value="3">
            <text:p>3.00</text:p>
          </table:table-cell>
          <table:table-cell table:formula="of:=IF([.D348]&gt;[.D347];[.N347]+1;0)" office:value-type="float" office:value="0">
            <text:p>0.00</text:p>
          </table:table-cell>
          <table:table-cell table:formula="of:=IF([.E348]&gt;[.E347];[.O347]+1;0)" office:value-type="float" office:value="0">
            <text:p>0.00</text:p>
          </table:table-cell>
          <table:table-cell table:number-columns-repeated="5"/>
          <table:table-cell table:formula="of:=[.C348]&gt;[.C347]" office:value-type="float" office:value="1">
            <text:p>1.00</text:p>
          </table:table-cell>
          <table:table-cell table:formula="of:=[.D348]&gt;[.D347]" office:value-type="float" office:value="0">
            <text:p>0.00</text:p>
          </table:table-cell>
          <table:table-cell table:formula="of:=[.E348]&gt;[.E347]" office:value-type="float" office:value="0">
            <text:p>0.00</text:p>
          </table:table-cell>
          <table:table-cell table:formula="of:=IF(SUM([.U348:.W348])&gt;1;[.A34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8">
            <text:p>348.00</text:p>
          </table:table-cell>
          <table:table-cell/>
          <table:table-cell office:value-type="float" office:value="85.99">
            <text:p>85.99</text:p>
          </table:table-cell>
          <table:table-cell office:value-type="float" office:value="86.22">
            <text:p>86.22</text:p>
          </table:table-cell>
          <table:table-cell office:value-type="float" office:value="144.76">
            <text:p>144.76</text:p>
          </table:table-cell>
          <table:table-cell/>
          <table:table-cell table:style-name="ce2" table:formula="of:=IF([.H348]&lt;1000;IF([.I348]&gt;[.I347];0;[.G348]);IF(AND([.E348]&lt;[.E347]; [.E347]&lt;[.E346]);FLOOR(1000/[.E349];1)+[.G348];IF([.I348]&gt;[.I347];0;[.G348])))" office:value-type="float" office:value="18">
            <text:p>18.00</text:p>
          </table:table-cell>
          <table:table-cell table:formula="of:=IF([.G349]&lt;&gt;[.G348];[.H348]-([.E349]*([.G349]-[.G348]));[.H348])" office:value-type="float" office:value="3652.25">
            <text:p>3652.25</text:p>
          </table:table-cell>
          <table:table-cell table:formula="of:=IF([.E349]&gt;[.I348];[.E349];[.I348])" office:value-type="float" office:value="150.84">
            <text:p>150.84</text:p>
          </table:table-cell>
          <table:table-cell table:formula="of:=IF([.H349]&lt;[.H348];[.J348]+1;[.J348])" office:value-type="float" office:value="23">
            <text:p>23.00</text:p>
          </table:table-cell>
          <table:table-cell table:number-columns-repeated="2"/>
          <table:table-cell table:formula="of:=IF([.C349]&gt;[.C348];[.M348]+1;0)" office:value-type="float" office:value="0">
            <text:p>0.00</text:p>
          </table:table-cell>
          <table:table-cell table:formula="of:=IF([.D349]&gt;[.D348];[.N348]+1;0)" office:value-type="float" office:value="1">
            <text:p>1.00</text:p>
          </table:table-cell>
          <table:table-cell table:formula="of:=IF([.E349]&gt;[.E348];[.O348]+1;0)" office:value-type="float" office:value="0">
            <text:p>0.00</text:p>
          </table:table-cell>
          <table:table-cell table:number-columns-repeated="5"/>
          <table:table-cell table:formula="of:=[.C349]&gt;[.C348]" office:value-type="float" office:value="0">
            <text:p>0.00</text:p>
          </table:table-cell>
          <table:table-cell table:formula="of:=[.D349]&gt;[.D348]" office:value-type="float" office:value="1">
            <text:p>1.00</text:p>
          </table:table-cell>
          <table:table-cell table:formula="of:=[.E349]&gt;[.E348]" office:value-type="float" office:value="0">
            <text:p>0.00</text:p>
          </table:table-cell>
          <table:table-cell table:formula="of:=IF(SUM([.U349:.W349])&gt;1;[.A34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49">
            <text:p>349.00</text:p>
          </table:table-cell>
          <table:table-cell/>
          <table:table-cell office:value-type="float" office:value="88.15">
            <text:p>88.15</text:p>
          </table:table-cell>
          <table:table-cell office:value-type="float" office:value="85.51">
            <text:p>85.51</text:p>
          </table:table-cell>
          <table:table-cell office:value-type="float" office:value="146.64">
            <text:p>146.64</text:p>
          </table:table-cell>
          <table:table-cell/>
          <table:table-cell table:style-name="ce2" table:formula="of:=IF([.H349]&lt;1000;IF([.I349]&gt;[.I348];0;[.G349]);IF(AND([.E349]&lt;[.E348]; [.E348]&lt;[.E347]);FLOOR(1000/[.E350];1)+[.G349];IF([.I349]&gt;[.I348];0;[.G349])))" office:value-type="float" office:value="24">
            <text:p>24.00</text:p>
          </table:table-cell>
          <table:table-cell table:formula="of:=IF([.G350]&lt;&gt;[.G349];[.H349]-([.E350]*([.G350]-[.G349]));[.H349])" office:value-type="float" office:value="2772.41">
            <text:p>2772.41</text:p>
          </table:table-cell>
          <table:table-cell table:formula="of:=IF([.E350]&gt;[.I349];[.E350];[.I349])" office:value-type="float" office:value="150.84">
            <text:p>150.84</text:p>
          </table:table-cell>
          <table:table-cell table:formula="of:=IF([.H350]&lt;[.H349];[.J349]+1;[.J349])" office:value-type="float" office:value="24">
            <text:p>24.00</text:p>
          </table:table-cell>
          <table:table-cell table:number-columns-repeated="2"/>
          <table:table-cell table:formula="of:=IF([.C350]&gt;[.C349];[.M349]+1;0)" office:value-type="float" office:value="1">
            <text:p>1.00</text:p>
          </table:table-cell>
          <table:table-cell table:formula="of:=IF([.D350]&gt;[.D349];[.N349]+1;0)" office:value-type="float" office:value="0">
            <text:p>0.00</text:p>
          </table:table-cell>
          <table:table-cell table:formula="of:=IF([.E350]&gt;[.E349];[.O349]+1;0)" office:value-type="float" office:value="1">
            <text:p>1.00</text:p>
          </table:table-cell>
          <table:table-cell table:number-columns-repeated="5"/>
          <table:table-cell table:formula="of:=[.C350]&gt;[.C349]" office:value-type="float" office:value="1">
            <text:p>1.00</text:p>
          </table:table-cell>
          <table:table-cell table:formula="of:=[.D350]&gt;[.D349]" office:value-type="float" office:value="0">
            <text:p>0.00</text:p>
          </table:table-cell>
          <table:table-cell table:formula="of:=[.E350]&gt;[.E349]" office:value-type="float" office:value="1">
            <text:p>1.00</text:p>
          </table:table-cell>
          <table:table-cell table:formula="of:=IF(SUM([.U350:.W350])&gt;1;[.A350];&quot;-&quot;)" office:value-type="float" office:value="349">
            <text:p>349.00</text:p>
          </table:table-cell>
          <table:table-cell table:number-columns-repeated="1000"/>
        </table:table-row>
        <table:table-row table:style-name="ro1">
          <table:table-cell office:value-type="float" office:value="350">
            <text:p>350.00</text:p>
          </table:table-cell>
          <table:table-cell/>
          <table:table-cell office:value-type="float" office:value="88.57">
            <text:p>88.57</text:p>
          </table:table-cell>
          <table:table-cell office:value-type="float" office:value="84.25">
            <text:p>84.25</text:p>
          </table:table-cell>
          <table:table-cell office:value-type="float" office:value="146.84">
            <text:p>146.84</text:p>
          </table:table-cell>
          <table:table-cell/>
          <table:table-cell table:style-name="ce2" table:formula="of:=IF([.H350]&lt;1000;IF([.I350]&gt;[.I349];0;[.G350]);IF(AND([.E350]&lt;[.E349]; [.E349]&lt;[.E348]);FLOOR(1000/[.E351];1)+[.G350];IF([.I350]&gt;[.I349];0;[.G350])))" office:value-type="float" office:value="24">
            <text:p>24.00</text:p>
          </table:table-cell>
          <table:table-cell table:formula="of:=IF([.G351]&lt;&gt;[.G350];[.H350]-([.E351]*([.G351]-[.G350]));[.H350])" office:value-type="float" office:value="2772.41">
            <text:p>2772.41</text:p>
          </table:table-cell>
          <table:table-cell table:formula="of:=IF([.E351]&gt;[.I350];[.E351];[.I350])" office:value-type="float" office:value="150.84">
            <text:p>150.84</text:p>
          </table:table-cell>
          <table:table-cell table:formula="of:=IF([.H351]&lt;[.H350];[.J350]+1;[.J350])" office:value-type="float" office:value="24">
            <text:p>24.00</text:p>
          </table:table-cell>
          <table:table-cell table:number-columns-repeated="2"/>
          <table:table-cell table:formula="of:=IF([.C351]&gt;[.C350];[.M350]+1;0)" office:value-type="float" office:value="2">
            <text:p>2.00</text:p>
          </table:table-cell>
          <table:table-cell table:formula="of:=IF([.D351]&gt;[.D350];[.N350]+1;0)" office:value-type="float" office:value="0">
            <text:p>0.00</text:p>
          </table:table-cell>
          <table:table-cell table:formula="of:=IF([.E351]&gt;[.E350];[.O350]+1;0)" office:value-type="float" office:value="2">
            <text:p>2.00</text:p>
          </table:table-cell>
          <table:table-cell table:number-columns-repeated="5"/>
          <table:table-cell table:formula="of:=[.C351]&gt;[.C350]" office:value-type="float" office:value="1">
            <text:p>1.00</text:p>
          </table:table-cell>
          <table:table-cell table:formula="of:=[.D351]&gt;[.D350]" office:value-type="float" office:value="0">
            <text:p>0.00</text:p>
          </table:table-cell>
          <table:table-cell table:formula="of:=[.E351]&gt;[.E350]" office:value-type="float" office:value="1">
            <text:p>1.00</text:p>
          </table:table-cell>
          <table:table-cell table:formula="of:=IF(SUM([.U351:.W351])&gt;1;[.A351];&quot;-&quot;)" office:value-type="float" office:value="350">
            <text:p>350.00</text:p>
          </table:table-cell>
          <table:table-cell table:number-columns-repeated="1000"/>
        </table:table-row>
        <table:table-row table:style-name="ro1">
          <table:table-cell office:value-type="float" office:value="351">
            <text:p>351.00</text:p>
          </table:table-cell>
          <table:table-cell/>
          <table:table-cell office:value-type="float" office:value="88.75">
            <text:p>88.75</text:p>
          </table:table-cell>
          <table:table-cell office:value-type="float" office:value="84.11">
            <text:p>84.11</text:p>
          </table:table-cell>
          <table:table-cell office:value-type="float" office:value="145.82">
            <text:p>145.82</text:p>
          </table:table-cell>
          <table:table-cell/>
          <table:table-cell table:style-name="ce2" table:formula="of:=IF([.H351]&lt;1000;IF([.I351]&gt;[.I350];0;[.G351]);IF(AND([.E351]&lt;[.E350]; [.E350]&lt;[.E349]);FLOOR(1000/[.E352];1)+[.G351];IF([.I351]&gt;[.I350];0;[.G351])))" office:value-type="float" office:value="24">
            <text:p>24.00</text:p>
          </table:table-cell>
          <table:table-cell table:formula="of:=IF([.G352]&lt;&gt;[.G351];[.H351]-([.E352]*([.G352]-[.G351]));[.H351])" office:value-type="float" office:value="2772.41">
            <text:p>2772.41</text:p>
          </table:table-cell>
          <table:table-cell table:formula="of:=IF([.E352]&gt;[.I351];[.E352];[.I351])" office:value-type="float" office:value="150.84">
            <text:p>150.84</text:p>
          </table:table-cell>
          <table:table-cell table:formula="of:=IF([.H352]&lt;[.H351];[.J351]+1;[.J351])" office:value-type="float" office:value="24">
            <text:p>24.00</text:p>
          </table:table-cell>
          <table:table-cell table:number-columns-repeated="2"/>
          <table:table-cell table:formula="of:=IF([.C352]&gt;[.C351];[.M351]+1;0)" office:value-type="float" office:value="3">
            <text:p>3.00</text:p>
          </table:table-cell>
          <table:table-cell table:formula="of:=IF([.D352]&gt;[.D351];[.N351]+1;0)" office:value-type="float" office:value="0">
            <text:p>0.00</text:p>
          </table:table-cell>
          <table:table-cell table:formula="of:=IF([.E352]&gt;[.E351];[.O351]+1;0)" office:value-type="float" office:value="0">
            <text:p>0.00</text:p>
          </table:table-cell>
          <table:table-cell table:number-columns-repeated="5"/>
          <table:table-cell table:formula="of:=[.C352]&gt;[.C351]" office:value-type="float" office:value="1">
            <text:p>1.00</text:p>
          </table:table-cell>
          <table:table-cell table:formula="of:=[.D352]&gt;[.D351]" office:value-type="float" office:value="0">
            <text:p>0.00</text:p>
          </table:table-cell>
          <table:table-cell table:formula="of:=[.E352]&gt;[.E351]" office:value-type="float" office:value="0">
            <text:p>0.00</text:p>
          </table:table-cell>
          <table:table-cell table:formula="of:=IF(SUM([.U352:.W352])&gt;1;[.A35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52">
            <text:p>352.00</text:p>
          </table:table-cell>
          <table:table-cell/>
          <table:table-cell office:value-type="float" office:value="89.45">
            <text:p>89.45</text:p>
          </table:table-cell>
          <table:table-cell office:value-type="float" office:value="86.81">
            <text:p>86.81</text:p>
          </table:table-cell>
          <table:table-cell office:value-type="float" office:value="147.2">
            <text:p>147.20</text:p>
          </table:table-cell>
          <table:table-cell/>
          <table:table-cell table:style-name="ce2" table:formula="of:=IF([.H352]&lt;1000;IF([.I352]&gt;[.I351];0;[.G352]);IF(AND([.E352]&lt;[.E351]; [.E351]&lt;[.E350]);FLOOR(1000/[.E353];1)+[.G352];IF([.I352]&gt;[.I351];0;[.G352])))" office:value-type="float" office:value="24">
            <text:p>24.00</text:p>
          </table:table-cell>
          <table:table-cell table:formula="of:=IF([.G353]&lt;&gt;[.G352];[.H352]-([.E353]*([.G353]-[.G352]));[.H352])" office:value-type="float" office:value="2772.41">
            <text:p>2772.41</text:p>
          </table:table-cell>
          <table:table-cell table:formula="of:=IF([.E353]&gt;[.I352];[.E353];[.I352])" office:value-type="float" office:value="150.84">
            <text:p>150.84</text:p>
          </table:table-cell>
          <table:table-cell table:formula="of:=IF([.H353]&lt;[.H352];[.J352]+1;[.J352])" office:value-type="float" office:value="24">
            <text:p>24.00</text:p>
          </table:table-cell>
          <table:table-cell table:number-columns-repeated="2"/>
          <table:table-cell table:formula="of:=IF([.C353]&gt;[.C352];[.M352]+1;0)" office:value-type="float" office:value="4">
            <text:p>4.00</text:p>
          </table:table-cell>
          <table:table-cell table:formula="of:=IF([.D353]&gt;[.D352];[.N352]+1;0)" office:value-type="float" office:value="1">
            <text:p>1.00</text:p>
          </table:table-cell>
          <table:table-cell table:formula="of:=IF([.E353]&gt;[.E352];[.O352]+1;0)" office:value-type="float" office:value="1">
            <text:p>1.00</text:p>
          </table:table-cell>
          <table:table-cell table:number-columns-repeated="5"/>
          <table:table-cell table:formula="of:=[.C353]&gt;[.C352]" office:value-type="float" office:value="1">
            <text:p>1.00</text:p>
          </table:table-cell>
          <table:table-cell table:formula="of:=[.D353]&gt;[.D352]" office:value-type="float" office:value="1">
            <text:p>1.00</text:p>
          </table:table-cell>
          <table:table-cell table:formula="of:=[.E353]&gt;[.E352]" office:value-type="float" office:value="1">
            <text:p>1.00</text:p>
          </table:table-cell>
          <table:table-cell table:formula="of:=IF(SUM([.U353:.W353])&gt;1;[.A353];&quot;-&quot;)" office:value-type="float" office:value="352">
            <text:p>352.00</text:p>
          </table:table-cell>
          <table:table-cell table:number-columns-repeated="1000"/>
        </table:table-row>
        <table:table-row table:style-name="ro1">
          <table:table-cell office:value-type="float" office:value="353">
            <text:p>353.00</text:p>
          </table:table-cell>
          <table:table-cell/>
          <table:table-cell office:value-type="float" office:value="87.7">
            <text:p>87.70</text:p>
          </table:table-cell>
          <table:table-cell office:value-type="float" office:value="85.18">
            <text:p>85.18</text:p>
          </table:table-cell>
          <table:table-cell office:value-type="float" office:value="149.23">
            <text:p>149.23</text:p>
          </table:table-cell>
          <table:table-cell/>
          <table:table-cell table:style-name="ce2" table:formula="of:=IF([.H353]&lt;1000;IF([.I353]&gt;[.I352];0;[.G353]);IF(AND([.E353]&lt;[.E352]; [.E352]&lt;[.E351]);FLOOR(1000/[.E354];1)+[.G353];IF([.I353]&gt;[.I352];0;[.G353])))" office:value-type="float" office:value="24">
            <text:p>24.00</text:p>
          </table:table-cell>
          <table:table-cell table:formula="of:=IF([.G354]&lt;&gt;[.G353];[.H353]-([.E354]*([.G354]-[.G353]));[.H353])" office:value-type="float" office:value="2772.41">
            <text:p>2772.41</text:p>
          </table:table-cell>
          <table:table-cell table:formula="of:=IF([.E354]&gt;[.I353];[.E354];[.I353])" office:value-type="float" office:value="150.84">
            <text:p>150.84</text:p>
          </table:table-cell>
          <table:table-cell table:formula="of:=IF([.H354]&lt;[.H353];[.J353]+1;[.J353])" office:value-type="float" office:value="24">
            <text:p>24.00</text:p>
          </table:table-cell>
          <table:table-cell table:number-columns-repeated="2"/>
          <table:table-cell table:formula="of:=IF([.C354]&gt;[.C353];[.M353]+1;0)" office:value-type="float" office:value="0">
            <text:p>0.00</text:p>
          </table:table-cell>
          <table:table-cell table:formula="of:=IF([.D354]&gt;[.D353];[.N353]+1;0)" office:value-type="float" office:value="0">
            <text:p>0.00</text:p>
          </table:table-cell>
          <table:table-cell table:formula="of:=IF([.E354]&gt;[.E353];[.O353]+1;0)" office:value-type="float" office:value="2">
            <text:p>2.00</text:p>
          </table:table-cell>
          <table:table-cell table:number-columns-repeated="5"/>
          <table:table-cell table:formula="of:=[.C354]&gt;[.C353]" office:value-type="float" office:value="0">
            <text:p>0.00</text:p>
          </table:table-cell>
          <table:table-cell table:formula="of:=[.D354]&gt;[.D353]" office:value-type="float" office:value="0">
            <text:p>0.00</text:p>
          </table:table-cell>
          <table:table-cell table:formula="of:=[.E354]&gt;[.E353]" office:value-type="float" office:value="1">
            <text:p>1.00</text:p>
          </table:table-cell>
          <table:table-cell table:formula="of:=IF(SUM([.U354:.W354])&gt;1;[.A35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54">
            <text:p>354.00</text:p>
          </table:table-cell>
          <table:table-cell/>
          <table:table-cell office:value-type="float" office:value="85.97">
            <text:p>85.97</text:p>
          </table:table-cell>
          <table:table-cell office:value-type="float" office:value="85.17">
            <text:p>85.17</text:p>
          </table:table-cell>
          <table:table-cell office:value-type="float" office:value="150.75">
            <text:p>150.75</text:p>
          </table:table-cell>
          <table:table-cell/>
          <table:table-cell table:style-name="ce2" table:formula="of:=IF([.H354]&lt;1000;IF([.I354]&gt;[.I353];0;[.G354]);IF(AND([.E354]&lt;[.E353]; [.E353]&lt;[.E352]);FLOOR(1000/[.E355];1)+[.G354];IF([.I354]&gt;[.I353];0;[.G354])))" office:value-type="float" office:value="24">
            <text:p>24.00</text:p>
          </table:table-cell>
          <table:table-cell table:formula="of:=IF([.G355]&lt;&gt;[.G354];[.H354]-([.E355]*([.G355]-[.G354]));[.H354])" office:value-type="float" office:value="2772.41">
            <text:p>2772.41</text:p>
          </table:table-cell>
          <table:table-cell table:formula="of:=IF([.E355]&gt;[.I354];[.E355];[.I354])" office:value-type="float" office:value="150.84">
            <text:p>150.84</text:p>
          </table:table-cell>
          <table:table-cell table:formula="of:=IF([.H355]&lt;[.H354];[.J354]+1;[.J354])" office:value-type="float" office:value="24">
            <text:p>24.00</text:p>
          </table:table-cell>
          <table:table-cell table:number-columns-repeated="2"/>
          <table:table-cell table:formula="of:=IF([.C355]&gt;[.C354];[.M354]+1;0)" office:value-type="float" office:value="0">
            <text:p>0.00</text:p>
          </table:table-cell>
          <table:table-cell table:formula="of:=IF([.D355]&gt;[.D354];[.N354]+1;0)" office:value-type="float" office:value="0">
            <text:p>0.00</text:p>
          </table:table-cell>
          <table:table-cell table:formula="of:=IF([.E355]&gt;[.E354];[.O354]+1;0)" office:value-type="float" office:value="3">
            <text:p>3.00</text:p>
          </table:table-cell>
          <table:table-cell table:number-columns-repeated="5"/>
          <table:table-cell table:formula="of:=[.C355]&gt;[.C354]" office:value-type="float" office:value="0">
            <text:p>0.00</text:p>
          </table:table-cell>
          <table:table-cell table:formula="of:=[.D355]&gt;[.D354]" office:value-type="float" office:value="0">
            <text:p>0.00</text:p>
          </table:table-cell>
          <table:table-cell table:formula="of:=[.E355]&gt;[.E354]" office:value-type="float" office:value="1">
            <text:p>1.00</text:p>
          </table:table-cell>
          <table:table-cell table:formula="of:=IF(SUM([.U355:.W355])&gt;1;[.A35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55">
            <text:p>355.00</text:p>
          </table:table-cell>
          <table:table-cell/>
          <table:table-cell office:value-type="float" office:value="86.77">
            <text:p>86.77</text:p>
          </table:table-cell>
          <table:table-cell office:value-type="float" office:value="83.74">
            <text:p>83.74</text:p>
          </table:table-cell>
          <table:table-cell office:value-type="float" office:value="151.95">
            <text:p>151.95</text:p>
          </table:table-cell>
          <table:table-cell/>
          <table:table-cell table:style-name="ce2" table:formula="of:=IF([.H355]&lt;1000;IF([.I355]&gt;[.I354];0;[.G355]);IF(AND([.E355]&lt;[.E354]; [.E354]&lt;[.E353]);FLOOR(1000/[.E356];1)+[.G355];IF([.I355]&gt;[.I354];0;[.G355])))" office:value-type="float" office:value="24">
            <text:p>24.00</text:p>
          </table:table-cell>
          <table:table-cell table:formula="of:=IF([.G356]&lt;&gt;[.G355];[.H355]-([.E356]*([.G356]-[.G355]));[.H355])" office:value-type="float" office:value="2772.41">
            <text:p>2772.41</text:p>
          </table:table-cell>
          <table:table-cell table:formula="of:=IF([.E356]&gt;[.I355];[.E356];[.I355])" office:value-type="float" office:value="151.95">
            <text:p>151.95</text:p>
          </table:table-cell>
          <table:table-cell table:formula="of:=IF([.H356]&lt;[.H355];[.J355]+1;[.J355])" office:value-type="float" office:value="24">
            <text:p>24.00</text:p>
          </table:table-cell>
          <table:table-cell table:number-columns-repeated="2"/>
          <table:table-cell table:formula="of:=IF([.C356]&gt;[.C355];[.M355]+1;0)" office:value-type="float" office:value="1">
            <text:p>1.00</text:p>
          </table:table-cell>
          <table:table-cell table:formula="of:=IF([.D356]&gt;[.D355];[.N355]+1;0)" office:value-type="float" office:value="0">
            <text:p>0.00</text:p>
          </table:table-cell>
          <table:table-cell table:formula="of:=IF([.E356]&gt;[.E355];[.O355]+1;0)" office:value-type="float" office:value="4">
            <text:p>4.00</text:p>
          </table:table-cell>
          <table:table-cell table:number-columns-repeated="5"/>
          <table:table-cell table:formula="of:=[.C356]&gt;[.C355]" office:value-type="float" office:value="1">
            <text:p>1.00</text:p>
          </table:table-cell>
          <table:table-cell table:formula="of:=[.D356]&gt;[.D355]" office:value-type="float" office:value="0">
            <text:p>0.00</text:p>
          </table:table-cell>
          <table:table-cell table:formula="of:=[.E356]&gt;[.E355]" office:value-type="float" office:value="1">
            <text:p>1.00</text:p>
          </table:table-cell>
          <table:table-cell table:formula="of:=IF(SUM([.U356:.W356])&gt;1;[.A356];&quot;-&quot;)" office:value-type="float" office:value="355">
            <text:p>355.00</text:p>
          </table:table-cell>
          <table:table-cell table:number-columns-repeated="1000"/>
        </table:table-row>
        <table:table-row table:style-name="ro1">
          <table:table-cell office:value-type="float" office:value="356">
            <text:p>356.00</text:p>
          </table:table-cell>
          <table:table-cell/>
          <table:table-cell office:value-type="float" office:value="85.03">
            <text:p>85.03</text:p>
          </table:table-cell>
          <table:table-cell office:value-type="float" office:value="83.16">
            <text:p>83.16</text:p>
          </table:table-cell>
          <table:table-cell office:value-type="float" office:value="154.04">
            <text:p>154.04</text:p>
          </table:table-cell>
          <table:table-cell/>
          <table:table-cell table:style-name="ce2" table:formula="of:=IF([.H356]&lt;1000;IF([.I356]&gt;[.I355];0;[.G356]);IF(AND([.E356]&lt;[.E355]; [.E355]&lt;[.E354]);FLOOR(1000/[.E357];1)+[.G356];IF([.I356]&gt;[.I355];0;[.G356])))" office:value-type="float" office:value="0">
            <text:p>0.00</text:p>
          </table:table-cell>
          <table:table-cell table:formula="of:=IF([.G357]&lt;&gt;[.G356];[.H356]-([.E357]*([.G357]-[.G356]));[.H356])" office:value-type="float" office:value="6469.37">
            <text:p>6469.37</text:p>
          </table:table-cell>
          <table:table-cell table:formula="of:=IF([.E357]&gt;[.I356];[.E357];[.I356])" office:value-type="float" office:value="154.04">
            <text:p>154.04</text:p>
          </table:table-cell>
          <table:table-cell table:formula="of:=IF([.H357]&lt;[.H356];[.J356]+1;[.J356])" office:value-type="float" office:value="24">
            <text:p>24.00</text:p>
          </table:table-cell>
          <table:table-cell table:number-columns-repeated="2"/>
          <table:table-cell table:formula="of:=IF([.C357]&gt;[.C356];[.M356]+1;0)" office:value-type="float" office:value="0">
            <text:p>0.00</text:p>
          </table:table-cell>
          <table:table-cell table:formula="of:=IF([.D357]&gt;[.D356];[.N356]+1;0)" office:value-type="float" office:value="0">
            <text:p>0.00</text:p>
          </table:table-cell>
          <table:table-cell table:formula="of:=IF([.E357]&gt;[.E356];[.O356]+1;0)" office:value-type="float" office:value="5">
            <text:p>5.00</text:p>
          </table:table-cell>
          <table:table-cell table:number-columns-repeated="5"/>
          <table:table-cell table:formula="of:=[.C357]&gt;[.C356]" office:value-type="float" office:value="0">
            <text:p>0.00</text:p>
          </table:table-cell>
          <table:table-cell table:formula="of:=[.D357]&gt;[.D356]" office:value-type="float" office:value="0">
            <text:p>0.00</text:p>
          </table:table-cell>
          <table:table-cell table:formula="of:=[.E357]&gt;[.E356]" office:value-type="float" office:value="1">
            <text:p>1.00</text:p>
          </table:table-cell>
          <table:table-cell table:formula="of:=IF(SUM([.U357:.W357])&gt;1;[.A35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57">
            <text:p>357.00</text:p>
          </table:table-cell>
          <table:table-cell/>
          <table:table-cell office:value-type="float" office:value="83.62">
            <text:p>83.62</text:p>
          </table:table-cell>
          <table:table-cell office:value-type="float" office:value="82.19">
            <text:p>82.19</text:p>
          </table:table-cell>
          <table:table-cell office:value-type="float" office:value="155.46">
            <text:p>155.46</text:p>
          </table:table-cell>
          <table:table-cell/>
          <table:table-cell table:style-name="ce2" table:formula="of:=IF([.H357]&lt;1000;IF([.I357]&gt;[.I356];0;[.G357]);IF(AND([.E357]&lt;[.E356]; [.E356]&lt;[.E355]);FLOOR(1000/[.E358];1)+[.G357];IF([.I357]&gt;[.I356];0;[.G357])))" office:value-type="float" office:value="0">
            <text:p>0.00</text:p>
          </table:table-cell>
          <table:table-cell table:formula="of:=IF([.G358]&lt;&gt;[.G357];[.H357]-([.E358]*([.G358]-[.G357]));[.H357])" office:value-type="float" office:value="6469.37">
            <text:p>6469.37</text:p>
          </table:table-cell>
          <table:table-cell table:formula="of:=IF([.E358]&gt;[.I357];[.E358];[.I357])" office:value-type="float" office:value="155.46">
            <text:p>155.46</text:p>
          </table:table-cell>
          <table:table-cell table:formula="of:=IF([.H358]&lt;[.H357];[.J357]+1;[.J357])" office:value-type="float" office:value="24">
            <text:p>24.00</text:p>
          </table:table-cell>
          <table:table-cell table:number-columns-repeated="2"/>
          <table:table-cell table:formula="of:=IF([.C358]&gt;[.C357];[.M357]+1;0)" office:value-type="float" office:value="0">
            <text:p>0.00</text:p>
          </table:table-cell>
          <table:table-cell table:formula="of:=IF([.D358]&gt;[.D357];[.N357]+1;0)" office:value-type="float" office:value="0">
            <text:p>0.00</text:p>
          </table:table-cell>
          <table:table-cell table:formula="of:=IF([.E358]&gt;[.E357];[.O357]+1;0)" office:value-type="float" office:value="6">
            <text:p>6.00</text:p>
          </table:table-cell>
          <table:table-cell table:number-columns-repeated="5"/>
          <table:table-cell table:formula="of:=[.C358]&gt;[.C357]" office:value-type="float" office:value="0">
            <text:p>0.00</text:p>
          </table:table-cell>
          <table:table-cell table:formula="of:=[.D358]&gt;[.D357]" office:value-type="float" office:value="0">
            <text:p>0.00</text:p>
          </table:table-cell>
          <table:table-cell table:formula="of:=[.E358]&gt;[.E357]" office:value-type="float" office:value="1">
            <text:p>1.00</text:p>
          </table:table-cell>
          <table:table-cell table:formula="of:=IF(SUM([.U358:.W358])&gt;1;[.A35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58">
            <text:p>358.00</text:p>
          </table:table-cell>
          <table:table-cell/>
          <table:table-cell office:value-type="float" office:value="85.87">
            <text:p>85.87</text:p>
          </table:table-cell>
          <table:table-cell office:value-type="float" office:value="80.93">
            <text:p>80.93</text:p>
          </table:table-cell>
          <table:table-cell office:value-type="float" office:value="157.47">
            <text:p>157.47</text:p>
          </table:table-cell>
          <table:table-cell/>
          <table:table-cell table:style-name="ce2" table:formula="of:=IF([.H358]&lt;1000;IF([.I358]&gt;[.I357];0;[.G358]);IF(AND([.E358]&lt;[.E357]; [.E357]&lt;[.E356]);FLOOR(1000/[.E359];1)+[.G358];IF([.I358]&gt;[.I357];0;[.G358])))" office:value-type="float" office:value="0">
            <text:p>0.00</text:p>
          </table:table-cell>
          <table:table-cell table:formula="of:=IF([.G359]&lt;&gt;[.G358];[.H358]-([.E359]*([.G359]-[.G358]));[.H358])" office:value-type="float" office:value="6469.37">
            <text:p>6469.37</text:p>
          </table:table-cell>
          <table:table-cell table:formula="of:=IF([.E359]&gt;[.I358];[.E359];[.I358])" office:value-type="float" office:value="157.47">
            <text:p>157.47</text:p>
          </table:table-cell>
          <table:table-cell table:formula="of:=IF([.H359]&lt;[.H358];[.J358]+1;[.J358])" office:value-type="float" office:value="24">
            <text:p>24.00</text:p>
          </table:table-cell>
          <table:table-cell table:number-columns-repeated="2"/>
          <table:table-cell table:formula="of:=IF([.C359]&gt;[.C358];[.M358]+1;0)" office:value-type="float" office:value="1">
            <text:p>1.00</text:p>
          </table:table-cell>
          <table:table-cell table:formula="of:=IF([.D359]&gt;[.D358];[.N358]+1;0)" office:value-type="float" office:value="0">
            <text:p>0.00</text:p>
          </table:table-cell>
          <table:table-cell table:formula="of:=IF([.E359]&gt;[.E358];[.O358]+1;0)" office:value-type="float" office:value="7">
            <text:p>7.00</text:p>
          </table:table-cell>
          <table:table-cell table:number-columns-repeated="5"/>
          <table:table-cell table:formula="of:=[.C359]&gt;[.C358]" office:value-type="float" office:value="1">
            <text:p>1.00</text:p>
          </table:table-cell>
          <table:table-cell table:formula="of:=[.D359]&gt;[.D358]" office:value-type="float" office:value="0">
            <text:p>0.00</text:p>
          </table:table-cell>
          <table:table-cell table:formula="of:=[.E359]&gt;[.E358]" office:value-type="float" office:value="1">
            <text:p>1.00</text:p>
          </table:table-cell>
          <table:table-cell table:formula="of:=IF(SUM([.U359:.W359])&gt;1;[.A359];&quot;-&quot;)" office:value-type="float" office:value="358">
            <text:p>358.00</text:p>
          </table:table-cell>
          <table:table-cell table:number-columns-repeated="1000"/>
        </table:table-row>
        <table:table-row table:style-name="ro1">
          <table:table-cell office:value-type="float" office:value="359">
            <text:p>359.00</text:p>
          </table:table-cell>
          <table:table-cell/>
          <table:table-cell office:value-type="float" office:value="86.95">
            <text:p>86.95</text:p>
          </table:table-cell>
          <table:table-cell office:value-type="float" office:value="83.66">
            <text:p>83.66</text:p>
          </table:table-cell>
          <table:table-cell office:value-type="float" office:value="155.78">
            <text:p>155.78</text:p>
          </table:table-cell>
          <table:table-cell/>
          <table:table-cell table:style-name="ce2" table:formula="of:=IF([.H359]&lt;1000;IF([.I359]&gt;[.I358];0;[.G359]);IF(AND([.E359]&lt;[.E358]; [.E358]&lt;[.E357]);FLOOR(1000/[.E360];1)+[.G359];IF([.I359]&gt;[.I358];0;[.G359])))" office:value-type="float" office:value="0">
            <text:p>0.00</text:p>
          </table:table-cell>
          <table:table-cell table:formula="of:=IF([.G360]&lt;&gt;[.G359];[.H359]-([.E360]*([.G360]-[.G359]));[.H359])" office:value-type="float" office:value="6469.37">
            <text:p>6469.37</text:p>
          </table:table-cell>
          <table:table-cell table:formula="of:=IF([.E360]&gt;[.I359];[.E360];[.I359])" office:value-type="float" office:value="157.47">
            <text:p>157.47</text:p>
          </table:table-cell>
          <table:table-cell table:formula="of:=IF([.H360]&lt;[.H359];[.J359]+1;[.J359])" office:value-type="float" office:value="24">
            <text:p>24.00</text:p>
          </table:table-cell>
          <table:table-cell table:number-columns-repeated="2"/>
          <table:table-cell table:formula="of:=IF([.C360]&gt;[.C359];[.M359]+1;0)" office:value-type="float" office:value="2">
            <text:p>2.00</text:p>
          </table:table-cell>
          <table:table-cell table:formula="of:=IF([.D360]&gt;[.D359];[.N359]+1;0)" office:value-type="float" office:value="1">
            <text:p>1.00</text:p>
          </table:table-cell>
          <table:table-cell table:formula="of:=IF([.E360]&gt;[.E359];[.O359]+1;0)" office:value-type="float" office:value="0">
            <text:p>0.00</text:p>
          </table:table-cell>
          <table:table-cell table:number-columns-repeated="5"/>
          <table:table-cell table:formula="of:=[.C360]&gt;[.C359]" office:value-type="float" office:value="1">
            <text:p>1.00</text:p>
          </table:table-cell>
          <table:table-cell table:formula="of:=[.D360]&gt;[.D359]" office:value-type="float" office:value="1">
            <text:p>1.00</text:p>
          </table:table-cell>
          <table:table-cell table:formula="of:=[.E360]&gt;[.E359]" office:value-type="float" office:value="0">
            <text:p>0.00</text:p>
          </table:table-cell>
          <table:table-cell table:formula="of:=IF(SUM([.U360:.W360])&gt;1;[.A360];&quot;-&quot;)" office:value-type="float" office:value="359">
            <text:p>359.00</text:p>
          </table:table-cell>
          <table:table-cell table:number-columns-repeated="1000"/>
        </table:table-row>
        <table:table-row table:style-name="ro1">
          <table:table-cell office:value-type="float" office:value="360">
            <text:p>360.00</text:p>
          </table:table-cell>
          <table:table-cell/>
          <table:table-cell office:value-type="float" office:value="88.95">
            <text:p>88.95</text:p>
          </table:table-cell>
          <table:table-cell office:value-type="float" office:value="82.17">
            <text:p>82.17</text:p>
          </table:table-cell>
          <table:table-cell office:value-type="float" office:value="154.39">
            <text:p>154.39</text:p>
          </table:table-cell>
          <table:table-cell/>
          <table:table-cell table:style-name="ce2" table:formula="of:=IF([.H360]&lt;1000;IF([.I360]&gt;[.I359];0;[.G360]);IF(AND([.E360]&lt;[.E359]; [.E359]&lt;[.E358]);FLOOR(1000/[.E361];1)+[.G360];IF([.I360]&gt;[.I359];0;[.G360])))" office:value-type="float" office:value="0">
            <text:p>0.00</text:p>
          </table:table-cell>
          <table:table-cell table:formula="of:=IF([.G361]&lt;&gt;[.G360];[.H360]-([.E361]*([.G361]-[.G360]));[.H360])" office:value-type="float" office:value="6469.37">
            <text:p>6469.37</text:p>
          </table:table-cell>
          <table:table-cell table:formula="of:=IF([.E361]&gt;[.I360];[.E361];[.I360])" office:value-type="float" office:value="157.47">
            <text:p>157.47</text:p>
          </table:table-cell>
          <table:table-cell table:formula="of:=IF([.H361]&lt;[.H360];[.J360]+1;[.J360])" office:value-type="float" office:value="24">
            <text:p>24.00</text:p>
          </table:table-cell>
          <table:table-cell table:number-columns-repeated="2"/>
          <table:table-cell table:formula="of:=IF([.C361]&gt;[.C360];[.M360]+1;0)" office:value-type="float" office:value="3">
            <text:p>3.00</text:p>
          </table:table-cell>
          <table:table-cell table:formula="of:=IF([.D361]&gt;[.D360];[.N360]+1;0)" office:value-type="float" office:value="0">
            <text:p>0.00</text:p>
          </table:table-cell>
          <table:table-cell table:formula="of:=IF([.E361]&gt;[.E360];[.O360]+1;0)" office:value-type="float" office:value="0">
            <text:p>0.00</text:p>
          </table:table-cell>
          <table:table-cell table:number-columns-repeated="5"/>
          <table:table-cell table:formula="of:=[.C361]&gt;[.C360]" office:value-type="float" office:value="1">
            <text:p>1.00</text:p>
          </table:table-cell>
          <table:table-cell table:formula="of:=[.D361]&gt;[.D360]" office:value-type="float" office:value="0">
            <text:p>0.00</text:p>
          </table:table-cell>
          <table:table-cell table:formula="of:=[.E361]&gt;[.E360]" office:value-type="float" office:value="0">
            <text:p>0.00</text:p>
          </table:table-cell>
          <table:table-cell table:formula="of:=IF(SUM([.U361:.W361])&gt;1;[.A36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1">
            <text:p>361.00</text:p>
          </table:table-cell>
          <table:table-cell/>
          <table:table-cell office:value-type="float" office:value="87.68">
            <text:p>87.68</text:p>
          </table:table-cell>
          <table:table-cell office:value-type="float" office:value="81.81">
            <text:p>81.81</text:p>
          </table:table-cell>
          <table:table-cell office:value-type="float" office:value="155.92">
            <text:p>155.92</text:p>
          </table:table-cell>
          <table:table-cell/>
          <table:table-cell table:style-name="ce2" table:formula="of:=IF([.H361]&lt;1000;IF([.I361]&gt;[.I360];0;[.G361]);IF(AND([.E361]&lt;[.E360]; [.E360]&lt;[.E359]);FLOOR(1000/[.E362];1)+[.G361];IF([.I361]&gt;[.I360];0;[.G361])))" office:value-type="float" office:value="6">
            <text:p>6.00</text:p>
          </table:table-cell>
          <table:table-cell table:formula="of:=IF([.G362]&lt;&gt;[.G361];[.H361]-([.E362]*([.G362]-[.G361]));[.H361])" office:value-type="float" office:value="5533.85">
            <text:p>5533.85</text:p>
          </table:table-cell>
          <table:table-cell table:formula="of:=IF([.E362]&gt;[.I361];[.E362];[.I361])" office:value-type="float" office:value="157.47">
            <text:p>157.47</text:p>
          </table:table-cell>
          <table:table-cell table:formula="of:=IF([.H362]&lt;[.H361];[.J361]+1;[.J361])" office:value-type="float" office:value="25">
            <text:p>25.00</text:p>
          </table:table-cell>
          <table:table-cell table:number-columns-repeated="2"/>
          <table:table-cell table:formula="of:=IF([.C362]&gt;[.C361];[.M361]+1;0)" office:value-type="float" office:value="0">
            <text:p>0.00</text:p>
          </table:table-cell>
          <table:table-cell table:formula="of:=IF([.D362]&gt;[.D361];[.N361]+1;0)" office:value-type="float" office:value="0">
            <text:p>0.00</text:p>
          </table:table-cell>
          <table:table-cell table:formula="of:=IF([.E362]&gt;[.E361];[.O361]+1;0)" office:value-type="float" office:value="1">
            <text:p>1.00</text:p>
          </table:table-cell>
          <table:table-cell table:number-columns-repeated="5"/>
          <table:table-cell table:formula="of:=[.C362]&gt;[.C361]" office:value-type="float" office:value="0">
            <text:p>0.00</text:p>
          </table:table-cell>
          <table:table-cell table:formula="of:=[.D362]&gt;[.D361]" office:value-type="float" office:value="0">
            <text:p>0.00</text:p>
          </table:table-cell>
          <table:table-cell table:formula="of:=[.E362]&gt;[.E361]" office:value-type="float" office:value="1">
            <text:p>1.00</text:p>
          </table:table-cell>
          <table:table-cell table:formula="of:=IF(SUM([.U362:.W362])&gt;1;[.A36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2">
            <text:p>362.00</text:p>
          </table:table-cell>
          <table:table-cell/>
          <table:table-cell office:value-type="float" office:value="86.52">
            <text:p>86.52</text:p>
          </table:table-cell>
          <table:table-cell office:value-type="float" office:value="80.97">
            <text:p>80.97</text:p>
          </table:table-cell>
          <table:table-cell office:value-type="float" office:value="154.42">
            <text:p>154.42</text:p>
          </table:table-cell>
          <table:table-cell/>
          <table:table-cell table:style-name="ce2" table:formula="of:=IF([.H362]&lt;1000;IF([.I362]&gt;[.I361];0;[.G362]);IF(AND([.E362]&lt;[.E361]; [.E361]&lt;[.E360]);FLOOR(1000/[.E363];1)+[.G362];IF([.I362]&gt;[.I361];0;[.G362])))" office:value-type="float" office:value="6">
            <text:p>6.00</text:p>
          </table:table-cell>
          <table:table-cell table:formula="of:=IF([.G363]&lt;&gt;[.G362];[.H362]-([.E363]*([.G363]-[.G362]));[.H362])" office:value-type="float" office:value="5533.85">
            <text:p>5533.85</text:p>
          </table:table-cell>
          <table:table-cell table:formula="of:=IF([.E363]&gt;[.I362];[.E363];[.I362])" office:value-type="float" office:value="157.47">
            <text:p>157.47</text:p>
          </table:table-cell>
          <table:table-cell table:formula="of:=IF([.H363]&lt;[.H362];[.J362]+1;[.J362])" office:value-type="float" office:value="25">
            <text:p>25.00</text:p>
          </table:table-cell>
          <table:table-cell table:number-columns-repeated="2"/>
          <table:table-cell table:formula="of:=IF([.C363]&gt;[.C362];[.M362]+1;0)" office:value-type="float" office:value="0">
            <text:p>0.00</text:p>
          </table:table-cell>
          <table:table-cell table:formula="of:=IF([.D363]&gt;[.D362];[.N362]+1;0)" office:value-type="float" office:value="0">
            <text:p>0.00</text:p>
          </table:table-cell>
          <table:table-cell table:formula="of:=IF([.E363]&gt;[.E362];[.O362]+1;0)" office:value-type="float" office:value="0">
            <text:p>0.00</text:p>
          </table:table-cell>
          <table:table-cell table:number-columns-repeated="5"/>
          <table:table-cell table:formula="of:=[.C363]&gt;[.C362]" office:value-type="float" office:value="0">
            <text:p>0.00</text:p>
          </table:table-cell>
          <table:table-cell table:formula="of:=[.D363]&gt;[.D362]" office:value-type="float" office:value="0">
            <text:p>0.00</text:p>
          </table:table-cell>
          <table:table-cell table:formula="of:=[.E363]&gt;[.E362]" office:value-type="float" office:value="0">
            <text:p>0.00</text:p>
          </table:table-cell>
          <table:table-cell table:formula="of:=IF(SUM([.U363:.W363])&gt;1;[.A36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3">
            <text:p>363.00</text:p>
          </table:table-cell>
          <table:table-cell/>
          <table:table-cell office:value-type="float" office:value="87.64">
            <text:p>87.64</text:p>
          </table:table-cell>
          <table:table-cell office:value-type="float" office:value="80.41">
            <text:p>80.41</text:p>
          </table:table-cell>
          <table:table-cell office:value-type="float" office:value="153.37">
            <text:p>153.37</text:p>
          </table:table-cell>
          <table:table-cell/>
          <table:table-cell table:style-name="ce2" table:formula="of:=IF([.H363]&lt;1000;IF([.I363]&gt;[.I362];0;[.G363]);IF(AND([.E363]&lt;[.E362]; [.E362]&lt;[.E361]);FLOOR(1000/[.E364];1)+[.G363];IF([.I363]&gt;[.I362];0;[.G363])))" office:value-type="float" office:value="6">
            <text:p>6.00</text:p>
          </table:table-cell>
          <table:table-cell table:formula="of:=IF([.G364]&lt;&gt;[.G363];[.H363]-([.E364]*([.G364]-[.G363]));[.H363])" office:value-type="float" office:value="5533.85">
            <text:p>5533.85</text:p>
          </table:table-cell>
          <table:table-cell table:formula="of:=IF([.E364]&gt;[.I363];[.E364];[.I363])" office:value-type="float" office:value="157.47">
            <text:p>157.47</text:p>
          </table:table-cell>
          <table:table-cell table:formula="of:=IF([.H364]&lt;[.H363];[.J363]+1;[.J363])" office:value-type="float" office:value="25">
            <text:p>25.00</text:p>
          </table:table-cell>
          <table:table-cell table:number-columns-repeated="2"/>
          <table:table-cell table:formula="of:=IF([.C364]&gt;[.C363];[.M363]+1;0)" office:value-type="float" office:value="1">
            <text:p>1.00</text:p>
          </table:table-cell>
          <table:table-cell table:formula="of:=IF([.D364]&gt;[.D363];[.N363]+1;0)" office:value-type="float" office:value="0">
            <text:p>0.00</text:p>
          </table:table-cell>
          <table:table-cell table:formula="of:=IF([.E364]&gt;[.E363];[.O363]+1;0)" office:value-type="float" office:value="0">
            <text:p>0.00</text:p>
          </table:table-cell>
          <table:table-cell table:number-columns-repeated="5"/>
          <table:table-cell table:formula="of:=[.C364]&gt;[.C363]" office:value-type="float" office:value="1">
            <text:p>1.00</text:p>
          </table:table-cell>
          <table:table-cell table:formula="of:=[.D364]&gt;[.D363]" office:value-type="float" office:value="0">
            <text:p>0.00</text:p>
          </table:table-cell>
          <table:table-cell table:formula="of:=[.E364]&gt;[.E363]" office:value-type="float" office:value="0">
            <text:p>0.00</text:p>
          </table:table-cell>
          <table:table-cell table:formula="of:=IF(SUM([.U364:.W364])&gt;1;[.A36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4">
            <text:p>364.00</text:p>
          </table:table-cell>
          <table:table-cell/>
          <table:table-cell office:value-type="float" office:value="86.51">
            <text:p>86.51</text:p>
          </table:table-cell>
          <table:table-cell office:value-type="float" office:value="79.86">
            <text:p>79.86</text:p>
          </table:table-cell>
          <table:table-cell office:value-type="float" office:value="154.38">
            <text:p>154.38</text:p>
          </table:table-cell>
          <table:table-cell/>
          <table:table-cell table:style-name="ce2" table:formula="of:=IF([.H364]&lt;1000;IF([.I364]&gt;[.I363];0;[.G364]);IF(AND([.E364]&lt;[.E363]; [.E363]&lt;[.E362]);FLOOR(1000/[.E365];1)+[.G364];IF([.I364]&gt;[.I363];0;[.G364])))" office:value-type="float" office:value="12">
            <text:p>12.00</text:p>
          </table:table-cell>
          <table:table-cell table:formula="of:=IF([.G365]&lt;&gt;[.G364];[.H364]-([.E365]*([.G365]-[.G364]));[.H364])" office:value-type="float" office:value="4607.57">
            <text:p>4607.57</text:p>
          </table:table-cell>
          <table:table-cell table:formula="of:=IF([.E365]&gt;[.I364];[.E365];[.I364])" office:value-type="float" office:value="157.47">
            <text:p>157.47</text:p>
          </table:table-cell>
          <table:table-cell table:formula="of:=IF([.H365]&lt;[.H364];[.J364]+1;[.J364])" office:value-type="float" office:value="26">
            <text:p>26.00</text:p>
          </table:table-cell>
          <table:table-cell table:number-columns-repeated="2"/>
          <table:table-cell table:formula="of:=IF([.C365]&gt;[.C364];[.M364]+1;0)" office:value-type="float" office:value="0">
            <text:p>0.00</text:p>
          </table:table-cell>
          <table:table-cell table:formula="of:=IF([.D365]&gt;[.D364];[.N364]+1;0)" office:value-type="float" office:value="0">
            <text:p>0.00</text:p>
          </table:table-cell>
          <table:table-cell table:formula="of:=IF([.E365]&gt;[.E364];[.O364]+1;0)" office:value-type="float" office:value="1">
            <text:p>1.00</text:p>
          </table:table-cell>
          <table:table-cell table:number-columns-repeated="5"/>
          <table:table-cell table:formula="of:=[.C365]&gt;[.C364]" office:value-type="float" office:value="0">
            <text:p>0.00</text:p>
          </table:table-cell>
          <table:table-cell table:formula="of:=[.D365]&gt;[.D364]" office:value-type="float" office:value="0">
            <text:p>0.00</text:p>
          </table:table-cell>
          <table:table-cell table:formula="of:=[.E365]&gt;[.E364]" office:value-type="float" office:value="1">
            <text:p>1.00</text:p>
          </table:table-cell>
          <table:table-cell table:formula="of:=IF(SUM([.U365:.W365])&gt;1;[.A36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5">
            <text:p>365.00</text:p>
          </table:table-cell>
          <table:table-cell/>
          <table:table-cell office:value-type="float" office:value="85.1">
            <text:p>85.10</text:p>
          </table:table-cell>
          <table:table-cell office:value-type="float" office:value="79.52">
            <text:p>79.52</text:p>
          </table:table-cell>
          <table:table-cell office:value-type="float" office:value="152.55">
            <text:p>152.55</text:p>
          </table:table-cell>
          <table:table-cell/>
          <table:table-cell table:style-name="ce2" table:formula="of:=IF([.H365]&lt;1000;IF([.I365]&gt;[.I364];0;[.G365]);IF(AND([.E365]&lt;[.E364]; [.E364]&lt;[.E363]);FLOOR(1000/[.E366];1)+[.G365];IF([.I365]&gt;[.I364];0;[.G365])))" office:value-type="float" office:value="12">
            <text:p>12.00</text:p>
          </table:table-cell>
          <table:table-cell table:formula="of:=IF([.G366]&lt;&gt;[.G365];[.H365]-([.E366]*([.G366]-[.G365]));[.H365])" office:value-type="float" office:value="4607.57">
            <text:p>4607.57</text:p>
          </table:table-cell>
          <table:table-cell table:formula="of:=IF([.E366]&gt;[.I365];[.E366];[.I365])" office:value-type="float" office:value="157.47">
            <text:p>157.47</text:p>
          </table:table-cell>
          <table:table-cell table:formula="of:=IF([.H366]&lt;[.H365];[.J365]+1;[.J365])" office:value-type="float" office:value="26">
            <text:p>26.00</text:p>
          </table:table-cell>
          <table:table-cell table:number-columns-repeated="2"/>
          <table:table-cell table:formula="of:=IF([.C366]&gt;[.C365];[.M365]+1;0)" office:value-type="float" office:value="0">
            <text:p>0.00</text:p>
          </table:table-cell>
          <table:table-cell table:formula="of:=IF([.D366]&gt;[.D365];[.N365]+1;0)" office:value-type="float" office:value="0">
            <text:p>0.00</text:p>
          </table:table-cell>
          <table:table-cell table:formula="of:=IF([.E366]&gt;[.E365];[.O365]+1;0)" office:value-type="float" office:value="0">
            <text:p>0.00</text:p>
          </table:table-cell>
          <table:table-cell table:number-columns-repeated="5"/>
          <table:table-cell table:formula="of:=[.C366]&gt;[.C365]" office:value-type="float" office:value="0">
            <text:p>0.00</text:p>
          </table:table-cell>
          <table:table-cell table:formula="of:=[.D366]&gt;[.D365]" office:value-type="float" office:value="0">
            <text:p>0.00</text:p>
          </table:table-cell>
          <table:table-cell table:formula="of:=[.E366]&gt;[.E365]" office:value-type="float" office:value="0">
            <text:p>0.00</text:p>
          </table:table-cell>
          <table:table-cell table:formula="of:=IF(SUM([.U366:.W366])&gt;1;[.A36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6">
            <text:p>366.00</text:p>
          </table:table-cell>
          <table:table-cell/>
          <table:table-cell office:value-type="float" office:value="86.09">
            <text:p>86.09</text:p>
          </table:table-cell>
          <table:table-cell office:value-type="float" office:value="78.86">
            <text:p>78.86</text:p>
          </table:table-cell>
          <table:table-cell office:value-type="float" office:value="150.98">
            <text:p>150.98</text:p>
          </table:table-cell>
          <table:table-cell/>
          <table:table-cell table:style-name="ce2" table:formula="of:=IF([.H366]&lt;1000;IF([.I366]&gt;[.I365];0;[.G366]);IF(AND([.E366]&lt;[.E365]; [.E365]&lt;[.E364]);FLOOR(1000/[.E367];1)+[.G366];IF([.I366]&gt;[.I365];0;[.G366])))" office:value-type="float" office:value="12">
            <text:p>12.00</text:p>
          </table:table-cell>
          <table:table-cell table:formula="of:=IF([.G367]&lt;&gt;[.G366];[.H366]-([.E367]*([.G367]-[.G366]));[.H366])" office:value-type="float" office:value="4607.57">
            <text:p>4607.57</text:p>
          </table:table-cell>
          <table:table-cell table:formula="of:=IF([.E367]&gt;[.I366];[.E367];[.I366])" office:value-type="float" office:value="157.47">
            <text:p>157.47</text:p>
          </table:table-cell>
          <table:table-cell table:formula="of:=IF([.H367]&lt;[.H366];[.J366]+1;[.J366])" office:value-type="float" office:value="26">
            <text:p>26.00</text:p>
          </table:table-cell>
          <table:table-cell table:number-columns-repeated="2"/>
          <table:table-cell table:formula="of:=IF([.C367]&gt;[.C366];[.M366]+1;0)" office:value-type="float" office:value="1">
            <text:p>1.00</text:p>
          </table:table-cell>
          <table:table-cell table:formula="of:=IF([.D367]&gt;[.D366];[.N366]+1;0)" office:value-type="float" office:value="0">
            <text:p>0.00</text:p>
          </table:table-cell>
          <table:table-cell table:formula="of:=IF([.E367]&gt;[.E366];[.O366]+1;0)" office:value-type="float" office:value="0">
            <text:p>0.00</text:p>
          </table:table-cell>
          <table:table-cell table:number-columns-repeated="5"/>
          <table:table-cell table:formula="of:=[.C367]&gt;[.C366]" office:value-type="float" office:value="1">
            <text:p>1.00</text:p>
          </table:table-cell>
          <table:table-cell table:formula="of:=[.D367]&gt;[.D366]" office:value-type="float" office:value="0">
            <text:p>0.00</text:p>
          </table:table-cell>
          <table:table-cell table:formula="of:=[.E367]&gt;[.E366]" office:value-type="float" office:value="0">
            <text:p>0.00</text:p>
          </table:table-cell>
          <table:table-cell table:formula="of:=IF(SUM([.U367:.W367])&gt;1;[.A36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7">
            <text:p>367.00</text:p>
          </table:table-cell>
          <table:table-cell/>
          <table:table-cell office:value-type="float" office:value="84.89">
            <text:p>84.89</text:p>
          </table:table-cell>
          <table:table-cell office:value-type="float" office:value="77.11">
            <text:p>77.11</text:p>
          </table:table-cell>
          <table:table-cell office:value-type="float" office:value="151.24">
            <text:p>151.24</text:p>
          </table:table-cell>
          <table:table-cell/>
          <table:table-cell table:style-name="ce2" table:formula="of:=IF([.H367]&lt;1000;IF([.I367]&gt;[.I366];0;[.G367]);IF(AND([.E367]&lt;[.E366]; [.E366]&lt;[.E365]);FLOOR(1000/[.E368];1)+[.G367];IF([.I367]&gt;[.I366];0;[.G367])))" office:value-type="float" office:value="18">
            <text:p>18.00</text:p>
          </table:table-cell>
          <table:table-cell table:formula="of:=IF([.G368]&lt;&gt;[.G367];[.H367]-([.E368]*([.G368]-[.G367]));[.H367])" office:value-type="float" office:value="3700.13">
            <text:p>3700.13</text:p>
          </table:table-cell>
          <table:table-cell table:formula="of:=IF([.E368]&gt;[.I367];[.E368];[.I367])" office:value-type="float" office:value="157.47">
            <text:p>157.47</text:p>
          </table:table-cell>
          <table:table-cell table:formula="of:=IF([.H368]&lt;[.H367];[.J367]+1;[.J367])" office:value-type="float" office:value="27">
            <text:p>27.00</text:p>
          </table:table-cell>
          <table:table-cell table:number-columns-repeated="2"/>
          <table:table-cell table:formula="of:=IF([.C368]&gt;[.C367];[.M367]+1;0)" office:value-type="float" office:value="0">
            <text:p>0.00</text:p>
          </table:table-cell>
          <table:table-cell table:formula="of:=IF([.D368]&gt;[.D367];[.N367]+1;0)" office:value-type="float" office:value="0">
            <text:p>0.00</text:p>
          </table:table-cell>
          <table:table-cell table:formula="of:=IF([.E368]&gt;[.E367];[.O367]+1;0)" office:value-type="float" office:value="1">
            <text:p>1.00</text:p>
          </table:table-cell>
          <table:table-cell table:number-columns-repeated="5"/>
          <table:table-cell table:formula="of:=[.C368]&gt;[.C367]" office:value-type="float" office:value="0">
            <text:p>0.00</text:p>
          </table:table-cell>
          <table:table-cell table:formula="of:=[.D368]&gt;[.D367]" office:value-type="float" office:value="0">
            <text:p>0.00</text:p>
          </table:table-cell>
          <table:table-cell table:formula="of:=[.E368]&gt;[.E367]" office:value-type="float" office:value="1">
            <text:p>1.00</text:p>
          </table:table-cell>
          <table:table-cell table:formula="of:=IF(SUM([.U368:.W368])&gt;1;[.A36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8">
            <text:p>368.00</text:p>
          </table:table-cell>
          <table:table-cell/>
          <table:table-cell office:value-type="float" office:value="83.75">
            <text:p>83.75</text:p>
          </table:table-cell>
          <table:table-cell office:value-type="float" office:value="75.29">
            <text:p>75.29</text:p>
          </table:table-cell>
          <table:table-cell office:value-type="float" office:value="153.69">
            <text:p>153.69</text:p>
          </table:table-cell>
          <table:table-cell/>
          <table:table-cell table:style-name="ce2" table:formula="of:=IF([.H368]&lt;1000;IF([.I368]&gt;[.I367];0;[.G368]);IF(AND([.E368]&lt;[.E367]; [.E367]&lt;[.E366]);FLOOR(1000/[.E369];1)+[.G368];IF([.I368]&gt;[.I367];0;[.G368])))" office:value-type="float" office:value="18">
            <text:p>18.00</text:p>
          </table:table-cell>
          <table:table-cell table:formula="of:=IF([.G369]&lt;&gt;[.G368];[.H368]-([.E369]*([.G369]-[.G368]));[.H368])" office:value-type="float" office:value="3700.13">
            <text:p>3700.13</text:p>
          </table:table-cell>
          <table:table-cell table:formula="of:=IF([.E369]&gt;[.I368];[.E369];[.I368])" office:value-type="float" office:value="157.47">
            <text:p>157.47</text:p>
          </table:table-cell>
          <table:table-cell table:formula="of:=IF([.H369]&lt;[.H368];[.J368]+1;[.J368])" office:value-type="float" office:value="27">
            <text:p>27.00</text:p>
          </table:table-cell>
          <table:table-cell table:number-columns-repeated="2"/>
          <table:table-cell table:formula="of:=IF([.C369]&gt;[.C368];[.M368]+1;0)" office:value-type="float" office:value="0">
            <text:p>0.00</text:p>
          </table:table-cell>
          <table:table-cell table:formula="of:=IF([.D369]&gt;[.D368];[.N368]+1;0)" office:value-type="float" office:value="0">
            <text:p>0.00</text:p>
          </table:table-cell>
          <table:table-cell table:formula="of:=IF([.E369]&gt;[.E368];[.O368]+1;0)" office:value-type="float" office:value="2">
            <text:p>2.00</text:p>
          </table:table-cell>
          <table:table-cell table:number-columns-repeated="5"/>
          <table:table-cell table:formula="of:=[.C369]&gt;[.C368]" office:value-type="float" office:value="0">
            <text:p>0.00</text:p>
          </table:table-cell>
          <table:table-cell table:formula="of:=[.D369]&gt;[.D368]" office:value-type="float" office:value="0">
            <text:p>0.00</text:p>
          </table:table-cell>
          <table:table-cell table:formula="of:=[.E369]&gt;[.E368]" office:value-type="float" office:value="1">
            <text:p>1.00</text:p>
          </table:table-cell>
          <table:table-cell table:formula="of:=IF(SUM([.U369:.W369])&gt;1;[.A36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69">
            <text:p>369.00</text:p>
          </table:table-cell>
          <table:table-cell/>
          <table:table-cell office:value-type="float" office:value="85.37">
            <text:p>85.37</text:p>
          </table:table-cell>
          <table:table-cell office:value-type="float" office:value="78.26">
            <text:p>78.26</text:p>
          </table:table-cell>
          <table:table-cell office:value-type="float" office:value="155.26">
            <text:p>155.26</text:p>
          </table:table-cell>
          <table:table-cell/>
          <table:table-cell table:style-name="ce2" table:formula="of:=IF([.H369]&lt;1000;IF([.I369]&gt;[.I368];0;[.G369]);IF(AND([.E369]&lt;[.E368]; [.E368]&lt;[.E367]);FLOOR(1000/[.E370];1)+[.G369];IF([.I369]&gt;[.I368];0;[.G369])))" office:value-type="float" office:value="18">
            <text:p>18.00</text:p>
          </table:table-cell>
          <table:table-cell table:formula="of:=IF([.G370]&lt;&gt;[.G369];[.H369]-([.E370]*([.G370]-[.G369]));[.H369])" office:value-type="float" office:value="3700.13">
            <text:p>3700.13</text:p>
          </table:table-cell>
          <table:table-cell table:formula="of:=IF([.E370]&gt;[.I369];[.E370];[.I369])" office:value-type="float" office:value="157.47">
            <text:p>157.47</text:p>
          </table:table-cell>
          <table:table-cell table:formula="of:=IF([.H370]&lt;[.H369];[.J369]+1;[.J369])" office:value-type="float" office:value="27">
            <text:p>27.00</text:p>
          </table:table-cell>
          <table:table-cell table:number-columns-repeated="2"/>
          <table:table-cell table:formula="of:=IF([.C370]&gt;[.C369];[.M369]+1;0)" office:value-type="float" office:value="1">
            <text:p>1.00</text:p>
          </table:table-cell>
          <table:table-cell table:formula="of:=IF([.D370]&gt;[.D369];[.N369]+1;0)" office:value-type="float" office:value="1">
            <text:p>1.00</text:p>
          </table:table-cell>
          <table:table-cell table:formula="of:=IF([.E370]&gt;[.E369];[.O369]+1;0)" office:value-type="float" office:value="3">
            <text:p>3.00</text:p>
          </table:table-cell>
          <table:table-cell table:number-columns-repeated="5"/>
          <table:table-cell table:formula="of:=[.C370]&gt;[.C369]" office:value-type="float" office:value="1">
            <text:p>1.00</text:p>
          </table:table-cell>
          <table:table-cell table:formula="of:=[.D370]&gt;[.D369]" office:value-type="float" office:value="1">
            <text:p>1.00</text:p>
          </table:table-cell>
          <table:table-cell table:formula="of:=[.E370]&gt;[.E369]" office:value-type="float" office:value="1">
            <text:p>1.00</text:p>
          </table:table-cell>
          <table:table-cell table:formula="of:=IF(SUM([.U370:.W370])&gt;1;[.A370];&quot;-&quot;)" office:value-type="float" office:value="369">
            <text:p>369.00</text:p>
          </table:table-cell>
          <table:table-cell table:number-columns-repeated="1000"/>
        </table:table-row>
        <table:table-row table:style-name="ro1">
          <table:table-cell office:value-type="float" office:value="370">
            <text:p>370.00</text:p>
          </table:table-cell>
          <table:table-cell/>
          <table:table-cell office:value-type="float" office:value="85.9">
            <text:p>85.90</text:p>
          </table:table-cell>
          <table:table-cell office:value-type="float" office:value="77.23">
            <text:p>77.23</text:p>
          </table:table-cell>
          <table:table-cell office:value-type="float" office:value="153.86">
            <text:p>153.86</text:p>
          </table:table-cell>
          <table:table-cell/>
          <table:table-cell table:style-name="ce2" table:formula="of:=IF([.H370]&lt;1000;IF([.I370]&gt;[.I369];0;[.G370]);IF(AND([.E370]&lt;[.E369]; [.E369]&lt;[.E368]);FLOOR(1000/[.E371];1)+[.G370];IF([.I370]&gt;[.I369];0;[.G370])))" office:value-type="float" office:value="18">
            <text:p>18.00</text:p>
          </table:table-cell>
          <table:table-cell table:formula="of:=IF([.G371]&lt;&gt;[.G370];[.H370]-([.E371]*([.G371]-[.G370]));[.H370])" office:value-type="float" office:value="3700.13">
            <text:p>3700.13</text:p>
          </table:table-cell>
          <table:table-cell table:formula="of:=IF([.E371]&gt;[.I370];[.E371];[.I370])" office:value-type="float" office:value="157.47">
            <text:p>157.47</text:p>
          </table:table-cell>
          <table:table-cell table:formula="of:=IF([.H371]&lt;[.H370];[.J370]+1;[.J370])" office:value-type="float" office:value="27">
            <text:p>27.00</text:p>
          </table:table-cell>
          <table:table-cell table:number-columns-repeated="2"/>
          <table:table-cell table:formula="of:=IF([.C371]&gt;[.C370];[.M370]+1;0)" office:value-type="float" office:value="2">
            <text:p>2.00</text:p>
          </table:table-cell>
          <table:table-cell table:formula="of:=IF([.D371]&gt;[.D370];[.N370]+1;0)" office:value-type="float" office:value="0">
            <text:p>0.00</text:p>
          </table:table-cell>
          <table:table-cell table:formula="of:=IF([.E371]&gt;[.E370];[.O370]+1;0)" office:value-type="float" office:value="0">
            <text:p>0.00</text:p>
          </table:table-cell>
          <table:table-cell table:number-columns-repeated="5"/>
          <table:table-cell table:formula="of:=[.C371]&gt;[.C370]" office:value-type="float" office:value="1">
            <text:p>1.00</text:p>
          </table:table-cell>
          <table:table-cell table:formula="of:=[.D371]&gt;[.D370]" office:value-type="float" office:value="0">
            <text:p>0.00</text:p>
          </table:table-cell>
          <table:table-cell table:formula="of:=[.E371]&gt;[.E370]" office:value-type="float" office:value="0">
            <text:p>0.00</text:p>
          </table:table-cell>
          <table:table-cell table:formula="of:=IF(SUM([.U371:.W371])&gt;1;[.A37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71">
            <text:p>371.00</text:p>
          </table:table-cell>
          <table:table-cell/>
          <table:table-cell office:value-type="float" office:value="84.34">
            <text:p>84.34</text:p>
          </table:table-cell>
          <table:table-cell office:value-type="float" office:value="79.95">
            <text:p>79.95</text:p>
          </table:table-cell>
          <table:table-cell office:value-type="float" office:value="152.09">
            <text:p>152.09</text:p>
          </table:table-cell>
          <table:table-cell/>
          <table:table-cell table:style-name="ce2" table:formula="of:=IF([.H371]&lt;1000;IF([.I371]&gt;[.I370];0;[.G371]);IF(AND([.E371]&lt;[.E370]; [.E370]&lt;[.E369]);FLOOR(1000/[.E372];1)+[.G371];IF([.I371]&gt;[.I370];0;[.G371])))" office:value-type="float" office:value="18">
            <text:p>18.00</text:p>
          </table:table-cell>
          <table:table-cell table:formula="of:=IF([.G372]&lt;&gt;[.G371];[.H371]-([.E372]*([.G372]-[.G371]));[.H371])" office:value-type="float" office:value="3700.13">
            <text:p>3700.13</text:p>
          </table:table-cell>
          <table:table-cell table:formula="of:=IF([.E372]&gt;[.I371];[.E372];[.I371])" office:value-type="float" office:value="157.47">
            <text:p>157.47</text:p>
          </table:table-cell>
          <table:table-cell table:formula="of:=IF([.H372]&lt;[.H371];[.J371]+1;[.J371])" office:value-type="float" office:value="27">
            <text:p>27.00</text:p>
          </table:table-cell>
          <table:table-cell table:number-columns-repeated="2"/>
          <table:table-cell table:formula="of:=IF([.C372]&gt;[.C371];[.M371]+1;0)" office:value-type="float" office:value="0">
            <text:p>0.00</text:p>
          </table:table-cell>
          <table:table-cell table:formula="of:=IF([.D372]&gt;[.D371];[.N371]+1;0)" office:value-type="float" office:value="1">
            <text:p>1.00</text:p>
          </table:table-cell>
          <table:table-cell table:formula="of:=IF([.E372]&gt;[.E371];[.O371]+1;0)" office:value-type="float" office:value="0">
            <text:p>0.00</text:p>
          </table:table-cell>
          <table:table-cell table:number-columns-repeated="5"/>
          <table:table-cell table:formula="of:=[.C372]&gt;[.C371]" office:value-type="float" office:value="0">
            <text:p>0.00</text:p>
          </table:table-cell>
          <table:table-cell table:formula="of:=[.D372]&gt;[.D371]" office:value-type="float" office:value="1">
            <text:p>1.00</text:p>
          </table:table-cell>
          <table:table-cell table:formula="of:=[.E372]&gt;[.E371]" office:value-type="float" office:value="0">
            <text:p>0.00</text:p>
          </table:table-cell>
          <table:table-cell table:formula="of:=IF(SUM([.U372:.W372])&gt;1;[.A37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72">
            <text:p>372.00</text:p>
          </table:table-cell>
          <table:table-cell/>
          <table:table-cell office:value-type="float" office:value="83.32">
            <text:p>83.32</text:p>
          </table:table-cell>
          <table:table-cell office:value-type="float" office:value="79.03">
            <text:p>79.03</text:p>
          </table:table-cell>
          <table:table-cell office:value-type="float" office:value="150.44">
            <text:p>150.44</text:p>
          </table:table-cell>
          <table:table-cell/>
          <table:table-cell table:style-name="ce2" table:formula="of:=IF([.H372]&lt;1000;IF([.I372]&gt;[.I371];0;[.G372]);IF(AND([.E372]&lt;[.E371]; [.E371]&lt;[.E370]);FLOOR(1000/[.E373];1)+[.G372];IF([.I372]&gt;[.I371];0;[.G372])))" office:value-type="float" office:value="24">
            <text:p>24.00</text:p>
          </table:table-cell>
          <table:table-cell table:formula="of:=IF([.G373]&lt;&gt;[.G372];[.H372]-([.E373]*([.G373]-[.G372]));[.H372])" office:value-type="float" office:value="2797.49">
            <text:p>2797.49</text:p>
          </table:table-cell>
          <table:table-cell table:formula="of:=IF([.E373]&gt;[.I372];[.E373];[.I372])" office:value-type="float" office:value="157.47">
            <text:p>157.47</text:p>
          </table:table-cell>
          <table:table-cell table:formula="of:=IF([.H373]&lt;[.H372];[.J372]+1;[.J372])" office:value-type="float" office:value="28">
            <text:p>28.00</text:p>
          </table:table-cell>
          <table:table-cell table:number-columns-repeated="2"/>
          <table:table-cell table:formula="of:=IF([.C373]&gt;[.C372];[.M372]+1;0)" office:value-type="float" office:value="0">
            <text:p>0.00</text:p>
          </table:table-cell>
          <table:table-cell table:formula="of:=IF([.D373]&gt;[.D372];[.N372]+1;0)" office:value-type="float" office:value="0">
            <text:p>0.00</text:p>
          </table:table-cell>
          <table:table-cell table:formula="of:=IF([.E373]&gt;[.E372];[.O372]+1;0)" office:value-type="float" office:value="0">
            <text:p>0.00</text:p>
          </table:table-cell>
          <table:table-cell table:number-columns-repeated="5"/>
          <table:table-cell table:formula="of:=[.C373]&gt;[.C372]" office:value-type="float" office:value="0">
            <text:p>0.00</text:p>
          </table:table-cell>
          <table:table-cell table:formula="of:=[.D373]&gt;[.D372]" office:value-type="float" office:value="0">
            <text:p>0.00</text:p>
          </table:table-cell>
          <table:table-cell table:formula="of:=[.E373]&gt;[.E372]" office:value-type="float" office:value="0">
            <text:p>0.00</text:p>
          </table:table-cell>
          <table:table-cell table:formula="of:=IF(SUM([.U373:.W373])&gt;1;[.A37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73">
            <text:p>373.00</text:p>
          </table:table-cell>
          <table:table-cell/>
          <table:table-cell office:value-type="float" office:value="83.78">
            <text:p>83.78</text:p>
          </table:table-cell>
          <table:table-cell office:value-type="float" office:value="78.57">
            <text:p>78.57</text:p>
          </table:table-cell>
          <table:table-cell office:value-type="float" office:value="152.88">
            <text:p>152.88</text:p>
          </table:table-cell>
          <table:table-cell/>
          <table:table-cell table:style-name="ce2" table:formula="of:=IF([.H373]&lt;1000;IF([.I373]&gt;[.I372];0;[.G373]);IF(AND([.E373]&lt;[.E372]; [.E372]&lt;[.E371]);FLOOR(1000/[.E374];1)+[.G373];IF([.I373]&gt;[.I372];0;[.G373])))" office:value-type="float" office:value="30">
            <text:p>30.00</text:p>
          </table:table-cell>
          <table:table-cell table:formula="of:=IF([.G374]&lt;&gt;[.G373];[.H373]-([.E374]*([.G374]-[.G373]));[.H373])" office:value-type="float" office:value="1880.21">
            <text:p>1880.21</text:p>
          </table:table-cell>
          <table:table-cell table:formula="of:=IF([.E374]&gt;[.I373];[.E374];[.I373])" office:value-type="float" office:value="157.47">
            <text:p>157.47</text:p>
          </table:table-cell>
          <table:table-cell table:formula="of:=IF([.H374]&lt;[.H373];[.J373]+1;[.J373])" office:value-type="float" office:value="29">
            <text:p>29.00</text:p>
          </table:table-cell>
          <table:table-cell table:number-columns-repeated="2"/>
          <table:table-cell table:formula="of:=IF([.C374]&gt;[.C373];[.M373]+1;0)" office:value-type="float" office:value="1">
            <text:p>1.00</text:p>
          </table:table-cell>
          <table:table-cell table:formula="of:=IF([.D374]&gt;[.D373];[.N373]+1;0)" office:value-type="float" office:value="0">
            <text:p>0.00</text:p>
          </table:table-cell>
          <table:table-cell table:formula="of:=IF([.E374]&gt;[.E373];[.O373]+1;0)" office:value-type="float" office:value="1">
            <text:p>1.00</text:p>
          </table:table-cell>
          <table:table-cell table:number-columns-repeated="5"/>
          <table:table-cell table:formula="of:=[.C374]&gt;[.C373]" office:value-type="float" office:value="1">
            <text:p>1.00</text:p>
          </table:table-cell>
          <table:table-cell table:formula="of:=[.D374]&gt;[.D373]" office:value-type="float" office:value="0">
            <text:p>0.00</text:p>
          </table:table-cell>
          <table:table-cell table:formula="of:=[.E374]&gt;[.E373]" office:value-type="float" office:value="1">
            <text:p>1.00</text:p>
          </table:table-cell>
          <table:table-cell table:formula="of:=IF(SUM([.U374:.W374])&gt;1;[.A374];&quot;-&quot;)" office:value-type="float" office:value="373">
            <text:p>373.00</text:p>
          </table:table-cell>
          <table:table-cell table:number-columns-repeated="1000"/>
        </table:table-row>
        <table:table-row table:style-name="ro1">
          <table:table-cell office:value-type="float" office:value="374">
            <text:p>374.00</text:p>
          </table:table-cell>
          <table:table-cell/>
          <table:table-cell office:value-type="float" office:value="81.97">
            <text:p>81.97</text:p>
          </table:table-cell>
          <table:table-cell office:value-type="float" office:value="76.85">
            <text:p>76.85</text:p>
          </table:table-cell>
          <table:table-cell office:value-type="float" office:value="153.57">
            <text:p>153.57</text:p>
          </table:table-cell>
          <table:table-cell/>
          <table:table-cell table:style-name="ce2" table:formula="of:=IF([.H374]&lt;1000;IF([.I374]&gt;[.I373];0;[.G374]);IF(AND([.E374]&lt;[.E373]; [.E373]&lt;[.E372]);FLOOR(1000/[.E375];1)+[.G374];IF([.I374]&gt;[.I373];0;[.G374])))" office:value-type="float" office:value="30">
            <text:p>30.00</text:p>
          </table:table-cell>
          <table:table-cell table:formula="of:=IF([.G375]&lt;&gt;[.G374];[.H374]-([.E375]*([.G375]-[.G374]));[.H374])" office:value-type="float" office:value="1880.21">
            <text:p>1880.21</text:p>
          </table:table-cell>
          <table:table-cell table:formula="of:=IF([.E375]&gt;[.I374];[.E375];[.I374])" office:value-type="float" office:value="157.47">
            <text:p>157.47</text:p>
          </table:table-cell>
          <table:table-cell table:formula="of:=IF([.H375]&lt;[.H374];[.J374]+1;[.J374])" office:value-type="float" office:value="29">
            <text:p>29.00</text:p>
          </table:table-cell>
          <table:table-cell table:number-columns-repeated="2"/>
          <table:table-cell table:formula="of:=IF([.C375]&gt;[.C374];[.M374]+1;0)" office:value-type="float" office:value="0">
            <text:p>0.00</text:p>
          </table:table-cell>
          <table:table-cell table:formula="of:=IF([.D375]&gt;[.D374];[.N374]+1;0)" office:value-type="float" office:value="0">
            <text:p>0.00</text:p>
          </table:table-cell>
          <table:table-cell table:formula="of:=IF([.E375]&gt;[.E374];[.O374]+1;0)" office:value-type="float" office:value="2">
            <text:p>2.00</text:p>
          </table:table-cell>
          <table:table-cell table:number-columns-repeated="5"/>
          <table:table-cell table:formula="of:=[.C375]&gt;[.C374]" office:value-type="float" office:value="0">
            <text:p>0.00</text:p>
          </table:table-cell>
          <table:table-cell table:formula="of:=[.D375]&gt;[.D374]" office:value-type="float" office:value="0">
            <text:p>0.00</text:p>
          </table:table-cell>
          <table:table-cell table:formula="of:=[.E375]&gt;[.E374]" office:value-type="float" office:value="1">
            <text:p>1.00</text:p>
          </table:table-cell>
          <table:table-cell table:formula="of:=IF(SUM([.U375:.W375])&gt;1;[.A37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75">
            <text:p>375.00</text:p>
          </table:table-cell>
          <table:table-cell/>
          <table:table-cell office:value-type="float" office:value="83.69">
            <text:p>83.69</text:p>
          </table:table-cell>
          <table:table-cell office:value-type="float" office:value="79.53">
            <text:p>79.53</text:p>
          </table:table-cell>
          <table:table-cell office:value-type="float" office:value="151.8">
            <text:p>151.80</text:p>
          </table:table-cell>
          <table:table-cell/>
          <table:table-cell table:style-name="ce2" table:formula="of:=IF([.H375]&lt;1000;IF([.I375]&gt;[.I374];0;[.G375]);IF(AND([.E375]&lt;[.E374]; [.E374]&lt;[.E373]);FLOOR(1000/[.E376];1)+[.G375];IF([.I375]&gt;[.I374];0;[.G375])))" office:value-type="float" office:value="30">
            <text:p>30.00</text:p>
          </table:table-cell>
          <table:table-cell table:formula="of:=IF([.G376]&lt;&gt;[.G375];[.H375]-([.E376]*([.G376]-[.G375]));[.H375])" office:value-type="float" office:value="1880.21">
            <text:p>1880.21</text:p>
          </table:table-cell>
          <table:table-cell table:formula="of:=IF([.E376]&gt;[.I375];[.E376];[.I375])" office:value-type="float" office:value="157.47">
            <text:p>157.47</text:p>
          </table:table-cell>
          <table:table-cell table:formula="of:=IF([.H376]&lt;[.H375];[.J375]+1;[.J375])" office:value-type="float" office:value="29">
            <text:p>29.00</text:p>
          </table:table-cell>
          <table:table-cell table:number-columns-repeated="2"/>
          <table:table-cell table:formula="of:=IF([.C376]&gt;[.C375];[.M375]+1;0)" office:value-type="float" office:value="1">
            <text:p>1.00</text:p>
          </table:table-cell>
          <table:table-cell table:formula="of:=IF([.D376]&gt;[.D375];[.N375]+1;0)" office:value-type="float" office:value="1">
            <text:p>1.00</text:p>
          </table:table-cell>
          <table:table-cell table:formula="of:=IF([.E376]&gt;[.E375];[.O375]+1;0)" office:value-type="float" office:value="0">
            <text:p>0.00</text:p>
          </table:table-cell>
          <table:table-cell table:number-columns-repeated="5"/>
          <table:table-cell table:formula="of:=[.C376]&gt;[.C375]" office:value-type="float" office:value="1">
            <text:p>1.00</text:p>
          </table:table-cell>
          <table:table-cell table:formula="of:=[.D376]&gt;[.D375]" office:value-type="float" office:value="1">
            <text:p>1.00</text:p>
          </table:table-cell>
          <table:table-cell table:formula="of:=[.E376]&gt;[.E375]" office:value-type="float" office:value="0">
            <text:p>0.00</text:p>
          </table:table-cell>
          <table:table-cell table:formula="of:=IF(SUM([.U376:.W376])&gt;1;[.A376];&quot;-&quot;)" office:value-type="float" office:value="375">
            <text:p>375.00</text:p>
          </table:table-cell>
          <table:table-cell table:number-columns-repeated="1000"/>
        </table:table-row>
        <table:table-row table:style-name="ro1">
          <table:table-cell office:value-type="float" office:value="376">
            <text:p>376.00</text:p>
          </table:table-cell>
          <table:table-cell/>
          <table:table-cell office:value-type="float" office:value="82.46">
            <text:p>82.46</text:p>
          </table:table-cell>
          <table:table-cell office:value-type="float" office:value="82.14">
            <text:p>82.14</text:p>
          </table:table-cell>
          <table:table-cell office:value-type="float" office:value="153.21">
            <text:p>153.21</text:p>
          </table:table-cell>
          <table:table-cell/>
          <table:table-cell table:style-name="ce2" table:formula="of:=IF([.H376]&lt;1000;IF([.I376]&gt;[.I375];0;[.G376]);IF(AND([.E376]&lt;[.E375]; [.E375]&lt;[.E374]);FLOOR(1000/[.E377];1)+[.G376];IF([.I376]&gt;[.I375];0;[.G376])))" office:value-type="float" office:value="30">
            <text:p>30.00</text:p>
          </table:table-cell>
          <table:table-cell table:formula="of:=IF([.G377]&lt;&gt;[.G376];[.H376]-([.E377]*([.G377]-[.G376]));[.H376])" office:value-type="float" office:value="1880.21">
            <text:p>1880.21</text:p>
          </table:table-cell>
          <table:table-cell table:formula="of:=IF([.E377]&gt;[.I376];[.E377];[.I376])" office:value-type="float" office:value="157.47">
            <text:p>157.47</text:p>
          </table:table-cell>
          <table:table-cell table:formula="of:=IF([.H377]&lt;[.H376];[.J376]+1;[.J376])" office:value-type="float" office:value="29">
            <text:p>29.00</text:p>
          </table:table-cell>
          <table:table-cell table:number-columns-repeated="2"/>
          <table:table-cell table:formula="of:=IF([.C377]&gt;[.C376];[.M376]+1;0)" office:value-type="float" office:value="0">
            <text:p>0.00</text:p>
          </table:table-cell>
          <table:table-cell table:formula="of:=IF([.D377]&gt;[.D376];[.N376]+1;0)" office:value-type="float" office:value="2">
            <text:p>2.00</text:p>
          </table:table-cell>
          <table:table-cell table:formula="of:=IF([.E377]&gt;[.E376];[.O376]+1;0)" office:value-type="float" office:value="1">
            <text:p>1.00</text:p>
          </table:table-cell>
          <table:table-cell table:number-columns-repeated="5"/>
          <table:table-cell table:formula="of:=[.C377]&gt;[.C376]" office:value-type="float" office:value="0">
            <text:p>0.00</text:p>
          </table:table-cell>
          <table:table-cell table:formula="of:=[.D377]&gt;[.D376]" office:value-type="float" office:value="1">
            <text:p>1.00</text:p>
          </table:table-cell>
          <table:table-cell table:formula="of:=[.E377]&gt;[.E376]" office:value-type="float" office:value="1">
            <text:p>1.00</text:p>
          </table:table-cell>
          <table:table-cell table:formula="of:=IF(SUM([.U377:.W377])&gt;1;[.A377];&quot;-&quot;)" office:value-type="float" office:value="376">
            <text:p>376.00</text:p>
          </table:table-cell>
          <table:table-cell table:number-columns-repeated="1000"/>
        </table:table-row>
        <table:table-row table:style-name="ro1">
          <table:table-cell office:value-type="float" office:value="377">
            <text:p>377.00</text:p>
          </table:table-cell>
          <table:table-cell/>
          <table:table-cell office:value-type="float" office:value="84.11">
            <text:p>84.11</text:p>
          </table:table-cell>
          <table:table-cell office:value-type="float" office:value="81.95">
            <text:p>81.95</text:p>
          </table:table-cell>
          <table:table-cell office:value-type="float" office:value="154.75">
            <text:p>154.75</text:p>
          </table:table-cell>
          <table:table-cell/>
          <table:table-cell table:style-name="ce2" table:formula="of:=IF([.H377]&lt;1000;IF([.I377]&gt;[.I376];0;[.G377]);IF(AND([.E377]&lt;[.E376]; [.E376]&lt;[.E375]);FLOOR(1000/[.E378];1)+[.G377];IF([.I377]&gt;[.I376];0;[.G377])))" office:value-type="float" office:value="30">
            <text:p>30.00</text:p>
          </table:table-cell>
          <table:table-cell table:formula="of:=IF([.G378]&lt;&gt;[.G377];[.H377]-([.E378]*([.G378]-[.G377]));[.H377])" office:value-type="float" office:value="1880.21">
            <text:p>1880.21</text:p>
          </table:table-cell>
          <table:table-cell table:formula="of:=IF([.E378]&gt;[.I377];[.E378];[.I377])" office:value-type="float" office:value="157.47">
            <text:p>157.47</text:p>
          </table:table-cell>
          <table:table-cell table:formula="of:=IF([.H378]&lt;[.H377];[.J377]+1;[.J377])" office:value-type="float" office:value="29">
            <text:p>29.00</text:p>
          </table:table-cell>
          <table:table-cell table:number-columns-repeated="2"/>
          <table:table-cell table:formula="of:=IF([.C378]&gt;[.C377];[.M377]+1;0)" office:value-type="float" office:value="1">
            <text:p>1.00</text:p>
          </table:table-cell>
          <table:table-cell table:formula="of:=IF([.D378]&gt;[.D377];[.N377]+1;0)" office:value-type="float" office:value="0">
            <text:p>0.00</text:p>
          </table:table-cell>
          <table:table-cell table:formula="of:=IF([.E378]&gt;[.E377];[.O377]+1;0)" office:value-type="float" office:value="2">
            <text:p>2.00</text:p>
          </table:table-cell>
          <table:table-cell table:number-columns-repeated="5"/>
          <table:table-cell table:formula="of:=[.C378]&gt;[.C377]" office:value-type="float" office:value="1">
            <text:p>1.00</text:p>
          </table:table-cell>
          <table:table-cell table:formula="of:=[.D378]&gt;[.D377]" office:value-type="float" office:value="0">
            <text:p>0.00</text:p>
          </table:table-cell>
          <table:table-cell table:formula="of:=[.E378]&gt;[.E377]" office:value-type="float" office:value="1">
            <text:p>1.00</text:p>
          </table:table-cell>
          <table:table-cell table:formula="of:=IF(SUM([.U378:.W378])&gt;1;[.A378];&quot;-&quot;)" office:value-type="float" office:value="377">
            <text:p>377.00</text:p>
          </table:table-cell>
          <table:table-cell table:number-columns-repeated="1000"/>
        </table:table-row>
        <table:table-row table:style-name="ro1">
          <table:table-cell office:value-type="float" office:value="378">
            <text:p>378.00</text:p>
          </table:table-cell>
          <table:table-cell/>
          <table:table-cell office:value-type="float" office:value="85.63">
            <text:p>85.63</text:p>
          </table:table-cell>
          <table:table-cell office:value-type="float" office:value="81.26">
            <text:p>81.26</text:p>
          </table:table-cell>
          <table:table-cell office:value-type="float" office:value="153.43">
            <text:p>153.43</text:p>
          </table:table-cell>
          <table:table-cell/>
          <table:table-cell table:style-name="ce2" table:formula="of:=IF([.H378]&lt;1000;IF([.I378]&gt;[.I377];0;[.G378]);IF(AND([.E378]&lt;[.E377]; [.E377]&lt;[.E376]);FLOOR(1000/[.E379];1)+[.G378];IF([.I378]&gt;[.I377];0;[.G378])))" office:value-type="float" office:value="30">
            <text:p>30.00</text:p>
          </table:table-cell>
          <table:table-cell table:formula="of:=IF([.G379]&lt;&gt;[.G378];[.H378]-([.E379]*([.G379]-[.G378]));[.H378])" office:value-type="float" office:value="1880.21">
            <text:p>1880.21</text:p>
          </table:table-cell>
          <table:table-cell table:formula="of:=IF([.E379]&gt;[.I378];[.E379];[.I378])" office:value-type="float" office:value="157.47">
            <text:p>157.47</text:p>
          </table:table-cell>
          <table:table-cell table:formula="of:=IF([.H379]&lt;[.H378];[.J378]+1;[.J378])" office:value-type="float" office:value="29">
            <text:p>29.00</text:p>
          </table:table-cell>
          <table:table-cell table:number-columns-repeated="2"/>
          <table:table-cell table:formula="of:=IF([.C379]&gt;[.C378];[.M378]+1;0)" office:value-type="float" office:value="2">
            <text:p>2.00</text:p>
          </table:table-cell>
          <table:table-cell table:formula="of:=IF([.D379]&gt;[.D378];[.N378]+1;0)" office:value-type="float" office:value="0">
            <text:p>0.00</text:p>
          </table:table-cell>
          <table:table-cell table:formula="of:=IF([.E379]&gt;[.E378];[.O378]+1;0)" office:value-type="float" office:value="0">
            <text:p>0.00</text:p>
          </table:table-cell>
          <table:table-cell table:number-columns-repeated="5"/>
          <table:table-cell table:formula="of:=[.C379]&gt;[.C378]" office:value-type="float" office:value="1">
            <text:p>1.00</text:p>
          </table:table-cell>
          <table:table-cell table:formula="of:=[.D379]&gt;[.D378]" office:value-type="float" office:value="0">
            <text:p>0.00</text:p>
          </table:table-cell>
          <table:table-cell table:formula="of:=[.E379]&gt;[.E378]" office:value-type="float" office:value="0">
            <text:p>0.00</text:p>
          </table:table-cell>
          <table:table-cell table:formula="of:=IF(SUM([.U379:.W379])&gt;1;[.A37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79">
            <text:p>379.00</text:p>
          </table:table-cell>
          <table:table-cell/>
          <table:table-cell office:value-type="float" office:value="85.83">
            <text:p>85.83</text:p>
          </table:table-cell>
          <table:table-cell office:value-type="float" office:value="79.76">
            <text:p>79.76</text:p>
          </table:table-cell>
          <table:table-cell office:value-type="float" office:value="152.27">
            <text:p>152.27</text:p>
          </table:table-cell>
          <table:table-cell/>
          <table:table-cell table:style-name="ce2" table:formula="of:=IF([.H379]&lt;1000;IF([.I379]&gt;[.I378];0;[.G379]);IF(AND([.E379]&lt;[.E378]; [.E378]&lt;[.E377]);FLOOR(1000/[.E380];1)+[.G379];IF([.I379]&gt;[.I378];0;[.G379])))" office:value-type="float" office:value="30">
            <text:p>30.00</text:p>
          </table:table-cell>
          <table:table-cell table:formula="of:=IF([.G380]&lt;&gt;[.G379];[.H379]-([.E380]*([.G380]-[.G379]));[.H379])" office:value-type="float" office:value="1880.21">
            <text:p>1880.21</text:p>
          </table:table-cell>
          <table:table-cell table:formula="of:=IF([.E380]&gt;[.I379];[.E380];[.I379])" office:value-type="float" office:value="157.47">
            <text:p>157.47</text:p>
          </table:table-cell>
          <table:table-cell table:formula="of:=IF([.H380]&lt;[.H379];[.J379]+1;[.J379])" office:value-type="float" office:value="29">
            <text:p>29.00</text:p>
          </table:table-cell>
          <table:table-cell table:number-columns-repeated="2"/>
          <table:table-cell table:formula="of:=IF([.C380]&gt;[.C379];[.M379]+1;0)" office:value-type="float" office:value="3">
            <text:p>3.00</text:p>
          </table:table-cell>
          <table:table-cell table:formula="of:=IF([.D380]&gt;[.D379];[.N379]+1;0)" office:value-type="float" office:value="0">
            <text:p>0.00</text:p>
          </table:table-cell>
          <table:table-cell table:formula="of:=IF([.E380]&gt;[.E379];[.O379]+1;0)" office:value-type="float" office:value="0">
            <text:p>0.00</text:p>
          </table:table-cell>
          <table:table-cell table:number-columns-repeated="5"/>
          <table:table-cell table:formula="of:=[.C380]&gt;[.C379]" office:value-type="float" office:value="1">
            <text:p>1.00</text:p>
          </table:table-cell>
          <table:table-cell table:formula="of:=[.D380]&gt;[.D379]" office:value-type="float" office:value="0">
            <text:p>0.00</text:p>
          </table:table-cell>
          <table:table-cell table:formula="of:=[.E380]&gt;[.E379]" office:value-type="float" office:value="0">
            <text:p>0.00</text:p>
          </table:table-cell>
          <table:table-cell table:formula="of:=IF(SUM([.U380:.W380])&gt;1;[.A38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80">
            <text:p>380.00</text:p>
          </table:table-cell>
          <table:table-cell/>
          <table:table-cell office:value-type="float" office:value="86.66">
            <text:p>86.66</text:p>
          </table:table-cell>
          <table:table-cell office:value-type="float" office:value="82.5">
            <text:p>82.50</text:p>
          </table:table-cell>
          <table:table-cell office:value-type="float" office:value="151">
            <text:p>151.00</text:p>
          </table:table-cell>
          <table:table-cell/>
          <table:table-cell table:style-name="ce2" table:formula="of:=IF([.H380]&lt;1000;IF([.I380]&gt;[.I379];0;[.G380]);IF(AND([.E380]&lt;[.E379]; [.E379]&lt;[.E378]);FLOOR(1000/[.E381];1)+[.G380];IF([.I380]&gt;[.I379];0;[.G380])))" office:value-type="float" office:value="36">
            <text:p>36.00</text:p>
          </table:table-cell>
          <table:table-cell table:formula="of:=IF([.G381]&lt;&gt;[.G380];[.H380]-([.E381]*([.G381]-[.G380]));[.H380])" office:value-type="float" office:value="974.210000000003">
            <text:p>974.21</text:p>
          </table:table-cell>
          <table:table-cell table:formula="of:=IF([.E381]&gt;[.I380];[.E381];[.I380])" office:value-type="float" office:value="157.47">
            <text:p>157.47</text:p>
          </table:table-cell>
          <table:table-cell table:formula="of:=IF([.H381]&lt;[.H380];[.J380]+1;[.J380])" office:value-type="float" office:value="30">
            <text:p>30.00</text:p>
          </table:table-cell>
          <table:table-cell table:number-columns-repeated="2"/>
          <table:table-cell table:formula="of:=IF([.C381]&gt;[.C380];[.M380]+1;0)" office:value-type="float" office:value="4">
            <text:p>4.00</text:p>
          </table:table-cell>
          <table:table-cell table:formula="of:=IF([.D381]&gt;[.D380];[.N380]+1;0)" office:value-type="float" office:value="1">
            <text:p>1.00</text:p>
          </table:table-cell>
          <table:table-cell table:formula="of:=IF([.E381]&gt;[.E380];[.O380]+1;0)" office:value-type="float" office:value="0">
            <text:p>0.00</text:p>
          </table:table-cell>
          <table:table-cell table:number-columns-repeated="5"/>
          <table:table-cell table:formula="of:=[.C381]&gt;[.C380]" office:value-type="float" office:value="1">
            <text:p>1.00</text:p>
          </table:table-cell>
          <table:table-cell table:formula="of:=[.D381]&gt;[.D380]" office:value-type="float" office:value="1">
            <text:p>1.00</text:p>
          </table:table-cell>
          <table:table-cell table:formula="of:=[.E381]&gt;[.E380]" office:value-type="float" office:value="0">
            <text:p>0.00</text:p>
          </table:table-cell>
          <table:table-cell table:formula="of:=IF(SUM([.U381:.W381])&gt;1;[.A381];&quot;-&quot;)" office:value-type="float" office:value="380">
            <text:p>380.00</text:p>
          </table:table-cell>
          <table:table-cell table:number-columns-repeated="1000"/>
        </table:table-row>
        <table:table-row table:style-name="ro1">
          <table:table-cell office:value-type="float" office:value="381">
            <text:p>381.00</text:p>
          </table:table-cell>
          <table:table-cell/>
          <table:table-cell office:value-type="float" office:value="87.96">
            <text:p>87.96</text:p>
          </table:table-cell>
          <table:table-cell office:value-type="float" office:value="80.88">
            <text:p>80.88</text:p>
          </table:table-cell>
          <table:table-cell office:value-type="float" office:value="152.36">
            <text:p>152.36</text:p>
          </table:table-cell>
          <table:table-cell/>
          <table:table-cell table:style-name="ce2" table:formula="of:=IF([.H381]&lt;1000;IF([.I381]&gt;[.I380];0;[.G381]);IF(AND([.E381]&lt;[.E380]; [.E380]&lt;[.E379]);FLOOR(1000/[.E382];1)+[.G381];IF([.I381]&gt;[.I380];0;[.G381])))" office:value-type="float" office:value="36">
            <text:p>36.00</text:p>
          </table:table-cell>
          <table:table-cell table:formula="of:=IF([.G382]&lt;&gt;[.G381];[.H381]-([.E382]*([.G382]-[.G381]));[.H381])" office:value-type="float" office:value="974.210000000003">
            <text:p>974.21</text:p>
          </table:table-cell>
          <table:table-cell table:formula="of:=IF([.E382]&gt;[.I381];[.E382];[.I381])" office:value-type="float" office:value="157.47">
            <text:p>157.47</text:p>
          </table:table-cell>
          <table:table-cell table:formula="of:=IF([.H382]&lt;[.H381];[.J381]+1;[.J381])" office:value-type="float" office:value="30">
            <text:p>30.00</text:p>
          </table:table-cell>
          <table:table-cell table:number-columns-repeated="2"/>
          <table:table-cell table:formula="of:=IF([.C382]&gt;[.C381];[.M381]+1;0)" office:value-type="float" office:value="5">
            <text:p>5.00</text:p>
          </table:table-cell>
          <table:table-cell table:formula="of:=IF([.D382]&gt;[.D381];[.N381]+1;0)" office:value-type="float" office:value="0">
            <text:p>0.00</text:p>
          </table:table-cell>
          <table:table-cell table:formula="of:=IF([.E382]&gt;[.E381];[.O381]+1;0)" office:value-type="float" office:value="1">
            <text:p>1.00</text:p>
          </table:table-cell>
          <table:table-cell table:number-columns-repeated="5"/>
          <table:table-cell table:formula="of:=[.C382]&gt;[.C381]" office:value-type="float" office:value="1">
            <text:p>1.00</text:p>
          </table:table-cell>
          <table:table-cell table:formula="of:=[.D382]&gt;[.D381]" office:value-type="float" office:value="0">
            <text:p>0.00</text:p>
          </table:table-cell>
          <table:table-cell table:formula="of:=[.E382]&gt;[.E381]" office:value-type="float" office:value="1">
            <text:p>1.00</text:p>
          </table:table-cell>
          <table:table-cell table:formula="of:=IF(SUM([.U382:.W382])&gt;1;[.A382];&quot;-&quot;)" office:value-type="float" office:value="381">
            <text:p>381.00</text:p>
          </table:table-cell>
          <table:table-cell table:number-columns-repeated="1000"/>
        </table:table-row>
        <table:table-row table:style-name="ro1">
          <table:table-cell office:value-type="float" office:value="382">
            <text:p>382.00</text:p>
          </table:table-cell>
          <table:table-cell/>
          <table:table-cell office:value-type="float" office:value="89.71">
            <text:p>89.71</text:p>
          </table:table-cell>
          <table:table-cell office:value-type="float" office:value="80.27">
            <text:p>80.27</text:p>
          </table:table-cell>
          <table:table-cell office:value-type="float" office:value="150.48">
            <text:p>150.48</text:p>
          </table:table-cell>
          <table:table-cell/>
          <table:table-cell table:style-name="ce2" table:formula="of:=IF([.H382]&lt;1000;IF([.I382]&gt;[.I381];0;[.G382]);IF(AND([.E382]&lt;[.E381]; [.E381]&lt;[.E380]);FLOOR(1000/[.E383];1)+[.G382];IF([.I382]&gt;[.I381];0;[.G382])))" office:value-type="float" office:value="36">
            <text:p>36.00</text:p>
          </table:table-cell>
          <table:table-cell table:formula="of:=IF([.G383]&lt;&gt;[.G382];[.H382]-([.E383]*([.G383]-[.G382]));[.H382])" office:value-type="float" office:value="974.210000000003">
            <text:p>974.21</text:p>
          </table:table-cell>
          <table:table-cell table:formula="of:=IF([.E383]&gt;[.I382];[.E383];[.I382])" office:value-type="float" office:value="157.47">
            <text:p>157.47</text:p>
          </table:table-cell>
          <table:table-cell table:formula="of:=IF([.H383]&lt;[.H382];[.J382]+1;[.J382])" office:value-type="float" office:value="30">
            <text:p>30.00</text:p>
          </table:table-cell>
          <table:table-cell table:number-columns-repeated="2"/>
          <table:table-cell table:formula="of:=IF([.C383]&gt;[.C382];[.M382]+1;0)" office:value-type="float" office:value="6">
            <text:p>6.00</text:p>
          </table:table-cell>
          <table:table-cell table:formula="of:=IF([.D383]&gt;[.D382];[.N382]+1;0)" office:value-type="float" office:value="0">
            <text:p>0.00</text:p>
          </table:table-cell>
          <table:table-cell table:formula="of:=IF([.E383]&gt;[.E382];[.O382]+1;0)" office:value-type="float" office:value="0">
            <text:p>0.00</text:p>
          </table:table-cell>
          <table:table-cell table:number-columns-repeated="5"/>
          <table:table-cell table:formula="of:=[.C383]&gt;[.C382]" office:value-type="float" office:value="1">
            <text:p>1.00</text:p>
          </table:table-cell>
          <table:table-cell table:formula="of:=[.D383]&gt;[.D382]" office:value-type="float" office:value="0">
            <text:p>0.00</text:p>
          </table:table-cell>
          <table:table-cell table:formula="of:=[.E383]&gt;[.E382]" office:value-type="float" office:value="0">
            <text:p>0.00</text:p>
          </table:table-cell>
          <table:table-cell table:formula="of:=IF(SUM([.U383:.W383])&gt;1;[.A38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83">
            <text:p>383.00</text:p>
          </table:table-cell>
          <table:table-cell/>
          <table:table-cell office:value-type="float" office:value="91.38">
            <text:p>91.38</text:p>
          </table:table-cell>
          <table:table-cell office:value-type="float" office:value="80.06">
            <text:p>80.06</text:p>
          </table:table-cell>
          <table:table-cell office:value-type="float" office:value="151.6">
            <text:p>151.60</text:p>
          </table:table-cell>
          <table:table-cell/>
          <table:table-cell table:style-name="ce2" table:formula="of:=IF([.H383]&lt;1000;IF([.I383]&gt;[.I382];0;[.G383]);IF(AND([.E383]&lt;[.E382]; [.E382]&lt;[.E381]);FLOOR(1000/[.E384];1)+[.G383];IF([.I383]&gt;[.I382];0;[.G383])))" office:value-type="float" office:value="36">
            <text:p>36.00</text:p>
          </table:table-cell>
          <table:table-cell table:formula="of:=IF([.G384]&lt;&gt;[.G383];[.H383]-([.E384]*([.G384]-[.G383]));[.H383])" office:value-type="float" office:value="974.210000000003">
            <text:p>974.21</text:p>
          </table:table-cell>
          <table:table-cell table:formula="of:=IF([.E384]&gt;[.I383];[.E384];[.I383])" office:value-type="float" office:value="157.47">
            <text:p>157.47</text:p>
          </table:table-cell>
          <table:table-cell table:formula="of:=IF([.H384]&lt;[.H383];[.J383]+1;[.J383])" office:value-type="float" office:value="30">
            <text:p>30.00</text:p>
          </table:table-cell>
          <table:table-cell table:number-columns-repeated="2"/>
          <table:table-cell table:formula="of:=IF([.C384]&gt;[.C383];[.M383]+1;0)" office:value-type="float" office:value="7">
            <text:p>7.00</text:p>
          </table:table-cell>
          <table:table-cell table:formula="of:=IF([.D384]&gt;[.D383];[.N383]+1;0)" office:value-type="float" office:value="0">
            <text:p>0.00</text:p>
          </table:table-cell>
          <table:table-cell table:formula="of:=IF([.E384]&gt;[.E383];[.O383]+1;0)" office:value-type="float" office:value="1">
            <text:p>1.00</text:p>
          </table:table-cell>
          <table:table-cell table:number-columns-repeated="5"/>
          <table:table-cell table:formula="of:=[.C384]&gt;[.C383]" office:value-type="float" office:value="1">
            <text:p>1.00</text:p>
          </table:table-cell>
          <table:table-cell table:formula="of:=[.D384]&gt;[.D383]" office:value-type="float" office:value="0">
            <text:p>0.00</text:p>
          </table:table-cell>
          <table:table-cell table:formula="of:=[.E384]&gt;[.E383]" office:value-type="float" office:value="1">
            <text:p>1.00</text:p>
          </table:table-cell>
          <table:table-cell table:formula="of:=IF(SUM([.U384:.W384])&gt;1;[.A384];&quot;-&quot;)" office:value-type="float" office:value="383">
            <text:p>383.00</text:p>
          </table:table-cell>
          <table:table-cell table:number-columns-repeated="1000"/>
        </table:table-row>
        <table:table-row table:style-name="ro1">
          <table:table-cell office:value-type="float" office:value="384">
            <text:p>384.00</text:p>
          </table:table-cell>
          <table:table-cell/>
          <table:table-cell office:value-type="float" office:value="90.08">
            <text:p>90.08</text:p>
          </table:table-cell>
          <table:table-cell office:value-type="float" office:value="78.17">
            <text:p>78.17</text:p>
          </table:table-cell>
          <table:table-cell office:value-type="float" office:value="149.7">
            <text:p>149.70</text:p>
          </table:table-cell>
          <table:table-cell/>
          <table:table-cell table:style-name="ce2" table:formula="of:=IF([.H384]&lt;1000;IF([.I384]&gt;[.I383];0;[.G384]);IF(AND([.E384]&lt;[.E383]; [.E383]&lt;[.E382]);FLOOR(1000/[.E385];1)+[.G384];IF([.I384]&gt;[.I383];0;[.G384])))" office:value-type="float" office:value="36">
            <text:p>36.00</text:p>
          </table:table-cell>
          <table:table-cell table:formula="of:=IF([.G385]&lt;&gt;[.G384];[.H384]-([.E385]*([.G385]-[.G384]));[.H384])" office:value-type="float" office:value="974.210000000003">
            <text:p>974.21</text:p>
          </table:table-cell>
          <table:table-cell table:formula="of:=IF([.E385]&gt;[.I384];[.E385];[.I384])" office:value-type="float" office:value="157.47">
            <text:p>157.47</text:p>
          </table:table-cell>
          <table:table-cell table:formula="of:=IF([.H385]&lt;[.H384];[.J384]+1;[.J384])" office:value-type="float" office:value="30">
            <text:p>30.00</text:p>
          </table:table-cell>
          <table:table-cell table:number-columns-repeated="2"/>
          <table:table-cell table:formula="of:=IF([.C385]&gt;[.C384];[.M384]+1;0)" office:value-type="float" office:value="0">
            <text:p>0.00</text:p>
          </table:table-cell>
          <table:table-cell table:formula="of:=IF([.D385]&gt;[.D384];[.N384]+1;0)" office:value-type="float" office:value="0">
            <text:p>0.00</text:p>
          </table:table-cell>
          <table:table-cell table:formula="of:=IF([.E385]&gt;[.E384];[.O384]+1;0)" office:value-type="float" office:value="0">
            <text:p>0.00</text:p>
          </table:table-cell>
          <table:table-cell table:number-columns-repeated="5"/>
          <table:table-cell table:formula="of:=[.C385]&gt;[.C384]" office:value-type="float" office:value="0">
            <text:p>0.00</text:p>
          </table:table-cell>
          <table:table-cell table:formula="of:=[.D385]&gt;[.D384]" office:value-type="float" office:value="0">
            <text:p>0.00</text:p>
          </table:table-cell>
          <table:table-cell table:formula="of:=[.E385]&gt;[.E384]" office:value-type="float" office:value="0">
            <text:p>0.00</text:p>
          </table:table-cell>
          <table:table-cell table:formula="of:=IF(SUM([.U385:.W385])&gt;1;[.A38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85">
            <text:p>385.00</text:p>
          </table:table-cell>
          <table:table-cell/>
          <table:table-cell office:value-type="float" office:value="88.79">
            <text:p>88.79</text:p>
          </table:table-cell>
          <table:table-cell office:value-type="float" office:value="77.03">
            <text:p>77.03</text:p>
          </table:table-cell>
          <table:table-cell office:value-type="float" office:value="150.75">
            <text:p>150.75</text:p>
          </table:table-cell>
          <table:table-cell/>
          <table:table-cell table:style-name="ce2" table:formula="of:=IF([.H385]&lt;1000;IF([.I385]&gt;[.I384];0;[.G385]);IF(AND([.E385]&lt;[.E384]; [.E384]&lt;[.E383]);FLOOR(1000/[.E386];1)+[.G385];IF([.I385]&gt;[.I384];0;[.G385])))" office:value-type="float" office:value="36">
            <text:p>36.00</text:p>
          </table:table-cell>
          <table:table-cell table:formula="of:=IF([.G386]&lt;&gt;[.G385];[.H385]-([.E386]*([.G386]-[.G385]));[.H385])" office:value-type="float" office:value="974.210000000003">
            <text:p>974.21</text:p>
          </table:table-cell>
          <table:table-cell table:formula="of:=IF([.E386]&gt;[.I385];[.E386];[.I385])" office:value-type="float" office:value="157.47">
            <text:p>157.47</text:p>
          </table:table-cell>
          <table:table-cell table:formula="of:=IF([.H386]&lt;[.H385];[.J385]+1;[.J385])" office:value-type="float" office:value="30">
            <text:p>30.00</text:p>
          </table:table-cell>
          <table:table-cell table:number-columns-repeated="2"/>
          <table:table-cell table:formula="of:=IF([.C386]&gt;[.C385];[.M385]+1;0)" office:value-type="float" office:value="0">
            <text:p>0.00</text:p>
          </table:table-cell>
          <table:table-cell table:formula="of:=IF([.D386]&gt;[.D385];[.N385]+1;0)" office:value-type="float" office:value="0">
            <text:p>0.00</text:p>
          </table:table-cell>
          <table:table-cell table:formula="of:=IF([.E386]&gt;[.E385];[.O385]+1;0)" office:value-type="float" office:value="1">
            <text:p>1.00</text:p>
          </table:table-cell>
          <table:table-cell table:number-columns-repeated="5"/>
          <table:table-cell table:formula="of:=[.C386]&gt;[.C385]" office:value-type="float" office:value="0">
            <text:p>0.00</text:p>
          </table:table-cell>
          <table:table-cell table:formula="of:=[.D386]&gt;[.D385]" office:value-type="float" office:value="0">
            <text:p>0.00</text:p>
          </table:table-cell>
          <table:table-cell table:formula="of:=[.E386]&gt;[.E385]" office:value-type="float" office:value="1">
            <text:p>1.00</text:p>
          </table:table-cell>
          <table:table-cell table:formula="of:=IF(SUM([.U386:.W386])&gt;1;[.A38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86">
            <text:p>386.00</text:p>
          </table:table-cell>
          <table:table-cell/>
          <table:table-cell office:value-type="float" office:value="86.79">
            <text:p>86.79</text:p>
          </table:table-cell>
          <table:table-cell office:value-type="float" office:value="76.48">
            <text:p>76.48</text:p>
          </table:table-cell>
          <table:table-cell office:value-type="float" office:value="149.3">
            <text:p>149.30</text:p>
          </table:table-cell>
          <table:table-cell/>
          <table:table-cell table:style-name="ce2" table:formula="of:=IF([.H386]&lt;1000;IF([.I386]&gt;[.I385];0;[.G386]);IF(AND([.E386]&lt;[.E385]; [.E385]&lt;[.E384]);FLOOR(1000/[.E387];1)+[.G386];IF([.I386]&gt;[.I385];0;[.G386])))" office:value-type="float" office:value="36">
            <text:p>36.00</text:p>
          </table:table-cell>
          <table:table-cell table:formula="of:=IF([.G387]&lt;&gt;[.G386];[.H386]-([.E387]*([.G387]-[.G386]));[.H386])" office:value-type="float" office:value="974.210000000003">
            <text:p>974.21</text:p>
          </table:table-cell>
          <table:table-cell table:formula="of:=IF([.E387]&gt;[.I386];[.E387];[.I386])" office:value-type="float" office:value="157.47">
            <text:p>157.47</text:p>
          </table:table-cell>
          <table:table-cell table:formula="of:=IF([.H387]&lt;[.H386];[.J386]+1;[.J386])" office:value-type="float" office:value="30">
            <text:p>30.00</text:p>
          </table:table-cell>
          <table:table-cell table:number-columns-repeated="2"/>
          <table:table-cell table:formula="of:=IF([.C387]&gt;[.C386];[.M386]+1;0)" office:value-type="float" office:value="0">
            <text:p>0.00</text:p>
          </table:table-cell>
          <table:table-cell table:formula="of:=IF([.D387]&gt;[.D386];[.N386]+1;0)" office:value-type="float" office:value="0">
            <text:p>0.00</text:p>
          </table:table-cell>
          <table:table-cell table:formula="of:=IF([.E387]&gt;[.E386];[.O386]+1;0)" office:value-type="float" office:value="0">
            <text:p>0.00</text:p>
          </table:table-cell>
          <table:table-cell table:number-columns-repeated="5"/>
          <table:table-cell table:formula="of:=[.C387]&gt;[.C386]" office:value-type="float" office:value="0">
            <text:p>0.00</text:p>
          </table:table-cell>
          <table:table-cell table:formula="of:=[.D387]&gt;[.D386]" office:value-type="float" office:value="0">
            <text:p>0.00</text:p>
          </table:table-cell>
          <table:table-cell table:formula="of:=[.E387]&gt;[.E386]" office:value-type="float" office:value="0">
            <text:p>0.00</text:p>
          </table:table-cell>
          <table:table-cell table:formula="of:=IF(SUM([.U387:.W387])&gt;1;[.A38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87">
            <text:p>387.00</text:p>
          </table:table-cell>
          <table:table-cell/>
          <table:table-cell office:value-type="float" office:value="84.93">
            <text:p>84.93</text:p>
          </table:table-cell>
          <table:table-cell office:value-type="float" office:value="76.21">
            <text:p>76.21</text:p>
          </table:table-cell>
          <table:table-cell office:value-type="float" office:value="149.42">
            <text:p>149.42</text:p>
          </table:table-cell>
          <table:table-cell/>
          <table:table-cell table:style-name="ce2" table:formula="of:=IF([.H387]&lt;1000;IF([.I387]&gt;[.I386];0;[.G387]);IF(AND([.E387]&lt;[.E386]; [.E386]&lt;[.E385]);FLOOR(1000/[.E388];1)+[.G387];IF([.I387]&gt;[.I386];0;[.G387])))" office:value-type="float" office:value="36">
            <text:p>36.00</text:p>
          </table:table-cell>
          <table:table-cell table:formula="of:=IF([.G388]&lt;&gt;[.G387];[.H387]-([.E388]*([.G388]-[.G387]));[.H387])" office:value-type="float" office:value="974.210000000003">
            <text:p>974.21</text:p>
          </table:table-cell>
          <table:table-cell table:formula="of:=IF([.E388]&gt;[.I387];[.E388];[.I387])" office:value-type="float" office:value="157.47">
            <text:p>157.47</text:p>
          </table:table-cell>
          <table:table-cell table:formula="of:=IF([.H388]&lt;[.H387];[.J387]+1;[.J387])" office:value-type="float" office:value="30">
            <text:p>30.00</text:p>
          </table:table-cell>
          <table:table-cell table:number-columns-repeated="2"/>
          <table:table-cell table:formula="of:=IF([.C388]&gt;[.C387];[.M387]+1;0)" office:value-type="float" office:value="0">
            <text:p>0.00</text:p>
          </table:table-cell>
          <table:table-cell table:formula="of:=IF([.D388]&gt;[.D387];[.N387]+1;0)" office:value-type="float" office:value="0">
            <text:p>0.00</text:p>
          </table:table-cell>
          <table:table-cell table:formula="of:=IF([.E388]&gt;[.E387];[.O387]+1;0)" office:value-type="float" office:value="1">
            <text:p>1.00</text:p>
          </table:table-cell>
          <table:table-cell table:number-columns-repeated="5"/>
          <table:table-cell table:formula="of:=[.C388]&gt;[.C387]" office:value-type="float" office:value="0">
            <text:p>0.00</text:p>
          </table:table-cell>
          <table:table-cell table:formula="of:=[.D388]&gt;[.D387]" office:value-type="float" office:value="0">
            <text:p>0.00</text:p>
          </table:table-cell>
          <table:table-cell table:formula="of:=[.E388]&gt;[.E387]" office:value-type="float" office:value="1">
            <text:p>1.00</text:p>
          </table:table-cell>
          <table:table-cell table:formula="of:=IF(SUM([.U388:.W388])&gt;1;[.A38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88">
            <text:p>388.00</text:p>
          </table:table-cell>
          <table:table-cell/>
          <table:table-cell office:value-type="float" office:value="83.65">
            <text:p>83.65</text:p>
          </table:table-cell>
          <table:table-cell office:value-type="float" office:value="76.09">
            <text:p>76.09</text:p>
          </table:table-cell>
          <table:table-cell office:value-type="float" office:value="147.55">
            <text:p>147.55</text:p>
          </table:table-cell>
          <table:table-cell/>
          <table:table-cell table:style-name="ce2" table:formula="of:=IF([.H388]&lt;1000;IF([.I388]&gt;[.I387];0;[.G388]);IF(AND([.E388]&lt;[.E387]; [.E387]&lt;[.E386]);FLOOR(1000/[.E389];1)+[.G388];IF([.I388]&gt;[.I387];0;[.G388])))" office:value-type="float" office:value="36">
            <text:p>36.00</text:p>
          </table:table-cell>
          <table:table-cell table:formula="of:=IF([.G389]&lt;&gt;[.G388];[.H388]-([.E389]*([.G389]-[.G388]));[.H388])" office:value-type="float" office:value="974.210000000003">
            <text:p>974.21</text:p>
          </table:table-cell>
          <table:table-cell table:formula="of:=IF([.E389]&gt;[.I388];[.E389];[.I388])" office:value-type="float" office:value="157.47">
            <text:p>157.47</text:p>
          </table:table-cell>
          <table:table-cell table:formula="of:=IF([.H389]&lt;[.H388];[.J388]+1;[.J388])" office:value-type="float" office:value="30">
            <text:p>30.00</text:p>
          </table:table-cell>
          <table:table-cell table:number-columns-repeated="2"/>
          <table:table-cell table:formula="of:=IF([.C389]&gt;[.C388];[.M388]+1;0)" office:value-type="float" office:value="0">
            <text:p>0.00</text:p>
          </table:table-cell>
          <table:table-cell table:formula="of:=IF([.D389]&gt;[.D388];[.N388]+1;0)" office:value-type="float" office:value="0">
            <text:p>0.00</text:p>
          </table:table-cell>
          <table:table-cell table:formula="of:=IF([.E389]&gt;[.E388];[.O388]+1;0)" office:value-type="float" office:value="0">
            <text:p>0.00</text:p>
          </table:table-cell>
          <table:table-cell table:number-columns-repeated="5"/>
          <table:table-cell table:formula="of:=[.C389]&gt;[.C388]" office:value-type="float" office:value="0">
            <text:p>0.00</text:p>
          </table:table-cell>
          <table:table-cell table:formula="of:=[.D389]&gt;[.D388]" office:value-type="float" office:value="0">
            <text:p>0.00</text:p>
          </table:table-cell>
          <table:table-cell table:formula="of:=[.E389]&gt;[.E388]" office:value-type="float" office:value="0">
            <text:p>0.00</text:p>
          </table:table-cell>
          <table:table-cell table:formula="of:=IF(SUM([.U389:.W389])&gt;1;[.A38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89">
            <text:p>389.00</text:p>
          </table:table-cell>
          <table:table-cell/>
          <table:table-cell office:value-type="float" office:value="84.46">
            <text:p>84.46</text:p>
          </table:table-cell>
          <table:table-cell office:value-type="float" office:value="75.75">
            <text:p>75.75</text:p>
          </table:table-cell>
          <table:table-cell office:value-type="float" office:value="148.07">
            <text:p>148.07</text:p>
          </table:table-cell>
          <table:table-cell/>
          <table:table-cell table:style-name="ce2" table:formula="of:=IF([.H389]&lt;1000;IF([.I389]&gt;[.I388];0;[.G389]);IF(AND([.E389]&lt;[.E388]; [.E388]&lt;[.E387]);FLOOR(1000/[.E390];1)+[.G389];IF([.I389]&gt;[.I388];0;[.G389])))" office:value-type="float" office:value="36">
            <text:p>36.00</text:p>
          </table:table-cell>
          <table:table-cell table:formula="of:=IF([.G390]&lt;&gt;[.G389];[.H389]-([.E390]*([.G390]-[.G389]));[.H389])" office:value-type="float" office:value="974.210000000003">
            <text:p>974.21</text:p>
          </table:table-cell>
          <table:table-cell table:formula="of:=IF([.E390]&gt;[.I389];[.E390];[.I389])" office:value-type="float" office:value="157.47">
            <text:p>157.47</text:p>
          </table:table-cell>
          <table:table-cell table:formula="of:=IF([.H390]&lt;[.H389];[.J389]+1;[.J389])" office:value-type="float" office:value="30">
            <text:p>30.00</text:p>
          </table:table-cell>
          <table:table-cell table:number-columns-repeated="2"/>
          <table:table-cell table:formula="of:=IF([.C390]&gt;[.C389];[.M389]+1;0)" office:value-type="float" office:value="1">
            <text:p>1.00</text:p>
          </table:table-cell>
          <table:table-cell table:formula="of:=IF([.D390]&gt;[.D389];[.N389]+1;0)" office:value-type="float" office:value="0">
            <text:p>0.00</text:p>
          </table:table-cell>
          <table:table-cell table:formula="of:=IF([.E390]&gt;[.E389];[.O389]+1;0)" office:value-type="float" office:value="1">
            <text:p>1.00</text:p>
          </table:table-cell>
          <table:table-cell table:number-columns-repeated="5"/>
          <table:table-cell table:formula="of:=[.C390]&gt;[.C389]" office:value-type="float" office:value="1">
            <text:p>1.00</text:p>
          </table:table-cell>
          <table:table-cell table:formula="of:=[.D390]&gt;[.D389]" office:value-type="float" office:value="0">
            <text:p>0.00</text:p>
          </table:table-cell>
          <table:table-cell table:formula="of:=[.E390]&gt;[.E389]" office:value-type="float" office:value="1">
            <text:p>1.00</text:p>
          </table:table-cell>
          <table:table-cell table:formula="of:=IF(SUM([.U390:.W390])&gt;1;[.A390];&quot;-&quot;)" office:value-type="float" office:value="389">
            <text:p>389.00</text:p>
          </table:table-cell>
          <table:table-cell table:number-columns-repeated="1000"/>
        </table:table-row>
        <table:table-row table:style-name="ro1">
          <table:table-cell office:value-type="float" office:value="390">
            <text:p>390.00</text:p>
          </table:table-cell>
          <table:table-cell/>
          <table:table-cell office:value-type="float" office:value="82.96">
            <text:p>82.96</text:p>
          </table:table-cell>
          <table:table-cell office:value-type="float" office:value="74.55">
            <text:p>74.55</text:p>
          </table:table-cell>
          <table:table-cell office:value-type="float" office:value="149.9">
            <text:p>149.90</text:p>
          </table:table-cell>
          <table:table-cell/>
          <table:table-cell table:style-name="ce2" table:formula="of:=IF([.H390]&lt;1000;IF([.I390]&gt;[.I389];0;[.G390]);IF(AND([.E390]&lt;[.E389]; [.E389]&lt;[.E388]);FLOOR(1000/[.E391];1)+[.G390];IF([.I390]&gt;[.I389];0;[.G390])))" office:value-type="float" office:value="36">
            <text:p>36.00</text:p>
          </table:table-cell>
          <table:table-cell table:formula="of:=IF([.G391]&lt;&gt;[.G390];[.H390]-([.E391]*([.G391]-[.G390]));[.H390])" office:value-type="float" office:value="974.210000000003">
            <text:p>974.21</text:p>
          </table:table-cell>
          <table:table-cell table:formula="of:=IF([.E391]&gt;[.I390];[.E391];[.I390])" office:value-type="float" office:value="157.47">
            <text:p>157.47</text:p>
          </table:table-cell>
          <table:table-cell table:formula="of:=IF([.H391]&lt;[.H390];[.J390]+1;[.J390])" office:value-type="float" office:value="30">
            <text:p>30.00</text:p>
          </table:table-cell>
          <table:table-cell table:number-columns-repeated="2"/>
          <table:table-cell table:formula="of:=IF([.C391]&gt;[.C390];[.M390]+1;0)" office:value-type="float" office:value="0">
            <text:p>0.00</text:p>
          </table:table-cell>
          <table:table-cell table:formula="of:=IF([.D391]&gt;[.D390];[.N390]+1;0)" office:value-type="float" office:value="0">
            <text:p>0.00</text:p>
          </table:table-cell>
          <table:table-cell table:formula="of:=IF([.E391]&gt;[.E390];[.O390]+1;0)" office:value-type="float" office:value="2">
            <text:p>2.00</text:p>
          </table:table-cell>
          <table:table-cell table:number-columns-repeated="5"/>
          <table:table-cell table:formula="of:=[.C391]&gt;[.C390]" office:value-type="float" office:value="0">
            <text:p>0.00</text:p>
          </table:table-cell>
          <table:table-cell table:formula="of:=[.D391]&gt;[.D390]" office:value-type="float" office:value="0">
            <text:p>0.00</text:p>
          </table:table-cell>
          <table:table-cell table:formula="of:=[.E391]&gt;[.E390]" office:value-type="float" office:value="1">
            <text:p>1.00</text:p>
          </table:table-cell>
          <table:table-cell table:formula="of:=IF(SUM([.U391:.W391])&gt;1;[.A39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1">
            <text:p>391.00</text:p>
          </table:table-cell>
          <table:table-cell/>
          <table:table-cell office:value-type="float" office:value="81.92">
            <text:p>81.92</text:p>
          </table:table-cell>
          <table:table-cell office:value-type="float" office:value="74.29">
            <text:p>74.29</text:p>
          </table:table-cell>
          <table:table-cell office:value-type="float" office:value="151.68">
            <text:p>151.68</text:p>
          </table:table-cell>
          <table:table-cell/>
          <table:table-cell table:style-name="ce2" table:formula="of:=IF([.H391]&lt;1000;IF([.I391]&gt;[.I390];0;[.G391]);IF(AND([.E391]&lt;[.E390]; [.E390]&lt;[.E389]);FLOOR(1000/[.E392];1)+[.G391];IF([.I391]&gt;[.I390];0;[.G391])))" office:value-type="float" office:value="36">
            <text:p>36.00</text:p>
          </table:table-cell>
          <table:table-cell table:formula="of:=IF([.G392]&lt;&gt;[.G391];[.H391]-([.E392]*([.G392]-[.G391]));[.H391])" office:value-type="float" office:value="974.210000000003">
            <text:p>974.21</text:p>
          </table:table-cell>
          <table:table-cell table:formula="of:=IF([.E392]&gt;[.I391];[.E392];[.I391])" office:value-type="float" office:value="157.47">
            <text:p>157.47</text:p>
          </table:table-cell>
          <table:table-cell table:formula="of:=IF([.H392]&lt;[.H391];[.J391]+1;[.J391])" office:value-type="float" office:value="30">
            <text:p>30.00</text:p>
          </table:table-cell>
          <table:table-cell table:number-columns-repeated="2"/>
          <table:table-cell table:formula="of:=IF([.C392]&gt;[.C391];[.M391]+1;0)" office:value-type="float" office:value="0">
            <text:p>0.00</text:p>
          </table:table-cell>
          <table:table-cell table:formula="of:=IF([.D392]&gt;[.D391];[.N391]+1;0)" office:value-type="float" office:value="0">
            <text:p>0.00</text:p>
          </table:table-cell>
          <table:table-cell table:formula="of:=IF([.E392]&gt;[.E391];[.O391]+1;0)" office:value-type="float" office:value="3">
            <text:p>3.00</text:p>
          </table:table-cell>
          <table:table-cell table:number-columns-repeated="5"/>
          <table:table-cell table:formula="of:=[.C392]&gt;[.C391]" office:value-type="float" office:value="0">
            <text:p>0.00</text:p>
          </table:table-cell>
          <table:table-cell table:formula="of:=[.D392]&gt;[.D391]" office:value-type="float" office:value="0">
            <text:p>0.00</text:p>
          </table:table-cell>
          <table:table-cell table:formula="of:=[.E392]&gt;[.E391]" office:value-type="float" office:value="1">
            <text:p>1.00</text:p>
          </table:table-cell>
          <table:table-cell table:formula="of:=IF(SUM([.U392:.W392])&gt;1;[.A39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2">
            <text:p>392.00</text:p>
          </table:table-cell>
          <table:table-cell/>
          <table:table-cell office:value-type="float" office:value="80.32">
            <text:p>80.32</text:p>
          </table:table-cell>
          <table:table-cell office:value-type="float" office:value="73.21">
            <text:p>73.21</text:p>
          </table:table-cell>
          <table:table-cell office:value-type="float" office:value="153.25">
            <text:p>153.25</text:p>
          </table:table-cell>
          <table:table-cell/>
          <table:table-cell table:style-name="ce2" table:formula="of:=IF([.H392]&lt;1000;IF([.I392]&gt;[.I391];0;[.G392]);IF(AND([.E392]&lt;[.E391]; [.E391]&lt;[.E390]);FLOOR(1000/[.E393];1)+[.G392];IF([.I392]&gt;[.I391];0;[.G392])))" office:value-type="float" office:value="36">
            <text:p>36.00</text:p>
          </table:table-cell>
          <table:table-cell table:formula="of:=IF([.G393]&lt;&gt;[.G392];[.H392]-([.E393]*([.G393]-[.G392]));[.H392])" office:value-type="float" office:value="974.210000000003">
            <text:p>974.21</text:p>
          </table:table-cell>
          <table:table-cell table:formula="of:=IF([.E393]&gt;[.I392];[.E393];[.I392])" office:value-type="float" office:value="157.47">
            <text:p>157.47</text:p>
          </table:table-cell>
          <table:table-cell table:formula="of:=IF([.H393]&lt;[.H392];[.J392]+1;[.J392])" office:value-type="float" office:value="30">
            <text:p>30.00</text:p>
          </table:table-cell>
          <table:table-cell table:number-columns-repeated="2"/>
          <table:table-cell table:formula="of:=IF([.C393]&gt;[.C392];[.M392]+1;0)" office:value-type="float" office:value="0">
            <text:p>0.00</text:p>
          </table:table-cell>
          <table:table-cell table:formula="of:=IF([.D393]&gt;[.D392];[.N392]+1;0)" office:value-type="float" office:value="0">
            <text:p>0.00</text:p>
          </table:table-cell>
          <table:table-cell table:formula="of:=IF([.E393]&gt;[.E392];[.O392]+1;0)" office:value-type="float" office:value="4">
            <text:p>4.00</text:p>
          </table:table-cell>
          <table:table-cell table:number-columns-repeated="5"/>
          <table:table-cell table:formula="of:=[.C393]&gt;[.C392]" office:value-type="float" office:value="0">
            <text:p>0.00</text:p>
          </table:table-cell>
          <table:table-cell table:formula="of:=[.D393]&gt;[.D392]" office:value-type="float" office:value="0">
            <text:p>0.00</text:p>
          </table:table-cell>
          <table:table-cell table:formula="of:=[.E393]&gt;[.E392]" office:value-type="float" office:value="1">
            <text:p>1.00</text:p>
          </table:table-cell>
          <table:table-cell table:formula="of:=IF(SUM([.U393:.W393])&gt;1;[.A39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3">
            <text:p>393.00</text:p>
          </table:table-cell>
          <table:table-cell/>
          <table:table-cell office:value-type="float" office:value="80.37">
            <text:p>80.37</text:p>
          </table:table-cell>
          <table:table-cell office:value-type="float" office:value="72.27">
            <text:p>72.27</text:p>
          </table:table-cell>
          <table:table-cell office:value-type="float" office:value="152.23">
            <text:p>152.23</text:p>
          </table:table-cell>
          <table:table-cell/>
          <table:table-cell table:style-name="ce2" table:formula="of:=IF([.H393]&lt;1000;IF([.I393]&gt;[.I392];0;[.G393]);IF(AND([.E393]&lt;[.E392]; [.E392]&lt;[.E391]);FLOOR(1000/[.E394];1)+[.G393];IF([.I393]&gt;[.I392];0;[.G393])))" office:value-type="float" office:value="36">
            <text:p>36.00</text:p>
          </table:table-cell>
          <table:table-cell table:formula="of:=IF([.G394]&lt;&gt;[.G393];[.H393]-([.E394]*([.G394]-[.G393]));[.H393])" office:value-type="float" office:value="974.210000000003">
            <text:p>974.21</text:p>
          </table:table-cell>
          <table:table-cell table:formula="of:=IF([.E394]&gt;[.I393];[.E394];[.I393])" office:value-type="float" office:value="157.47">
            <text:p>157.47</text:p>
          </table:table-cell>
          <table:table-cell table:formula="of:=IF([.H394]&lt;[.H393];[.J393]+1;[.J393])" office:value-type="float" office:value="30">
            <text:p>30.00</text:p>
          </table:table-cell>
          <table:table-cell table:number-columns-repeated="2"/>
          <table:table-cell table:formula="of:=IF([.C394]&gt;[.C393];[.M393]+1;0)" office:value-type="float" office:value="1">
            <text:p>1.00</text:p>
          </table:table-cell>
          <table:table-cell table:formula="of:=IF([.D394]&gt;[.D393];[.N393]+1;0)" office:value-type="float" office:value="0">
            <text:p>0.00</text:p>
          </table:table-cell>
          <table:table-cell table:formula="of:=IF([.E394]&gt;[.E393];[.O393]+1;0)" office:value-type="float" office:value="0">
            <text:p>0.00</text:p>
          </table:table-cell>
          <table:table-cell table:number-columns-repeated="5"/>
          <table:table-cell table:formula="of:=[.C394]&gt;[.C393]" office:value-type="float" office:value="1">
            <text:p>1.00</text:p>
          </table:table-cell>
          <table:table-cell table:formula="of:=[.D394]&gt;[.D393]" office:value-type="float" office:value="0">
            <text:p>0.00</text:p>
          </table:table-cell>
          <table:table-cell table:formula="of:=[.E394]&gt;[.E393]" office:value-type="float" office:value="0">
            <text:p>0.00</text:p>
          </table:table-cell>
          <table:table-cell table:formula="of:=IF(SUM([.U394:.W394])&gt;1;[.A39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4">
            <text:p>394.00</text:p>
          </table:table-cell>
          <table:table-cell/>
          <table:table-cell office:value-type="float" office:value="81.26">
            <text:p>81.26</text:p>
          </table:table-cell>
          <table:table-cell office:value-type="float" office:value="70.48">
            <text:p>70.48</text:p>
          </table:table-cell>
          <table:table-cell office:value-type="float" office:value="150.25">
            <text:p>150.25</text:p>
          </table:table-cell>
          <table:table-cell/>
          <table:table-cell table:style-name="ce2" table:formula="of:=IF([.H394]&lt;1000;IF([.I394]&gt;[.I393];0;[.G394]);IF(AND([.E394]&lt;[.E393]; [.E393]&lt;[.E392]);FLOOR(1000/[.E395];1)+[.G394];IF([.I394]&gt;[.I393];0;[.G394])))" office:value-type="float" office:value="36">
            <text:p>36.00</text:p>
          </table:table-cell>
          <table:table-cell table:formula="of:=IF([.G395]&lt;&gt;[.G394];[.H394]-([.E395]*([.G395]-[.G394]));[.H394])" office:value-type="float" office:value="974.210000000003">
            <text:p>974.21</text:p>
          </table:table-cell>
          <table:table-cell table:formula="of:=IF([.E395]&gt;[.I394];[.E395];[.I394])" office:value-type="float" office:value="157.47">
            <text:p>157.47</text:p>
          </table:table-cell>
          <table:table-cell table:formula="of:=IF([.H395]&lt;[.H394];[.J394]+1;[.J394])" office:value-type="float" office:value="30">
            <text:p>30.00</text:p>
          </table:table-cell>
          <table:table-cell table:number-columns-repeated="2"/>
          <table:table-cell table:formula="of:=IF([.C395]&gt;[.C394];[.M394]+1;0)" office:value-type="float" office:value="2">
            <text:p>2.00</text:p>
          </table:table-cell>
          <table:table-cell table:formula="of:=IF([.D395]&gt;[.D394];[.N394]+1;0)" office:value-type="float" office:value="0">
            <text:p>0.00</text:p>
          </table:table-cell>
          <table:table-cell table:formula="of:=IF([.E395]&gt;[.E394];[.O394]+1;0)" office:value-type="float" office:value="0">
            <text:p>0.00</text:p>
          </table:table-cell>
          <table:table-cell table:number-columns-repeated="5"/>
          <table:table-cell table:formula="of:=[.C395]&gt;[.C394]" office:value-type="float" office:value="1">
            <text:p>1.00</text:p>
          </table:table-cell>
          <table:table-cell table:formula="of:=[.D395]&gt;[.D394]" office:value-type="float" office:value="0">
            <text:p>0.00</text:p>
          </table:table-cell>
          <table:table-cell table:formula="of:=[.E395]&gt;[.E394]" office:value-type="float" office:value="0">
            <text:p>0.00</text:p>
          </table:table-cell>
          <table:table-cell table:formula="of:=IF(SUM([.U395:.W395])&gt;1;[.A39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5">
            <text:p>395.00</text:p>
          </table:table-cell>
          <table:table-cell/>
          <table:table-cell office:value-type="float" office:value="83.72">
            <text:p>83.72</text:p>
          </table:table-cell>
          <table:table-cell office:value-type="float" office:value="70.05">
            <text:p>70.05</text:p>
          </table:table-cell>
          <table:table-cell office:value-type="float" office:value="148.8">
            <text:p>148.80</text:p>
          </table:table-cell>
          <table:table-cell/>
          <table:table-cell table:style-name="ce2" table:formula="of:=IF([.H395]&lt;1000;IF([.I395]&gt;[.I394];0;[.G395]);IF(AND([.E395]&lt;[.E394]; [.E394]&lt;[.E393]);FLOOR(1000/[.E396];1)+[.G395];IF([.I395]&gt;[.I394];0;[.G395])))" office:value-type="float" office:value="36">
            <text:p>36.00</text:p>
          </table:table-cell>
          <table:table-cell table:formula="of:=IF([.G396]&lt;&gt;[.G395];[.H395]-([.E396]*([.G396]-[.G395]));[.H395])" office:value-type="float" office:value="974.210000000003">
            <text:p>974.21</text:p>
          </table:table-cell>
          <table:table-cell table:formula="of:=IF([.E396]&gt;[.I395];[.E396];[.I395])" office:value-type="float" office:value="157.47">
            <text:p>157.47</text:p>
          </table:table-cell>
          <table:table-cell table:formula="of:=IF([.H396]&lt;[.H395];[.J395]+1;[.J395])" office:value-type="float" office:value="30">
            <text:p>30.00</text:p>
          </table:table-cell>
          <table:table-cell table:number-columns-repeated="2"/>
          <table:table-cell table:formula="of:=IF([.C396]&gt;[.C395];[.M395]+1;0)" office:value-type="float" office:value="3">
            <text:p>3.00</text:p>
          </table:table-cell>
          <table:table-cell table:formula="of:=IF([.D396]&gt;[.D395];[.N395]+1;0)" office:value-type="float" office:value="0">
            <text:p>0.00</text:p>
          </table:table-cell>
          <table:table-cell table:formula="of:=IF([.E396]&gt;[.E395];[.O395]+1;0)" office:value-type="float" office:value="0">
            <text:p>0.00</text:p>
          </table:table-cell>
          <table:table-cell table:number-columns-repeated="5"/>
          <table:table-cell table:formula="of:=[.C396]&gt;[.C395]" office:value-type="float" office:value="1">
            <text:p>1.00</text:p>
          </table:table-cell>
          <table:table-cell table:formula="of:=[.D396]&gt;[.D395]" office:value-type="float" office:value="0">
            <text:p>0.00</text:p>
          </table:table-cell>
          <table:table-cell table:formula="of:=[.E396]&gt;[.E395]" office:value-type="float" office:value="0">
            <text:p>0.00</text:p>
          </table:table-cell>
          <table:table-cell table:formula="of:=IF(SUM([.U396:.W396])&gt;1;[.A39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6">
            <text:p>396.00</text:p>
          </table:table-cell>
          <table:table-cell/>
          <table:table-cell office:value-type="float" office:value="84.27">
            <text:p>84.27</text:p>
          </table:table-cell>
          <table:table-cell office:value-type="float" office:value="68.35">
            <text:p>68.35</text:p>
          </table:table-cell>
          <table:table-cell office:value-type="float" office:value="146.96">
            <text:p>146.96</text:p>
          </table:table-cell>
          <table:table-cell/>
          <table:table-cell table:style-name="ce2" table:formula="of:=IF([.H396]&lt;1000;IF([.I396]&gt;[.I395];0;[.G396]);IF(AND([.E396]&lt;[.E395]; [.E395]&lt;[.E394]);FLOOR(1000/[.E397];1)+[.G396];IF([.I396]&gt;[.I395];0;[.G396])))" office:value-type="float" office:value="36">
            <text:p>36.00</text:p>
          </table:table-cell>
          <table:table-cell table:formula="of:=IF([.G397]&lt;&gt;[.G396];[.H396]-([.E397]*([.G397]-[.G396]));[.H396])" office:value-type="float" office:value="974.210000000003">
            <text:p>974.21</text:p>
          </table:table-cell>
          <table:table-cell table:formula="of:=IF([.E397]&gt;[.I396];[.E397];[.I396])" office:value-type="float" office:value="157.47">
            <text:p>157.47</text:p>
          </table:table-cell>
          <table:table-cell table:formula="of:=IF([.H397]&lt;[.H396];[.J396]+1;[.J396])" office:value-type="float" office:value="30">
            <text:p>30.00</text:p>
          </table:table-cell>
          <table:table-cell table:number-columns-repeated="2"/>
          <table:table-cell table:formula="of:=IF([.C397]&gt;[.C396];[.M396]+1;0)" office:value-type="float" office:value="4">
            <text:p>4.00</text:p>
          </table:table-cell>
          <table:table-cell table:formula="of:=IF([.D397]&gt;[.D396];[.N396]+1;0)" office:value-type="float" office:value="0">
            <text:p>0.00</text:p>
          </table:table-cell>
          <table:table-cell table:formula="of:=IF([.E397]&gt;[.E396];[.O396]+1;0)" office:value-type="float" office:value="0">
            <text:p>0.00</text:p>
          </table:table-cell>
          <table:table-cell table:number-columns-repeated="5"/>
          <table:table-cell table:formula="of:=[.C397]&gt;[.C396]" office:value-type="float" office:value="1">
            <text:p>1.00</text:p>
          </table:table-cell>
          <table:table-cell table:formula="of:=[.D397]&gt;[.D396]" office:value-type="float" office:value="0">
            <text:p>0.00</text:p>
          </table:table-cell>
          <table:table-cell table:formula="of:=[.E397]&gt;[.E396]" office:value-type="float" office:value="0">
            <text:p>0.00</text:p>
          </table:table-cell>
          <table:table-cell table:formula="of:=IF(SUM([.U397:.W397])&gt;1;[.A39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7">
            <text:p>397.00</text:p>
          </table:table-cell>
          <table:table-cell/>
          <table:table-cell office:value-type="float" office:value="82.97">
            <text:p>82.97</text:p>
          </table:table-cell>
          <table:table-cell office:value-type="float" office:value="67.58">
            <text:p>67.58</text:p>
          </table:table-cell>
          <table:table-cell office:value-type="float" office:value="145.48">
            <text:p>145.48</text:p>
          </table:table-cell>
          <table:table-cell/>
          <table:table-cell table:style-name="ce2" table:formula="of:=IF([.H397]&lt;1000;IF([.I397]&gt;[.I396];0;[.G397]);IF(AND([.E397]&lt;[.E396]; [.E396]&lt;[.E395]);FLOOR(1000/[.E398];1)+[.G397];IF([.I397]&gt;[.I396];0;[.G397])))" office:value-type="float" office:value="36">
            <text:p>36.00</text:p>
          </table:table-cell>
          <table:table-cell table:formula="of:=IF([.G398]&lt;&gt;[.G397];[.H397]-([.E398]*([.G398]-[.G397]));[.H397])" office:value-type="float" office:value="974.210000000003">
            <text:p>974.21</text:p>
          </table:table-cell>
          <table:table-cell table:formula="of:=IF([.E398]&gt;[.I397];[.E398];[.I397])" office:value-type="float" office:value="157.47">
            <text:p>157.47</text:p>
          </table:table-cell>
          <table:table-cell table:formula="of:=IF([.H398]&lt;[.H397];[.J397]+1;[.J397])" office:value-type="float" office:value="30">
            <text:p>30.00</text:p>
          </table:table-cell>
          <table:table-cell table:number-columns-repeated="2"/>
          <table:table-cell table:formula="of:=IF([.C398]&gt;[.C397];[.M397]+1;0)" office:value-type="float" office:value="0">
            <text:p>0.00</text:p>
          </table:table-cell>
          <table:table-cell table:formula="of:=IF([.D398]&gt;[.D397];[.N397]+1;0)" office:value-type="float" office:value="0">
            <text:p>0.00</text:p>
          </table:table-cell>
          <table:table-cell table:formula="of:=IF([.E398]&gt;[.E397];[.O397]+1;0)" office:value-type="float" office:value="0">
            <text:p>0.00</text:p>
          </table:table-cell>
          <table:table-cell table:number-columns-repeated="5"/>
          <table:table-cell table:formula="of:=[.C398]&gt;[.C397]" office:value-type="float" office:value="0">
            <text:p>0.00</text:p>
          </table:table-cell>
          <table:table-cell table:formula="of:=[.D398]&gt;[.D397]" office:value-type="float" office:value="0">
            <text:p>0.00</text:p>
          </table:table-cell>
          <table:table-cell table:formula="of:=[.E398]&gt;[.E397]" office:value-type="float" office:value="0">
            <text:p>0.00</text:p>
          </table:table-cell>
          <table:table-cell table:formula="of:=IF(SUM([.U398:.W398])&gt;1;[.A39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398">
            <text:p>398.00</text:p>
          </table:table-cell>
          <table:table-cell/>
          <table:table-cell office:value-type="float" office:value="83.17">
            <text:p>83.17</text:p>
          </table:table-cell>
          <table:table-cell office:value-type="float" office:value="66.3">
            <text:p>66.30</text:p>
          </table:table-cell>
          <table:table-cell office:value-type="float" office:value="147.35">
            <text:p>147.35</text:p>
          </table:table-cell>
          <table:table-cell/>
          <table:table-cell table:style-name="ce2" table:formula="of:=IF([.H398]&lt;1000;IF([.I398]&gt;[.I397];0;[.G398]);IF(AND([.E398]&lt;[.E397]; [.E397]&lt;[.E396]);FLOOR(1000/[.E399];1)+[.G398];IF([.I398]&gt;[.I397];0;[.G398])))" office:value-type="float" office:value="36">
            <text:p>36.00</text:p>
          </table:table-cell>
          <table:table-cell table:formula="of:=IF([.G399]&lt;&gt;[.G398];[.H398]-([.E399]*([.G399]-[.G398]));[.H398])" office:value-type="float" office:value="974.210000000003">
            <text:p>974.21</text:p>
          </table:table-cell>
          <table:table-cell table:formula="of:=IF([.E399]&gt;[.I398];[.E399];[.I398])" office:value-type="float" office:value="157.47">
            <text:p>157.47</text:p>
          </table:table-cell>
          <table:table-cell table:formula="of:=IF([.H399]&lt;[.H398];[.J398]+1;[.J398])" office:value-type="float" office:value="30">
            <text:p>30.00</text:p>
          </table:table-cell>
          <table:table-cell table:number-columns-repeated="2"/>
          <table:table-cell table:formula="of:=IF([.C399]&gt;[.C398];[.M398]+1;0)" office:value-type="float" office:value="1">
            <text:p>1.00</text:p>
          </table:table-cell>
          <table:table-cell table:formula="of:=IF([.D399]&gt;[.D398];[.N398]+1;0)" office:value-type="float" office:value="0">
            <text:p>0.00</text:p>
          </table:table-cell>
          <table:table-cell table:formula="of:=IF([.E399]&gt;[.E398];[.O398]+1;0)" office:value-type="float" office:value="1">
            <text:p>1.00</text:p>
          </table:table-cell>
          <table:table-cell table:number-columns-repeated="5"/>
          <table:table-cell table:formula="of:=[.C399]&gt;[.C398]" office:value-type="float" office:value="1">
            <text:p>1.00</text:p>
          </table:table-cell>
          <table:table-cell table:formula="of:=[.D399]&gt;[.D398]" office:value-type="float" office:value="0">
            <text:p>0.00</text:p>
          </table:table-cell>
          <table:table-cell table:formula="of:=[.E399]&gt;[.E398]" office:value-type="float" office:value="1">
            <text:p>1.00</text:p>
          </table:table-cell>
          <table:table-cell table:formula="of:=IF(SUM([.U399:.W399])&gt;1;[.A399];&quot;-&quot;)" office:value-type="float" office:value="398">
            <text:p>398.00</text:p>
          </table:table-cell>
          <table:table-cell table:number-columns-repeated="1000"/>
        </table:table-row>
        <table:table-row table:style-name="ro1">
          <table:table-cell office:value-type="float" office:value="399">
            <text:p>399.00</text:p>
          </table:table-cell>
          <table:table-cell/>
          <table:table-cell office:value-type="float" office:value="81.82">
            <text:p>81.82</text:p>
          </table:table-cell>
          <table:table-cell office:value-type="float" office:value="65.04">
            <text:p>65.04</text:p>
          </table:table-cell>
          <table:table-cell office:value-type="float" office:value="145.4">
            <text:p>145.40</text:p>
          </table:table-cell>
          <table:table-cell/>
          <table:table-cell table:style-name="ce2" table:formula="of:=IF([.H399]&lt;1000;IF([.I399]&gt;[.I398];0;[.G399]);IF(AND([.E399]&lt;[.E398]; [.E398]&lt;[.E397]);FLOOR(1000/[.E400];1)+[.G399];IF([.I399]&gt;[.I398];0;[.G399])))" office:value-type="float" office:value="36">
            <text:p>36.00</text:p>
          </table:table-cell>
          <table:table-cell table:formula="of:=IF([.G400]&lt;&gt;[.G399];[.H399]-([.E400]*([.G400]-[.G399]));[.H399])" office:value-type="float" office:value="974.210000000003">
            <text:p>974.21</text:p>
          </table:table-cell>
          <table:table-cell table:formula="of:=IF([.E400]&gt;[.I399];[.E400];[.I399])" office:value-type="float" office:value="157.47">
            <text:p>157.47</text:p>
          </table:table-cell>
          <table:table-cell table:formula="of:=IF([.H400]&lt;[.H399];[.J399]+1;[.J399])" office:value-type="float" office:value="30">
            <text:p>30.00</text:p>
          </table:table-cell>
          <table:table-cell table:number-columns-repeated="2"/>
          <table:table-cell table:formula="of:=IF([.C400]&gt;[.C399];[.M399]+1;0)" office:value-type="float" office:value="0">
            <text:p>0.00</text:p>
          </table:table-cell>
          <table:table-cell table:formula="of:=IF([.D400]&gt;[.D399];[.N399]+1;0)" office:value-type="float" office:value="0">
            <text:p>0.00</text:p>
          </table:table-cell>
          <table:table-cell table:formula="of:=IF([.E400]&gt;[.E399];[.O399]+1;0)" office:value-type="float" office:value="0">
            <text:p>0.00</text:p>
          </table:table-cell>
          <table:table-cell table:number-columns-repeated="5"/>
          <table:table-cell table:formula="of:=[.C400]&gt;[.C399]" office:value-type="float" office:value="0">
            <text:p>0.00</text:p>
          </table:table-cell>
          <table:table-cell table:formula="of:=[.D400]&gt;[.D399]" office:value-type="float" office:value="0">
            <text:p>0.00</text:p>
          </table:table-cell>
          <table:table-cell table:formula="of:=[.E400]&gt;[.E399]" office:value-type="float" office:value="0">
            <text:p>0.00</text:p>
          </table:table-cell>
          <table:table-cell table:formula="of:=IF(SUM([.U400:.W400])&gt;1;[.A40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00">
            <text:p>400.00</text:p>
          </table:table-cell>
          <table:table-cell/>
          <table:table-cell office:value-type="float" office:value="84.04">
            <text:p>84.04</text:p>
          </table:table-cell>
          <table:table-cell office:value-type="float" office:value="63.88">
            <text:p>63.88</text:p>
          </table:table-cell>
          <table:table-cell office:value-type="float" office:value="145.47">
            <text:p>145.47</text:p>
          </table:table-cell>
          <table:table-cell/>
          <table:table-cell table:style-name="ce2" table:formula="of:=IF([.H400]&lt;1000;IF([.I400]&gt;[.I399];0;[.G400]);IF(AND([.E400]&lt;[.E399]; [.E399]&lt;[.E398]);FLOOR(1000/[.E401];1)+[.G400];IF([.I400]&gt;[.I399];0;[.G400])))" office:value-type="float" office:value="36">
            <text:p>36.00</text:p>
          </table:table-cell>
          <table:table-cell table:formula="of:=IF([.G401]&lt;&gt;[.G400];[.H400]-([.E401]*([.G401]-[.G400]));[.H400])" office:value-type="float" office:value="974.210000000003">
            <text:p>974.21</text:p>
          </table:table-cell>
          <table:table-cell table:formula="of:=IF([.E401]&gt;[.I400];[.E401];[.I400])" office:value-type="float" office:value="157.47">
            <text:p>157.47</text:p>
          </table:table-cell>
          <table:table-cell table:formula="of:=IF([.H401]&lt;[.H400];[.J400]+1;[.J400])" office:value-type="float" office:value="30">
            <text:p>30.00</text:p>
          </table:table-cell>
          <table:table-cell table:number-columns-repeated="2"/>
          <table:table-cell table:formula="of:=IF([.C401]&gt;[.C400];[.M400]+1;0)" office:value-type="float" office:value="1">
            <text:p>1.00</text:p>
          </table:table-cell>
          <table:table-cell table:formula="of:=IF([.D401]&gt;[.D400];[.N400]+1;0)" office:value-type="float" office:value="0">
            <text:p>0.00</text:p>
          </table:table-cell>
          <table:table-cell table:formula="of:=IF([.E401]&gt;[.E400];[.O400]+1;0)" office:value-type="float" office:value="1">
            <text:p>1.00</text:p>
          </table:table-cell>
          <table:table-cell table:number-columns-repeated="5"/>
          <table:table-cell table:formula="of:=[.C401]&gt;[.C400]" office:value-type="float" office:value="1">
            <text:p>1.00</text:p>
          </table:table-cell>
          <table:table-cell table:formula="of:=[.D401]&gt;[.D400]" office:value-type="float" office:value="0">
            <text:p>0.00</text:p>
          </table:table-cell>
          <table:table-cell table:formula="of:=[.E401]&gt;[.E400]" office:value-type="float" office:value="1">
            <text:p>1.00</text:p>
          </table:table-cell>
          <table:table-cell table:formula="of:=IF(SUM([.U401:.W401])&gt;1;[.A401];&quot;-&quot;)" office:value-type="float" office:value="400">
            <text:p>400.00</text:p>
          </table:table-cell>
          <table:table-cell table:number-columns-repeated="1000"/>
        </table:table-row>
        <table:table-row table:style-name="ro1">
          <table:table-cell office:value-type="float" office:value="401">
            <text:p>401.00</text:p>
          </table:table-cell>
          <table:table-cell/>
          <table:table-cell office:value-type="float" office:value="82.65">
            <text:p>82.65</text:p>
          </table:table-cell>
          <table:table-cell office:value-type="float" office:value="63.09">
            <text:p>63.09</text:p>
          </table:table-cell>
          <table:table-cell office:value-type="float" office:value="146.12">
            <text:p>146.12</text:p>
          </table:table-cell>
          <table:table-cell/>
          <table:table-cell table:style-name="ce2" table:formula="of:=IF([.H401]&lt;1000;IF([.I401]&gt;[.I400];0;[.G401]);IF(AND([.E401]&lt;[.E400]; [.E400]&lt;[.E399]);FLOOR(1000/[.E402];1)+[.G401];IF([.I401]&gt;[.I400];0;[.G401])))" office:value-type="float" office:value="36">
            <text:p>36.00</text:p>
          </table:table-cell>
          <table:table-cell table:formula="of:=IF([.G402]&lt;&gt;[.G401];[.H401]-([.E402]*([.G402]-[.G401]));[.H401])" office:value-type="float" office:value="974.210000000003">
            <text:p>974.21</text:p>
          </table:table-cell>
          <table:table-cell table:formula="of:=IF([.E402]&gt;[.I401];[.E402];[.I401])" office:value-type="float" office:value="157.47">
            <text:p>157.47</text:p>
          </table:table-cell>
          <table:table-cell table:formula="of:=IF([.H402]&lt;[.H401];[.J401]+1;[.J401])" office:value-type="float" office:value="30">
            <text:p>30.00</text:p>
          </table:table-cell>
          <table:table-cell table:number-columns-repeated="2"/>
          <table:table-cell table:formula="of:=IF([.C402]&gt;[.C401];[.M401]+1;0)" office:value-type="float" office:value="0">
            <text:p>0.00</text:p>
          </table:table-cell>
          <table:table-cell table:formula="of:=IF([.D402]&gt;[.D401];[.N401]+1;0)" office:value-type="float" office:value="0">
            <text:p>0.00</text:p>
          </table:table-cell>
          <table:table-cell table:formula="of:=IF([.E402]&gt;[.E401];[.O401]+1;0)" office:value-type="float" office:value="2">
            <text:p>2.00</text:p>
          </table:table-cell>
          <table:table-cell table:number-columns-repeated="5"/>
          <table:table-cell table:formula="of:=[.C402]&gt;[.C401]" office:value-type="float" office:value="0">
            <text:p>0.00</text:p>
          </table:table-cell>
          <table:table-cell table:formula="of:=[.D402]&gt;[.D401]" office:value-type="float" office:value="0">
            <text:p>0.00</text:p>
          </table:table-cell>
          <table:table-cell table:formula="of:=[.E402]&gt;[.E401]" office:value-type="float" office:value="1">
            <text:p>1.00</text:p>
          </table:table-cell>
          <table:table-cell table:formula="of:=IF(SUM([.U402:.W402])&gt;1;[.A40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02">
            <text:p>402.00</text:p>
          </table:table-cell>
          <table:table-cell/>
          <table:table-cell office:value-type="float" office:value="83.94">
            <text:p>83.94</text:p>
          </table:table-cell>
          <table:table-cell office:value-type="float" office:value="61.68">
            <text:p>61.68</text:p>
          </table:table-cell>
          <table:table-cell office:value-type="float" office:value="147.22">
            <text:p>147.22</text:p>
          </table:table-cell>
          <table:table-cell/>
          <table:table-cell table:style-name="ce2" table:formula="of:=IF([.H402]&lt;1000;IF([.I402]&gt;[.I401];0;[.G402]);IF(AND([.E402]&lt;[.E401]; [.E401]&lt;[.E400]);FLOOR(1000/[.E403];1)+[.G402];IF([.I402]&gt;[.I401];0;[.G402])))" office:value-type="float" office:value="36">
            <text:p>36.00</text:p>
          </table:table-cell>
          <table:table-cell table:formula="of:=IF([.G403]&lt;&gt;[.G402];[.H402]-([.E403]*([.G403]-[.G402]));[.H402])" office:value-type="float" office:value="974.210000000003">
            <text:p>974.21</text:p>
          </table:table-cell>
          <table:table-cell table:formula="of:=IF([.E403]&gt;[.I402];[.E403];[.I402])" office:value-type="float" office:value="157.47">
            <text:p>157.47</text:p>
          </table:table-cell>
          <table:table-cell table:formula="of:=IF([.H403]&lt;[.H402];[.J402]+1;[.J402])" office:value-type="float" office:value="30">
            <text:p>30.00</text:p>
          </table:table-cell>
          <table:table-cell table:number-columns-repeated="2"/>
          <table:table-cell table:formula="of:=IF([.C403]&gt;[.C402];[.M402]+1;0)" office:value-type="float" office:value="1">
            <text:p>1.00</text:p>
          </table:table-cell>
          <table:table-cell table:formula="of:=IF([.D403]&gt;[.D402];[.N402]+1;0)" office:value-type="float" office:value="0">
            <text:p>0.00</text:p>
          </table:table-cell>
          <table:table-cell table:formula="of:=IF([.E403]&gt;[.E402];[.O402]+1;0)" office:value-type="float" office:value="3">
            <text:p>3.00</text:p>
          </table:table-cell>
          <table:table-cell table:number-columns-repeated="5"/>
          <table:table-cell table:formula="of:=[.C403]&gt;[.C402]" office:value-type="float" office:value="1">
            <text:p>1.00</text:p>
          </table:table-cell>
          <table:table-cell table:formula="of:=[.D403]&gt;[.D402]" office:value-type="float" office:value="0">
            <text:p>0.00</text:p>
          </table:table-cell>
          <table:table-cell table:formula="of:=[.E403]&gt;[.E402]" office:value-type="float" office:value="1">
            <text:p>1.00</text:p>
          </table:table-cell>
          <table:table-cell table:formula="of:=IF(SUM([.U403:.W403])&gt;1;[.A403];&quot;-&quot;)" office:value-type="float" office:value="402">
            <text:p>402.00</text:p>
          </table:table-cell>
          <table:table-cell table:number-columns-repeated="1000"/>
        </table:table-row>
        <table:table-row table:style-name="ro1">
          <table:table-cell office:value-type="float" office:value="403">
            <text:p>403.00</text:p>
          </table:table-cell>
          <table:table-cell/>
          <table:table-cell office:value-type="float" office:value="82.19">
            <text:p>82.19</text:p>
          </table:table-cell>
          <table:table-cell office:value-type="float" office:value="60.11">
            <text:p>60.11</text:p>
          </table:table-cell>
          <table:table-cell office:value-type="float" office:value="148.13">
            <text:p>148.13</text:p>
          </table:table-cell>
          <table:table-cell/>
          <table:table-cell table:style-name="ce2" table:formula="of:=IF([.H403]&lt;1000;IF([.I403]&gt;[.I402];0;[.G403]);IF(AND([.E403]&lt;[.E402]; [.E402]&lt;[.E401]);FLOOR(1000/[.E404];1)+[.G403];IF([.I403]&gt;[.I402];0;[.G403])))" office:value-type="float" office:value="36">
            <text:p>36.00</text:p>
          </table:table-cell>
          <table:table-cell table:formula="of:=IF([.G404]&lt;&gt;[.G403];[.H403]-([.E404]*([.G404]-[.G403]));[.H403])" office:value-type="float" office:value="974.210000000003">
            <text:p>974.21</text:p>
          </table:table-cell>
          <table:table-cell table:formula="of:=IF([.E404]&gt;[.I403];[.E404];[.I403])" office:value-type="float" office:value="157.47">
            <text:p>157.47</text:p>
          </table:table-cell>
          <table:table-cell table:formula="of:=IF([.H404]&lt;[.H403];[.J403]+1;[.J403])" office:value-type="float" office:value="30">
            <text:p>30.00</text:p>
          </table:table-cell>
          <table:table-cell table:number-columns-repeated="2"/>
          <table:table-cell table:formula="of:=IF([.C404]&gt;[.C403];[.M403]+1;0)" office:value-type="float" office:value="0">
            <text:p>0.00</text:p>
          </table:table-cell>
          <table:table-cell table:formula="of:=IF([.D404]&gt;[.D403];[.N403]+1;0)" office:value-type="float" office:value="0">
            <text:p>0.00</text:p>
          </table:table-cell>
          <table:table-cell table:formula="of:=IF([.E404]&gt;[.E403];[.O403]+1;0)" office:value-type="float" office:value="4">
            <text:p>4.00</text:p>
          </table:table-cell>
          <table:table-cell table:number-columns-repeated="5"/>
          <table:table-cell table:formula="of:=[.C404]&gt;[.C403]" office:value-type="float" office:value="0">
            <text:p>0.00</text:p>
          </table:table-cell>
          <table:table-cell table:formula="of:=[.D404]&gt;[.D403]" office:value-type="float" office:value="0">
            <text:p>0.00</text:p>
          </table:table-cell>
          <table:table-cell table:formula="of:=[.E404]&gt;[.E403]" office:value-type="float" office:value="1">
            <text:p>1.00</text:p>
          </table:table-cell>
          <table:table-cell table:formula="of:=IF(SUM([.U404:.W404])&gt;1;[.A40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04">
            <text:p>404.00</text:p>
          </table:table-cell>
          <table:table-cell/>
          <table:table-cell office:value-type="float" office:value="84.44">
            <text:p>84.44</text:p>
          </table:table-cell>
          <table:table-cell office:value-type="float" office:value="63.04">
            <text:p>63.04</text:p>
          </table:table-cell>
          <table:table-cell office:value-type="float" office:value="149.9">
            <text:p>149.90</text:p>
          </table:table-cell>
          <table:table-cell/>
          <table:table-cell table:style-name="ce2" table:formula="of:=IF([.H404]&lt;1000;IF([.I404]&gt;[.I403];0;[.G404]);IF(AND([.E404]&lt;[.E403]; [.E403]&lt;[.E402]);FLOOR(1000/[.E405];1)+[.G404];IF([.I404]&gt;[.I403];0;[.G404])))" office:value-type="float" office:value="36">
            <text:p>36.00</text:p>
          </table:table-cell>
          <table:table-cell table:formula="of:=IF([.G405]&lt;&gt;[.G404];[.H404]-([.E405]*([.G405]-[.G404]));[.H404])" office:value-type="float" office:value="974.210000000003">
            <text:p>974.21</text:p>
          </table:table-cell>
          <table:table-cell table:formula="of:=IF([.E405]&gt;[.I404];[.E405];[.I404])" office:value-type="float" office:value="157.47">
            <text:p>157.47</text:p>
          </table:table-cell>
          <table:table-cell table:formula="of:=IF([.H405]&lt;[.H404];[.J404]+1;[.J404])" office:value-type="float" office:value="30">
            <text:p>30.00</text:p>
          </table:table-cell>
          <table:table-cell table:number-columns-repeated="2"/>
          <table:table-cell table:formula="of:=IF([.C405]&gt;[.C404];[.M404]+1;0)" office:value-type="float" office:value="1">
            <text:p>1.00</text:p>
          </table:table-cell>
          <table:table-cell table:formula="of:=IF([.D405]&gt;[.D404];[.N404]+1;0)" office:value-type="float" office:value="1">
            <text:p>1.00</text:p>
          </table:table-cell>
          <table:table-cell table:formula="of:=IF([.E405]&gt;[.E404];[.O404]+1;0)" office:value-type="float" office:value="5">
            <text:p>5.00</text:p>
          </table:table-cell>
          <table:table-cell table:number-columns-repeated="5"/>
          <table:table-cell table:formula="of:=[.C405]&gt;[.C404]" office:value-type="float" office:value="1">
            <text:p>1.00</text:p>
          </table:table-cell>
          <table:table-cell table:formula="of:=[.D405]&gt;[.D404]" office:value-type="float" office:value="1">
            <text:p>1.00</text:p>
          </table:table-cell>
          <table:table-cell table:formula="of:=[.E405]&gt;[.E404]" office:value-type="float" office:value="1">
            <text:p>1.00</text:p>
          </table:table-cell>
          <table:table-cell table:formula="of:=IF(SUM([.U405:.W405])&gt;1;[.A405];&quot;-&quot;)" office:value-type="float" office:value="404">
            <text:p>404.00</text:p>
          </table:table-cell>
          <table:table-cell table:number-columns-repeated="1000"/>
        </table:table-row>
        <table:table-row table:style-name="ro1">
          <table:table-cell office:value-type="float" office:value="405">
            <text:p>405.00</text:p>
          </table:table-cell>
          <table:table-cell/>
          <table:table-cell office:value-type="float" office:value="82.85">
            <text:p>82.85</text:p>
          </table:table-cell>
          <table:table-cell office:value-type="float" office:value="65.81">
            <text:p>65.81</text:p>
          </table:table-cell>
          <table:table-cell office:value-type="float" office:value="147.96">
            <text:p>147.96</text:p>
          </table:table-cell>
          <table:table-cell/>
          <table:table-cell table:style-name="ce2" table:formula="of:=IF([.H405]&lt;1000;IF([.I405]&gt;[.I404];0;[.G405]);IF(AND([.E405]&lt;[.E404]; [.E404]&lt;[.E403]);FLOOR(1000/[.E406];1)+[.G405];IF([.I405]&gt;[.I404];0;[.G405])))" office:value-type="float" office:value="36">
            <text:p>36.00</text:p>
          </table:table-cell>
          <table:table-cell table:formula="of:=IF([.G406]&lt;&gt;[.G405];[.H405]-([.E406]*([.G406]-[.G405]));[.H405])" office:value-type="float" office:value="974.210000000003">
            <text:p>974.21</text:p>
          </table:table-cell>
          <table:table-cell table:formula="of:=IF([.E406]&gt;[.I405];[.E406];[.I405])" office:value-type="float" office:value="157.47">
            <text:p>157.47</text:p>
          </table:table-cell>
          <table:table-cell table:formula="of:=IF([.H406]&lt;[.H405];[.J405]+1;[.J405])" office:value-type="float" office:value="30">
            <text:p>30.00</text:p>
          </table:table-cell>
          <table:table-cell table:number-columns-repeated="2"/>
          <table:table-cell table:formula="of:=IF([.C406]&gt;[.C405];[.M405]+1;0)" office:value-type="float" office:value="0">
            <text:p>0.00</text:p>
          </table:table-cell>
          <table:table-cell table:formula="of:=IF([.D406]&gt;[.D405];[.N405]+1;0)" office:value-type="float" office:value="2">
            <text:p>2.00</text:p>
          </table:table-cell>
          <table:table-cell table:formula="of:=IF([.E406]&gt;[.E405];[.O405]+1;0)" office:value-type="float" office:value="0">
            <text:p>0.00</text:p>
          </table:table-cell>
          <table:table-cell table:number-columns-repeated="5"/>
          <table:table-cell table:formula="of:=[.C406]&gt;[.C405]" office:value-type="float" office:value="0">
            <text:p>0.00</text:p>
          </table:table-cell>
          <table:table-cell table:formula="of:=[.D406]&gt;[.D405]" office:value-type="float" office:value="1">
            <text:p>1.00</text:p>
          </table:table-cell>
          <table:table-cell table:formula="of:=[.E406]&gt;[.E405]" office:value-type="float" office:value="0">
            <text:p>0.00</text:p>
          </table:table-cell>
          <table:table-cell table:formula="of:=IF(SUM([.U406:.W406])&gt;1;[.A40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06">
            <text:p>406.00</text:p>
          </table:table-cell>
          <table:table-cell/>
          <table:table-cell office:value-type="float" office:value="84.73">
            <text:p>84.73</text:p>
          </table:table-cell>
          <table:table-cell office:value-type="float" office:value="64.26">
            <text:p>64.26</text:p>
          </table:table-cell>
          <table:table-cell office:value-type="float" office:value="146.51">
            <text:p>146.51</text:p>
          </table:table-cell>
          <table:table-cell/>
          <table:table-cell table:style-name="ce2" table:formula="of:=IF([.H406]&lt;1000;IF([.I406]&gt;[.I405];0;[.G406]);IF(AND([.E406]&lt;[.E405]; [.E405]&lt;[.E404]);FLOOR(1000/[.E407];1)+[.G406];IF([.I406]&gt;[.I405];0;[.G406])))" office:value-type="float" office:value="36">
            <text:p>36.00</text:p>
          </table:table-cell>
          <table:table-cell table:formula="of:=IF([.G407]&lt;&gt;[.G406];[.H406]-([.E407]*([.G407]-[.G406]));[.H406])" office:value-type="float" office:value="974.210000000003">
            <text:p>974.21</text:p>
          </table:table-cell>
          <table:table-cell table:formula="of:=IF([.E407]&gt;[.I406];[.E407];[.I406])" office:value-type="float" office:value="157.47">
            <text:p>157.47</text:p>
          </table:table-cell>
          <table:table-cell table:formula="of:=IF([.H407]&lt;[.H406];[.J406]+1;[.J406])" office:value-type="float" office:value="30">
            <text:p>30.00</text:p>
          </table:table-cell>
          <table:table-cell table:number-columns-repeated="2"/>
          <table:table-cell table:formula="of:=IF([.C407]&gt;[.C406];[.M406]+1;0)" office:value-type="float" office:value="1">
            <text:p>1.00</text:p>
          </table:table-cell>
          <table:table-cell table:formula="of:=IF([.D407]&gt;[.D406];[.N406]+1;0)" office:value-type="float" office:value="0">
            <text:p>0.00</text:p>
          </table:table-cell>
          <table:table-cell table:formula="of:=IF([.E407]&gt;[.E406];[.O406]+1;0)" office:value-type="float" office:value="0">
            <text:p>0.00</text:p>
          </table:table-cell>
          <table:table-cell table:number-columns-repeated="5"/>
          <table:table-cell table:formula="of:=[.C407]&gt;[.C406]" office:value-type="float" office:value="1">
            <text:p>1.00</text:p>
          </table:table-cell>
          <table:table-cell table:formula="of:=[.D407]&gt;[.D406]" office:value-type="float" office:value="0">
            <text:p>0.00</text:p>
          </table:table-cell>
          <table:table-cell table:formula="of:=[.E407]&gt;[.E406]" office:value-type="float" office:value="0">
            <text:p>0.00</text:p>
          </table:table-cell>
          <table:table-cell table:formula="of:=IF(SUM([.U407:.W407])&gt;1;[.A40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07">
            <text:p>407.00</text:p>
          </table:table-cell>
          <table:table-cell/>
          <table:table-cell office:value-type="float" office:value="84.93">
            <text:p>84.93</text:p>
          </table:table-cell>
          <table:table-cell office:value-type="float" office:value="63.08">
            <text:p>63.08</text:p>
          </table:table-cell>
          <table:table-cell office:value-type="float" office:value="147.87">
            <text:p>147.87</text:p>
          </table:table-cell>
          <table:table-cell/>
          <table:table-cell table:style-name="ce2" table:formula="of:=IF([.H407]&lt;1000;IF([.I407]&gt;[.I406];0;[.G407]);IF(AND([.E407]&lt;[.E406]; [.E406]&lt;[.E405]);FLOOR(1000/[.E408];1)+[.G407];IF([.I407]&gt;[.I406];0;[.G407])))" office:value-type="float" office:value="36">
            <text:p>36.00</text:p>
          </table:table-cell>
          <table:table-cell table:formula="of:=IF([.G408]&lt;&gt;[.G407];[.H407]-([.E408]*([.G408]-[.G407]));[.H407])" office:value-type="float" office:value="974.210000000003">
            <text:p>974.21</text:p>
          </table:table-cell>
          <table:table-cell table:formula="of:=IF([.E408]&gt;[.I407];[.E408];[.I407])" office:value-type="float" office:value="157.47">
            <text:p>157.47</text:p>
          </table:table-cell>
          <table:table-cell table:formula="of:=IF([.H408]&lt;[.H407];[.J407]+1;[.J407])" office:value-type="float" office:value="30">
            <text:p>30.00</text:p>
          </table:table-cell>
          <table:table-cell table:number-columns-repeated="2"/>
          <table:table-cell table:formula="of:=IF([.C408]&gt;[.C407];[.M407]+1;0)" office:value-type="float" office:value="2">
            <text:p>2.00</text:p>
          </table:table-cell>
          <table:table-cell table:formula="of:=IF([.D408]&gt;[.D407];[.N407]+1;0)" office:value-type="float" office:value="0">
            <text:p>0.00</text:p>
          </table:table-cell>
          <table:table-cell table:formula="of:=IF([.E408]&gt;[.E407];[.O407]+1;0)" office:value-type="float" office:value="1">
            <text:p>1.00</text:p>
          </table:table-cell>
          <table:table-cell table:number-columns-repeated="5"/>
          <table:table-cell table:formula="of:=[.C408]&gt;[.C407]" office:value-type="float" office:value="1">
            <text:p>1.00</text:p>
          </table:table-cell>
          <table:table-cell table:formula="of:=[.D408]&gt;[.D407]" office:value-type="float" office:value="0">
            <text:p>0.00</text:p>
          </table:table-cell>
          <table:table-cell table:formula="of:=[.E408]&gt;[.E407]" office:value-type="float" office:value="1">
            <text:p>1.00</text:p>
          </table:table-cell>
          <table:table-cell table:formula="of:=IF(SUM([.U408:.W408])&gt;1;[.A408];&quot;-&quot;)" office:value-type="float" office:value="407">
            <text:p>407.00</text:p>
          </table:table-cell>
          <table:table-cell table:number-columns-repeated="1000"/>
        </table:table-row>
        <table:table-row table:style-name="ro1">
          <table:table-cell office:value-type="float" office:value="408">
            <text:p>408.00</text:p>
          </table:table-cell>
          <table:table-cell/>
          <table:table-cell office:value-type="float" office:value="83.87">
            <text:p>83.87</text:p>
          </table:table-cell>
          <table:table-cell office:value-type="float" office:value="62.49">
            <text:p>62.49</text:p>
          </table:table-cell>
          <table:table-cell office:value-type="float" office:value="149.41">
            <text:p>149.41</text:p>
          </table:table-cell>
          <table:table-cell/>
          <table:table-cell table:style-name="ce2" table:formula="of:=IF([.H408]&lt;1000;IF([.I408]&gt;[.I407];0;[.G408]);IF(AND([.E408]&lt;[.E407]; [.E407]&lt;[.E406]);FLOOR(1000/[.E409];1)+[.G408];IF([.I408]&gt;[.I407];0;[.G408])))" office:value-type="float" office:value="36">
            <text:p>36.00</text:p>
          </table:table-cell>
          <table:table-cell table:formula="of:=IF([.G409]&lt;&gt;[.G408];[.H408]-([.E409]*([.G409]-[.G408]));[.H408])" office:value-type="float" office:value="974.210000000003">
            <text:p>974.21</text:p>
          </table:table-cell>
          <table:table-cell table:formula="of:=IF([.E409]&gt;[.I408];[.E409];[.I408])" office:value-type="float" office:value="157.47">
            <text:p>157.47</text:p>
          </table:table-cell>
          <table:table-cell table:formula="of:=IF([.H409]&lt;[.H408];[.J408]+1;[.J408])" office:value-type="float" office:value="30">
            <text:p>30.00</text:p>
          </table:table-cell>
          <table:table-cell table:number-columns-repeated="2"/>
          <table:table-cell table:formula="of:=IF([.C409]&gt;[.C408];[.M408]+1;0)" office:value-type="float" office:value="0">
            <text:p>0.00</text:p>
          </table:table-cell>
          <table:table-cell table:formula="of:=IF([.D409]&gt;[.D408];[.N408]+1;0)" office:value-type="float" office:value="0">
            <text:p>0.00</text:p>
          </table:table-cell>
          <table:table-cell table:formula="of:=IF([.E409]&gt;[.E408];[.O408]+1;0)" office:value-type="float" office:value="2">
            <text:p>2.00</text:p>
          </table:table-cell>
          <table:table-cell table:number-columns-repeated="5"/>
          <table:table-cell table:formula="of:=[.C409]&gt;[.C408]" office:value-type="float" office:value="0">
            <text:p>0.00</text:p>
          </table:table-cell>
          <table:table-cell table:formula="of:=[.D409]&gt;[.D408]" office:value-type="float" office:value="0">
            <text:p>0.00</text:p>
          </table:table-cell>
          <table:table-cell table:formula="of:=[.E409]&gt;[.E408]" office:value-type="float" office:value="1">
            <text:p>1.00</text:p>
          </table:table-cell>
          <table:table-cell table:formula="of:=IF(SUM([.U409:.W409])&gt;1;[.A40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09">
            <text:p>409.00</text:p>
          </table:table-cell>
          <table:table-cell/>
          <table:table-cell office:value-type="float" office:value="82.71">
            <text:p>82.71</text:p>
          </table:table-cell>
          <table:table-cell office:value-type="float" office:value="61.45">
            <text:p>61.45</text:p>
          </table:table-cell>
          <table:table-cell office:value-type="float" office:value="150.39">
            <text:p>150.39</text:p>
          </table:table-cell>
          <table:table-cell/>
          <table:table-cell table:style-name="ce2" table:formula="of:=IF([.H409]&lt;1000;IF([.I409]&gt;[.I408];0;[.G409]);IF(AND([.E409]&lt;[.E408]; [.E408]&lt;[.E407]);FLOOR(1000/[.E410];1)+[.G409];IF([.I409]&gt;[.I408];0;[.G409])))" office:value-type="float" office:value="36">
            <text:p>36.00</text:p>
          </table:table-cell>
          <table:table-cell table:formula="of:=IF([.G410]&lt;&gt;[.G409];[.H409]-([.E410]*([.G410]-[.G409]));[.H409])" office:value-type="float" office:value="974.210000000003">
            <text:p>974.21</text:p>
          </table:table-cell>
          <table:table-cell table:formula="of:=IF([.E410]&gt;[.I409];[.E410];[.I409])" office:value-type="float" office:value="157.47">
            <text:p>157.47</text:p>
          </table:table-cell>
          <table:table-cell table:formula="of:=IF([.H410]&lt;[.H409];[.J409]+1;[.J409])" office:value-type="float" office:value="30">
            <text:p>30.00</text:p>
          </table:table-cell>
          <table:table-cell table:number-columns-repeated="2"/>
          <table:table-cell table:formula="of:=IF([.C410]&gt;[.C409];[.M409]+1;0)" office:value-type="float" office:value="0">
            <text:p>0.00</text:p>
          </table:table-cell>
          <table:table-cell table:formula="of:=IF([.D410]&gt;[.D409];[.N409]+1;0)" office:value-type="float" office:value="0">
            <text:p>0.00</text:p>
          </table:table-cell>
          <table:table-cell table:formula="of:=IF([.E410]&gt;[.E409];[.O409]+1;0)" office:value-type="float" office:value="3">
            <text:p>3.00</text:p>
          </table:table-cell>
          <table:table-cell table:number-columns-repeated="5"/>
          <table:table-cell table:formula="of:=[.C410]&gt;[.C409]" office:value-type="float" office:value="0">
            <text:p>0.00</text:p>
          </table:table-cell>
          <table:table-cell table:formula="of:=[.D410]&gt;[.D409]" office:value-type="float" office:value="0">
            <text:p>0.00</text:p>
          </table:table-cell>
          <table:table-cell table:formula="of:=[.E410]&gt;[.E409]" office:value-type="float" office:value="1">
            <text:p>1.00</text:p>
          </table:table-cell>
          <table:table-cell table:formula="of:=IF(SUM([.U410:.W410])&gt;1;[.A41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10">
            <text:p>410.00</text:p>
          </table:table-cell>
          <table:table-cell/>
          <table:table-cell office:value-type="float" office:value="81.37">
            <text:p>81.37</text:p>
          </table:table-cell>
          <table:table-cell office:value-type="float" office:value="60.3">
            <text:p>60.30</text:p>
          </table:table-cell>
          <table:table-cell office:value-type="float" office:value="149.35">
            <text:p>149.35</text:p>
          </table:table-cell>
          <table:table-cell/>
          <table:table-cell table:style-name="ce2" table:formula="of:=IF([.H410]&lt;1000;IF([.I410]&gt;[.I409];0;[.G410]);IF(AND([.E410]&lt;[.E409]; [.E409]&lt;[.E408]);FLOOR(1000/[.E411];1)+[.G410];IF([.I410]&gt;[.I409];0;[.G410])))" office:value-type="float" office:value="36">
            <text:p>36.00</text:p>
          </table:table-cell>
          <table:table-cell table:formula="of:=IF([.G411]&lt;&gt;[.G410];[.H410]-([.E411]*([.G411]-[.G410]));[.H410])" office:value-type="float" office:value="974.210000000003">
            <text:p>974.21</text:p>
          </table:table-cell>
          <table:table-cell table:formula="of:=IF([.E411]&gt;[.I410];[.E411];[.I410])" office:value-type="float" office:value="157.47">
            <text:p>157.47</text:p>
          </table:table-cell>
          <table:table-cell table:formula="of:=IF([.H411]&lt;[.H410];[.J410]+1;[.J410])" office:value-type="float" office:value="30">
            <text:p>30.00</text:p>
          </table:table-cell>
          <table:table-cell table:number-columns-repeated="2"/>
          <table:table-cell table:formula="of:=IF([.C411]&gt;[.C410];[.M410]+1;0)" office:value-type="float" office:value="0">
            <text:p>0.00</text:p>
          </table:table-cell>
          <table:table-cell table:formula="of:=IF([.D411]&gt;[.D410];[.N410]+1;0)" office:value-type="float" office:value="0">
            <text:p>0.00</text:p>
          </table:table-cell>
          <table:table-cell table:formula="of:=IF([.E411]&gt;[.E410];[.O410]+1;0)" office:value-type="float" office:value="0">
            <text:p>0.00</text:p>
          </table:table-cell>
          <table:table-cell table:number-columns-repeated="5"/>
          <table:table-cell table:formula="of:=[.C411]&gt;[.C410]" office:value-type="float" office:value="0">
            <text:p>0.00</text:p>
          </table:table-cell>
          <table:table-cell table:formula="of:=[.D411]&gt;[.D410]" office:value-type="float" office:value="0">
            <text:p>0.00</text:p>
          </table:table-cell>
          <table:table-cell table:formula="of:=[.E411]&gt;[.E410]" office:value-type="float" office:value="0">
            <text:p>0.00</text:p>
          </table:table-cell>
          <table:table-cell table:formula="of:=IF(SUM([.U411:.W411])&gt;1;[.A41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11">
            <text:p>411.00</text:p>
          </table:table-cell>
          <table:table-cell/>
          <table:table-cell office:value-type="float" office:value="80.04">
            <text:p>80.04</text:p>
          </table:table-cell>
          <table:table-cell office:value-type="float" office:value="62.81">
            <text:p>62.81</text:p>
          </table:table-cell>
          <table:table-cell office:value-type="float" office:value="147.81">
            <text:p>147.81</text:p>
          </table:table-cell>
          <table:table-cell/>
          <table:table-cell table:style-name="ce2" table:formula="of:=IF([.H411]&lt;1000;IF([.I411]&gt;[.I410];0;[.G411]);IF(AND([.E411]&lt;[.E410]; [.E410]&lt;[.E409]);FLOOR(1000/[.E412];1)+[.G411];IF([.I411]&gt;[.I410];0;[.G411])))" office:value-type="float" office:value="36">
            <text:p>36.00</text:p>
          </table:table-cell>
          <table:table-cell table:formula="of:=IF([.G412]&lt;&gt;[.G411];[.H411]-([.E412]*([.G412]-[.G411]));[.H411])" office:value-type="float" office:value="974.210000000003">
            <text:p>974.21</text:p>
          </table:table-cell>
          <table:table-cell table:formula="of:=IF([.E412]&gt;[.I411];[.E412];[.I411])" office:value-type="float" office:value="157.47">
            <text:p>157.47</text:p>
          </table:table-cell>
          <table:table-cell table:formula="of:=IF([.H412]&lt;[.H411];[.J411]+1;[.J411])" office:value-type="float" office:value="30">
            <text:p>30.00</text:p>
          </table:table-cell>
          <table:table-cell table:number-columns-repeated="2"/>
          <table:table-cell table:formula="of:=IF([.C412]&gt;[.C411];[.M411]+1;0)" office:value-type="float" office:value="0">
            <text:p>0.00</text:p>
          </table:table-cell>
          <table:table-cell table:formula="of:=IF([.D412]&gt;[.D411];[.N411]+1;0)" office:value-type="float" office:value="1">
            <text:p>1.00</text:p>
          </table:table-cell>
          <table:table-cell table:formula="of:=IF([.E412]&gt;[.E411];[.O411]+1;0)" office:value-type="float" office:value="0">
            <text:p>0.00</text:p>
          </table:table-cell>
          <table:table-cell table:number-columns-repeated="5"/>
          <table:table-cell table:formula="of:=[.C412]&gt;[.C411]" office:value-type="float" office:value="0">
            <text:p>0.00</text:p>
          </table:table-cell>
          <table:table-cell table:formula="of:=[.D412]&gt;[.D411]" office:value-type="float" office:value="1">
            <text:p>1.00</text:p>
          </table:table-cell>
          <table:table-cell table:formula="of:=[.E412]&gt;[.E411]" office:value-type="float" office:value="0">
            <text:p>0.00</text:p>
          </table:table-cell>
          <table:table-cell table:formula="of:=IF(SUM([.U412:.W412])&gt;1;[.A41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12">
            <text:p>412.00</text:p>
          </table:table-cell>
          <table:table-cell/>
          <table:table-cell office:value-type="float" office:value="81.96">
            <text:p>81.96</text:p>
          </table:table-cell>
          <table:table-cell office:value-type="float" office:value="62.35">
            <text:p>62.35</text:p>
          </table:table-cell>
          <table:table-cell office:value-type="float" office:value="145.85">
            <text:p>145.85</text:p>
          </table:table-cell>
          <table:table-cell/>
          <table:table-cell table:style-name="ce2" table:formula="of:=IF([.H412]&lt;1000;IF([.I412]&gt;[.I411];0;[.G412]);IF(AND([.E412]&lt;[.E411]; [.E411]&lt;[.E410]);FLOOR(1000/[.E413];1)+[.G412];IF([.I412]&gt;[.I411];0;[.G412])))" office:value-type="float" office:value="36">
            <text:p>36.00</text:p>
          </table:table-cell>
          <table:table-cell table:formula="of:=IF([.G413]&lt;&gt;[.G412];[.H412]-([.E413]*([.G413]-[.G412]));[.H412])" office:value-type="float" office:value="974.210000000003">
            <text:p>974.21</text:p>
          </table:table-cell>
          <table:table-cell table:formula="of:=IF([.E413]&gt;[.I412];[.E413];[.I412])" office:value-type="float" office:value="157.47">
            <text:p>157.47</text:p>
          </table:table-cell>
          <table:table-cell table:formula="of:=IF([.H413]&lt;[.H412];[.J412]+1;[.J412])" office:value-type="float" office:value="30">
            <text:p>30.00</text:p>
          </table:table-cell>
          <table:table-cell table:number-columns-repeated="2"/>
          <table:table-cell table:formula="of:=IF([.C413]&gt;[.C412];[.M412]+1;0)" office:value-type="float" office:value="1">
            <text:p>1.00</text:p>
          </table:table-cell>
          <table:table-cell table:formula="of:=IF([.D413]&gt;[.D412];[.N412]+1;0)" office:value-type="float" office:value="0">
            <text:p>0.00</text:p>
          </table:table-cell>
          <table:table-cell table:formula="of:=IF([.E413]&gt;[.E412];[.O412]+1;0)" office:value-type="float" office:value="0">
            <text:p>0.00</text:p>
          </table:table-cell>
          <table:table-cell table:number-columns-repeated="5"/>
          <table:table-cell table:formula="of:=[.C413]&gt;[.C412]" office:value-type="float" office:value="1">
            <text:p>1.00</text:p>
          </table:table-cell>
          <table:table-cell table:formula="of:=[.D413]&gt;[.D412]" office:value-type="float" office:value="0">
            <text:p>0.00</text:p>
          </table:table-cell>
          <table:table-cell table:formula="of:=[.E413]&gt;[.E412]" office:value-type="float" office:value="0">
            <text:p>0.00</text:p>
          </table:table-cell>
          <table:table-cell table:formula="of:=IF(SUM([.U413:.W413])&gt;1;[.A41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13">
            <text:p>413.00</text:p>
          </table:table-cell>
          <table:table-cell/>
          <table:table-cell office:value-type="float" office:value="82.73">
            <text:p>82.73</text:p>
          </table:table-cell>
          <table:table-cell office:value-type="float" office:value="61.53">
            <text:p>61.53</text:p>
          </table:table-cell>
          <table:table-cell office:value-type="float" office:value="147.65">
            <text:p>147.65</text:p>
          </table:table-cell>
          <table:table-cell/>
          <table:table-cell table:style-name="ce2" table:formula="of:=IF([.H413]&lt;1000;IF([.I413]&gt;[.I412];0;[.G413]);IF(AND([.E413]&lt;[.E412]; [.E412]&lt;[.E411]);FLOOR(1000/[.E414];1)+[.G413];IF([.I413]&gt;[.I412];0;[.G413])))" office:value-type="float" office:value="36">
            <text:p>36.00</text:p>
          </table:table-cell>
          <table:table-cell table:formula="of:=IF([.G414]&lt;&gt;[.G413];[.H413]-([.E414]*([.G414]-[.G413]));[.H413])" office:value-type="float" office:value="974.210000000003">
            <text:p>974.21</text:p>
          </table:table-cell>
          <table:table-cell table:formula="of:=IF([.E414]&gt;[.I413];[.E414];[.I413])" office:value-type="float" office:value="157.47">
            <text:p>157.47</text:p>
          </table:table-cell>
          <table:table-cell table:formula="of:=IF([.H414]&lt;[.H413];[.J413]+1;[.J413])" office:value-type="float" office:value="30">
            <text:p>30.00</text:p>
          </table:table-cell>
          <table:table-cell table:number-columns-repeated="2"/>
          <table:table-cell table:formula="of:=IF([.C414]&gt;[.C413];[.M413]+1;0)" office:value-type="float" office:value="2">
            <text:p>2.00</text:p>
          </table:table-cell>
          <table:table-cell table:formula="of:=IF([.D414]&gt;[.D413];[.N413]+1;0)" office:value-type="float" office:value="0">
            <text:p>0.00</text:p>
          </table:table-cell>
          <table:table-cell table:formula="of:=IF([.E414]&gt;[.E413];[.O413]+1;0)" office:value-type="float" office:value="1">
            <text:p>1.00</text:p>
          </table:table-cell>
          <table:table-cell table:number-columns-repeated="5"/>
          <table:table-cell table:formula="of:=[.C414]&gt;[.C413]" office:value-type="float" office:value="1">
            <text:p>1.00</text:p>
          </table:table-cell>
          <table:table-cell table:formula="of:=[.D414]&gt;[.D413]" office:value-type="float" office:value="0">
            <text:p>0.00</text:p>
          </table:table-cell>
          <table:table-cell table:formula="of:=[.E414]&gt;[.E413]" office:value-type="float" office:value="1">
            <text:p>1.00</text:p>
          </table:table-cell>
          <table:table-cell table:formula="of:=IF(SUM([.U414:.W414])&gt;1;[.A414];&quot;-&quot;)" office:value-type="float" office:value="413">
            <text:p>413.00</text:p>
          </table:table-cell>
          <table:table-cell table:number-columns-repeated="1000"/>
        </table:table-row>
        <table:table-row table:style-name="ro1">
          <table:table-cell office:value-type="float" office:value="414">
            <text:p>414.00</text:p>
          </table:table-cell>
          <table:table-cell/>
          <table:table-cell office:value-type="float" office:value="81.6">
            <text:p>81.60</text:p>
          </table:table-cell>
          <table:table-cell office:value-type="float" office:value="61.16">
            <text:p>61.16</text:p>
          </table:table-cell>
          <table:table-cell office:value-type="float" office:value="148">
            <text:p>148.00</text:p>
          </table:table-cell>
          <table:table-cell/>
          <table:table-cell table:style-name="ce2" table:formula="of:=IF([.H414]&lt;1000;IF([.I414]&gt;[.I413];0;[.G414]);IF(AND([.E414]&lt;[.E413]; [.E413]&lt;[.E412]);FLOOR(1000/[.E415];1)+[.G414];IF([.I414]&gt;[.I413];0;[.G414])))" office:value-type="float" office:value="36">
            <text:p>36.00</text:p>
          </table:table-cell>
          <table:table-cell table:formula="of:=IF([.G415]&lt;&gt;[.G414];[.H414]-([.E415]*([.G415]-[.G414]));[.H414])" office:value-type="float" office:value="974.210000000003">
            <text:p>974.21</text:p>
          </table:table-cell>
          <table:table-cell table:formula="of:=IF([.E415]&gt;[.I414];[.E415];[.I414])" office:value-type="float" office:value="157.47">
            <text:p>157.47</text:p>
          </table:table-cell>
          <table:table-cell table:formula="of:=IF([.H415]&lt;[.H414];[.J414]+1;[.J414])" office:value-type="float" office:value="30">
            <text:p>30.00</text:p>
          </table:table-cell>
          <table:table-cell table:number-columns-repeated="2"/>
          <table:table-cell table:formula="of:=IF([.C415]&gt;[.C414];[.M414]+1;0)" office:value-type="float" office:value="0">
            <text:p>0.00</text:p>
          </table:table-cell>
          <table:table-cell table:formula="of:=IF([.D415]&gt;[.D414];[.N414]+1;0)" office:value-type="float" office:value="0">
            <text:p>0.00</text:p>
          </table:table-cell>
          <table:table-cell table:formula="of:=IF([.E415]&gt;[.E414];[.O414]+1;0)" office:value-type="float" office:value="2">
            <text:p>2.00</text:p>
          </table:table-cell>
          <table:table-cell table:number-columns-repeated="5"/>
          <table:table-cell table:formula="of:=[.C415]&gt;[.C414]" office:value-type="float" office:value="0">
            <text:p>0.00</text:p>
          </table:table-cell>
          <table:table-cell table:formula="of:=[.D415]&gt;[.D414]" office:value-type="float" office:value="0">
            <text:p>0.00</text:p>
          </table:table-cell>
          <table:table-cell table:formula="of:=[.E415]&gt;[.E414]" office:value-type="float" office:value="1">
            <text:p>1.00</text:p>
          </table:table-cell>
          <table:table-cell table:formula="of:=IF(SUM([.U415:.W415])&gt;1;[.A41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15">
            <text:p>415.00</text:p>
          </table:table-cell>
          <table:table-cell/>
          <table:table-cell office:value-type="float" office:value="80.37">
            <text:p>80.37</text:p>
          </table:table-cell>
          <table:table-cell office:value-type="float" office:value="60.65">
            <text:p>60.65</text:p>
          </table:table-cell>
          <table:table-cell office:value-type="float" office:value="149.16">
            <text:p>149.16</text:p>
          </table:table-cell>
          <table:table-cell/>
          <table:table-cell table:style-name="ce2" table:formula="of:=IF([.H415]&lt;1000;IF([.I415]&gt;[.I414];0;[.G415]);IF(AND([.E415]&lt;[.E414]; [.E414]&lt;[.E413]);FLOOR(1000/[.E416];1)+[.G415];IF([.I415]&gt;[.I414];0;[.G415])))" office:value-type="float" office:value="36">
            <text:p>36.00</text:p>
          </table:table-cell>
          <table:table-cell table:formula="of:=IF([.G416]&lt;&gt;[.G415];[.H415]-([.E416]*([.G416]-[.G415]));[.H415])" office:value-type="float" office:value="974.210000000003">
            <text:p>974.21</text:p>
          </table:table-cell>
          <table:table-cell table:formula="of:=IF([.E416]&gt;[.I415];[.E416];[.I415])" office:value-type="float" office:value="157.47">
            <text:p>157.47</text:p>
          </table:table-cell>
          <table:table-cell table:formula="of:=IF([.H416]&lt;[.H415];[.J415]+1;[.J415])" office:value-type="float" office:value="30">
            <text:p>30.00</text:p>
          </table:table-cell>
          <table:table-cell table:number-columns-repeated="2"/>
          <table:table-cell table:formula="of:=IF([.C416]&gt;[.C415];[.M415]+1;0)" office:value-type="float" office:value="0">
            <text:p>0.00</text:p>
          </table:table-cell>
          <table:table-cell table:formula="of:=IF([.D416]&gt;[.D415];[.N415]+1;0)" office:value-type="float" office:value="0">
            <text:p>0.00</text:p>
          </table:table-cell>
          <table:table-cell table:formula="of:=IF([.E416]&gt;[.E415];[.O415]+1;0)" office:value-type="float" office:value="3">
            <text:p>3.00</text:p>
          </table:table-cell>
          <table:table-cell table:number-columns-repeated="5"/>
          <table:table-cell table:formula="of:=[.C416]&gt;[.C415]" office:value-type="float" office:value="0">
            <text:p>0.00</text:p>
          </table:table-cell>
          <table:table-cell table:formula="of:=[.D416]&gt;[.D415]" office:value-type="float" office:value="0">
            <text:p>0.00</text:p>
          </table:table-cell>
          <table:table-cell table:formula="of:=[.E416]&gt;[.E415]" office:value-type="float" office:value="1">
            <text:p>1.00</text:p>
          </table:table-cell>
          <table:table-cell table:formula="of:=IF(SUM([.U416:.W416])&gt;1;[.A41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16">
            <text:p>416.00</text:p>
          </table:table-cell>
          <table:table-cell/>
          <table:table-cell office:value-type="float" office:value="82.29">
            <text:p>82.29</text:p>
          </table:table-cell>
          <table:table-cell office:value-type="float" office:value="59.06">
            <text:p>59.06</text:p>
          </table:table-cell>
          <table:table-cell office:value-type="float" office:value="148.12">
            <text:p>148.12</text:p>
          </table:table-cell>
          <table:table-cell/>
          <table:table-cell table:style-name="ce2" table:formula="of:=IF([.H416]&lt;1000;IF([.I416]&gt;[.I415];0;[.G416]);IF(AND([.E416]&lt;[.E415]; [.E415]&lt;[.E414]);FLOOR(1000/[.E417];1)+[.G416];IF([.I416]&gt;[.I415];0;[.G416])))" office:value-type="float" office:value="36">
            <text:p>36.00</text:p>
          </table:table-cell>
          <table:table-cell table:formula="of:=IF([.G417]&lt;&gt;[.G416];[.H416]-([.E417]*([.G417]-[.G416]));[.H416])" office:value-type="float" office:value="974.210000000003">
            <text:p>974.21</text:p>
          </table:table-cell>
          <table:table-cell table:formula="of:=IF([.E417]&gt;[.I416];[.E417];[.I416])" office:value-type="float" office:value="157.47">
            <text:p>157.47</text:p>
          </table:table-cell>
          <table:table-cell table:formula="of:=IF([.H417]&lt;[.H416];[.J416]+1;[.J416])" office:value-type="float" office:value="30">
            <text:p>30.00</text:p>
          </table:table-cell>
          <table:table-cell table:number-columns-repeated="2"/>
          <table:table-cell table:formula="of:=IF([.C417]&gt;[.C416];[.M416]+1;0)" office:value-type="float" office:value="1">
            <text:p>1.00</text:p>
          </table:table-cell>
          <table:table-cell table:formula="of:=IF([.D417]&gt;[.D416];[.N416]+1;0)" office:value-type="float" office:value="0">
            <text:p>0.00</text:p>
          </table:table-cell>
          <table:table-cell table:formula="of:=IF([.E417]&gt;[.E416];[.O416]+1;0)" office:value-type="float" office:value="0">
            <text:p>0.00</text:p>
          </table:table-cell>
          <table:table-cell table:number-columns-repeated="5"/>
          <table:table-cell table:formula="of:=[.C417]&gt;[.C416]" office:value-type="float" office:value="1">
            <text:p>1.00</text:p>
          </table:table-cell>
          <table:table-cell table:formula="of:=[.D417]&gt;[.D416]" office:value-type="float" office:value="0">
            <text:p>0.00</text:p>
          </table:table-cell>
          <table:table-cell table:formula="of:=[.E417]&gt;[.E416]" office:value-type="float" office:value="0">
            <text:p>0.00</text:p>
          </table:table-cell>
          <table:table-cell table:formula="of:=IF(SUM([.U417:.W417])&gt;1;[.A41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17">
            <text:p>417.00</text:p>
          </table:table-cell>
          <table:table-cell/>
          <table:table-cell office:value-type="float" office:value="83.24">
            <text:p>83.24</text:p>
          </table:table-cell>
          <table:table-cell office:value-type="float" office:value="61.49">
            <text:p>61.49</text:p>
          </table:table-cell>
          <table:table-cell office:value-type="float" office:value="146.75">
            <text:p>146.75</text:p>
          </table:table-cell>
          <table:table-cell/>
          <table:table-cell table:style-name="ce2" table:formula="of:=IF([.H417]&lt;1000;IF([.I417]&gt;[.I416];0;[.G417]);IF(AND([.E417]&lt;[.E416]; [.E416]&lt;[.E415]);FLOOR(1000/[.E418];1)+[.G417];IF([.I417]&gt;[.I416];0;[.G417])))" office:value-type="float" office:value="36">
            <text:p>36.00</text:p>
          </table:table-cell>
          <table:table-cell table:formula="of:=IF([.G418]&lt;&gt;[.G417];[.H417]-([.E418]*([.G418]-[.G417]));[.H417])" office:value-type="float" office:value="974.210000000003">
            <text:p>974.21</text:p>
          </table:table-cell>
          <table:table-cell table:formula="of:=IF([.E418]&gt;[.I417];[.E418];[.I417])" office:value-type="float" office:value="157.47">
            <text:p>157.47</text:p>
          </table:table-cell>
          <table:table-cell table:formula="of:=IF([.H418]&lt;[.H417];[.J417]+1;[.J417])" office:value-type="float" office:value="30">
            <text:p>30.00</text:p>
          </table:table-cell>
          <table:table-cell table:number-columns-repeated="2"/>
          <table:table-cell table:formula="of:=IF([.C418]&gt;[.C417];[.M417]+1;0)" office:value-type="float" office:value="2">
            <text:p>2.00</text:p>
          </table:table-cell>
          <table:table-cell table:formula="of:=IF([.D418]&gt;[.D417];[.N417]+1;0)" office:value-type="float" office:value="1">
            <text:p>1.00</text:p>
          </table:table-cell>
          <table:table-cell table:formula="of:=IF([.E418]&gt;[.E417];[.O417]+1;0)" office:value-type="float" office:value="0">
            <text:p>0.00</text:p>
          </table:table-cell>
          <table:table-cell table:number-columns-repeated="5"/>
          <table:table-cell table:formula="of:=[.C418]&gt;[.C417]" office:value-type="float" office:value="1">
            <text:p>1.00</text:p>
          </table:table-cell>
          <table:table-cell table:formula="of:=[.D418]&gt;[.D417]" office:value-type="float" office:value="1">
            <text:p>1.00</text:p>
          </table:table-cell>
          <table:table-cell table:formula="of:=[.E418]&gt;[.E417]" office:value-type="float" office:value="0">
            <text:p>0.00</text:p>
          </table:table-cell>
          <table:table-cell table:formula="of:=IF(SUM([.U418:.W418])&gt;1;[.A418];&quot;-&quot;)" office:value-type="float" office:value="417">
            <text:p>417.00</text:p>
          </table:table-cell>
          <table:table-cell table:number-columns-repeated="1000"/>
        </table:table-row>
        <table:table-row table:style-name="ro1">
          <table:table-cell office:value-type="float" office:value="418">
            <text:p>418.00</text:p>
          </table:table-cell>
          <table:table-cell/>
          <table:table-cell office:value-type="float" office:value="85.09">
            <text:p>85.09</text:p>
          </table:table-cell>
          <table:table-cell office:value-type="float" office:value="64.21">
            <text:p>64.21</text:p>
          </table:table-cell>
          <table:table-cell office:value-type="float" office:value="148.88">
            <text:p>148.88</text:p>
          </table:table-cell>
          <table:table-cell/>
          <table:table-cell table:style-name="ce2" table:formula="of:=IF([.H418]&lt;1000;IF([.I418]&gt;[.I417];0;[.G418]);IF(AND([.E418]&lt;[.E417]; [.E417]&lt;[.E416]);FLOOR(1000/[.E419];1)+[.G418];IF([.I418]&gt;[.I417];0;[.G418])))" office:value-type="float" office:value="36">
            <text:p>36.00</text:p>
          </table:table-cell>
          <table:table-cell table:formula="of:=IF([.G419]&lt;&gt;[.G418];[.H418]-([.E419]*([.G419]-[.G418]));[.H418])" office:value-type="float" office:value="974.210000000003">
            <text:p>974.21</text:p>
          </table:table-cell>
          <table:table-cell table:formula="of:=IF([.E419]&gt;[.I418];[.E419];[.I418])" office:value-type="float" office:value="157.47">
            <text:p>157.47</text:p>
          </table:table-cell>
          <table:table-cell table:formula="of:=IF([.H419]&lt;[.H418];[.J418]+1;[.J418])" office:value-type="float" office:value="30">
            <text:p>30.00</text:p>
          </table:table-cell>
          <table:table-cell table:number-columns-repeated="2"/>
          <table:table-cell table:formula="of:=IF([.C419]&gt;[.C418];[.M418]+1;0)" office:value-type="float" office:value="3">
            <text:p>3.00</text:p>
          </table:table-cell>
          <table:table-cell table:formula="of:=IF([.D419]&gt;[.D418];[.N418]+1;0)" office:value-type="float" office:value="2">
            <text:p>2.00</text:p>
          </table:table-cell>
          <table:table-cell table:formula="of:=IF([.E419]&gt;[.E418];[.O418]+1;0)" office:value-type="float" office:value="1">
            <text:p>1.00</text:p>
          </table:table-cell>
          <table:table-cell table:number-columns-repeated="5"/>
          <table:table-cell table:formula="of:=[.C419]&gt;[.C418]" office:value-type="float" office:value="1">
            <text:p>1.00</text:p>
          </table:table-cell>
          <table:table-cell table:formula="of:=[.D419]&gt;[.D418]" office:value-type="float" office:value="1">
            <text:p>1.00</text:p>
          </table:table-cell>
          <table:table-cell table:formula="of:=[.E419]&gt;[.E418]" office:value-type="float" office:value="1">
            <text:p>1.00</text:p>
          </table:table-cell>
          <table:table-cell table:formula="of:=IF(SUM([.U419:.W419])&gt;1;[.A419];&quot;-&quot;)" office:value-type="float" office:value="418">
            <text:p>418.00</text:p>
          </table:table-cell>
          <table:table-cell table:number-columns-repeated="1000"/>
        </table:table-row>
        <table:table-row table:style-name="ro1">
          <table:table-cell office:value-type="float" office:value="419">
            <text:p>419.00</text:p>
          </table:table-cell>
          <table:table-cell/>
          <table:table-cell office:value-type="float" office:value="85.26">
            <text:p>85.26</text:p>
          </table:table-cell>
          <table:table-cell office:value-type="float" office:value="64.11">
            <text:p>64.11</text:p>
          </table:table-cell>
          <table:table-cell office:value-type="float" office:value="150.14">
            <text:p>150.14</text:p>
          </table:table-cell>
          <table:table-cell/>
          <table:table-cell table:style-name="ce2" table:formula="of:=IF([.H419]&lt;1000;IF([.I419]&gt;[.I418];0;[.G419]);IF(AND([.E419]&lt;[.E418]; [.E418]&lt;[.E417]);FLOOR(1000/[.E420];1)+[.G419];IF([.I419]&gt;[.I418];0;[.G419])))" office:value-type="float" office:value="36">
            <text:p>36.00</text:p>
          </table:table-cell>
          <table:table-cell table:formula="of:=IF([.G420]&lt;&gt;[.G419];[.H419]-([.E420]*([.G420]-[.G419]));[.H419])" office:value-type="float" office:value="974.210000000003">
            <text:p>974.21</text:p>
          </table:table-cell>
          <table:table-cell table:formula="of:=IF([.E420]&gt;[.I419];[.E420];[.I419])" office:value-type="float" office:value="157.47">
            <text:p>157.47</text:p>
          </table:table-cell>
          <table:table-cell table:formula="of:=IF([.H420]&lt;[.H419];[.J419]+1;[.J419])" office:value-type="float" office:value="30">
            <text:p>30.00</text:p>
          </table:table-cell>
          <table:table-cell table:number-columns-repeated="2"/>
          <table:table-cell table:formula="of:=IF([.C420]&gt;[.C419];[.M419]+1;0)" office:value-type="float" office:value="4">
            <text:p>4.00</text:p>
          </table:table-cell>
          <table:table-cell table:formula="of:=IF([.D420]&gt;[.D419];[.N419]+1;0)" office:value-type="float" office:value="0">
            <text:p>0.00</text:p>
          </table:table-cell>
          <table:table-cell table:formula="of:=IF([.E420]&gt;[.E419];[.O419]+1;0)" office:value-type="float" office:value="2">
            <text:p>2.00</text:p>
          </table:table-cell>
          <table:table-cell table:number-columns-repeated="5"/>
          <table:table-cell table:formula="of:=[.C420]&gt;[.C419]" office:value-type="float" office:value="1">
            <text:p>1.00</text:p>
          </table:table-cell>
          <table:table-cell table:formula="of:=[.D420]&gt;[.D419]" office:value-type="float" office:value="0">
            <text:p>0.00</text:p>
          </table:table-cell>
          <table:table-cell table:formula="of:=[.E420]&gt;[.E419]" office:value-type="float" office:value="1">
            <text:p>1.00</text:p>
          </table:table-cell>
          <table:table-cell table:formula="of:=IF(SUM([.U420:.W420])&gt;1;[.A420];&quot;-&quot;)" office:value-type="float" office:value="419">
            <text:p>419.00</text:p>
          </table:table-cell>
          <table:table-cell table:number-columns-repeated="1000"/>
        </table:table-row>
        <table:table-row table:style-name="ro1">
          <table:table-cell office:value-type="float" office:value="420">
            <text:p>420.00</text:p>
          </table:table-cell>
          <table:table-cell/>
          <table:table-cell office:value-type="float" office:value="87.45">
            <text:p>87.45</text:p>
          </table:table-cell>
          <table:table-cell office:value-type="float" office:value="63.4">
            <text:p>63.40</text:p>
          </table:table-cell>
          <table:table-cell office:value-type="float" office:value="149.12">
            <text:p>149.12</text:p>
          </table:table-cell>
          <table:table-cell/>
          <table:table-cell table:style-name="ce2" table:formula="of:=IF([.H420]&lt;1000;IF([.I420]&gt;[.I419];0;[.G420]);IF(AND([.E420]&lt;[.E419]; [.E419]&lt;[.E418]);FLOOR(1000/[.E421];1)+[.G420];IF([.I420]&gt;[.I419];0;[.G420])))" office:value-type="float" office:value="36">
            <text:p>36.00</text:p>
          </table:table-cell>
          <table:table-cell table:formula="of:=IF([.G421]&lt;&gt;[.G420];[.H420]-([.E421]*([.G421]-[.G420]));[.H420])" office:value-type="float" office:value="974.210000000003">
            <text:p>974.21</text:p>
          </table:table-cell>
          <table:table-cell table:formula="of:=IF([.E421]&gt;[.I420];[.E421];[.I420])" office:value-type="float" office:value="157.47">
            <text:p>157.47</text:p>
          </table:table-cell>
          <table:table-cell table:formula="of:=IF([.H421]&lt;[.H420];[.J420]+1;[.J420])" office:value-type="float" office:value="30">
            <text:p>30.00</text:p>
          </table:table-cell>
          <table:table-cell table:number-columns-repeated="2"/>
          <table:table-cell table:formula="of:=IF([.C421]&gt;[.C420];[.M420]+1;0)" office:value-type="float" office:value="5">
            <text:p>5.00</text:p>
          </table:table-cell>
          <table:table-cell table:formula="of:=IF([.D421]&gt;[.D420];[.N420]+1;0)" office:value-type="float" office:value="0">
            <text:p>0.00</text:p>
          </table:table-cell>
          <table:table-cell table:formula="of:=IF([.E421]&gt;[.E420];[.O420]+1;0)" office:value-type="float" office:value="0">
            <text:p>0.00</text:p>
          </table:table-cell>
          <table:table-cell table:number-columns-repeated="5"/>
          <table:table-cell table:formula="of:=[.C421]&gt;[.C420]" office:value-type="float" office:value="1">
            <text:p>1.00</text:p>
          </table:table-cell>
          <table:table-cell table:formula="of:=[.D421]&gt;[.D420]" office:value-type="float" office:value="0">
            <text:p>0.00</text:p>
          </table:table-cell>
          <table:table-cell table:formula="of:=[.E421]&gt;[.E420]" office:value-type="float" office:value="0">
            <text:p>0.00</text:p>
          </table:table-cell>
          <table:table-cell table:formula="of:=IF(SUM([.U421:.W421])&gt;1;[.A42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21">
            <text:p>421.00</text:p>
          </table:table-cell>
          <table:table-cell/>
          <table:table-cell office:value-type="float" office:value="89.82">
            <text:p>89.82</text:p>
          </table:table-cell>
          <table:table-cell office:value-type="float" office:value="61.83">
            <text:p>61.83</text:p>
          </table:table-cell>
          <table:table-cell office:value-type="float" office:value="147.93">
            <text:p>147.93</text:p>
          </table:table-cell>
          <table:table-cell/>
          <table:table-cell table:style-name="ce2" table:formula="of:=IF([.H421]&lt;1000;IF([.I421]&gt;[.I420];0;[.G421]);IF(AND([.E421]&lt;[.E420]; [.E420]&lt;[.E419]);FLOOR(1000/[.E422];1)+[.G421];IF([.I421]&gt;[.I420];0;[.G421])))" office:value-type="float" office:value="36">
            <text:p>36.00</text:p>
          </table:table-cell>
          <table:table-cell table:formula="of:=IF([.G422]&lt;&gt;[.G421];[.H421]-([.E422]*([.G422]-[.G421]));[.H421])" office:value-type="float" office:value="974.210000000003">
            <text:p>974.21</text:p>
          </table:table-cell>
          <table:table-cell table:formula="of:=IF([.E422]&gt;[.I421];[.E422];[.I421])" office:value-type="float" office:value="157.47">
            <text:p>157.47</text:p>
          </table:table-cell>
          <table:table-cell table:formula="of:=IF([.H422]&lt;[.H421];[.J421]+1;[.J421])" office:value-type="float" office:value="30">
            <text:p>30.00</text:p>
          </table:table-cell>
          <table:table-cell table:number-columns-repeated="2"/>
          <table:table-cell table:formula="of:=IF([.C422]&gt;[.C421];[.M421]+1;0)" office:value-type="float" office:value="6">
            <text:p>6.00</text:p>
          </table:table-cell>
          <table:table-cell table:formula="of:=IF([.D422]&gt;[.D421];[.N421]+1;0)" office:value-type="float" office:value="0">
            <text:p>0.00</text:p>
          </table:table-cell>
          <table:table-cell table:formula="of:=IF([.E422]&gt;[.E421];[.O421]+1;0)" office:value-type="float" office:value="0">
            <text:p>0.00</text:p>
          </table:table-cell>
          <table:table-cell table:number-columns-repeated="5"/>
          <table:table-cell table:formula="of:=[.C422]&gt;[.C421]" office:value-type="float" office:value="1">
            <text:p>1.00</text:p>
          </table:table-cell>
          <table:table-cell table:formula="of:=[.D422]&gt;[.D421]" office:value-type="float" office:value="0">
            <text:p>0.00</text:p>
          </table:table-cell>
          <table:table-cell table:formula="of:=[.E422]&gt;[.E421]" office:value-type="float" office:value="0">
            <text:p>0.00</text:p>
          </table:table-cell>
          <table:table-cell table:formula="of:=IF(SUM([.U422:.W422])&gt;1;[.A42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22">
            <text:p>422.00</text:p>
          </table:table-cell>
          <table:table-cell/>
          <table:table-cell office:value-type="float" office:value="91.95">
            <text:p>91.95</text:p>
          </table:table-cell>
          <table:table-cell office:value-type="float" office:value="59.96">
            <text:p>59.96</text:p>
          </table:table-cell>
          <table:table-cell office:value-type="float" office:value="145.99">
            <text:p>145.99</text:p>
          </table:table-cell>
          <table:table-cell/>
          <table:table-cell table:style-name="ce2" table:formula="of:=IF([.H422]&lt;1000;IF([.I422]&gt;[.I421];0;[.G422]);IF(AND([.E422]&lt;[.E421]; [.E421]&lt;[.E420]);FLOOR(1000/[.E423];1)+[.G422];IF([.I422]&gt;[.I421];0;[.G422])))" office:value-type="float" office:value="36">
            <text:p>36.00</text:p>
          </table:table-cell>
          <table:table-cell table:formula="of:=IF([.G423]&lt;&gt;[.G422];[.H422]-([.E423]*([.G423]-[.G422]));[.H422])" office:value-type="float" office:value="974.210000000003">
            <text:p>974.21</text:p>
          </table:table-cell>
          <table:table-cell table:formula="of:=IF([.E423]&gt;[.I422];[.E423];[.I422])" office:value-type="float" office:value="157.47">
            <text:p>157.47</text:p>
          </table:table-cell>
          <table:table-cell table:formula="of:=IF([.H423]&lt;[.H422];[.J422]+1;[.J422])" office:value-type="float" office:value="30">
            <text:p>30.00</text:p>
          </table:table-cell>
          <table:table-cell table:number-columns-repeated="2"/>
          <table:table-cell table:formula="of:=IF([.C423]&gt;[.C422];[.M422]+1;0)" office:value-type="float" office:value="7">
            <text:p>7.00</text:p>
          </table:table-cell>
          <table:table-cell table:formula="of:=IF([.D423]&gt;[.D422];[.N422]+1;0)" office:value-type="float" office:value="0">
            <text:p>0.00</text:p>
          </table:table-cell>
          <table:table-cell table:formula="of:=IF([.E423]&gt;[.E422];[.O422]+1;0)" office:value-type="float" office:value="0">
            <text:p>0.00</text:p>
          </table:table-cell>
          <table:table-cell table:number-columns-repeated="5"/>
          <table:table-cell table:formula="of:=[.C423]&gt;[.C422]" office:value-type="float" office:value="1">
            <text:p>1.00</text:p>
          </table:table-cell>
          <table:table-cell table:formula="of:=[.D423]&gt;[.D422]" office:value-type="float" office:value="0">
            <text:p>0.00</text:p>
          </table:table-cell>
          <table:table-cell table:formula="of:=[.E423]&gt;[.E422]" office:value-type="float" office:value="0">
            <text:p>0.00</text:p>
          </table:table-cell>
          <table:table-cell table:formula="of:=IF(SUM([.U423:.W423])&gt;1;[.A42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23">
            <text:p>423.00</text:p>
          </table:table-cell>
          <table:table-cell/>
          <table:table-cell office:value-type="float" office:value="94.23">
            <text:p>94.23</text:p>
          </table:table-cell>
          <table:table-cell office:value-type="float" office:value="59.02">
            <text:p>59.02</text:p>
          </table:table-cell>
          <table:table-cell office:value-type="float" office:value="144.71">
            <text:p>144.71</text:p>
          </table:table-cell>
          <table:table-cell/>
          <table:table-cell table:style-name="ce2" table:formula="of:=IF([.H423]&lt;1000;IF([.I423]&gt;[.I422];0;[.G423]);IF(AND([.E423]&lt;[.E422]; [.E422]&lt;[.E421]);FLOOR(1000/[.E424];1)+[.G423];IF([.I423]&gt;[.I422];0;[.G423])))" office:value-type="float" office:value="36">
            <text:p>36.00</text:p>
          </table:table-cell>
          <table:table-cell table:formula="of:=IF([.G424]&lt;&gt;[.G423];[.H423]-([.E424]*([.G424]-[.G423]));[.H423])" office:value-type="float" office:value="974.210000000003">
            <text:p>974.21</text:p>
          </table:table-cell>
          <table:table-cell table:formula="of:=IF([.E424]&gt;[.I423];[.E424];[.I423])" office:value-type="float" office:value="157.47">
            <text:p>157.47</text:p>
          </table:table-cell>
          <table:table-cell table:formula="of:=IF([.H424]&lt;[.H423];[.J423]+1;[.J423])" office:value-type="float" office:value="30">
            <text:p>30.00</text:p>
          </table:table-cell>
          <table:table-cell table:number-columns-repeated="2"/>
          <table:table-cell table:formula="of:=IF([.C424]&gt;[.C423];[.M423]+1;0)" office:value-type="float" office:value="8">
            <text:p>8.00</text:p>
          </table:table-cell>
          <table:table-cell table:formula="of:=IF([.D424]&gt;[.D423];[.N423]+1;0)" office:value-type="float" office:value="0">
            <text:p>0.00</text:p>
          </table:table-cell>
          <table:table-cell table:formula="of:=IF([.E424]&gt;[.E423];[.O423]+1;0)" office:value-type="float" office:value="0">
            <text:p>0.00</text:p>
          </table:table-cell>
          <table:table-cell table:number-columns-repeated="5"/>
          <table:table-cell table:formula="of:=[.C424]&gt;[.C423]" office:value-type="float" office:value="1">
            <text:p>1.00</text:p>
          </table:table-cell>
          <table:table-cell table:formula="of:=[.D424]&gt;[.D423]" office:value-type="float" office:value="0">
            <text:p>0.00</text:p>
          </table:table-cell>
          <table:table-cell table:formula="of:=[.E424]&gt;[.E423]" office:value-type="float" office:value="0">
            <text:p>0.00</text:p>
          </table:table-cell>
          <table:table-cell table:formula="of:=IF(SUM([.U424:.W424])&gt;1;[.A42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24">
            <text:p>424.00</text:p>
          </table:table-cell>
          <table:table-cell/>
          <table:table-cell office:value-type="float" office:value="93.11">
            <text:p>93.11</text:p>
          </table:table-cell>
          <table:table-cell office:value-type="float" office:value="57.84">
            <text:p>57.84</text:p>
          </table:table-cell>
          <table:table-cell office:value-type="float" office:value="145.03">
            <text:p>145.03</text:p>
          </table:table-cell>
          <table:table-cell/>
          <table:table-cell table:style-name="ce2" table:formula="of:=IF([.H424]&lt;1000;IF([.I424]&gt;[.I423];0;[.G424]);IF(AND([.E424]&lt;[.E423]; [.E423]&lt;[.E422]);FLOOR(1000/[.E425];1)+[.G424];IF([.I424]&gt;[.I423];0;[.G424])))" office:value-type="float" office:value="36">
            <text:p>36.00</text:p>
          </table:table-cell>
          <table:table-cell table:formula="of:=IF([.G425]&lt;&gt;[.G424];[.H424]-([.E425]*([.G425]-[.G424]));[.H424])" office:value-type="float" office:value="974.210000000003">
            <text:p>974.21</text:p>
          </table:table-cell>
          <table:table-cell table:formula="of:=IF([.E425]&gt;[.I424];[.E425];[.I424])" office:value-type="float" office:value="157.47">
            <text:p>157.47</text:p>
          </table:table-cell>
          <table:table-cell table:formula="of:=IF([.H425]&lt;[.H424];[.J424]+1;[.J424])" office:value-type="float" office:value="30">
            <text:p>30.00</text:p>
          </table:table-cell>
          <table:table-cell table:number-columns-repeated="2"/>
          <table:table-cell table:formula="of:=IF([.C425]&gt;[.C424];[.M424]+1;0)" office:value-type="float" office:value="0">
            <text:p>0.00</text:p>
          </table:table-cell>
          <table:table-cell table:formula="of:=IF([.D425]&gt;[.D424];[.N424]+1;0)" office:value-type="float" office:value="0">
            <text:p>0.00</text:p>
          </table:table-cell>
          <table:table-cell table:formula="of:=IF([.E425]&gt;[.E424];[.O424]+1;0)" office:value-type="float" office:value="1">
            <text:p>1.00</text:p>
          </table:table-cell>
          <table:table-cell table:number-columns-repeated="5"/>
          <table:table-cell table:formula="of:=[.C425]&gt;[.C424]" office:value-type="float" office:value="0">
            <text:p>0.00</text:p>
          </table:table-cell>
          <table:table-cell table:formula="of:=[.D425]&gt;[.D424]" office:value-type="float" office:value="0">
            <text:p>0.00</text:p>
          </table:table-cell>
          <table:table-cell table:formula="of:=[.E425]&gt;[.E424]" office:value-type="float" office:value="1">
            <text:p>1.00</text:p>
          </table:table-cell>
          <table:table-cell table:formula="of:=IF(SUM([.U425:.W425])&gt;1;[.A42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25">
            <text:p>425.00</text:p>
          </table:table-cell>
          <table:table-cell/>
          <table:table-cell office:value-type="float" office:value="93.73">
            <text:p>93.73</text:p>
          </table:table-cell>
          <table:table-cell office:value-type="float" office:value="60.76">
            <text:p>60.76</text:p>
          </table:table-cell>
          <table:table-cell office:value-type="float" office:value="146.52">
            <text:p>146.52</text:p>
          </table:table-cell>
          <table:table-cell/>
          <table:table-cell table:style-name="ce2" table:formula="of:=IF([.H425]&lt;1000;IF([.I425]&gt;[.I424];0;[.G425]);IF(AND([.E425]&lt;[.E424]; [.E424]&lt;[.E423]);FLOOR(1000/[.E426];1)+[.G425];IF([.I425]&gt;[.I424];0;[.G425])))" office:value-type="float" office:value="36">
            <text:p>36.00</text:p>
          </table:table-cell>
          <table:table-cell table:formula="of:=IF([.G426]&lt;&gt;[.G425];[.H425]-([.E426]*([.G426]-[.G425]));[.H425])" office:value-type="float" office:value="974.210000000003">
            <text:p>974.21</text:p>
          </table:table-cell>
          <table:table-cell table:formula="of:=IF([.E426]&gt;[.I425];[.E426];[.I425])" office:value-type="float" office:value="157.47">
            <text:p>157.47</text:p>
          </table:table-cell>
          <table:table-cell table:formula="of:=IF([.H426]&lt;[.H425];[.J425]+1;[.J425])" office:value-type="float" office:value="30">
            <text:p>30.00</text:p>
          </table:table-cell>
          <table:table-cell table:number-columns-repeated="2"/>
          <table:table-cell table:formula="of:=IF([.C426]&gt;[.C425];[.M425]+1;0)" office:value-type="float" office:value="1">
            <text:p>1.00</text:p>
          </table:table-cell>
          <table:table-cell table:formula="of:=IF([.D426]&gt;[.D425];[.N425]+1;0)" office:value-type="float" office:value="1">
            <text:p>1.00</text:p>
          </table:table-cell>
          <table:table-cell table:formula="of:=IF([.E426]&gt;[.E425];[.O425]+1;0)" office:value-type="float" office:value="2">
            <text:p>2.00</text:p>
          </table:table-cell>
          <table:table-cell table:number-columns-repeated="5"/>
          <table:table-cell table:formula="of:=[.C426]&gt;[.C425]" office:value-type="float" office:value="1">
            <text:p>1.00</text:p>
          </table:table-cell>
          <table:table-cell table:formula="of:=[.D426]&gt;[.D425]" office:value-type="float" office:value="1">
            <text:p>1.00</text:p>
          </table:table-cell>
          <table:table-cell table:formula="of:=[.E426]&gt;[.E425]" office:value-type="float" office:value="1">
            <text:p>1.00</text:p>
          </table:table-cell>
          <table:table-cell table:formula="of:=IF(SUM([.U426:.W426])&gt;1;[.A426];&quot;-&quot;)" office:value-type="float" office:value="425">
            <text:p>425.00</text:p>
          </table:table-cell>
          <table:table-cell table:number-columns-repeated="1000"/>
        </table:table-row>
        <table:table-row table:style-name="ro1">
          <table:table-cell office:value-type="float" office:value="426">
            <text:p>426.00</text:p>
          </table:table-cell>
          <table:table-cell/>
          <table:table-cell office:value-type="float" office:value="95.75">
            <text:p>95.75</text:p>
          </table:table-cell>
          <table:table-cell office:value-type="float" office:value="60.53">
            <text:p>60.53</text:p>
          </table:table-cell>
          <table:table-cell office:value-type="float" office:value="146.65">
            <text:p>146.65</text:p>
          </table:table-cell>
          <table:table-cell/>
          <table:table-cell table:style-name="ce2" table:formula="of:=IF([.H426]&lt;1000;IF([.I426]&gt;[.I425];0;[.G426]);IF(AND([.E426]&lt;[.E425]; [.E425]&lt;[.E424]);FLOOR(1000/[.E427];1)+[.G426];IF([.I426]&gt;[.I425];0;[.G426])))" office:value-type="float" office:value="36">
            <text:p>36.00</text:p>
          </table:table-cell>
          <table:table-cell table:formula="of:=IF([.G427]&lt;&gt;[.G426];[.H426]-([.E427]*([.G427]-[.G426]));[.H426])" office:value-type="float" office:value="974.210000000003">
            <text:p>974.21</text:p>
          </table:table-cell>
          <table:table-cell table:formula="of:=IF([.E427]&gt;[.I426];[.E427];[.I426])" office:value-type="float" office:value="157.47">
            <text:p>157.47</text:p>
          </table:table-cell>
          <table:table-cell table:formula="of:=IF([.H427]&lt;[.H426];[.J426]+1;[.J426])" office:value-type="float" office:value="30">
            <text:p>30.00</text:p>
          </table:table-cell>
          <table:table-cell table:number-columns-repeated="2"/>
          <table:table-cell table:formula="of:=IF([.C427]&gt;[.C426];[.M426]+1;0)" office:value-type="float" office:value="2">
            <text:p>2.00</text:p>
          </table:table-cell>
          <table:table-cell table:formula="of:=IF([.D427]&gt;[.D426];[.N426]+1;0)" office:value-type="float" office:value="0">
            <text:p>0.00</text:p>
          </table:table-cell>
          <table:table-cell table:formula="of:=IF([.E427]&gt;[.E426];[.O426]+1;0)" office:value-type="float" office:value="3">
            <text:p>3.00</text:p>
          </table:table-cell>
          <table:table-cell table:number-columns-repeated="5"/>
          <table:table-cell table:formula="of:=[.C427]&gt;[.C426]" office:value-type="float" office:value="1">
            <text:p>1.00</text:p>
          </table:table-cell>
          <table:table-cell table:formula="of:=[.D427]&gt;[.D426]" office:value-type="float" office:value="0">
            <text:p>0.00</text:p>
          </table:table-cell>
          <table:table-cell table:formula="of:=[.E427]&gt;[.E426]" office:value-type="float" office:value="1">
            <text:p>1.00</text:p>
          </table:table-cell>
          <table:table-cell table:formula="of:=IF(SUM([.U427:.W427])&gt;1;[.A427];&quot;-&quot;)" office:value-type="float" office:value="426">
            <text:p>426.00</text:p>
          </table:table-cell>
          <table:table-cell table:number-columns-repeated="1000"/>
        </table:table-row>
        <table:table-row table:style-name="ro1">
          <table:table-cell office:value-type="float" office:value="427">
            <text:p>427.00</text:p>
          </table:table-cell>
          <table:table-cell/>
          <table:table-cell office:value-type="float" office:value="97.38">
            <text:p>97.38</text:p>
          </table:table-cell>
          <table:table-cell office:value-type="float" office:value="62.95">
            <text:p>62.95</text:p>
          </table:table-cell>
          <table:table-cell office:value-type="float" office:value="148.26">
            <text:p>148.26</text:p>
          </table:table-cell>
          <table:table-cell/>
          <table:table-cell table:style-name="ce2" table:formula="of:=IF([.H427]&lt;1000;IF([.I427]&gt;[.I426];0;[.G427]);IF(AND([.E427]&lt;[.E426]; [.E426]&lt;[.E425]);FLOOR(1000/[.E428];1)+[.G427];IF([.I427]&gt;[.I426];0;[.G427])))" office:value-type="float" office:value="36">
            <text:p>36.00</text:p>
          </table:table-cell>
          <table:table-cell table:formula="of:=IF([.G428]&lt;&gt;[.G427];[.H427]-([.E428]*([.G428]-[.G427]));[.H427])" office:value-type="float" office:value="974.210000000003">
            <text:p>974.21</text:p>
          </table:table-cell>
          <table:table-cell table:formula="of:=IF([.E428]&gt;[.I427];[.E428];[.I427])" office:value-type="float" office:value="157.47">
            <text:p>157.47</text:p>
          </table:table-cell>
          <table:table-cell table:formula="of:=IF([.H428]&lt;[.H427];[.J427]+1;[.J427])" office:value-type="float" office:value="30">
            <text:p>30.00</text:p>
          </table:table-cell>
          <table:table-cell table:number-columns-repeated="2"/>
          <table:table-cell table:formula="of:=IF([.C428]&gt;[.C427];[.M427]+1;0)" office:value-type="float" office:value="3">
            <text:p>3.00</text:p>
          </table:table-cell>
          <table:table-cell table:formula="of:=IF([.D428]&gt;[.D427];[.N427]+1;0)" office:value-type="float" office:value="1">
            <text:p>1.00</text:p>
          </table:table-cell>
          <table:table-cell table:formula="of:=IF([.E428]&gt;[.E427];[.O427]+1;0)" office:value-type="float" office:value="4">
            <text:p>4.00</text:p>
          </table:table-cell>
          <table:table-cell table:number-columns-repeated="5"/>
          <table:table-cell table:formula="of:=[.C428]&gt;[.C427]" office:value-type="float" office:value="1">
            <text:p>1.00</text:p>
          </table:table-cell>
          <table:table-cell table:formula="of:=[.D428]&gt;[.D427]" office:value-type="float" office:value="1">
            <text:p>1.00</text:p>
          </table:table-cell>
          <table:table-cell table:formula="of:=[.E428]&gt;[.E427]" office:value-type="float" office:value="1">
            <text:p>1.00</text:p>
          </table:table-cell>
          <table:table-cell table:formula="of:=IF(SUM([.U428:.W428])&gt;1;[.A428];&quot;-&quot;)" office:value-type="float" office:value="427">
            <text:p>427.00</text:p>
          </table:table-cell>
          <table:table-cell table:number-columns-repeated="1000"/>
        </table:table-row>
        <table:table-row table:style-name="ro1">
          <table:table-cell office:value-type="float" office:value="428">
            <text:p>428.00</text:p>
          </table:table-cell>
          <table:table-cell/>
          <table:table-cell office:value-type="float" office:value="99.66">
            <text:p>99.66</text:p>
          </table:table-cell>
          <table:table-cell office:value-type="float" office:value="62.42">
            <text:p>62.42</text:p>
          </table:table-cell>
          <table:table-cell office:value-type="float" office:value="146.6">
            <text:p>146.60</text:p>
          </table:table-cell>
          <table:table-cell/>
          <table:table-cell table:style-name="ce2" table:formula="of:=IF([.H428]&lt;1000;IF([.I428]&gt;[.I427];0;[.G428]);IF(AND([.E428]&lt;[.E427]; [.E427]&lt;[.E426]);FLOOR(1000/[.E429];1)+[.G428];IF([.I428]&gt;[.I427];0;[.G428])))" office:value-type="float" office:value="36">
            <text:p>36.00</text:p>
          </table:table-cell>
          <table:table-cell table:formula="of:=IF([.G429]&lt;&gt;[.G428];[.H428]-([.E429]*([.G429]-[.G428]));[.H428])" office:value-type="float" office:value="974.210000000003">
            <text:p>974.21</text:p>
          </table:table-cell>
          <table:table-cell table:formula="of:=IF([.E429]&gt;[.I428];[.E429];[.I428])" office:value-type="float" office:value="157.47">
            <text:p>157.47</text:p>
          </table:table-cell>
          <table:table-cell table:formula="of:=IF([.H429]&lt;[.H428];[.J428]+1;[.J428])" office:value-type="float" office:value="30">
            <text:p>30.00</text:p>
          </table:table-cell>
          <table:table-cell table:number-columns-repeated="2"/>
          <table:table-cell table:formula="of:=IF([.C429]&gt;[.C428];[.M428]+1;0)" office:value-type="float" office:value="4">
            <text:p>4.00</text:p>
          </table:table-cell>
          <table:table-cell table:formula="of:=IF([.D429]&gt;[.D428];[.N428]+1;0)" office:value-type="float" office:value="0">
            <text:p>0.00</text:p>
          </table:table-cell>
          <table:table-cell table:formula="of:=IF([.E429]&gt;[.E428];[.O428]+1;0)" office:value-type="float" office:value="0">
            <text:p>0.00</text:p>
          </table:table-cell>
          <table:table-cell table:number-columns-repeated="5"/>
          <table:table-cell table:formula="of:=[.C429]&gt;[.C428]" office:value-type="float" office:value="1">
            <text:p>1.00</text:p>
          </table:table-cell>
          <table:table-cell table:formula="of:=[.D429]&gt;[.D428]" office:value-type="float" office:value="0">
            <text:p>0.00</text:p>
          </table:table-cell>
          <table:table-cell table:formula="of:=[.E429]&gt;[.E428]" office:value-type="float" office:value="0">
            <text:p>0.00</text:p>
          </table:table-cell>
          <table:table-cell table:formula="of:=IF(SUM([.U429:.W429])&gt;1;[.A42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29">
            <text:p>429.00</text:p>
          </table:table-cell>
          <table:table-cell/>
          <table:table-cell office:value-type="float" office:value="98.06">
            <text:p>98.06</text:p>
          </table:table-cell>
          <table:table-cell office:value-type="float" office:value="64.86">
            <text:p>64.86</text:p>
          </table:table-cell>
          <table:table-cell office:value-type="float" office:value="147.83">
            <text:p>147.83</text:p>
          </table:table-cell>
          <table:table-cell/>
          <table:table-cell table:style-name="ce2" table:formula="of:=IF([.H429]&lt;1000;IF([.I429]&gt;[.I428];0;[.G429]);IF(AND([.E429]&lt;[.E428]; [.E428]&lt;[.E427]);FLOOR(1000/[.E430];1)+[.G429];IF([.I429]&gt;[.I428];0;[.G429])))" office:value-type="float" office:value="36">
            <text:p>36.00</text:p>
          </table:table-cell>
          <table:table-cell table:formula="of:=IF([.G430]&lt;&gt;[.G429];[.H429]-([.E430]*([.G430]-[.G429]));[.H429])" office:value-type="float" office:value="974.210000000003">
            <text:p>974.21</text:p>
          </table:table-cell>
          <table:table-cell table:formula="of:=IF([.E430]&gt;[.I429];[.E430];[.I429])" office:value-type="float" office:value="157.47">
            <text:p>157.47</text:p>
          </table:table-cell>
          <table:table-cell table:formula="of:=IF([.H430]&lt;[.H429];[.J429]+1;[.J429])" office:value-type="float" office:value="30">
            <text:p>30.00</text:p>
          </table:table-cell>
          <table:table-cell table:number-columns-repeated="2"/>
          <table:table-cell table:formula="of:=IF([.C430]&gt;[.C429];[.M429]+1;0)" office:value-type="float" office:value="0">
            <text:p>0.00</text:p>
          </table:table-cell>
          <table:table-cell table:formula="of:=IF([.D430]&gt;[.D429];[.N429]+1;0)" office:value-type="float" office:value="1">
            <text:p>1.00</text:p>
          </table:table-cell>
          <table:table-cell table:formula="of:=IF([.E430]&gt;[.E429];[.O429]+1;0)" office:value-type="float" office:value="1">
            <text:p>1.00</text:p>
          </table:table-cell>
          <table:table-cell table:number-columns-repeated="5"/>
          <table:table-cell table:formula="of:=[.C430]&gt;[.C429]" office:value-type="float" office:value="0">
            <text:p>0.00</text:p>
          </table:table-cell>
          <table:table-cell table:formula="of:=[.D430]&gt;[.D429]" office:value-type="float" office:value="1">
            <text:p>1.00</text:p>
          </table:table-cell>
          <table:table-cell table:formula="of:=[.E430]&gt;[.E429]" office:value-type="float" office:value="1">
            <text:p>1.00</text:p>
          </table:table-cell>
          <table:table-cell table:formula="of:=IF(SUM([.U430:.W430])&gt;1;[.A430];&quot;-&quot;)" office:value-type="float" office:value="429">
            <text:p>429.00</text:p>
          </table:table-cell>
          <table:table-cell table:number-columns-repeated="1000"/>
        </table:table-row>
        <table:table-row table:style-name="ro1">
          <table:table-cell office:value-type="float" office:value="430">
            <text:p>430.00</text:p>
          </table:table-cell>
          <table:table-cell/>
          <table:table-cell office:value-type="float" office:value="99.61">
            <text:p>99.61</text:p>
          </table:table-cell>
          <table:table-cell office:value-type="float" office:value="63.25">
            <text:p>63.25</text:p>
          </table:table-cell>
          <table:table-cell office:value-type="float" office:value="150.03">
            <text:p>150.03</text:p>
          </table:table-cell>
          <table:table-cell/>
          <table:table-cell table:style-name="ce2" table:formula="of:=IF([.H430]&lt;1000;IF([.I430]&gt;[.I429];0;[.G430]);IF(AND([.E430]&lt;[.E429]; [.E429]&lt;[.E428]);FLOOR(1000/[.E431];1)+[.G430];IF([.I430]&gt;[.I429];0;[.G430])))" office:value-type="float" office:value="36">
            <text:p>36.00</text:p>
          </table:table-cell>
          <table:table-cell table:formula="of:=IF([.G431]&lt;&gt;[.G430];[.H430]-([.E431]*([.G431]-[.G430]));[.H430])" office:value-type="float" office:value="974.210000000003">
            <text:p>974.21</text:p>
          </table:table-cell>
          <table:table-cell table:formula="of:=IF([.E431]&gt;[.I430];[.E431];[.I430])" office:value-type="float" office:value="157.47">
            <text:p>157.47</text:p>
          </table:table-cell>
          <table:table-cell table:formula="of:=IF([.H431]&lt;[.H430];[.J430]+1;[.J430])" office:value-type="float" office:value="30">
            <text:p>30.00</text:p>
          </table:table-cell>
          <table:table-cell table:number-columns-repeated="2"/>
          <table:table-cell table:formula="of:=IF([.C431]&gt;[.C430];[.M430]+1;0)" office:value-type="float" office:value="1">
            <text:p>1.00</text:p>
          </table:table-cell>
          <table:table-cell table:formula="of:=IF([.D431]&gt;[.D430];[.N430]+1;0)" office:value-type="float" office:value="0">
            <text:p>0.00</text:p>
          </table:table-cell>
          <table:table-cell table:formula="of:=IF([.E431]&gt;[.E430];[.O430]+1;0)" office:value-type="float" office:value="2">
            <text:p>2.00</text:p>
          </table:table-cell>
          <table:table-cell table:number-columns-repeated="5"/>
          <table:table-cell table:formula="of:=[.C431]&gt;[.C430]" office:value-type="float" office:value="1">
            <text:p>1.00</text:p>
          </table:table-cell>
          <table:table-cell table:formula="of:=[.D431]&gt;[.D430]" office:value-type="float" office:value="0">
            <text:p>0.00</text:p>
          </table:table-cell>
          <table:table-cell table:formula="of:=[.E431]&gt;[.E430]" office:value-type="float" office:value="1">
            <text:p>1.00</text:p>
          </table:table-cell>
          <table:table-cell table:formula="of:=IF(SUM([.U431:.W431])&gt;1;[.A431];&quot;-&quot;)" office:value-type="float" office:value="430">
            <text:p>430.00</text:p>
          </table:table-cell>
          <table:table-cell table:number-columns-repeated="1000"/>
        </table:table-row>
        <table:table-row table:style-name="ro1">
          <table:table-cell office:value-type="float" office:value="431">
            <text:p>431.00</text:p>
          </table:table-cell>
          <table:table-cell/>
          <table:table-cell office:value-type="float" office:value="97.68">
            <text:p>97.68</text:p>
          </table:table-cell>
          <table:table-cell office:value-type="float" office:value="62.83">
            <text:p>62.83</text:p>
          </table:table-cell>
          <table:table-cell office:value-type="float" office:value="151.15">
            <text:p>151.15</text:p>
          </table:table-cell>
          <table:table-cell/>
          <table:table-cell table:style-name="ce2" table:formula="of:=IF([.H431]&lt;1000;IF([.I431]&gt;[.I430];0;[.G431]);IF(AND([.E431]&lt;[.E430]; [.E430]&lt;[.E429]);FLOOR(1000/[.E432];1)+[.G431];IF([.I431]&gt;[.I430];0;[.G431])))" office:value-type="float" office:value="36">
            <text:p>36.00</text:p>
          </table:table-cell>
          <table:table-cell table:formula="of:=IF([.G432]&lt;&gt;[.G431];[.H431]-([.E432]*([.G432]-[.G431]));[.H431])" office:value-type="float" office:value="974.210000000003">
            <text:p>974.21</text:p>
          </table:table-cell>
          <table:table-cell table:formula="of:=IF([.E432]&gt;[.I431];[.E432];[.I431])" office:value-type="float" office:value="157.47">
            <text:p>157.47</text:p>
          </table:table-cell>
          <table:table-cell table:formula="of:=IF([.H432]&lt;[.H431];[.J431]+1;[.J431])" office:value-type="float" office:value="30">
            <text:p>30.00</text:p>
          </table:table-cell>
          <table:table-cell table:number-columns-repeated="2"/>
          <table:table-cell table:formula="of:=IF([.C432]&gt;[.C431];[.M431]+1;0)" office:value-type="float" office:value="0">
            <text:p>0.00</text:p>
          </table:table-cell>
          <table:table-cell table:formula="of:=IF([.D432]&gt;[.D431];[.N431]+1;0)" office:value-type="float" office:value="0">
            <text:p>0.00</text:p>
          </table:table-cell>
          <table:table-cell table:formula="of:=IF([.E432]&gt;[.E431];[.O431]+1;0)" office:value-type="float" office:value="3">
            <text:p>3.00</text:p>
          </table:table-cell>
          <table:table-cell table:number-columns-repeated="5"/>
          <table:table-cell table:formula="of:=[.C432]&gt;[.C431]" office:value-type="float" office:value="0">
            <text:p>0.00</text:p>
          </table:table-cell>
          <table:table-cell table:formula="of:=[.D432]&gt;[.D431]" office:value-type="float" office:value="0">
            <text:p>0.00</text:p>
          </table:table-cell>
          <table:table-cell table:formula="of:=[.E432]&gt;[.E431]" office:value-type="float" office:value="1">
            <text:p>1.00</text:p>
          </table:table-cell>
          <table:table-cell table:formula="of:=IF(SUM([.U432:.W432])&gt;1;[.A43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32">
            <text:p>432.00</text:p>
          </table:table-cell>
          <table:table-cell/>
          <table:table-cell office:value-type="float" office:value="96.12">
            <text:p>96.12</text:p>
          </table:table-cell>
          <table:table-cell office:value-type="float" office:value="61.62">
            <text:p>61.62</text:p>
          </table:table-cell>
          <table:table-cell office:value-type="float" office:value="149.95">
            <text:p>149.95</text:p>
          </table:table-cell>
          <table:table-cell/>
          <table:table-cell table:style-name="ce2" table:formula="of:=IF([.H432]&lt;1000;IF([.I432]&gt;[.I431];0;[.G432]);IF(AND([.E432]&lt;[.E431]; [.E431]&lt;[.E430]);FLOOR(1000/[.E433];1)+[.G432];IF([.I432]&gt;[.I431];0;[.G432])))" office:value-type="float" office:value="36">
            <text:p>36.00</text:p>
          </table:table-cell>
          <table:table-cell table:formula="of:=IF([.G433]&lt;&gt;[.G432];[.H432]-([.E433]*([.G433]-[.G432]));[.H432])" office:value-type="float" office:value="974.210000000003">
            <text:p>974.21</text:p>
          </table:table-cell>
          <table:table-cell table:formula="of:=IF([.E433]&gt;[.I432];[.E433];[.I432])" office:value-type="float" office:value="157.47">
            <text:p>157.47</text:p>
          </table:table-cell>
          <table:table-cell table:formula="of:=IF([.H433]&lt;[.H432];[.J432]+1;[.J432])" office:value-type="float" office:value="30">
            <text:p>30.00</text:p>
          </table:table-cell>
          <table:table-cell table:number-columns-repeated="2"/>
          <table:table-cell table:formula="of:=IF([.C433]&gt;[.C432];[.M432]+1;0)" office:value-type="float" office:value="0">
            <text:p>0.00</text:p>
          </table:table-cell>
          <table:table-cell table:formula="of:=IF([.D433]&gt;[.D432];[.N432]+1;0)" office:value-type="float" office:value="0">
            <text:p>0.00</text:p>
          </table:table-cell>
          <table:table-cell table:formula="of:=IF([.E433]&gt;[.E432];[.O432]+1;0)" office:value-type="float" office:value="0">
            <text:p>0.00</text:p>
          </table:table-cell>
          <table:table-cell table:number-columns-repeated="5"/>
          <table:table-cell table:formula="of:=[.C433]&gt;[.C432]" office:value-type="float" office:value="0">
            <text:p>0.00</text:p>
          </table:table-cell>
          <table:table-cell table:formula="of:=[.D433]&gt;[.D432]" office:value-type="float" office:value="0">
            <text:p>0.00</text:p>
          </table:table-cell>
          <table:table-cell table:formula="of:=[.E433]&gt;[.E432]" office:value-type="float" office:value="0">
            <text:p>0.00</text:p>
          </table:table-cell>
          <table:table-cell table:formula="of:=IF(SUM([.U433:.W433])&gt;1;[.A43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33">
            <text:p>433.00</text:p>
          </table:table-cell>
          <table:table-cell/>
          <table:table-cell office:value-type="float" office:value="94.84">
            <text:p>94.84</text:p>
          </table:table-cell>
          <table:table-cell office:value-type="float" office:value="60.02">
            <text:p>60.02</text:p>
          </table:table-cell>
          <table:table-cell office:value-type="float" office:value="150.98">
            <text:p>150.98</text:p>
          </table:table-cell>
          <table:table-cell/>
          <table:table-cell table:style-name="ce2" table:formula="of:=IF([.H433]&lt;1000;IF([.I433]&gt;[.I432];0;[.G433]);IF(AND([.E433]&lt;[.E432]; [.E432]&lt;[.E431]);FLOOR(1000/[.E434];1)+[.G433];IF([.I433]&gt;[.I432];0;[.G433])))" office:value-type="float" office:value="36">
            <text:p>36.00</text:p>
          </table:table-cell>
          <table:table-cell table:formula="of:=IF([.G434]&lt;&gt;[.G433];[.H433]-([.E434]*([.G434]-[.G433]));[.H433])" office:value-type="float" office:value="974.210000000003">
            <text:p>974.21</text:p>
          </table:table-cell>
          <table:table-cell table:formula="of:=IF([.E434]&gt;[.I433];[.E434];[.I433])" office:value-type="float" office:value="157.47">
            <text:p>157.47</text:p>
          </table:table-cell>
          <table:table-cell table:formula="of:=IF([.H434]&lt;[.H433];[.J433]+1;[.J433])" office:value-type="float" office:value="30">
            <text:p>30.00</text:p>
          </table:table-cell>
          <table:table-cell table:number-columns-repeated="2"/>
          <table:table-cell table:formula="of:=IF([.C434]&gt;[.C433];[.M433]+1;0)" office:value-type="float" office:value="0">
            <text:p>0.00</text:p>
          </table:table-cell>
          <table:table-cell table:formula="of:=IF([.D434]&gt;[.D433];[.N433]+1;0)" office:value-type="float" office:value="0">
            <text:p>0.00</text:p>
          </table:table-cell>
          <table:table-cell table:formula="of:=IF([.E434]&gt;[.E433];[.O433]+1;0)" office:value-type="float" office:value="1">
            <text:p>1.00</text:p>
          </table:table-cell>
          <table:table-cell table:number-columns-repeated="5"/>
          <table:table-cell table:formula="of:=[.C434]&gt;[.C433]" office:value-type="float" office:value="0">
            <text:p>0.00</text:p>
          </table:table-cell>
          <table:table-cell table:formula="of:=[.D434]&gt;[.D433]" office:value-type="float" office:value="0">
            <text:p>0.00</text:p>
          </table:table-cell>
          <table:table-cell table:formula="of:=[.E434]&gt;[.E433]" office:value-type="float" office:value="1">
            <text:p>1.00</text:p>
          </table:table-cell>
          <table:table-cell table:formula="of:=IF(SUM([.U434:.W434])&gt;1;[.A43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34">
            <text:p>434.00</text:p>
          </table:table-cell>
          <table:table-cell/>
          <table:table-cell office:value-type="float" office:value="95.23">
            <text:p>95.23</text:p>
          </table:table-cell>
          <table:table-cell office:value-type="float" office:value="59.25">
            <text:p>59.25</text:p>
          </table:table-cell>
          <table:table-cell office:value-type="float" office:value="149.25">
            <text:p>149.25</text:p>
          </table:table-cell>
          <table:table-cell/>
          <table:table-cell table:style-name="ce2" table:formula="of:=IF([.H434]&lt;1000;IF([.I434]&gt;[.I433];0;[.G434]);IF(AND([.E434]&lt;[.E433]; [.E433]&lt;[.E432]);FLOOR(1000/[.E435];1)+[.G434];IF([.I434]&gt;[.I433];0;[.G434])))" office:value-type="float" office:value="36">
            <text:p>36.00</text:p>
          </table:table-cell>
          <table:table-cell table:formula="of:=IF([.G435]&lt;&gt;[.G434];[.H434]-([.E435]*([.G435]-[.G434]));[.H434])" office:value-type="float" office:value="974.210000000003">
            <text:p>974.21</text:p>
          </table:table-cell>
          <table:table-cell table:formula="of:=IF([.E435]&gt;[.I434];[.E435];[.I434])" office:value-type="float" office:value="157.47">
            <text:p>157.47</text:p>
          </table:table-cell>
          <table:table-cell table:formula="of:=IF([.H435]&lt;[.H434];[.J434]+1;[.J434])" office:value-type="float" office:value="30">
            <text:p>30.00</text:p>
          </table:table-cell>
          <table:table-cell table:number-columns-repeated="2"/>
          <table:table-cell table:formula="of:=IF([.C435]&gt;[.C434];[.M434]+1;0)" office:value-type="float" office:value="1">
            <text:p>1.00</text:p>
          </table:table-cell>
          <table:table-cell table:formula="of:=IF([.D435]&gt;[.D434];[.N434]+1;0)" office:value-type="float" office:value="0">
            <text:p>0.00</text:p>
          </table:table-cell>
          <table:table-cell table:formula="of:=IF([.E435]&gt;[.E434];[.O434]+1;0)" office:value-type="float" office:value="0">
            <text:p>0.00</text:p>
          </table:table-cell>
          <table:table-cell table:number-columns-repeated="5"/>
          <table:table-cell table:formula="of:=[.C435]&gt;[.C434]" office:value-type="float" office:value="1">
            <text:p>1.00</text:p>
          </table:table-cell>
          <table:table-cell table:formula="of:=[.D435]&gt;[.D434]" office:value-type="float" office:value="0">
            <text:p>0.00</text:p>
          </table:table-cell>
          <table:table-cell table:formula="of:=[.E435]&gt;[.E434]" office:value-type="float" office:value="0">
            <text:p>0.00</text:p>
          </table:table-cell>
          <table:table-cell table:formula="of:=IF(SUM([.U435:.W435])&gt;1;[.A43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35">
            <text:p>435.00</text:p>
          </table:table-cell>
          <table:table-cell/>
          <table:table-cell office:value-type="float" office:value="96.12">
            <text:p>96.12</text:p>
          </table:table-cell>
          <table:table-cell office:value-type="float" office:value="62.11">
            <text:p>62.11</text:p>
          </table:table-cell>
          <table:table-cell office:value-type="float" office:value="151.06">
            <text:p>151.06</text:p>
          </table:table-cell>
          <table:table-cell/>
          <table:table-cell table:style-name="ce2" table:formula="of:=IF([.H435]&lt;1000;IF([.I435]&gt;[.I434];0;[.G435]);IF(AND([.E435]&lt;[.E434]; [.E434]&lt;[.E433]);FLOOR(1000/[.E436];1)+[.G435];IF([.I435]&gt;[.I434];0;[.G435])))" office:value-type="float" office:value="36">
            <text:p>36.00</text:p>
          </table:table-cell>
          <table:table-cell table:formula="of:=IF([.G436]&lt;&gt;[.G435];[.H435]-([.E436]*([.G436]-[.G435]));[.H435])" office:value-type="float" office:value="974.210000000003">
            <text:p>974.21</text:p>
          </table:table-cell>
          <table:table-cell table:formula="of:=IF([.E436]&gt;[.I435];[.E436];[.I435])" office:value-type="float" office:value="157.47">
            <text:p>157.47</text:p>
          </table:table-cell>
          <table:table-cell table:formula="of:=IF([.H436]&lt;[.H435];[.J435]+1;[.J435])" office:value-type="float" office:value="30">
            <text:p>30.00</text:p>
          </table:table-cell>
          <table:table-cell table:number-columns-repeated="2"/>
          <table:table-cell table:formula="of:=IF([.C436]&gt;[.C435];[.M435]+1;0)" office:value-type="float" office:value="2">
            <text:p>2.00</text:p>
          </table:table-cell>
          <table:table-cell table:formula="of:=IF([.D436]&gt;[.D435];[.N435]+1;0)" office:value-type="float" office:value="1">
            <text:p>1.00</text:p>
          </table:table-cell>
          <table:table-cell table:formula="of:=IF([.E436]&gt;[.E435];[.O435]+1;0)" office:value-type="float" office:value="1">
            <text:p>1.00</text:p>
          </table:table-cell>
          <table:table-cell table:number-columns-repeated="5"/>
          <table:table-cell table:formula="of:=[.C436]&gt;[.C435]" office:value-type="float" office:value="1">
            <text:p>1.00</text:p>
          </table:table-cell>
          <table:table-cell table:formula="of:=[.D436]&gt;[.D435]" office:value-type="float" office:value="1">
            <text:p>1.00</text:p>
          </table:table-cell>
          <table:table-cell table:formula="of:=[.E436]&gt;[.E435]" office:value-type="float" office:value="1">
            <text:p>1.00</text:p>
          </table:table-cell>
          <table:table-cell table:formula="of:=IF(SUM([.U436:.W436])&gt;1;[.A436];&quot;-&quot;)" office:value-type="float" office:value="435">
            <text:p>435.00</text:p>
          </table:table-cell>
          <table:table-cell table:number-columns-repeated="1000"/>
        </table:table-row>
        <table:table-row table:style-name="ro1">
          <table:table-cell office:value-type="float" office:value="436">
            <text:p>436.00</text:p>
          </table:table-cell>
          <table:table-cell/>
          <table:table-cell office:value-type="float" office:value="94.84">
            <text:p>94.84</text:p>
          </table:table-cell>
          <table:table-cell office:value-type="float" office:value="60.56">
            <text:p>60.56</text:p>
          </table:table-cell>
          <table:table-cell office:value-type="float" office:value="149.65">
            <text:p>149.65</text:p>
          </table:table-cell>
          <table:table-cell/>
          <table:table-cell table:style-name="ce2" table:formula="of:=IF([.H436]&lt;1000;IF([.I436]&gt;[.I435];0;[.G436]);IF(AND([.E436]&lt;[.E435]; [.E435]&lt;[.E434]);FLOOR(1000/[.E437];1)+[.G436];IF([.I436]&gt;[.I435];0;[.G436])))" office:value-type="float" office:value="36">
            <text:p>36.00</text:p>
          </table:table-cell>
          <table:table-cell table:formula="of:=IF([.G437]&lt;&gt;[.G436];[.H436]-([.E437]*([.G437]-[.G436]));[.H436])" office:value-type="float" office:value="974.210000000003">
            <text:p>974.21</text:p>
          </table:table-cell>
          <table:table-cell table:formula="of:=IF([.E437]&gt;[.I436];[.E437];[.I436])" office:value-type="float" office:value="157.47">
            <text:p>157.47</text:p>
          </table:table-cell>
          <table:table-cell table:formula="of:=IF([.H437]&lt;[.H436];[.J436]+1;[.J436])" office:value-type="float" office:value="30">
            <text:p>30.00</text:p>
          </table:table-cell>
          <table:table-cell table:number-columns-repeated="2"/>
          <table:table-cell table:formula="of:=IF([.C437]&gt;[.C436];[.M436]+1;0)" office:value-type="float" office:value="0">
            <text:p>0.00</text:p>
          </table:table-cell>
          <table:table-cell table:formula="of:=IF([.D437]&gt;[.D436];[.N436]+1;0)" office:value-type="float" office:value="0">
            <text:p>0.00</text:p>
          </table:table-cell>
          <table:table-cell table:formula="of:=IF([.E437]&gt;[.E436];[.O436]+1;0)" office:value-type="float" office:value="0">
            <text:p>0.00</text:p>
          </table:table-cell>
          <table:table-cell table:number-columns-repeated="5"/>
          <table:table-cell table:formula="of:=[.C437]&gt;[.C436]" office:value-type="float" office:value="0">
            <text:p>0.00</text:p>
          </table:table-cell>
          <table:table-cell table:formula="of:=[.D437]&gt;[.D436]" office:value-type="float" office:value="0">
            <text:p>0.00</text:p>
          </table:table-cell>
          <table:table-cell table:formula="of:=[.E437]&gt;[.E436]" office:value-type="float" office:value="0">
            <text:p>0.00</text:p>
          </table:table-cell>
          <table:table-cell table:formula="of:=IF(SUM([.U437:.W437])&gt;1;[.A43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37">
            <text:p>437.00</text:p>
          </table:table-cell>
          <table:table-cell/>
          <table:table-cell office:value-type="float" office:value="93.28">
            <text:p>93.28</text:p>
          </table:table-cell>
          <table:table-cell office:value-type="float" office:value="60.46">
            <text:p>60.46</text:p>
          </table:table-cell>
          <table:table-cell office:value-type="float" office:value="148.22">
            <text:p>148.22</text:p>
          </table:table-cell>
          <table:table-cell/>
          <table:table-cell table:style-name="ce2" table:formula="of:=IF([.H437]&lt;1000;IF([.I437]&gt;[.I436];0;[.G437]);IF(AND([.E437]&lt;[.E436]; [.E436]&lt;[.E435]);FLOOR(1000/[.E438];1)+[.G437];IF([.I437]&gt;[.I436];0;[.G437])))" office:value-type="float" office:value="36">
            <text:p>36.00</text:p>
          </table:table-cell>
          <table:table-cell table:formula="of:=IF([.G438]&lt;&gt;[.G437];[.H437]-([.E438]*([.G438]-[.G437]));[.H437])" office:value-type="float" office:value="974.210000000003">
            <text:p>974.21</text:p>
          </table:table-cell>
          <table:table-cell table:formula="of:=IF([.E438]&gt;[.I437];[.E438];[.I437])" office:value-type="float" office:value="157.47">
            <text:p>157.47</text:p>
          </table:table-cell>
          <table:table-cell table:formula="of:=IF([.H438]&lt;[.H437];[.J437]+1;[.J437])" office:value-type="float" office:value="30">
            <text:p>30.00</text:p>
          </table:table-cell>
          <table:table-cell table:number-columns-repeated="2"/>
          <table:table-cell table:formula="of:=IF([.C438]&gt;[.C437];[.M437]+1;0)" office:value-type="float" office:value="0">
            <text:p>0.00</text:p>
          </table:table-cell>
          <table:table-cell table:formula="of:=IF([.D438]&gt;[.D437];[.N437]+1;0)" office:value-type="float" office:value="0">
            <text:p>0.00</text:p>
          </table:table-cell>
          <table:table-cell table:formula="of:=IF([.E438]&gt;[.E437];[.O437]+1;0)" office:value-type="float" office:value="0">
            <text:p>0.00</text:p>
          </table:table-cell>
          <table:table-cell table:number-columns-repeated="5"/>
          <table:table-cell table:formula="of:=[.C438]&gt;[.C437]" office:value-type="float" office:value="0">
            <text:p>0.00</text:p>
          </table:table-cell>
          <table:table-cell table:formula="of:=[.D438]&gt;[.D437]" office:value-type="float" office:value="0">
            <text:p>0.00</text:p>
          </table:table-cell>
          <table:table-cell table:formula="of:=[.E438]&gt;[.E437]" office:value-type="float" office:value="0">
            <text:p>0.00</text:p>
          </table:table-cell>
          <table:table-cell table:formula="of:=IF(SUM([.U438:.W438])&gt;1;[.A43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38">
            <text:p>438.00</text:p>
          </table:table-cell>
          <table:table-cell/>
          <table:table-cell office:value-type="float" office:value="91.44">
            <text:p>91.44</text:p>
          </table:table-cell>
          <table:table-cell office:value-type="float" office:value="63.27">
            <text:p>63.27</text:p>
          </table:table-cell>
          <table:table-cell office:value-type="float" office:value="146.25">
            <text:p>146.25</text:p>
          </table:table-cell>
          <table:table-cell/>
          <table:table-cell table:style-name="ce2" table:formula="of:=IF([.H438]&lt;1000;IF([.I438]&gt;[.I437];0;[.G438]);IF(AND([.E438]&lt;[.E437]; [.E437]&lt;[.E436]);FLOOR(1000/[.E439];1)+[.G438];IF([.I438]&gt;[.I437];0;[.G438])))" office:value-type="float" office:value="36">
            <text:p>36.00</text:p>
          </table:table-cell>
          <table:table-cell table:formula="of:=IF([.G439]&lt;&gt;[.G438];[.H438]-([.E439]*([.G439]-[.G438]));[.H438])" office:value-type="float" office:value="974.210000000003">
            <text:p>974.21</text:p>
          </table:table-cell>
          <table:table-cell table:formula="of:=IF([.E439]&gt;[.I438];[.E439];[.I438])" office:value-type="float" office:value="157.47">
            <text:p>157.47</text:p>
          </table:table-cell>
          <table:table-cell table:formula="of:=IF([.H439]&lt;[.H438];[.J438]+1;[.J438])" office:value-type="float" office:value="30">
            <text:p>30.00</text:p>
          </table:table-cell>
          <table:table-cell table:number-columns-repeated="2"/>
          <table:table-cell table:formula="of:=IF([.C439]&gt;[.C438];[.M438]+1;0)" office:value-type="float" office:value="0">
            <text:p>0.00</text:p>
          </table:table-cell>
          <table:table-cell table:formula="of:=IF([.D439]&gt;[.D438];[.N438]+1;0)" office:value-type="float" office:value="1">
            <text:p>1.00</text:p>
          </table:table-cell>
          <table:table-cell table:formula="of:=IF([.E439]&gt;[.E438];[.O438]+1;0)" office:value-type="float" office:value="0">
            <text:p>0.00</text:p>
          </table:table-cell>
          <table:table-cell table:number-columns-repeated="5"/>
          <table:table-cell table:formula="of:=[.C439]&gt;[.C438]" office:value-type="float" office:value="0">
            <text:p>0.00</text:p>
          </table:table-cell>
          <table:table-cell table:formula="of:=[.D439]&gt;[.D438]" office:value-type="float" office:value="1">
            <text:p>1.00</text:p>
          </table:table-cell>
          <table:table-cell table:formula="of:=[.E439]&gt;[.E438]" office:value-type="float" office:value="0">
            <text:p>0.00</text:p>
          </table:table-cell>
          <table:table-cell table:formula="of:=IF(SUM([.U439:.W439])&gt;1;[.A43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39">
            <text:p>439.00</text:p>
          </table:table-cell>
          <table:table-cell/>
          <table:table-cell office:value-type="float" office:value="93.22">
            <text:p>93.22</text:p>
          </table:table-cell>
          <table:table-cell office:value-type="float" office:value="62.21">
            <text:p>62.21</text:p>
          </table:table-cell>
          <table:table-cell office:value-type="float" office:value="146.91">
            <text:p>146.91</text:p>
          </table:table-cell>
          <table:table-cell/>
          <table:table-cell table:style-name="ce2" table:formula="of:=IF([.H439]&lt;1000;IF([.I439]&gt;[.I438];0;[.G439]);IF(AND([.E439]&lt;[.E438]; [.E438]&lt;[.E437]);FLOOR(1000/[.E440];1)+[.G439];IF([.I439]&gt;[.I438];0;[.G439])))" office:value-type="float" office:value="36">
            <text:p>36.00</text:p>
          </table:table-cell>
          <table:table-cell table:formula="of:=IF([.G440]&lt;&gt;[.G439];[.H439]-([.E440]*([.G440]-[.G439]));[.H439])" office:value-type="float" office:value="974.210000000003">
            <text:p>974.21</text:p>
          </table:table-cell>
          <table:table-cell table:formula="of:=IF([.E440]&gt;[.I439];[.E440];[.I439])" office:value-type="float" office:value="157.47">
            <text:p>157.47</text:p>
          </table:table-cell>
          <table:table-cell table:formula="of:=IF([.H440]&lt;[.H439];[.J439]+1;[.J439])" office:value-type="float" office:value="30">
            <text:p>30.00</text:p>
          </table:table-cell>
          <table:table-cell table:number-columns-repeated="2"/>
          <table:table-cell table:formula="of:=IF([.C440]&gt;[.C439];[.M439]+1;0)" office:value-type="float" office:value="1">
            <text:p>1.00</text:p>
          </table:table-cell>
          <table:table-cell table:formula="of:=IF([.D440]&gt;[.D439];[.N439]+1;0)" office:value-type="float" office:value="0">
            <text:p>0.00</text:p>
          </table:table-cell>
          <table:table-cell table:formula="of:=IF([.E440]&gt;[.E439];[.O439]+1;0)" office:value-type="float" office:value="1">
            <text:p>1.00</text:p>
          </table:table-cell>
          <table:table-cell table:number-columns-repeated="5"/>
          <table:table-cell table:formula="of:=[.C440]&gt;[.C439]" office:value-type="float" office:value="1">
            <text:p>1.00</text:p>
          </table:table-cell>
          <table:table-cell table:formula="of:=[.D440]&gt;[.D439]" office:value-type="float" office:value="0">
            <text:p>0.00</text:p>
          </table:table-cell>
          <table:table-cell table:formula="of:=[.E440]&gt;[.E439]" office:value-type="float" office:value="1">
            <text:p>1.00</text:p>
          </table:table-cell>
          <table:table-cell table:formula="of:=IF(SUM([.U440:.W440])&gt;1;[.A440];&quot;-&quot;)" office:value-type="float" office:value="439">
            <text:p>439.00</text:p>
          </table:table-cell>
          <table:table-cell table:number-columns-repeated="1000"/>
        </table:table-row>
        <table:table-row table:style-name="ro1">
          <table:table-cell office:value-type="float" office:value="440">
            <text:p>440.00</text:p>
          </table:table-cell>
          <table:table-cell/>
          <table:table-cell office:value-type="float" office:value="95.34">
            <text:p>95.34</text:p>
          </table:table-cell>
          <table:table-cell office:value-type="float" office:value="65.21">
            <text:p>65.21</text:p>
          </table:table-cell>
          <table:table-cell office:value-type="float" office:value="145.85">
            <text:p>145.85</text:p>
          </table:table-cell>
          <table:table-cell/>
          <table:table-cell table:style-name="ce2" table:formula="of:=IF([.H440]&lt;1000;IF([.I440]&gt;[.I439];0;[.G440]);IF(AND([.E440]&lt;[.E439]; [.E439]&lt;[.E438]);FLOOR(1000/[.E441];1)+[.G440];IF([.I440]&gt;[.I439];0;[.G440])))" office:value-type="float" office:value="36">
            <text:p>36.00</text:p>
          </table:table-cell>
          <table:table-cell table:formula="of:=IF([.G441]&lt;&gt;[.G440];[.H440]-([.E441]*([.G441]-[.G440]));[.H440])" office:value-type="float" office:value="974.210000000003">
            <text:p>974.21</text:p>
          </table:table-cell>
          <table:table-cell table:formula="of:=IF([.E441]&gt;[.I440];[.E441];[.I440])" office:value-type="float" office:value="157.47">
            <text:p>157.47</text:p>
          </table:table-cell>
          <table:table-cell table:formula="of:=IF([.H441]&lt;[.H440];[.J440]+1;[.J440])" office:value-type="float" office:value="30">
            <text:p>30.00</text:p>
          </table:table-cell>
          <table:table-cell table:number-columns-repeated="2"/>
          <table:table-cell table:formula="of:=IF([.C441]&gt;[.C440];[.M440]+1;0)" office:value-type="float" office:value="2">
            <text:p>2.00</text:p>
          </table:table-cell>
          <table:table-cell table:formula="of:=IF([.D441]&gt;[.D440];[.N440]+1;0)" office:value-type="float" office:value="1">
            <text:p>1.00</text:p>
          </table:table-cell>
          <table:table-cell table:formula="of:=IF([.E441]&gt;[.E440];[.O440]+1;0)" office:value-type="float" office:value="0">
            <text:p>0.00</text:p>
          </table:table-cell>
          <table:table-cell table:number-columns-repeated="5"/>
          <table:table-cell table:formula="of:=[.C441]&gt;[.C440]" office:value-type="float" office:value="1">
            <text:p>1.00</text:p>
          </table:table-cell>
          <table:table-cell table:formula="of:=[.D441]&gt;[.D440]" office:value-type="float" office:value="1">
            <text:p>1.00</text:p>
          </table:table-cell>
          <table:table-cell table:formula="of:=[.E441]&gt;[.E440]" office:value-type="float" office:value="0">
            <text:p>0.00</text:p>
          </table:table-cell>
          <table:table-cell table:formula="of:=IF(SUM([.U441:.W441])&gt;1;[.A441];&quot;-&quot;)" office:value-type="float" office:value="440">
            <text:p>440.00</text:p>
          </table:table-cell>
          <table:table-cell table:number-columns-repeated="1000"/>
        </table:table-row>
        <table:table-row table:style-name="ro1">
          <table:table-cell office:value-type="float" office:value="441">
            <text:p>441.00</text:p>
          </table:table-cell>
          <table:table-cell/>
          <table:table-cell office:value-type="float" office:value="97.18">
            <text:p>97.18</text:p>
          </table:table-cell>
          <table:table-cell office:value-type="float" office:value="64.72">
            <text:p>64.72</text:p>
          </table:table-cell>
          <table:table-cell office:value-type="float" office:value="146.31">
            <text:p>146.31</text:p>
          </table:table-cell>
          <table:table-cell/>
          <table:table-cell table:style-name="ce2" table:formula="of:=IF([.H441]&lt;1000;IF([.I441]&gt;[.I440];0;[.G441]);IF(AND([.E441]&lt;[.E440]; [.E440]&lt;[.E439]);FLOOR(1000/[.E442];1)+[.G441];IF([.I441]&gt;[.I440];0;[.G441])))" office:value-type="float" office:value="36">
            <text:p>36.00</text:p>
          </table:table-cell>
          <table:table-cell table:formula="of:=IF([.G442]&lt;&gt;[.G441];[.H441]-([.E442]*([.G442]-[.G441]));[.H441])" office:value-type="float" office:value="974.210000000003">
            <text:p>974.21</text:p>
          </table:table-cell>
          <table:table-cell table:formula="of:=IF([.E442]&gt;[.I441];[.E442];[.I441])" office:value-type="float" office:value="157.47">
            <text:p>157.47</text:p>
          </table:table-cell>
          <table:table-cell table:formula="of:=IF([.H442]&lt;[.H441];[.J441]+1;[.J441])" office:value-type="float" office:value="30">
            <text:p>30.00</text:p>
          </table:table-cell>
          <table:table-cell table:number-columns-repeated="2"/>
          <table:table-cell table:formula="of:=IF([.C442]&gt;[.C441];[.M441]+1;0)" office:value-type="float" office:value="3">
            <text:p>3.00</text:p>
          </table:table-cell>
          <table:table-cell table:formula="of:=IF([.D442]&gt;[.D441];[.N441]+1;0)" office:value-type="float" office:value="0">
            <text:p>0.00</text:p>
          </table:table-cell>
          <table:table-cell table:formula="of:=IF([.E442]&gt;[.E441];[.O441]+1;0)" office:value-type="float" office:value="1">
            <text:p>1.00</text:p>
          </table:table-cell>
          <table:table-cell table:number-columns-repeated="5"/>
          <table:table-cell table:formula="of:=[.C442]&gt;[.C441]" office:value-type="float" office:value="1">
            <text:p>1.00</text:p>
          </table:table-cell>
          <table:table-cell table:formula="of:=[.D442]&gt;[.D441]" office:value-type="float" office:value="0">
            <text:p>0.00</text:p>
          </table:table-cell>
          <table:table-cell table:formula="of:=[.E442]&gt;[.E441]" office:value-type="float" office:value="1">
            <text:p>1.00</text:p>
          </table:table-cell>
          <table:table-cell table:formula="of:=IF(SUM([.U442:.W442])&gt;1;[.A442];&quot;-&quot;)" office:value-type="float" office:value="441">
            <text:p>441.00</text:p>
          </table:table-cell>
          <table:table-cell table:number-columns-repeated="1000"/>
        </table:table-row>
        <table:table-row table:style-name="ro1">
          <table:table-cell office:value-type="float" office:value="442">
            <text:p>442.00</text:p>
          </table:table-cell>
          <table:table-cell/>
          <table:table-cell office:value-type="float" office:value="95.89">
            <text:p>95.89</text:p>
          </table:table-cell>
          <table:table-cell office:value-type="float" office:value="64.51">
            <text:p>64.51</text:p>
          </table:table-cell>
          <table:table-cell office:value-type="float" office:value="144.6">
            <text:p>144.60</text:p>
          </table:table-cell>
          <table:table-cell/>
          <table:table-cell table:style-name="ce2" table:formula="of:=IF([.H442]&lt;1000;IF([.I442]&gt;[.I441];0;[.G442]);IF(AND([.E442]&lt;[.E441]; [.E441]&lt;[.E440]);FLOOR(1000/[.E443];1)+[.G442];IF([.I442]&gt;[.I441];0;[.G442])))" office:value-type="float" office:value="36">
            <text:p>36.00</text:p>
          </table:table-cell>
          <table:table-cell table:formula="of:=IF([.G443]&lt;&gt;[.G442];[.H442]-([.E443]*([.G443]-[.G442]));[.H442])" office:value-type="float" office:value="974.210000000003">
            <text:p>974.21</text:p>
          </table:table-cell>
          <table:table-cell table:formula="of:=IF([.E443]&gt;[.I442];[.E443];[.I442])" office:value-type="float" office:value="157.47">
            <text:p>157.47</text:p>
          </table:table-cell>
          <table:table-cell table:formula="of:=IF([.H443]&lt;[.H442];[.J442]+1;[.J442])" office:value-type="float" office:value="30">
            <text:p>30.00</text:p>
          </table:table-cell>
          <table:table-cell table:number-columns-repeated="2"/>
          <table:table-cell table:formula="of:=IF([.C443]&gt;[.C442];[.M442]+1;0)" office:value-type="float" office:value="0">
            <text:p>0.00</text:p>
          </table:table-cell>
          <table:table-cell table:formula="of:=IF([.D443]&gt;[.D442];[.N442]+1;0)" office:value-type="float" office:value="0">
            <text:p>0.00</text:p>
          </table:table-cell>
          <table:table-cell table:formula="of:=IF([.E443]&gt;[.E442];[.O442]+1;0)" office:value-type="float" office:value="0">
            <text:p>0.00</text:p>
          </table:table-cell>
          <table:table-cell table:number-columns-repeated="5"/>
          <table:table-cell table:formula="of:=[.C443]&gt;[.C442]" office:value-type="float" office:value="0">
            <text:p>0.00</text:p>
          </table:table-cell>
          <table:table-cell table:formula="of:=[.D443]&gt;[.D442]" office:value-type="float" office:value="0">
            <text:p>0.00</text:p>
          </table:table-cell>
          <table:table-cell table:formula="of:=[.E443]&gt;[.E442]" office:value-type="float" office:value="0">
            <text:p>0.00</text:p>
          </table:table-cell>
          <table:table-cell table:formula="of:=IF(SUM([.U443:.W443])&gt;1;[.A44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43">
            <text:p>443.00</text:p>
          </table:table-cell>
          <table:table-cell/>
          <table:table-cell office:value-type="float" office:value="94.4">
            <text:p>94.40</text:p>
          </table:table-cell>
          <table:table-cell office:value-type="float" office:value="63.15">
            <text:p>63.15</text:p>
          </table:table-cell>
          <table:table-cell office:value-type="float" office:value="143.56">
            <text:p>143.56</text:p>
          </table:table-cell>
          <table:table-cell/>
          <table:table-cell table:style-name="ce2" table:formula="of:=IF([.H443]&lt;1000;IF([.I443]&gt;[.I442];0;[.G443]);IF(AND([.E443]&lt;[.E442]; [.E442]&lt;[.E441]);FLOOR(1000/[.E444];1)+[.G443];IF([.I443]&gt;[.I442];0;[.G443])))" office:value-type="float" office:value="36">
            <text:p>36.00</text:p>
          </table:table-cell>
          <table:table-cell table:formula="of:=IF([.G444]&lt;&gt;[.G443];[.H443]-([.E444]*([.G444]-[.G443]));[.H443])" office:value-type="float" office:value="974.210000000003">
            <text:p>974.21</text:p>
          </table:table-cell>
          <table:table-cell table:formula="of:=IF([.E444]&gt;[.I443];[.E444];[.I443])" office:value-type="float" office:value="157.47">
            <text:p>157.47</text:p>
          </table:table-cell>
          <table:table-cell table:formula="of:=IF([.H444]&lt;[.H443];[.J443]+1;[.J443])" office:value-type="float" office:value="30">
            <text:p>30.00</text:p>
          </table:table-cell>
          <table:table-cell table:number-columns-repeated="2"/>
          <table:table-cell table:formula="of:=IF([.C444]&gt;[.C443];[.M443]+1;0)" office:value-type="float" office:value="0">
            <text:p>0.00</text:p>
          </table:table-cell>
          <table:table-cell table:formula="of:=IF([.D444]&gt;[.D443];[.N443]+1;0)" office:value-type="float" office:value="0">
            <text:p>0.00</text:p>
          </table:table-cell>
          <table:table-cell table:formula="of:=IF([.E444]&gt;[.E443];[.O443]+1;0)" office:value-type="float" office:value="0">
            <text:p>0.00</text:p>
          </table:table-cell>
          <table:table-cell table:number-columns-repeated="5"/>
          <table:table-cell table:formula="of:=[.C444]&gt;[.C443]" office:value-type="float" office:value="0">
            <text:p>0.00</text:p>
          </table:table-cell>
          <table:table-cell table:formula="of:=[.D444]&gt;[.D443]" office:value-type="float" office:value="0">
            <text:p>0.00</text:p>
          </table:table-cell>
          <table:table-cell table:formula="of:=[.E444]&gt;[.E443]" office:value-type="float" office:value="0">
            <text:p>0.00</text:p>
          </table:table-cell>
          <table:table-cell table:formula="of:=IF(SUM([.U444:.W444])&gt;1;[.A44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44">
            <text:p>444.00</text:p>
          </table:table-cell>
          <table:table-cell/>
          <table:table-cell office:value-type="float" office:value="93.07">
            <text:p>93.07</text:p>
          </table:table-cell>
          <table:table-cell office:value-type="float" office:value="65.96">
            <text:p>65.96</text:p>
          </table:table-cell>
          <table:table-cell office:value-type="float" office:value="143.61">
            <text:p>143.61</text:p>
          </table:table-cell>
          <table:table-cell/>
          <table:table-cell table:style-name="ce2" table:formula="of:=IF([.H444]&lt;1000;IF([.I444]&gt;[.I443];0;[.G444]);IF(AND([.E444]&lt;[.E443]; [.E443]&lt;[.E442]);FLOOR(1000/[.E445];1)+[.G444];IF([.I444]&gt;[.I443];0;[.G444])))" office:value-type="float" office:value="36">
            <text:p>36.00</text:p>
          </table:table-cell>
          <table:table-cell table:formula="of:=IF([.G445]&lt;&gt;[.G444];[.H444]-([.E445]*([.G445]-[.G444]));[.H444])" office:value-type="float" office:value="974.210000000003">
            <text:p>974.21</text:p>
          </table:table-cell>
          <table:table-cell table:formula="of:=IF([.E445]&gt;[.I444];[.E445];[.I444])" office:value-type="float" office:value="157.47">
            <text:p>157.47</text:p>
          </table:table-cell>
          <table:table-cell table:formula="of:=IF([.H445]&lt;[.H444];[.J444]+1;[.J444])" office:value-type="float" office:value="30">
            <text:p>30.00</text:p>
          </table:table-cell>
          <table:table-cell table:number-columns-repeated="2"/>
          <table:table-cell table:formula="of:=IF([.C445]&gt;[.C444];[.M444]+1;0)" office:value-type="float" office:value="0">
            <text:p>0.00</text:p>
          </table:table-cell>
          <table:table-cell table:formula="of:=IF([.D445]&gt;[.D444];[.N444]+1;0)" office:value-type="float" office:value="1">
            <text:p>1.00</text:p>
          </table:table-cell>
          <table:table-cell table:formula="of:=IF([.E445]&gt;[.E444];[.O444]+1;0)" office:value-type="float" office:value="1">
            <text:p>1.00</text:p>
          </table:table-cell>
          <table:table-cell table:number-columns-repeated="5"/>
          <table:table-cell table:formula="of:=[.C445]&gt;[.C444]" office:value-type="float" office:value="0">
            <text:p>0.00</text:p>
          </table:table-cell>
          <table:table-cell table:formula="of:=[.D445]&gt;[.D444]" office:value-type="float" office:value="1">
            <text:p>1.00</text:p>
          </table:table-cell>
          <table:table-cell table:formula="of:=[.E445]&gt;[.E444]" office:value-type="float" office:value="1">
            <text:p>1.00</text:p>
          </table:table-cell>
          <table:table-cell table:formula="of:=IF(SUM([.U445:.W445])&gt;1;[.A445];&quot;-&quot;)" office:value-type="float" office:value="444">
            <text:p>444.00</text:p>
          </table:table-cell>
          <table:table-cell table:number-columns-repeated="1000"/>
        </table:table-row>
        <table:table-row table:style-name="ro1">
          <table:table-cell office:value-type="float" office:value="445">
            <text:p>445.00</text:p>
          </table:table-cell>
          <table:table-cell/>
          <table:table-cell office:value-type="float" office:value="93.84">
            <text:p>93.84</text:p>
          </table:table-cell>
          <table:table-cell office:value-type="float" office:value="64.82">
            <text:p>64.82</text:p>
          </table:table-cell>
          <table:table-cell office:value-type="float" office:value="143.98">
            <text:p>143.98</text:p>
          </table:table-cell>
          <table:table-cell/>
          <table:table-cell table:style-name="ce2" table:formula="of:=IF([.H445]&lt;1000;IF([.I445]&gt;[.I444];0;[.G445]);IF(AND([.E445]&lt;[.E444]; [.E444]&lt;[.E443]);FLOOR(1000/[.E446];1)+[.G445];IF([.I445]&gt;[.I444];0;[.G445])))" office:value-type="float" office:value="36">
            <text:p>36.00</text:p>
          </table:table-cell>
          <table:table-cell table:formula="of:=IF([.G446]&lt;&gt;[.G445];[.H445]-([.E446]*([.G446]-[.G445]));[.H445])" office:value-type="float" office:value="974.210000000003">
            <text:p>974.21</text:p>
          </table:table-cell>
          <table:table-cell table:formula="of:=IF([.E446]&gt;[.I445];[.E446];[.I445])" office:value-type="float" office:value="157.47">
            <text:p>157.47</text:p>
          </table:table-cell>
          <table:table-cell table:formula="of:=IF([.H446]&lt;[.H445];[.J445]+1;[.J445])" office:value-type="float" office:value="30">
            <text:p>30.00</text:p>
          </table:table-cell>
          <table:table-cell table:number-columns-repeated="2"/>
          <table:table-cell table:formula="of:=IF([.C446]&gt;[.C445];[.M445]+1;0)" office:value-type="float" office:value="1">
            <text:p>1.00</text:p>
          </table:table-cell>
          <table:table-cell table:formula="of:=IF([.D446]&gt;[.D445];[.N445]+1;0)" office:value-type="float" office:value="0">
            <text:p>0.00</text:p>
          </table:table-cell>
          <table:table-cell table:formula="of:=IF([.E446]&gt;[.E445];[.O445]+1;0)" office:value-type="float" office:value="2">
            <text:p>2.00</text:p>
          </table:table-cell>
          <table:table-cell table:number-columns-repeated="5"/>
          <table:table-cell table:formula="of:=[.C446]&gt;[.C445]" office:value-type="float" office:value="1">
            <text:p>1.00</text:p>
          </table:table-cell>
          <table:table-cell table:formula="of:=[.D446]&gt;[.D445]" office:value-type="float" office:value="0">
            <text:p>0.00</text:p>
          </table:table-cell>
          <table:table-cell table:formula="of:=[.E446]&gt;[.E445]" office:value-type="float" office:value="1">
            <text:p>1.00</text:p>
          </table:table-cell>
          <table:table-cell table:formula="of:=IF(SUM([.U446:.W446])&gt;1;[.A446];&quot;-&quot;)" office:value-type="float" office:value="445">
            <text:p>445.00</text:p>
          </table:table-cell>
          <table:table-cell table:number-columns-repeated="1000"/>
        </table:table-row>
        <table:table-row table:style-name="ro1">
          <table:table-cell office:value-type="float" office:value="446">
            <text:p>446.00</text:p>
          </table:table-cell>
          <table:table-cell/>
          <table:table-cell office:value-type="float" office:value="92.78">
            <text:p>92.78</text:p>
          </table:table-cell>
          <table:table-cell office:value-type="float" office:value="63.49">
            <text:p>63.49</text:p>
          </table:table-cell>
          <table:table-cell office:value-type="float" office:value="142.51">
            <text:p>142.51</text:p>
          </table:table-cell>
          <table:table-cell/>
          <table:table-cell table:style-name="ce2" table:formula="of:=IF([.H446]&lt;1000;IF([.I446]&gt;[.I445];0;[.G446]);IF(AND([.E446]&lt;[.E445]; [.E445]&lt;[.E444]);FLOOR(1000/[.E447];1)+[.G446];IF([.I446]&gt;[.I445];0;[.G446])))" office:value-type="float" office:value="36">
            <text:p>36.00</text:p>
          </table:table-cell>
          <table:table-cell table:formula="of:=IF([.G447]&lt;&gt;[.G446];[.H446]-([.E447]*([.G447]-[.G446]));[.H446])" office:value-type="float" office:value="974.210000000003">
            <text:p>974.21</text:p>
          </table:table-cell>
          <table:table-cell table:formula="of:=IF([.E447]&gt;[.I446];[.E447];[.I446])" office:value-type="float" office:value="157.47">
            <text:p>157.47</text:p>
          </table:table-cell>
          <table:table-cell table:formula="of:=IF([.H447]&lt;[.H446];[.J446]+1;[.J446])" office:value-type="float" office:value="30">
            <text:p>30.00</text:p>
          </table:table-cell>
          <table:table-cell table:number-columns-repeated="2"/>
          <table:table-cell table:formula="of:=IF([.C447]&gt;[.C446];[.M446]+1;0)" office:value-type="float" office:value="0">
            <text:p>0.00</text:p>
          </table:table-cell>
          <table:table-cell table:formula="of:=IF([.D447]&gt;[.D446];[.N446]+1;0)" office:value-type="float" office:value="0">
            <text:p>0.00</text:p>
          </table:table-cell>
          <table:table-cell table:formula="of:=IF([.E447]&gt;[.E446];[.O446]+1;0)" office:value-type="float" office:value="0">
            <text:p>0.00</text:p>
          </table:table-cell>
          <table:table-cell table:number-columns-repeated="5"/>
          <table:table-cell table:formula="of:=[.C447]&gt;[.C446]" office:value-type="float" office:value="0">
            <text:p>0.00</text:p>
          </table:table-cell>
          <table:table-cell table:formula="of:=[.D447]&gt;[.D446]" office:value-type="float" office:value="0">
            <text:p>0.00</text:p>
          </table:table-cell>
          <table:table-cell table:formula="of:=[.E447]&gt;[.E446]" office:value-type="float" office:value="0">
            <text:p>0.00</text:p>
          </table:table-cell>
          <table:table-cell table:formula="of:=IF(SUM([.U447:.W447])&gt;1;[.A44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47">
            <text:p>447.00</text:p>
          </table:table-cell>
          <table:table-cell/>
          <table:table-cell office:value-type="float" office:value="94.02">
            <text:p>94.02</text:p>
          </table:table-cell>
          <table:table-cell office:value-type="float" office:value="62.41">
            <text:p>62.41</text:p>
          </table:table-cell>
          <table:table-cell office:value-type="float" office:value="144.03">
            <text:p>144.03</text:p>
          </table:table-cell>
          <table:table-cell/>
          <table:table-cell table:style-name="ce2" table:formula="of:=IF([.H447]&lt;1000;IF([.I447]&gt;[.I446];0;[.G447]);IF(AND([.E447]&lt;[.E446]; [.E446]&lt;[.E445]);FLOOR(1000/[.E448];1)+[.G447];IF([.I447]&gt;[.I446];0;[.G447])))" office:value-type="float" office:value="36">
            <text:p>36.00</text:p>
          </table:table-cell>
          <table:table-cell table:formula="of:=IF([.G448]&lt;&gt;[.G447];[.H447]-([.E448]*([.G448]-[.G447]));[.H447])" office:value-type="float" office:value="974.210000000003">
            <text:p>974.21</text:p>
          </table:table-cell>
          <table:table-cell table:formula="of:=IF([.E448]&gt;[.I447];[.E448];[.I447])" office:value-type="float" office:value="157.47">
            <text:p>157.47</text:p>
          </table:table-cell>
          <table:table-cell table:formula="of:=IF([.H448]&lt;[.H447];[.J447]+1;[.J447])" office:value-type="float" office:value="30">
            <text:p>30.00</text:p>
          </table:table-cell>
          <table:table-cell table:number-columns-repeated="2"/>
          <table:table-cell table:formula="of:=IF([.C448]&gt;[.C447];[.M447]+1;0)" office:value-type="float" office:value="1">
            <text:p>1.00</text:p>
          </table:table-cell>
          <table:table-cell table:formula="of:=IF([.D448]&gt;[.D447];[.N447]+1;0)" office:value-type="float" office:value="0">
            <text:p>0.00</text:p>
          </table:table-cell>
          <table:table-cell table:formula="of:=IF([.E448]&gt;[.E447];[.O447]+1;0)" office:value-type="float" office:value="1">
            <text:p>1.00</text:p>
          </table:table-cell>
          <table:table-cell table:number-columns-repeated="5"/>
          <table:table-cell table:formula="of:=[.C448]&gt;[.C447]" office:value-type="float" office:value="1">
            <text:p>1.00</text:p>
          </table:table-cell>
          <table:table-cell table:formula="of:=[.D448]&gt;[.D447]" office:value-type="float" office:value="0">
            <text:p>0.00</text:p>
          </table:table-cell>
          <table:table-cell table:formula="of:=[.E448]&gt;[.E447]" office:value-type="float" office:value="1">
            <text:p>1.00</text:p>
          </table:table-cell>
          <table:table-cell table:formula="of:=IF(SUM([.U448:.W448])&gt;1;[.A448];&quot;-&quot;)" office:value-type="float" office:value="447">
            <text:p>447.00</text:p>
          </table:table-cell>
          <table:table-cell table:number-columns-repeated="1000"/>
        </table:table-row>
        <table:table-row table:style-name="ro1">
          <table:table-cell office:value-type="float" office:value="448">
            <text:p>448.00</text:p>
          </table:table-cell>
          <table:table-cell/>
          <table:table-cell office:value-type="float" office:value="95.27">
            <text:p>95.27</text:p>
          </table:table-cell>
          <table:table-cell office:value-type="float" office:value="65.36">
            <text:p>65.36</text:p>
          </table:table-cell>
          <table:table-cell office:value-type="float" office:value="142.49">
            <text:p>142.49</text:p>
          </table:table-cell>
          <table:table-cell/>
          <table:table-cell table:style-name="ce2" table:formula="of:=IF([.H448]&lt;1000;IF([.I448]&gt;[.I447];0;[.G448]);IF(AND([.E448]&lt;[.E447]; [.E447]&lt;[.E446]);FLOOR(1000/[.E449];1)+[.G448];IF([.I448]&gt;[.I447];0;[.G448])))" office:value-type="float" office:value="36">
            <text:p>36.00</text:p>
          </table:table-cell>
          <table:table-cell table:formula="of:=IF([.G449]&lt;&gt;[.G448];[.H448]-([.E449]*([.G449]-[.G448]));[.H448])" office:value-type="float" office:value="974.210000000003">
            <text:p>974.21</text:p>
          </table:table-cell>
          <table:table-cell table:formula="of:=IF([.E449]&gt;[.I448];[.E449];[.I448])" office:value-type="float" office:value="157.47">
            <text:p>157.47</text:p>
          </table:table-cell>
          <table:table-cell table:formula="of:=IF([.H449]&lt;[.H448];[.J448]+1;[.J448])" office:value-type="float" office:value="30">
            <text:p>30.00</text:p>
          </table:table-cell>
          <table:table-cell table:number-columns-repeated="2"/>
          <table:table-cell table:formula="of:=IF([.C449]&gt;[.C448];[.M448]+1;0)" office:value-type="float" office:value="2">
            <text:p>2.00</text:p>
          </table:table-cell>
          <table:table-cell table:formula="of:=IF([.D449]&gt;[.D448];[.N448]+1;0)" office:value-type="float" office:value="1">
            <text:p>1.00</text:p>
          </table:table-cell>
          <table:table-cell table:formula="of:=IF([.E449]&gt;[.E448];[.O448]+1;0)" office:value-type="float" office:value="0">
            <text:p>0.00</text:p>
          </table:table-cell>
          <table:table-cell table:number-columns-repeated="5"/>
          <table:table-cell table:formula="of:=[.C449]&gt;[.C448]" office:value-type="float" office:value="1">
            <text:p>1.00</text:p>
          </table:table-cell>
          <table:table-cell table:formula="of:=[.D449]&gt;[.D448]" office:value-type="float" office:value="1">
            <text:p>1.00</text:p>
          </table:table-cell>
          <table:table-cell table:formula="of:=[.E449]&gt;[.E448]" office:value-type="float" office:value="0">
            <text:p>0.00</text:p>
          </table:table-cell>
          <table:table-cell table:formula="of:=IF(SUM([.U449:.W449])&gt;1;[.A449];&quot;-&quot;)" office:value-type="float" office:value="448">
            <text:p>448.00</text:p>
          </table:table-cell>
          <table:table-cell table:number-columns-repeated="1000"/>
        </table:table-row>
        <table:table-row table:style-name="ro1">
          <table:table-cell office:value-type="float" office:value="449">
            <text:p>449.00</text:p>
          </table:table-cell>
          <table:table-cell/>
          <table:table-cell office:value-type="float" office:value="93.67">
            <text:p>93.67</text:p>
          </table:table-cell>
          <table:table-cell office:value-type="float" office:value="64.4">
            <text:p>64.40</text:p>
          </table:table-cell>
          <table:table-cell office:value-type="float" office:value="140.54">
            <text:p>140.54</text:p>
          </table:table-cell>
          <table:table-cell/>
          <table:table-cell table:style-name="ce2" table:formula="of:=IF([.H449]&lt;1000;IF([.I449]&gt;[.I448];0;[.G449]);IF(AND([.E449]&lt;[.E448]; [.E448]&lt;[.E447]);FLOOR(1000/[.E450];1)+[.G449];IF([.I449]&gt;[.I448];0;[.G449])))" office:value-type="float" office:value="36">
            <text:p>36.00</text:p>
          </table:table-cell>
          <table:table-cell table:formula="of:=IF([.G450]&lt;&gt;[.G449];[.H449]-([.E450]*([.G450]-[.G449]));[.H449])" office:value-type="float" office:value="974.210000000003">
            <text:p>974.21</text:p>
          </table:table-cell>
          <table:table-cell table:formula="of:=IF([.E450]&gt;[.I449];[.E450];[.I449])" office:value-type="float" office:value="157.47">
            <text:p>157.47</text:p>
          </table:table-cell>
          <table:table-cell table:formula="of:=IF([.H450]&lt;[.H449];[.J449]+1;[.J449])" office:value-type="float" office:value="30">
            <text:p>30.00</text:p>
          </table:table-cell>
          <table:table-cell table:number-columns-repeated="2"/>
          <table:table-cell table:formula="of:=IF([.C450]&gt;[.C449];[.M449]+1;0)" office:value-type="float" office:value="0">
            <text:p>0.00</text:p>
          </table:table-cell>
          <table:table-cell table:formula="of:=IF([.D450]&gt;[.D449];[.N449]+1;0)" office:value-type="float" office:value="0">
            <text:p>0.00</text:p>
          </table:table-cell>
          <table:table-cell table:formula="of:=IF([.E450]&gt;[.E449];[.O449]+1;0)" office:value-type="float" office:value="0">
            <text:p>0.00</text:p>
          </table:table-cell>
          <table:table-cell table:number-columns-repeated="5"/>
          <table:table-cell table:formula="of:=[.C450]&gt;[.C449]" office:value-type="float" office:value="0">
            <text:p>0.00</text:p>
          </table:table-cell>
          <table:table-cell table:formula="of:=[.D450]&gt;[.D449]" office:value-type="float" office:value="0">
            <text:p>0.00</text:p>
          </table:table-cell>
          <table:table-cell table:formula="of:=[.E450]&gt;[.E449]" office:value-type="float" office:value="0">
            <text:p>0.00</text:p>
          </table:table-cell>
          <table:table-cell table:formula="of:=IF(SUM([.U450:.W450])&gt;1;[.A45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50">
            <text:p>450.00</text:p>
          </table:table-cell>
          <table:table-cell/>
          <table:table-cell office:value-type="float" office:value="95.35">
            <text:p>95.35</text:p>
          </table:table-cell>
          <table:table-cell office:value-type="float" office:value="63.79">
            <text:p>63.79</text:p>
          </table:table-cell>
          <table:table-cell office:value-type="float" office:value="138.89">
            <text:p>138.89</text:p>
          </table:table-cell>
          <table:table-cell/>
          <table:table-cell table:style-name="ce2" table:formula="of:=IF([.H450]&lt;1000;IF([.I450]&gt;[.I449];0;[.G450]);IF(AND([.E450]&lt;[.E449]; [.E449]&lt;[.E448]);FLOOR(1000/[.E451];1)+[.G450];IF([.I450]&gt;[.I449];0;[.G450])))" office:value-type="float" office:value="36">
            <text:p>36.00</text:p>
          </table:table-cell>
          <table:table-cell table:formula="of:=IF([.G451]&lt;&gt;[.G450];[.H450]-([.E451]*([.G451]-[.G450]));[.H450])" office:value-type="float" office:value="974.210000000003">
            <text:p>974.21</text:p>
          </table:table-cell>
          <table:table-cell table:formula="of:=IF([.E451]&gt;[.I450];[.E451];[.I450])" office:value-type="float" office:value="157.47">
            <text:p>157.47</text:p>
          </table:table-cell>
          <table:table-cell table:formula="of:=IF([.H451]&lt;[.H450];[.J450]+1;[.J450])" office:value-type="float" office:value="30">
            <text:p>30.00</text:p>
          </table:table-cell>
          <table:table-cell table:number-columns-repeated="2"/>
          <table:table-cell table:formula="of:=IF([.C451]&gt;[.C450];[.M450]+1;0)" office:value-type="float" office:value="1">
            <text:p>1.00</text:p>
          </table:table-cell>
          <table:table-cell table:formula="of:=IF([.D451]&gt;[.D450];[.N450]+1;0)" office:value-type="float" office:value="0">
            <text:p>0.00</text:p>
          </table:table-cell>
          <table:table-cell table:formula="of:=IF([.E451]&gt;[.E450];[.O450]+1;0)" office:value-type="float" office:value="0">
            <text:p>0.00</text:p>
          </table:table-cell>
          <table:table-cell table:number-columns-repeated="5"/>
          <table:table-cell table:formula="of:=[.C451]&gt;[.C450]" office:value-type="float" office:value="1">
            <text:p>1.00</text:p>
          </table:table-cell>
          <table:table-cell table:formula="of:=[.D451]&gt;[.D450]" office:value-type="float" office:value="0">
            <text:p>0.00</text:p>
          </table:table-cell>
          <table:table-cell table:formula="of:=[.E451]&gt;[.E450]" office:value-type="float" office:value="0">
            <text:p>0.00</text:p>
          </table:table-cell>
          <table:table-cell table:formula="of:=IF(SUM([.U451:.W451])&gt;1;[.A45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51">
            <text:p>451.00</text:p>
          </table:table-cell>
          <table:table-cell/>
          <table:table-cell office:value-type="float" office:value="96.14">
            <text:p>96.14</text:p>
          </table:table-cell>
          <table:table-cell office:value-type="float" office:value="62.37">
            <text:p>62.37</text:p>
          </table:table-cell>
          <table:table-cell office:value-type="float" office:value="137.61">
            <text:p>137.61</text:p>
          </table:table-cell>
          <table:table-cell/>
          <table:table-cell table:style-name="ce2" table:formula="of:=IF([.H451]&lt;1000;IF([.I451]&gt;[.I450];0;[.G451]);IF(AND([.E451]&lt;[.E450]; [.E450]&lt;[.E449]);FLOOR(1000/[.E452];1)+[.G451];IF([.I451]&gt;[.I450];0;[.G451])))" office:value-type="float" office:value="36">
            <text:p>36.00</text:p>
          </table:table-cell>
          <table:table-cell table:formula="of:=IF([.G452]&lt;&gt;[.G451];[.H451]-([.E452]*([.G452]-[.G451]));[.H451])" office:value-type="float" office:value="974.210000000003">
            <text:p>974.21</text:p>
          </table:table-cell>
          <table:table-cell table:formula="of:=IF([.E452]&gt;[.I451];[.E452];[.I451])" office:value-type="float" office:value="157.47">
            <text:p>157.47</text:p>
          </table:table-cell>
          <table:table-cell table:formula="of:=IF([.H452]&lt;[.H451];[.J451]+1;[.J451])" office:value-type="float" office:value="30">
            <text:p>30.00</text:p>
          </table:table-cell>
          <table:table-cell table:number-columns-repeated="2"/>
          <table:table-cell table:formula="of:=IF([.C452]&gt;[.C451];[.M451]+1;0)" office:value-type="float" office:value="2">
            <text:p>2.00</text:p>
          </table:table-cell>
          <table:table-cell table:formula="of:=IF([.D452]&gt;[.D451];[.N451]+1;0)" office:value-type="float" office:value="0">
            <text:p>0.00</text:p>
          </table:table-cell>
          <table:table-cell table:formula="of:=IF([.E452]&gt;[.E451];[.O451]+1;0)" office:value-type="float" office:value="0">
            <text:p>0.00</text:p>
          </table:table-cell>
          <table:table-cell table:number-columns-repeated="5"/>
          <table:table-cell table:formula="of:=[.C452]&gt;[.C451]" office:value-type="float" office:value="1">
            <text:p>1.00</text:p>
          </table:table-cell>
          <table:table-cell table:formula="of:=[.D452]&gt;[.D451]" office:value-type="float" office:value="0">
            <text:p>0.00</text:p>
          </table:table-cell>
          <table:table-cell table:formula="of:=[.E452]&gt;[.E451]" office:value-type="float" office:value="0">
            <text:p>0.00</text:p>
          </table:table-cell>
          <table:table-cell table:formula="of:=IF(SUM([.U452:.W452])&gt;1;[.A45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52">
            <text:p>452.00</text:p>
          </table:table-cell>
          <table:table-cell/>
          <table:table-cell office:value-type="float" office:value="94.99">
            <text:p>94.99</text:p>
          </table:table-cell>
          <table:table-cell office:value-type="float" office:value="65.24">
            <text:p>65.24</text:p>
          </table:table-cell>
          <table:table-cell office:value-type="float" office:value="138.3">
            <text:p>138.30</text:p>
          </table:table-cell>
          <table:table-cell/>
          <table:table-cell table:style-name="ce2" table:formula="of:=IF([.H452]&lt;1000;IF([.I452]&gt;[.I451];0;[.G452]);IF(AND([.E452]&lt;[.E451]; [.E451]&lt;[.E450]);FLOOR(1000/[.E453];1)+[.G452];IF([.I452]&gt;[.I451];0;[.G452])))" office:value-type="float" office:value="36">
            <text:p>36.00</text:p>
          </table:table-cell>
          <table:table-cell table:formula="of:=IF([.G453]&lt;&gt;[.G452];[.H452]-([.E453]*([.G453]-[.G452]));[.H452])" office:value-type="float" office:value="974.210000000003">
            <text:p>974.21</text:p>
          </table:table-cell>
          <table:table-cell table:formula="of:=IF([.E453]&gt;[.I452];[.E453];[.I452])" office:value-type="float" office:value="157.47">
            <text:p>157.47</text:p>
          </table:table-cell>
          <table:table-cell table:formula="of:=IF([.H453]&lt;[.H452];[.J452]+1;[.J452])" office:value-type="float" office:value="30">
            <text:p>30.00</text:p>
          </table:table-cell>
          <table:table-cell table:number-columns-repeated="2"/>
          <table:table-cell table:formula="of:=IF([.C453]&gt;[.C452];[.M452]+1;0)" office:value-type="float" office:value="0">
            <text:p>0.00</text:p>
          </table:table-cell>
          <table:table-cell table:formula="of:=IF([.D453]&gt;[.D452];[.N452]+1;0)" office:value-type="float" office:value="1">
            <text:p>1.00</text:p>
          </table:table-cell>
          <table:table-cell table:formula="of:=IF([.E453]&gt;[.E452];[.O452]+1;0)" office:value-type="float" office:value="1">
            <text:p>1.00</text:p>
          </table:table-cell>
          <table:table-cell table:number-columns-repeated="5"/>
          <table:table-cell table:formula="of:=[.C453]&gt;[.C452]" office:value-type="float" office:value="0">
            <text:p>0.00</text:p>
          </table:table-cell>
          <table:table-cell table:formula="of:=[.D453]&gt;[.D452]" office:value-type="float" office:value="1">
            <text:p>1.00</text:p>
          </table:table-cell>
          <table:table-cell table:formula="of:=[.E453]&gt;[.E452]" office:value-type="float" office:value="1">
            <text:p>1.00</text:p>
          </table:table-cell>
          <table:table-cell table:formula="of:=IF(SUM([.U453:.W453])&gt;1;[.A453];&quot;-&quot;)" office:value-type="float" office:value="452">
            <text:p>452.00</text:p>
          </table:table-cell>
          <table:table-cell table:number-columns-repeated="1000"/>
        </table:table-row>
        <table:table-row table:style-name="ro1">
          <table:table-cell office:value-type="float" office:value="453">
            <text:p>453.00</text:p>
          </table:table-cell>
          <table:table-cell/>
          <table:table-cell office:value-type="float" office:value="95.7">
            <text:p>95.70</text:p>
          </table:table-cell>
          <table:table-cell office:value-type="float" office:value="64.81">
            <text:p>64.81</text:p>
          </table:table-cell>
          <table:table-cell office:value-type="float" office:value="136.81">
            <text:p>136.81</text:p>
          </table:table-cell>
          <table:table-cell/>
          <table:table-cell table:style-name="ce2" table:formula="of:=IF([.H453]&lt;1000;IF([.I453]&gt;[.I452];0;[.G453]);IF(AND([.E453]&lt;[.E452]; [.E452]&lt;[.E451]);FLOOR(1000/[.E454];1)+[.G453];IF([.I453]&gt;[.I452];0;[.G453])))" office:value-type="float" office:value="36">
            <text:p>36.00</text:p>
          </table:table-cell>
          <table:table-cell table:formula="of:=IF([.G454]&lt;&gt;[.G453];[.H453]-([.E454]*([.G454]-[.G453]));[.H453])" office:value-type="float" office:value="974.210000000003">
            <text:p>974.21</text:p>
          </table:table-cell>
          <table:table-cell table:formula="of:=IF([.E454]&gt;[.I453];[.E454];[.I453])" office:value-type="float" office:value="157.47">
            <text:p>157.47</text:p>
          </table:table-cell>
          <table:table-cell table:formula="of:=IF([.H454]&lt;[.H453];[.J453]+1;[.J453])" office:value-type="float" office:value="30">
            <text:p>30.00</text:p>
          </table:table-cell>
          <table:table-cell table:number-columns-repeated="2"/>
          <table:table-cell table:formula="of:=IF([.C454]&gt;[.C453];[.M453]+1;0)" office:value-type="float" office:value="1">
            <text:p>1.00</text:p>
          </table:table-cell>
          <table:table-cell table:formula="of:=IF([.D454]&gt;[.D453];[.N453]+1;0)" office:value-type="float" office:value="0">
            <text:p>0.00</text:p>
          </table:table-cell>
          <table:table-cell table:formula="of:=IF([.E454]&gt;[.E453];[.O453]+1;0)" office:value-type="float" office:value="0">
            <text:p>0.00</text:p>
          </table:table-cell>
          <table:table-cell table:number-columns-repeated="5"/>
          <table:table-cell table:formula="of:=[.C454]&gt;[.C453]" office:value-type="float" office:value="1">
            <text:p>1.00</text:p>
          </table:table-cell>
          <table:table-cell table:formula="of:=[.D454]&gt;[.D453]" office:value-type="float" office:value="0">
            <text:p>0.00</text:p>
          </table:table-cell>
          <table:table-cell table:formula="of:=[.E454]&gt;[.E453]" office:value-type="float" office:value="0">
            <text:p>0.00</text:p>
          </table:table-cell>
          <table:table-cell table:formula="of:=IF(SUM([.U454:.W454])&gt;1;[.A45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54">
            <text:p>454.00</text:p>
          </table:table-cell>
          <table:table-cell/>
          <table:table-cell office:value-type="float" office:value="95.72">
            <text:p>95.72</text:p>
          </table:table-cell>
          <table:table-cell office:value-type="float" office:value="63.89">
            <text:p>63.89</text:p>
          </table:table-cell>
          <table:table-cell office:value-type="float" office:value="135.43">
            <text:p>135.43</text:p>
          </table:table-cell>
          <table:table-cell/>
          <table:table-cell table:style-name="ce2" table:formula="of:=IF([.H454]&lt;1000;IF([.I454]&gt;[.I453];0;[.G454]);IF(AND([.E454]&lt;[.E453]; [.E453]&lt;[.E452]);FLOOR(1000/[.E455];1)+[.G454];IF([.I454]&gt;[.I453];0;[.G454])))" office:value-type="float" office:value="36">
            <text:p>36.00</text:p>
          </table:table-cell>
          <table:table-cell table:formula="of:=IF([.G455]&lt;&gt;[.G454];[.H454]-([.E455]*([.G455]-[.G454]));[.H454])" office:value-type="float" office:value="974.210000000003">
            <text:p>974.21</text:p>
          </table:table-cell>
          <table:table-cell table:formula="of:=IF([.E455]&gt;[.I454];[.E455];[.I454])" office:value-type="float" office:value="157.47">
            <text:p>157.47</text:p>
          </table:table-cell>
          <table:table-cell table:formula="of:=IF([.H455]&lt;[.H454];[.J454]+1;[.J454])" office:value-type="float" office:value="30">
            <text:p>30.00</text:p>
          </table:table-cell>
          <table:table-cell table:number-columns-repeated="2"/>
          <table:table-cell table:formula="of:=IF([.C455]&gt;[.C454];[.M454]+1;0)" office:value-type="float" office:value="2">
            <text:p>2.00</text:p>
          </table:table-cell>
          <table:table-cell table:formula="of:=IF([.D455]&gt;[.D454];[.N454]+1;0)" office:value-type="float" office:value="0">
            <text:p>0.00</text:p>
          </table:table-cell>
          <table:table-cell table:formula="of:=IF([.E455]&gt;[.E454];[.O454]+1;0)" office:value-type="float" office:value="0">
            <text:p>0.00</text:p>
          </table:table-cell>
          <table:table-cell table:number-columns-repeated="5"/>
          <table:table-cell table:formula="of:=[.C455]&gt;[.C454]" office:value-type="float" office:value="1">
            <text:p>1.00</text:p>
          </table:table-cell>
          <table:table-cell table:formula="of:=[.D455]&gt;[.D454]" office:value-type="float" office:value="0">
            <text:p>0.00</text:p>
          </table:table-cell>
          <table:table-cell table:formula="of:=[.E455]&gt;[.E454]" office:value-type="float" office:value="0">
            <text:p>0.00</text:p>
          </table:table-cell>
          <table:table-cell table:formula="of:=IF(SUM([.U455:.W455])&gt;1;[.A45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55">
            <text:p>455.00</text:p>
          </table:table-cell>
          <table:table-cell/>
          <table:table-cell office:value-type="float" office:value="96.62">
            <text:p>96.62</text:p>
          </table:table-cell>
          <table:table-cell office:value-type="float" office:value="66.79">
            <text:p>66.79</text:p>
          </table:table-cell>
          <table:table-cell office:value-type="float" office:value="134">
            <text:p>134.00</text:p>
          </table:table-cell>
          <table:table-cell/>
          <table:table-cell table:style-name="ce2" table:formula="of:=IF([.H455]&lt;1000;IF([.I455]&gt;[.I454];0;[.G455]);IF(AND([.E455]&lt;[.E454]; [.E454]&lt;[.E453]);FLOOR(1000/[.E456];1)+[.G455];IF([.I455]&gt;[.I454];0;[.G455])))" office:value-type="float" office:value="36">
            <text:p>36.00</text:p>
          </table:table-cell>
          <table:table-cell table:formula="of:=IF([.G456]&lt;&gt;[.G455];[.H455]-([.E456]*([.G456]-[.G455]));[.H455])" office:value-type="float" office:value="974.210000000003">
            <text:p>974.21</text:p>
          </table:table-cell>
          <table:table-cell table:formula="of:=IF([.E456]&gt;[.I455];[.E456];[.I455])" office:value-type="float" office:value="157.47">
            <text:p>157.47</text:p>
          </table:table-cell>
          <table:table-cell table:formula="of:=IF([.H456]&lt;[.H455];[.J455]+1;[.J455])" office:value-type="float" office:value="30">
            <text:p>30.00</text:p>
          </table:table-cell>
          <table:table-cell table:number-columns-repeated="2"/>
          <table:table-cell table:formula="of:=IF([.C456]&gt;[.C455];[.M455]+1;0)" office:value-type="float" office:value="3">
            <text:p>3.00</text:p>
          </table:table-cell>
          <table:table-cell table:formula="of:=IF([.D456]&gt;[.D455];[.N455]+1;0)" office:value-type="float" office:value="1">
            <text:p>1.00</text:p>
          </table:table-cell>
          <table:table-cell table:formula="of:=IF([.E456]&gt;[.E455];[.O455]+1;0)" office:value-type="float" office:value="0">
            <text:p>0.00</text:p>
          </table:table-cell>
          <table:table-cell table:number-columns-repeated="5"/>
          <table:table-cell table:formula="of:=[.C456]&gt;[.C455]" office:value-type="float" office:value="1">
            <text:p>1.00</text:p>
          </table:table-cell>
          <table:table-cell table:formula="of:=[.D456]&gt;[.D455]" office:value-type="float" office:value="1">
            <text:p>1.00</text:p>
          </table:table-cell>
          <table:table-cell table:formula="of:=[.E456]&gt;[.E455]" office:value-type="float" office:value="0">
            <text:p>0.00</text:p>
          </table:table-cell>
          <table:table-cell table:formula="of:=IF(SUM([.U456:.W456])&gt;1;[.A456];&quot;-&quot;)" office:value-type="float" office:value="455">
            <text:p>455.00</text:p>
          </table:table-cell>
          <table:table-cell table:number-columns-repeated="1000"/>
        </table:table-row>
        <table:table-row table:style-name="ro1">
          <table:table-cell office:value-type="float" office:value="456">
            <text:p>456.00</text:p>
          </table:table-cell>
          <table:table-cell/>
          <table:table-cell office:value-type="float" office:value="98.19">
            <text:p>98.19</text:p>
          </table:table-cell>
          <table:table-cell office:value-type="float" office:value="65.16">
            <text:p>65.16</text:p>
          </table:table-cell>
          <table:table-cell office:value-type="float" office:value="134.07">
            <text:p>134.07</text:p>
          </table:table-cell>
          <table:table-cell/>
          <table:table-cell table:style-name="ce2" table:formula="of:=IF([.H456]&lt;1000;IF([.I456]&gt;[.I455];0;[.G456]);IF(AND([.E456]&lt;[.E455]; [.E455]&lt;[.E454]);FLOOR(1000/[.E457];1)+[.G456];IF([.I456]&gt;[.I455];0;[.G456])))" office:value-type="float" office:value="36">
            <text:p>36.00</text:p>
          </table:table-cell>
          <table:table-cell table:formula="of:=IF([.G457]&lt;&gt;[.G456];[.H456]-([.E457]*([.G457]-[.G456]));[.H456])" office:value-type="float" office:value="974.210000000003">
            <text:p>974.21</text:p>
          </table:table-cell>
          <table:table-cell table:formula="of:=IF([.E457]&gt;[.I456];[.E457];[.I456])" office:value-type="float" office:value="157.47">
            <text:p>157.47</text:p>
          </table:table-cell>
          <table:table-cell table:formula="of:=IF([.H457]&lt;[.H456];[.J456]+1;[.J456])" office:value-type="float" office:value="30">
            <text:p>30.00</text:p>
          </table:table-cell>
          <table:table-cell table:number-columns-repeated="2"/>
          <table:table-cell table:formula="of:=IF([.C457]&gt;[.C456];[.M456]+1;0)" office:value-type="float" office:value="4">
            <text:p>4.00</text:p>
          </table:table-cell>
          <table:table-cell table:formula="of:=IF([.D457]&gt;[.D456];[.N456]+1;0)" office:value-type="float" office:value="0">
            <text:p>0.00</text:p>
          </table:table-cell>
          <table:table-cell table:formula="of:=IF([.E457]&gt;[.E456];[.O456]+1;0)" office:value-type="float" office:value="1">
            <text:p>1.00</text:p>
          </table:table-cell>
          <table:table-cell table:number-columns-repeated="5"/>
          <table:table-cell table:formula="of:=[.C457]&gt;[.C456]" office:value-type="float" office:value="1">
            <text:p>1.00</text:p>
          </table:table-cell>
          <table:table-cell table:formula="of:=[.D457]&gt;[.D456]" office:value-type="float" office:value="0">
            <text:p>0.00</text:p>
          </table:table-cell>
          <table:table-cell table:formula="of:=[.E457]&gt;[.E456]" office:value-type="float" office:value="1">
            <text:p>1.00</text:p>
          </table:table-cell>
          <table:table-cell table:formula="of:=IF(SUM([.U457:.W457])&gt;1;[.A457];&quot;-&quot;)" office:value-type="float" office:value="456">
            <text:p>456.00</text:p>
          </table:table-cell>
          <table:table-cell table:number-columns-repeated="1000"/>
        </table:table-row>
        <table:table-row table:style-name="ro1">
          <table:table-cell office:value-type="float" office:value="457">
            <text:p>457.00</text:p>
          </table:table-cell>
          <table:table-cell/>
          <table:table-cell office:value-type="float" office:value="97.19">
            <text:p>97.19</text:p>
          </table:table-cell>
          <table:table-cell office:value-type="float" office:value="67.81">
            <text:p>67.81</text:p>
          </table:table-cell>
          <table:table-cell office:value-type="float" office:value="135.07">
            <text:p>135.07</text:p>
          </table:table-cell>
          <table:table-cell/>
          <table:table-cell table:style-name="ce2" table:formula="of:=IF([.H457]&lt;1000;IF([.I457]&gt;[.I456];0;[.G457]);IF(AND([.E457]&lt;[.E456]; [.E456]&lt;[.E455]);FLOOR(1000/[.E458];1)+[.G457];IF([.I457]&gt;[.I456];0;[.G457])))" office:value-type="float" office:value="36">
            <text:p>36.00</text:p>
          </table:table-cell>
          <table:table-cell table:formula="of:=IF([.G458]&lt;&gt;[.G457];[.H457]-([.E458]*([.G458]-[.G457]));[.H457])" office:value-type="float" office:value="974.210000000003">
            <text:p>974.21</text:p>
          </table:table-cell>
          <table:table-cell table:formula="of:=IF([.E458]&gt;[.I457];[.E458];[.I457])" office:value-type="float" office:value="157.47">
            <text:p>157.47</text:p>
          </table:table-cell>
          <table:table-cell table:formula="of:=IF([.H458]&lt;[.H457];[.J457]+1;[.J457])" office:value-type="float" office:value="30">
            <text:p>30.00</text:p>
          </table:table-cell>
          <table:table-cell table:number-columns-repeated="2"/>
          <table:table-cell table:formula="of:=IF([.C458]&gt;[.C457];[.M457]+1;0)" office:value-type="float" office:value="0">
            <text:p>0.00</text:p>
          </table:table-cell>
          <table:table-cell table:formula="of:=IF([.D458]&gt;[.D457];[.N457]+1;0)" office:value-type="float" office:value="1">
            <text:p>1.00</text:p>
          </table:table-cell>
          <table:table-cell table:formula="of:=IF([.E458]&gt;[.E457];[.O457]+1;0)" office:value-type="float" office:value="2">
            <text:p>2.00</text:p>
          </table:table-cell>
          <table:table-cell table:number-columns-repeated="5"/>
          <table:table-cell table:formula="of:=[.C458]&gt;[.C457]" office:value-type="float" office:value="0">
            <text:p>0.00</text:p>
          </table:table-cell>
          <table:table-cell table:formula="of:=[.D458]&gt;[.D457]" office:value-type="float" office:value="1">
            <text:p>1.00</text:p>
          </table:table-cell>
          <table:table-cell table:formula="of:=[.E458]&gt;[.E457]" office:value-type="float" office:value="1">
            <text:p>1.00</text:p>
          </table:table-cell>
          <table:table-cell table:formula="of:=IF(SUM([.U458:.W458])&gt;1;[.A458];&quot;-&quot;)" office:value-type="float" office:value="457">
            <text:p>457.00</text:p>
          </table:table-cell>
          <table:table-cell table:number-columns-repeated="1000"/>
        </table:table-row>
        <table:table-row table:style-name="ro1">
          <table:table-cell office:value-type="float" office:value="458">
            <text:p>458.00</text:p>
          </table:table-cell>
          <table:table-cell/>
          <table:table-cell office:value-type="float" office:value="97.88">
            <text:p>97.88</text:p>
          </table:table-cell>
          <table:table-cell office:value-type="float" office:value="70.23">
            <text:p>70.23</text:p>
          </table:table-cell>
          <table:table-cell office:value-type="float" office:value="133.7">
            <text:p>133.70</text:p>
          </table:table-cell>
          <table:table-cell/>
          <table:table-cell table:style-name="ce2" table:formula="of:=IF([.H458]&lt;1000;IF([.I458]&gt;[.I457];0;[.G458]);IF(AND([.E458]&lt;[.E457]; [.E457]&lt;[.E456]);FLOOR(1000/[.E459];1)+[.G458];IF([.I458]&gt;[.I457];0;[.G458])))" office:value-type="float" office:value="36">
            <text:p>36.00</text:p>
          </table:table-cell>
          <table:table-cell table:formula="of:=IF([.G459]&lt;&gt;[.G458];[.H458]-([.E459]*([.G459]-[.G458]));[.H458])" office:value-type="float" office:value="974.210000000003">
            <text:p>974.21</text:p>
          </table:table-cell>
          <table:table-cell table:formula="of:=IF([.E459]&gt;[.I458];[.E459];[.I458])" office:value-type="float" office:value="157.47">
            <text:p>157.47</text:p>
          </table:table-cell>
          <table:table-cell table:formula="of:=IF([.H459]&lt;[.H458];[.J458]+1;[.J458])" office:value-type="float" office:value="30">
            <text:p>30.00</text:p>
          </table:table-cell>
          <table:table-cell table:number-columns-repeated="2"/>
          <table:table-cell table:formula="of:=IF([.C459]&gt;[.C458];[.M458]+1;0)" office:value-type="float" office:value="1">
            <text:p>1.00</text:p>
          </table:table-cell>
          <table:table-cell table:formula="of:=IF([.D459]&gt;[.D458];[.N458]+1;0)" office:value-type="float" office:value="2">
            <text:p>2.00</text:p>
          </table:table-cell>
          <table:table-cell table:formula="of:=IF([.E459]&gt;[.E458];[.O458]+1;0)" office:value-type="float" office:value="0">
            <text:p>0.00</text:p>
          </table:table-cell>
          <table:table-cell table:number-columns-repeated="5"/>
          <table:table-cell table:formula="of:=[.C459]&gt;[.C458]" office:value-type="float" office:value="1">
            <text:p>1.00</text:p>
          </table:table-cell>
          <table:table-cell table:formula="of:=[.D459]&gt;[.D458]" office:value-type="float" office:value="1">
            <text:p>1.00</text:p>
          </table:table-cell>
          <table:table-cell table:formula="of:=[.E459]&gt;[.E458]" office:value-type="float" office:value="0">
            <text:p>0.00</text:p>
          </table:table-cell>
          <table:table-cell table:formula="of:=IF(SUM([.U459:.W459])&gt;1;[.A459];&quot;-&quot;)" office:value-type="float" office:value="458">
            <text:p>458.00</text:p>
          </table:table-cell>
          <table:table-cell table:number-columns-repeated="1000"/>
        </table:table-row>
        <table:table-row table:style-name="ro1">
          <table:table-cell office:value-type="float" office:value="459">
            <text:p>459.00</text:p>
          </table:table-cell>
          <table:table-cell/>
          <table:table-cell office:value-type="float" office:value="96.5">
            <text:p>96.50</text:p>
          </table:table-cell>
          <table:table-cell office:value-type="float" office:value="69.88">
            <text:p>69.88</text:p>
          </table:table-cell>
          <table:table-cell office:value-type="float" office:value="132.12">
            <text:p>132.12</text:p>
          </table:table-cell>
          <table:table-cell/>
          <table:table-cell table:style-name="ce2" table:formula="of:=IF([.H459]&lt;1000;IF([.I459]&gt;[.I458];0;[.G459]);IF(AND([.E459]&lt;[.E458]; [.E458]&lt;[.E457]);FLOOR(1000/[.E460];1)+[.G459];IF([.I459]&gt;[.I458];0;[.G459])))" office:value-type="float" office:value="36">
            <text:p>36.00</text:p>
          </table:table-cell>
          <table:table-cell table:formula="of:=IF([.G460]&lt;&gt;[.G459];[.H459]-([.E460]*([.G460]-[.G459]));[.H459])" office:value-type="float" office:value="974.210000000003">
            <text:p>974.21</text:p>
          </table:table-cell>
          <table:table-cell table:formula="of:=IF([.E460]&gt;[.I459];[.E460];[.I459])" office:value-type="float" office:value="157.47">
            <text:p>157.47</text:p>
          </table:table-cell>
          <table:table-cell table:formula="of:=IF([.H460]&lt;[.H459];[.J459]+1;[.J459])" office:value-type="float" office:value="30">
            <text:p>30.00</text:p>
          </table:table-cell>
          <table:table-cell table:number-columns-repeated="2"/>
          <table:table-cell table:formula="of:=IF([.C460]&gt;[.C459];[.M459]+1;0)" office:value-type="float" office:value="0">
            <text:p>0.00</text:p>
          </table:table-cell>
          <table:table-cell table:formula="of:=IF([.D460]&gt;[.D459];[.N459]+1;0)" office:value-type="float" office:value="0">
            <text:p>0.00</text:p>
          </table:table-cell>
          <table:table-cell table:formula="of:=IF([.E460]&gt;[.E459];[.O459]+1;0)" office:value-type="float" office:value="0">
            <text:p>0.00</text:p>
          </table:table-cell>
          <table:table-cell table:number-columns-repeated="5"/>
          <table:table-cell table:formula="of:=[.C460]&gt;[.C459]" office:value-type="float" office:value="0">
            <text:p>0.00</text:p>
          </table:table-cell>
          <table:table-cell table:formula="of:=[.D460]&gt;[.D459]" office:value-type="float" office:value="0">
            <text:p>0.00</text:p>
          </table:table-cell>
          <table:table-cell table:formula="of:=[.E460]&gt;[.E459]" office:value-type="float" office:value="0">
            <text:p>0.00</text:p>
          </table:table-cell>
          <table:table-cell table:formula="of:=IF(SUM([.U460:.W460])&gt;1;[.A46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60">
            <text:p>460.00</text:p>
          </table:table-cell>
          <table:table-cell/>
          <table:table-cell office:value-type="float" office:value="98.32">
            <text:p>98.32</text:p>
          </table:table-cell>
          <table:table-cell office:value-type="float" office:value="69.65">
            <text:p>69.65</text:p>
          </table:table-cell>
          <table:table-cell office:value-type="float" office:value="132.2">
            <text:p>132.20</text:p>
          </table:table-cell>
          <table:table-cell/>
          <table:table-cell table:style-name="ce2" table:formula="of:=IF([.H460]&lt;1000;IF([.I460]&gt;[.I459];0;[.G460]);IF(AND([.E460]&lt;[.E459]; [.E459]&lt;[.E458]);FLOOR(1000/[.E461];1)+[.G460];IF([.I460]&gt;[.I459];0;[.G460])))" office:value-type="float" office:value="36">
            <text:p>36.00</text:p>
          </table:table-cell>
          <table:table-cell table:formula="of:=IF([.G461]&lt;&gt;[.G460];[.H460]-([.E461]*([.G461]-[.G460]));[.H460])" office:value-type="float" office:value="974.210000000003">
            <text:p>974.21</text:p>
          </table:table-cell>
          <table:table-cell table:formula="of:=IF([.E461]&gt;[.I460];[.E461];[.I460])" office:value-type="float" office:value="157.47">
            <text:p>157.47</text:p>
          </table:table-cell>
          <table:table-cell table:formula="of:=IF([.H461]&lt;[.H460];[.J460]+1;[.J460])" office:value-type="float" office:value="30">
            <text:p>30.00</text:p>
          </table:table-cell>
          <table:table-cell table:number-columns-repeated="2"/>
          <table:table-cell table:formula="of:=IF([.C461]&gt;[.C460];[.M460]+1;0)" office:value-type="float" office:value="1">
            <text:p>1.00</text:p>
          </table:table-cell>
          <table:table-cell table:formula="of:=IF([.D461]&gt;[.D460];[.N460]+1;0)" office:value-type="float" office:value="0">
            <text:p>0.00</text:p>
          </table:table-cell>
          <table:table-cell table:formula="of:=IF([.E461]&gt;[.E460];[.O460]+1;0)" office:value-type="float" office:value="1">
            <text:p>1.00</text:p>
          </table:table-cell>
          <table:table-cell table:number-columns-repeated="5"/>
          <table:table-cell table:formula="of:=[.C461]&gt;[.C460]" office:value-type="float" office:value="1">
            <text:p>1.00</text:p>
          </table:table-cell>
          <table:table-cell table:formula="of:=[.D461]&gt;[.D460]" office:value-type="float" office:value="0">
            <text:p>0.00</text:p>
          </table:table-cell>
          <table:table-cell table:formula="of:=[.E461]&gt;[.E460]" office:value-type="float" office:value="1">
            <text:p>1.00</text:p>
          </table:table-cell>
          <table:table-cell table:formula="of:=IF(SUM([.U461:.W461])&gt;1;[.A461];&quot;-&quot;)" office:value-type="float" office:value="460">
            <text:p>460.00</text:p>
          </table:table-cell>
          <table:table-cell table:number-columns-repeated="1000"/>
        </table:table-row>
        <table:table-row table:style-name="ro1">
          <table:table-cell office:value-type="float" office:value="461">
            <text:p>461.00</text:p>
          </table:table-cell>
          <table:table-cell/>
          <table:table-cell office:value-type="float" office:value="100.41">
            <text:p>100.41</text:p>
          </table:table-cell>
          <table:table-cell office:value-type="float" office:value="67.95">
            <text:p>67.95</text:p>
          </table:table-cell>
          <table:table-cell office:value-type="float" office:value="134.63">
            <text:p>134.63</text:p>
          </table:table-cell>
          <table:table-cell/>
          <table:table-cell table:style-name="ce2" table:formula="of:=IF([.H461]&lt;1000;IF([.I461]&gt;[.I460];0;[.G461]);IF(AND([.E461]&lt;[.E460]; [.E460]&lt;[.E459]);FLOOR(1000/[.E462];1)+[.G461];IF([.I461]&gt;[.I460];0;[.G461])))" office:value-type="float" office:value="36">
            <text:p>36.00</text:p>
          </table:table-cell>
          <table:table-cell table:formula="of:=IF([.G462]&lt;&gt;[.G461];[.H461]-([.E462]*([.G462]-[.G461]));[.H461])" office:value-type="float" office:value="974.210000000003">
            <text:p>974.21</text:p>
          </table:table-cell>
          <table:table-cell table:formula="of:=IF([.E462]&gt;[.I461];[.E462];[.I461])" office:value-type="float" office:value="157.47">
            <text:p>157.47</text:p>
          </table:table-cell>
          <table:table-cell table:formula="of:=IF([.H462]&lt;[.H461];[.J461]+1;[.J461])" office:value-type="float" office:value="30">
            <text:p>30.00</text:p>
          </table:table-cell>
          <table:table-cell table:number-columns-repeated="2"/>
          <table:table-cell table:formula="of:=IF([.C462]&gt;[.C461];[.M461]+1;0)" office:value-type="float" office:value="2">
            <text:p>2.00</text:p>
          </table:table-cell>
          <table:table-cell table:formula="of:=IF([.D462]&gt;[.D461];[.N461]+1;0)" office:value-type="float" office:value="0">
            <text:p>0.00</text:p>
          </table:table-cell>
          <table:table-cell table:formula="of:=IF([.E462]&gt;[.E461];[.O461]+1;0)" office:value-type="float" office:value="2">
            <text:p>2.00</text:p>
          </table:table-cell>
          <table:table-cell table:number-columns-repeated="5"/>
          <table:table-cell table:formula="of:=[.C462]&gt;[.C461]" office:value-type="float" office:value="1">
            <text:p>1.00</text:p>
          </table:table-cell>
          <table:table-cell table:formula="of:=[.D462]&gt;[.D461]" office:value-type="float" office:value="0">
            <text:p>0.00</text:p>
          </table:table-cell>
          <table:table-cell table:formula="of:=[.E462]&gt;[.E461]" office:value-type="float" office:value="1">
            <text:p>1.00</text:p>
          </table:table-cell>
          <table:table-cell table:formula="of:=IF(SUM([.U462:.W462])&gt;1;[.A462];&quot;-&quot;)" office:value-type="float" office:value="461">
            <text:p>461.00</text:p>
          </table:table-cell>
          <table:table-cell table:number-columns-repeated="1000"/>
        </table:table-row>
        <table:table-row table:style-name="ro1">
          <table:table-cell office:value-type="float" office:value="462">
            <text:p>462.00</text:p>
          </table:table-cell>
          <table:table-cell/>
          <table:table-cell office:value-type="float" office:value="98.63">
            <text:p>98.63</text:p>
          </table:table-cell>
          <table:table-cell office:value-type="float" office:value="66.98">
            <text:p>66.98</text:p>
          </table:table-cell>
          <table:table-cell office:value-type="float" office:value="136.87">
            <text:p>136.87</text:p>
          </table:table-cell>
          <table:table-cell/>
          <table:table-cell table:style-name="ce2" table:formula="of:=IF([.H462]&lt;1000;IF([.I462]&gt;[.I461];0;[.G462]);IF(AND([.E462]&lt;[.E461]; [.E461]&lt;[.E460]);FLOOR(1000/[.E463];1)+[.G462];IF([.I462]&gt;[.I461];0;[.G462])))" office:value-type="float" office:value="36">
            <text:p>36.00</text:p>
          </table:table-cell>
          <table:table-cell table:formula="of:=IF([.G463]&lt;&gt;[.G462];[.H462]-([.E463]*([.G463]-[.G462]));[.H462])" office:value-type="float" office:value="974.210000000003">
            <text:p>974.21</text:p>
          </table:table-cell>
          <table:table-cell table:formula="of:=IF([.E463]&gt;[.I462];[.E463];[.I462])" office:value-type="float" office:value="157.47">
            <text:p>157.47</text:p>
          </table:table-cell>
          <table:table-cell table:formula="of:=IF([.H463]&lt;[.H462];[.J462]+1;[.J462])" office:value-type="float" office:value="30">
            <text:p>30.00</text:p>
          </table:table-cell>
          <table:table-cell table:number-columns-repeated="2"/>
          <table:table-cell table:formula="of:=IF([.C463]&gt;[.C462];[.M462]+1;0)" office:value-type="float" office:value="0">
            <text:p>0.00</text:p>
          </table:table-cell>
          <table:table-cell table:formula="of:=IF([.D463]&gt;[.D462];[.N462]+1;0)" office:value-type="float" office:value="0">
            <text:p>0.00</text:p>
          </table:table-cell>
          <table:table-cell table:formula="of:=IF([.E463]&gt;[.E462];[.O462]+1;0)" office:value-type="float" office:value="3">
            <text:p>3.00</text:p>
          </table:table-cell>
          <table:table-cell table:number-columns-repeated="5"/>
          <table:table-cell table:formula="of:=[.C463]&gt;[.C462]" office:value-type="float" office:value="0">
            <text:p>0.00</text:p>
          </table:table-cell>
          <table:table-cell table:formula="of:=[.D463]&gt;[.D462]" office:value-type="float" office:value="0">
            <text:p>0.00</text:p>
          </table:table-cell>
          <table:table-cell table:formula="of:=[.E463]&gt;[.E462]" office:value-type="float" office:value="1">
            <text:p>1.00</text:p>
          </table:table-cell>
          <table:table-cell table:formula="of:=IF(SUM([.U463:.W463])&gt;1;[.A463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63">
            <text:p>463.00</text:p>
          </table:table-cell>
          <table:table-cell/>
          <table:table-cell office:value-type="float" office:value="96.81">
            <text:p>96.81</text:p>
          </table:table-cell>
          <table:table-cell office:value-type="float" office:value="65.76">
            <text:p>65.76</text:p>
          </table:table-cell>
          <table:table-cell office:value-type="float" office:value="138.55">
            <text:p>138.55</text:p>
          </table:table-cell>
          <table:table-cell/>
          <table:table-cell table:style-name="ce2" table:formula="of:=IF([.H463]&lt;1000;IF([.I463]&gt;[.I462];0;[.G463]);IF(AND([.E463]&lt;[.E462]; [.E462]&lt;[.E461]);FLOOR(1000/[.E464];1)+[.G463];IF([.I463]&gt;[.I462];0;[.G463])))" office:value-type="float" office:value="36">
            <text:p>36.00</text:p>
          </table:table-cell>
          <table:table-cell table:formula="of:=IF([.G464]&lt;&gt;[.G463];[.H463]-([.E464]*([.G464]-[.G463]));[.H463])" office:value-type="float" office:value="974.210000000003">
            <text:p>974.21</text:p>
          </table:table-cell>
          <table:table-cell table:formula="of:=IF([.E464]&gt;[.I463];[.E464];[.I463])" office:value-type="float" office:value="157.47">
            <text:p>157.47</text:p>
          </table:table-cell>
          <table:table-cell table:formula="of:=IF([.H464]&lt;[.H463];[.J463]+1;[.J463])" office:value-type="float" office:value="30">
            <text:p>30.00</text:p>
          </table:table-cell>
          <table:table-cell table:number-columns-repeated="2"/>
          <table:table-cell table:formula="of:=IF([.C464]&gt;[.C463];[.M463]+1;0)" office:value-type="float" office:value="0">
            <text:p>0.00</text:p>
          </table:table-cell>
          <table:table-cell table:formula="of:=IF([.D464]&gt;[.D463];[.N463]+1;0)" office:value-type="float" office:value="0">
            <text:p>0.00</text:p>
          </table:table-cell>
          <table:table-cell table:formula="of:=IF([.E464]&gt;[.E463];[.O463]+1;0)" office:value-type="float" office:value="4">
            <text:p>4.00</text:p>
          </table:table-cell>
          <table:table-cell table:number-columns-repeated="5"/>
          <table:table-cell table:formula="of:=[.C464]&gt;[.C463]" office:value-type="float" office:value="0">
            <text:p>0.00</text:p>
          </table:table-cell>
          <table:table-cell table:formula="of:=[.D464]&gt;[.D463]" office:value-type="float" office:value="0">
            <text:p>0.00</text:p>
          </table:table-cell>
          <table:table-cell table:formula="of:=[.E464]&gt;[.E463]" office:value-type="float" office:value="1">
            <text:p>1.00</text:p>
          </table:table-cell>
          <table:table-cell table:formula="of:=IF(SUM([.U464:.W464])&gt;1;[.A46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64">
            <text:p>464.00</text:p>
          </table:table-cell>
          <table:table-cell/>
          <table:table-cell office:value-type="float" office:value="98.88">
            <text:p>98.88</text:p>
          </table:table-cell>
          <table:table-cell office:value-type="float" office:value="65.53">
            <text:p>65.53</text:p>
          </table:table-cell>
          <table:table-cell office:value-type="float" office:value="137.23">
            <text:p>137.23</text:p>
          </table:table-cell>
          <table:table-cell/>
          <table:table-cell table:style-name="ce2" table:formula="of:=IF([.H464]&lt;1000;IF([.I464]&gt;[.I463];0;[.G464]);IF(AND([.E464]&lt;[.E463]; [.E463]&lt;[.E462]);FLOOR(1000/[.E465];1)+[.G464];IF([.I464]&gt;[.I463];0;[.G464])))" office:value-type="float" office:value="36">
            <text:p>36.00</text:p>
          </table:table-cell>
          <table:table-cell table:formula="of:=IF([.G465]&lt;&gt;[.G464];[.H464]-([.E465]*([.G465]-[.G464]));[.H464])" office:value-type="float" office:value="974.210000000003">
            <text:p>974.21</text:p>
          </table:table-cell>
          <table:table-cell table:formula="of:=IF([.E465]&gt;[.I464];[.E465];[.I464])" office:value-type="float" office:value="157.47">
            <text:p>157.47</text:p>
          </table:table-cell>
          <table:table-cell table:formula="of:=IF([.H465]&lt;[.H464];[.J464]+1;[.J464])" office:value-type="float" office:value="30">
            <text:p>30.00</text:p>
          </table:table-cell>
          <table:table-cell table:number-columns-repeated="2"/>
          <table:table-cell table:formula="of:=IF([.C465]&gt;[.C464];[.M464]+1;0)" office:value-type="float" office:value="1">
            <text:p>1.00</text:p>
          </table:table-cell>
          <table:table-cell table:formula="of:=IF([.D465]&gt;[.D464];[.N464]+1;0)" office:value-type="float" office:value="0">
            <text:p>0.00</text:p>
          </table:table-cell>
          <table:table-cell table:formula="of:=IF([.E465]&gt;[.E464];[.O464]+1;0)" office:value-type="float" office:value="0">
            <text:p>0.00</text:p>
          </table:table-cell>
          <table:table-cell table:number-columns-repeated="5"/>
          <table:table-cell table:formula="of:=[.C465]&gt;[.C464]" office:value-type="float" office:value="1">
            <text:p>1.00</text:p>
          </table:table-cell>
          <table:table-cell table:formula="of:=[.D465]&gt;[.D464]" office:value-type="float" office:value="0">
            <text:p>0.00</text:p>
          </table:table-cell>
          <table:table-cell table:formula="of:=[.E465]&gt;[.E464]" office:value-type="float" office:value="0">
            <text:p>0.00</text:p>
          </table:table-cell>
          <table:table-cell table:formula="of:=IF(SUM([.U465:.W465])&gt;1;[.A46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65">
            <text:p>465.00</text:p>
          </table:table-cell>
          <table:table-cell/>
          <table:table-cell office:value-type="float" office:value="100.54">
            <text:p>100.54</text:p>
          </table:table-cell>
          <table:table-cell office:value-type="float" office:value="68.27">
            <text:p>68.27</text:p>
          </table:table-cell>
          <table:table-cell office:value-type="float" office:value="135.35">
            <text:p>135.35</text:p>
          </table:table-cell>
          <table:table-cell/>
          <table:table-cell table:style-name="ce2" table:formula="of:=IF([.H465]&lt;1000;IF([.I465]&gt;[.I464];0;[.G465]);IF(AND([.E465]&lt;[.E464]; [.E464]&lt;[.E463]);FLOOR(1000/[.E466];1)+[.G465];IF([.I465]&gt;[.I464];0;[.G465])))" office:value-type="float" office:value="36">
            <text:p>36.00</text:p>
          </table:table-cell>
          <table:table-cell table:formula="of:=IF([.G466]&lt;&gt;[.G465];[.H465]-([.E466]*([.G466]-[.G465]));[.H465])" office:value-type="float" office:value="974.210000000003">
            <text:p>974.21</text:p>
          </table:table-cell>
          <table:table-cell table:formula="of:=IF([.E466]&gt;[.I465];[.E466];[.I465])" office:value-type="float" office:value="157.47">
            <text:p>157.47</text:p>
          </table:table-cell>
          <table:table-cell table:formula="of:=IF([.H466]&lt;[.H465];[.J465]+1;[.J465])" office:value-type="float" office:value="30">
            <text:p>30.00</text:p>
          </table:table-cell>
          <table:table-cell table:number-columns-repeated="2"/>
          <table:table-cell table:formula="of:=IF([.C466]&gt;[.C465];[.M465]+1;0)" office:value-type="float" office:value="2">
            <text:p>2.00</text:p>
          </table:table-cell>
          <table:table-cell table:formula="of:=IF([.D466]&gt;[.D465];[.N465]+1;0)" office:value-type="float" office:value="1">
            <text:p>1.00</text:p>
          </table:table-cell>
          <table:table-cell table:formula="of:=IF([.E466]&gt;[.E465];[.O465]+1;0)" office:value-type="float" office:value="0">
            <text:p>0.00</text:p>
          </table:table-cell>
          <table:table-cell table:number-columns-repeated="5"/>
          <table:table-cell table:formula="of:=[.C466]&gt;[.C465]" office:value-type="float" office:value="1">
            <text:p>1.00</text:p>
          </table:table-cell>
          <table:table-cell table:formula="of:=[.D466]&gt;[.D465]" office:value-type="float" office:value="1">
            <text:p>1.00</text:p>
          </table:table-cell>
          <table:table-cell table:formula="of:=[.E466]&gt;[.E465]" office:value-type="float" office:value="0">
            <text:p>0.00</text:p>
          </table:table-cell>
          <table:table-cell table:formula="of:=IF(SUM([.U466:.W466])&gt;1;[.A466];&quot;-&quot;)" office:value-type="float" office:value="465">
            <text:p>465.00</text:p>
          </table:table-cell>
          <table:table-cell table:number-columns-repeated="1000"/>
        </table:table-row>
        <table:table-row table:style-name="ro1">
          <table:table-cell office:value-type="float" office:value="466">
            <text:p>466.00</text:p>
          </table:table-cell>
          <table:table-cell/>
          <table:table-cell office:value-type="float" office:value="102.5">
            <text:p>102.50</text:p>
          </table:table-cell>
          <table:table-cell office:value-type="float" office:value="66.36">
            <text:p>66.36</text:p>
          </table:table-cell>
          <table:table-cell office:value-type="float" office:value="133.85">
            <text:p>133.85</text:p>
          </table:table-cell>
          <table:table-cell/>
          <table:table-cell table:style-name="ce2" table:formula="of:=IF([.H466]&lt;1000;IF([.I466]&gt;[.I465];0;[.G466]);IF(AND([.E466]&lt;[.E465]; [.E465]&lt;[.E464]);FLOOR(1000/[.E467];1)+[.G466];IF([.I466]&gt;[.I465];0;[.G466])))" office:value-type="float" office:value="36">
            <text:p>36.00</text:p>
          </table:table-cell>
          <table:table-cell table:formula="of:=IF([.G467]&lt;&gt;[.G466];[.H466]-([.E467]*([.G467]-[.G466]));[.H466])" office:value-type="float" office:value="974.210000000003">
            <text:p>974.21</text:p>
          </table:table-cell>
          <table:table-cell table:formula="of:=IF([.E467]&gt;[.I466];[.E467];[.I466])" office:value-type="float" office:value="157.47">
            <text:p>157.47</text:p>
          </table:table-cell>
          <table:table-cell table:formula="of:=IF([.H467]&lt;[.H466];[.J466]+1;[.J466])" office:value-type="float" office:value="30">
            <text:p>30.00</text:p>
          </table:table-cell>
          <table:table-cell table:number-columns-repeated="2"/>
          <table:table-cell table:formula="of:=IF([.C467]&gt;[.C466];[.M466]+1;0)" office:value-type="float" office:value="3">
            <text:p>3.00</text:p>
          </table:table-cell>
          <table:table-cell table:formula="of:=IF([.D467]&gt;[.D466];[.N466]+1;0)" office:value-type="float" office:value="0">
            <text:p>0.00</text:p>
          </table:table-cell>
          <table:table-cell table:formula="of:=IF([.E467]&gt;[.E466];[.O466]+1;0)" office:value-type="float" office:value="0">
            <text:p>0.00</text:p>
          </table:table-cell>
          <table:table-cell table:number-columns-repeated="5"/>
          <table:table-cell table:formula="of:=[.C467]&gt;[.C466]" office:value-type="float" office:value="1">
            <text:p>1.00</text:p>
          </table:table-cell>
          <table:table-cell table:formula="of:=[.D467]&gt;[.D466]" office:value-type="float" office:value="0">
            <text:p>0.00</text:p>
          </table:table-cell>
          <table:table-cell table:formula="of:=[.E467]&gt;[.E466]" office:value-type="float" office:value="0">
            <text:p>0.00</text:p>
          </table:table-cell>
          <table:table-cell table:formula="of:=IF(SUM([.U467:.W467])&gt;1;[.A46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67">
            <text:p>467.00</text:p>
          </table:table-cell>
          <table:table-cell/>
          <table:table-cell office:value-type="float" office:value="103.73">
            <text:p>103.73</text:p>
          </table:table-cell>
          <table:table-cell office:value-type="float" office:value="65">
            <text:p>65.00</text:p>
          </table:table-cell>
          <table:table-cell office:value-type="float" office:value="134.45">
            <text:p>134.45</text:p>
          </table:table-cell>
          <table:table-cell/>
          <table:table-cell table:style-name="ce2" table:formula="of:=IF([.H467]&lt;1000;IF([.I467]&gt;[.I466];0;[.G467]);IF(AND([.E467]&lt;[.E466]; [.E466]&lt;[.E465]);FLOOR(1000/[.E468];1)+[.G467];IF([.I467]&gt;[.I466];0;[.G467])))" office:value-type="float" office:value="36">
            <text:p>36.00</text:p>
          </table:table-cell>
          <table:table-cell table:formula="of:=IF([.G468]&lt;&gt;[.G467];[.H467]-([.E468]*([.G468]-[.G467]));[.H467])" office:value-type="float" office:value="974.210000000003">
            <text:p>974.21</text:p>
          </table:table-cell>
          <table:table-cell table:formula="of:=IF([.E468]&gt;[.I467];[.E468];[.I467])" office:value-type="float" office:value="157.47">
            <text:p>157.47</text:p>
          </table:table-cell>
          <table:table-cell table:formula="of:=IF([.H468]&lt;[.H467];[.J467]+1;[.J467])" office:value-type="float" office:value="30">
            <text:p>30.00</text:p>
          </table:table-cell>
          <table:table-cell table:number-columns-repeated="2"/>
          <table:table-cell table:formula="of:=IF([.C468]&gt;[.C467];[.M467]+1;0)" office:value-type="float" office:value="4">
            <text:p>4.00</text:p>
          </table:table-cell>
          <table:table-cell table:formula="of:=IF([.D468]&gt;[.D467];[.N467]+1;0)" office:value-type="float" office:value="0">
            <text:p>0.00</text:p>
          </table:table-cell>
          <table:table-cell table:formula="of:=IF([.E468]&gt;[.E467];[.O467]+1;0)" office:value-type="float" office:value="1">
            <text:p>1.00</text:p>
          </table:table-cell>
          <table:table-cell table:number-columns-repeated="5"/>
          <table:table-cell table:formula="of:=[.C468]&gt;[.C467]" office:value-type="float" office:value="1">
            <text:p>1.00</text:p>
          </table:table-cell>
          <table:table-cell table:formula="of:=[.D468]&gt;[.D467]" office:value-type="float" office:value="0">
            <text:p>0.00</text:p>
          </table:table-cell>
          <table:table-cell table:formula="of:=[.E468]&gt;[.E467]" office:value-type="float" office:value="1">
            <text:p>1.00</text:p>
          </table:table-cell>
          <table:table-cell table:formula="of:=IF(SUM([.U468:.W468])&gt;1;[.A468];&quot;-&quot;)" office:value-type="float" office:value="467">
            <text:p>467.00</text:p>
          </table:table-cell>
          <table:table-cell table:number-columns-repeated="1000"/>
        </table:table-row>
        <table:table-row table:style-name="ro1">
          <table:table-cell office:value-type="float" office:value="468">
            <text:p>468.00</text:p>
          </table:table-cell>
          <table:table-cell/>
          <table:table-cell office:value-type="float" office:value="101.95">
            <text:p>101.95</text:p>
          </table:table-cell>
          <table:table-cell office:value-type="float" office:value="67.9">
            <text:p>67.90</text:p>
          </table:table-cell>
          <table:table-cell office:value-type="float" office:value="136.01">
            <text:p>136.01</text:p>
          </table:table-cell>
          <table:table-cell/>
          <table:table-cell table:style-name="ce2" table:formula="of:=IF([.H468]&lt;1000;IF([.I468]&gt;[.I467];0;[.G468]);IF(AND([.E468]&lt;[.E467]; [.E467]&lt;[.E466]);FLOOR(1000/[.E469];1)+[.G468];IF([.I468]&gt;[.I467];0;[.G468])))" office:value-type="float" office:value="36">
            <text:p>36.00</text:p>
          </table:table-cell>
          <table:table-cell table:formula="of:=IF([.G469]&lt;&gt;[.G468];[.H468]-([.E469]*([.G469]-[.G468]));[.H468])" office:value-type="float" office:value="974.210000000003">
            <text:p>974.21</text:p>
          </table:table-cell>
          <table:table-cell table:formula="of:=IF([.E469]&gt;[.I468];[.E469];[.I468])" office:value-type="float" office:value="157.47">
            <text:p>157.47</text:p>
          </table:table-cell>
          <table:table-cell table:formula="of:=IF([.H469]&lt;[.H468];[.J468]+1;[.J468])" office:value-type="float" office:value="30">
            <text:p>30.00</text:p>
          </table:table-cell>
          <table:table-cell table:number-columns-repeated="2"/>
          <table:table-cell table:formula="of:=IF([.C469]&gt;[.C468];[.M468]+1;0)" office:value-type="float" office:value="0">
            <text:p>0.00</text:p>
          </table:table-cell>
          <table:table-cell table:formula="of:=IF([.D469]&gt;[.D468];[.N468]+1;0)" office:value-type="float" office:value="1">
            <text:p>1.00</text:p>
          </table:table-cell>
          <table:table-cell table:formula="of:=IF([.E469]&gt;[.E468];[.O468]+1;0)" office:value-type="float" office:value="2">
            <text:p>2.00</text:p>
          </table:table-cell>
          <table:table-cell table:number-columns-repeated="5"/>
          <table:table-cell table:formula="of:=[.C469]&gt;[.C468]" office:value-type="float" office:value="0">
            <text:p>0.00</text:p>
          </table:table-cell>
          <table:table-cell table:formula="of:=[.D469]&gt;[.D468]" office:value-type="float" office:value="1">
            <text:p>1.00</text:p>
          </table:table-cell>
          <table:table-cell table:formula="of:=[.E469]&gt;[.E468]" office:value-type="float" office:value="1">
            <text:p>1.00</text:p>
          </table:table-cell>
          <table:table-cell table:formula="of:=IF(SUM([.U469:.W469])&gt;1;[.A469];&quot;-&quot;)" office:value-type="float" office:value="468">
            <text:p>468.00</text:p>
          </table:table-cell>
          <table:table-cell table:number-columns-repeated="1000"/>
        </table:table-row>
        <table:table-row table:style-name="ro1">
          <table:table-cell office:value-type="float" office:value="469">
            <text:p>469.00</text:p>
          </table:table-cell>
          <table:table-cell/>
          <table:table-cell office:value-type="float" office:value="100.28">
            <text:p>100.28</text:p>
          </table:table-cell>
          <table:table-cell office:value-type="float" office:value="67.61">
            <text:p>67.61</text:p>
          </table:table-cell>
          <table:table-cell office:value-type="float" office:value="134.69">
            <text:p>134.69</text:p>
          </table:table-cell>
          <table:table-cell/>
          <table:table-cell table:style-name="ce2" table:formula="of:=IF([.H469]&lt;1000;IF([.I469]&gt;[.I468];0;[.G469]);IF(AND([.E469]&lt;[.E468]; [.E468]&lt;[.E467]);FLOOR(1000/[.E470];1)+[.G469];IF([.I469]&gt;[.I468];0;[.G469])))" office:value-type="float" office:value="36">
            <text:p>36.00</text:p>
          </table:table-cell>
          <table:table-cell table:formula="of:=IF([.G470]&lt;&gt;[.G469];[.H469]-([.E470]*([.G470]-[.G469]));[.H469])" office:value-type="float" office:value="974.210000000003">
            <text:p>974.21</text:p>
          </table:table-cell>
          <table:table-cell table:formula="of:=IF([.E470]&gt;[.I469];[.E470];[.I469])" office:value-type="float" office:value="157.47">
            <text:p>157.47</text:p>
          </table:table-cell>
          <table:table-cell table:formula="of:=IF([.H470]&lt;[.H469];[.J469]+1;[.J469])" office:value-type="float" office:value="30">
            <text:p>30.00</text:p>
          </table:table-cell>
          <table:table-cell table:number-columns-repeated="2"/>
          <table:table-cell table:formula="of:=IF([.C470]&gt;[.C469];[.M469]+1;0)" office:value-type="float" office:value="0">
            <text:p>0.00</text:p>
          </table:table-cell>
          <table:table-cell table:formula="of:=IF([.D470]&gt;[.D469];[.N469]+1;0)" office:value-type="float" office:value="0">
            <text:p>0.00</text:p>
          </table:table-cell>
          <table:table-cell table:formula="of:=IF([.E470]&gt;[.E469];[.O469]+1;0)" office:value-type="float" office:value="0">
            <text:p>0.00</text:p>
          </table:table-cell>
          <table:table-cell table:number-columns-repeated="5"/>
          <table:table-cell table:formula="of:=[.C470]&gt;[.C469]" office:value-type="float" office:value="0">
            <text:p>0.00</text:p>
          </table:table-cell>
          <table:table-cell table:formula="of:=[.D470]&gt;[.D469]" office:value-type="float" office:value="0">
            <text:p>0.00</text:p>
          </table:table-cell>
          <table:table-cell table:formula="of:=[.E470]&gt;[.E469]" office:value-type="float" office:value="0">
            <text:p>0.00</text:p>
          </table:table-cell>
          <table:table-cell table:formula="of:=IF(SUM([.U470:.W470])&gt;1;[.A470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70">
            <text:p>470.00</text:p>
          </table:table-cell>
          <table:table-cell/>
          <table:table-cell office:value-type="float" office:value="101.15">
            <text:p>101.15</text:p>
          </table:table-cell>
          <table:table-cell office:value-type="float" office:value="66.87">
            <text:p>66.87</text:p>
          </table:table-cell>
          <table:table-cell office:value-type="float" office:value="136.71">
            <text:p>136.71</text:p>
          </table:table-cell>
          <table:table-cell/>
          <table:table-cell table:style-name="ce2" table:formula="of:=IF([.H470]&lt;1000;IF([.I470]&gt;[.I469];0;[.G470]);IF(AND([.E470]&lt;[.E469]; [.E469]&lt;[.E468]);FLOOR(1000/[.E471];1)+[.G470];IF([.I470]&gt;[.I469];0;[.G470])))" office:value-type="float" office:value="36">
            <text:p>36.00</text:p>
          </table:table-cell>
          <table:table-cell table:formula="of:=IF([.G471]&lt;&gt;[.G470];[.H470]-([.E471]*([.G471]-[.G470]));[.H470])" office:value-type="float" office:value="974.210000000003">
            <text:p>974.21</text:p>
          </table:table-cell>
          <table:table-cell table:formula="of:=IF([.E471]&gt;[.I470];[.E471];[.I470])" office:value-type="float" office:value="157.47">
            <text:p>157.47</text:p>
          </table:table-cell>
          <table:table-cell table:formula="of:=IF([.H471]&lt;[.H470];[.J470]+1;[.J470])" office:value-type="float" office:value="30">
            <text:p>30.00</text:p>
          </table:table-cell>
          <table:table-cell table:number-columns-repeated="2"/>
          <table:table-cell table:formula="of:=IF([.C471]&gt;[.C470];[.M470]+1;0)" office:value-type="float" office:value="1">
            <text:p>1.00</text:p>
          </table:table-cell>
          <table:table-cell table:formula="of:=IF([.D471]&gt;[.D470];[.N470]+1;0)" office:value-type="float" office:value="0">
            <text:p>0.00</text:p>
          </table:table-cell>
          <table:table-cell table:formula="of:=IF([.E471]&gt;[.E470];[.O470]+1;0)" office:value-type="float" office:value="1">
            <text:p>1.00</text:p>
          </table:table-cell>
          <table:table-cell table:number-columns-repeated="5"/>
          <table:table-cell table:formula="of:=[.C471]&gt;[.C470]" office:value-type="float" office:value="1">
            <text:p>1.00</text:p>
          </table:table-cell>
          <table:table-cell table:formula="of:=[.D471]&gt;[.D470]" office:value-type="float" office:value="0">
            <text:p>0.00</text:p>
          </table:table-cell>
          <table:table-cell table:formula="of:=[.E471]&gt;[.E470]" office:value-type="float" office:value="1">
            <text:p>1.00</text:p>
          </table:table-cell>
          <table:table-cell table:formula="of:=IF(SUM([.U471:.W471])&gt;1;[.A471];&quot;-&quot;)" office:value-type="float" office:value="470">
            <text:p>470.00</text:p>
          </table:table-cell>
          <table:table-cell table:number-columns-repeated="1000"/>
        </table:table-row>
        <table:table-row table:style-name="ro1">
          <table:table-cell office:value-type="float" office:value="471">
            <text:p>471.00</text:p>
          </table:table-cell>
          <table:table-cell/>
          <table:table-cell office:value-type="float" office:value="101.53">
            <text:p>101.53</text:p>
          </table:table-cell>
          <table:table-cell office:value-type="float" office:value="69.79">
            <text:p>69.79</text:p>
          </table:table-cell>
          <table:table-cell office:value-type="float" office:value="135.55">
            <text:p>135.55</text:p>
          </table:table-cell>
          <table:table-cell/>
          <table:table-cell table:style-name="ce2" table:formula="of:=IF([.H471]&lt;1000;IF([.I471]&gt;[.I470];0;[.G471]);IF(AND([.E471]&lt;[.E470]; [.E470]&lt;[.E469]);FLOOR(1000/[.E472];1)+[.G471];IF([.I471]&gt;[.I470];0;[.G471])))" office:value-type="float" office:value="36">
            <text:p>36.00</text:p>
          </table:table-cell>
          <table:table-cell table:formula="of:=IF([.G472]&lt;&gt;[.G471];[.H471]-([.E472]*([.G472]-[.G471]));[.H471])" office:value-type="float" office:value="974.210000000003">
            <text:p>974.21</text:p>
          </table:table-cell>
          <table:table-cell table:formula="of:=IF([.E472]&gt;[.I471];[.E472];[.I471])" office:value-type="float" office:value="157.47">
            <text:p>157.47</text:p>
          </table:table-cell>
          <table:table-cell table:formula="of:=IF([.H472]&lt;[.H471];[.J471]+1;[.J471])" office:value-type="float" office:value="30">
            <text:p>30.00</text:p>
          </table:table-cell>
          <table:table-cell table:number-columns-repeated="2"/>
          <table:table-cell table:formula="of:=IF([.C472]&gt;[.C471];[.M471]+1;0)" office:value-type="float" office:value="2">
            <text:p>2.00</text:p>
          </table:table-cell>
          <table:table-cell table:formula="of:=IF([.D472]&gt;[.D471];[.N471]+1;0)" office:value-type="float" office:value="1">
            <text:p>1.00</text:p>
          </table:table-cell>
          <table:table-cell table:formula="of:=IF([.E472]&gt;[.E471];[.O471]+1;0)" office:value-type="float" office:value="0">
            <text:p>0.00</text:p>
          </table:table-cell>
          <table:table-cell table:number-columns-repeated="5"/>
          <table:table-cell table:formula="of:=[.C472]&gt;[.C471]" office:value-type="float" office:value="1">
            <text:p>1.00</text:p>
          </table:table-cell>
          <table:table-cell table:formula="of:=[.D472]&gt;[.D471]" office:value-type="float" office:value="1">
            <text:p>1.00</text:p>
          </table:table-cell>
          <table:table-cell table:formula="of:=[.E472]&gt;[.E471]" office:value-type="float" office:value="0">
            <text:p>0.00</text:p>
          </table:table-cell>
          <table:table-cell table:formula="of:=IF(SUM([.U472:.W472])&gt;1;[.A472];&quot;-&quot;)" office:value-type="float" office:value="471">
            <text:p>471.00</text:p>
          </table:table-cell>
          <table:table-cell table:number-columns-repeated="1000"/>
        </table:table-row>
        <table:table-row table:style-name="ro1">
          <table:table-cell office:value-type="float" office:value="472">
            <text:p>472.00</text:p>
          </table:table-cell>
          <table:table-cell/>
          <table:table-cell office:value-type="float" office:value="103.27">
            <text:p>103.27</text:p>
          </table:table-cell>
          <table:table-cell office:value-type="float" office:value="72.55">
            <text:p>72.55</text:p>
          </table:table-cell>
          <table:table-cell office:value-type="float" office:value="138.04">
            <text:p>138.04</text:p>
          </table:table-cell>
          <table:table-cell/>
          <table:table-cell table:style-name="ce2" table:formula="of:=IF([.H472]&lt;1000;IF([.I472]&gt;[.I471];0;[.G472]);IF(AND([.E472]&lt;[.E471]; [.E471]&lt;[.E470]);FLOOR(1000/[.E473];1)+[.G472];IF([.I472]&gt;[.I471];0;[.G472])))" office:value-type="float" office:value="36">
            <text:p>36.00</text:p>
          </table:table-cell>
          <table:table-cell table:formula="of:=IF([.G473]&lt;&gt;[.G472];[.H472]-([.E473]*([.G473]-[.G472]));[.H472])" office:value-type="float" office:value="974.210000000003">
            <text:p>974.21</text:p>
          </table:table-cell>
          <table:table-cell table:formula="of:=IF([.E473]&gt;[.I472];[.E473];[.I472])" office:value-type="float" office:value="157.47">
            <text:p>157.47</text:p>
          </table:table-cell>
          <table:table-cell table:formula="of:=IF([.H473]&lt;[.H472];[.J472]+1;[.J472])" office:value-type="float" office:value="30">
            <text:p>30.00</text:p>
          </table:table-cell>
          <table:table-cell table:number-columns-repeated="2"/>
          <table:table-cell table:formula="of:=IF([.C473]&gt;[.C472];[.M472]+1;0)" office:value-type="float" office:value="3">
            <text:p>3.00</text:p>
          </table:table-cell>
          <table:table-cell table:formula="of:=IF([.D473]&gt;[.D472];[.N472]+1;0)" office:value-type="float" office:value="2">
            <text:p>2.00</text:p>
          </table:table-cell>
          <table:table-cell table:formula="of:=IF([.E473]&gt;[.E472];[.O472]+1;0)" office:value-type="float" office:value="1">
            <text:p>1.00</text:p>
          </table:table-cell>
          <table:table-cell table:number-columns-repeated="5"/>
          <table:table-cell table:formula="of:=[.C473]&gt;[.C472]" office:value-type="float" office:value="1">
            <text:p>1.00</text:p>
          </table:table-cell>
          <table:table-cell table:formula="of:=[.D473]&gt;[.D472]" office:value-type="float" office:value="1">
            <text:p>1.00</text:p>
          </table:table-cell>
          <table:table-cell table:formula="of:=[.E473]&gt;[.E472]" office:value-type="float" office:value="1">
            <text:p>1.00</text:p>
          </table:table-cell>
          <table:table-cell table:formula="of:=IF(SUM([.U473:.W473])&gt;1;[.A473];&quot;-&quot;)" office:value-type="float" office:value="472">
            <text:p>472.00</text:p>
          </table:table-cell>
          <table:table-cell table:number-columns-repeated="1000"/>
        </table:table-row>
        <table:table-row table:style-name="ro1">
          <table:table-cell office:value-type="float" office:value="473">
            <text:p>473.00</text:p>
          </table:table-cell>
          <table:table-cell/>
          <table:table-cell office:value-type="float" office:value="102.2">
            <text:p>102.20</text:p>
          </table:table-cell>
          <table:table-cell office:value-type="float" office:value="70.64">
            <text:p>70.64</text:p>
          </table:table-cell>
          <table:table-cell office:value-type="float" office:value="136.3">
            <text:p>136.30</text:p>
          </table:table-cell>
          <table:table-cell/>
          <table:table-cell table:style-name="ce2" table:formula="of:=IF([.H473]&lt;1000;IF([.I473]&gt;[.I472];0;[.G473]);IF(AND([.E473]&lt;[.E472]; [.E472]&lt;[.E471]);FLOOR(1000/[.E474];1)+[.G473];IF([.I473]&gt;[.I472];0;[.G473])))" office:value-type="float" office:value="36">
            <text:p>36.00</text:p>
          </table:table-cell>
          <table:table-cell table:formula="of:=IF([.G474]&lt;&gt;[.G473];[.H473]-([.E474]*([.G474]-[.G473]));[.H473])" office:value-type="float" office:value="974.210000000003">
            <text:p>974.21</text:p>
          </table:table-cell>
          <table:table-cell table:formula="of:=IF([.E474]&gt;[.I473];[.E474];[.I473])" office:value-type="float" office:value="157.47">
            <text:p>157.47</text:p>
          </table:table-cell>
          <table:table-cell table:formula="of:=IF([.H474]&lt;[.H473];[.J473]+1;[.J473])" office:value-type="float" office:value="30">
            <text:p>30.00</text:p>
          </table:table-cell>
          <table:table-cell table:number-columns-repeated="2"/>
          <table:table-cell table:formula="of:=IF([.C474]&gt;[.C473];[.M473]+1;0)" office:value-type="float" office:value="0">
            <text:p>0.00</text:p>
          </table:table-cell>
          <table:table-cell table:formula="of:=IF([.D474]&gt;[.D473];[.N473]+1;0)" office:value-type="float" office:value="0">
            <text:p>0.00</text:p>
          </table:table-cell>
          <table:table-cell table:formula="of:=IF([.E474]&gt;[.E473];[.O473]+1;0)" office:value-type="float" office:value="0">
            <text:p>0.00</text:p>
          </table:table-cell>
          <table:table-cell table:number-columns-repeated="5"/>
          <table:table-cell table:formula="of:=[.C474]&gt;[.C473]" office:value-type="float" office:value="0">
            <text:p>0.00</text:p>
          </table:table-cell>
          <table:table-cell table:formula="of:=[.D474]&gt;[.D473]" office:value-type="float" office:value="0">
            <text:p>0.00</text:p>
          </table:table-cell>
          <table:table-cell table:formula="of:=[.E474]&gt;[.E473]" office:value-type="float" office:value="0">
            <text:p>0.00</text:p>
          </table:table-cell>
          <table:table-cell table:formula="of:=IF(SUM([.U474:.W474])&gt;1;[.A474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74">
            <text:p>474.00</text:p>
          </table:table-cell>
          <table:table-cell/>
          <table:table-cell office:value-type="float" office:value="100.83">
            <text:p>100.83</text:p>
          </table:table-cell>
          <table:table-cell office:value-type="float" office:value="69.99">
            <text:p>69.99</text:p>
          </table:table-cell>
          <table:table-cell office:value-type="float" office:value="136.91">
            <text:p>136.91</text:p>
          </table:table-cell>
          <table:table-cell/>
          <table:table-cell table:style-name="ce2" table:formula="of:=IF([.H474]&lt;1000;IF([.I474]&gt;[.I473];0;[.G474]);IF(AND([.E474]&lt;[.E473]; [.E473]&lt;[.E472]);FLOOR(1000/[.E475];1)+[.G474];IF([.I474]&gt;[.I473];0;[.G474])))" office:value-type="float" office:value="36">
            <text:p>36.00</text:p>
          </table:table-cell>
          <table:table-cell table:formula="of:=IF([.G475]&lt;&gt;[.G474];[.H474]-([.E475]*([.G475]-[.G474]));[.H474])" office:value-type="float" office:value="974.210000000003">
            <text:p>974.21</text:p>
          </table:table-cell>
          <table:table-cell table:formula="of:=IF([.E475]&gt;[.I474];[.E475];[.I474])" office:value-type="float" office:value="157.47">
            <text:p>157.47</text:p>
          </table:table-cell>
          <table:table-cell table:formula="of:=IF([.H475]&lt;[.H474];[.J474]+1;[.J474])" office:value-type="float" office:value="30">
            <text:p>30.00</text:p>
          </table:table-cell>
          <table:table-cell table:number-columns-repeated="2"/>
          <table:table-cell table:formula="of:=IF([.C475]&gt;[.C474];[.M474]+1;0)" office:value-type="float" office:value="0">
            <text:p>0.00</text:p>
          </table:table-cell>
          <table:table-cell table:formula="of:=IF([.D475]&gt;[.D474];[.N474]+1;0)" office:value-type="float" office:value="0">
            <text:p>0.00</text:p>
          </table:table-cell>
          <table:table-cell table:formula="of:=IF([.E475]&gt;[.E474];[.O474]+1;0)" office:value-type="float" office:value="1">
            <text:p>1.00</text:p>
          </table:table-cell>
          <table:table-cell table:number-columns-repeated="5"/>
          <table:table-cell table:formula="of:=[.C475]&gt;[.C474]" office:value-type="float" office:value="0">
            <text:p>0.00</text:p>
          </table:table-cell>
          <table:table-cell table:formula="of:=[.D475]&gt;[.D474]" office:value-type="float" office:value="0">
            <text:p>0.00</text:p>
          </table:table-cell>
          <table:table-cell table:formula="of:=[.E475]&gt;[.E474]" office:value-type="float" office:value="1">
            <text:p>1.00</text:p>
          </table:table-cell>
          <table:table-cell table:formula="of:=IF(SUM([.U475:.W475])&gt;1;[.A47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75">
            <text:p>475.00</text:p>
          </table:table-cell>
          <table:table-cell/>
          <table:table-cell office:value-type="float" office:value="101.6">
            <text:p>101.60</text:p>
          </table:table-cell>
          <table:table-cell office:value-type="float" office:value="68.07">
            <text:p>68.07</text:p>
          </table:table-cell>
          <table:table-cell office:value-type="float" office:value="137.52">
            <text:p>137.52</text:p>
          </table:table-cell>
          <table:table-cell/>
          <table:table-cell table:style-name="ce2" table:formula="of:=IF([.H475]&lt;1000;IF([.I475]&gt;[.I474];0;[.G475]);IF(AND([.E475]&lt;[.E474]; [.E474]&lt;[.E473]);FLOOR(1000/[.E476];1)+[.G475];IF([.I475]&gt;[.I474];0;[.G475])))" office:value-type="float" office:value="36">
            <text:p>36.00</text:p>
          </table:table-cell>
          <table:table-cell table:formula="of:=IF([.G476]&lt;&gt;[.G475];[.H475]-([.E476]*([.G476]-[.G475]));[.H475])" office:value-type="float" office:value="974.210000000003">
            <text:p>974.21</text:p>
          </table:table-cell>
          <table:table-cell table:formula="of:=IF([.E476]&gt;[.I475];[.E476];[.I475])" office:value-type="float" office:value="157.47">
            <text:p>157.47</text:p>
          </table:table-cell>
          <table:table-cell table:formula="of:=IF([.H476]&lt;[.H475];[.J475]+1;[.J475])" office:value-type="float" office:value="30">
            <text:p>30.00</text:p>
          </table:table-cell>
          <table:table-cell table:number-columns-repeated="2"/>
          <table:table-cell table:formula="of:=IF([.C476]&gt;[.C475];[.M475]+1;0)" office:value-type="float" office:value="1">
            <text:p>1.00</text:p>
          </table:table-cell>
          <table:table-cell table:formula="of:=IF([.D476]&gt;[.D475];[.N475]+1;0)" office:value-type="float" office:value="0">
            <text:p>0.00</text:p>
          </table:table-cell>
          <table:table-cell table:formula="of:=IF([.E476]&gt;[.E475];[.O475]+1;0)" office:value-type="float" office:value="2">
            <text:p>2.00</text:p>
          </table:table-cell>
          <table:table-cell table:number-columns-repeated="5"/>
          <table:table-cell table:formula="of:=[.C476]&gt;[.C475]" office:value-type="float" office:value="1">
            <text:p>1.00</text:p>
          </table:table-cell>
          <table:table-cell table:formula="of:=[.D476]&gt;[.D475]" office:value-type="float" office:value="0">
            <text:p>0.00</text:p>
          </table:table-cell>
          <table:table-cell table:formula="of:=[.E476]&gt;[.E475]" office:value-type="float" office:value="1">
            <text:p>1.00</text:p>
          </table:table-cell>
          <table:table-cell table:formula="of:=IF(SUM([.U476:.W476])&gt;1;[.A476];&quot;-&quot;)" office:value-type="float" office:value="475">
            <text:p>475.00</text:p>
          </table:table-cell>
          <table:table-cell table:number-columns-repeated="1000"/>
        </table:table-row>
        <table:table-row table:style-name="ro1">
          <table:table-cell office:value-type="float" office:value="476">
            <text:p>476.00</text:p>
          </table:table-cell>
          <table:table-cell/>
          <table:table-cell office:value-type="float" office:value="99.94">
            <text:p>99.94</text:p>
          </table:table-cell>
          <table:table-cell office:value-type="float" office:value="66.72">
            <text:p>66.72</text:p>
          </table:table-cell>
          <table:table-cell office:value-type="float" office:value="136.02">
            <text:p>136.02</text:p>
          </table:table-cell>
          <table:table-cell/>
          <table:table-cell table:style-name="ce2" table:formula="of:=IF([.H476]&lt;1000;IF([.I476]&gt;[.I475];0;[.G476]);IF(AND([.E476]&lt;[.E475]; [.E475]&lt;[.E474]);FLOOR(1000/[.E477];1)+[.G476];IF([.I476]&gt;[.I475];0;[.G476])))" office:value-type="float" office:value="36">
            <text:p>36.00</text:p>
          </table:table-cell>
          <table:table-cell table:formula="of:=IF([.G477]&lt;&gt;[.G476];[.H476]-([.E477]*([.G477]-[.G476]));[.H476])" office:value-type="float" office:value="974.210000000003">
            <text:p>974.21</text:p>
          </table:table-cell>
          <table:table-cell table:formula="of:=IF([.E477]&gt;[.I476];[.E477];[.I476])" office:value-type="float" office:value="157.47">
            <text:p>157.47</text:p>
          </table:table-cell>
          <table:table-cell table:formula="of:=IF([.H477]&lt;[.H476];[.J476]+1;[.J476])" office:value-type="float" office:value="30">
            <text:p>30.00</text:p>
          </table:table-cell>
          <table:table-cell table:number-columns-repeated="2"/>
          <table:table-cell table:formula="of:=IF([.C477]&gt;[.C476];[.M476]+1;0)" office:value-type="float" office:value="0">
            <text:p>0.00</text:p>
          </table:table-cell>
          <table:table-cell table:formula="of:=IF([.D477]&gt;[.D476];[.N476]+1;0)" office:value-type="float" office:value="0">
            <text:p>0.00</text:p>
          </table:table-cell>
          <table:table-cell table:formula="of:=IF([.E477]&gt;[.E476];[.O476]+1;0)" office:value-type="float" office:value="0">
            <text:p>0.00</text:p>
          </table:table-cell>
          <table:table-cell table:number-columns-repeated="5"/>
          <table:table-cell table:formula="of:=[.C477]&gt;[.C476]" office:value-type="float" office:value="0">
            <text:p>0.00</text:p>
          </table:table-cell>
          <table:table-cell table:formula="of:=[.D477]&gt;[.D476]" office:value-type="float" office:value="0">
            <text:p>0.00</text:p>
          </table:table-cell>
          <table:table-cell table:formula="of:=[.E477]&gt;[.E476]" office:value-type="float" office:value="0">
            <text:p>0.00</text:p>
          </table:table-cell>
          <table:table-cell table:formula="of:=IF(SUM([.U477:.W477])&gt;1;[.A47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77">
            <text:p>477.00</text:p>
          </table:table-cell>
          <table:table-cell/>
          <table:table-cell office:value-type="float" office:value="98.46">
            <text:p>98.46</text:p>
          </table:table-cell>
          <table:table-cell office:value-type="float" office:value="69.35">
            <text:p>69.35</text:p>
          </table:table-cell>
          <table:table-cell office:value-type="float" office:value="134.65">
            <text:p>134.65</text:p>
          </table:table-cell>
          <table:table-cell/>
          <table:table-cell table:style-name="ce2" table:formula="of:=IF([.H477]&lt;1000;IF([.I477]&gt;[.I476];0;[.G477]);IF(AND([.E477]&lt;[.E476]; [.E476]&lt;[.E475]);FLOOR(1000/[.E478];1)+[.G477];IF([.I477]&gt;[.I476];0;[.G477])))" office:value-type="float" office:value="36">
            <text:p>36.00</text:p>
          </table:table-cell>
          <table:table-cell table:formula="of:=IF([.G478]&lt;&gt;[.G477];[.H477]-([.E478]*([.G478]-[.G477]));[.H477])" office:value-type="float" office:value="974.210000000003">
            <text:p>974.21</text:p>
          </table:table-cell>
          <table:table-cell table:formula="of:=IF([.E478]&gt;[.I477];[.E478];[.I477])" office:value-type="float" office:value="157.47">
            <text:p>157.47</text:p>
          </table:table-cell>
          <table:table-cell table:formula="of:=IF([.H478]&lt;[.H477];[.J477]+1;[.J477])" office:value-type="float" office:value="30">
            <text:p>30.00</text:p>
          </table:table-cell>
          <table:table-cell table:number-columns-repeated="2"/>
          <table:table-cell table:formula="of:=IF([.C478]&gt;[.C477];[.M477]+1;0)" office:value-type="float" office:value="0">
            <text:p>0.00</text:p>
          </table:table-cell>
          <table:table-cell table:formula="of:=IF([.D478]&gt;[.D477];[.N477]+1;0)" office:value-type="float" office:value="1">
            <text:p>1.00</text:p>
          </table:table-cell>
          <table:table-cell table:formula="of:=IF([.E478]&gt;[.E477];[.O477]+1;0)" office:value-type="float" office:value="0">
            <text:p>0.00</text:p>
          </table:table-cell>
          <table:table-cell table:number-columns-repeated="5"/>
          <table:table-cell table:formula="of:=[.C478]&gt;[.C477]" office:value-type="float" office:value="0">
            <text:p>0.00</text:p>
          </table:table-cell>
          <table:table-cell table:formula="of:=[.D478]&gt;[.D477]" office:value-type="float" office:value="1">
            <text:p>1.00</text:p>
          </table:table-cell>
          <table:table-cell table:formula="of:=[.E478]&gt;[.E477]" office:value-type="float" office:value="0">
            <text:p>0.00</text:p>
          </table:table-cell>
          <table:table-cell table:formula="of:=IF(SUM([.U478:.W478])&gt;1;[.A47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78">
            <text:p>478.00</text:p>
          </table:table-cell>
          <table:table-cell/>
          <table:table-cell office:value-type="float" office:value="97.24">
            <text:p>97.24</text:p>
          </table:table-cell>
          <table:table-cell office:value-type="float" office:value="68.8">
            <text:p>68.80</text:p>
          </table:table-cell>
          <table:table-cell office:value-type="float" office:value="133.62">
            <text:p>133.62</text:p>
          </table:table-cell>
          <table:table-cell/>
          <table:table-cell table:style-name="ce2" table:formula="of:=IF([.H478]&lt;1000;IF([.I478]&gt;[.I477];0;[.G478]);IF(AND([.E478]&lt;[.E477]; [.E477]&lt;[.E476]);FLOOR(1000/[.E479];1)+[.G478];IF([.I478]&gt;[.I477];0;[.G478])))" office:value-type="float" office:value="36">
            <text:p>36.00</text:p>
          </table:table-cell>
          <table:table-cell table:formula="of:=IF([.G479]&lt;&gt;[.G478];[.H478]-([.E479]*([.G479]-[.G478]));[.H478])" office:value-type="float" office:value="974.210000000003">
            <text:p>974.21</text:p>
          </table:table-cell>
          <table:table-cell table:formula="of:=IF([.E479]&gt;[.I478];[.E479];[.I478])" office:value-type="float" office:value="157.47">
            <text:p>157.47</text:p>
          </table:table-cell>
          <table:table-cell table:formula="of:=IF([.H479]&lt;[.H478];[.J478]+1;[.J478])" office:value-type="float" office:value="30">
            <text:p>30.00</text:p>
          </table:table-cell>
          <table:table-cell table:number-columns-repeated="2"/>
          <table:table-cell table:formula="of:=IF([.C479]&gt;[.C478];[.M478]+1;0)" office:value-type="float" office:value="0">
            <text:p>0.00</text:p>
          </table:table-cell>
          <table:table-cell table:formula="of:=IF([.D479]&gt;[.D478];[.N478]+1;0)" office:value-type="float" office:value="0">
            <text:p>0.00</text:p>
          </table:table-cell>
          <table:table-cell table:formula="of:=IF([.E479]&gt;[.E478];[.O478]+1;0)" office:value-type="float" office:value="0">
            <text:p>0.00</text:p>
          </table:table-cell>
          <table:table-cell table:number-columns-repeated="5"/>
          <table:table-cell table:formula="of:=[.C479]&gt;[.C478]" office:value-type="float" office:value="0">
            <text:p>0.00</text:p>
          </table:table-cell>
          <table:table-cell table:formula="of:=[.D479]&gt;[.D478]" office:value-type="float" office:value="0">
            <text:p>0.00</text:p>
          </table:table-cell>
          <table:table-cell table:formula="of:=[.E479]&gt;[.E478]" office:value-type="float" office:value="0">
            <text:p>0.00</text:p>
          </table:table-cell>
          <table:table-cell table:formula="of:=IF(SUM([.U479:.W479])&gt;1;[.A47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79">
            <text:p>479.00</text:p>
          </table:table-cell>
          <table:table-cell/>
          <table:table-cell office:value-type="float" office:value="97.6">
            <text:p>97.60</text:p>
          </table:table-cell>
          <table:table-cell office:value-type="float" office:value="66.97">
            <text:p>66.97</text:p>
          </table:table-cell>
          <table:table-cell office:value-type="float" office:value="134.27">
            <text:p>134.27</text:p>
          </table:table-cell>
          <table:table-cell/>
          <table:table-cell table:style-name="ce2" table:formula="of:=IF([.H479]&lt;1000;IF([.I479]&gt;[.I478];0;[.G479]);IF(AND([.E479]&lt;[.E478]; [.E478]&lt;[.E477]);FLOOR(1000/[.E480];1)+[.G479];IF([.I479]&gt;[.I478];0;[.G479])))" office:value-type="float" office:value="36">
            <text:p>36.00</text:p>
          </table:table-cell>
          <table:table-cell table:formula="of:=IF([.G480]&lt;&gt;[.G479];[.H479]-([.E480]*([.G480]-[.G479]));[.H479])" office:value-type="float" office:value="974.210000000003">
            <text:p>974.21</text:p>
          </table:table-cell>
          <table:table-cell table:formula="of:=IF([.E480]&gt;[.I479];[.E480];[.I479])" office:value-type="float" office:value="157.47">
            <text:p>157.47</text:p>
          </table:table-cell>
          <table:table-cell table:formula="of:=IF([.H480]&lt;[.H479];[.J479]+1;[.J479])" office:value-type="float" office:value="30">
            <text:p>30.00</text:p>
          </table:table-cell>
          <table:table-cell table:number-columns-repeated="2"/>
          <table:table-cell table:formula="of:=IF([.C480]&gt;[.C479];[.M479]+1;0)" office:value-type="float" office:value="1">
            <text:p>1.00</text:p>
          </table:table-cell>
          <table:table-cell table:formula="of:=IF([.D480]&gt;[.D479];[.N479]+1;0)" office:value-type="float" office:value="0">
            <text:p>0.00</text:p>
          </table:table-cell>
          <table:table-cell table:formula="of:=IF([.E480]&gt;[.E479];[.O479]+1;0)" office:value-type="float" office:value="1">
            <text:p>1.00</text:p>
          </table:table-cell>
          <table:table-cell table:number-columns-repeated="5"/>
          <table:table-cell table:formula="of:=[.C480]&gt;[.C479]" office:value-type="float" office:value="1">
            <text:p>1.00</text:p>
          </table:table-cell>
          <table:table-cell table:formula="of:=[.D480]&gt;[.D479]" office:value-type="float" office:value="0">
            <text:p>0.00</text:p>
          </table:table-cell>
          <table:table-cell table:formula="of:=[.E480]&gt;[.E479]" office:value-type="float" office:value="1">
            <text:p>1.00</text:p>
          </table:table-cell>
          <table:table-cell table:formula="of:=IF(SUM([.U480:.W480])&gt;1;[.A480];&quot;-&quot;)" office:value-type="float" office:value="479">
            <text:p>479.00</text:p>
          </table:table-cell>
          <table:table-cell table:number-columns-repeated="1000"/>
        </table:table-row>
        <table:table-row table:style-name="ro1">
          <table:table-cell office:value-type="float" office:value="480">
            <text:p>480.00</text:p>
          </table:table-cell>
          <table:table-cell/>
          <table:table-cell office:value-type="float" office:value="98.91">
            <text:p>98.91</text:p>
          </table:table-cell>
          <table:table-cell office:value-type="float" office:value="66.28">
            <text:p>66.28</text:p>
          </table:table-cell>
          <table:table-cell office:value-type="float" office:value="134.35">
            <text:p>134.35</text:p>
          </table:table-cell>
          <table:table-cell/>
          <table:table-cell table:style-name="ce2" table:formula="of:=IF([.H480]&lt;1000;IF([.I480]&gt;[.I479];0;[.G480]);IF(AND([.E480]&lt;[.E479]; [.E479]&lt;[.E478]);FLOOR(1000/[.E481];1)+[.G480];IF([.I480]&gt;[.I479];0;[.G480])))" office:value-type="float" office:value="36">
            <text:p>36.00</text:p>
          </table:table-cell>
          <table:table-cell table:formula="of:=IF([.G481]&lt;&gt;[.G480];[.H480]-([.E481]*([.G481]-[.G480]));[.H480])" office:value-type="float" office:value="974.210000000003">
            <text:p>974.21</text:p>
          </table:table-cell>
          <table:table-cell table:formula="of:=IF([.E481]&gt;[.I480];[.E481];[.I480])" office:value-type="float" office:value="157.47">
            <text:p>157.47</text:p>
          </table:table-cell>
          <table:table-cell table:formula="of:=IF([.H481]&lt;[.H480];[.J480]+1;[.J480])" office:value-type="float" office:value="30">
            <text:p>30.00</text:p>
          </table:table-cell>
          <table:table-cell table:number-columns-repeated="2"/>
          <table:table-cell table:formula="of:=IF([.C481]&gt;[.C480];[.M480]+1;0)" office:value-type="float" office:value="2">
            <text:p>2.00</text:p>
          </table:table-cell>
          <table:table-cell table:formula="of:=IF([.D481]&gt;[.D480];[.N480]+1;0)" office:value-type="float" office:value="0">
            <text:p>0.00</text:p>
          </table:table-cell>
          <table:table-cell table:formula="of:=IF([.E481]&gt;[.E480];[.O480]+1;0)" office:value-type="float" office:value="2">
            <text:p>2.00</text:p>
          </table:table-cell>
          <table:table-cell table:number-columns-repeated="5"/>
          <table:table-cell table:formula="of:=[.C481]&gt;[.C480]" office:value-type="float" office:value="1">
            <text:p>1.00</text:p>
          </table:table-cell>
          <table:table-cell table:formula="of:=[.D481]&gt;[.D480]" office:value-type="float" office:value="0">
            <text:p>0.00</text:p>
          </table:table-cell>
          <table:table-cell table:formula="of:=[.E481]&gt;[.E480]" office:value-type="float" office:value="1">
            <text:p>1.00</text:p>
          </table:table-cell>
          <table:table-cell table:formula="of:=IF(SUM([.U481:.W481])&gt;1;[.A481];&quot;-&quot;)" office:value-type="float" office:value="480">
            <text:p>480.00</text:p>
          </table:table-cell>
          <table:table-cell table:number-columns-repeated="1000"/>
        </table:table-row>
        <table:table-row table:style-name="ro1">
          <table:table-cell office:value-type="float" office:value="481">
            <text:p>481.00</text:p>
          </table:table-cell>
          <table:table-cell/>
          <table:table-cell office:value-type="float" office:value="101.11">
            <text:p>101.11</text:p>
          </table:table-cell>
          <table:table-cell office:value-type="float" office:value="64.41">
            <text:p>64.41</text:p>
          </table:table-cell>
          <table:table-cell office:value-type="float" office:value="133.19">
            <text:p>133.19</text:p>
          </table:table-cell>
          <table:table-cell/>
          <table:table-cell table:style-name="ce2" table:formula="of:=IF([.H481]&lt;1000;IF([.I481]&gt;[.I480];0;[.G481]);IF(AND([.E481]&lt;[.E480]; [.E480]&lt;[.E479]);FLOOR(1000/[.E482];1)+[.G481];IF([.I481]&gt;[.I480];0;[.G481])))" office:value-type="float" office:value="36">
            <text:p>36.00</text:p>
          </table:table-cell>
          <table:table-cell table:formula="of:=IF([.G482]&lt;&gt;[.G481];[.H481]-([.E482]*([.G482]-[.G481]));[.H481])" office:value-type="float" office:value="974.210000000003">
            <text:p>974.21</text:p>
          </table:table-cell>
          <table:table-cell table:formula="of:=IF([.E482]&gt;[.I481];[.E482];[.I481])" office:value-type="float" office:value="157.47">
            <text:p>157.47</text:p>
          </table:table-cell>
          <table:table-cell table:formula="of:=IF([.H482]&lt;[.H481];[.J481]+1;[.J481])" office:value-type="float" office:value="30">
            <text:p>30.00</text:p>
          </table:table-cell>
          <table:table-cell table:number-columns-repeated="2"/>
          <table:table-cell table:formula="of:=IF([.C482]&gt;[.C481];[.M481]+1;0)" office:value-type="float" office:value="3">
            <text:p>3.00</text:p>
          </table:table-cell>
          <table:table-cell table:formula="of:=IF([.D482]&gt;[.D481];[.N481]+1;0)" office:value-type="float" office:value="0">
            <text:p>0.00</text:p>
          </table:table-cell>
          <table:table-cell table:formula="of:=IF([.E482]&gt;[.E481];[.O481]+1;0)" office:value-type="float" office:value="0">
            <text:p>0.00</text:p>
          </table:table-cell>
          <table:table-cell table:number-columns-repeated="5"/>
          <table:table-cell table:formula="of:=[.C482]&gt;[.C481]" office:value-type="float" office:value="1">
            <text:p>1.00</text:p>
          </table:table-cell>
          <table:table-cell table:formula="of:=[.D482]&gt;[.D481]" office:value-type="float" office:value="0">
            <text:p>0.00</text:p>
          </table:table-cell>
          <table:table-cell table:formula="of:=[.E482]&gt;[.E481]" office:value-type="float" office:value="0">
            <text:p>0.00</text:p>
          </table:table-cell>
          <table:table-cell table:formula="of:=IF(SUM([.U482:.W482])&gt;1;[.A48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82">
            <text:p>482.00</text:p>
          </table:table-cell>
          <table:table-cell/>
          <table:table-cell office:value-type="float" office:value="102.79">
            <text:p>102.79</text:p>
          </table:table-cell>
          <table:table-cell office:value-type="float" office:value="66.86">
            <text:p>66.86</text:p>
          </table:table-cell>
          <table:table-cell office:value-type="float" office:value="132.1">
            <text:p>132.10</text:p>
          </table:table-cell>
          <table:table-cell/>
          <table:table-cell table:style-name="ce2" table:formula="of:=IF([.H482]&lt;1000;IF([.I482]&gt;[.I481];0;[.G482]);IF(AND([.E482]&lt;[.E481]; [.E481]&lt;[.E480]);FLOOR(1000/[.E483];1)+[.G482];IF([.I482]&gt;[.I481];0;[.G482])))" office:value-type="float" office:value="36">
            <text:p>36.00</text:p>
          </table:table-cell>
          <table:table-cell table:formula="of:=IF([.G483]&lt;&gt;[.G482];[.H482]-([.E483]*([.G483]-[.G482]));[.H482])" office:value-type="float" office:value="974.210000000003">
            <text:p>974.21</text:p>
          </table:table-cell>
          <table:table-cell table:formula="of:=IF([.E483]&gt;[.I482];[.E483];[.I482])" office:value-type="float" office:value="157.47">
            <text:p>157.47</text:p>
          </table:table-cell>
          <table:table-cell table:formula="of:=IF([.H483]&lt;[.H482];[.J482]+1;[.J482])" office:value-type="float" office:value="30">
            <text:p>30.00</text:p>
          </table:table-cell>
          <table:table-cell table:number-columns-repeated="2"/>
          <table:table-cell table:formula="of:=IF([.C483]&gt;[.C482];[.M482]+1;0)" office:value-type="float" office:value="4">
            <text:p>4.00</text:p>
          </table:table-cell>
          <table:table-cell table:formula="of:=IF([.D483]&gt;[.D482];[.N482]+1;0)" office:value-type="float" office:value="1">
            <text:p>1.00</text:p>
          </table:table-cell>
          <table:table-cell table:formula="of:=IF([.E483]&gt;[.E482];[.O482]+1;0)" office:value-type="float" office:value="0">
            <text:p>0.00</text:p>
          </table:table-cell>
          <table:table-cell table:number-columns-repeated="5"/>
          <table:table-cell table:formula="of:=[.C483]&gt;[.C482]" office:value-type="float" office:value="1">
            <text:p>1.00</text:p>
          </table:table-cell>
          <table:table-cell table:formula="of:=[.D483]&gt;[.D482]" office:value-type="float" office:value="1">
            <text:p>1.00</text:p>
          </table:table-cell>
          <table:table-cell table:formula="of:=[.E483]&gt;[.E482]" office:value-type="float" office:value="0">
            <text:p>0.00</text:p>
          </table:table-cell>
          <table:table-cell table:formula="of:=IF(SUM([.U483:.W483])&gt;1;[.A483];&quot;-&quot;)" office:value-type="float" office:value="482">
            <text:p>482.00</text:p>
          </table:table-cell>
          <table:table-cell table:number-columns-repeated="1000"/>
        </table:table-row>
        <table:table-row table:style-name="ro1">
          <table:table-cell office:value-type="float" office:value="483">
            <text:p>483.00</text:p>
          </table:table-cell>
          <table:table-cell/>
          <table:table-cell office:value-type="float" office:value="103.54">
            <text:p>103.54</text:p>
          </table:table-cell>
          <table:table-cell office:value-type="float" office:value="66.22">
            <text:p>66.22</text:p>
          </table:table-cell>
          <table:table-cell office:value-type="float" office:value="132.3">
            <text:p>132.30</text:p>
          </table:table-cell>
          <table:table-cell/>
          <table:table-cell table:style-name="ce2" table:formula="of:=IF([.H483]&lt;1000;IF([.I483]&gt;[.I482];0;[.G483]);IF(AND([.E483]&lt;[.E482]; [.E482]&lt;[.E481]);FLOOR(1000/[.E484];1)+[.G483];IF([.I483]&gt;[.I482];0;[.G483])))" office:value-type="float" office:value="36">
            <text:p>36.00</text:p>
          </table:table-cell>
          <table:table-cell table:formula="of:=IF([.G484]&lt;&gt;[.G483];[.H483]-([.E484]*([.G484]-[.G483]));[.H483])" office:value-type="float" office:value="974.210000000003">
            <text:p>974.21</text:p>
          </table:table-cell>
          <table:table-cell table:formula="of:=IF([.E484]&gt;[.I483];[.E484];[.I483])" office:value-type="float" office:value="157.47">
            <text:p>157.47</text:p>
          </table:table-cell>
          <table:table-cell table:formula="of:=IF([.H484]&lt;[.H483];[.J483]+1;[.J483])" office:value-type="float" office:value="30">
            <text:p>30.00</text:p>
          </table:table-cell>
          <table:table-cell table:number-columns-repeated="2"/>
          <table:table-cell table:formula="of:=IF([.C484]&gt;[.C483];[.M483]+1;0)" office:value-type="float" office:value="5">
            <text:p>5.00</text:p>
          </table:table-cell>
          <table:table-cell table:formula="of:=IF([.D484]&gt;[.D483];[.N483]+1;0)" office:value-type="float" office:value="0">
            <text:p>0.00</text:p>
          </table:table-cell>
          <table:table-cell table:formula="of:=IF([.E484]&gt;[.E483];[.O483]+1;0)" office:value-type="float" office:value="1">
            <text:p>1.00</text:p>
          </table:table-cell>
          <table:table-cell table:number-columns-repeated="5"/>
          <table:table-cell table:formula="of:=[.C484]&gt;[.C483]" office:value-type="float" office:value="1">
            <text:p>1.00</text:p>
          </table:table-cell>
          <table:table-cell table:formula="of:=[.D484]&gt;[.D483]" office:value-type="float" office:value="0">
            <text:p>0.00</text:p>
          </table:table-cell>
          <table:table-cell table:formula="of:=[.E484]&gt;[.E483]" office:value-type="float" office:value="1">
            <text:p>1.00</text:p>
          </table:table-cell>
          <table:table-cell table:formula="of:=IF(SUM([.U484:.W484])&gt;1;[.A484];&quot;-&quot;)" office:value-type="float" office:value="483">
            <text:p>483.00</text:p>
          </table:table-cell>
          <table:table-cell table:number-columns-repeated="1000"/>
        </table:table-row>
        <table:table-row table:style-name="ro1">
          <table:table-cell office:value-type="float" office:value="484">
            <text:p>484.00</text:p>
          </table:table-cell>
          <table:table-cell/>
          <table:table-cell office:value-type="float" office:value="102.54">
            <text:p>102.54</text:p>
          </table:table-cell>
          <table:table-cell office:value-type="float" office:value="64.24">
            <text:p>64.24</text:p>
          </table:table-cell>
          <table:table-cell office:value-type="float" office:value="131.23">
            <text:p>131.23</text:p>
          </table:table-cell>
          <table:table-cell/>
          <table:table-cell table:style-name="ce2" table:formula="of:=IF([.H484]&lt;1000;IF([.I484]&gt;[.I483];0;[.G484]);IF(AND([.E484]&lt;[.E483]; [.E483]&lt;[.E482]);FLOOR(1000/[.E485];1)+[.G484];IF([.I484]&gt;[.I483];0;[.G484])))" office:value-type="float" office:value="36">
            <text:p>36.00</text:p>
          </table:table-cell>
          <table:table-cell table:formula="of:=IF([.G485]&lt;&gt;[.G484];[.H484]-([.E485]*([.G485]-[.G484]));[.H484])" office:value-type="float" office:value="974.210000000003">
            <text:p>974.21</text:p>
          </table:table-cell>
          <table:table-cell table:formula="of:=IF([.E485]&gt;[.I484];[.E485];[.I484])" office:value-type="float" office:value="157.47">
            <text:p>157.47</text:p>
          </table:table-cell>
          <table:table-cell table:formula="of:=IF([.H485]&lt;[.H484];[.J484]+1;[.J484])" office:value-type="float" office:value="30">
            <text:p>30.00</text:p>
          </table:table-cell>
          <table:table-cell table:number-columns-repeated="2"/>
          <table:table-cell table:formula="of:=IF([.C485]&gt;[.C484];[.M484]+1;0)" office:value-type="float" office:value="0">
            <text:p>0.00</text:p>
          </table:table-cell>
          <table:table-cell table:formula="of:=IF([.D485]&gt;[.D484];[.N484]+1;0)" office:value-type="float" office:value="0">
            <text:p>0.00</text:p>
          </table:table-cell>
          <table:table-cell table:formula="of:=IF([.E485]&gt;[.E484];[.O484]+1;0)" office:value-type="float" office:value="0">
            <text:p>0.00</text:p>
          </table:table-cell>
          <table:table-cell table:number-columns-repeated="5"/>
          <table:table-cell table:formula="of:=[.C485]&gt;[.C484]" office:value-type="float" office:value="0">
            <text:p>0.00</text:p>
          </table:table-cell>
          <table:table-cell table:formula="of:=[.D485]&gt;[.D484]" office:value-type="float" office:value="0">
            <text:p>0.00</text:p>
          </table:table-cell>
          <table:table-cell table:formula="of:=[.E485]&gt;[.E484]" office:value-type="float" office:value="0">
            <text:p>0.00</text:p>
          </table:table-cell>
          <table:table-cell table:formula="of:=IF(SUM([.U485:.W485])&gt;1;[.A485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85">
            <text:p>485.00</text:p>
          </table:table-cell>
          <table:table-cell/>
          <table:table-cell office:value-type="float" office:value="100.72">
            <text:p>100.72</text:p>
          </table:table-cell>
          <table:table-cell office:value-type="float" office:value="62.97">
            <text:p>62.97</text:p>
          </table:table-cell>
          <table:table-cell office:value-type="float" office:value="130.09">
            <text:p>130.09</text:p>
          </table:table-cell>
          <table:table-cell/>
          <table:table-cell table:style-name="ce2" table:formula="of:=IF([.H485]&lt;1000;IF([.I485]&gt;[.I484];0;[.G485]);IF(AND([.E485]&lt;[.E484]; [.E484]&lt;[.E483]);FLOOR(1000/[.E486];1)+[.G485];IF([.I485]&gt;[.I484];0;[.G485])))" office:value-type="float" office:value="36">
            <text:p>36.00</text:p>
          </table:table-cell>
          <table:table-cell table:formula="of:=IF([.G486]&lt;&gt;[.G485];[.H485]-([.E486]*([.G486]-[.G485]));[.H485])" office:value-type="float" office:value="974.210000000003">
            <text:p>974.21</text:p>
          </table:table-cell>
          <table:table-cell table:formula="of:=IF([.E486]&gt;[.I485];[.E486];[.I485])" office:value-type="float" office:value="157.47">
            <text:p>157.47</text:p>
          </table:table-cell>
          <table:table-cell table:formula="of:=IF([.H486]&lt;[.H485];[.J485]+1;[.J485])" office:value-type="float" office:value="30">
            <text:p>30.00</text:p>
          </table:table-cell>
          <table:table-cell table:number-columns-repeated="2"/>
          <table:table-cell table:formula="of:=IF([.C486]&gt;[.C485];[.M485]+1;0)" office:value-type="float" office:value="0">
            <text:p>0.00</text:p>
          </table:table-cell>
          <table:table-cell table:formula="of:=IF([.D486]&gt;[.D485];[.N485]+1;0)" office:value-type="float" office:value="0">
            <text:p>0.00</text:p>
          </table:table-cell>
          <table:table-cell table:formula="of:=IF([.E486]&gt;[.E485];[.O485]+1;0)" office:value-type="float" office:value="0">
            <text:p>0.00</text:p>
          </table:table-cell>
          <table:table-cell table:number-columns-repeated="5"/>
          <table:table-cell table:formula="of:=[.C486]&gt;[.C485]" office:value-type="float" office:value="0">
            <text:p>0.00</text:p>
          </table:table-cell>
          <table:table-cell table:formula="of:=[.D486]&gt;[.D485]" office:value-type="float" office:value="0">
            <text:p>0.00</text:p>
          </table:table-cell>
          <table:table-cell table:formula="of:=[.E486]&gt;[.E485]" office:value-type="float" office:value="0">
            <text:p>0.00</text:p>
          </table:table-cell>
          <table:table-cell table:formula="of:=IF(SUM([.U486:.W486])&gt;1;[.A48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86">
            <text:p>486.00</text:p>
          </table:table-cell>
          <table:table-cell/>
          <table:table-cell office:value-type="float" office:value="99.66">
            <text:p>99.66</text:p>
          </table:table-cell>
          <table:table-cell office:value-type="float" office:value="61.28">
            <text:p>61.28</text:p>
          </table:table-cell>
          <table:table-cell office:value-type="float" office:value="131.73">
            <text:p>131.73</text:p>
          </table:table-cell>
          <table:table-cell/>
          <table:table-cell table:style-name="ce2" table:formula="of:=IF([.H486]&lt;1000;IF([.I486]&gt;[.I485];0;[.G486]);IF(AND([.E486]&lt;[.E485]; [.E485]&lt;[.E484]);FLOOR(1000/[.E487];1)+[.G486];IF([.I486]&gt;[.I485];0;[.G486])))" office:value-type="float" office:value="36">
            <text:p>36.00</text:p>
          </table:table-cell>
          <table:table-cell table:formula="of:=IF([.G487]&lt;&gt;[.G486];[.H486]-([.E487]*([.G487]-[.G486]));[.H486])" office:value-type="float" office:value="974.210000000003">
            <text:p>974.21</text:p>
          </table:table-cell>
          <table:table-cell table:formula="of:=IF([.E487]&gt;[.I486];[.E487];[.I486])" office:value-type="float" office:value="157.47">
            <text:p>157.47</text:p>
          </table:table-cell>
          <table:table-cell table:formula="of:=IF([.H487]&lt;[.H486];[.J486]+1;[.J486])" office:value-type="float" office:value="30">
            <text:p>30.00</text:p>
          </table:table-cell>
          <table:table-cell table:number-columns-repeated="2"/>
          <table:table-cell table:formula="of:=IF([.C487]&gt;[.C486];[.M486]+1;0)" office:value-type="float" office:value="0">
            <text:p>0.00</text:p>
          </table:table-cell>
          <table:table-cell table:formula="of:=IF([.D487]&gt;[.D486];[.N486]+1;0)" office:value-type="float" office:value="0">
            <text:p>0.00</text:p>
          </table:table-cell>
          <table:table-cell table:formula="of:=IF([.E487]&gt;[.E486];[.O486]+1;0)" office:value-type="float" office:value="1">
            <text:p>1.00</text:p>
          </table:table-cell>
          <table:table-cell table:number-columns-repeated="5"/>
          <table:table-cell table:formula="of:=[.C487]&gt;[.C486]" office:value-type="float" office:value="0">
            <text:p>0.00</text:p>
          </table:table-cell>
          <table:table-cell table:formula="of:=[.D487]&gt;[.D486]" office:value-type="float" office:value="0">
            <text:p>0.00</text:p>
          </table:table-cell>
          <table:table-cell table:formula="of:=[.E487]&gt;[.E486]" office:value-type="float" office:value="1">
            <text:p>1.00</text:p>
          </table:table-cell>
          <table:table-cell table:formula="of:=IF(SUM([.U487:.W487])&gt;1;[.A48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87">
            <text:p>487.00</text:p>
          </table:table-cell>
          <table:table-cell/>
          <table:table-cell office:value-type="float" office:value="101.44">
            <text:p>101.44</text:p>
          </table:table-cell>
          <table:table-cell office:value-type="float" office:value="63.76">
            <text:p>63.76</text:p>
          </table:table-cell>
          <table:table-cell office:value-type="float" office:value="130.03">
            <text:p>130.03</text:p>
          </table:table-cell>
          <table:table-cell/>
          <table:table-cell table:style-name="ce2" table:formula="of:=IF([.H487]&lt;1000;IF([.I487]&gt;[.I486];0;[.G487]);IF(AND([.E487]&lt;[.E486]; [.E486]&lt;[.E485]);FLOOR(1000/[.E488];1)+[.G487];IF([.I487]&gt;[.I486];0;[.G487])))" office:value-type="float" office:value="36">
            <text:p>36.00</text:p>
          </table:table-cell>
          <table:table-cell table:formula="of:=IF([.G488]&lt;&gt;[.G487];[.H487]-([.E488]*([.G488]-[.G487]));[.H487])" office:value-type="float" office:value="974.210000000003">
            <text:p>974.21</text:p>
          </table:table-cell>
          <table:table-cell table:formula="of:=IF([.E488]&gt;[.I487];[.E488];[.I487])" office:value-type="float" office:value="157.47">
            <text:p>157.47</text:p>
          </table:table-cell>
          <table:table-cell table:formula="of:=IF([.H488]&lt;[.H487];[.J487]+1;[.J487])" office:value-type="float" office:value="30">
            <text:p>30.00</text:p>
          </table:table-cell>
          <table:table-cell table:number-columns-repeated="2"/>
          <table:table-cell table:formula="of:=IF([.C488]&gt;[.C487];[.M487]+1;0)" office:value-type="float" office:value="1">
            <text:p>1.00</text:p>
          </table:table-cell>
          <table:table-cell table:formula="of:=IF([.D488]&gt;[.D487];[.N487]+1;0)" office:value-type="float" office:value="1">
            <text:p>1.00</text:p>
          </table:table-cell>
          <table:table-cell table:formula="of:=IF([.E488]&gt;[.E487];[.O487]+1;0)" office:value-type="float" office:value="0">
            <text:p>0.00</text:p>
          </table:table-cell>
          <table:table-cell table:number-columns-repeated="5"/>
          <table:table-cell table:formula="of:=[.C488]&gt;[.C487]" office:value-type="float" office:value="1">
            <text:p>1.00</text:p>
          </table:table-cell>
          <table:table-cell table:formula="of:=[.D488]&gt;[.D487]" office:value-type="float" office:value="1">
            <text:p>1.00</text:p>
          </table:table-cell>
          <table:table-cell table:formula="of:=[.E488]&gt;[.E487]" office:value-type="float" office:value="0">
            <text:p>0.00</text:p>
          </table:table-cell>
          <table:table-cell table:formula="of:=IF(SUM([.U488:.W488])&gt;1;[.A488];&quot;-&quot;)" office:value-type="float" office:value="487">
            <text:p>487.00</text:p>
          </table:table-cell>
          <table:table-cell table:number-columns-repeated="1000"/>
        </table:table-row>
        <table:table-row table:style-name="ro1">
          <table:table-cell office:value-type="float" office:value="488">
            <text:p>488.00</text:p>
          </table:table-cell>
          <table:table-cell/>
          <table:table-cell office:value-type="float" office:value="99.81">
            <text:p>99.81</text:p>
          </table:table-cell>
          <table:table-cell office:value-type="float" office:value="63.15">
            <text:p>63.15</text:p>
          </table:table-cell>
          <table:table-cell office:value-type="float" office:value="128.21">
            <text:p>128.21</text:p>
          </table:table-cell>
          <table:table-cell/>
          <table:table-cell table:style-name="ce2" table:formula="of:=IF([.H488]&lt;1000;IF([.I488]&gt;[.I487];0;[.G488]);IF(AND([.E488]&lt;[.E487]; [.E487]&lt;[.E486]);FLOOR(1000/[.E489];1)+[.G488];IF([.I488]&gt;[.I487];0;[.G488])))" office:value-type="float" office:value="36">
            <text:p>36.00</text:p>
          </table:table-cell>
          <table:table-cell table:formula="of:=IF([.G489]&lt;&gt;[.G488];[.H488]-([.E489]*([.G489]-[.G488]));[.H488])" office:value-type="float" office:value="974.210000000003">
            <text:p>974.21</text:p>
          </table:table-cell>
          <table:table-cell table:formula="of:=IF([.E489]&gt;[.I488];[.E489];[.I488])" office:value-type="float" office:value="157.47">
            <text:p>157.47</text:p>
          </table:table-cell>
          <table:table-cell table:formula="of:=IF([.H489]&lt;[.H488];[.J488]+1;[.J488])" office:value-type="float" office:value="30">
            <text:p>30.00</text:p>
          </table:table-cell>
          <table:table-cell table:number-columns-repeated="2"/>
          <table:table-cell table:formula="of:=IF([.C489]&gt;[.C488];[.M488]+1;0)" office:value-type="float" office:value="0">
            <text:p>0.00</text:p>
          </table:table-cell>
          <table:table-cell table:formula="of:=IF([.D489]&gt;[.D488];[.N488]+1;0)" office:value-type="float" office:value="0">
            <text:p>0.00</text:p>
          </table:table-cell>
          <table:table-cell table:formula="of:=IF([.E489]&gt;[.E488];[.O488]+1;0)" office:value-type="float" office:value="0">
            <text:p>0.00</text:p>
          </table:table-cell>
          <table:table-cell table:number-columns-repeated="5"/>
          <table:table-cell table:formula="of:=[.C489]&gt;[.C488]" office:value-type="float" office:value="0">
            <text:p>0.00</text:p>
          </table:table-cell>
          <table:table-cell table:formula="of:=[.D489]&gt;[.D488]" office:value-type="float" office:value="0">
            <text:p>0.00</text:p>
          </table:table-cell>
          <table:table-cell table:formula="of:=[.E489]&gt;[.E488]" office:value-type="float" office:value="0">
            <text:p>0.00</text:p>
          </table:table-cell>
          <table:table-cell table:formula="of:=IF(SUM([.U489:.W489])&gt;1;[.A48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89">
            <text:p>489.00</text:p>
          </table:table-cell>
          <table:table-cell/>
          <table:table-cell office:value-type="float" office:value="101.7">
            <text:p>101.70</text:p>
          </table:table-cell>
          <table:table-cell office:value-type="float" office:value="62.62">
            <text:p>62.62</text:p>
          </table:table-cell>
          <table:table-cell office:value-type="float" office:value="128.51">
            <text:p>128.51</text:p>
          </table:table-cell>
          <table:table-cell/>
          <table:table-cell table:style-name="ce2" table:formula="of:=IF([.H489]&lt;1000;IF([.I489]&gt;[.I488];0;[.G489]);IF(AND([.E489]&lt;[.E488]; [.E488]&lt;[.E487]);FLOOR(1000/[.E490];1)+[.G489];IF([.I489]&gt;[.I488];0;[.G489])))" office:value-type="float" office:value="36">
            <text:p>36.00</text:p>
          </table:table-cell>
          <table:table-cell table:formula="of:=IF([.G490]&lt;&gt;[.G489];[.H489]-([.E490]*([.G490]-[.G489]));[.H489])" office:value-type="float" office:value="974.210000000003">
            <text:p>974.21</text:p>
          </table:table-cell>
          <table:table-cell table:formula="of:=IF([.E490]&gt;[.I489];[.E490];[.I489])" office:value-type="float" office:value="157.47">
            <text:p>157.47</text:p>
          </table:table-cell>
          <table:table-cell table:formula="of:=IF([.H490]&lt;[.H489];[.J489]+1;[.J489])" office:value-type="float" office:value="30">
            <text:p>30.00</text:p>
          </table:table-cell>
          <table:table-cell table:number-columns-repeated="2"/>
          <table:table-cell table:formula="of:=IF([.C490]&gt;[.C489];[.M489]+1;0)" office:value-type="float" office:value="1">
            <text:p>1.00</text:p>
          </table:table-cell>
          <table:table-cell table:formula="of:=IF([.D490]&gt;[.D489];[.N489]+1;0)" office:value-type="float" office:value="0">
            <text:p>0.00</text:p>
          </table:table-cell>
          <table:table-cell table:formula="of:=IF([.E490]&gt;[.E489];[.O489]+1;0)" office:value-type="float" office:value="1">
            <text:p>1.00</text:p>
          </table:table-cell>
          <table:table-cell table:number-columns-repeated="5"/>
          <table:table-cell table:formula="of:=[.C490]&gt;[.C489]" office:value-type="float" office:value="1">
            <text:p>1.00</text:p>
          </table:table-cell>
          <table:table-cell table:formula="of:=[.D490]&gt;[.D489]" office:value-type="float" office:value="0">
            <text:p>0.00</text:p>
          </table:table-cell>
          <table:table-cell table:formula="of:=[.E490]&gt;[.E489]" office:value-type="float" office:value="1">
            <text:p>1.00</text:p>
          </table:table-cell>
          <table:table-cell table:formula="of:=IF(SUM([.U490:.W490])&gt;1;[.A490];&quot;-&quot;)" office:value-type="float" office:value="489">
            <text:p>489.00</text:p>
          </table:table-cell>
          <table:table-cell table:number-columns-repeated="1000"/>
        </table:table-row>
        <table:table-row table:style-name="ro1">
          <table:table-cell office:value-type="float" office:value="490">
            <text:p>490.00</text:p>
          </table:table-cell>
          <table:table-cell/>
          <table:table-cell office:value-type="float" office:value="99.88">
            <text:p>99.88</text:p>
          </table:table-cell>
          <table:table-cell office:value-type="float" office:value="65.52">
            <text:p>65.52</text:p>
          </table:table-cell>
          <table:table-cell office:value-type="float" office:value="127.47">
            <text:p>127.47</text:p>
          </table:table-cell>
          <table:table-cell/>
          <table:table-cell table:style-name="ce2" table:formula="of:=IF([.H490]&lt;1000;IF([.I490]&gt;[.I489];0;[.G490]);IF(AND([.E490]&lt;[.E489]; [.E489]&lt;[.E488]);FLOOR(1000/[.E491];1)+[.G490];IF([.I490]&gt;[.I489];0;[.G490])))" office:value-type="float" office:value="36">
            <text:p>36.00</text:p>
          </table:table-cell>
          <table:table-cell table:formula="of:=IF([.G491]&lt;&gt;[.G490];[.H490]-([.E491]*([.G491]-[.G490]));[.H490])" office:value-type="float" office:value="974.210000000003">
            <text:p>974.21</text:p>
          </table:table-cell>
          <table:table-cell table:formula="of:=IF([.E491]&gt;[.I490];[.E491];[.I490])" office:value-type="float" office:value="157.47">
            <text:p>157.47</text:p>
          </table:table-cell>
          <table:table-cell table:formula="of:=IF([.H491]&lt;[.H490];[.J490]+1;[.J490])" office:value-type="float" office:value="30">
            <text:p>30.00</text:p>
          </table:table-cell>
          <table:table-cell table:number-columns-repeated="2"/>
          <table:table-cell table:formula="of:=IF([.C491]&gt;[.C490];[.M490]+1;0)" office:value-type="float" office:value="0">
            <text:p>0.00</text:p>
          </table:table-cell>
          <table:table-cell table:formula="of:=IF([.D491]&gt;[.D490];[.N490]+1;0)" office:value-type="float" office:value="1">
            <text:p>1.00</text:p>
          </table:table-cell>
          <table:table-cell table:formula="of:=IF([.E491]&gt;[.E490];[.O490]+1;0)" office:value-type="float" office:value="0">
            <text:p>0.00</text:p>
          </table:table-cell>
          <table:table-cell table:number-columns-repeated="5"/>
          <table:table-cell table:formula="of:=[.C491]&gt;[.C490]" office:value-type="float" office:value="0">
            <text:p>0.00</text:p>
          </table:table-cell>
          <table:table-cell table:formula="of:=[.D491]&gt;[.D490]" office:value-type="float" office:value="1">
            <text:p>1.00</text:p>
          </table:table-cell>
          <table:table-cell table:formula="of:=[.E491]&gt;[.E490]" office:value-type="float" office:value="0">
            <text:p>0.00</text:p>
          </table:table-cell>
          <table:table-cell table:formula="of:=IF(SUM([.U491:.W491])&gt;1;[.A491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91">
            <text:p>491.00</text:p>
          </table:table-cell>
          <table:table-cell/>
          <table:table-cell office:value-type="float" office:value="102.11">
            <text:p>102.11</text:p>
          </table:table-cell>
          <table:table-cell office:value-type="float" office:value="65.18">
            <text:p>65.18</text:p>
          </table:table-cell>
          <table:table-cell office:value-type="float" office:value="126.24">
            <text:p>126.24</text:p>
          </table:table-cell>
          <table:table-cell/>
          <table:table-cell table:style-name="ce2" table:formula="of:=IF([.H491]&lt;1000;IF([.I491]&gt;[.I490];0;[.G491]);IF(AND([.E491]&lt;[.E490]; [.E490]&lt;[.E489]);FLOOR(1000/[.E492];1)+[.G491];IF([.I491]&gt;[.I490];0;[.G491])))" office:value-type="float" office:value="36">
            <text:p>36.00</text:p>
          </table:table-cell>
          <table:table-cell table:formula="of:=IF([.G492]&lt;&gt;[.G491];[.H491]-([.E492]*([.G492]-[.G491]));[.H491])" office:value-type="float" office:value="974.210000000003">
            <text:p>974.21</text:p>
          </table:table-cell>
          <table:table-cell table:formula="of:=IF([.E492]&gt;[.I491];[.E492];[.I491])" office:value-type="float" office:value="157.47">
            <text:p>157.47</text:p>
          </table:table-cell>
          <table:table-cell table:formula="of:=IF([.H492]&lt;[.H491];[.J491]+1;[.J491])" office:value-type="float" office:value="30">
            <text:p>30.00</text:p>
          </table:table-cell>
          <table:table-cell table:number-columns-repeated="2"/>
          <table:table-cell table:formula="of:=IF([.C492]&gt;[.C491];[.M491]+1;0)" office:value-type="float" office:value="1">
            <text:p>1.00</text:p>
          </table:table-cell>
          <table:table-cell table:formula="of:=IF([.D492]&gt;[.D491];[.N491]+1;0)" office:value-type="float" office:value="0">
            <text:p>0.00</text:p>
          </table:table-cell>
          <table:table-cell table:formula="of:=IF([.E492]&gt;[.E491];[.O491]+1;0)" office:value-type="float" office:value="0">
            <text:p>0.00</text:p>
          </table:table-cell>
          <table:table-cell table:number-columns-repeated="5"/>
          <table:table-cell table:formula="of:=[.C492]&gt;[.C491]" office:value-type="float" office:value="1">
            <text:p>1.00</text:p>
          </table:table-cell>
          <table:table-cell table:formula="of:=[.D492]&gt;[.D491]" office:value-type="float" office:value="0">
            <text:p>0.00</text:p>
          </table:table-cell>
          <table:table-cell table:formula="of:=[.E492]&gt;[.E491]" office:value-type="float" office:value="0">
            <text:p>0.00</text:p>
          </table:table-cell>
          <table:table-cell table:formula="of:=IF(SUM([.U492:.W492])&gt;1;[.A492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92">
            <text:p>492.00</text:p>
          </table:table-cell>
          <table:table-cell/>
          <table:table-cell office:value-type="float" office:value="104.42">
            <text:p>104.42</text:p>
          </table:table-cell>
          <table:table-cell office:value-type="float" office:value="64.34">
            <text:p>64.34</text:p>
          </table:table-cell>
          <table:table-cell office:value-type="float" office:value="128.41">
            <text:p>128.41</text:p>
          </table:table-cell>
          <table:table-cell/>
          <table:table-cell table:style-name="ce2" table:formula="of:=IF([.H492]&lt;1000;IF([.I492]&gt;[.I491];0;[.G492]);IF(AND([.E492]&lt;[.E491]; [.E491]&lt;[.E490]);FLOOR(1000/[.E493];1)+[.G492];IF([.I492]&gt;[.I491];0;[.G492])))" office:value-type="float" office:value="36">
            <text:p>36.00</text:p>
          </table:table-cell>
          <table:table-cell table:formula="of:=IF([.G493]&lt;&gt;[.G492];[.H492]-([.E493]*([.G493]-[.G492]));[.H492])" office:value-type="float" office:value="974.210000000003">
            <text:p>974.21</text:p>
          </table:table-cell>
          <table:table-cell table:formula="of:=IF([.E493]&gt;[.I492];[.E493];[.I492])" office:value-type="float" office:value="157.47">
            <text:p>157.47</text:p>
          </table:table-cell>
          <table:table-cell table:formula="of:=IF([.H493]&lt;[.H492];[.J492]+1;[.J492])" office:value-type="float" office:value="30">
            <text:p>30.00</text:p>
          </table:table-cell>
          <table:table-cell table:number-columns-repeated="2"/>
          <table:table-cell table:formula="of:=IF([.C493]&gt;[.C492];[.M492]+1;0)" office:value-type="float" office:value="2">
            <text:p>2.00</text:p>
          </table:table-cell>
          <table:table-cell table:formula="of:=IF([.D493]&gt;[.D492];[.N492]+1;0)" office:value-type="float" office:value="0">
            <text:p>0.00</text:p>
          </table:table-cell>
          <table:table-cell table:formula="of:=IF([.E493]&gt;[.E492];[.O492]+1;0)" office:value-type="float" office:value="1">
            <text:p>1.00</text:p>
          </table:table-cell>
          <table:table-cell table:number-columns-repeated="5"/>
          <table:table-cell table:formula="of:=[.C493]&gt;[.C492]" office:value-type="float" office:value="1">
            <text:p>1.00</text:p>
          </table:table-cell>
          <table:table-cell table:formula="of:=[.D493]&gt;[.D492]" office:value-type="float" office:value="0">
            <text:p>0.00</text:p>
          </table:table-cell>
          <table:table-cell table:formula="of:=[.E493]&gt;[.E492]" office:value-type="float" office:value="1">
            <text:p>1.00</text:p>
          </table:table-cell>
          <table:table-cell table:formula="of:=IF(SUM([.U493:.W493])&gt;1;[.A493];&quot;-&quot;)" office:value-type="float" office:value="492">
            <text:p>492.00</text:p>
          </table:table-cell>
          <table:table-cell table:number-columns-repeated="1000"/>
        </table:table-row>
        <table:table-row table:style-name="ro1">
          <table:table-cell office:value-type="float" office:value="493">
            <text:p>493.00</text:p>
          </table:table-cell>
          <table:table-cell/>
          <table:table-cell office:value-type="float" office:value="105.45">
            <text:p>105.45</text:p>
          </table:table-cell>
          <table:table-cell office:value-type="float" office:value="64.28">
            <text:p>64.28</text:p>
          </table:table-cell>
          <table:table-cell office:value-type="float" office:value="128.56">
            <text:p>128.56</text:p>
          </table:table-cell>
          <table:table-cell/>
          <table:table-cell table:style-name="ce2" table:formula="of:=IF([.H493]&lt;1000;IF([.I493]&gt;[.I492];0;[.G493]);IF(AND([.E493]&lt;[.E492]; [.E492]&lt;[.E491]);FLOOR(1000/[.E494];1)+[.G493];IF([.I493]&gt;[.I492];0;[.G493])))" office:value-type="float" office:value="36">
            <text:p>36.00</text:p>
          </table:table-cell>
          <table:table-cell table:formula="of:=IF([.G494]&lt;&gt;[.G493];[.H493]-([.E494]*([.G494]-[.G493]));[.H493])" office:value-type="float" office:value="974.210000000003">
            <text:p>974.21</text:p>
          </table:table-cell>
          <table:table-cell table:formula="of:=IF([.E494]&gt;[.I493];[.E494];[.I493])" office:value-type="float" office:value="157.47">
            <text:p>157.47</text:p>
          </table:table-cell>
          <table:table-cell table:formula="of:=IF([.H494]&lt;[.H493];[.J493]+1;[.J493])" office:value-type="float" office:value="30">
            <text:p>30.00</text:p>
          </table:table-cell>
          <table:table-cell table:number-columns-repeated="2"/>
          <table:table-cell table:formula="of:=IF([.C494]&gt;[.C493];[.M493]+1;0)" office:value-type="float" office:value="3">
            <text:p>3.00</text:p>
          </table:table-cell>
          <table:table-cell table:formula="of:=IF([.D494]&gt;[.D493];[.N493]+1;0)" office:value-type="float" office:value="0">
            <text:p>0.00</text:p>
          </table:table-cell>
          <table:table-cell table:formula="of:=IF([.E494]&gt;[.E493];[.O493]+1;0)" office:value-type="float" office:value="2">
            <text:p>2.00</text:p>
          </table:table-cell>
          <table:table-cell table:number-columns-repeated="5"/>
          <table:table-cell table:formula="of:=[.C494]&gt;[.C493]" office:value-type="float" office:value="1">
            <text:p>1.00</text:p>
          </table:table-cell>
          <table:table-cell table:formula="of:=[.D494]&gt;[.D493]" office:value-type="float" office:value="0">
            <text:p>0.00</text:p>
          </table:table-cell>
          <table:table-cell table:formula="of:=[.E494]&gt;[.E493]" office:value-type="float" office:value="1">
            <text:p>1.00</text:p>
          </table:table-cell>
          <table:table-cell table:formula="of:=IF(SUM([.U494:.W494])&gt;1;[.A494];&quot;-&quot;)" office:value-type="float" office:value="493">
            <text:p>493.00</text:p>
          </table:table-cell>
          <table:table-cell table:number-columns-repeated="1000"/>
        </table:table-row>
        <table:table-row table:style-name="ro1">
          <table:table-cell office:value-type="float" office:value="494">
            <text:p>494.00</text:p>
          </table:table-cell>
          <table:table-cell/>
          <table:table-cell office:value-type="float" office:value="104.12">
            <text:p>104.12</text:p>
          </table:table-cell>
          <table:table-cell office:value-type="float" office:value="67.06">
            <text:p>67.06</text:p>
          </table:table-cell>
          <table:table-cell office:value-type="float" office:value="128.58">
            <text:p>128.58</text:p>
          </table:table-cell>
          <table:table-cell/>
          <table:table-cell table:style-name="ce2" table:formula="of:=IF([.H494]&lt;1000;IF([.I494]&gt;[.I493];0;[.G494]);IF(AND([.E494]&lt;[.E493]; [.E493]&lt;[.E492]);FLOOR(1000/[.E495];1)+[.G494];IF([.I494]&gt;[.I493];0;[.G494])))" office:value-type="float" office:value="36">
            <text:p>36.00</text:p>
          </table:table-cell>
          <table:table-cell table:formula="of:=IF([.G495]&lt;&gt;[.G494];[.H494]-([.E495]*([.G495]-[.G494]));[.H494])" office:value-type="float" office:value="974.210000000003">
            <text:p>974.21</text:p>
          </table:table-cell>
          <table:table-cell table:formula="of:=IF([.E495]&gt;[.I494];[.E495];[.I494])" office:value-type="float" office:value="157.47">
            <text:p>157.47</text:p>
          </table:table-cell>
          <table:table-cell table:formula="of:=IF([.H495]&lt;[.H494];[.J494]+1;[.J494])" office:value-type="float" office:value="30">
            <text:p>30.00</text:p>
          </table:table-cell>
          <table:table-cell table:number-columns-repeated="2"/>
          <table:table-cell table:formula="of:=IF([.C495]&gt;[.C494];[.M494]+1;0)" office:value-type="float" office:value="0">
            <text:p>0.00</text:p>
          </table:table-cell>
          <table:table-cell table:formula="of:=IF([.D495]&gt;[.D494];[.N494]+1;0)" office:value-type="float" office:value="1">
            <text:p>1.00</text:p>
          </table:table-cell>
          <table:table-cell table:formula="of:=IF([.E495]&gt;[.E494];[.O494]+1;0)" office:value-type="float" office:value="3">
            <text:p>3.00</text:p>
          </table:table-cell>
          <table:table-cell table:number-columns-repeated="5"/>
          <table:table-cell table:formula="of:=[.C495]&gt;[.C494]" office:value-type="float" office:value="0">
            <text:p>0.00</text:p>
          </table:table-cell>
          <table:table-cell table:formula="of:=[.D495]&gt;[.D494]" office:value-type="float" office:value="1">
            <text:p>1.00</text:p>
          </table:table-cell>
          <table:table-cell table:formula="of:=[.E495]&gt;[.E494]" office:value-type="float" office:value="1">
            <text:p>1.00</text:p>
          </table:table-cell>
          <table:table-cell table:formula="of:=IF(SUM([.U495:.W495])&gt;1;[.A495];&quot;-&quot;)" office:value-type="float" office:value="494">
            <text:p>494.00</text:p>
          </table:table-cell>
          <table:table-cell table:number-columns-repeated="1000"/>
        </table:table-row>
        <table:table-row table:style-name="ro1">
          <table:table-cell office:value-type="float" office:value="495">
            <text:p>495.00</text:p>
          </table:table-cell>
          <table:table-cell/>
          <table:table-cell office:value-type="float" office:value="102.55">
            <text:p>102.55</text:p>
          </table:table-cell>
          <table:table-cell office:value-type="float" office:value="66.61">
            <text:p>66.61</text:p>
          </table:table-cell>
          <table:table-cell office:value-type="float" office:value="127.41">
            <text:p>127.41</text:p>
          </table:table-cell>
          <table:table-cell/>
          <table:table-cell table:style-name="ce2" table:formula="of:=IF([.H495]&lt;1000;IF([.I495]&gt;[.I494];0;[.G495]);IF(AND([.E495]&lt;[.E494]; [.E494]&lt;[.E493]);FLOOR(1000/[.E496];1)+[.G495];IF([.I495]&gt;[.I494];0;[.G495])))" office:value-type="float" office:value="36">
            <text:p>36.00</text:p>
          </table:table-cell>
          <table:table-cell table:formula="of:=IF([.G496]&lt;&gt;[.G495];[.H495]-([.E496]*([.G496]-[.G495]));[.H495])" office:value-type="float" office:value="974.210000000003">
            <text:p>974.21</text:p>
          </table:table-cell>
          <table:table-cell table:formula="of:=IF([.E496]&gt;[.I495];[.E496];[.I495])" office:value-type="float" office:value="157.47">
            <text:p>157.47</text:p>
          </table:table-cell>
          <table:table-cell table:formula="of:=IF([.H496]&lt;[.H495];[.J495]+1;[.J495])" office:value-type="float" office:value="30">
            <text:p>30.00</text:p>
          </table:table-cell>
          <table:table-cell table:number-columns-repeated="2"/>
          <table:table-cell table:formula="of:=IF([.C496]&gt;[.C495];[.M495]+1;0)" office:value-type="float" office:value="0">
            <text:p>0.00</text:p>
          </table:table-cell>
          <table:table-cell table:formula="of:=IF([.D496]&gt;[.D495];[.N495]+1;0)" office:value-type="float" office:value="0">
            <text:p>0.00</text:p>
          </table:table-cell>
          <table:table-cell table:formula="of:=IF([.E496]&gt;[.E495];[.O495]+1;0)" office:value-type="float" office:value="0">
            <text:p>0.00</text:p>
          </table:table-cell>
          <table:table-cell table:number-columns-repeated="5"/>
          <table:table-cell table:formula="of:=[.C496]&gt;[.C495]" office:value-type="float" office:value="0">
            <text:p>0.00</text:p>
          </table:table-cell>
          <table:table-cell table:formula="of:=[.D496]&gt;[.D495]" office:value-type="float" office:value="0">
            <text:p>0.00</text:p>
          </table:table-cell>
          <table:table-cell table:formula="of:=[.E496]&gt;[.E495]" office:value-type="float" office:value="0">
            <text:p>0.00</text:p>
          </table:table-cell>
          <table:table-cell table:formula="of:=IF(SUM([.U496:.W496])&gt;1;[.A496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96">
            <text:p>496.00</text:p>
          </table:table-cell>
          <table:table-cell/>
          <table:table-cell office:value-type="float" office:value="100.83">
            <text:p>100.83</text:p>
          </table:table-cell>
          <table:table-cell office:value-type="float" office:value="65.15">
            <text:p>65.15</text:p>
          </table:table-cell>
          <table:table-cell office:value-type="float" office:value="129.69">
            <text:p>129.69</text:p>
          </table:table-cell>
          <table:table-cell/>
          <table:table-cell table:style-name="ce2" table:formula="of:=IF([.H496]&lt;1000;IF([.I496]&gt;[.I495];0;[.G496]);IF(AND([.E496]&lt;[.E495]; [.E495]&lt;[.E494]);FLOOR(1000/[.E497];1)+[.G496];IF([.I496]&gt;[.I495];0;[.G496])))" office:value-type="float" office:value="36">
            <text:p>36.00</text:p>
          </table:table-cell>
          <table:table-cell table:formula="of:=IF([.G497]&lt;&gt;[.G496];[.H496]-([.E497]*([.G497]-[.G496]));[.H496])" office:value-type="float" office:value="974.210000000003">
            <text:p>974.21</text:p>
          </table:table-cell>
          <table:table-cell table:formula="of:=IF([.E497]&gt;[.I496];[.E497];[.I496])" office:value-type="float" office:value="157.47">
            <text:p>157.47</text:p>
          </table:table-cell>
          <table:table-cell table:formula="of:=IF([.H497]&lt;[.H496];[.J496]+1;[.J496])" office:value-type="float" office:value="30">
            <text:p>30.00</text:p>
          </table:table-cell>
          <table:table-cell table:number-columns-repeated="2"/>
          <table:table-cell table:formula="of:=IF([.C497]&gt;[.C496];[.M496]+1;0)" office:value-type="float" office:value="0">
            <text:p>0.00</text:p>
          </table:table-cell>
          <table:table-cell table:formula="of:=IF([.D497]&gt;[.D496];[.N496]+1;0)" office:value-type="float" office:value="0">
            <text:p>0.00</text:p>
          </table:table-cell>
          <table:table-cell table:formula="of:=IF([.E497]&gt;[.E496];[.O496]+1;0)" office:value-type="float" office:value="1">
            <text:p>1.00</text:p>
          </table:table-cell>
          <table:table-cell table:number-columns-repeated="5"/>
          <table:table-cell table:formula="of:=[.C497]&gt;[.C496]" office:value-type="float" office:value="0">
            <text:p>0.00</text:p>
          </table:table-cell>
          <table:table-cell table:formula="of:=[.D497]&gt;[.D496]" office:value-type="float" office:value="0">
            <text:p>0.00</text:p>
          </table:table-cell>
          <table:table-cell table:formula="of:=[.E497]&gt;[.E496]" office:value-type="float" office:value="1">
            <text:p>1.00</text:p>
          </table:table-cell>
          <table:table-cell table:formula="of:=IF(SUM([.U497:.W497])&gt;1;[.A497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97">
            <text:p>497.00</text:p>
          </table:table-cell>
          <table:table-cell/>
          <table:table-cell office:value-type="float" office:value="102.59">
            <text:p>102.59</text:p>
          </table:table-cell>
          <table:table-cell office:value-type="float" office:value="63.19">
            <text:p>63.19</text:p>
          </table:table-cell>
          <table:table-cell office:value-type="float" office:value="128.27">
            <text:p>128.27</text:p>
          </table:table-cell>
          <table:table-cell/>
          <table:table-cell table:style-name="ce2" table:formula="of:=IF([.H497]&lt;1000;IF([.I497]&gt;[.I496];0;[.G497]);IF(AND([.E497]&lt;[.E496]; [.E496]&lt;[.E495]);FLOOR(1000/[.E498];1)+[.G497];IF([.I497]&gt;[.I496];0;[.G497])))" office:value-type="float" office:value="36">
            <text:p>36.00</text:p>
          </table:table-cell>
          <table:table-cell table:formula="of:=IF([.G498]&lt;&gt;[.G497];[.H497]-([.E498]*([.G498]-[.G497]));[.H497])" office:value-type="float" office:value="974.210000000003">
            <text:p>974.21</text:p>
          </table:table-cell>
          <table:table-cell table:formula="of:=IF([.E498]&gt;[.I497];[.E498];[.I497])" office:value-type="float" office:value="157.47">
            <text:p>157.47</text:p>
          </table:table-cell>
          <table:table-cell table:formula="of:=IF([.H498]&lt;[.H497];[.J497]+1;[.J497])" office:value-type="float" office:value="30">
            <text:p>30.00</text:p>
          </table:table-cell>
          <table:table-cell table:number-columns-repeated="2"/>
          <table:table-cell table:formula="of:=IF([.C498]&gt;[.C497];[.M497]+1;0)" office:value-type="float" office:value="1">
            <text:p>1.00</text:p>
          </table:table-cell>
          <table:table-cell table:formula="of:=IF([.D498]&gt;[.D497];[.N497]+1;0)" office:value-type="float" office:value="0">
            <text:p>0.00</text:p>
          </table:table-cell>
          <table:table-cell table:formula="of:=IF([.E498]&gt;[.E497];[.O497]+1;0)" office:value-type="float" office:value="0">
            <text:p>0.00</text:p>
          </table:table-cell>
          <table:table-cell table:number-columns-repeated="5"/>
          <table:table-cell table:formula="of:=[.C498]&gt;[.C497]" office:value-type="float" office:value="1">
            <text:p>1.00</text:p>
          </table:table-cell>
          <table:table-cell table:formula="of:=[.D498]&gt;[.D497]" office:value-type="float" office:value="0">
            <text:p>0.00</text:p>
          </table:table-cell>
          <table:table-cell table:formula="of:=[.E498]&gt;[.E497]" office:value-type="float" office:value="0">
            <text:p>0.00</text:p>
          </table:table-cell>
          <table:table-cell table:formula="of:=IF(SUM([.U498:.W498])&gt;1;[.A498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98">
            <text:p>498.00</text:p>
          </table:table-cell>
          <table:table-cell/>
          <table:table-cell office:value-type="float" office:value="101.01">
            <text:p>101.01</text:p>
          </table:table-cell>
          <table:table-cell office:value-type="float" office:value="62.21">
            <text:p>62.21</text:p>
          </table:table-cell>
          <table:table-cell office:value-type="float" office:value="126.99">
            <text:p>126.99</text:p>
          </table:table-cell>
          <table:table-cell/>
          <table:table-cell table:style-name="ce2" table:formula="of:=IF([.H498]&lt;1000;IF([.I498]&gt;[.I497];0;[.G498]);IF(AND([.E498]&lt;[.E497]; [.E497]&lt;[.E496]);FLOOR(1000/[.E499];1)+[.G498];IF([.I498]&gt;[.I497];0;[.G498])))" office:value-type="float" office:value="36">
            <text:p>36.00</text:p>
          </table:table-cell>
          <table:table-cell table:formula="of:=IF([.G499]&lt;&gt;[.G498];[.H498]-([.E499]*([.G499]-[.G498]));[.H498])" office:value-type="float" office:value="974.210000000003">
            <text:p>974.21</text:p>
          </table:table-cell>
          <table:table-cell table:formula="of:=IF([.E499]&gt;[.I498];[.E499];[.I498])" office:value-type="float" office:value="157.47">
            <text:p>157.47</text:p>
          </table:table-cell>
          <table:table-cell table:formula="of:=IF([.H499]&lt;[.H498];[.J498]+1;[.J498])" office:value-type="float" office:value="30">
            <text:p>30.00</text:p>
          </table:table-cell>
          <table:table-cell table:number-columns-repeated="2"/>
          <table:table-cell table:formula="of:=IF([.C499]&gt;[.C498];[.M498]+1;0)" office:value-type="float" office:value="0">
            <text:p>0.00</text:p>
          </table:table-cell>
          <table:table-cell table:formula="of:=IF([.D499]&gt;[.D498];[.N498]+1;0)" office:value-type="float" office:value="0">
            <text:p>0.00</text:p>
          </table:table-cell>
          <table:table-cell table:formula="of:=IF([.E499]&gt;[.E498];[.O498]+1;0)" office:value-type="float" office:value="0">
            <text:p>0.00</text:p>
          </table:table-cell>
          <table:table-cell table:number-columns-repeated="5"/>
          <table:table-cell table:formula="of:=[.C499]&gt;[.C498]" office:value-type="float" office:value="0">
            <text:p>0.00</text:p>
          </table:table-cell>
          <table:table-cell table:formula="of:=[.D499]&gt;[.D498]" office:value-type="float" office:value="0">
            <text:p>0.00</text:p>
          </table:table-cell>
          <table:table-cell table:formula="of:=[.E499]&gt;[.E498]" office:value-type="float" office:value="0">
            <text:p>0.00</text:p>
          </table:table-cell>
          <table:table-cell table:formula="of:=IF(SUM([.U499:.W499])&gt;1;[.A499];&quot;-&quot;)" office:value-type="string" office:string-value="-">
            <text:p>-</text:p>
          </table:table-cell>
          <table:table-cell table:number-columns-repeated="1000"/>
        </table:table-row>
        <table:table-row table:style-name="ro1">
          <table:table-cell office:value-type="float" office:value="499">
            <text:p>499.00</text:p>
          </table:table-cell>
          <table:table-cell/>
          <table:table-cell office:value-type="float" office:value="102.11">
            <text:p>102.11</text:p>
          </table:table-cell>
          <table:table-cell office:value-type="float" office:value="61.89">
            <text:p>61.89</text:p>
          </table:table-cell>
          <table:table-cell office:value-type="float" office:value="127.03">
            <text:p>127.03</text:p>
          </table:table-cell>
          <table:table-cell/>
          <table:table-cell table:style-name="ce2" table:formula="of:=IF([.H499]&lt;1000;IF([.I499]&gt;[.I498];0;[.G499]);IF(AND([.E499]&lt;[.E498]; [.E498]&lt;[.E497]);FLOOR(1000/[.E500];1)+[.G499];IF([.I499]&gt;[.I498];0;[.G499])))" office:value-type="float" office:value="36">
            <text:p>36.00</text:p>
          </table:table-cell>
          <table:table-cell table:formula="of:=IF([.G500]&lt;&gt;[.G499];[.H499]-([.E500]*([.G500]-[.G499]));[.H499])" office:value-type="float" office:value="974.210000000003">
            <text:p>974.21</text:p>
          </table:table-cell>
          <table:table-cell table:formula="of:=IF([.E500]&gt;[.I499];[.E500];[.I499])" office:value-type="float" office:value="157.47">
            <text:p>157.47</text:p>
          </table:table-cell>
          <table:table-cell table:formula="of:=IF([.H500]&lt;[.H499];[.J499]+1;[.J499])" office:value-type="float" office:value="30">
            <text:p>30.00</text:p>
          </table:table-cell>
          <table:table-cell table:number-columns-repeated="2"/>
          <table:table-cell table:formula="of:=IF([.C500]&gt;[.C499];[.M499]+1;0)" office:value-type="float" office:value="1">
            <text:p>1.00</text:p>
          </table:table-cell>
          <table:table-cell table:formula="of:=IF([.D500]&gt;[.D499];[.N499]+1;0)" office:value-type="float" office:value="0">
            <text:p>0.00</text:p>
          </table:table-cell>
          <table:table-cell table:formula="of:=IF([.E500]&gt;[.E499];[.O499]+1;0)" office:value-type="float" office:value="1">
            <text:p>1.00</text:p>
          </table:table-cell>
          <table:table-cell table:number-columns-repeated="5"/>
          <table:table-cell table:formula="of:=[.C500]&gt;[.C499]" office:value-type="float" office:value="1">
            <text:p>1.00</text:p>
          </table:table-cell>
          <table:table-cell table:formula="of:=[.D500]&gt;[.D499]" office:value-type="float" office:value="0">
            <text:p>0.00</text:p>
          </table:table-cell>
          <table:table-cell table:formula="of:=[.E500]&gt;[.E499]" office:value-type="float" office:value="1">
            <text:p>1.00</text:p>
          </table:table-cell>
          <table:table-cell table:formula="of:=IF(SUM([.U500:.W500])&gt;1;[.A500];&quot;-&quot;)" office:value-type="float" office:value="499">
            <text:p>499.00</text:p>
          </table:table-cell>
          <table:table-cell table:number-columns-repeated="1000"/>
        </table:table-row>
        <table:table-row table:style-name="ro1">
          <table:table-cell office:value-type="float" office:value="500">
            <text:p>500.00</text:p>
          </table:table-cell>
          <table:table-cell/>
          <table:table-cell office:value-type="float" office:value="100.38">
            <text:p>100.38</text:p>
          </table:table-cell>
          <table:table-cell office:value-type="float" office:value="59.94">
            <text:p>59.94</text:p>
          </table:table-cell>
          <table:table-cell office:value-type="float" office:value="127.11">
            <text:p>127.11</text:p>
          </table:table-cell>
          <table:table-cell/>
          <table:table-cell table:style-name="ce2" table:formula="of:=IF([.H500]&lt;1000;IF([.I500]&gt;[.I499];0;[.G500]);IF(AND([.E500]&lt;[.E499]; [.E499]&lt;[.E498]);FLOOR(1000/[.E501];1)+[.G500];IF([.I500]&gt;[.I499];0;[.G500])))" office:value-type="float" office:value="36">
            <text:p>36.00</text:p>
          </table:table-cell>
          <table:table-cell table:formula="of:=IF([.G501]&lt;&gt;[.G500];[.H500]-([.E501]*([.G501]-[.G500]));[.H500])" office:value-type="float" office:value="974.210000000003">
            <text:p>974.21</text:p>
          </table:table-cell>
          <table:table-cell table:formula="of:=IF([.E501]&gt;[.I500];[.E501];[.I500])" office:value-type="float" office:value="157.47">
            <text:p>157.47</text:p>
          </table:table-cell>
          <table:table-cell table:formula="of:=IF([.H501]&lt;[.H500];[.J500]+1;[.J500])" office:value-type="float" office:value="30">
            <text:p>30.00</text:p>
          </table:table-cell>
          <table:table-cell table:number-columns-repeated="2"/>
          <table:table-cell table:formula="of:=IF([.C501]&gt;[.C500];[.M500]+1;0)" office:value-type="float" office:value="0">
            <text:p>0.00</text:p>
          </table:table-cell>
          <table:table-cell table:formula="of:=IF([.D501]&gt;[.D500];[.N500]+1;0)" office:value-type="float" office:value="0">
            <text:p>0.00</text:p>
          </table:table-cell>
          <table:table-cell table:formula="of:=IF([.E501]&gt;[.E500];[.O500]+1;0)" office:value-type="float" office:value="2">
            <text:p>2.00</text:p>
          </table:table-cell>
          <table:table-cell table:number-columns-repeated="5"/>
          <table:table-cell table:formula="of:=[.C501]&gt;[.C500]" office:value-type="float" office:value="0">
            <text:p>0.00</text:p>
          </table:table-cell>
          <table:table-cell table:formula="of:=[.D501]&gt;[.D500]" office:value-type="float" office:value="0">
            <text:p>0.00</text:p>
          </table:table-cell>
          <table:table-cell table:formula="of:=[.E501]&gt;[.E500]" office:value-type="float" office:value="1">
            <text:p>1.00</text:p>
          </table:table-cell>
          <table:table-cell table:formula="of:=IF(SUM([.U501:.W501])&gt;1;[.A501];&quot;-&quot;)" office:value-type="string" office:string-value="-">
            <text:p>-</text:p>
          </table:table-cell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najwieksza liczba akcji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MAX([.G2:.G501])" office:value-type="float" office:value="64">
            <text:p>64.00</text:p>
          </table:table-cell>
          <table:table-cell table:number-columns-repeated="1017"/>
        </table:table-row>
        <table:table-row table:style-name="ro1" table:number-rows-repeated="10480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erif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4/08/2019</text:date>, <text:time>20:13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moteusz Dolega</meta:initial-creator>
    <meta:creation-date>2019-04-08T16:12:37</meta:creation-date>
    <dc:date>2019-04-08T20:13:11</dc:date>
    <dc:creator>Tymoteusz Dolega</dc:creator>
    <meta:editing-duration>PT3H45M10S</meta:editing-duration>
    <meta:editing-cycles>12</meta:editing-cycles>
    <meta:generator>OpenOffice/4.1.6$Unix OpenOffice.org_project/416m1$Build-9790</meta:generator>
    <meta:document-statistic meta:table-count="4" meta:cell-count="75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2cm" svg:height="20.175cm" xlink:href=".." xlink:type="simple" chart:class="chart:line" chart:style-name="ch1">
        <chart:legend chart:legend-position="end" svg:x="32.485cm" svg:y="9.29cm" style:legend-expansion="high" chart:style-name="ch2"/>
        <chart:plot-area chart:style-name="ch3" table:cell-range-address="Arkusz1_2.C1:Arkusz1_2.E501" chart:data-source-has-labels="row" svg:x="1.15cm" svg:y="1.747cm" svg:width="29.935cm" svg:height="17.605cm">
          <chartooo:coordinate-region svg:x="2.433cm" svg:y="1.946cm" svg:width="28.568cm" svg:height="16.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_2.C2:Arkusz1_2.C501" chart:label-cell-address="Arkusz1_2.C1:Arkusz1_2.C1" chart:class="chart:line">
            <chart:data-point chart:repeated="500"/>
          </chart:series>
          <chart:series chart:style-name="ch8" chart:values-cell-range-address="Arkusz1_2.D2:Arkusz1_2.D501" chart:label-cell-address="Arkusz1_2.D1:Arkusz1_2.D1" chart:class="chart:line">
            <chart:data-point chart:repeated="500"/>
          </chart:series>
          <chart:series chart:style-name="ch9" chart:values-cell-range-address="Arkusz1_2.E2:Arkusz1_2.E501" chart:label-cell-address="Arkusz1_2.E1:Arkusz1_2.E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ma_A</text:p>
                <draw:g>
                  <svg:desc>Arkusz1_2.C1:Arkusz1_2.C1</svg:desc>
                </draw:g>
              </table:table-cell>
              <table:table-cell office:value-type="string">
                <text:p>firma_B</text:p>
                <draw:g>
                  <svg:desc>Arkusz1_2.D1:Arkusz1_2.D1</svg:desc>
                </draw:g>
              </table:table-cell>
              <table:table-cell office:value-type="string">
                <text:p>firma_C</text:p>
                <draw:g>
                  <svg:desc>Arkusz1_2.E1:Arkusz1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Arkusz1_2.C2:Arkusz1_2.C501</svg:desc>
                </draw:g>
              </table:table-cell>
              <table:table-cell office:value-type="float" office:value="135.43">
                <text:p>135.43</text:p>
                <draw:g>
                  <svg:desc>Arkusz1_2.D2:Arkusz1_2.D501</svg:desc>
                </draw:g>
              </table:table-cell>
              <table:table-cell office:value-type="float" office:value="65.43">
                <text:p>65.43</text:p>
                <draw:g>
                  <svg:desc>Arkusz1_2.E2:Arkusz1_2.E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134.99">
                <text:p>134.99</text:p>
              </table:table-cell>
              <table:table-cell office:value-type="float" office:value="67.06">
                <text:p>67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134.04">
                <text:p>134.04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133.76">
                <text:p>133.76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36.73">
                <text:p>136.73</text:p>
              </table:table-cell>
              <table:table-cell office:value-type="float" office:value="72.26">
                <text:p>7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71">
                <text:p>108.71</text:p>
              </table:table-cell>
              <table:table-cell office:value-type="float" office:value="136.49">
                <text:p>136.49</text:p>
              </table:table-cell>
              <table:table-cell office:value-type="float" office:value="73.63">
                <text:p>73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.82">
                <text:p>109.82</text:p>
              </table:table-cell>
              <table:table-cell office:value-type="float" office:value="139.22">
                <text:p>139.22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.34">
                <text:p>108.34</text:p>
              </table:table-cell>
              <table:table-cell office:value-type="float" office:value="138.41">
                <text:p>138.41</text:p>
              </table:table-cell>
              <table:table-cell office:value-type="float" office:value="71.74">
                <text:p>71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.98">
                <text:p>108.98</text:p>
              </table:table-cell>
              <table:table-cell office:value-type="float" office:value="137.68">
                <text:p>137.68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72">
                <text:p>107.72</text:p>
              </table:table-cell>
              <table:table-cell office:value-type="float" office:value="140.59">
                <text:p>140.59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.1">
                <text:p>109.1</text:p>
              </table:table-cell>
              <table:table-cell office:value-type="float" office:value="143.21">
                <text:p>143.21</text:p>
              </table:table-cell>
              <table:table-cell office:value-type="float" office:value="75.57">
                <text:p>75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.73">
                <text:p>107.73</text:p>
              </table:table-cell>
              <table:table-cell office:value-type="float" office:value="145.95">
                <text:p>145.95</text:p>
              </table:table-cell>
              <table:table-cell office:value-type="float" office:value="77.37">
                <text:p>77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.75">
                <text:p>107.75</text:p>
              </table:table-cell>
              <table:table-cell office:value-type="float" office:value="145.35">
                <text:p>145.3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02">
                <text:p>110.02</text:p>
              </table:table-cell>
              <table:table-cell office:value-type="float" office:value="145.35">
                <text:p>145.35</text:p>
              </table:table-cell>
              <table:table-cell office:value-type="float" office:value="75.96">
                <text:p>75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45">
                <text:p>112.45</text:p>
              </table:table-cell>
              <table:table-cell office:value-type="float" office:value="145.24">
                <text:p>145.24</text:p>
              </table:table-cell>
              <table:table-cell office:value-type="float" office:value="78.04">
                <text:p>78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84">
                <text:p>110.84</text:p>
              </table:table-cell>
              <table:table-cell office:value-type="float" office:value="148.19">
                <text:p>148.19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.06">
                <text:p>109.06</text:p>
              </table:table-cell>
              <table:table-cell office:value-type="float" office:value="146.26">
                <text:p>146.26</text:p>
              </table:table-cell>
              <table:table-cell office:value-type="float" office:value="79.41">
                <text:p>79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.28">
                <text:p>107.28</text:p>
              </table:table-cell>
              <table:table-cell office:value-type="float" office:value="144.43">
                <text:p>144.43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88">
                <text:p>108.88</text:p>
              </table:table-cell>
              <table:table-cell office:value-type="float" office:value="144.19">
                <text:p>144.19</text:p>
              </table:table-cell>
              <table:table-cell office:value-type="float" office:value="76.04">
                <text:p>76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.35">
                <text:p>111.35</text:p>
              </table:table-cell>
              <table:table-cell office:value-type="float" office:value="142.59">
                <text:p>142.59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.72">
                <text:p>112.72</text:p>
              </table:table-cell>
              <table:table-cell office:value-type="float" office:value="142.33">
                <text:p>142.33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08">
                <text:p>113.08</text:p>
              </table:table-cell>
              <table:table-cell office:value-type="float" office:value="141.56">
                <text:p>141.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.28">
                <text:p>115.28</text:p>
              </table:table-cell>
              <table:table-cell office:value-type="float" office:value="139.78">
                <text:p>139.78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.25">
                <text:p>114.25</text:p>
              </table:table-cell>
              <table:table-cell office:value-type="float" office:value="142.72">
                <text:p>142.72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.65">
                <text:p>112.65</text:p>
              </table:table-cell>
              <table:table-cell office:value-type="float" office:value="141.38">
                <text:p>141.38</text:p>
              </table:table-cell>
              <table:table-cell office:value-type="float" office:value="76.08">
                <text:p>76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.1">
                <text:p>115.1</text:p>
              </table:table-cell>
              <table:table-cell office:value-type="float" office:value="141.34">
                <text:p>141.34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.76">
                <text:p>116.76</text:p>
              </table:table-cell>
              <table:table-cell office:value-type="float" office:value="140.87">
                <text:p>140.87</text:p>
              </table:table-cell>
              <table:table-cell office:value-type="float" office:value="72.23">
                <text:p>72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.96">
                <text:p>114.96</text:p>
              </table:table-cell>
              <table:table-cell office:value-type="float" office:value="139.35">
                <text:p>139.35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89">
                <text:p>113.89</text:p>
              </table:table-cell>
              <table:table-cell office:value-type="float" office:value="141.87">
                <text:p>141.87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.77">
                <text:p>112.77</text:p>
              </table:table-cell>
              <table:table-cell office:value-type="float" office:value="140.41">
                <text:p>140.41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.51">
                <text:p>113.51</text:p>
              </table:table-cell>
              <table:table-cell office:value-type="float" office:value="138.98">
                <text:p>138.98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2">
                <text:p>112.2</text:p>
              </table:table-cell>
              <table:table-cell office:value-type="float" office:value="137.32">
                <text:p>137.32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.36">
                <text:p>110.36</text:p>
              </table:table-cell>
              <table:table-cell office:value-type="float" office:value="136.93">
                <text:p>136.93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.47">
                <text:p>112.47</text:p>
              </table:table-cell>
              <table:table-cell office:value-type="float" office:value="136.37">
                <text:p>136.37</text:p>
              </table:table-cell>
              <table:table-cell office:value-type="float" office:value="71.26">
                <text:p>71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67">
                <text:p>112.67</text:p>
              </table:table-cell>
              <table:table-cell office:value-type="float" office:value="136.24">
                <text:p>136.24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.09">
                <text:p>111.09</text:p>
              </table:table-cell>
              <table:table-cell office:value-type="float" office:value="134.69">
                <text:p>134.69</text:p>
              </table:table-cell>
              <table:table-cell office:value-type="float" office:value="73.63">
                <text:p>73.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.06">
                <text:p>110.06</text:p>
              </table:table-cell>
              <table:table-cell office:value-type="float" office:value="137.49">
                <text:p>137.49</text:p>
              </table:table-cell>
              <table:table-cell office:value-type="float" office:value="72.04">
                <text:p>72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55">
                <text:p>111.55</text:p>
              </table:table-cell>
              <table:table-cell office:value-type="float" office:value="135.7">
                <text:p>135.7</text:p>
              </table:table-cell>
              <table:table-cell office:value-type="float" office:value="70.16">
                <text:p>70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.25">
                <text:p>112.25</text:p>
              </table:table-cell>
              <table:table-cell office:value-type="float" office:value="134.69">
                <text:p>134.69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0.59">
                <text:p>110.59</text:p>
              </table:table-cell>
              <table:table-cell office:value-type="float" office:value="133.41">
                <text:p>133.41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.24">
                <text:p>109.24</text:p>
              </table:table-cell>
              <table:table-cell office:value-type="float" office:value="136.24">
                <text:p>136.24</text:p>
              </table:table-cell>
              <table:table-cell office:value-type="float" office:value="71.67">
                <text:p>71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.52">
                <text:p>107.52</text:p>
              </table:table-cell>
              <table:table-cell office:value-type="float" office:value="136.22">
                <text:p>136.2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.97">
                <text:p>107.97</text:p>
              </table:table-cell>
              <table:table-cell office:value-type="float" office:value="135.7">
                <text:p>135.7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6.54">
                <text:p>106.54</text:p>
              </table:table-cell>
              <table:table-cell office:value-type="float" office:value="134.72">
                <text:p>134.72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.18">
                <text:p>105.18</text:p>
              </table:table-cell>
              <table:table-cell office:value-type="float" office:value="133.13">
                <text:p>133.13</text:p>
              </table:table-cell>
              <table:table-cell office:value-type="float" office:value="71.02">
                <text:p>71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97">
                <text:p>103.97</text:p>
              </table:table-cell>
              <table:table-cell office:value-type="float" office:value="131.48">
                <text:p>131.48</text:p>
              </table:table-cell>
              <table:table-cell office:value-type="float" office:value="72.37">
                <text:p>72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.17">
                <text:p>105.17</text:p>
              </table:table-cell>
              <table:table-cell office:value-type="float" office:value="131.35">
                <text:p>131.35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.1">
                <text:p>106.1</text:p>
              </table:table-cell>
              <table:table-cell office:value-type="float" office:value="131.2">
                <text:p>131.2</text:p>
              </table:table-cell>
              <table:table-cell office:value-type="float" office:value="70.73">
                <text:p>70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.77">
                <text:p>107.77</text:p>
              </table:table-cell>
              <table:table-cell office:value-type="float" office:value="130.01">
                <text:p>130.01</text:p>
              </table:table-cell>
              <table:table-cell office:value-type="float" office:value="69.03">
                <text:p>69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.02">
                <text:p>108.02</text:p>
              </table:table-cell>
              <table:table-cell office:value-type="float" office:value="129.72">
                <text:p>129.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.88">
                <text:p>108.88</text:p>
              </table:table-cell>
              <table:table-cell office:value-type="float" office:value="128.45">
                <text:p>128.45</text:p>
              </table:table-cell>
              <table:table-cell office:value-type="float" office:value="68.27">
                <text:p>68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.26">
                <text:p>107.26</text:p>
              </table:table-cell>
              <table:table-cell office:value-type="float" office:value="128.39">
                <text:p>128.39</text:p>
              </table:table-cell>
              <table:table-cell office:value-type="float" office:value="68.97">
                <text:p>68.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.11">
                <text:p>106.11</text:p>
              </table:table-cell>
              <table:table-cell office:value-type="float" office:value="127.62">
                <text:p>127.62</text:p>
              </table:table-cell>
              <table:table-cell office:value-type="float" office:value="67.49">
                <text:p>67.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42">
                <text:p>104.42</text:p>
              </table:table-cell>
              <table:table-cell office:value-type="float" office:value="127.12">
                <text:p>127.12</text:p>
              </table:table-cell>
              <table:table-cell office:value-type="float" office:value="67.79">
                <text:p>67.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.04">
                <text:p>106.04</text:p>
              </table:table-cell>
              <table:table-cell office:value-type="float" office:value="129.86">
                <text:p>129.86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8.4">
                <text:p>108.4</text:p>
              </table:table-cell>
              <table:table-cell office:value-type="float" office:value="128.14">
                <text:p>128.14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.53">
                <text:p>108.53</text:p>
              </table:table-cell>
              <table:table-cell office:value-type="float" office:value="127.11">
                <text:p>127.11</text:p>
              </table:table-cell>
              <table:table-cell office:value-type="float" office:value="67.84">
                <text:p>67.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.46">
                <text:p>109.46</text:p>
              </table:table-cell>
              <table:table-cell office:value-type="float" office:value="125.12">
                <text:p>125.12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.32">
                <text:p>108.32</text:p>
              </table:table-cell>
              <table:table-cell office:value-type="float" office:value="123.31">
                <text:p>123.31</text:p>
              </table:table-cell>
              <table:table-cell office:value-type="float" office:value="69.71">
                <text:p>69.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.32">
                <text:p>106.32</text:p>
              </table:table-cell>
              <table:table-cell office:value-type="float" office:value="123.23">
                <text:p>123.23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.11">
                <text:p>111.11</text:p>
              </table:table-cell>
              <table:table-cell office:value-type="float" office:value="126.02">
                <text:p>126.02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.07">
                <text:p>112.07</text:p>
              </table:table-cell>
              <table:table-cell office:value-type="float" office:value="124.34">
                <text:p>124.34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0.42">
                <text:p>110.42</text:p>
              </table:table-cell>
              <table:table-cell office:value-type="float" office:value="122.71">
                <text:p>122.71</text:p>
              </table:table-cell>
              <table:table-cell office:value-type="float" office:value="73.26">
                <text:p>73.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.52">
                <text:p>108.52</text:p>
              </table:table-cell>
              <table:table-cell office:value-type="float" office:value="122.53">
                <text:p>122.53</text:p>
              </table:table-cell>
              <table:table-cell office:value-type="float" office:value="73.27">
                <text:p>73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.63">
                <text:p>106.63</text:p>
              </table:table-cell>
              <table:table-cell office:value-type="float" office:value="122.08">
                <text:p>122.08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.24">
                <text:p>107.24</text:p>
              </table:table-cell>
              <table:table-cell office:value-type="float" office:value="124.82">
                <text:p>124.82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9.24">
                <text:p>109.24</text:p>
              </table:table-cell>
              <table:table-cell office:value-type="float" office:value="123.18">
                <text:p>123.18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.19">
                <text:p>108.19</text:p>
              </table:table-cell>
              <table:table-cell office:value-type="float" office:value="121.65">
                <text:p>121.65</text:p>
              </table:table-cell>
              <table:table-cell office:value-type="float" office:value="76.71">
                <text:p>76.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77">
                <text:p>106.77</text:p>
              </table:table-cell>
              <table:table-cell office:value-type="float" office:value="120.46">
                <text:p>120.46</text:p>
              </table:table-cell>
              <table:table-cell office:value-type="float" office:value="78.13">
                <text:p>78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.03">
                <text:p>107.03</text:p>
              </table:table-cell>
              <table:table-cell office:value-type="float" office:value="118.94">
                <text:p>118.94</text:p>
              </table:table-cell>
              <table:table-cell office:value-type="float" office:value="79.71">
                <text:p>79.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.42">
                <text:p>107.42</text:p>
              </table:table-cell>
              <table:table-cell office:value-type="float" office:value="121.35">
                <text:p>121.35</text:p>
              </table:table-cell>
              <table:table-cell office:value-type="float" office:value="81.35">
                <text:p>81.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16">
                <text:p>106.16</text:p>
              </table:table-cell>
              <table:table-cell office:value-type="float" office:value="119.53">
                <text:p>119.53</text:p>
              </table:table-cell>
              <table:table-cell office:value-type="float" office:value="79.41">
                <text:p>79.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.3">
                <text:p>108.3</text:p>
              </table:table-cell>
              <table:table-cell office:value-type="float" office:value="122.07">
                <text:p>122.07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46">
                <text:p>106.46</text:p>
              </table:table-cell>
              <table:table-cell office:value-type="float" office:value="121.46">
                <text:p>121.46</text:p>
              </table:table-cell>
              <table:table-cell office:value-type="float" office:value="78.58">
                <text:p>78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.61">
                <text:p>108.61</text:p>
              </table:table-cell>
              <table:table-cell office:value-type="float" office:value="121.05">
                <text:p>121.05</text:p>
              </table:table-cell>
              <table:table-cell office:value-type="float" office:value="77.02">
                <text:p>77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.56">
                <text:p>107.56</text:p>
              </table:table-cell>
              <table:table-cell office:value-type="float" office:value="119.15">
                <text:p>119.15</text:p>
              </table:table-cell>
              <table:table-cell office:value-type="float" office:value="75.13">
                <text:p>75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9.68">
                <text:p>109.68</text:p>
              </table:table-cell>
              <table:table-cell office:value-type="float" office:value="117.48">
                <text:p>117.48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.87">
                <text:p>107.87</text:p>
              </table:table-cell>
              <table:table-cell office:value-type="float" office:value="120.35">
                <text:p>120.35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41">
                <text:p>106.41</text:p>
              </table:table-cell>
              <table:table-cell office:value-type="float" office:value="119.66">
                <text:p>119.66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.92">
                <text:p>106.92</text:p>
              </table:table-cell>
              <table:table-cell office:value-type="float" office:value="117.79">
                <text:p>117.79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.03">
                <text:p>105.03</text:p>
              </table:table-cell>
              <table:table-cell office:value-type="float" office:value="116.78">
                <text:p>116.78</text:p>
              </table:table-cell>
              <table:table-cell office:value-type="float" office:value="75.78">
                <text:p>75.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.36">
                <text:p>103.36</text:p>
              </table:table-cell>
              <table:table-cell office:value-type="float" office:value="115.69">
                <text:p>115.69</text:p>
              </table:table-cell>
              <table:table-cell office:value-type="float" office:value="76.88">
                <text:p>76.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.78">
                <text:p>103.78</text:p>
              </table:table-cell>
              <table:table-cell office:value-type="float" office:value="114.43">
                <text:p>114.43</text:p>
              </table:table-cell>
              <table:table-cell office:value-type="float" office:value="77.36">
                <text:p>77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98">
                <text:p>103.98</text:p>
              </table:table-cell>
              <table:table-cell office:value-type="float" office:value="116.98">
                <text:p>116.98</text:p>
              </table:table-cell>
              <table:table-cell office:value-type="float" office:value="75.79">
                <text:p>75.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.21">
                <text:p>102.21</text:p>
              </table:table-cell>
              <table:table-cell office:value-type="float" office:value="115.16">
                <text:p>115.16</text:p>
              </table:table-cell>
              <table:table-cell office:value-type="float" office:value="77.34">
                <text:p>77.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.65">
                <text:p>100.65</text:p>
              </table:table-cell>
              <table:table-cell office:value-type="float" office:value="117.73">
                <text:p>117.73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.64">
                <text:p>99.64</text:p>
              </table:table-cell>
              <table:table-cell office:value-type="float" office:value="116.14">
                <text:p>116.14</text:p>
              </table:table-cell>
              <table:table-cell office:value-type="float" office:value="80.76">
                <text:p>80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.26">
                <text:p>101.26</text:p>
              </table:table-cell>
              <table:table-cell office:value-type="float" office:value="114.52">
                <text:p>114.52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.85">
                <text:p>102.85</text:p>
              </table:table-cell>
              <table:table-cell office:value-type="float" office:value="117.04">
                <text:p>117.04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.59">
                <text:p>101.59</text:p>
              </table:table-cell>
              <table:table-cell office:value-type="float" office:value="116.49">
                <text:p>116.49</text:p>
              </table:table-cell>
              <table:table-cell office:value-type="float" office:value="80.26">
                <text:p>80.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13">
                <text:p>102.13</text:p>
              </table:table-cell>
              <table:table-cell office:value-type="float" office:value="115.06">
                <text:p>115.06</text:p>
              </table:table-cell>
              <table:table-cell office:value-type="float" office:value="81.26">
                <text:p>81.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.74">
                <text:p>100.74</text:p>
              </table:table-cell>
              <table:table-cell office:value-type="float" office:value="117.47">
                <text:p>117.47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12">
                <text:p>99.12</text:p>
              </table:table-cell>
              <table:table-cell office:value-type="float" office:value="120.19">
                <text:p>120.19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.13">
                <text:p>99.13</text:p>
              </table:table-cell>
              <table:table-cell office:value-type="float" office:value="122.89">
                <text:p>122.89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.6">
                <text:p>99.6</text:p>
              </table:table-cell>
              <table:table-cell office:value-type="float" office:value="122.61">
                <text:p>122.61</text:p>
              </table:table-cell>
              <table:table-cell office:value-type="float" office:value="79.87">
                <text:p>79.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.53">
                <text:p>98.53</text:p>
              </table:table-cell>
              <table:table-cell office:value-type="float" office:value="122.59">
                <text:p>122.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.74">
                <text:p>98.74</text:p>
              </table:table-cell>
              <table:table-cell office:value-type="float" office:value="125.49">
                <text:p>125.49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.96">
                <text:p>98.96</text:p>
              </table:table-cell>
              <table:table-cell office:value-type="float" office:value="127.95">
                <text:p>127.95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74">
                <text:p>97.74</text:p>
              </table:table-cell>
              <table:table-cell office:value-type="float" office:value="126.34">
                <text:p>126.34</text:p>
              </table:table-cell>
              <table:table-cell office:value-type="float" office:value="80.29">
                <text:p>80.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.84">
                <text:p>95.84</text:p>
              </table:table-cell>
              <table:table-cell office:value-type="float" office:value="128.94">
                <text:p>128.9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.12">
                <text:p>94.12</text:p>
              </table:table-cell>
              <table:table-cell office:value-type="float" office:value="131.64">
                <text:p>131.64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.92">
                <text:p>92.92</text:p>
              </table:table-cell>
              <table:table-cell office:value-type="float" office:value="134.62">
                <text:p>134.62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.81">
                <text:p>91.81</text:p>
              </table:table-cell>
              <table:table-cell office:value-type="float" office:value="134.53">
                <text:p>134.53</text:p>
              </table:table-cell>
              <table:table-cell office:value-type="float" office:value="84.09">
                <text:p>84.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.67">
                <text:p>90.67</text:p>
              </table:table-cell>
              <table:table-cell office:value-type="float" office:value="137.36">
                <text:p>137.36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">
                <text:p>89</text:p>
              </table:table-cell>
              <table:table-cell office:value-type="float" office:value="136.86">
                <text:p>136.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.41">
                <text:p>91.41</text:p>
              </table:table-cell>
              <table:table-cell office:value-type="float" office:value="136.07">
                <text:p>136.07</text:p>
              </table:table-cell>
              <table:table-cell office:value-type="float" office:value="84.14">
                <text:p>84.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.57">
                <text:p>89.57</text:p>
              </table:table-cell>
              <table:table-cell office:value-type="float" office:value="134.57">
                <text:p>134.57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.61">
                <text:p>87.61</text:p>
              </table:table-cell>
              <table:table-cell office:value-type="float" office:value="134.38">
                <text:p>134.38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05">
                <text:p>86.05</text:p>
              </table:table-cell>
              <table:table-cell office:value-type="float" office:value="132.8">
                <text:p>132.8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.74">
                <text:p>84.74</text:p>
              </table:table-cell>
              <table:table-cell office:value-type="float" office:value="131.24">
                <text:p>131.24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2.99">
                <text:p>82.99</text:p>
              </table:table-cell>
              <table:table-cell office:value-type="float" office:value="129.4">
                <text:p>129.4</text:p>
              </table:table-cell>
              <table:table-cell office:value-type="float" office:value="87.39">
                <text:p>87.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24">
                <text:p>83.24</text:p>
              </table:table-cell>
              <table:table-cell office:value-type="float" office:value="128.89">
                <text:p>128.8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2.01">
                <text:p>82.01</text:p>
              </table:table-cell>
              <table:table-cell office:value-type="float" office:value="131.63">
                <text:p>131.63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78">
                <text:p>83.78</text:p>
              </table:table-cell>
              <table:table-cell office:value-type="float" office:value="130.61">
                <text:p>130.61</text:p>
              </table:table-cell>
              <table:table-cell office:value-type="float" office:value="91.83">
                <text:p>91.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58">
                <text:p>84.58</text:p>
              </table:table-cell>
              <table:table-cell office:value-type="float" office:value="129.29">
                <text:p>129.29</text:p>
              </table:table-cell>
              <table:table-cell office:value-type="float" office:value="93.53">
                <text:p>93.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.54">
                <text:p>83.54</text:p>
              </table:table-cell>
              <table:table-cell office:value-type="float" office:value="128.64">
                <text:p>128.64</text:p>
              </table:table-cell>
              <table:table-cell office:value-type="float" office:value="93.72">
                <text:p>93.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.98">
                <text:p>81.98</text:p>
              </table:table-cell>
              <table:table-cell office:value-type="float" office:value="126.95">
                <text:p>126.95</text:p>
              </table:table-cell>
              <table:table-cell office:value-type="float" office:value="94.47">
                <text:p>94.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.83">
                <text:p>80.83</text:p>
              </table:table-cell>
              <table:table-cell office:value-type="float" office:value="129.85">
                <text:p>129.85</text:p>
              </table:table-cell>
              <table:table-cell office:value-type="float" office:value="94.65">
                <text:p>94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.36">
                <text:p>82.36</text:p>
              </table:table-cell>
              <table:table-cell office:value-type="float" office:value="132.72">
                <text:p>132.72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.09">
                <text:p>84.09</text:p>
              </table:table-cell>
              <table:table-cell office:value-type="float" office:value="131.2">
                <text:p>131.2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.24">
                <text:p>84.24</text:p>
              </table:table-cell>
              <table:table-cell office:value-type="float" office:value="130.31">
                <text:p>130.31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95">
                <text:p>82.95</text:p>
              </table:table-cell>
              <table:table-cell office:value-type="float" office:value="129.08">
                <text:p>129.08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1.31">
                <text:p>81.31</text:p>
              </table:table-cell>
              <table:table-cell office:value-type="float" office:value="131.88">
                <text:p>131.88</text:p>
              </table:table-cell>
              <table:table-cell office:value-type="float" office:value="94.72">
                <text:p>94.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.98">
                <text:p>79.98</text:p>
              </table:table-cell>
              <table:table-cell office:value-type="float" office:value="134.6">
                <text:p>134.6</text:p>
              </table:table-cell>
              <table:table-cell office:value-type="float" office:value="95.97">
                <text:p>95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.43">
                <text:p>82.43</text:p>
              </table:table-cell>
              <table:table-cell office:value-type="float" office:value="137.3">
                <text:p>137.3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.52">
                <text:p>82.52</text:p>
              </table:table-cell>
              <table:table-cell office:value-type="float" office:value="136.16">
                <text:p>136.16</text:p>
              </table:table-cell>
              <table:table-cell office:value-type="float" office:value="95.42">
                <text:p>95.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.65">
                <text:p>84.65</text:p>
              </table:table-cell>
              <table:table-cell office:value-type="float" office:value="138.7">
                <text:p>138.7</text:p>
              </table:table-cell>
              <table:table-cell office:value-type="float" office:value="93.76">
                <text:p>93.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.94">
                <text:p>86.94</text:p>
              </table:table-cell>
              <table:table-cell office:value-type="float" office:value="141.12">
                <text:p>141.12</text:p>
              </table:table-cell>
              <table:table-cell office:value-type="float" office:value="94.56">
                <text:p>94.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.55">
                <text:p>85.55</text:p>
              </table:table-cell>
              <table:table-cell office:value-type="float" office:value="139.78">
                <text:p>139.78</text:p>
              </table:table-cell>
              <table:table-cell office:value-type="float" office:value="92.73">
                <text:p>92.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.97">
                <text:p>83.97</text:p>
              </table:table-cell>
              <table:table-cell office:value-type="float" office:value="139.46">
                <text:p>139.46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.02">
                <text:p>86.02</text:p>
              </table:table-cell>
              <table:table-cell office:value-type="float" office:value="137.97">
                <text:p>137.97</text:p>
              </table:table-cell>
              <table:table-cell office:value-type="float" office:value="94.61">
                <text:p>94.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.22">
                <text:p>86.22</text:p>
              </table:table-cell>
              <table:table-cell office:value-type="float" office:value="140.64">
                <text:p>140.64</text:p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.22">
                <text:p>85.22</text:p>
              </table:table-cell>
              <table:table-cell office:value-type="float" office:value="140.3">
                <text:p>140.3</text:p>
              </table:table-cell>
              <table:table-cell office:value-type="float" office:value="96.73">
                <text:p>96.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.49">
                <text:p>87.49</text:p>
              </table:table-cell>
              <table:table-cell office:value-type="float" office:value="140.18">
                <text:p>140.18</text:p>
              </table:table-cell>
              <table:table-cell office:value-type="float" office:value="98.18">
                <text:p>98.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.28">
                <text:p>86.28</text:p>
              </table:table-cell>
              <table:table-cell office:value-type="float" office:value="138.26">
                <text:p>138.26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.13">
                <text:p>85.13</text:p>
              </table:table-cell>
              <table:table-cell office:value-type="float" office:value="136.72">
                <text:p>136.72</text:p>
              </table:table-cell>
              <table:table-cell office:value-type="float" office:value="98.19">
                <text:p>98.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.52">
                <text:p>85.52</text:p>
              </table:table-cell>
              <table:table-cell office:value-type="float" office:value="136.54">
                <text:p>136.54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7.25">
                <text:p>87.25</text:p>
              </table:table-cell>
              <table:table-cell office:value-type="float" office:value="135.39">
                <text:p>135.39</text:p>
              </table:table-cell>
              <table:table-cell office:value-type="float" office:value="100.95">
                <text:p>100.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.24">
                <text:p>86.24</text:p>
              </table:table-cell>
              <table:table-cell office:value-type="float" office:value="134.08">
                <text:p>134.08</text:p>
              </table:table-cell>
              <table:table-cell office:value-type="float" office:value="99.54">
                <text:p>99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.92">
                <text:p>84.92</text:p>
              </table:table-cell>
              <table:table-cell office:value-type="float" office:value="133.26">
                <text:p>133.26</text:p>
              </table:table-cell>
              <table:table-cell office:value-type="float" office:value="101.54">
                <text:p>101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.16">
                <text:p>87.16</text:p>
              </table:table-cell>
              <table:table-cell office:value-type="float" office:value="132.34">
                <text:p>132.34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.98">
                <text:p>85.98</text:p>
              </table:table-cell>
              <table:table-cell office:value-type="float" office:value="135.11">
                <text:p>135.11</text:p>
              </table:table-cell>
              <table:table-cell office:value-type="float" office:value="101.74">
                <text:p>101.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8.4">
                <text:p>88.4</text:p>
              </table:table-cell>
              <table:table-cell office:value-type="float" office:value="135">
                <text:p>135</text:p>
              </table:table-cell>
              <table:table-cell office:value-type="float" office:value="100.01">
                <text:p>100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.92">
                <text:p>86.92</text:p>
              </table:table-cell>
              <table:table-cell office:value-type="float" office:value="133.35">
                <text:p>133.35</text:p>
              </table:table-cell>
              <table:table-cell office:value-type="float" office:value="98.39">
                <text:p>98.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.46">
                <text:p>85.46</text:p>
              </table:table-cell>
              <table:table-cell office:value-type="float" office:value="132.09">
                <text:p>132.09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.18">
                <text:p>86.18</text:p>
              </table:table-cell>
              <table:table-cell office:value-type="float" office:value="131.82">
                <text:p>131.82</text:p>
              </table:table-cell>
              <table:table-cell office:value-type="float" office:value="97.95">
                <text:p>97.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.09">
                <text:p>85.09</text:p>
              </table:table-cell>
              <table:table-cell office:value-type="float" office:value="134.54">
                <text:p>134.54</text:p>
              </table:table-cell>
              <table:table-cell office:value-type="float" office:value="96.33">
                <text:p>96.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.71">
                <text:p>83.71</text:p>
              </table:table-cell>
              <table:table-cell office:value-type="float" office:value="137.08">
                <text:p>137.08</text:p>
              </table:table-cell>
              <table:table-cell office:value-type="float" office:value="94.86">
                <text:p>94.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.66">
                <text:p>85.66</text:p>
              </table:table-cell>
              <table:table-cell office:value-type="float" office:value="136.36">
                <text:p>136.36</text:p>
              </table:table-cell>
              <table:table-cell office:value-type="float" office:value="96.17">
                <text:p>96.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.94">
                <text:p>85.94</text:p>
              </table:table-cell>
              <table:table-cell office:value-type="float" office:value="134.98">
                <text:p>134.98</text:p>
              </table:table-cell>
              <table:table-cell office:value-type="float" office:value="97.44">
                <text:p>97.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7.4">
                <text:p>87.4</text:p>
              </table:table-cell>
              <table:table-cell office:value-type="float" office:value="133.44">
                <text:p>133.44</text:p>
              </table:table-cell>
              <table:table-cell office:value-type="float" office:value="98.68">
                <text:p>98.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.27">
                <text:p>86.27</text:p>
              </table:table-cell>
              <table:table-cell office:value-type="float" office:value="132.32">
                <text:p>132.32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03">
                <text:p>88.03</text:p>
              </table:table-cell>
              <table:table-cell office:value-type="float" office:value="132.25">
                <text:p>132.25</text:p>
              </table:table-cell>
              <table:table-cell office:value-type="float" office:value="100.81">
                <text:p>100.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.79">
                <text:p>88.79</text:p>
              </table:table-cell>
              <table:table-cell office:value-type="float" office:value="134.86">
                <text:p>134.86</text:p>
              </table:table-cell>
              <table:table-cell office:value-type="float" office:value="100.92">
                <text:p>100.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.7">
                <text:p>89.7</text:p>
              </table:table-cell>
              <table:table-cell office:value-type="float" office:value="133.21">
                <text:p>133.21</text:p>
              </table:table-cell>
              <table:table-cell office:value-type="float" office:value="102.29">
                <text:p>102.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0.26">
                <text:p>90.26</text:p>
              </table:table-cell>
              <table:table-cell office:value-type="float" office:value="131.81">
                <text:p>131.81</text:p>
              </table:table-cell>
              <table:table-cell office:value-type="float" office:value="100.76">
                <text:p>100.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.27">
                <text:p>88.27</text:p>
              </table:table-cell>
              <table:table-cell office:value-type="float" office:value="131">
                <text:p>131</text:p>
              </table:table-cell>
              <table:table-cell office:value-type="float" office:value="102.48">
                <text:p>102.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.73">
                <text:p>88.73</text:p>
              </table:table-cell>
              <table:table-cell office:value-type="float" office:value="130.27">
                <text:p>130.27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7.13">
                <text:p>87.13</text:p>
              </table:table-cell>
              <table:table-cell office:value-type="float" office:value="128.56">
                <text:p>128.56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.68">
                <text:p>85.68</text:p>
              </table:table-cell>
              <table:table-cell office:value-type="float" office:value="127.84">
                <text:p>127.84</text:p>
              </table:table-cell>
              <table:table-cell office:value-type="float" office:value="106.69">
                <text:p>106.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.27">
                <text:p>84.27</text:p>
              </table:table-cell>
              <table:table-cell office:value-type="float" office:value="127.42">
                <text:p>127.42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.68">
                <text:p>82.68</text:p>
              </table:table-cell>
              <table:table-cell office:value-type="float" office:value="127.09">
                <text:p>127.09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.44">
                <text:p>84.44</text:p>
              </table:table-cell>
              <table:table-cell office:value-type="float" office:value="126.43">
                <text:p>126.43</text:p>
              </table:table-cell>
              <table:table-cell office:value-type="float" office:value="108.44">
                <text:p>108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5.82">
                <text:p>85.82</text:p>
              </table:table-cell>
              <table:table-cell office:value-type="float" office:value="126.31">
                <text:p>126.31</text:p>
              </table:table-cell>
              <table:table-cell office:value-type="float" office:value="110.27">
                <text:p>110.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.73">
                <text:p>84.73</text:p>
              </table:table-cell>
              <table:table-cell office:value-type="float" office:value="129.23">
                <text:p>129.23</text:p>
              </table:table-cell>
              <table:table-cell office:value-type="float" office:value="110.94">
                <text:p>110.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.08">
                <text:p>86.08</text:p>
              </table:table-cell>
              <table:table-cell office:value-type="float" office:value="128.37">
                <text:p>128.37</text:p>
              </table:table-cell>
              <table:table-cell office:value-type="float" office:value="109.26">
                <text:p>109.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7.8">
                <text:p>87.8</text:p>
              </table:table-cell>
              <table:table-cell office:value-type="float" office:value="128.21">
                <text:p>128.21</text:p>
              </table:table-cell>
              <table:table-cell office:value-type="float" office:value="110.98">
                <text:p>110.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.31">
                <text:p>86.31</text:p>
              </table:table-cell>
              <table:table-cell office:value-type="float" office:value="130.98">
                <text:p>130.98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68">
                <text:p>84.68</text:p>
              </table:table-cell>
              <table:table-cell office:value-type="float" office:value="130.07">
                <text:p>130.07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.77">
                <text:p>82.77</text:p>
              </table:table-cell>
              <table:table-cell office:value-type="float" office:value="129.9">
                <text:p>129.9</text:p>
              </table:table-cell>
              <table:table-cell office:value-type="float" office:value="110.79">
                <text:p>110.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.95">
                <text:p>80.95</text:p>
              </table:table-cell>
              <table:table-cell office:value-type="float" office:value="129.86">
                <text:p>129.86</text:p>
              </table:table-cell>
              <table:table-cell office:value-type="float" office:value="109.17">
                <text:p>109.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.61">
                <text:p>81.61</text:p>
              </table:table-cell>
              <table:table-cell office:value-type="float" office:value="128.05">
                <text:p>128.05</text:p>
              </table:table-cell>
              <table:table-cell office:value-type="float" office:value="107.31">
                <text:p>107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.19">
                <text:p>82.19</text:p>
              </table:table-cell>
              <table:table-cell office:value-type="float" office:value="130.53">
                <text:p>130.53</text:p>
              </table:table-cell>
              <table:table-cell office:value-type="float" office:value="107.72">
                <text:p>107.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69">
                <text:p>80.69</text:p>
              </table:table-cell>
              <table:table-cell office:value-type="float" office:value="130.22">
                <text:p>130.22</text:p>
              </table:table-cell>
              <table:table-cell office:value-type="float" office:value="105.87">
                <text:p>105.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66">
                <text:p>81.66</text:p>
              </table:table-cell>
              <table:table-cell office:value-type="float" office:value="129.61">
                <text:p>129.61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.06">
                <text:p>80.06</text:p>
              </table:table-cell>
              <table:table-cell office:value-type="float" office:value="128.19">
                <text:p>128.1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.96">
                <text:p>78.96</text:p>
              </table:table-cell>
              <table:table-cell office:value-type="float" office:value="127.64">
                <text:p>127.64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.52">
                <text:p>80.52</text:p>
              </table:table-cell>
              <table:table-cell office:value-type="float" office:value="126.21">
                <text:p>126.21</text:p>
              </table:table-cell>
              <table:table-cell office:value-type="float" office:value="106.27">
                <text:p>106.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1.67">
                <text:p>81.67</text:p>
              </table:table-cell>
              <table:table-cell office:value-type="float" office:value="124.23">
                <text:p>124.23</text:p>
              </table:table-cell>
              <table:table-cell office:value-type="float" office:value="108.33">
                <text:p>108.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2.11">
                <text:p>82.11</text:p>
              </table:table-cell>
              <table:table-cell office:value-type="float" office:value="123.24">
                <text:p>123.24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.32">
                <text:p>83.32</text:p>
              </table:table-cell>
              <table:table-cell office:value-type="float" office:value="126.19">
                <text:p>126.19</text:p>
              </table:table-cell>
              <table:table-cell office:value-type="float" office:value="107.37">
                <text:p>107.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.79">
                <text:p>84.79</text:p>
              </table:table-cell>
              <table:table-cell office:value-type="float" office:value="129.05">
                <text:p>129.05</text:p>
              </table:table-cell>
              <table:table-cell office:value-type="float" office:value="107.76">
                <text:p>107.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.25">
                <text:p>83.25</text:p>
              </table:table-cell>
              <table:table-cell office:value-type="float" office:value="128.65">
                <text:p>128.65</text:p>
              </table:table-cell>
              <table:table-cell office:value-type="float" office:value="108.37">
                <text:p>108.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1.32">
                <text:p>81.32</text:p>
              </table:table-cell>
              <table:table-cell office:value-type="float" office:value="126.93">
                <text:p>126.93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.7">
                <text:p>82.7</text:p>
              </table:table-cell>
              <table:table-cell office:value-type="float" office:value="129.41">
                <text:p>129.41</text:p>
              </table:table-cell>
              <table:table-cell office:value-type="float" office:value="107.78">
                <text:p>107.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81">
                <text:p>84.81</text:p>
              </table:table-cell>
              <table:table-cell office:value-type="float" office:value="129.25">
                <text:p>129.25</text:p>
              </table:table-cell>
              <table:table-cell office:value-type="float" office:value="109.71">
                <text:p>109.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.6">
                <text:p>86.6</text:p>
              </table:table-cell>
              <table:table-cell office:value-type="float" office:value="129.17">
                <text:p>129.17</text:p>
              </table:table-cell>
              <table:table-cell office:value-type="float" office:value="107.74">
                <text:p>107.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.71">
                <text:p>87.71</text:p>
              </table:table-cell>
              <table:table-cell office:value-type="float" office:value="127.81">
                <text:p>127.81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.58">
                <text:p>86.58</text:p>
              </table:table-cell>
              <table:table-cell office:value-type="float" office:value="130.62">
                <text:p>130.62</text:p>
              </table:table-cell>
              <table:table-cell office:value-type="float" office:value="111.27">
                <text:p>111.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23">
                <text:p>85.23</text:p>
              </table:table-cell>
              <table:table-cell office:value-type="float" office:value="129.24">
                <text:p>129.24</text:p>
              </table:table-cell>
              <table:table-cell office:value-type="float" office:value="109.41">
                <text:p>109.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.45">
                <text:p>87.45</text:p>
              </table:table-cell>
              <table:table-cell office:value-type="float" office:value="128.72">
                <text:p>128.72</text:p>
              </table:table-cell>
              <table:table-cell office:value-type="float" office:value="109.72">
                <text:p>109.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.12">
                <text:p>86.12</text:p>
              </table:table-cell>
              <table:table-cell office:value-type="float" office:value="128.01">
                <text:p>128.01</text:p>
              </table:table-cell>
              <table:table-cell office:value-type="float" office:value="108.19">
                <text:p>108.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.45">
                <text:p>87.45</text:p>
              </table:table-cell>
              <table:table-cell office:value-type="float" office:value="127.99">
                <text:p>127.99</text:p>
              </table:table-cell>
              <table:table-cell office:value-type="float" office:value="109.68">
                <text:p>109.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9.49">
                <text:p>89.49</text:p>
              </table:table-cell>
              <table:table-cell office:value-type="float" office:value="126.59">
                <text:p>126.59</text:p>
              </table:table-cell>
              <table:table-cell office:value-type="float" office:value="110.39">
                <text:p>110.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85">
                <text:p>87.85</text:p>
              </table:table-cell>
              <table:table-cell office:value-type="float" office:value="125.24">
                <text:p>125.24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46">
                <text:p>89.46</text:p>
              </table:table-cell>
              <table:table-cell office:value-type="float" office:value="123.39">
                <text:p>123.39</text:p>
              </table:table-cell>
              <table:table-cell office:value-type="float" office:value="112.56">
                <text:p>112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7.6">
                <text:p>87.6</text:p>
              </table:table-cell>
              <table:table-cell office:value-type="float" office:value="122.61">
                <text:p>122.61</text:p>
              </table:table-cell>
              <table:table-cell office:value-type="float" office:value="113.15">
                <text:p>113.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7.87">
                <text:p>87.87</text:p>
              </table:table-cell>
              <table:table-cell office:value-type="float" office:value="122.54">
                <text:p>122.54</text:p>
              </table:table-cell>
              <table:table-cell office:value-type="float" office:value="114.21">
                <text:p>114.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.46">
                <text:p>88.46</text:p>
              </table:table-cell>
              <table:table-cell office:value-type="float" office:value="121.81">
                <text:p>121.81</text:p>
              </table:table-cell>
              <table:table-cell office:value-type="float" office:value="114.89">
                <text:p>114.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.4">
                <text:p>90.4</text:p>
              </table:table-cell>
              <table:table-cell office:value-type="float" office:value="124.57">
                <text:p>124.57</text:p>
              </table:table-cell>
              <table:table-cell office:value-type="float" office:value="114.91">
                <text:p>114.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.55">
                <text:p>88.55</text:p>
              </table:table-cell>
              <table:table-cell office:value-type="float" office:value="123.78">
                <text:p>123.78</text:p>
              </table:table-cell>
              <table:table-cell office:value-type="float" office:value="112.97">
                <text:p>112.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.63">
                <text:p>86.63</text:p>
              </table:table-cell>
              <table:table-cell office:value-type="float" office:value="126.62">
                <text:p>126.62</text:p>
              </table:table-cell>
              <table:table-cell office:value-type="float" office:value="111.12">
                <text:p>111.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.98">
                <text:p>88.98</text:p>
              </table:table-cell>
              <table:table-cell office:value-type="float" office:value="125.63">
                <text:p>125.63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.85">
                <text:p>90.85</text:p>
              </table:table-cell>
              <table:table-cell office:value-type="float" office:value="124.55">
                <text:p>124.55</text:p>
              </table:table-cell>
              <table:table-cell office:value-type="float" office:value="113.24">
                <text:p>113.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.19">
                <text:p>89.19</text:p>
              </table:table-cell>
              <table:table-cell office:value-type="float" office:value="123.8">
                <text:p>123.8</text:p>
              </table:table-cell>
              <table:table-cell office:value-type="float" office:value="111.26">
                <text:p>111.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1.15">
                <text:p>91.15</text:p>
              </table:table-cell>
              <table:table-cell office:value-type="float" office:value="123.76">
                <text:p>123.76</text:p>
              </table:table-cell>
              <table:table-cell office:value-type="float" office:value="109.56">
                <text:p>109.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3.49">
                <text:p>93.49</text:p>
              </table:table-cell>
              <table:table-cell office:value-type="float" office:value="122.59">
                <text:p>122.59</text:p>
              </table:table-cell>
              <table:table-cell office:value-type="float" office:value="109.82">
                <text:p>109.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2.45">
                <text:p>92.45</text:p>
              </table:table-cell>
              <table:table-cell office:value-type="float" office:value="121.07">
                <text:p>121.07</text:p>
              </table:table-cell>
              <table:table-cell office:value-type="float" office:value="111.61">
                <text:p>111.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.51">
                <text:p>90.51</text:p>
              </table:table-cell>
              <table:table-cell office:value-type="float" office:value="119.15">
                <text:p>119.15</text:p>
              </table:table-cell>
              <table:table-cell office:value-type="float" office:value="110.11">
                <text:p>110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1.65">
                <text:p>91.65</text:p>
              </table:table-cell>
              <table:table-cell office:value-type="float" office:value="122.04">
                <text:p>122.04</text:p>
              </table:table-cell>
              <table:table-cell office:value-type="float" office:value="111.72">
                <text:p>111.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2.92">
                <text:p>92.92</text:p>
              </table:table-cell>
              <table:table-cell office:value-type="float" office:value="120.35">
                <text:p>120.35</text:p>
              </table:table-cell>
              <table:table-cell office:value-type="float" office:value="111.85">
                <text:p>111.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1.21">
                <text:p>91.21</text:p>
              </table:table-cell>
              <table:table-cell office:value-type="float" office:value="119.39">
                <text:p>119.39</text:p>
              </table:table-cell>
              <table:table-cell office:value-type="float" office:value="113.24">
                <text:p>113.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3.43">
                <text:p>93.43</text:p>
              </table:table-cell>
              <table:table-cell office:value-type="float" office:value="118.26">
                <text:p>118.26</text:p>
              </table:table-cell>
              <table:table-cell office:value-type="float" office:value="114.79">
                <text:p>114.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1.8">
                <text:p>91.8</text:p>
              </table:table-cell>
              <table:table-cell office:value-type="float" office:value="117.65">
                <text:p>117.65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1.8">
                <text:p>91.8</text:p>
              </table:table-cell>
              <table:table-cell office:value-type="float" office:value="116.7">
                <text:p>116.7</text:p>
              </table:table-cell>
              <table:table-cell office:value-type="float" office:value="113.27">
                <text:p>113.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2">
                <text:p>92</text:p>
              </table:table-cell>
              <table:table-cell office:value-type="float" office:value="119.54">
                <text:p>119.54</text:p>
              </table:table-cell>
              <table:table-cell office:value-type="float" office:value="111.75">
                <text:p>111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2.36">
                <text:p>92.36</text:p>
              </table:table-cell>
              <table:table-cell office:value-type="float" office:value="117.82">
                <text:p>117.82</text:p>
              </table:table-cell>
              <table:table-cell office:value-type="float" office:value="112.97">
                <text:p>112.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2.9">
                <text:p>92.9</text:p>
              </table:table-cell>
              <table:table-cell office:value-type="float" office:value="116.68">
                <text:p>116.68</text:p>
              </table:table-cell>
              <table:table-cell office:value-type="float" office:value="114.74">
                <text:p>114.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3.1">
                <text:p>93.1</text:p>
              </table:table-cell>
              <table:table-cell office:value-type="float" office:value="116.12">
                <text:p>116.12</text:p>
              </table:table-cell>
              <table:table-cell office:value-type="float" office:value="115.57">
                <text:p>115.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1.21">
                <text:p>91.21</text:p>
              </table:table-cell>
              <table:table-cell office:value-type="float" office:value="114.56">
                <text:p>114.56</text:p>
              </table:table-cell>
              <table:table-cell office:value-type="float" office:value="116.87">
                <text:p>116.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1.54">
                <text:p>91.54</text:p>
              </table:table-cell>
              <table:table-cell office:value-type="float" office:value="114.52">
                <text:p>114.52</text:p>
              </table:table-cell>
              <table:table-cell office:value-type="float" office:value="114.98">
                <text:p>114.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.34">
                <text:p>90.34</text:p>
              </table:table-cell>
              <table:table-cell office:value-type="float" office:value="117.21">
                <text:p>117.21</text:p>
              </table:table-cell>
              <table:table-cell office:value-type="float" office:value="115.04">
                <text:p>115.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2.62">
                <text:p>92.62</text:p>
              </table:table-cell>
              <table:table-cell office:value-type="float" office:value="115.46">
                <text:p>115.46</text:p>
              </table:table-cell>
              <table:table-cell office:value-type="float" office:value="113.31">
                <text:p>113.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1.21">
                <text:p>91.21</text:p>
              </table:table-cell>
              <table:table-cell office:value-type="float" office:value="118.16">
                <text:p>118.16</text:p>
              </table:table-cell>
              <table:table-cell office:value-type="float" office:value="114.96">
                <text:p>114.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.52">
                <text:p>89.52</text:p>
              </table:table-cell>
              <table:table-cell office:value-type="float" office:value="120.88">
                <text:p>120.88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.34">
                <text:p>90.34</text:p>
              </table:table-cell>
              <table:table-cell office:value-type="float" office:value="119.2">
                <text:p>119.2</text:p>
              </table:table-cell>
              <table:table-cell office:value-type="float" office:value="115.36">
                <text:p>115.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1.91">
                <text:p>91.91</text:p>
              </table:table-cell>
              <table:table-cell office:value-type="float" office:value="121.71">
                <text:p>121.71</text:p>
              </table:table-cell>
              <table:table-cell office:value-type="float" office:value="116.53">
                <text:p>116.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8">
                <text:p>90.8</text:p>
              </table:table-cell>
              <table:table-cell office:value-type="float" office:value="121">
                <text:p>121</text:p>
              </table:table-cell>
              <table:table-cell office:value-type="float" office:value="117.96">
                <text:p>117.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.98">
                <text:p>88.98</text:p>
              </table:table-cell>
              <table:table-cell office:value-type="float" office:value="119.69">
                <text:p>119.69</text:p>
              </table:table-cell>
              <table:table-cell office:value-type="float" office:value="118.03">
                <text:p>118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.86">
                <text:p>89.86</text:p>
              </table:table-cell>
              <table:table-cell office:value-type="float" office:value="117.74">
                <text:p>117.74</text:p>
              </table:table-cell>
              <table:table-cell office:value-type="float" office:value="119.61">
                <text:p>119.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.45">
                <text:p>88.45</text:p>
              </table:table-cell>
              <table:table-cell office:value-type="float" office:value="115.81">
                <text:p>115.81</text:p>
              </table:table-cell>
              <table:table-cell office:value-type="float" office:value="120.03">
                <text:p>120.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.77">
                <text:p>86.77</text:p>
              </table:table-cell>
              <table:table-cell office:value-type="float" office:value="115.06">
                <text:p>115.06</text:p>
              </table:table-cell>
              <table:table-cell office:value-type="float" office:value="121.42">
                <text:p>121.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.63">
                <text:p>85.63</text:p>
              </table:table-cell>
              <table:table-cell office:value-type="float" office:value="117.64">
                <text:p>117.64</text:p>
              </table:table-cell>
              <table:table-cell office:value-type="float" office:value="119.78">
                <text:p>119.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.73">
                <text:p>87.73</text:p>
              </table:table-cell>
              <table:table-cell office:value-type="float" office:value="116.28">
                <text:p>116.28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.17">
                <text:p>89.17</text:p>
              </table:table-cell>
              <table:table-cell office:value-type="float" office:value="116.04">
                <text:p>116.04</text:p>
              </table:table-cell>
              <table:table-cell office:value-type="float" office:value="118.56">
                <text:p>118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.01">
                <text:p>88.01</text:p>
              </table:table-cell>
              <table:table-cell office:value-type="float" office:value="115.24">
                <text:p>115.24</text:p>
              </table:table-cell>
              <table:table-cell office:value-type="float" office:value="119.36">
                <text:p>119.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8.31">
                <text:p>88.31</text:p>
              </table:table-cell>
              <table:table-cell office:value-type="float" office:value="114.55">
                <text:p>114.55</text:p>
              </table:table-cell>
              <table:table-cell office:value-type="float" office:value="121.42">
                <text:p>121.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.56">
                <text:p>86.56</text:p>
              </table:table-cell>
              <table:table-cell office:value-type="float" office:value="114.27">
                <text:p>114.27</text:p>
              </table:table-cell>
              <table:table-cell office:value-type="float" office:value="122.84">
                <text:p>122.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.67">
                <text:p>87.67</text:p>
              </table:table-cell>
              <table:table-cell office:value-type="float" office:value="113.44">
                <text:p>113.44</text:p>
              </table:table-cell>
              <table:table-cell office:value-type="float" office:value="123.27">
                <text:p>123.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.52">
                <text:p>88.52</text:p>
              </table:table-cell>
              <table:table-cell office:value-type="float" office:value="112.32">
                <text:p>112.32</text:p>
              </table:table-cell>
              <table:table-cell office:value-type="float" office:value="124.11">
                <text:p>124.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.25">
                <text:p>87.25</text:p>
              </table:table-cell>
              <table:table-cell office:value-type="float" office:value="111.2">
                <text:p>111.2</text:p>
              </table:table-cell>
              <table:table-cell office:value-type="float" office:value="122.69">
                <text:p>122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.42">
                <text:p>85.42</text:p>
              </table:table-cell>
              <table:table-cell office:value-type="float" office:value="113.85">
                <text:p>113.85</text:p>
              </table:table-cell>
              <table:table-cell office:value-type="float" office:value="123.41">
                <text:p>123.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6.62">
                <text:p>86.62</text:p>
              </table:table-cell>
              <table:table-cell office:value-type="float" office:value="112.4">
                <text:p>112.4</text:p>
              </table:table-cell>
              <table:table-cell office:value-type="float" office:value="124.95">
                <text:p>124.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.88">
                <text:p>88.88</text:p>
              </table:table-cell>
              <table:table-cell office:value-type="float" office:value="110.75">
                <text:p>110.75</text:p>
              </table:table-cell>
              <table:table-cell office:value-type="float" office:value="123.43">
                <text:p>123.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1.29">
                <text:p>91.29</text:p>
              </table:table-cell>
              <table:table-cell office:value-type="float" office:value="113.66">
                <text:p>113.66</text:p>
              </table:table-cell>
              <table:table-cell office:value-type="float" office:value="124.69">
                <text:p>124.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3.1">
                <text:p>93.1</text:p>
              </table:table-cell>
              <table:table-cell office:value-type="float" office:value="116.29">
                <text:p>116.29</text:p>
              </table:table-cell>
              <table:table-cell office:value-type="float" office:value="126.35">
                <text:p>126.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3.12">
                <text:p>93.12</text:p>
              </table:table-cell>
              <table:table-cell office:value-type="float" office:value="115.9">
                <text:p>115.9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.63">
                <text:p>91.63</text:p>
              </table:table-cell>
              <table:table-cell office:value-type="float" office:value="115.81">
                <text:p>115.81</text:p>
              </table:table-cell>
              <table:table-cell office:value-type="float" office:value="130.11">
                <text:p>130.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2.81">
                <text:p>92.81</text:p>
              </table:table-cell>
              <table:table-cell office:value-type="float" office:value="118.4">
                <text:p>118.4</text:p>
              </table:table-cell>
              <table:table-cell office:value-type="float" office:value="131.28">
                <text:p>131.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1.5">
                <text:p>91.5</text:p>
              </table:table-cell>
              <table:table-cell office:value-type="float" office:value="117.81">
                <text:p>117.81</text:p>
              </table:table-cell>
              <table:table-cell office:value-type="float" office:value="129.41">
                <text:p>129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.95">
                <text:p>89.95</text:p>
              </table:table-cell>
              <table:table-cell office:value-type="float" office:value="116.4">
                <text:p>116.4</text:p>
              </table:table-cell>
              <table:table-cell office:value-type="float" office:value="130.46">
                <text:p>130.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8.12">
                <text:p>88.12</text:p>
              </table:table-cell>
              <table:table-cell office:value-type="float" office:value="115.83">
                <text:p>115.83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9.9">
                <text:p>89.9</text:p>
              </table:table-cell>
              <table:table-cell office:value-type="float" office:value="115.44">
                <text:p>115.44</text:p>
              </table:table-cell>
              <table:table-cell office:value-type="float" office:value="130.22">
                <text:p>130.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8.53">
                <text:p>88.53</text:p>
              </table:table-cell>
              <table:table-cell office:value-type="float" office:value="114.28">
                <text:p>114.28</text:p>
              </table:table-cell>
              <table:table-cell office:value-type="float" office:value="128.71">
                <text:p>128.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.84">
                <text:p>89.84</text:p>
              </table:table-cell>
              <table:table-cell office:value-type="float" office:value="112.41">
                <text:p>112.41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8.49">
                <text:p>88.49</text:p>
              </table:table-cell>
              <table:table-cell office:value-type="float" office:value="111.14">
                <text:p>111.14</text:p>
              </table:table-cell>
              <table:table-cell office:value-type="float" office:value="127.53">
                <text:p>127.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.57">
                <text:p>89.57</text:p>
              </table:table-cell>
              <table:table-cell office:value-type="float" office:value="110.14">
                <text:p>110.14</text:p>
              </table:table-cell>
              <table:table-cell office:value-type="float" office:value="127.7">
                <text:p>127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8.41">
                <text:p>88.41</text:p>
              </table:table-cell>
              <table:table-cell office:value-type="float" office:value="109.88">
                <text:p>109.88</text:p>
              </table:table-cell>
              <table:table-cell office:value-type="float" office:value="126.09">
                <text:p>126.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.51">
                <text:p>86.51</text:p>
              </table:table-cell>
              <table:table-cell office:value-type="float" office:value="109.46">
                <text:p>109.46</text:p>
              </table:table-cell>
              <table:table-cell office:value-type="float" office:value="126.84">
                <text:p>126.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.32">
                <text:p>85.32</text:p>
              </table:table-cell>
              <table:table-cell office:value-type="float" office:value="109.05">
                <text:p>109.05</text:p>
              </table:table-cell>
              <table:table-cell office:value-type="float" office:value="127.17">
                <text:p>127.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.06">
                <text:p>84.06</text:p>
              </table:table-cell>
              <table:table-cell office:value-type="float" office:value="108.22">
                <text:p>108.22</text:p>
              </table:table-cell>
              <table:table-cell office:value-type="float" office:value="127.26">
                <text:p>127.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2.3">
                <text:p>82.3</text:p>
              </table:table-cell>
              <table:table-cell office:value-type="float" office:value="108.01">
                <text:p>108.01</text:p>
              </table:table-cell>
              <table:table-cell office:value-type="float" office:value="127.33">
                <text:p>127.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.76">
                <text:p>80.76</text:p>
              </table:table-cell>
              <table:table-cell office:value-type="float" office:value="106.11">
                <text:p>106.11</text:p>
              </table:table-cell>
              <table:table-cell office:value-type="float" office:value="128.84">
                <text:p>128.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.74">
                <text:p>79.74</text:p>
              </table:table-cell>
              <table:table-cell office:value-type="float" office:value="109.11">
                <text:p>109.11</text:p>
              </table:table-cell>
              <table:table-cell office:value-type="float" office:value="130.11">
                <text:p>130.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.97">
                <text:p>77.97</text:p>
              </table:table-cell>
              <table:table-cell office:value-type="float" office:value="107.8">
                <text:p>107.8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.87">
                <text:p>76.87</text:p>
              </table:table-cell>
              <table:table-cell office:value-type="float" office:value="107.08">
                <text:p>107.08</text:p>
              </table:table-cell>
              <table:table-cell office:value-type="float" office:value="131.66">
                <text:p>131.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5.68">
                <text:p>75.68</text:p>
              </table:table-cell>
              <table:table-cell office:value-type="float" office:value="106.03">
                <text:p>106.03</text:p>
              </table:table-cell>
              <table:table-cell office:value-type="float" office:value="133.33">
                <text:p>133.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">
                <text:p>74</text:p>
              </table:table-cell>
              <table:table-cell office:value-type="float" office:value="108.96">
                <text:p>108.9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2.63">
                <text:p>72.63</text:p>
              </table:table-cell>
              <table:table-cell office:value-type="float" office:value="111.91">
                <text:p>111.91</text:p>
              </table:table-cell>
              <table:table-cell office:value-type="float" office:value="133.07">
                <text:p>133.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.45">
                <text:p>74.45</text:p>
              </table:table-cell>
              <table:table-cell office:value-type="float" office:value="110.17">
                <text:p>110.17</text:p>
              </table:table-cell>
              <table:table-cell office:value-type="float" office:value="133.78">
                <text:p>133.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.71">
                <text:p>76.71</text:p>
              </table:table-cell>
              <table:table-cell office:value-type="float" office:value="112.84">
                <text:p>112.84</text:p>
              </table:table-cell>
              <table:table-cell office:value-type="float" office:value="132.02">
                <text:p>132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">
                <text:p>75</text:p>
              </table:table-cell>
              <table:table-cell office:value-type="float" office:value="111.15">
                <text:p>111.15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3.35">
                <text:p>73.35</text:p>
              </table:table-cell>
              <table:table-cell office:value-type="float" office:value="109.91">
                <text:p>109.91</text:p>
              </table:table-cell>
              <table:table-cell office:value-type="float" office:value="132.28">
                <text:p>132.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.9">
                <text:p>71.9</text:p>
              </table:table-cell>
              <table:table-cell office:value-type="float" office:value="109.19">
                <text:p>109.19</text:p>
              </table:table-cell>
              <table:table-cell office:value-type="float" office:value="132.39">
                <text:p>132.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.31">
                <text:p>70.31</text:p>
              </table:table-cell>
              <table:table-cell office:value-type="float" office:value="108.35">
                <text:p>108.35</text:p>
              </table:table-cell>
              <table:table-cell office:value-type="float" office:value="130.94">
                <text:p>130.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8.63">
                <text:p>68.63</text:p>
              </table:table-cell>
              <table:table-cell office:value-type="float" office:value="107.99">
                <text:p>107.99</text:p>
              </table:table-cell>
              <table:table-cell office:value-type="float" office:value="129.53">
                <text:p>129.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.07">
                <text:p>71.07</text:p>
              </table:table-cell>
              <table:table-cell office:value-type="float" office:value="110.4">
                <text:p>110.4</text:p>
              </table:table-cell>
              <table:table-cell office:value-type="float" office:value="129.55">
                <text:p>129.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2.34">
                <text:p>72.34</text:p>
              </table:table-cell>
              <table:table-cell office:value-type="float" office:value="108.92">
                <text:p>108.92</text:p>
              </table:table-cell>
              <table:table-cell office:value-type="float" office:value="130.43">
                <text:p>130.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.27">
                <text:p>71.27</text:p>
              </table:table-cell>
              <table:table-cell office:value-type="float" office:value="111.43">
                <text:p>111.43</text:p>
              </table:table-cell>
              <table:table-cell office:value-type="float" office:value="130.89">
                <text:p>130.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.54">
                <text:p>71.54</text:p>
              </table:table-cell>
              <table:table-cell office:value-type="float" office:value="109.43">
                <text:p>109.43</text:p>
              </table:table-cell>
              <table:table-cell office:value-type="float" office:value="129.18">
                <text:p>129.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.11">
                <text:p>72.11</text:p>
              </table:table-cell>
              <table:table-cell office:value-type="float" office:value="108.76">
                <text:p>108.76</text:p>
              </table:table-cell>
              <table:table-cell office:value-type="float" office:value="129.96">
                <text:p>129.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.61">
                <text:p>73.61</text:p>
              </table:table-cell>
              <table:table-cell office:value-type="float" office:value="107.21">
                <text:p>107.21</text:p>
              </table:table-cell>
              <table:table-cell office:value-type="float" office:value="130.33">
                <text:p>130.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.5">
                <text:p>74.5</text:p>
              </table:table-cell>
              <table:table-cell office:value-type="float" office:value="107.13">
                <text:p>107.13</text:p>
              </table:table-cell>
              <table:table-cell office:value-type="float" office:value="130.64">
                <text:p>130.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6.24">
                <text:p>76.24</text:p>
              </table:table-cell>
              <table:table-cell office:value-type="float" office:value="109.71">
                <text:p>109.71</text:p>
              </table:table-cell>
              <table:table-cell office:value-type="float" office:value="130.78">
                <text:p>130.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6.92">
                <text:p>76.92</text:p>
              </table:table-cell>
              <table:table-cell office:value-type="float" office:value="109.26">
                <text:p>109.26</text:p>
              </table:table-cell>
              <table:table-cell office:value-type="float" office:value="129.14">
                <text:p>129.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.94">
                <text:p>78.94</text:p>
              </table:table-cell>
              <table:table-cell office:value-type="float" office:value="108.08">
                <text:p>108.08</text:p>
              </table:table-cell>
              <table:table-cell office:value-type="float" office:value="130.85">
                <text:p>130.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7.64">
                <text:p>77.64</text:p>
              </table:table-cell>
              <table:table-cell office:value-type="float" office:value="107.52">
                <text:p>107.52</text:p>
              </table:table-cell>
              <table:table-cell office:value-type="float" office:value="131.24">
                <text:p>131.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.14">
                <text:p>76.14</text:p>
              </table:table-cell>
              <table:table-cell office:value-type="float" office:value="107.35">
                <text:p>107.35</text:p>
              </table:table-cell>
              <table:table-cell office:value-type="float" office:value="131.37">
                <text:p>131.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.72">
                <text:p>74.72</text:p>
              </table:table-cell>
              <table:table-cell office:value-type="float" office:value="105.74">
                <text:p>105.74</text:p>
              </table:table-cell>
              <table:table-cell office:value-type="float" office:value="129.88">
                <text:p>129.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02">
                <text:p>73.02</text:p>
              </table:table-cell>
              <table:table-cell office:value-type="float" office:value="105.32">
                <text:p>105.32</text:p>
              </table:table-cell>
              <table:table-cell office:value-type="float" office:value="131.79">
                <text:p>131.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.42">
                <text:p>73.42</text:p>
              </table:table-cell>
              <table:table-cell office:value-type="float" office:value="103.92">
                <text:p>103.92</text:p>
              </table:table-cell>
              <table:table-cell office:value-type="float" office:value="129.98">
                <text:p>129.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.85">
                <text:p>71.85</text:p>
              </table:table-cell>
              <table:table-cell office:value-type="float" office:value="103.17">
                <text:p>103.17</text:p>
              </table:table-cell>
              <table:table-cell office:value-type="float" office:value="130.77">
                <text:p>130.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.02">
                <text:p>70.02</text:p>
              </table:table-cell>
              <table:table-cell office:value-type="float" office:value="102.14">
                <text:p>102.14</text:p>
              </table:table-cell>
              <table:table-cell office:value-type="float" office:value="129.31">
                <text:p>129.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8.36">
                <text:p>68.36</text:p>
              </table:table-cell>
              <table:table-cell office:value-type="float" office:value="101.73">
                <text:p>101.73</text:p>
              </table:table-cell>
              <table:table-cell office:value-type="float" office:value="130.67">
                <text:p>130.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.99">
                <text:p>66.99</text:p>
              </table:table-cell>
              <table:table-cell office:value-type="float" office:value="100.39">
                <text:p>100.39</text:p>
              </table:table-cell>
              <table:table-cell office:value-type="float" office:value="128.88">
                <text:p>128.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5.94">
                <text:p>65.94</text:p>
              </table:table-cell>
              <table:table-cell office:value-type="float" office:value="98.52">
                <text:p>98.52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15">
                <text:p>64.15</text:p>
              </table:table-cell>
              <table:table-cell office:value-type="float" office:value="101.27">
                <text:p>101.27</text:p>
              </table:table-cell>
              <table:table-cell office:value-type="float" office:value="128.56">
                <text:p>128.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5.95">
                <text:p>65.95</text:p>
              </table:table-cell>
              <table:table-cell office:value-type="float" office:value="101.23">
                <text:p>101.23</text:p>
              </table:table-cell>
              <table:table-cell office:value-type="float" office:value="126.64">
                <text:p>126.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7.45">
                <text:p>67.45</text:p>
              </table:table-cell>
              <table:table-cell office:value-type="float" office:value="100.8">
                <text:p>100.8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.54">
                <text:p>65.54</text:p>
              </table:table-cell>
              <table:table-cell office:value-type="float" office:value="103.36">
                <text:p>103.36</text:p>
              </table:table-cell>
              <table:table-cell office:value-type="float" office:value="127.51">
                <text:p>127.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7.31">
                <text:p>67.31</text:p>
              </table:table-cell>
              <table:table-cell office:value-type="float" office:value="103.09">
                <text:p>103.09</text:p>
              </table:table-cell>
              <table:table-cell office:value-type="float" office:value="128.83">
                <text:p>128.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8.48">
                <text:p>68.48</text:p>
              </table:table-cell>
              <table:table-cell office:value-type="float" office:value="101.33">
                <text:p>101.33</text:p>
              </table:table-cell>
              <table:table-cell office:value-type="float" office:value="126.93">
                <text:p>126.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.61">
                <text:p>70.61</text:p>
              </table:table-cell>
              <table:table-cell office:value-type="float" office:value="101.33">
                <text:p>101.33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8.95">
                <text:p>68.95</text:p>
              </table:table-cell>
              <table:table-cell office:value-type="float" office:value="100.05">
                <text:p>100.05</text:p>
              </table:table-cell>
              <table:table-cell office:value-type="float" office:value="129.55">
                <text:p>129.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.34">
                <text:p>70.34</text:p>
              </table:table-cell>
              <table:table-cell office:value-type="float" office:value="99.1">
                <text:p>99.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2.26">
                <text:p>72.26</text:p>
              </table:table-cell>
              <table:table-cell office:value-type="float" office:value="102.08">
                <text:p>102.08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.56">
                <text:p>70.56</text:p>
              </table:table-cell>
              <table:table-cell office:value-type="float" office:value="101.44">
                <text:p>101.44</text:p>
              </table:table-cell>
              <table:table-cell office:value-type="float" office:value="131.47">
                <text:p>131.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2.2">
                <text:p>72.2</text:p>
              </table:table-cell>
              <table:table-cell office:value-type="float" office:value="100.09">
                <text:p>100.09</text:p>
              </table:table-cell>
              <table:table-cell office:value-type="float" office:value="131.77">
                <text:p>131.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.36">
                <text:p>70.36</text:p>
              </table:table-cell>
              <table:table-cell office:value-type="float" office:value="98.49">
                <text:p>98.49</text:p>
              </table:table-cell>
              <table:table-cell office:value-type="float" office:value="132.02">
                <text:p>132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1.61">
                <text:p>71.61</text:p>
              </table:table-cell>
              <table:table-cell office:value-type="float" office:value="96.78">
                <text:p>96.78</text:p>
              </table:table-cell>
              <table:table-cell office:value-type="float" office:value="133.83">
                <text:p>133.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.29">
                <text:p>70.29</text:p>
              </table:table-cell>
              <table:table-cell office:value-type="float" office:value="95.63">
                <text:p>95.63</text:p>
              </table:table-cell>
              <table:table-cell office:value-type="float" office:value="135.18">
                <text:p>135.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.23">
                <text:p>69.23</text:p>
              </table:table-cell>
              <table:table-cell office:value-type="float" office:value="93.96">
                <text:p>93.96</text:p>
              </table:table-cell>
              <table:table-cell office:value-type="float" office:value="137.03">
                <text:p>137.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99">
                <text:p>67.99</text:p>
              </table:table-cell>
              <table:table-cell office:value-type="float" office:value="92.27">
                <text:p>92.27</text:p>
              </table:table-cell>
              <table:table-cell office:value-type="float" office:value="138.52">
                <text:p>138.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9.44">
                <text:p>69.44</text:p>
              </table:table-cell>
              <table:table-cell office:value-type="float" office:value="90.35">
                <text:p>90.35</text:p>
              </table:table-cell>
              <table:table-cell office:value-type="float" office:value="137.19">
                <text:p>137.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.47">
                <text:p>70.47</text:p>
              </table:table-cell>
              <table:table-cell office:value-type="float" office:value="92.91">
                <text:p>92.91</text:p>
              </table:table-cell>
              <table:table-cell office:value-type="float" office:value="135.95">
                <text:p>135.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.23">
                <text:p>71.23</text:p>
              </table:table-cell>
              <table:table-cell office:value-type="float" office:value="91.71">
                <text:p>91.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.17">
                <text:p>70.17</text:p>
              </table:table-cell>
              <table:table-cell office:value-type="float" office:value="91.34">
                <text:p>91.34</text:p>
              </table:table-cell>
              <table:table-cell office:value-type="float" office:value="137.67">
                <text:p>137.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.95">
                <text:p>71.95</text:p>
              </table:table-cell>
              <table:table-cell office:value-type="float" office:value="90.05">
                <text:p>90.05</text:p>
              </table:table-cell>
              <table:table-cell office:value-type="float" office:value="136.63">
                <text:p>136.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3.1">
                <text:p>73.1</text:p>
              </table:table-cell>
              <table:table-cell office:value-type="float" office:value="89.87">
                <text:p>89.87</text:p>
              </table:table-cell>
              <table:table-cell office:value-type="float" office:value="137.87">
                <text:p>137.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.34">
                <text:p>74.34</text:p>
              </table:table-cell>
              <table:table-cell office:value-type="float" office:value="92.63">
                <text:p>92.63</text:p>
              </table:table-cell>
              <table:table-cell office:value-type="float" office:value="139.09">
                <text:p>139.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.4">
                <text:p>75.4</text:p>
              </table:table-cell>
              <table:table-cell office:value-type="float" office:value="91.36">
                <text:p>91.36</text:p>
              </table:table-cell>
              <table:table-cell office:value-type="float" office:value="140.12">
                <text:p>140.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.91">
                <text:p>75.91</text:p>
              </table:table-cell>
              <table:table-cell office:value-type="float" office:value="91.04">
                <text:p>91.04</text:p>
              </table:table-cell>
              <table:table-cell office:value-type="float" office:value="138.57">
                <text:p>138.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.76">
                <text:p>74.76</text:p>
              </table:table-cell>
              <table:table-cell office:value-type="float" office:value="90.45">
                <text:p>90.45</text:p>
              </table:table-cell>
              <table:table-cell office:value-type="float" office:value="138.84">
                <text:p>138.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.89">
                <text:p>75.89</text:p>
              </table:table-cell>
              <table:table-cell office:value-type="float" office:value="89.75">
                <text:p>89.75</text:p>
              </table:table-cell>
              <table:table-cell office:value-type="float" office:value="140.71">
                <text:p>140.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.86">
                <text:p>77.86</text:p>
              </table:table-cell>
              <table:table-cell office:value-type="float" office:value="89.51">
                <text:p>89.51</text:p>
              </table:table-cell>
              <table:table-cell office:value-type="float" office:value="140.85">
                <text:p>140.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.27">
                <text:p>79.27</text:p>
              </table:table-cell>
              <table:table-cell office:value-type="float" office:value="88.66">
                <text:p>88.66</text:p>
              </table:table-cell>
              <table:table-cell office:value-type="float" office:value="138.95">
                <text:p>138.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0.73">
                <text:p>80.73</text:p>
              </table:table-cell>
              <table:table-cell office:value-type="float" office:value="88.17">
                <text:p>88.17</text:p>
              </table:table-cell>
              <table:table-cell office:value-type="float" office:value="140.37">
                <text:p>140.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01">
                <text:p>81.01</text:p>
              </table:table-cell>
              <table:table-cell office:value-type="float" office:value="87.02">
                <text:p>87.02</text:p>
              </table:table-cell>
              <table:table-cell office:value-type="float" office:value="139.33">
                <text:p>139.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.97">
                <text:p>79.97</text:p>
              </table:table-cell>
              <table:table-cell office:value-type="float" office:value="86.95">
                <text:p>86.95</text:p>
              </table:table-cell>
              <table:table-cell office:value-type="float" office:value="141.26">
                <text:p>141.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.98">
                <text:p>77.98</text:p>
              </table:table-cell>
              <table:table-cell office:value-type="float" office:value="85.86">
                <text:p>85.86</text:p>
              </table:table-cell>
              <table:table-cell office:value-type="float" office:value="142.92">
                <text:p>142.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9.21">
                <text:p>79.21</text:p>
              </table:table-cell>
              <table:table-cell office:value-type="float" office:value="88.48">
                <text:p>88.48</text:p>
              </table:table-cell>
              <table:table-cell office:value-type="float" office:value="145.3">
                <text:p>145.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.59">
                <text:p>80.59</text:p>
              </table:table-cell>
              <table:table-cell office:value-type="float" office:value="86.96">
                <text:p>86.96</text:p>
              </table:table-cell>
              <table:table-cell office:value-type="float" office:value="143.49">
                <text:p>143.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04">
                <text:p>83.04</text:p>
              </table:table-cell>
              <table:table-cell office:value-type="float" office:value="86.49">
                <text:p>86.49</text:p>
              </table:table-cell>
              <table:table-cell office:value-type="float" office:value="145.41">
                <text:p>145.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.26">
                <text:p>84.26</text:p>
              </table:table-cell>
              <table:table-cell office:value-type="float" office:value="86.09">
                <text:p>86.09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.28">
                <text:p>85.28</text:p>
              </table:table-cell>
              <table:table-cell office:value-type="float" office:value="84.37">
                <text:p>84.37</text:p>
              </table:table-cell>
              <table:table-cell office:value-type="float" office:value="146.27">
                <text:p>146.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5.74">
                <text:p>85.74</text:p>
              </table:table-cell>
              <table:table-cell office:value-type="float" office:value="83.22">
                <text:p>83.22</text:p>
              </table:table-cell>
              <table:table-cell office:value-type="float" office:value="148.38">
                <text:p>148.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14">
                <text:p>84.14</text:p>
              </table:table-cell>
              <table:table-cell office:value-type="float" office:value="85.72">
                <text:p>85.72</text:p>
              </table:table-cell>
              <table:table-cell office:value-type="float" office:value="150.67">
                <text:p>150.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6.12">
                <text:p>86.12</text:p>
              </table:table-cell>
              <table:table-cell office:value-type="float" office:value="84.73">
                <text:p>84.73</text:p>
              </table:table-cell>
              <table:table-cell office:value-type="float" office:value="150.84">
                <text:p>150.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6.23">
                <text:p>86.23</text:p>
              </table:table-cell>
              <table:table-cell office:value-type="float" office:value="84.15">
                <text:p>84.15</text:p>
              </table:table-cell>
              <table:table-cell office:value-type="float" office:value="149.73">
                <text:p>149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4.78">
                <text:p>84.78</text:p>
              </table:table-cell>
              <table:table-cell office:value-type="float" office:value="83.26">
                <text:p>83.26</text:p>
              </table:table-cell>
              <table:table-cell office:value-type="float" office:value="148.35">
                <text:p>148.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6.91">
                <text:p>86.91</text:p>
              </table:table-cell>
              <table:table-cell office:value-type="float" office:value="82.5">
                <text:p>82.5</text:p>
              </table:table-cell>
              <table:table-cell office:value-type="float" office:value="150.61">
                <text:p>150.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3">
                <text:p>85.3</text:p>
              </table:table-cell>
              <table:table-cell office:value-type="float" office:value="81.74">
                <text:p>81.74</text:p>
              </table:table-cell>
              <table:table-cell office:value-type="float" office:value="148.95">
                <text:p>148.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3.64">
                <text:p>83.64</text:p>
              </table:table-cell>
              <table:table-cell office:value-type="float" office:value="84.27">
                <text:p>84.27</text:p>
              </table:table-cell>
              <table:table-cell office:value-type="float" office:value="147.17">
                <text:p>147.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2.5">
                <text:p>82.5</text:p>
              </table:table-cell>
              <table:table-cell office:value-type="float" office:value="83">
                <text:p>83</text:p>
              </table:table-cell>
              <table:table-cell office:value-type="float" office:value="147.86">
                <text:p>147.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.5">
                <text:p>83.5</text:p>
              </table:table-cell>
              <table:table-cell office:value-type="float" office:value="85.99">
                <text:p>85.99</text:p>
              </table:table-cell>
              <table:table-cell office:value-type="float" office:value="149.49">
                <text:p>149.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.49">
                <text:p>85.49</text:p>
              </table:table-cell>
              <table:table-cell office:value-type="float" office:value="84.29">
                <text:p>84.29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.71">
                <text:p>87.71</text:p>
              </table:table-cell>
              <table:table-cell office:value-type="float" office:value="83.35">
                <text:p>83.35</text:p>
              </table:table-cell>
              <table:table-cell office:value-type="float" office:value="146.46">
                <text:p>146.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.99">
                <text:p>85.99</text:p>
              </table:table-cell>
              <table:table-cell office:value-type="float" office:value="86.22">
                <text:p>86.22</text:p>
              </table:table-cell>
              <table:table-cell office:value-type="float" office:value="144.76">
                <text:p>144.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8.15">
                <text:p>88.15</text:p>
              </table:table-cell>
              <table:table-cell office:value-type="float" office:value="85.51">
                <text:p>85.51</text:p>
              </table:table-cell>
              <table:table-cell office:value-type="float" office:value="146.64">
                <text:p>146.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8.57">
                <text:p>88.57</text:p>
              </table:table-cell>
              <table:table-cell office:value-type="float" office:value="84.25">
                <text:p>84.25</text:p>
              </table:table-cell>
              <table:table-cell office:value-type="float" office:value="146.84">
                <text:p>146.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.75">
                <text:p>88.75</text:p>
              </table:table-cell>
              <table:table-cell office:value-type="float" office:value="84.11">
                <text:p>84.11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.45">
                <text:p>89.45</text:p>
              </table:table-cell>
              <table:table-cell office:value-type="float" office:value="86.81">
                <text:p>86.81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7.7">
                <text:p>87.7</text:p>
              </table:table-cell>
              <table:table-cell office:value-type="float" office:value="85.18">
                <text:p>85.18</text:p>
              </table:table-cell>
              <table:table-cell office:value-type="float" office:value="149.23">
                <text:p>149.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.97">
                <text:p>85.97</text:p>
              </table:table-cell>
              <table:table-cell office:value-type="float" office:value="85.17">
                <text:p>85.17</text:p>
              </table:table-cell>
              <table:table-cell office:value-type="float" office:value="150.75">
                <text:p>150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6.77">
                <text:p>86.77</text:p>
              </table:table-cell>
              <table:table-cell office:value-type="float" office:value="83.74">
                <text:p>83.74</text:p>
              </table:table-cell>
              <table:table-cell office:value-type="float" office:value="151.95">
                <text:p>151.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.03">
                <text:p>85.03</text:p>
              </table:table-cell>
              <table:table-cell office:value-type="float" office:value="83.16">
                <text:p>83.16</text:p>
              </table:table-cell>
              <table:table-cell office:value-type="float" office:value="154.04">
                <text:p>154.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3.62">
                <text:p>83.62</text:p>
              </table:table-cell>
              <table:table-cell office:value-type="float" office:value="82.19">
                <text:p>82.19</text:p>
              </table:table-cell>
              <table:table-cell office:value-type="float" office:value="155.46">
                <text:p>155.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5.87">
                <text:p>85.87</text:p>
              </table:table-cell>
              <table:table-cell office:value-type="float" office:value="80.93">
                <text:p>80.93</text:p>
              </table:table-cell>
              <table:table-cell office:value-type="float" office:value="157.47">
                <text:p>157.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6.95">
                <text:p>86.95</text:p>
              </table:table-cell>
              <table:table-cell office:value-type="float" office:value="83.66">
                <text:p>83.66</text:p>
              </table:table-cell>
              <table:table-cell office:value-type="float" office:value="155.78">
                <text:p>155.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.95">
                <text:p>88.95</text:p>
              </table:table-cell>
              <table:table-cell office:value-type="float" office:value="82.17">
                <text:p>82.17</text:p>
              </table:table-cell>
              <table:table-cell office:value-type="float" office:value="154.39">
                <text:p>154.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7.68">
                <text:p>87.68</text:p>
              </table:table-cell>
              <table:table-cell office:value-type="float" office:value="81.81">
                <text:p>81.81</text:p>
              </table:table-cell>
              <table:table-cell office:value-type="float" office:value="155.92">
                <text:p>155.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6.52">
                <text:p>86.52</text:p>
              </table:table-cell>
              <table:table-cell office:value-type="float" office:value="80.97">
                <text:p>80.97</text:p>
              </table:table-cell>
              <table:table-cell office:value-type="float" office:value="154.42">
                <text:p>154.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.64">
                <text:p>87.64</text:p>
              </table:table-cell>
              <table:table-cell office:value-type="float" office:value="80.41">
                <text:p>80.41</text:p>
              </table:table-cell>
              <table:table-cell office:value-type="float" office:value="153.37">
                <text:p>153.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.51">
                <text:p>86.51</text:p>
              </table:table-cell>
              <table:table-cell office:value-type="float" office:value="79.86">
                <text:p>79.86</text:p>
              </table:table-cell>
              <table:table-cell office:value-type="float" office:value="154.38">
                <text:p>154.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.1">
                <text:p>85.1</text:p>
              </table:table-cell>
              <table:table-cell office:value-type="float" office:value="79.52">
                <text:p>79.52</text:p>
              </table:table-cell>
              <table:table-cell office:value-type="float" office:value="152.55">
                <text:p>152.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6.09">
                <text:p>86.09</text:p>
              </table:table-cell>
              <table:table-cell office:value-type="float" office:value="78.86">
                <text:p>78.86</text:p>
              </table:table-cell>
              <table:table-cell office:value-type="float" office:value="150.98">
                <text:p>150.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4.89">
                <text:p>84.89</text:p>
              </table:table-cell>
              <table:table-cell office:value-type="float" office:value="77.11">
                <text:p>77.11</text:p>
              </table:table-cell>
              <table:table-cell office:value-type="float" office:value="151.24">
                <text:p>151.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3.75">
                <text:p>83.75</text:p>
              </table:table-cell>
              <table:table-cell office:value-type="float" office:value="75.29">
                <text:p>75.29</text:p>
              </table:table-cell>
              <table:table-cell office:value-type="float" office:value="153.69">
                <text:p>153.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.37">
                <text:p>85.37</text:p>
              </table:table-cell>
              <table:table-cell office:value-type="float" office:value="78.26">
                <text:p>78.26</text:p>
              </table:table-cell>
              <table:table-cell office:value-type="float" office:value="155.26">
                <text:p>155.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.9">
                <text:p>85.9</text:p>
              </table:table-cell>
              <table:table-cell office:value-type="float" office:value="77.23">
                <text:p>77.23</text:p>
              </table:table-cell>
              <table:table-cell office:value-type="float" office:value="153.86">
                <text:p>153.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4.34">
                <text:p>84.34</text:p>
              </table:table-cell>
              <table:table-cell office:value-type="float" office:value="79.95">
                <text:p>79.95</text:p>
              </table:table-cell>
              <table:table-cell office:value-type="float" office:value="152.09">
                <text:p>152.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3.32">
                <text:p>83.32</text:p>
              </table:table-cell>
              <table:table-cell office:value-type="float" office:value="79.03">
                <text:p>79.03</text:p>
              </table:table-cell>
              <table:table-cell office:value-type="float" office:value="150.44">
                <text:p>150.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3.78">
                <text:p>83.78</text:p>
              </table:table-cell>
              <table:table-cell office:value-type="float" office:value="78.57">
                <text:p>78.57</text:p>
              </table:table-cell>
              <table:table-cell office:value-type="float" office:value="152.88">
                <text:p>152.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.97">
                <text:p>81.97</text:p>
              </table:table-cell>
              <table:table-cell office:value-type="float" office:value="76.85">
                <text:p>76.85</text:p>
              </table:table-cell>
              <table:table-cell office:value-type="float" office:value="153.57">
                <text:p>153.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.69">
                <text:p>83.69</text:p>
              </table:table-cell>
              <table:table-cell office:value-type="float" office:value="79.53">
                <text:p>79.53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.46">
                <text:p>82.46</text:p>
              </table:table-cell>
              <table:table-cell office:value-type="float" office:value="82.14">
                <text:p>82.14</text:p>
              </table:table-cell>
              <table:table-cell office:value-type="float" office:value="153.21">
                <text:p>153.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4.11">
                <text:p>84.11</text:p>
              </table:table-cell>
              <table:table-cell office:value-type="float" office:value="81.95">
                <text:p>81.95</text:p>
              </table:table-cell>
              <table:table-cell office:value-type="float" office:value="154.75">
                <text:p>154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.63">
                <text:p>85.63</text:p>
              </table:table-cell>
              <table:table-cell office:value-type="float" office:value="81.26">
                <text:p>81.26</text:p>
              </table:table-cell>
              <table:table-cell office:value-type="float" office:value="153.43">
                <text:p>153.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5.83">
                <text:p>85.83</text:p>
              </table:table-cell>
              <table:table-cell office:value-type="float" office:value="79.76">
                <text:p>79.76</text:p>
              </table:table-cell>
              <table:table-cell office:value-type="float" office:value="152.27">
                <text:p>152.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.66">
                <text:p>86.66</text:p>
              </table:table-cell>
              <table:table-cell office:value-type="float" office:value="82.5">
                <text:p>82.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7.96">
                <text:p>87.96</text:p>
              </table:table-cell>
              <table:table-cell office:value-type="float" office:value="80.88">
                <text:p>80.88</text:p>
              </table:table-cell>
              <table:table-cell office:value-type="float" office:value="152.36">
                <text:p>152.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9.71">
                <text:p>89.71</text:p>
              </table:table-cell>
              <table:table-cell office:value-type="float" office:value="80.27">
                <text:p>80.27</text:p>
              </table:table-cell>
              <table:table-cell office:value-type="float" office:value="150.48">
                <text:p>150.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1.38">
                <text:p>91.38</text:p>
              </table:table-cell>
              <table:table-cell office:value-type="float" office:value="80.06">
                <text:p>80.06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08">
                <text:p>90.08</text:p>
              </table:table-cell>
              <table:table-cell office:value-type="float" office:value="78.17">
                <text:p>78.17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8.79">
                <text:p>88.79</text:p>
              </table:table-cell>
              <table:table-cell office:value-type="float" office:value="77.03">
                <text:p>77.03</text:p>
              </table:table-cell>
              <table:table-cell office:value-type="float" office:value="150.75">
                <text:p>150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.79">
                <text:p>86.79</text:p>
              </table:table-cell>
              <table:table-cell office:value-type="float" office:value="76.48">
                <text:p>76.48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4.93">
                <text:p>84.93</text:p>
              </table:table-cell>
              <table:table-cell office:value-type="float" office:value="76.21">
                <text:p>76.21</text:p>
              </table:table-cell>
              <table:table-cell office:value-type="float" office:value="149.42">
                <text:p>149.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3.65">
                <text:p>83.65</text:p>
              </table:table-cell>
              <table:table-cell office:value-type="float" office:value="76.09">
                <text:p>76.09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46">
                <text:p>84.46</text:p>
              </table:table-cell>
              <table:table-cell office:value-type="float" office:value="75.75">
                <text:p>75.75</text:p>
              </table:table-cell>
              <table:table-cell office:value-type="float" office:value="148.07">
                <text:p>148.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2.96">
                <text:p>82.96</text:p>
              </table:table-cell>
              <table:table-cell office:value-type="float" office:value="74.55">
                <text:p>74.55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1.92">
                <text:p>81.92</text:p>
              </table:table-cell>
              <table:table-cell office:value-type="float" office:value="74.29">
                <text:p>74.29</text:p>
              </table:table-cell>
              <table:table-cell office:value-type="float" office:value="151.68">
                <text:p>151.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.32">
                <text:p>80.32</text:p>
              </table:table-cell>
              <table:table-cell office:value-type="float" office:value="73.21">
                <text:p>73.21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.37">
                <text:p>80.37</text:p>
              </table:table-cell>
              <table:table-cell office:value-type="float" office:value="72.27">
                <text:p>72.27</text:p>
              </table:table-cell>
              <table:table-cell office:value-type="float" office:value="152.23">
                <text:p>152.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.26">
                <text:p>81.26</text:p>
              </table:table-cell>
              <table:table-cell office:value-type="float" office:value="70.48">
                <text:p>70.48</text:p>
              </table:table-cell>
              <table:table-cell office:value-type="float" office:value="150.25">
                <text:p>150.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3.72">
                <text:p>83.72</text:p>
              </table:table-cell>
              <table:table-cell office:value-type="float" office:value="70.05">
                <text:p>70.05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4.27">
                <text:p>84.27</text:p>
              </table:table-cell>
              <table:table-cell office:value-type="float" office:value="68.35">
                <text:p>68.35</text:p>
              </table:table-cell>
              <table:table-cell office:value-type="float" office:value="146.96">
                <text:p>146.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2.97">
                <text:p>82.97</text:p>
              </table:table-cell>
              <table:table-cell office:value-type="float" office:value="67.58">
                <text:p>67.58</text:p>
              </table:table-cell>
              <table:table-cell office:value-type="float" office:value="145.48">
                <text:p>145.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.17">
                <text:p>83.17</text:p>
              </table:table-cell>
              <table:table-cell office:value-type="float" office:value="66.3">
                <text:p>66.3</text:p>
              </table:table-cell>
              <table:table-cell office:value-type="float" office:value="147.35">
                <text:p>147.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1.82">
                <text:p>81.82</text:p>
              </table:table-cell>
              <table:table-cell office:value-type="float" office:value="65.04">
                <text:p>65.04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4.04">
                <text:p>84.04</text:p>
              </table:table-cell>
              <table:table-cell office:value-type="float" office:value="63.88">
                <text:p>63.88</text:p>
              </table:table-cell>
              <table:table-cell office:value-type="float" office:value="145.47">
                <text:p>145.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2.65">
                <text:p>82.65</text:p>
              </table:table-cell>
              <table:table-cell office:value-type="float" office:value="63.09">
                <text:p>63.09</text:p>
              </table:table-cell>
              <table:table-cell office:value-type="float" office:value="146.12">
                <text:p>146.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.94">
                <text:p>83.94</text:p>
              </table:table-cell>
              <table:table-cell office:value-type="float" office:value="61.68">
                <text:p>61.68</text:p>
              </table:table-cell>
              <table:table-cell office:value-type="float" office:value="147.22">
                <text:p>147.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2.19">
                <text:p>82.19</text:p>
              </table:table-cell>
              <table:table-cell office:value-type="float" office:value="60.11">
                <text:p>60.11</text:p>
              </table:table-cell>
              <table:table-cell office:value-type="float" office:value="148.13">
                <text:p>148.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4.44">
                <text:p>84.44</text:p>
              </table:table-cell>
              <table:table-cell office:value-type="float" office:value="63.04">
                <text:p>63.04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2.85">
                <text:p>82.85</text:p>
              </table:table-cell>
              <table:table-cell office:value-type="float" office:value="65.81">
                <text:p>65.81</text:p>
              </table:table-cell>
              <table:table-cell office:value-type="float" office:value="147.96">
                <text:p>147.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4.73">
                <text:p>84.73</text:p>
              </table:table-cell>
              <table:table-cell office:value-type="float" office:value="64.26">
                <text:p>64.26</text:p>
              </table:table-cell>
              <table:table-cell office:value-type="float" office:value="146.51">
                <text:p>146.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.93">
                <text:p>84.93</text:p>
              </table:table-cell>
              <table:table-cell office:value-type="float" office:value="63.08">
                <text:p>63.08</text:p>
              </table:table-cell>
              <table:table-cell office:value-type="float" office:value="147.87">
                <text:p>147.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.87">
                <text:p>83.87</text:p>
              </table:table-cell>
              <table:table-cell office:value-type="float" office:value="62.49">
                <text:p>62.49</text:p>
              </table:table-cell>
              <table:table-cell office:value-type="float" office:value="149.41">
                <text:p>149.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2.71">
                <text:p>82.71</text:p>
              </table:table-cell>
              <table:table-cell office:value-type="float" office:value="61.45">
                <text:p>61.45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37">
                <text:p>81.37</text:p>
              </table:table-cell>
              <table:table-cell office:value-type="float" office:value="60.3">
                <text:p>60.3</text:p>
              </table:table-cell>
              <table:table-cell office:value-type="float" office:value="149.35">
                <text:p>149.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.04">
                <text:p>80.04</text:p>
              </table:table-cell>
              <table:table-cell office:value-type="float" office:value="62.81">
                <text:p>62.81</text:p>
              </table:table-cell>
              <table:table-cell office:value-type="float" office:value="147.81">
                <text:p>147.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1.96">
                <text:p>81.96</text:p>
              </table:table-cell>
              <table:table-cell office:value-type="float" office:value="62.35">
                <text:p>62.35</text:p>
              </table:table-cell>
              <table:table-cell office:value-type="float" office:value="145.85">
                <text:p>145.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73">
                <text:p>82.73</text:p>
              </table:table-cell>
              <table:table-cell office:value-type="float" office:value="61.53">
                <text:p>61.53</text:p>
              </table:table-cell>
              <table:table-cell office:value-type="float" office:value="147.65">
                <text:p>147.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1.6">
                <text:p>81.6</text:p>
              </table:table-cell>
              <table:table-cell office:value-type="float" office:value="61.16">
                <text:p>61.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.37">
                <text:p>80.37</text:p>
              </table:table-cell>
              <table:table-cell office:value-type="float" office:value="60.65">
                <text:p>60.65</text:p>
              </table:table-cell>
              <table:table-cell office:value-type="float" office:value="149.16">
                <text:p>149.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2.29">
                <text:p>82.29</text:p>
              </table:table-cell>
              <table:table-cell office:value-type="float" office:value="59.06">
                <text:p>59.06</text:p>
              </table:table-cell>
              <table:table-cell office:value-type="float" office:value="148.12">
                <text:p>148.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4">
                <text:p>83.24</text:p>
              </table:table-cell>
              <table:table-cell office:value-type="float" office:value="61.49">
                <text:p>61.49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5.09">
                <text:p>85.09</text:p>
              </table:table-cell>
              <table:table-cell office:value-type="float" office:value="64.21">
                <text:p>64.21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5.26">
                <text:p>85.26</text:p>
              </table:table-cell>
              <table:table-cell office:value-type="float" office:value="64.11">
                <text:p>64.11</text:p>
              </table:table-cell>
              <table:table-cell office:value-type="float" office:value="150.14">
                <text:p>150.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.45">
                <text:p>87.45</text:p>
              </table:table-cell>
              <table:table-cell office:value-type="float" office:value="63.4">
                <text:p>63.4</text:p>
              </table:table-cell>
              <table:table-cell office:value-type="float" office:value="149.12">
                <text:p>149.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9.82">
                <text:p>89.82</text:p>
              </table:table-cell>
              <table:table-cell office:value-type="float" office:value="61.83">
                <text:p>61.83</text:p>
              </table:table-cell>
              <table:table-cell office:value-type="float" office:value="147.93">
                <text:p>147.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95">
                <text:p>91.95</text:p>
              </table:table-cell>
              <table:table-cell office:value-type="float" office:value="59.96">
                <text:p>59.96</text:p>
              </table:table-cell>
              <table:table-cell office:value-type="float" office:value="145.99">
                <text:p>145.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4.23">
                <text:p>94.23</text:p>
              </table:table-cell>
              <table:table-cell office:value-type="float" office:value="59.02">
                <text:p>59.02</text:p>
              </table:table-cell>
              <table:table-cell office:value-type="float" office:value="144.71">
                <text:p>144.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3.11">
                <text:p>93.11</text:p>
              </table:table-cell>
              <table:table-cell office:value-type="float" office:value="57.84">
                <text:p>57.84</text:p>
              </table:table-cell>
              <table:table-cell office:value-type="float" office:value="145.03">
                <text:p>145.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3.73">
                <text:p>93.73</text:p>
              </table:table-cell>
              <table:table-cell office:value-type="float" office:value="60.76">
                <text:p>60.76</text:p>
              </table:table-cell>
              <table:table-cell office:value-type="float" office:value="146.52">
                <text:p>146.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5.75">
                <text:p>95.75</text:p>
              </table:table-cell>
              <table:table-cell office:value-type="float" office:value="60.53">
                <text:p>60.53</text:p>
              </table:table-cell>
              <table:table-cell office:value-type="float" office:value="146.65">
                <text:p>146.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7.38">
                <text:p>97.38</text:p>
              </table:table-cell>
              <table:table-cell office:value-type="float" office:value="62.95">
                <text:p>62.95</text:p>
              </table:table-cell>
              <table:table-cell office:value-type="float" office:value="148.26">
                <text:p>148.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9.66">
                <text:p>99.66</text:p>
              </table:table-cell>
              <table:table-cell office:value-type="float" office:value="62.42">
                <text:p>62.42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8.06">
                <text:p>98.06</text:p>
              </table:table-cell>
              <table:table-cell office:value-type="float" office:value="64.86">
                <text:p>64.86</text:p>
              </table:table-cell>
              <table:table-cell office:value-type="float" office:value="147.83">
                <text:p>147.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.61">
                <text:p>99.61</text:p>
              </table:table-cell>
              <table:table-cell office:value-type="float" office:value="63.25">
                <text:p>63.25</text:p>
              </table:table-cell>
              <table:table-cell office:value-type="float" office:value="150.03">
                <text:p>150.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7.68">
                <text:p>97.68</text:p>
              </table:table-cell>
              <table:table-cell office:value-type="float" office:value="62.83">
                <text:p>62.83</text:p>
              </table:table-cell>
              <table:table-cell office:value-type="float" office:value="151.15">
                <text:p>151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6.12">
                <text:p>96.12</text:p>
              </table:table-cell>
              <table:table-cell office:value-type="float" office:value="61.62">
                <text:p>61.62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4.84">
                <text:p>94.84</text:p>
              </table:table-cell>
              <table:table-cell office:value-type="float" office:value="60.02">
                <text:p>60.02</text:p>
              </table:table-cell>
              <table:table-cell office:value-type="float" office:value="150.98">
                <text:p>150.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5.23">
                <text:p>95.23</text:p>
              </table:table-cell>
              <table:table-cell office:value-type="float" office:value="59.25">
                <text:p>59.25</text:p>
              </table:table-cell>
              <table:table-cell office:value-type="float" office:value="149.25">
                <text:p>149.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6.12">
                <text:p>96.12</text:p>
              </table:table-cell>
              <table:table-cell office:value-type="float" office:value="62.11">
                <text:p>62.11</text:p>
              </table:table-cell>
              <table:table-cell office:value-type="float" office:value="151.06">
                <text:p>151.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84">
                <text:p>94.84</text:p>
              </table:table-cell>
              <table:table-cell office:value-type="float" office:value="60.56">
                <text:p>60.56</text:p>
              </table:table-cell>
              <table:table-cell office:value-type="float" office:value="149.65">
                <text:p>149.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3.28">
                <text:p>93.28</text:p>
              </table:table-cell>
              <table:table-cell office:value-type="float" office:value="60.46">
                <text:p>60.46</text:p>
              </table:table-cell>
              <table:table-cell office:value-type="float" office:value="148.22">
                <text:p>148.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1.44">
                <text:p>91.44</text:p>
              </table:table-cell>
              <table:table-cell office:value-type="float" office:value="63.27">
                <text:p>63.27</text:p>
              </table:table-cell>
              <table:table-cell office:value-type="float" office:value="146.25">
                <text:p>146.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3.22">
                <text:p>93.22</text:p>
              </table:table-cell>
              <table:table-cell office:value-type="float" office:value="62.21">
                <text:p>62.21</text:p>
              </table:table-cell>
              <table:table-cell office:value-type="float" office:value="146.91">
                <text:p>146.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34">
                <text:p>95.34</text:p>
              </table:table-cell>
              <table:table-cell office:value-type="float" office:value="65.21">
                <text:p>65.21</text:p>
              </table:table-cell>
              <table:table-cell office:value-type="float" office:value="145.85">
                <text:p>145.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7.18">
                <text:p>97.18</text:p>
              </table:table-cell>
              <table:table-cell office:value-type="float" office:value="64.72">
                <text:p>64.72</text:p>
              </table:table-cell>
              <table:table-cell office:value-type="float" office:value="146.31">
                <text:p>146.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89">
                <text:p>95.89</text:p>
              </table:table-cell>
              <table:table-cell office:value-type="float" office:value="64.51">
                <text:p>64.51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.4">
                <text:p>94.4</text:p>
              </table:table-cell>
              <table:table-cell office:value-type="float" office:value="63.15">
                <text:p>63.15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3.07">
                <text:p>93.07</text:p>
              </table:table-cell>
              <table:table-cell office:value-type="float" office:value="65.96">
                <text:p>65.96</text:p>
              </table:table-cell>
              <table:table-cell office:value-type="float" office:value="143.61">
                <text:p>143.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3.84">
                <text:p>93.84</text:p>
              </table:table-cell>
              <table:table-cell office:value-type="float" office:value="64.82">
                <text:p>64.82</text:p>
              </table:table-cell>
              <table:table-cell office:value-type="float" office:value="143.98">
                <text:p>143.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2.78">
                <text:p>92.78</text:p>
              </table:table-cell>
              <table:table-cell office:value-type="float" office:value="63.49">
                <text:p>63.49</text:p>
              </table:table-cell>
              <table:table-cell office:value-type="float" office:value="142.51">
                <text:p>142.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.02">
                <text:p>94.02</text:p>
              </table:table-cell>
              <table:table-cell office:value-type="float" office:value="62.41">
                <text:p>62.41</text:p>
              </table:table-cell>
              <table:table-cell office:value-type="float" office:value="144.03">
                <text:p>144.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5.27">
                <text:p>95.27</text:p>
              </table:table-cell>
              <table:table-cell office:value-type="float" office:value="65.36">
                <text:p>65.36</text:p>
              </table:table-cell>
              <table:table-cell office:value-type="float" office:value="142.49">
                <text:p>142.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.67">
                <text:p>93.67</text:p>
              </table:table-cell>
              <table:table-cell office:value-type="float" office:value="64.4">
                <text:p>64.4</text:p>
              </table:table-cell>
              <table:table-cell office:value-type="float" office:value="140.54">
                <text:p>140.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5.35">
                <text:p>95.35</text:p>
              </table:table-cell>
              <table:table-cell office:value-type="float" office:value="63.79">
                <text:p>63.79</text:p>
              </table:table-cell>
              <table:table-cell office:value-type="float" office:value="138.89">
                <text:p>138.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6.14">
                <text:p>96.14</text:p>
              </table:table-cell>
              <table:table-cell office:value-type="float" office:value="62.37">
                <text:p>62.37</text:p>
              </table:table-cell>
              <table:table-cell office:value-type="float" office:value="137.61">
                <text:p>137.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.99">
                <text:p>94.99</text:p>
              </table:table-cell>
              <table:table-cell office:value-type="float" office:value="65.24">
                <text:p>65.24</text:p>
              </table:table-cell>
              <table:table-cell office:value-type="float" office:value="138.3">
                <text:p>138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5.7">
                <text:p>95.7</text:p>
              </table:table-cell>
              <table:table-cell office:value-type="float" office:value="64.81">
                <text:p>64.81</text:p>
              </table:table-cell>
              <table:table-cell office:value-type="float" office:value="136.81">
                <text:p>136.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5.72">
                <text:p>95.72</text:p>
              </table:table-cell>
              <table:table-cell office:value-type="float" office:value="63.89">
                <text:p>63.89</text:p>
              </table:table-cell>
              <table:table-cell office:value-type="float" office:value="135.43">
                <text:p>135.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6.62">
                <text:p>96.62</text:p>
              </table:table-cell>
              <table:table-cell office:value-type="float" office:value="66.79">
                <text:p>66.7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19">
                <text:p>98.19</text:p>
              </table:table-cell>
              <table:table-cell office:value-type="float" office:value="65.16">
                <text:p>65.16</text:p>
              </table:table-cell>
              <table:table-cell office:value-type="float" office:value="134.07">
                <text:p>134.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7.19">
                <text:p>97.19</text:p>
              </table:table-cell>
              <table:table-cell office:value-type="float" office:value="67.81">
                <text:p>67.81</text:p>
              </table:table-cell>
              <table:table-cell office:value-type="float" office:value="135.07">
                <text:p>135.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7.88">
                <text:p>97.88</text:p>
              </table:table-cell>
              <table:table-cell office:value-type="float" office:value="70.23">
                <text:p>70.23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6.5">
                <text:p>96.5</text:p>
              </table:table-cell>
              <table:table-cell office:value-type="float" office:value="69.88">
                <text:p>69.88</text:p>
              </table:table-cell>
              <table:table-cell office:value-type="float" office:value="132.12">
                <text:p>132.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8.32">
                <text:p>98.32</text:p>
              </table:table-cell>
              <table:table-cell office:value-type="float" office:value="69.65">
                <text:p>69.65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.41">
                <text:p>100.41</text:p>
              </table:table-cell>
              <table:table-cell office:value-type="float" office:value="67.95">
                <text:p>67.95</text:p>
              </table:table-cell>
              <table:table-cell office:value-type="float" office:value="134.63">
                <text:p>134.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8.63">
                <text:p>98.63</text:p>
              </table:table-cell>
              <table:table-cell office:value-type="float" office:value="66.98">
                <text:p>66.98</text:p>
              </table:table-cell>
              <table:table-cell office:value-type="float" office:value="136.87">
                <text:p>136.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6.81">
                <text:p>96.81</text:p>
              </table:table-cell>
              <table:table-cell office:value-type="float" office:value="65.76">
                <text:p>65.76</text:p>
              </table:table-cell>
              <table:table-cell office:value-type="float" office:value="138.55">
                <text:p>138.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8.88">
                <text:p>98.88</text:p>
              </table:table-cell>
              <table:table-cell office:value-type="float" office:value="65.53">
                <text:p>65.53</text:p>
              </table:table-cell>
              <table:table-cell office:value-type="float" office:value="137.23">
                <text:p>137.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.54">
                <text:p>100.54</text:p>
              </table:table-cell>
              <table:table-cell office:value-type="float" office:value="68.27">
                <text:p>68.27</text:p>
              </table:table-cell>
              <table:table-cell office:value-type="float" office:value="135.35">
                <text:p>135.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2.5">
                <text:p>102.5</text:p>
              </table:table-cell>
              <table:table-cell office:value-type="float" office:value="66.36">
                <text:p>66.36</text:p>
              </table:table-cell>
              <table:table-cell office:value-type="float" office:value="133.85">
                <text:p>133.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3.73">
                <text:p>103.73</text:p>
              </table:table-cell>
              <table:table-cell office:value-type="float" office:value="65">
                <text:p>65</text:p>
              </table:table-cell>
              <table:table-cell office:value-type="float" office:value="134.45">
                <text:p>134.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.95">
                <text:p>101.95</text:p>
              </table:table-cell>
              <table:table-cell office:value-type="float" office:value="67.9">
                <text:p>67.9</text:p>
              </table:table-cell>
              <table:table-cell office:value-type="float" office:value="136.01">
                <text:p>136.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.28">
                <text:p>100.28</text:p>
              </table:table-cell>
              <table:table-cell office:value-type="float" office:value="67.61">
                <text:p>67.61</text:p>
              </table:table-cell>
              <table:table-cell office:value-type="float" office:value="134.69">
                <text:p>134.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.15">
                <text:p>101.15</text:p>
              </table:table-cell>
              <table:table-cell office:value-type="float" office:value="66.87">
                <text:p>66.87</text:p>
              </table:table-cell>
              <table:table-cell office:value-type="float" office:value="136.71">
                <text:p>136.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.53">
                <text:p>101.53</text:p>
              </table:table-cell>
              <table:table-cell office:value-type="float" office:value="69.79">
                <text:p>69.79</text:p>
              </table:table-cell>
              <table:table-cell office:value-type="float" office:value="135.55">
                <text:p>135.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3.27">
                <text:p>103.27</text:p>
              </table:table-cell>
              <table:table-cell office:value-type="float" office:value="72.55">
                <text:p>72.55</text:p>
              </table:table-cell>
              <table:table-cell office:value-type="float" office:value="138.04">
                <text:p>138.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.2">
                <text:p>102.2</text:p>
              </table:table-cell>
              <table:table-cell office:value-type="float" office:value="70.64">
                <text:p>70.64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.83">
                <text:p>100.83</text:p>
              </table:table-cell>
              <table:table-cell office:value-type="float" office:value="69.99">
                <text:p>69.99</text:p>
              </table:table-cell>
              <table:table-cell office:value-type="float" office:value="136.91">
                <text:p>136.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1.6">
                <text:p>101.6</text:p>
              </table:table-cell>
              <table:table-cell office:value-type="float" office:value="68.07">
                <text:p>68.07</text:p>
              </table:table-cell>
              <table:table-cell office:value-type="float" office:value="137.52">
                <text:p>137.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.94">
                <text:p>99.94</text:p>
              </table:table-cell>
              <table:table-cell office:value-type="float" office:value="66.72">
                <text:p>66.72</text:p>
              </table:table-cell>
              <table:table-cell office:value-type="float" office:value="136.02">
                <text:p>136.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8.46">
                <text:p>98.46</text:p>
              </table:table-cell>
              <table:table-cell office:value-type="float" office:value="69.35">
                <text:p>69.35</text:p>
              </table:table-cell>
              <table:table-cell office:value-type="float" office:value="134.65">
                <text:p>134.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7.24">
                <text:p>97.24</text:p>
              </table:table-cell>
              <table:table-cell office:value-type="float" office:value="68.8">
                <text:p>68.8</text:p>
              </table:table-cell>
              <table:table-cell office:value-type="float" office:value="133.62">
                <text:p>133.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.6">
                <text:p>97.6</text:p>
              </table:table-cell>
              <table:table-cell office:value-type="float" office:value="66.97">
                <text:p>66.97</text:p>
              </table:table-cell>
              <table:table-cell office:value-type="float" office:value="134.27">
                <text:p>134.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.91">
                <text:p>98.91</text:p>
              </table:table-cell>
              <table:table-cell office:value-type="float" office:value="66.28">
                <text:p>66.28</text:p>
              </table:table-cell>
              <table:table-cell office:value-type="float" office:value="134.35">
                <text:p>134.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1.11">
                <text:p>101.11</text:p>
              </table:table-cell>
              <table:table-cell office:value-type="float" office:value="64.41">
                <text:p>64.41</text:p>
              </table:table-cell>
              <table:table-cell office:value-type="float" office:value="133.19">
                <text:p>133.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2.79">
                <text:p>102.79</text:p>
              </table:table-cell>
              <table:table-cell office:value-type="float" office:value="66.86">
                <text:p>66.86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3.54">
                <text:p>103.54</text:p>
              </table:table-cell>
              <table:table-cell office:value-type="float" office:value="66.22">
                <text:p>66.22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2.54">
                <text:p>102.54</text:p>
              </table:table-cell>
              <table:table-cell office:value-type="float" office:value="64.24">
                <text:p>64.24</text:p>
              </table:table-cell>
              <table:table-cell office:value-type="float" office:value="131.23">
                <text:p>131.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.72">
                <text:p>100.72</text:p>
              </table:table-cell>
              <table:table-cell office:value-type="float" office:value="62.97">
                <text:p>62.97</text:p>
              </table:table-cell>
              <table:table-cell office:value-type="float" office:value="130.09">
                <text:p>130.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66">
                <text:p>99.66</text:p>
              </table:table-cell>
              <table:table-cell office:value-type="float" office:value="61.28">
                <text:p>61.28</text:p>
              </table:table-cell>
              <table:table-cell office:value-type="float" office:value="131.73">
                <text:p>131.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1.44">
                <text:p>101.44</text:p>
              </table:table-cell>
              <table:table-cell office:value-type="float" office:value="63.76">
                <text:p>63.76</text:p>
              </table:table-cell>
              <table:table-cell office:value-type="float" office:value="130.03">
                <text:p>130.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81">
                <text:p>99.81</text:p>
              </table:table-cell>
              <table:table-cell office:value-type="float" office:value="63.15">
                <text:p>63.15</text:p>
              </table:table-cell>
              <table:table-cell office:value-type="float" office:value="128.21">
                <text:p>128.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1.7">
                <text:p>101.7</text:p>
              </table:table-cell>
              <table:table-cell office:value-type="float" office:value="62.62">
                <text:p>62.62</text:p>
              </table:table-cell>
              <table:table-cell office:value-type="float" office:value="128.51">
                <text:p>128.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88">
                <text:p>99.88</text:p>
              </table:table-cell>
              <table:table-cell office:value-type="float" office:value="65.52">
                <text:p>65.52</text:p>
              </table:table-cell>
              <table:table-cell office:value-type="float" office:value="127.47">
                <text:p>127.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2.11">
                <text:p>102.11</text:p>
              </table:table-cell>
              <table:table-cell office:value-type="float" office:value="65.18">
                <text:p>65.18</text:p>
              </table:table-cell>
              <table:table-cell office:value-type="float" office:value="126.24">
                <text:p>126.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4.42">
                <text:p>104.42</text:p>
              </table:table-cell>
              <table:table-cell office:value-type="float" office:value="64.34">
                <text:p>64.34</text:p>
              </table:table-cell>
              <table:table-cell office:value-type="float" office:value="128.41">
                <text:p>128.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5.45">
                <text:p>105.45</text:p>
              </table:table-cell>
              <table:table-cell office:value-type="float" office:value="64.28">
                <text:p>64.28</text:p>
              </table:table-cell>
              <table:table-cell office:value-type="float" office:value="128.56">
                <text:p>128.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4.12">
                <text:p>104.12</text:p>
              </table:table-cell>
              <table:table-cell office:value-type="float" office:value="67.06">
                <text:p>67.06</text:p>
              </table:table-cell>
              <table:table-cell office:value-type="float" office:value="128.58">
                <text:p>128.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2.55">
                <text:p>102.55</text:p>
              </table:table-cell>
              <table:table-cell office:value-type="float" office:value="66.61">
                <text:p>66.61</text:p>
              </table:table-cell>
              <table:table-cell office:value-type="float" office:value="127.41">
                <text:p>127.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.83">
                <text:p>100.83</text:p>
              </table:table-cell>
              <table:table-cell office:value-type="float" office:value="65.15">
                <text:p>65.15</text:p>
              </table:table-cell>
              <table:table-cell office:value-type="float" office:value="129.69">
                <text:p>129.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2.59">
                <text:p>102.59</text:p>
              </table:table-cell>
              <table:table-cell office:value-type="float" office:value="63.19">
                <text:p>63.19</text:p>
              </table:table-cell>
              <table:table-cell office:value-type="float" office:value="128.27">
                <text:p>128.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.01">
                <text:p>101.01</text:p>
              </table:table-cell>
              <table:table-cell office:value-type="float" office:value="62.21">
                <text:p>62.21</text:p>
              </table:table-cell>
              <table:table-cell office:value-type="float" office:value="126.99">
                <text:p>126.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2.11">
                <text:p>102.11</text:p>
              </table:table-cell>
              <table:table-cell office:value-type="float" office:value="61.89">
                <text:p>61.89</text:p>
              </table:table-cell>
              <table:table-cell office:value-type="float" office:value="127.03">
                <text:p>127.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.38">
                <text:p>100.38</text:p>
              </table:table-cell>
              <table:table-cell office:value-type="float" office:value="59.94">
                <text:p>59.94</text:p>
              </table:table-cell>
              <table:table-cell office:value-type="float" office:value="127.11">
                <text:p>127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